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981cm"/>
    </style:style>
    <style:style style:name="co3" style:family="table-column">
      <style:table-column-properties fo:break-before="auto" style:column-width="1.379cm"/>
    </style:style>
    <style:style style:name="co4" style:family="table-column">
      <style:table-column-properties fo:break-before="auto" style:column-width="0.834cm"/>
    </style:style>
    <style:style style:name="co5" style:family="table-column">
      <style:table-column-properties fo:break-before="auto" style:column-width="1.891cm"/>
    </style:style>
    <style:style style:name="co6" style:family="table-column">
      <style:table-column-properties fo:break-before="auto" style:column-width="1.289cm"/>
    </style:style>
    <style:style style:name="co7" style:family="table-column">
      <style:table-column-properties fo:break-before="auto" style:column-width="3.44cm"/>
    </style:style>
    <style:style style:name="co8" style:family="table-column">
      <style:table-column-properties fo:break-before="auto" style:column-width="3.926cm"/>
    </style:style>
    <style:style style:name="co9" style:family="table-column">
      <style:table-column-properties fo:break-before="auto" style:column-width="0.859cm"/>
    </style:style>
    <style:style style:name="co10" style:family="table-column">
      <style:table-column-properties fo:break-before="auto" style:column-width="2.034cm"/>
    </style:style>
    <style:style style:name="co11" style:family="table-column">
      <style:table-column-properties fo:break-before="auto" style:column-width="4.128cm"/>
    </style:style>
    <style:style style:name="co12" style:family="table-column">
      <style:table-column-properties fo:break-before="auto" style:column-width="3.295cm"/>
    </style:style>
    <style:style style:name="co13" style:family="table-column">
      <style:table-column-properties fo:break-before="auto" style:column-width="3.011cm"/>
    </style:style>
    <style:style style:name="co14" style:family="table-column">
      <style:table-column-properties fo:break-before="auto" style:column-width="3.298cm"/>
    </style:style>
    <style:style style:name="co15" style:family="table-column">
      <style:table-column-properties fo:break-before="auto" style:column-width="3.074cm"/>
    </style:style>
    <style:style style:name="co16" style:family="table-column">
      <style:table-column-properties fo:break-before="auto" style:column-width="3.203cm"/>
    </style:style>
    <style:style style:name="co17" style:family="table-column">
      <style:table-column-properties fo:break-before="auto" style:column-width="2.822cm"/>
    </style:style>
    <style:style style:name="co18" style:family="table-column">
      <style:table-column-properties fo:break-before="auto" style:column-width="2.722cm"/>
    </style:style>
    <style:style style:name="co19" style:family="table-column">
      <style:table-column-properties fo:break-before="auto" style:column-width="3.16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2.175cm" fo:break-before="auto" style:use-optimal-row-height="true"/>
    </style:style>
    <style:style style:name="ro3" style:family="table-row">
      <style:table-row-properties style:row-height="0.49cm" fo:break-before="auto" style:use-optimal-row-height="true"/>
    </style:style>
    <style:style style:name="ro4" style:family="table-row">
      <style:table-row-properties style:row-height="0.526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6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6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66ff99"/>
    </style:style>
    <style:style style:name="ce9" style:family="table-cell" style:parent-style-name="Default" style:data-style-name="N60"/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1" style:family="table-cell" style:parent-style-name="Default">
      <style:table-cell-properties fo:background-color="#ff3333"/>
    </style:style>
    <style:style style:name="ce12" style:family="table-cell" style:parent-style-name="Default">
      <style:table-cell-properties fo:background-color="#000000"/>
    </style:style>
    <style:style style:name="ce13" style:family="table-cell" style:parent-style-name="Default" style:data-style-name="N60">
      <style:table-cell-properties fo:background-color="#ff3333"/>
    </style:style>
    <style:style style:name="ce14" style:family="table-cell" style:parent-style-name="Default">
      <style:table-cell-properties fo:background-color="#33ff99"/>
    </style:style>
    <style:style style:name="ce15" style:family="table-cell" style:parent-style-name="Default" style:data-style-name="N60">
      <style:table-cell-properties fo:background-color="#33ff99"/>
    </style:style>
    <style:style style:name="ce16" style:family="table-cell" style:parent-style-name="Default" style:data-style-name="N60">
      <style:table-cell-properties fo:background-color="#000000"/>
    </style:style>
    <style:style style:name="ce17" style:family="table-cell" style:parent-style-name="Default" style:data-style-name="N60">
      <style:table-cell-properties fo:background-color="transparent"/>
    </style:style>
    <style:style style:name="ce18" style:family="table-cell" style:parent-style-name="Default">
      <style:table-cell-properties fo:background-color="#ffff66"/>
    </style:style>
    <style:style style:name="ce19" style:family="table-cell" style:parent-style-name="Default" style:data-style-name="N60">
      <style:table-cell-properties fo:background-color="#ffff66"/>
    </style:style>
    <style:style style:name="ce20" style:family="table-cell" style:parent-style-name="Default">
      <style:table-cell-properties fo:background-color="#003366" style:text-align-source="fix" style:repeat-content="false" fo:border="0.06pt solid #000000" style:vertical-align="middle"/>
      <style:paragraph-properties fo:text-align="center"/>
      <style:text-properties fo:color="#ffffff" fo:font-weight="bold" style:font-weight-asian="bold" style:font-weight-complex="bold"/>
    </style:style>
    <style:style style:name="ce21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22" style:family="table-cell" style:parent-style-name="Default">
      <style:table-cell-properties fo:border-bottom="0.06pt solid #000000" fo:background-color="#003366" style:text-align-source="fix" style:repeat-content="false" fo:border-left="0.06pt solid #000000" fo:border-right="none" fo:border-top="0.06pt solid #000000"/>
      <style:paragraph-properties fo:text-align="center" fo:margin-left="0cm"/>
      <style:text-properties fo:color="#ffffff" fo:font-weight="bold" style:font-weight-asian="bold" style:font-weight-complex="bold"/>
    </style:style>
    <style:style style:name="ce23" style:family="table-cell" style:parent-style-name="Default">
      <style:table-cell-properties fo:border-bottom="0.06pt solid #000000" fo:background-color="#003366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24" style:family="table-cell" style:parent-style-name="Default">
      <style:table-cell-properties fo:border-bottom="0.06pt solid #000000" fo:border-left="none" fo:border-right="none" fo:border-top="0.06pt solid #000000"/>
    </style:style>
    <style:style style:name="ce25" style:family="table-cell" style:parent-style-name="Default">
      <style:table-cell-properties fo:border-bottom="0.06pt solid #000000" fo:background-color="#003366" style:text-align-source="fix" style:repeat-content="false" fo:border-left="none" fo:border-right="none" fo:border-top="0.06pt solid #000000"/>
      <style:paragraph-properties fo:text-align="center" fo:margin-left="0cm"/>
      <style:text-properties fo:color="#ffffff" fo:font-weight="bold" style:font-weight-asian="bold" style:font-weight-complex="bold"/>
    </style:style>
    <style:style style:name="ce26" style:family="table-cell" style:parent-style-name="Default">
      <style:table-cell-properties fo:border-bottom="0.06pt solid #000000" fo:background-color="#336699" style:text-align-source="fix" style:repeat-content="false" fo:border-left="none" fo:border-right="none" fo:border-top="0.06pt solid #000000"/>
      <style:paragraph-properties fo:text-align="center" fo:margin-left="0cm"/>
      <style:text-properties fo:color="#ffffff" fo:font-weight="bold" style:font-weight-asian="bold" style:font-weight-complex="bold"/>
    </style:style>
    <style:style style:name="ce27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28" style:family="table-cell" style:parent-style-name="Default">
      <style:table-cell-properties fo:border-bottom="0.06pt solid #000000" fo:background-color="#cc3300" fo:border-left="none" fo:border-right="none" fo:border-top="0.06pt solid #000000"/>
    </style:style>
    <style:style style:name="ce29" style:family="table-cell" style:parent-style-name="Default" style:data-style-name="N60">
      <style:table-cell-properties fo:border-bottom="0.06pt solid #000000" fo:background-color="#cc3300" fo:border-left="none" fo:border-right="none" fo:border-top="0.06pt solid #000000"/>
    </style:style>
    <style:style style:name="ce30" style:family="table-cell" style:parent-style-name="Default" style:data-style-name="N60">
      <style:table-cell-properties fo:border-bottom="0.06pt solid #000000" fo:background-color="#99cc66" fo:border-left="none" fo:border-right="none" fo:border-top="0.06pt solid #000000"/>
    </style:style>
    <style:style style:name="ce31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32" style:family="table-cell" style:parent-style-name="Default">
      <style:table-cell-properties fo:border-bottom="0.06pt solid #000000" fo:background-color="#003366" style:text-align-source="fix" style:repeat-content="false" fo:border-left="none" fo:border-right="0.06pt solid #000000" fo:border-top="0.06pt solid #000000"/>
      <style:paragraph-properties fo:text-align="center" fo:margin-left="0cm"/>
      <style:text-properties fo:color="#ffffff" fo:font-weight="bold" style:font-weight-asian="bold" style:font-weight-complex="bold"/>
    </style:style>
    <style:style style:name="ce33" style:family="table-cell" style:parent-style-name="Default">
      <style:table-cell-properties fo:border-bottom="0.06pt solid #000000" fo:background-color="#cc3300" fo:border-left="none" fo:border-right="0.06pt solid #000000" fo:border-top="0.06pt solid #000000"/>
    </style:style>
    <style:style style:name="ce34" style:family="table-cell" style:parent-style-name="Default" style:data-style-name="N60">
      <style:table-cell-properties fo:border-bottom="0.06pt solid #000000" fo:background-color="#99cc66" fo:border-left="none" fo:border-right="0.06pt solid #000000" fo:border-top="0.06pt solid #000000"/>
    </style:style>
    <style:style style:name="ce35" style:family="table-cell" style:parent-style-name="Default" style:data-style-name="N60">
      <style:table-cell-properties fo:border-bottom="0.06pt solid #000000" fo:background-color="#cc3300" fo:border-left="none" fo:border-right="0.06pt solid #000000" fo:border-top="0.06pt solid #000000"/>
    </style:style>
    <style:style style:name="ce36" style:family="table-cell" style:parent-style-name="Default" style:data-style-name="N107"/>
    <style:style style:name="ce37" style:family="table-cell" style:parent-style-name="Default" style:data-style-name="N0"/>
    <style:style style:name="ce38" style:family="table-cell" style:parent-style-name="Default" style:data-style-name="N11"/>
    <style:style style:name="ce39" style:family="table-cell" style:parent-style-name="Default">
      <style:table-cell-properties style:text-align-source="fix" style:repeat-content="false"/>
      <style:paragraph-properties fo:text-align="justify" fo:margin-left="0c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Hoja2" table:style-name="ta1">
        <table:table-column table:style-name="co1" table:number-columns-repeated="7" table:default-cell-style-name="Default"/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MTTF/KM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1500" calcext:value-type="float">
            <text:p>1500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table:formula="of:=1000*365*24" office:value-type="float" office:value="8760000" calcext:value-type="float">
            <text:p>8760000</text:p>
          </table:table-cell>
          <table:table-cell table:formula="of:=[.$A4]/[.B3]" office:value-type="float" office:value="87600" calcext:value-type="float">
            <text:p>87600</text:p>
          </table:table-cell>
          <table:table-cell table:formula="of:=[.$A4]/[.C3]" office:value-type="float" office:value="43800" calcext:value-type="float">
            <text:p>43800</text:p>
          </table:table-cell>
          <table:table-cell table:formula="of:=[.$A4]/[.D3]" office:value-type="float" office:value="17520" calcext:value-type="float">
            <text:p>17520</text:p>
          </table:table-cell>
          <table:table-cell table:formula="of:=[.$A4]/[.E3]" office:value-type="float" office:value="8760" calcext:value-type="float">
            <text:p>8760</text:p>
          </table:table-cell>
          <table:table-cell table:formula="of:=[.$A4]/[.F3]" office:value-type="float" office:value="5840" calcext:value-type="float">
            <text:p>5840</text:p>
          </table:table-cell>
          <table:table-cell table:formula="of:=[.$A4]/[.G3]" office:value-type="float" office:value="4380" calcext:value-type="float">
            <text:p>4380</text:p>
          </table:table-cell>
        </table:table-row>
        <table:table-row table:style-name="ro1">
          <table:table-cell table:formula="of:=570*365*24" office:value-type="float" office:value="4993200" calcext:value-type="float">
            <text:p>4993200</text:p>
          </table:table-cell>
          <table:table-cell table:formula="of:=[.$A5]/[.B$3]" office:value-type="float" office:value="49932" calcext:value-type="float">
            <text:p>49932</text:p>
          </table:table-cell>
          <table:table-cell table:formula="of:=[.$A5]/[.C$3]" office:value-type="float" office:value="24966" calcext:value-type="float">
            <text:p>24966</text:p>
          </table:table-cell>
          <table:table-cell table:formula="of:=[.$A5]/[.D$3]" office:value-type="float" office:value="9986.4" calcext:value-type="float">
            <text:p>9986,4</text:p>
          </table:table-cell>
          <table:table-cell table:formula="of:=[.$A5]/[.E$3]" office:value-type="float" office:value="4993.2" calcext:value-type="float">
            <text:p>4993,2</text:p>
          </table:table-cell>
          <table:table-cell table:formula="of:=[.$A5]/[.F$3]" office:value-type="float" office:value="3328.8" calcext:value-type="float">
            <text:p>3328,8</text:p>
          </table:table-cell>
          <table:table-cell table:formula="of:=[.$A5]/[.G$3]" office:value-type="float" office:value="2496.6" calcext:value-type="float">
            <text:p>2496,6</text:p>
          </table:table-cell>
        </table:table-row>
        <table:table-row table:style-name="ro1">
          <table:table-cell table:formula="of:=367*365*24" office:value-type="float" office:value="3214920" calcext:value-type="float">
            <text:p>3214920</text:p>
          </table:table-cell>
          <table:table-cell table:formula="of:=[.$A6]/[.B$3]" office:value-type="float" office:value="32149.2" calcext:value-type="float">
            <text:p>32149,2</text:p>
          </table:table-cell>
          <table:table-cell table:formula="of:=[.$A6]/[.C$3]" office:value-type="float" office:value="16074.6" calcext:value-type="float">
            <text:p>16074,6</text:p>
          </table:table-cell>
          <table:table-cell table:formula="of:=[.$A6]/[.D$3]" office:value-type="float" office:value="6429.84" calcext:value-type="float">
            <text:p>6429,84</text:p>
          </table:table-cell>
          <table:table-cell table:formula="of:=[.$A6]/[.E$3]" office:value-type="float" office:value="3214.92" calcext:value-type="float">
            <text:p>3214,92</text:p>
          </table:table-cell>
          <table:table-cell table:formula="of:=[.$A6]/[.F$3]" office:value-type="float" office:value="2143.28" calcext:value-type="float">
            <text:p>2143,28</text:p>
          </table:table-cell>
          <table:table-cell table:formula="of:=[.$A6]/[.G$3]" office:value-type="float" office:value="1607.46" calcext:value-type="float">
            <text:p>1607,46</text:p>
          </table:table-cell>
        </table:table-row>
        <table:table-row table:style-name="ro1" table:number-rows-repeated="3">
          <table:table-cell table:number-columns-repeated="7"/>
        </table:table-row>
        <table:table-row table:style-name="ro1">
          <table:table-cell office:value-type="string" calcext:value-type="string">
            <text:p>AV</text:p>
          </table:table-cell>
          <table:table-cell table:number-columns-repeated="6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formula="of:=[.B4]/([.B4]+12)" office:value-type="float" office:value="0.999863032461307" calcext:value-type="float">
            <text:p>0,9998630325</text:p>
          </table:table-cell>
          <table:table-cell table:formula="of:=[.C4]/([.C4]+12)" office:value-type="float" office:value="0.999726102437688" calcext:value-type="float">
            <text:p>0,9997261024</text:p>
          </table:table-cell>
          <table:table-cell table:formula="of:=[.D4]/([.D4]+12)" office:value-type="float" office:value="0.999315537303217" calcext:value-type="float">
            <text:p>0,9993155373</text:p>
          </table:table-cell>
          <table:table-cell table:formula="of:=[.E4]/([.E4]+12)" office:value-type="float" office:value="0.998632010943912" calcext:value-type="float">
            <text:p>0,9986320109</text:p>
          </table:table-cell>
          <table:table-cell table:formula="of:=[.F4]/([.F4]+12)" office:value-type="float" office:value="0.997949419002051" calcext:value-type="float">
            <text:p>0,997949419</text:p>
          </table:table-cell>
          <table:table-cell table:formula="of:=[.G4]/([.G4]+12)" office:value-type="float" office:value="0.997267759562842" calcext:value-type="float">
            <text:p>0,9972677596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table:formula="of:=[.B5]/([.B5]+12)" office:value-type="float" office:value="0.999759730898606" calcext:value-type="float">
            <text:p>0,9997597309</text:p>
          </table:table-cell>
          <table:table-cell table:formula="of:=[.C5]/([.C5]+12)" office:value-type="float" office:value="0.99951957722796" calcext:value-type="float">
            <text:p>0,9995195772</text:p>
          </table:table-cell>
          <table:table-cell table:formula="of:=[.D5]/([.D5]+12)" office:value-type="float" office:value="0.998799807969275" calcext:value-type="float">
            <text:p>0,998799808</text:p>
          </table:table-cell>
          <table:table-cell table:formula="of:=[.E5]/([.E5]+12)" office:value-type="float" office:value="0.997602493406857" calcext:value-type="float">
            <text:p>0,9976024934</text:p>
          </table:table-cell>
          <table:table-cell table:formula="of:=[.F5]/([.F5]+12)" office:value-type="float" office:value="0.996408045977011" calcext:value-type="float">
            <text:p>0,996408046</text:p>
          </table:table-cell>
          <table:table-cell table:formula="of:=[.G5]/([.G5]+12)" office:value-type="float" office:value="0.995216455393446" calcext:value-type="float">
            <text:p>0,9952164554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table:formula="of:=[.B6]/([.B6]+12)" office:value-type="float" office:value="0.999626879594045" calcext:value-type="float">
            <text:p>0,9996268796</text:p>
          </table:table-cell>
          <table:table-cell table:formula="of:=[.C6]/([.C6]+12)" office:value-type="float" office:value="0.999254037521913" calcext:value-type="float">
            <text:p>0,9992540375</text:p>
          </table:table-cell>
          <table:table-cell table:formula="of:=[.D6]/([.D6]+12)" office:value-type="float" office:value="0.998137178197534" calcext:value-type="float">
            <text:p>0,9981371782</text:p>
          </table:table-cell>
          <table:table-cell table:formula="of:=[.E6]/([.E6]+12)" office:value-type="float" office:value="0.996281283700866" calcext:value-type="float">
            <text:p>0,9962812837</text:p>
          </table:table-cell>
          <table:table-cell table:formula="of:=[.F6]/([.F6]+12)" office:value-type="float" office:value="0.994432277940685" calcext:value-type="float">
            <text:p>0,9944322779</text:p>
          </table:table-cell>
          <table:table-cell table:formula="of:=[.G6]/([.G6]+12)" office:value-type="float" office:value="0.99259012263347" calcext:value-type="float">
            <text:p>0,9925901226</text:p>
          </table:table-cell>
        </table:table-row>
      </table:table>
      <table:table table:name="Hoja1" table:style-name="ta1">
        <table:shapes>
          <draw:frame draw:z-index="0" draw:style-name="gr1" draw:text-style-name="P1" svg:width="26.654cm" svg:height="9.361cm" svg:x="29.93cm" svg:y="1.373cm">
            <draw:object draw:notify-on-update-of-ranges="Hoja1.E5:Hoja1.L5 Hoja1.D6:Hoja1.D6 Hoja1.E6:Hoja1.L6 Hoja1.D7:Hoja1.D7 Hoja1.E7:Hoja1.L7 Hoja1.D8:Hoja1.D8 Hoja1.E8:Hoja1.L8 Hoja1.D9:Hoja1.D9 Hoja1.E9:Hoja1.L9 Hoja1.D10:Hoja1.D10 Hoja1.E10:Hoja1.L10 Hoja1.D11:Hoja1.D11 Hoja1.E11:Hoja1.L11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25.888cm" svg:height="23.492cm" svg:x="30.696cm" svg:y="2.338cm">
            <draw:object draw:notify-on-update-of-ranges="Hoja1.E22:Hoja1.K22 Hoja1.D23:Hoja1.D23 Hoja1.E23:Hoja1.K23 Hoja1.D24:Hoja1.D24 Hoja1.E24:Hoja1.K24 Hoja1.D25:Hoja1.D25 Hoja1.E25:Hoja1.K25 Hoja1.D26:Hoja1.D26 Hoja1.E26:Hoja1.K26 Hoja1.D27:Hoja1.D27 Hoja1.E27:Hoja1.K27 Hoja1.D28:Hoja1.D28 Hoja1.E28:Hoja1.K28 Hoja1.D29:Hoja1.D29 Hoja1.E29:Hoja1.K29 Hoja1.D30:Hoja1.D30 Hoja1.E30:Hoja1.K30 Hoja1.D31:Hoja1.D31 Hoja1.E31:Hoja1.K31 Hoja1.D32:Hoja1.D32 Hoja1.E32:Hoja1.K32 Hoja1.D33:Hoja1.D33 Hoja1.E33:Hoja1.K33 Hoja1.D34:Hoja1.D34 Hoja1.E34:Hoja1.K34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1" table:number-columns-repeated="2" table:default-cell-style-name="ce4"/>
        <table:table-column table:style-name="co2" table:default-cell-style-name="ce1"/>
        <table:table-column table:style-name="co1" table:number-columns-repeated="2" table:default-cell-style-name="ce8"/>
        <table:table-column table:style-name="co1" table:number-columns-repeated="6" table:default-cell-style-name="Default"/>
        <table:table-row table:style-name="ro1" table:number-rows-repeated="4">
          <table:table-cell/>
          <table:table-cell table:style-name="Default" table:number-columns-repeated="5"/>
          <table:table-cell table:number-columns-repeated="6"/>
        </table:table-row>
        <table:table-row table:style-name="ro2">
          <table:table-cell/>
          <table:table-cell table:style-name="ce1" office:value-type="string" calcext:value-type="string">
            <text:p>Horas al año de</text:p>
            <text:p>indisponibilidad</text:p>
            <text:p>por fibra</text:p>
          </table:table-cell>
          <table:table-cell table:style-name="ce1" office:value-type="string" calcext:value-type="string">
            <text:p>Disponibilida </text:p>
            <text:p>por fibra</text:p>
          </table:table-cell>
          <table:table-cell table:style-name="ce6"/>
          <table:table-cell table:style-name="ce1" office:value-type="float" office:value="8" calcext:value-type="float">
            <text:p>8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float" office:value="256" calcext:value-type="float">
            <text:p>256</text:p>
          </table:table-cell>
          <table:table-cell table:style-name="ce1" office:value-type="float" office:value="512" calcext:value-type="float">
            <text:p>512</text:p>
          </table:table-cell>
          <table:table-cell table:style-name="ce1" office:value-type="float" office:value="1024" calcext:value-type="float">
            <text:p>1024</text:p>
          </table:table-cell>
        </table:table-row>
        <table:table-row table:style-name="ro3">
          <table:table-cell/>
          <table:table-cell table:style-name="ce2" office:value-type="float" office:value="43.8" calcext:value-type="float" table:number-columns-spanned="1" table:number-rows-spanned="3">
            <text:p>43,8</text:p>
          </table:table-cell>
          <table:table-cell table:style-name="ce2" office:value-type="float" office:value="0.995" calcext:value-type="float" table:number-columns-spanned="1" table:number-rows-spanned="3">
            <text:p>0,995</text:p>
          </table:table-cell>
          <table:table-cell office:value-type="string" calcext:value-type="string">
            <text:p>A(0,995),e(1)</text:p>
          </table:table-cell>
          <table:table-cell table:style-name="ce1" office:value-type="float" office:value="0.000686130552184" calcext:value-type="float">
            <text:p>0,0006861306</text:p>
          </table:table-cell>
          <table:table-cell table:style-name="ce1" office:value-type="float" office:value="0.0028633585203" calcext:value-type="float">
            <text:p>0,0028633585</text:p>
          </table:table-cell>
          <table:table-cell table:style-name="ce1" office:value-type="float" office:value="0.0112249770468" calcext:value-type="float">
            <text:p>0,011224977</text:p>
          </table:table-cell>
          <table:table-cell table:style-name="ce1" office:value-type="float" office:value="0.0410856014628" calcext:value-type="float">
            <text:p>0,0410856015</text:p>
          </table:table-cell>
          <table:table-cell table:style-name="ce1" office:value-type="float" office:value="0.134934460957" calcext:value-type="float">
            <text:p>0,134934461</text:p>
          </table:table-cell>
          <table:table-cell table:style-name="ce1" office:value-type="float" office:value="0.366324390611" calcext:value-type="float">
            <text:p>0,3663243906</text:p>
          </table:table-cell>
          <table:table-cell table:style-name="ce1" office:value-type="float" office:value="0.725568558941" calcext:value-type="float">
            <text:p>0,7255685589</text:p>
          </table:table-cell>
          <table:table-cell table:style-name="ce1"/>
        </table:table-row>
        <table:table-row table:style-name="ro3">
          <table:table-cell/>
          <table:covered-table-cell table:number-columns-repeated="2" table:style-name="ce3"/>
          <table:table-cell office:value-type="string" calcext:value-type="string">
            <text:p>A(0,995),e(2)</text:p>
          </table:table-cell>
          <table:table-cell table:style-name="ce7" office:value-type="float" office:value="0.00000686979563558" calcext:value-type="float">
            <text:p>6,87E-006</text:p>
          </table:table-cell>
          <table:table-cell table:style-name="ce7" office:value-type="float" office:value="0.0000666681620525" calcext:value-type="float">
            <text:p>6,67E-005</text:p>
          </table:table-cell>
          <table:table-cell table:style-name="ce1" office:value-type="float" office:value="0.000556213067097" calcext:value-type="float">
            <text:p>0,0005562131</text:p>
          </table:table-cell>
          <table:table-cell table:style-name="ce1" office:value-type="float" office:value="0.00414860798882" calcext:value-type="float">
            <text:p>0,004148608</text:p>
          </table:table-cell>
          <table:table-cell table:style-name="ce1" office:value-type="float" office:value="0.0268826929221" calcext:value-type="float">
            <text:p>0,0268826929</text:p>
          </table:table-cell>
          <table:table-cell table:style-name="ce1" office:value-type="float" office:value="0.137894638658" calcext:value-type="float">
            <text:p>0,1378946387</text:p>
          </table:table-cell>
          <table:table-cell table:style-name="ce1" office:value-type="float" office:value="0.471838421662" calcext:value-type="float">
            <text:p>0,4718384217</text:p>
          </table:table-cell>
          <table:table-cell table:style-name="ce1"/>
        </table:table-row>
        <table:table-row table:style-name="ro1">
          <table:table-cell/>
          <table:covered-table-cell table:number-columns-repeated="2" table:style-name="ce3"/>
          <table:table-cell office:value-type="string" calcext:value-type="string">
            <text:p>A(0,995),e(3)</text:p>
          </table:table-cell>
          <table:table-cell table:style-name="ce7" office:value-type="float" office:value="0.0000000430543655172" calcext:value-type="float">
            <text:p>4,31E-008</text:p>
          </table:table-cell>
          <table:table-cell table:style-name="ce7" office:value-type="float" office:value="0.0000010841335778" calcext:value-type="float">
            <text:p>1,08E-006</text:p>
          </table:table-cell>
          <table:table-cell table:style-name="ce7" office:value-type="float" office:value="0.0000200942743062" calcext:value-type="float">
            <text:p>2,01E-005</text:p>
          </table:table-cell>
          <table:table-cell table:style-name="ce1" office:value-type="float" office:value="0.000312605314596" calcext:value-type="float">
            <text:p>0,0003126053</text:p>
          </table:table-cell>
          <table:table-cell table:style-name="ce1" office:value-type="float" office:value="0.00407779716429" calcext:value-type="float">
            <text:p>0,0040777972</text:p>
          </table:table-cell>
          <table:table-cell table:style-name="ce1" office:value-type="float" office:value="0.0407067710168" calcext:value-type="float">
            <text:p>0,040706771</text:p>
          </table:table-cell>
          <table:table-cell table:style-name="ce1" office:value-type="float" office:value="0.255084032603" calcext:value-type="float">
            <text:p>0,2550840326</text:p>
          </table:table-cell>
          <table:table-cell table:style-name="ce1"/>
        </table:table-row>
        <table:table-row table:style-name="ro3">
          <table:table-cell/>
          <table:table-cell table:style-name="ce2" table:formula="of:=(1-[.C9])*365*24" office:value-type="float" office:value="21.8999999999995" calcext:value-type="float" table:number-columns-spanned="1" table:number-rows-spanned="3">
            <text:p>21,9</text:p>
          </table:table-cell>
          <table:table-cell table:style-name="ce5" office:value-type="float" office:value="0.9975" calcext:value-type="float" table:number-columns-spanned="1" table:number-rows-spanned="3">
            <text:p>0,9975</text:p>
          </table:table-cell>
          <table:table-cell office:value-type="string" calcext:value-type="string">
            <text:p>A(0,9975),e(1)</text:p>
          </table:table-cell>
          <table:table-cell table:style-name="ce1" office:value-type="float" office:value="0.000173258181284" calcext:value-type="float">
            <text:p>0,0001732582</text:p>
          </table:table-cell>
          <table:table-cell table:style-name="ce1" office:value-type="float" office:value="0.000732711584733" calcext:value-type="float">
            <text:p>0,0007327116</text:p>
          </table:table-cell>
          <table:table-cell table:style-name="ce1" office:value-type="float" office:value="0.00294913649398" calcext:value-type="float">
            <text:p>0,0029491365</text:p>
          </table:table-cell>
          <table:table-cell table:style-name="ce1" office:value-type="float" office:value="0.0113695690929" calcext:value-type="float">
            <text:p>0,0113695691</text:p>
          </table:table-cell>
          <table:table-cell table:style-name="ce1" office:value-type="float" office:value="0.0412850991634" calcext:value-type="float">
            <text:p>0,0412850992</text:p>
          </table:table-cell>
          <table:table-cell table:style-name="ce1" office:value-type="float" office:value="0.135088004985" calcext:value-type="float">
            <text:p>0,135088005</text:p>
          </table:table-cell>
          <table:table-cell table:style-name="ce1" office:value-type="float" office:value="0.366199594102" calcext:value-type="float">
            <text:p>0,3661995941</text:p>
          </table:table-cell>
          <table:table-cell table:style-name="ce1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A(0,9975),e(2)</text:p>
          </table:table-cell>
          <table:table-cell table:style-name="ce7" office:value-type="float" office:value="0.00000086682961753" calcext:value-type="float">
            <text:p>8,67E-007</text:p>
          </table:table-cell>
          <table:table-cell table:style-name="ce7" office:value-type="float" office:value="0.00000853925868127" calcext:value-type="float">
            <text:p>8,54E-006</text:p>
          </table:table-cell>
          <table:table-cell table:style-name="ce7" office:value-type="float" office:value="0.0000734017493589" calcext:value-type="float">
            <text:p>7,34E-005</text:p>
          </table:table-cell>
          <table:table-cell table:style-name="ce1" office:value-type="float" office:value="0.000580831868118" calcext:value-type="float">
            <text:p>0,0005808319</text:p>
          </table:table-cell>
          <table:table-cell table:style-name="ce1" office:value-type="float" office:value="0.00422644344451" calcext:value-type="float">
            <text:p>0,0042264434</text:p>
          </table:table-cell>
          <table:table-cell table:style-name="ce1" office:value-type="float" office:value="0.0270670842954" calcext:value-type="float">
            <text:p>0,0270670843</text:p>
          </table:table-cell>
          <table:table-cell table:style-name="ce1" office:value-type="float" office:value="0.138101264033" calcext:value-type="float">
            <text:p>0,138101264</text:p>
          </table:table-cell>
          <table:table-cell table:style-name="ce1"/>
        </table:table-row>
        <table:table-row table:style-name="ro3">
          <table:table-cell/>
          <table:covered-table-cell table:number-columns-repeated="2"/>
          <table:table-cell office:value-type="string" calcext:value-type="string">
            <text:p>A(0,9975),e(3)</text:p>
          </table:table-cell>
          <table:table-cell table:style-name="ce7" office:value-type="float" office:value="0.00000000271256583861" calcext:value-type="float">
            <text:p>2,71E-009</text:p>
          </table:table-cell>
          <table:table-cell table:style-name="ce7" office:value-type="float" office:value="0.0000000694068835738" calcext:value-type="float">
            <text:p>6,94E-008</text:p>
          </table:table-cell>
          <table:table-cell table:style-name="ce7" office:value-type="float" office:value="0.00000132819661514" calcext:value-type="float">
            <text:p>1,33E-006</text:p>
          </table:table-cell>
          <table:table-cell table:style-name="ce7" office:value-type="float" office:value="0.0000220167384603" calcext:value-type="float">
            <text:p>2,20E-005</text:p>
          </table:table-cell>
          <table:table-cell table:style-name="ce1" office:value-type="float" office:value="0.000325532308045" calcext:value-type="float">
            <text:p>0,0003255323</text:p>
          </table:table-cell>
          <table:table-cell table:style-name="ce1" office:value-type="float" office:value="0.00414535183071" calcext:value-type="float">
            <text:p>0,0041453518</text:p>
          </table:table-cell>
          <table:table-cell table:style-name="ce1" office:value-type="float" office:value="0.0409165114085" calcext:value-type="float">
            <text:p>0,0409165114</text:p>
          </table:table-cell>
          <table:table-cell table:style-name="ce1"/>
        </table:table-row>
        <table:table-row table:style-name="ro4">
          <table:table-cell/>
          <table:table-cell table:style-name="ce3" office:value-type="float" office:value="8.64" calcext:value-type="float" table:number-columns-spanned="1" table:number-rows-spanned="3">
            <text:p>8,64</text:p>
          </table:table-cell>
          <table:table-cell table:style-name="ce3" office:value-type="float" office:value="0.999" calcext:value-type="float" table:number-columns-spanned="1" table:number-rows-spanned="3">
            <text:p>0,999</text:p>
          </table:table-cell>
          <table:table-cell office:value-type="string" calcext:value-type="string">
            <text:p>A(0,999),e(1)</text:p>
          </table:table-cell>
          <table:table-cell table:style-name="ce7" office:value-type="float" office:value="0.0000279" calcext:value-type="float">
            <text:p>2,79E-005</text:p>
          </table:table-cell>
          <table:table-cell table:style-name="ce7" office:value-type="float" office:value="0.000119" calcext:value-type="float">
            <text:p>1,19E-004</text:p>
          </table:table-cell>
          <table:table-cell table:style-name="ce7" office:value-type="float" office:value="0.000486" calcext:value-type="float">
            <text:p>4,86E-004</text:p>
          </table:table-cell>
          <table:table-cell table:style-name="ce7" office:value-type="float" office:value="0.00193" calcext:value-type="float">
            <text:p>1,93E-003</text:p>
          </table:table-cell>
          <table:table-cell table:style-name="ce7" office:value-type="float" office:value="0.00748" calcext:value-type="float">
            <text:p>7,48E-003</text:p>
          </table:table-cell>
          <table:table-cell table:style-name="ce7" office:value-type="float" office:value="0.0276" calcext:value-type="float">
            <text:p>2,76E-002</text:p>
          </table:table-cell>
          <table:table-cell table:style-name="ce7" office:value-type="float" office:value="0.0938" calcext:value-type="float">
            <text:p>9,38E-002</text:p>
          </table:table-cell>
          <table:table-cell table:style-name="ce1" office:value-type="float" office:value="0.2730737734" calcext:value-type="float">
            <text:p>0,2730737734</text:p>
          </table:table-cell>
        </table:table-row>
        <table:table-row table:style-name="ro4">
          <table:table-cell/>
          <table:covered-table-cell table:number-columns-repeated="2"/>
          <table:table-cell office:value-type="string" calcext:value-type="string">
            <text:p>A(0,999),e(2)</text:p>
          </table:table-cell>
          <table:table-cell table:style-name="ce7" office:value-type="float" office:value="0.0000000558" calcext:value-type="float">
            <text:p>5,58E-008</text:p>
          </table:table-cell>
          <table:table-cell table:style-name="ce7" office:value-type="float" office:value="0.000000555" calcext:value-type="float">
            <text:p>5,55E-007</text:p>
          </table:table-cell>
          <table:table-cell table:style-name="ce7" office:value-type="float" office:value="0.00000485" calcext:value-type="float">
            <text:p>4,85E-006</text:p>
          </table:table-cell>
          <table:table-cell table:style-name="ce7" office:value-type="float" office:value="0.0000398" calcext:value-type="float">
            <text:p>3,98E-005</text:p>
          </table:table-cell>
          <table:table-cell table:style-name="ce7" office:value-type="float" office:value="0.000311" calcext:value-type="float">
            <text:p>3,11E-004</text:p>
          </table:table-cell>
          <table:table-cell table:style-name="ce7" office:value-type="float" office:value="0.00229" calcext:value-type="float">
            <text:p>2,29E-003</text:p>
          </table:table-cell>
          <table:table-cell table:style-name="ce7" office:value-type="float" office:value="0.0153" calcext:value-type="float">
            <text:p>1,53E-002</text:p>
          </table:table-cell>
          <table:table-cell table:style-name="ce1" office:value-type="float" office:value="0.08467652233" calcext:value-type="float">
            <text:p>0,0846765223</text:p>
          </table:table-cell>
        </table:table-row>
        <table:table-row table:style-name="ro4">
          <table:table-cell/>
          <table:covered-table-cell table:number-columns-repeated="2"/>
          <table:table-cell office:value-type="string" calcext:value-type="string">
            <text:p>A(0,999),e(3)</text:p>
          </table:table-cell>
          <table:table-cell table:style-name="ce7" office:value-type="float" office:value="0.0000000000698" calcext:value-type="float">
            <text:p>6,98E-011</text:p>
          </table:table-cell>
          <table:table-cell table:style-name="ce7" office:value-type="float" office:value="0.0000000018" calcext:value-type="float">
            <text:p>1,80E-009</text:p>
          </table:table-cell>
          <table:table-cell table:style-name="ce7" office:value-type="float" office:value="0.0000000352" calcext:value-type="float">
            <text:p>3,52E-008</text:p>
          </table:table-cell>
          <table:table-cell table:style-name="ce7" office:value-type="float" office:value="0.000000606" calcext:value-type="float">
            <text:p>6,06E-007</text:p>
          </table:table-cell>
          <table:table-cell table:style-name="ce7" office:value-type="float" office:value="0.00000966" calcext:value-type="float">
            <text:p>9,66E-006</text:p>
          </table:table-cell>
          <table:table-cell table:style-name="ce7" office:value-type="float" office:value="0.000143" calcext:value-type="float">
            <text:p>1,43E-004</text:p>
          </table:table-cell>
          <table:table-cell table:style-name="ce7" office:value-type="float" office:value="0.00189" calcext:value-type="float">
            <text:p>1,89E-003</text:p>
          </table:table-cell>
          <table:table-cell table:style-name="ce7" table:formula="of:=([.K14]/[.K13])*[.L13]" office:value-type="float" office:value="0.0104600409937059" calcext:value-type="float">
            <text:p>1,05E-002</text:p>
          </table:table-cell>
        </table:table-row>
        <table:table-row table:style-name="ro4">
          <table:table-cell/>
          <table:table-cell table:style-name="ce3" office:value-type="float" office:value="0.864" calcext:value-type="float" table:number-columns-spanned="1" table:number-rows-spanned="3">
            <text:p>0,864</text:p>
          </table:table-cell>
          <table:table-cell table:style-name="ce3" office:value-type="float" office:value="0.9999" calcext:value-type="float" table:number-columns-spanned="1" table:number-rows-spanned="3">
            <text:p>0,9999</text:p>
          </table:table-cell>
          <table:table-cell office:value-type="string" calcext:value-type="string">
            <text:p>A(0,9999),e(1)</text:p>
          </table:table-cell>
          <table:table-cell table:style-name="ce7" office:value-type="float" office:value="0.00000028" calcext:value-type="float">
            <text:p>2,80E-007</text:p>
          </table:table-cell>
          <table:table-cell table:style-name="ce7" office:value-type="float" office:value="0.0000012" calcext:value-type="float">
            <text:p>1,20E-006</text:p>
          </table:table-cell>
          <table:table-cell table:style-name="ce7" office:value-type="float" office:value="0.00000495" calcext:value-type="float">
            <text:p>4,95E-006</text:p>
          </table:table-cell>
          <table:table-cell table:style-name="ce7" office:value-type="float" office:value="0.0000201" calcext:value-type="float">
            <text:p>2,01E-005</text:p>
          </table:table-cell>
          <table:table-cell table:style-name="ce7" office:value-type="float" office:value="0.0000806" calcext:value-type="float">
            <text:p>8,06E-005</text:p>
          </table:table-cell>
          <table:table-cell table:style-name="ce7" office:value-type="float" office:value="0.000321" calcext:value-type="float">
            <text:p>3,21E-004</text:p>
          </table:table-cell>
          <table:table-cell table:style-name="ce7" office:value-type="float" office:value="0.00126" calcext:value-type="float">
            <text:p>1,26E-003</text:p>
          </table:table-cell>
          <table:table-cell table:style-name="ce1" office:value-type="float" office:value="0.004894193567" calcext:value-type="float">
            <text:p>0,0048941936</text:p>
          </table:table-cell>
        </table:table-row>
        <table:table-row table:style-name="ro4">
          <table:table-cell/>
          <table:covered-table-cell table:number-columns-repeated="2"/>
          <table:table-cell office:value-type="string" calcext:value-type="string">
            <text:p>A(0,9999),e(2)</text:p>
          </table:table-cell>
          <table:table-cell table:style-name="ce7" office:value-type="float" office:value="0.000000000056" calcext:value-type="float">
            <text:p>5,60E-011</text:p>
          </table:table-cell>
          <table:table-cell table:style-name="ce7" office:value-type="float" office:value="0.000000000559" calcext:value-type="float">
            <text:p>5,59E-010</text:p>
          </table:table-cell>
          <table:table-cell table:style-name="ce7" office:value-type="float" office:value="0.00000000495" calcext:value-type="float">
            <text:p>4,95E-009</text:p>
          </table:table-cell>
          <table:table-cell table:style-name="ce7" office:value-type="float" office:value="0.0000000415" calcext:value-type="float">
            <text:p>4,15E-008</text:p>
          </table:table-cell>
          <table:table-cell table:style-name="ce7" office:value-type="float" office:value="0.000000338" calcext:value-type="float">
            <text:p>3,38E-007</text:p>
          </table:table-cell>
          <table:table-cell table:style-name="ce7" office:value-type="float" office:value="0.00000271" calcext:value-type="float">
            <text:p>2,71E-006</text:p>
          </table:table-cell>
          <table:table-cell table:style-name="ce7" office:value-type="float" office:value="0.0000214" calcext:value-type="float">
            <text:p>2,14E-005</text:p>
          </table:table-cell>
          <table:table-cell table:style-name="ce1" office:value-type="float" office:value="0.0001653115194" calcext:value-type="float">
            <text:p>0,0001653115</text:p>
          </table:table-cell>
        </table:table-row>
        <table:table-row table:style-name="ro4">
          <table:table-cell/>
          <table:covered-table-cell table:number-columns-repeated="2"/>
          <table:table-cell office:value-type="string" calcext:value-type="string">
            <text:p>A(0,9999),e(3)</text:p>
          </table:table-cell>
          <table:table-cell table:style-name="ce7" office:value-type="float" office:value="4.44E-015" calcext:value-type="float">
            <text:p>4,44E-015</text:p>
          </table:table-cell>
          <table:table-cell table:style-name="ce7" office:value-type="float" office:value="0.000000000000208" calcext:value-type="float">
            <text:p>2,08E-013</text:p>
          </table:table-cell>
          <table:table-cell table:style-name="ce7" office:value-type="float" office:value="0.00000000000365" calcext:value-type="float">
            <text:p>3,65E-012</text:p>
          </table:table-cell>
          <table:table-cell table:style-name="ce7" office:value-type="float" office:value="0.0000000000652" calcext:value-type="float">
            <text:p>6,52E-011</text:p>
          </table:table-cell>
          <table:table-cell table:style-name="ce7" office:value-type="float" office:value="0.00000000107" calcext:value-type="float">
            <text:p>1,07E-009</text:p>
          </table:table-cell>
          <table:table-cell table:style-name="ce7" office:value-type="float" office:value="0.0000000172" calcext:value-type="float">
            <text:p>1,72E-008</text:p>
          </table:table-cell>
          <table:table-cell table:style-name="ce7" office:value-type="float" office:value="0.000000272" calcext:value-type="float">
            <text:p>2,72E-007</text:p>
          </table:table-cell>
          <table:table-cell table:style-name="ce7" table:formula="of:=([.K17]/[.K16])*[.L16]" office:value-type="float" office:value="0.00000210115576059813" calcext:value-type="float">
            <text:p>2,10E-006</text:p>
          </table:table-cell>
        </table:table-row>
        <table:table-row table:style-name="ro4">
          <table:table-cell/>
          <table:table-cell table:style-name="ce3" table:number-columns-spanned="1" table:number-rows-spanned="3"/>
          <table:table-cell table:style-name="ce3" table:number-columns-spanned="1" table:number-rows-spanned="3"/>
          <table:table-cell/>
          <table:table-cell table:style-name="ce7" table:number-columns-repeated="8"/>
        </table:table-row>
        <table:table-row table:style-name="ro4">
          <table:table-cell/>
          <table:covered-table-cell table:number-columns-repeated="2"/>
          <table:table-cell/>
          <table:table-cell table:style-name="ce7" table:number-columns-repeated="8"/>
        </table:table-row>
        <table:table-row table:style-name="ro4">
          <table:table-cell/>
          <table:covered-table-cell table:number-columns-repeated="2"/>
          <table:table-cell/>
          <table:table-cell table:style-name="ce1" table:number-columns-repeated="7"/>
          <table:table-cell table:style-name="ce6"/>
        </table:table-row>
        <table:table-row table:style-name="ro1">
          <table:table-cell/>
          <table:table-cell table:style-name="Default" table:number-columns-repeated="5"/>
          <table:table-cell table:number-columns-repeated="6"/>
        </table:table-row>
        <table:table-row table:style-name="ro2">
          <table:table-cell/>
          <table:table-cell table:style-name="ce1" office:value-type="string" calcext:value-type="string">
            <text:p>Horas al año de</text:p>
            <text:p>indisponibilidad</text:p>
            <text:p>por fibra</text:p>
          </table:table-cell>
          <table:table-cell table:style-name="ce1" office:value-type="string" calcext:value-type="string">
            <text:p>Disponibilida </text:p>
            <text:p>por fibra</text:p>
          </table:table-cell>
          <table:table-cell table:style-name="ce6"/>
          <table:table-cell table:style-name="ce1" office:value-type="float" office:value="8" calcext:value-type="float">
            <text:p>8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float" office:value="256" calcext:value-type="float">
            <text:p>256</text:p>
          </table:table-cell>
          <table:table-cell table:style-name="ce1" office:value-type="float" office:value="512" calcext:value-type="float">
            <text:p>512</text:p>
          </table:table-cell>
          <table:table-cell table:style-name="ce1"/>
        </table:table-row>
        <table:table-row table:style-name="ro3">
          <table:table-cell/>
          <table:table-cell table:style-name="ce2" office:value-type="float" office:value="43.8" calcext:value-type="float" table:number-columns-spanned="1" table:number-rows-spanned="3">
            <text:p>43,8</text:p>
          </table:table-cell>
          <table:table-cell table:style-name="ce2" office:value-type="float" office:value="0.995" calcext:value-type="float" table:number-columns-spanned="1" table:number-rows-spanned="3">
            <text:p>0,995</text:p>
          </table:table-cell>
          <table:table-cell office:value-type="string" calcext:value-type="string">
            <text:p>A(0,995),e(1)</text:p>
          </table:table-cell>
          <table:table-cell table:style-name="Default" table:formula="of:=[.E6]*2/[.E$22]" office:value-type="float" office:value="0.000171532638046" calcext:value-type="float">
            <text:p>0,0001715326</text:p>
          </table:table-cell>
          <table:table-cell table:style-name="Default" table:formula="of:=[.F6]*2/[.F$22]" office:value-type="float" office:value="0.0003579198150375" calcext:value-type="float">
            <text:p>0,0003579198</text:p>
          </table:table-cell>
          <table:table-cell table:formula="of:=[.G6]*2/[.G$22]" office:value-type="float" office:value="0.000701561065425" calcext:value-type="float">
            <text:p>0,0007015611</text:p>
          </table:table-cell>
          <table:table-cell table:formula="of:=[.H6]*2/[.H$22]" office:value-type="float" office:value="0.0012839250457125" calcext:value-type="float">
            <text:p>0,001283925</text:p>
          </table:table-cell>
          <table:table-cell table:formula="of:=[.I6]*2/[.I$22]" office:value-type="float" office:value="0.00210835095245312" calcext:value-type="float">
            <text:p>0,002108351</text:p>
          </table:table-cell>
          <table:table-cell table:formula="of:=[.J6]*2/[.J$22]" office:value-type="float" office:value="0.00286190930164844" calcext:value-type="float">
            <text:p>0,0028619093</text:p>
          </table:table-cell>
          <table:table-cell table:formula="of:=[.K6]*2/[.K$22]" office:value-type="float" office:value="0.00283425218336328" calcext:value-type="float">
            <text:p>0,0028342522</text:p>
          </table:table-cell>
          <table:table-cell/>
        </table:table-row>
        <table:table-row table:style-name="ro3">
          <table:table-cell/>
          <table:covered-table-cell table:number-columns-repeated="2" table:style-name="ce3"/>
          <table:table-cell office:value-type="string" calcext:value-type="string">
            <text:p>A(0,995),e(2)</text:p>
          </table:table-cell>
          <table:table-cell table:formula="of:=[.E7]*2/[.E$22]" office:value-type="float" office:value="0.000001717448908895" calcext:value-type="float">
            <text:p>1,717448908895E-006</text:p>
          </table:table-cell>
          <table:table-cell table:formula="of:=[.F7]*2/[.F$22]" office:value-type="float" office:value="0.0000083335202565625" calcext:value-type="float">
            <text:p>8,3335202565625E-006</text:p>
          </table:table-cell>
          <table:table-cell table:formula="of:=[.G7]*2/[.G$22]" office:value-type="float" office:value="0.0000347633166935625" calcext:value-type="float">
            <text:p>3,47633166935625E-005</text:p>
          </table:table-cell>
          <table:table-cell table:formula="of:=[.H7]*2/[.H$22]" office:value-type="float" office:value="0.000129643999650625" calcext:value-type="float">
            <text:p>0,000129644</text:p>
          </table:table-cell>
          <table:table-cell table:formula="of:=[.I7]*2/[.I$22]" office:value-type="float" office:value="0.000420042076907813" calcext:value-type="float">
            <text:p>0,0004200421</text:p>
          </table:table-cell>
          <table:table-cell table:formula="of:=[.J7]*2/[.J$22]" office:value-type="float" office:value="0.00107730186451563" calcext:value-type="float">
            <text:p>0,0010773019</text:p>
          </table:table-cell>
          <table:table-cell table:formula="of:=[.K7]*2/[.K$22]" office:value-type="float" office:value="0.00184311883461719" calcext:value-type="float">
            <text:p>0,0018431188</text:p>
          </table:table-cell>
          <table:table-cell/>
        </table:table-row>
        <table:table-row table:style-name="ro3">
          <table:table-cell/>
          <table:covered-table-cell table:number-columns-repeated="2" table:style-name="ce3"/>
          <table:table-cell office:value-type="string" calcext:value-type="string">
            <text:p>A(0,995),e(3)</text:p>
          </table:table-cell>
          <table:table-cell table:formula="of:=[.E8]*2/[.E$22]" office:value-type="float" office:value="0.0000000107635913793" calcext:value-type="float">
            <text:p>1,07635913793E-008</text:p>
          </table:table-cell>
          <table:table-cell table:formula="of:=[.F8]*2/[.F$22]" office:value-type="float" office:value="0.000000135516697225" calcext:value-type="float">
            <text:p>1,35516697225E-007</text:p>
          </table:table-cell>
          <table:table-cell table:style-name="ce8" table:formula="of:=[.G8]*2/[.G$22]" office:value-type="float" office:value="0.0000012558921441375" calcext:value-type="float">
            <text:p>1,2558921441375E-006</text:p>
          </table:table-cell>
          <table:table-cell table:style-name="ce8" table:formula="of:=[.H8]*2/[.H$22]" office:value-type="float" office:value="0.000009768916081125" calcext:value-type="float">
            <text:p>9,768916081125E-006</text:p>
          </table:table-cell>
          <table:table-cell table:formula="of:=[.I8]*2/[.I$22]" office:value-type="float" office:value="0.0000637155806920312" calcext:value-type="float">
            <text:p>6,37155806920312E-005</text:p>
          </table:table-cell>
          <table:table-cell table:formula="of:=[.J8]*2/[.J$22]" office:value-type="float" office:value="0.00031802164856875" calcext:value-type="float">
            <text:p>0,0003180216</text:p>
          </table:table-cell>
          <table:table-cell table:formula="of:=[.K8]*2/[.K$22]" office:value-type="float" office:value="0.000996422002355469" calcext:value-type="float">
            <text:p>0,000996422</text:p>
          </table:table-cell>
          <table:table-cell/>
        </table:table-row>
        <table:table-row table:style-name="ro1">
          <table:table-cell/>
          <table:table-cell table:style-name="ce2" table:formula="of:=(1-[.C26])*365*24" office:value-type="float" office:value="21.8999999999995" calcext:value-type="float" table:number-columns-spanned="1" table:number-rows-spanned="3">
            <text:p>21,9</text:p>
          </table:table-cell>
          <table:table-cell table:style-name="ce5" office:value-type="float" office:value="0.9975" calcext:value-type="float" table:number-columns-spanned="1" table:number-rows-spanned="3">
            <text:p>0,9975</text:p>
          </table:table-cell>
          <table:table-cell office:value-type="string" calcext:value-type="string">
            <text:p>A(0,9975),e(1)</text:p>
          </table:table-cell>
          <table:table-cell table:style-name="Default" table:formula="of:=[.E9]*2/[.E$22]" office:value-type="float" office:value="0.000043314545321" calcext:value-type="float">
            <text:p>4,3314545321E-005</text:p>
          </table:table-cell>
          <table:table-cell table:style-name="Default" table:formula="of:=[.F9]*2/[.F$22]" office:value-type="float" office:value="0.000091588948091625" calcext:value-type="float">
            <text:p>9,1588948091625E-005</text:p>
          </table:table-cell>
          <table:table-cell table:formula="of:=[.G9]*2/[.G$22]" office:value-type="float" office:value="0.00018432103087375" calcext:value-type="float">
            <text:p>0,000184321</text:p>
          </table:table-cell>
          <table:table-cell table:formula="of:=[.H9]*2/[.H$22]" office:value-type="float" office:value="0.000355299034153125" calcext:value-type="float">
            <text:p>0,000355299</text:p>
          </table:table-cell>
          <table:table-cell table:formula="of:=[.I9]*2/[.I$22]" office:value-type="float" office:value="0.000645079674428125" calcext:value-type="float">
            <text:p>0,0006450797</text:p>
          </table:table-cell>
          <table:table-cell table:formula="of:=[.J9]*2/[.J$22]" office:value-type="float" office:value="0.00105537503894531" calcext:value-type="float">
            <text:p>0,001055375</text:p>
          </table:table-cell>
          <table:table-cell table:formula="of:=[.K9]*2/[.K$22]" office:value-type="float" office:value="0.00143046716446094" calcext:value-type="float">
            <text:p>0,0014304672</text:p>
          </table:table-cell>
          <table:table-cell/>
        </table:table-row>
        <table:table-row table:style-name="ro3">
          <table:table-cell/>
          <table:covered-table-cell table:number-columns-repeated="2"/>
          <table:table-cell office:value-type="string" calcext:value-type="string">
            <text:p>A(0,9975),e(2)</text:p>
          </table:table-cell>
          <table:table-cell table:formula="of:=[.E10]*2/[.E$22]" office:value-type="float" office:value="0.0000002167074043825" calcext:value-type="float">
            <text:p>2,167074043825E-007</text:p>
          </table:table-cell>
          <table:table-cell table:formula="of:=[.F10]*2/[.F$22]" office:value-type="float" office:value="0.00000106740733515875" calcext:value-type="float">
            <text:p>1,06740733515875E-006</text:p>
          </table:table-cell>
          <table:table-cell table:formula="of:=[.G10]*2/[.G$22]" office:value-type="float" office:value="0.00000458760933493125" calcext:value-type="float">
            <text:p>4,58760933493125E-006</text:p>
          </table:table-cell>
          <table:table-cell table:formula="of:=[.H10]*2/[.H$22]" office:value-type="float" office:value="0.0000181509958786875" calcext:value-type="float">
            <text:p>0,000018151</text:p>
          </table:table-cell>
          <table:table-cell table:formula="of:=[.I10]*2/[.I$22]" office:value-type="float" office:value="0.0000660381788204687" calcext:value-type="float">
            <text:p>6,60381788204687E-005</text:p>
          </table:table-cell>
          <table:table-cell table:formula="of:=[.J10]*2/[.J$22]" office:value-type="float" office:value="0.000211461596057813" calcext:value-type="float">
            <text:p>0,0002114616</text:p>
          </table:table-cell>
          <table:table-cell table:formula="of:=[.K10]*2/[.K$22]" office:value-type="float" office:value="0.000539458062628906" calcext:value-type="float">
            <text:p>0,0005394581</text:p>
          </table:table-cell>
          <table:table-cell/>
        </table:table-row>
        <table:table-row table:style-name="ro3">
          <table:table-cell/>
          <table:covered-table-cell table:number-columns-repeated="2"/>
          <table:table-cell office:value-type="string" calcext:value-type="string">
            <text:p>A(0,9975),e(3)</text:p>
          </table:table-cell>
          <table:table-cell table:formula="of:=[.E11]*2/[.E$22]" office:value-type="float" office:value="0.0000000006781414596525" calcext:value-type="float">
            <text:p>6,781414596525E-010</text:p>
          </table:table-cell>
          <table:table-cell table:formula="of:=[.F11]*2/[.F$22]" office:value-type="float" office:value="0.000000008675860446725" calcext:value-type="float">
            <text:p>8,675860446725E-009</text:p>
          </table:table-cell>
          <table:table-cell table:style-name="ce8" table:formula="of:=[.G11]*2/[.G$22]" office:value-type="float" office:value="0.00000008301228844625" calcext:value-type="float">
            <text:p>0,000000083</text:p>
          </table:table-cell>
          <table:table-cell table:style-name="ce8" table:formula="of:=[.H11]*2/[.H$22]" office:value-type="float" office:value="0.000000688023076884375" calcext:value-type="float">
            <text:p>0,000000688</text:p>
          </table:table-cell>
          <table:table-cell table:style-name="ce8" table:formula="of:=[.I11]*2/[.I$22]" office:value-type="float" office:value="0.00000508644231320313" calcext:value-type="float">
            <text:p>5,08644231320313E-006</text:p>
          </table:table-cell>
          <table:table-cell table:formula="of:=[.J11]*2/[.J$22]" office:value-type="float" office:value="0.0000323855611774219" calcext:value-type="float">
            <text:p>3,23855611774219E-005</text:p>
          </table:table-cell>
          <table:table-cell table:formula="of:=[.K11]*2/[.K$22]" office:value-type="float" office:value="0.000159830122689453" calcext:value-type="float">
            <text:p>0,0001598301</text:p>
          </table:table-cell>
          <table:table-cell/>
        </table:table-row>
        <table:table-row table:style-name="ro1">
          <table:table-cell/>
          <table:table-cell table:style-name="ce3" office:value-type="float" office:value="8.64" calcext:value-type="float" table:number-columns-spanned="1" table:number-rows-spanned="3">
            <text:p>8,64</text:p>
          </table:table-cell>
          <table:table-cell table:style-name="ce3" office:value-type="float" office:value="0.999" calcext:value-type="float" table:number-columns-spanned="1" table:number-rows-spanned="3">
            <text:p>0,999</text:p>
          </table:table-cell>
          <table:table-cell office:value-type="string" calcext:value-type="string">
            <text:p>A(0,999),e(1)</text:p>
          </table:table-cell>
          <table:table-cell table:style-name="Default" table:formula="of:=[.E12]*2/[.E$22]" office:value-type="float" office:value="0.000006975" calcext:value-type="float">
            <text:p>0,000006975</text:p>
          </table:table-cell>
          <table:table-cell table:style-name="Default" table:formula="of:=[.F12]*2/[.F$22]" office:value-type="float" office:value="0.000014875" calcext:value-type="float">
            <text:p>0,000014875</text:p>
          </table:table-cell>
          <table:table-cell table:formula="of:=[.G12]*2/[.G$22]" office:value-type="float" office:value="0.000030375" calcext:value-type="float">
            <text:p>0,000030375</text:p>
          </table:table-cell>
          <table:table-cell table:formula="of:=[.H12]*2/[.H$22]" office:value-type="float" office:value="0.0000603125" calcext:value-type="float">
            <text:p>6,03125E-005</text:p>
          </table:table-cell>
          <table:table-cell table:formula="of:=[.I12]*2/[.I$22]" office:value-type="float" office:value="0.000116875" calcext:value-type="float">
            <text:p>0,000116875</text:p>
          </table:table-cell>
          <table:table-cell table:formula="of:=[.J12]*2/[.J$22]" office:value-type="float" office:value="0.000215625" calcext:value-type="float">
            <text:p>0,000215625</text:p>
          </table:table-cell>
          <table:table-cell table:formula="of:=[.K12]*2/[.K$22]" office:value-type="float" office:value="0.00036640625" calcext:value-type="float">
            <text:p>0,0003664063</text:p>
          </table:table-cell>
          <table:table-cell/>
        </table:table-row>
        <table:table-row table:style-name="ro3">
          <table:table-cell/>
          <table:covered-table-cell table:number-columns-repeated="2"/>
          <table:table-cell office:value-type="string" calcext:value-type="string">
            <text:p>A(0,999),e(2)</text:p>
          </table:table-cell>
          <table:table-cell table:formula="of:=[.E13]*2/[.E$22]" office:value-type="float" office:value="0.00000001395" calcext:value-type="float">
            <text:p>0,000000014</text:p>
          </table:table-cell>
          <table:table-cell table:formula="of:=[.F13]*2/[.F$22]" office:value-type="float" office:value="0.000000069375" calcext:value-type="float">
            <text:p>6,9375E-008</text:p>
          </table:table-cell>
          <table:table-cell table:style-name="ce8" table:formula="of:=[.G13]*2/[.G$22]" office:value-type="float" office:value="0.000000303125" calcext:value-type="float">
            <text:p>3,03125E-007</text:p>
          </table:table-cell>
          <table:table-cell table:style-name="ce8" table:formula="of:=[.H13]*2/[.H$22]" office:value-type="float" office:value="0.00000124375" calcext:value-type="float">
            <text:p>1,24375E-006</text:p>
          </table:table-cell>
          <table:table-cell table:style-name="ce8" table:formula="of:=[.I13]*2/[.I$22]" office:value-type="float" office:value="0.000004859375" calcext:value-type="float">
            <text:p>4,859375E-006</text:p>
          </table:table-cell>
          <table:table-cell table:formula="of:=[.J13]*2/[.J$22]" office:value-type="float" office:value="0.000017890625" calcext:value-type="float">
            <text:p>1,7890625E-005</text:p>
          </table:table-cell>
          <table:table-cell table:formula="of:=[.K13]*2/[.K$22]" office:value-type="float" office:value="0.000059765625" calcext:value-type="float">
            <text:p>5,9765625E-005</text:p>
          </table:table-cell>
          <table:table-cell/>
        </table:table-row>
        <table:table-row table:style-name="ro3">
          <table:table-cell/>
          <table:covered-table-cell table:number-columns-repeated="2"/>
          <table:table-cell office:value-type="string" calcext:value-type="string">
            <text:p>A(0,999),e(3)</text:p>
          </table:table-cell>
          <table:table-cell table:formula="of:=[.E14]*2/[.E$22]" office:value-type="float" office:value="0.00000000001745" calcext:value-type="float">
            <text:p>1,745E-011</text:p>
          </table:table-cell>
          <table:table-cell table:formula="of:=[.F14]*2/[.F$22]" office:value-type="float" office:value="0.000000000225" calcext:value-type="float">
            <text:p>2,25E-010</text:p>
          </table:table-cell>
          <table:table-cell table:style-name="ce8" table:formula="of:=[.G14]*2/[.G$22]" office:value-type="float" office:value="0.0000000022" calcext:value-type="float">
            <text:p>2,2E-009</text:p>
          </table:table-cell>
          <table:table-cell table:style-name="ce8" table:formula="of:=[.H14]*2/[.H$22]" office:value-type="float" office:value="0.0000000189375" calcext:value-type="float">
            <text:p>1,89375E-008</text:p>
          </table:table-cell>
          <table:table-cell table:style-name="ce8" table:formula="of:=[.I14]*2/[.I$22]" office:value-type="float" office:value="0.0000001509375" calcext:value-type="float">
            <text:p>1,509375E-007</text:p>
          </table:table-cell>
          <table:table-cell table:style-name="ce8" table:formula="of:=[.J14]*2/[.J$22]" office:value-type="float" office:value="0.0000011171875" calcext:value-type="float">
            <text:p>1,1171875E-006</text:p>
          </table:table-cell>
          <table:table-cell table:style-name="ce8" table:formula="of:=[.K14]*2/[.K$22]" office:value-type="float" office:value="0.0000073828125" calcext:value-type="float">
            <text:p>7,3828125E-006</text:p>
          </table:table-cell>
          <table:table-cell/>
        </table:table-row>
        <table:table-row table:style-name="ro3">
          <table:table-cell/>
          <table:table-cell table:style-name="ce3" office:value-type="float" office:value="0.864" calcext:value-type="float" table:number-columns-spanned="1" table:number-rows-spanned="3">
            <text:p>0,864</text:p>
          </table:table-cell>
          <table:table-cell table:style-name="ce3" office:value-type="float" office:value="0.9999" calcext:value-type="float" table:number-columns-spanned="1" table:number-rows-spanned="3">
            <text:p>0,9999</text:p>
          </table:table-cell>
          <table:table-cell office:value-type="string" calcext:value-type="string">
            <text:p>A(0,9999),e(1)</text:p>
          </table:table-cell>
          <table:table-cell table:formula="of:=[.E15]*2/[.E$22]" office:value-type="float" office:value="0.00000007" calcext:value-type="float">
            <text:p>0,00000007</text:p>
          </table:table-cell>
          <table:table-cell table:formula="of:=[.F15]*2/[.F$22]" office:value-type="float" office:value="0.00000015" calcext:value-type="float">
            <text:p>0,00000015</text:p>
          </table:table-cell>
          <table:table-cell table:style-name="ce8" table:formula="of:=[.G15]*2/[.G$22]" office:value-type="float" office:value="0.000000309375" calcext:value-type="float">
            <text:p>3,09375E-007</text:p>
          </table:table-cell>
          <table:table-cell table:style-name="ce8" table:formula="of:=[.H15]*2/[.H$22]" office:value-type="float" office:value="0.000000628125" calcext:value-type="float">
            <text:p>6,28125E-007</text:p>
          </table:table-cell>
          <table:table-cell table:style-name="ce8" table:formula="of:=[.I15]*2/[.I$22]" office:value-type="float" office:value="0.000001259375" calcext:value-type="float">
            <text:p>1,259375E-006</text:p>
          </table:table-cell>
          <table:table-cell table:formula="of:=[.J15]*2/[.J$22]" office:value-type="float" office:value="0.0000025078125" calcext:value-type="float">
            <text:p>2,5078125E-006</text:p>
          </table:table-cell>
          <table:table-cell table:formula="of:=[.K15]*2/[.K$22]" office:value-type="float" office:value="0.000004921875" calcext:value-type="float">
            <text:p>4,921875E-006</text:p>
          </table:table-cell>
          <table:table-cell/>
        </table:table-row>
        <table:table-row table:style-name="ro3">
          <table:table-cell/>
          <table:covered-table-cell table:number-columns-repeated="2"/>
          <table:table-cell office:value-type="string" calcext:value-type="string">
            <text:p>A(0,9999),e(2)</text:p>
          </table:table-cell>
          <table:table-cell table:formula="of:=[.E16]*2/[.E$22]" office:value-type="float" office:value="0.000000000014" calcext:value-type="float">
            <text:p>1,4E-011</text:p>
          </table:table-cell>
          <table:table-cell table:formula="of:=[.F16]*2/[.F$22]" office:value-type="float" office:value="0.000000000069875" calcext:value-type="float">
            <text:p>6,9875E-011</text:p>
          </table:table-cell>
          <table:table-cell table:style-name="ce8" table:formula="of:=[.G16]*2/[.G$22]" office:value-type="float" office:value="0.000000000309375" calcext:value-type="float">
            <text:p>3,09375E-010</text:p>
          </table:table-cell>
          <table:table-cell table:style-name="ce8" table:formula="of:=[.H16]*2/[.H$22]" office:value-type="float" office:value="0.000000001296875" calcext:value-type="float">
            <text:p>1,296875E-009</text:p>
          </table:table-cell>
          <table:table-cell table:style-name="ce8" table:formula="of:=[.I16]*2/[.I$22]" office:value-type="float" office:value="0.00000000528125" calcext:value-type="float">
            <text:p>5,28125E-009</text:p>
          </table:table-cell>
          <table:table-cell table:style-name="ce8" table:formula="of:=[.J16]*2/[.J$22]" office:value-type="float" office:value="0.000000021171875" calcext:value-type="float">
            <text:p>2,1171875E-008</text:p>
          </table:table-cell>
          <table:table-cell table:style-name="ce8" table:formula="of:=[.K16]*2/[.K$22]" office:value-type="float" office:value="0.00000008359375" calcext:value-type="float">
            <text:p>8,359375E-008</text:p>
          </table:table-cell>
          <table:table-cell/>
        </table:table-row>
        <table:table-row table:style-name="ro3">
          <table:table-cell/>
          <table:covered-table-cell table:number-columns-repeated="2"/>
          <table:table-cell office:value-type="string" calcext:value-type="string">
            <text:p>A(0,9999),e(3)</text:p>
          </table:table-cell>
          <table:table-cell table:formula="of:=[.E17]*2/[.E$22]" office:value-type="float" office:value="1.11E-015" calcext:value-type="float">
            <text:p>1,11E-015</text:p>
          </table:table-cell>
          <table:table-cell table:formula="of:=[.F17]*2/[.F$22]" office:value-type="float" office:value="0.000000000000026" calcext:value-type="float">
            <text:p>2,6E-014</text:p>
          </table:table-cell>
          <table:table-cell table:style-name="ce8" table:formula="of:=[.G17]*2/[.G$22]" office:value-type="float" office:value="0.000000000000228125" calcext:value-type="float">
            <text:p>2,28125E-013</text:p>
          </table:table-cell>
          <table:table-cell table:style-name="ce8" table:formula="of:=[.H17]*2/[.H$22]" office:value-type="float" office:value="0.0000000000020375" calcext:value-type="float">
            <text:p>2,0375E-012</text:p>
          </table:table-cell>
          <table:table-cell table:style-name="ce8" table:formula="of:=[.I17]*2/[.I$22]" office:value-type="float" office:value="0.00000000001671875" calcext:value-type="float">
            <text:p>1,671875E-011</text:p>
          </table:table-cell>
          <table:table-cell table:style-name="ce8" table:formula="of:=[.J17]*2/[.J$22]" office:value-type="float" office:value="0.000000000134375" calcext:value-type="float">
            <text:p>1,34375E-010</text:p>
          </table:table-cell>
          <table:table-cell table:style-name="ce8" table:formula="of:=[.K17]*2/[.K$22]" office:value-type="float" office:value="0.0000000010625" calcext:value-type="float">
            <text:p>1,0625E-009</text:p>
          </table:table-cell>
          <table:table-cell/>
        </table:table-row>
        <table:table-row table:style-name="ro1" table:number-rows-repeated="5">
          <table:table-cell/>
          <table:table-cell table:style-name="Default" table:number-columns-repeated="5"/>
          <table:table-cell table:number-columns-repeated="6"/>
        </table:table-row>
        <table:table-row table:style-name="ro2">
          <table:table-cell/>
          <table:table-cell table:style-name="ce1" office:value-type="string" calcext:value-type="string">
            <text:p>Horas al año de</text:p>
            <text:p>indisponibilidad</text:p>
            <text:p>por fibra</text:p>
          </table:table-cell>
          <table:table-cell table:style-name="ce1" office:value-type="string" calcext:value-type="string">
            <text:p>Disponibilida </text:p>
            <text:p>por fibra</text:p>
          </table:table-cell>
          <table:table-cell table:style-name="ce6"/>
          <table:table-cell table:style-name="ce1" office:value-type="float" office:value="8" calcext:value-type="float">
            <text:p>8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float" office:value="256" calcext:value-type="float">
            <text:p>256</text:p>
          </table:table-cell>
          <table:table-cell table:style-name="ce1" office:value-type="float" office:value="512" calcext:value-type="float">
            <text:p>512</text:p>
          </table:table-cell>
          <table:table-cell/>
        </table:table-row>
        <table:table-row table:style-name="ro3">
          <table:table-cell/>
          <table:table-cell table:style-name="ce2" office:value-type="float" office:value="43.8" calcext:value-type="float" table:number-columns-spanned="1" table:number-rows-spanned="3">
            <text:p>43,8</text:p>
          </table:table-cell>
          <table:table-cell table:style-name="ce2" office:value-type="float" office:value="0.995" calcext:value-type="float" table:number-columns-spanned="1" table:number-rows-spanned="3">
            <text:p>0,995</text:p>
          </table:table-cell>
          <table:table-cell office:value-type="string" calcext:value-type="string">
            <text:p>A(0,995),e(1)</text:p>
          </table:table-cell>
          <table:table-cell table:style-name="Default" table:formula="of:=1-[.E6]" office:value-type="float" office:value="0.999313869447816" calcext:value-type="float">
            <text:p>0,9993138694</text:p>
          </table:table-cell>
          <table:table-cell table:style-name="Default" table:formula="of:=1-[.F6]" office:value-type="float" office:value="0.9971366414797" calcext:value-type="float">
            <text:p>0,9971366415</text:p>
          </table:table-cell>
          <table:table-cell table:formula="of:=1-[.G6]" office:value-type="float" office:value="0.9887750229532" calcext:value-type="float">
            <text:p>0,988775023</text:p>
          </table:table-cell>
          <table:table-cell table:formula="of:=1-[.H6]" office:value-type="float" office:value="0.9589143985372" calcext:value-type="float">
            <text:p>0,9589143985</text:p>
          </table:table-cell>
          <table:table-cell table:formula="of:=1-[.I6]" office:value-type="float" office:value="0.865065539043" calcext:value-type="float">
            <text:p>0,865065539</text:p>
          </table:table-cell>
          <table:table-cell table:formula="of:=1-[.J6]" office:value-type="float" office:value="0.633675609389" calcext:value-type="float">
            <text:p>0,6336756094</text:p>
          </table:table-cell>
          <table:table-cell table:formula="of:=1-[.K6]" office:value-type="float" office:value="0.274431441059" calcext:value-type="float">
            <text:p>0,2744314411</text:p>
          </table:table-cell>
          <table:table-cell/>
        </table:table-row>
        <table:table-row table:style-name="ro3">
          <table:table-cell/>
          <table:covered-table-cell table:number-columns-repeated="2" table:style-name="ce3"/>
          <table:table-cell office:value-type="string" calcext:value-type="string">
            <text:p>A(0,995),e(2)</text:p>
          </table:table-cell>
          <table:table-cell table:formula="of:=[.E25]*2/[.E$22]" office:value-type="float" office:value="0.000000002690897844825" calcext:value-type="float">
            <text:p>2,690897844825E-009</text:p>
          </table:table-cell>
          <table:table-cell table:formula="of:=[.F25]*2/[.F$22]" office:value-type="float" office:value="0.000000016939587153125" calcext:value-type="float">
            <text:p>1,6939587153125E-008</text:p>
          </table:table-cell>
          <table:table-cell table:formula="of:=[.G25]*2/[.G$22]" office:value-type="float" office:value="0.0000000784932590085937" calcext:value-type="float">
            <text:p>7,84932590085937E-008</text:p>
          </table:table-cell>
          <table:table-cell table:formula="of:=[.H25]*2/[.H$22]" office:value-type="float" office:value="0.000000305278627535156" calcext:value-type="float">
            <text:p>3,05278627535156E-007</text:p>
          </table:table-cell>
          <table:table-cell table:formula="of:=[.I25]*2/[.I$22]" office:value-type="float" office:value="0.000000995555948312988" calcext:value-type="float">
            <text:p>9,95555948312988E-007</text:p>
          </table:table-cell>
          <table:table-cell table:formula="of:=[.J25]*2/[.J$22]" office:value-type="float" office:value="0.00000248454412944336" calcext:value-type="float">
            <text:p>2,48454412944336E-006</text:p>
          </table:table-cell>
          <table:table-cell table:formula="of:=[.K25]*2/[.K$22]" office:value-type="float" office:value="0.00000389227344670105" calcext:value-type="float">
            <text:p>3,89227344670105E-006</text:p>
          </table:table-cell>
          <table:table-cell/>
        </table:table-row>
        <table:table-row table:style-name="ro3">
          <table:table-cell/>
          <table:covered-table-cell table:number-columns-repeated="2" table:style-name="ce3"/>
          <table:table-cell office:value-type="string" calcext:value-type="string">
            <text:p>A(0,995),e(3)</text:p>
          </table:table-cell>
          <table:table-cell table:formula="of:=[.E26]*2/[.E$22]" office:value-type="float" office:value="0.00001082863633025" calcext:value-type="float">
            <text:p>1,082863633025E-005</text:p>
          </table:table-cell>
          <table:table-cell table:formula="of:=[.F26]*2/[.F$22]" office:value-type="float" office:value="0.0000114486185114531" calcext:value-type="float">
            <text:p>1,14486185114531E-005</text:p>
          </table:table-cell>
          <table:table-cell table:style-name="ce8" table:formula="of:=[.G26]*2/[.G$22]" office:value-type="float" office:value="0.0000115200644296094" calcext:value-type="float">
            <text:p>1,15200644296094E-005</text:p>
          </table:table-cell>
          <table:table-cell table:style-name="ce8" table:formula="of:=[.H26]*2/[.H$22]" office:value-type="float" office:value="0.0000111030948172852" calcext:value-type="float">
            <text:p>1,11030948172852E-005</text:p>
          </table:table-cell>
          <table:table-cell table:formula="of:=[.I26]*2/[.I$22]" office:value-type="float" office:value="0.0000100793699129395" calcext:value-type="float">
            <text:p>1,00793699129395E-005</text:p>
          </table:table-cell>
          <table:table-cell table:formula="of:=[.J26]*2/[.J$22]" office:value-type="float" office:value="0.00000824511749176025" calcext:value-type="float">
            <text:p>8,24511749176025E-006</text:p>
          </table:table-cell>
          <table:table-cell table:formula="of:=[.K26]*2/[.K$22]" office:value-type="float" office:value="0.00000558776236117554" calcext:value-type="float">
            <text:p>5,58776236117554E-006</text:p>
          </table:table-cell>
          <table:table-cell/>
        </table:table-row>
        <table:table-row table:style-name="ro3">
          <table:table-cell/>
          <table:table-cell table:style-name="ce2" table:formula="of:=(1-[.C44])*365*24" office:value-type="float" office:value="21.8999999999995" calcext:value-type="float" table:number-columns-spanned="1" table:number-rows-spanned="3">
            <text:p>21,9</text:p>
          </table:table-cell>
          <table:table-cell table:style-name="ce5" office:value-type="float" office:value="0.9975" calcext:value-type="float" table:number-columns-spanned="1" table:number-rows-spanned="3">
            <text:p>0,9975</text:p>
          </table:table-cell>
          <table:table-cell office:value-type="string" calcext:value-type="string">
            <text:p>A(0,9975),e(1)</text:p>
          </table:table-cell>
          <table:table-cell table:style-name="Default" table:formula="of:=[.E27]*2/[.E$22]" office:value-type="float" office:value="0.000000054176851095625" calcext:value-type="float">
            <text:p>5,4176851095625E-008</text:p>
          </table:table-cell>
          <table:table-cell table:style-name="Default" table:formula="of:=[.F27]*2/[.F$22]" office:value-type="float" office:value="0.000000133425916894844" calcext:value-type="float">
            <text:p>1,33425916894844E-007</text:p>
          </table:table-cell>
          <table:table-cell table:formula="of:=[.G27]*2/[.G$22]" office:value-type="float" office:value="0.000000286725583433203" calcext:value-type="float">
            <text:p>2,86725583433203E-007</text:p>
          </table:table-cell>
          <table:table-cell table:formula="of:=[.H27]*2/[.H$22]" office:value-type="float" office:value="0.000000567218621208985" calcext:value-type="float">
            <text:p>5,67218621208985E-007</text:p>
          </table:table-cell>
          <table:table-cell table:formula="of:=[.I27]*2/[.I$22]" office:value-type="float" office:value="0.00000103184654406982" calcext:value-type="float">
            <text:p>1,03184654406982E-006</text:p>
          </table:table-cell>
          <table:table-cell table:formula="of:=[.J27]*2/[.J$22]" office:value-type="float" office:value="0.00000165204371920166" calcext:value-type="float">
            <text:p>0,000001652</text:p>
          </table:table-cell>
          <table:table-cell table:formula="of:=[.K27]*2/[.K$22]" office:value-type="float" office:value="0.00000210725805714416" calcext:value-type="float">
            <text:p>2,10725805714416E-006</text:p>
          </table:table-cell>
          <table:table-cell/>
        </table:table-row>
        <table:table-row table:style-name="ro3">
          <table:table-cell/>
          <table:covered-table-cell table:number-columns-repeated="2"/>
          <table:table-cell office:value-type="string" calcext:value-type="string">
            <text:p>A(0,9975),e(2)</text:p>
          </table:table-cell>
          <table:table-cell table:formula="of:=[.E28]*2/[.E$22]" office:value-type="float" office:value="0.000000000169535364913125" calcext:value-type="float">
            <text:p>1,69535364913125E-010</text:p>
          </table:table-cell>
          <table:table-cell table:formula="of:=[.F28]*2/[.F$22]" office:value-type="float" office:value="0.00000000108448255584063" calcext:value-type="float">
            <text:p>1,08448255584063E-009</text:p>
          </table:table-cell>
          <table:table-cell table:formula="of:=[.G28]*2/[.G$22]" office:value-type="float" office:value="0.00000000518826802789063" calcext:value-type="float">
            <text:p>5,18826802789063E-009</text:p>
          </table:table-cell>
          <table:table-cell table:formula="of:=[.H28]*2/[.H$22]" office:value-type="float" office:value="0.0000000215007211526367" calcext:value-type="float">
            <text:p>2,15007211526367E-008</text:p>
          </table:table-cell>
          <table:table-cell table:formula="of:=[.I28]*2/[.I$22]" office:value-type="float" office:value="0.0000000794756611437988" calcext:value-type="float">
            <text:p>7,94756611437988E-008</text:p>
          </table:table-cell>
          <table:table-cell table:formula="of:=[.J28]*2/[.J$22]" office:value-type="float" office:value="0.000000253012196698608" calcext:value-type="float">
            <text:p>0,000000253</text:p>
          </table:table-cell>
          <table:table-cell table:formula="of:=[.K28]*2/[.K$22]" office:value-type="float" office:value="0.000000624336416755676" calcext:value-type="float">
            <text:p>6,24336416755676E-007</text:p>
          </table:table-cell>
          <table:table-cell/>
        </table:table-row>
        <table:table-row table:style-name="ro3">
          <table:table-cell/>
          <table:covered-table-cell table:number-columns-repeated="2"/>
          <table:table-cell office:value-type="string" calcext:value-type="string">
            <text:p>A(0,9975),e(3)</text:p>
          </table:table-cell>
          <table:table-cell table:formula="of:=[.E29]*2/[.E$22]" office:value-type="float" office:value="0.00000174375" calcext:value-type="float">
            <text:p>1,74375E-006</text:p>
          </table:table-cell>
          <table:table-cell table:formula="of:=[.F29]*2/[.F$22]" office:value-type="float" office:value="0.000001859375" calcext:value-type="float">
            <text:p>1,859375E-006</text:p>
          </table:table-cell>
          <table:table-cell table:style-name="ce8" table:formula="of:=[.G29]*2/[.G$22]" office:value-type="float" office:value="0.0000018984375" calcext:value-type="float">
            <text:p>1,8984375E-006</text:p>
          </table:table-cell>
          <table:table-cell table:style-name="ce8" table:formula="of:=[.H29]*2/[.H$22]" office:value-type="float" office:value="0.000001884765625" calcext:value-type="float">
            <text:p>1,884765625E-006</text:p>
          </table:table-cell>
          <table:table-cell table:style-name="ce8" table:formula="of:=[.I29]*2/[.I$22]" office:value-type="float" office:value="0.000001826171875" calcext:value-type="float">
            <text:p>1,826171875E-006</text:p>
          </table:table-cell>
          <table:table-cell table:formula="of:=[.J29]*2/[.J$22]" office:value-type="float" office:value="0.0000016845703125" calcext:value-type="float">
            <text:p>1,6845703125E-006</text:p>
          </table:table-cell>
          <table:table-cell table:formula="of:=[.K29]*2/[.K$22]" office:value-type="float" office:value="0.0000014312744140625" calcext:value-type="float">
            <text:p>1,4312744140625E-006</text:p>
          </table:table-cell>
          <table:table-cell/>
        </table:table-row>
        <table:table-row table:style-name="ro3">
          <table:table-cell/>
          <table:table-cell table:style-name="ce3" office:value-type="float" office:value="8.64" calcext:value-type="float" table:number-columns-spanned="1" table:number-rows-spanned="3">
            <text:p>8,64</text:p>
          </table:table-cell>
          <table:table-cell table:style-name="ce3" office:value-type="float" office:value="0.999" calcext:value-type="float" table:number-columns-spanned="1" table:number-rows-spanned="3">
            <text:p>0,999</text:p>
          </table:table-cell>
          <table:table-cell office:value-type="string" calcext:value-type="string">
            <text:p>A(0,999),e(1)</text:p>
          </table:table-cell>
          <table:table-cell table:style-name="Default" table:formula="of:=[.E30]*2/[.E$22]" office:value-type="float" office:value="0.0000000034875" calcext:value-type="float">
            <text:p>3,4875E-009</text:p>
          </table:table-cell>
          <table:table-cell table:style-name="Default" table:formula="of:=[.F30]*2/[.F$22]" office:value-type="float" office:value="0.000000008671875" calcext:value-type="float">
            <text:p>8,671875E-009</text:p>
          </table:table-cell>
          <table:table-cell table:formula="of:=[.G30]*2/[.G$22]" office:value-type="float" office:value="0.0000000189453125" calcext:value-type="float">
            <text:p>1,89453125E-008</text:p>
          </table:table-cell>
          <table:table-cell table:formula="of:=[.H30]*2/[.H$22]" office:value-type="float" office:value="0.0000000388671875" calcext:value-type="float">
            <text:p>3,88671875E-008</text:p>
          </table:table-cell>
          <table:table-cell table:formula="of:=[.I30]*2/[.I$22]" office:value-type="float" office:value="0.000000075927734375" calcext:value-type="float">
            <text:p>7,5927734375E-008</text:p>
          </table:table-cell>
          <table:table-cell table:formula="of:=[.J30]*2/[.J$22]" office:value-type="float" office:value="0.0000001397705078125" calcext:value-type="float">
            <text:p>1,397705078125E-007</text:p>
          </table:table-cell>
          <table:table-cell table:formula="of:=[.K30]*2/[.K$22]" office:value-type="float" office:value="0.00000023345947265625" calcext:value-type="float">
            <text:p>2,3345947265625E-007</text:p>
          </table:table-cell>
          <table:table-cell/>
        </table:table-row>
        <table:table-row table:style-name="ro3">
          <table:table-cell/>
          <table:covered-table-cell table:number-columns-repeated="2"/>
          <table:table-cell office:value-type="string" calcext:value-type="string">
            <text:p>A(0,999),e(2)</text:p>
          </table:table-cell>
          <table:table-cell table:formula="of:=[.E31]*2/[.E$22]" office:value-type="float" office:value="0.0000000000043625" calcext:value-type="float">
            <text:p>4,3625E-012</text:p>
          </table:table-cell>
          <table:table-cell table:formula="of:=[.F31]*2/[.F$22]" office:value-type="float" office:value="0.000000000028125" calcext:value-type="float">
            <text:p>2,8125E-011</text:p>
          </table:table-cell>
          <table:table-cell table:style-name="ce8" table:formula="of:=[.G31]*2/[.G$22]" office:value-type="float" office:value="0.0000000001375" calcext:value-type="float">
            <text:p>1,375E-010</text:p>
          </table:table-cell>
          <table:table-cell table:style-name="ce8" table:formula="of:=[.H31]*2/[.H$22]" office:value-type="float" office:value="0.000000000591796875" calcext:value-type="float">
            <text:p>5,91796875E-010</text:p>
          </table:table-cell>
          <table:table-cell table:style-name="ce8" table:formula="of:=[.I31]*2/[.I$22]" office:value-type="float" office:value="0.0000000023583984375" calcext:value-type="float">
            <text:p>2,3583984375E-009</text:p>
          </table:table-cell>
          <table:table-cell table:formula="of:=[.J31]*2/[.J$22]" office:value-type="float" office:value="0.00000000872802734375" calcext:value-type="float">
            <text:p>8,72802734375E-009</text:p>
          </table:table-cell>
          <table:table-cell table:formula="of:=[.K31]*2/[.K$22]" office:value-type="float" office:value="0.000000028839111328125" calcext:value-type="float">
            <text:p>2,8839111328125E-008</text:p>
          </table:table-cell>
          <table:table-cell/>
        </table:table-row>
        <table:table-row table:style-name="ro3">
          <table:table-cell/>
          <table:covered-table-cell table:number-columns-repeated="2"/>
          <table:table-cell office:value-type="string" calcext:value-type="string">
            <text:p>A(0,999),e(3)</text:p>
          </table:table-cell>
          <table:table-cell table:formula="of:=[.E32]*2/[.E$22]" office:value-type="float" office:value="0.0000000175" calcext:value-type="float">
            <text:p>1,75E-008</text:p>
          </table:table-cell>
          <table:table-cell table:formula="of:=[.F32]*2/[.F$22]" office:value-type="float" office:value="0.00000001875" calcext:value-type="float">
            <text:p>1,875E-008</text:p>
          </table:table-cell>
          <table:table-cell table:style-name="ce8" table:formula="of:=[.G32]*2/[.G$22]" office:value-type="float" office:value="0.0000000193359375" calcext:value-type="float">
            <text:p>1,93359375E-008</text:p>
          </table:table-cell>
          <table:table-cell table:style-name="ce8" table:formula="of:=[.H32]*2/[.H$22]" office:value-type="float" office:value="0.00000001962890625" calcext:value-type="float">
            <text:p>1,962890625E-008</text:p>
          </table:table-cell>
          <table:table-cell table:style-name="ce8" table:formula="of:=[.I32]*2/[.I$22]" office:value-type="float" office:value="0.000000019677734375" calcext:value-type="float">
            <text:p>1,9677734375E-008</text:p>
          </table:table-cell>
          <table:table-cell table:style-name="ce8" table:formula="of:=[.J32]*2/[.J$22]" office:value-type="float" office:value="0.00000001959228515625" calcext:value-type="float">
            <text:p>1,959228515625E-008</text:p>
          </table:table-cell>
          <table:table-cell table:style-name="ce8" table:formula="of:=[.K32]*2/[.K$22]" office:value-type="float" office:value="0.00000001922607421875" calcext:value-type="float">
            <text:p>1,922607421875E-008</text:p>
          </table:table-cell>
          <table:table-cell/>
        </table:table-row>
        <table:table-row table:style-name="ro3">
          <table:table-cell/>
          <table:table-cell table:style-name="ce3" office:value-type="float" office:value="0.864" calcext:value-type="float" table:number-columns-spanned="1" table:number-rows-spanned="3">
            <text:p>0,864</text:p>
          </table:table-cell>
          <table:table-cell table:style-name="ce3" office:value-type="float" office:value="0.9999" calcext:value-type="float" table:number-columns-spanned="1" table:number-rows-spanned="3">
            <text:p>0,9999</text:p>
          </table:table-cell>
          <table:table-cell office:value-type="string" calcext:value-type="string">
            <text:p>A(0,9999),e(1)</text:p>
          </table:table-cell>
          <table:table-cell table:formula="of:=[.E33]*2/[.E$22]" office:value-type="float" office:value="0.0000000000035" calcext:value-type="float">
            <text:p>3,5E-012</text:p>
          </table:table-cell>
          <table:table-cell table:formula="of:=[.F33]*2/[.F$22]" office:value-type="float" office:value="0.000000000008734375" calcext:value-type="float">
            <text:p>8,734375E-012</text:p>
          </table:table-cell>
          <table:table-cell table:style-name="ce8" table:formula="of:=[.G33]*2/[.G$22]" office:value-type="float" office:value="0.0000000000193359375" calcext:value-type="float">
            <text:p>1,93359375E-011</text:p>
          </table:table-cell>
          <table:table-cell table:style-name="ce8" table:formula="of:=[.H33]*2/[.H$22]" office:value-type="float" office:value="0.00000000004052734375" calcext:value-type="float">
            <text:p>4,052734375E-011</text:p>
          </table:table-cell>
          <table:table-cell table:style-name="ce8" table:formula="of:=[.I33]*2/[.I$22]" office:value-type="float" office:value="0.00000000008251953125" calcext:value-type="float">
            <text:p>8,251953125E-011</text:p>
          </table:table-cell>
          <table:table-cell table:formula="of:=[.J33]*2/[.J$22]" office:value-type="float" office:value="0.0000000001654052734375" calcext:value-type="float">
            <text:p>1,654052734375E-010</text:p>
          </table:table-cell>
          <table:table-cell table:formula="of:=[.K33]*2/[.K$22]" office:value-type="float" office:value="0.0000000003265380859375" calcext:value-type="float">
            <text:p>3,265380859375E-010</text:p>
          </table:table-cell>
          <table:table-cell/>
        </table:table-row>
        <table:table-row table:style-name="ro3">
          <table:table-cell/>
          <table:covered-table-cell table:number-columns-repeated="2"/>
          <table:table-cell office:value-type="string" calcext:value-type="string">
            <text:p>A(0,9999),e(2)</text:p>
          </table:table-cell>
          <table:table-cell table:formula="of:=[.E34]*2/[.E$22]" office:value-type="float" office:value="2.775E-016" calcext:value-type="float">
            <text:p>2,775E-016</text:p>
          </table:table-cell>
          <table:table-cell table:formula="of:=[.F34]*2/[.F$22]" office:value-type="float" office:value="3.25E-015" calcext:value-type="float">
            <text:p>3,25E-015</text:p>
          </table:table-cell>
          <table:table-cell table:style-name="ce8" table:formula="of:=[.G34]*2/[.G$22]" office:value-type="float" office:value="0.0000000000000142578125" calcext:value-type="float">
            <text:p>1,42578125E-014</text:p>
          </table:table-cell>
          <table:table-cell table:style-name="ce8" table:formula="of:=[.H34]*2/[.H$22]" office:value-type="float" office:value="0.000000000000063671875" calcext:value-type="float">
            <text:p>6,3671875E-014</text:p>
          </table:table-cell>
          <table:table-cell table:style-name="ce8" table:formula="of:=[.I34]*2/[.I$22]" office:value-type="float" office:value="0.00000000000026123046875" calcext:value-type="float">
            <text:p>2,6123046875E-013</text:p>
          </table:table-cell>
          <table:table-cell table:style-name="ce8" table:formula="of:=[.J34]*2/[.J$22]" office:value-type="float" office:value="0.0000000000010498046875" calcext:value-type="float">
            <text:p>1,0498046875E-012</text:p>
          </table:table-cell>
          <table:table-cell table:style-name="ce8" table:formula="of:=[.K34]*2/[.K$22]" office:value-type="float" office:value="0.000000000004150390625" calcext:value-type="float">
            <text:p>4,150390625E-012</text:p>
          </table:table-cell>
          <table:table-cell/>
        </table:table-row>
        <table:table-row table:style-name="ro3">
          <table:table-cell/>
          <table:covered-table-cell table:number-columns-repeated="2"/>
          <table:table-cell office:value-type="string" calcext:value-type="string">
            <text:p>A(0,9999),e(3)</text:p>
          </table:table-cell>
          <table:table-cell table:formula="of:=[.E35]*2/[.E$22]" office:value-type="float" office:value="0" calcext:value-type="float">
            <text:p>0</text:p>
          </table:table-cell>
          <table:table-cell table:formula="of:=[.F35]*2/[.F$22]" office:value-type="float" office:value="0" calcext:value-type="float">
            <text:p>0</text:p>
          </table:table-cell>
          <table:table-cell table:style-name="ce8" table:formula="of:=[.G35]*2/[.G$22]" office:value-type="float" office:value="0" calcext:value-type="float">
            <text:p>0</text:p>
          </table:table-cell>
          <table:table-cell table:style-name="ce8" table:formula="of:=[.H35]*2/[.H$22]" office:value-type="float" office:value="0" calcext:value-type="float">
            <text:p>0</text:p>
          </table:table-cell>
          <table:table-cell table:style-name="ce8" table:formula="of:=[.I35]*2/[.I$22]" office:value-type="float" office:value="0" calcext:value-type="float">
            <text:p>0</text:p>
          </table:table-cell>
          <table:table-cell table:style-name="ce8" table:formula="of:=[.J35]*2/[.J$22]" office:value-type="float" office:value="0" calcext:value-type="float">
            <text:p>0</text:p>
          </table:table-cell>
          <table:table-cell table:style-name="ce8" table:formula="of:=[.K35]*2/[.K$22]" office:value-type="float" office:value="0" calcext:value-type="float">
            <text:p>0</text:p>
          </table:table-cell>
          <table:table-cell/>
        </table:table-row>
      </table:table>
      <table:table table:name="Hoja3" table:style-name="ta1">
        <table:shapes>
          <draw:frame draw:z-index="0" draw:style-name="gr1" draw:text-style-name="P1" svg:width="23.853cm" svg:height="8.354cm" svg:x="24.435cm" svg:y="0.188cm">
            <draw:object draw:notify-on-update-of-ranges="Hoja3.B5:Hoja3.B9 Hoja3.C4:Hoja3.C4 Hoja3.C5:Hoja3.C9 Hoja3.D4:Hoja3.D4 Hoja3.D5:Hoja3.D9 Hoja3.E4:Hoja3.E4 Hoja3.E5:Hoja3.E9 Hoja3.F4:Hoja3.F4 Hoja3.F5:Hoja3.F9 Hoja3.G4:Hoja3.G4 Hoja3.G5:Hoja3.G9 Hoja3.H4:Hoja3.H4 Hoja3.H5:Hoja3.H9 Hoja3.I4:Hoja3.I4 Hoja3.I5:Hoja3.I9 Hoja3.J4:Hoja3.J4 Hoja3.J5:Hoja3.J9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10" table:default-cell-style-name="Default"/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A=0.9999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office:value-type="float" office:value="512" calcext:value-type="float">
            <text:p>512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999200279944" calcext:value-type="float">
            <text:p>0,9992002799</text:p>
          </table:table-cell>
          <table:table-cell office:value-type="float" office:value="0.99840119944" calcext:value-type="float">
            <text:p>0,9984011994</text:p>
          </table:table-cell>
          <table:table-cell office:value-type="float" office:value="0.996804955044" calcext:value-type="float">
            <text:p>0,996804955</text:p>
          </table:table-cell>
          <table:table-cell office:value-type="float" office:value="0.993620118399" calcext:value-type="float">
            <text:p>0,9936201184</text:p>
          </table:table-cell>
          <table:table-cell office:value-type="float" office:value="0.987280939688" calcext:value-type="float">
            <text:p>0,9872809397</text:p>
          </table:table-cell>
          <table:table-cell office:value-type="float" office:value="0.974723653872" calcext:value-type="float">
            <text:p>0,9747236539</text:p>
          </table:table-cell>
          <table:table-cell office:value-type="float" office:value="0.950086201417" calcext:value-type="float">
            <text:p>0,9500862014</text:p>
          </table:table-cell>
          <table:table-cell office:value-type="float" office:value="0.902663790122" calcext:value-type="float">
            <text:p>0,902663790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9" office:value-type="float" office:value="0.0000999300209965" calcext:value-type="float">
            <text:p>9,99E-005</text:p>
          </table:table-cell>
          <table:table-cell table:style-name="ce9" office:value-type="float" office:value="0.0000998501049545" calcext:value-type="float">
            <text:p>9,99E-005</text:p>
          </table:table-cell>
          <table:table-cell table:style-name="ce9" office:value-type="float" office:value="0.0000996904645508" calcext:value-type="float">
            <text:p>9,97E-005</text:p>
          </table:table-cell>
          <table:table-cell table:style-name="ce9" office:value-type="float" office:value="0.0000993719490348" calcext:value-type="float">
            <text:p>9,94E-005</text:p>
          </table:table-cell>
          <table:table-cell table:style-name="ce9" office:value-type="float" office:value="0.0000987379677656" calcext:value-type="float">
            <text:p>9,87E-005</text:p>
          </table:table-cell>
          <table:table-cell table:style-name="ce9" office:value-type="float" office:value="0.0000974821135985" calcext:value-type="float">
            <text:p>9,75E-005</text:p>
          </table:table-cell>
          <table:table-cell table:style-name="ce9" office:value-type="float" office:value="0.0000950181219539" calcext:value-type="float">
            <text:p>9,50E-005</text:p>
          </table:table-cell>
          <table:table-cell table:style-name="ce9" office:value-type="float" office:value="0.0000902754065529" calcext:value-type="float">
            <text:p>9,03E-005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9" office:value-type="float" office:value="0.0000000099940014998" calcext:value-type="float">
            <text:p>9,99E-009</text:p>
          </table:table-cell>
          <table:table-cell table:style-name="ce9" office:value-type="float" office:value="0.00000000998600909636" calcext:value-type="float">
            <text:p>9,99E-009</text:p>
          </table:table-cell>
          <table:table-cell table:style-name="ce9" office:value-type="float" office:value="0.00000000997004345943" calcext:value-type="float">
            <text:p>9,97E-009</text:p>
          </table:table-cell>
          <table:table-cell table:style-name="ce9" office:value-type="float" office:value="0.00000000993818872236" calcext:value-type="float">
            <text:p>9,94E-009</text:p>
          </table:table-cell>
          <table:table-cell table:style-name="ce9" office:value-type="float" office:value="0.00000000987478425498" calcext:value-type="float">
            <text:p>9,87E-009</text:p>
          </table:table-cell>
          <table:table-cell table:style-name="ce9" office:value-type="float" office:value="0.00000000974918627848" calcext:value-type="float">
            <text:p>9,75E-009</text:p>
          </table:table-cell>
          <table:table-cell table:style-name="ce9" office:value-type="float" office:value="0.00000000950276247163" calcext:value-type="float">
            <text:p>9,50E-009</text:p>
          </table:table-cell>
          <table:table-cell table:style-name="ce9" office:value-type="float" office:value="0.00000000902844349964" calcext:value-type="float">
            <text:p>9,03E-009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9" office:value-type="float" office:value="0.00000000000099950009999" calcext:value-type="float">
            <text:p>1,00E-012</text:p>
          </table:table-cell>
          <table:table-cell table:style-name="ce9" office:value-type="float" office:value="0.000000000000998700779714" calcext:value-type="float">
            <text:p>9,99E-013</text:p>
          </table:table-cell>
          <table:table-cell table:style-name="ce9" office:value-type="float" office:value="0.000000000000997104056348" calcext:value-type="float">
            <text:p>9,97E-013</text:p>
          </table:table-cell>
          <table:table-cell table:style-name="ce9" office:value-type="float" office:value="0.000000000000993918264062" calcext:value-type="float">
            <text:p>9,94E-013</text:p>
          </table:table-cell>
          <table:table-cell table:style-name="ce9" office:value-type="float" office:value="0.000000000000987577183216" calcext:value-type="float">
            <text:p>9,88E-013</text:p>
          </table:table-cell>
          <table:table-cell table:style-name="ce9" office:value-type="float" office:value="0.000000000000975016129461" calcext:value-type="float">
            <text:p>9,75E-013</text:p>
          </table:table-cell>
          <table:table-cell table:style-name="ce9" office:value-type="float" office:value="0.000000000000950371284291" calcext:value-type="float">
            <text:p>9,50E-013</text:p>
          </table:table-cell>
          <table:table-cell table:style-name="ce9" office:value-type="float" office:value="0.000000000000902934643428" calcext:value-type="float">
            <text:p>9,03E-013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9" office:value-type="float" office:value="9.99600059996E-017" calcext:value-type="float">
            <text:p>1,00E-016</text:p>
          </table:table-cell>
          <table:table-cell table:style-name="ce9" office:value-type="float" office:value="9.9880065978E-017" calcext:value-type="float">
            <text:p>9,99E-017</text:p>
          </table:table-cell>
          <table:table-cell table:style-name="ce9" office:value-type="float" office:value="9.97203776726E-017" calcext:value-type="float">
            <text:p>9,97E-017</text:p>
          </table:table-cell>
          <table:table-cell table:style-name="ce9" office:value-type="float" office:value="9.94017665828E-017" calcext:value-type="float">
            <text:p>9,94E-017</text:p>
          </table:table-cell>
          <table:table-cell table:style-name="ce9" office:value-type="float" office:value="9.87675950811E-017" calcext:value-type="float">
            <text:p>9,88E-017</text:p>
          </table:table-cell>
          <table:table-cell table:style-name="ce9" office:value-type="float" office:value="9.75113640825E-017" calcext:value-type="float">
            <text:p>9,75E-017</text:p>
          </table:table-cell>
          <table:table-cell table:style-name="ce9" office:value-type="float" office:value="9.50466330924E-017" calcext:value-type="float">
            <text:p>9,50E-017</text:p>
          </table:table-cell>
          <table:table-cell table:style-name="ce9" office:value-type="float" office:value="9.03024945922E-017" calcext:value-type="float">
            <text:p>9,03E-017</text:p>
          </table:table-cell>
        </table:table-row>
        <table:table-row table:style-name="ro1" table:number-rows-repeated="5">
          <table:table-cell table:number-columns-repeated="10"/>
        </table:table-row>
        <table:table-row table:style-name="ro1">
          <table:table-cell office:value-type="string" calcext:value-type="string">
            <text:p>A=0.999</text:p>
          </table:table-cell>
          <table:table-cell table:number-columns-repeated="9"/>
        </table:table-row>
      </table:table>
      <table:table table:name="Hoja4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ce4"/>
        <table:table-column table:style-name="co1" table:number-columns-repeated="18" table:default-cell-style-name="Default"/>
        <table:table-row table:style-name="ro1" table:number-rows-repeated="3">
          <table:table-cell table:number-columns-repeated="21"/>
        </table:table-row>
        <table:table-row table:style-name="ro1">
          <table:table-cell/>
          <table:table-cell table:style-name="ce4" office:value-type="string" calcext:value-type="string">
            <text:p>N</text:p>
          </table:table-cell>
          <table:table-cell office:value-type="string" calcext:value-type="string">
            <text:p>n</text:p>
          </table:table-cell>
          <table:table-cell office:value-type="float" office:value="0.9" calcext:value-type="float">
            <text:p>0,9</text:p>
          </table:table-cell>
          <table:table-cell office:value-type="float" office:value="0.99" calcext:value-type="float">
            <text:p>0,99</text:p>
          </table:table-cell>
          <table:table-cell office:value-type="float" office:value="0.999" calcext:value-type="float">
            <text:p>0,999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0.999999" calcext:value-type="float">
            <text:p>0,999999</text:p>
          </table:table-cell>
          <table:table-cell table:number-columns-repeated="3"/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n</text:p>
          </table:table-cell>
          <table:table-cell office:value-type="float" office:value="0.9" calcext:value-type="float">
            <text:p>0,9</text:p>
          </table:table-cell>
          <table:table-cell office:value-type="float" office:value="0.99" calcext:value-type="float">
            <text:p>0,99</text:p>
          </table:table-cell>
          <table:table-cell office:value-type="float" office:value="0.999" calcext:value-type="float">
            <text:p>0,999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0.999999" calcext:value-type="float">
            <text:p>0,999999</text:p>
          </table:table-cell>
          <table:table-cell/>
        </table:table-row>
        <table:table-row table:style-name="ro1">
          <table:table-cell/>
          <table:table-cell table:style-name="ce10" office:value-type="float" office:value="8" calcext:value-type="float" table:number-columns-spanned="1" table:number-rows-spanned="4">
            <text:p>8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1.32305731254" calcext:value-type="float">
            <text:p>1,3230573125</text:p>
          </table:table-cell>
          <table:table-cell table:style-name="ce14" office:value-type="float" office:value="0.083723380951" calcext:value-type="float">
            <text:p>0,083723381</text:p>
          </table:table-cell>
          <table:table-cell table:style-name="ce14" office:value-type="float" office:value="0.00803612033079" calcext:value-type="float">
            <text:p>0,0080361203</text:p>
          </table:table-cell>
          <table:table-cell table:style-name="ce14" office:value-type="float" office:value="0.000800360120033" calcext:value-type="float">
            <text:p>0,0008003601</text:p>
          </table:table-cell>
          <table:table-cell table:style-name="ce15" office:value-type="float" office:value="0.0000800036001196" calcext:value-type="float">
            <text:p>8,00E-005</text:p>
          </table:table-cell>
          <table:table-cell table:style-name="ce15" office:value-type="float" office:value="0.00000800003600035" calcext:value-type="float">
            <text:p>8,00E-006</text:p>
          </table:table-cell>
          <table:table-cell table:number-columns-repeated="3"/>
          <table:table-cell table:style-name="ce10" office:value-type="float" office:value="8" calcext:value-type="float" table:number-columns-spanned="1" table:number-rows-spanned="4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11" office:value-type="float" office:value="0.56953279" calcext:value-type="float">
            <text:p>0,56953279</text:p>
          </table:table-cell>
          <table:table-cell table:style-name="ce11" office:value-type="float" office:value="0.0772553055720799" calcext:value-type="float">
            <text:p>0,0772553056</text:p>
          </table:table-cell>
          <table:table-cell table:style-name="ce11" office:value-type="float" office:value="0.00797205593005598" calcext:value-type="float">
            <text:p>0,0079720559</text:p>
          </table:table-cell>
          <table:table-cell table:style-name="ce11" office:value-type="float" office:value="0.000799720055992913" calcext:value-type="float">
            <text:p>0,0007997201</text:p>
          </table:table-cell>
          <table:table-cell table:style-name="ce13" office:value-type="float" office:value="0.0000799972000556352" calcext:value-type="float">
            <text:p>8,00E-005</text:p>
          </table:table-cell>
          <table:table-cell table:style-name="ce19" office:value-type="float" office:value="0.00000799997200028604" calcext:value-type="float">
            <text:p>8,00E-006</text:p>
          </table:table-cell>
          <table:table-cell/>
        </table:table-row>
        <table:table-row table:style-name="ro1">
          <table:table-cell/>
          <table:covered-table-cell/>
          <table:table-cell office:value-type="float" office:value="1" calcext:value-type="float">
            <text:p>1</text:p>
          </table:table-cell>
          <table:table-cell table:style-name="ce11" office:value-type="float" office:value="3.90751581288" calcext:value-type="float">
            <text:p>3,9075158129</text:p>
          </table:table-cell>
          <table:table-cell table:style-name="ce14" office:value-type="float" office:value="0.288614714147" calcext:value-type="float">
            <text:p>0,2886147141</text:p>
          </table:table-cell>
          <table:table-cell table:style-name="ce14" office:value-type="float" office:value="0.0280842104629" calcext:value-type="float">
            <text:p>0,0280842105</text:p>
          </table:table-cell>
          <table:table-cell table:style-name="ce14" office:value-type="float" office:value="0.00280084021005" calcext:value-type="float">
            <text:p>0,0028008402</text:p>
          </table:table-cell>
          <table:table-cell table:style-name="ce14" office:value-type="float" office:value="0.000280008400209" calcext:value-type="float">
            <text:p>0,0002800084</text:p>
          </table:table-cell>
          <table:table-cell table:style-name="ce15" office:value-type="float" office:value="0.000028000084001" calcext:value-type="float">
            <text:p>2,80E-005</text:p>
          </table:table-cell>
          <table:table-cell table:number-columns-repeated="3"/>
          <table:covered-table-cell/>
          <table:table-cell table:style-name="ce4" office:value-type="float" office:value="1" calcext:value-type="float">
            <text:p>1</text:p>
          </table:table-cell>
          <table:table-cell table:style-name="ce11" office:value-type="float" office:value="0.18689527" calcext:value-type="float">
            <text:p>0,18689527</text:p>
          </table:table-cell>
          <table:table-cell table:style-name="ce11" office:value-type="float" office:value="0.0026900777395207" calcext:value-type="float">
            <text:p>0,0026900777</text:p>
          </table:table-cell>
          <table:table-cell table:style-name="ce11" office:value-type="float" office:value="0.00002788820977614" calcext:value-type="float">
            <text:p>2,788820977614E-005</text:p>
          </table:table-cell>
          <table:table-cell table:style-name="ce15" office:value-type="float" office:value="0.000000279888020997699" calcext:value-type="float">
            <text:p>2,80E-007</text:p>
          </table:table-cell>
          <table:table-cell table:style-name="ce15" office:value-type="float" office:value="0.00000000279988800207449" calcext:value-type="float">
            <text:p>2,80E-009</text:p>
          </table:table-cell>
          <table:table-cell table:style-name="ce15" office:value-type="float" office:value="0.0000000000279998880018203" calcext:value-type="float">
            <text:p>2,80E-011</text:p>
          </table:table-cell>
          <table:table-cell/>
        </table:table-row>
        <table:table-row table:style-name="ro1">
          <table:table-cell/>
          <table:covered-table-cell/>
          <table:table-cell office:value-type="float" office:value="2" calcext:value-type="float">
            <text:p>2</text:p>
          </table:table-cell>
          <table:table-cell table:style-name="ce11" office:value-type="float" office:value="7.16764231589" calcext:value-type="float">
            <text:p>7,1676423159</text:p>
          </table:table-cell>
          <table:table-cell table:style-name="ce14" office:value-type="float" office:value="0.572856700507" calcext:value-type="float">
            <text:p>0,5728567005</text:p>
          </table:table-cell>
          <table:table-cell table:style-name="ce14" office:value-type="float" office:value="0.0561262524628" calcext:value-type="float">
            <text:p>0,0561262525</text:p>
          </table:table-cell>
          <table:table-cell table:style-name="ce14" office:value-type="float" office:value="0.00560126025205" calcext:value-type="float">
            <text:p>0,0056012603</text:p>
          </table:table-cell>
          <table:table-cell table:style-name="ce14" office:value-type="float" office:value="0.000560012600249" calcext:value-type="float">
            <text:p>0,0005600126</text:p>
          </table:table-cell>
          <table:table-cell table:style-name="ce15" office:value-type="float" office:value="0.0000560001260019" calcext:value-type="float">
            <text:p>5,60E-005</text:p>
          </table:table-cell>
          <table:table-cell table:number-columns-repeated="3"/>
          <table:covered-table-cell/>
          <table:table-cell table:style-name="ce4" office:value-type="float" office:value="2" calcext:value-type="float">
            <text:p>2</text:p>
          </table:table-cell>
          <table:table-cell table:style-name="ce11" office:value-type="float" office:value="0.03809179" calcext:value-type="float">
            <text:p>0,03809179</text:p>
          </table:table-cell>
          <table:table-cell table:style-name="ce11" office:value-type="float" office:value="0.0000539333211979001" calcext:value-type="float">
            <text:p>5,39333211979001E-005</text:p>
          </table:table-cell>
          <table:table-cell table:style-name="ce15" office:value-type="float" office:value="0.0000000557903357201201" calcext:value-type="float">
            <text:p>5,58E-008</text:p>
          </table:table-cell>
          <table:table-cell table:style-name="ce15" office:value-type="float" office:value="0.0000000000559790033597015" calcext:value-type="float">
            <text:p>5,60E-011</text:p>
          </table:table-cell>
          <table:table-cell table:style-name="ce15" office:value-type="float" office:value="0.0000000000000559979000328352" calcext:value-type="float">
            <text:p>5,60E-014</text:p>
          </table:table-cell>
          <table:table-cell table:style-name="ce15" office:value-type="float" office:value="5.59997900051669E-017" calcext:value-type="float">
            <text:p>5,60E-017</text:p>
          </table:table-cell>
          <table:table-cell/>
        </table:table-row>
        <table:table-row table:style-name="ro1">
          <table:table-cell/>
          <table:covered-table-cell/>
          <table:table-cell office:value-type="float" office:value="3" calcext:value-type="float">
            <text:p>3</text:p>
          </table:table-cell>
          <table:table-cell table:style-name="ce11" office:value-type="float" office:value="8.50878084303" calcext:value-type="float">
            <text:p>8,508780843</text:p>
          </table:table-cell>
          <table:table-cell table:style-name="ce14" office:value-type="float" office:value="0.712813350225" calcext:value-type="float">
            <text:p>0,7128133502</text:p>
          </table:table-cell>
          <table:table-cell table:style-name="ce14" office:value-type="float" office:value="0.0701262103305" calcext:value-type="float">
            <text:p>0,0701262103</text:p>
          </table:table-cell>
          <table:table-cell table:style-name="ce14" office:value-type="float" office:value="0.00700126021003" calcext:value-type="float">
            <text:p>0,0070012602</text:p>
          </table:table-cell>
          <table:table-cell table:style-name="ce14" office:value-type="float" office:value="0.000700012600207" calcext:value-type="float">
            <text:p>0,0007000126</text:p>
          </table:table-cell>
          <table:table-cell table:style-name="ce15" office:value-type="float" office:value="0.0000700001260022" calcext:value-type="float">
            <text:p>7,00E-005</text:p>
          </table:table-cell>
          <table:table-cell table:number-columns-repeated="3"/>
          <table:covered-table-cell/>
          <table:table-cell table:style-name="ce4" office:value-type="float" office:value="3" calcext:value-type="float">
            <text:p>3</text:p>
          </table:table-cell>
          <table:table-cell table:style-name="ce11" office:value-type="float" office:value="0.00502435" calcext:value-type="float">
            <text:p>0,00502435</text:p>
          </table:table-cell>
          <table:table-cell table:style-name="ce15" office:value-type="float" office:value="0.000000677878403500002" calcext:value-type="float">
            <text:p>6,78E-007</text:p>
          </table:table-cell>
          <table:table-cell table:style-name="ce15" office:value-type="float" office:value="0.0000000000697762798400353" calcext:value-type="float">
            <text:p>6,98E-011</text:p>
          </table:table-cell>
          <table:table-cell table:style-name="ce15" office:value-type="float" office:value="6.99776027998092E-015" calcext:value-type="float">
            <text:p>7,00E-015</text:p>
          </table:table-cell>
          <table:table-cell table:style-name="ce15" office:value-type="float" office:value="6.99977600267256E-019" calcext:value-type="float">
            <text:p>7,00E-019</text:p>
          </table:table-cell>
          <table:table-cell table:style-name="ce15" office:value-type="float" office:value="6.99997760083316E-023" calcext:value-type="float">
            <text:p>7,00E-023</text:p>
          </table:table-cell>
          <table:table-cell/>
        </table:table-row>
        <table:table-row table:style-name="ro1">
          <table:table-cell table:number-columns-repeated="3"/>
          <table:table-cell table:style-name="ce12" table:number-columns-repeated="5"/>
          <table:table-cell table:style-name="ce16"/>
          <table:table-cell table:number-columns-repeated="4"/>
          <table:table-cell table:style-name="ce4"/>
          <table:table-cell table:style-name="ce12" table:number-columns-repeated="5"/>
          <table:table-cell table:style-name="ce16"/>
          <table:table-cell/>
        </table:table-row>
        <table:table-row table:style-name="ro1">
          <table:table-cell/>
          <table:table-cell table:style-name="ce10" office:value-type="float" office:value="16" calcext:value-type="float" table:number-columns-spanned="1" table:number-rows-spanned="4">
            <text:p>16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4.39659527735" calcext:value-type="float">
            <text:p>4,3965952774</text:p>
          </table:table-cell>
          <table:table-cell table:style-name="ce14" office:value-type="float" office:value="0.17445636642" calcext:value-type="float">
            <text:p>0,1744563664</text:p>
          </table:table-cell>
          <table:table-cell table:style-name="ce14" office:value-type="float" office:value="0.0161368198916" calcext:value-type="float">
            <text:p>0,0161368199</text:p>
          </table:table-cell>
          <table:table-cell table:style-name="ce14" office:value-type="float" office:value="0.00160136081639" calcext:value-type="float">
            <text:p>0,0016013608</text:p>
          </table:table-cell>
          <table:table-cell table:style-name="ce14" office:value-type="float" office:value="0.000160013600815" calcext:value-type="float">
            <text:p>0,0001600136</text:p>
          </table:table-cell>
          <table:table-cell table:style-name="ce15" office:value-type="float" office:value="0.0000160001360013" calcext:value-type="float">
            <text:p>1,60E-005</text:p>
          </table:table-cell>
          <table:table-cell table:number-columns-repeated="3"/>
          <table:table-cell table:style-name="ce10" office:value-type="float" office:value="16" calcext:value-type="float" table:number-columns-spanned="1" table:number-rows-spanned="4">
            <text:p>16</text:p>
          </table:table-cell>
          <table:table-cell table:style-name="ce4" office:value-type="float" office:value="0" calcext:value-type="float">
            <text:p>0</text:p>
          </table:table-cell>
          <table:table-cell table:style-name="ce11" office:value-type="float" office:value="0.814697981114816" calcext:value-type="float">
            <text:p>0,8146979811</text:p>
          </table:table-cell>
          <table:table-cell table:style-name="ce11" office:value-type="float" office:value="0.148542228905124" calcext:value-type="float">
            <text:p>0,1485422289</text:p>
          </table:table-cell>
          <table:table-cell table:style-name="ce11" office:value-type="float" office:value="0.01588055818436" calcext:value-type="float">
            <text:p>0,0158805582</text:p>
          </table:table-cell>
          <table:table-cell table:style-name="ce11" office:value-type="float" office:value="0.00159880055981787" calcext:value-type="float">
            <text:p>0,0015988006</text:p>
          </table:table-cell>
          <table:table-cell table:style-name="ce11" office:value-type="float" office:value="0.000159988000559254" calcext:value-type="float">
            <text:p>0,000159988</text:p>
          </table:table-cell>
          <table:table-cell table:style-name="ce13" office:value-type="float" office:value="0.0000159998800010201" calcext:value-type="float">
            <text:p>1,60E-005</text:p>
          </table:table-cell>
          <table:table-cell/>
        </table:table-row>
        <table:table-row table:style-name="ro1">
          <table:table-cell/>
          <table:covered-table-cell/>
          <table:table-cell office:value-type="float" office:value="1" calcext:value-type="float">
            <text:p>1</text:p>
          </table:table-cell>
          <table:table-cell table:style-name="ce11" office:value-type="float" office:value="23.5693574962" calcext:value-type="float">
            <text:p>23,5693574962</text:p>
          </table:table-cell>
          <table:table-cell table:style-name="ce11" office:value-type="float" office:value="1.27118027556" calcext:value-type="float">
            <text:p>1,2711802756</text:p>
          </table:table-cell>
          <table:table-cell table:style-name="ce14" office:value-type="float" office:value="0.120683071667" calcext:value-type="float">
            <text:p>0,1206830717</text:p>
          </table:table-cell>
          <table:table-cell table:style-name="ce14" office:value-type="float" office:value="0.0120068030612" calcext:value-type="float">
            <text:p>0,0120068031</text:p>
          </table:table-cell>
          <table:table-cell table:style-name="ce14" office:value-type="float" office:value="0.00120006800305" calcext:value-type="float">
            <text:p>0,001200068</text:p>
          </table:table-cell>
          <table:table-cell table:style-name="ce14" office:value-type="float" office:value="0.000120000680007" calcext:value-type="float">
            <text:p>0,0001200007</text:p>
          </table:table-cell>
          <table:table-cell table:number-columns-repeated="3"/>
          <table:covered-table-cell/>
          <table:table-cell table:style-name="ce4" office:value-type="float" office:value="1" calcext:value-type="float">
            <text:p>1</text:p>
          </table:table-cell>
          <table:table-cell table:style-name="ce11" office:value-type="float" office:value="0.485272169763377" calcext:value-type="float">
            <text:p>0,4852721698</text:p>
          </table:table-cell>
          <table:table-cell table:style-name="ce11" office:value-type="float" office:value="0.0109328921625182" calcext:value-type="float">
            <text:p>0,0109328922</text:p>
          </table:table-cell>
          <table:table-cell table:style-name="ce11" office:value-type="float" office:value="0.000118885442567972" calcext:value-type="float">
            <text:p>0,0001188854</text:p>
          </table:table-cell>
          <table:table-cell table:style-name="ce18" office:value-type="float" office:value="0.00000119888054582506" calcext:value-type="float">
            <text:p>1,19888054582506E-006</text:p>
          </table:table-cell>
          <table:table-cell table:style-name="ce15" office:value-type="float" office:value="0.000000011998880054489" calcext:value-type="float">
            <text:p>1,20E-008</text:p>
          </table:table-cell>
          <table:table-cell table:style-name="ce15" office:value-type="float" office:value="0.000000000119998880012361" calcext:value-type="float">
            <text:p>1,20E-010</text:p>
          </table:table-cell>
          <table:table-cell/>
        </table:table-row>
        <table:table-row table:style-name="ro1">
          <table:table-cell/>
          <table:covered-table-cell/>
          <table:table-cell office:value-type="float" office:value="2" calcext:value-type="float">
            <text:p>2</text:p>
          </table:table-cell>
          <table:table-cell table:style-name="ce11" office:value-type="float" office:value="92.1242174657" calcext:value-type="float">
            <text:p>92,1242174657</text:p>
          </table:table-cell>
          <table:table-cell table:style-name="ce11" office:value-type="float" office:value="5.84684728058" calcext:value-type="float">
            <text:p>5,8468472806</text:p>
          </table:table-cell>
          <table:table-cell table:style-name="ce14" office:value-type="float" office:value="0.56238859521" calcext:value-type="float">
            <text:p>0,5623885952</text:p>
          </table:table-cell>
          <table:table-cell table:style-name="ce14" office:value-type="float" office:value="0.0560238085707" calcext:value-type="float">
            <text:p>0,0560238086</text:p>
          </table:table-cell>
          <table:table-cell table:style-name="ce14" office:value-type="float" office:value="0.00560023800854" calcext:value-type="float">
            <text:p>0,005600238</text:p>
          </table:table-cell>
          <table:table-cell table:style-name="ce14" office:value-type="float" office:value="0.000560002380025" calcext:value-type="float">
            <text:p>0,0005600024</text:p>
          </table:table-cell>
          <table:table-cell table:number-columns-repeated="3"/>
          <table:covered-table-cell/>
          <table:table-cell table:style-name="ce4" office:value-type="float" office:value="2" calcext:value-type="float">
            <text:p>2</text:p>
          </table:table-cell>
          <table:table-cell table:style-name="ce11" office:value-type="float" office:value="0.210750660303845" calcext:value-type="float">
            <text:p>0,2107506603</text:p>
          </table:table-cell>
          <table:table-cell table:style-name="ce11" office:value-type="float" office:value="0.000507942409290458" calcext:value-type="float">
            <text:p>0,0005079424</text:p>
          </table:table-cell>
          <table:table-cell table:style-name="ce15" office:value-type="float" office:value="0.000000554566128091332" calcext:value-type="float">
            <text:p>5,55E-007</text:p>
          </table:table-cell>
          <table:table-cell table:style-name="ce15" office:value-type="float" office:value="0.000000000559454261999752" calcext:value-type="float">
            <text:p>5,59E-010</text:p>
          </table:table-cell>
          <table:table-cell table:style-name="ce15" office:value-type="float" office:value="0.000000000000559945402613075" calcext:value-type="float">
            <text:p>5,60E-013</text:p>
          </table:table-cell>
          <table:table-cell table:style-name="ce15" office:value-type="float" office:value="5.59994540074517E-016" calcext:value-type="float">
            <text:p>5,60E-016</text:p>
          </table:table-cell>
          <table:table-cell/>
        </table:table-row>
        <table:table-row table:style-name="ro1">
          <table:table-cell/>
          <table:covered-table-cell/>
          <table:table-cell office:value-type="float" office:value="3" calcext:value-type="float">
            <text:p>3</text:p>
          </table:table-cell>
          <table:table-cell table:style-name="ce11" office:value-type="float" office:value="269.117957191" calcext:value-type="float">
            <text:p>269,117957191</text:p>
          </table:table-cell>
          <table:table-cell table:style-name="ce11" office:value-type="float" office:value="18.8378807775" calcext:value-type="float">
            <text:p>18,8378807775</text:p>
          </table:table-cell>
          <table:table-cell table:style-name="ce11" office:value-type="float" office:value="1.82620661451" calcext:value-type="float">
            <text:p>1,8262066145</text:p>
          </table:table-cell>
          <table:table-cell table:style-name="ce14" office:value-type="float" office:value="0.182061898569" calcext:value-type="float">
            <text:p>0,1820618986</text:p>
          </table:table-cell>
          <table:table-cell table:style-name="ce14" office:value-type="float" office:value="0.0182006188185" calcext:value-type="float">
            <text:p>0,0182006188</text:p>
          </table:table-cell>
          <table:table-cell table:style-name="ce14" office:value-type="float" office:value="0.00182000618807" calcext:value-type="float">
            <text:p>0,0018200062</text:p>
          </table:table-cell>
          <table:table-cell table:number-columns-repeated="3"/>
          <table:covered-table-cell/>
          <table:table-cell table:style-name="ce4" office:value-type="float" office:value="3" calcext:value-type="float">
            <text:p>3</text:p>
          </table:table-cell>
          <table:table-cell table:style-name="ce11" office:value-type="float" office:value="0.0684061739174214" calcext:value-type="float">
            <text:p>0,0684061739</text:p>
          </table:table-cell>
          <table:table-cell table:style-name="ce11" office:value-type="float" office:value="0.0000165306364110347" calcext:value-type="float">
            <text:p>1,65306364110347E-005</text:p>
          </table:table-cell>
          <table:table-cell table:style-name="ce15" office:value-type="float" office:value="0.00000000180260785164982" calcext:value-type="float">
            <text:p>1,80E-009</text:p>
          </table:table-cell>
          <table:table-cell table:style-name="ce15" office:value-type="float" office:value="0.000000000000181825360057044" calcext:value-type="float">
            <text:p>1,82E-013</text:p>
          </table:table-cell>
          <table:table-cell table:style-name="ce15" office:value-type="float" office:value="1.81982528797464E-017" calcext:value-type="float">
            <text:p>1,82E-017</text:p>
          </table:table-cell>
          <table:table-cell table:style-name="ce15" office:value-type="float" office:value="1.81998252828942E-021" calcext:value-type="float">
            <text:p>1,82E-021</text:p>
          </table:table-cell>
          <table:table-cell/>
        </table:table-row>
        <table:table-row table:style-name="ro1">
          <table:table-cell table:number-columns-repeated="3"/>
          <table:table-cell table:style-name="ce12" table:number-columns-repeated="6"/>
          <table:table-cell table:number-columns-repeated="4"/>
          <table:table-cell table:style-name="ce4"/>
          <table:table-cell table:style-name="ce12" table:number-columns-repeated="6"/>
          <table:table-cell/>
        </table:table-row>
        <table:table-row table:style-name="ro1">
          <table:table-cell/>
          <table:table-cell table:style-name="ce10" office:value-type="float" office:value="32" calcext:value-type="float" table:number-columns-spanned="1" table:number-rows-spanned="4">
            <text:p>32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28.1232405876" calcext:value-type="float">
            <text:p>28,1232405876</text:p>
          </table:table-cell>
          <table:table-cell table:style-name="ce14" office:value-type="float" office:value="0.379347756624" calcext:value-type="float">
            <text:p>0,3793477566</text:p>
          </table:table-cell>
          <table:table-cell table:style-name="ce14" office:value-type="float" office:value="0.0325340367393" calcext:value-type="float">
            <text:p>0,0325340367</text:p>
          </table:table-cell>
          <table:table-cell table:style-name="ce14" office:value-type="float" office:value="0.00320528598924" calcext:value-type="float">
            <text:p>0,003205286</text:p>
          </table:table-cell>
          <table:table-cell table:style-name="ce14" office:value-type="float" office:value="0.000320052805983" calcext:value-type="float">
            <text:p>0,0003200528</text:p>
          </table:table-cell>
          <table:table-cell table:style-name="ce15" office:value-type="float" office:value="0.0000320005280069" calcext:value-type="float">
            <text:p>3,20E-005</text:p>
          </table:table-cell>
          <table:table-cell table:number-columns-repeated="3"/>
          <table:table-cell table:style-name="ce10" office:value-type="float" office:value="32" calcext:value-type="float" table:number-columns-spanned="1" table:number-rows-spanned="4">
            <text:p>32</text:p>
          </table:table-cell>
          <table:table-cell table:style-name="ce4" office:value-type="float" office:value="0" calcext:value-type="float">
            <text:p>0</text:p>
          </table:table-cell>
          <table:table-cell table:style-name="ce11" office:value-type="float" office:value="0.965663161797075" calcext:value-type="float">
            <text:p>0,9656631618</text:p>
          </table:table-cell>
          <table:table-cell table:style-name="ce11" office:value-type="float" office:value="0.275019664042147" calcext:value-type="float">
            <text:p>0,275019664</text:p>
          </table:table-cell>
          <table:table-cell table:style-name="ce11" office:value-type="float" office:value="0.0315089242404732" calcext:value-type="float">
            <text:p>0,0315089242</text:p>
          </table:table-cell>
          <table:table-cell table:style-name="ce11" office:value-type="float" office:value="0.00319504495640566" calcext:value-type="float">
            <text:p>0,003195045</text:p>
          </table:table-cell>
          <table:table-cell table:style-name="ce11" office:value-type="float" office:value="0.000319950404958184" calcext:value-type="float">
            <text:p>0,0003199504</text:p>
          </table:table-cell>
          <table:table-cell table:style-name="ce13" office:value-type="float" office:value="0.0000319995040058801" calcext:value-type="float">
            <text:p>3,20E-005</text:p>
          </table:table-cell>
          <table:table-cell/>
        </table:table-row>
        <table:table-row table:style-name="ro1">
          <table:table-cell/>
          <table:covered-table-cell/>
          <table:table-cell office:value-type="float" office:value="1" calcext:value-type="float">
            <text:p>1</text:p>
          </table:table-cell>
          <table:table-cell table:style-name="ce11" office:value-type="float" office:value="221.109165288" calcext:value-type="float">
            <text:p>221,109165288</text:p>
          </table:table-cell>
          <table:table-cell table:style-name="ce11" office:value-type="float" office:value="5.55542790578" calcext:value-type="float">
            <text:p>5,5554279058</text:p>
          </table:table-cell>
          <table:table-cell table:style-name="ce14" office:value-type="float" office:value="0.50150270259" calcext:value-type="float">
            <text:p>0,5015027026</text:p>
          </table:table-cell>
          <table:table-cell table:style-name="ce14" office:value-type="float" office:value="0.0496546064085" calcext:value-type="float">
            <text:p>0,0496546064</text:p>
          </table:table-cell>
          <table:table-cell table:style-name="ce14" office:value-type="float" office:value="0.00496054564636" calcext:value-type="float">
            <text:p>0,0049605456</text:p>
          </table:table-cell>
          <table:table-cell table:style-name="ce14" office:value-type="float" office:value="0.000496005456061" calcext:value-type="float">
            <text:p>0,0004960055</text:p>
          </table:table-cell>
          <table:table-cell table:number-columns-repeated="3"/>
          <table:covered-table-cell/>
          <table:table-cell table:style-name="ce4" office:value-type="float" office:value="1" calcext:value-type="float">
            <text:p>1</text:p>
          </table:table-cell>
          <table:table-cell table:style-name="ce11" office:value-type="float" office:value="0.843576625964452" calcext:value-type="float">
            <text:p>0,843576626</text:p>
          </table:table-cell>
          <table:table-cell table:style-name="ce11" office:value-type="float" office:value="0.0406825857527392" calcext:value-type="float">
            <text:p>0,0406825858</text:p>
          </table:table-cell>
          <table:table-cell table:style-name="ce11" office:value-type="float" office:value="0.000486187079006839" calcext:value-type="float">
            <text:p>0,0004861871</text:p>
          </table:table-cell>
          <table:table-cell table:style-name="ce18" office:value-type="float" office:value="0.0000049500907799484" calcext:value-type="float">
            <text:p>4,9500907799484E-006</text:p>
          </table:table-cell>
          <table:table-cell table:style-name="ce15" office:value-type="float" office:value="0.0000000495900810782681" calcext:value-type="float">
            <text:p>4,96E-008</text:p>
          </table:table-cell>
          <table:table-cell table:style-name="ce15" office:value-type="float" office:value="0.000000000495990080136404" calcext:value-type="float">
            <text:p>4,96E-010</text:p>
          </table:table-cell>
          <table:table-cell/>
        </table:table-row>
        <table:table-row table:style-name="ro1">
          <table:table-cell/>
          <table:covered-table-cell/>
          <table:table-cell office:value-type="float" office:value="2" calcext:value-type="float">
            <text:p>2</text:p>
          </table:table-cell>
          <table:table-cell table:style-name="ce11" office:value-type="float" office:value="1493.98248759" calcext:value-type="float">
            <text:p>1493,98248759</text:p>
          </table:table-cell>
          <table:table-cell table:style-name="ce11" office:value-type="float" office:value="53.9873626721" calcext:value-type="float">
            <text:p>53,9873626721</text:p>
          </table:table-cell>
          <table:table-cell table:style-name="ce11" office:value-type="float" office:value="5.00119988755" calcext:value-type="float">
            <text:p>5,0011998876</text:p>
          </table:table-cell>
          <table:table-cell table:style-name="ce14" office:value-type="float" office:value="0.496409478418" calcext:value-type="float">
            <text:p>0,4964094784</text:p>
          </table:table-cell>
          <table:table-cell table:style-name="ce14" office:value-type="float" office:value="0.049604092278" calcext:value-type="float">
            <text:p>0,0496040923</text:p>
          </table:table-cell>
          <table:table-cell table:style-name="ce14" office:value-type="float" office:value="0.00496004092042" calcext:value-type="float">
            <text:p>0,0049600409</text:p>
          </table:table-cell>
          <table:table-cell table:number-columns-repeated="3"/>
          <table:covered-table-cell/>
          <table:table-cell table:style-name="ce4" office:value-type="float" office:value="2" calcext:value-type="float">
            <text:p>2</text:p>
          </table:table-cell>
          <table:table-cell table:style-name="ce11" office:value-type="float" office:value="0.63331648091938" calcext:value-type="float">
            <text:p>0,6333164809</text:p>
          </table:table-cell>
          <table:table-cell table:style-name="ce11" office:value-type="float" office:value="0.00399344723268042" calcext:value-type="float">
            <text:p>0,0039934472</text:p>
          </table:table-cell>
          <table:table-cell table:style-name="ce18" office:value-type="float" office:value="0.00000485331924434775" calcext:value-type="float">
            <text:p>4,85331924434775E-006</text:p>
          </table:table-cell>
          <table:table-cell table:style-name="ce15" office:value-type="float" office:value="0.00000000494922407350149" calcext:value-type="float">
            <text:p>4,95E-009</text:p>
          </table:table-cell>
          <table:table-cell table:style-name="ce15" office:value-type="float" office:value="0.00000000000495892132074884" calcext:value-type="float">
            <text:p>4,96E-012</text:p>
          </table:table-cell>
          <table:table-cell table:style-name="ce15" office:value-type="float" office:value="4.95989212163612E-015" calcext:value-type="float">
            <text:p>4,96E-015</text:p>
          </table:table-cell>
          <table:table-cell/>
        </table:table-row>
        <table:table-row table:style-name="ro1">
          <table:table-cell/>
          <table:covered-table-cell/>
          <table:table-cell office:value-type="float" office:value="3" calcext:value-type="float">
            <text:p>3</text:p>
          </table:table-cell>
          <table:table-cell table:style-name="ce11" office:value-type="float" office:value="8485.84238833" calcext:value-type="float">
            <text:p>8485,84238833</text:p>
          </table:table-cell>
          <table:table-cell table:style-name="ce11" office:value-type="float" office:value="384.748904538" calcext:value-type="float">
            <text:p>384,748904538</text:p>
          </table:table-cell>
          <table:table-cell table:style-name="ce11" office:value-type="float" office:value="36.1986876589" calcext:value-type="float">
            <text:p>36,1986876589</text:p>
          </table:table-cell>
          <table:table-cell table:style-name="ce11" office:value-type="float" office:value="3.59837470558" calcext:value-type="float">
            <text:p>3,5983747056</text:p>
          </table:table-cell>
          <table:table-cell table:style-name="ce14" office:value-type="float" office:value="0.359623734943" calcext:value-type="float">
            <text:p>0,3596237349</text:p>
          </table:table-cell>
          <table:table-cell table:style-name="ce14" office:value-type="float" office:value="0.0359602373384" calcext:value-type="float">
            <text:p>0,0359602373</text:p>
          </table:table-cell>
          <table:table-cell table:number-columns-repeated="3"/>
          <table:covered-table-cell/>
          <table:table-cell table:style-name="ce4" office:value-type="float" office:value="3" calcext:value-type="float">
            <text:p>3</text:p>
          </table:table-cell>
          <table:table-cell table:style-name="ce11" office:value-type="float" office:value="0.399694097535966" calcext:value-type="float">
            <text:p>0,3996940975</text:p>
          </table:table-cell>
          <table:table-cell table:style-name="ce11" office:value-type="float" office:value="0.000287473644795694" calcext:value-type="float">
            <text:p>0,0002874736</text:p>
          </table:table-cell>
          <table:table-cell table:style-name="ce15" office:value-type="float" office:value="0.0000000351634909694553" calcext:value-type="float">
            <text:p>3,52E-008</text:p>
          </table:table-cell>
          <table:table-cell table:style-name="ce15" office:value-type="float" office:value="0.00000000000358795401519039" calcext:value-type="float">
            <text:p>3,59E-012</text:p>
          </table:table-cell>
          <table:table-cell table:style-name="ce15" office:value-type="float" office:value="3.59519458654702E-016" calcext:value-type="float">
            <text:p>3,60E-016</text:p>
          </table:table-cell>
          <table:table-cell table:style-name="ce15" office:value-type="float" office:value="3.5959194509198E-020" calcext:value-type="float">
            <text:p>3,60E-020</text:p>
          </table:table-cell>
          <table:table-cell/>
        </table:table-row>
        <table:table-row table:style-name="ro1">
          <table:table-cell table:number-columns-repeated="3"/>
          <table:table-cell table:style-name="ce12" table:number-columns-repeated="6"/>
          <table:table-cell table:number-columns-repeated="4"/>
          <table:table-cell table:style-name="ce4"/>
          <table:table-cell table:style-name="ce12" table:number-columns-repeated="6"/>
          <table:table-cell/>
        </table:table-row>
        <table:table-row table:style-name="ro1">
          <table:table-cell/>
          <table:table-cell table:style-name="ce10" office:value-type="float" office:value="64" calcext:value-type="float" table:number-columns-spanned="1" table:number-rows-spanned="4">
            <text:p>64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847.163142321" calcext:value-type="float">
            <text:p>847,163142321</text:p>
          </table:table-cell>
          <table:table-cell table:style-name="ce14" office:value-type="float" office:value="0.902600233704" calcext:value-type="float">
            <text:p>0,9026002337</text:p>
          </table:table-cell>
          <table:table-cell table:style-name="ce14" office:value-type="float" office:value="0.0661265370252" calcext:value-type="float">
            <text:p>0,066126537</text:p>
          </table:table-cell>
          <table:table-cell table:style-name="ce14" office:value-type="float" office:value="0.00642084583675" calcext:value-type="float">
            <text:p>0,0064208458</text:p>
          </table:table-cell>
          <table:table-cell table:style-name="ce14" office:value-type="float" office:value="0.000640208045765" calcext:value-type="float">
            <text:p>0,000640208</text:p>
          </table:table-cell>
          <table:table-cell table:style-name="ce15" office:value-type="float" office:value="0.0000640020800476" calcext:value-type="float">
            <text:p>6,40E-005</text:p>
          </table:table-cell>
          <table:table-cell table:number-columns-repeated="3"/>
          <table:table-cell table:style-name="ce10" office:value-type="float" office:value="64" calcext:value-type="float" table:number-columns-spanned="1" table:number-rows-spanned="4">
            <text:p>64</text:p>
          </table:table-cell>
          <table:table-cell table:style-name="ce4" office:value-type="float" office:value="0" calcext:value-type="float">
            <text:p>0</text:p>
          </table:table-cell>
          <table:table-cell table:style-name="ce11" office:value-type="float" office:value="0.998820981542226" calcext:value-type="float">
            <text:p>0,9988209815</text:p>
          </table:table-cell>
          <table:table-cell table:style-name="ce11" office:value-type="float" office:value="0.474403512474438" calcext:value-type="float">
            <text:p>0,4744035125</text:p>
          </table:table-cell>
          <table:table-cell table:style-name="ce11" office:value-type="float" office:value="0.0620250361741545" calcext:value-type="float">
            <text:p>0,0620250362</text:p>
          </table:table-cell>
          <table:table-cell table:style-name="ce11" office:value-type="float" office:value="0.00637988160053787" calcext:value-type="float">
            <text:p>0,0063798816</text:p>
          </table:table-cell>
          <table:table-cell table:style-name="ce11" office:value-type="float" office:value="0.000639798441654736" calcext:value-type="float">
            <text:p>0,0006397984</text:p>
          </table:table-cell>
          <table:table-cell table:style-name="ce13" office:value-type="float" office:value="0.0000639979840435036" calcext:value-type="float">
            <text:p>6,40E-005</text:p>
          </table:table-cell>
          <table:table-cell/>
        </table:table-row>
        <table:table-row table:style-name="ro1">
          <table:table-cell/>
          <table:covered-table-cell/>
          <table:table-cell office:value-type="float" office:value="1" calcext:value-type="float">
            <text:p>1</text:p>
          </table:table-cell>
          <table:table-cell table:style-name="ce11" office:value-type="float" office:value="7560.46828089" calcext:value-type="float">
            <text:p>7560,46828089</text:p>
          </table:table-cell>
          <table:table-cell table:style-name="ce11" office:value-type="float" office:value="25.3574231367" calcext:value-type="float">
            <text:p>25,3574231367</text:p>
          </table:table-cell>
          <table:table-cell table:style-name="ce11" office:value-type="float" office:value="2.06041048819" calcext:value-type="float">
            <text:p>2,0604104882</text:p>
          </table:table-cell>
          <table:table-cell table:style-name="ce14" office:value-type="float" office:value="0.202037521687" calcext:value-type="float">
            <text:p>0,2020375217</text:p>
          </table:table-cell>
          <table:table-cell table:style-name="ce14" office:value-type="float" office:value="0.0201643687207" calcext:value-type="float">
            <text:p>0,0201643687</text:p>
          </table:table-cell>
          <table:table-cell table:style-name="ce14" office:value-type="float" office:value="0.00201604368078" calcext:value-type="float">
            <text:p>0,0020160437</text:p>
          </table:table-cell>
          <table:table-cell table:number-columns-repeated="3"/>
          <table:covered-table-cell/>
          <table:table-cell table:style-name="ce4" office:value-type="float" office:value="1" calcext:value-type="float">
            <text:p>1</text:p>
          </table:table-cell>
          <table:table-cell table:style-name="ce11" office:value-type="float" office:value="0.990436850286945" calcext:value-type="float">
            <text:p>0,9904368503</text:p>
          </table:table-cell>
          <table:table-cell table:style-name="ce11" office:value-type="float" office:value="0.134623964983165" calcext:value-type="float">
            <text:p>0,134623965</text:p>
          </table:table-cell>
          <table:table-cell table:style-name="ce11" office:value-type="float" office:value="0.00193454800112731" calcext:value-type="float">
            <text:p>0,001934548</text:p>
          </table:table-cell>
          <table:table-cell table:style-name="ce11" office:value-type="float" office:value="0.0000200768623081896" calcext:value-type="float">
            <text:p>2,00768623081896E-005</text:p>
          </table:table-cell>
          <table:table-cell table:style-name="ce15" office:value-type="float" office:value="0.000000201516691056397" calcext:value-type="float">
            <text:p>2,02E-007</text:p>
          </table:table-cell>
          <table:table-cell table:style-name="ce15" office:value-type="float" office:value="0.00000000201591667402203" calcext:value-type="float">
            <text:p>2,02E-009</text:p>
          </table:table-cell>
          <table:table-cell/>
        </table:table-row>
        <table:table-row table:style-name="ro1">
          <table:table-cell/>
          <table:covered-table-cell/>
          <table:table-cell office:value-type="float" office:value="2" calcext:value-type="float">
            <text:p>2</text:p>
          </table:table-cell>
          <table:table-cell table:style-name="ce11" office:value-type="float" office:value="66028.214528" calcext:value-type="float">
            <text:p>66028,214528</text:p>
          </table:table-cell>
          <table:table-cell table:style-name="ce11" office:value-type="float" office:value="494.38489053" calcext:value-type="float">
            <text:p>494,38489053</text:p>
          </table:table-cell>
          <table:table-cell table:style-name="ce11" office:value-type="float" office:value="42.3500777016" calcext:value-type="float">
            <text:p>42,3500777016</text:p>
          </table:table-cell>
          <table:table-cell table:style-name="ce11" office:value-type="float" office:value="4.17317934692" calcext:value-type="float">
            <text:p>4,1731793469</text:p>
          </table:table-cell>
          <table:table-cell table:style-name="ce14" office:value-type="float" office:value="0.416707712936" calcext:value-type="float">
            <text:p>0,4167077129</text:p>
          </table:table-cell>
          <table:table-cell table:style-name="ce14" office:value-type="float" office:value="0.0416646770501" calcext:value-type="float">
            <text:p>0,0416646771</text:p>
          </table:table-cell>
          <table:table-cell table:number-columns-repeated="3"/>
          <table:covered-table-cell/>
          <table:table-cell table:style-name="ce4" office:value-type="float" office:value="2" calcext:value-type="float">
            <text:p>2</text:p>
          </table:table-cell>
          <table:table-cell table:style-name="ce11" office:value-type="float" office:value="0.961092390893462" calcext:value-type="float">
            <text:p>0,9610923909</text:p>
          </table:table-cell>
          <table:table-cell table:style-name="ce11" office:value-type="float" office:value="0.0265122907813965" calcext:value-type="float">
            <text:p>0,0265122908</text:p>
          </table:table-cell>
          <table:table-cell table:style-name="ce11" office:value-type="float" office:value="0.0000398028785543792" calcext:value-type="float">
            <text:p>3,98028785543792E-005</text:p>
          </table:table-cell>
          <table:table-cell table:style-name="ce15" office:value-type="float" office:value="0.0000000414738439218935" calcext:value-type="float">
            <text:p>4,15E-008</text:p>
          </table:table-cell>
          <table:table-cell table:style-name="ce15" office:value-type="float" office:value="0.0000000000416449432933891" calcext:value-type="float">
            <text:p>4,16E-011</text:p>
          </table:table-cell>
          <table:table-cell table:style-name="ce15" office:value-type="float" office:value="0.0000000000000416620939213403" calcext:value-type="float">
            <text:p>4,17E-014</text:p>
          </table:table-cell>
          <table:table-cell/>
        </table:table-row>
        <table:table-row table:style-name="ro1">
          <table:table-cell/>
          <table:covered-table-cell/>
          <table:table-cell office:value-type="float" office:value="3" calcext:value-type="float">
            <text:p>3</text:p>
          </table:table-cell>
          <table:table-cell table:style-name="ce11" office:value-type="float" office:value="552589.930752" calcext:value-type="float">
            <text:p>552589,930752</text:p>
          </table:table-cell>
          <table:table-cell table:style-name="ce11" office:value-type="float" office:value="7280.10416251" calcext:value-type="float">
            <text:p>7280,10416251</text:p>
          </table:table-cell>
          <table:table-cell table:style-name="ce11" office:value-type="float" office:value="643.727623865" calcext:value-type="float">
            <text:p>643,727623865</text:p>
          </table:table-cell>
          <table:table-cell table:style-name="ce11" office:value-type="float" office:value="63.6202898258" calcext:value-type="float">
            <text:p>63,6202898258</text:p>
          </table:table-cell>
          <table:table-cell table:style-name="ce11" office:value-type="float" office:value="6.35458607964" calcext:value-type="float">
            <text:p>6,3545860796</text:p>
          </table:table-cell>
          <table:table-cell table:style-name="ce14" office:value-type="float" office:value="0.635384259997" calcext:value-type="float">
            <text:p>0,63538426</text:p>
          </table:table-cell>
          <table:table-cell table:number-columns-repeated="3"/>
          <table:covered-table-cell/>
          <table:table-cell table:style-name="ce4" office:value-type="float" office:value="3" calcext:value-type="float">
            <text:p>3</text:p>
          </table:table-cell>
          <table:table-cell table:style-name="ce11" office:value-type="float" office:value="0.893708817471391" calcext:value-type="float">
            <text:p>0,8937088175</text:p>
          </table:table-cell>
          <table:table-cell table:style-name="ce11" office:value-type="float" office:value="0.0039435237763135" calcext:value-type="float">
            <text:p>0,0039435238</text:p>
          </table:table-cell>
          <table:table-cell table:style-name="ce15" office:value-type="float" office:value="0.000000605615424742312" calcext:value-type="float">
            <text:p>6,06E-007</text:p>
          </table:table-cell>
          <table:table-cell table:style-name="ce15" office:value-type="float" office:value="0.0000000000632333680227674" calcext:value-type="float">
            <text:p>6,32E-011</text:p>
          </table:table-cell>
          <table:table-cell table:style-name="ce15" office:value-type="float" office:value="6.35071094470386E-015" calcext:value-type="float">
            <text:p>6,35E-015</text:p>
          </table:table-cell>
          <table:table-cell table:style-name="ce15" office:value-type="float" office:value="6.3534550277481E-019" calcext:value-type="float">
            <text:p>6,35E-019</text:p>
          </table:table-cell>
          <table:table-cell/>
        </table:table-row>
        <table:table-row table:style-name="ro1">
          <table:table-cell table:number-columns-repeated="3"/>
          <table:table-cell table:style-name="ce12" table:number-columns-repeated="6"/>
          <table:table-cell table:number-columns-repeated="4"/>
          <table:table-cell table:style-name="ce4"/>
          <table:table-cell table:style-name="ce12" table:number-columns-repeated="6"/>
          <table:table-cell/>
        </table:table-row>
        <table:table-row table:style-name="ro1">
          <table:table-cell/>
          <table:table-cell table:style-name="ce10" office:value-type="float" office:value="128" calcext:value-type="float" table:number-columns-spanned="1" table:number-rows-spanned="4">
            <text:p>128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719379.715992" calcext:value-type="float">
            <text:p>719379,715992</text:p>
          </table:table-cell>
          <table:table-cell table:style-name="ce11" office:value-type="float" office:value="2.61988764929" calcext:value-type="float">
            <text:p>2,6198876493</text:p>
          </table:table-cell>
          <table:table-cell table:style-name="ce14" office:value-type="float" office:value="0.136625792949" calcext:value-type="float">
            <text:p>0,1366257929</text:p>
          </table:table-cell>
          <table:table-cell table:style-name="ce14" office:value-type="float" office:value="0.0128829189348" calcext:value-type="float">
            <text:p>0,0128829189</text:p>
          </table:table-cell>
          <table:table-cell table:style-name="ce14" office:value-type="float" office:value="0.00128082595787" calcext:value-type="float">
            <text:p>0,001280826</text:p>
          </table:table-cell>
          <table:table-cell table:style-name="ce14" office:value-type="float" office:value="0.000128008256361" calcext:value-type="float">
            <text:p>0,0001280083</text:p>
          </table:table-cell>
          <table:table-cell table:number-columns-repeated="3"/>
          <table:table-cell table:style-name="ce10" office:value-type="float" office:value="128" calcext:value-type="float" table:number-columns-spanned="1" table:number-rows-spanned="4">
            <text:p>128</text:p>
          </table:table-cell>
          <table:table-cell table:style-name="ce4" office:value-type="float" office:value="0" calcext:value-type="float">
            <text:p>0</text:p>
          </table:table-cell>
          <table:table-cell table:style-name="ce11" office:value-type="float" office:value="0.999998609915476" calcext:value-type="float">
            <text:p>0,9999986099</text:p>
          </table:table-cell>
          <table:table-cell table:style-name="ce11" office:value-type="float" office:value="0.723748332300792" calcext:value-type="float">
            <text:p>0,7237483323</text:p>
          </table:table-cell>
          <table:table-cell table:style-name="ce11" office:value-type="float" office:value="0.120202967235904" calcext:value-type="float">
            <text:p>0,1202029672</text:p>
          </table:table-cell>
          <table:table-cell table:style-name="ce11" office:value-type="float" office:value="0.0127190603118389" calcext:value-type="float">
            <text:p>0,0127190603</text:p>
          </table:table-cell>
          <table:table-cell table:style-name="ce11" office:value-type="float" office:value="0.00127918754126353" calcext:value-type="float">
            <text:p>0,0012791875</text:p>
          </table:table-cell>
          <table:table-cell table:style-name="ce11" office:value-type="float" office:value="0.000127991872345046" calcext:value-type="float">
            <text:p>0,0001279919</text:p>
          </table:table-cell>
          <table:table-cell/>
        </table:table-row>
        <table:table-row table:style-name="ro1">
          <table:table-cell/>
          <table:covered-table-cell/>
          <table:table-cell office:value-type="float" office:value="1" calcext:value-type="float">
            <text:p>1</text:p>
          </table:table-cell>
          <table:table-cell table:style-name="ce11" office:value-type="float" office:value="6474289.44393" calcext:value-type="float">
            <text:p>6474289,44393</text:p>
          </table:table-cell>
          <table:table-cell table:style-name="ce11" office:value-type="float" office:value="131.36887728" calcext:value-type="float">
            <text:p>131,36887728</text:p>
          </table:table-cell>
          <table:table-cell table:style-name="ce11" office:value-type="float" office:value="8.48916715643" calcext:value-type="float">
            <text:p>8,4891671564</text:p>
          </table:table-cell>
          <table:table-cell table:style-name="ce14" office:value-type="float" office:value="0.816306428706" calcext:value-type="float">
            <text:p>0,8163064287</text:p>
          </table:table-cell>
          <table:table-cell table:style-name="ce14" office:value-type="float" office:value="0.0813149617615" calcext:value-type="float">
            <text:p>0,0813149618</text:p>
          </table:table-cell>
          <table:table-cell table:style-name="ce14" office:value-type="float" office:value="0.00812834951559" calcext:value-type="float">
            <text:p>0,0081283495</text:p>
          </table:table-cell>
          <table:table-cell table:number-columns-repeated="3"/>
          <table:covered-table-cell/>
          <table:table-cell table:style-name="ce4" office:value-type="float" office:value="1" calcext:value-type="float">
            <text:p>1</text:p>
          </table:table-cell>
          <table:table-cell table:style-name="ce11" office:value-type="float" office:value="0.999978839824472" calcext:value-type="float">
            <text:p>0,9999788398</text:p>
          </table:table-cell>
          <table:table-cell table:style-name="ce11" office:value-type="float" office:value="0.366574458911916" calcext:value-type="float">
            <text:p>0,3665744589</text:p>
          </table:table-cell>
          <table:table-cell table:style-name="ce11" office:value-type="float" office:value="0.00747622029515868" calcext:value-type="float">
            <text:p>0,0074762203</text:p>
          </table:table-cell>
          <table:table-cell table:style-name="ce11" office:value-type="float" office:value="0.0000806004378443877" calcext:value-type="float">
            <text:p>8,06004378443877E-005</text:p>
          </table:table-cell>
          <table:table-cell table:style-name="ce15" office:value-type="float" office:value="0.000000812117567926812" calcext:value-type="float">
            <text:p>8,12E-007</text:p>
          </table:table-cell>
          <table:table-cell table:style-name="ce15" office:value-type="float" office:value="0.00000000812731728047033" calcext:value-type="float">
            <text:p>8,13E-009</text:p>
          </table:table-cell>
          <table:table-cell/>
        </table:table-row>
        <table:table-row table:style-name="ro1">
          <table:table-cell/>
          <table:covered-table-cell/>
          <table:table-cell office:value-type="float" office:value="2" calcext:value-type="float">
            <text:p>2</text:p>
          </table:table-cell>
          <table:table-cell table:style-name="ce11" office:value-type="float" office:value="58260476.9953" calcext:value-type="float">
            <text:p>58260476,9953</text:p>
          </table:table-cell>
          <table:table-cell table:style-name="ce11" office:value-type="float" office:value="4877.51885069" calcext:value-type="float">
            <text:p>4877,51885069</text:p>
          </table:table-cell>
          <table:table-cell table:style-name="ce11" office:value-type="float" office:value="352.677989271" calcext:value-type="float">
            <text:p>352,677989271</text:p>
          </table:table-cell>
          <table:table-cell table:style-name="ce11" office:value-type="float" office:value="34.2479806299" calcext:value-type="float">
            <text:p>34,2479806299</text:p>
          </table:table-cell>
          <table:table-cell table:style-name="ce11" office:value-type="float" office:value="3.41486122389" calcext:value-type="float">
            <text:p>3,4148612239</text:p>
          </table:table-cell>
          <table:table-cell table:style-name="ce14" office:value-type="float" office:value="0.341387009672" calcext:value-type="float">
            <text:p>0,3413870097</text:p>
          </table:table-cell>
          <table:table-cell table:number-columns-repeated="3"/>
          <table:covered-table-cell/>
          <table:table-cell table:style-name="ce4" office:value-type="float" office:value="2" calcext:value-type="float">
            <text:p>2</text:p>
          </table:table-cell>
          <table:table-cell table:style-name="ce11" office:value-type="float" office:value="0.999839350849049" calcext:value-type="float">
            <text:p>0,9998393508</text:p>
          </table:table-cell>
          <table:table-cell table:style-name="ce11" office:value-type="float" office:value="0.137478085576627" calcext:value-type="float">
            <text:p>0,1374780856</text:p>
          </table:table-cell>
          <table:table-cell table:style-name="ce11" office:value-type="float" office:value="0.00031090655067687" calcext:value-type="float">
            <text:p>0,0003109066</text:p>
          </table:table-cell>
          <table:table-cell table:style-name="ce15" office:value-type="float" office:value="0.000000338191419889266" calcext:value-type="float">
            <text:p>3,38E-007</text:p>
          </table:table-cell>
          <table:table-cell table:style-name="ce15" office:value-type="float" office:value="0.000000000341056118680963" calcext:value-type="float">
            <text:p>3,41E-010</text:p>
          </table:table-cell>
          <table:table-cell table:style-name="ce15" office:value-type="float" office:value="0.00000000000034134399761679" calcext:value-type="float">
            <text:p>3,41E-013</text:p>
          </table:table-cell>
          <table:table-cell office:value-type="string" calcext:value-type="string">
            <text:p>import</text:p>
          </table:table-cell>
        </table:table-row>
        <table:table-row table:style-name="ro1">
          <table:table-cell/>
          <table:covered-table-cell/>
          <table:table-cell office:value-type="float" office:value="3" calcext:value-type="float">
            <text:p>3</text:p>
          </table:table-cell>
          <table:table-cell table:style-name="ce11" office:value-type="float" office:value="524002916958" calcext:value-type="float">
            <text:p>524002916958</text:p>
          </table:table-cell>
          <table:table-cell table:style-name="ce11" office:value-type="float" office:value="141498.366218" calcext:value-type="float">
            <text:p>141498,366218</text:p>
          </table:table-cell>
          <table:table-cell table:style-name="ce11" office:value-type="float" office:value="10949.311282" calcext:value-type="float">
            <text:p>10949,311282</text:p>
          </table:table-cell>
          <table:table-cell table:style-name="ce11" office:value-type="float" office:value="1069.55831859" calcext:value-type="float">
            <text:p>1069,55831859</text:p>
          </table:table-cell>
          <table:table-cell table:style-name="ce11" office:value-type="float" office:value="106.707529404" calcext:value-type="float">
            <text:p>106,707529404</text:p>
          </table:table-cell>
          <table:table-cell table:style-name="ce11" office:value-type="float" office:value="10.6682752407" calcext:value-type="float">
            <text:p>10,6682752407</text:p>
          </table:table-cell>
          <table:table-cell table:number-columns-repeated="3"/>
          <table:covered-table-cell/>
          <table:table-cell table:style-name="ce4" office:value-type="float" office:value="3" calcext:value-type="float">
            <text:p>3</text:p>
          </table:table-cell>
          <table:table-cell table:style-name="ce11" office:value-type="float" office:value="0.999188402297078" calcext:value-type="float">
            <text:p>0,9991884023</text:p>
          </table:table-cell>
          <table:table-cell table:style-name="ce11" office:value-type="float" office:value="0.0402856847677162" calcext:value-type="float">
            <text:p>0,0402856848</text:p>
          </table:table-cell>
          <table:table-cell table:style-name="ce18" office:value-type="float" office:value="0.00000966212898694449" calcext:value-type="float">
            <text:p>9,66212898694449E-006</text:p>
          </table:table-cell>
          <table:table-cell table:style-name="ce15" office:value-type="float" office:value="0.00000000105627139155928" calcext:value-type="float">
            <text:p>1,06E-009</text:p>
          </table:table-cell>
          <table:table-cell table:style-name="ce15" office:value-type="float" office:value="0.000000000000106574227655272" calcext:value-type="float">
            <text:p>1,07E-013</text:p>
          </table:table-cell>
          <table:table-cell table:style-name="ce15" office:value-type="float" office:value="1.06669417898611E-017" calcext:value-type="float">
            <text:p>1,07E-017</text:p>
          </table:table-cell>
          <table:table-cell/>
        </table:table-row>
        <table:table-row table:style-name="ro1">
          <table:table-cell table:number-columns-repeated="3"/>
          <table:table-cell table:style-name="ce12" table:number-columns-repeated="6"/>
          <table:table-cell table:number-columns-repeated="4"/>
          <table:table-cell table:style-name="ce4"/>
          <table:table-cell table:style-name="ce12" table:number-columns-repeated="6"/>
          <table:table-cell/>
        </table:table-row>
        <table:table-row table:style-name="ro1">
          <table:table-cell/>
          <table:table-cell table:style-name="ce10" office:value-type="float" office:value="256" calcext:value-type="float" table:number-columns-spanned="1" table:number-rows-spanned="4">
            <text:p>256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517508614540" calcext:value-type="float">
            <text:p>5,18E+011</text:p>
          </table:table-cell>
          <table:table-cell table:style-name="ce11" office:value-type="float" office:value="12.1035865935" calcext:value-type="float">
            <text:p>12,1035865935</text:p>
          </table:table-cell>
          <table:table-cell table:style-name="ce14" office:value-type="float" office:value="0.291918193198" calcext:value-type="float">
            <text:p>0,2919181932</text:p>
          </table:table-cell>
          <table:table-cell table:style-name="ce14" office:value-type="float" office:value="0.0259318074698" calcext:value-type="float">
            <text:p>0,0259318075</text:p>
          </table:table-cell>
          <table:table-cell table:style-name="ce14" office:value-type="float" office:value="0.00256329243088" calcext:value-type="float">
            <text:p>0,0025632924</text:p>
          </table:table-cell>
          <table:table-cell table:style-name="ce14" office:value-type="float" office:value="0.000256032898837" calcext:value-type="float">
            <text:p>0,0002560329</text:p>
          </table:table-cell>
          <table:table-cell table:number-columns-repeated="3"/>
          <table:table-cell table:style-name="ce10" office:value-type="float" office:value="256" calcext:value-type="float" table:number-columns-spanned="1" table:number-rows-spanned="4">
            <text:p>256</text:p>
          </table:table-cell>
          <table:table-cell table:style-name="ce4" office:value-type="float" office:value="0" calcext:value-type="float">
            <text:p>0</text:p>
          </table:table-cell>
          <table:table-cell table:style-name="ce17"/>
          <table:table-cell table:style-name="ce11" office:value-type="float" office:value="0.923685016093406" calcext:value-type="float">
            <text:p>0,9236850161</text:p>
          </table:table-cell>
          <table:table-cell table:style-name="ce11" office:value-type="float" office:value="0.225957181139492" calcext:value-type="float">
            <text:p>0,2259571811</text:p>
          </table:table-cell>
          <table:table-cell table:style-name="ce11" office:value-type="float" office:value="0.0252763461284615" calcext:value-type="float">
            <text:p>0,0252763461</text:p>
          </table:table-cell>
          <table:table-cell table:style-name="ce11" office:value-type="float" office:value="0.00255673876176133" calcext:value-type="float">
            <text:p>0,0025567388</text:p>
          </table:table-cell>
          <table:table-cell table:style-name="ce11" office:value-type="float" office:value="0.000255967362770705" calcext:value-type="float">
            <text:p>0,0002559674</text:p>
          </table:table-cell>
          <table:table-cell/>
        </table:table-row>
        <table:table-row table:style-name="ro1">
          <table:table-cell/>
          <table:covered-table-cell/>
          <table:table-cell office:value-type="float" office:value="1" calcext:value-type="float">
            <text:p>1</text:p>
          </table:table-cell>
          <table:table-cell table:style-name="ce13" office:value-type="float" office:value="4657577530600" calcext:value-type="float">
            <text:p>4,66E+012</text:p>
          </table:table-cell>
          <table:table-cell table:style-name="ce11" office:value-type="float" office:value="942.255072754" calcext:value-type="float">
            <text:p>942,255072754</text:p>
          </table:table-cell>
          <table:table-cell table:style-name="ce11" office:value-type="float" office:value="35.6262750046" calcext:value-type="float">
            <text:p>35,6262750046</text:p>
          </table:table-cell>
          <table:table-cell table:style-name="ce11" office:value-type="float" office:value="3.29214289061" calcext:value-type="float">
            <text:p>3,2921428906</text:p>
          </table:table-cell>
          <table:table-cell table:style-name="ce14" office:value-type="float" office:value="0.326679796444" calcext:value-type="float">
            <text:p>0,3266797964</text:p>
          </table:table-cell>
          <table:table-cell table:style-name="ce14" office:value-type="float" office:value="0.0326427963413" calcext:value-type="float">
            <text:p>0,0326427963</text:p>
          </table:table-cell>
          <table:table-cell table:number-columns-repeated="3"/>
          <table:covered-table-cell/>
          <table:table-cell table:style-name="ce4" office:value-type="float" office:value="1" calcext:value-type="float">
            <text:p>1</text:p>
          </table:table-cell>
          <table:table-cell table:style-name="ce17"/>
          <table:table-cell table:style-name="ce11" office:value-type="float" office:value="0.72634525972888" calcext:value-type="float">
            <text:p>0,7263452597</text:p>
          </table:table-cell>
          <table:table-cell table:style-name="ce11" office:value-type="float" office:value="0.0276038661962584" calcext:value-type="float">
            <text:p>0,0276038662</text:p>
          </table:table-cell>
          <table:table-cell table:style-name="ce11" office:value-type="float" office:value="0.000320925047244763" calcext:value-type="float">
            <text:p>0,000320925</text:p>
          </table:table-cell>
          <table:table-cell table:style-name="ce18" office:value-type="float" office:value="0.00000325847820022759" calcext:value-type="float">
            <text:p>3,25847820022759E-006</text:p>
          </table:table-cell>
          <table:table-cell table:style-name="ce15" office:value-type="float" office:value="0.0000000326344734862194" calcext:value-type="float">
            <text:p>3,26E-008</text:p>
          </table:table-cell>
          <table:table-cell/>
        </table:table-row>
        <table:table-row table:style-name="ro1">
          <table:table-cell/>
          <table:covered-table-cell/>
          <table:table-cell office:value-type="float" office:value="2" calcext:value-type="float">
            <text:p>2</text:p>
          </table:table-cell>
          <table:table-cell table:style-name="ce13" office:value-type="float" office:value="41918197742800" calcext:value-type="float">
            <text:p>4,19E+013</text:p>
          </table:table-cell>
          <table:table-cell table:style-name="ce11" office:value-type="float" office:value="60643.2522027" calcext:value-type="float">
            <text:p>60643,2522027</text:p>
          </table:table-cell>
          <table:table-cell table:style-name="ce11" office:value-type="float" office:value="2950.6487296" calcext:value-type="float">
            <text:p>2950,6487296</text:p>
          </table:table-cell>
          <table:table-cell table:style-name="ce11" office:value-type="float" office:value="278.136763194" calcext:value-type="float">
            <text:p>278,136763194</text:p>
          </table:table-cell>
          <table:table-cell table:style-name="ce11" office:value-type="float" office:value="27.6529647817" calcext:value-type="float">
            <text:p>27,6529647817</text:p>
          </table:table-cell>
          <table:table-cell table:style-name="ce11" office:value-type="float" office:value="2.7636975654" calcext:value-type="float">
            <text:p>2,7636975654</text:p>
          </table:table-cell>
          <table:table-cell table:number-columns-repeated="3"/>
          <table:covered-table-cell/>
          <table:table-cell table:style-name="ce4" office:value-type="float" office:value="2" calcext:value-type="float">
            <text:p>2</text:p>
          </table:table-cell>
          <table:table-cell table:style-name="ce17"/>
          <table:table-cell table:style-name="ce11" office:value-type="float" office:value="0.47219557350184" calcext:value-type="float">
            <text:p>0,4721955735</text:p>
          </table:table-cell>
          <table:table-cell table:style-name="ce11" office:value-type="float" office:value="0.00228850317797783" calcext:value-type="float">
            <text:p>0,0022885032</text:p>
          </table:table-cell>
          <table:table-cell table:style-name="ce18" office:value-type="float" office:value="0.00000271160711527156" calcext:value-type="float">
            <text:p>2,71160711527156E-006</text:p>
          </table:table-cell>
          <table:table-cell table:style-name="ce15" office:value-type="float" office:value="0.00000000275828150280844" calcext:value-type="float">
            <text:p>2,76E-009</text:p>
          </table:table-cell>
          <table:table-cell table:style-name="ce15" office:value-type="float" office:value="0.00000000000276299567517195" calcext:value-type="float">
            <text:p>2,76E-012</text:p>
          </table:table-cell>
          <table:table-cell/>
        </table:table-row>
        <table:table-row table:style-name="ro1">
          <table:table-cell/>
          <table:covered-table-cell/>
          <table:table-cell office:value-type="float" office:value="3" calcext:value-type="float">
            <text:p>3</text:p>
          </table:table-cell>
          <table:table-cell table:style-name="ce13" office:value-type="float" office:value="377263776922000" calcext:value-type="float">
            <text:p>3,77E+014</text:p>
          </table:table-cell>
          <table:table-cell table:style-name="ce11" office:value-type="float" office:value="3240161.96807" calcext:value-type="float">
            <text:p>3240161,96807</text:p>
          </table:table-cell>
          <table:table-cell table:style-name="ce11" office:value-type="float" office:value="184178.080868" calcext:value-type="float">
            <text:p>184178,080868</text:p>
          </table:table-cell>
          <table:table-cell table:style-name="ce11" office:value-type="float" office:value="17569.4951777" calcext:value-type="float">
            <text:p>17569,4951777</text:p>
          </table:table-cell>
          <table:table-cell table:style-name="ce11" office:value-type="float" office:value="1748.82522063" calcext:value-type="float">
            <text:p>1748,82522063</text:p>
          </table:table-cell>
          <table:table-cell table:style-name="ce11" office:value-type="float" office:value="174.801624733" calcext:value-type="float">
            <text:p>174,801624733</text:p>
          </table:table-cell>
          <table:table-cell table:number-columns-repeated="3"/>
          <table:covered-table-cell/>
          <table:table-cell table:style-name="ce4" office:value-type="float" office:value="3" calcext:value-type="float">
            <text:p>3</text:p>
          </table:table-cell>
          <table:table-cell table:style-name="ce17"/>
          <table:table-cell table:style-name="ce11" office:value-type="float" office:value="0.254841969792519" calcext:value-type="float">
            <text:p>0,2548419698</text:p>
          </table:table-cell>
          <table:table-cell table:style-name="ce11" office:value-type="float" office:value="0.000142990262848281" calcext:value-type="float">
            <text:p>0,0001429903</text:p>
          </table:table-cell>
          <table:table-cell table:style-name="ce15" office:value-type="float" office:value="0.0000000171305411847551" calcext:value-type="float">
            <text:p>1,71E-008</text:p>
          </table:table-cell>
          <table:table-cell table:style-name="ce15" office:value-type="float" office:value="0.00000000000174440626304294" calcext:value-type="float">
            <text:p>1,74E-012</text:p>
          </table:table-cell>
          <table:table-cell table:style-name="ce15" office:value-type="float" office:value="1.74757405508941E-016" calcext:value-type="float">
            <text:p>1,75E-016</text:p>
          </table:table-cell>
          <table:table-cell/>
        </table:table-row>
        <table:table-row table:style-name="ro1">
          <table:table-cell table:number-columns-repeated="3"/>
          <table:table-cell table:style-name="ce12" table:number-columns-repeated="6"/>
          <table:table-cell table:number-columns-repeated="4"/>
          <table:table-cell table:style-name="ce4"/>
          <table:table-cell table:style-name="ce12" table:number-columns-repeated="6"/>
          <table:table-cell/>
        </table:table-row>
        <table:table-row table:style-name="ro1">
          <table:table-cell/>
          <table:table-cell table:style-name="ce10" office:value-type="float" office:value="512" calcext:value-type="float" table:number-columns-spanned="1" table:number-rows-spanned="4">
            <text:p>512</text:p>
          </table:table-cell>
          <table:table-cell office:value-type="float" office:value="0" calcext:value-type="float">
            <text:p>0</text:p>
          </table:table-cell>
          <table:table-cell table:number-columns-repeated="9"/>
          <table:table-cell table:style-name="ce10" office:value-type="float" office:value="512" calcext:value-type="float" table:number-columns-spanned="1" table:number-rows-spanned="4">
            <text:p>512</text:p>
          </table:table-cell>
          <table:table-cell table:style-name="ce4" office:value-type="float" office:value="0" calcext:value-type="float">
            <text:p>0</text:p>
          </table:table-cell>
          <table:table-cell/>
          <table:table-cell table:style-name="ce11" office:value-type="float" office:value="0.994176023231336" calcext:value-type="float">
            <text:p>0,9941760232</text:p>
          </table:table-cell>
          <table:table-cell table:style-name="ce11" office:value-type="float" office:value="0.400857714570479" calcext:value-type="float">
            <text:p>0,4008577146</text:p>
          </table:table-cell>
          <table:table-cell table:style-name="ce11" office:value-type="float" office:value="0.0499137985833172" calcext:value-type="float">
            <text:p>0,0499137986</text:p>
          </table:table-cell>
          <table:table-cell table:style-name="ce11" office:value-type="float" office:value="0.00510694061042677" calcext:value-type="float">
            <text:p>0,0051069406</text:p>
          </table:table-cell>
          <table:table-cell table:style-name="ce14" office:value-type="float" office:value="0.000511869206250606" calcext:value-type="float">
            <text:p>0,0005118692</text:p>
          </table:table-cell>
          <table:table-cell/>
        </table:table-row>
        <table:table-row table:style-name="ro1">
          <table:table-cell/>
          <table:covered-table-cell/>
          <table:table-cell office:value-type="float" office:value="1" calcext:value-type="float">
            <text:p>1</text:p>
          </table:table-cell>
          <table:table-cell table:number-columns-repeated="9"/>
          <table:covered-table-cell/>
          <table:table-cell table:style-name="ce4" office:value-type="float" office:value="1" calcext:value-type="float">
            <text:p>1</text:p>
          </table:table-cell>
          <table:table-cell/>
          <table:table-cell table:style-name="ce11" office:value-type="float" office:value="0.964056062569156" calcext:value-type="float">
            <text:p>0,9640560626</text:p>
          </table:table-cell>
          <table:table-cell table:style-name="ce11" office:value-type="float" office:value="0.0937897965125054" calcext:value-type="float">
            <text:p>0,0937897965</text:p>
          </table:table-cell>
          <table:table-cell table:style-name="ce11" office:value-type="float" office:value="0.00126452014294441" calcext:value-type="float">
            <text:p>0,0012645201</text:p>
          </table:table-cell>
          <table:table-cell table:style-name="ce11" office:value-type="float" office:value="0.0000130372073413103" calcext:value-type="float">
            <text:p>1,30372073413103E-005</text:p>
          </table:table-cell>
          <table:table-cell table:style-name="ce15" office:value-type="float" office:value="0.000000130771531056001" calcext:value-type="float">
            <text:p>1,31E-007</text:p>
          </table:table-cell>
          <table:table-cell/>
        </table:table-row>
        <table:table-row table:style-name="ro1">
          <table:table-cell/>
          <table:covered-table-cell/>
          <table:table-cell office:value-type="float" office:value="2" calcext:value-type="float">
            <text:p>2</text:p>
          </table:table-cell>
          <table:table-cell table:number-columns-repeated="9"/>
          <table:covered-table-cell/>
          <table:table-cell table:style-name="ce4" office:value-type="float" office:value="2" calcext:value-type="float">
            <text:p>2</text:p>
          </table:table-cell>
          <table:table-cell/>
          <table:table-cell table:style-name="ce11" office:value-type="float" office:value="0.886322224698581" calcext:value-type="float">
            <text:p>0,8863222247</text:p>
          </table:table-cell>
          <table:table-cell table:style-name="ce11" office:value-type="float" office:value="0.015255409061242" calcext:value-type="float">
            <text:p>0,0152554091</text:p>
          </table:table-cell>
          <table:table-cell table:style-name="ce11" office:value-type="float" office:value="0.0000214067674554771" calcext:value-type="float">
            <text:p>2,14067674554771E-005</text:p>
          </table:table-cell>
          <table:table-cell table:style-name="ce15" office:value-type="float" office:value="0.0000000221539959527197" calcext:value-type="float">
            <text:p>2,22E-008</text:p>
          </table:table-cell>
          <table:table-cell table:style-name="ce15" office:value-type="float" office:value="0.0000000000222302320954077" calcext:value-type="float">
            <text:p>2,22E-011</text:p>
          </table:table-cell>
          <table:table-cell/>
        </table:table-row>
        <table:table-row table:style-name="ro1">
          <table:table-cell/>
          <table:covered-table-cell/>
          <table:table-cell office:value-type="float" office:value="3" calcext:value-type="float">
            <text:p>3</text:p>
          </table:table-cell>
          <table:table-cell table:number-columns-repeated="9"/>
          <table:covered-table-cell/>
          <table:table-cell table:style-name="ce4" office:value-type="float" office:value="3" calcext:value-type="float">
            <text:p>3</text:p>
          </table:table-cell>
          <table:table-cell/>
          <table:table-cell table:style-name="ce11" office:value-type="float" office:value="0.752839876840018" calcext:value-type="float">
            <text:p>0,7528398768</text:p>
          </table:table-cell>
          <table:table-cell table:style-name="ce11" office:value-type="float" office:value="0.00189119898445037" calcext:value-type="float">
            <text:p>0,001891199</text:p>
          </table:table-cell>
          <table:table-cell table:style-name="ce15" office:value-type="float" office:value="0.000000271726568078707" calcext:value-type="float">
            <text:p>2,72E-007</text:p>
          </table:table-cell>
          <table:table-cell table:style-name="ce15" office:value-type="float" office:value="0.0000000000281840075930917" calcext:value-type="float">
            <text:p>2,82E-011</text:p>
          </table:table-cell>
          <table:table-cell table:style-name="ce15" office:value-type="float" office:value="2.82872730117926E-015" calcext:value-type="float">
            <text:p>2,83E-015</text:p>
          </table:table-cell>
          <table:table-cell/>
        </table:table-row>
        <table:table-row table:style-name="ro1">
          <table:table-cell table:number-columns-repeated="3"/>
          <table:table-cell table:style-name="ce12" table:number-columns-repeated="6"/>
          <table:table-cell table:number-columns-repeated="4"/>
          <table:table-cell table:style-name="ce4"/>
          <table:table-cell table:style-name="ce12" table:number-columns-repeated="6"/>
          <table:table-cell/>
        </table:table-row>
        <table:table-row table:style-name="ro1">
          <table:table-cell/>
          <table:table-cell table:style-name="ce10" office:value-type="float" office:value="1024" calcext:value-type="float" table:number-columns-spanned="1" table:number-rows-spanned="4">
            <text:p>1024</text:p>
          </table:table-cell>
          <table:table-cell office:value-type="float" office:value="0" calcext:value-type="float">
            <text:p>0</text:p>
          </table:table-cell>
          <table:table-cell table:number-columns-repeated="9"/>
          <table:table-cell table:style-name="ce10" office:value-type="float" office:value="1024" calcext:value-type="float" table:number-columns-spanned="1" table:number-rows-spanned="4">
            <text:p>1024</text:p>
          </table:table-cell>
          <table:table-cell table:style-name="ce4" office:value-type="float" office:value="0" calcext:value-type="float">
            <text:p>0</text:p>
          </table:table-cell>
          <table:table-cell/>
          <table:table-cell table:style-name="ce11" office:value-type="float" office:value="0.999966081294598" calcext:value-type="float">
            <text:p>0,9999660813</text:p>
          </table:table-cell>
          <table:table-cell table:style-name="ce11" office:value-type="float" office:value="0.64102852181029" calcext:value-type="float">
            <text:p>0,6410285218</text:p>
          </table:table-cell>
          <table:table-cell table:style-name="ce11" office:value-type="float" office:value="0.0973362098776185" calcext:value-type="float">
            <text:p>0,0973362099</text:p>
          </table:table-cell>
          <table:table-cell table:style-name="ce11" office:value-type="float" office:value="0.0101878003784551" calcext:value-type="float">
            <text:p>0,0101878004</text:p>
          </table:table-cell>
          <table:table-cell table:style-name="ce11" office:value-type="float" office:value="0.0010234764024169" calcext:value-type="float">
            <text:p>0,0010234764</text:p>
          </table:table-cell>
          <table:table-cell/>
        </table:table-row>
        <table:table-row table:style-name="ro1">
          <table:table-cell/>
          <table:covered-table-cell/>
          <table:table-cell office:value-type="float" office:value="1" calcext:value-type="float">
            <text:p>1</text:p>
          </table:table-cell>
          <table:table-cell table:number-columns-repeated="9"/>
          <table:covered-table-cell/>
          <table:table-cell table:style-name="ce4" office:value-type="float" office:value="1" calcext:value-type="float">
            <text:p>1</text:p>
          </table:table-cell>
          <table:table-cell/>
          <table:table-cell table:style-name="ce11" office:value-type="float" office:value="0.999615245392259" calcext:value-type="float">
            <text:p>0,9996152454</text:p>
          </table:table-cell>
          <table:table-cell table:style-name="ce11" office:value-type="float" office:value="0.273073773395612" calcext:value-type="float">
            <text:p>0,2730737734</text:p>
          </table:table-cell>
          <table:table-cell table:style-name="ce11" office:value-type="float" office:value="0.00489419356746584" calcext:value-type="float">
            <text:p>0,0048941936</text:p>
          </table:table-cell>
          <table:table-cell table:style-name="ce11" office:value-type="float" office:value="0.000052022096593811" calcext:value-type="float">
            <text:p>5,2022096593811E-005</text:p>
          </table:table-cell>
          <table:table-cell table:style-name="ce15" office:value-type="float" office:value="0.000000523419270580024" calcext:value-type="float">
            <text:p>5,23E-007</text:p>
          </table:table-cell>
          <table:table-cell/>
        </table:table-row>
        <table:table-row table:style-name="ro1">
          <table:table-cell/>
          <table:covered-table-cell/>
          <table:table-cell office:value-type="float" office:value="2" calcext:value-type="float">
            <text:p>2</text:p>
          </table:table-cell>
          <table:table-cell table:number-columns-repeated="9"/>
          <table:covered-table-cell/>
          <table:table-cell table:style-name="ce4" office:value-type="float" office:value="2" calcext:value-type="float">
            <text:p>2</text:p>
          </table:table-cell>
          <table:table-cell/>
          <table:table-cell table:style-name="ce11" office:value-type="float" office:value="0.997802593230173" calcext:value-type="float">
            <text:p>0,9978025932</text:p>
          </table:table-cell>
          <table:table-cell table:style-name="ce11" office:value-type="float" office:value="0.0846765223304386" calcext:value-type="float">
            <text:p>0,0846765223</text:p>
          </table:table-cell>
          <table:table-cell table:style-name="ce11" office:value-type="float" office:value="0.000165311544999807" calcext:value-type="float">
            <text:p>0,0001653115</text:p>
          </table:table-cell>
          <table:table-cell table:style-name="ce15" office:value-type="float" office:value="0.000000177072232082734" calcext:value-type="float">
            <text:p>1,77E-007</text:p>
          </table:table-cell>
          <table:table-cell table:style-name="ce15" office:value-type="float" office:value="0.000000000178296444658589" calcext:value-type="float">
            <text:p>1,78E-010</text:p>
          </table:table-cell>
          <table:table-cell/>
        </table:table-row>
        <table:table-row table:style-name="ro1">
          <table:table-cell/>
          <table:covered-table-cell/>
          <table:table-cell office:value-type="float" office:value="3" calcext:value-type="float">
            <text:p>3</text:p>
          </table:table-cell>
          <table:table-cell table:number-columns-repeated="9"/>
          <table:covered-table-cell/>
          <table:table-cell table:style-name="ce4" office:value-type="float" office:value="3" calcext:value-type="float">
            <text:p>3</text:p>
          </table:table-cell>
          <table:table-cell/>
          <table:table-cell table:style-name="ce11" office:value-type="float" office:value="0.991565116766699" calcext:value-type="float">
            <text:p>0,9915651168</text:p>
          </table:table-cell>
          <table:table-cell table:style-name="ce11" office:value-type="float" office:value="0.020431613892465" calcext:value-type="float">
            <text:p>0,0204316139</text:p>
          </table:table-cell>
          <table:table-cell table:style-name="ce18" office:value-type="float" office:value="0.00000419818609859158" calcext:value-type="float">
            <text:p>4,19818609859158E-006</text:p>
          </table:table-cell>
          <table:table-cell table:style-name="ce15" office:value-type="float" office:value="0.000000000451749553091616" calcext:value-type="float">
            <text:p>4,52E-010</text:p>
          </table:table-cell>
          <table:table-cell table:style-name="ce15" office:value-type="float" office:value="0.0000000000000455078804122049" calcext:value-type="float">
            <text:p>4,55E-014</text:p>
          </table:table-cell>
          <table:table-cell/>
        </table:table-row>
        <table:table-row table:style-name="ro1" table:number-rows-repeated="1048532">
          <table:table-cell table:number-columns-repeated="21"/>
        </table:table-row>
        <table:table-row table:style-name="ro1">
          <table:table-cell table:number-columns-repeated="21"/>
        </table:table-row>
      </table:table>
      <table:table table:name="Hoja5" table:style-name="ta1">
        <table:table-column table:style-name="co1" table:default-cell-style-name="Default"/>
        <table:table-column table:style-name="co5" table:default-cell-style-name="ce22"/>
        <table:table-column table:style-name="co6" table:default-cell-style-name="ce26"/>
        <table:table-column table:style-name="co1" table:default-cell-style-name="ce30"/>
        <table:table-column table:style-name="co1" table:number-columns-repeated="6" table:default-cell-style-name="ce28"/>
        <table:table-column table:style-name="co1" table:default-cell-style-name="ce33"/>
        <table:table-column table:style-name="co1" table:number-columns-repeated="4" table:default-cell-style-name="Default"/>
        <table:table-row table:style-name="ro1">
          <table:table-cell/>
          <table:table-cell table:style-name="Default" table:number-columns-repeated="10"/>
          <table:table-cell table:number-columns-repeated="4"/>
        </table:table-row>
        <table:table-row table:style-name="ro1">
          <table:table-cell/>
          <table:table-cell table:style-name="ce20" office:value-type="string" calcext:value-type="string" table:number-columns-spanned="10" table:number-rows-spanned="2">
            <text:p>Dnn(a)</text:p>
          </table:table-cell>
          <table:covered-table-cell table:style-name="ce24"/>
          <table:covered-table-cell table:style-name="ce27"/>
          <table:covered-table-cell table:number-columns-repeated="6" table:style-name="ce24"/>
          <table:covered-table-cell table:style-name="ce31"/>
          <table:table-cell table:number-columns-repeated="4"/>
        </table:table-row>
        <table:table-row table:style-name="ro1">
          <table:table-cell/>
          <table:covered-table-cell table:style-name="ce21"/>
          <table:covered-table-cell table:number-columns-repeated="8" table:style-name="ce24"/>
          <table:covered-table-cell table:style-name="ce31"/>
          <table:table-cell table:number-columns-repeated="4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table:style-name="ce25" office:value-type="string" calcext:value-type="string">
            <text:p>n/N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float" office:value="16" calcext:value-type="float">
            <text:p>16</text:p>
          </table:table-cell>
          <table:table-cell table:style-name="ce25" office:value-type="float" office:value="32" calcext:value-type="float">
            <text:p>32</text:p>
          </table:table-cell>
          <table:table-cell table:style-name="ce25" office:value-type="float" office:value="64" calcext:value-type="float">
            <text:p>64</text:p>
          </table:table-cell>
          <table:table-cell table:style-name="ce25" office:value-type="float" office:value="128" calcext:value-type="float">
            <text:p>128</text:p>
          </table:table-cell>
          <table:table-cell table:style-name="ce25" office:value-type="float" office:value="256" calcext:value-type="float">
            <text:p>256</text:p>
          </table:table-cell>
          <table:table-cell table:style-name="ce25" office:value-type="float" office:value="512" calcext:value-type="float">
            <text:p>512</text:p>
          </table:table-cell>
          <table:table-cell table:style-name="ce32" office:value-type="float" office:value="1024" calcext:value-type="float">
            <text:p>1024</text:p>
          </table:table-cell>
          <table:table-cell table:number-columns-repeated="4"/>
        </table:table-row>
        <table:table-row table:style-name="ro1">
          <table:table-cell/>
          <table:table-cell table:style-name="ce23" office:value-type="float" office:value="0.9" calcext:value-type="float" table:number-columns-spanned="1" table:number-rows-spanned="4">
            <text:p>0,9</text:p>
          </table:table-cell>
          <table:table-cell office:value-type="float" office:value="0" calcext:value-type="float">
            <text:p>0</text:p>
          </table:table-cell>
          <table:table-cell table:style-name="ce28" office:value-type="float" office:value="0.56953279" calcext:value-type="float">
            <text:p>0,56953279</text:p>
          </table:table-cell>
          <table:table-cell office:value-type="float" office:value="0.814697981114816" calcext:value-type="float">
            <text:p>0,8146979811</text:p>
          </table:table-cell>
          <table:table-cell office:value-type="float" office:value="0.965663161797075" calcext:value-type="float">
            <text:p>0,9656631618</text:p>
          </table:table-cell>
          <table:table-cell office:value-type="float" office:value="0.998820981542226" calcext:value-type="float">
            <text:p>0,9988209815</text:p>
          </table:table-cell>
          <table:table-cell office:value-type="float" office:value="0.999998609915476" calcext:value-type="float">
            <text:p>0,9999986099</text:p>
          </table:table-cell>
          <table:table-cell office:value-type="float" office:value="0.999999999998068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covered-table-cell/>
          <table:table-cell office:value-type="float" office:value="1" calcext:value-type="float">
            <text:p>1</text:p>
          </table:table-cell>
          <table:table-cell table:style-name="ce28" office:value-type="float" office:value="0.18689527" calcext:value-type="float">
            <text:p>0,18689527</text:p>
          </table:table-cell>
          <table:table-cell office:value-type="float" office:value="0.485272169763377" calcext:value-type="float">
            <text:p>0,4852721698</text:p>
          </table:table-cell>
          <table:table-cell office:value-type="float" office:value="0.843576625964452" calcext:value-type="float">
            <text:p>0,843576626</text:p>
          </table:table-cell>
          <table:table-cell office:value-type="float" office:value="0.990436850286945" calcext:value-type="float">
            <text:p>0,9904368503</text:p>
          </table:table-cell>
          <table:table-cell office:value-type="float" office:value="0.999978839824471" calcext:value-type="float">
            <text:p>0,9999788398</text:p>
          </table:table-cell>
          <table:table-cell office:value-type="float" office:value="0.999999999943104" calcext:value-type="float">
            <text:p>0,999999999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covered-table-cell/>
          <table:table-cell office:value-type="float" office:value="2" calcext:value-type="float">
            <text:p>2</text:p>
          </table:table-cell>
          <table:table-cell table:style-name="ce28" office:value-type="float" office:value="0.03809179" calcext:value-type="float">
            <text:p>0,03809179</text:p>
          </table:table-cell>
          <table:table-cell office:value-type="float" office:value="0.210750660303845" calcext:value-type="float">
            <text:p>0,2107506603</text:p>
          </table:table-cell>
          <table:table-cell office:value-type="float" office:value="0.633316480919379" calcext:value-type="float">
            <text:p>0,6333164809</text:p>
          </table:table-cell>
          <table:table-cell office:value-type="float" office:value="0.961092390893463" calcext:value-type="float">
            <text:p>0,9610923909</text:p>
          </table:table-cell>
          <table:table-cell office:value-type="float" office:value="0.999839350849049" calcext:value-type="float">
            <text:p>0,9998393508</text:p>
          </table:table-cell>
          <table:table-cell office:value-type="float" office:value="0.999999999164444" calcext:value-type="float">
            <text:p>0,999999999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covered-table-cell/>
          <table:table-cell office:value-type="float" office:value="3" calcext:value-type="float">
            <text:p>3</text:p>
          </table:table-cell>
          <table:table-cell table:style-name="ce28" office:value-type="float" office:value="0.00502435" calcext:value-type="float">
            <text:p>0,00502435</text:p>
          </table:table-cell>
          <table:table-cell office:value-type="float" office:value="0.0684061739174215" calcext:value-type="float">
            <text:p>0,0684061739</text:p>
          </table:table-cell>
          <table:table-cell office:value-type="float" office:value="0.399694097535966" calcext:value-type="float">
            <text:p>0,3996940975</text:p>
          </table:table-cell>
          <table:table-cell office:value-type="float" office:value="0.893708817471391" calcext:value-type="float">
            <text:p>0,8937088175</text:p>
          </table:table-cell>
          <table:table-cell office:value-type="float" office:value="0.999188402297078" calcext:value-type="float">
            <text:p>0,9991884023</text:p>
          </table:table-cell>
          <table:table-cell office:value-type="float" office:value="0.999999991839278" calcext:value-type="float">
            <text:p>0,999999991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25"/>
          <table:table-cell table:style-name="ce25" office:value-type="float" office:value="8" calcext:value-type="float">
            <text:p>8</text:p>
          </table:table-cell>
          <table:table-cell table:style-name="ce25" office:value-type="float" office:value="16" calcext:value-type="float">
            <text:p>16</text:p>
          </table:table-cell>
          <table:table-cell table:style-name="ce25" office:value-type="float" office:value="32" calcext:value-type="float">
            <text:p>32</text:p>
          </table:table-cell>
          <table:table-cell table:style-name="ce25" office:value-type="float" office:value="64" calcext:value-type="float">
            <text:p>64</text:p>
          </table:table-cell>
          <table:table-cell table:style-name="ce25" office:value-type="float" office:value="128" calcext:value-type="float">
            <text:p>128</text:p>
          </table:table-cell>
          <table:table-cell table:style-name="ce25" office:value-type="float" office:value="256" calcext:value-type="float">
            <text:p>256</text:p>
          </table:table-cell>
          <table:table-cell table:style-name="ce25" office:value-type="float" office:value="512" calcext:value-type="float">
            <text:p>512</text:p>
          </table:table-cell>
          <table:table-cell table:style-name="ce32" office:value-type="float" office:value="1024" calcext:value-type="float">
            <text:p>1024</text:p>
          </table:table-cell>
          <table:table-cell table:number-columns-repeated="4"/>
        </table:table-row>
        <table:table-row table:style-name="ro1">
          <table:table-cell/>
          <table:table-cell table:style-name="ce23" office:value-type="float" office:value="0.99" calcext:value-type="float" table:number-columns-spanned="1" table:number-rows-spanned="4">
            <text:p>0,99</text:p>
          </table:table-cell>
          <table:table-cell office:value-type="float" office:value="0" calcext:value-type="float">
            <text:p>0</text:p>
          </table:table-cell>
          <table:table-cell table:style-name="ce28" office:value-type="float" office:value="0.0772553055720799" calcext:value-type="float">
            <text:p>0,0772553056</text:p>
          </table:table-cell>
          <table:table-cell office:value-type="float" office:value="0.148542228905125" calcext:value-type="float">
            <text:p>0,1485422289</text:p>
          </table:table-cell>
          <table:table-cell office:value-type="float" office:value="0.275019664042147" calcext:value-type="float">
            <text:p>0,275019664</text:p>
          </table:table-cell>
          <table:table-cell office:value-type="float" office:value="0.474403512474438" calcext:value-type="float">
            <text:p>0,4744035125</text:p>
          </table:table-cell>
          <table:table-cell office:value-type="float" office:value="0.723748332300792" calcext:value-type="float">
            <text:p>0,7237483323</text:p>
          </table:table-cell>
          <table:table-cell office:value-type="float" office:value="0.923685016093406" calcext:value-type="float">
            <text:p>0,9236850161</text:p>
          </table:table-cell>
          <table:table-cell office:value-type="float" office:value="0.994176023231336" calcext:value-type="float">
            <text:p>0,9941760232</text:p>
          </table:table-cell>
          <table:table-cell office:value-type="float" office:value="0.999966081294598" calcext:value-type="float">
            <text:p>0,9999660813</text:p>
          </table:table-cell>
          <table:table-cell table:number-columns-repeated="3"/>
          <table:table-cell office:value-type="string" calcext:value-type="string">
            <text:p>def </text:p>
          </table:table-cell>
        </table:table-row>
        <table:table-row table:style-name="ro1">
          <table:table-cell/>
          <table:covered-table-cell/>
          <table:table-cell office:value-type="float" office:value="1" calcext:value-type="float">
            <text:p>1</text:p>
          </table:table-cell>
          <table:table-cell table:style-name="ce28" office:value-type="float" office:value="0.00269007773952068" calcext:value-type="float">
            <text:p>0,0026900777</text:p>
          </table:table-cell>
          <table:table-cell office:value-type="float" office:value="0.0109328921625182" calcext:value-type="float">
            <text:p>0,0109328922</text:p>
          </table:table-cell>
          <table:table-cell office:value-type="float" office:value="0.0406825857527392" calcext:value-type="float">
            <text:p>0,0406825858</text:p>
          </table:table-cell>
          <table:table-cell office:value-type="float" office:value="0.134623964983165" calcext:value-type="float">
            <text:p>0,134623965</text:p>
          </table:table-cell>
          <table:table-cell office:value-type="float" office:value="0.366574458911916" calcext:value-type="float">
            <text:p>0,3665744589</text:p>
          </table:table-cell>
          <table:table-cell office:value-type="float" office:value="0.726345259728881" calcext:value-type="float">
            <text:p>0,7263452597</text:p>
          </table:table-cell>
          <table:table-cell office:value-type="float" office:value="0.964056062569156" calcext:value-type="float">
            <text:p>0,9640560626</text:p>
          </table:table-cell>
          <table:table-cell office:value-type="float" office:value="0.999615245392259" calcext:value-type="float">
            <text:p>0,9996152454</text:p>
          </table:table-cell>
          <table:table-cell table:number-columns-repeated="4"/>
        </table:table-row>
        <table:table-row table:style-name="ro1">
          <table:table-cell/>
          <table:covered-table-cell/>
          <table:table-cell office:value-type="float" office:value="2" calcext:value-type="float">
            <text:p>2</text:p>
          </table:table-cell>
          <table:table-cell table:style-name="ce29" office:value-type="float" office:value="0.000053933321197871" calcext:value-type="float">
            <text:p>5,39E-005</text:p>
          </table:table-cell>
          <table:table-cell office:value-type="float" office:value="0.000507942409290444" calcext:value-type="float">
            <text:p>0,0005079424</text:p>
          </table:table-cell>
          <table:table-cell office:value-type="float" office:value="0.00399344723268046" calcext:value-type="float">
            <text:p>0,0039934472</text:p>
          </table:table-cell>
          <table:table-cell office:value-type="float" office:value="0.0265122907813966" calcext:value-type="float">
            <text:p>0,0265122908</text:p>
          </table:table-cell>
          <table:table-cell office:value-type="float" office:value="0.137478085576627" calcext:value-type="float">
            <text:p>0,1374780856</text:p>
          </table:table-cell>
          <table:table-cell office:value-type="float" office:value="0.47219557350184" calcext:value-type="float">
            <text:p>0,4721955735</text:p>
          </table:table-cell>
          <table:table-cell office:value-type="float" office:value="0.886322224698581" calcext:value-type="float">
            <text:p>0,8863222247</text:p>
          </table:table-cell>
          <table:table-cell office:value-type="float" office:value="0.997802593230173" calcext:value-type="float">
            <text:p>0,9978025932</text:p>
          </table:table-cell>
          <table:table-cell table:number-columns-repeated="4"/>
        </table:table-row>
        <table:table-row table:style-name="ro1">
          <table:table-cell/>
          <table:covered-table-cell/>
          <table:table-cell office:value-type="float" office:value="3" calcext:value-type="float">
            <text:p>3</text:p>
          </table:table-cell>
          <table:table-cell office:value-type="float" office:value="0.000000677878403470893" calcext:value-type="float">
            <text:p>6,78E-007</text:p>
          </table:table-cell>
          <table:table-cell table:style-name="ce29" office:value-type="float" office:value="0.0000165306364110209" calcext:value-type="float">
            <text:p>1,65E-005</text:p>
          </table:table-cell>
          <table:table-cell office:value-type="float" office:value="0.000287473644795729" calcext:value-type="float">
            <text:p>0,0002874736</text:p>
          </table:table-cell>
          <table:table-cell office:value-type="float" office:value="0.00394352377631355" calcext:value-type="float">
            <text:p>0,0039435238</text:p>
          </table:table-cell>
          <table:table-cell office:value-type="float" office:value="0.0402856847677163" calcext:value-type="float">
            <text:p>0,0402856848</text:p>
          </table:table-cell>
          <table:table-cell office:value-type="float" office:value="0.254841969792519" calcext:value-type="float">
            <text:p>0,2548419698</text:p>
          </table:table-cell>
          <table:table-cell office:value-type="float" office:value="0.752839876840018" calcext:value-type="float">
            <text:p>0,7528398768</text:p>
          </table:table-cell>
          <table:table-cell office:value-type="float" office:value="0.991565116766699" calcext:value-type="float">
            <text:p>0,9915651168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25"/>
          <table:table-cell table:style-name="ce25" office:value-type="float" office:value="8" calcext:value-type="float">
            <text:p>8</text:p>
          </table:table-cell>
          <table:table-cell table:style-name="ce25" office:value-type="float" office:value="16" calcext:value-type="float">
            <text:p>16</text:p>
          </table:table-cell>
          <table:table-cell table:style-name="ce25" office:value-type="float" office:value="32" calcext:value-type="float">
            <text:p>32</text:p>
          </table:table-cell>
          <table:table-cell table:style-name="ce25" office:value-type="float" office:value="64" calcext:value-type="float">
            <text:p>64</text:p>
          </table:table-cell>
          <table:table-cell table:style-name="ce25" office:value-type="float" office:value="128" calcext:value-type="float">
            <text:p>128</text:p>
          </table:table-cell>
          <table:table-cell table:style-name="ce25" office:value-type="float" office:value="256" calcext:value-type="float">
            <text:p>256</text:p>
          </table:table-cell>
          <table:table-cell table:style-name="ce25" office:value-type="float" office:value="512" calcext:value-type="float">
            <text:p>512</text:p>
          </table:table-cell>
          <table:table-cell table:style-name="ce32" office:value-type="float" office:value="1024" calcext:value-type="float">
            <text:p>1024</text:p>
          </table:table-cell>
          <table:table-cell table:number-columns-repeated="4"/>
        </table:table-row>
        <table:table-row table:style-name="ro1">
          <table:table-cell/>
          <table:table-cell table:style-name="ce23" office:value-type="float" office:value="0.999" calcext:value-type="float" table:number-columns-spanned="1" table:number-rows-spanned="4">
            <text:p>0,999</text:p>
          </table:table-cell>
          <table:table-cell office:value-type="float" office:value="0" calcext:value-type="float">
            <text:p>0</text:p>
          </table:table-cell>
          <table:table-cell table:style-name="ce28" office:value-type="float" office:value="0.00797205593005601" calcext:value-type="float">
            <text:p>0,0079720559</text:p>
          </table:table-cell>
          <table:table-cell office:value-type="float" office:value="0.0158805581843601" calcext:value-type="float">
            <text:p>0,0158805582</text:p>
          </table:table-cell>
          <table:table-cell office:value-type="float" office:value="0.0315089242404732" calcext:value-type="float">
            <text:p>0,0315089242</text:p>
          </table:table-cell>
          <table:table-cell office:value-type="float" office:value="0.0620250361741546" calcext:value-type="float">
            <text:p>0,0620250362</text:p>
          </table:table-cell>
          <table:table-cell office:value-type="float" office:value="0.120202967235904" calcext:value-type="float">
            <text:p>0,1202029672</text:p>
          </table:table-cell>
          <table:table-cell office:value-type="float" office:value="0.225957181139492" calcext:value-type="float">
            <text:p>0,2259571811</text:p>
          </table:table-cell>
          <table:table-cell office:value-type="float" office:value="0.400857714570479" calcext:value-type="float">
            <text:p>0,4008577146</text:p>
          </table:table-cell>
          <table:table-cell office:value-type="float" office:value="0.64102852181029" calcext:value-type="float">
            <text:p>0,6410285218</text:p>
          </table:table-cell>
          <table:table-cell table:number-columns-repeated="4"/>
        </table:table-row>
        <table:table-row table:style-name="ro1">
          <table:table-cell/>
          <table:covered-table-cell/>
          <table:table-cell office:value-type="float" office:value="1" calcext:value-type="float">
            <text:p>1</text:p>
          </table:table-cell>
          <table:table-cell table:style-name="ce29" office:value-type="float" office:value="0.0000278882097761706" calcext:value-type="float">
            <text:p>2,79E-005</text:p>
          </table:table-cell>
          <table:table-cell office:value-type="float" office:value="0.000118885442568027" calcext:value-type="float">
            <text:p>0,0001188854</text:p>
          </table:table-cell>
          <table:table-cell office:value-type="float" office:value="0.000486187079006894" calcext:value-type="float">
            <text:p>0,0004861871</text:p>
          </table:table-cell>
          <table:table-cell office:value-type="float" office:value="0.00193454800112736" calcext:value-type="float">
            <text:p>0,001934548</text:p>
          </table:table-cell>
          <table:table-cell office:value-type="float" office:value="0.00747622029515869" calcext:value-type="float">
            <text:p>0,0074762203</text:p>
          </table:table-cell>
          <table:table-cell office:value-type="float" office:value="0.0276038661962585" calcext:value-type="float">
            <text:p>0,0276038662</text:p>
          </table:table-cell>
          <table:table-cell office:value-type="float" office:value="0.0937897965125054" calcext:value-type="float">
            <text:p>0,0937897965</text:p>
          </table:table-cell>
          <table:table-cell office:value-type="float" office:value="0.273073773395612" calcext:value-type="float">
            <text:p>0,2730737734</text:p>
          </table:table-cell>
          <table:table-cell table:number-columns-repeated="4"/>
        </table:table-row>
        <table:table-row table:style-name="ro1">
          <table:table-cell/>
          <table:covered-table-cell/>
          <table:table-cell office:value-type="float" office:value="2" calcext:value-type="float">
            <text:p>2</text:p>
          </table:table-cell>
          <table:table-cell office:value-type="float" office:value="0.0000000557903357507352" calcext:value-type="float">
            <text:p>5,58E-008</text:p>
          </table:table-cell>
          <table:table-cell table:style-name="ce30" office:value-type="float" office:value="0.000000554566128146226" calcext:value-type="float">
            <text:p>5,55E-007</text:p>
          </table:table-cell>
          <table:table-cell table:style-name="ce29" office:value-type="float" office:value="0.00000485331924440306" calcext:value-type="float">
            <text:p>4,85E-006</text:p>
          </table:table-cell>
          <table:table-cell table:style-name="ce29" office:value-type="float" office:value="0.0000398028785544329" calcext:value-type="float">
            <text:p>3,98E-005</text:p>
          </table:table-cell>
          <table:table-cell office:value-type="float" office:value="0.00031090655067688" calcext:value-type="float">
            <text:p>0,0003109066</text:p>
          </table:table-cell>
          <table:table-cell office:value-type="float" office:value="0.00228850317797787" calcext:value-type="float">
            <text:p>0,0022885032</text:p>
          </table:table-cell>
          <table:table-cell office:value-type="float" office:value="0.0152554090612419" calcext:value-type="float">
            <text:p>0,0152554091</text:p>
          </table:table-cell>
          <table:table-cell office:value-type="float" office:value="0.0846765223304386" calcext:value-type="float">
            <text:p>0,0846765223</text:p>
          </table:table-cell>
          <table:table-cell table:number-columns-repeated="4"/>
        </table:table-row>
        <table:table-row table:style-name="ro1">
          <table:table-cell/>
          <table:covered-table-cell/>
          <table:table-cell office:value-type="float" office:value="3" calcext:value-type="float">
            <text:p>3</text:p>
          </table:table-cell>
          <table:table-cell office:value-type="float" office:value="0.0000000000697763104551477" calcext:value-type="float">
            <text:p>6,98E-011</text:p>
          </table:table-cell>
          <table:table-cell table:style-name="ce30" office:value-type="float" office:value="0.00000000180260790654414" calcext:value-type="float">
            <text:p>1,80E-009</text:p>
          </table:table-cell>
          <table:table-cell table:style-name="ce30" office:value-type="float" office:value="0.0000000351634910247611" calcext:value-type="float">
            <text:p>3,52E-008</text:p>
          </table:table-cell>
          <table:table-cell table:style-name="ce30" office:value-type="float" office:value="0.000000605615424795942" calcext:value-type="float">
            <text:p>6,06E-007</text:p>
          </table:table-cell>
          <table:table-cell table:style-name="ce29" office:value-type="float" office:value="0.00000966212898695427" calcext:value-type="float">
            <text:p>9,66E-006</text:p>
          </table:table-cell>
          <table:table-cell office:value-type="float" office:value="0.000142990262848321" calcext:value-type="float">
            <text:p>0,0001429903</text:p>
          </table:table-cell>
          <table:table-cell office:value-type="float" office:value="0.00189119898445031" calcext:value-type="float">
            <text:p>0,001891199</text:p>
          </table:table-cell>
          <table:table-cell office:value-type="float" office:value="0.0204316138924649" calcext:value-type="float">
            <text:p>0,0204316139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25"/>
          <table:table-cell table:style-name="ce25" office:value-type="float" office:value="8" calcext:value-type="float">
            <text:p>8</text:p>
          </table:table-cell>
          <table:table-cell table:style-name="ce25" office:value-type="float" office:value="16" calcext:value-type="float">
            <text:p>16</text:p>
          </table:table-cell>
          <table:table-cell table:style-name="ce25" office:value-type="float" office:value="32" calcext:value-type="float">
            <text:p>32</text:p>
          </table:table-cell>
          <table:table-cell table:style-name="ce25" office:value-type="float" office:value="64" calcext:value-type="float">
            <text:p>64</text:p>
          </table:table-cell>
          <table:table-cell table:style-name="ce25" office:value-type="float" office:value="128" calcext:value-type="float">
            <text:p>128</text:p>
          </table:table-cell>
          <table:table-cell table:style-name="ce25" office:value-type="float" office:value="256" calcext:value-type="float">
            <text:p>256</text:p>
          </table:table-cell>
          <table:table-cell table:style-name="ce25" office:value-type="float" office:value="512" calcext:value-type="float">
            <text:p>512</text:p>
          </table:table-cell>
          <table:table-cell table:style-name="ce32" office:value-type="float" office:value="1024" calcext:value-type="float">
            <text:p>1024</text:p>
          </table:table-cell>
          <table:table-cell table:number-columns-repeated="4"/>
        </table:table-row>
        <table:table-row table:style-name="ro1">
          <table:table-cell/>
          <table:table-cell table:style-name="ce23" office:value-type="float" office:value="0.9999" calcext:value-type="float" table:number-columns-spanned="1" table:number-rows-spanned="4">
            <text:p>0,9999</text:p>
          </table:table-cell>
          <table:table-cell office:value-type="float" office:value="0" calcext:value-type="float">
            <text:p>0</text:p>
          </table:table-cell>
          <table:table-cell table:style-name="ce28" office:value-type="float" office:value="0.000799720055992936" calcext:value-type="float">
            <text:p>0,0007997201</text:p>
          </table:table-cell>
          <table:table-cell office:value-type="float" office:value="0.00159880055981787" calcext:value-type="float">
            <text:p>0,0015988006</text:p>
          </table:table-cell>
          <table:table-cell office:value-type="float" office:value="0.00319504495640566" calcext:value-type="float">
            <text:p>0,003195045</text:p>
          </table:table-cell>
          <table:table-cell office:value-type="float" office:value="0.00637988160053782" calcext:value-type="float">
            <text:p>0,0063798816</text:p>
          </table:table-cell>
          <table:table-cell office:value-type="float" office:value="0.0127190603118389" calcext:value-type="float">
            <text:p>0,0127190603</text:p>
          </table:table-cell>
          <table:table-cell office:value-type="float" office:value="0.0252763461284615" calcext:value-type="float">
            <text:p>0,0252763461</text:p>
          </table:table-cell>
          <table:table-cell office:value-type="float" office:value="0.0499137985833172" calcext:value-type="float">
            <text:p>0,0499137986</text:p>
          </table:table-cell>
          <table:table-cell office:value-type="float" office:value="0.0973362098776185" calcext:value-type="float">
            <text:p>0,0973362099</text:p>
          </table:table-cell>
          <table:table-cell table:number-columns-repeated="4"/>
        </table:table-row>
        <table:table-row table:style-name="ro1">
          <table:table-cell/>
          <table:covered-table-cell/>
          <table:table-cell office:value-type="float" office:value="1" calcext:value-type="float">
            <text:p>1</text:p>
          </table:table-cell>
          <table:table-cell office:value-type="float" office:value="0.000000279888021021462" calcext:value-type="float">
            <text:p>2,80E-007</text:p>
          </table:table-cell>
          <table:table-cell table:style-name="ce29" office:value-type="float" office:value="0.0000011988805458274" calcext:value-type="float">
            <text:p>1,20E-006</text:p>
          </table:table-cell>
          <table:table-cell table:style-name="ce29" office:value-type="float" office:value="0.0000049500907799439" calcext:value-type="float">
            <text:p>4,95E-006</text:p>
          </table:table-cell>
          <table:table-cell table:style-name="ce29" office:value-type="float" office:value="0.0000200768623081379" calcext:value-type="float">
            <text:p>2,01E-005</text:p>
          </table:table-cell>
          <table:table-cell table:style-name="ce29" office:value-type="float" office:value="0.0000806004378444223" calcext:value-type="float">
            <text:p>8,06E-005</text:p>
          </table:table-cell>
          <table:table-cell office:value-type="float" office:value="0.000320925047244766" calcext:value-type="float">
            <text:p>0,000320925</text:p>
          </table:table-cell>
          <table:table-cell office:value-type="float" office:value="0.0012645201429444" calcext:value-type="float">
            <text:p>0,0012645201</text:p>
          </table:table-cell>
          <table:table-cell office:value-type="float" office:value="0.00489419356746579" calcext:value-type="float">
            <text:p>0,0048941936</text:p>
          </table:table-cell>
          <table:table-cell table:number-columns-repeated="4"/>
        </table:table-row>
        <table:table-row table:style-name="ro1">
          <table:table-cell/>
          <table:covered-table-cell/>
          <table:table-cell office:value-type="float" office:value="2" calcext:value-type="float">
            <text:p>2</text:p>
          </table:table-cell>
          <table:table-cell office:value-type="float" office:value="0.0000000000559790271233245" calcext:value-type="float">
            <text:p>5,60E-011</text:p>
          </table:table-cell>
          <table:table-cell table:style-name="ce30" office:value-type="float" office:value="0.000000000559454264342597" calcext:value-type="float">
            <text:p>5,59E-010</text:p>
          </table:table-cell>
          <table:table-cell table:style-name="ce30" office:value-type="float" office:value="0.00000000494922406900438" calcext:value-type="float">
            <text:p>4,95E-009</text:p>
          </table:table-cell>
          <table:table-cell table:style-name="ce30" office:value-type="float" office:value="0.000000041473843870158" calcext:value-type="float">
            <text:p>4,15E-008</text:p>
          </table:table-cell>
          <table:table-cell table:style-name="ce30" office:value-type="float" office:value="0.000000338191419923809" calcext:value-type="float">
            <text:p>3,38E-007</text:p>
          </table:table-cell>
          <table:table-cell table:style-name="ce29" office:value-type="float" office:value="0.00000271160711527458" calcext:value-type="float">
            <text:p>2,71E-006</text:p>
          </table:table-cell>
          <table:table-cell table:style-name="ce29" office:value-type="float" office:value="0.0000214067674554604" calcext:value-type="float">
            <text:p>2,14E-005</text:p>
          </table:table-cell>
          <table:table-cell office:value-type="float" office:value="0.000165311544999754" calcext:value-type="float">
            <text:p>0,0001653115</text:p>
          </table:table-cell>
          <table:table-cell table:number-columns-repeated="4"/>
        </table:table-row>
        <table:table-row table:style-name="ro1">
          <table:table-cell/>
          <table:covered-table-cell/>
          <table:table-cell office:value-type="float" office:value="3" calcext:value-type="float">
            <text:p>3</text:p>
          </table:table-cell>
          <table:table-cell office:value-type="float" office:value="7.0215239029645E-015" calcext:value-type="float">
            <text:p>7,02E-015</text:p>
          </table:table-cell>
          <table:table-cell table:style-name="ce30" office:value-type="float" office:value="0.000000000000181827702901609" calcext:value-type="float">
            <text:p>1,82E-013</text:p>
          </table:table-cell>
          <table:table-cell table:style-name="ce30" office:value-type="float" office:value="0.00000000000358794951807278" calcext:value-type="float">
            <text:p>3,59E-012</text:p>
          </table:table-cell>
          <table:table-cell table:style-name="ce30" office:value-type="float" office:value="0.0000000000632333162871984" calcext:value-type="float">
            <text:p>6,32E-011</text:p>
          </table:table-cell>
          <table:table-cell table:style-name="ce30" office:value-type="float" office:value="0.00000000105627142610224" calcext:value-type="float">
            <text:p>1,06E-009</text:p>
          </table:table-cell>
          <table:table-cell table:style-name="ce30" office:value-type="float" office:value="0.0000000171305411877729" calcext:value-type="float">
            <text:p>1,71E-008</text:p>
          </table:table-cell>
          <table:table-cell table:style-name="ce30" office:value-type="float" office:value="0.000000271726568062008" calcext:value-type="float">
            <text:p>2,72E-007</text:p>
          </table:table-cell>
          <table:table-cell table:style-name="ce34" office:value-type="float" office:value="0.00000419818609853878" calcext:value-type="float">
            <text:p>4,20E-006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25"/>
          <table:table-cell table:style-name="ce25" office:value-type="float" office:value="8" calcext:value-type="float">
            <text:p>8</text:p>
          </table:table-cell>
          <table:table-cell table:style-name="ce25" office:value-type="float" office:value="16" calcext:value-type="float">
            <text:p>16</text:p>
          </table:table-cell>
          <table:table-cell table:style-name="ce25" office:value-type="float" office:value="32" calcext:value-type="float">
            <text:p>32</text:p>
          </table:table-cell>
          <table:table-cell table:style-name="ce25" office:value-type="float" office:value="64" calcext:value-type="float">
            <text:p>64</text:p>
          </table:table-cell>
          <table:table-cell table:style-name="ce25" office:value-type="float" office:value="128" calcext:value-type="float">
            <text:p>128</text:p>
          </table:table-cell>
          <table:table-cell table:style-name="ce25" office:value-type="float" office:value="256" calcext:value-type="float">
            <text:p>256</text:p>
          </table:table-cell>
          <table:table-cell table:style-name="ce25" office:value-type="float" office:value="512" calcext:value-type="float">
            <text:p>512</text:p>
          </table:table-cell>
          <table:table-cell table:style-name="ce32" office:value-type="float" office:value="1024" calcext:value-type="float">
            <text:p>1024</text:p>
          </table:table-cell>
          <table:table-cell table:number-columns-repeated="4"/>
        </table:table-row>
        <table:table-row table:style-name="ro1">
          <table:table-cell/>
          <table:table-cell table:style-name="ce23" office:value-type="float" office:value="0.99999" calcext:value-type="float" table:number-columns-spanned="1" table:number-rows-spanned="4">
            <text:p>0,99999</text:p>
          </table:table-cell>
          <table:table-cell office:value-type="float" office:value="0" calcext:value-type="float">
            <text:p>0</text:p>
          </table:table-cell>
          <table:table-cell table:style-name="ce29" office:value-type="float" office:value="0.0000799972000555815" calcext:value-type="float">
            <text:p>8,00E-005</text:p>
          </table:table-cell>
          <table:table-cell office:value-type="float" office:value="0.000159988000559275" calcext:value-type="float">
            <text:p>0,000159988</text:p>
          </table:table-cell>
          <table:table-cell office:value-type="float" office:value="0.000319950404958136" calcext:value-type="float">
            <text:p>0,0003199504</text:p>
          </table:table-cell>
          <table:table-cell office:value-type="float" office:value="0.000639798441654738" calcext:value-type="float">
            <text:p>0,0006397984</text:p>
          </table:table-cell>
          <table:table-cell office:value-type="float" office:value="0.00127918754126355" calcext:value-type="float">
            <text:p>0,0012791875</text:p>
          </table:table-cell>
          <table:table-cell office:value-type="float" office:value="0.00255673876176132" calcext:value-type="float">
            <text:p>0,0025567388</text:p>
          </table:table-cell>
          <table:table-cell office:value-type="float" office:value="0.00510694061042682" calcext:value-type="float">
            <text:p>0,0051069406</text:p>
          </table:table-cell>
          <table:table-cell office:value-type="float" office:value="0.0101878003784551" calcext:value-type="float">
            <text:p>0,0101878004</text:p>
          </table:table-cell>
          <table:table-cell table:number-columns-repeated="4"/>
        </table:table-row>
        <table:table-row table:style-name="ro1">
          <table:table-cell/>
          <table:covered-table-cell/>
          <table:table-cell office:value-type="float" office:value="1" calcext:value-type="float">
            <text:p>1</text:p>
          </table:table-cell>
          <table:table-cell office:value-type="float" office:value="0.00000000279988794836266" calcext:value-type="float">
            <text:p>2,80E-009</text:p>
          </table:table-cell>
          <table:table-cell table:style-name="ce30" office:value-type="float" office:value="0.0000000119988800753897" calcext:value-type="float">
            <text:p>1,20E-008</text:p>
          </table:table-cell>
          <table:table-cell table:style-name="ce30" office:value-type="float" office:value="0.0000000495900810295884" calcext:value-type="float">
            <text:p>4,96E-008</text:p>
          </table:table-cell>
          <table:table-cell table:style-name="ce30" office:value-type="float" office:value="0.000000201516691057768" calcext:value-type="float">
            <text:p>2,02E-007</text:p>
          </table:table-cell>
          <table:table-cell table:style-name="ce30" office:value-type="float" office:value="0.000000812117567947258" calcext:value-type="float">
            <text:p>8,12E-007</text:p>
          </table:table-cell>
          <table:table-cell table:style-name="ce29" office:value-type="float" office:value="0.00000325847820021795" calcext:value-type="float">
            <text:p>3,26E-006</text:p>
          </table:table-cell>
          <table:table-cell table:style-name="ce29" office:value-type="float" office:value="0.0000130372073413611" calcext:value-type="float">
            <text:p>1,30E-005</text:p>
          </table:table-cell>
          <table:table-cell table:style-name="ce35" office:value-type="float" office:value="0.000052022096593815" calcext:value-type="float">
            <text:p>5,20E-005</text:p>
          </table:table-cell>
          <table:table-cell table:number-columns-repeated="4"/>
        </table:table-row>
        <table:table-row table:style-name="ro1">
          <table:table-cell/>
          <table:covered-table-cell/>
          <table:table-cell office:value-type="float" office:value="2" calcext:value-type="float">
            <text:p>2</text:p>
          </table:table-cell>
          <table:table-cell office:value-type="float" office:value="0.0000000000000559441882010857" calcext:value-type="float">
            <text:p>5,59E-014</text:p>
          </table:table-cell>
          <table:table-cell table:style-name="ce30" office:value-type="float" office:value="0.000000000000559966303226646" calcext:value-type="float">
            <text:p>5,60E-013</text:p>
          </table:table-cell>
          <table:table-cell table:style-name="ce30" office:value-type="float" office:value="0.00000000000495887264103803" calcext:value-type="float">
            <text:p>4,96E-012</text:p>
          </table:table-cell>
          <table:table-cell table:style-name="ce30" office:value-type="float" office:value="0.0000000000416449446644884" calcext:value-type="float">
            <text:p>4,16E-011</text:p>
          </table:table-cell>
          <table:table-cell table:style-name="ce30" office:value-type="float" office:value="0.000000000341056139126819" calcext:value-type="float">
            <text:p>3,41E-010</text:p>
          </table:table-cell>
          <table:table-cell table:style-name="ce30" office:value-type="float" office:value="0.00000000275828149317149" calcext:value-type="float">
            <text:p>2,76E-009</text:p>
          </table:table-cell>
          <table:table-cell table:style-name="ce30" office:value-type="float" office:value="0.0000000221539960034885" calcext:value-type="float">
            <text:p>2,22E-008</text:p>
          </table:table-cell>
          <table:table-cell table:style-name="ce34" office:value-type="float" office:value="0.000000177072232086687" calcext:value-type="float">
            <text:p>1,77E-007</text:p>
          </table:table-cell>
          <table:table-cell table:number-columns-repeated="4"/>
        </table:table-row>
        <table:table-row table:style-name="ro1">
          <table:table-cell/>
          <table:covered-table-cell/>
          <table:table-cell office:value-type="float" office:value="3" calcext:value-type="float">
            <text:p>3</text:p>
          </table:table-cell>
          <table:table-cell office:value-type="float" office:value="-5.3011854149E-017" calcext:value-type="float">
            <text:p>-5,30E-017</text:p>
          </table:table-cell>
          <table:table-cell table:style-name="ce30" office:value-type="float" office:value="3.90988664509E-017" calcext:value-type="float">
            <text:p>3,91E-017</text:p>
          </table:table-cell>
          <table:table-cell table:style-name="ce30" office:value-type="float" office:value="3.108397478485E-016" calcext:value-type="float">
            <text:p>3,11E-016</text:p>
          </table:table-cell>
          <table:table-cell table:style-name="ce30" office:value-type="float" office:value="6.3520820440783E-015" calcext:value-type="float">
            <text:p>6,35E-015</text:p>
          </table:table-cell>
          <table:table-cell table:style-name="ce30" office:value-type="float" office:value="0.000000000000106594673511595" calcext:value-type="float">
            <text:p>1,07E-013</text:p>
          </table:table-cell>
          <table:table-cell table:style-name="ce30" office:value-type="float" office:value="0.0000000000017443966260853" calcext:value-type="float">
            <text:p>1,74E-012</text:p>
          </table:table-cell>
          <table:table-cell table:style-name="ce30" office:value-type="float" office:value="0.000000000028184058361862" calcext:value-type="float">
            <text:p>2,82E-011</text:p>
          </table:table-cell>
          <table:table-cell table:style-name="ce34" office:value-type="float" office:value="0.000000000451749557044628" calcext:value-type="float">
            <text:p>4,52E-01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25"/>
          <table:table-cell table:style-name="ce25" office:value-type="float" office:value="8" calcext:value-type="float">
            <text:p>8</text:p>
          </table:table-cell>
          <table:table-cell table:style-name="ce25" office:value-type="float" office:value="16" calcext:value-type="float">
            <text:p>16</text:p>
          </table:table-cell>
          <table:table-cell table:style-name="ce25" office:value-type="float" office:value="32" calcext:value-type="float">
            <text:p>32</text:p>
          </table:table-cell>
          <table:table-cell table:style-name="ce25" office:value-type="float" office:value="64" calcext:value-type="float">
            <text:p>64</text:p>
          </table:table-cell>
          <table:table-cell table:style-name="ce25" office:value-type="float" office:value="128" calcext:value-type="float">
            <text:p>128</text:p>
          </table:table-cell>
          <table:table-cell table:style-name="ce25" office:value-type="float" office:value="256" calcext:value-type="float">
            <text:p>256</text:p>
          </table:table-cell>
          <table:table-cell table:style-name="ce25" office:value-type="float" office:value="512" calcext:value-type="float">
            <text:p>512</text:p>
          </table:table-cell>
          <table:table-cell table:style-name="ce32" office:value-type="float" office:value="1024" calcext:value-type="float">
            <text:p>1024</text:p>
          </table:table-cell>
          <table:table-cell table:number-columns-repeated="4"/>
        </table:table-row>
        <table:table-row table:style-name="ro1">
          <table:table-cell/>
          <table:table-cell table:style-name="ce23" office:value-type="float" office:value="0.999999" calcext:value-type="float" table:number-columns-spanned="1" table:number-rows-spanned="4">
            <text:p>0,999999</text:p>
          </table:table-cell>
          <table:table-cell office:value-type="float" office:value="0" calcext:value-type="float">
            <text:p>0</text:p>
          </table:table-cell>
          <table:table-cell table:style-name="ce29" office:value-type="float" office:value="0.00000799997200029434" calcext:value-type="float">
            <text:p>8,00E-006</text:p>
          </table:table-cell>
          <table:table-cell table:style-name="ce29" office:value-type="float" office:value="0.0000159998800010053" calcext:value-type="float">
            <text:p>1,60E-005</text:p>
          </table:table-cell>
          <table:table-cell table:style-name="ce29" office:value-type="float" office:value="0.0000319995040058973" calcext:value-type="float">
            <text:p>3,20E-005</text:p>
          </table:table-cell>
          <table:table-cell table:style-name="ce29" office:value-type="float" office:value="0.0000639979840435512" calcext:value-type="float">
            <text:p>6,40E-005</text:p>
          </table:table-cell>
          <table:table-cell office:value-type="float" office:value="0.000127991872345024" calcext:value-type="float">
            <text:p>0,0001279919</text:p>
          </table:table-cell>
          <table:table-cell office:value-type="float" office:value="0.00025596736277067" calcext:value-type="float">
            <text:p>0,0002559674</text:p>
          </table:table-cell>
          <table:table-cell office:value-type="float" office:value="0.00051186920625057" calcext:value-type="float">
            <text:p>0,0005118692</text:p>
          </table:table-cell>
          <table:table-cell office:value-type="float" office:value="0.00102347640241696" calcext:value-type="float">
            <text:p>0,0010234764</text:p>
          </table:table-cell>
          <table:table-cell table:number-columns-repeated="4"/>
        </table:table-row>
        <table:table-row table:style-name="ro1">
          <table:table-cell/>
          <table:covered-table-cell/>
          <table:table-cell office:value-type="float" office:value="1" calcext:value-type="float">
            <text:p>1</text:p>
          </table:table-cell>
          <table:table-cell office:value-type="float" office:value="0.0000000000279998963000355" calcext:value-type="float">
            <text:p>2,80E-011</text:p>
          </table:table-cell>
          <table:table-cell table:style-name="ce30" office:value-type="float" office:value="0.000000000119998865203437" calcext:value-type="float">
            <text:p>1,20E-010</text:p>
          </table:table-cell>
          <table:table-cell table:style-name="ce30" office:value-type="float" office:value="0.000000000495990097370328" calcext:value-type="float">
            <text:p>4,96E-010</text:p>
          </table:table-cell>
          <table:table-cell table:style-name="ce30" office:value-type="float" office:value="0.00000000201591672158455" calcext:value-type="float">
            <text:p>2,02E-009</text:p>
          </table:table-cell>
          <table:table-cell table:style-name="ce30" office:value-type="float" office:value="0.00000000812731725839046" calcext:value-type="float">
            <text:p>8,13E-009</text:p>
          </table:table-cell>
          <table:table-cell table:style-name="ce30" office:value-type="float" office:value="0.0000000326344734518653" calcext:value-type="float">
            <text:p>3,26E-008</text:p>
          </table:table-cell>
          <table:table-cell table:style-name="ce30" office:value-type="float" office:value="0.000000130771531020539" calcext:value-type="float">
            <text:p>1,31E-007</text:p>
          </table:table-cell>
          <table:table-cell table:style-name="ce34" office:value-type="float" office:value="0.000000523419270632276" calcext:value-type="float">
            <text:p>5,23E-007</text:p>
          </table:table-cell>
          <table:table-cell table:number-columns-repeated="4"/>
        </table:table-row>
        <table:table-row table:style-name="ro1">
          <table:table-cell/>
          <table:covered-table-cell/>
          <table:table-cell office:value-type="float" office:value="2" calcext:value-type="float">
            <text:p>2</text:p>
          </table:table-cell>
          <table:table-cell office:value-type="float" office:value="6.42980051539E-017" calcext:value-type="float">
            <text:p>6,43E-017</text:p>
          </table:table-cell>
          <table:table-cell table:style-name="ce30" office:value-type="float" office:value="5.451856157239E-016" calcext:value-type="float">
            <text:p>5,45E-016</text:p>
          </table:table-cell>
          <table:table-cell table:style-name="ce30" office:value-type="float" office:value="4.9771260459097E-015" calcext:value-type="float">
            <text:p>4,98E-015</text:p>
          </table:table-cell>
          <table:table-cell table:style-name="ce30" office:value-type="float" office:value="0.0000000000000417096564411899" calcext:value-type="float">
            <text:p>4,17E-014</text:p>
          </table:table-cell>
          <table:table-cell table:style-name="ce30" office:value-type="float" office:value="0.00000000000034132191774454" calcext:value-type="float">
            <text:p>3,41E-013</text:p>
          </table:table-cell>
          <table:table-cell table:style-name="ce30" office:value-type="float" office:value="0.00000000000276296132110761" calcext:value-type="float">
            <text:p>2,76E-012</text:p>
          </table:table-cell>
          <table:table-cell table:style-name="ce30" office:value-type="float" office:value="0.0000000000222301966336612" calcext:value-type="float">
            <text:p>2,22E-011</text:p>
          </table:table-cell>
          <table:table-cell table:style-name="ce34" office:value-type="float" office:value="0.000000000178296496911474" calcext:value-type="float">
            <text:p>1,78E-010</text:p>
          </table:table-cell>
          <table:table-cell table:number-columns-repeated="4"/>
        </table:table-row>
        <table:table-row table:style-name="ro1">
          <table:table-cell/>
          <table:covered-table-cell/>
          <table:table-cell office:value-type="float" office:value="3" calcext:value-type="float">
            <text:p>3</text:p>
          </table:table-cell>
          <table:table-cell office:value-type="float" office:value="8.2982851485E-018" calcext:value-type="float">
            <text:p>8,30E-018</text:p>
          </table:table-cell>
          <table:table-cell table:style-name="ce30" office:value-type="float" office:value="-1.4807104368E-017" calcext:value-type="float">
            <text:p>-1,48E-017</text:p>
          </table:table-cell>
          <table:table-cell table:style-name="ce30" office:value-type="float" office:value="1.72698834681E-017" calcext:value-type="float">
            <text:p>1,73E-017</text:p>
          </table:table-cell>
          <table:table-cell table:style-name="ce30" office:value-type="float" office:value="4.81978653523E-017" calcext:value-type="float">
            <text:p>4,82E-017</text:p>
          </table:table-cell>
          <table:table-cell table:style-name="ce30" office:value-type="float" office:value="-1.141293046E-017" calcext:value-type="float">
            <text:p>-1,14E-017</text:p>
          </table:table-cell>
          <table:table-cell table:style-name="ce30" office:value-type="float" office:value="1.404033411701E-016" calcext:value-type="float">
            <text:p>1,40E-016</text:p>
          </table:table-cell>
          <table:table-cell table:style-name="ce30" office:value-type="float" office:value="2.7932655547307E-015" calcext:value-type="float">
            <text:p>2,79E-015</text:p>
          </table:table-cell>
          <table:table-cell table:style-name="ce34" office:value-type="float" office:value="0.0000000000000455601332974014" calcext:value-type="float">
            <text:p>4,56E-014</text:p>
          </table:table-cell>
          <table:table-cell table:number-columns-repeated="4"/>
        </table:table-row>
      </table:table>
      <table:table table:name="Hoja6" table:style-name="ta1">
        <table:shapes>
          <draw:frame draw:z-index="0" draw:style-name="gr1" draw:text-style-name="P1" svg:width="39.172cm" svg:height="16.849cm" svg:x="50.703cm" svg:y="6.661cm">
            <draw:object draw:notify-on-update-of-ranges="Hoja6.B10:Hoja6.B109 Hoja6.B7:Hoja6.B7 Hoja6.I10:Hoja6.I109 Hoja6.M7:Hoja6.M7 Hoja6.T10:Hoja6.T109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5" table:default-cell-style-name="Default"/>
        <table:table-column table:style-name="co7" table:default-cell-style-name="ce36"/>
        <table:table-column table:style-name="co1" table:number-columns-repeated="3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column table:style-name="co9" table:default-cell-style-name="Default"/>
        <table:table-column table:style-name="co10" table:number-columns-repeated="3" table:default-cell-style-name="Default"/>
        <table:table-column table:style-name="co11" table:default-cell-style-name="Default"/>
        <table:table-column table:style-name="co10" table:number-columns-repeated="3" table:default-cell-style-name="Default"/>
        <table:table-column table:style-name="co12" table:default-cell-style-name="Default"/>
        <table:table-column table:style-name="co10" table:number-columns-repeated="18" table:default-cell-style-name="Default"/>
        <table:table-row table:style-name="ro1">
          <table:table-cell table:number-columns-repeated="39"/>
        </table:table-row>
        <table:table-row table:style-name="ro1">
          <table:table-cell table:number-columns-repeated="6"/>
          <table:table-cell office:value-type="string" calcext:value-type="string">
            <text:p>alfa </text:p>
          </table:table-cell>
          <table:table-cell office:value-type="float" office:value="0.5" calcext:value-type="float">
            <text:p>0,5</text:p>
          </table:table-cell>
          <table:table-cell table:number-columns-repeated="31"/>
        </table:table-row>
        <table:table-row table:style-name="ro1">
          <table:table-cell table:number-columns-repeated="3"/>
          <table:table-cell office:value-type="string" calcext:value-type="string">
            <text:p>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table:number-columns-repeated="33"/>
        </table:table-row>
        <table:table-row table:style-name="ro1">
          <table:table-cell table:number-columns-repeated="3"/>
          <table:table-cell office:value-type="float" office:value="1024" calcext:value-type="float">
            <text:p>1024</text:p>
          </table:table-cell>
          <table:table-cell office:value-type="float" office:value="2" calcext:value-type="float">
            <text:p>2</text:p>
          </table:table-cell>
          <table:table-cell office:value-type="percentage" office:value="0.9999" calcext:value-type="percentage">
            <text:p>99,9900000000%</text:p>
          </table:table-cell>
          <table:table-cell table:number-columns-repeated="33"/>
        </table:table-row>
        <table:table-row table:style-name="ro1">
          <table:table-cell table:number-columns-repeated="39"/>
        </table:table-row>
        <table:table-row table:style-name="ro1">
          <table:table-cell/>
          <table:table-cell table:style-name="ce10" office:value-type="string" calcext:value-type="string" table:number-columns-spanned="9" table:number-rows-spanned="1">
            <text:p>1 camino de long l </text:p>
          </table:table-cell>
          <table:covered-table-cell table:number-columns-repeated="8"/>
          <table:table-cell table:number-columns-repeated="3"/>
          <table:table-cell table:style-name="ce5" office:value-type="string" calcext:value-type="string" table:number-columns-spanned="8" table:number-rows-spanned="1">
            <text:p>1 camino de longitud l</text:p>
          </table:table-cell>
          <table:covered-table-cell table:number-columns-repeated="7" table:style-name="ce39"/>
          <table:table-cell table:number-columns-repeated="18"/>
        </table:table-row>
        <table:table-row table:style-name="ro1">
          <table:table-cell/>
          <table:table-cell office:value-type="string" calcext:value-type="string">
            <text:p>(N=1024,n=2,a=0.999)</text:p>
          </table:table-cell>
          <table:table-cell table:number-columns-repeated="4"/>
          <table:table-cell office:value-type="string" calcext:value-type="string">
            <text:p>Dnn()</text:p>
          </table:table-cell>
          <table:table-cell table:style-name="ce33" office:value-type="float" office:value="0.0846765223304386" calcext:value-type="float">
            <text:p>0,0846765223</text:p>
          </table:table-cell>
          <table:table-cell table:number-columns-repeated="4"/>
          <table:table-cell office:value-type="string" calcext:value-type="string">
            <text:p>(N=1024,n=2,a=0.9999)</text:p>
          </table:table-cell>
          <table:table-cell table:number-columns-repeated="4"/>
          <table:table-cell office:value-type="string" calcext:value-type="string">
            <text:p>Dnn</text:p>
          </table:table-cell>
          <table:table-cell table:style-name="ce33" office:value-type="float" office:value="0.000165311544999754" calcext:value-type="float">
            <text:p>0,0001653115</text:p>
          </table:table-cell>
          <table:table-cell table:number-columns-repeated="20"/>
        </table:table-row>
        <table:table-row table:style-name="ro1">
          <table:table-cell/>
          <table:table-cell table:style-name="ce10" office:value-type="string" calcext:value-type="string" table:number-columns-spanned="5" table:number-rows-spanned="1">
            <text:p>A=0.999</text:p>
          </table:table-cell>
          <table:covered-table-cell table:number-columns-repeated="4"/>
          <table:table-cell table:number-columns-repeated="6"/>
          <table:table-cell table:style-name="ce10" office:value-type="string" calcext:value-type="string" table:number-columns-spanned="5" table:number-rows-spanned="1">
            <text:p>A=0.9999</text:p>
          </table:table-cell>
          <table:covered-table-cell table:number-columns-repeated="4"/>
          <table:table-cell table:number-columns-repeated="22"/>
        </table:table-row>
        <table:table-row table:style-name="ro1">
          <table:table-cell/>
          <table:table-cell office:value-type="string" calcext:value-type="string">
            <text:p>l </text:p>
          </table:table-cell>
          <table:table-cell office:value-type="string" calcext:value-type="string">
            <text:p>av</text:p>
          </table:table-cell>
          <table:table-cell office:value-type="string" calcext:value-type="string">
            <text:p>exacto</text:p>
          </table:table-cell>
          <table:table-cell office:value-type="string" calcext:value-type="string">
            <text:p>eabs</text:p>
          </table:table-cell>
          <table:table-cell office:value-type="string" calcext:value-type="string">
            <text:p>erel</text:p>
          </table:table-cell>
          <table:table-cell office:value-type="string" calcext:value-type="string">
            <text:p>Dnn()</text:p>
          </table:table-cell>
          <table:table-cell office:value-type="string" calcext:value-type="string">
            <text:p>aproc</text:p>
          </table:table-cell>
          <table:table-cell office:value-type="string" calcext:value-type="string">
            <text:p>eabs2</text:p>
          </table:table-cell>
          <table:table-cell office:value-type="string" calcext:value-type="string">
            <text:p>erel</text:p>
          </table:table-cell>
          <table:table-cell table:number-columns-repeated="2"/>
          <table:table-cell office:value-type="string" calcext:value-type="string">
            <text:p>l </text:p>
          </table:table-cell>
          <table:table-cell office:value-type="string" calcext:value-type="string">
            <text:p>av</text:p>
          </table:table-cell>
          <table:table-cell office:value-type="string" calcext:value-type="string">
            <text:p>exacto</text:p>
          </table:table-cell>
          <table:table-cell office:value-type="string" calcext:value-type="string">
            <text:p>eabs</text:p>
          </table:table-cell>
          <table:table-cell office:value-type="string" calcext:value-type="string">
            <text:p>erel</text:p>
          </table:table-cell>
          <table:table-cell office:value-type="string" calcext:value-type="string">
            <text:p>Alfa * DnN</text:p>
          </table:table-cell>
          <table:table-cell/>
          <table:table-cell office:value-type="string" calcext:value-type="string">
            <text:p>eabs2</text:p>
          </table:table-cell>
          <table:table-cell office:value-type="string" calcext:value-type="string">
            <text:p>erel2</text:p>
          </table:table-cell>
          <table:table-cell table:number-columns-repeated="1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914596183479576" calcext:value-type="float">
            <text:p>0,9145961835</text:p>
          </table:table-cell>
          <table:table-cell office:value-type="float" office:value="0.999" calcext:value-type="float">
            <text:p>0,999</text:p>
          </table:table-cell>
          <table:table-cell table:formula="of:=[.D10]-[.C10]" office:value-type="float" office:value="0.0844038165204239" calcext:value-type="float">
            <text:p>0,0844038165</text:p>
          </table:table-cell>
          <table:table-cell table:formula="of:=([.E10]/[.D10])%" office:value-type="percentage" office:value="0.000844883048252493" calcext:value-type="percentage">
            <text:p>0,0844883048%</text:p>
          </table:table-cell>
          <table:table-cell table:style-name="ce33" table:formula="of:=[.$H$2] * [.$H$7]" office:value-type="float" office:value="0.0423382611652193" calcext:value-type="float">
            <text:p>0,0423382612</text:p>
          </table:table-cell>
          <table:table-cell table:style-name="ce37" table:formula="of:=[.C10]+[.G10]" office:value-type="float" office:value="0.956934444644795" calcext:value-type="float">
            <text:p>0,9569344446</text:p>
          </table:table-cell>
          <table:table-cell table:style-name="ce37" table:formula="of:=-[.H10]+[.D10]" office:value-type="float" office:value="0.0420655553552046" calcext:value-type="float">
            <text:p>0,0420655554</text:p>
          </table:table-cell>
          <table:table-cell table:style-name="ce36" table:formula="of:=([.I10]/[.D10])%" office:value-type="percentage" office:value="0.00042107663018223" calcext:value-type="percentage">
            <text:p>0,0421076630%</text:p>
          </table:table-cell>
          <table:table-cell table:style-name="ce37"/>
          <table:table-cell/>
          <table:table-cell office:value-type="float" office:value="1" calcext:value-type="float">
            <text:p>1</text:p>
          </table:table-cell>
          <table:table-cell office:value-type="float" office:value="0.999735176950747" calcext:value-type="float">
            <text:p>0,999735177</text:p>
          </table:table-cell>
          <table:table-cell office:value-type="float" office:value="0.9999" calcext:value-type="float">
            <text:p>0,9999</text:p>
          </table:table-cell>
          <table:table-cell table:formula="of:=[.O10]-[.N10]" office:value-type="float" office:value="0.000164823049252916" calcext:value-type="float">
            <text:p>0,000164823</text:p>
          </table:table-cell>
          <table:table-cell table:style-name="ce36" table:formula="of:=([.P10]/[.O10])%" office:value-type="percentage" office:value="0.00000164839533206125" calcext:value-type="percentage">
            <text:p>0,0001648395%</text:p>
          </table:table-cell>
          <table:table-cell table:style-name="ce33" table:formula="of:=[.$H$2] * [.$S$7]" office:value-type="float" office:value="0.000082655772499877" calcext:value-type="float">
            <text:p>8,2655772499877E-005</text:p>
          </table:table-cell>
          <table:table-cell table:formula="of:=[.N10]+[.R10]" office:value-type="float" office:value="0.999817832723247" calcext:value-type="float">
            <text:p>0,9998178327</text:p>
          </table:table-cell>
          <table:table-cell table:formula="of:=-[.S10]+[.O10]" office:value-type="float" office:value="0.0000821672767530313" calcext:value-type="float">
            <text:p>8,21672767530313E-005</text:p>
          </table:table-cell>
          <table:table-cell table:style-name="ce36" table:formula="of:=([.T10]/[.O10])%" office:value-type="percentage" office:value="0.000000821754943023505" calcext:value-type="percentage">
            <text:p>0,0000821755%</text:p>
          </table:table-cell>
          <table:table-cell table:number-columns-repeated="18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.91386924898009" calcext:value-type="float">
            <text:p>0,913869249</text:p>
          </table:table-cell>
          <table:table-cell office:value-type="float" office:value="0.998001" calcext:value-type="float">
            <text:p>0,998001</text:p>
          </table:table-cell>
          <table:table-cell table:formula="of:=[.D11]-[.C11]" office:value-type="float" office:value="0.0841317510199099" calcext:value-type="float">
            <text:p>0,084131751</text:p>
          </table:table-cell>
          <table:table-cell table:formula="of:=([.E11]/[.D11])%" office:value-type="percentage" office:value="0.000843002672541509" calcext:value-type="percentage">
            <text:p>0,0843002673%</text:p>
          </table:table-cell>
          <table:table-cell table:style-name="ce33" table:formula="of:=[.$H$2] * [.$H$7]" office:value-type="float" office:value="0.0423382611652193" calcext:value-type="float">
            <text:p>0,0423382612</text:p>
          </table:table-cell>
          <table:table-cell table:style-name="ce37" table:formula="of:=[.C11]+[.G11]" office:value-type="float" office:value="0.956207510145309" calcext:value-type="float">
            <text:p>0,9562075101</text:p>
          </table:table-cell>
          <table:table-cell table:style-name="ce37" table:formula="of:=-[.H11]+[.D11]" office:value-type="float" office:value="0.0417934898546906" calcext:value-type="float">
            <text:p>0,0417934899</text:p>
          </table:table-cell>
          <table:table-cell table:style-name="ce36" table:formula="of:=([.I11]/[.D11])%" office:value-type="percentage" office:value="0.000418772023822527" calcext:value-type="percentage">
            <text:p>0,0418772024%</text:p>
          </table:table-cell>
          <table:table-cell table:style-name="ce38"/>
          <table:table-cell/>
          <table:table-cell office:value-type="float" office:value="2" calcext:value-type="float">
            <text:p>2</text:p>
          </table:table-cell>
          <table:table-cell office:value-type="float" office:value="0.999635674474938" calcext:value-type="float">
            <text:p>0,9996356745</text:p>
          </table:table-cell>
          <table:table-cell office:value-type="float" office:value="0.99980001" calcext:value-type="float">
            <text:p>0,99980001</text:p>
          </table:table-cell>
          <table:table-cell table:formula="of:=[.O11]-[.N11]" office:value-type="float" office:value="0.000164335525062009" calcext:value-type="float">
            <text:p>0,0001643355</text:p>
          </table:table-cell>
          <table:table-cell table:style-name="ce36" table:formula="of:=([.P11]/[.O11])%" office:value-type="percentage" office:value="0.00000164368397098078" calcext:value-type="percentage">
            <text:p>0,0001643684%</text:p>
          </table:table-cell>
          <table:table-cell table:style-name="ce33" table:formula="of:=[.$H$2] * [.$S$7]" office:value-type="float" office:value="0.000082655772499877" calcext:value-type="float">
            <text:p>8,2655772499877E-005</text:p>
          </table:table-cell>
          <table:table-cell table:formula="of:=[.N11]+[.R11]" office:value-type="float" office:value="0.999718330247438" calcext:value-type="float">
            <text:p>0,9997183302</text:p>
          </table:table-cell>
          <table:table-cell table:formula="of:=-[.S11]+[.O11]" office:value-type="float" office:value="0.0000816797525621249" calcext:value-type="float">
            <text:p>8,16797525621249E-005</text:p>
          </table:table-cell>
          <table:table-cell table:style-name="ce36" table:formula="of:=([.T11]/[.O11])%" office:value-type="percentage" office:value="0.000000816960909636898" calcext:value-type="percentage">
            <text:p>0,0000816961%</text:p>
          </table:table-cell>
          <table:table-cell table:number-columns-repeated="18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0.913142674171104" calcext:value-type="float">
            <text:p>0,9131426742</text:p>
          </table:table-cell>
          <table:table-cell office:value-type="float" office:value="0.997002999" calcext:value-type="float">
            <text:p>0,997002999</text:p>
          </table:table-cell>
          <table:table-cell table:formula="of:=[.D12]-[.C12]" office:value-type="float" office:value="0.083860324828896" calcext:value-type="float">
            <text:p>0,0838603248</text:p>
          </table:table-cell>
          <table:table-cell table:formula="of:=([.E12]/[.D12])%" office:value-type="percentage" office:value="0.000841124098051951" calcext:value-type="percentage">
            <text:p>0,0841124098%</text:p>
          </table:table-cell>
          <table:table-cell table:style-name="ce33" table:formula="of:=[.$H$2] * [.$H$7]" office:value-type="float" office:value="0.0423382611652193" calcext:value-type="float">
            <text:p>0,0423382612</text:p>
          </table:table-cell>
          <table:table-cell table:style-name="ce37" table:formula="of:=[.C12]+[.G12]" office:value-type="float" office:value="0.955480935336323" calcext:value-type="float">
            <text:p>0,9554809353</text:p>
          </table:table-cell>
          <table:table-cell table:style-name="ce37" table:formula="of:=-[.H12]+[.D12]" office:value-type="float" office:value="0.0415220636636767" calcext:value-type="float">
            <text:p>0,0415220637</text:p>
          </table:table-cell>
          <table:table-cell table:style-name="ce36" table:formula="of:=([.I12]/[.D12])%" office:value-type="percentage" office:value="0.000416468794028945" calcext:value-type="percentage">
            <text:p>0,0416468794%</text:p>
          </table:table-cell>
          <table:table-cell table:style-name="ce38"/>
          <table:table-cell/>
          <table:table-cell office:value-type="float" office:value="3" calcext:value-type="float">
            <text:p>3</text:p>
          </table:table-cell>
          <table:table-cell office:value-type="float" office:value="0.999536181027572" calcext:value-type="float">
            <text:p>0,999536181</text:p>
          </table:table-cell>
          <table:table-cell office:value-type="float" office:value="0.999700029999" calcext:value-type="float">
            <text:p>0,99970003</text:p>
          </table:table-cell>
          <table:table-cell table:formula="of:=[.O12]-[.N12]" office:value-type="float" office:value="0.00016384897142796" calcext:value-type="float">
            <text:p>0,000163849</text:p>
          </table:table-cell>
          <table:table-cell table:style-name="ce36" table:formula="of:=([.P12]/[.O12])%" office:value-type="percentage" office:value="0.0000016389813595241" calcext:value-type="percentage">
            <text:p>0,0001638981%</text:p>
          </table:table-cell>
          <table:table-cell table:style-name="ce33" table:formula="of:=[.$H$2] * [.$S$7]" office:value-type="float" office:value="0.000082655772499877" calcext:value-type="float">
            <text:p>8,2655772499877E-005</text:p>
          </table:table-cell>
          <table:table-cell table:formula="of:=[.N12]+[.R12]" office:value-type="float" office:value="0.999618836800072" calcext:value-type="float">
            <text:p>0,9996188368</text:p>
          </table:table-cell>
          <table:table-cell table:formula="of:=-[.S12]+[.O12]" office:value-type="float" office:value="0.0000811931989280756" calcext:value-type="float">
            <text:p>8,11931989280756E-005</text:p>
          </table:table-cell>
          <table:table-cell table:style-name="ce36" table:formula="of:=([.T12]/[.O12])%" office:value-type="percentage" office:value="0.000000812175617606023" calcext:value-type="percentage">
            <text:p>0,0000812176%</text:p>
          </table:table-cell>
          <table:table-cell table:number-columns-repeated="18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.912416459052617" calcext:value-type="float">
            <text:p>0,9124164591</text:p>
          </table:table-cell>
          <table:table-cell office:value-type="float" office:value="0.996005996001" calcext:value-type="float">
            <text:p>0,996005996</text:p>
          </table:table-cell>
          <table:table-cell table:formula="of:=[.D13]-[.C13]" office:value-type="float" office:value="0.0835895369483829" calcext:value-type="float">
            <text:p>0,0835895369</text:p>
          </table:table-cell>
          <table:table-cell table:formula="of:=([.E13]/[.D13])%" office:value-type="percentage" office:value="0.000839247326662672" calcext:value-type="percentage">
            <text:p>0,0839247327%</text:p>
          </table:table-cell>
          <table:table-cell table:style-name="ce33" table:formula="of:=[.$H$2] * [.$H$7]" office:value-type="float" office:value="0.0423382611652193" calcext:value-type="float">
            <text:p>0,0423382612</text:p>
          </table:table-cell>
          <table:table-cell table:style-name="ce37" table:formula="of:=[.C13]+[.G13]" office:value-type="float" office:value="0.954754720217836" calcext:value-type="float">
            <text:p>0,9547547202</text:p>
          </table:table-cell>
          <table:table-cell table:style-name="ce37" table:formula="of:=-[.H13]+[.D13]" office:value-type="float" office:value="0.0412512757831636" calcext:value-type="float">
            <text:p>0,0412512758</text:p>
          </table:table-cell>
          <table:table-cell table:style-name="ce36" table:formula="of:=([.I13]/[.D13])%" office:value-type="percentage" office:value="0.000414166942255259" calcext:value-type="percentage">
            <text:p>0,0414166942%</text:p>
          </table:table-cell>
          <table:table-cell table:style-name="ce38"/>
          <table:table-cell/>
          <table:table-cell office:value-type="float" office:value="4" calcext:value-type="float">
            <text:p>4</text:p>
          </table:table-cell>
          <table:table-cell office:value-type="float" office:value="0.999436696608649" calcext:value-type="float">
            <text:p>0,9994366966</text:p>
          </table:table-cell>
          <table:table-cell office:value-type="float" office:value="0.999600059996" calcext:value-type="float">
            <text:p>0,99960006</text:p>
          </table:table-cell>
          <table:table-cell table:formula="of:=[.O13]-[.N13]" office:value-type="float" office:value="0.000163363387350901" calcext:value-type="float">
            <text:p>0,0001633634</text:p>
          </table:table-cell>
          <table:table-cell table:style-name="ce36" table:formula="of:=([.P13]/[.O13])%" office:value-type="percentage" office:value="0.00000163428749045337" calcext:value-type="percentage">
            <text:p>0,0001634287%</text:p>
          </table:table-cell>
          <table:table-cell table:style-name="ce33" table:formula="of:=[.$H$2] * [.$S$7]" office:value-type="float" office:value="0.000082655772499877" calcext:value-type="float">
            <text:p>8,2655772499877E-005</text:p>
          </table:table-cell>
          <table:table-cell table:formula="of:=[.N13]+[.R13]" office:value-type="float" office:value="0.999519352381149" calcext:value-type="float">
            <text:p>0,9995193524</text:p>
          </table:table-cell>
          <table:table-cell table:formula="of:=-[.S13]+[.O13]" office:value-type="float" office:value="0.0000807076148510166" calcext:value-type="float">
            <text:p>8,07076148510166E-005</text:p>
          </table:table-cell>
          <table:table-cell table:style-name="ce36" table:formula="of:=([.T13]/[.O13])%" office:value-type="percentage" office:value="0.000000807399059692219" calcext:value-type="percentage">
            <text:p>0,0000807399%</text:p>
          </table:table-cell>
          <table:table-cell table:number-columns-repeated="18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.911690603624629" calcext:value-type="float">
            <text:p>0,9116906036</text:p>
          </table:table-cell>
          <table:table-cell office:value-type="float" office:value="0.995009990004999" calcext:value-type="float">
            <text:p>0,99500999</text:p>
          </table:table-cell>
          <table:table-cell table:formula="of:=[.D14]-[.C14]" office:value-type="float" office:value="0.0833193863803701" calcext:value-type="float">
            <text:p>0,0833193864</text:p>
          </table:table-cell>
          <table:table-cell table:formula="of:=([.E14]/[.D14])%" office:value-type="percentage" office:value="0.000837372360250887" calcext:value-type="percentage">
            <text:p>0,0837372360%</text:p>
          </table:table-cell>
          <table:table-cell table:style-name="ce33" table:formula="of:=[.$H$2] * [.$H$7]" office:value-type="float" office:value="0.0423382611652193" calcext:value-type="float">
            <text:p>0,0423382612</text:p>
          </table:table-cell>
          <table:table-cell table:style-name="ce37" table:formula="of:=[.C14]+[.G14]" office:value-type="float" office:value="0.954028864789848" calcext:value-type="float">
            <text:p>0,9540288648</text:p>
          </table:table-cell>
          <table:table-cell table:style-name="ce37" table:formula="of:=-[.H14]+[.D14]" office:value-type="float" office:value="0.0409811252151507" calcext:value-type="float">
            <text:p>0,0409811252</text:p>
          </table:table-cell>
          <table:table-cell table:style-name="ce36" table:formula="of:=([.I14]/[.D14])%" office:value-type="percentage" office:value="0.000411866469953176" calcext:value-type="percentage">
            <text:p>0,0411866470%</text:p>
          </table:table-cell>
          <table:table-cell table:style-name="ce38"/>
          <table:table-cell/>
          <table:table-cell office:value-type="float" office:value="5" calcext:value-type="float">
            <text:p>5</text:p>
          </table:table-cell>
          <table:table-cell office:value-type="float" office:value="0.99933722121817" calcext:value-type="float">
            <text:p>0,9993372212</text:p>
          </table:table-cell>
          <table:table-cell office:value-type="float" office:value="0.999500099990001" calcext:value-type="float">
            <text:p>0,9995001</text:p>
          </table:table-cell>
          <table:table-cell table:formula="of:=[.O14]-[.N14]" office:value-type="float" office:value="0.000162878771831076" calcext:value-type="float">
            <text:p>0,0001628788</text:p>
          </table:table-cell>
          <table:table-cell table:style-name="ce36" table:formula="of:=([.P14]/[.O14])%" office:value-type="percentage" office:value="0.00000162960235654065" calcext:value-type="percentage">
            <text:p>0,0001629602%</text:p>
          </table:table-cell>
          <table:table-cell table:style-name="ce33" table:formula="of:=[.$H$2] * [.$S$7]" office:value-type="float" office:value="0.000082655772499877" calcext:value-type="float">
            <text:p>8,2655772499877E-005</text:p>
          </table:table-cell>
          <table:table-cell table:formula="of:=[.N14]+[.R14]" office:value-type="float" office:value="0.99941987699067" calcext:value-type="float">
            <text:p>0,999419877</text:p>
          </table:table-cell>
          <table:table-cell table:formula="of:=-[.S14]+[.O14]" office:value-type="float" office:value="0.000080222999331192" calcext:value-type="float">
            <text:p>0,000080223</text:p>
          </table:table-cell>
          <table:table-cell table:style-name="ce36" table:formula="of:=([.T14]/[.O14])%" office:value-type="percentage" office:value="0.000000802631228666716" calcext:value-type="percentage">
            <text:p>0,0000802631%</text:p>
          </table:table-cell>
          <table:table-cell table:number-columns-repeated="18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0.910965107887142" calcext:value-type="float">
            <text:p>0,9109651079</text:p>
          </table:table-cell>
          <table:table-cell office:value-type="float" office:value="0.994014980014994" calcext:value-type="float">
            <text:p>0,99401498</text:p>
          </table:table-cell>
          <table:table-cell table:formula="of:=[.D15]-[.C15]" office:value-type="float" office:value="0.0830498721278521" calcext:value-type="float">
            <text:p>0,0830498721</text:p>
          </table:table-cell>
          <table:table-cell table:formula="of:=([.E15]/[.D15])%" office:value-type="percentage" office:value="0.000835499200692124" calcext:value-type="percentage">
            <text:p>0,0835499201%</text:p>
          </table:table-cell>
          <table:table-cell table:style-name="ce33" table:formula="of:=[.$H$2] * [.$H$7]" office:value-type="float" office:value="0.0423382611652193" calcext:value-type="float">
            <text:p>0,0423382612</text:p>
          </table:table-cell>
          <table:table-cell table:style-name="ce37" table:formula="of:=[.C15]+[.G15]" office:value-type="float" office:value="0.953303369052361" calcext:value-type="float">
            <text:p>0,9533033691</text:p>
          </table:table-cell>
          <table:table-cell table:style-name="ce37" table:formula="of:=-[.H15]+[.D15]" office:value-type="float" office:value="0.0407116109626328" calcext:value-type="float">
            <text:p>0,040711611</text:p>
          </table:table-cell>
          <table:table-cell table:style-name="ce36" table:formula="of:=([.I15]/[.D15])%" office:value-type="percentage" office:value="0.000409567378572294" calcext:value-type="percentage">
            <text:p>0,0409567379%</text:p>
          </table:table-cell>
          <table:table-cell table:style-name="ce38"/>
          <table:table-cell/>
          <table:table-cell office:value-type="float" office:value="6" calcext:value-type="float">
            <text:p>6</text:p>
          </table:table-cell>
          <table:table-cell office:value-type="float" office:value="0.999237754856135" calcext:value-type="float">
            <text:p>0,9992377549</text:p>
          </table:table-cell>
          <table:table-cell office:value-type="float" office:value="0.999400149980002" calcext:value-type="float">
            <text:p>0,99940015</text:p>
          </table:table-cell>
          <table:table-cell table:formula="of:=[.O15]-[.N15]" office:value-type="float" office:value="0.000162395123866954" calcext:value-type="float">
            <text:p>0,0001623951</text:p>
          </table:table-cell>
          <table:table-cell table:style-name="ce36" table:formula="of:=([.P15]/[.O15])%" office:value-type="percentage" office:value="0.00000162492595053458" calcext:value-type="percentage">
            <text:p>0,0001624926%</text:p>
          </table:table-cell>
          <table:table-cell table:style-name="ce33" table:formula="of:=[.$H$2] * [.$S$7]" office:value-type="float" office:value="0.000082655772499877" calcext:value-type="float">
            <text:p>8,2655772499877E-005</text:p>
          </table:table-cell>
          <table:table-cell table:formula="of:=[.N15]+[.R15]" office:value-type="float" office:value="0.999320410628635" calcext:value-type="float">
            <text:p>0,9993204106</text:p>
          </table:table-cell>
          <table:table-cell table:formula="of:=-[.S15]+[.O15]" office:value-type="float" office:value="0.0000797393513670697" calcext:value-type="float">
            <text:p>7,97393513670697E-005</text:p>
          </table:table-cell>
          <table:table-cell table:style-name="ce36" table:formula="of:=([.T15]/[.O15])%" office:value-type="percentage" office:value="0.000000797872117277312" calcext:value-type="percentage">
            <text:p>0,0000797872%</text:p>
          </table:table-cell>
          <table:table-cell table:number-columns-repeated="18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0.910239971840153" calcext:value-type="float">
            <text:p>0,9102399718</text:p>
          </table:table-cell>
          <table:table-cell office:value-type="float" office:value="0.993020965034979" calcext:value-type="float">
            <text:p>0,993020965</text:p>
          </table:table-cell>
          <table:table-cell table:formula="of:=[.D16]-[.C16]" office:value-type="float" office:value="0.082780993194826" calcext:value-type="float">
            <text:p>0,0827809932</text:p>
          </table:table-cell>
          <table:table-cell table:formula="of:=([.E16]/[.D16])%" office:value-type="percentage" office:value="0.000833627849860249" calcext:value-type="percentage">
            <text:p>0,0833627850%</text:p>
          </table:table-cell>
          <table:table-cell table:style-name="ce33" table:formula="of:=[.$H$2] * [.$H$7]" office:value-type="float" office:value="0.0423382611652193" calcext:value-type="float">
            <text:p>0,0423382612</text:p>
          </table:table-cell>
          <table:table-cell table:style-name="ce37" table:formula="of:=[.C16]+[.G16]" office:value-type="float" office:value="0.952578233005372" calcext:value-type="float">
            <text:p>0,952578233</text:p>
          </table:table-cell>
          <table:table-cell table:style-name="ce37" table:formula="of:=-[.H16]+[.D16]" office:value-type="float" office:value="0.0404427320296067" calcext:value-type="float">
            <text:p>0,040442732</text:p>
          </table:table-cell>
          <table:table-cell table:style-name="ce36" table:formula="of:=([.I16]/[.D16])%" office:value-type="percentage" office:value="0.000407269669560118" calcext:value-type="percentage">
            <text:p>0,0407269670%</text:p>
          </table:table-cell>
          <table:table-cell table:style-name="ce38"/>
          <table:table-cell/>
          <table:table-cell office:value-type="float" office:value="7" calcext:value-type="float">
            <text:p>7</text:p>
          </table:table-cell>
          <table:table-cell office:value-type="float" office:value="0.999138297522543" calcext:value-type="float">
            <text:p>0,9991382975</text:p>
          </table:table-cell>
          <table:table-cell office:value-type="float" office:value="0.999300209965003" calcext:value-type="float">
            <text:p>0,99930021</text:p>
          </table:table-cell>
          <table:table-cell table:formula="of:=[.O16]-[.N16]" office:value-type="float" office:value="0.000161912442459999" calcext:value-type="float">
            <text:p>0,0001619124</text:p>
          </table:table-cell>
          <table:table-cell table:style-name="ce36" table:formula="of:=([.P16]/[.O16])%" office:value-type="percentage" office:value="0.00000162025826519809" calcext:value-type="percentage">
            <text:p>0,0001620258%</text:p>
          </table:table-cell>
          <table:table-cell table:style-name="ce33" table:formula="of:=[.$H$2] * [.$S$7]" office:value-type="float" office:value="0.000082655772499877" calcext:value-type="float">
            <text:p>8,2655772499877E-005</text:p>
          </table:table-cell>
          <table:table-cell table:formula="of:=[.N16]+[.R16]" office:value-type="float" office:value="0.999220953295043" calcext:value-type="float">
            <text:p>0,9992209533</text:p>
          </table:table-cell>
          <table:table-cell table:formula="of:=-[.S16]+[.O16]" office:value-type="float" office:value="0.0000792566699601149" calcext:value-type="float">
            <text:p>7,92566699601149E-005</text:p>
          </table:table-cell>
          <table:table-cell table:style-name="ce36" table:formula="of:=([.T16]/[.O16])%" office:value-type="percentage" office:value="0.000000793121718286137" calcext:value-type="percentage">
            <text:p>0,0000793122%</text:p>
          </table:table-cell>
          <table:table-cell table:number-columns-repeated="18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0.909515195483664" calcext:value-type="float">
            <text:p>0,9095151955</text:p>
          </table:table-cell>
          <table:table-cell office:value-type="float" office:value="0.992027944069944" calcext:value-type="float">
            <text:p>0,9920279441</text:p>
          </table:table-cell>
          <table:table-cell table:formula="of:=[.D17]-[.C17]" office:value-type="float" office:value="0.08251274858628" calcext:value-type="float">
            <text:p>0,0825127486</text:p>
          </table:table-cell>
          <table:table-cell table:formula="of:=([.E17]/[.D17])%" office:value-type="percentage" office:value="0.000831758309627436" calcext:value-type="percentage">
            <text:p>0,0831758310%</text:p>
          </table:table-cell>
          <table:table-cell table:style-name="ce33" table:formula="of:=[.$H$2] * [.$H$7]" office:value-type="float" office:value="0.0423382611652193" calcext:value-type="float">
            <text:p>0,0423382612</text:p>
          </table:table-cell>
          <table:table-cell table:style-name="ce37" table:formula="of:=[.C17]+[.G17]" office:value-type="float" office:value="0.951853456648883" calcext:value-type="float">
            <text:p>0,9518534566</text:p>
          </table:table-cell>
          <table:table-cell table:style-name="ce37" table:formula="of:=-[.H17]+[.D17]" office:value-type="float" office:value="0.0401744874210607" calcext:value-type="float">
            <text:p>0,0401744874</text:p>
          </table:table-cell>
          <table:table-cell table:style-name="ce36" table:formula="of:=([.I17]/[.D17])%" office:value-type="percentage" office:value="0.00040497334436204" calcext:value-type="percentage">
            <text:p>0,0404973344%</text:p>
          </table:table-cell>
          <table:table-cell table:style-name="ce38"/>
          <table:table-cell/>
          <table:table-cell office:value-type="float" office:value="8" calcext:value-type="float">
            <text:p>8</text:p>
          </table:table-cell>
          <table:table-cell office:value-type="float" office:value="0.999038849217394" calcext:value-type="float">
            <text:p>0,9990388492</text:p>
          </table:table-cell>
          <table:table-cell office:value-type="float" office:value="0.999200279944007" calcext:value-type="float">
            <text:p>0,9992002799</text:p>
          </table:table-cell>
          <table:table-cell table:formula="of:=[.O17]-[.N17]" office:value-type="float" office:value="0.00016143072661301" calcext:value-type="float">
            <text:p>0,0001614307</text:p>
          </table:table-cell>
          <table:table-cell table:style-name="ce36" table:formula="of:=([.P17]/[.O17])%" office:value-type="percentage" office:value="0.0000016155992932885" calcext:value-type="percentage">
            <text:p>0,0001615599%</text:p>
          </table:table-cell>
          <table:table-cell table:style-name="ce33" table:formula="of:=[.$H$2] * [.$S$7]" office:value-type="float" office:value="0.000082655772499877" calcext:value-type="float">
            <text:p>8,2655772499877E-005</text:p>
          </table:table-cell>
          <table:table-cell table:formula="of:=[.N17]+[.R17]" office:value-type="float" office:value="0.999121504989894" calcext:value-type="float">
            <text:p>0,999121505</text:p>
          </table:table-cell>
          <table:table-cell table:formula="of:=-[.S17]+[.O17]" office:value-type="float" office:value="0.0000787749541131255" calcext:value-type="float">
            <text:p>0,000078775</text:p>
          </table:table-cell>
          <table:table-cell table:style-name="ce36" table:formula="of:=([.T17]/[.O17])%" office:value-type="percentage" office:value="0.000000788380024449662" calcext:value-type="percentage">
            <text:p>0,0000788380%</text:p>
          </table:table-cell>
          <table:table-cell table:number-columns-repeated="18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0.908790778817675" calcext:value-type="float">
            <text:p>0,9087907788</text:p>
          </table:table-cell>
          <table:table-cell office:value-type="float" office:value="0.991035916125874" calcext:value-type="float">
            <text:p>0,9910359161</text:p>
          </table:table-cell>
          <table:table-cell table:formula="of:=[.D18]-[.C18]" office:value-type="float" office:value="0.0822451373081989" calcext:value-type="float">
            <text:p>0,0822451373</text:p>
          </table:table-cell>
          <table:table-cell table:formula="of:=([.E18]/[.D18])%" office:value-type="percentage" office:value="0.00082989058186417" calcext:value-type="percentage">
            <text:p>0,0829890582%</text:p>
          </table:table-cell>
          <table:table-cell table:style-name="ce33" table:formula="of:=[.$H$2] * [.$H$7]" office:value-type="float" office:value="0.0423382611652193" calcext:value-type="float">
            <text:p>0,0423382612</text:p>
          </table:table-cell>
          <table:table-cell table:style-name="ce37" table:formula="of:=[.C18]+[.G18]" office:value-type="float" office:value="0.951129039982894" calcext:value-type="float">
            <text:p>0,95112904</text:p>
          </table:table-cell>
          <table:table-cell table:style-name="ce37" table:formula="of:=-[.H18]+[.D18]" office:value-type="float" office:value="0.0399068761429796" calcext:value-type="float">
            <text:p>0,0399068761</text:p>
          </table:table-cell>
          <table:table-cell table:style-name="ce36" table:formula="of:=([.I18]/[.D18])%" office:value-type="percentage" office:value="0.000402678404421331" calcext:value-type="percentage">
            <text:p>0,0402678404%</text:p>
          </table:table-cell>
          <table:table-cell table:style-name="ce38"/>
          <table:table-cell/>
          <table:table-cell office:value-type="float" office:value="9" calcext:value-type="float">
            <text:p>9</text:p>
          </table:table-cell>
          <table:table-cell office:value-type="float" office:value="0.998939409940689" calcext:value-type="float">
            <text:p>0,9989394099</text:p>
          </table:table-cell>
          <table:table-cell office:value-type="float" office:value="0.999100359916013" calcext:value-type="float">
            <text:p>0,9991003599</text:p>
          </table:table-cell>
          <table:table-cell table:formula="of:=[.O18]-[.N18]" office:value-type="float" office:value="0.00016094997532401" calcext:value-type="float">
            <text:p>0,00016095</text:p>
          </table:table-cell>
          <table:table-cell table:style-name="ce36" table:formula="of:=([.P18]/[.O18])%" office:value-type="percentage" office:value="0.00000161094902755188" calcext:value-type="percentage">
            <text:p>0,0001610949%</text:p>
          </table:table-cell>
          <table:table-cell table:style-name="ce33" table:formula="of:=[.$H$2] * [.$S$7]" office:value-type="float" office:value="0.000082655772499877" calcext:value-type="float">
            <text:p>8,2655772499877E-005</text:p>
          </table:table-cell>
          <table:table-cell table:formula="of:=[.N18]+[.R18]" office:value-type="float" office:value="0.999022065713189" calcext:value-type="float">
            <text:p>0,9990220657</text:p>
          </table:table-cell>
          <table:table-cell table:formula="of:=-[.S18]+[.O18]" office:value-type="float" office:value="0.0000782942028241251" calcext:value-type="float">
            <text:p>7,82942028241251E-005</text:p>
          </table:table-cell>
          <table:table-cell table:style-name="ce36" table:formula="of:=([.T18]/[.O18])%" office:value-type="percentage" office:value="0.000000783647028513138" calcext:value-type="percentage">
            <text:p>0,0000783647%</text:p>
          </table:table-cell>
          <table:table-cell table:number-columns-repeated="18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908066721842185" calcext:value-type="float">
            <text:p>0,9080667218</text:p>
          </table:table-cell>
          <table:table-cell office:value-type="float" office:value="0.990044880209748" calcext:value-type="float">
            <text:p>0,9900448802</text:p>
          </table:table-cell>
          <table:table-cell table:formula="of:=[.D19]-[.C19]" office:value-type="float" office:value="0.0819781583675631" calcext:value-type="float">
            <text:p>0,0819781584</text:p>
          </table:table-cell>
          <table:table-cell table:formula="of:=([.E19]/[.D19])%" office:value-type="percentage" office:value="0.000828024668439228" calcext:value-type="percentage">
            <text:p>0,0828024668%</text:p>
          </table:table-cell>
          <table:table-cell table:style-name="ce33" table:formula="of:=[.$H$2] * [.$H$7]" office:value-type="float" office:value="0.0423382611652193" calcext:value-type="float">
            <text:p>0,0423382612</text:p>
          </table:table-cell>
          <table:table-cell table:style-name="ce37" table:formula="of:=[.C19]+[.G19]" office:value-type="float" office:value="0.950404983007404" calcext:value-type="float">
            <text:p>0,950404983</text:p>
          </table:table-cell>
          <table:table-cell table:style-name="ce37" table:formula="of:=-[.H19]+[.D19]" office:value-type="float" office:value="0.0396398972023437" calcext:value-type="float">
            <text:p>0,0396398972</text:p>
          </table:table-cell>
          <table:table-cell table:style-name="ce36" table:formula="of:=([.I19]/[.D19])%" office:value-type="percentage" office:value="0.000400384851179129" calcext:value-type="percentage">
            <text:p>0,0400384851%</text:p>
          </table:table-cell>
          <table:table-cell table:style-name="ce38"/>
          <table:table-cell/>
          <table:table-cell office:value-type="float" office:value="10" calcext:value-type="float">
            <text:p>10</text:p>
          </table:table-cell>
          <table:table-cell office:value-type="float" office:value="0.998839979692428" calcext:value-type="float">
            <text:p>0,9988399797</text:p>
          </table:table-cell>
          <table:table-cell office:value-type="float" office:value="0.999000449880021" calcext:value-type="float">
            <text:p>0,9990004499</text:p>
          </table:table-cell>
          <table:table-cell table:formula="of:=[.O19]-[.N19]" office:value-type="float" office:value="0.00016047018759302" calcext:value-type="float">
            <text:p>0,0001604702</text:p>
          </table:table-cell>
          <table:table-cell table:style-name="ce36" table:formula="of:=([.P19]/[.O19])%" office:value-type="percentage" office:value="0.00000160630746075087" calcext:value-type="percentage">
            <text:p>0,0001606307%</text:p>
          </table:table-cell>
          <table:table-cell table:style-name="ce33" table:formula="of:=[.$H$2] * [.$S$7]" office:value-type="float" office:value="0.000082655772499877" calcext:value-type="float">
            <text:p>8,2655772499877E-005</text:p>
          </table:table-cell>
          <table:table-cell table:formula="of:=[.N19]+[.R19]" office:value-type="float" office:value="0.998922635464928" calcext:value-type="float">
            <text:p>0,9989226355</text:p>
          </table:table-cell>
          <table:table-cell table:formula="of:=-[.S19]+[.O19]" office:value-type="float" office:value="0.0000778144150931359" calcext:value-type="float">
            <text:p>7,78144150931359E-005</text:p>
          </table:table-cell>
          <table:table-cell table:style-name="ce36" table:formula="of:=([.T19]/[.O19])%" office:value-type="percentage" office:value="0.000000778922723238378" calcext:value-type="percentage">
            <text:p>0,0000778923%</text:p>
          </table:table-cell>
          <table:table-cell table:number-columns-repeated="18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0.907343024557195" calcext:value-type="float">
            <text:p>0,9073430246</text:p>
          </table:table-cell>
          <table:table-cell office:value-type="float" office:value="0.989054835329538" calcext:value-type="float">
            <text:p>0,9890548353</text:p>
          </table:table-cell>
          <table:table-cell table:formula="of:=[.D20]-[.C20]" office:value-type="float" office:value="0.081711810772343" calcext:value-type="float">
            <text:p>0,0817118108</text:p>
          </table:table-cell>
          <table:table-cell table:formula="of:=([.E20]/[.D20])%" office:value-type="percentage" office:value="0.00082616057121968" calcext:value-type="percentage">
            <text:p>0,0826160571%</text:p>
          </table:table-cell>
          <table:table-cell table:style-name="ce33" table:formula="of:=[.$H$2] * [.$H$7]" office:value-type="float" office:value="0.0423382611652193" calcext:value-type="float">
            <text:p>0,0423382612</text:p>
          </table:table-cell>
          <table:table-cell table:style-name="ce37" table:formula="of:=[.C20]+[.G20]" office:value-type="float" office:value="0.949681285722414" calcext:value-type="float">
            <text:p>0,9496812857</text:p>
          </table:table-cell>
          <table:table-cell table:style-name="ce37" table:formula="of:=-[.H20]+[.D20]" office:value-type="float" office:value="0.0393735496071237" calcext:value-type="float">
            <text:p>0,0393735496</text:p>
          </table:table-cell>
          <table:table-cell table:style-name="ce36" table:formula="of:=([.I20]/[.D20])%" office:value-type="percentage" office:value="0.000398092686074436" calcext:value-type="percentage">
            <text:p>0,0398092686%</text:p>
          </table:table-cell>
          <table:table-cell table:style-name="ce38"/>
          <table:table-cell/>
          <table:table-cell office:value-type="float" office:value="11" calcext:value-type="float">
            <text:p>11</text:p>
          </table:table-cell>
          <table:table-cell office:value-type="float" office:value="0.99874055847261" calcext:value-type="float">
            <text:p>0,9987405585</text:p>
          </table:table-cell>
          <table:table-cell office:value-type="float" office:value="0.998900549835033" calcext:value-type="float">
            <text:p>0,9989005498</text:p>
          </table:table-cell>
          <table:table-cell table:formula="of:=[.O20]-[.N20]" office:value-type="float" office:value="0.000159991362423062" calcext:value-type="float">
            <text:p>0,0001599914</text:p>
          </table:table-cell>
          <table:table-cell table:style-name="ce36" table:formula="of:=([.P20]/[.O20])%" office:value-type="percentage" office:value="0.00000160167458562356" calcext:value-type="percentage">
            <text:p>0,0001601675%</text:p>
          </table:table-cell>
          <table:table-cell table:style-name="ce33" table:formula="of:=[.$H$2] * [.$S$7]" office:value-type="float" office:value="0.000082655772499877" calcext:value-type="float">
            <text:p>8,2655772499877E-005</text:p>
          </table:table-cell>
          <table:table-cell table:formula="of:=[.N20]+[.R20]" office:value-type="float" office:value="0.99882321424511" calcext:value-type="float">
            <text:p>0,9988232142</text:p>
          </table:table-cell>
          <table:table-cell table:formula="of:=-[.S20]+[.O20]" office:value-type="float" office:value="0.0000773355899231776" calcext:value-type="float">
            <text:p>7,73355899231776E-005</text:p>
          </table:table-cell>
          <table:table-cell table:style-name="ce36" table:formula="of:=([.T20]/[.O20])%" office:value-type="percentage" office:value="0.000000774207101362639" calcext:value-type="percentage">
            <text:p>0,0000774207%</text:p>
          </table:table-cell>
          <table:table-cell table:number-columns-repeated="18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0.906619686962704" calcext:value-type="float">
            <text:p>0,906619687</text:p>
          </table:table-cell>
          <table:table-cell office:value-type="float" office:value="0.988065780494209" calcext:value-type="float">
            <text:p>0,9880657805</text:p>
          </table:table-cell>
          <table:table-cell table:formula="of:=[.D21]-[.C21]" office:value-type="float" office:value="0.081446093531505" calcext:value-type="float">
            <text:p>0,0814460935</text:p>
          </table:table-cell>
          <table:table-cell table:formula="of:=([.E21]/[.D21])%" office:value-type="percentage" office:value="0.000824298292070875" calcext:value-type="percentage">
            <text:p>0,0824298292%</text:p>
          </table:table-cell>
          <table:table-cell table:style-name="ce33" table:formula="of:=[.$H$2] * [.$H$7]" office:value-type="float" office:value="0.0423382611652193" calcext:value-type="float">
            <text:p>0,0423382612</text:p>
          </table:table-cell>
          <table:table-cell table:style-name="ce37" table:formula="of:=[.C21]+[.G21]" office:value-type="float" office:value="0.948957948127923" calcext:value-type="float">
            <text:p>0,9489579481</text:p>
          </table:table-cell>
          <table:table-cell table:style-name="ce37" table:formula="of:=-[.H21]+[.D21]" office:value-type="float" office:value="0.0391078323662857" calcext:value-type="float">
            <text:p>0,0391078324</text:p>
          </table:table-cell>
          <table:table-cell table:style-name="ce36" table:formula="of:=([.I21]/[.D21])%" office:value-type="percentage" office:value="0.000395801910544104" calcext:value-type="percentage">
            <text:p>0,0395801911%</text:p>
          </table:table-cell>
          <table:table-cell table:style-name="ce38"/>
          <table:table-cell/>
          <table:table-cell office:value-type="float" office:value="12" calcext:value-type="float">
            <text:p>12</text:p>
          </table:table-cell>
          <table:table-cell office:value-type="float" office:value="0.998641146281235" calcext:value-type="float">
            <text:p>0,9986411463</text:p>
          </table:table-cell>
          <table:table-cell office:value-type="float" office:value="0.99880065978005" calcext:value-type="float">
            <text:p>0,9988006598</text:p>
          </table:table-cell>
          <table:table-cell table:formula="of:=[.O21]-[.N21]" office:value-type="float" office:value="0.000159513498814823" calcext:value-type="float">
            <text:p>0,0001595135</text:p>
          </table:table-cell>
          <table:table-cell table:style-name="ce36" table:formula="of:=([.P21]/[.O21])%" office:value-type="percentage" office:value="0.00000159705039491681" calcext:value-type="percentage">
            <text:p>0,0001597050%</text:p>
          </table:table-cell>
          <table:table-cell table:style-name="ce33" table:formula="of:=[.$H$2] * [.$S$7]" office:value-type="float" office:value="0.000082655772499877" calcext:value-type="float">
            <text:p>8,2655772499877E-005</text:p>
          </table:table-cell>
          <table:table-cell table:formula="of:=[.N21]+[.R21]" office:value-type="float" office:value="0.998723802053735" calcext:value-type="float">
            <text:p>0,9987238021</text:p>
          </table:table-cell>
          <table:table-cell table:formula="of:=-[.S21]+[.O21]" office:value-type="float" office:value="0.0000768577263149384" calcext:value-type="float">
            <text:p>7,68577263149384E-005</text:p>
          </table:table-cell>
          <table:table-cell table:style-name="ce36" table:formula="of:=([.T21]/[.O21])%" office:value-type="percentage" office:value="0.000000769500155631961" calcext:value-type="percentage">
            <text:p>0,0000769500%</text:p>
          </table:table-cell>
          <table:table-cell table:number-columns-repeated="18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0.905896709058712" calcext:value-type="float">
            <text:p>0,9058967091</text:p>
          </table:table-cell>
          <table:table-cell office:value-type="float" office:value="0.987077714713715" calcext:value-type="float">
            <text:p>0,9870777147</text:p>
          </table:table-cell>
          <table:table-cell table:formula="of:=[.D22]-[.C22]" office:value-type="float" office:value="0.081181005655003" calcext:value-type="float">
            <text:p>0,0811810057</text:p>
          </table:table-cell>
          <table:table-cell table:formula="of:=([.E22]/[.D22])%" office:value-type="percentage" office:value="0.000822437832856429" calcext:value-type="percentage">
            <text:p>0,0822437833%</text:p>
          </table:table-cell>
          <table:table-cell table:style-name="ce33" table:formula="of:=[.$H$2] * [.$H$7]" office:value-type="float" office:value="0.0423382611652193" calcext:value-type="float">
            <text:p>0,0423382612</text:p>
          </table:table-cell>
          <table:table-cell table:style-name="ce37" table:formula="of:=[.C22]+[.G22]" office:value-type="float" office:value="0.948234970223931" calcext:value-type="float">
            <text:p>0,9482349702</text:p>
          </table:table-cell>
          <table:table-cell table:style-name="ce37" table:formula="of:=-[.H22]+[.D22]" office:value-type="float" office:value="0.0388427444897836" calcext:value-type="float">
            <text:p>0,0388427445</text:p>
          </table:table-cell>
          <table:table-cell table:style-name="ce36" table:formula="of:=([.I22]/[.D22])%" office:value-type="percentage" office:value="0.000393512526022825" calcext:value-type="percentage">
            <text:p>0,0393512526%</text:p>
          </table:table-cell>
          <table:table-cell table:style-name="ce38"/>
          <table:table-cell/>
          <table:table-cell office:value-type="float" office:value="13" calcext:value-type="float">
            <text:p>13</text:p>
          </table:table-cell>
          <table:table-cell office:value-type="float" office:value="0.998541743118304" calcext:value-type="float">
            <text:p>0,9985417431</text:p>
          </table:table-cell>
          <table:table-cell office:value-type="float" office:value="0.998700779714071" calcext:value-type="float">
            <text:p>0,9987007797</text:p>
          </table:table-cell>
          <table:table-cell table:formula="of:=[.O22]-[.N22]" office:value-type="float" office:value="0.000159036595766993" calcext:value-type="float">
            <text:p>0,0001590366</text:p>
          </table:table-cell>
          <table:table-cell table:style-name="ce36" table:formula="of:=([.P22]/[.O22])%" office:value-type="percentage" office:value="0.00000159243488137627" calcext:value-type="percentage">
            <text:p>0,0001592435%</text:p>
          </table:table-cell>
          <table:table-cell table:style-name="ce33" table:formula="of:=[.$H$2] * [.$S$7]" office:value-type="float" office:value="0.000082655772499877" calcext:value-type="float">
            <text:p>8,2655772499877E-005</text:p>
          </table:table-cell>
          <table:table-cell table:formula="of:=[.N22]+[.R22]" office:value-type="float" office:value="0.998624398890804" calcext:value-type="float">
            <text:p>0,9986243989</text:p>
          </table:table-cell>
          <table:table-cell table:formula="of:=-[.S22]+[.O22]" office:value-type="float" office:value="0.0000763808232671081" calcext:value-type="float">
            <text:p>7,63808232671081E-005</text:p>
          </table:table-cell>
          <table:table-cell table:style-name="ce36" table:formula="of:=([.T22]/[.O22])%" office:value-type="percentage" office:value="0.000000764801878791164" calcext:value-type="percentage">
            <text:p>0,0000764802%</text:p>
          </table:table-cell>
          <table:table-cell table:number-columns-repeated="18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0.90517409084522" calcext:value-type="float">
            <text:p>0,9051740908</text:p>
          </table:table-cell>
          <table:table-cell office:value-type="float" office:value="0.986090636999001" calcext:value-type="float">
            <text:p>0,986090637</text:p>
          </table:table-cell>
          <table:table-cell table:formula="of:=[.D23]-[.C23]" office:value-type="float" office:value="0.0809165461537811" calcext:value-type="float">
            <text:p>0,0809165462</text:p>
          </table:table-cell>
          <table:table-cell table:formula="of:=([.E23]/[.D23])%" office:value-type="percentage" office:value="0.000820579195438225" calcext:value-type="percentage">
            <text:p>0,0820579195%</text:p>
          </table:table-cell>
          <table:table-cell table:style-name="ce33" table:formula="of:=[.$H$2] * [.$H$7]" office:value-type="float" office:value="0.0423382611652193" calcext:value-type="float">
            <text:p>0,0423382612</text:p>
          </table:table-cell>
          <table:table-cell table:style-name="ce37" table:formula="of:=[.C23]+[.G23]" office:value-type="float" office:value="0.947512352010439" calcext:value-type="float">
            <text:p>0,947512352</text:p>
          </table:table-cell>
          <table:table-cell table:style-name="ce37" table:formula="of:=-[.H23]+[.D23]" office:value-type="float" office:value="0.0385782849885617" calcext:value-type="float">
            <text:p>0,038578285</text:p>
          </table:table-cell>
          <table:table-cell table:style-name="ce36" table:formula="of:=([.I23]/[.D23])%" office:value-type="percentage" office:value="0.000391224533943126" calcext:value-type="percentage">
            <text:p>0,0391224534%</text:p>
          </table:table-cell>
          <table:table-cell table:style-name="ce38"/>
          <table:table-cell/>
          <table:table-cell office:value-type="float" office:value="14" calcext:value-type="float">
            <text:p>14</text:p>
          </table:table-cell>
          <table:table-cell office:value-type="float" office:value="0.998442348983816" calcext:value-type="float">
            <text:p>0,998442349</text:p>
          </table:table-cell>
          <table:table-cell office:value-type="float" office:value="0.9986009096361" calcext:value-type="float">
            <text:p>0,9986009096</text:p>
          </table:table-cell>
          <table:table-cell table:formula="of:=[.O23]-[.N23]" office:value-type="float" office:value="0.000158560652283923" calcext:value-type="float">
            <text:p>0,0001585607</text:p>
          </table:table-cell>
          <table:table-cell table:style-name="ce36" table:formula="of:=([.P23]/[.O23])%" office:value-type="percentage" office:value="0.00000158782803774749" calcext:value-type="percentage">
            <text:p>0,0001587828%</text:p>
          </table:table-cell>
          <table:table-cell table:style-name="ce33" table:formula="of:=[.$H$2] * [.$S$7]" office:value-type="float" office:value="0.000082655772499877" calcext:value-type="float">
            <text:p>8,2655772499877E-005</text:p>
          </table:table-cell>
          <table:table-cell table:formula="of:=[.N23]+[.R23]" office:value-type="float" office:value="0.998525004756316" calcext:value-type="float">
            <text:p>0,9985250048</text:p>
          </table:table-cell>
          <table:table-cell table:formula="of:=-[.S23]+[.O23]" office:value-type="float" office:value="0.0000759048797840389" calcext:value-type="float">
            <text:p>7,59048797840389E-005</text:p>
          </table:table-cell>
          <table:table-cell table:style-name="ce36" table:formula="of:=([.T23]/[.O23])%" office:value-type="percentage" office:value="0.000000760112263584963" calcext:value-type="percentage">
            <text:p>0,0000760112%</text:p>
          </table:table-cell>
          <table:table-cell table:number-columns-repeated="18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0.904451832322228" calcext:value-type="float">
            <text:p>0,9044518323</text:p>
          </table:table-cell>
          <table:table-cell office:value-type="float" office:value="0.985104546362002" calcext:value-type="float">
            <text:p>0,9851045464</text:p>
          </table:table-cell>
          <table:table-cell table:formula="of:=[.D24]-[.C24]" office:value-type="float" office:value="0.080652714039774" calcext:value-type="float">
            <text:p>0,080652714</text:p>
          </table:table-cell>
          <table:table-cell table:formula="of:=([.E24]/[.D24])%" office:value-type="percentage" office:value="0.000818722381676392" calcext:value-type="percentage">
            <text:p>0,0818722382%</text:p>
          </table:table-cell>
          <table:table-cell table:style-name="ce33" table:formula="of:=[.$H$2] * [.$H$7]" office:value-type="float" office:value="0.0423382611652193" calcext:value-type="float">
            <text:p>0,0423382612</text:p>
          </table:table-cell>
          <table:table-cell table:style-name="ce37" table:formula="of:=[.C24]+[.G24]" office:value-type="float" office:value="0.946790093487447" calcext:value-type="float">
            <text:p>0,9467900935</text:p>
          </table:table-cell>
          <table:table-cell table:style-name="ce37" table:formula="of:=-[.H24]+[.D24]" office:value-type="float" office:value="0.0383144528745547" calcext:value-type="float">
            <text:p>0,0383144529</text:p>
          </table:table-cell>
          <table:table-cell table:style-name="ce36" table:formula="of:=([.I24]/[.D24])%" office:value-type="percentage" office:value="0.000388937935735352" calcext:value-type="percentage">
            <text:p>0,0388937936%</text:p>
          </table:table-cell>
          <table:table-cell table:style-name="ce38"/>
          <table:table-cell/>
          <table:table-cell office:value-type="float" office:value="15" calcext:value-type="float">
            <text:p>15</text:p>
          </table:table-cell>
          <table:table-cell office:value-type="float" office:value="0.998342963877772" calcext:value-type="float">
            <text:p>0,9983429639</text:p>
          </table:table-cell>
          <table:table-cell office:value-type="float" office:value="0.998501049545137" calcext:value-type="float">
            <text:p>0,9985010495</text:p>
          </table:table-cell>
          <table:table-cell table:formula="of:=[.O24]-[.N24]" office:value-type="float" office:value="0.000158085667364971" calcext:value-type="float">
            <text:p>0,0001580857</text:p>
          </table:table-cell>
          <table:table-cell table:style-name="ce36" table:formula="of:=([.P24]/[.O24])%" office:value-type="percentage" office:value="0.00000158322985675699" calcext:value-type="percentage">
            <text:p>0,0001583230%</text:p>
          </table:table-cell>
          <table:table-cell table:style-name="ce33" table:formula="of:=[.$H$2] * [.$S$7]" office:value-type="float" office:value="0.000082655772499877" calcext:value-type="float">
            <text:p>8,2655772499877E-005</text:p>
          </table:table-cell>
          <table:table-cell table:formula="of:=[.N24]+[.R24]" office:value-type="float" office:value="0.998425619650272" calcext:value-type="float">
            <text:p>0,9984256197</text:p>
          </table:table-cell>
          <table:table-cell table:formula="of:=-[.S24]+[.O24]" office:value-type="float" office:value="0.0000754298948650867" calcext:value-type="float">
            <text:p>7,54298948650867E-005</text:p>
          </table:table-cell>
          <table:table-cell table:style-name="ce36" table:formula="of:=([.T24]/[.O24])%" office:value-type="percentage" office:value="0.000000755431302739064" calcext:value-type="percentage">
            <text:p>0,0000755431%</text:p>
          </table:table-cell>
          <table:table-cell table:number-columns-repeated="18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0.903729933489735" calcext:value-type="float">
            <text:p>0,9037299335</text:p>
          </table:table-cell>
          <table:table-cell office:value-type="float" office:value="0.98411944181564" calcext:value-type="float">
            <text:p>0,9841194418</text:p>
          </table:table-cell>
          <table:table-cell table:formula="of:=[.D25]-[.C25]" office:value-type="float" office:value="0.080389508325905" calcext:value-type="float">
            <text:p>0,0803895083</text:p>
          </table:table-cell>
          <table:table-cell table:formula="of:=([.E25]/[.D25])%" office:value-type="percentage" office:value="0.000816867393429308" calcext:value-type="percentage">
            <text:p>0,0816867393%</text:p>
          </table:table-cell>
          <table:table-cell table:style-name="ce33" table:formula="of:=[.$H$2] * [.$H$7]" office:value-type="float" office:value="0.0423382611652193" calcext:value-type="float">
            <text:p>0,0423382612</text:p>
          </table:table-cell>
          <table:table-cell table:style-name="ce37" table:formula="of:=[.C25]+[.G25]" office:value-type="float" office:value="0.946068194654954" calcext:value-type="float">
            <text:p>0,9460681947</text:p>
          </table:table-cell>
          <table:table-cell table:style-name="ce37" table:formula="of:=-[.H25]+[.D25]" office:value-type="float" office:value="0.0380512471606856" calcext:value-type="float">
            <text:p>0,0380512472</text:p>
          </table:table-cell>
          <table:table-cell table:style-name="ce36" table:formula="of:=([.I25]/[.D25])%" office:value-type="percentage" office:value="0.000386652732827666" calcext:value-type="percentage">
            <text:p>0,0386652733%</text:p>
          </table:table-cell>
          <table:table-cell table:style-name="ce38"/>
          <table:table-cell/>
          <table:table-cell office:value-type="float" office:value="16" calcext:value-type="float">
            <text:p>16</text:p>
          </table:table-cell>
          <table:table-cell office:value-type="float" office:value="0.998243587800172" calcext:value-type="float">
            <text:p>0,9982435878</text:p>
          </table:table-cell>
          <table:table-cell office:value-type="float" office:value="0.998401199440182" calcext:value-type="float">
            <text:p>0,9984011994</text:p>
          </table:table-cell>
          <table:table-cell table:formula="of:=[.O25]-[.N25]" office:value-type="float" office:value="0.000157611640010047" calcext:value-type="float">
            <text:p>0,0001576116</text:p>
          </table:table-cell>
          <table:table-cell table:style-name="ce36" table:formula="of:=([.P25]/[.O25])%" office:value-type="percentage" office:value="0.00000157864033114454" calcext:value-type="percentage">
            <text:p>0,0001578640%</text:p>
          </table:table-cell>
          <table:table-cell table:style-name="ce33" table:formula="of:=[.$H$2] * [.$S$7]" office:value-type="float" office:value="0.000082655772499877" calcext:value-type="float">
            <text:p>8,2655772499877E-005</text:p>
          </table:table-cell>
          <table:table-cell table:formula="of:=[.N25]+[.R25]" office:value-type="float" office:value="0.998326243572672" calcext:value-type="float">
            <text:p>0,9983262436</text:p>
          </table:table-cell>
          <table:table-cell table:formula="of:=-[.S25]+[.O25]" office:value-type="float" office:value="0.0000749558675101625" calcext:value-type="float">
            <text:p>7,49558675101625E-005</text:p>
          </table:table-cell>
          <table:table-cell table:style-name="ce36" table:formula="of:=([.T25]/[.O25])%" office:value-type="percentage" office:value="0.000000750758988992404" calcext:value-type="percentage">
            <text:p>0,0000750759%</text:p>
          </table:table-cell>
          <table:table-cell table:number-columns-repeated="18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0.903008394347742" calcext:value-type="float">
            <text:p>0,9030083943</text:p>
          </table:table-cell>
          <table:table-cell office:value-type="float" office:value="0.983135322373824" calcext:value-type="float">
            <text:p>0,9831353224</text:p>
          </table:table-cell>
          <table:table-cell table:formula="of:=[.D26]-[.C26]" office:value-type="float" office:value="0.080126928026082" calcext:value-type="float">
            <text:p>0,080126928</text:p>
          </table:table-cell>
          <table:table-cell table:formula="of:=([.E26]/[.D26])%" office:value-type="percentage" office:value="0.000815014232553589" calcext:value-type="percentage">
            <text:p>0,0815014233%</text:p>
          </table:table-cell>
          <table:table-cell table:style-name="ce33" table:formula="of:=[.$H$2] * [.$H$7]" office:value-type="float" office:value="0.0423382611652193" calcext:value-type="float">
            <text:p>0,0423382612</text:p>
          </table:table-cell>
          <table:table-cell table:style-name="ce37" table:formula="of:=[.C26]+[.G26]" office:value-type="float" office:value="0.945346655512961" calcext:value-type="float">
            <text:p>0,9453466555</text:p>
          </table:table-cell>
          <table:table-cell table:style-name="ce37" table:formula="of:=-[.H26]+[.D26]" office:value-type="float" office:value="0.0377886668608627" calcext:value-type="float">
            <text:p>0,0377886669</text:p>
          </table:table-cell>
          <table:table-cell table:style-name="ce36" table:formula="of:=([.I26]/[.D26])%" office:value-type="percentage" office:value="0.000384368926646039" calcext:value-type="percentage">
            <text:p>0,0384368927%</text:p>
          </table:table-cell>
          <table:table-cell table:style-name="ce38"/>
          <table:table-cell/>
          <table:table-cell office:value-type="float" office:value="17" calcext:value-type="float">
            <text:p>17</text:p>
          </table:table-cell>
          <table:table-cell office:value-type="float" office:value="0.998144220751015" calcext:value-type="float">
            <text:p>0,9981442208</text:p>
          </table:table-cell>
          <table:table-cell office:value-type="float" office:value="0.998301359320238" calcext:value-type="float">
            <text:p>0,9983013593</text:p>
          </table:table-cell>
          <table:table-cell table:formula="of:=[.O26]-[.N26]" office:value-type="float" office:value="0.000157138569223059" calcext:value-type="float">
            <text:p>0,0001571386</text:p>
          </table:table-cell>
          <table:table-cell table:style-name="ce36" table:formula="of:=([.P26]/[.O26])%" office:value-type="percentage" office:value="0.00000157405945365203" calcext:value-type="percentage">
            <text:p>0,0001574059%</text:p>
          </table:table-cell>
          <table:table-cell table:style-name="ce33" table:formula="of:=[.$H$2] * [.$S$7]" office:value-type="float" office:value="0.000082655772499877" calcext:value-type="float">
            <text:p>8,2655772499877E-005</text:p>
          </table:table-cell>
          <table:table-cell table:formula="of:=[.N26]+[.R26]" office:value-type="float" office:value="0.998226876523515" calcext:value-type="float">
            <text:p>0,9982268765</text:p>
          </table:table-cell>
          <table:table-cell table:formula="of:=-[.S26]+[.O26]" office:value-type="float" office:value="0.0000744827967231743" calcext:value-type="float">
            <text:p>7,44827967231743E-005</text:p>
          </table:table-cell>
          <table:table-cell table:style-name="ce36" table:formula="of:=([.T26]/[.O26])%" office:value-type="percentage" office:value="0.000000746095315086038" calcext:value-type="percentage">
            <text:p>0,0000746095%</text:p>
          </table:table-cell>
          <table:table-cell table:number-columns-repeated="18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0.902287214896248" calcext:value-type="float">
            <text:p>0,9022872149</text:p>
          </table:table-cell>
          <table:table-cell office:value-type="float" office:value="0.98215218705145" calcext:value-type="float">
            <text:p>0,9821521871</text:p>
          </table:table-cell>
          <table:table-cell table:formula="of:=[.D27]-[.C27]" office:value-type="float" office:value="0.0798649721552019" calcext:value-type="float">
            <text:p>0,0798649722</text:p>
          </table:table-cell>
          <table:table-cell table:formula="of:=([.E27]/[.D27])%" office:value-type="percentage" office:value="0.000813162900904059" calcext:value-type="percentage">
            <text:p>0,0813162901%</text:p>
          </table:table-cell>
          <table:table-cell table:style-name="ce33" table:formula="of:=[.$H$2] * [.$H$7]" office:value-type="float" office:value="0.0423382611652193" calcext:value-type="float">
            <text:p>0,0423382612</text:p>
          </table:table-cell>
          <table:table-cell table:style-name="ce37" table:formula="of:=[.C27]+[.G27]" office:value-type="float" office:value="0.944625476061467" calcext:value-type="float">
            <text:p>0,9446254761</text:p>
          </table:table-cell>
          <table:table-cell table:style-name="ce37" table:formula="of:=-[.H27]+[.D27]" office:value-type="float" office:value="0.0375267109899826" calcext:value-type="float">
            <text:p>0,037526711</text:p>
          </table:table-cell>
          <table:table-cell table:style-name="ce36" table:formula="of:=([.I27]/[.D27])%" office:value-type="percentage" office:value="0.00038208651861422" calcext:value-type="percentage">
            <text:p>0,0382086519%</text:p>
          </table:table-cell>
          <table:table-cell table:style-name="ce38"/>
          <table:table-cell/>
          <table:table-cell office:value-type="float" office:value="18" calcext:value-type="float">
            <text:p>18</text:p>
          </table:table-cell>
          <table:table-cell office:value-type="float" office:value="0.998044862730302" calcext:value-type="float">
            <text:p>0,9980448627</text:p>
          </table:table-cell>
          <table:table-cell office:value-type="float" office:value="0.998201529184306" calcext:value-type="float">
            <text:p>0,9982015292</text:p>
          </table:table-cell>
          <table:table-cell table:formula="of:=[.O27]-[.N27]" office:value-type="float" office:value="0.000156666454003918" calcext:value-type="float">
            <text:p>0,0001566665</text:p>
          </table:table-cell>
          <table:table-cell table:style-name="ce36" table:formula="of:=([.P27]/[.O27])%" office:value-type="percentage" office:value="0.00000156948721700122" calcext:value-type="percentage">
            <text:p>0,0001569487%</text:p>
          </table:table-cell>
          <table:table-cell table:style-name="ce33" table:formula="of:=[.$H$2] * [.$S$7]" office:value-type="float" office:value="0.000082655772499877" calcext:value-type="float">
            <text:p>8,2655772499877E-005</text:p>
          </table:table-cell>
          <table:table-cell table:formula="of:=[.N27]+[.R27]" office:value-type="float" office:value="0.998127518502802" calcext:value-type="float">
            <text:p>0,9981275185</text:p>
          </table:table-cell>
          <table:table-cell table:formula="of:=-[.S27]+[.O27]" office:value-type="float" office:value="0.0000740106815040331" calcext:value-type="float">
            <text:p>7,40106815040331E-005</text:p>
          </table:table-cell>
          <table:table-cell table:style-name="ce36" table:formula="of:=([.T27]/[.O27])%" office:value-type="percentage" office:value="0.000000741440273740896" calcext:value-type="percentage">
            <text:p>0,0000741440%</text:p>
          </table:table-cell>
          <table:table-cell table:number-columns-repeated="18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0.901566395135253" calcext:value-type="float">
            <text:p>0,9015663951</text:p>
          </table:table-cell>
          <table:table-cell office:value-type="float" office:value="0.981170034864399" calcext:value-type="float">
            <text:p>0,9811700349</text:p>
          </table:table-cell>
          <table:table-cell table:formula="of:=[.D28]-[.C28]" office:value-type="float" office:value="0.079603639729146" calcext:value-type="float">
            <text:p>0,0796036397</text:p>
          </table:table-cell>
          <table:table-cell table:formula="of:=([.E28]/[.D28])%" office:value-type="percentage" office:value="0.000811313400333787" calcext:value-type="percentage">
            <text:p>0,0811313400%</text:p>
          </table:table-cell>
          <table:table-cell table:style-name="ce33" table:formula="of:=[.$H$2] * [.$H$7]" office:value-type="float" office:value="0.0423382611652193" calcext:value-type="float">
            <text:p>0,0423382612</text:p>
          </table:table-cell>
          <table:table-cell table:style-name="ce37" table:formula="of:=[.C28]+[.G28]" office:value-type="float" office:value="0.943904656300472" calcext:value-type="float">
            <text:p>0,9439046563</text:p>
          </table:table-cell>
          <table:table-cell table:style-name="ce37" table:formula="of:=-[.H28]+[.D28]" office:value-type="float" office:value="0.0372653785639266" calcext:value-type="float">
            <text:p>0,0372653786</text:p>
          </table:table-cell>
          <table:table-cell table:style-name="ce36" table:formula="of:=([.I28]/[.D28])%" office:value-type="percentage" office:value="0.000379805510153768" calcext:value-type="percentage">
            <text:p>0,0379805510%</text:p>
          </table:table-cell>
          <table:table-cell table:style-name="ce38"/>
          <table:table-cell/>
          <table:table-cell office:value-type="float" office:value="19" calcext:value-type="float">
            <text:p>19</text:p>
          </table:table-cell>
          <table:table-cell office:value-type="float" office:value="0.997945513738031" calcext:value-type="float">
            <text:p>0,9979455137</text:p>
          </table:table-cell>
          <table:table-cell office:value-type="float" office:value="0.998101709031388" calcext:value-type="float">
            <text:p>0,998101709</text:p>
          </table:table-cell>
          <table:table-cell table:formula="of:=[.O28]-[.N28]" office:value-type="float" office:value="0.000156195293356975" calcext:value-type="float">
            <text:p>0,0001561953</text:p>
          </table:table-cell>
          <table:table-cell table:style-name="ce36" table:formula="of:=([.P28]/[.O28])%" office:value-type="percentage" office:value="0.00000156492361392487" calcext:value-type="percentage">
            <text:p>0,0001564924%</text:p>
          </table:table-cell>
          <table:table-cell table:style-name="ce33" table:formula="of:=[.$H$2] * [.$S$7]" office:value-type="float" office:value="0.000082655772499877" calcext:value-type="float">
            <text:p>8,2655772499877E-005</text:p>
          </table:table-cell>
          <table:table-cell table:formula="of:=[.N28]+[.R28]" office:value-type="float" office:value="0.998028169510531" calcext:value-type="float">
            <text:p>0,9980281695</text:p>
          </table:table-cell>
          <table:table-cell table:formula="of:=-[.S28]+[.O28]" office:value-type="float" office:value="0.000073539520857091" calcext:value-type="float">
            <text:p>7,3539520857091E-005</text:p>
          </table:table-cell>
          <table:table-cell table:style-name="ce36" table:formula="of:=([.T28]/[.O28])%" office:value-type="percentage" office:value="0.000000736793857688919" calcext:value-type="percentage">
            <text:p>0,0000736794%</text:p>
          </table:table-cell>
          <table:table-cell table:number-columns-repeated="18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0.900845935064758" calcext:value-type="float">
            <text:p>0,9008459351</text:p>
          </table:table-cell>
          <table:table-cell office:value-type="float" office:value="0.980188864829535" calcext:value-type="float">
            <text:p>0,9801888648</text:p>
          </table:table-cell>
          <table:table-cell table:formula="of:=[.D29]-[.C29]" office:value-type="float" office:value="0.079342929764777" calcext:value-type="float">
            <text:p>0,0793429298</text:p>
          </table:table-cell>
          <table:table-cell table:formula="of:=([.E29]/[.D29])%" office:value-type="percentage" office:value="0.000809465732694025" calcext:value-type="percentage">
            <text:p>0,0809465733%</text:p>
          </table:table-cell>
          <table:table-cell table:style-name="ce33" table:formula="of:=[.$H$2] * [.$H$7]" office:value-type="float" office:value="0.0423382611652193" calcext:value-type="float">
            <text:p>0,0423382612</text:p>
          </table:table-cell>
          <table:table-cell table:style-name="ce37" table:formula="of:=[.C29]+[.G29]" office:value-type="float" office:value="0.943184196229977" calcext:value-type="float">
            <text:p>0,9431841962</text:p>
          </table:table-cell>
          <table:table-cell table:style-name="ce37" table:formula="of:=-[.H29]+[.D29]" office:value-type="float" office:value="0.0370046685995576" calcext:value-type="float">
            <text:p>0,0370046686</text:p>
          </table:table-cell>
          <table:table-cell table:style-name="ce36" table:formula="of:=([.I29]/[.D29])%" office:value-type="percentage" office:value="0.000377525902683995" calcext:value-type="percentage">
            <text:p>0,0377525903%</text:p>
          </table:table-cell>
          <table:table-cell table:style-name="ce38"/>
          <table:table-cell/>
          <table:table-cell office:value-type="float" office:value="20" calcext:value-type="float">
            <text:p>20</text:p>
          </table:table-cell>
          <table:table-cell office:value-type="float" office:value="0.997846173774205" calcext:value-type="float">
            <text:p>0,9978461738</text:p>
          </table:table-cell>
          <table:table-cell office:value-type="float" office:value="0.998001898860484" calcext:value-type="float">
            <text:p>0,9980018989</text:p>
          </table:table-cell>
          <table:table-cell table:formula="of:=[.O29]-[.N29]" office:value-type="float" office:value="0.000155725086279035" calcext:value-type="float">
            <text:p>0,0001557251</text:p>
          </table:table-cell>
          <table:table-cell table:style-name="ce36" table:formula="of:=([.P29]/[.O29])%" office:value-type="percentage" office:value="0.00000156036863714785" calcext:value-type="percentage">
            <text:p>0,0001560369%</text:p>
          </table:table-cell>
          <table:table-cell table:style-name="ce33" table:formula="of:=[.$H$2] * [.$S$7]" office:value-type="float" office:value="0.000082655772499877" calcext:value-type="float">
            <text:p>8,2655772499877E-005</text:p>
          </table:table-cell>
          <table:table-cell table:formula="of:=[.N29]+[.R29]" office:value-type="float" office:value="0.997928829546705" calcext:value-type="float">
            <text:p>0,9979288295</text:p>
          </table:table-cell>
          <table:table-cell table:formula="of:=-[.S29]+[.O29]" office:value-type="float" office:value="0.0000730693137791505" calcext:value-type="float">
            <text:p>7,30693137791505E-005</text:p>
          </table:table-cell>
          <table:table-cell table:style-name="ce36" table:formula="of:=([.T29]/[.O29])%" office:value-type="percentage" office:value="0.000000732156059654154" calcext:value-type="percentage">
            <text:p>0,0000732156%</text:p>
          </table:table-cell>
          <table:table-cell table:number-columns-repeated="18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0.900125834684763" calcext:value-type="float">
            <text:p>0,9001258347</text:p>
          </table:table-cell>
          <table:table-cell office:value-type="float" office:value="0.979208675964705" calcext:value-type="float">
            <text:p>0,979208676</text:p>
          </table:table-cell>
          <table:table-cell table:formula="of:=[.D30]-[.C30]" office:value-type="float" office:value="0.079082841279942" calcext:value-type="float">
            <text:p>0,0790828413</text:p>
          </table:table-cell>
          <table:table-cell table:formula="of:=([.E30]/[.D30])%" office:value-type="percentage" office:value="0.000807619899834227" calcext:value-type="percentage">
            <text:p>0,0807619900%</text:p>
          </table:table-cell>
          <table:table-cell table:style-name="ce33" table:formula="of:=[.$H$2] * [.$H$7]" office:value-type="float" office:value="0.0423382611652193" calcext:value-type="float">
            <text:p>0,0423382612</text:p>
          </table:table-cell>
          <table:table-cell table:style-name="ce37" table:formula="of:=[.C30]+[.G30]" office:value-type="float" office:value="0.942464095849982" calcext:value-type="float">
            <text:p>0,9424640958</text:p>
          </table:table-cell>
          <table:table-cell table:style-name="ce37" table:formula="of:=-[.H30]+[.D30]" office:value-type="float" office:value="0.0367445801147227" calcext:value-type="float">
            <text:p>0,0367445801</text:p>
          </table:table-cell>
          <table:table-cell table:style-name="ce36" table:formula="of:=([.I30]/[.D30])%" office:value-type="percentage" office:value="0.000375247697621985" calcext:value-type="percentage">
            <text:p>0,0375247698%</text:p>
          </table:table-cell>
          <table:table-cell table:style-name="ce38"/>
          <table:table-cell/>
          <table:table-cell office:value-type="float" office:value="21" calcext:value-type="float">
            <text:p>21</text:p>
          </table:table-cell>
          <table:table-cell office:value-type="float" office:value="0.997746842838822" calcext:value-type="float">
            <text:p>0,9977468428</text:p>
          </table:table-cell>
          <table:table-cell office:value-type="float" office:value="0.997902098670598" calcext:value-type="float">
            <text:p>0,9979020987</text:p>
          </table:table-cell>
          <table:table-cell table:formula="of:=[.O30]-[.N30]" office:value-type="float" office:value="0.000155255831776002" calcext:value-type="float">
            <text:p>0,0001552558</text:p>
          </table:table-cell>
          <table:table-cell table:style-name="ce36" table:formula="of:=([.P30]/[.O30])%" office:value-type="percentage" office:value="0.00000155582227939271" calcext:value-type="percentage">
            <text:p>0,0001555822%</text:p>
          </table:table-cell>
          <table:table-cell table:style-name="ce33" table:formula="of:=[.$H$2] * [.$S$7]" office:value-type="float" office:value="0.000082655772499877" calcext:value-type="float">
            <text:p>8,2655772499877E-005</text:p>
          </table:table-cell>
          <table:table-cell table:formula="of:=[.N30]+[.R30]" office:value-type="float" office:value="0.997829498611322" calcext:value-type="float">
            <text:p>0,9978294986</text:p>
          </table:table-cell>
          <table:table-cell table:formula="of:=-[.S30]+[.O30]" office:value-type="float" office:value="0.0000726000592761178" calcext:value-type="float">
            <text:p>7,26000592761178E-005</text:p>
          </table:table-cell>
          <table:table-cell table:style-name="ce36" table:formula="of:=([.T30]/[.O30])%" office:value-type="percentage" office:value="0.000000727526872358315" calcext:value-type="percentage">
            <text:p>0,0000727527%</text:p>
          </table:table-cell>
          <table:table-cell table:number-columns-repeated="18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0.899406093995267" calcext:value-type="float">
            <text:p>0,899406094</text:p>
          </table:table-cell>
          <table:table-cell office:value-type="float" office:value="0.97822946728874" calcext:value-type="float">
            <text:p>0,9782294673</text:p>
          </table:table-cell>
          <table:table-cell table:formula="of:=[.D31]-[.C31]" office:value-type="float" office:value="0.078823373293473" calcext:value-type="float">
            <text:p>0,0788233733</text:p>
          </table:table-cell>
          <table:table-cell table:formula="of:=([.E31]/[.D31])%" office:value-type="percentage" office:value="0.000805775903602045" calcext:value-type="percentage">
            <text:p>0,0805775904%</text:p>
          </table:table-cell>
          <table:table-cell table:style-name="ce33" table:formula="of:=[.$H$2] * [.$H$7]" office:value-type="float" office:value="0.0423382611652193" calcext:value-type="float">
            <text:p>0,0423382612</text:p>
          </table:table-cell>
          <table:table-cell table:style-name="ce37" table:formula="of:=[.C31]+[.G31]" office:value-type="float" office:value="0.941744355160486" calcext:value-type="float">
            <text:p>0,9417443552</text:p>
          </table:table-cell>
          <table:table-cell table:style-name="ce37" table:formula="of:=-[.H31]+[.D31]" office:value-type="float" office:value="0.0364851121282537" calcext:value-type="float">
            <text:p>0,0364851121</text:p>
          </table:table-cell>
          <table:table-cell table:style-name="ce36" table:formula="of:=([.I31]/[.D31])%" office:value-type="percentage" office:value="0.000372970896382584" calcext:value-type="percentage">
            <text:p>0,0372970896%</text:p>
          </table:table-cell>
          <table:table-cell table:style-name="ce38"/>
          <table:table-cell/>
          <table:table-cell office:value-type="float" office:value="22" calcext:value-type="float">
            <text:p>22</text:p>
          </table:table-cell>
          <table:table-cell office:value-type="float" office:value="0.997647520931882" calcext:value-type="float">
            <text:p>0,9976475209</text:p>
          </table:table-cell>
          <table:table-cell office:value-type="float" office:value="0.997802308460732" calcext:value-type="float">
            <text:p>0,9978023085</text:p>
          </table:table-cell>
          <table:table-cell table:formula="of:=[.O31]-[.N31]" office:value-type="float" office:value="0.000154787528850009" calcext:value-type="float">
            <text:p>0,0001547875</text:p>
          </table:table-cell>
          <table:table-cell table:style-name="ce36" table:formula="of:=([.P31]/[.O31])%" office:value-type="percentage" office:value="0.00000155128453338634" calcext:value-type="percentage">
            <text:p>0,0001551285%</text:p>
          </table:table-cell>
          <table:table-cell table:style-name="ce33" table:formula="of:=[.$H$2] * [.$S$7]" office:value-type="float" office:value="0.000082655772499877" calcext:value-type="float">
            <text:p>8,2655772499877E-005</text:p>
          </table:table-cell>
          <table:table-cell table:formula="of:=[.N31]+[.R31]" office:value-type="float" office:value="0.997730176704382" calcext:value-type="float">
            <text:p>0,9977301767</text:p>
          </table:table-cell>
          <table:table-cell table:formula="of:=-[.S31]+[.O31]" office:value-type="float" office:value="0.0000721317563501245" calcext:value-type="float">
            <text:p>7,21317563501245E-005</text:p>
          </table:table-cell>
          <table:table-cell table:style-name="ce36" table:formula="of:=([.T31]/[.O31])%" office:value-type="percentage" office:value="0.000000722906288527454" calcext:value-type="percentage">
            <text:p>0,0000722906%</text:p>
          </table:table-cell>
          <table:table-cell table:number-columns-repeated="18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0.898686712996271" calcext:value-type="float">
            <text:p>0,898686713</text:p>
          </table:table-cell>
          <table:table-cell office:value-type="float" office:value="0.977251237821452" calcext:value-type="float">
            <text:p>0,9772512378</text:p>
          </table:table-cell>
          <table:table-cell table:formula="of:=[.D32]-[.C32]" office:value-type="float" office:value="0.078564524825181" calcext:value-type="float">
            <text:p>0,0785645248</text:p>
          </table:table-cell>
          <table:table-cell table:formula="of:=([.E32]/[.D32])%" office:value-type="percentage" office:value="0.000803933745843307" calcext:value-type="percentage">
            <text:p>0,0803933746%</text:p>
          </table:table-cell>
          <table:table-cell table:style-name="ce33" table:formula="of:=[.$H$2] * [.$H$7]" office:value-type="float" office:value="0.0423382611652193" calcext:value-type="float">
            <text:p>0,0423382612</text:p>
          </table:table-cell>
          <table:table-cell table:style-name="ce37" table:formula="of:=[.C32]+[.G32]" office:value-type="float" office:value="0.94102497416149" calcext:value-type="float">
            <text:p>0,9410249742</text:p>
          </table:table-cell>
          <table:table-cell table:style-name="ce37" table:formula="of:=-[.H32]+[.D32]" office:value-type="float" office:value="0.0362262636599616" calcext:value-type="float">
            <text:p>0,0362262637</text:p>
          </table:table-cell>
          <table:table-cell table:style-name="ce36" table:formula="of:=([.I32]/[.D32])%" office:value-type="percentage" office:value="0.000370695500378381" calcext:value-type="percentage">
            <text:p>0,0370695500%</text:p>
          </table:table-cell>
          <table:table-cell table:style-name="ce38"/>
          <table:table-cell/>
          <table:table-cell office:value-type="float" office:value="23" calcext:value-type="float">
            <text:p>23</text:p>
          </table:table-cell>
          <table:table-cell office:value-type="float" office:value="0.997548208053386" calcext:value-type="float">
            <text:p>0,9975482081</text:p>
          </table:table-cell>
          <table:table-cell office:value-type="float" office:value="0.997702528229885" calcext:value-type="float">
            <text:p>0,9977025282</text:p>
          </table:table-cell>
          <table:table-cell table:formula="of:=[.O32]-[.N32]" office:value-type="float" office:value="0.000154320176498968" calcext:value-type="float">
            <text:p>0,0001543202</text:p>
          </table:table-cell>
          <table:table-cell table:style-name="ce36" table:formula="of:=([.P32]/[.O32])%" office:value-type="percentage" office:value="0.0000015467553918377" calcext:value-type="percentage">
            <text:p>0,0001546755%</text:p>
          </table:table-cell>
          <table:table-cell table:style-name="ce33" table:formula="of:=[.$H$2] * [.$S$7]" office:value-type="float" office:value="0.000082655772499877" calcext:value-type="float">
            <text:p>8,2655772499877E-005</text:p>
          </table:table-cell>
          <table:table-cell table:formula="of:=[.N32]+[.R32]" office:value-type="float" office:value="0.997630863825886" calcext:value-type="float">
            <text:p>0,9976308638</text:p>
          </table:table-cell>
          <table:table-cell table:formula="of:=-[.S32]+[.O32]" office:value-type="float" office:value="0.0000716644039990832" calcext:value-type="float">
            <text:p>7,16644039990832E-005</text:p>
          </table:table-cell>
          <table:table-cell table:style-name="ce36" table:formula="of:=([.T32]/[.O32])%" office:value-type="percentage" office:value="0.000000718294300869715" calcext:value-type="percentage">
            <text:p>0,0000718294%</text:p>
          </table:table-cell>
          <table:table-cell table:number-columns-repeated="18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0.897967691687774" calcext:value-type="float">
            <text:p>0,8979676917</text:p>
          </table:table-cell>
          <table:table-cell office:value-type="float" office:value="0.97627398658363" calcext:value-type="float">
            <text:p>0,9762739866</text:p>
          </table:table-cell>
          <table:table-cell table:formula="of:=[.D33]-[.C33]" office:value-type="float" office:value="0.0783062948958559" calcext:value-type="float">
            <text:p>0,0783062949</text:p>
          </table:table-cell>
          <table:table-cell table:formula="of:=([.E33]/[.D33])%" office:value-type="percentage" office:value="0.000802093428402012" calcext:value-type="percentage">
            <text:p>0,0802093428%</text:p>
          </table:table-cell>
          <table:table-cell table:style-name="ce33" table:formula="of:=[.$H$2] * [.$H$7]" office:value-type="float" office:value="0.0423382611652193" calcext:value-type="float">
            <text:p>0,0423382612</text:p>
          </table:table-cell>
          <table:table-cell table:style-name="ce37" table:formula="of:=[.C33]+[.G33]" office:value-type="float" office:value="0.940305952852993" calcext:value-type="float">
            <text:p>0,9403059529</text:p>
          </table:table-cell>
          <table:table-cell table:style-name="ce37" table:formula="of:=-[.H33]+[.D33]" office:value-type="float" office:value="0.0359680337306366" calcext:value-type="float">
            <text:p>0,0359680337</text:p>
          </table:table-cell>
          <table:table-cell table:style-name="ce36" table:formula="of:=([.I33]/[.D33])%" office:value-type="percentage" office:value="0.000368421511019703" calcext:value-type="percentage">
            <text:p>0,0368421511%</text:p>
          </table:table-cell>
          <table:table-cell table:style-name="ce38"/>
          <table:table-cell/>
          <table:table-cell office:value-type="float" office:value="24" calcext:value-type="float">
            <text:p>24</text:p>
          </table:table-cell>
          <table:table-cell office:value-type="float" office:value="0.997448904203334" calcext:value-type="float">
            <text:p>0,9974489042</text:p>
          </table:table-cell>
          <table:table-cell office:value-type="float" office:value="0.997602757977062" calcext:value-type="float">
            <text:p>0,997602758</text:p>
          </table:table-cell>
          <table:table-cell table:formula="of:=[.O33]-[.N33]" office:value-type="float" office:value="0.000153853773728008" calcext:value-type="float">
            <text:p>0,0001538538</text:p>
          </table:table-cell>
          <table:table-cell table:style-name="ce36" table:formula="of:=([.P33]/[.O33])%" office:value-type="percentage" office:value="0.00000154223484747122" calcext:value-type="percentage">
            <text:p>0,0001542235%</text:p>
          </table:table-cell>
          <table:table-cell table:style-name="ce33" table:formula="of:=[.$H$2] * [.$S$7]" office:value-type="float" office:value="0.000082655772499877" calcext:value-type="float">
            <text:p>8,2655772499877E-005</text:p>
          </table:table-cell>
          <table:table-cell table:formula="of:=[.N33]+[.R33]" office:value-type="float" office:value="0.997531559975834" calcext:value-type="float">
            <text:p>0,99753156</text:p>
          </table:table-cell>
          <table:table-cell table:formula="of:=-[.S33]+[.O33]" office:value-type="float" office:value="0.0000711980012281232" calcext:value-type="float">
            <text:p>0,000071198</text:p>
          </table:table-cell>
          <table:table-cell table:style-name="ce36" table:formula="of:=([.T33]/[.O33])%" office:value-type="percentage" office:value="0.000000713690902108707" calcext:value-type="percentage">
            <text:p>0,0000713691%</text:p>
          </table:table-cell>
          <table:table-cell table:number-columns-repeated="18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0.897249030069776" calcext:value-type="float">
            <text:p>0,8972490301</text:p>
          </table:table-cell>
          <table:table-cell office:value-type="float" office:value="0.975297712597047" calcext:value-type="float">
            <text:p>0,9752977126</text:p>
          </table:table-cell>
          <table:table-cell table:formula="of:=[.D34]-[.C34]" office:value-type="float" office:value="0.078048682527271" calcext:value-type="float">
            <text:p>0,0780486825</text:p>
          </table:table-cell>
          <table:table-cell table:formula="of:=([.E34]/[.D34])%" office:value-type="percentage" office:value="0.000800254953120317" calcext:value-type="percentage">
            <text:p>0,0800254953%</text:p>
          </table:table-cell>
          <table:table-cell table:style-name="ce33" table:formula="of:=[.$H$2] * [.$H$7]" office:value-type="float" office:value="0.0423382611652193" calcext:value-type="float">
            <text:p>0,0423382612</text:p>
          </table:table-cell>
          <table:table-cell table:style-name="ce37" table:formula="of:=[.C34]+[.G34]" office:value-type="float" office:value="0.939587291234995" calcext:value-type="float">
            <text:p>0,9395872912</text:p>
          </table:table-cell>
          <table:table-cell table:style-name="ce37" table:formula="of:=-[.H34]+[.D34]" office:value-type="float" office:value="0.0357104213620517" calcext:value-type="float">
            <text:p>0,0357104214</text:p>
          </table:table-cell>
          <table:table-cell table:style-name="ce36" table:formula="of:=([.I34]/[.D34])%" office:value-type="percentage" office:value="0.000366148929714602" calcext:value-type="percentage">
            <text:p>0,0366148930%</text:p>
          </table:table-cell>
          <table:table-cell table:style-name="ce38"/>
          <table:table-cell/>
          <table:table-cell office:value-type="float" office:value="25" calcext:value-type="float">
            <text:p>25</text:p>
          </table:table-cell>
          <table:table-cell office:value-type="float" office:value="0.997349609381725" calcext:value-type="float">
            <text:p>0,9973496094</text:p>
          </table:table-cell>
          <table:table-cell office:value-type="float" office:value="0.997502997701265" calcext:value-type="float">
            <text:p>0,9975029977</text:p>
          </table:table-cell>
          <table:table-cell table:formula="of:=[.O34]-[.N34]" office:value-type="float" office:value="0.000153388319539927" calcext:value-type="float">
            <text:p>0,0001533883</text:p>
          </table:table-cell>
          <table:table-cell table:style-name="ce36" table:formula="of:=([.P34]/[.O34])%" office:value-type="percentage" office:value="0.00000153772289299901" calcext:value-type="percentage">
            <text:p>0,0001537723%</text:p>
          </table:table-cell>
          <table:table-cell table:style-name="ce33" table:formula="of:=[.$H$2] * [.$S$7]" office:value-type="float" office:value="0.000082655772499877" calcext:value-type="float">
            <text:p>8,2655772499877E-005</text:p>
          </table:table-cell>
          <table:table-cell table:formula="of:=[.N34]+[.R34]" office:value-type="float" office:value="0.997432265154225" calcext:value-type="float">
            <text:p>0,9974322652</text:p>
          </table:table-cell>
          <table:table-cell table:formula="of:=-[.S34]+[.O34]" office:value-type="float" office:value="0.0000707325470400422" calcext:value-type="float">
            <text:p>7,07325470400422E-005</text:p>
          </table:table-cell>
          <table:table-cell table:style-name="ce36" table:formula="of:=([.T34]/[.O34])%" office:value-type="percentage" office:value="0.000000709096084955691" calcext:value-type="percentage">
            <text:p>0,0000709096%</text:p>
          </table:table-cell>
          <table:table-cell table:number-columns-repeated="18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0.896530728142279" calcext:value-type="float">
            <text:p>0,8965307281</text:p>
          </table:table-cell>
          <table:table-cell office:value-type="float" office:value="0.97432241488445" calcext:value-type="float">
            <text:p>0,9743224149</text:p>
          </table:table-cell>
          <table:table-cell table:formula="of:=[.D35]-[.C35]" office:value-type="float" office:value="0.077791686742171" calcext:value-type="float">
            <text:p>0,0777916867</text:p>
          </table:table-cell>
          <table:table-cell table:formula="of:=([.E35]/[.D35])%" office:value-type="percentage" office:value="0.000798418321838535" calcext:value-type="percentage">
            <text:p>0,0798418322%</text:p>
          </table:table-cell>
          <table:table-cell table:style-name="ce33" table:formula="of:=[.$H$2] * [.$H$7]" office:value-type="float" office:value="0.0423382611652193" calcext:value-type="float">
            <text:p>0,0423382612</text:p>
          </table:table-cell>
          <table:table-cell table:style-name="ce37" table:formula="of:=[.C35]+[.G35]" office:value-type="float" office:value="0.938868989307498" calcext:value-type="float">
            <text:p>0,9388689893</text:p>
          </table:table-cell>
          <table:table-cell table:style-name="ce37" table:formula="of:=-[.H35]+[.D35]" office:value-type="float" office:value="0.0354534255769516" calcext:value-type="float">
            <text:p>0,0354534256</text:p>
          </table:table-cell>
          <table:table-cell table:style-name="ce36" table:formula="of:=([.I35]/[.D35])%" office:value-type="percentage" office:value="0.000363877757868851" calcext:value-type="percentage">
            <text:p>0,0363877758%</text:p>
          </table:table-cell>
          <table:table-cell table:style-name="ce38"/>
          <table:table-cell/>
          <table:table-cell office:value-type="float" office:value="26" calcext:value-type="float">
            <text:p>26</text:p>
          </table:table-cell>
          <table:table-cell office:value-type="float" office:value="0.997250323588559" calcext:value-type="float">
            <text:p>0,9972503236</text:p>
          </table:table-cell>
          <table:table-cell office:value-type="float" office:value="0.997403247401495" calcext:value-type="float">
            <text:p>0,9974032474</text:p>
          </table:table-cell>
          <table:table-cell table:formula="of:=[.O35]-[.N35]" office:value-type="float" office:value="0.000152923812936079" calcext:value-type="float">
            <text:p>0,0001529238</text:p>
          </table:table-cell>
          <table:table-cell table:style-name="ce36" table:formula="of:=([.P35]/[.O35])%" office:value-type="percentage" office:value="0.00000153321952113193" calcext:value-type="percentage">
            <text:p>0,0001533220%</text:p>
          </table:table-cell>
          <table:table-cell table:style-name="ce33" table:formula="of:=[.$H$2] * [.$S$7]" office:value-type="float" office:value="0.000082655772499877" calcext:value-type="float">
            <text:p>8,2655772499877E-005</text:p>
          </table:table-cell>
          <table:table-cell table:formula="of:=[.N35]+[.R35]" office:value-type="float" office:value="0.997332979361059" calcext:value-type="float">
            <text:p>0,9973329794</text:p>
          </table:table-cell>
          <table:table-cell table:formula="of:=-[.S35]+[.O35]" office:value-type="float" office:value="0.0000702680404361944" calcext:value-type="float">
            <text:p>0,000070268</text:p>
          </table:table-cell>
          <table:table-cell table:style-name="ce36" table:formula="of:=([.T35]/[.O35])%" office:value-type="percentage" office:value="0.000000704509842120702" calcext:value-type="percentage">
            <text:p>0,0000704510%</text:p>
          </table:table-cell>
          <table:table-cell table:number-columns-repeated="18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0.89581278590528" calcext:value-type="float">
            <text:p>0,8958127859</text:p>
          </table:table-cell>
          <table:table-cell office:value-type="float" office:value="0.973348092469565" calcext:value-type="float">
            <text:p>0,9733480925</text:p>
          </table:table-cell>
          <table:table-cell table:formula="of:=[.D36]-[.C36]" office:value-type="float" office:value="0.0775353065642851" calcext:value-type="float">
            <text:p>0,0775353066</text:p>
          </table:table-cell>
          <table:table-cell table:formula="of:=([.E36]/[.D36])%" office:value-type="percentage" office:value="0.000796583536395121" calcext:value-type="percentage">
            <text:p>0,0796583536%</text:p>
          </table:table-cell>
          <table:table-cell table:style-name="ce33" table:formula="of:=[.$H$2] * [.$H$7]" office:value-type="float" office:value="0.0423382611652193" calcext:value-type="float">
            <text:p>0,0423382612</text:p>
          </table:table-cell>
          <table:table-cell table:style-name="ce37" table:formula="of:=[.C36]+[.G36]" office:value-type="float" office:value="0.938151047070499" calcext:value-type="float">
            <text:p>0,9381510471</text:p>
          </table:table-cell>
          <table:table-cell table:style-name="ce37" table:formula="of:=-[.H36]+[.D36]" office:value-type="float" office:value="0.0351970453990658" calcext:value-type="float">
            <text:p>0,0351970454</text:p>
          </table:table-cell>
          <table:table-cell table:style-name="ce36" table:formula="of:=([.I36]/[.D36])%" office:value-type="percentage" office:value="0.000361607996885928" calcext:value-type="percentage">
            <text:p>0,0361607997%</text:p>
          </table:table-cell>
          <table:table-cell table:style-name="ce38"/>
          <table:table-cell/>
          <table:table-cell office:value-type="float" office:value="27" calcext:value-type="float">
            <text:p>27</text:p>
          </table:table-cell>
          <table:table-cell office:value-type="float" office:value="0.997151046823837" calcext:value-type="float">
            <text:p>0,9971510468</text:p>
          </table:table-cell>
          <table:table-cell office:value-type="float" office:value="0.997303507076754" calcext:value-type="float">
            <text:p>0,9973035071</text:p>
          </table:table-cell>
          <table:table-cell table:formula="of:=[.O36]-[.N36]" office:value-type="float" office:value="0.000152460252917042" calcext:value-type="float">
            <text:p>0,0001524603</text:p>
          </table:table-cell>
          <table:table-cell table:style-name="ce36" table:formula="of:=([.P36]/[.O36])%" office:value-type="percentage" office:value="0.00000152872472457404" calcext:value-type="percentage">
            <text:p>0,0001528725%</text:p>
          </table:table-cell>
          <table:table-cell table:style-name="ce33" table:formula="of:=[.$H$2] * [.$S$7]" office:value-type="float" office:value="0.000082655772499877" calcext:value-type="float">
            <text:p>8,2655772499877E-005</text:p>
          </table:table-cell>
          <table:table-cell table:formula="of:=[.N36]+[.R36]" office:value-type="float" office:value="0.997233702596337" calcext:value-type="float">
            <text:p>0,9972337026</text:p>
          </table:table-cell>
          <table:table-cell table:formula="of:=-[.S36]+[.O36]" office:value-type="float" office:value="0.0000698044804171571" calcext:value-type="float">
            <text:p>6,98044804171571E-005</text:p>
          </table:table-cell>
          <table:table-cell table:style-name="ce36" table:formula="of:=([.T36]/[.O36])%" office:value-type="percentage" office:value="0.000000699932166306991" calcext:value-type="percentage">
            <text:p>0,0000699932%</text:p>
          </table:table-cell>
          <table:table-cell table:number-columns-repeated="18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0.895095203358781" calcext:value-type="float">
            <text:p>0,8950952034</text:p>
          </table:table-cell>
          <table:table-cell office:value-type="float" office:value="0.972374744377096" calcext:value-type="float">
            <text:p>0,9723747444</text:p>
          </table:table-cell>
          <table:table-cell table:formula="of:=[.D37]-[.C37]" office:value-type="float" office:value="0.0772795410183149" calcext:value-type="float">
            <text:p>0,077279541</text:p>
          </table:table-cell>
          <table:table-cell table:formula="of:=([.E37]/[.D37])%" office:value-type="percentage" office:value="0.000794750598626663" calcext:value-type="percentage">
            <text:p>0,0794750599%</text:p>
          </table:table-cell>
          <table:table-cell table:style-name="ce33" table:formula="of:=[.$H$2] * [.$H$7]" office:value-type="float" office:value="0.0423382611652193" calcext:value-type="float">
            <text:p>0,0423382612</text:p>
          </table:table-cell>
          <table:table-cell table:style-name="ce37" table:formula="of:=[.C37]+[.G37]" office:value-type="float" office:value="0.937433464524001" calcext:value-type="float">
            <text:p>0,9374334645</text:p>
          </table:table-cell>
          <table:table-cell table:style-name="ce37" table:formula="of:=-[.H37]+[.D37]" office:value-type="float" office:value="0.0349412798530956" calcext:value-type="float">
            <text:p>0,0349412799</text:p>
          </table:table-cell>
          <table:table-cell table:style-name="ce36" table:formula="of:=([.I37]/[.D37])%" office:value-type="percentage" office:value="0.00035933964816701" calcext:value-type="percentage">
            <text:p>0,0359339648%</text:p>
          </table:table-cell>
          <table:table-cell table:style-name="ce38"/>
          <table:table-cell/>
          <table:table-cell office:value-type="float" office:value="28" calcext:value-type="float">
            <text:p>28</text:p>
          </table:table-cell>
          <table:table-cell office:value-type="float" office:value="0.997051779087559" calcext:value-type="float">
            <text:p>0,9970517791</text:p>
          </table:table-cell>
          <table:table-cell office:value-type="float" office:value="0.997203776726047" calcext:value-type="float">
            <text:p>0,9972037767</text:p>
          </table:table-cell>
          <table:table-cell table:formula="of:=[.O37]-[.N37]" office:value-type="float" office:value="0.000151997638488055" calcext:value-type="float">
            <text:p>0,0001519976</text:p>
          </table:table-cell>
          <table:table-cell table:style-name="ce36" table:formula="of:=([.P37]/[.O37])%" office:value-type="percentage" office:value="0.00000152423849603711" calcext:value-type="percentage">
            <text:p>0,0001524238%</text:p>
          </table:table-cell>
          <table:table-cell table:style-name="ce33" table:formula="of:=[.$H$2] * [.$S$7]" office:value-type="float" office:value="0.000082655772499877" calcext:value-type="float">
            <text:p>8,2655772499877E-005</text:p>
          </table:table-cell>
          <table:table-cell table:formula="of:=[.N37]+[.R37]" office:value-type="float" office:value="0.997134434860059" calcext:value-type="float">
            <text:p>0,9971344349</text:p>
          </table:table-cell>
          <table:table-cell table:formula="of:=-[.S37]+[.O37]" office:value-type="float" office:value="0.0000693418659881706" calcext:value-type="float">
            <text:p>6,93418659881706E-005</text:p>
          </table:table-cell>
          <table:table-cell table:style-name="ce36" table:formula="of:=([.T37]/[.O37])%" office:value-type="percentage" office:value="0.000000695363050225483" calcext:value-type="percentage">
            <text:p>0,0000695363%</text:p>
          </table:table-cell>
          <table:table-cell table:number-columns-repeated="18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0.894377980502782" calcext:value-type="float">
            <text:p>0,8943779805</text:p>
          </table:table-cell>
          <table:table-cell office:value-type="float" office:value="0.971402369632718" calcext:value-type="float">
            <text:p>0,9714023696</text:p>
          </table:table-cell>
          <table:table-cell table:formula="of:=[.D38]-[.C38]" office:value-type="float" office:value="0.077024389129936" calcext:value-type="float">
            <text:p>0,0770243891</text:p>
          </table:table-cell>
          <table:table-cell table:formula="of:=([.E38]/[.D38])%" office:value-type="percentage" office:value="0.000792919510367873" calcext:value-type="percentage">
            <text:p>0,0792919510%</text:p>
          </table:table-cell>
          <table:table-cell table:style-name="ce33" table:formula="of:=[.$H$2] * [.$H$7]" office:value-type="float" office:value="0.0423382611652193" calcext:value-type="float">
            <text:p>0,0423382612</text:p>
          </table:table-cell>
          <table:table-cell table:style-name="ce37" table:formula="of:=[.C38]+[.G38]" office:value-type="float" office:value="0.936716241668001" calcext:value-type="float">
            <text:p>0,9367162417</text:p>
          </table:table-cell>
          <table:table-cell table:style-name="ce37" table:formula="of:=-[.H38]+[.D38]" office:value-type="float" office:value="0.0346861279647167" calcext:value-type="float">
            <text:p>0,034686128</text:p>
          </table:table-cell>
          <table:table-cell table:style-name="ce36" table:formula="of:=([.I38]/[.D38])%" office:value-type="percentage" office:value="0.000357072713110963" calcext:value-type="percentage">
            <text:p>0,0357072713%</text:p>
          </table:table-cell>
          <table:table-cell table:style-name="ce38"/>
          <table:table-cell/>
          <table:table-cell office:value-type="float" office:value="29" calcext:value-type="float">
            <text:p>29</text:p>
          </table:table-cell>
          <table:table-cell office:value-type="float" office:value="0.996952520379724" calcext:value-type="float">
            <text:p>0,9969525204</text:p>
          </table:table-cell>
          <table:table-cell office:value-type="float" office:value="0.997104056348374" calcext:value-type="float">
            <text:p>0,9971040563</text:p>
          </table:table-cell>
          <table:table-cell table:formula="of:=[.O38]-[.N38]" office:value-type="float" office:value="0.00015153596865003" calcext:value-type="float">
            <text:p>0,000151536</text:p>
          </table:table-cell>
          <table:table-cell table:style-name="ce36" table:formula="of:=([.P38]/[.O38])%" office:value-type="percentage" office:value="0.00000151976082822834" calcext:value-type="percentage">
            <text:p>0,0001519761%</text:p>
          </table:table-cell>
          <table:table-cell table:style-name="ce33" table:formula="of:=[.$H$2] * [.$S$7]" office:value-type="float" office:value="0.000082655772499877" calcext:value-type="float">
            <text:p>8,2655772499877E-005</text:p>
          </table:table-cell>
          <table:table-cell table:formula="of:=[.N38]+[.R38]" office:value-type="float" office:value="0.997035176152224" calcext:value-type="float">
            <text:p>0,9970351762</text:p>
          </table:table-cell>
          <table:table-cell table:formula="of:=-[.S38]+[.O38]" office:value-type="float" office:value="0.0000688801961501451" calcext:value-type="float">
            <text:p>6,88801961501451E-005</text:p>
          </table:table-cell>
          <table:table-cell table:style-name="ce36" table:formula="of:=([.T38]/[.O38])%" office:value-type="percentage" office:value="0.000000690802486582548" calcext:value-type="percentage">
            <text:p>0,0000690802%</text:p>
          </table:table-cell>
          <table:table-cell table:number-columns-repeated="18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0.893661117337282" calcext:value-type="float">
            <text:p>0,8936611173</text:p>
          </table:table-cell>
          <table:table-cell office:value-type="float" office:value="0.970430967263086" calcext:value-type="float">
            <text:p>0,9704309673</text:p>
          </table:table-cell>
          <table:table-cell table:formula="of:=[.D39]-[.C39]" office:value-type="float" office:value="0.076769849925804" calcext:value-type="float">
            <text:p>0,0767698499</text:p>
          </table:table-cell>
          <table:table-cell table:formula="of:=([.E39]/[.D39])%" office:value-type="percentage" office:value="0.000791090273451584" calcext:value-type="percentage">
            <text:p>0,0791090273%</text:p>
          </table:table-cell>
          <table:table-cell table:style-name="ce33" table:formula="of:=[.$H$2] * [.$H$7]" office:value-type="float" office:value="0.0423382611652193" calcext:value-type="float">
            <text:p>0,0423382612</text:p>
          </table:table-cell>
          <table:table-cell table:style-name="ce37" table:formula="of:=[.C39]+[.G39]" office:value-type="float" office:value="0.935999378502501" calcext:value-type="float">
            <text:p>0,9359993785</text:p>
          </table:table-cell>
          <table:table-cell table:style-name="ce37" table:formula="of:=-[.H39]+[.D39]" office:value-type="float" office:value="0.0344315887605847" calcext:value-type="float">
            <text:p>0,0344315888</text:p>
          </table:table-cell>
          <table:table-cell table:style-name="ce36" table:formula="of:=([.I39]/[.D39])%" office:value-type="percentage" office:value="0.000354807193114337" calcext:value-type="percentage">
            <text:p>0,0354807193%</text:p>
          </table:table-cell>
          <table:table-cell table:style-name="ce38"/>
          <table:table-cell/>
          <table:table-cell office:value-type="float" office:value="30" calcext:value-type="float">
            <text:p>30</text:p>
          </table:table-cell>
          <table:table-cell office:value-type="float" office:value="0.996853270700332" calcext:value-type="float">
            <text:p>0,9968532707</text:p>
          </table:table-cell>
          <table:table-cell office:value-type="float" office:value="0.997004345942739" calcext:value-type="float">
            <text:p>0,9970043459</text:p>
          </table:table-cell>
          <table:table-cell table:formula="of:=[.O39]-[.N39]" office:value-type="float" office:value="0.000151075242407095" calcext:value-type="float">
            <text:p>0,0001510752</text:p>
          </table:table-cell>
          <table:table-cell table:style-name="ce36" table:formula="of:=([.P39]/[.O39])%" office:value-type="percentage" office:value="0.00000151529171384591" calcext:value-type="percentage">
            <text:p>0,0001515292%</text:p>
          </table:table-cell>
          <table:table-cell table:style-name="ce33" table:formula="of:=[.$H$2] * [.$S$7]" office:value-type="float" office:value="0.000082655772499877" calcext:value-type="float">
            <text:p>8,2655772499877E-005</text:p>
          </table:table-cell>
          <table:table-cell table:formula="of:=[.N39]+[.R39]" office:value-type="float" office:value="0.996935926472832" calcext:value-type="float">
            <text:p>0,9969359265</text:p>
          </table:table-cell>
          <table:table-cell table:formula="of:=-[.S39]+[.O39]" office:value-type="float" office:value="0.0000684194699072105" calcext:value-type="float">
            <text:p>6,84194699072105E-005</text:p>
          </table:table-cell>
          <table:table-cell table:style-name="ce36" table:formula="of:=([.T39]/[.O39])%" office:value-type="percentage" office:value="0.000000686250468075533" calcext:value-type="percentage">
            <text:p>0,0000686250%</text:p>
          </table:table-cell>
          <table:table-cell table:number-columns-repeated="18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0.892944613862281" calcext:value-type="float">
            <text:p>0,8929446139</text:p>
          </table:table-cell>
          <table:table-cell office:value-type="float" office:value="0.969460536295823" calcext:value-type="float">
            <text:p>0,9694605363</text:p>
          </table:table-cell>
          <table:table-cell table:formula="of:=[.D40]-[.C40]" office:value-type="float" office:value="0.076515922433542" calcext:value-type="float">
            <text:p>0,0765159224</text:p>
          </table:table-cell>
          <table:table-cell table:formula="of:=([.E40]/[.D40])%" office:value-type="percentage" office:value="0.000789262889708726" calcext:value-type="percentage">
            <text:p>0,0789262890%</text:p>
          </table:table-cell>
          <table:table-cell table:style-name="ce33" table:formula="of:=[.$H$2] * [.$H$7]" office:value-type="float" office:value="0.0423382611652193" calcext:value-type="float">
            <text:p>0,0423382612</text:p>
          </table:table-cell>
          <table:table-cell table:style-name="ce37" table:formula="of:=[.C40]+[.G40]" office:value-type="float" office:value="0.9352828750275" calcext:value-type="float">
            <text:p>0,935282875</text:p>
          </table:table-cell>
          <table:table-cell table:style-name="ce37" table:formula="of:=-[.H40]+[.D40]" office:value-type="float" office:value="0.0341776612683227" calcext:value-type="float">
            <text:p>0,0341776613</text:p>
          </table:table-cell>
          <table:table-cell table:style-name="ce36" table:formula="of:=([.I40]/[.D40])%" office:value-type="percentage" office:value="0.000352543089571341" calcext:value-type="percentage">
            <text:p>0,0352543090%</text:p>
          </table:table-cell>
          <table:table-cell table:style-name="ce38"/>
          <table:table-cell/>
          <table:table-cell office:value-type="float" office:value="31" calcext:value-type="float">
            <text:p>31</text:p>
          </table:table-cell>
          <table:table-cell office:value-type="float" office:value="0.996754030049384" calcext:value-type="float">
            <text:p>0,99675403</text:p>
          </table:table-cell>
          <table:table-cell office:value-type="float" office:value="0.996904645508145" calcext:value-type="float">
            <text:p>0,9969046455</text:p>
          </table:table-cell>
          <table:table-cell table:formula="of:=[.O40]-[.N40]" office:value-type="float" office:value="0.000150615458760939" calcext:value-type="float">
            <text:p>0,0001506155</text:p>
          </table:table-cell>
          <table:table-cell table:style-name="ce36" table:formula="of:=([.P40]/[.O40])%" office:value-type="percentage" office:value="0.00000151083114558453" calcext:value-type="percentage">
            <text:p>0,0001510831%</text:p>
          </table:table-cell>
          <table:table-cell table:style-name="ce33" table:formula="of:=[.$H$2] * [.$S$7]" office:value-type="float" office:value="0.000082655772499877" calcext:value-type="float">
            <text:p>8,2655772499877E-005</text:p>
          </table:table-cell>
          <table:table-cell table:formula="of:=[.N40]+[.R40]" office:value-type="float" office:value="0.996836685821884" calcext:value-type="float">
            <text:p>0,9968366858</text:p>
          </table:table-cell>
          <table:table-cell table:formula="of:=-[.S40]+[.O40]" office:value-type="float" office:value="0.0000679596862610543" calcext:value-type="float">
            <text:p>6,79596862610543E-005</text:p>
          </table:table-cell>
          <table:table-cell table:style-name="ce36" table:formula="of:=([.T40]/[.O40])%" office:value-type="percentage" office:value="0.000000681706987398336" calcext:value-type="percentage">
            <text:p>0,0000681707%</text:p>
          </table:table-cell>
          <table:table-cell table:number-columns-repeated="18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0.89222847007778" calcext:value-type="float">
            <text:p>0,8922284701</text:p>
          </table:table-cell>
          <table:table-cell office:value-type="float" office:value="0.968491075759527" calcext:value-type="float">
            <text:p>0,9684910758</text:p>
          </table:table-cell>
          <table:table-cell table:formula="of:=[.D41]-[.C41]" office:value-type="float" office:value="0.0762626056817471" calcext:value-type="float">
            <text:p>0,0762626057</text:p>
          </table:table-cell>
          <table:table-cell table:formula="of:=([.E41]/[.D41])%" office:value-type="percentage" office:value="0.000787437360968333" calcext:value-type="percentage">
            <text:p>0,0787437361%</text:p>
          </table:table-cell>
          <table:table-cell table:style-name="ce33" table:formula="of:=[.$H$2] * [.$H$7]" office:value-type="float" office:value="0.0423382611652193" calcext:value-type="float">
            <text:p>0,0423382612</text:p>
          </table:table-cell>
          <table:table-cell table:style-name="ce37" table:formula="of:=[.C41]+[.G41]" office:value-type="float" office:value="0.934566731242999" calcext:value-type="float">
            <text:p>0,9345667312</text:p>
          </table:table-cell>
          <table:table-cell table:style-name="ce37" table:formula="of:=-[.H41]+[.D41]" office:value-type="float" office:value="0.0339243445165278" calcext:value-type="float">
            <text:p>0,0339243445</text:p>
          </table:table-cell>
          <table:table-cell table:style-name="ce36" table:formula="of:=([.I41]/[.D41])%" office:value-type="percentage" office:value="0.000350280403873854" calcext:value-type="percentage">
            <text:p>0,0350280404%</text:p>
          </table:table-cell>
          <table:table-cell table:style-name="ce38"/>
          <table:table-cell/>
          <table:table-cell office:value-type="float" office:value="32" calcext:value-type="float">
            <text:p>32</text:p>
          </table:table-cell>
          <table:table-cell office:value-type="float" office:value="0.99665479842688" calcext:value-type="float">
            <text:p>0,9966547984</text:p>
          </table:table-cell>
          <table:table-cell office:value-type="float" office:value="0.996804955043594" calcext:value-type="float">
            <text:p>0,996804955</text:p>
          </table:table-cell>
          <table:table-cell table:formula="of:=[.O41]-[.N41]" office:value-type="float" office:value="0.000150156616714137" calcext:value-type="float">
            <text:p>0,0001501566</text:p>
          </table:table-cell>
          <table:table-cell table:style-name="ce36" table:formula="of:=([.P41]/[.O41])%" office:value-type="percentage" office:value="0.0000015063791161455" calcext:value-type="percentage">
            <text:p>0,0001506379%</text:p>
          </table:table-cell>
          <table:table-cell table:style-name="ce33" table:formula="of:=[.$H$2] * [.$S$7]" office:value-type="float" office:value="0.000082655772499877" calcext:value-type="float">
            <text:p>8,2655772499877E-005</text:p>
          </table:table-cell>
          <table:table-cell table:formula="of:=[.N41]+[.R41]" office:value-type="float" office:value="0.99673745419938" calcext:value-type="float">
            <text:p>0,9967374542</text:p>
          </table:table-cell>
          <table:table-cell table:formula="of:=-[.S41]+[.O41]" office:value-type="float" office:value="0.0000675008442142522" calcext:value-type="float">
            <text:p>6,75008442142522E-005</text:p>
          </table:table-cell>
          <table:table-cell table:style-name="ce36" table:formula="of:=([.T41]/[.O41])%" office:value-type="percentage" office:value="0.000000677172037251422" calcext:value-type="percentage">
            <text:p>0,0000677172%</text:p>
          </table:table-cell>
          <table:table-cell table:number-columns-repeated="18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0.891512685983779" calcext:value-type="float">
            <text:p>0,891512686</text:p>
          </table:table-cell>
          <table:table-cell office:value-type="float" office:value="0.967522584683767" calcext:value-type="float">
            <text:p>0,9675225847</text:p>
          </table:table-cell>
          <table:table-cell table:formula="of:=[.D42]-[.C42]" office:value-type="float" office:value="0.076009898699988" calcext:value-type="float">
            <text:p>0,0760098987</text:p>
          </table:table-cell>
          <table:table-cell table:formula="of:=([.E42]/[.D42])%" office:value-type="percentage" office:value="0.00078561368905752" calcext:value-type="percentage">
            <text:p>0,0785613689%</text:p>
          </table:table-cell>
          <table:table-cell table:style-name="ce33" table:formula="of:=[.$H$2] * [.$H$7]" office:value-type="float" office:value="0.0423382611652193" calcext:value-type="float">
            <text:p>0,0423382612</text:p>
          </table:table-cell>
          <table:table-cell table:style-name="ce37" table:formula="of:=[.C42]+[.G42]" office:value-type="float" office:value="0.933850947148998" calcext:value-type="float">
            <text:p>0,9338509471</text:p>
          </table:table-cell>
          <table:table-cell table:style-name="ce37" table:formula="of:=-[.H42]+[.D42]" office:value-type="float" office:value="0.0336716375347686" calcext:value-type="float">
            <text:p>0,0336716375</text:p>
          </table:table-cell>
          <table:table-cell table:style-name="ce36" table:formula="of:=([.I42]/[.D42])%" office:value-type="percentage" office:value="0.000348019137411395" calcext:value-type="percentage">
            <text:p>0,0348019137%</text:p>
          </table:table-cell>
          <table:table-cell table:style-name="ce38"/>
          <table:table-cell/>
          <table:table-cell office:value-type="float" office:value="33" calcext:value-type="float">
            <text:p>33</text:p>
          </table:table-cell>
          <table:table-cell office:value-type="float" office:value="0.996555575832819" calcext:value-type="float">
            <text:p>0,9965555758</text:p>
          </table:table-cell>
          <table:table-cell office:value-type="float" office:value="0.99670527454809" calcext:value-type="float">
            <text:p>0,9967052745</text:p>
          </table:table-cell>
          <table:table-cell table:formula="of:=[.O42]-[.N42]" office:value-type="float" office:value="0.000149698715270929" calcext:value-type="float">
            <text:p>0,0001496987</text:p>
          </table:table-cell>
          <table:table-cell table:style-name="ce36" table:formula="of:=([.P42]/[.O42])%" office:value-type="percentage" office:value="0.00000150193561822222" calcext:value-type="percentage">
            <text:p>0,0001501936%</text:p>
          </table:table-cell>
          <table:table-cell table:style-name="ce33" table:formula="of:=[.$H$2] * [.$S$7]" office:value-type="float" office:value="0.000082655772499877" calcext:value-type="float">
            <text:p>8,2655772499877E-005</text:p>
          </table:table-cell>
          <table:table-cell table:formula="of:=[.N42]+[.R42]" office:value-type="float" office:value="0.996638231605319" calcext:value-type="float">
            <text:p>0,9966382316</text:p>
          </table:table-cell>
          <table:table-cell table:formula="of:=-[.S42]+[.O42]" office:value-type="float" office:value="0.000067042942771045" calcext:value-type="float">
            <text:p>6,7042942771045E-005</text:p>
          </table:table-cell>
          <table:table-cell table:style-name="ce36" table:formula="of:=([.T42]/[.O42])%" office:value-type="percentage" office:value="0.000000672645610327353" calcext:value-type="percentage">
            <text:p>0,0000672646%</text:p>
          </table:table-cell>
          <table:table-cell table:number-columns-repeated="18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0.890797261580277" calcext:value-type="float">
            <text:p>0,8907972616</text:p>
          </table:table-cell>
          <table:table-cell office:value-type="float" office:value="0.966555062099084" calcext:value-type="float">
            <text:p>0,9665550621</text:p>
          </table:table-cell>
          <table:table-cell table:formula="of:=[.D43]-[.C43]" office:value-type="float" office:value="0.075757800518807" calcext:value-type="float">
            <text:p>0,0757578005</text:p>
          </table:table-cell>
          <table:table-cell table:formula="of:=([.E43]/[.D43])%" office:value-type="percentage" office:value="0.000783791875801489" calcext:value-type="percentage">
            <text:p>0,0783791876%</text:p>
          </table:table-cell>
          <table:table-cell table:style-name="ce33" table:formula="of:=[.$H$2] * [.$H$7]" office:value-type="float" office:value="0.0423382611652193" calcext:value-type="float">
            <text:p>0,0423382612</text:p>
          </table:table-cell>
          <table:table-cell table:style-name="ce37" table:formula="of:=[.C43]+[.G43]" office:value-type="float" office:value="0.933135522745496" calcext:value-type="float">
            <text:p>0,9331355227</text:p>
          </table:table-cell>
          <table:table-cell table:style-name="ce37" table:formula="of:=-[.H43]+[.D43]" office:value-type="float" office:value="0.0334195393535877" calcext:value-type="float">
            <text:p>0,0334195394</text:p>
          </table:table-cell>
          <table:table-cell table:style-name="ce36" table:formula="of:=([.I43]/[.D43])%" office:value-type="percentage" office:value="0.000345759291571134" calcext:value-type="percentage">
            <text:p>0,0345759292%</text:p>
          </table:table-cell>
          <table:table-cell table:style-name="ce38"/>
          <table:table-cell/>
          <table:table-cell office:value-type="float" office:value="34" calcext:value-type="float">
            <text:p>34</text:p>
          </table:table-cell>
          <table:table-cell office:value-type="float" office:value="0.996456362267201" calcext:value-type="float">
            <text:p>0,9964563623</text:p>
          </table:table-cell>
          <table:table-cell office:value-type="float" office:value="0.996605604020635" calcext:value-type="float">
            <text:p>0,996605604</text:p>
          </table:table-cell>
          <table:table-cell table:formula="of:=[.O43]-[.N43]" office:value-type="float" office:value="0.000149241753434004" calcext:value-type="float">
            <text:p>0,0001492418</text:p>
          </table:table-cell>
          <table:table-cell table:style-name="ce36" table:formula="of:=([.P43]/[.O43])%" office:value-type="percentage" office:value="0.00000149750064450796" calcext:value-type="percentage">
            <text:p>0,0001497501%</text:p>
          </table:table-cell>
          <table:table-cell table:style-name="ce33" table:formula="of:=[.$H$2] * [.$S$7]" office:value-type="float" office:value="0.000082655772499877" calcext:value-type="float">
            <text:p>8,2655772499877E-005</text:p>
          </table:table-cell>
          <table:table-cell table:formula="of:=[.N43]+[.R43]" office:value-type="float" office:value="0.996539018039701" calcext:value-type="float">
            <text:p>0,996539018</text:p>
          </table:table-cell>
          <table:table-cell table:formula="of:=-[.S43]+[.O43]" office:value-type="float" office:value="0.0000665859809341196" calcext:value-type="float">
            <text:p>0,000066586</text:p>
          </table:table-cell>
          <table:table-cell table:style-name="ce36" table:formula="of:=([.T43]/[.O43])%" office:value-type="percentage" office:value="0.000000668127699318576" calcext:value-type="percentage">
            <text:p>0,0000668128%</text:p>
          </table:table-cell>
          <table:table-cell table:number-columns-repeated="18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0.890082196867275" calcext:value-type="float">
            <text:p>0,8900821969</text:p>
          </table:table-cell>
          <table:table-cell office:value-type="float" office:value="0.965588507036984" calcext:value-type="float">
            <text:p>0,965588507</text:p>
          </table:table-cell>
          <table:table-cell table:formula="of:=[.D44]-[.C44]" office:value-type="float" office:value="0.075506310169709" calcext:value-type="float">
            <text:p>0,0755063102</text:p>
          </table:table-cell>
          <table:table-cell table:formula="of:=([.E44]/[.D44])%" office:value-type="percentage" office:value="0.000781971923023496" calcext:value-type="percentage">
            <text:p>0,0781971923%</text:p>
          </table:table-cell>
          <table:table-cell table:style-name="ce33" table:formula="of:=[.$H$2] * [.$H$7]" office:value-type="float" office:value="0.0423382611652193" calcext:value-type="float">
            <text:p>0,0423382612</text:p>
          </table:table-cell>
          <table:table-cell table:style-name="ce37" table:formula="of:=[.C44]+[.G44]" office:value-type="float" office:value="0.932420458032494" calcext:value-type="float">
            <text:p>0,932420458</text:p>
          </table:table-cell>
          <table:table-cell table:style-name="ce37" table:formula="of:=-[.H44]+[.D44]" office:value-type="float" office:value="0.0331680490044897" calcext:value-type="float">
            <text:p>0,033168049</text:p>
          </table:table-cell>
          <table:table-cell table:style-name="ce36" table:formula="of:=([.I44]/[.D44])%" office:value-type="percentage" office:value="0.000343500867737855" calcext:value-type="percentage">
            <text:p>0,0343500868%</text:p>
          </table:table-cell>
          <table:table-cell table:style-name="ce38"/>
          <table:table-cell/>
          <table:table-cell office:value-type="float" office:value="35" calcext:value-type="float">
            <text:p>35</text:p>
          </table:table-cell>
          <table:table-cell office:value-type="float" office:value="0.996357157730027" calcext:value-type="float">
            <text:p>0,9963571577</text:p>
          </table:table-cell>
          <table:table-cell office:value-type="float" office:value="0.996505943460233" calcext:value-type="float">
            <text:p>0,9965059435</text:p>
          </table:table-cell>
          <table:table-cell table:formula="of:=[.O44]-[.N44]" office:value-type="float" office:value="0.000148785730205936" calcext:value-type="float">
            <text:p>0,0001487857</text:p>
          </table:table-cell>
          <table:table-cell table:style-name="ce36" table:formula="of:=([.P44]/[.O44])%" office:value-type="percentage" office:value="0.00000149307418768921" calcext:value-type="percentage">
            <text:p>0,0001493074%</text:p>
          </table:table-cell>
          <table:table-cell table:style-name="ce33" table:formula="of:=[.$H$2] * [.$S$7]" office:value-type="float" office:value="0.000082655772499877" calcext:value-type="float">
            <text:p>8,2655772499877E-005</text:p>
          </table:table-cell>
          <table:table-cell table:formula="of:=[.N44]+[.R44]" office:value-type="float" office:value="0.996439813502527" calcext:value-type="float">
            <text:p>0,9964398135</text:p>
          </table:table-cell>
          <table:table-cell table:formula="of:=-[.S44]+[.O44]" office:value-type="float" office:value="0.0000661299577060515" calcext:value-type="float">
            <text:p>0,00006613</text:p>
          </table:table-cell>
          <table:table-cell table:style-name="ce36" table:formula="of:=([.T44]/[.O44])%" office:value-type="percentage" office:value="0.000000663618296910745" calcext:value-type="percentage">
            <text:p>0,0000663618%</text:p>
          </table:table-cell>
          <table:table-cell table:number-columns-repeated="18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0.889367491844772" calcext:value-type="float">
            <text:p>0,8893674918</text:p>
          </table:table-cell>
          <table:table-cell office:value-type="float" office:value="0.964622918529947" calcext:value-type="float">
            <text:p>0,9646229185</text:p>
          </table:table-cell>
          <table:table-cell table:formula="of:=[.D45]-[.C45]" office:value-type="float" office:value="0.075255426685175" calcext:value-type="float">
            <text:p>0,0752554267</text:p>
          </table:table-cell>
          <table:table-cell table:formula="of:=([.E45]/[.D45])%" office:value-type="percentage" office:value="0.000780153832544871" calcext:value-type="percentage">
            <text:p>0,0780153833%</text:p>
          </table:table-cell>
          <table:table-cell table:style-name="ce33" table:formula="of:=[.$H$2] * [.$H$7]" office:value-type="float" office:value="0.0423382611652193" calcext:value-type="float">
            <text:p>0,0423382612</text:p>
          </table:table-cell>
          <table:table-cell table:style-name="ce37" table:formula="of:=[.C45]+[.G45]" office:value-type="float" office:value="0.931705753009991" calcext:value-type="float">
            <text:p>0,931705753</text:p>
          </table:table-cell>
          <table:table-cell table:style-name="ce37" table:formula="of:=-[.H45]+[.D45]" office:value-type="float" office:value="0.0329171655199557" calcext:value-type="float">
            <text:p>0,0329171655</text:p>
          </table:table-cell>
          <table:table-cell table:style-name="ce36" table:formula="of:=([.I45]/[.D45])%" office:value-type="percentage" office:value="0.000341243867293979" calcext:value-type="percentage">
            <text:p>0,0341243867%</text:p>
          </table:table-cell>
          <table:table-cell table:style-name="ce38"/>
          <table:table-cell/>
          <table:table-cell office:value-type="float" office:value="36" calcext:value-type="float">
            <text:p>36</text:p>
          </table:table-cell>
          <table:table-cell office:value-type="float" office:value="0.996257962221296" calcext:value-type="float">
            <text:p>0,9962579622</text:p>
          </table:table-cell>
          <table:table-cell office:value-type="float" office:value="0.996406292865887" calcext:value-type="float">
            <text:p>0,9964062929</text:p>
          </table:table-cell>
          <table:table-cell table:formula="of:=[.O45]-[.N45]" office:value-type="float" office:value="0.000148330644591077" calcext:value-type="float">
            <text:p>0,0001483306</text:p>
          </table:table-cell>
          <table:table-cell table:style-name="ce36" table:formula="of:=([.P45]/[.O45])%" office:value-type="percentage" office:value="0.00000148865624046013" calcext:value-type="percentage">
            <text:p>0,0001488656%</text:p>
          </table:table-cell>
          <table:table-cell table:style-name="ce33" table:formula="of:=[.$H$2] * [.$S$7]" office:value-type="float" office:value="0.000082655772499877" calcext:value-type="float">
            <text:p>8,2655772499877E-005</text:p>
          </table:table-cell>
          <table:table-cell table:formula="of:=[.N45]+[.R45]" office:value-type="float" office:value="0.996340617993796" calcext:value-type="float">
            <text:p>0,996340618</text:p>
          </table:table-cell>
          <table:table-cell table:formula="of:=-[.S45]+[.O45]" office:value-type="float" office:value="0.0000656748720911926" calcext:value-type="float">
            <text:p>6,56748720911926E-005</text:p>
          </table:table-cell>
          <table:table-cell table:style-name="ce36" table:formula="of:=([.T45]/[.O45])%" office:value-type="percentage" office:value="0.0000006591173957972" calcext:value-type="percentage">
            <text:p>0,0000659117%</text:p>
          </table:table-cell>
          <table:table-cell table:number-columns-repeated="18"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float" office:value="0.888653146512768" calcext:value-type="float">
            <text:p>0,8886531465</text:p>
          </table:table-cell>
          <table:table-cell office:value-type="float" office:value="0.963658295611418" calcext:value-type="float">
            <text:p>0,9636582956</text:p>
          </table:table-cell>
          <table:table-cell table:formula="of:=[.D46]-[.C46]" office:value-type="float" office:value="0.07500514909865" calcext:value-type="float">
            <text:p>0,0750051491</text:p>
          </table:table-cell>
          <table:table-cell table:formula="of:=([.E46]/[.D46])%" office:value-type="percentage" office:value="0.000778337606184985" calcext:value-type="percentage">
            <text:p>0,0778337606%</text:p>
          </table:table-cell>
          <table:table-cell table:style-name="ce33" table:formula="of:=[.$H$2] * [.$H$7]" office:value-type="float" office:value="0.0423382611652193" calcext:value-type="float">
            <text:p>0,0423382612</text:p>
          </table:table-cell>
          <table:table-cell table:style-name="ce37" table:formula="of:=[.C46]+[.G46]" office:value-type="float" office:value="0.930991407677987" calcext:value-type="float">
            <text:p>0,9309914077</text:p>
          </table:table-cell>
          <table:table-cell table:style-name="ce37" table:formula="of:=-[.H46]+[.D46]" office:value-type="float" office:value="0.0326668879334306" calcext:value-type="float">
            <text:p>0,0326668879</text:p>
          </table:table-cell>
          <table:table-cell table:style-name="ce36" table:formula="of:=([.I46]/[.D46])%" office:value-type="percentage" office:value="0.000338988291619527" calcext:value-type="percentage">
            <text:p>0,0338988292%</text:p>
          </table:table-cell>
          <table:table-cell table:style-name="ce38"/>
          <table:table-cell/>
          <table:table-cell office:value-type="float" office:value="37" calcext:value-type="float">
            <text:p>37</text:p>
          </table:table-cell>
          <table:table-cell office:value-type="float" office:value="0.99615877574101" calcext:value-type="float">
            <text:p>0,9961587757</text:p>
          </table:table-cell>
          <table:table-cell office:value-type="float" office:value="0.9963066522366" calcext:value-type="float">
            <text:p>0,9963066522</text:p>
          </table:table-cell>
          <table:table-cell table:formula="of:=[.O46]-[.N46]" office:value-type="float" office:value="0.000147876495590005" calcext:value-type="float">
            <text:p>0,0001478765</text:p>
          </table:table-cell>
          <table:table-cell table:style-name="ce36" table:formula="of:=([.P46]/[.O46])%" office:value-type="percentage" office:value="0.00000148424679549139" calcext:value-type="percentage">
            <text:p>0,0001484247%</text:p>
          </table:table-cell>
          <table:table-cell table:style-name="ce33" table:formula="of:=[.$H$2] * [.$S$7]" office:value-type="float" office:value="0.000082655772499877" calcext:value-type="float">
            <text:p>8,2655772499877E-005</text:p>
          </table:table-cell>
          <table:table-cell table:formula="of:=[.N46]+[.R46]" office:value-type="float" office:value="0.99624143151351" calcext:value-type="float">
            <text:p>0,9962414315</text:p>
          </table:table-cell>
          <table:table-cell table:formula="of:=-[.S46]+[.O46]" office:value-type="float" office:value="0.0000652207230901203" calcext:value-type="float">
            <text:p>6,52207230901203E-005</text:p>
          </table:table-cell>
          <table:table-cell table:style-name="ce36" table:formula="of:=([.T46]/[.O46])%" office:value-type="percentage" office:value="0.000000654624988647772" calcext:value-type="percentage">
            <text:p>0,0000654625%</text:p>
          </table:table-cell>
          <table:table-cell table:number-columns-repeated="18"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float" office:value="0.887939160871264" calcext:value-type="float">
            <text:p>0,8879391609</text:p>
          </table:table-cell>
          <table:table-cell office:value-type="float" office:value="0.962694637315806" calcext:value-type="float">
            <text:p>0,9626946373</text:p>
          </table:table-cell>
          <table:table-cell table:formula="of:=[.D47]-[.C47]" office:value-type="float" office:value="0.0747554764445419" calcext:value-type="float">
            <text:p>0,0747554764</text:p>
          </table:table-cell>
          <table:table-cell table:formula="of:=([.E47]/[.D47])%" office:value-type="percentage" office:value="0.000776523245761248" calcext:value-type="percentage">
            <text:p>0,0776523246%</text:p>
          </table:table-cell>
          <table:table-cell table:style-name="ce33" table:formula="of:=[.$H$2] * [.$H$7]" office:value-type="float" office:value="0.0423382611652193" calcext:value-type="float">
            <text:p>0,0423382612</text:p>
          </table:table-cell>
          <table:table-cell table:style-name="ce37" table:formula="of:=[.C47]+[.G47]" office:value-type="float" office:value="0.930277422036483" calcext:value-type="float">
            <text:p>0,930277422</text:p>
          </table:table-cell>
          <table:table-cell table:style-name="ce37" table:formula="of:=-[.H47]+[.D47]" office:value-type="float" office:value="0.0324172152793226" calcext:value-type="float">
            <text:p>0,0324172153</text:p>
          </table:table-cell>
          <table:table-cell table:style-name="ce36" table:formula="of:=([.I47]/[.D47])%" office:value-type="percentage" office:value="0.000336734142092122" calcext:value-type="percentage">
            <text:p>0,0336734142%</text:p>
          </table:table-cell>
          <table:table-cell table:style-name="ce38"/>
          <table:table-cell/>
          <table:table-cell office:value-type="float" office:value="38" calcext:value-type="float">
            <text:p>38</text:p>
          </table:table-cell>
          <table:table-cell office:value-type="float" office:value="0.996059598289166" calcext:value-type="float">
            <text:p>0,9960595983</text:p>
          </table:table-cell>
          <table:table-cell office:value-type="float" office:value="0.996207021571377" calcext:value-type="float">
            <text:p>0,9962070216</text:p>
          </table:table-cell>
          <table:table-cell table:formula="of:=[.O47]-[.N47]" office:value-type="float" office:value="0.000147423282210957" calcext:value-type="float">
            <text:p>0,0001474233</text:p>
          </table:table-cell>
          <table:table-cell table:style-name="ce36" table:formula="of:=([.P47]/[.O47])%" office:value-type="percentage" office:value="0.00000147984584547581" calcext:value-type="percentage">
            <text:p>0,0001479846%</text:p>
          </table:table-cell>
          <table:table-cell table:style-name="ce33" table:formula="of:=[.$H$2] * [.$S$7]" office:value-type="float" office:value="0.000082655772499877" calcext:value-type="float">
            <text:p>8,2655772499877E-005</text:p>
          </table:table-cell>
          <table:table-cell table:formula="of:=[.N47]+[.R47]" office:value-type="float" office:value="0.996142254061666" calcext:value-type="float">
            <text:p>0,9961422541</text:p>
          </table:table-cell>
          <table:table-cell table:formula="of:=-[.S47]+[.O47]" office:value-type="float" office:value="0.0000647675097110723" calcext:value-type="float">
            <text:p>6,47675097110723E-005</text:p>
          </table:table-cell>
          <table:table-cell table:style-name="ce36" table:formula="of:=([.T47]/[.O47])%" office:value-type="percentage" office:value="0.000000650141068154464" calcext:value-type="percentage">
            <text:p>0,0000650141%</text:p>
          </table:table-cell>
          <table:table-cell table:number-columns-repeated="18"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0.88722553492026" calcext:value-type="float">
            <text:p>0,8872255349</text:p>
          </table:table-cell>
          <table:table-cell office:value-type="float" office:value="0.96173194267849" calcext:value-type="float">
            <text:p>0,9617319427</text:p>
          </table:table-cell>
          <table:table-cell table:formula="of:=[.D48]-[.C48]" office:value-type="float" office:value="0.07450640775823" calcext:value-type="float">
            <text:p>0,0745064078</text:p>
          </table:table-cell>
          <table:table-cell table:formula="of:=([.E48]/[.D48])%" office:value-type="percentage" office:value="0.000774710753089109" calcext:value-type="percentage">
            <text:p>0,0774710753%</text:p>
          </table:table-cell>
          <table:table-cell table:style-name="ce33" table:formula="of:=[.$H$2] * [.$H$7]" office:value-type="float" office:value="0.0423382611652193" calcext:value-type="float">
            <text:p>0,0423382612</text:p>
          </table:table-cell>
          <table:table-cell table:style-name="ce37" table:formula="of:=[.C48]+[.G48]" office:value-type="float" office:value="0.929563796085479" calcext:value-type="float">
            <text:p>0,9295637961</text:p>
          </table:table-cell>
          <table:table-cell table:style-name="ce37" table:formula="of:=-[.H48]+[.D48]" office:value-type="float" office:value="0.0321681465930107" calcext:value-type="float">
            <text:p>0,0321681466</text:p>
          </table:table-cell>
          <table:table-cell table:style-name="ce36" table:formula="of:=([.I48]/[.D48])%" office:value-type="percentage" office:value="0.00033448142008698" calcext:value-type="percentage">
            <text:p>0,0334481420%</text:p>
          </table:table-cell>
          <table:table-cell table:style-name="ce38"/>
          <table:table-cell/>
          <table:table-cell office:value-type="float" office:value="39" calcext:value-type="float">
            <text:p>39</text:p>
          </table:table-cell>
          <table:table-cell office:value-type="float" office:value="0.995960429865766" calcext:value-type="float">
            <text:p>0,9959604299</text:p>
          </table:table-cell>
          <table:table-cell office:value-type="float" office:value="0.99610740086922" calcext:value-type="float">
            <text:p>0,9961074009</text:p>
          </table:table-cell>
          <table:table-cell table:formula="of:=[.O48]-[.N48]" office:value-type="float" office:value="0.000146971003453955" calcext:value-type="float">
            <text:p>0,000146971</text:p>
          </table:table-cell>
          <table:table-cell table:style-name="ce36" table:formula="of:=([.P48]/[.O48])%" office:value-type="percentage" office:value="0.00000147545338309498" calcext:value-type="percentage">
            <text:p>0,0001475453%</text:p>
          </table:table-cell>
          <table:table-cell table:style-name="ce33" table:formula="of:=[.$H$2] * [.$S$7]" office:value-type="float" office:value="0.000082655772499877" calcext:value-type="float">
            <text:p>8,2655772499877E-005</text:p>
          </table:table-cell>
          <table:table-cell table:formula="of:=[.N48]+[.R48]" office:value-type="float" office:value="0.996043085638266" calcext:value-type="float">
            <text:p>0,9960430856</text:p>
          </table:table-cell>
          <table:table-cell table:formula="of:=-[.S48]+[.O48]" office:value-type="float" office:value="0.0000643152309540707" calcext:value-type="float">
            <text:p>6,43152309540707E-005</text:p>
          </table:table-cell>
          <table:table-cell table:style-name="ce36" table:formula="of:=([.T48]/[.O48])%" office:value-type="percentage" office:value="0.000000645665626998024" calcext:value-type="percentage">
            <text:p>0,0000645666%</text:p>
          </table:table-cell>
          <table:table-cell table:number-columns-repeated="18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0.886512268659755" calcext:value-type="float">
            <text:p>0,8865122687</text:p>
          </table:table-cell>
          <table:table-cell office:value-type="float" office:value="0.960770210735812" calcext:value-type="float">
            <text:p>0,9607702107</text:p>
          </table:table-cell>
          <table:table-cell table:formula="of:=[.D49]-[.C49]" office:value-type="float" office:value="0.074257942076057" calcext:value-type="float">
            <text:p>0,0742579421</text:p>
          </table:table-cell>
          <table:table-cell table:formula="of:=([.E49]/[.D49])%" office:value-type="percentage" office:value="0.000772900129982026" calcext:value-type="percentage">
            <text:p>0,0772900130%</text:p>
          </table:table-cell>
          <table:table-cell table:style-name="ce33" table:formula="of:=[.$H$2] * [.$H$7]" office:value-type="float" office:value="0.0423382611652193" calcext:value-type="float">
            <text:p>0,0423382612</text:p>
          </table:table-cell>
          <table:table-cell table:style-name="ce37" table:formula="of:=[.C49]+[.G49]" office:value-type="float" office:value="0.928850529824974" calcext:value-type="float">
            <text:p>0,9288505298</text:p>
          </table:table-cell>
          <table:table-cell table:style-name="ce37" table:formula="of:=-[.H49]+[.D49]" office:value-type="float" office:value="0.0319196809108376" calcext:value-type="float">
            <text:p>0,0319196809</text:p>
          </table:table-cell>
          <table:table-cell table:style-name="ce36" table:formula="of:=([.I49]/[.D49])%" office:value-type="percentage" office:value="0.000332230126976892" calcext:value-type="percentage">
            <text:p>0,0332230127%</text:p>
          </table:table-cell>
          <table:table-cell table:style-name="ce38"/>
          <table:table-cell/>
          <table:table-cell office:value-type="float" office:value="40" calcext:value-type="float">
            <text:p>40</text:p>
          </table:table-cell>
          <table:table-cell office:value-type="float" office:value="0.995861270470809" calcext:value-type="float">
            <text:p>0,9958612705</text:p>
          </table:table-cell>
          <table:table-cell office:value-type="float" office:value="0.996007790129133" calcext:value-type="float">
            <text:p>0,9960077901</text:p>
          </table:table-cell>
          <table:table-cell table:formula="of:=[.O49]-[.N49]" office:value-type="float" office:value="0.000146519658324018" calcext:value-type="float">
            <text:p>0,0001465197</text:p>
          </table:table-cell>
          <table:table-cell table:style-name="ce36" table:formula="of:=([.P49]/[.O49])%" office:value-type="percentage" office:value="0.00000147106940101699" calcext:value-type="percentage">
            <text:p>0,0001471069%</text:p>
          </table:table-cell>
          <table:table-cell table:style-name="ce33" table:formula="of:=[.$H$2] * [.$S$7]" office:value-type="float" office:value="0.000082655772499877" calcext:value-type="float">
            <text:p>8,2655772499877E-005</text:p>
          </table:table-cell>
          <table:table-cell table:formula="of:=[.N49]+[.R49]" office:value-type="float" office:value="0.995943926243309" calcext:value-type="float">
            <text:p>0,9959439262</text:p>
          </table:table-cell>
          <table:table-cell table:formula="of:=-[.S49]+[.O49]" office:value-type="float" office:value="0.0000638638858241336" calcext:value-type="float">
            <text:p>6,38638858241336E-005</text:p>
          </table:table-cell>
          <table:table-cell table:style-name="ce36" table:formula="of:=([.T49]/[.O49])%" office:value-type="percentage" office:value="0.000000641198657845713" calcext:value-type="percentage">
            <text:p>0,0000641199%</text:p>
          </table:table-cell>
          <table:table-cell table:number-columns-repeated="18"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float" office:value="0.885799362089749" calcext:value-type="float">
            <text:p>0,8857993621</text:p>
          </table:table-cell>
          <table:table-cell office:value-type="float" office:value="0.959809440525076" calcext:value-type="float">
            <text:p>0,9598094405</text:p>
          </table:table-cell>
          <table:table-cell table:formula="of:=[.D50]-[.C50]" office:value-type="float" office:value="0.074010078435327" calcext:value-type="float">
            <text:p>0,0740100784</text:p>
          </table:table-cell>
          <table:table-cell table:formula="of:=([.E50]/[.D50])%" office:value-type="percentage" office:value="0.000771091378251483" calcext:value-type="percentage">
            <text:p>0,0771091378%</text:p>
          </table:table-cell>
          <table:table-cell table:style-name="ce33" table:formula="of:=[.$H$2] * [.$H$7]" office:value-type="float" office:value="0.0423382611652193" calcext:value-type="float">
            <text:p>0,0423382612</text:p>
          </table:table-cell>
          <table:table-cell table:style-name="ce37" table:formula="of:=[.C50]+[.G50]" office:value-type="float" office:value="0.928137623254968" calcext:value-type="float">
            <text:p>0,9281376233</text:p>
          </table:table-cell>
          <table:table-cell table:style-name="ce37" table:formula="of:=-[.H50]+[.D50]" office:value-type="float" office:value="0.0316718172701077" calcext:value-type="float">
            <text:p>0,0316718173</text:p>
          </table:table-cell>
          <table:table-cell table:style-name="ce36" table:formula="of:=([.I50]/[.D50])%" office:value-type="percentage" office:value="0.00032998026413223" calcext:value-type="percentage">
            <text:p>0,0329980264%</text:p>
          </table:table-cell>
          <table:table-cell table:style-name="ce38"/>
          <table:table-cell/>
          <table:table-cell office:value-type="float" office:value="41" calcext:value-type="float">
            <text:p>41</text:p>
          </table:table-cell>
          <table:table-cell office:value-type="float" office:value="0.995762120104296" calcext:value-type="float">
            <text:p>0,9957621201</text:p>
          </table:table-cell>
          <table:table-cell office:value-type="float" office:value="0.99590818935012" calcext:value-type="float">
            <text:p>0,9959081894</text:p>
          </table:table-cell>
          <table:table-cell table:formula="of:=[.O50]-[.N50]" office:value-type="float" office:value="0.000146069245823943" calcext:value-type="float">
            <text:p>0,0001460692</text:p>
          </table:table-cell>
          <table:table-cell table:style-name="ce36" table:formula="of:=([.P50]/[.O50])%" office:value-type="percentage" office:value="0.00000146669389192207" calcext:value-type="percentage">
            <text:p>0,0001466694%</text:p>
          </table:table-cell>
          <table:table-cell table:style-name="ce33" table:formula="of:=[.$H$2] * [.$S$7]" office:value-type="float" office:value="0.000082655772499877" calcext:value-type="float">
            <text:p>8,2655772499877E-005</text:p>
          </table:table-cell>
          <table:table-cell table:formula="of:=[.N50]+[.R50]" office:value-type="float" office:value="0.995844775876796" calcext:value-type="float">
            <text:p>0,9958447759</text:p>
          </table:table-cell>
          <table:table-cell table:formula="of:=-[.S50]+[.O50]" office:value-type="float" office:value="0.0000634134733240588" calcext:value-type="float">
            <text:p>6,34134733240588E-005</text:p>
          </table:table-cell>
          <table:table-cell table:style-name="ce36" table:formula="of:=([.T50]/[.O50])%" office:value-type="percentage" office:value="0.000000636740153376941" calcext:value-type="percentage">
            <text:p>0,0000636740%</text:p>
          </table:table-cell>
          <table:table-cell table:number-columns-repeated="18"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float" office:value="0.885086815210244" calcext:value-type="float">
            <text:p>0,8850868152</text:p>
          </table:table-cell>
          <table:table-cell office:value-type="float" office:value="0.958849631084551" calcext:value-type="float">
            <text:p>0,9588496311</text:p>
          </table:table-cell>
          <table:table-cell table:formula="of:=[.D51]-[.C51]" office:value-type="float" office:value="0.0737628158743071" calcext:value-type="float">
            <text:p>0,0737628159</text:p>
          </table:table-cell>
          <table:table-cell table:formula="of:=([.E51]/[.D51])%" office:value-type="percentage" office:value="0.00076928449970695" calcext:value-type="percentage">
            <text:p>0,0769284500%</text:p>
          </table:table-cell>
          <table:table-cell table:style-name="ce33" table:formula="of:=[.$H$2] * [.$H$7]" office:value-type="float" office:value="0.0423382611652193" calcext:value-type="float">
            <text:p>0,0423382612</text:p>
          </table:table-cell>
          <table:table-cell table:style-name="ce37" table:formula="of:=[.C51]+[.G51]" office:value-type="float" office:value="0.927425076375463" calcext:value-type="float">
            <text:p>0,9274250764</text:p>
          </table:table-cell>
          <table:table-cell table:style-name="ce37" table:formula="of:=-[.H51]+[.D51]" office:value-type="float" office:value="0.0314245547090878" calcext:value-type="float">
            <text:p>0,0314245547</text:p>
          </table:table-cell>
          <table:table-cell table:style-name="ce36" table:formula="of:=([.I51]/[.D51])%" office:value-type="percentage" office:value="0.000327731832920911" calcext:value-type="percentage">
            <text:p>0,0327731833%</text:p>
          </table:table-cell>
          <table:table-cell table:style-name="ce38"/>
          <table:table-cell/>
          <table:table-cell office:value-type="float" office:value="42" calcext:value-type="float">
            <text:p>42</text:p>
          </table:table-cell>
          <table:table-cell office:value-type="float" office:value="0.995662978766227" calcext:value-type="float">
            <text:p>0,9956629788</text:p>
          </table:table-cell>
          <table:table-cell office:value-type="float" office:value="0.995808598531185" calcext:value-type="float">
            <text:p>0,9958085985</text:p>
          </table:table-cell>
          <table:table-cell table:formula="of:=[.O51]-[.N51]" office:value-type="float" office:value="0.000145619764957972" calcext:value-type="float">
            <text:p>0,0001456198</text:p>
          </table:table-cell>
          <table:table-cell table:style-name="ce36" table:formula="of:=([.P51]/[.O51])%" office:value-type="percentage" office:value="0.00000146232684848367" calcext:value-type="percentage">
            <text:p>0,0001462327%</text:p>
          </table:table-cell>
          <table:table-cell table:style-name="ce33" table:formula="of:=[.$H$2] * [.$S$7]" office:value-type="float" office:value="0.000082655772499877" calcext:value-type="float">
            <text:p>8,2655772499877E-005</text:p>
          </table:table-cell>
          <table:table-cell table:formula="of:=[.N51]+[.R51]" office:value-type="float" office:value="0.995745634538727" calcext:value-type="float">
            <text:p>0,9957456345</text:p>
          </table:table-cell>
          <table:table-cell table:formula="of:=-[.S51]+[.O51]" office:value-type="float" office:value="0.0000629639924580871" calcext:value-type="float">
            <text:p>0,000062964</text:p>
          </table:table-cell>
          <table:table-cell table:style-name="ce36" table:formula="of:=([.T51]/[.O51])%" office:value-type="percentage" office:value="0.000000632290106264316" calcext:value-type="percentage">
            <text:p>0,0000632290%</text:p>
          </table:table-cell>
          <table:table-cell table:number-columns-repeated="18"/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float" office:value="0.884374628021237" calcext:value-type="float">
            <text:p>0,884374628</text:p>
          </table:table-cell>
          <table:table-cell office:value-type="float" office:value="0.957890781453466" calcext:value-type="float">
            <text:p>0,9578907815</text:p>
          </table:table-cell>
          <table:table-cell table:formula="of:=[.D52]-[.C52]" office:value-type="float" office:value="0.0735161534322289" calcext:value-type="float">
            <text:p>0,0735161534</text:p>
          </table:table-cell>
          <table:table-cell table:formula="of:=([.E52]/[.D52])%" office:value-type="percentage" office:value="0.000767479496155905" calcext:value-type="percentage">
            <text:p>0,0767479496%</text:p>
          </table:table-cell>
          <table:table-cell table:style-name="ce33" table:formula="of:=[.$H$2] * [.$H$7]" office:value-type="float" office:value="0.0423382611652193" calcext:value-type="float">
            <text:p>0,0423382612</text:p>
          </table:table-cell>
          <table:table-cell table:style-name="ce37" table:formula="of:=[.C52]+[.G52]" office:value-type="float" office:value="0.926712889186456" calcext:value-type="float">
            <text:p>0,9267128892</text:p>
          </table:table-cell>
          <table:table-cell table:style-name="ce37" table:formula="of:=-[.H52]+[.D52]" office:value-type="float" office:value="0.0311778922670096" calcext:value-type="float">
            <text:p>0,0311778923</text:p>
          </table:table-cell>
          <table:table-cell table:style-name="ce36" table:formula="of:=([.I52]/[.D52])%" office:value-type="percentage" office:value="0.000325484834708419" calcext:value-type="percentage">
            <text:p>0,0325484835%</text:p>
          </table:table-cell>
          <table:table-cell table:style-name="ce38"/>
          <table:table-cell/>
          <table:table-cell office:value-type="float" office:value="43" calcext:value-type="float">
            <text:p>43</text:p>
          </table:table-cell>
          <table:table-cell office:value-type="float" office:value="0.995563846456601" calcext:value-type="float">
            <text:p>0,9955638465</text:p>
          </table:table-cell>
          <table:table-cell office:value-type="float" office:value="0.995709017671332" calcext:value-type="float">
            <text:p>0,9957090177</text:p>
          </table:table-cell>
          <table:table-cell table:formula="of:=[.O52]-[.N52]" office:value-type="float" office:value="0.00014517121473101" calcext:value-type="float">
            <text:p>0,0001451712</text:p>
          </table:table-cell>
          <table:table-cell table:style-name="ce36" table:formula="of:=([.P52]/[.O52])%" office:value-type="percentage" office:value="0.00000145796826336396" calcext:value-type="percentage">
            <text:p>0,0001457968%</text:p>
          </table:table-cell>
          <table:table-cell table:style-name="ce33" table:formula="of:=[.$H$2] * [.$S$7]" office:value-type="float" office:value="0.000082655772499877" calcext:value-type="float">
            <text:p>8,2655772499877E-005</text:p>
          </table:table-cell>
          <table:table-cell table:formula="of:=[.N52]+[.R52]" office:value-type="float" office:value="0.995646502229101" calcext:value-type="float">
            <text:p>0,9956465022</text:p>
          </table:table-cell>
          <table:table-cell table:formula="of:=-[.S52]+[.O52]" office:value-type="float" office:value="0.0000625154422311258" calcext:value-type="float">
            <text:p>6,25154422311258E-005</text:p>
          </table:table-cell>
          <table:table-cell table:style-name="ce36" table:formula="of:=([.T52]/[.O52])%" office:value-type="percentage" office:value="0.000000627848509169184" calcext:value-type="percentage">
            <text:p>0,0000627849%</text:p>
          </table:table-cell>
          <table:table-cell table:number-columns-repeated="18"/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float" office:value="0.88366280052273" calcext:value-type="float">
            <text:p>0,8836628005</text:p>
          </table:table-cell>
          <table:table-cell office:value-type="float" office:value="0.956932890672013" calcext:value-type="float">
            <text:p>0,9569328907</text:p>
          </table:table-cell>
          <table:table-cell table:formula="of:=[.D53]-[.C53]" office:value-type="float" office:value="0.073270090149283" calcext:value-type="float">
            <text:p>0,0732700901</text:p>
          </table:table-cell>
          <table:table-cell table:formula="of:=([.E53]/[.D53])%" office:value-type="percentage" office:value="0.000765676369403796" calcext:value-type="percentage">
            <text:p>0,0765676369%</text:p>
          </table:table-cell>
          <table:table-cell table:style-name="ce33" table:formula="of:=[.$H$2] * [.$H$7]" office:value-type="float" office:value="0.0423382611652193" calcext:value-type="float">
            <text:p>0,0423382612</text:p>
          </table:table-cell>
          <table:table-cell table:style-name="ce37" table:formula="of:=[.C53]+[.G53]" office:value-type="float" office:value="0.926001061687949" calcext:value-type="float">
            <text:p>0,9260010617</text:p>
          </table:table-cell>
          <table:table-cell table:style-name="ce37" table:formula="of:=-[.H53]+[.D53]" office:value-type="float" office:value="0.0309318289840637" calcext:value-type="float">
            <text:p>0,030931829</text:p>
          </table:table-cell>
          <table:table-cell table:style-name="ce36" table:formula="of:=([.I53]/[.D53])%" office:value-type="percentage" office:value="0.000323239270857763" calcext:value-type="percentage">
            <text:p>0,0323239271%</text:p>
          </table:table-cell>
          <table:table-cell table:style-name="ce38"/>
          <table:table-cell/>
          <table:table-cell office:value-type="float" office:value="44" calcext:value-type="float">
            <text:p>44</text:p>
          </table:table-cell>
          <table:table-cell office:value-type="float" office:value="0.995464723175418" calcext:value-type="float">
            <text:p>0,9954647232</text:p>
          </table:table-cell>
          <table:table-cell office:value-type="float" office:value="0.995609446769565" calcext:value-type="float">
            <text:p>0,9956094468</text:p>
          </table:table-cell>
          <table:table-cell table:formula="of:=[.O53]-[.N53]" office:value-type="float" office:value="0.000144723594146967" calcext:value-type="float">
            <text:p>0,0001447236</text:p>
          </table:table-cell>
          <table:table-cell table:style-name="ce36" table:formula="of:=([.P53]/[.O53])%" office:value-type="percentage" office:value="0.00000145361812923726" calcext:value-type="percentage">
            <text:p>0,0001453618%</text:p>
          </table:table-cell>
          <table:table-cell table:style-name="ce33" table:formula="of:=[.$H$2] * [.$S$7]" office:value-type="float" office:value="0.000082655772499877" calcext:value-type="float">
            <text:p>8,2655772499877E-005</text:p>
          </table:table-cell>
          <table:table-cell table:formula="of:=[.N53]+[.R53]" office:value-type="float" office:value="0.995547378947918" calcext:value-type="float">
            <text:p>0,9955473789</text:p>
          </table:table-cell>
          <table:table-cell table:formula="of:=-[.S53]+[.O53]" office:value-type="float" office:value="0.0000620678216470827" calcext:value-type="float">
            <text:p>6,20678216470827E-005</text:p>
          </table:table-cell>
          <table:table-cell table:style-name="ce36" table:formula="of:=([.T53]/[.O53])%" office:value-type="percentage" office:value="0.000000623415354765042" calcext:value-type="percentage">
            <text:p>0,0000623415%</text:p>
          </table:table-cell>
          <table:table-cell table:number-columns-repeated="18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0.882951332714723" calcext:value-type="float">
            <text:p>0,8829513327</text:p>
          </table:table-cell>
          <table:table-cell office:value-type="float" office:value="0.955975957781341" calcext:value-type="float">
            <text:p>0,9559759578</text:p>
          </table:table-cell>
          <table:table-cell table:formula="of:=[.D54]-[.C54]" office:value-type="float" office:value="0.073024625066618" calcext:value-type="float">
            <text:p>0,0730246251</text:p>
          </table:table-cell>
          <table:table-cell table:formula="of:=([.E54]/[.D54])%" office:value-type="percentage" office:value="0.000763875121254053" calcext:value-type="percentage">
            <text:p>0,0763875121%</text:p>
          </table:table-cell>
          <table:table-cell table:style-name="ce33" table:formula="of:=[.$H$2] * [.$H$7]" office:value-type="float" office:value="0.0423382611652193" calcext:value-type="float">
            <text:p>0,0423382612</text:p>
          </table:table-cell>
          <table:table-cell table:style-name="ce37" table:formula="of:=[.C54]+[.G54]" office:value-type="float" office:value="0.925289593879942" calcext:value-type="float">
            <text:p>0,9252895939</text:p>
          </table:table-cell>
          <table:table-cell table:style-name="ce37" table:formula="of:=-[.H54]+[.D54]" office:value-type="float" office:value="0.0306863639013987" calcext:value-type="float">
            <text:p>0,0306863639</text:p>
          </table:table-cell>
          <table:table-cell table:style-name="ce36" table:formula="of:=([.I54]/[.D54])%" office:value-type="percentage" office:value="0.000320995142729496" calcext:value-type="percentage">
            <text:p>0,0320995143%</text:p>
          </table:table-cell>
          <table:table-cell table:style-name="ce38"/>
          <table:table-cell/>
          <table:table-cell office:value-type="float" office:value="45" calcext:value-type="float">
            <text:p>45</text:p>
          </table:table-cell>
          <table:table-cell office:value-type="float" office:value="0.995365608922679" calcext:value-type="float">
            <text:p>0,9953656089</text:p>
          </table:table-cell>
          <table:table-cell office:value-type="float" office:value="0.995509885824888" calcext:value-type="float">
            <text:p>0,9955098858</text:p>
          </table:table-cell>
          <table:table-cell table:formula="of:=[.O54]-[.N54]" office:value-type="float" office:value="0.000144276902208973" calcext:value-type="float">
            <text:p>0,0001442769</text:p>
          </table:table-cell>
          <table:table-cell table:style-name="ce36" table:formula="of:=([.P54]/[.O54])%" office:value-type="percentage" office:value="0.00000144927643876665" calcext:value-type="percentage">
            <text:p>0,0001449276%</text:p>
          </table:table-cell>
          <table:table-cell table:style-name="ce33" table:formula="of:=[.$H$2] * [.$S$7]" office:value-type="float" office:value="0.000082655772499877" calcext:value-type="float">
            <text:p>8,2655772499877E-005</text:p>
          </table:table-cell>
          <table:table-cell table:formula="of:=[.N54]+[.R54]" office:value-type="float" office:value="0.995448264695179" calcext:value-type="float">
            <text:p>0,9954482647</text:p>
          </table:table-cell>
          <table:table-cell table:formula="of:=-[.S54]+[.O54]" office:value-type="float" office:value="0.0000616211297090885" calcext:value-type="float">
            <text:p>6,16211297090885E-005</text:p>
          </table:table-cell>
          <table:table-cell table:style-name="ce36" table:formula="of:=([.T54]/[.O54])%" office:value-type="percentage" office:value="0.000000618990635714126" calcext:value-type="percentage">
            <text:p>0,0000618991%</text:p>
          </table:table-cell>
          <table:table-cell table:number-columns-repeated="18"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float" office:value="0.882240224597215" calcext:value-type="float">
            <text:p>0,8822402246</text:p>
          </table:table-cell>
          <table:table-cell office:value-type="float" office:value="0.95501998182356" calcext:value-type="float">
            <text:p>0,9550199818</text:p>
          </table:table-cell>
          <table:table-cell table:formula="of:=[.D55]-[.C55]" office:value-type="float" office:value="0.0727797572263449" calcext:value-type="float">
            <text:p>0,0727797572</text:p>
          </table:table-cell>
          <table:table-cell table:formula="of:=([.E55]/[.D55])%" office:value-type="percentage" office:value="0.000762075753508067" calcext:value-type="percentage">
            <text:p>0,0762075754%</text:p>
          </table:table-cell>
          <table:table-cell table:style-name="ce33" table:formula="of:=[.$H$2] * [.$H$7]" office:value-type="float" office:value="0.0423382611652193" calcext:value-type="float">
            <text:p>0,0423382612</text:p>
          </table:table-cell>
          <table:table-cell table:style-name="ce37" table:formula="of:=[.C55]+[.G55]" office:value-type="float" office:value="0.924578485762434" calcext:value-type="float">
            <text:p>0,9245784858</text:p>
          </table:table-cell>
          <table:table-cell table:style-name="ce37" table:formula="of:=-[.H55]+[.D55]" office:value-type="float" office:value="0.0304414960611256" calcext:value-type="float">
            <text:p>0,0304414961</text:p>
          </table:table-cell>
          <table:table-cell table:style-name="ce36" table:formula="of:=([.I55]/[.D55])%" office:value-type="percentage" office:value="0.000318752451681684" calcext:value-type="percentage">
            <text:p>0,0318752452%</text:p>
          </table:table-cell>
          <table:table-cell table:style-name="ce38"/>
          <table:table-cell/>
          <table:table-cell office:value-type="float" office:value="46" calcext:value-type="float">
            <text:p>46</text:p>
          </table:table-cell>
          <table:table-cell office:value-type="float" office:value="0.995266503698384" calcext:value-type="float">
            <text:p>0,9952665037</text:p>
          </table:table-cell>
          <table:table-cell office:value-type="float" office:value="0.995410334836305" calcext:value-type="float">
            <text:p>0,9954103348</text:p>
          </table:table-cell>
          <table:table-cell table:formula="of:=[.O55]-[.N55]" office:value-type="float" office:value="0.000143831137920936" calcext:value-type="float">
            <text:p>0,0001438311</text:p>
          </table:table-cell>
          <table:table-cell table:style-name="ce36" table:formula="of:=([.P55]/[.O55])%" office:value-type="percentage" office:value="0.00000144494318461173" calcext:value-type="percentage">
            <text:p>0,0001444943%</text:p>
          </table:table-cell>
          <table:table-cell table:style-name="ce33" table:formula="of:=[.$H$2] * [.$S$7]" office:value-type="float" office:value="0.000082655772499877" calcext:value-type="float">
            <text:p>8,2655772499877E-005</text:p>
          </table:table-cell>
          <table:table-cell table:formula="of:=[.N55]+[.R55]" office:value-type="float" office:value="0.995349159470884" calcext:value-type="float">
            <text:p>0,9953491595</text:p>
          </table:table-cell>
          <table:table-cell table:formula="of:=-[.S55]+[.O55]" office:value-type="float" office:value="0.0000611753654210512" calcext:value-type="float">
            <text:p>6,11753654210512E-005</text:p>
          </table:table-cell>
          <table:table-cell table:style-name="ce36" table:formula="of:=([.T55]/[.O55])%" office:value-type="percentage" office:value="0.000000614574344675209" calcext:value-type="percentage">
            <text:p>0,0000614574%</text:p>
          </table:table-cell>
          <table:table-cell table:number-columns-repeated="18"/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office:value-type="float" office:value="0.881529476170206" calcext:value-type="float">
            <text:p>0,8815294762</text:p>
          </table:table-cell>
          <table:table-cell office:value-type="float" office:value="0.954064961841736" calcext:value-type="float">
            <text:p>0,9540649618</text:p>
          </table:table-cell>
          <table:table-cell table:formula="of:=[.D56]-[.C56]" office:value-type="float" office:value="0.07253548567153" calcext:value-type="float">
            <text:p>0,0725354857</text:p>
          </table:table-cell>
          <table:table-cell table:formula="of:=([.E56]/[.D56])%" office:value-type="percentage" office:value="0.000760278267965177" calcext:value-type="percentage">
            <text:p>0,0760278268%</text:p>
          </table:table-cell>
          <table:table-cell table:style-name="ce33" table:formula="of:=[.$H$2] * [.$H$7]" office:value-type="float" office:value="0.0423382611652193" calcext:value-type="float">
            <text:p>0,0423382612</text:p>
          </table:table-cell>
          <table:table-cell table:style-name="ce37" table:formula="of:=[.C56]+[.G56]" office:value-type="float" office:value="0.923867737335425" calcext:value-type="float">
            <text:p>0,9238677373</text:p>
          </table:table-cell>
          <table:table-cell table:style-name="ce37" table:formula="of:=-[.H56]+[.D56]" office:value-type="float" office:value="0.0301972245063107" calcext:value-type="float">
            <text:p>0,0301972245</text:p>
          </table:table-cell>
          <table:table-cell table:style-name="ce36" table:formula="of:=([.I56]/[.D56])%" office:value-type="percentage" office:value="0.000316511199069898" calcext:value-type="percentage">
            <text:p>0,0316511199%</text:p>
          </table:table-cell>
          <table:table-cell table:style-name="ce38"/>
          <table:table-cell/>
          <table:table-cell office:value-type="float" office:value="47" calcext:value-type="float">
            <text:p>47</text:p>
          </table:table-cell>
          <table:table-cell office:value-type="float" office:value="0.995167407502532" calcext:value-type="float">
            <text:p>0,9951674075</text:p>
          </table:table-cell>
          <table:table-cell office:value-type="float" office:value="0.995310793802822" calcext:value-type="float">
            <text:p>0,9953107938</text:p>
          </table:table-cell>
          <table:table-cell table:formula="of:=[.O56]-[.N56]" office:value-type="float" office:value="0.000143386300289983" calcext:value-type="float">
            <text:p>0,0001433863</text:p>
          </table:table-cell>
          <table:table-cell table:style-name="ce36" table:formula="of:=([.P56]/[.O56])%" office:value-type="percentage" office:value="0.00000144061835943868" calcext:value-type="percentage">
            <text:p>0,0001440618%</text:p>
          </table:table-cell>
          <table:table-cell table:style-name="ce33" table:formula="of:=[.$H$2] * [.$S$7]" office:value-type="float" office:value="0.000082655772499877" calcext:value-type="float">
            <text:p>8,2655772499877E-005</text:p>
          </table:table-cell>
          <table:table-cell table:formula="of:=[.N56]+[.R56]" office:value-type="float" office:value="0.995250063275032" calcext:value-type="float">
            <text:p>0,9952500633</text:p>
          </table:table-cell>
          <table:table-cell table:formula="of:=-[.S56]+[.O56]" office:value-type="float" office:value="0.0000607305277900982" calcext:value-type="float">
            <text:p>6,07305277900982E-005</text:p>
          </table:table-cell>
          <table:table-cell table:style-name="ce36" table:formula="of:=([.T56]/[.O56])%" office:value-type="percentage" office:value="0.000000610166474313645" calcext:value-type="percentage">
            <text:p>0,0000610166%</text:p>
          </table:table-cell>
          <table:table-cell table:number-columns-repeated="18"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float" office:value="0.880819087433697" calcext:value-type="float">
            <text:p>0,8808190874</text:p>
          </table:table-cell>
          <table:table-cell office:value-type="float" office:value="0.953110896879894" calcext:value-type="float">
            <text:p>0,9531108969</text:p>
          </table:table-cell>
          <table:table-cell table:formula="of:=[.D57]-[.C57]" office:value-type="float" office:value="0.072291809446197" calcext:value-type="float">
            <text:p>0,0722918094</text:p>
          </table:table-cell>
          <table:table-cell table:formula="of:=([.E57]/[.D57])%" office:value-type="percentage" office:value="0.000758482666422676" calcext:value-type="percentage">
            <text:p>0,0758482666%</text:p>
          </table:table-cell>
          <table:table-cell table:style-name="ce33" table:formula="of:=[.$H$2] * [.$H$7]" office:value-type="float" office:value="0.0423382611652193" calcext:value-type="float">
            <text:p>0,0423382612</text:p>
          </table:table-cell>
          <table:table-cell table:style-name="ce37" table:formula="of:=[.C57]+[.G57]" office:value-type="float" office:value="0.923157348598916" calcext:value-type="float">
            <text:p>0,9231573486</text:p>
          </table:table-cell>
          <table:table-cell table:style-name="ce37" table:formula="of:=-[.H57]+[.D57]" office:value-type="float" office:value="0.0299535482809776" calcext:value-type="float">
            <text:p>0,0299535483</text:p>
          </table:table-cell>
          <table:table-cell table:style-name="ce36" table:formula="of:=([.I57]/[.D57])%" office:value-type="percentage" office:value="0.000314271386247222" calcext:value-type="percentage">
            <text:p>0,0314271386%</text:p>
          </table:table-cell>
          <table:table-cell table:style-name="ce38"/>
          <table:table-cell/>
          <table:table-cell office:value-type="float" office:value="48" calcext:value-type="float">
            <text:p>48</text:p>
          </table:table-cell>
          <table:table-cell office:value-type="float" office:value="0.995068320335123" calcext:value-type="float">
            <text:p>0,9950683203</text:p>
          </table:table-cell>
          <table:table-cell office:value-type="float" office:value="0.995211262723441" calcext:value-type="float">
            <text:p>0,9952112627</text:p>
          </table:table-cell>
          <table:table-cell table:formula="of:=[.O57]-[.N57]" office:value-type="float" office:value="0.000142942388318024" calcext:value-type="float">
            <text:p>0,0001429424</text:p>
          </table:table-cell>
          <table:table-cell table:style-name="ce36" table:formula="of:=([.P57]/[.O57])%" office:value-type="percentage" office:value="0.00000143630195589906" calcext:value-type="percentage">
            <text:p>0,0001436302%</text:p>
          </table:table-cell>
          <table:table-cell table:style-name="ce33" table:formula="of:=[.$H$2] * [.$S$7]" office:value-type="float" office:value="0.000082655772499877" calcext:value-type="float">
            <text:p>8,2655772499877E-005</text:p>
          </table:table-cell>
          <table:table-cell table:formula="of:=[.N57]+[.R57]" office:value-type="float" office:value="0.995150976107623" calcext:value-type="float">
            <text:p>0,9951509761</text:p>
          </table:table-cell>
          <table:table-cell table:formula="of:=-[.S57]+[.O57]" office:value-type="float" office:value="0.0000602866158181392" calcext:value-type="float">
            <text:p>6,02866158181392E-005</text:p>
          </table:table-cell>
          <table:table-cell table:style-name="ce36" table:formula="of:=([.T57]/[.O57])%" office:value-type="percentage" office:value="0.000000605767017280172" calcext:value-type="percentage">
            <text:p>0,0000605767%</text:p>
          </table:table-cell>
          <table:table-cell table:number-columns-repeated="18"/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float" office:value="0.880109058387688" calcext:value-type="float">
            <text:p>0,8801090584</text:p>
          </table:table-cell>
          <table:table-cell office:value-type="float" office:value="0.952157785983014" calcext:value-type="float">
            <text:p>0,952157786</text:p>
          </table:table-cell>
          <table:table-cell table:formula="of:=[.D58]-[.C58]" office:value-type="float" office:value="0.072048727595326" calcext:value-type="float">
            <text:p>0,0720487276</text:p>
          </table:table-cell>
          <table:table-cell table:formula="of:=([.E58]/[.D58])%" office:value-type="percentage" office:value="0.000756688950675785" calcext:value-type="percentage">
            <text:p>0,0756688951%</text:p>
          </table:table-cell>
          <table:table-cell table:style-name="ce33" table:formula="of:=[.$H$2] * [.$H$7]" office:value-type="float" office:value="0.0423382611652193" calcext:value-type="float">
            <text:p>0,0423382612</text:p>
          </table:table-cell>
          <table:table-cell table:style-name="ce37" table:formula="of:=[.C58]+[.G58]" office:value-type="float" office:value="0.922447319552907" calcext:value-type="float">
            <text:p>0,9224473196</text:p>
          </table:table-cell>
          <table:table-cell table:style-name="ce37" table:formula="of:=-[.H58]+[.D58]" office:value-type="float" office:value="0.0297104664301067" calcext:value-type="float">
            <text:p>0,0297104664</text:p>
          </table:table-cell>
          <table:table-cell table:style-name="ce36" table:formula="of:=([.I58]/[.D58])%" office:value-type="percentage" office:value="0.000312033014564219" calcext:value-type="percentage">
            <text:p>0,0312033015%</text:p>
          </table:table-cell>
          <table:table-cell table:style-name="ce38"/>
          <table:table-cell/>
          <table:table-cell office:value-type="float" office:value="49" calcext:value-type="float">
            <text:p>49</text:p>
          </table:table-cell>
          <table:table-cell office:value-type="float" office:value="0.994969242196158" calcext:value-type="float">
            <text:p>0,9949692422</text:p>
          </table:table-cell>
          <table:table-cell office:value-type="float" office:value="0.995111741597169" calcext:value-type="float">
            <text:p>0,9951117416</text:p>
          </table:table-cell>
          <table:table-cell table:formula="of:=[.O58]-[.N58]" office:value-type="float" office:value="0.000142499401010965" calcext:value-type="float">
            <text:p>0,0001424994</text:p>
          </table:table-cell>
          <table:table-cell table:style-name="ce36" table:formula="of:=([.P58]/[.O58])%" office:value-type="percentage" office:value="0.00000143199396665216" calcext:value-type="percentage">
            <text:p>0,0001431994%</text:p>
          </table:table-cell>
          <table:table-cell table:style-name="ce33" table:formula="of:=[.$H$2] * [.$S$7]" office:value-type="float" office:value="0.000082655772499877" calcext:value-type="float">
            <text:p>8,2655772499877E-005</text:p>
          </table:table-cell>
          <table:table-cell table:formula="of:=[.N58]+[.R58]" office:value-type="float" office:value="0.995051897968658" calcext:value-type="float">
            <text:p>0,995051898</text:p>
          </table:table-cell>
          <table:table-cell table:formula="of:=-[.S58]+[.O58]" office:value-type="float" office:value="0.0000598436285110804" calcext:value-type="float">
            <text:p>5,98436285110804E-005</text:p>
          </table:table-cell>
          <table:table-cell table:style-name="ce36" table:formula="of:=([.T58]/[.O58])%" office:value-type="percentage" office:value="0.000000601375966233224" calcext:value-type="percentage">
            <text:p>0,0000601376%</text:p>
          </table:table-cell>
          <table:table-cell table:number-columns-repeated="18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0.879399389032178" calcext:value-type="float">
            <text:p>0,879399389</text:p>
          </table:table-cell>
          <table:table-cell office:value-type="float" office:value="0.951205628197031" calcext:value-type="float">
            <text:p>0,9512056282</text:p>
          </table:table-cell>
          <table:table-cell table:formula="of:=[.D59]-[.C59]" office:value-type="float" office:value="0.071806239164853" calcext:value-type="float">
            <text:p>0,0718062392</text:p>
          </table:table-cell>
          <table:table-cell table:formula="of:=([.E59]/[.D59])%" office:value-type="percentage" office:value="0.000754897122517654" calcext:value-type="percentage">
            <text:p>0,0754897123%</text:p>
          </table:table-cell>
          <table:table-cell table:style-name="ce33" table:formula="of:=[.$H$2] * [.$H$7]" office:value-type="float" office:value="0.0423382611652193" calcext:value-type="float">
            <text:p>0,0423382612</text:p>
          </table:table-cell>
          <table:table-cell table:style-name="ce37" table:formula="of:=[.C59]+[.G59]" office:value-type="float" office:value="0.921737650197397" calcext:value-type="float">
            <text:p>0,9217376502</text:p>
          </table:table-cell>
          <table:table-cell table:style-name="ce37" table:formula="of:=-[.H59]+[.D59]" office:value-type="float" office:value="0.0294679779996336" calcext:value-type="float">
            <text:p>0,029467978</text:p>
          </table:table-cell>
          <table:table-cell table:style-name="ce36" table:formula="of:=([.I59]/[.D59])%" office:value-type="percentage" office:value="0.000309796085368939" calcext:value-type="percentage">
            <text:p>0,0309796085%</text:p>
          </table:table-cell>
          <table:table-cell table:style-name="ce38"/>
          <table:table-cell/>
          <table:table-cell office:value-type="float" office:value="50" calcext:value-type="float">
            <text:p>50</text:p>
          </table:table-cell>
          <table:table-cell office:value-type="float" office:value="0.994870173085637" calcext:value-type="float">
            <text:p>0,9948701731</text:p>
          </table:table-cell>
          <table:table-cell office:value-type="float" office:value="0.995012230423009" calcext:value-type="float">
            <text:p>0,9950122304</text:p>
          </table:table-cell>
          <table:table-cell table:formula="of:=[.O59]-[.N59]" office:value-type="float" office:value="0.000142057337372048" calcext:value-type="float">
            <text:p>0,0001420573</text:p>
          </table:table-cell>
          <table:table-cell table:style-name="ce36" table:formula="of:=([.P59]/[.O59])%" office:value-type="percentage" office:value="0.00000142769438434037" calcext:value-type="percentage">
            <text:p>0,0001427694%</text:p>
          </table:table-cell>
          <table:table-cell table:style-name="ce33" table:formula="of:=[.$H$2] * [.$S$7]" office:value-type="float" office:value="0.000082655772499877" calcext:value-type="float">
            <text:p>8,2655772499877E-005</text:p>
          </table:table-cell>
          <table:table-cell table:formula="of:=[.N59]+[.R59]" office:value-type="float" office:value="0.994952828858137" calcext:value-type="float">
            <text:p>0,9949528289</text:p>
          </table:table-cell>
          <table:table-cell table:formula="of:=-[.S59]+[.O59]" office:value-type="float" office:value="0.0000594015648721635" calcext:value-type="float">
            <text:p>5,94015648721635E-005</text:p>
          </table:table-cell>
          <table:table-cell table:style-name="ce36" table:formula="of:=([.T59]/[.O59])%" office:value-type="percentage" office:value="0.000000596993313814387" calcext:value-type="percentage">
            <text:p>0,0000596993%</text:p>
          </table:table-cell>
          <table:table-cell table:number-columns-repeated="18"/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float" office:value="0.878690079367167" calcext:value-type="float">
            <text:p>0,8786900794</text:p>
          </table:table-cell>
          <table:table-cell office:value-type="float" office:value="0.950254422568834" calcext:value-type="float">
            <text:p>0,9502544226</text:p>
          </table:table-cell>
          <table:table-cell table:formula="of:=[.D60]-[.C60]" office:value-type="float" office:value="0.071564343201667" calcext:value-type="float">
            <text:p>0,0715643432</text:p>
          </table:table-cell>
          <table:table-cell table:formula="of:=([.E60]/[.D60])%" office:value-type="percentage" office:value="0.000753107183739343" calcext:value-type="percentage">
            <text:p>0,0753107184%</text:p>
          </table:table-cell>
          <table:table-cell table:style-name="ce33" table:formula="of:=[.$H$2] * [.$H$7]" office:value-type="float" office:value="0.0423382611652193" calcext:value-type="float">
            <text:p>0,0423382612</text:p>
          </table:table-cell>
          <table:table-cell table:style-name="ce37" table:formula="of:=[.C60]+[.G60]" office:value-type="float" office:value="0.921028340532386" calcext:value-type="float">
            <text:p>0,9210283405</text:p>
          </table:table-cell>
          <table:table-cell table:style-name="ce37" table:formula="of:=-[.H60]+[.D60]" office:value-type="float" office:value="0.0292260820364477" calcext:value-type="float">
            <text:p>0,029226082</text:p>
          </table:table-cell>
          <table:table-cell table:style-name="ce36" table:formula="of:=([.I60]/[.D60])%" office:value-type="percentage" office:value="0.000307560600006896" calcext:value-type="percentage">
            <text:p>0,0307560600%</text:p>
          </table:table-cell>
          <table:table-cell table:style-name="ce38"/>
          <table:table-cell/>
          <table:table-cell office:value-type="float" office:value="51" calcext:value-type="float">
            <text:p>51</text:p>
          </table:table-cell>
          <table:table-cell office:value-type="float" office:value="0.994771113003559" calcext:value-type="float">
            <text:p>0,994771113</text:p>
          </table:table-cell>
          <table:table-cell office:value-type="float" office:value="0.994912729199967" calcext:value-type="float">
            <text:p>0,9949127292</text:p>
          </table:table-cell>
          <table:table-cell table:formula="of:=[.O60]-[.N60]" office:value-type="float" office:value="0.000141616196408068" calcext:value-type="float">
            <text:p>0,0001416162</text:p>
          </table:table-cell>
          <table:table-cell table:style-name="ce36" table:formula="of:=([.P60]/[.O60])%" office:value-type="percentage" office:value="0.00000142340320163055" calcext:value-type="percentage">
            <text:p>0,0001423403%</text:p>
          </table:table-cell>
          <table:table-cell table:style-name="ce33" table:formula="of:=[.$H$2] * [.$S$7]" office:value-type="float" office:value="0.000082655772499877" calcext:value-type="float">
            <text:p>8,2655772499877E-005</text:p>
          </table:table-cell>
          <table:table-cell table:formula="of:=[.N60]+[.R60]" office:value-type="float" office:value="0.994853768776059" calcext:value-type="float">
            <text:p>0,9948537688</text:p>
          </table:table-cell>
          <table:table-cell table:formula="of:=-[.S60]+[.O60]" office:value-type="float" office:value="0.0000589604239081831" calcext:value-type="float">
            <text:p>5,89604239081831E-005</text:p>
          </table:table-cell>
          <table:table-cell table:style-name="ce36" table:formula="of:=([.T60]/[.O60])%" office:value-type="percentage" office:value="0.000000592619052689674" calcext:value-type="percentage">
            <text:p>0,0000592619%</text:p>
          </table:table-cell>
          <table:table-cell table:number-columns-repeated="18"/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float" office:value="0.877981129392656" calcext:value-type="float">
            <text:p>0,8779811294</text:p>
          </table:table-cell>
          <table:table-cell office:value-type="float" office:value="0.949304168146265" calcext:value-type="float">
            <text:p>0,9493041681</text:p>
          </table:table-cell>
          <table:table-cell table:formula="of:=[.D61]-[.C61]" office:value-type="float" office:value="0.071323038753609" calcext:value-type="float">
            <text:p>0,0713230388</text:p>
          </table:table-cell>
          <table:table-cell table:formula="of:=([.E61]/[.D61])%" office:value-type="percentage" office:value="0.00075131913612982" calcext:value-type="percentage">
            <text:p>0,0751319136%</text:p>
          </table:table-cell>
          <table:table-cell table:style-name="ce33" table:formula="of:=[.$H$2] * [.$H$7]" office:value-type="float" office:value="0.0423382611652193" calcext:value-type="float">
            <text:p>0,0423382612</text:p>
          </table:table-cell>
          <table:table-cell table:style-name="ce37" table:formula="of:=[.C61]+[.G61]" office:value-type="float" office:value="0.920319390557875" calcext:value-type="float">
            <text:p>0,9203193906</text:p>
          </table:table-cell>
          <table:table-cell table:style-name="ce37" table:formula="of:=-[.H61]+[.D61]" office:value-type="float" office:value="0.0289847775883897" calcext:value-type="float">
            <text:p>0,0289847776</text:p>
          </table:table-cell>
          <table:table-cell table:style-name="ce36" table:formula="of:=([.I61]/[.D61])%" office:value-type="percentage" office:value="0.000305326559821064" calcext:value-type="percentage">
            <text:p>0,0305326560%</text:p>
          </table:table-cell>
          <table:table-cell table:style-name="ce38"/>
          <table:table-cell/>
          <table:table-cell office:value-type="float" office:value="52" calcext:value-type="float">
            <text:p>52</text:p>
          </table:table-cell>
          <table:table-cell office:value-type="float" office:value="0.994672061949924" calcext:value-type="float">
            <text:p>0,9946720619</text:p>
          </table:table-cell>
          <table:table-cell office:value-type="float" office:value="0.994813237927047" calcext:value-type="float">
            <text:p>0,9948132379</text:p>
          </table:table-cell>
          <table:table-cell table:formula="of:=[.O61]-[.N61]" office:value-type="float" office:value="0.000141175977123043" calcext:value-type="float">
            <text:p>0,000141176</text:p>
          </table:table-cell>
          <table:table-cell table:style-name="ce36" table:formula="of:=([.P61]/[.O61])%" office:value-type="percentage" office:value="0.00000141912041115819" calcext:value-type="percentage">
            <text:p>0,0001419120%</text:p>
          </table:table-cell>
          <table:table-cell table:style-name="ce33" table:formula="of:=[.$H$2] * [.$S$7]" office:value-type="float" office:value="0.000082655772499877" calcext:value-type="float">
            <text:p>8,2655772499877E-005</text:p>
          </table:table-cell>
          <table:table-cell table:formula="of:=[.N61]+[.R61]" office:value-type="float" office:value="0.994754717722424" calcext:value-type="float">
            <text:p>0,9947547177</text:p>
          </table:table-cell>
          <table:table-cell table:formula="of:=-[.S61]+[.O61]" office:value-type="float" office:value="0.0000585202046231581" calcext:value-type="float">
            <text:p>5,85202046231581E-005</text:p>
          </table:table-cell>
          <table:table-cell table:style-name="ce36" table:formula="of:=([.T61]/[.O61])%" office:value-type="percentage" office:value="0.000000588253175493747" calcext:value-type="percentage">
            <text:p>0,0000588253%</text:p>
          </table:table-cell>
          <table:table-cell table:number-columns-repeated="18"/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float" office:value="0.877272539108645" calcext:value-type="float">
            <text:p>0,8772725391</text:p>
          </table:table-cell>
          <table:table-cell office:value-type="float" office:value="0.948354863978119" calcext:value-type="float">
            <text:p>0,948354864</text:p>
          </table:table-cell>
          <table:table-cell table:formula="of:=[.D62]-[.C62]" office:value-type="float" office:value="0.071082324869474" calcext:value-type="float">
            <text:p>0,0710823249</text:p>
          </table:table-cell>
          <table:table-cell table:formula="of:=([.E62]/[.D62])%" office:value-type="percentage" office:value="0.000749532981475952" calcext:value-type="percentage">
            <text:p>0,0749532981%</text:p>
          </table:table-cell>
          <table:table-cell table:style-name="ce33" table:formula="of:=[.$H$2] * [.$H$7]" office:value-type="float" office:value="0.0423382611652193" calcext:value-type="float">
            <text:p>0,0423382612</text:p>
          </table:table-cell>
          <table:table-cell table:style-name="ce37" table:formula="of:=[.C62]+[.G62]" office:value-type="float" office:value="0.919610800273864" calcext:value-type="float">
            <text:p>0,9196108003</text:p>
          </table:table-cell>
          <table:table-cell table:style-name="ce37" table:formula="of:=-[.H62]+[.D62]" office:value-type="float" office:value="0.0287440637042546" calcext:value-type="float">
            <text:p>0,0287440637</text:p>
          </table:table-cell>
          <table:table-cell table:style-name="ce36" table:formula="of:=([.I62]/[.D62])%" office:value-type="percentage" office:value="0.000303093966151872" calcext:value-type="percentage">
            <text:p>0,0303093966%</text:p>
          </table:table-cell>
          <table:table-cell table:style-name="ce38"/>
          <table:table-cell/>
          <table:table-cell office:value-type="float" office:value="53" calcext:value-type="float">
            <text:p>53</text:p>
          </table:table-cell>
          <table:table-cell office:value-type="float" office:value="0.994573019924733" calcext:value-type="float">
            <text:p>0,9945730199</text:p>
          </table:table-cell>
          <table:table-cell office:value-type="float" office:value="0.994713756603254" calcext:value-type="float">
            <text:p>0,9947137566</text:p>
          </table:table-cell>
          <table:table-cell table:formula="of:=[.O62]-[.N62]" office:value-type="float" office:value="0.000140736678520992" calcext:value-type="float">
            <text:p>0,0001407367</text:p>
          </table:table-cell>
          <table:table-cell table:style-name="ce36" table:formula="of:=([.P62]/[.O62])%" office:value-type="percentage" office:value="0.00000141484600556648" calcext:value-type="percentage">
            <text:p>0,0001414846%</text:p>
          </table:table-cell>
          <table:table-cell table:style-name="ce33" table:formula="of:=[.$H$2] * [.$S$7]" office:value-type="float" office:value="0.000082655772499877" calcext:value-type="float">
            <text:p>8,2655772499877E-005</text:p>
          </table:table-cell>
          <table:table-cell table:formula="of:=[.N62]+[.R62]" office:value-type="float" office:value="0.994655675697233" calcext:value-type="float">
            <text:p>0,9946556757</text:p>
          </table:table-cell>
          <table:table-cell table:formula="of:=-[.S62]+[.O62]" office:value-type="float" office:value="0.0000580809060211074" calcext:value-type="float">
            <text:p>5,80809060211074E-005</text:p>
          </table:table-cell>
          <table:table-cell table:style-name="ce36" table:formula="of:=([.T62]/[.O62])%" office:value-type="percentage" office:value="0.000000583895674868959" calcext:value-type="percentage">
            <text:p>0,0000583896%</text:p>
          </table:table-cell>
          <table:table-cell table:number-columns-repeated="18"/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float" office:value="0.876564308515133" calcext:value-type="float">
            <text:p>0,8765643085</text:p>
          </table:table-cell>
          <table:table-cell office:value-type="float" office:value="0.947406509114141" calcext:value-type="float">
            <text:p>0,9474065091</text:p>
          </table:table-cell>
          <table:table-cell table:formula="of:=[.D63]-[.C63]" office:value-type="float" office:value="0.0708422005990079" calcext:value-type="float">
            <text:p>0,0708422006</text:p>
          </table:table-cell>
          <table:table-cell table:formula="of:=([.E63]/[.D63])%" office:value-type="percentage" office:value="0.000747748721562489" calcext:value-type="percentage">
            <text:p>0,0747748722%</text:p>
          </table:table-cell>
          <table:table-cell table:style-name="ce33" table:formula="of:=[.$H$2] * [.$H$7]" office:value-type="float" office:value="0.0423382611652193" calcext:value-type="float">
            <text:p>0,0423382612</text:p>
          </table:table-cell>
          <table:table-cell table:style-name="ce37" table:formula="of:=[.C63]+[.G63]" office:value-type="float" office:value="0.918902569680352" calcext:value-type="float">
            <text:p>0,9189025697</text:p>
          </table:table-cell>
          <table:table-cell table:style-name="ce37" table:formula="of:=-[.H63]+[.D63]" office:value-type="float" office:value="0.0285039394337886" calcext:value-type="float">
            <text:p>0,0285039394</text:p>
          </table:table-cell>
          <table:table-cell table:style-name="ce36" table:formula="of:=([.I63]/[.D63])%" office:value-type="percentage" office:value="0.000300862820337183" calcext:value-type="percentage">
            <text:p>0,0300862820%</text:p>
          </table:table-cell>
          <table:table-cell table:style-name="ce38"/>
          <table:table-cell/>
          <table:table-cell office:value-type="float" office:value="54" calcext:value-type="float">
            <text:p>54</text:p>
          </table:table-cell>
          <table:table-cell office:value-type="float" office:value="0.994473986927986" calcext:value-type="float">
            <text:p>0,9944739869</text:p>
          </table:table-cell>
          <table:table-cell office:value-type="float" office:value="0.994614285227594" calcext:value-type="float">
            <text:p>0,9946142852</text:p>
          </table:table-cell>
          <table:table-cell table:formula="of:=[.O63]-[.N63]" office:value-type="float" office:value="0.000140298299608044" calcext:value-type="float">
            <text:p>0,0001402983</text:p>
          </table:table-cell>
          <table:table-cell table:style-name="ce36" table:formula="of:=([.P63]/[.O63])%" office:value-type="percentage" office:value="0.00000141057997750628" calcext:value-type="percentage">
            <text:p>0,0001410580%</text:p>
          </table:table-cell>
          <table:table-cell table:style-name="ce33" table:formula="of:=[.$H$2] * [.$S$7]" office:value-type="float" office:value="0.000082655772499877" calcext:value-type="float">
            <text:p>8,2655772499877E-005</text:p>
          </table:table-cell>
          <table:table-cell table:formula="of:=[.N63]+[.R63]" office:value-type="float" office:value="0.994556642700486" calcext:value-type="float">
            <text:p>0,9945566427</text:p>
          </table:table-cell>
          <table:table-cell table:formula="of:=-[.S63]+[.O63]" office:value-type="float" office:value="0.0000576425271081593" calcext:value-type="float">
            <text:p>5,76425271081593E-005</text:p>
          </table:table-cell>
          <table:table-cell table:style-name="ce36" table:formula="of:=([.T63]/[.O63])%" office:value-type="percentage" office:value="0.000000579546543465362" calcext:value-type="percentage">
            <text:p>0,0000579547%</text:p>
          </table:table-cell>
          <table:table-cell table:number-columns-repeated="18"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0.875856437612121" calcext:value-type="float">
            <text:p>0,8758564376</text:p>
          </table:table-cell>
          <table:table-cell office:value-type="float" office:value="0.946459102605027" calcext:value-type="float">
            <text:p>0,9464591026</text:p>
          </table:table-cell>
          <table:table-cell table:formula="of:=[.D64]-[.C64]" office:value-type="float" office:value="0.070602664992906" calcext:value-type="float">
            <text:p>0,070602665</text:p>
          </table:table-cell>
          <table:table-cell table:formula="of:=([.E64]/[.D64])%" office:value-type="percentage" office:value="0.000745966358172054" calcext:value-type="percentage">
            <text:p>0,0745966358%</text:p>
          </table:table-cell>
          <table:table-cell table:style-name="ce33" table:formula="of:=[.$H$2] * [.$H$7]" office:value-type="float" office:value="0.0423382611652193" calcext:value-type="float">
            <text:p>0,0423382612</text:p>
          </table:table-cell>
          <table:table-cell table:style-name="ce37" table:formula="of:=[.C64]+[.G64]" office:value-type="float" office:value="0.91819469877734" calcext:value-type="float">
            <text:p>0,9181946988</text:p>
          </table:table-cell>
          <table:table-cell table:style-name="ce37" table:formula="of:=-[.H64]+[.D64]" office:value-type="float" office:value="0.0282644038276867" calcext:value-type="float">
            <text:p>0,0282644038</text:p>
          </table:table-cell>
          <table:table-cell table:style-name="ce36" table:formula="of:=([.I64]/[.D64])%" office:value-type="percentage" office:value="0.000298633123712289" calcext:value-type="percentage">
            <text:p>0,0298633124%</text:p>
          </table:table-cell>
          <table:table-cell table:style-name="ce38"/>
          <table:table-cell/>
          <table:table-cell office:value-type="float" office:value="55" calcext:value-type="float">
            <text:p>55</text:p>
          </table:table-cell>
          <table:table-cell office:value-type="float" office:value="0.994374962959681" calcext:value-type="float">
            <text:p>0,994374963</text:p>
          </table:table-cell>
          <table:table-cell office:value-type="float" office:value="0.994514823799071" calcext:value-type="float">
            <text:p>0,9945148238</text:p>
          </table:table-cell>
          <table:table-cell table:formula="of:=[.O64]-[.N64]" office:value-type="float" office:value="0.000139860839389994" calcext:value-type="float">
            <text:p>0,0001398608</text:p>
          </table:table-cell>
          <table:table-cell table:style-name="ce36" table:formula="of:=([.P64]/[.O64])%" office:value-type="percentage" office:value="0.00000140632231961611" calcext:value-type="percentage">
            <text:p>0,0001406322%</text:p>
          </table:table-cell>
          <table:table-cell table:style-name="ce33" table:formula="of:=[.$H$2] * [.$S$7]" office:value-type="float" office:value="0.000082655772499877" calcext:value-type="float">
            <text:p>8,2655772499877E-005</text:p>
          </table:table-cell>
          <table:table-cell table:formula="of:=[.N64]+[.R64]" office:value-type="float" office:value="0.994457618732181" calcext:value-type="float">
            <text:p>0,9944576187</text:p>
          </table:table-cell>
          <table:table-cell table:formula="of:=-[.S64]+[.O64]" office:value-type="float" office:value="0.0000572050668901092" calcext:value-type="float">
            <text:p>5,72050668901092E-005</text:p>
          </table:table-cell>
          <table:table-cell table:style-name="ce36" table:formula="of:=([.T64]/[.O64])%" office:value-type="percentage" office:value="0.000000575205773920618" calcext:value-type="percentage">
            <text:p>0,0000575206%</text:p>
          </table:table-cell>
          <table:table-cell table:number-columns-repeated="18"/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office:value-type="float" office:value="0.875148926399607" calcext:value-type="float">
            <text:p>0,8751489264</text:p>
          </table:table-cell>
          <table:table-cell office:value-type="float" office:value="0.945512643502422" calcext:value-type="float">
            <text:p>0,9455126435</text:p>
          </table:table-cell>
          <table:table-cell table:formula="of:=[.D65]-[.C65]" office:value-type="float" office:value="0.070363717102815" calcext:value-type="float">
            <text:p>0,0703637171</text:p>
          </table:table-cell>
          <table:table-cell table:formula="of:=([.E65]/[.D65])%" office:value-type="percentage" office:value="0.000744185893085144" calcext:value-type="percentage">
            <text:p>0,0744185893%</text:p>
          </table:table-cell>
          <table:table-cell table:style-name="ce33" table:formula="of:=[.$H$2] * [.$H$7]" office:value-type="float" office:value="0.0423382611652193" calcext:value-type="float">
            <text:p>0,0423382612</text:p>
          </table:table-cell>
          <table:table-cell table:style-name="ce37" table:formula="of:=[.C65]+[.G65]" office:value-type="float" office:value="0.917487187564826" calcext:value-type="float">
            <text:p>0,9174871876</text:p>
          </table:table-cell>
          <table:table-cell table:style-name="ce37" table:formula="of:=-[.H65]+[.D65]" office:value-type="float" office:value="0.0280254559375956" calcext:value-type="float">
            <text:p>0,0280254559</text:p>
          </table:table-cell>
          <table:table-cell table:style-name="ce36" table:formula="of:=([.I65]/[.D65])%" office:value-type="percentage" office:value="0.000296404877609904" calcext:value-type="percentage">
            <text:p>0,0296404878%</text:p>
          </table:table-cell>
          <table:table-cell table:style-name="ce38"/>
          <table:table-cell/>
          <table:table-cell office:value-type="float" office:value="56" calcext:value-type="float">
            <text:p>56</text:p>
          </table:table-cell>
          <table:table-cell office:value-type="float" office:value="0.994275948019821" calcext:value-type="float">
            <text:p>0,994275948</text:p>
          </table:table-cell>
          <table:table-cell office:value-type="float" office:value="0.994415372316691" calcext:value-type="float">
            <text:p>0,9944153723</text:p>
          </table:table-cell>
          <table:table-cell table:formula="of:=[.O65]-[.N65]" office:value-type="float" office:value="0.000139424296869972" calcext:value-type="float">
            <text:p>0,0001394243</text:p>
          </table:table-cell>
          <table:table-cell table:style-name="ce36" table:formula="of:=([.P65]/[.O65])%" office:value-type="percentage" office:value="0.00000140207302453321" calcext:value-type="percentage">
            <text:p>0,0001402073%</text:p>
          </table:table-cell>
          <table:table-cell table:style-name="ce33" table:formula="of:=[.$H$2] * [.$S$7]" office:value-type="float" office:value="0.000082655772499877" calcext:value-type="float">
            <text:p>8,2655772499877E-005</text:p>
          </table:table-cell>
          <table:table-cell table:formula="of:=[.N65]+[.R65]" office:value-type="float" office:value="0.994358603792321" calcext:value-type="float">
            <text:p>0,9943586038</text:p>
          </table:table-cell>
          <table:table-cell table:formula="of:=-[.S65]+[.O65]" office:value-type="float" office:value="0.0000567685243700877" calcext:value-type="float">
            <text:p>5,67685243700877E-005</text:p>
          </table:table-cell>
          <table:table-cell table:style-name="ce36" table:formula="of:=([.T65]/[.O65])%" office:value-type="percentage" office:value="0.000000570873358871154" calcext:value-type="percentage">
            <text:p>0,0000570873%</text:p>
          </table:table-cell>
          <table:table-cell table:number-columns-repeated="18"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0.874441774877594" calcext:value-type="float">
            <text:p>0,8744417749</text:p>
          </table:table-cell>
          <table:table-cell office:value-type="float" office:value="0.944567130858919" calcext:value-type="float">
            <text:p>0,9445671309</text:p>
          </table:table-cell>
          <table:table-cell table:formula="of:=[.D66]-[.C66]" office:value-type="float" office:value="0.070125355981325" calcext:value-type="float">
            <text:p>0,070125356</text:p>
          </table:table-cell>
          <table:table-cell table:formula="of:=([.E66]/[.D66])%" office:value-type="percentage" office:value="0.000742407328080096" calcext:value-type="percentage">
            <text:p>0,0742407328%</text:p>
          </table:table-cell>
          <table:table-cell table:style-name="ce33" table:formula="of:=[.$H$2] * [.$H$7]" office:value-type="float" office:value="0.0423382611652193" calcext:value-type="float">
            <text:p>0,0423382612</text:p>
          </table:table-cell>
          <table:table-cell table:style-name="ce37" table:formula="of:=[.C66]+[.G66]" office:value-type="float" office:value="0.916780036042813" calcext:value-type="float">
            <text:p>0,916780036</text:p>
          </table:table-cell>
          <table:table-cell table:style-name="ce37" table:formula="of:=-[.H66]+[.D66]" office:value-type="float" office:value="0.0277870948161056" calcext:value-type="float">
            <text:p>0,0277870948</text:p>
          </table:table-cell>
          <table:table-cell table:style-name="ce36" table:formula="of:=([.I66]/[.D66])%" office:value-type="percentage" office:value="0.000294178083360136" calcext:value-type="percentage">
            <text:p>0,0294178083%</text:p>
          </table:table-cell>
          <table:table-cell table:style-name="ce38"/>
          <table:table-cell/>
          <table:table-cell office:value-type="float" office:value="57" calcext:value-type="float">
            <text:p>57</text:p>
          </table:table-cell>
          <table:table-cell office:value-type="float" office:value="0.994176942108404" calcext:value-type="float">
            <text:p>0,9941769421</text:p>
          </table:table-cell>
          <table:table-cell office:value-type="float" office:value="0.99431593077946" calcext:value-type="float">
            <text:p>0,9943159308</text:p>
          </table:table-cell>
          <table:table-cell table:formula="of:=[.O66]-[.N66]" office:value-type="float" office:value="0.000138988671055884" calcext:value-type="float">
            <text:p>0,0001389887</text:p>
          </table:table-cell>
          <table:table-cell table:style-name="ce36" table:formula="of:=([.P66]/[.O66])%" office:value-type="percentage" office:value="0.00000139783208488692" calcext:value-type="percentage">
            <text:p>0,0001397832%</text:p>
          </table:table-cell>
          <table:table-cell table:style-name="ce33" table:formula="of:=[.$H$2] * [.$S$7]" office:value-type="float" office:value="0.000082655772499877" calcext:value-type="float">
            <text:p>8,2655772499877E-005</text:p>
          </table:table-cell>
          <table:table-cell table:formula="of:=[.N66]+[.R66]" office:value-type="float" office:value="0.994259597880904" calcext:value-type="float">
            <text:p>0,9942595979</text:p>
          </table:table-cell>
          <table:table-cell table:formula="of:=-[.S66]+[.O66]" office:value-type="float" office:value="0.0000563328985559996" calcext:value-type="float">
            <text:p>5,63328985559996E-005</text:p>
          </table:table-cell>
          <table:table-cell table:style-name="ce36" table:formula="of:=([.T66]/[.O66])%" office:value-type="percentage" office:value="0.000000566549290945468" calcext:value-type="percentage">
            <text:p>0,0000566549%</text:p>
          </table:table-cell>
          <table:table-cell table:number-columns-repeated="18"/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office:value-type="float" office:value="0.87373498304608" calcext:value-type="float">
            <text:p>0,873734983</text:p>
          </table:table-cell>
          <table:table-cell office:value-type="float" office:value="0.94362256372806" calcext:value-type="float">
            <text:p>0,9436225637</text:p>
          </table:table-cell>
          <table:table-cell table:formula="of:=[.D67]-[.C67]" office:value-type="float" office:value="0.06988758068198" calcext:value-type="float">
            <text:p>0,0698875807</text:p>
          </table:table-cell>
          <table:table-cell table:formula="of:=([.E67]/[.D67])%" office:value-type="percentage" office:value="0.000740630664933114" calcext:value-type="percentage">
            <text:p>0,0740630665%</text:p>
          </table:table-cell>
          <table:table-cell table:style-name="ce33" table:formula="of:=[.$H$2] * [.$H$7]" office:value-type="float" office:value="0.0423382611652193" calcext:value-type="float">
            <text:p>0,0423382612</text:p>
          </table:table-cell>
          <table:table-cell table:style-name="ce37" table:formula="of:=[.C67]+[.G67]" office:value-type="float" office:value="0.916073244211299" calcext:value-type="float">
            <text:p>0,9160732442</text:p>
          </table:table-cell>
          <table:table-cell table:style-name="ce37" table:formula="of:=-[.H67]+[.D67]" office:value-type="float" office:value="0.0275493195167606" calcext:value-type="float">
            <text:p>0,0275493195</text:p>
          </table:table-cell>
          <table:table-cell table:style-name="ce36" table:formula="of:=([.I67]/[.D67])%" office:value-type="percentage" office:value="0.000291952742290511" calcext:value-type="percentage">
            <text:p>0,0291952742%</text:p>
          </table:table-cell>
          <table:table-cell table:style-name="ce38"/>
          <table:table-cell/>
          <table:table-cell office:value-type="float" office:value="58" calcext:value-type="float">
            <text:p>58</text:p>
          </table:table-cell>
          <table:table-cell office:value-type="float" office:value="0.99407794522543" calcext:value-type="float">
            <text:p>0,9940779452</text:p>
          </table:table-cell>
          <table:table-cell office:value-type="float" office:value="0.994216499186382" calcext:value-type="float">
            <text:p>0,9942164992</text:p>
          </table:table-cell>
          <table:table-cell table:formula="of:=[.O67]-[.N67]" office:value-type="float" office:value="0.000138553960952081" calcext:value-type="float">
            <text:p>0,000138554</text:p>
          </table:table-cell>
          <table:table-cell table:style-name="ce36" table:formula="of:=([.P67]/[.O67])%" office:value-type="percentage" office:value="0.00000139359949331985" calcext:value-type="percentage">
            <text:p>0,0001393599%</text:p>
          </table:table-cell>
          <table:table-cell table:style-name="ce33" table:formula="of:=[.$H$2] * [.$S$7]" office:value-type="float" office:value="0.000082655772499877" calcext:value-type="float">
            <text:p>8,2655772499877E-005</text:p>
          </table:table-cell>
          <table:table-cell table:formula="of:=[.N67]+[.R67]" office:value-type="float" office:value="0.99416060099793" calcext:value-type="float">
            <text:p>0,994160601</text:p>
          </table:table-cell>
          <table:table-cell table:formula="of:=-[.S67]+[.O67]" office:value-type="float" office:value="0.000055898188452197" calcext:value-type="float">
            <text:p>5,5898188452197E-005</text:p>
          </table:table-cell>
          <table:table-cell table:style-name="ce36" table:formula="of:=([.T67]/[.O67])%" office:value-type="percentage" office:value="0.000000562233562785341" calcext:value-type="percentage">
            <text:p>0,0000562234%</text:p>
          </table:table-cell>
          <table:table-cell table:number-columns-repeated="18"/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office:value-type="float" office:value="0.873028550905066" calcext:value-type="float">
            <text:p>0,8730285509</text:p>
          </table:table-cell>
          <table:table-cell office:value-type="float" office:value="0.942678941164332" calcext:value-type="float">
            <text:p>0,9426789412</text:p>
          </table:table-cell>
          <table:table-cell table:formula="of:=[.D68]-[.C68]" office:value-type="float" office:value="0.069650390259266" calcext:value-type="float">
            <text:p>0,0696503903</text:p>
          </table:table-cell>
          <table:table-cell table:formula="of:=([.E68]/[.D68])%" office:value-type="percentage" office:value="0.000738855905418226" calcext:value-type="percentage">
            <text:p>0,0738855905%</text:p>
          </table:table-cell>
          <table:table-cell table:style-name="ce33" table:formula="of:=[.$H$2] * [.$H$7]" office:value-type="float" office:value="0.0423382611652193" calcext:value-type="float">
            <text:p>0,0423382612</text:p>
          </table:table-cell>
          <table:table-cell table:style-name="ce37" table:formula="of:=[.C68]+[.G68]" office:value-type="float" office:value="0.915366812070285" calcext:value-type="float">
            <text:p>0,9153668121</text:p>
          </table:table-cell>
          <table:table-cell table:style-name="ce37" table:formula="of:=-[.H68]+[.D68]" office:value-type="float" office:value="0.0273121290940467" calcext:value-type="float">
            <text:p>0,0273121291</text:p>
          </table:table-cell>
          <table:table-cell table:style-name="ce36" table:formula="of:=([.I68]/[.D68])%" office:value-type="percentage" office:value="0.000289728855725931" calcext:value-type="percentage">
            <text:p>0,0289728856%</text:p>
          </table:table-cell>
          <table:table-cell table:style-name="ce38"/>
          <table:table-cell/>
          <table:table-cell office:value-type="float" office:value="59" calcext:value-type="float">
            <text:p>59</text:p>
          </table:table-cell>
          <table:table-cell office:value-type="float" office:value="0.9939789573709" calcext:value-type="float">
            <text:p>0,9939789574</text:p>
          </table:table-cell>
          <table:table-cell office:value-type="float" office:value="0.994117077536463" calcext:value-type="float">
            <text:p>0,9941170775</text:p>
          </table:table-cell>
          <table:table-cell table:formula="of:=[.O68]-[.N68]" office:value-type="float" office:value="0.000138120165563027" calcext:value-type="float">
            <text:p>0,0001381202</text:p>
          </table:table-cell>
          <table:table-cell table:style-name="ce36" table:formula="of:=([.P68]/[.O68])%" office:value-type="percentage" office:value="0.00000138937524245215" calcext:value-type="percentage">
            <text:p>0,0001389375%</text:p>
          </table:table-cell>
          <table:table-cell table:style-name="ce33" table:formula="of:=[.$H$2] * [.$S$7]" office:value-type="float" office:value="0.000082655772499877" calcext:value-type="float">
            <text:p>8,2655772499877E-005</text:p>
          </table:table-cell>
          <table:table-cell table:formula="of:=[.N68]+[.R68]" office:value-type="float" office:value="0.9940616131434" calcext:value-type="float">
            <text:p>0,9940616131</text:p>
          </table:table-cell>
          <table:table-cell table:formula="of:=-[.S68]+[.O68]" office:value-type="float" office:value="0.0000554643930631427" calcext:value-type="float">
            <text:p>5,54643930631427E-005</text:p>
          </table:table-cell>
          <table:table-cell table:style-name="ce36" table:formula="of:=([.T68]/[.O68])%" office:value-type="percentage" office:value="0.000000557926167010105" calcext:value-type="percentage">
            <text:p>0,0000557926%</text:p>
          </table:table-cell>
          <table:table-cell table:number-columns-repeated="18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0.872322478454551" calcext:value-type="float">
            <text:p>0,8723224785</text:p>
          </table:table-cell>
          <table:table-cell office:value-type="float" office:value="0.941736262223168" calcext:value-type="float">
            <text:p>0,9417362622</text:p>
          </table:table-cell>
          <table:table-cell table:formula="of:=[.D69]-[.C69]" office:value-type="float" office:value="0.0694137837686171" calcext:value-type="float">
            <text:p>0,0694137838</text:p>
          </table:table-cell>
          <table:table-cell table:formula="of:=([.E69]/[.D69])%" office:value-type="percentage" office:value="0.00073708305130729" calcext:value-type="percentage">
            <text:p>0,0737083051%</text:p>
          </table:table-cell>
          <table:table-cell table:style-name="ce33" table:formula="of:=[.$H$2] * [.$H$7]" office:value-type="float" office:value="0.0423382611652193" calcext:value-type="float">
            <text:p>0,0423382612</text:p>
          </table:table-cell>
          <table:table-cell table:style-name="ce37" table:formula="of:=[.C69]+[.G69]" office:value-type="float" office:value="0.91466073961977" calcext:value-type="float">
            <text:p>0,9146607396</text:p>
          </table:table-cell>
          <table:table-cell table:style-name="ce37" table:formula="of:=-[.H69]+[.D69]" office:value-type="float" office:value="0.0270755226033977" calcext:value-type="float">
            <text:p>0,0270755226</text:p>
          </table:table-cell>
          <table:table-cell table:style-name="ce36" table:formula="of:=([.I69]/[.D69])%" office:value-type="percentage" office:value="0.000287506424988676" calcext:value-type="percentage">
            <text:p>0,0287506425%</text:p>
          </table:table-cell>
          <table:table-cell table:style-name="ce38"/>
          <table:table-cell/>
          <table:table-cell office:value-type="float" office:value="60" calcext:value-type="float">
            <text:p>60</text:p>
          </table:table-cell>
          <table:table-cell office:value-type="float" office:value="0.993879978544814" calcext:value-type="float">
            <text:p>0,9938799785</text:p>
          </table:table-cell>
          <table:table-cell office:value-type="float" office:value="0.99401766582871" calcext:value-type="float">
            <text:p>0,9940176658</text:p>
          </table:table-cell>
          <table:table-cell table:formula="of:=[.O69]-[.N69]" office:value-type="float" office:value="0.00013768728389596" calcext:value-type="float">
            <text:p>0,0001376873</text:p>
          </table:table-cell>
          <table:table-cell table:style-name="ce36" table:formula="of:=([.P69]/[.O69])%" office:value-type="percentage" office:value="0.00000138515932491952" calcext:value-type="percentage">
            <text:p>0,0001385159%</text:p>
          </table:table-cell>
          <table:table-cell table:style-name="ce33" table:formula="of:=[.$H$2] * [.$S$7]" office:value-type="float" office:value="0.000082655772499877" calcext:value-type="float">
            <text:p>8,2655772499877E-005</text:p>
          </table:table-cell>
          <table:table-cell table:formula="of:=[.N69]+[.R69]" office:value-type="float" office:value="0.993962634317314" calcext:value-type="float">
            <text:p>0,9939626343</text:p>
          </table:table-cell>
          <table:table-cell table:formula="of:=-[.S69]+[.O69]" office:value-type="float" office:value="0.0000550315113960753" calcext:value-type="float">
            <text:p>5,50315113960753E-005</text:p>
          </table:table-cell>
          <table:table-cell table:style-name="ce36" table:formula="of:=([.T69]/[.O69])%" office:value-type="percentage" office:value="0.000000553627096254609" calcext:value-type="percentage">
            <text:p>0,0000553627%</text:p>
          </table:table-cell>
          <table:table-cell table:number-columns-repeated="18"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0.871616765694535" calcext:value-type="float">
            <text:p>0,8716167657</text:p>
          </table:table-cell>
          <table:table-cell office:value-type="float" office:value="0.940794525960945" calcext:value-type="float">
            <text:p>0,940794526</text:p>
          </table:table-cell>
          <table:table-cell table:formula="of:=[.D70]-[.C70]" office:value-type="float" office:value="0.06917776026641" calcext:value-type="float">
            <text:p>0,0691777603</text:p>
          </table:table-cell>
          <table:table-cell table:formula="of:=([.E70]/[.D70])%" office:value-type="percentage" office:value="0.000735312104369976" calcext:value-type="percentage">
            <text:p>0,0735312104%</text:p>
          </table:table-cell>
          <table:table-cell table:style-name="ce33" table:formula="of:=[.$H$2] * [.$H$7]" office:value-type="float" office:value="0.0423382611652193" calcext:value-type="float">
            <text:p>0,0423382612</text:p>
          </table:table-cell>
          <table:table-cell table:style-name="ce37" table:formula="of:=[.C70]+[.G70]" office:value-type="float" office:value="0.913955026859754" calcext:value-type="float">
            <text:p>0,9139550269</text:p>
          </table:table-cell>
          <table:table-cell table:style-name="ce37" table:formula="of:=-[.H70]+[.D70]" office:value-type="float" office:value="0.0268394991011907" calcext:value-type="float">
            <text:p>0,0268394991</text:p>
          </table:table-cell>
          <table:table-cell table:style-name="ce36" table:formula="of:=([.I70]/[.D70])%" office:value-type="percentage" office:value="0.000285285451398391" calcext:value-type="percentage">
            <text:p>0,0285285451%</text:p>
          </table:table-cell>
          <table:table-cell table:style-name="ce38"/>
          <table:table-cell/>
          <table:table-cell office:value-type="float" office:value="61" calcext:value-type="float">
            <text:p>61</text:p>
          </table:table-cell>
          <table:table-cell office:value-type="float" office:value="0.993781008747171" calcext:value-type="float">
            <text:p>0,9937810087</text:p>
          </table:table-cell>
          <table:table-cell office:value-type="float" office:value="0.993918264062127" calcext:value-type="float">
            <text:p>0,9939182641</text:p>
          </table:table-cell>
          <table:table-cell table:formula="of:=[.O70]-[.N70]" office:value-type="float" office:value="0.000137255314956009" calcext:value-type="float">
            <text:p>0,0001372553</text:p>
          </table:table-cell>
          <table:table-cell table:style-name="ce36" table:formula="of:=([.P70]/[.O70])%" office:value-type="percentage" office:value="0.00000138095173334524" calcext:value-type="percentage">
            <text:p>0,0001380952%</text:p>
          </table:table-cell>
          <table:table-cell table:style-name="ce33" table:formula="of:=[.$H$2] * [.$S$7]" office:value-type="float" office:value="0.000082655772499877" calcext:value-type="float">
            <text:p>8,2655772499877E-005</text:p>
          </table:table-cell>
          <table:table-cell table:formula="of:=[.N70]+[.R70]" office:value-type="float" office:value="0.993863664519671" calcext:value-type="float">
            <text:p>0,9938636645</text:p>
          </table:table-cell>
          <table:table-cell table:formula="of:=-[.S70]+[.O70]" office:value-type="float" office:value="0.0000545995424561241" calcext:value-type="float">
            <text:p>5,45995424561241E-005</text:p>
          </table:table-cell>
          <table:table-cell table:style-name="ce36" table:formula="of:=([.T70]/[.O70])%" office:value-type="percentage" office:value="0.000000549336343141303" calcext:value-type="percentage">
            <text:p>0,0000549336%</text:p>
          </table:table-cell>
          <table:table-cell table:number-columns-repeated="18"/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office:value-type="float" office:value="0.870911412625019" calcext:value-type="float">
            <text:p>0,8709114126</text:p>
          </table:table-cell>
          <table:table-cell office:value-type="float" office:value="0.939853731434984" calcext:value-type="float">
            <text:p>0,9398537314</text:p>
          </table:table-cell>
          <table:table-cell table:formula="of:=[.D71]-[.C71]" office:value-type="float" office:value="0.068942318809965" calcext:value-type="float">
            <text:p>0,0689423188</text:p>
          </table:table-cell>
          <table:table-cell table:formula="of:=([.E71]/[.D71])%" office:value-type="percentage" office:value="0.000733543066373772" calcext:value-type="percentage">
            <text:p>0,0733543066%</text:p>
          </table:table-cell>
          <table:table-cell table:style-name="ce33" table:formula="of:=[.$H$2] * [.$H$7]" office:value-type="float" office:value="0.0423382611652193" calcext:value-type="float">
            <text:p>0,0423382612</text:p>
          </table:table-cell>
          <table:table-cell table:style-name="ce37" table:formula="of:=[.C71]+[.G71]" office:value-type="float" office:value="0.913249673790238" calcext:value-type="float">
            <text:p>0,9132496738</text:p>
          </table:table-cell>
          <table:table-cell table:style-name="ce37" table:formula="of:=-[.H71]+[.D71]" office:value-type="float" office:value="0.0266040576447457" calcext:value-type="float">
            <text:p>0,0266040576</text:p>
          </table:table-cell>
          <table:table-cell table:style-name="ce36" table:formula="of:=([.I71]/[.D71])%" office:value-type="percentage" office:value="0.000283065936272085" calcext:value-type="percentage">
            <text:p>0,0283065936%</text:p>
          </table:table-cell>
          <table:table-cell table:style-name="ce38"/>
          <table:table-cell/>
          <table:table-cell office:value-type="float" office:value="62" calcext:value-type="float">
            <text:p>62</text:p>
          </table:table-cell>
          <table:table-cell office:value-type="float" office:value="0.993682047977971" calcext:value-type="float">
            <text:p>0,993682048</text:p>
          </table:table-cell>
          <table:table-cell office:value-type="float" office:value="0.99381887223572" calcext:value-type="float">
            <text:p>0,9938188722</text:p>
          </table:table-cell>
          <table:table-cell table:formula="of:=[.O71]-[.N71]" office:value-type="float" office:value="0.000136824257748858" calcext:value-type="float">
            <text:p>0,0001368243</text:p>
          </table:table-cell>
          <table:table-cell table:style-name="ce36" table:formula="of:=([.P71]/[.O71])%" office:value-type="percentage" office:value="0.00000137675246034911" calcext:value-type="percentage">
            <text:p>0,0001376752%</text:p>
          </table:table-cell>
          <table:table-cell table:style-name="ce33" table:formula="of:=[.$H$2] * [.$S$7]" office:value-type="float" office:value="0.000082655772499877" calcext:value-type="float">
            <text:p>8,2655772499877E-005</text:p>
          </table:table-cell>
          <table:table-cell table:formula="of:=[.N71]+[.R71]" office:value-type="float" office:value="0.993764703750471" calcext:value-type="float">
            <text:p>0,9937647038</text:p>
          </table:table-cell>
          <table:table-cell table:formula="of:=-[.S71]+[.O71]" office:value-type="float" office:value="0.0000541684852489732" calcext:value-type="float">
            <text:p>5,41684852489732E-005</text:p>
          </table:table-cell>
          <table:table-cell table:style-name="ce36" table:formula="of:=([.T71]/[.O71])%" office:value-type="percentage" office:value="0.000000545053900289169" calcext:value-type="percentage">
            <text:p>0,0000545054%</text:p>
          </table:table-cell>
          <table:table-cell table:number-columns-repeated="18"/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office:value-type="float" office:value="0.870206419246003" calcext:value-type="float">
            <text:p>0,8702064192</text:p>
          </table:table-cell>
          <table:table-cell office:value-type="float" office:value="0.938913877703549" calcext:value-type="float">
            <text:p>0,9389138777</text:p>
          </table:table-cell>
          <table:table-cell table:formula="of:=[.D72]-[.C72]" office:value-type="float" office:value="0.068707458457546" calcext:value-type="float">
            <text:p>0,0687074585</text:p>
          </table:table-cell>
          <table:table-cell table:formula="of:=([.E72]/[.D72])%" office:value-type="percentage" office:value="0.000731775939083946" calcext:value-type="percentage">
            <text:p>0,0731775939%</text:p>
          </table:table-cell>
          <table:table-cell table:style-name="ce33" table:formula="of:=[.$H$2] * [.$H$7]" office:value-type="float" office:value="0.0423382611652193" calcext:value-type="float">
            <text:p>0,0423382612</text:p>
          </table:table-cell>
          <table:table-cell table:style-name="ce37" table:formula="of:=[.C72]+[.G72]" office:value-type="float" office:value="0.912544680411222" calcext:value-type="float">
            <text:p>0,9125446804</text:p>
          </table:table-cell>
          <table:table-cell table:style-name="ce37" table:formula="of:=-[.H72]+[.D72]" office:value-type="float" office:value="0.0263691972923267" calcext:value-type="float">
            <text:p>0,0263691973</text:p>
          </table:table-cell>
          <table:table-cell table:style-name="ce36" table:formula="of:=([.I72]/[.D72])%" office:value-type="percentage" office:value="0.0002808478809241" calcext:value-type="percentage">
            <text:p>0,0280847881%</text:p>
          </table:table-cell>
          <table:table-cell table:style-name="ce38"/>
          <table:table-cell/>
          <table:table-cell office:value-type="float" office:value="63" calcext:value-type="float">
            <text:p>63</text:p>
          </table:table-cell>
          <table:table-cell office:value-type="float" office:value="0.993583096237215" calcext:value-type="float">
            <text:p>0,9935830962</text:p>
          </table:table-cell>
          <table:table-cell office:value-type="float" office:value="0.993719490348497" calcext:value-type="float">
            <text:p>0,9937194903</text:p>
          </table:table-cell>
          <table:table-cell table:formula="of:=[.O72]-[.N72]" office:value-type="float" office:value="0.000136394111281968" calcext:value-type="float">
            <text:p>0,0001363941</text:p>
          </table:table-cell>
          <table:table-cell table:style-name="ce36" table:formula="of:=([.P72]/[.O72])%" office:value-type="percentage" office:value="0.00000137256149855531" calcext:value-type="percentage">
            <text:p>0,0001372561%</text:p>
          </table:table-cell>
          <table:table-cell table:style-name="ce33" table:formula="of:=[.$H$2] * [.$S$7]" office:value-type="float" office:value="0.000082655772499877" calcext:value-type="float">
            <text:p>8,2655772499877E-005</text:p>
          </table:table-cell>
          <table:table-cell table:formula="of:=[.N72]+[.R72]" office:value-type="float" office:value="0.993665752009715" calcext:value-type="float">
            <text:p>0,993665752</text:p>
          </table:table-cell>
          <table:table-cell table:formula="of:=-[.S72]+[.O72]" office:value-type="float" office:value="0.0000537383387820833" calcext:value-type="float">
            <text:p>5,37383387820833E-005</text:p>
          </table:table-cell>
          <table:table-cell table:style-name="ce36" table:formula="of:=([.T72]/[.O72])%" office:value-type="percentage" office:value="0.00000054077976032154" calcext:value-type="percentage">
            <text:p>0,0000540780%</text:p>
          </table:table-cell>
          <table:table-cell table:number-columns-repeated="18"/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0.869501785557486" calcext:value-type="float">
            <text:p>0,8695017856</text:p>
          </table:table-cell>
          <table:table-cell office:value-type="float" office:value="0.937974963825845" calcext:value-type="float">
            <text:p>0,9379749638</text:p>
          </table:table-cell>
          <table:table-cell table:formula="of:=[.D73]-[.C73]" office:value-type="float" office:value="0.0684731782683591" calcext:value-type="float">
            <text:p>0,0684731783</text:p>
          </table:table-cell>
          <table:table-cell table:formula="of:=([.E73]/[.D73])%" office:value-type="percentage" office:value="0.000730010724263565" calcext:value-type="percentage">
            <text:p>0,0730010724%</text:p>
          </table:table-cell>
          <table:table-cell table:style-name="ce33" table:formula="of:=[.$H$2] * [.$H$7]" office:value-type="float" office:value="0.0423382611652193" calcext:value-type="float">
            <text:p>0,0423382612</text:p>
          </table:table-cell>
          <table:table-cell table:style-name="ce37" table:formula="of:=[.C73]+[.G73]" office:value-type="float" office:value="0.911840046722705" calcext:value-type="float">
            <text:p>0,9118400467</text:p>
          </table:table-cell>
          <table:table-cell table:style-name="ce37" table:formula="of:=-[.H73]+[.D73]" office:value-type="float" office:value="0.0261349171031398" calcext:value-type="float">
            <text:p>0,0261349171</text:p>
          </table:table-cell>
          <table:table-cell table:style-name="ce36" table:formula="of:=([.I73]/[.D73])%" office:value-type="percentage" office:value="0.00027863128666612" calcext:value-type="percentage">
            <text:p>0,0278631287%</text:p>
          </table:table-cell>
          <table:table-cell table:style-name="ce38"/>
          <table:table-cell/>
          <table:table-cell office:value-type="float" office:value="64" calcext:value-type="float">
            <text:p>64</text:p>
          </table:table-cell>
          <table:table-cell office:value-type="float" office:value="0.993484153524903" calcext:value-type="float">
            <text:p>0,9934841535</text:p>
          </table:table-cell>
          <table:table-cell office:value-type="float" office:value="0.993620118399462" calcext:value-type="float">
            <text:p>0,9936201184</text:p>
          </table:table-cell>
          <table:table-cell table:formula="of:=[.O73]-[.N73]" office:value-type="float" office:value="0.000135964874559025" calcext:value-type="float">
            <text:p>0,0001359649</text:p>
          </table:table-cell>
          <table:table-cell table:style-name="ce36" table:formula="of:=([.P73]/[.O73])%" office:value-type="percentage" office:value="0.00000136837884058117" calcext:value-type="percentage">
            <text:p>0,0001368379%</text:p>
          </table:table-cell>
          <table:table-cell table:style-name="ce33" table:formula="of:=[.$H$2] * [.$S$7]" office:value-type="float" office:value="0.000082655772499877" calcext:value-type="float">
            <text:p>8,2655772499877E-005</text:p>
          </table:table-cell>
          <table:table-cell table:formula="of:=[.N73]+[.R73]" office:value-type="float" office:value="0.993566809297403" calcext:value-type="float">
            <text:p>0,9935668093</text:p>
          </table:table-cell>
          <table:table-cell table:formula="of:=-[.S73]+[.O73]" office:value-type="float" office:value="0.0000533091020591403" calcext:value-type="float">
            <text:p>5,33091020591403E-005</text:p>
          </table:table-cell>
          <table:table-cell table:style-name="ce36" table:formula="of:=([.T73]/[.O73])%" office:value-type="percentage" office:value="0.000000536513915854929" calcext:value-type="percentage">
            <text:p>0,0000536514%</text:p>
          </table:table-cell>
          <table:table-cell table:number-columns-repeated="18"/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office:value-type="float" office:value="0.868797511559468" calcext:value-type="float">
            <text:p>0,8687975116</text:p>
          </table:table-cell>
          <table:table-cell office:value-type="float" office:value="0.937036988862019" calcext:value-type="float">
            <text:p>0,9370369889</text:p>
          </table:table-cell>
          <table:table-cell table:formula="of:=[.D74]-[.C74]" office:value-type="float" office:value="0.068239477302551" calcext:value-type="float">
            <text:p>0,0682394773</text:p>
          </table:table-cell>
          <table:table-cell table:formula="of:=([.E74]/[.D74])%" office:value-type="percentage" office:value="0.000728247423673473" calcext:value-type="percentage">
            <text:p>0,0728247424%</text:p>
          </table:table-cell>
          <table:table-cell table:style-name="ce33" table:formula="of:=[.$H$2] * [.$H$7]" office:value-type="float" office:value="0.0423382611652193" calcext:value-type="float">
            <text:p>0,0423382612</text:p>
          </table:table-cell>
          <table:table-cell table:style-name="ce37" table:formula="of:=[.C74]+[.G74]" office:value-type="float" office:value="0.911135772724687" calcext:value-type="float">
            <text:p>0,9111357727</text:p>
          </table:table-cell>
          <table:table-cell table:style-name="ce37" table:formula="of:=-[.H74]+[.D74]" office:value-type="float" office:value="0.0259012161373316" calcext:value-type="float">
            <text:p>0,0259012161</text:p>
          </table:table-cell>
          <table:table-cell table:style-name="ce36" table:formula="of:=([.I74]/[.D74])%" office:value-type="percentage" office:value="0.000276416154807162" calcext:value-type="percentage">
            <text:p>0,0276416155%</text:p>
          </table:table-cell>
          <table:table-cell table:style-name="ce38"/>
          <table:table-cell/>
          <table:table-cell office:value-type="float" office:value="65" calcext:value-type="float">
            <text:p>65</text:p>
          </table:table-cell>
          <table:table-cell office:value-type="float" office:value="0.993385219841034" calcext:value-type="float">
            <text:p>0,9933852198</text:p>
          </table:table-cell>
          <table:table-cell office:value-type="float" office:value="0.993520756387622" calcext:value-type="float">
            <text:p>0,9935207564</text:p>
          </table:table-cell>
          <table:table-cell table:formula="of:=[.O74]-[.N74]" office:value-type="float" office:value="0.000135536546587933" calcext:value-type="float">
            <text:p>0,0001355365</text:p>
          </table:table-cell>
          <table:table-cell table:style-name="ce36" table:formula="of:=([.P74]/[.O74])%" office:value-type="percentage" office:value="0.00000136420447904281" calcext:value-type="percentage">
            <text:p>0,0001364204%</text:p>
          </table:table-cell>
          <table:table-cell table:style-name="ce33" table:formula="of:=[.$H$2] * [.$S$7]" office:value-type="float" office:value="0.000082655772499877" calcext:value-type="float">
            <text:p>8,2655772499877E-005</text:p>
          </table:table-cell>
          <table:table-cell table:formula="of:=[.N74]+[.R74]" office:value-type="float" office:value="0.993467875613534" calcext:value-type="float">
            <text:p>0,9934678756</text:p>
          </table:table-cell>
          <table:table-cell table:formula="of:=-[.S74]+[.O74]" office:value-type="float" office:value="0.0000528807740880488" calcext:value-type="float">
            <text:p>5,28807740880488E-005</text:p>
          </table:table-cell>
          <table:table-cell table:style-name="ce36" table:formula="of:=([.T74]/[.O74])%" office:value-type="percentage" office:value="0.000000532256359504617" calcext:value-type="percentage">
            <text:p>0,0000532256%</text:p>
          </table:table-cell>
          <table:table-cell table:number-columns-repeated="18"/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office:value-type="float" office:value="0.86809359725195" calcext:value-type="float">
            <text:p>0,8680935973</text:p>
          </table:table-cell>
          <table:table-cell office:value-type="float" office:value="0.936099951873157" calcext:value-type="float">
            <text:p>0,9360999519</text:p>
          </table:table-cell>
          <table:table-cell table:formula="of:=[.D75]-[.C75]" office:value-type="float" office:value="0.0680063546212071" calcext:value-type="float">
            <text:p>0,0680063546</text:p>
          </table:table-cell>
          <table:table-cell table:formula="of:=([.E75]/[.D75])%" office:value-type="percentage" office:value="0.00072648603907227" calcext:value-type="percentage">
            <text:p>0,0726486039%</text:p>
          </table:table-cell>
          <table:table-cell table:style-name="ce33" table:formula="of:=[.$H$2] * [.$H$7]" office:value-type="float" office:value="0.0423382611652193" calcext:value-type="float">
            <text:p>0,0423382612</text:p>
          </table:table-cell>
          <table:table-cell table:style-name="ce37" table:formula="of:=[.C75]+[.G75]" office:value-type="float" office:value="0.910431858417169" calcext:value-type="float">
            <text:p>0,9104318584</text:p>
          </table:table-cell>
          <table:table-cell table:style-name="ce37" table:formula="of:=-[.H75]+[.D75]" office:value-type="float" office:value="0.0256680934559877" calcext:value-type="float">
            <text:p>0,0256680935</text:p>
          </table:table-cell>
          <table:table-cell table:style-name="ce36" table:formula="of:=([.I75]/[.D75])%" office:value-type="percentage" office:value="0.000274202486653541" calcext:value-type="percentage">
            <text:p>0,0274202487%</text:p>
          </table:table-cell>
          <table:table-cell table:style-name="ce38"/>
          <table:table-cell/>
          <table:table-cell office:value-type="float" office:value="66" calcext:value-type="float">
            <text:p>66</text:p>
          </table:table-cell>
          <table:table-cell office:value-type="float" office:value="0.993286295185608" calcext:value-type="float">
            <text:p>0,9932862952</text:p>
          </table:table-cell>
          <table:table-cell office:value-type="float" office:value="0.993421404311983" calcext:value-type="float">
            <text:p>0,9934214043</text:p>
          </table:table-cell>
          <table:table-cell table:formula="of:=[.O75]-[.N75]" office:value-type="float" office:value="0.000135109126375044" calcext:value-type="float">
            <text:p>0,0001351091</text:p>
          </table:table-cell>
          <table:table-cell table:style-name="ce36" table:formula="of:=([.P75]/[.O75])%" office:value-type="percentage" office:value="0.00000136003840655064" calcext:value-type="percentage">
            <text:p>0,0001360038%</text:p>
          </table:table-cell>
          <table:table-cell table:style-name="ce33" table:formula="of:=[.$H$2] * [.$S$7]" office:value-type="float" office:value="0.000082655772499877" calcext:value-type="float">
            <text:p>8,2655772499877E-005</text:p>
          </table:table-cell>
          <table:table-cell table:formula="of:=[.N75]+[.R75]" office:value-type="float" office:value="0.993368950958108" calcext:value-type="float">
            <text:p>0,993368951</text:p>
          </table:table-cell>
          <table:table-cell table:formula="of:=-[.S75]+[.O75]" office:value-type="float" office:value="0.0000524533538751593" calcext:value-type="float">
            <text:p>5,24533538751593E-005</text:p>
          </table:table-cell>
          <table:table-cell table:style-name="ce36" table:formula="of:=([.T75]/[.O75])%" office:value-type="percentage" office:value="0.00000052800708388018" calcext:value-type="percentage">
            <text:p>0,0000528007%</text:p>
          </table:table-cell>
          <table:table-cell table:number-columns-repeated="18"/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office:value-type="float" office:value="0.867390042634932" calcext:value-type="float">
            <text:p>0,8673900426</text:p>
          </table:table-cell>
          <table:table-cell office:value-type="float" office:value="0.935163851921284" calcext:value-type="float">
            <text:p>0,9351638519</text:p>
          </table:table-cell>
          <table:table-cell table:formula="of:=[.D76]-[.C76]" office:value-type="float" office:value="0.067773809286352" calcext:value-type="float">
            <text:p>0,0677738093</text:p>
          </table:table-cell>
          <table:table-cell table:formula="of:=([.E76]/[.D76])%" office:value-type="percentage" office:value="0.000724726572216324" calcext:value-type="percentage">
            <text:p>0,0724726572%</text:p>
          </table:table-cell>
          <table:table-cell table:style-name="ce33" table:formula="of:=[.$H$2] * [.$H$7]" office:value-type="float" office:value="0.0423382611652193" calcext:value-type="float">
            <text:p>0,0423382612</text:p>
          </table:table-cell>
          <table:table-cell table:style-name="ce37" table:formula="of:=[.C76]+[.G76]" office:value-type="float" office:value="0.909728303800151" calcext:value-type="float">
            <text:p>0,9097283038</text:p>
          </table:table-cell>
          <table:table-cell table:style-name="ce37" table:formula="of:=-[.H76]+[.D76]" office:value-type="float" office:value="0.0254355481211327" calcext:value-type="float">
            <text:p>0,0254355481</text:p>
          </table:table-cell>
          <table:table-cell table:style-name="ce36" table:formula="of:=([.I76]/[.D76])%" office:value-type="percentage" office:value="0.000271990283508888" calcext:value-type="percentage">
            <text:p>0,0271990284%</text:p>
          </table:table-cell>
          <table:table-cell table:style-name="ce38"/>
          <table:table-cell/>
          <table:table-cell office:value-type="float" office:value="67" calcext:value-type="float">
            <text:p>67</text:p>
          </table:table-cell>
          <table:table-cell office:value-type="float" office:value="0.993187379558626" calcext:value-type="float">
            <text:p>0,9931873796</text:p>
          </table:table-cell>
          <table:table-cell office:value-type="float" office:value="0.993322062171552" calcext:value-type="float">
            <text:p>0,9933220622</text:p>
          </table:table-cell>
          <table:table-cell table:formula="of:=[.O76]-[.N76]" office:value-type="float" office:value="0.000134682612925929" calcext:value-type="float">
            <text:p>0,0001346826</text:p>
          </table:table-cell>
          <table:table-cell table:style-name="ce36" table:formula="of:=([.P76]/[.O76])%" office:value-type="percentage" office:value="0.00000135588061571718" calcext:value-type="percentage">
            <text:p>0,0001355881%</text:p>
          </table:table-cell>
          <table:table-cell table:style-name="ce33" table:formula="of:=[.$H$2] * [.$S$7]" office:value-type="float" office:value="0.000082655772499877" calcext:value-type="float">
            <text:p>8,2655772499877E-005</text:p>
          </table:table-cell>
          <table:table-cell table:formula="of:=[.N76]+[.R76]" office:value-type="float" office:value="0.993270035331126" calcext:value-type="float">
            <text:p>0,9932700353</text:p>
          </table:table-cell>
          <table:table-cell table:formula="of:=-[.S76]+[.O76]" office:value-type="float" office:value="0.0000520268404260449" calcext:value-type="float">
            <text:p>5,20268404260449E-005</text:p>
          </table:table-cell>
          <table:table-cell table:style-name="ce36" table:formula="of:=([.T76]/[.O76])%" office:value-type="percentage" office:value="0.000000523766081593309" calcext:value-type="percentage">
            <text:p>0,0000523766%</text:p>
          </table:table-cell>
          <table:table-cell table:number-columns-repeated="18"/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office:value-type="float" office:value="0.866686847708413" calcext:value-type="float">
            <text:p>0,8666868477</text:p>
          </table:table-cell>
          <table:table-cell office:value-type="float" office:value="0.934228688069363" calcext:value-type="float">
            <text:p>0,9342286881</text:p>
          </table:table-cell>
          <table:table-cell table:formula="of:=[.D77]-[.C77]" office:value-type="float" office:value="0.06754184036095" calcext:value-type="float">
            <text:p>0,0675418404</text:p>
          </table:table-cell>
          <table:table-cell table:formula="of:=([.E77]/[.D77])%" office:value-type="percentage" office:value="0.000722969024859743" calcext:value-type="percentage">
            <text:p>0,0722969025%</text:p>
          </table:table-cell>
          <table:table-cell table:style-name="ce33" table:formula="of:=[.$H$2] * [.$H$7]" office:value-type="float" office:value="0.0423382611652193" calcext:value-type="float">
            <text:p>0,0423382612</text:p>
          </table:table-cell>
          <table:table-cell table:style-name="ce37" table:formula="of:=[.C77]+[.G77]" office:value-type="float" office:value="0.909025108873632" calcext:value-type="float">
            <text:p>0,9090251089</text:p>
          </table:table-cell>
          <table:table-cell table:style-name="ce37" table:formula="of:=-[.H77]+[.D77]" office:value-type="float" office:value="0.0252035791957307" calcext:value-type="float">
            <text:p>0,0252035792</text:p>
          </table:table-cell>
          <table:table-cell table:style-name="ce36" table:formula="of:=([.I77]/[.D77])%" office:value-type="percentage" office:value="0.000269779546674121" calcext:value-type="percentage">
            <text:p>0,0269779547%</text:p>
          </table:table-cell>
          <table:table-cell table:style-name="ce38"/>
          <table:table-cell/>
          <table:table-cell office:value-type="float" office:value="68" calcext:value-type="float">
            <text:p>68</text:p>
          </table:table-cell>
          <table:table-cell office:value-type="float" office:value="0.993088472960088" calcext:value-type="float">
            <text:p>0,993088473</text:p>
          </table:table-cell>
          <table:table-cell office:value-type="float" office:value="0.993222729965335" calcext:value-type="float">
            <text:p>0,99322273</text:p>
          </table:table-cell>
          <table:table-cell table:formula="of:=[.O77]-[.N77]" office:value-type="float" office:value="0.000134257005247052" calcext:value-type="float">
            <text:p>0,000134257</text:p>
          </table:table-cell>
          <table:table-cell table:style-name="ce36" table:formula="of:=([.P77]/[.O77])%" office:value-type="percentage" office:value="0.00000135173109914926" calcext:value-type="percentage">
            <text:p>0,0001351731%</text:p>
          </table:table-cell>
          <table:table-cell table:style-name="ce33" table:formula="of:=[.$H$2] * [.$S$7]" office:value-type="float" office:value="0.000082655772499877" calcext:value-type="float">
            <text:p>8,2655772499877E-005</text:p>
          </table:table-cell>
          <table:table-cell table:formula="of:=[.N77]+[.R77]" office:value-type="float" office:value="0.993171128732588" calcext:value-type="float">
            <text:p>0,9931711287</text:p>
          </table:table-cell>
          <table:table-cell table:formula="of:=-[.S77]+[.O77]" office:value-type="float" office:value="0.0000516012327471671" calcext:value-type="float">
            <text:p>5,16012327471671E-005</text:p>
          </table:table-cell>
          <table:table-cell table:style-name="ce36" table:formula="of:=([.T77]/[.O77])%" office:value-type="percentage" office:value="0.000000519533345249994" calcext:value-type="percentage">
            <text:p>0,0000519533%</text:p>
          </table:table-cell>
          <table:table-cell table:number-columns-repeated="18"/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 office:value-type="float" office:value="0.865984012472393" calcext:value-type="float">
            <text:p>0,8659840125</text:p>
          </table:table-cell>
          <table:table-cell office:value-type="float" office:value="0.933294459381294" calcext:value-type="float">
            <text:p>0,9332944594</text:p>
          </table:table-cell>
          <table:table-cell table:formula="of:=[.D78]-[.C78]" office:value-type="float" office:value="0.067310446908901" calcext:value-type="float">
            <text:p>0,0673104469</text:p>
          </table:table-cell>
          <table:table-cell table:formula="of:=([.E78]/[.D78])%" office:value-type="percentage" office:value="0.000721213398754373" calcext:value-type="percentage">
            <text:p>0,0721213399%</text:p>
          </table:table-cell>
          <table:table-cell table:style-name="ce33" table:formula="of:=[.$H$2] * [.$H$7]" office:value-type="float" office:value="0.0423382611652193" calcext:value-type="float">
            <text:p>0,0423382612</text:p>
          </table:table-cell>
          <table:table-cell table:style-name="ce37" table:formula="of:=[.C78]+[.G78]" office:value-type="float" office:value="0.908322273637612" calcext:value-type="float">
            <text:p>0,9083222736</text:p>
          </table:table-cell>
          <table:table-cell table:style-name="ce37" table:formula="of:=-[.H78]+[.D78]" office:value-type="float" office:value="0.0249721857436817" calcext:value-type="float">
            <text:p>0,0249721857</text:p>
          </table:table-cell>
          <table:table-cell table:style-name="ce36" table:formula="of:=([.I78]/[.D78])%" office:value-type="percentage" office:value="0.000267570277447443" calcext:value-type="percentage">
            <text:p>0,0267570277%</text:p>
          </table:table-cell>
          <table:table-cell table:style-name="ce38"/>
          <table:table-cell/>
          <table:table-cell office:value-type="float" office:value="69" calcext:value-type="float">
            <text:p>69</text:p>
          </table:table-cell>
          <table:table-cell office:value-type="float" office:value="0.992989575389992" calcext:value-type="float">
            <text:p>0,9929895754</text:p>
          </table:table-cell>
          <table:table-cell office:value-type="float" office:value="0.993123407692339" calcext:value-type="float">
            <text:p>0,9931234077</text:p>
          </table:table-cell>
          <table:table-cell table:formula="of:=[.O78]-[.N78]" office:value-type="float" office:value="0.000133832302346981" calcext:value-type="float">
            <text:p>0,0001338323</text:p>
          </table:table-cell>
          <table:table-cell table:style-name="ce36" table:formula="of:=([.P78]/[.O78])%" office:value-type="percentage" office:value="0.00000134758984945468" calcext:value-type="percentage">
            <text:p>0,0001347590%</text:p>
          </table:table-cell>
          <table:table-cell table:style-name="ce33" table:formula="of:=[.$H$2] * [.$S$7]" office:value-type="float" office:value="0.000082655772499877" calcext:value-type="float">
            <text:p>8,2655772499877E-005</text:p>
          </table:table-cell>
          <table:table-cell table:formula="of:=[.N78]+[.R78]" office:value-type="float" office:value="0.993072231162492" calcext:value-type="float">
            <text:p>0,9930722312</text:p>
          </table:table-cell>
          <table:table-cell table:formula="of:=-[.S78]+[.O78]" office:value-type="float" office:value="0.0000511765298470968" calcext:value-type="float">
            <text:p>5,11765298470968E-005</text:p>
          </table:table-cell>
          <table:table-cell table:style-name="ce36" table:formula="of:=([.T78]/[.O78])%" office:value-type="percentage" office:value="0.000000515308867457222" calcext:value-type="percentage">
            <text:p>0,0000515309%</text:p>
          </table:table-cell>
          <table:table-cell table:number-columns-repeated="18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0.865281536926873" calcext:value-type="float">
            <text:p>0,8652815369</text:p>
          </table:table-cell>
          <table:table-cell office:value-type="float" office:value="0.932361164921912" calcext:value-type="float">
            <text:p>0,9323611649</text:p>
          </table:table-cell>
          <table:table-cell table:formula="of:=[.D79]-[.C79]" office:value-type="float" office:value="0.0670796279950391" calcext:value-type="float">
            <text:p>0,067079628</text:p>
          </table:table-cell>
          <table:table-cell table:formula="of:=([.E79]/[.D79])%" office:value-type="percentage" office:value="0.000719459695649779" calcext:value-type="percentage">
            <text:p>0,0719459696%</text:p>
          </table:table-cell>
          <table:table-cell table:style-name="ce33" table:formula="of:=[.$H$2] * [.$H$7]" office:value-type="float" office:value="0.0423382611652193" calcext:value-type="float">
            <text:p>0,0423382612</text:p>
          </table:table-cell>
          <table:table-cell table:style-name="ce37" table:formula="of:=[.C79]+[.G79]" office:value-type="float" office:value="0.907619798092092" calcext:value-type="float">
            <text:p>0,9076197981</text:p>
          </table:table-cell>
          <table:table-cell table:style-name="ce37" table:formula="of:=-[.H79]+[.D79]" office:value-type="float" office:value="0.0247413668298198" calcext:value-type="float">
            <text:p>0,0247413668</text:p>
          </table:table-cell>
          <table:table-cell table:style-name="ce36" table:formula="of:=([.I79]/[.D79])%" office:value-type="percentage" office:value="0.000265362477124325" calcext:value-type="percentage">
            <text:p>0,0265362477%</text:p>
          </table:table-cell>
          <table:table-cell table:style-name="ce38"/>
          <table:table-cell/>
          <table:table-cell office:value-type="float" office:value="70" calcext:value-type="float">
            <text:p>70</text:p>
          </table:table-cell>
          <table:table-cell office:value-type="float" office:value="0.992890686848341" calcext:value-type="float">
            <text:p>0,9928906868</text:p>
          </table:table-cell>
          <table:table-cell office:value-type="float" office:value="0.993024095351569" calcext:value-type="float">
            <text:p>0,9930240954</text:p>
          </table:table-cell>
          <table:table-cell table:formula="of:=[.O79]-[.N79]" office:value-type="float" office:value="0.000133408503228072" calcext:value-type="float">
            <text:p>0,0001334085</text:p>
          </table:table-cell>
          <table:table-cell table:style-name="ce36" table:formula="of:=([.P79]/[.O79])%" office:value-type="percentage" office:value="0.00000134345685923334" calcext:value-type="percentage">
            <text:p>0,0001343457%</text:p>
          </table:table-cell>
          <table:table-cell table:style-name="ce33" table:formula="of:=[.$H$2] * [.$S$7]" office:value-type="float" office:value="0.000082655772499877" calcext:value-type="float">
            <text:p>8,2655772499877E-005</text:p>
          </table:table-cell>
          <table:table-cell table:formula="of:=[.N79]+[.R79]" office:value-type="float" office:value="0.992973342620841" calcext:value-type="float">
            <text:p>0,9929733426</text:p>
          </table:table-cell>
          <table:table-cell table:formula="of:=-[.S79]+[.O79]" office:value-type="float" office:value="0.0000507527307281874" calcext:value-type="float">
            <text:p>5,07527307281874E-005</text:p>
          </table:table-cell>
          <table:table-cell table:style-name="ce36" table:formula="of:=([.T79]/[.O79])%" office:value-type="percentage" office:value="0.000000511092640814038" calcext:value-type="percentage">
            <text:p>0,0000511093%</text:p>
          </table:table-cell>
          <table:table-cell table:number-columns-repeated="18"/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office:value-type="float" office:value="0.864579421071853" calcext:value-type="float">
            <text:p>0,8645794211</text:p>
          </table:table-cell>
          <table:table-cell office:value-type="float" office:value="0.931428803756991" calcext:value-type="float">
            <text:p>0,9314288038</text:p>
          </table:table-cell>
          <table:table-cell table:formula="of:=[.D80]-[.C80]" office:value-type="float" office:value="0.0668493826851381" calcext:value-type="float">
            <text:p>0,0668493827</text:p>
          </table:table-cell>
          <table:table-cell table:formula="of:=([.E80]/[.D80])%" office:value-type="percentage" office:value="0.000717707917293258" calcext:value-type="percentage">
            <text:p>0,0717707917%</text:p>
          </table:table-cell>
          <table:table-cell table:style-name="ce33" table:formula="of:=[.$H$2] * [.$H$7]" office:value-type="float" office:value="0.0423382611652193" calcext:value-type="float">
            <text:p>0,0423382612</text:p>
          </table:table-cell>
          <table:table-cell table:style-name="ce37" table:formula="of:=[.C80]+[.G80]" office:value-type="float" office:value="0.906917682237072" calcext:value-type="float">
            <text:p>0,9069176822</text:p>
          </table:table-cell>
          <table:table-cell table:style-name="ce37" table:formula="of:=-[.H80]+[.D80]" office:value-type="float" office:value="0.0245111215199187" calcext:value-type="float">
            <text:p>0,0245111215</text:p>
          </table:table-cell>
          <table:table-cell table:style-name="ce36" table:formula="of:=([.I80]/[.D80])%" office:value-type="percentage" office:value="0.000263156146997508" calcext:value-type="percentage">
            <text:p>0,0263156147%</text:p>
          </table:table-cell>
          <table:table-cell table:style-name="ce38"/>
          <table:table-cell/>
          <table:table-cell office:value-type="float" office:value="71" calcext:value-type="float">
            <text:p>71</text:p>
          </table:table-cell>
          <table:table-cell office:value-type="float" office:value="0.992791807335133" calcext:value-type="float">
            <text:p>0,9927918073</text:p>
          </table:table-cell>
          <table:table-cell office:value-type="float" office:value="0.992924792942034" calcext:value-type="float">
            <text:p>0,9929247929</text:p>
          </table:table-cell>
          <table:table-cell table:formula="of:=[.O80]-[.N80]" office:value-type="float" office:value="0.000132985606901004" calcext:value-type="float">
            <text:p>0,0001329856</text:p>
          </table:table-cell>
          <table:table-cell table:style-name="ce36" table:formula="of:=([.P80]/[.O80])%" office:value-type="percentage" office:value="0.00000133933212108722" calcext:value-type="percentage">
            <text:p>0,0001339332%</text:p>
          </table:table-cell>
          <table:table-cell table:style-name="ce33" table:formula="of:=[.$H$2] * [.$S$7]" office:value-type="float" office:value="0.000082655772499877" calcext:value-type="float">
            <text:p>8,2655772499877E-005</text:p>
          </table:table-cell>
          <table:table-cell table:formula="of:=[.N80]+[.R80]" office:value-type="float" office:value="0.992874463107633" calcext:value-type="float">
            <text:p>0,9928744631</text:p>
          </table:table-cell>
          <table:table-cell table:formula="of:=-[.S80]+[.O80]" office:value-type="float" office:value="0.0000503298344011194" calcext:value-type="float">
            <text:p>5,03298344011194E-005</text:p>
          </table:table-cell>
          <table:table-cell table:style-name="ce36" table:formula="of:=([.T80]/[.O80])%" office:value-type="percentage" office:value="0.000000506884657921606" calcext:value-type="percentage">
            <text:p>0,0000506885%</text:p>
          </table:table-cell>
          <table:table-cell table:number-columns-repeated="18"/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 office:value-type="float" office:value="0.863877664907332" calcext:value-type="float">
            <text:p>0,8638776649</text:p>
          </table:table-cell>
          <table:table-cell office:value-type="float" office:value="0.930497374953234" calcext:value-type="float">
            <text:p>0,930497375</text:p>
          </table:table-cell>
          <table:table-cell table:formula="of:=[.D81]-[.C81]" office:value-type="float" office:value="0.0666197100459019" calcext:value-type="float">
            <text:p>0,06661971</text:p>
          </table:table-cell>
          <table:table-cell table:formula="of:=([.E81]/[.D81])%" office:value-type="percentage" office:value="0.000715958065429794" calcext:value-type="percentage">
            <text:p>0,0715958065%</text:p>
          </table:table-cell>
          <table:table-cell table:style-name="ce33" table:formula="of:=[.$H$2] * [.$H$7]" office:value-type="float" office:value="0.0423382611652193" calcext:value-type="float">
            <text:p>0,0423382612</text:p>
          </table:table-cell>
          <table:table-cell table:style-name="ce37" table:formula="of:=[.C81]+[.G81]" office:value-type="float" office:value="0.906215926072551" calcext:value-type="float">
            <text:p>0,9062159261</text:p>
          </table:table-cell>
          <table:table-cell table:style-name="ce37" table:formula="of:=-[.H81]+[.D81]" office:value-type="float" office:value="0.0242814488806826" calcext:value-type="float">
            <text:p>0,0242814489</text:p>
          </table:table-cell>
          <table:table-cell table:style-name="ce36" table:formula="of:=([.I81]/[.D81])%" office:value-type="percentage" office:value="0.00026095128835697" calcext:value-type="percentage">
            <text:p>0,0260951288%</text:p>
          </table:table-cell>
          <table:table-cell table:style-name="ce38"/>
          <table:table-cell/>
          <table:table-cell office:value-type="float" office:value="72" calcext:value-type="float">
            <text:p>72</text:p>
          </table:table-cell>
          <table:table-cell office:value-type="float" office:value="0.992692936850368" calcext:value-type="float">
            <text:p>0,9926929369</text:p>
          </table:table-cell>
          <table:table-cell office:value-type="float" office:value="0.99282550046274" calcext:value-type="float">
            <text:p>0,9928255005</text:p>
          </table:table-cell>
          <table:table-cell table:formula="of:=[.O81]-[.N81]" office:value-type="float" office:value="0.000132563612371905" calcext:value-type="float">
            <text:p>0,0001325636</text:p>
          </table:table-cell>
          <table:table-cell table:style-name="ce36" table:formula="of:=([.P81]/[.O81])%" office:value-type="percentage" office:value="0.00000133521562761821" calcext:value-type="percentage">
            <text:p>0,0001335216%</text:p>
          </table:table-cell>
          <table:table-cell table:style-name="ce33" table:formula="of:=[.$H$2] * [.$S$7]" office:value-type="float" office:value="0.000082655772499877" calcext:value-type="float">
            <text:p>8,2655772499877E-005</text:p>
          </table:table-cell>
          <table:table-cell table:formula="of:=[.N81]+[.R81]" office:value-type="float" office:value="0.992775592622868" calcext:value-type="float">
            <text:p>0,9927755926</text:p>
          </table:table-cell>
          <table:table-cell table:formula="of:=-[.S81]+[.O81]" office:value-type="float" office:value="0.000049907839872021" calcext:value-type="float">
            <text:p>4,9907839872021E-005</text:p>
          </table:table-cell>
          <table:table-cell table:style-name="ce36" table:formula="of:=([.T81]/[.O81])%" office:value-type="percentage" office:value="0.000000502684911380969" calcext:value-type="percentage">
            <text:p>0,0000502685%</text:p>
          </table:table-cell>
          <table:table-cell table:number-columns-repeated="18"/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office:value-type="float" office:value="0.86317626843331" calcext:value-type="float">
            <text:p>0,8631762684</text:p>
          </table:table-cell>
          <table:table-cell office:value-type="float" office:value="0.92956687757828" calcext:value-type="float">
            <text:p>0,9295668776</text:p>
          </table:table-cell>
          <table:table-cell table:formula="of:=[.D82]-[.C82]" office:value-type="float" office:value="0.0663906091449701" calcext:value-type="float">
            <text:p>0,0663906091</text:p>
          </table:table-cell>
          <table:table-cell table:formula="of:=([.E82]/[.D82])%" office:value-type="percentage" office:value="0.000714210141802082" calcext:value-type="percentage">
            <text:p>0,0714210142%</text:p>
          </table:table-cell>
          <table:table-cell table:style-name="ce33" table:formula="of:=[.$H$2] * [.$H$7]" office:value-type="float" office:value="0.0423382611652193" calcext:value-type="float">
            <text:p>0,0423382612</text:p>
          </table:table-cell>
          <table:table-cell table:style-name="ce37" table:formula="of:=[.C82]+[.G82]" office:value-type="float" office:value="0.905514529598529" calcext:value-type="float">
            <text:p>0,9055145296</text:p>
          </table:table-cell>
          <table:table-cell table:style-name="ce37" table:formula="of:=-[.H82]+[.D82]" office:value-type="float" office:value="0.0240523479797508" calcext:value-type="float">
            <text:p>0,024052348</text:p>
          </table:table-cell>
          <table:table-cell table:style-name="ce36" table:formula="of:=([.I82]/[.D82])%" office:value-type="percentage" office:value="0.000258747902489946" calcext:value-type="percentage">
            <text:p>0,0258747902%</text:p>
          </table:table-cell>
          <table:table-cell table:style-name="ce38"/>
          <table:table-cell/>
          <table:table-cell office:value-type="float" office:value="73" calcext:value-type="float">
            <text:p>73</text:p>
          </table:table-cell>
          <table:table-cell office:value-type="float" office:value="0.992594075394047" calcext:value-type="float">
            <text:p>0,9925940754</text:p>
          </table:table-cell>
          <table:table-cell office:value-type="float" office:value="0.992726217912694" calcext:value-type="float">
            <text:p>0,9927262179</text:p>
          </table:table-cell>
          <table:table-cell table:formula="of:=[.O82]-[.N82]" office:value-type="float" office:value="0.000132142518647016" calcext:value-type="float">
            <text:p>0,0001321425</text:p>
          </table:table-cell>
          <table:table-cell table:style-name="ce36" table:formula="of:=([.P82]/[.O82])%" office:value-type="percentage" office:value="0.00000133110737142024" calcext:value-type="percentage">
            <text:p>0,0001331107%</text:p>
          </table:table-cell>
          <table:table-cell table:style-name="ce33" table:formula="of:=[.$H$2] * [.$S$7]" office:value-type="float" office:value="0.000082655772499877" calcext:value-type="float">
            <text:p>8,2655772499877E-005</text:p>
          </table:table-cell>
          <table:table-cell table:formula="of:=[.N82]+[.R82]" office:value-type="float" office:value="0.992676731166547" calcext:value-type="float">
            <text:p>0,9926767312</text:p>
          </table:table-cell>
          <table:table-cell table:formula="of:=-[.S82]+[.O82]" office:value-type="float" office:value="0.0000494867461471316" calcext:value-type="float">
            <text:p>4,94867461471316E-005</text:p>
          </table:table-cell>
          <table:table-cell table:style-name="ce36" table:formula="of:=([.T82]/[.O82])%" office:value-type="percentage" office:value="0.00000049849339378523" calcext:value-type="percentage">
            <text:p>0,0000498493%</text:p>
          </table:table-cell>
          <table:table-cell table:number-columns-repeated="18"/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 office:value-type="float" office:value="0.862475231649788" calcext:value-type="float">
            <text:p>0,8624752316</text:p>
          </table:table-cell>
          <table:table-cell office:value-type="float" office:value="0.928637310700702" calcext:value-type="float">
            <text:p>0,9286373107</text:p>
          </table:table-cell>
          <table:table-cell table:formula="of:=[.D83]-[.C83]" office:value-type="float" office:value="0.066162079050914" calcext:value-type="float">
            <text:p>0,0661620791</text:p>
          </table:table-cell>
          <table:table-cell table:formula="of:=([.E83]/[.D83])%" office:value-type="percentage" office:value="0.00071246414815049" calcext:value-type="percentage">
            <text:p>0,0712464148%</text:p>
          </table:table-cell>
          <table:table-cell table:style-name="ce33" table:formula="of:=[.$H$2] * [.$H$7]" office:value-type="float" office:value="0.0423382611652193" calcext:value-type="float">
            <text:p>0,0423382612</text:p>
          </table:table-cell>
          <table:table-cell table:style-name="ce37" table:formula="of:=[.C83]+[.G83]" office:value-type="float" office:value="0.904813492815007" calcext:value-type="float">
            <text:p>0,9048134928</text:p>
          </table:table-cell>
          <table:table-cell table:style-name="ce37" table:formula="of:=-[.H83]+[.D83]" office:value-type="float" office:value="0.0238238178856947" calcext:value-type="float">
            <text:p>0,0238238179</text:p>
          </table:table-cell>
          <table:table-cell table:style-name="ce36" table:formula="of:=([.I83]/[.D83])%" office:value-type="percentage" office:value="0.000256545990680885" calcext:value-type="percentage">
            <text:p>0,0256545991%</text:p>
          </table:table-cell>
          <table:table-cell table:style-name="ce38"/>
          <table:table-cell/>
          <table:table-cell office:value-type="float" office:value="74" calcext:value-type="float">
            <text:p>74</text:p>
          </table:table-cell>
          <table:table-cell office:value-type="float" office:value="0.99249522296617" calcext:value-type="float">
            <text:p>0,992495223</text:p>
          </table:table-cell>
          <table:table-cell office:value-type="float" office:value="0.992626945290902" calcext:value-type="float">
            <text:p>0,9926269453</text:p>
          </table:table-cell>
          <table:table-cell table:formula="of:=[.O83]-[.N83]" office:value-type="float" office:value="0.000131722324732131" calcext:value-type="float">
            <text:p>0,0001317223</text:p>
          </table:table-cell>
          <table:table-cell table:style-name="ce36" table:formula="of:=([.P83]/[.O83])%" office:value-type="percentage" office:value="0.0000013270073450804" calcext:value-type="percentage">
            <text:p>0,0001327007%</text:p>
          </table:table-cell>
          <table:table-cell table:style-name="ce33" table:formula="of:=[.$H$2] * [.$S$7]" office:value-type="float" office:value="0.000082655772499877" calcext:value-type="float">
            <text:p>8,2655772499877E-005</text:p>
          </table:table-cell>
          <table:table-cell table:formula="of:=[.N83]+[.R83]" office:value-type="float" office:value="0.99257787873867" calcext:value-type="float">
            <text:p>0,9925778787</text:p>
          </table:table-cell>
          <table:table-cell table:formula="of:=-[.S83]+[.O83]" office:value-type="float" office:value="0.0000490665522322464" calcext:value-type="float">
            <text:p>4,90665522322464E-005</text:p>
          </table:table-cell>
          <table:table-cell table:style-name="ce36" table:formula="of:=([.T83]/[.O83])%" office:value-type="percentage" office:value="0.000000494310097720659" calcext:value-type="percentage">
            <text:p>0,0000494310%</text:p>
          </table:table-cell>
          <table:table-cell table:number-columns-repeated="18"/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office:value-type="float" office:value="0.861774554556766" calcext:value-type="float">
            <text:p>0,8617745546</text:p>
          </table:table-cell>
          <table:table-cell office:value-type="float" office:value="0.927708673390001" calcext:value-type="float">
            <text:p>0,9277086734</text:p>
          </table:table-cell>
          <table:table-cell table:formula="of:=[.D84]-[.C84]" office:value-type="float" office:value="0.065934118833235" calcext:value-type="float">
            <text:p>0,0659341188</text:p>
          </table:table-cell>
          <table:table-cell table:formula="of:=([.E84]/[.D84])%" office:value-type="percentage" office:value="0.000710720086213073" calcext:value-type="percentage">
            <text:p>0,0710720086%</text:p>
          </table:table-cell>
          <table:table-cell table:style-name="ce33" table:formula="of:=[.$H$2] * [.$H$7]" office:value-type="float" office:value="0.0423382611652193" calcext:value-type="float">
            <text:p>0,0423382612</text:p>
          </table:table-cell>
          <table:table-cell table:style-name="ce37" table:formula="of:=[.C84]+[.G84]" office:value-type="float" office:value="0.904112815721985" calcext:value-type="float">
            <text:p>0,9041128157</text:p>
          </table:table-cell>
          <table:table-cell table:style-name="ce37" table:formula="of:=-[.H84]+[.D84]" office:value-type="float" office:value="0.0235958576680156" calcext:value-type="float">
            <text:p>0,0235958577</text:p>
          </table:table-cell>
          <table:table-cell table:style-name="ce36" table:formula="of:=([.I84]/[.D84])%" office:value-type="percentage" office:value="0.000254345554211466" calcext:value-type="percentage">
            <text:p>0,0254345554%</text:p>
          </table:table-cell>
          <table:table-cell table:style-name="ce38"/>
          <table:table-cell/>
          <table:table-cell office:value-type="float" office:value="75" calcext:value-type="float">
            <text:p>75</text:p>
          </table:table-cell>
          <table:table-cell office:value-type="float" office:value="0.992396379566736" calcext:value-type="float">
            <text:p>0,9923963796</text:p>
          </table:table-cell>
          <table:table-cell office:value-type="float" office:value="0.992527682596374" calcext:value-type="float">
            <text:p>0,9925276826</text:p>
          </table:table-cell>
          <table:table-cell table:formula="of:=[.O84]-[.N84]" office:value-type="float" office:value="0.00013130302963793" calcext:value-type="float">
            <text:p>0,000131303</text:p>
          </table:table-cell>
          <table:table-cell table:style-name="ce36" table:formula="of:=([.P84]/[.O84])%" office:value-type="percentage" office:value="0.00000132291554120023" calcext:value-type="percentage">
            <text:p>0,0001322916%</text:p>
          </table:table-cell>
          <table:table-cell table:style-name="ce33" table:formula="of:=[.$H$2] * [.$S$7]" office:value-type="float" office:value="0.000082655772499877" calcext:value-type="float">
            <text:p>8,2655772499877E-005</text:p>
          </table:table-cell>
          <table:table-cell table:formula="of:=[.N84]+[.R84]" office:value-type="float" office:value="0.992479035339236" calcext:value-type="float">
            <text:p>0,9924790353</text:p>
          </table:table-cell>
          <table:table-cell table:formula="of:=-[.S84]+[.O84]" office:value-type="float" office:value="0.0000486472571380459" calcext:value-type="float">
            <text:p>4,86472571380459E-005</text:p>
          </table:table-cell>
          <table:table-cell table:style-name="ce36" table:formula="of:=([.T84]/[.O84])%" office:value-type="percentage" office:value="0.000000490135015787947" calcext:value-type="percentage">
            <text:p>0,0000490135%</text:p>
          </table:table-cell>
          <table:table-cell table:number-columns-repeated="18"/>
        </table:table-row>
        <table:table-row table:style-name="ro1">
          <table:table-cell/>
          <table:table-cell office:value-type="float" office:value="76" calcext:value-type="float">
            <text:p>76</text:p>
          </table:table-cell>
          <table:table-cell office:value-type="float" office:value="0.861074237154243" calcext:value-type="float">
            <text:p>0,8610742372</text:p>
          </table:table-cell>
          <table:table-cell office:value-type="float" office:value="0.926780964716611" calcext:value-type="float">
            <text:p>0,9267809647</text:p>
          </table:table-cell>
          <table:table-cell table:formula="of:=[.D85]-[.C85]" office:value-type="float" office:value="0.0657067275623681" calcext:value-type="float">
            <text:p>0,0657067276</text:p>
          </table:table-cell>
          <table:table-cell table:formula="of:=([.E85]/[.D85])%" office:value-type="percentage" office:value="0.000708977957725538" calcext:value-type="percentage">
            <text:p>0,0708977958%</text:p>
          </table:table-cell>
          <table:table-cell table:style-name="ce33" table:formula="of:=[.$H$2] * [.$H$7]" office:value-type="float" office:value="0.0423382611652193" calcext:value-type="float">
            <text:p>0,0423382612</text:p>
          </table:table-cell>
          <table:table-cell table:style-name="ce37" table:formula="of:=[.C85]+[.G85]" office:value-type="float" office:value="0.903412498319462" calcext:value-type="float">
            <text:p>0,9034124983</text:p>
          </table:table-cell>
          <table:table-cell table:style-name="ce37" table:formula="of:=-[.H85]+[.D85]" office:value-type="float" office:value="0.0233684663971487" calcext:value-type="float">
            <text:p>0,0233684664</text:p>
          </table:table-cell>
          <table:table-cell table:style-name="ce36" table:formula="of:=([.I85]/[.D85])%" office:value-type="percentage" office:value="0.000252146594360567" calcext:value-type="percentage">
            <text:p>0,0252146594%</text:p>
          </table:table-cell>
          <table:table-cell table:style-name="ce38"/>
          <table:table-cell/>
          <table:table-cell office:value-type="float" office:value="76" calcext:value-type="float">
            <text:p>76</text:p>
          </table:table-cell>
          <table:table-cell office:value-type="float" office:value="0.992297545195745" calcext:value-type="float">
            <text:p>0,9922975452</text:p>
          </table:table-cell>
          <table:table-cell office:value-type="float" office:value="0.992428429828114" calcext:value-type="float">
            <text:p>0,9924284298</text:p>
          </table:table-cell>
          <table:table-cell table:formula="of:=[.O85]-[.N85]" office:value-type="float" office:value="0.000130884632368988" calcext:value-type="float">
            <text:p>0,0001308846</text:p>
          </table:table-cell>
          <table:table-cell table:style-name="ce36" table:formula="of:=([.P85]/[.O85])%" office:value-type="percentage" office:value="0.00000131883195235988" calcext:value-type="percentage">
            <text:p>0,0001318832%</text:p>
          </table:table-cell>
          <table:table-cell table:style-name="ce33" table:formula="of:=[.$H$2] * [.$S$7]" office:value-type="float" office:value="0.000082655772499877" calcext:value-type="float">
            <text:p>8,2655772499877E-005</text:p>
          </table:table-cell>
          <table:table-cell table:formula="of:=[.N85]+[.R85]" office:value-type="float" office:value="0.992380200968245" calcext:value-type="float">
            <text:p>0,992380201</text:p>
          </table:table-cell>
          <table:table-cell table:formula="of:=-[.S85]+[.O85]" office:value-type="float" office:value="0.0000482288598691039" calcext:value-type="float">
            <text:p>4,82288598691039E-005</text:p>
          </table:table-cell>
          <table:table-cell table:style-name="ce36" table:formula="of:=([.T85]/[.O85])%" office:value-type="percentage" office:value="0.000000485968140566418" calcext:value-type="percentage">
            <text:p>0,0000485968%</text:p>
          </table:table-cell>
          <table:table-cell table:number-columns-repeated="18"/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 office:value-type="float" office:value="0.860374279442219" calcext:value-type="float">
            <text:p>0,8603742794</text:p>
          </table:table-cell>
          <table:table-cell office:value-type="float" office:value="0.925854183751895" calcext:value-type="float">
            <text:p>0,9258541838</text:p>
          </table:table-cell>
          <table:table-cell table:formula="of:=[.D86]-[.C86]" office:value-type="float" office:value="0.065479904309676" calcext:value-type="float">
            <text:p>0,0654799043</text:p>
          </table:table-cell>
          <table:table-cell table:formula="of:=([.E86]/[.D86])%" office:value-type="percentage" office:value="0.000707237764421254" calcext:value-type="percentage">
            <text:p>0,0707237764%</text:p>
          </table:table-cell>
          <table:table-cell table:style-name="ce33" table:formula="of:=[.$H$2] * [.$H$7]" office:value-type="float" office:value="0.0423382611652193" calcext:value-type="float">
            <text:p>0,0423382612</text:p>
          </table:table-cell>
          <table:table-cell table:style-name="ce37" table:formula="of:=[.C86]+[.G86]" office:value-type="float" office:value="0.902712540607438" calcext:value-type="float">
            <text:p>0,9027125406</text:p>
          </table:table-cell>
          <table:table-cell table:style-name="ce37" table:formula="of:=-[.H86]+[.D86]" office:value-type="float" office:value="0.0231416431444567" calcext:value-type="float">
            <text:p>0,0231416431</text:p>
          </table:table-cell>
          <table:table-cell table:style-name="ce36" table:formula="of:=([.I86]/[.D86])%" office:value-type="percentage" office:value="0.000249949112404266" calcext:value-type="percentage">
            <text:p>0,0249949112%</text:p>
          </table:table-cell>
          <table:table-cell table:style-name="ce38"/>
          <table:table-cell/>
          <table:table-cell office:value-type="float" office:value="77" calcext:value-type="float">
            <text:p>77</text:p>
          </table:table-cell>
          <table:table-cell office:value-type="float" office:value="0.992198719853198" calcext:value-type="float">
            <text:p>0,9921987199</text:p>
          </table:table-cell>
          <table:table-cell office:value-type="float" office:value="0.992329186985131" calcext:value-type="float">
            <text:p>0,992329187</text:p>
          </table:table-cell>
          <table:table-cell table:formula="of:=[.O86]-[.N86]" office:value-type="float" office:value="0.000130467131932988" calcext:value-type="float">
            <text:p>0,0001304671</text:p>
          </table:table-cell>
          <table:table-cell table:style-name="ce36" table:formula="of:=([.P86]/[.O86])%" office:value-type="percentage" office:value="0.0000013147565711461" calcext:value-type="percentage">
            <text:p>0,0001314757%</text:p>
          </table:table-cell>
          <table:table-cell table:style-name="ce33" table:formula="of:=[.$H$2] * [.$S$7]" office:value-type="float" office:value="0.000082655772499877" calcext:value-type="float">
            <text:p>8,2655772499877E-005</text:p>
          </table:table-cell>
          <table:table-cell table:formula="of:=[.N86]+[.R86]" office:value-type="float" office:value="0.992281375625698" calcext:value-type="float">
            <text:p>0,9922813756</text:p>
          </table:table-cell>
          <table:table-cell table:formula="of:=-[.S86]+[.O86]" office:value-type="float" office:value="0.0000478113594331031" calcext:value-type="float">
            <text:p>4,78113594331031E-005</text:p>
          </table:table-cell>
          <table:table-cell table:style-name="ce36" table:formula="of:=([.T86]/[.O86])%" office:value-type="percentage" office:value="0.000000481809464641984" calcext:value-type="percentage">
            <text:p>0,0000481809%</text:p>
          </table:table-cell>
          <table:table-cell table:number-columns-repeated="18"/>
        </table:table-row>
        <table:table-row table:style-name="ro1">
          <table:table-cell/>
          <table:table-cell office:value-type="float" office:value="78" calcext:value-type="float">
            <text:p>78</text:p>
          </table:table-cell>
          <table:table-cell office:value-type="float" office:value="0.859674681420695" calcext:value-type="float">
            <text:p>0,8596746814</text:p>
          </table:table-cell>
          <table:table-cell office:value-type="float" office:value="0.924928329568143" calcext:value-type="float">
            <text:p>0,9249283296</text:p>
          </table:table-cell>
          <table:table-cell table:formula="of:=[.D87]-[.C87]" office:value-type="float" office:value="0.0652536481474481" calcext:value-type="float">
            <text:p>0,0652536481</text:p>
          </table:table-cell>
          <table:table-cell table:formula="of:=([.E87]/[.D87])%" office:value-type="percentage" office:value="0.000705499508031236" calcext:value-type="percentage">
            <text:p>0,0705499508%</text:p>
          </table:table-cell>
          <table:table-cell table:style-name="ce33" table:formula="of:=[.$H$2] * [.$H$7]" office:value-type="float" office:value="0.0423382611652193" calcext:value-type="float">
            <text:p>0,0423382612</text:p>
          </table:table-cell>
          <table:table-cell table:style-name="ce37" table:formula="of:=[.C87]+[.G87]" office:value-type="float" office:value="0.902012942585914" calcext:value-type="float">
            <text:p>0,9020129426</text:p>
          </table:table-cell>
          <table:table-cell table:style-name="ce37" table:formula="of:=-[.H87]+[.D87]" office:value-type="float" office:value="0.0229153869822287" calcext:value-type="float">
            <text:p>0,022915387</text:p>
          </table:table-cell>
          <table:table-cell table:style-name="ce36" table:formula="of:=([.I87]/[.D87])%" office:value-type="percentage" office:value="0.000247753109615831" calcext:value-type="percentage">
            <text:p>0,0247753110%</text:p>
          </table:table-cell>
          <table:table-cell table:style-name="ce38"/>
          <table:table-cell/>
          <table:table-cell office:value-type="float" office:value="78" calcext:value-type="float">
            <text:p>78</text:p>
          </table:table-cell>
          <table:table-cell office:value-type="float" office:value="0.992099903539095" calcext:value-type="float">
            <text:p>0,9920999035</text:p>
          </table:table-cell>
          <table:table-cell office:value-type="float" office:value="0.992229954066432" calcext:value-type="float">
            <text:p>0,9922299541</text:p>
          </table:table-cell>
          <table:table-cell table:formula="of:=[.O87]-[.N87]" office:value-type="float" office:value="0.000130050527337056" calcext:value-type="float">
            <text:p>0,0001300505</text:p>
          </table:table-cell>
          <table:table-cell table:style-name="ce36" table:formula="of:=([.P87]/[.O87])%" office:value-type="percentage" office:value="0.00000131068939014551" calcext:value-type="percentage">
            <text:p>0,0001310689%</text:p>
          </table:table-cell>
          <table:table-cell table:style-name="ce33" table:formula="of:=[.$H$2] * [.$S$7]" office:value-type="float" office:value="0.000082655772499877" calcext:value-type="float">
            <text:p>8,2655772499877E-005</text:p>
          </table:table-cell>
          <table:table-cell table:formula="of:=[.N87]+[.R87]" office:value-type="float" office:value="0.992182559311595" calcext:value-type="float">
            <text:p>0,9921825593</text:p>
          </table:table-cell>
          <table:table-cell table:formula="of:=-[.S87]+[.O87]" office:value-type="float" office:value="0.0000473947548371712" calcext:value-type="float">
            <text:p>4,73947548371712E-005</text:p>
          </table:table-cell>
          <table:table-cell table:style-name="ce36" table:formula="of:=([.T87]/[.O87])%" office:value-type="percentage" office:value="0.00000047765898060044" calcext:value-type="percentage">
            <text:p>0,0000477659%</text:p>
          </table:table-cell>
          <table:table-cell table:number-columns-repeated="18"/>
        </table:table-row>
        <table:table-row table:style-name="ro1">
          <table:table-cell/>
          <table:table-cell office:value-type="float" office:value="79" calcext:value-type="float">
            <text:p>79</text:p>
          </table:table-cell>
          <table:table-cell office:value-type="float" office:value="0.858975443089671" calcext:value-type="float">
            <text:p>0,8589754431</text:p>
          </table:table-cell>
          <table:table-cell office:value-type="float" office:value="0.924003401238575" calcext:value-type="float">
            <text:p>0,9240034012</text:p>
          </table:table-cell>
          <table:table-cell table:formula="of:=[.D88]-[.C88]" office:value-type="float" office:value="0.0650279581489039" calcext:value-type="float">
            <text:p>0,0650279581</text:p>
          </table:table-cell>
          <table:table-cell table:formula="of:=([.E88]/[.D88])%" office:value-type="percentage" office:value="0.000703763190284125" calcext:value-type="percentage">
            <text:p>0,0703763190%</text:p>
          </table:table-cell>
          <table:table-cell table:style-name="ce33" table:formula="of:=[.$H$2] * [.$H$7]" office:value-type="float" office:value="0.0423382611652193" calcext:value-type="float">
            <text:p>0,0423382612</text:p>
          </table:table-cell>
          <table:table-cell table:style-name="ce37" table:formula="of:=[.C88]+[.G88]" office:value-type="float" office:value="0.90131370425489" calcext:value-type="float">
            <text:p>0,9013137043</text:p>
          </table:table-cell>
          <table:table-cell table:style-name="ce37" table:formula="of:=-[.H88]+[.D88]" office:value-type="float" office:value="0.0226896969836846" calcext:value-type="float">
            <text:p>0,022689697</text:p>
          </table:table-cell>
          <table:table-cell table:style-name="ce36" table:formula="of:=([.I88]/[.D88])%" office:value-type="percentage" office:value="0.000245558587265702" calcext:value-type="percentage">
            <text:p>0,0245558587%</text:p>
          </table:table-cell>
          <table:table-cell table:style-name="ce38"/>
          <table:table-cell/>
          <table:table-cell office:value-type="float" office:value="79" calcext:value-type="float">
            <text:p>79</text:p>
          </table:table-cell>
          <table:table-cell office:value-type="float" office:value="0.992001096253435" calcext:value-type="float">
            <text:p>0,9920010963</text:p>
          </table:table-cell>
          <table:table-cell office:value-type="float" office:value="0.992130731071026" calcext:value-type="float">
            <text:p>0,9921307311</text:p>
          </table:table-cell>
          <table:table-cell table:formula="of:=[.O88]-[.N88]" office:value-type="float" office:value="0.000129634817591096" calcext:value-type="float">
            <text:p>0,0001296348</text:p>
          </table:table-cell>
          <table:table-cell table:style-name="ce36" table:formula="of:=([.P88]/[.O88])%" office:value-type="percentage" office:value="0.00000130663040193791" calcext:value-type="percentage">
            <text:p>0,0001306630%</text:p>
          </table:table-cell>
          <table:table-cell table:style-name="ce33" table:formula="of:=[.$H$2] * [.$S$7]" office:value-type="float" office:value="0.000082655772499877" calcext:value-type="float">
            <text:p>8,2655772499877E-005</text:p>
          </table:table-cell>
          <table:table-cell table:formula="of:=[.N88]+[.R88]" office:value-type="float" office:value="0.992083752025935" calcext:value-type="float">
            <text:p>0,992083752</text:p>
          </table:table-cell>
          <table:table-cell table:formula="of:=-[.S88]+[.O88]" office:value-type="float" office:value="0.0000469790450912111" calcext:value-type="float">
            <text:p>0,000046979</text:p>
          </table:table-cell>
          <table:table-cell table:style-name="ce36" table:formula="of:=([.T88]/[.O88])%" office:value-type="percentage" office:value="0.000000473516681020749" calcext:value-type="percentage">
            <text:p>0,0000473517%</text:p>
          </table:table-cell>
          <table:table-cell table:number-columns-repeated="18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office:value-type="float" office:value="0.858276564449146" calcext:value-type="float">
            <text:p>0,8582765644</text:p>
          </table:table-cell>
          <table:table-cell office:value-type="float" office:value="0.923079397837336" calcext:value-type="float">
            <text:p>0,9230793978</text:p>
          </table:table-cell>
          <table:table-cell table:formula="of:=[.D89]-[.C89]" office:value-type="float" office:value="0.06480283338819" calcext:value-type="float">
            <text:p>0,0648028334</text:p>
          </table:table-cell>
          <table:table-cell table:formula="of:=([.E89]/[.D89])%" office:value-type="percentage" office:value="0.000702028812906189" calcext:value-type="percentage">
            <text:p>0,0702028813%</text:p>
          </table:table-cell>
          <table:table-cell table:style-name="ce33" table:formula="of:=[.$H$2] * [.$H$7]" office:value-type="float" office:value="0.0423382611652193" calcext:value-type="float">
            <text:p>0,0423382612</text:p>
          </table:table-cell>
          <table:table-cell table:style-name="ce37" table:formula="of:=[.C89]+[.G89]" office:value-type="float" office:value="0.900614825614365" calcext:value-type="float">
            <text:p>0,9006148256</text:p>
          </table:table-cell>
          <table:table-cell table:style-name="ce37" table:formula="of:=-[.H89]+[.D89]" office:value-type="float" office:value="0.0224645722229707" calcext:value-type="float">
            <text:p>0,0224645722</text:p>
          </table:table-cell>
          <table:table-cell table:style-name="ce36" table:formula="of:=([.I89]/[.D89])%" office:value-type="percentage" office:value="0.000243365546621482" calcext:value-type="percentage">
            <text:p>0,0243365547%</text:p>
          </table:table-cell>
          <table:table-cell table:style-name="ce38"/>
          <table:table-cell/>
          <table:table-cell office:value-type="float" office:value="80" calcext:value-type="float">
            <text:p>80</text:p>
          </table:table-cell>
          <table:table-cell office:value-type="float" office:value="0.991902297996218" calcext:value-type="float">
            <text:p>0,991902298</text:p>
          </table:table-cell>
          <table:table-cell office:value-type="float" office:value="0.992031517997919" calcext:value-type="float">
            <text:p>0,992031518</text:p>
          </table:table-cell>
          <table:table-cell table:formula="of:=[.O89]-[.N89]" office:value-type="float" office:value="0.000129220001701014" calcext:value-type="float">
            <text:p>0,00012922</text:p>
          </table:table-cell>
          <table:table-cell table:style-name="ce36" table:formula="of:=([.P89]/[.O89])%" office:value-type="percentage" office:value="0.00000130257959909962" calcext:value-type="percentage">
            <text:p>0,0001302580%</text:p>
          </table:table-cell>
          <table:table-cell table:style-name="ce33" table:formula="of:=[.$H$2] * [.$S$7]" office:value-type="float" office:value="0.000082655772499877" calcext:value-type="float">
            <text:p>8,2655772499877E-005</text:p>
          </table:table-cell>
          <table:table-cell table:formula="of:=[.N89]+[.R89]" office:value-type="float" office:value="0.991984953768718" calcext:value-type="float">
            <text:p>0,9919849538</text:p>
          </table:table-cell>
          <table:table-cell table:formula="of:=-[.S89]+[.O89]" office:value-type="float" office:value="0.0000465642292011292" calcext:value-type="float">
            <text:p>4,65642292011292E-005</text:p>
          </table:table-cell>
          <table:table-cell table:style-name="ce36" table:formula="of:=([.T89]/[.O89])%" office:value-type="percentage" office:value="0.000000469382558478398" calcext:value-type="percentage">
            <text:p>0,0000469383%</text:p>
          </table:table-cell>
          <table:table-cell table:number-columns-repeated="18"/>
        </table:table-row>
        <table:table-row table:style-name="ro1">
          <table:table-cell/>
          <table:table-cell office:value-type="float" office:value="81" calcext:value-type="float">
            <text:p>81</text:p>
          </table:table-cell>
          <table:table-cell office:value-type="float" office:value="0.85757804549912" calcext:value-type="float">
            <text:p>0,8575780455</text:p>
          </table:table-cell>
          <table:table-cell office:value-type="float" office:value="0.922156318439499" calcext:value-type="float">
            <text:p>0,9221563184</text:p>
          </table:table-cell>
          <table:table-cell table:formula="of:=[.D90]-[.C90]" office:value-type="float" office:value="0.0645782729403791" calcext:value-type="float">
            <text:p>0,0645782729</text:p>
          </table:table-cell>
          <table:table-cell table:formula="of:=([.E90]/[.D90])%" office:value-type="percentage" office:value="0.000700296377621313" calcext:value-type="percentage">
            <text:p>0,0700296378%</text:p>
          </table:table-cell>
          <table:table-cell table:style-name="ce33" table:formula="of:=[.$H$2] * [.$H$7]" office:value-type="float" office:value="0.0423382611652193" calcext:value-type="float">
            <text:p>0,0423382612</text:p>
          </table:table-cell>
          <table:table-cell table:style-name="ce37" table:formula="of:=[.C90]+[.G90]" office:value-type="float" office:value="0.899916306664339" calcext:value-type="float">
            <text:p>0,8999163067</text:p>
          </table:table-cell>
          <table:table-cell table:style-name="ce37" table:formula="of:=-[.H90]+[.D90]" office:value-type="float" office:value="0.0222400117751598" calcext:value-type="float">
            <text:p>0,0222400118</text:p>
          </table:table-cell>
          <table:table-cell table:style-name="ce36" table:formula="of:=([.I90]/[.D90])%" office:value-type="percentage" office:value="0.000241173988947932" calcext:value-type="percentage">
            <text:p>0,0241173989%</text:p>
          </table:table-cell>
          <table:table-cell table:style-name="ce38"/>
          <table:table-cell/>
          <table:table-cell office:value-type="float" office:value="81" calcext:value-type="float">
            <text:p>81</text:p>
          </table:table-cell>
          <table:table-cell office:value-type="float" office:value="0.991803508767445" calcext:value-type="float">
            <text:p>0,9918035088</text:p>
          </table:table-cell>
          <table:table-cell office:value-type="float" office:value="0.991932314846119" calcext:value-type="float">
            <text:p>0,9919323148</text:p>
          </table:table-cell>
          <table:table-cell table:formula="of:=[.O90]-[.N90]" office:value-type="float" office:value="0.000128806078674049" calcext:value-type="float">
            <text:p>0,0001288061</text:p>
          </table:table-cell>
          <table:table-cell table:style-name="ce36" table:formula="of:=([.P90]/[.O90])%" office:value-type="percentage" office:value="0.00000129853697420908" calcext:value-type="percentage">
            <text:p>0,0001298537%</text:p>
          </table:table-cell>
          <table:table-cell table:style-name="ce33" table:formula="of:=[.$H$2] * [.$S$7]" office:value-type="float" office:value="0.000082655772499877" calcext:value-type="float">
            <text:p>8,2655772499877E-005</text:p>
          </table:table-cell>
          <table:table-cell table:formula="of:=[.N90]+[.R90]" office:value-type="float" office:value="0.991886164539945" calcext:value-type="float">
            <text:p>0,9918861645</text:p>
          </table:table-cell>
          <table:table-cell table:formula="of:=-[.S90]+[.O90]" office:value-type="float" office:value="0.0000461503061741642" calcext:value-type="float">
            <text:p>4,61503061741642E-005</text:p>
          </table:table-cell>
          <table:table-cell table:style-name="ce36" table:formula="of:=([.T90]/[.O90])%" office:value-type="percentage" office:value="0.00000046525660555099" calcext:value-type="percentage">
            <text:p>0,0000465257%</text:p>
          </table:table-cell>
          <table:table-cell table:number-columns-repeated="18"/>
        </table:table-row>
        <table:table-row table:style-name="ro1">
          <table:table-cell/>
          <table:table-cell office:value-type="float" office:value="82" calcext:value-type="float">
            <text:p>82</text:p>
          </table:table-cell>
          <table:table-cell office:value-type="float" office:value="0.856879886239594" calcext:value-type="float">
            <text:p>0,8568798862</text:p>
          </table:table-cell>
          <table:table-cell office:value-type="float" office:value="0.921234162121059" calcext:value-type="float">
            <text:p>0,9212341621</text:p>
          </table:table-cell>
          <table:table-cell table:formula="of:=[.D91]-[.C91]" office:value-type="float" office:value="0.0643542758814649" calcext:value-type="float">
            <text:p>0,0643542759</text:p>
          </table:table-cell>
          <table:table-cell table:formula="of:=([.E91]/[.D91])%" office:value-type="percentage" office:value="0.000698565886150979" calcext:value-type="percentage">
            <text:p>0,0698565886%</text:p>
          </table:table-cell>
          <table:table-cell table:style-name="ce33" table:formula="of:=[.$H$2] * [.$H$7]" office:value-type="float" office:value="0.0423382611652193" calcext:value-type="float">
            <text:p>0,0423382612</text:p>
          </table:table-cell>
          <table:table-cell table:style-name="ce37" table:formula="of:=[.C91]+[.G91]" office:value-type="float" office:value="0.899218147404813" calcext:value-type="float">
            <text:p>0,8992181474</text:p>
          </table:table-cell>
          <table:table-cell table:style-name="ce37" table:formula="of:=-[.H91]+[.D91]" office:value-type="float" office:value="0.0220160147162456" calcext:value-type="float">
            <text:p>0,0220160147</text:p>
          </table:table-cell>
          <table:table-cell table:style-name="ce36" table:formula="of:=([.I91]/[.D91])%" office:value-type="percentage" office:value="0.000238983915506954" calcext:value-type="percentage">
            <text:p>0,0238983916%</text:p>
          </table:table-cell>
          <table:table-cell table:style-name="ce38"/>
          <table:table-cell/>
          <table:table-cell office:value-type="float" office:value="82" calcext:value-type="float">
            <text:p>82</text:p>
          </table:table-cell>
          <table:table-cell office:value-type="float" office:value="0.991704728567115" calcext:value-type="float">
            <text:p>0,9917047286</text:p>
          </table:table-cell>
          <table:table-cell office:value-type="float" office:value="0.991833121614634" calcext:value-type="float">
            <text:p>0,9918331216</text:p>
          </table:table-cell>
          <table:table-cell table:formula="of:=[.O91]-[.N91]" office:value-type="float" office:value="0.000128393047518993" calcext:value-type="float">
            <text:p>0,000128393</text:p>
          </table:table-cell>
          <table:table-cell table:style-name="ce36" table:formula="of:=([.P91]/[.O91])%" office:value-type="percentage" office:value="0.00000129450251983901" calcext:value-type="percentage">
            <text:p>0,0001294503%</text:p>
          </table:table-cell>
          <table:table-cell table:style-name="ce33" table:formula="of:=[.$H$2] * [.$S$7]" office:value-type="float" office:value="0.000082655772499877" calcext:value-type="float">
            <text:p>8,2655772499877E-005</text:p>
          </table:table-cell>
          <table:table-cell table:formula="of:=[.N91]+[.R91]" office:value-type="float" office:value="0.991787384339615" calcext:value-type="float">
            <text:p>0,9917873843</text:p>
          </table:table-cell>
          <table:table-cell table:formula="of:=-[.S91]+[.O91]" office:value-type="float" office:value="0.0000457372750191087" calcext:value-type="float">
            <text:p>4,57372750191087E-005</text:p>
          </table:table-cell>
          <table:table-cell table:style-name="ce36" table:formula="of:=([.T91]/[.O91])%" office:value-type="percentage" office:value="0.000000461138814810416" calcext:value-type="percentage">
            <text:p>0,0000461139%</text:p>
          </table:table-cell>
          <table:table-cell table:number-columns-repeated="18"/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office:value-type="float" office:value="0.856182086670568" calcext:value-type="float">
            <text:p>0,8561820867</text:p>
          </table:table-cell>
          <table:table-cell office:value-type="float" office:value="0.920312927958938" calcext:value-type="float">
            <text:p>0,920312928</text:p>
          </table:table-cell>
          <table:table-cell table:formula="of:=[.D92]-[.C92]" office:value-type="float" office:value="0.06413084128837" calcext:value-type="float">
            <text:p>0,0641308413</text:p>
          </table:table-cell>
          <table:table-cell table:formula="of:=([.E92]/[.D92])%" office:value-type="percentage" office:value="0.000696837340214263" calcext:value-type="percentage">
            <text:p>0,0696837340%</text:p>
          </table:table-cell>
          <table:table-cell table:style-name="ce33" table:formula="of:=[.$H$2] * [.$H$7]" office:value-type="float" office:value="0.0423382611652193" calcext:value-type="float">
            <text:p>0,0423382612</text:p>
          </table:table-cell>
          <table:table-cell table:style-name="ce37" table:formula="of:=[.C92]+[.G92]" office:value-type="float" office:value="0.898520347835787" calcext:value-type="float">
            <text:p>0,8985203478</text:p>
          </table:table-cell>
          <table:table-cell table:style-name="ce37" table:formula="of:=-[.H92]+[.D92]" office:value-type="float" office:value="0.0217925801231507" calcext:value-type="float">
            <text:p>0,0217925801</text:p>
          </table:table-cell>
          <table:table-cell table:style-name="ce36" table:formula="of:=([.I92]/[.D92])%" office:value-type="percentage" office:value="0.000236795327557582" calcext:value-type="percentage">
            <text:p>0,0236795328%</text:p>
          </table:table-cell>
          <table:table-cell table:style-name="ce38"/>
          <table:table-cell/>
          <table:table-cell office:value-type="float" office:value="83" calcext:value-type="float">
            <text:p>83</text:p>
          </table:table-cell>
          <table:table-cell office:value-type="float" office:value="0.991605957395229" calcext:value-type="float">
            <text:p>0,9916059574</text:p>
          </table:table-cell>
          <table:table-cell office:value-type="float" office:value="0.991733938302473" calcext:value-type="float">
            <text:p>0,9917339383</text:p>
          </table:table-cell>
          <table:table-cell table:formula="of:=[.O92]-[.N92]" office:value-type="float" office:value="0.000127980907243974" calcext:value-type="float">
            <text:p>0,0001279809</text:p>
          </table:table-cell>
          <table:table-cell table:style-name="ce36" table:formula="of:=([.P92]/[.O92])%" office:value-type="percentage" office:value="0.00000129047622855865" calcext:value-type="percentage">
            <text:p>0,0001290476%</text:p>
          </table:table-cell>
          <table:table-cell table:style-name="ce33" table:formula="of:=[.$H$2] * [.$S$7]" office:value-type="float" office:value="0.000082655772499877" calcext:value-type="float">
            <text:p>8,2655772499877E-005</text:p>
          </table:table-cell>
          <table:table-cell table:formula="of:=[.N92]+[.R92]" office:value-type="float" office:value="0.991688613167729" calcext:value-type="float">
            <text:p>0,9916886132</text:p>
          </table:table-cell>
          <table:table-cell table:formula="of:=-[.S92]+[.O92]" office:value-type="float" office:value="0.0000453251347440897" calcext:value-type="float">
            <text:p>4,53251347440897E-005</text:p>
          </table:table-cell>
          <table:table-cell table:style-name="ce36" table:formula="of:=([.T92]/[.O92])%" office:value-type="percentage" office:value="0.000000457029178825085" calcext:value-type="percentage">
            <text:p>0,0000457029%</text:p>
          </table:table-cell>
          <table:table-cell table:number-columns-repeated="18"/>
        </table:table-row>
        <table:table-row table:style-name="ro1">
          <table:table-cell/>
          <table:table-cell office:value-type="float" office:value="84" calcext:value-type="float">
            <text:p>84</text:p>
          </table:table-cell>
          <table:table-cell office:value-type="float" office:value="0.85548464679204" calcext:value-type="float">
            <text:p>0,8554846468</text:p>
          </table:table-cell>
          <table:table-cell office:value-type="float" office:value="0.919392615030979" calcext:value-type="float">
            <text:p>0,919392615</text:p>
          </table:table-cell>
          <table:table-cell table:formula="of:=[.D93]-[.C93]" office:value-type="float" office:value="0.0639079682389391" calcext:value-type="float">
            <text:p>0,0639079682</text:p>
          </table:table-cell>
          <table:table-cell table:formula="of:=([.E93]/[.D93])%" office:value-type="percentage" office:value="0.000695110741527823" calcext:value-type="percentage">
            <text:p>0,0695110742%</text:p>
          </table:table-cell>
          <table:table-cell table:style-name="ce33" table:formula="of:=[.$H$2] * [.$H$7]" office:value-type="float" office:value="0.0423382611652193" calcext:value-type="float">
            <text:p>0,0423382612</text:p>
          </table:table-cell>
          <table:table-cell table:style-name="ce37" table:formula="of:=[.C93]+[.G93]" office:value-type="float" office:value="0.897822907957259" calcext:value-type="float">
            <text:p>0,897822908</text:p>
          </table:table-cell>
          <table:table-cell table:style-name="ce37" table:formula="of:=-[.H93]+[.D93]" office:value-type="float" office:value="0.0215697070737197" calcext:value-type="float">
            <text:p>0,0215697071</text:p>
          </table:table-cell>
          <table:table-cell table:style-name="ce36" table:formula="of:=([.I93]/[.D93])%" office:value-type="percentage" office:value="0.00023460822635597" calcext:value-type="percentage">
            <text:p>0,0234608226%</text:p>
          </table:table-cell>
          <table:table-cell table:style-name="ce38"/>
          <table:table-cell/>
          <table:table-cell office:value-type="float" office:value="84" calcext:value-type="float">
            <text:p>84</text:p>
          </table:table-cell>
          <table:table-cell office:value-type="float" office:value="0.991507195251787" calcext:value-type="float">
            <text:p>0,9915071953</text:p>
          </table:table-cell>
          <table:table-cell office:value-type="float" office:value="0.991634764908643" calcext:value-type="float">
            <text:p>0,9916347649</text:p>
          </table:table-cell>
          <table:table-cell table:formula="of:=[.O93]-[.N93]" office:value-type="float" office:value="0.000127569656856008" calcext:value-type="float">
            <text:p>0,0001275697</text:p>
          </table:table-cell>
          <table:table-cell table:style-name="ce36" table:formula="of:=([.P93]/[.O93])%" office:value-type="percentage" office:value="0.00000128645809294273" calcext:value-type="percentage">
            <text:p>0,0001286458%</text:p>
          </table:table-cell>
          <table:table-cell table:style-name="ce33" table:formula="of:=[.$H$2] * [.$S$7]" office:value-type="float" office:value="0.000082655772499877" calcext:value-type="float">
            <text:p>8,2655772499877E-005</text:p>
          </table:table-cell>
          <table:table-cell table:formula="of:=[.N93]+[.R93]" office:value-type="float" office:value="0.991589851024287" calcext:value-type="float">
            <text:p>0,991589851</text:p>
          </table:table-cell>
          <table:table-cell table:formula="of:=-[.S93]+[.O93]" office:value-type="float" office:value="0.0000449138843561236" calcext:value-type="float">
            <text:p>4,49138843561236E-005</text:p>
          </table:table-cell>
          <table:table-cell table:style-name="ce36" table:formula="of:=([.T93]/[.O93])%" office:value-type="percentage" office:value="0.000000452927690168885" calcext:value-type="percentage">
            <text:p>0,0000452928%</text:p>
          </table:table-cell>
          <table:table-cell table:number-columns-repeated="18"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float" office:value="0.854787566604013" calcext:value-type="float">
            <text:p>0,8547875666</text:p>
          </table:table-cell>
          <table:table-cell office:value-type="float" office:value="0.918473222415948" calcext:value-type="float">
            <text:p>0,9184732224</text:p>
          </table:table-cell>
          <table:table-cell table:formula="of:=[.D94]-[.C94]" office:value-type="float" office:value="0.063685655811935" calcext:value-type="float">
            <text:p>0,0636856558</text:p>
          </table:table-cell>
          <table:table-cell table:formula="of:=([.E94]/[.D94])%" office:value-type="percentage" office:value="0.000693386091805886" calcext:value-type="percentage">
            <text:p>0,0693386092%</text:p>
          </table:table-cell>
          <table:table-cell table:style-name="ce33" table:formula="of:=[.$H$2] * [.$H$7]" office:value-type="float" office:value="0.0423382611652193" calcext:value-type="float">
            <text:p>0,0423382612</text:p>
          </table:table-cell>
          <table:table-cell table:style-name="ce37" table:formula="of:=[.C94]+[.G94]" office:value-type="float" office:value="0.897125827769232" calcext:value-type="float">
            <text:p>0,8971258278</text:p>
          </table:table-cell>
          <table:table-cell table:style-name="ce37" table:formula="of:=-[.H94]+[.D94]" office:value-type="float" office:value="0.0213473946467156" calcext:value-type="float">
            <text:p>0,0213473946</text:p>
          </table:table-cell>
          <table:table-cell table:style-name="ce36" table:formula="of:=([.I94]/[.D94])%" office:value-type="percentage" office:value="0.000232422613155383" calcext:value-type="percentage">
            <text:p>0,0232422613%</text:p>
          </table:table-cell>
          <table:table-cell table:style-name="ce38"/>
          <table:table-cell/>
          <table:table-cell office:value-type="float" office:value="85" calcext:value-type="float">
            <text:p>85</text:p>
          </table:table-cell>
          <table:table-cell office:value-type="float" office:value="0.991408442136788" calcext:value-type="float">
            <text:p>0,9914084421</text:p>
          </table:table-cell>
          <table:table-cell office:value-type="float" office:value="0.991535601432152" calcext:value-type="float">
            <text:p>0,9915356014</text:p>
          </table:table-cell>
          <table:table-cell table:formula="of:=[.O94]-[.N94]" office:value-type="float" office:value="0.000127159295363999" calcext:value-type="float">
            <text:p>0,0001271593</text:p>
          </table:table-cell>
          <table:table-cell table:style-name="ce36" table:formula="of:=([.P94]/[.O94])%" office:value-type="percentage" office:value="0.00000128244810554793" calcext:value-type="percentage">
            <text:p>0,0001282448%</text:p>
          </table:table-cell>
          <table:table-cell table:style-name="ce33" table:formula="of:=[.$H$2] * [.$S$7]" office:value-type="float" office:value="0.000082655772499877" calcext:value-type="float">
            <text:p>8,2655772499877E-005</text:p>
          </table:table-cell>
          <table:table-cell table:formula="of:=[.N94]+[.R94]" office:value-type="float" office:value="0.991491097909288" calcext:value-type="float">
            <text:p>0,9914910979</text:p>
          </table:table-cell>
          <table:table-cell table:formula="of:=-[.S94]+[.O94]" office:value-type="float" office:value="0.0000445035228641144" calcext:value-type="float">
            <text:p>4,45035228641144E-005</text:p>
          </table:table-cell>
          <table:table-cell table:style-name="ce36" table:formula="of:=([.T94]/[.O94])%" office:value-type="percentage" office:value="0.000000448834341397672" calcext:value-type="percentage">
            <text:p>0,0000448834%</text:p>
          </table:table-cell>
          <table:table-cell table:number-columns-repeated="18"/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office:value-type="float" office:value="0.854090846106485" calcext:value-type="float">
            <text:p>0,8540908461</text:p>
          </table:table-cell>
          <table:table-cell office:value-type="float" office:value="0.917554749193532" calcext:value-type="float">
            <text:p>0,9175547492</text:p>
          </table:table-cell>
          <table:table-cell table:formula="of:=[.D95]-[.C95]" office:value-type="float" office:value="0.063463903087047" calcext:value-type="float">
            <text:p>0,0634639031</text:p>
          </table:table-cell>
          <table:table-cell table:formula="of:=([.E95]/[.D95])%" office:value-type="percentage" office:value="0.000691663392760244" calcext:value-type="percentage">
            <text:p>0,0691663393%</text:p>
          </table:table-cell>
          <table:table-cell table:style-name="ce33" table:formula="of:=[.$H$2] * [.$H$7]" office:value-type="float" office:value="0.0423382611652193" calcext:value-type="float">
            <text:p>0,0423382612</text:p>
          </table:table-cell>
          <table:table-cell table:style-name="ce37" table:formula="of:=[.C95]+[.G95]" office:value-type="float" office:value="0.896429107271704" calcext:value-type="float">
            <text:p>0,8964291073</text:p>
          </table:table-cell>
          <table:table-cell table:style-name="ce37" table:formula="of:=-[.H95]+[.D95]" office:value-type="float" office:value="0.0211256419218276" calcext:value-type="float">
            <text:p>0,0211256419</text:p>
          </table:table-cell>
          <table:table-cell table:style-name="ce36" table:formula="of:=([.I95]/[.D95])%" office:value-type="percentage" office:value="0.000230238489206186" calcext:value-type="percentage">
            <text:p>0,0230238489%</text:p>
          </table:table-cell>
          <table:table-cell table:style-name="ce38"/>
          <table:table-cell/>
          <table:table-cell office:value-type="float" office:value="86" calcext:value-type="float">
            <text:p>86</text:p>
          </table:table-cell>
          <table:table-cell office:value-type="float" office:value="0.991309698050232" calcext:value-type="float">
            <text:p>0,9913096981</text:p>
          </table:table-cell>
          <table:table-cell office:value-type="float" office:value="0.991436447872009" calcext:value-type="float">
            <text:p>0,9914364479</text:p>
          </table:table-cell>
          <table:table-cell table:formula="of:=[.O95]-[.N95]" office:value-type="float" office:value="0.000126749821777072" calcext:value-type="float">
            <text:p>0,0001267498</text:p>
          </table:table-cell>
          <table:table-cell table:style-name="ce36" table:formula="of:=([.P95]/[.O95])%" office:value-type="percentage" office:value="0.00000127844625894538" calcext:value-type="percentage">
            <text:p>0,0001278446%</text:p>
          </table:table-cell>
          <table:table-cell table:style-name="ce33" table:formula="of:=[.$H$2] * [.$S$7]" office:value-type="float" office:value="0.000082655772499877" calcext:value-type="float">
            <text:p>8,2655772499877E-005</text:p>
          </table:table-cell>
          <table:table-cell table:formula="of:=[.N95]+[.R95]" office:value-type="float" office:value="0.991392353822732" calcext:value-type="float">
            <text:p>0,9913923538</text:p>
          </table:table-cell>
          <table:table-cell table:formula="of:=-[.S95]+[.O95]" office:value-type="float" office:value="0.000044094049277188" calcext:value-type="float">
            <text:p>0,000044094</text:p>
          </table:table-cell>
          <table:table-cell table:style-name="ce36" table:formula="of:=([.T95]/[.O95])%" office:value-type="percentage" office:value="0.000000444749125081734" calcext:value-type="percentage">
            <text:p>0,0000444749%</text:p>
          </table:table-cell>
          <table:table-cell table:number-columns-repeated="18"/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office:value-type="float" office:value="0.853394485299456" calcext:value-type="float">
            <text:p>0,8533944853</text:p>
          </table:table-cell>
          <table:table-cell office:value-type="float" office:value="0.916637194444339" calcext:value-type="float">
            <text:p>0,9166371944</text:p>
          </table:table-cell>
          <table:table-cell table:formula="of:=[.D96]-[.C96]" office:value-type="float" office:value="0.0632427091448831" calcext:value-type="float">
            <text:p>0,0632427091</text:p>
          </table:table-cell>
          <table:table-cell table:formula="of:=([.E96]/[.D96])%" office:value-type="percentage" office:value="0.000689942646100235" calcext:value-type="percentage">
            <text:p>0,0689942646%</text:p>
          </table:table-cell>
          <table:table-cell table:style-name="ce33" table:formula="of:=[.$H$2] * [.$H$7]" office:value-type="float" office:value="0.0423382611652193" calcext:value-type="float">
            <text:p>0,0423382612</text:p>
          </table:table-cell>
          <table:table-cell table:style-name="ce37" table:formula="of:=[.C96]+[.G96]" office:value-type="float" office:value="0.895732746464675" calcext:value-type="float">
            <text:p>0,8957327465</text:p>
          </table:table-cell>
          <table:table-cell table:style-name="ce37" table:formula="of:=-[.H96]+[.D96]" office:value-type="float" office:value="0.0209044479796637" calcext:value-type="float">
            <text:p>0,020904448</text:p>
          </table:table-cell>
          <table:table-cell table:style-name="ce36" table:formula="of:=([.I96]/[.D96])%" office:value-type="percentage" office:value="0.000228055855755833" calcext:value-type="percentage">
            <text:p>0,0228055856%</text:p>
          </table:table-cell>
          <table:table-cell table:style-name="ce38"/>
          <table:table-cell/>
          <table:table-cell office:value-type="float" office:value="87" calcext:value-type="float">
            <text:p>87</text:p>
          </table:table-cell>
          <table:table-cell office:value-type="float" office:value="0.99121096299212" calcext:value-type="float">
            <text:p>0,991210963</text:p>
          </table:table-cell>
          <table:table-cell office:value-type="float" office:value="0.991337304227221" calcext:value-type="float">
            <text:p>0,9913373042</text:p>
          </table:table-cell>
          <table:table-cell table:formula="of:=[.O96]-[.N96]" office:value-type="float" office:value="0.000126341235101135" calcext:value-type="float">
            <text:p>0,0001263412</text:p>
          </table:table-cell>
          <table:table-cell table:style-name="ce36" table:formula="of:=([.P96]/[.O96])%" office:value-type="percentage" office:value="0.00000127445254568928" calcext:value-type="percentage">
            <text:p>0,0001274453%</text:p>
          </table:table-cell>
          <table:table-cell table:style-name="ce33" table:formula="of:=[.$H$2] * [.$S$7]" office:value-type="float" office:value="0.000082655772499877" calcext:value-type="float">
            <text:p>8,2655772499877E-005</text:p>
          </table:table-cell>
          <table:table-cell table:formula="of:=[.N96]+[.R96]" office:value-type="float" office:value="0.99129361876462" calcext:value-type="float">
            <text:p>0,9912936188</text:p>
          </table:table-cell>
          <table:table-cell table:formula="of:=-[.S96]+[.O96]" office:value-type="float" office:value="0.0000436854626012506" calcext:value-type="float">
            <text:p>4,36854626012506E-005</text:p>
          </table:table-cell>
          <table:table-cell table:style-name="ce36" table:formula="of:=([.T96]/[.O96])%" office:value-type="percentage" office:value="0.000000440672033774445" calcext:value-type="percentage">
            <text:p>0,0000440672%</text:p>
          </table:table-cell>
          <table:table-cell table:number-columns-repeated="18"/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office:value-type="float" office:value="0.852698484182927" calcext:value-type="float">
            <text:p>0,8526984842</text:p>
          </table:table-cell>
          <table:table-cell office:value-type="float" office:value="0.915720557249894" calcext:value-type="float">
            <text:p>0,9157205572</text:p>
          </table:table-cell>
          <table:table-cell table:formula="of:=[.D97]-[.C97]" office:value-type="float" office:value="0.0630220730669671" calcext:value-type="float">
            <text:p>0,0630220731</text:p>
          </table:table-cell>
          <table:table-cell table:formula="of:=([.E97]/[.D97])%" office:value-type="percentage" office:value="0.000688223853532739" calcext:value-type="percentage">
            <text:p>0,0688223854%</text:p>
          </table:table-cell>
          <table:table-cell table:style-name="ce33" table:formula="of:=[.$H$2] * [.$H$7]" office:value-type="float" office:value="0.0423382611652193" calcext:value-type="float">
            <text:p>0,0423382612</text:p>
          </table:table-cell>
          <table:table-cell table:style-name="ce37" table:formula="of:=[.C97]+[.G97]" office:value-type="float" office:value="0.895036745348146" calcext:value-type="float">
            <text:p>0,8950367453</text:p>
          </table:table-cell>
          <table:table-cell table:style-name="ce37" table:formula="of:=-[.H97]+[.D97]" office:value-type="float" office:value="0.0206838119017477" calcext:value-type="float">
            <text:p>0,0206838119</text:p>
          </table:table-cell>
          <table:table-cell table:style-name="ce36" table:formula="of:=([.I97]/[.D97])%" office:value-type="percentage" office:value="0.000225874714048853" calcext:value-type="percentage">
            <text:p>0,0225874714%</text:p>
          </table:table-cell>
          <table:table-cell table:style-name="ce38"/>
          <table:table-cell/>
          <table:table-cell office:value-type="float" office:value="88" calcext:value-type="float">
            <text:p>88</text:p>
          </table:table-cell>
          <table:table-cell office:value-type="float" office:value="0.991112236962452" calcext:value-type="float">
            <text:p>0,991112237</text:p>
          </table:table-cell>
          <table:table-cell office:value-type="float" office:value="0.991238170496799" calcext:value-type="float">
            <text:p>0,9912381705</text:p>
          </table:table-cell>
          <table:table-cell table:formula="of:=[.O97]-[.N97]" office:value-type="float" office:value="0.000125933534346978" calcext:value-type="float">
            <text:p>0,0001259335</text:p>
          </table:table-cell>
          <table:table-cell table:style-name="ce36" table:formula="of:=([.P97]/[.O97])%" office:value-type="percentage" office:value="0.00000127046695835052" calcext:value-type="percentage">
            <text:p>0,0001270467%</text:p>
          </table:table-cell>
          <table:table-cell table:style-name="ce33" table:formula="of:=[.$H$2] * [.$S$7]" office:value-type="float" office:value="0.000082655772499877" calcext:value-type="float">
            <text:p>8,2655772499877E-005</text:p>
          </table:table-cell>
          <table:table-cell table:formula="of:=[.N97]+[.R97]" office:value-type="float" office:value="0.991194892734952" calcext:value-type="float">
            <text:p>0,9911948927</text:p>
          </table:table-cell>
          <table:table-cell table:formula="of:=-[.S97]+[.O97]" office:value-type="float" office:value="0.0000432777618470936" calcext:value-type="float">
            <text:p>4,32777618470936E-005</text:p>
          </table:table-cell>
          <table:table-cell table:style-name="ce36" table:formula="of:=([.T97]/[.O97])%" office:value-type="percentage" office:value="0.000000436603060045855" calcext:value-type="percentage">
            <text:p>0,0000436603%</text:p>
          </table:table-cell>
          <table:table-cell table:number-columns-repeated="18"/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office:value-type="float" office:value="0.852002842756898" calcext:value-type="float">
            <text:p>0,8520028428</text:p>
          </table:table-cell>
          <table:table-cell office:value-type="float" office:value="0.914804836692645" calcext:value-type="float">
            <text:p>0,9148048367</text:p>
          </table:table-cell>
          <table:table-cell table:formula="of:=[.D98]-[.C98]" office:value-type="float" office:value="0.062801993935747" calcext:value-type="float">
            <text:p>0,0628019939</text:p>
          </table:table-cell>
          <table:table-cell table:formula="of:=([.E98]/[.D98])%" office:value-type="percentage" office:value="0.000686507016762167" calcext:value-type="percentage">
            <text:p>0,0686507017%</text:p>
          </table:table-cell>
          <table:table-cell table:style-name="ce33" table:formula="of:=[.$H$2] * [.$H$7]" office:value-type="float" office:value="0.0423382611652193" calcext:value-type="float">
            <text:p>0,0423382612</text:p>
          </table:table-cell>
          <table:table-cell table:style-name="ce37" table:formula="of:=[.C98]+[.G98]" office:value-type="float" office:value="0.894341103922117" calcext:value-type="float">
            <text:p>0,8943411039</text:p>
          </table:table-cell>
          <table:table-cell table:style-name="ce37" table:formula="of:=-[.H98]+[.D98]" office:value-type="float" office:value="0.0204637327705277" calcext:value-type="float">
            <text:p>0,0204637328</text:p>
          </table:table-cell>
          <table:table-cell table:style-name="ce36" table:formula="of:=([.I98]/[.D98])%" office:value-type="percentage" office:value="0.000223695065326846" calcext:value-type="percentage">
            <text:p>0,0223695065%</text:p>
          </table:table-cell>
          <table:table-cell table:style-name="ce38"/>
          <table:table-cell/>
          <table:table-cell office:value-type="float" office:value="89" calcext:value-type="float">
            <text:p>89</text:p>
          </table:table-cell>
          <table:table-cell office:value-type="float" office:value="0.991013519961227" calcext:value-type="float">
            <text:p>0,99101352</text:p>
          </table:table-cell>
          <table:table-cell office:value-type="float" office:value="0.991139046679749" calcext:value-type="float">
            <text:p>0,9911390467</text:p>
          </table:table-cell>
          <table:table-cell table:formula="of:=[.O98]-[.N98]" office:value-type="float" office:value="0.000125526718521951" calcext:value-type="float">
            <text:p>0,0001255267</text:p>
          </table:table-cell>
          <table:table-cell table:style-name="ce36" table:formula="of:=([.P98]/[.O98])%" office:value-type="percentage" office:value="0.00000126648948947074" calcext:value-type="percentage">
            <text:p>0,0001266489%</text:p>
          </table:table-cell>
          <table:table-cell table:style-name="ce33" table:formula="of:=[.$H$2] * [.$S$7]" office:value-type="float" office:value="0.000082655772499877" calcext:value-type="float">
            <text:p>8,2655772499877E-005</text:p>
          </table:table-cell>
          <table:table-cell table:formula="of:=[.N98]+[.R98]" office:value-type="float" office:value="0.991096175733727" calcext:value-type="float">
            <text:p>0,9910961757</text:p>
          </table:table-cell>
          <table:table-cell table:formula="of:=-[.S98]+[.O98]" office:value-type="float" office:value="0.0000428709460220667" calcext:value-type="float">
            <text:p>4,28709460220667E-005</text:p>
          </table:table-cell>
          <table:table-cell table:style-name="ce36" table:formula="of:=([.T98]/[.O98])%" office:value-type="percentage" office:value="0.000000432542196436772" calcext:value-type="percentage">
            <text:p>0,0000432542%</text:p>
          </table:table-cell>
          <table:table-cell table:number-columns-repeated="18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0.851307561021368" calcext:value-type="float">
            <text:p>0,851307561</text:p>
          </table:table-cell>
          <table:table-cell office:value-type="float" office:value="0.913890031855952" calcext:value-type="float">
            <text:p>0,9138900319</text:p>
          </table:table-cell>
          <table:table-cell table:formula="of:=[.D99]-[.C99]" office:value-type="float" office:value="0.062582470834584" calcext:value-type="float">
            <text:p>0,0625824708</text:p>
          </table:table-cell>
          <table:table-cell table:formula="of:=([.E99]/[.D99])%" office:value-type="percentage" office:value="0.00068479213749044" calcext:value-type="percentage">
            <text:p>0,0684792137%</text:p>
          </table:table-cell>
          <table:table-cell table:style-name="ce33" table:formula="of:=[.$H$2] * [.$H$7]" office:value-type="float" office:value="0.0423382611652193" calcext:value-type="float">
            <text:p>0,0423382612</text:p>
          </table:table-cell>
          <table:table-cell table:style-name="ce37" table:formula="of:=[.C99]+[.G99]" office:value-type="float" office:value="0.893645822186587" calcext:value-type="float">
            <text:p>0,8936458222</text:p>
          </table:table-cell>
          <table:table-cell table:style-name="ce37" table:formula="of:=-[.H99]+[.D99]" office:value-type="float" office:value="0.0202442096693647" calcext:value-type="float">
            <text:p>0,0202442097</text:p>
          </table:table-cell>
          <table:table-cell table:style-name="ce36" table:formula="of:=([.I99]/[.D99])%" office:value-type="percentage" office:value="0.000221516910828457" calcext:value-type="percentage">
            <text:p>0,0221516911%</text:p>
          </table:table-cell>
          <table:table-cell table:style-name="ce38"/>
          <table:table-cell/>
          <table:table-cell office:value-type="float" office:value="90" calcext:value-type="float">
            <text:p>90</text:p>
          </table:table-cell>
          <table:table-cell office:value-type="float" office:value="0.990914811988445" calcext:value-type="float">
            <text:p>0,990914812</text:p>
          </table:table-cell>
          <table:table-cell office:value-type="float" office:value="0.991039932775081" calcext:value-type="float">
            <text:p>0,9910399328</text:p>
          </table:table-cell>
          <table:table-cell table:formula="of:=[.O99]-[.N99]" office:value-type="float" office:value="0.000125120786635957" calcext:value-type="float">
            <text:p>0,0001251208</text:p>
          </table:table-cell>
          <table:table-cell table:style-name="ce36" table:formula="of:=([.P99]/[.O99])%" office:value-type="percentage" office:value="0.00000126252013161163" calcext:value-type="percentage">
            <text:p>0,0001262520%</text:p>
          </table:table-cell>
          <table:table-cell table:style-name="ce33" table:formula="of:=[.$H$2] * [.$S$7]" office:value-type="float" office:value="0.000082655772499877" calcext:value-type="float">
            <text:p>8,2655772499877E-005</text:p>
          </table:table-cell>
          <table:table-cell table:formula="of:=[.N99]+[.R99]" office:value-type="float" office:value="0.990997467760945" calcext:value-type="float">
            <text:p>0,9909974678</text:p>
          </table:table-cell>
          <table:table-cell table:formula="of:=-[.S99]+[.O99]" office:value-type="float" office:value="0.0000424650141360727" calcext:value-type="float">
            <text:p>0,000042465</text:p>
          </table:table-cell>
          <table:table-cell table:style-name="ce36" table:formula="of:=([.T99]/[.O99])%" office:value-type="percentage" office:value="0.000000428489435508047" calcext:value-type="percentage">
            <text:p>0,0000428489%</text:p>
          </table:table-cell>
          <table:table-cell table:number-columns-repeated="18"/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office:value-type="float" office:value="0.850612638976337" calcext:value-type="float">
            <text:p>0,850612639</text:p>
          </table:table-cell>
          <table:table-cell office:value-type="float" office:value="0.912976141824096" calcext:value-type="float">
            <text:p>0,9129761418</text:p>
          </table:table-cell>
          <table:table-cell table:formula="of:=[.D100]-[.C100]" office:value-type="float" office:value="0.0623635028477589" calcext:value-type="float">
            <text:p>0,0623635028</text:p>
          </table:table-cell>
          <table:table-cell table:formula="of:=([.E100]/[.D100])%" office:value-type="percentage" office:value="0.000683079217416991" calcext:value-type="percentage">
            <text:p>0,0683079217%</text:p>
          </table:table-cell>
          <table:table-cell table:style-name="ce33" table:formula="of:=[.$H$2] * [.$H$7]" office:value-type="float" office:value="0.0423382611652193" calcext:value-type="float">
            <text:p>0,0423382612</text:p>
          </table:table-cell>
          <table:table-cell table:style-name="ce37" table:formula="of:=[.C100]+[.G100]" office:value-type="float" office:value="0.892950900141556" calcext:value-type="float">
            <text:p>0,8929509001</text:p>
          </table:table-cell>
          <table:table-cell table:style-name="ce37" table:formula="of:=-[.H100]+[.D100]" office:value-type="float" office:value="0.0200252416825396" calcext:value-type="float">
            <text:p>0,0200252417</text:p>
          </table:table-cell>
          <table:table-cell table:style-name="ce36" table:formula="of:=([.I100]/[.D100])%" office:value-type="percentage" office:value="0.00021934025178938" calcext:value-type="percentage">
            <text:p>0,0219340252%</text:p>
          </table:table-cell>
          <table:table-cell table:style-name="ce38"/>
          <table:table-cell/>
          <table:table-cell office:value-type="float" office:value="91" calcext:value-type="float">
            <text:p>91</text:p>
          </table:table-cell>
          <table:table-cell office:value-type="float" office:value="0.990816113044107" calcext:value-type="float">
            <text:p>0,990816113</text:p>
          </table:table-cell>
          <table:table-cell office:value-type="float" office:value="0.990940828781804" calcext:value-type="float">
            <text:p>0,9909408288</text:p>
          </table:table-cell>
          <table:table-cell table:formula="of:=[.O100]-[.N100]" office:value-type="float" office:value="0.000124715737697012" calcext:value-type="float">
            <text:p>0,0001247157</text:p>
          </table:table-cell>
          <table:table-cell table:style-name="ce36" table:formula="of:=([.P100]/[.O100])%" office:value-type="percentage" office:value="0.00000125855887732129" calcext:value-type="percentage">
            <text:p>0,0001258559%</text:p>
          </table:table-cell>
          <table:table-cell table:style-name="ce33" table:formula="of:=[.$H$2] * [.$S$7]" office:value-type="float" office:value="0.000082655772499877" calcext:value-type="float">
            <text:p>8,2655772499877E-005</text:p>
          </table:table-cell>
          <table:table-cell table:formula="of:=[.N100]+[.R100]" office:value-type="float" office:value="0.990898768816607" calcext:value-type="float">
            <text:p>0,9908987688</text:p>
          </table:table-cell>
          <table:table-cell table:formula="of:=-[.S100]+[.O100]" office:value-type="float" office:value="0.0000420599651971276" calcext:value-type="float">
            <text:p>0,00004206</text:p>
          </table:table-cell>
          <table:table-cell table:style-name="ce36" table:formula="of:=([.T100]/[.O100])%" office:value-type="percentage" office:value="0.000000424444769806964" calcext:value-type="percentage">
            <text:p>0,0000424445%</text:p>
          </table:table-cell>
          <table:table-cell table:number-columns-repeated="18"/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office:value-type="float" office:value="0.849918076621806" calcext:value-type="float">
            <text:p>0,8499180766</text:p>
          </table:table-cell>
          <table:table-cell office:value-type="float" office:value="0.912063165682272" calcext:value-type="float">
            <text:p>0,9120631657</text:p>
          </table:table-cell>
          <table:table-cell table:formula="of:=[.D101]-[.C101]" office:value-type="float" office:value="0.062145089060466" calcext:value-type="float">
            <text:p>0,0621450891</text:p>
          </table:table-cell>
          <table:table-cell table:formula="of:=([.E101]/[.D101])%" office:value-type="percentage" office:value="0.000681368258238758" calcext:value-type="percentage">
            <text:p>0,0681368258%</text:p>
          </table:table-cell>
          <table:table-cell table:style-name="ce33" table:formula="of:=[.$H$2] * [.$H$7]" office:value-type="float" office:value="0.0423382611652193" calcext:value-type="float">
            <text:p>0,0423382612</text:p>
          </table:table-cell>
          <table:table-cell table:style-name="ce37" table:formula="of:=[.C101]+[.G101]" office:value-type="float" office:value="0.892256337787025" calcext:value-type="float">
            <text:p>0,8922563378</text:p>
          </table:table-cell>
          <table:table-cell table:style-name="ce37" table:formula="of:=-[.H101]+[.D101]" office:value-type="float" office:value="0.0198068278952467" calcext:value-type="float">
            <text:p>0,0198068279</text:p>
          </table:table-cell>
          <table:table-cell table:style-name="ce36" table:formula="of:=([.I101]/[.D101])%" office:value-type="percentage" office:value="0.000217165089442351" calcext:value-type="percentage">
            <text:p>0,0217165089%</text:p>
          </table:table-cell>
          <table:table-cell table:style-name="ce38"/>
          <table:table-cell/>
          <table:table-cell office:value-type="float" office:value="92" calcext:value-type="float">
            <text:p>92</text:p>
          </table:table-cell>
          <table:table-cell office:value-type="float" office:value="0.990717423128212" calcext:value-type="float">
            <text:p>0,9907174231</text:p>
          </table:table-cell>
          <table:table-cell office:value-type="float" office:value="0.990841734698925" calcext:value-type="float">
            <text:p>0,9908417347</text:p>
          </table:table-cell>
          <table:table-cell table:formula="of:=[.O101]-[.N101]" office:value-type="float" office:value="0.00012431157071302" calcext:value-type="float">
            <text:p>0,0001243116</text:p>
          </table:table-cell>
          <table:table-cell table:style-name="ce36" table:formula="of:=([.P101]/[.O101])%" office:value-type="percentage" office:value="0.00000125460571915335" calcext:value-type="percentage">
            <text:p>0,0001254606%</text:p>
          </table:table-cell>
          <table:table-cell table:style-name="ce33" table:formula="of:=[.$H$2] * [.$S$7]" office:value-type="float" office:value="0.000082655772499877" calcext:value-type="float">
            <text:p>8,2655772499877E-005</text:p>
          </table:table-cell>
          <table:table-cell table:formula="of:=[.N101]+[.R101]" office:value-type="float" office:value="0.990800078900712" calcext:value-type="float">
            <text:p>0,9908000789</text:p>
          </table:table-cell>
          <table:table-cell table:formula="of:=-[.S101]+[.O101]" office:value-type="float" office:value="0.000041655798213136" calcext:value-type="float">
            <text:p>4,1655798213136E-005</text:p>
          </table:table-cell>
          <table:table-cell table:style-name="ce36" table:formula="of:=([.T101]/[.O101])%" office:value-type="percentage" office:value="0.00000042040819188629" calcext:value-type="percentage">
            <text:p>0,0000420408%</text:p>
          </table:table-cell>
          <table:table-cell table:number-columns-repeated="18"/>
        </table:table-row>
        <table:table-row table:style-name="ro1">
          <table:table-cell/>
          <table:table-cell office:value-type="float" office:value="93" calcext:value-type="float">
            <text:p>93</text:p>
          </table:table-cell>
          <table:table-cell office:value-type="float" office:value="0.849223873957775" calcext:value-type="float">
            <text:p>0,849223874</text:p>
          </table:table-cell>
          <table:table-cell office:value-type="float" office:value="0.91115110251659" calcext:value-type="float">
            <text:p>0,9111511025</text:p>
          </table:table-cell>
          <table:table-cell table:formula="of:=[.D102]-[.C102]" office:value-type="float" office:value="0.0619272285588149" calcext:value-type="float">
            <text:p>0,0619272286</text:p>
          </table:table-cell>
          <table:table-cell table:formula="of:=([.E102]/[.D102])%" office:value-type="percentage" office:value="0.000679659261650153" calcext:value-type="percentage">
            <text:p>0,0679659262%</text:p>
          </table:table-cell>
          <table:table-cell table:style-name="ce33" table:formula="of:=[.$H$2] * [.$H$7]" office:value-type="float" office:value="0.0423382611652193" calcext:value-type="float">
            <text:p>0,0423382612</text:p>
          </table:table-cell>
          <table:table-cell table:style-name="ce37" table:formula="of:=[.C102]+[.G102]" office:value-type="float" office:value="0.891562135122994" calcext:value-type="float">
            <text:p>0,8915621351</text:p>
          </table:table-cell>
          <table:table-cell table:style-name="ce37" table:formula="of:=-[.H102]+[.D102]" office:value-type="float" office:value="0.0195889673935956" calcext:value-type="float">
            <text:p>0,0195889674</text:p>
          </table:table-cell>
          <table:table-cell table:style-name="ce36" table:formula="of:=([.I102]/[.D102])%" office:value-type="percentage" office:value="0.000214991425017113" calcext:value-type="percentage">
            <text:p>0,0214991425%</text:p>
          </table:table-cell>
          <table:table-cell table:style-name="ce38"/>
          <table:table-cell/>
          <table:table-cell office:value-type="float" office:value="93" calcext:value-type="float">
            <text:p>93</text:p>
          </table:table-cell>
          <table:table-cell office:value-type="float" office:value="0.990618742240762" calcext:value-type="float">
            <text:p>0,9906187422</text:p>
          </table:table-cell>
          <table:table-cell office:value-type="float" office:value="0.990742650525456" calcext:value-type="float">
            <text:p>0,9907426505</text:p>
          </table:table-cell>
          <table:table-cell table:formula="of:=[.O102]-[.N102]" office:value-type="float" office:value="0.000123908284693997" calcext:value-type="float">
            <text:p>0,0001239083</text:p>
          </table:table-cell>
          <table:table-cell table:style-name="ce36" table:formula="of:=([.P102]/[.O102])%" office:value-type="percentage" office:value="0.00000125066064964782" calcext:value-type="percentage">
            <text:p>0,0001250661%</text:p>
          </table:table-cell>
          <table:table-cell table:style-name="ce33" table:formula="of:=[.$H$2] * [.$S$7]" office:value-type="float" office:value="0.000082655772499877" calcext:value-type="float">
            <text:p>8,2655772499877E-005</text:p>
          </table:table-cell>
          <table:table-cell table:formula="of:=[.N102]+[.R102]" office:value-type="float" office:value="0.990701398013262" calcext:value-type="float">
            <text:p>0,990701398</text:p>
          </table:table-cell>
          <table:table-cell table:formula="of:=-[.S102]+[.O102]" office:value-type="float" office:value="0.0000412525121941121" calcext:value-type="float">
            <text:p>4,12525121941121E-005</text:p>
          </table:table-cell>
          <table:table-cell table:style-name="ce36" table:formula="of:=([.T102]/[.O102])%" office:value-type="percentage" office:value="0.000000416379694285223" calcext:value-type="percentage">
            <text:p>0,0000416380%</text:p>
          </table:table-cell>
          <table:table-cell table:number-columns-repeated="18"/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office:value-type="float" office:value="0.848530030984243" calcext:value-type="float">
            <text:p>0,848530031</text:p>
          </table:table-cell>
          <table:table-cell office:value-type="float" office:value="0.910239951414073" calcext:value-type="float">
            <text:p>0,9102399514</text:p>
          </table:table-cell>
          <table:table-cell table:formula="of:=[.D103]-[.C103]" office:value-type="float" office:value="0.06170992042983" calcext:value-type="float">
            <text:p>0,0617099204</text:p>
          </table:table-cell>
          <table:table-cell table:formula="of:=([.E103]/[.D103])%" office:value-type="percentage" office:value="0.000677952229343077" calcext:value-type="percentage">
            <text:p>0,0677952229%</text:p>
          </table:table-cell>
          <table:table-cell table:style-name="ce33" table:formula="of:=[.$H$2] * [.$H$7]" office:value-type="float" office:value="0.0423382611652193" calcext:value-type="float">
            <text:p>0,0423382612</text:p>
          </table:table-cell>
          <table:table-cell table:style-name="ce37" table:formula="of:=[.C103]+[.G103]" office:value-type="float" office:value="0.890868292149462" calcext:value-type="float">
            <text:p>0,8908682921</text:p>
          </table:table-cell>
          <table:table-cell table:style-name="ce37" table:formula="of:=-[.H103]+[.D103]" office:value-type="float" office:value="0.0193716592646107" calcext:value-type="float">
            <text:p>0,0193716593</text:p>
          </table:table-cell>
          <table:table-cell table:style-name="ce36" table:formula="of:=([.I103]/[.D103])%" office:value-type="percentage" office:value="0.000212819259740434" calcext:value-type="percentage">
            <text:p>0,0212819260%</text:p>
          </table:table-cell>
          <table:table-cell table:style-name="ce38"/>
          <table:table-cell/>
          <table:table-cell office:value-type="float" office:value="94" calcext:value-type="float">
            <text:p>94</text:p>
          </table:table-cell>
          <table:table-cell office:value-type="float" office:value="0.990520070381754" calcext:value-type="float">
            <text:p>0,9905200704</text:p>
          </table:table-cell>
          <table:table-cell office:value-type="float" office:value="0.990643576260403" calcext:value-type="float">
            <text:p>0,9906435763</text:p>
          </table:table-cell>
          <table:table-cell table:formula="of:=[.O103]-[.N103]" office:value-type="float" office:value="0.000123505878649066" calcext:value-type="float">
            <text:p>0,0001235059</text:p>
          </table:table-cell>
          <table:table-cell table:style-name="ce36" table:formula="of:=([.P103]/[.O103])%" office:value-type="percentage" office:value="0.00000124672366135358" calcext:value-type="percentage">
            <text:p>0,0001246724%</text:p>
          </table:table-cell>
          <table:table-cell table:style-name="ce33" table:formula="of:=[.$H$2] * [.$S$7]" office:value-type="float" office:value="0.000082655772499877" calcext:value-type="float">
            <text:p>8,2655772499877E-005</text:p>
          </table:table-cell>
          <table:table-cell table:formula="of:=[.N103]+[.R103]" office:value-type="float" office:value="0.990602726154254" calcext:value-type="float">
            <text:p>0,9906027262</text:p>
          </table:table-cell>
          <table:table-cell table:formula="of:=-[.S103]+[.O103]" office:value-type="float" office:value="0.0000408501061491817" calcext:value-type="float">
            <text:p>4,08501061491817E-005</text:p>
          </table:table-cell>
          <table:table-cell table:style-name="ce36" table:formula="of:=([.T103]/[.O103])%" office:value-type="percentage" office:value="0.000000412359269551805" calcext:value-type="percentage">
            <text:p>0,0000412359%</text:p>
          </table:table-cell>
          <table:table-cell table:number-columns-repeated="18"/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office:value-type="float" office:value="0.84783654770121" calcext:value-type="float">
            <text:p>0,8478365477</text:p>
          </table:table-cell>
          <table:table-cell office:value-type="float" office:value="0.909329711462659" calcext:value-type="float">
            <text:p>0,9093297115</text:p>
          </table:table-cell>
          <table:table-cell table:formula="of:=[.D104]-[.C104]" office:value-type="float" office:value="0.0614931637614491" calcext:value-type="float">
            <text:p>0,0614931638</text:p>
          </table:table-cell>
          <table:table-cell table:formula="of:=([.E104]/[.D104])%" office:value-type="percentage" office:value="0.000676247163006882" calcext:value-type="percentage">
            <text:p>0,0676247163%</text:p>
          </table:table-cell>
          <table:table-cell table:style-name="ce33" table:formula="of:=[.$H$2] * [.$H$7]" office:value-type="float" office:value="0.0423382611652193" calcext:value-type="float">
            <text:p>0,0423382612</text:p>
          </table:table-cell>
          <table:table-cell table:style-name="ce37" table:formula="of:=[.C104]+[.G104]" office:value-type="float" office:value="0.890174808866429" calcext:value-type="float">
            <text:p>0,8901748089</text:p>
          </table:table-cell>
          <table:table-cell table:style-name="ce37" table:formula="of:=-[.H104]+[.D104]" office:value-type="float" office:value="0.0191549025962298" calcext:value-type="float">
            <text:p>0,0191549026</text:p>
          </table:table-cell>
          <table:table-cell table:style-name="ce36" table:formula="of:=([.I104]/[.D104])%" office:value-type="percentage" office:value="0.000210648594836068" calcext:value-type="percentage">
            <text:p>0,0210648595%</text:p>
          </table:table-cell>
          <table:table-cell table:style-name="ce38"/>
          <table:table-cell/>
          <table:table-cell office:value-type="float" office:value="95" calcext:value-type="float">
            <text:p>95</text:p>
          </table:table-cell>
          <table:table-cell office:value-type="float" office:value="0.99042140755119" calcext:value-type="float">
            <text:p>0,9904214076</text:p>
          </table:table-cell>
          <table:table-cell office:value-type="float" office:value="0.990544511902777" calcext:value-type="float">
            <text:p>0,9905445119</text:p>
          </table:table-cell>
          <table:table-cell table:formula="of:=[.O104]-[.N104]" office:value-type="float" office:value="0.000123104351587022" calcext:value-type="float">
            <text:p>0,0001231044</text:p>
          </table:table-cell>
          <table:table-cell table:style-name="ce36" table:formula="of:=([.P104]/[.O104])%" office:value-type="percentage" office:value="0.00000124279474680594" calcext:value-type="percentage">
            <text:p>0,0001242795%</text:p>
          </table:table-cell>
          <table:table-cell table:style-name="ce33" table:formula="of:=[.$H$2] * [.$S$7]" office:value-type="float" office:value="0.000082655772499877" calcext:value-type="float">
            <text:p>8,2655772499877E-005</text:p>
          </table:table-cell>
          <table:table-cell table:formula="of:=[.N104]+[.R104]" office:value-type="float" office:value="0.99050406332369" calcext:value-type="float">
            <text:p>0,9905040633</text:p>
          </table:table-cell>
          <table:table-cell table:formula="of:=-[.S104]+[.O104]" office:value-type="float" office:value="0.0000404485790871378" calcext:value-type="float">
            <text:p>4,04485790871378E-005</text:p>
          </table:table-cell>
          <table:table-cell table:style-name="ce36" table:formula="of:=([.T104]/[.O104])%" office:value-type="percentage" office:value="0.000000408346910220506" calcext:value-type="percentage">
            <text:p>0,0000408347%</text:p>
          </table:table-cell>
          <table:table-cell table:number-columns-repeated="18"/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office:value-type="float" office:value="0.847143424108677" calcext:value-type="float">
            <text:p>0,8471434241</text:p>
          </table:table-cell>
          <table:table-cell office:value-type="float" office:value="0.908420381751196" calcext:value-type="float">
            <text:p>0,9084203818</text:p>
          </table:table-cell>
          <table:table-cell table:formula="of:=[.D105]-[.C105]" office:value-type="float" office:value="0.0612769576425191" calcext:value-type="float">
            <text:p>0,0612769576</text:p>
          </table:table-cell>
          <table:table-cell table:formula="of:=([.E105]/[.D105])%" office:value-type="percentage" office:value="0.000674544064328381" calcext:value-type="percentage">
            <text:p>0,0674544064%</text:p>
          </table:table-cell>
          <table:table-cell table:style-name="ce33" table:formula="of:=[.$H$2] * [.$H$7]" office:value-type="float" office:value="0.0423382611652193" calcext:value-type="float">
            <text:p>0,0423382612</text:p>
          </table:table-cell>
          <table:table-cell table:style-name="ce37" table:formula="of:=[.C105]+[.G105]" office:value-type="float" office:value="0.889481685273896" calcext:value-type="float">
            <text:p>0,8894816853</text:p>
          </table:table-cell>
          <table:table-cell table:style-name="ce37" table:formula="of:=-[.H105]+[.D105]" office:value-type="float" office:value="0.0189386964772997" calcext:value-type="float">
            <text:p>0,0189386965</text:p>
          </table:table-cell>
          <table:table-cell table:style-name="ce36" table:formula="of:=([.I105]/[.D105])%" office:value-type="percentage" office:value="0.000208479431524764" calcext:value-type="percentage">
            <text:p>0,0208479432%</text:p>
          </table:table-cell>
          <table:table-cell table:style-name="ce38"/>
          <table:table-cell/>
          <table:table-cell office:value-type="float" office:value="96" calcext:value-type="float">
            <text:p>96</text:p>
          </table:table-cell>
          <table:table-cell office:value-type="float" office:value="0.990322753749069" calcext:value-type="float">
            <text:p>0,9903227537</text:p>
          </table:table-cell>
          <table:table-cell office:value-type="float" office:value="0.990445457451587" calcext:value-type="float">
            <text:p>0,9904454575</text:p>
          </table:table-cell>
          <table:table-cell table:formula="of:=[.O105]-[.N105]" office:value-type="float" office:value="0.00012270370251799" calcext:value-type="float">
            <text:p>0,0001227037</text:p>
          </table:table-cell>
          <table:table-cell table:style-name="ce36" table:formula="of:=([.P105]/[.O105])%" office:value-type="percentage" office:value="0.00000123887389855129" calcext:value-type="percentage">
            <text:p>0,0001238874%</text:p>
          </table:table-cell>
          <table:table-cell table:style-name="ce33" table:formula="of:=[.$H$2] * [.$S$7]" office:value-type="float" office:value="0.000082655772499877" calcext:value-type="float">
            <text:p>8,2655772499877E-005</text:p>
          </table:table-cell>
          <table:table-cell table:formula="of:=[.N105]+[.R105]" office:value-type="float" office:value="0.990405409521569" calcext:value-type="float">
            <text:p>0,9904054095</text:p>
          </table:table-cell>
          <table:table-cell table:formula="of:=-[.S105]+[.O105]" office:value-type="float" office:value="0.0000400479300181056" calcext:value-type="float">
            <text:p>4,00479300181056E-005</text:p>
          </table:table-cell>
          <table:table-cell table:style-name="ce36" table:formula="of:=([.T105]/[.O105])%" office:value-type="percentage" office:value="0.000000404342608836883" calcext:value-type="percentage">
            <text:p>0,0000404343%</text:p>
          </table:table-cell>
          <table:table-cell table:number-columns-repeated="18"/>
        </table:table-row>
        <table:table-row table:style-name="ro1">
          <table:table-cell/>
          <table:table-cell office:value-type="float" office:value="97" calcext:value-type="float">
            <text:p>97</text:p>
          </table:table-cell>
          <table:table-cell office:value-type="float" office:value="0.846450660206644" calcext:value-type="float">
            <text:p>0,8464506602</text:p>
          </table:table-cell>
          <table:table-cell office:value-type="float" office:value="0.907511961369445" calcext:value-type="float">
            <text:p>0,9075119614</text:p>
          </table:table-cell>
          <table:table-cell table:formula="of:=[.D106]-[.C106]" office:value-type="float" office:value="0.0610613011628011" calcext:value-type="float">
            <text:p>0,0610613012</text:p>
          </table:table-cell>
          <table:table-cell table:formula="of:=([.E106]/[.D106])%" office:value-type="percentage" office:value="0.000672842934991837" calcext:value-type="percentage">
            <text:p>0,0672842935%</text:p>
          </table:table-cell>
          <table:table-cell table:style-name="ce33" table:formula="of:=[.$H$2] * [.$H$7]" office:value-type="float" office:value="0.0423382611652193" calcext:value-type="float">
            <text:p>0,0423382612</text:p>
          </table:table-cell>
          <table:table-cell table:style-name="ce37" table:formula="of:=[.C106]+[.G106]" office:value-type="float" office:value="0.888788921371863" calcext:value-type="float">
            <text:p>0,8887889214</text:p>
          </table:table-cell>
          <table:table-cell table:style-name="ce37" table:formula="of:=-[.H106]+[.D106]" office:value-type="float" office:value="0.0187230399975817" calcext:value-type="float">
            <text:p>0,01872304</text:p>
          </table:table-cell>
          <table:table-cell table:style-name="ce36" table:formula="of:=([.I106]/[.D106])%" office:value-type="percentage" office:value="0.000206311771024252" calcext:value-type="percentage">
            <text:p>0,0206311771%</text:p>
          </table:table-cell>
          <table:table-cell table:style-name="ce38"/>
          <table:table-cell/>
          <table:table-cell office:value-type="float" office:value="97" calcext:value-type="float">
            <text:p>97</text:p>
          </table:table-cell>
          <table:table-cell office:value-type="float" office:value="0.990224108975392" calcext:value-type="float">
            <text:p>0,990224109</text:p>
          </table:table-cell>
          <table:table-cell office:value-type="float" office:value="0.990346412905842" calcext:value-type="float">
            <text:p>0,9903464129</text:p>
          </table:table-cell>
          <table:table-cell table:formula="of:=[.O106]-[.N106]" office:value-type="float" office:value="0.000122303930449985" calcext:value-type="float">
            <text:p>0,0001223039</text:p>
          </table:table-cell>
          <table:table-cell table:style-name="ce36" table:formula="of:=([.P106]/[.O106])%" office:value-type="percentage" office:value="0.00000123496110911684" calcext:value-type="percentage">
            <text:p>0,0001234961%</text:p>
          </table:table-cell>
          <table:table-cell table:style-name="ce33" table:formula="of:=[.$H$2] * [.$S$7]" office:value-type="float" office:value="0.000082655772499877" calcext:value-type="float">
            <text:p>8,2655772499877E-005</text:p>
          </table:table-cell>
          <table:table-cell table:formula="of:=[.N106]+[.R106]" office:value-type="float" office:value="0.990306764747892" calcext:value-type="float">
            <text:p>0,9903067647</text:p>
          </table:table-cell>
          <table:table-cell table:formula="of:=-[.S106]+[.O106]" office:value-type="float" office:value="0.0000396481579501007" calcext:value-type="float">
            <text:p>3,96481579501007E-005</text:p>
          </table:table-cell>
          <table:table-cell table:style-name="ce36" table:formula="of:=([.T106]/[.O106])%" office:value-type="percentage" office:value="0.000000400346357927316" calcext:value-type="percentage">
            <text:p>0,0000400346%</text:p>
          </table:table-cell>
          <table:table-cell table:number-columns-repeated="18"/>
        </table:table-row>
        <table:table-row table:style-name="ro1">
          <table:table-cell/>
          <table:table-cell office:value-type="float" office:value="98" calcext:value-type="float">
            <text:p>98</text:p>
          </table:table-cell>
          <table:table-cell office:value-type="float" office:value="0.84575825599511" calcext:value-type="float">
            <text:p>0,845758256</text:p>
          </table:table-cell>
          <table:table-cell office:value-type="float" office:value="0.906604449408076" calcext:value-type="float">
            <text:p>0,9066044494</text:p>
          </table:table-cell>
          <table:table-cell table:formula="of:=[.D107]-[.C107]" office:value-type="float" office:value="0.060846193412966" calcext:value-type="float">
            <text:p>0,0608461934</text:p>
          </table:table-cell>
          <table:table-cell table:formula="of:=([.E107]/[.D107])%" office:value-type="percentage" office:value="0.000671143776678933" calcext:value-type="percentage">
            <text:p>0,0671143777%</text:p>
          </table:table-cell>
          <table:table-cell table:style-name="ce33" table:formula="of:=[.$H$2] * [.$H$7]" office:value-type="float" office:value="0.0423382611652193" calcext:value-type="float">
            <text:p>0,0423382612</text:p>
          </table:table-cell>
          <table:table-cell table:style-name="ce37" table:formula="of:=[.C107]+[.G107]" office:value-type="float" office:value="0.888096517160329" calcext:value-type="float">
            <text:p>0,8880965172</text:p>
          </table:table-cell>
          <table:table-cell table:style-name="ce37" table:formula="of:=-[.H107]+[.D107]" office:value-type="float" office:value="0.0185079322477467" calcext:value-type="float">
            <text:p>0,0185079322</text:p>
          </table:table-cell>
          <table:table-cell table:style-name="ce36" table:formula="of:=([.I107]/[.D107])%" office:value-type="percentage" office:value="0.000204145614549218" calcext:value-type="percentage">
            <text:p>0,0204145615%</text:p>
          </table:table-cell>
          <table:table-cell table:style-name="ce38"/>
          <table:table-cell/>
          <table:table-cell office:value-type="float" office:value="98" calcext:value-type="float">
            <text:p>98</text:p>
          </table:table-cell>
          <table:table-cell office:value-type="float" office:value="0.990125473230159" calcext:value-type="float">
            <text:p>0,9901254732</text:p>
          </table:table-cell>
          <table:table-cell office:value-type="float" office:value="0.990247378264551" calcext:value-type="float">
            <text:p>0,9902473783</text:p>
          </table:table-cell>
          <table:table-cell table:formula="of:=[.O107]-[.N107]" office:value-type="float" office:value="0.000121905034392023" calcext:value-type="float">
            <text:p>0,000121905</text:p>
          </table:table-cell>
          <table:table-cell table:style-name="ce36" table:formula="of:=([.P107]/[.O107])%" office:value-type="percentage" office:value="0.00000123105637104538" calcext:value-type="percentage">
            <text:p>0,0001231056%</text:p>
          </table:table-cell>
          <table:table-cell table:style-name="ce33" table:formula="of:=[.$H$2] * [.$S$7]" office:value-type="float" office:value="0.000082655772499877" calcext:value-type="float">
            <text:p>8,2655772499877E-005</text:p>
          </table:table-cell>
          <table:table-cell table:formula="of:=[.N107]+[.R107]" office:value-type="float" office:value="0.990208129002659" calcext:value-type="float">
            <text:p>0,990208129</text:p>
          </table:table-cell>
          <table:table-cell table:formula="of:=-[.S107]+[.O107]" office:value-type="float" office:value="0.0000392492618921381" calcext:value-type="float">
            <text:p>3,92492618921381E-005</text:p>
          </table:table-cell>
          <table:table-cell table:style-name="ce36" table:formula="of:=([.T107]/[.O107])%" office:value-type="percentage" office:value="0.000000396358150033753" calcext:value-type="percentage">
            <text:p>0,0000396358%</text:p>
          </table:table-cell>
          <table:table-cell table:number-columns-repeated="18"/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office:value-type="float" office:value="0.845066211474075" calcext:value-type="float">
            <text:p>0,8450662115</text:p>
          </table:table-cell>
          <table:table-cell office:value-type="float" office:value="0.905697844958667" calcext:value-type="float">
            <text:p>0,905697845</text:p>
          </table:table-cell>
          <table:table-cell table:formula="of:=[.D108]-[.C108]" office:value-type="float" office:value="0.0606316334845921" calcext:value-type="float">
            <text:p>0,0606316335</text:p>
          </table:table-cell>
          <table:table-cell table:formula="of:=([.E108]/[.D108])%" office:value-type="percentage" office:value="0.000669446591068786" calcext:value-type="percentage">
            <text:p>0,0669446591%</text:p>
          </table:table-cell>
          <table:table-cell table:style-name="ce33" table:formula="of:=[.$H$2] * [.$H$7]" office:value-type="float" office:value="0.0423382611652193" calcext:value-type="float">
            <text:p>0,0423382612</text:p>
          </table:table-cell>
          <table:table-cell table:style-name="ce37" table:formula="of:=[.C108]+[.G108]" office:value-type="float" office:value="0.887404472639294" calcext:value-type="float">
            <text:p>0,8874044726</text:p>
          </table:table-cell>
          <table:table-cell table:style-name="ce37" table:formula="of:=-[.H108]+[.D108]" office:value-type="float" office:value="0.0182933723193728" calcext:value-type="float">
            <text:p>0,0182933723</text:p>
          </table:table-cell>
          <table:table-cell table:style-name="ce36" table:formula="of:=([.I108]/[.D108])%" office:value-type="percentage" office:value="0.000201980963311313" calcext:value-type="percentage">
            <text:p>0,0201980963%</text:p>
          </table:table-cell>
          <table:table-cell table:style-name="ce38"/>
          <table:table-cell/>
          <table:table-cell office:value-type="float" office:value="99" calcext:value-type="float">
            <text:p>99</text:p>
          </table:table-cell>
          <table:table-cell office:value-type="float" office:value="0.990026846513369" calcext:value-type="float">
            <text:p>0,9900268465</text:p>
          </table:table-cell>
          <table:table-cell office:value-type="float" office:value="0.990148353526724" calcext:value-type="float">
            <text:p>0,9901483535</text:p>
          </table:table-cell>
          <table:table-cell table:formula="of:=[.O108]-[.N108]" office:value-type="float" office:value="0.000121507013355004" calcext:value-type="float">
            <text:p>0,000121507</text:p>
          </table:table-cell>
          <table:table-cell table:style-name="ce36" table:formula="of:=([.P108]/[.O108])%" office:value-type="percentage" office:value="0.0000012271596768605" calcext:value-type="percentage">
            <text:p>0,0001227160%</text:p>
          </table:table-cell>
          <table:table-cell table:style-name="ce33" table:formula="of:=[.$H$2] * [.$S$7]" office:value-type="float" office:value="0.000082655772499877" calcext:value-type="float">
            <text:p>8,2655772499877E-005</text:p>
          </table:table-cell>
          <table:table-cell table:formula="of:=[.N108]+[.R108]" office:value-type="float" office:value="0.990109502285869" calcext:value-type="float">
            <text:p>0,9901095023</text:p>
          </table:table-cell>
          <table:table-cell table:formula="of:=-[.S108]+[.O108]" office:value-type="float" office:value="0.00003885124085512" calcext:value-type="float">
            <text:p>3,885124085512E-005</text:p>
          </table:table-cell>
          <table:table-cell table:style-name="ce36" table:formula="of:=([.T108]/[.O108])%" office:value-type="percentage" office:value="0.000000392377977678964" calcext:value-type="percentage">
            <text:p>0,0000392378%</text:p>
          </table:table-cell>
          <table:table-cell table:number-columns-repeated="18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0.84437452664354" calcext:value-type="float">
            <text:p>0,8443745266</text:p>
          </table:table-cell>
          <table:table-cell office:value-type="float" office:value="0.904792147113709" calcext:value-type="float">
            <text:p>0,9047921471</text:p>
          </table:table-cell>
          <table:table-cell table:formula="of:=[.D109]-[.C109]" office:value-type="float" office:value="0.0604176204701691" calcext:value-type="float">
            <text:p>0,0604176205</text:p>
          </table:table-cell>
          <table:table-cell table:formula="of:=([.E109]/[.D109])%" office:value-type="percentage" office:value="0.000667751379837915" calcext:value-type="percentage">
            <text:p>0,0667751380%</text:p>
          </table:table-cell>
          <table:table-cell table:style-name="ce33" table:formula="of:=[.$H$2] * [.$H$7]" office:value-type="float" office:value="0.0423382611652193" calcext:value-type="float">
            <text:p>0,0423382612</text:p>
          </table:table-cell>
          <table:table-cell table:style-name="ce37" table:formula="of:=[.C109]+[.G109]" office:value-type="float" office:value="0.886712787808759" calcext:value-type="float">
            <text:p>0,8867127878</text:p>
          </table:table-cell>
          <table:table-cell table:style-name="ce37" table:formula="of:=-[.H109]+[.D109]" office:value-type="float" office:value="0.0180793593049498" calcext:value-type="float">
            <text:p>0,0180793593</text:p>
          </table:table-cell>
          <table:table-cell table:style-name="ce36" table:formula="of:=([.I109]/[.D109])%" office:value-type="percentage" office:value="0.000199817818519124" calcext:value-type="percentage">
            <text:p>0,0199817819%</text:p>
          </table:table-cell>
          <table:table-cell table:style-name="ce38"/>
          <table:table-cell/>
          <table:table-cell office:value-type="float" office:value="100" calcext:value-type="float">
            <text:p>100</text:p>
          </table:table-cell>
          <table:table-cell office:value-type="float" office:value="0.989928228825022" calcext:value-type="float">
            <text:p>0,9899282288</text:p>
          </table:table-cell>
          <table:table-cell office:value-type="float" office:value="0.990049338691372" calcext:value-type="float">
            <text:p>0,9900493387</text:p>
          </table:table-cell>
          <table:table-cell table:formula="of:=[.O109]-[.N109]" office:value-type="float" office:value="0.000121109866350055" calcext:value-type="float">
            <text:p>0,0001211099</text:p>
          </table:table-cell>
          <table:table-cell table:style-name="ce36" table:formula="of:=([.P109]/[.O109])%" office:value-type="percentage" office:value="0.00000122327101909804" calcext:value-type="percentage">
            <text:p>0,0001223271%</text:p>
          </table:table-cell>
          <table:table-cell table:style-name="ce33" table:formula="of:=[.$H$2] * [.$S$7]" office:value-type="float" office:value="0.000082655772499877" calcext:value-type="float">
            <text:p>8,2655772499877E-005</text:p>
          </table:table-cell>
          <table:table-cell table:formula="of:=[.N109]+[.R109]" office:value-type="float" office:value="0.990010884597522" calcext:value-type="float">
            <text:p>0,9900108846</text:p>
          </table:table-cell>
          <table:table-cell table:formula="of:=-[.S109]+[.O109]" office:value-type="float" office:value="0.000038454093850171" calcext:value-type="float">
            <text:p>3,8454093850171E-005</text:p>
          </table:table-cell>
          <table:table-cell table:style-name="ce36" table:formula="of:=([.T109]/[.O109])%" office:value-type="percentage" office:value="0.000000388405833397927" calcext:value-type="percentage">
            <text:p>0,0000388406%</text:p>
          </table:table-cell>
          <table:table-cell table:number-columns-repeated="18"/>
        </table:table-row>
        <table:table-row table:style-name="ro1" table:number-rows-repeated="11">
          <table:table-cell table:number-columns-repeated="39"/>
        </table:table-row>
        <table:table-row table:style-name="ro1">
          <table:table-cell/>
          <table:table-cell table:style-name="ce10" office:value-type="string" calcext:value-type="string" table:number-columns-spanned="9" table:number-rows-spanned="1">
            <text:p>2 <text:s/>caminos disjuntos de long l </text:p>
          </table:table-cell>
          <table:covered-table-cell table:number-columns-repeated="8"/>
          <table:table-cell table:number-columns-repeated="29"/>
        </table:table-row>
        <table:table-row table:style-name="ro1">
          <table:table-cell/>
          <table:table-cell office:value-type="string" calcext:value-type="string">
            <text:p>(N=1024,n=2,a=0.999)</text:p>
          </table:table-cell>
          <table:table-cell table:number-columns-repeated="37"/>
        </table:table-row>
        <table:table-row table:style-name="ro1">
          <table:table-cell/>
          <table:table-cell table:style-name="ce10" office:value-type="string" calcext:value-type="string" table:number-columns-spanned="5" table:number-rows-spanned="1">
            <text:p>A=0.999</text:p>
          </table:table-cell>
          <table:covered-table-cell table:number-columns-repeated="4"/>
          <table:table-cell table:number-columns-repeated="33"/>
        </table:table-row>
        <table:table-row table:style-name="ro1">
          <table:table-cell/>
          <table:table-cell office:value-type="string" calcext:value-type="string">
            <text:p>l </text:p>
          </table:table-cell>
          <table:table-cell office:value-type="string" calcext:value-type="string">
            <text:p>av</text:p>
          </table:table-cell>
          <table:table-cell office:value-type="string" calcext:value-type="string">
            <text:p>exacto</text:p>
          </table:table-cell>
          <table:table-cell office:value-type="string" calcext:value-type="string">
            <text:p>eabs</text:p>
          </table:table-cell>
          <table:table-cell office:value-type="string" calcext:value-type="string">
            <text:p>erel</text:p>
          </table:table-cell>
          <table:table-cell office:value-type="string" calcext:value-type="string">
            <text:p>Dnn()</text:p>
          </table:table-cell>
          <table:table-cell office:value-type="string" calcext:value-type="string">
            <text:p>aproc</text:p>
          </table:table-cell>
          <table:table-cell office:value-type="string" calcext:value-type="string">
            <text:p>eabs2</text:p>
          </table:table-cell>
          <table:table-cell office:value-type="string" calcext:value-type="string">
            <text:p>erel</text:p>
          </table:table-cell>
          <table:table-cell table:number-columns-repeated="2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915323117979062" calcext:value-type="float">
            <text:p>0,915323118</text:p>
          </table:table-cell>
          <table:table-cell office:value-type="float" office:value="0.999999" calcext:value-type="float">
            <text:p>0,999999</text:p>
          </table:table-cell>
          <table:table-cell table:formula="of:=[.D125]-[.C125]" office:value-type="float" office:value="0.0846758820209379" calcext:value-type="float">
            <text:p>0,084675882</text:p>
          </table:table-cell>
          <table:table-cell table:formula="of:=([.E125]/[.D125])%" office:value-type="percentage" office:value="0.000846759666969047" calcext:value-type="percentage">
            <text:p>0,0846759667%</text:p>
          </table:table-cell>
          <table:table-cell table:style-name="ce33" office:value-type="float" office:value="0.0846765223304386" calcext:value-type="float">
            <text:p>0,0846765223</text:p>
          </table:table-cell>
          <table:table-cell table:style-name="ce37" table:formula="of:=[.C125]-[.G125]" office:value-type="float" office:value="0.830646595648624" calcext:value-type="float">
            <text:p>0,8306465956</text:p>
          </table:table-cell>
          <table:table-cell table:style-name="ce37" table:formula="of:=[.H125]-[.D125]" office:value-type="float" office:value="-0.169352404351376" calcext:value-type="float">
            <text:p>-0,1693524044</text:p>
          </table:table-cell>
          <table:table-cell table:style-name="ce36" table:formula="of:=([.I125]/[.D125])%" office:value-type="percentage" office:value="-0.0016935257370395" calcext:value-type="percentage">
            <text:p>-0,1693525737%</text:p>
          </table:table-cell>
          <table:table-cell table:number-columns-repeated="29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.915322038907563" calcext:value-type="float">
            <text:p>0,9153220389</text:p>
          </table:table-cell>
          <table:table-cell office:value-type="float" office:value="0.999996003999" calcext:value-type="float">
            <text:p>0,999996004</text:p>
          </table:table-cell>
          <table:table-cell table:formula="of:=[.D126]-[.C126]" office:value-type="float" office:value="0.084673965091437" calcext:value-type="float">
            <text:p>0,0846739651</text:p>
          </table:table-cell>
          <table:table-cell table:formula="of:=([.E126]/[.D126])%" office:value-type="percentage" office:value="0.000846743034500379" calcext:value-type="percentage">
            <text:p>0,0846743035%</text:p>
          </table:table-cell>
          <table:table-cell table:style-name="ce33" office:value-type="float" office:value="0.0846765223304386" calcext:value-type="float">
            <text:p>0,0846765223</text:p>
          </table:table-cell>
          <table:table-cell table:style-name="ce37" table:formula="of:=[.C126]+[.G126]" office:value-type="float" office:value="0.999998561238002" calcext:value-type="float">
            <text:p>0,9999985612</text:p>
          </table:table-cell>
          <table:table-cell table:style-name="ce37" table:formula="of:=[.H126]-[.D126]" office:value-type="float" office:value="0.00000255723900155491" calcext:value-type="float">
            <text:p>2,55723900155491E-006</text:p>
          </table:table-cell>
          <table:table-cell table:style-name="ce36" table:formula="of:=([.I126]/[.D126])%" office:value-type="percentage" office:value="0.0000000255724922076944" calcext:value-type="percentage">
            <text:p>0,0000025572%</text:p>
          </table:table-cell>
          <table:table-cell table:number-columns-repeated="29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0.915320240455066" calcext:value-type="float">
            <text:p>0,9153202405</text:p>
          </table:table-cell>
          <table:table-cell office:value-type="float" office:value="0.999991017985006" calcext:value-type="float">
            <text:p>0,999991018</text:p>
          </table:table-cell>
          <table:table-cell table:formula="of:=[.D127]-[.C127]" office:value-type="float" office:value="0.08467077752994" calcext:value-type="float">
            <text:p>0,0846707775</text:p>
          </table:table-cell>
          <table:table-cell table:formula="of:=([.E127]/[.D127])%" office:value-type="percentage" office:value="0.000846715380509644" calcext:value-type="percentage">
            <text:p>0,0846715381%</text:p>
          </table:table-cell>
          <table:table-cell table:style-name="ce33" office:value-type="float" office:value="0.0846765223304386" calcext:value-type="float">
            <text:p>0,0846765223</text:p>
          </table:table-cell>
          <table:table-cell table:style-name="ce37" table:formula="of:=[.C127]+[.G127]" office:value-type="float" office:value="0.999996762785505" calcext:value-type="float">
            <text:p>0,9999967628</text:p>
          </table:table-cell>
          <table:table-cell table:style-name="ce37" table:formula="of:=[.H127]-[.D127]" office:value-type="float" office:value="0.00000574480049853054" calcext:value-type="float">
            <text:p>5,74480049853054E-006</text:p>
          </table:table-cell>
          <table:table-cell table:style-name="ce36" table:formula="of:=([.I127]/[.D127])%" office:value-type="percentage" office:value="0.0000000574485209887823" calcext:value-type="percentage">
            <text:p>0,0000057449%</text:p>
          </table:table-cell>
          <table:table-cell table:number-columns-repeated="29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.915317722621569" calcext:value-type="float">
            <text:p>0,9153177226</text:p>
          </table:table-cell>
          <table:table-cell office:value-type="float" office:value="0.999984047932056" calcext:value-type="float">
            <text:p>0,9999840479</text:p>
          </table:table-cell>
          <table:table-cell table:formula="of:=[.D128]-[.C128]" office:value-type="float" office:value="0.084666325310487" calcext:value-type="float">
            <text:p>0,0846663253</text:p>
          </table:table-cell>
          <table:table-cell table:formula="of:=([.E128]/[.D128])%" office:value-type="percentage" office:value="0.000846676759350058" calcext:value-type="percentage">
            <text:p>0,0846676759%</text:p>
          </table:table-cell>
          <table:table-cell table:style-name="ce33" office:value-type="float" office:value="0.0846765223304386" calcext:value-type="float">
            <text:p>0,0846765223</text:p>
          </table:table-cell>
          <table:table-cell table:style-name="ce37" table:formula="of:=[.C128]+[.G128]" office:value-type="float" office:value="0.999994244952008" calcext:value-type="float">
            <text:p>0,999994245</text:p>
          </table:table-cell>
          <table:table-cell table:style-name="ce37" table:formula="of:=[.H128]-[.D128]" office:value-type="float" office:value="0.00001019701995153" calcext:value-type="float">
            <text:p>0,000010197</text:p>
          </table:table-cell>
          <table:table-cell table:style-name="ce36" table:formula="of:=([.I128]/[.D128])%" office:value-type="percentage" office:value="0.00000010197182618124" calcext:value-type="percentage">
            <text:p>0,0000101972%</text:p>
          </table:table-cell>
          <table:table-cell table:number-columns-repeated="29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.915314485407074" calcext:value-type="float">
            <text:p>0,9153144854</text:p>
          </table:table-cell>
          <table:table-cell office:value-type="float" office:value="0.99997509980025" calcext:value-type="float">
            <text:p>0,9999750998</text:p>
          </table:table-cell>
          <table:table-cell table:formula="of:=[.D129]-[.C129]" office:value-type="float" office:value="0.084660614393176" calcext:value-type="float">
            <text:p>0,0846606144</text:p>
          </table:table-cell>
          <table:table-cell table:formula="of:=([.E129]/[.D129])%" office:value-type="percentage" office:value="0.000846627225118779" calcext:value-type="percentage">
            <text:p>0,0846627225%</text:p>
          </table:table-cell>
          <table:table-cell table:style-name="ce33" office:value-type="float" office:value="0.0846765223304386" calcext:value-type="float">
            <text:p>0,0846765223</text:p>
          </table:table-cell>
          <table:table-cell table:style-name="ce37" table:formula="of:=[.C129]+[.G129]" office:value-type="float" office:value="0.999991007737513" calcext:value-type="float">
            <text:p>0,9999910077</text:p>
          </table:table-cell>
          <table:table-cell table:style-name="ce37" table:formula="of:=[.H129]-[.D129]" office:value-type="float" office:value="0.0000159079372626936" calcext:value-type="float">
            <text:p>1,59079372626936E-005</text:p>
          </table:table-cell>
          <table:table-cell table:style-name="ce36" table:formula="of:=([.I129]/[.D129])%" office:value-type="percentage" office:value="0.000000159083333833725" calcext:value-type="percentage">
            <text:p>0,0000159083%</text:p>
          </table:table-cell>
          <table:table-cell table:number-columns-repeated="29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0.915310528811579" calcext:value-type="float">
            <text:p>0,9153105288</text:p>
          </table:table-cell>
          <table:table-cell office:value-type="float" office:value="0.999964179535779" calcext:value-type="float">
            <text:p>0,9999641795</text:p>
          </table:table-cell>
          <table:table-cell table:formula="of:=[.D130]-[.C130]" office:value-type="float" office:value="0.0846536507242001" calcext:value-type="float">
            <text:p>0,0846536507</text:p>
          </table:table-cell>
          <table:table-cell table:formula="of:=([.E130]/[.D130])%" office:value-type="percentage" office:value="0.000846566831658902" calcext:value-type="percentage">
            <text:p>0,0846566832%</text:p>
          </table:table-cell>
          <table:table-cell table:style-name="ce33" office:value-type="float" office:value="0.0846765223304386" calcext:value-type="float">
            <text:p>0,0846765223</text:p>
          </table:table-cell>
          <table:table-cell table:style-name="ce37" table:formula="of:=[.C130]+[.G130]" office:value-type="float" office:value="0.999987051142018" calcext:value-type="float">
            <text:p>0,9999870511</text:p>
          </table:table-cell>
          <table:table-cell table:style-name="ce37" table:formula="of:=[.H130]-[.D130]" office:value-type="float" office:value="0.0000228716062385947" calcext:value-type="float">
            <text:p>2,28716062385947E-005</text:p>
          </table:table-cell>
          <table:table-cell table:style-name="ce36" table:formula="of:=([.I130]/[.D130])%" office:value-type="percentage" office:value="0.000000228724255397175" calcext:value-type="percentage">
            <text:p>0,0000228724%</text:p>
          </table:table-cell>
          <table:table-cell table:number-columns-repeated="29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0.915305852835086" calcext:value-type="float">
            <text:p>0,9153058528</text:p>
          </table:table-cell>
          <table:table-cell office:value-type="float" office:value="0.999951293070957" calcext:value-type="float">
            <text:p>0,9999512931</text:p>
          </table:table-cell>
          <table:table-cell table:formula="of:=[.D131]-[.C131]" office:value-type="float" office:value="0.0846454402358711" calcext:value-type="float">
            <text:p>0,0846454402</text:p>
          </table:table-cell>
          <table:table-cell table:formula="of:=([.E131]/[.D131])%" office:value-type="percentage" office:value="0.000846495632561421" calcext:value-type="percentage">
            <text:p>0,0846495633%</text:p>
          </table:table-cell>
          <table:table-cell table:style-name="ce33" office:value-type="float" office:value="0.0846765223304386" calcext:value-type="float">
            <text:p>0,0846765223</text:p>
          </table:table-cell>
          <table:table-cell table:style-name="ce37" table:formula="of:=[.C131]+[.G131]" office:value-type="float" office:value="0.999982375165525" calcext:value-type="float">
            <text:p>0,9999823752</text:p>
          </table:table-cell>
          <table:table-cell table:style-name="ce37" table:formula="of:=[.H131]-[.D131]" office:value-type="float" office:value="0.0000310820945674806" calcext:value-type="float">
            <text:p>3,10820945674806E-005</text:p>
          </table:table-cell>
          <table:table-cell table:style-name="ce36" table:formula="of:=([.I131]/[.D131])%" office:value-type="percentage" office:value="0.000000310836085547079" calcext:value-type="percentage">
            <text:p>0,0000310836%</text:p>
          </table:table-cell>
          <table:table-cell table:number-columns-repeated="29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0.915300457477593" calcext:value-type="float">
            <text:p>0,9153004575</text:p>
          </table:table-cell>
          <table:table-cell office:value-type="float" office:value="0.999936446324248" calcext:value-type="float">
            <text:p>0,9999364463</text:p>
          </table:table-cell>
          <table:table-cell table:formula="of:=[.D132]-[.C132]" office:value-type="float" office:value="0.084635988846655" calcext:value-type="float">
            <text:p>0,0846359888</text:p>
          </table:table-cell>
          <table:table-cell table:formula="of:=([.E132]/[.D132])%" office:value-type="percentage" office:value="0.000846413681167189" calcext:value-type="percentage">
            <text:p>0,0846413681%</text:p>
          </table:table-cell>
          <table:table-cell table:style-name="ce33" office:value-type="float" office:value="0.0846765223304386" calcext:value-type="float">
            <text:p>0,0846765223</text:p>
          </table:table-cell>
          <table:table-cell table:style-name="ce37" table:formula="of:=[.C132]+[.G132]" office:value-type="float" office:value="0.999976979808032" calcext:value-type="float">
            <text:p>0,9999769798</text:p>
          </table:table-cell>
          <table:table-cell table:style-name="ce37" table:formula="of:=[.H132]-[.D132]" office:value-type="float" office:value="0.0000405334837835225" calcext:value-type="float">
            <text:p>4,05334837835225E-005</text:p>
          </table:table-cell>
          <table:table-cell table:style-name="ce36" table:formula="of:=([.I132]/[.D132])%" office:value-type="percentage" office:value="0.000000405360599998021" calcext:value-type="percentage">
            <text:p>0,0000405361%</text:p>
          </table:table-cell>
          <table:table-cell table:number-columns-repeated="29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0.915294342739102" calcext:value-type="float">
            <text:p>0,9152943427</text:p>
          </table:table-cell>
          <table:table-cell office:value-type="float" office:value="0.999919645200298" calcext:value-type="float">
            <text:p>0,9999196452</text:p>
          </table:table-cell>
          <table:table-cell table:formula="of:=[.D133]-[.C133]" office:value-type="float" office:value="0.084625302461196" calcext:value-type="float">
            <text:p>0,0846253025</text:p>
          </table:table-cell>
          <table:table-cell table:formula="of:=([.E133]/[.D133])%" office:value-type="percentage" office:value="0.000846321030568851" calcext:value-type="percentage">
            <text:p>0,0846321031%</text:p>
          </table:table-cell>
          <table:table-cell table:style-name="ce33" office:value-type="float" office:value="0.0846765223304386" calcext:value-type="float">
            <text:p>0,0846765223</text:p>
          </table:table-cell>
          <table:table-cell table:style-name="ce37" table:formula="of:=[.C133]+[.G133]" office:value-type="float" office:value="0.999970865069541" calcext:value-type="float">
            <text:p>0,9999708651</text:p>
          </table:table-cell>
          <table:table-cell table:style-name="ce37" table:formula="of:=[.H133]-[.D133]" office:value-type="float" office:value="0.0000512198692426136" calcext:value-type="float">
            <text:p>5,12198692426136E-005</text:p>
          </table:table-cell>
          <table:table-cell table:style-name="ce36" table:formula="of:=([.I133]/[.D133])%" office:value-type="percentage" office:value="0.000000512239853361393" calcext:value-type="percentage">
            <text:p>0,0000512240%</text:p>
          </table:table-cell>
          <table:table-cell table:number-columns-repeated="29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915287508619612" calcext:value-type="float">
            <text:p>0,9152875086</text:p>
          </table:table-cell>
          <table:table-cell office:value-type="float" office:value="0.999900895589962" calcext:value-type="float">
            <text:p>0,9999008956</text:p>
          </table:table-cell>
          <table:table-cell table:formula="of:=[.D134]-[.C134]" office:value-type="float" office:value="0.08461338697035" calcext:value-type="float">
            <text:p>0,084613387</text:p>
          </table:table-cell>
          <table:table-cell table:formula="of:=([.E134]/[.D134])%" office:value-type="percentage" office:value="0.000846217733612755" calcext:value-type="percentage">
            <text:p>0,0846217734%</text:p>
          </table:table-cell>
          <table:table-cell table:style-name="ce33" office:value-type="float" office:value="0.0846765223304386" calcext:value-type="float">
            <text:p>0,0846765223</text:p>
          </table:table-cell>
          <table:table-cell table:style-name="ce37" table:formula="of:=[.C134]+[.G134]" office:value-type="float" office:value="0.99996403095005" calcext:value-type="float">
            <text:p>0,999964031</text:p>
          </table:table-cell>
          <table:table-cell table:style-name="ce37" table:formula="of:=[.H134]-[.D134]" office:value-type="float" office:value="0.0000631353600885065" calcext:value-type="float">
            <text:p>6,31353600885065E-005</text:p>
          </table:table-cell>
          <table:table-cell table:style-name="ce36" table:formula="of:=([.I134]/[.D134])%" office:value-type="percentage" office:value="0.000000631416177012777" calcext:value-type="percentage">
            <text:p>0,0000631416%</text:p>
          </table:table-cell>
          <table:table-cell table:number-columns-repeated="29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0.915279955119122" calcext:value-type="float">
            <text:p>0,9152799551</text:p>
          </table:table-cell>
          <table:table-cell office:value-type="float" office:value="0.999880203370336" calcext:value-type="float">
            <text:p>0,9998802034</text:p>
          </table:table-cell>
          <table:table-cell table:formula="of:=[.D135]-[.C135]" office:value-type="float" office:value="0.084600248251214" calcext:value-type="float">
            <text:p>0,0846002483</text:p>
          </table:table-cell>
          <table:table-cell table:formula="of:=([.E135]/[.D135])%" office:value-type="percentage" office:value="0.000846103842900869" calcext:value-type="percentage">
            <text:p>0,0846103843%</text:p>
          </table:table-cell>
          <table:table-cell table:style-name="ce33" office:value-type="float" office:value="0.0846765223304386" calcext:value-type="float">
            <text:p>0,0846765223</text:p>
          </table:table-cell>
          <table:table-cell table:style-name="ce37" table:formula="of:=[.C135]+[.G135]" office:value-type="float" office:value="0.999956477449561" calcext:value-type="float">
            <text:p>0,9999564774</text:p>
          </table:table-cell>
          <table:table-cell table:style-name="ce37" table:formula="of:=[.H135]-[.D135]" office:value-type="float" office:value="0.0000762740792245031" calcext:value-type="float">
            <text:p>7,62740792245031E-005</text:p>
          </table:table-cell>
          <table:table-cell table:style-name="ce36" table:formula="of:=([.I135]/[.D135])%" office:value-type="percentage" office:value="0.000000762832176966611" calcext:value-type="percentage">
            <text:p>0,0000762832%</text:p>
          </table:table-cell>
          <table:table-cell table:number-columns-repeated="29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0.915271682237634" calcext:value-type="float">
            <text:p>0,9152716822</text:p>
          </table:table-cell>
          <table:table-cell office:value-type="float" office:value="0.999857574404788" calcext:value-type="float">
            <text:p>0,9998575744</text:p>
          </table:table-cell>
          <table:table-cell table:formula="of:=[.D136]-[.C136]" office:value-type="float" office:value="0.084585892167154" calcext:value-type="float">
            <text:p>0,0845858922</text:p>
          </table:table-cell>
          <table:table-cell table:formula="of:=([.E136]/[.D136])%" office:value-type="percentage" office:value="0.00084597941079266" calcext:value-type="percentage">
            <text:p>0,0845979411%</text:p>
          </table:table-cell>
          <table:table-cell table:style-name="ce33" office:value-type="float" office:value="0.0846765223304386" calcext:value-type="float">
            <text:p>0,0846765223</text:p>
          </table:table-cell>
          <table:table-cell table:style-name="ce37" table:formula="of:=[.C136]+[.G136]" office:value-type="float" office:value="0.999948204568073" calcext:value-type="float">
            <text:p>0,9999482046</text:p>
          </table:table-cell>
          <table:table-cell table:style-name="ce37" table:formula="of:=[.H136]-[.D136]" office:value-type="float" office:value="0.0000906301632846995" calcext:value-type="float">
            <text:p>9,06301632846995E-005</text:p>
          </table:table-cell>
          <table:table-cell table:style-name="ce36" table:formula="of:=([.I136]/[.D136])%" office:value-type="percentage" office:value="0.000000906430731782378" calcext:value-type="percentage">
            <text:p>0,0000906431%</text:p>
          </table:table-cell>
          <table:table-cell table:number-columns-repeated="29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0.915262689975146" calcext:value-type="float">
            <text:p>0,91526269</text:p>
          </table:table-cell>
          <table:table-cell office:value-type="float" office:value="0.99983301454298" calcext:value-type="float">
            <text:p>0,9998330145</text:p>
          </table:table-cell>
          <table:table-cell table:formula="of:=[.D137]-[.C137]" office:value-type="float" office:value="0.084570324567834" calcext:value-type="float">
            <text:p>0,0845703246</text:p>
          </table:table-cell>
          <table:table-cell table:formula="of:=([.E137]/[.D137])%" office:value-type="percentage" office:value="0.000845844489406972" calcext:value-type="percentage">
            <text:p>0,0845844489%</text:p>
          </table:table-cell>
          <table:table-cell table:style-name="ce33" office:value-type="float" office:value="0.0846765223304386" calcext:value-type="float">
            <text:p>0,0846765223</text:p>
          </table:table-cell>
          <table:table-cell table:style-name="ce37" table:formula="of:=[.C137]+[.G137]" office:value-type="float" office:value="0.999939212305585" calcext:value-type="float">
            <text:p>0,9999392123</text:p>
          </table:table-cell>
          <table:table-cell table:style-name="ce37" table:formula="of:=[.H137]-[.D137]" office:value-type="float" office:value="0.000106197762604565" calcext:value-type="float">
            <text:p>0,0001061978</text:p>
          </table:table-cell>
          <table:table-cell table:style-name="ce36" table:formula="of:=([.I137]/[.D137])%" office:value-type="percentage" office:value="0.00000106215499048216" calcext:value-type="percentage">
            <text:p>0,0001062155%</text:p>
          </table:table-cell>
          <table:table-cell table:number-columns-repeated="29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0.91525297833166" calcext:value-type="float">
            <text:p>0,9152529783</text:p>
          </table:table-cell>
          <table:table-cell office:value-type="float" office:value="0.999806529620906" calcext:value-type="float">
            <text:p>0,9998065296</text:p>
          </table:table-cell>
          <table:table-cell table:formula="of:=[.D138]-[.C138]" office:value-type="float" office:value="0.0845535512892461" calcext:value-type="float">
            <text:p>0,0845535513</text:p>
          </table:table-cell>
          <table:table-cell table:formula="of:=([.E138]/[.D138])%" office:value-type="percentage" office:value="0.000845699130623869" calcext:value-type="percentage">
            <text:p>0,0845699131%</text:p>
          </table:table-cell>
          <table:table-cell table:style-name="ce33" office:value-type="float" office:value="0.0846765223304386" calcext:value-type="float">
            <text:p>0,0846765223</text:p>
          </table:table-cell>
          <table:table-cell table:style-name="ce37" table:formula="of:=[.C138]+[.G138]" office:value-type="float" office:value="0.999929500662099" calcext:value-type="float">
            <text:p>0,9999295007</text:p>
          </table:table-cell>
          <table:table-cell table:style-name="ce37" table:formula="of:=[.H138]-[.D138]" office:value-type="float" office:value="0.00012297104119241" calcext:value-type="float">
            <text:p>0,000122971</text:p>
          </table:table-cell>
          <table:table-cell table:style-name="ce36" table:formula="of:=([.I138]/[.D138])%" office:value-type="percentage" office:value="0.00000122994837049606" calcext:value-type="percentage">
            <text:p>0,0001229948%</text:p>
          </table:table-cell>
          <table:table-cell table:number-columns-repeated="29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0.915242547307174" calcext:value-type="float">
            <text:p>0,9152425473</text:p>
          </table:table-cell>
          <table:table-cell office:value-type="float" office:value="0.999778125460918" calcext:value-type="float">
            <text:p>0,9997781255</text:p>
          </table:table-cell>
          <table:table-cell table:formula="of:=[.D139]-[.C139]" office:value-type="float" office:value="0.084535578153744" calcext:value-type="float">
            <text:p>0,0845355782</text:p>
          </table:table-cell>
          <table:table-cell table:formula="of:=([.E139]/[.D139])%" office:value-type="percentage" office:value="0.000845543386086504" calcext:value-type="percentage">
            <text:p>0,0845543386%</text:p>
          </table:table-cell>
          <table:table-cell table:style-name="ce33" office:value-type="float" office:value="0.0846765223304386" calcext:value-type="float">
            <text:p>0,0846765223</text:p>
          </table:table-cell>
          <table:table-cell table:style-name="ce37" table:formula="of:=[.C139]+[.G139]" office:value-type="float" office:value="0.999919069637613" calcext:value-type="float">
            <text:p>0,9999190696</text:p>
          </table:table-cell>
          <table:table-cell table:style-name="ce37" table:formula="of:=[.H139]-[.D139]" office:value-type="float" office:value="0.000140944176694524" calcext:value-type="float">
            <text:p>0,0001409442</text:p>
          </table:table-cell>
          <table:table-cell table:style-name="ce36" table:formula="of:=([.I139]/[.D139])%" office:value-type="percentage" office:value="0.00000140975455558637" calcext:value-type="percentage">
            <text:p>0,0001409755%</text:p>
          </table:table-cell>
          <table:table-cell table:number-columns-repeated="29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0.91523139690169" calcext:value-type="float">
            <text:p>0,9152313969</text:p>
          </table:table-cell>
          <table:table-cell office:value-type="float" office:value="0.999747807871753" calcext:value-type="float">
            <text:p>0,9997478079</text:p>
          </table:table-cell>
          <table:table-cell table:formula="of:=[.D140]-[.C140]" office:value-type="float" office:value="0.0845164109700631" calcext:value-type="float">
            <text:p>0,084516411</text:p>
          </table:table-cell>
          <table:table-cell table:formula="of:=([.E140]/[.D140])%" office:value-type="percentage" office:value="0.00084537730720291" calcext:value-type="percentage">
            <text:p>0,0845377307%</text:p>
          </table:table-cell>
          <table:table-cell table:style-name="ce33" office:value-type="float" office:value="0.0846765223304386" calcext:value-type="float">
            <text:p>0,0846765223</text:p>
          </table:table-cell>
          <table:table-cell table:style-name="ce37" table:formula="of:=[.C140]+[.G140]" office:value-type="float" office:value="0.999907919232128" calcext:value-type="float">
            <text:p>0,9999079192</text:p>
          </table:table-cell>
          <table:table-cell table:style-name="ce37" table:formula="of:=[.H140]-[.D140]" office:value-type="float" office:value="0.000160111360375415" calcext:value-type="float">
            <text:p>0,0001601114</text:p>
          </table:table-cell>
          <table:table-cell table:style-name="ce36" table:formula="of:=([.I140]/[.D140])%" office:value-type="percentage" office:value="0.00000160151749385713" calcext:value-type="percentage">
            <text:p>0,0001601517%</text:p>
          </table:table-cell>
          <table:table-cell table:number-columns-repeated="29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0.915219527115206" calcext:value-type="float">
            <text:p>0,9152195271</text:p>
          </table:table-cell>
          <table:table-cell office:value-type="float" office:value="0.999715582648565" calcext:value-type="float">
            <text:p>0,9997155826</text:p>
          </table:table-cell>
          <table:table-cell table:formula="of:=[.D141]-[.C141]" office:value-type="float" office:value="0.084496055533359" calcext:value-type="float">
            <text:p>0,0844960555</text:p>
          </table:table-cell>
          <table:table-cell table:formula="of:=([.E141]/[.D141])%" office:value-type="percentage" office:value="0.000845200945147837" calcext:value-type="percentage">
            <text:p>0,0845200945%</text:p>
          </table:table-cell>
          <table:table-cell table:style-name="ce33" office:value-type="float" office:value="0.0846765223304386" calcext:value-type="float">
            <text:p>0,0846765223</text:p>
          </table:table-cell>
          <table:table-cell table:style-name="ce37" table:formula="of:=[.C141]+[.G141]" office:value-type="float" office:value="0.999896049445645" calcext:value-type="float">
            <text:p>0,9998960494</text:p>
          </table:table-cell>
          <table:table-cell table:style-name="ce37" table:formula="of:=[.H141]-[.D141]" office:value-type="float" office:value="0.000180466797079504" calcext:value-type="float">
            <text:p>0,0001804668</text:p>
          </table:table-cell>
          <table:table-cell table:style-name="ce36" table:formula="of:=([.I141]/[.D141])%" office:value-type="percentage" office:value="0.0000018051813957098" calcext:value-type="percentage">
            <text:p>0,0001805181%</text:p>
          </table:table-cell>
          <table:table-cell table:number-columns-repeated="29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0.915206937947724" calcext:value-type="float">
            <text:p>0,9152069379</text:p>
          </table:table-cell>
          <table:table-cell office:value-type="float" office:value="0.999681455572954" calcext:value-type="float">
            <text:p>0,9996814556</text:p>
          </table:table-cell>
          <table:table-cell table:formula="of:=[.D142]-[.C142]" office:value-type="float" office:value="0.08447451762523" calcext:value-type="float">
            <text:p>0,0844745176</text:p>
          </table:table-cell>
          <table:table-cell table:formula="of:=([.E142]/[.D142])%" office:value-type="percentage" office:value="0.000845014350864538" calcext:value-type="percentage">
            <text:p>0,0845014351%</text:p>
          </table:table-cell>
          <table:table-cell table:style-name="ce33" office:value-type="float" office:value="0.0846765223304386" calcext:value-type="float">
            <text:p>0,0846765223</text:p>
          </table:table-cell>
          <table:table-cell table:style-name="ce37" table:formula="of:=[.C142]+[.G142]" office:value-type="float" office:value="0.999883460278163" calcext:value-type="float">
            <text:p>0,9998834603</text:p>
          </table:table-cell>
          <table:table-cell table:style-name="ce37" table:formula="of:=[.H142]-[.D142]" office:value-type="float" office:value="0.000202004705208703" calcext:value-type="float">
            <text:p>0,0002020047</text:p>
          </table:table-cell>
          <table:table-cell table:style-name="ce36" table:formula="of:=([.I142]/[.D142])%" office:value-type="percentage" office:value="0.00000202069073186178" calcext:value-type="percentage">
            <text:p>0,0002020691%</text:p>
          </table:table-cell>
          <table:table-cell table:number-columns-repeated="29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0.915193629399242" calcext:value-type="float">
            <text:p>0,9151936294</text:p>
          </table:table-cell>
          <table:table-cell office:value-type="float" office:value="0.999645432412992" calcext:value-type="float">
            <text:p>0,9996454324</text:p>
          </table:table-cell>
          <table:table-cell table:formula="of:=[.D143]-[.C143]" office:value-type="float" office:value="0.08445180301375" calcext:value-type="float">
            <text:p>0,084451803</text:p>
          </table:table-cell>
          <table:table-cell table:formula="of:=([.E143]/[.D143])%" office:value-type="percentage" office:value="0.000844817575066549" calcext:value-type="percentage">
            <text:p>0,0844817575%</text:p>
          </table:table-cell>
          <table:table-cell table:style-name="ce33" office:value-type="float" office:value="0.0846765223304386" calcext:value-type="float">
            <text:p>0,0846765223</text:p>
          </table:table-cell>
          <table:table-cell table:style-name="ce37" table:formula="of:=[.C143]+[.G143]" office:value-type="float" office:value="0.999870151729681" calcext:value-type="float">
            <text:p>0,9998701517</text:p>
          </table:table-cell>
          <table:table-cell table:style-name="ce37" table:formula="of:=[.H143]-[.D143]" office:value-type="float" office:value="0.000224719316688549" calcext:value-type="float">
            <text:p>0,0002247193</text:p>
          </table:table-cell>
          <table:table-cell table:style-name="ce36" table:formula="of:=([.I143]/[.D143])%" office:value-type="percentage" office:value="0.00000224799023136299" calcext:value-type="percentage">
            <text:p>0,0002247990%</text:p>
          </table:table-cell>
          <table:table-cell table:number-columns-repeated="29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0.915179601469762" calcext:value-type="float">
            <text:p>0,9151796015</text:p>
          </table:table-cell>
          <table:table-cell office:value-type="float" office:value="0.999607518923258" calcext:value-type="float">
            <text:p>0,9996075189</text:p>
          </table:table-cell>
          <table:table-cell table:formula="of:=[.D144]-[.C144]" office:value-type="float" office:value="0.084427917453496" calcext:value-type="float">
            <text:p>0,0844279175</text:p>
          </table:table-cell>
          <table:table-cell table:formula="of:=([.E144]/[.D144])%" office:value-type="percentage" office:value="0.000844610668239455" calcext:value-type="percentage">
            <text:p>0,0844610668%</text:p>
          </table:table-cell>
          <table:table-cell table:style-name="ce33" office:value-type="float" office:value="0.0846765223304386" calcext:value-type="float">
            <text:p>0,0846765223</text:p>
          </table:table-cell>
          <table:table-cell table:style-name="ce37" table:formula="of:=[.C144]+[.G144]" office:value-type="float" office:value="0.999856123800201" calcext:value-type="float">
            <text:p>0,9998561238</text:p>
          </table:table-cell>
          <table:table-cell table:style-name="ce37" table:formula="of:=[.H144]-[.D144]" office:value-type="float" office:value="0.00024860487694256" calcext:value-type="float">
            <text:p>0,0002486049</text:p>
          </table:table-cell>
          <table:table-cell table:style-name="ce36" table:formula="of:=([.I144]/[.D144])%" office:value-type="percentage" office:value="0.00000248702487963268" calcext:value-type="percentage">
            <text:p>0,0002487025%</text:p>
          </table:table-cell>
          <table:table-cell table:number-columns-repeated="29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0.915164854159283" calcext:value-type="float">
            <text:p>0,9151648542</text:p>
          </table:table-cell>
          <table:table-cell office:value-type="float" office:value="0.999567720844859" calcext:value-type="float">
            <text:p>0,9995677208</text:p>
          </table:table-cell>
          <table:table-cell table:formula="of:=[.D145]-[.C145]" office:value-type="float" office:value="0.0844028666855761" calcext:value-type="float">
            <text:p>0,0844028667</text:p>
          </table:table-cell>
          <table:table-cell table:formula="of:=([.E145]/[.D145])%" office:value-type="percentage" office:value="0.00084439368064264" calcext:value-type="percentage">
            <text:p>0,0844393681%</text:p>
          </table:table-cell>
          <table:table-cell table:style-name="ce33" office:value-type="float" office:value="0.0846765223304386" calcext:value-type="float">
            <text:p>0,0846765223</text:p>
          </table:table-cell>
          <table:table-cell table:style-name="ce37" table:formula="of:=[.C145]+[.G145]" office:value-type="float" office:value="0.999841376489722" calcext:value-type="float">
            <text:p>0,9998413765</text:p>
          </table:table-cell>
          <table:table-cell table:style-name="ce37" table:formula="of:=[.H145]-[.D145]" office:value-type="float" office:value="0.00027365564486248" calcext:value-type="float">
            <text:p>0,0002736556</text:p>
          </table:table-cell>
          <table:table-cell table:style-name="ce36" table:formula="of:=([.I145]/[.D145])%" office:value-type="percentage" office:value="0.00000273773991651847" calcext:value-type="percentage">
            <text:p>0,0002737740%</text:p>
          </table:table-cell>
          <table:table-cell table:number-columns-repeated="29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0.915149387467804" calcext:value-type="float">
            <text:p>0,9151493875</text:p>
          </table:table-cell>
          <table:table-cell office:value-type="float" office:value="0.999526043905468" calcext:value-type="float">
            <text:p>0,9995260439</text:p>
          </table:table-cell>
          <table:table-cell table:formula="of:=[.D146]-[.C146]" office:value-type="float" office:value="0.084376656437664" calcext:value-type="float">
            <text:p>0,0843766564</text:p>
          </table:table-cell>
          <table:table-cell table:formula="of:=([.E146]/[.D146])%" office:value-type="percentage" office:value="0.000844166662311042" calcext:value-type="percentage">
            <text:p>0,0844166662%</text:p>
          </table:table-cell>
          <table:table-cell table:style-name="ce33" office:value-type="float" office:value="0.0846765223304386" calcext:value-type="float">
            <text:p>0,0846765223</text:p>
          </table:table-cell>
          <table:table-cell table:style-name="ce37" table:formula="of:=[.C146]+[.G146]" office:value-type="float" office:value="0.999825909798243" calcext:value-type="float">
            <text:p>0,9998259098</text:p>
          </table:table-cell>
          <table:table-cell table:style-name="ce37" table:formula="of:=[.H146]-[.D146]" office:value-type="float" office:value="0.000299865892774642" calcext:value-type="float">
            <text:p>0,0002998659</text:p>
          </table:table-cell>
          <table:table-cell table:style-name="ce36" table:formula="of:=([.I146]/[.D146])%" office:value-type="percentage" office:value="0.00000300008083434306" calcext:value-type="percentage">
            <text:p>0,0003000081%</text:p>
          </table:table-cell>
          <table:table-cell table:number-columns-repeated="29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0.915133201395327" calcext:value-type="float">
            <text:p>0,9151332014</text:p>
          </table:table-cell>
          <table:table-cell office:value-type="float" office:value="0.999482493819344" calcext:value-type="float">
            <text:p>0,9994824938</text:p>
          </table:table-cell>
          <table:table-cell table:formula="of:=[.D147]-[.C147]" office:value-type="float" office:value="0.084349292424017" calcext:value-type="float">
            <text:p>0,0843492924</text:p>
          </table:table-cell>
          <table:table-cell table:formula="of:=([.E147]/[.D147])%" office:value-type="percentage" office:value="0.00084392966305684" calcext:value-type="percentage">
            <text:p>0,0843929663%</text:p>
          </table:table-cell>
          <table:table-cell table:style-name="ce33" office:value-type="float" office:value="0.0846765223304386" calcext:value-type="float">
            <text:p>0,0846765223</text:p>
          </table:table-cell>
          <table:table-cell table:style-name="ce37" table:formula="of:=[.C147]+[.G147]" office:value-type="float" office:value="0.999809723725766" calcext:value-type="float">
            <text:p>0,9998097237</text:p>
          </table:table-cell>
          <table:table-cell table:style-name="ce37" table:formula="of:=[.H147]-[.D147]" office:value-type="float" office:value="0.000327229906421644" calcext:value-type="float">
            <text:p>0,0003272299</text:p>
          </table:table-cell>
          <table:table-cell table:style-name="ce36" table:formula="of:=([.I147]/[.D147])%" office:value-type="percentage" office:value="0.00000327399337602508" calcext:value-type="percentage">
            <text:p>0,0003273993%</text:p>
          </table:table-cell>
          <table:table-cell table:number-columns-repeated="29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0.91511629594185" calcext:value-type="float">
            <text:p>0,9151162959</text:p>
          </table:table-cell>
          <table:table-cell office:value-type="float" office:value="0.999437076287366" calcext:value-type="float">
            <text:p>0,9994370763</text:p>
          </table:table-cell>
          <table:table-cell table:formula="of:=[.D148]-[.C148]" office:value-type="float" office:value="0.0843207803455162" calcext:value-type="float">
            <text:p>0,0843207803</text:p>
          </table:table-cell>
          <table:table-cell table:formula="of:=([.E148]/[.D148])%" office:value-type="percentage" office:value="0.000843682732471206" calcext:value-type="percentage">
            <text:p>0,0843682732%</text:p>
          </table:table-cell>
          <table:table-cell table:style-name="ce33" office:value-type="float" office:value="0.0846765223304386" calcext:value-type="float">
            <text:p>0,0846765223</text:p>
          </table:table-cell>
          <table:table-cell table:style-name="ce37" table:formula="of:=[.C148]+[.G148]" office:value-type="float" office:value="0.999792818272289" calcext:value-type="float">
            <text:p>0,9997928183</text:p>
          </table:table-cell>
          <table:table-cell table:style-name="ce37" table:formula="of:=[.H148]-[.D148]" office:value-type="float" office:value="0.000355741984922497" calcext:value-type="float">
            <text:p>0,000355742</text:p>
          </table:table-cell>
          <table:table-cell table:style-name="ce36" table:formula="of:=([.I148]/[.D148])%" office:value-type="percentage" office:value="0.00000355942353313841" calcext:value-type="percentage">
            <text:p>0,0003559424%</text:p>
          </table:table-cell>
          <table:table-cell table:number-columns-repeated="29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0.915098671107375" calcext:value-type="float">
            <text:p>0,9150986711</text:p>
          </table:table-cell>
          <table:table-cell office:value-type="float" office:value="0.999389796997062" calcext:value-type="float">
            <text:p>0,999389797</text:p>
          </table:table-cell>
          <table:table-cell table:formula="of:=[.D149]-[.C149]" office:value-type="float" office:value="0.084291125889687" calcext:value-type="float">
            <text:p>0,0842911259</text:p>
          </table:table-cell>
          <table:table-cell table:formula="of:=([.E149]/[.D149])%" office:value-type="percentage" office:value="0.000843425919925964" calcext:value-type="percentage">
            <text:p>0,0843425920%</text:p>
          </table:table-cell>
          <table:table-cell table:style-name="ce33" office:value-type="float" office:value="0.0846765223304386" calcext:value-type="float">
            <text:p>0,0846765223</text:p>
          </table:table-cell>
          <table:table-cell table:style-name="ce37" table:formula="of:=[.C149]+[.G149]" office:value-type="float" office:value="0.999775193437814" calcext:value-type="float">
            <text:p>0,9997751934</text:p>
          </table:table-cell>
          <table:table-cell table:style-name="ce37" table:formula="of:=[.H149]-[.D149]" office:value-type="float" office:value="0.000385396440751529" calcext:value-type="float">
            <text:p>0,0003853964</text:p>
          </table:table-cell>
          <table:table-cell table:style-name="ce36" table:formula="of:=([.I149]/[.D149])%" office:value-type="percentage" office:value="0.00000385631754406318" calcext:value-type="percentage">
            <text:p>0,0003856318%</text:p>
          </table:table-cell>
          <table:table-cell table:number-columns-repeated="29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0.9150803268919" calcext:value-type="float">
            <text:p>0,9150803269</text:p>
          </table:table-cell>
          <table:table-cell office:value-type="float" office:value="0.999340661622634" calcext:value-type="float">
            <text:p>0,9993406616</text:p>
          </table:table-cell>
          <table:table-cell table:formula="of:=[.D150]-[.C150]" office:value-type="float" office:value="0.0842603347307341" calcext:value-type="float">
            <text:p>0,0842603347</text:p>
          </table:table-cell>
          <table:table-cell table:formula="of:=([.E150]/[.D150])%" office:value-type="percentage" office:value="0.00084315927457529" calcext:value-type="percentage">
            <text:p>0,0843159275%</text:p>
          </table:table-cell>
          <table:table-cell table:style-name="ce33" office:value-type="float" office:value="0.0846765223304386" calcext:value-type="float">
            <text:p>0,0846765223</text:p>
          </table:table-cell>
          <table:table-cell table:style-name="ce37" table:formula="of:=[.C150]+[.G150]" office:value-type="float" office:value="0.999756849222339" calcext:value-type="float">
            <text:p>0,9997568492</text:p>
          </table:table-cell>
          <table:table-cell table:style-name="ce37" table:formula="of:=[.H150]-[.D150]" office:value-type="float" office:value="0.00041618759970441" calcext:value-type="float">
            <text:p>0,0004161876</text:p>
          </table:table-cell>
          <table:table-cell table:style-name="ce36" table:formula="of:=([.I150]/[.D150])%" office:value-type="percentage" office:value="0.00000416462189209699" calcext:value-type="percentage">
            <text:p>0,0004164622%</text:p>
          </table:table-cell>
          <table:table-cell table:number-columns-repeated="29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0.915061263295427" calcext:value-type="float">
            <text:p>0,9150612633</text:p>
          </table:table-cell>
          <table:table-cell office:value-type="float" office:value="0.999289675824989" calcext:value-type="float">
            <text:p>0,9992896758</text:p>
          </table:table-cell>
          <table:table-cell table:formula="of:=[.D151]-[.C151]" office:value-type="float" office:value="0.084228412529562" calcext:value-type="float">
            <text:p>0,0842284125</text:p>
          </table:table-cell>
          <table:table-cell table:formula="of:=([.E151]/[.D151])%" office:value-type="percentage" office:value="0.00084288284535738" calcext:value-type="percentage">
            <text:p>0,0842882845%</text:p>
          </table:table-cell>
          <table:table-cell table:style-name="ce33" office:value-type="float" office:value="0.0846765223304386" calcext:value-type="float">
            <text:p>0,0846765223</text:p>
          </table:table-cell>
          <table:table-cell table:style-name="ce37" table:formula="of:=[.C151]+[.G151]" office:value-type="float" office:value="0.999737785625866" calcext:value-type="float">
            <text:p>0,9997377856</text:p>
          </table:table-cell>
          <table:table-cell table:style-name="ce37" table:formula="of:=[.H151]-[.D151]" office:value-type="float" office:value="0.000448109800876506" calcext:value-type="float">
            <text:p>0,0004481098</text:p>
          </table:table-cell>
          <table:table-cell table:style-name="ce36" table:formula="of:=([.I151]/[.D151])%" office:value-type="percentage" office:value="0.00000448428330360432" calcext:value-type="percentage">
            <text:p>0,0004484283%</text:p>
          </table:table-cell>
          <table:table-cell table:number-columns-repeated="29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0.915041480317955" calcext:value-type="float">
            <text:p>0,9150414803</text:p>
          </table:table-cell>
          <table:table-cell office:value-type="float" office:value="0.999236845251769" calcext:value-type="float">
            <text:p>0,9992368453</text:p>
          </table:table-cell>
          <table:table-cell table:formula="of:=[.D152]-[.C152]" office:value-type="float" office:value="0.084195364933814" calcext:value-type="float">
            <text:p>0,0841953649</text:p>
          </table:table-cell>
          <table:table-cell table:formula="of:=([.E152]/[.D152])%" office:value-type="percentage" office:value="0.00084259668099609" calcext:value-type="percentage">
            <text:p>0,0842596681%</text:p>
          </table:table-cell>
          <table:table-cell table:style-name="ce33" office:value-type="float" office:value="0.0846765223304386" calcext:value-type="float">
            <text:p>0,0846765223</text:p>
          </table:table-cell>
          <table:table-cell table:style-name="ce37" table:formula="of:=[.C152]+[.G152]" office:value-type="float" office:value="0.999718002648394" calcext:value-type="float">
            <text:p>0,9997180026</text:p>
          </table:table-cell>
          <table:table-cell table:style-name="ce37" table:formula="of:=[.H152]-[.D152]" office:value-type="float" office:value="0.000481157396624576" calcext:value-type="float">
            <text:p>0,0004811574</text:p>
          </table:table-cell>
          <table:table-cell table:style-name="ce36" table:formula="of:=([.I152]/[.D152])%" office:value-type="percentage" office:value="0.000004815248746187" calcext:value-type="percentage">
            <text:p>0,0004815249%</text:p>
          </table:table-cell>
          <table:table-cell table:number-columns-repeated="29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0.915020977959483" calcext:value-type="float">
            <text:p>0,915020978</text:p>
          </table:table-cell>
          <table:table-cell office:value-type="float" office:value="0.999182175537376" calcext:value-type="float">
            <text:p>0,9991821755</text:p>
          </table:table-cell>
          <table:table-cell table:formula="of:=[.D153]-[.C153]" office:value-type="float" office:value="0.084161197577893" calcext:value-type="float">
            <text:p>0,0841611976</text:p>
          </table:table-cell>
          <table:table-cell table:formula="of:=([.E153]/[.D153])%" office:value-type="percentage" office:value="0.000842300830002596" calcext:value-type="percentage">
            <text:p>0,0842300830%</text:p>
          </table:table-cell>
          <table:table-cell table:style-name="ce33" office:value-type="float" office:value="0.0846765223304386" calcext:value-type="float">
            <text:p>0,0846765223</text:p>
          </table:table-cell>
          <table:table-cell table:style-name="ce37" table:formula="of:=[.C153]+[.G153]" office:value-type="float" office:value="0.999697500289922" calcext:value-type="float">
            <text:p>0,9996975003</text:p>
          </table:table-cell>
          <table:table-cell table:style-name="ce37" table:formula="of:=[.H153]-[.D153]" office:value-type="float" office:value="0.000515324752545676" calcext:value-type="float">
            <text:p>0,0005153248</text:p>
          </table:table-cell>
          <table:table-cell table:style-name="ce36" table:formula="of:=([.I153]/[.D153])%" office:value-type="percentage" office:value="0.00000515746542684575" calcext:value-type="percentage">
            <text:p>0,0005157465%</text:p>
          </table:table-cell>
          <table:table-cell table:number-columns-repeated="29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0.914999756220013" calcext:value-type="float">
            <text:p>0,9149997562</text:p>
          </table:table-cell>
          <table:table-cell office:value-type="float" office:value="0.999125672303003" calcext:value-type="float">
            <text:p>0,9991256723</text:p>
          </table:table-cell>
          <table:table-cell table:formula="of:=[.D154]-[.C154]" office:value-type="float" office:value="0.08412591608299" calcext:value-type="float">
            <text:p>0,0841259161</text:p>
          </table:table-cell>
          <table:table-cell table:formula="of:=([.E154]/[.D154])%" office:value-type="percentage" office:value="0.000841995340676998" calcext:value-type="percentage">
            <text:p>0,0841995341%</text:p>
          </table:table-cell>
          <table:table-cell table:style-name="ce33" office:value-type="float" office:value="0.0846765223304386" calcext:value-type="float">
            <text:p>0,0846765223</text:p>
          </table:table-cell>
          <table:table-cell table:style-name="ce37" table:formula="of:=[.C154]+[.G154]" office:value-type="float" office:value="0.999676278550452" calcext:value-type="float">
            <text:p>0,9996762786</text:p>
          </table:table-cell>
          <table:table-cell table:style-name="ce37" table:formula="of:=[.H154]-[.D154]" office:value-type="float" office:value="0.000550606247448515" calcext:value-type="float">
            <text:p>0,0005506062</text:p>
          </table:table-cell>
          <table:table-cell table:style-name="ce36" table:formula="of:=([.I154]/[.D154])%" office:value-type="percentage" office:value="0.00000551088079019487" calcext:value-type="percentage">
            <text:p>0,0005510881%</text:p>
          </table:table-cell>
          <table:table-cell table:number-columns-repeated="29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0.914977815099543" calcext:value-type="float">
            <text:p>0,9149778151</text:p>
          </table:table-cell>
          <table:table-cell office:value-type="float" office:value="0.999067341156661" calcext:value-type="float">
            <text:p>0,9990673412</text:p>
          </table:table-cell>
          <table:table-cell table:formula="of:=[.D155]-[.C155]" office:value-type="float" office:value="0.084089526057118" calcext:value-type="float">
            <text:p>0,0840895261</text:p>
          </table:table-cell>
          <table:table-cell table:formula="of:=([.E155]/[.D155])%" office:value-type="percentage" office:value="0.000841680261109964" calcext:value-type="percentage">
            <text:p>0,0841680261%</text:p>
          </table:table-cell>
          <table:table-cell table:style-name="ce33" office:value-type="float" office:value="0.0846765223304386" calcext:value-type="float">
            <text:p>0,0846765223</text:p>
          </table:table-cell>
          <table:table-cell table:style-name="ce37" table:formula="of:=[.C155]+[.G155]" office:value-type="float" office:value="0.999654337429982" calcext:value-type="float">
            <text:p>0,9996543374</text:p>
          </table:table-cell>
          <table:table-cell table:style-name="ce37" table:formula="of:=[.H155]-[.D155]" office:value-type="float" office:value="0.000586996273320706" calcext:value-type="float">
            <text:p>0,0005869963</text:p>
          </table:table-cell>
          <table:table-cell table:style-name="ce36" table:formula="of:=([.I155]/[.D155])%" office:value-type="percentage" office:value="0.00000587544251663205" calcext:value-type="percentage">
            <text:p>0,0005875443%</text:p>
          </table:table-cell>
          <table:table-cell table:number-columns-repeated="29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0.914955154598075" calcext:value-type="float">
            <text:p>0,9149551546</text:p>
          </table:table-cell>
          <table:table-cell office:value-type="float" office:value="0.999007187693208" calcext:value-type="float">
            <text:p>0,9990071877</text:p>
          </table:table-cell>
          <table:table-cell table:formula="of:=[.D156]-[.C156]" office:value-type="float" office:value="0.084052033095133" calcext:value-type="float">
            <text:p>0,0840520331</text:p>
          </table:table-cell>
          <table:table-cell table:formula="of:=([.E156]/[.D156])%" office:value-type="percentage" office:value="0.000841355639184299" calcext:value-type="percentage">
            <text:p>0,0841355639%</text:p>
          </table:table-cell>
          <table:table-cell table:style-name="ce33" office:value-type="float" office:value="0.0846765223304386" calcext:value-type="float">
            <text:p>0,0846765223</text:p>
          </table:table-cell>
          <table:table-cell table:style-name="ce37" table:formula="of:=[.C156]+[.G156]" office:value-type="float" office:value="0.999631676928514" calcext:value-type="float">
            <text:p>0,9996316769</text:p>
          </table:table-cell>
          <table:table-cell table:style-name="ce37" table:formula="of:=[.H156]-[.D156]" office:value-type="float" office:value="0.000624489235305559" calcext:value-type="float">
            <text:p>0,0006244892</text:p>
          </table:table-cell>
          <table:table-cell table:style-name="ce36" table:formula="of:=([.I156]/[.D156])%" office:value-type="percentage" office:value="0.00000625109852060114" calcext:value-type="percentage">
            <text:p>0,0006251099%</text:p>
          </table:table-cell>
          <table:table-cell table:number-columns-repeated="29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0.914931774715608" calcext:value-type="float">
            <text:p>0,9149317747</text:p>
          </table:table-cell>
          <table:table-cell office:value-type="float" office:value="0.998945217494377" calcext:value-type="float">
            <text:p>0,9989452175</text:p>
          </table:table-cell>
          <table:table-cell table:formula="of:=[.D157]-[.C157]" office:value-type="float" office:value="0.084013442778769" calcext:value-type="float">
            <text:p>0,0840134428</text:p>
          </table:table-cell>
          <table:table-cell table:formula="of:=([.E157]/[.D157])%" office:value-type="percentage" office:value="0.000841021522576556" calcext:value-type="percentage">
            <text:p>0,0841021523%</text:p>
          </table:table-cell>
          <table:table-cell table:style-name="ce33" office:value-type="float" office:value="0.0846765223304386" calcext:value-type="float">
            <text:p>0,0846765223</text:p>
          </table:table-cell>
          <table:table-cell table:style-name="ce37" table:formula="of:=[.C157]+[.G157]" office:value-type="float" office:value="0.999608297046047" calcext:value-type="float">
            <text:p>0,999608297</text:p>
          </table:table-cell>
          <table:table-cell table:style-name="ce37" table:formula="of:=[.H157]-[.D157]" office:value-type="float" office:value="0.000663079551669665" calcext:value-type="float">
            <text:p>0,0006630796</text:p>
          </table:table-cell>
          <table:table-cell table:style-name="ce36" table:formula="of:=([.I157]/[.D157])%" office:value-type="percentage" office:value="0.00000663779694879412" calcext:value-type="percentage">
            <text:p>0,0006637797%</text:p>
          </table:table-cell>
          <table:table-cell table:number-columns-repeated="29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0.914907675452141" calcext:value-type="float">
            <text:p>0,9149076755</text:p>
          </table:table-cell>
          <table:table-cell office:value-type="float" office:value="0.998881436128804" calcext:value-type="float">
            <text:p>0,9988814361</text:p>
          </table:table-cell>
          <table:table-cell table:formula="of:=[.D158]-[.C158]" office:value-type="float" office:value="0.0839737606766631" calcext:value-type="float">
            <text:p>0,0839737607</text:p>
          </table:table-cell>
          <table:table-cell table:formula="of:=([.E158]/[.D158])%" office:value-type="percentage" office:value="0.000840677958758604" calcext:value-type="percentage">
            <text:p>0,0840677959%</text:p>
          </table:table-cell>
          <table:table-cell table:style-name="ce33" office:value-type="float" office:value="0.0846765223304386" calcext:value-type="float">
            <text:p>0,0846765223</text:p>
          </table:table-cell>
          <table:table-cell table:style-name="ce37" table:formula="of:=[.C158]+[.G158]" office:value-type="float" office:value="0.99958419778258" calcext:value-type="float">
            <text:p>0,9995841978</text:p>
          </table:table-cell>
          <table:table-cell table:style-name="ce37" table:formula="of:=[.H158]-[.D158]" office:value-type="float" office:value="0.000702761653775585" calcext:value-type="float">
            <text:p>0,0007027617</text:p>
          </table:table-cell>
          <table:table-cell table:style-name="ce36" table:formula="of:=([.I158]/[.D158])%" office:value-type="percentage" office:value="0.00000703548617841577" calcext:value-type="percentage">
            <text:p>0,0007035486%</text:p>
          </table:table-cell>
          <table:table-cell table:number-columns-repeated="29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0.914882856807676" calcext:value-type="float">
            <text:p>0,9148828568</text:p>
          </table:table-cell>
          <table:table-cell office:value-type="float" office:value="0.998815849152056" calcext:value-type="float">
            <text:p>0,9988158492</text:p>
          </table:table-cell>
          <table:table-cell table:formula="of:=[.D159]-[.C159]" office:value-type="float" office:value="0.08393299234438" calcext:value-type="float">
            <text:p>0,0839329923</text:p>
          </table:table-cell>
          <table:table-cell table:formula="of:=([.E159]/[.D159])%" office:value-type="percentage" office:value="0.000840324994999179" calcext:value-type="percentage">
            <text:p>0,0840324995%</text:p>
          </table:table-cell>
          <table:table-cell table:style-name="ce33" office:value-type="float" office:value="0.0846765223304386" calcext:value-type="float">
            <text:p>0,0846765223</text:p>
          </table:table-cell>
          <table:table-cell table:style-name="ce37" table:formula="of:=[.C159]+[.G159]" office:value-type="float" office:value="0.999559379138115" calcext:value-type="float">
            <text:p>0,9995593791</text:p>
          </table:table-cell>
          <table:table-cell table:style-name="ce37" table:formula="of:=[.H159]-[.D159]" office:value-type="float" office:value="0.000743529986058644" calcext:value-type="float">
            <text:p>0,00074353</text:p>
          </table:table-cell>
          <table:table-cell table:style-name="ce36" table:formula="of:=([.I159]/[.D159])%" office:value-type="percentage" office:value="0.00000744411481545513" calcext:value-type="percentage">
            <text:p>0,0007444115%</text:p>
          </table:table-cell>
          <table:table-cell table:number-columns-repeated="29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0.914857318782211" calcext:value-type="float">
            <text:p>0,9148573188</text:p>
          </table:table-cell>
          <table:table-cell office:value-type="float" office:value="0.998748462106661" calcext:value-type="float">
            <text:p>0,9987484621</text:p>
          </table:table-cell>
          <table:table-cell table:formula="of:=[.D160]-[.C160]" office:value-type="float" office:value="0.08389114332445" calcext:value-type="float">
            <text:p>0,0838911433</text:p>
          </table:table-cell>
          <table:table-cell table:formula="of:=([.E160]/[.D160])%" office:value-type="percentage" office:value="0.000839962678365461" calcext:value-type="percentage">
            <text:p>0,0839962678%</text:p>
          </table:table-cell>
          <table:table-cell table:style-name="ce33" office:value-type="float" office:value="0.0846765223304386" calcext:value-type="float">
            <text:p>0,0846765223</text:p>
          </table:table-cell>
          <table:table-cell table:style-name="ce37" table:formula="of:=[.C160]+[.G160]" office:value-type="float" office:value="0.99953384111265" calcext:value-type="float">
            <text:p>0,9995338411</text:p>
          </table:table-cell>
          <table:table-cell table:style-name="ce37" table:formula="of:=[.H160]-[.D160]" office:value-type="float" office:value="0.000785379005988629" calcext:value-type="float">
            <text:p>0,000785379</text:p>
          </table:table-cell>
          <table:table-cell table:style-name="ce36" table:formula="of:=([.I160]/[.D160])%" office:value-type="percentage" office:value="0.0000078636316929337" calcext:value-type="percentage">
            <text:p>0,0007863632%</text:p>
          </table:table-cell>
          <table:table-cell table:number-columns-repeated="29"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float" office:value="0.914831061375748" calcext:value-type="float">
            <text:p>0,9148310614</text:p>
          </table:table-cell>
          <table:table-cell office:value-type="float" office:value="0.998679280522133" calcext:value-type="float">
            <text:p>0,9986792805</text:p>
          </table:table-cell>
          <table:table-cell table:formula="of:=[.D161]-[.C161]" office:value-type="float" office:value="0.083848219146385" calcext:value-type="float">
            <text:p>0,0838482191</text:p>
          </table:table-cell>
          <table:table-cell table:formula="of:=([.E161]/[.D161])%" office:value-type="percentage" office:value="0.000839591055724581" calcext:value-type="percentage">
            <text:p>0,0839591056%</text:p>
          </table:table-cell>
          <table:table-cell table:style-name="ce33" office:value-type="float" office:value="0.0846765223304386" calcext:value-type="float">
            <text:p>0,0846765223</text:p>
          </table:table-cell>
          <table:table-cell table:style-name="ce37" table:formula="of:=[.C161]+[.G161]" office:value-type="float" office:value="0.999507583706187" calcext:value-type="float">
            <text:p>0,9995075837</text:p>
          </table:table-cell>
          <table:table-cell table:style-name="ce37" table:formula="of:=[.H161]-[.D161]" office:value-type="float" office:value="0.00082830318405358" calcext:value-type="float">
            <text:p>0,0008283032</text:p>
          </table:table-cell>
          <table:table-cell table:style-name="ce36" table:formula="of:=([.I161]/[.D161])%" office:value-type="percentage" office:value="0.00000829398586923023" calcext:value-type="percentage">
            <text:p>0,0008293986%</text:p>
          </table:table-cell>
          <table:table-cell table:number-columns-repeated="29"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float" office:value="0.914804084588286" calcext:value-type="float">
            <text:p>0,9148040846</text:p>
          </table:table-cell>
          <table:table-cell office:value-type="float" office:value="0.998608309915001" calcext:value-type="float">
            <text:p>0,9986083099</text:p>
          </table:table-cell>
          <table:table-cell table:formula="of:=[.D162]-[.C162]" office:value-type="float" office:value="0.0838042253267149" calcext:value-type="float">
            <text:p>0,0838042253</text:p>
          </table:table-cell>
          <table:table-cell table:formula="of:=([.E162]/[.D162])%" office:value-type="percentage" office:value="0.00083921017374518" calcext:value-type="percentage">
            <text:p>0,0839210174%</text:p>
          </table:table-cell>
          <table:table-cell table:style-name="ce33" office:value-type="float" office:value="0.0846765223304386" calcext:value-type="float">
            <text:p>0,0846765223</text:p>
          </table:table-cell>
          <table:table-cell table:style-name="ce37" table:formula="of:=[.C162]+[.G162]" office:value-type="float" office:value="0.999480606918725" calcext:value-type="float">
            <text:p>0,9994806069</text:p>
          </table:table-cell>
          <table:table-cell table:style-name="ce37" table:formula="of:=[.H162]-[.D162]" office:value-type="float" office:value="0.00087229700372371" calcext:value-type="float">
            <text:p>0,000872297</text:p>
          </table:table-cell>
          <table:table-cell table:style-name="ce36" table:formula="of:=([.I162]/[.D162])%" office:value-type="percentage" office:value="0.00000873512662635532" calcext:value-type="percentage">
            <text:p>0,0008735127%</text:p>
          </table:table-cell>
          <table:table-cell table:number-columns-repeated="29"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0.914776388419825" calcext:value-type="float">
            <text:p>0,9147763884</text:p>
          </table:table-cell>
          <table:table-cell office:value-type="float" office:value="0.998535555788838" calcext:value-type="float">
            <text:p>0,9985355558</text:p>
          </table:table-cell>
          <table:table-cell table:formula="of:=[.D163]-[.C163]" office:value-type="float" office:value="0.083759167369013" calcext:value-type="float">
            <text:p>0,0837591674</text:p>
          </table:table-cell>
          <table:table-cell table:formula="of:=([.E163]/[.D163])%" office:value-type="percentage" office:value="0.00083882007889888" calcext:value-type="percentage">
            <text:p>0,0838820079%</text:p>
          </table:table-cell>
          <table:table-cell table:style-name="ce33" office:value-type="float" office:value="0.0846765223304386" calcext:value-type="float">
            <text:p>0,0846765223</text:p>
          </table:table-cell>
          <table:table-cell table:style-name="ce37" table:formula="of:=[.C163]+[.G163]" office:value-type="float" office:value="0.999452910750264" calcext:value-type="float">
            <text:p>0,9994529108</text:p>
          </table:table-cell>
          <table:table-cell table:style-name="ce37" table:formula="of:=[.H163]-[.D163]" office:value-type="float" office:value="0.000917354961425532" calcext:value-type="float">
            <text:p>0,000917355</text:p>
          </table:table-cell>
          <table:table-cell table:style-name="ce36" table:formula="of:=([.I163]/[.D163])%" office:value-type="percentage" office:value="0.00000918700346830351" calcext:value-type="percentage">
            <text:p>0,0009187003%</text:p>
          </table:table-cell>
          <table:table-cell table:number-columns-repeated="29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0.914747972870364" calcext:value-type="float">
            <text:p>0,9147479729</text:p>
          </table:table-cell>
          <table:table-cell office:value-type="float" office:value="0.998461023634287" calcext:value-type="float">
            <text:p>0,9984610236</text:p>
          </table:table-cell>
          <table:table-cell table:formula="of:=[.D164]-[.C164]" office:value-type="float" office:value="0.0837130507639231" calcext:value-type="float">
            <text:p>0,0837130508</text:p>
          </table:table-cell>
          <table:table-cell table:formula="of:=([.E164]/[.D164])%" office:value-type="percentage" office:value="0.000838420817461825" calcext:value-type="percentage">
            <text:p>0,0838420817%</text:p>
          </table:table-cell>
          <table:table-cell table:style-name="ce33" office:value-type="float" office:value="0.0846765223304386" calcext:value-type="float">
            <text:p>0,0846765223</text:p>
          </table:table-cell>
          <table:table-cell table:style-name="ce37" table:formula="of:=[.C164]+[.G164]" office:value-type="float" office:value="0.999424495200803" calcext:value-type="float">
            <text:p>0,9994244952</text:p>
          </table:table-cell>
          <table:table-cell table:style-name="ce37" table:formula="of:=[.H164]-[.D164]" office:value-type="float" office:value="0.00096347156651555" calcext:value-type="float">
            <text:p>0,0009634716</text:p>
          </table:table-cell>
          <table:table-cell table:style-name="ce36" table:formula="of:=([.I164]/[.D164])%" office:value-type="percentage" office:value="0.00000964956611935368" calcext:value-type="percentage">
            <text:p>0,0009649566%</text:p>
          </table:table-cell>
          <table:table-cell table:number-columns-repeated="29"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float" office:value="0.914718837939905" calcext:value-type="float">
            <text:p>0,9147188379</text:p>
          </table:table-cell>
          <table:table-cell office:value-type="float" office:value="0.998384718929093" calcext:value-type="float">
            <text:p>0,9983847189</text:p>
          </table:table-cell>
          <table:table-cell table:formula="of:=[.D165]-[.C165]" office:value-type="float" office:value="0.083665880989188" calcext:value-type="float">
            <text:p>0,083665881</text:p>
          </table:table-cell>
          <table:table-cell table:formula="of:=([.E165]/[.D165])%" office:value-type="percentage" office:value="0.000838012435516151" calcext:value-type="percentage">
            <text:p>0,0838012436%</text:p>
          </table:table-cell>
          <table:table-cell table:style-name="ce33" office:value-type="float" office:value="0.0846765223304386" calcext:value-type="float">
            <text:p>0,0846765223</text:p>
          </table:table-cell>
          <table:table-cell table:style-name="ce37" table:formula="of:=[.C165]+[.G165]" office:value-type="float" office:value="0.999395360270344" calcext:value-type="float">
            <text:p>0,9993953603</text:p>
          </table:table-cell>
          <table:table-cell table:style-name="ce37" table:formula="of:=[.H165]-[.D165]" office:value-type="float" office:value="0.00101064134125051" calcext:value-type="float">
            <text:p>0,0010106413</text:p>
          </table:table-cell>
          <table:table-cell table:style-name="ce36" table:formula="of:=([.I165]/[.D165])%" office:value-type="percentage" office:value="0.0000101227645224278" calcext:value-type="percentage">
            <text:p>0,0010122765%</text:p>
          </table:table-cell>
          <table:table-cell table:number-columns-repeated="29"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float" office:value="0.914688983628446" calcext:value-type="float">
            <text:p>0,9146889836</text:p>
          </table:table-cell>
          <table:table-cell office:value-type="float" office:value="0.998306647138122" calcext:value-type="float">
            <text:p>0,9983066471</text:p>
          </table:table-cell>
          <table:table-cell table:formula="of:=[.D166]-[.C166]" office:value-type="float" office:value="0.083617663509676" calcext:value-type="float">
            <text:p>0,0836176635</text:p>
          </table:table-cell>
          <table:table-cell table:formula="of:=([.E166]/[.D166])%" office:value-type="percentage" office:value="0.000837594978951461" calcext:value-type="percentage">
            <text:p>0,0837594979%</text:p>
          </table:table-cell>
          <table:table-cell table:style-name="ce33" office:value-type="float" office:value="0.0846765223304386" calcext:value-type="float">
            <text:p>0,0846765223</text:p>
          </table:table-cell>
          <table:table-cell table:style-name="ce37" table:formula="of:=[.C166]+[.G166]" office:value-type="float" office:value="0.999365505958885" calcext:value-type="float">
            <text:p>0,999365506</text:p>
          </table:table-cell>
          <table:table-cell table:style-name="ce37" table:formula="of:=[.H166]-[.D166]" office:value-type="float" office:value="0.00105885882076251" calcext:value-type="float">
            <text:p>0,0010588588</text:p>
          </table:table-cell>
          <table:table-cell table:style-name="ce36" table:formula="of:=([.I166]/[.D166])%" office:value-type="percentage" office:value="0.0000106065488374559" calcext:value-type="percentage">
            <text:p>0,0010606549%</text:p>
          </table:table-cell>
          <table:table-cell table:number-columns-repeated="29"/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float" office:value="0.914658409935989" calcext:value-type="float">
            <text:p>0,9146584099</text:p>
          </table:table-cell>
          <table:table-cell office:value-type="float" office:value="0.9982268137134" calcext:value-type="float">
            <text:p>0,9982268137</text:p>
          </table:table-cell>
          <table:table-cell table:formula="of:=[.D167]-[.C167]" office:value-type="float" office:value="0.0835684037774109" calcext:value-type="float">
            <text:p>0,0835684038</text:p>
          </table:table-cell>
          <table:table-cell table:formula="of:=([.E167]/[.D167])%" office:value-type="percentage" office:value="0.000837168493466299" calcext:value-type="percentage">
            <text:p>0,0837168493%</text:p>
          </table:table-cell>
          <table:table-cell table:style-name="ce33" office:value-type="float" office:value="0.0846765223304386" calcext:value-type="float">
            <text:p>0,0846765223</text:p>
          </table:table-cell>
          <table:table-cell table:style-name="ce37" table:formula="of:=[.C167]+[.G167]" office:value-type="float" office:value="0.999334932266428" calcext:value-type="float">
            <text:p>0,9993349323</text:p>
          </table:table-cell>
          <table:table-cell table:style-name="ce37" table:formula="of:=[.H167]-[.D167]" office:value-type="float" office:value="0.00110811855302773" calcext:value-type="float">
            <text:p>0,0011081186</text:p>
          </table:table-cell>
          <table:table-cell table:style-name="ce36" table:formula="of:=([.I167]/[.D167])%" office:value-type="percentage" office:value="0.0000111008694397349" calcext:value-type="percentage">
            <text:p>0,0011100869%</text:p>
          </table:table-cell>
          <table:table-cell table:number-columns-repeated="29"/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float" office:value="0.914627116862533" calcext:value-type="float">
            <text:p>0,9146271169</text:p>
          </table:table-cell>
          <table:table-cell office:value-type="float" office:value="0.998145224094131" calcext:value-type="float">
            <text:p>0,9981452241</text:p>
          </table:table-cell>
          <table:table-cell table:formula="of:=[.D168]-[.C168]" office:value-type="float" office:value="0.083518107231598" calcext:value-type="float">
            <text:p>0,0835181072</text:p>
          </table:table-cell>
          <table:table-cell table:formula="of:=([.E168]/[.D168])%" office:value-type="percentage" office:value="0.000836733024569601" calcext:value-type="percentage">
            <text:p>0,0836733025%</text:p>
          </table:table-cell>
          <table:table-cell table:style-name="ce33" office:value-type="float" office:value="0.0846765223304386" calcext:value-type="float">
            <text:p>0,0846765223</text:p>
          </table:table-cell>
          <table:table-cell table:style-name="ce37" table:formula="of:=[.C168]+[.G168]" office:value-type="float" office:value="0.999303639192972" calcext:value-type="float">
            <text:p>0,9993036392</text:p>
          </table:table-cell>
          <table:table-cell table:style-name="ce37" table:formula="of:=[.H168]-[.D168]" office:value-type="float" office:value="0.00115841509884063" calcext:value-type="float">
            <text:p>0,0011584151</text:p>
          </table:table-cell>
          <table:table-cell table:style-name="ce36" table:formula="of:=([.I168]/[.D168])%" office:value-type="percentage" office:value="0.0000116056769183212" calcext:value-type="percentage">
            <text:p>0,0011605677%</text:p>
          </table:table-cell>
          <table:table-cell table:number-columns-repeated="29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0.914595104408078" calcext:value-type="float">
            <text:p>0,9145951044</text:p>
          </table:table-cell>
          <table:table-cell office:value-type="float" office:value="0.99806188370673" calcext:value-type="float">
            <text:p>0,9980618837</text:p>
          </table:table-cell>
          <table:table-cell table:formula="of:=[.D169]-[.C169]" office:value-type="float" office:value="0.0834667792986519" calcext:value-type="float">
            <text:p>0,0834667793</text:p>
          </table:table-cell>
          <table:table-cell table:formula="of:=([.E169]/[.D169])%" office:value-type="percentage" office:value="0.000836288617582134" calcext:value-type="percentage">
            <text:p>0,0836288618%</text:p>
          </table:table-cell>
          <table:table-cell table:style-name="ce33" office:value-type="float" office:value="0.0846765223304386" calcext:value-type="float">
            <text:p>0,0846765223</text:p>
          </table:table-cell>
          <table:table-cell table:style-name="ce37" table:formula="of:=[.C169]+[.G169]" office:value-type="float" office:value="0.999271626738517" calcext:value-type="float">
            <text:p>0,9992716267</text:p>
          </table:table-cell>
          <table:table-cell table:style-name="ce37" table:formula="of:=[.H169]-[.D169]" office:value-type="float" office:value="0.00120974303178667" calcext:value-type="float">
            <text:p>0,001209743</text:p>
          </table:table-cell>
          <table:table-cell table:style-name="ce36" table:formula="of:=([.I169]/[.D169])%" office:value-type="percentage" office:value="0.0000121209220744264" calcext:value-type="percentage">
            <text:p>0,0012120922%</text:p>
          </table:table-cell>
          <table:table-cell table:number-columns-repeated="29"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float" office:value="0.914562372572623" calcext:value-type="float">
            <text:p>0,9145623726</text:p>
          </table:table-cell>
          <table:table-cell office:value-type="float" office:value="0.997976797964847" calcext:value-type="float">
            <text:p>0,997976798</text:p>
          </table:table-cell>
          <table:table-cell table:formula="of:=[.D170]-[.C170]" office:value-type="float" office:value="0.083414425392224" calcext:value-type="float">
            <text:p>0,0834144254</text:p>
          </table:table-cell>
          <table:table-cell table:formula="of:=([.E170]/[.D170])%" office:value-type="percentage" office:value="0.000835835317637937" calcext:value-type="percentage">
            <text:p>0,0835835318%</text:p>
          </table:table-cell>
          <table:table-cell table:style-name="ce33" office:value-type="float" office:value="0.0846765223304386" calcext:value-type="float">
            <text:p>0,0846765223</text:p>
          </table:table-cell>
          <table:table-cell table:style-name="ce37" table:formula="of:=[.C170]+[.G170]" office:value-type="float" office:value="0.999238894903062" calcext:value-type="float">
            <text:p>0,9992388949</text:p>
          </table:table-cell>
          <table:table-cell table:style-name="ce37" table:formula="of:=[.H170]-[.D170]" office:value-type="float" office:value="0.00126209693821466" calcext:value-type="float">
            <text:p>0,0012620969</text:p>
          </table:table-cell>
          <table:table-cell table:style-name="ce36" table:formula="of:=([.I170]/[.D170])%" office:value-type="percentage" office:value="0.0000126465559198213" calcext:value-type="percentage">
            <text:p>0,0012646556%</text:p>
          </table:table-cell>
          <table:table-cell table:number-columns-repeated="29"/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office:value-type="float" office:value="0.91452892135617" calcext:value-type="float">
            <text:p>0,9145289214</text:p>
          </table:table-cell>
          <table:table-cell office:value-type="float" office:value="0.997889972269399" calcext:value-type="float">
            <text:p>0,9978899723</text:p>
          </table:table-cell>
          <table:table-cell table:formula="of:=[.D171]-[.C171]" office:value-type="float" office:value="0.0833610509132291" calcext:value-type="float">
            <text:p>0,0833610509</text:p>
          </table:table-cell>
          <table:table-cell table:formula="of:=([.E171]/[.D171])%" office:value-type="percentage" office:value="0.000835373169685727" calcext:value-type="percentage">
            <text:p>0,0835373170%</text:p>
          </table:table-cell>
          <table:table-cell table:style-name="ce33" office:value-type="float" office:value="0.0846765223304386" calcext:value-type="float">
            <text:p>0,0846765223</text:p>
          </table:table-cell>
          <table:table-cell table:style-name="ce37" table:formula="of:=[.C171]+[.G171]" office:value-type="float" office:value="0.999205443686609" calcext:value-type="float">
            <text:p>0,9992054437</text:p>
          </table:table-cell>
          <table:table-cell table:style-name="ce37" table:formula="of:=[.H171]-[.D171]" office:value-type="float" office:value="0.00131547141720956" calcext:value-type="float">
            <text:p>0,0013154714</text:p>
          </table:table-cell>
          <table:table-cell table:style-name="ce36" table:formula="of:=([.I171]/[.D171])%" office:value-type="percentage" office:value="0.000013182529675271" calcext:value-type="percentage">
            <text:p>0,0013182530%</text:p>
          </table:table-cell>
          <table:table-cell table:number-columns-repeated="29"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float" office:value="0.914494750758717" calcext:value-type="float">
            <text:p>0,9144947508</text:p>
          </table:table-cell>
          <table:table-cell office:value-type="float" office:value="0.997801412008592" calcext:value-type="float">
            <text:p>0,997801412</text:p>
          </table:table-cell>
          <table:table-cell table:formula="of:=[.D172]-[.C172]" office:value-type="float" office:value="0.083306661249875" calcext:value-type="float">
            <text:p>0,0833066612</text:p>
          </table:table-cell>
          <table:table-cell table:formula="of:=([.E172]/[.D172])%" office:value-type="percentage" office:value="0.000834902218490319" calcext:value-type="percentage">
            <text:p>0,0834902218%</text:p>
          </table:table-cell>
          <table:table-cell table:style-name="ce33" office:value-type="float" office:value="0.0846765223304386" calcext:value-type="float">
            <text:p>0,0846765223</text:p>
          </table:table-cell>
          <table:table-cell table:style-name="ce37" table:formula="of:=[.C172]+[.G172]" office:value-type="float" office:value="0.999171273089156" calcext:value-type="float">
            <text:p>0,9991712731</text:p>
          </table:table-cell>
          <table:table-cell table:style-name="ce37" table:formula="of:=[.H172]-[.D172]" office:value-type="float" office:value="0.00136986108056369" calcext:value-type="float">
            <text:p>0,0013698611</text:p>
          </table:table-cell>
          <table:table-cell table:style-name="ce36" table:formula="of:=([.I172]/[.D172])%" office:value-type="percentage" office:value="0.0000137287947689558" calcext:value-type="percentage">
            <text:p>0,0013728795%</text:p>
          </table:table-cell>
          <table:table-cell table:number-columns-repeated="29"/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float" office:value="0.914459860780266" calcext:value-type="float">
            <text:p>0,9144598608</text:p>
          </table:table-cell>
          <table:table-cell office:value-type="float" office:value="0.997711122557953" calcext:value-type="float">
            <text:p>0,9977111226</text:p>
          </table:table-cell>
          <table:table-cell table:formula="of:=[.D173]-[.C173]" office:value-type="float" office:value="0.0832512617776869" calcext:value-type="float">
            <text:p>0,0832512618</text:p>
          </table:table-cell>
          <table:table-cell table:formula="of:=([.E173]/[.D173])%" office:value-type="percentage" office:value="0.000834422508634017" calcext:value-type="percentage">
            <text:p>0,0834422509%</text:p>
          </table:table-cell>
          <table:table-cell table:style-name="ce33" office:value-type="float" office:value="0.0846765223304386" calcext:value-type="float">
            <text:p>0,0846765223</text:p>
          </table:table-cell>
          <table:table-cell table:style-name="ce37" table:formula="of:=[.C173]+[.G173]" office:value-type="float" office:value="0.999136383110705" calcext:value-type="float">
            <text:p>0,9991363831</text:p>
          </table:table-cell>
          <table:table-cell table:style-name="ce37" table:formula="of:=[.H173]-[.D173]" office:value-type="float" office:value="0.00142526055275172" calcext:value-type="float">
            <text:p>0,0014252606</text:p>
          </table:table-cell>
          <table:table-cell table:style-name="ce36" table:formula="of:=([.I173]/[.D173])%" office:value-type="percentage" office:value="0.00001428530283493" calcext:value-type="percentage">
            <text:p>0,0014285303%</text:p>
          </table:table-cell>
          <table:table-cell table:number-columns-repeated="29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0.914424251420816" calcext:value-type="float">
            <text:p>0,9144242514</text:p>
          </table:table-cell>
          <table:table-cell office:value-type="float" office:value="0.997619109280354" calcext:value-type="float">
            <text:p>0,9976191093</text:p>
          </table:table-cell>
          <table:table-cell table:formula="of:=[.D174]-[.C174]" office:value-type="float" office:value="0.0831948578595381" calcext:value-type="float">
            <text:p>0,0831948579</text:p>
          </table:table-cell>
          <table:table-cell table:formula="of:=([.E174]/[.D174])%" office:value-type="percentage" office:value="0.000833934084518004" calcext:value-type="percentage">
            <text:p>0,0833934085%</text:p>
          </table:table-cell>
          <table:table-cell table:style-name="ce33" office:value-type="float" office:value="0.0846765223304386" calcext:value-type="float">
            <text:p>0,0846765223</text:p>
          </table:table-cell>
          <table:table-cell table:style-name="ce37" table:formula="of:=[.C174]+[.G174]" office:value-type="float" office:value="0.999100773751255" calcext:value-type="float">
            <text:p>0,9991007738</text:p>
          </table:table-cell>
          <table:table-cell table:style-name="ce37" table:formula="of:=[.H174]-[.D174]" office:value-type="float" office:value="0.00148166447090059" calcext:value-type="float">
            <text:p>0,0014816645</text:p>
          </table:table-cell>
          <table:table-cell table:style-name="ce36" table:formula="of:=([.I174]/[.D174])%" office:value-type="percentage" office:value="0.0000148520057115749" calcext:value-type="percentage">
            <text:p>0,0014852006%</text:p>
          </table:table-cell>
          <table:table-cell table:number-columns-repeated="29"/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float" office:value="0.914387922680366" calcext:value-type="float">
            <text:p>0,9143879227</text:p>
          </table:table-cell>
          <table:table-cell office:value-type="float" office:value="0.99752537752604" calcext:value-type="float">
            <text:p>0,9975253775</text:p>
          </table:table-cell>
          <table:table-cell table:formula="of:=[.D175]-[.C175]" office:value-type="float" office:value="0.0831374548456739" calcext:value-type="float">
            <text:p>0,0831374548</text:p>
          </table:table-cell>
          <table:table-cell table:formula="of:=([.E175]/[.D175])%" office:value-type="percentage" office:value="0.000833436990363719" calcext:value-type="percentage">
            <text:p>0,0833436990%</text:p>
          </table:table-cell>
          <table:table-cell table:style-name="ce33" office:value-type="float" office:value="0.0846765223304386" calcext:value-type="float">
            <text:p>0,0846765223</text:p>
          </table:table-cell>
          <table:table-cell table:style-name="ce37" table:formula="of:=[.C175]+[.G175]" office:value-type="float" office:value="0.999064445010805" calcext:value-type="float">
            <text:p>0,999064445</text:p>
          </table:table-cell>
          <table:table-cell table:style-name="ce37" table:formula="of:=[.H175]-[.D175]" office:value-type="float" office:value="0.00153906748476462" calcext:value-type="float">
            <text:p>0,0015390675</text:p>
          </table:table-cell>
          <table:table-cell table:style-name="ce36" table:formula="of:=([.I175]/[.D175])%" office:value-type="percentage" office:value="0.0000154288554400701" calcext:value-type="percentage">
            <text:p>0,0015428855%</text:p>
          </table:table-cell>
          <table:table-cell table:number-columns-repeated="29"/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float" office:value="0.914350874558918" calcext:value-type="float">
            <text:p>0,9143508746</text:p>
          </table:table-cell>
          <table:table-cell office:value-type="float" office:value="0.997429932632658" calcext:value-type="float">
            <text:p>0,9974299326</text:p>
          </table:table-cell>
          <table:table-cell table:formula="of:=[.D176]-[.C176]" office:value-type="float" office:value="0.0830790580737401" calcext:value-type="float">
            <text:p>0,0830790581</text:p>
          </table:table-cell>
          <table:table-cell table:formula="of:=([.E176]/[.D176])%" office:value-type="percentage" office:value="0.000832931270214215" calcext:value-type="percentage">
            <text:p>0,0832931270%</text:p>
          </table:table-cell>
          <table:table-cell table:style-name="ce33" office:value-type="float" office:value="0.0846765223304386" calcext:value-type="float">
            <text:p>0,0846765223</text:p>
          </table:table-cell>
          <table:table-cell table:style-name="ce37" table:formula="of:=[.C176]+[.G176]" office:value-type="float" office:value="0.999027396889357" calcext:value-type="float">
            <text:p>0,9990273969</text:p>
          </table:table-cell>
          <table:table-cell table:style-name="ce37" table:formula="of:=[.H176]-[.D176]" office:value-type="float" office:value="0.00159746425669849" calcext:value-type="float">
            <text:p>0,0015974643</text:p>
          </table:table-cell>
          <table:table-cell table:style-name="ce36" table:formula="of:=([.I176]/[.D176])%" office:value-type="percentage" office:value="0.000016015804262886" calcext:value-type="percentage">
            <text:p>0,0016015804%</text:p>
          </table:table-cell>
          <table:table-cell table:number-columns-repeated="29"/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float" office:value="0.914313107056471" calcext:value-type="float">
            <text:p>0,9143131071</text:p>
          </table:table-cell>
          <table:table-cell office:value-type="float" office:value="0.997332779925281" calcext:value-type="float">
            <text:p>0,9973327799</text:p>
          </table:table-cell>
          <table:table-cell table:formula="of:=[.D177]-[.C177]" office:value-type="float" office:value="0.0830196728688101" calcext:value-type="float">
            <text:p>0,0830196729</text:p>
          </table:table-cell>
          <table:table-cell table:formula="of:=([.E177]/[.D177])%" office:value-type="percentage" office:value="0.000832416967935522" calcext:value-type="percentage">
            <text:p>0,0832416968%</text:p>
          </table:table-cell>
          <table:table-cell table:style-name="ce33" office:value-type="float" office:value="0.0846765223304386" calcext:value-type="float">
            <text:p>0,0846765223</text:p>
          </table:table-cell>
          <table:table-cell table:style-name="ce37" table:formula="of:=[.C177]+[.G177]" office:value-type="float" office:value="0.99898962938691" calcext:value-type="float">
            <text:p>0,9989896294</text:p>
          </table:table-cell>
          <table:table-cell table:style-name="ce37" table:formula="of:=[.H177]-[.D177]" office:value-type="float" office:value="0.00165684946162847" calcext:value-type="float">
            <text:p>0,0016568495</text:p>
          </table:table-cell>
          <table:table-cell table:style-name="ce36" table:formula="of:=([.I177]/[.D177])%" office:value-type="percentage" office:value="0.000016612804622264" calcext:value-type="percentage">
            <text:p>0,0016612805%</text:p>
          </table:table-cell>
          <table:table-cell table:number-columns-repeated="29"/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float" office:value="0.914274620173024" calcext:value-type="float">
            <text:p>0,9142746202</text:p>
          </table:table-cell>
          <table:table-cell office:value-type="float" office:value="0.997233924716439" calcext:value-type="float">
            <text:p>0,9972339247</text:p>
          </table:table-cell>
          <table:table-cell table:formula="of:=[.D178]-[.C178]" office:value-type="float" office:value="0.0829593045434151" calcext:value-type="float">
            <text:p>0,0829593045</text:p>
          </table:table-cell>
          <table:table-cell table:formula="of:=([.E178]/[.D178])%" office:value-type="percentage" office:value="0.000831894127217984" calcext:value-type="percentage">
            <text:p>0,0831894127%</text:p>
          </table:table-cell>
          <table:table-cell table:style-name="ce33" office:value-type="float" office:value="0.0846765223304386" calcext:value-type="float">
            <text:p>0,0846765223</text:p>
          </table:table-cell>
          <table:table-cell table:style-name="ce37" table:formula="of:=[.C178]+[.G178]" office:value-type="float" office:value="0.998951142503463" calcext:value-type="float">
            <text:p>0,9989511425</text:p>
          </table:table-cell>
          <table:table-cell table:style-name="ce37" table:formula="of:=[.H178]-[.D178]" office:value-type="float" office:value="0.00171721778702361" calcext:value-type="float">
            <text:p>0,0017172178</text:p>
          </table:table-cell>
          <table:table-cell table:style-name="ce36" table:formula="of:=([.I178]/[.D178])%" office:value-type="percentage" office:value="0.000017219809158741" calcext:value-type="percentage">
            <text:p>0,0017219809%</text:p>
          </table:table-cell>
          <table:table-cell table:number-columns-repeated="29"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0.914235413908579" calcext:value-type="float">
            <text:p>0,9142354139</text:p>
          </table:table-cell>
          <table:table-cell office:value-type="float" office:value="0.997133372306141" calcext:value-type="float">
            <text:p>0,9971333723</text:p>
          </table:table-cell>
          <table:table-cell table:formula="of:=[.D179]-[.C179]" office:value-type="float" office:value="0.082897958397562" calcext:value-type="float">
            <text:p>0,0828979584</text:p>
          </table:table-cell>
          <table:table-cell table:formula="of:=([.E179]/[.D179])%" office:value-type="percentage" office:value="0.000831362791577599" calcext:value-type="percentage">
            <text:p>0,0831362792%</text:p>
          </table:table-cell>
          <table:table-cell table:style-name="ce33" office:value-type="float" office:value="0.0846765223304386" calcext:value-type="float">
            <text:p>0,0846765223</text:p>
          </table:table-cell>
          <table:table-cell table:style-name="ce37" table:formula="of:=[.C179]+[.G179]" office:value-type="float" office:value="0.998911936239018" calcext:value-type="float">
            <text:p>0,9989119362</text:p>
          </table:table-cell>
          <table:table-cell table:style-name="ce37" table:formula="of:=[.H179]-[.D179]" office:value-type="float" office:value="0.00177856393287668" calcext:value-type="float">
            <text:p>0,0017785639</text:p>
          </table:table-cell>
          <table:table-cell table:style-name="ce36" table:formula="of:=([.I179]/[.D179])%" office:value-type="percentage" office:value="0.0000178367707096532" calcext:value-type="percentage">
            <text:p>0,0017836771%</text:p>
          </table:table-cell>
          <table:table-cell table:number-columns-repeated="29"/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office:value-type="float" office:value="0.914195488263135" calcext:value-type="float">
            <text:p>0,9141954883</text:p>
          </table:table-cell>
          <table:table-cell office:value-type="float" office:value="0.997031127981906" calcext:value-type="float">
            <text:p>0,997031128</text:p>
          </table:table-cell>
          <table:table-cell table:formula="of:=[.D180]-[.C180]" office:value-type="float" office:value="0.082835639718771" calcext:value-type="float">
            <text:p>0,0828356397</text:p>
          </table:table-cell>
          <table:table-cell table:formula="of:=([.E180]/[.D180])%" office:value-type="percentage" office:value="0.000830823004357337" calcext:value-type="percentage">
            <text:p>0,0830823004%</text:p>
          </table:table-cell>
          <table:table-cell table:style-name="ce33" office:value-type="float" office:value="0.0846765223304386" calcext:value-type="float">
            <text:p>0,0846765223</text:p>
          </table:table-cell>
          <table:table-cell table:style-name="ce37" table:formula="of:=[.C180]+[.G180]" office:value-type="float" office:value="0.998872010593574" calcext:value-type="float">
            <text:p>0,9988720106</text:p>
          </table:table-cell>
          <table:table-cell table:style-name="ce37" table:formula="of:=[.H180]-[.D180]" office:value-type="float" office:value="0.0018408826116677" calcext:value-type="float">
            <text:p>0,0018408826</text:p>
          </table:table-cell>
          <table:table-cell table:style-name="ce36" table:formula="of:=([.I180]/[.D180])%" office:value-type="percentage" office:value="0.0000184636423076742" calcext:value-type="percentage">
            <text:p>0,0018463642%</text:p>
          </table:table-cell>
          <table:table-cell table:number-columns-repeated="29"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0.914154843236692" calcext:value-type="float">
            <text:p>0,9141548432</text:p>
          </table:table-cell>
          <table:table-cell office:value-type="float" office:value="0.996927197018788" calcext:value-type="float">
            <text:p>0,996927197</text:p>
          </table:table-cell>
          <table:table-cell table:formula="of:=[.D181]-[.C181]" office:value-type="float" office:value="0.082772353782096" calcext:value-type="float">
            <text:p>0,0827723538</text:p>
          </table:table-cell>
          <table:table-cell table:formula="of:=([.E181]/[.D181])%" office:value-type="percentage" office:value="0.000830274808728448" calcext:value-type="percentage">
            <text:p>0,0830274809%</text:p>
          </table:table-cell>
          <table:table-cell table:style-name="ce33" office:value-type="float" office:value="0.0846765223304386" calcext:value-type="float">
            <text:p>0,0846765223</text:p>
          </table:table-cell>
          <table:table-cell table:style-name="ce37" table:formula="of:=[.C181]+[.G181]" office:value-type="float" office:value="0.998831365567131" calcext:value-type="float">
            <text:p>0,9988313656</text:p>
          </table:table-cell>
          <table:table-cell table:style-name="ce37" table:formula="of:=[.H181]-[.D181]" office:value-type="float" office:value="0.00190416854834252" calcext:value-type="float">
            <text:p>0,0019041685</text:p>
          </table:table-cell>
          <table:table-cell table:style-name="ce36" table:formula="of:=([.I181]/[.D181])%" office:value-type="percentage" office:value="0.0000191003771793642" calcext:value-type="percentage">
            <text:p>0,0019100377%</text:p>
          </table:table-cell>
          <table:table-cell table:number-columns-repeated="29"/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office:value-type="float" office:value="0.914113478829249" calcext:value-type="float">
            <text:p>0,9141134788</text:p>
          </table:table-cell>
          <table:table-cell office:value-type="float" office:value="0.996821584679403" calcext:value-type="float">
            <text:p>0,9968215847</text:p>
          </table:table-cell>
          <table:table-cell table:formula="of:=[.D182]-[.C182]" office:value-type="float" office:value="0.082708105850154" calcext:value-type="float">
            <text:p>0,0827081059</text:p>
          </table:table-cell>
          <table:table-cell table:formula="of:=([.E182]/[.D182])%" office:value-type="percentage" office:value="0.000829718247691784" calcext:value-type="percentage">
            <text:p>0,0829718248%</text:p>
          </table:table-cell>
          <table:table-cell table:style-name="ce33" office:value-type="float" office:value="0.0846765223304386" calcext:value-type="float">
            <text:p>0,0846765223</text:p>
          </table:table-cell>
          <table:table-cell table:style-name="ce37" table:formula="of:=[.C182]+[.G182]" office:value-type="float" office:value="0.998790001159688" calcext:value-type="float">
            <text:p>0,9987900012</text:p>
          </table:table-cell>
          <table:table-cell table:style-name="ce37" table:formula="of:=[.H182]-[.D182]" office:value-type="float" office:value="0.00196841648028467" calcext:value-type="float">
            <text:p>0,0019684165</text:p>
          </table:table-cell>
          <table:table-cell table:style-name="ce36" table:formula="of:=([.I182]/[.D182])%" office:value-type="percentage" office:value="0.0000197469287436982" calcext:value-type="percentage">
            <text:p>0,0019746929%</text:p>
          </table:table-cell>
          <table:table-cell table:number-columns-repeated="29"/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office:value-type="float" office:value="0.914071395040808" calcext:value-type="float">
            <text:p>0,914071395</text:p>
          </table:table-cell>
          <table:table-cell office:value-type="float" office:value="0.996714296213958" calcext:value-type="float">
            <text:p>0,9967142962</text:p>
          </table:table-cell>
          <table:table-cell table:formula="of:=[.D183]-[.C183]" office:value-type="float" office:value="0.0826429011731501" calcext:value-type="float">
            <text:p>0,0826429012</text:p>
          </table:table-cell>
          <table:table-cell table:formula="of:=([.E183]/[.D183])%" office:value-type="percentage" office:value="0.000829153364079064" calcext:value-type="percentage">
            <text:p>0,0829153364%</text:p>
          </table:table-cell>
          <table:table-cell table:style-name="ce33" office:value-type="float" office:value="0.0846765223304386" calcext:value-type="float">
            <text:p>0,0846765223</text:p>
          </table:table-cell>
          <table:table-cell table:style-name="ce37" table:formula="of:=[.C183]+[.G183]" office:value-type="float" office:value="0.998747917371247" calcext:value-type="float">
            <text:p>0,9987479174</text:p>
          </table:table-cell>
          <table:table-cell table:style-name="ce37" table:formula="of:=[.H183]-[.D183]" office:value-type="float" office:value="0.00203362115728845" calcext:value-type="float">
            <text:p>0,0020336212</text:p>
          </table:table-cell>
          <table:table-cell table:style-name="ce36" table:formula="of:=([.I183]/[.D183])%" office:value-type="percentage" office:value="0.0000204032506106657" calcext:value-type="percentage">
            <text:p>0,0020403251%</text:p>
          </table:table-cell>
          <table:table-cell table:number-columns-repeated="29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0.914028591871368" calcext:value-type="float">
            <text:p>0,9140285919</text:p>
          </table:table-cell>
          <table:table-cell office:value-type="float" office:value="0.996605336860272" calcext:value-type="float">
            <text:p>0,9966053369</text:p>
          </table:table-cell>
          <table:table-cell table:formula="of:=[.D184]-[.C184]" office:value-type="float" office:value="0.082576744988904" calcext:value-type="float">
            <text:p>0,082576745</text:p>
          </table:table-cell>
          <table:table-cell table:formula="of:=([.E184]/[.D184])%" office:value-type="percentage" office:value="0.000828580200554176" calcext:value-type="percentage">
            <text:p>0,0828580201%</text:p>
          </table:table-cell>
          <table:table-cell table:style-name="ce33" office:value-type="float" office:value="0.0846765223304386" calcext:value-type="float">
            <text:p>0,0846765223</text:p>
          </table:table-cell>
          <table:table-cell table:style-name="ce37" table:formula="of:=[.C184]+[.G184]" office:value-type="float" office:value="0.998705114201807" calcext:value-type="float">
            <text:p>0,9987051142</text:p>
          </table:table-cell>
          <table:table-cell table:style-name="ce37" table:formula="of:=[.H184]-[.D184]" office:value-type="float" office:value="0.00209977734153455" calcext:value-type="float">
            <text:p>0,0020997773</text:p>
          </table:table-cell>
          <table:table-cell table:style-name="ce36" table:formula="of:=([.I184]/[.D184])%" office:value-type="percentage" office:value="0.0000210692965798194" calcext:value-type="percentage">
            <text:p>0,0021069297%</text:p>
          </table:table-cell>
          <table:table-cell table:number-columns-repeated="29"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0.913985069320928" calcext:value-type="float">
            <text:p>0,9139850693</text:p>
          </table:table-cell>
          <table:table-cell office:value-type="float" office:value="0.996494711843811" calcext:value-type="float">
            <text:p>0,9964947118</text:p>
          </table:table-cell>
          <table:table-cell table:formula="of:=[.D185]-[.C185]" office:value-type="float" office:value="0.0825096425228831" calcext:value-type="float">
            <text:p>0,0825096425</text:p>
          </table:table-cell>
          <table:table-cell table:formula="of:=([.E185]/[.D185])%" office:value-type="percentage" office:value="0.000827998799614451" calcext:value-type="percentage">
            <text:p>0,0827998800%</text:p>
          </table:table-cell>
          <table:table-cell table:style-name="ce33" office:value-type="float" office:value="0.0846765223304386" calcext:value-type="float">
            <text:p>0,0846765223</text:p>
          </table:table-cell>
          <table:table-cell table:style-name="ce37" table:formula="of:=[.C185]+[.G185]" office:value-type="float" office:value="0.998661591651367" calcext:value-type="float">
            <text:p>0,9986615917</text:p>
          </table:table-cell>
          <table:table-cell table:style-name="ce37" table:formula="of:=[.H185]-[.D185]" office:value-type="float" office:value="0.00216687980755548" calcext:value-type="float">
            <text:p>0,0021668798</text:p>
          </table:table-cell>
          <table:table-cell table:style-name="ce36" table:formula="of:=([.I185]/[.D185])%" office:value-type="percentage" office:value="0.000021745020638864" calcext:value-type="percentage">
            <text:p>0,0021745021%</text:p>
          </table:table-cell>
          <table:table-cell table:number-columns-repeated="29"/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office:value-type="float" office:value="0.91394082738949" calcext:value-type="float">
            <text:p>0,9139408274</text:p>
          </table:table-cell>
          <table:table-cell office:value-type="float" office:value="0.996382426377705" calcext:value-type="float">
            <text:p>0,9963824264</text:p>
          </table:table-cell>
          <table:table-cell table:formula="of:=[.D186]-[.C186]" office:value-type="float" office:value="0.0824415989882151" calcext:value-type="float">
            <text:p>0,082441599</text:p>
          </table:table-cell>
          <table:table-cell table:formula="of:=([.E186]/[.D186])%" office:value-type="percentage" office:value="0.000827409203591907" calcext:value-type="percentage">
            <text:p>0,0827409204%</text:p>
          </table:table-cell>
          <table:table-cell table:style-name="ce33" office:value-type="float" office:value="0.0846765223304386" calcext:value-type="float">
            <text:p>0,0846765223</text:p>
          </table:table-cell>
          <table:table-cell table:style-name="ce37" table:formula="of:=[.C186]+[.G186]" office:value-type="float" office:value="0.998617349719929" calcext:value-type="float">
            <text:p>0,9986173497</text:p>
          </table:table-cell>
          <table:table-cell table:style-name="ce37" table:formula="of:=[.H186]-[.D186]" office:value-type="float" office:value="0.00223492334222353" calcext:value-type="float">
            <text:p>0,0022349233</text:p>
          </table:table-cell>
          <table:table-cell table:style-name="ce36" table:formula="of:=([.I186]/[.D186])%" office:value-type="percentage" office:value="0.0000224303769622743" calcext:value-type="percentage">
            <text:p>0,0022430377%</text:p>
          </table:table-cell>
          <table:table-cell table:number-columns-repeated="29"/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office:value-type="float" office:value="0.913895866077053" calcext:value-type="float">
            <text:p>0,9138958661</text:p>
          </table:table-cell>
          <table:table-cell office:value-type="float" office:value="0.996268485662783" calcext:value-type="float">
            <text:p>0,9962684857</text:p>
          </table:table-cell>
          <table:table-cell table:formula="of:=[.D187]-[.C187]" office:value-type="float" office:value="0.0823726195857299" calcext:value-type="float">
            <text:p>0,0823726196</text:p>
          </table:table-cell>
          <table:table-cell table:formula="of:=([.E187]/[.D187])%" office:value-type="percentage" office:value="0.000826811454654518" calcext:value-type="percentage">
            <text:p>0,0826811455%</text:p>
          </table:table-cell>
          <table:table-cell table:style-name="ce33" office:value-type="float" office:value="0.0846765223304386" calcext:value-type="float">
            <text:p>0,0846765223</text:p>
          </table:table-cell>
          <table:table-cell table:style-name="ce37" table:formula="of:=[.C187]+[.G187]" office:value-type="float" office:value="0.998572388407492" calcext:value-type="float">
            <text:p>0,9985723884</text:p>
          </table:table-cell>
          <table:table-cell table:style-name="ce37" table:formula="of:=[.H187]-[.D187]" office:value-type="float" office:value="0.00230390274470871" calcext:value-type="float">
            <text:p>0,0023039027</text:p>
          </table:table-cell>
          <table:table-cell table:style-name="ce36" table:formula="of:=([.I187]/[.D187])%" office:value-type="percentage" office:value="0.0000231253199098835" calcext:value-type="percentage">
            <text:p>0,0023125320%</text:p>
          </table:table-cell>
          <table:table-cell table:number-columns-repeated="29"/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0.913850185383617" calcext:value-type="float">
            <text:p>0,9138501854</text:p>
          </table:table-cell>
          <table:table-cell office:value-type="float" office:value="0.996152894887595" calcext:value-type="float">
            <text:p>0,9961528949</text:p>
          </table:table-cell>
          <table:table-cell table:formula="of:=[.D188]-[.C188]" office:value-type="float" office:value="0.082302709503978" calcext:value-type="float">
            <text:p>0,0823027095</text:p>
          </table:table-cell>
          <table:table-cell table:formula="of:=([.E188]/[.D188])%" office:value-type="percentage" office:value="0.000826205594807462" calcext:value-type="percentage">
            <text:p>0,0826205595%</text:p>
          </table:table-cell>
          <table:table-cell table:style-name="ce33" office:value-type="float" office:value="0.0846765223304386" calcext:value-type="float">
            <text:p>0,0846765223</text:p>
          </table:table-cell>
          <table:table-cell table:style-name="ce37" table:formula="of:=[.C188]+[.G188]" office:value-type="float" office:value="0.998526707714056" calcext:value-type="float">
            <text:p>0,9985267077</text:p>
          </table:table-cell>
          <table:table-cell table:style-name="ce37" table:formula="of:=[.H188]-[.D188]" office:value-type="float" office:value="0.00237381282646054" calcext:value-type="float">
            <text:p>0,0023738128</text:p>
          </table:table-cell>
          <table:table-cell table:style-name="ce36" table:formula="of:=([.I188]/[.D188])%" office:value-type="percentage" office:value="0.0000238298040255006" calcext:value-type="percentage">
            <text:p>0,0023829804%</text:p>
          </table:table-cell>
          <table:table-cell table:number-columns-repeated="29"/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office:value-type="float" office:value="0.913803785309181" calcext:value-type="float">
            <text:p>0,9138037853</text:p>
          </table:table-cell>
          <table:table-cell office:value-type="float" office:value="0.996035659228439" calcext:value-type="float">
            <text:p>0,9960356592</text:p>
          </table:table-cell>
          <table:table-cell table:formula="of:=[.D189]-[.C189]" office:value-type="float" office:value="0.082231873919258" calcext:value-type="float">
            <text:p>0,0822318739</text:p>
          </table:table-cell>
          <table:table-cell table:formula="of:=([.E189]/[.D189])%" office:value-type="percentage" office:value="0.000825591665894338" calcext:value-type="percentage">
            <text:p>0,0825591666%</text:p>
          </table:table-cell>
          <table:table-cell table:style-name="ce33" office:value-type="float" office:value="0.0846765223304386" calcext:value-type="float">
            <text:p>0,0846765223</text:p>
          </table:table-cell>
          <table:table-cell table:style-name="ce37" table:formula="of:=[.C189]+[.G189]" office:value-type="float" office:value="0.99848030763962" calcext:value-type="float">
            <text:p>0,9984803076</text:p>
          </table:table-cell>
          <table:table-cell table:style-name="ce37" table:formula="of:=[.H189]-[.D189]" office:value-type="float" office:value="0.00244464841118053" calcext:value-type="float">
            <text:p>0,0024446484</text:p>
          </table:table-cell>
          <table:table-cell table:style-name="ce36" table:formula="of:=([.I189]/[.D189])%" office:value-type="percentage" office:value="0.0000245437840355547" calcext:value-type="percentage">
            <text:p>0,0024543784%</text:p>
          </table:table-cell>
          <table:table-cell table:number-columns-repeated="29"/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office:value-type="float" office:value="0.913756665853747" calcext:value-type="float">
            <text:p>0,9137566659</text:p>
          </table:table-cell>
          <table:table-cell office:value-type="float" office:value="0.995916783849387" calcext:value-type="float">
            <text:p>0,9959167838</text:p>
          </table:table-cell>
          <table:table-cell table:formula="of:=[.D190]-[.C190]" office:value-type="float" office:value="0.08216011799564" calcext:value-type="float">
            <text:p>0,082160118</text:p>
          </table:table-cell>
          <table:table-cell table:formula="of:=([.E190]/[.D190])%" office:value-type="percentage" office:value="0.000824969709598399" calcext:value-type="percentage">
            <text:p>0,0824969710%</text:p>
          </table:table-cell>
          <table:table-cell table:style-name="ce33" office:value-type="float" office:value="0.0846765223304386" calcext:value-type="float">
            <text:p>0,0846765223</text:p>
          </table:table-cell>
          <table:table-cell table:style-name="ce37" table:formula="of:=[.C190]+[.G190]" office:value-type="float" office:value="0.998433188184186" calcext:value-type="float">
            <text:p>0,9984331882</text:p>
          </table:table-cell>
          <table:table-cell table:style-name="ce37" table:formula="of:=[.H190]-[.D190]" office:value-type="float" office:value="0.00251640433479861" calcext:value-type="float">
            <text:p>0,0025164043</text:p>
          </table:table-cell>
          <table:table-cell table:style-name="ce36" table:formula="of:=([.I190]/[.D190])%" office:value-type="percentage" office:value="0.0000252672148477333" calcext:value-type="percentage">
            <text:p>0,0025267215%</text:p>
          </table:table-cell>
          <table:table-cell table:number-columns-repeated="29"/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office:value-type="float" office:value="0.913708827017314" calcext:value-type="float">
            <text:p>0,913708827</text:p>
          </table:table-cell>
          <table:table-cell office:value-type="float" office:value="0.995796273902315" calcext:value-type="float">
            <text:p>0,9957962739</text:p>
          </table:table-cell>
          <table:table-cell table:formula="of:=[.D191]-[.C191]" office:value-type="float" office:value="0.082087446885001" calcext:value-type="float">
            <text:p>0,0820874469</text:p>
          </table:table-cell>
          <table:table-cell table:formula="of:=([.E191]/[.D191])%" office:value-type="percentage" office:value="0.000824339767443771" calcext:value-type="percentage">
            <text:p>0,0824339767%</text:p>
          </table:table-cell>
          <table:table-cell table:style-name="ce33" office:value-type="float" office:value="0.0846765223304386" calcext:value-type="float">
            <text:p>0,0846765223</text:p>
          </table:table-cell>
          <table:table-cell table:style-name="ce37" table:formula="of:=[.C191]+[.G191]" office:value-type="float" office:value="0.998385349347753" calcext:value-type="float">
            <text:p>0,9983853493</text:p>
          </table:table-cell>
          <table:table-cell table:style-name="ce37" table:formula="of:=[.H191]-[.D191]" office:value-type="float" office:value="0.00258907544543752" calcext:value-type="float">
            <text:p>0,0025890754</text:p>
          </table:table-cell>
          <table:table-cell table:style-name="ce36" table:formula="of:=([.I191]/[.D191])%" office:value-type="percentage" office:value="0.0000260000515496188" calcext:value-type="percentage">
            <text:p>0,0026000052%</text:p>
          </table:table-cell>
          <table:table-cell table:number-columns-repeated="29"/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office:value-type="float" office:value="0.913660268799882" calcext:value-type="float">
            <text:p>0,9136602688</text:p>
          </table:table-cell>
          <table:table-cell office:value-type="float" office:value="0.995674134526923" calcext:value-type="float">
            <text:p>0,9956741345</text:p>
          </table:table-cell>
          <table:table-cell table:formula="of:=[.D192]-[.C192]" office:value-type="float" office:value="0.0820138657270411" calcext:value-type="float">
            <text:p>0,0820138657</text:p>
          </table:table-cell>
          <table:table-cell table:formula="of:=([.E192]/[.D192])%" office:value-type="percentage" office:value="0.000823701880796659" calcext:value-type="percentage">
            <text:p>0,0823701881%</text:p>
          </table:table-cell>
          <table:table-cell table:style-name="ce33" office:value-type="float" office:value="0.0846765223304386" calcext:value-type="float">
            <text:p>0,0846765223</text:p>
          </table:table-cell>
          <table:table-cell table:style-name="ce37" table:formula="of:=[.C192]+[.G192]" office:value-type="float" office:value="0.998336791130321" calcext:value-type="float">
            <text:p>0,9983367911</text:p>
          </table:table-cell>
          <table:table-cell table:style-name="ce37" table:formula="of:=[.H192]-[.D192]" office:value-type="float" office:value="0.0026626566033976" calcext:value-type="float">
            <text:p>0,0026626566</text:p>
          </table:table-cell>
          <table:table-cell table:style-name="ce36" table:formula="of:=([.I192]/[.D192])%" office:value-type="percentage" office:value="0.0000267422494073586" calcext:value-type="percentage">
            <text:p>0,0026742249%</text:p>
          </table:table-cell>
          <table:table-cell table:number-columns-repeated="29"/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 office:value-type="float" office:value="0.91361099120145" calcext:value-type="float">
            <text:p>0,9136109912</text:p>
          </table:table-cell>
          <table:table-cell office:value-type="float" office:value="0.995550370850766" calcext:value-type="float">
            <text:p>0,9955503709</text:p>
          </table:table-cell>
          <table:table-cell table:formula="of:=[.D193]-[.C193]" office:value-type="float" office:value="0.0819393796493161" calcext:value-type="float">
            <text:p>0,0819393796</text:p>
          </table:table-cell>
          <table:table-cell table:formula="of:=([.E193]/[.D193])%" office:value-type="percentage" office:value="0.000823056090866531" calcext:value-type="percentage">
            <text:p>0,0823056091%</text:p>
          </table:table-cell>
          <table:table-cell table:style-name="ce33" office:value-type="float" office:value="0.0846765223304386" calcext:value-type="float">
            <text:p>0,0846765223</text:p>
          </table:table-cell>
          <table:table-cell table:style-name="ce37" table:formula="of:=[.C193]+[.G193]" office:value-type="float" office:value="0.998287513531889" calcext:value-type="float">
            <text:p>0,9982875135</text:p>
          </table:table-cell>
          <table:table-cell table:style-name="ce37" table:formula="of:=[.H193]-[.D193]" office:value-type="float" office:value="0.00273714268112246" calcext:value-type="float">
            <text:p>0,0027371427</text:p>
          </table:table-cell>
          <table:table-cell table:style-name="ce36" table:formula="of:=([.I193]/[.D193])%" office:value-type="percentage" office:value="0.0000274937638643431" calcext:value-type="percentage">
            <text:p>0,0027493764%</text:p>
          </table:table-cell>
          <table:table-cell table:number-columns-repeated="29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0.91356099422202" calcext:value-type="float">
            <text:p>0,9135609942</text:p>
          </table:table-cell>
          <table:table-cell office:value-type="float" office:value="0.995424987989279" calcext:value-type="float">
            <text:p>0,995424988</text:p>
          </table:table-cell>
          <table:table-cell table:formula="of:=[.D194]-[.C194]" office:value-type="float" office:value="0.0818639937672591" calcext:value-type="float">
            <text:p>0,0818639938</text:p>
          </table:table-cell>
          <table:table-cell table:formula="of:=([.E194]/[.D194])%" office:value-type="percentage" office:value="0.000822402438707324" calcext:value-type="percentage">
            <text:p>0,0822402439%</text:p>
          </table:table-cell>
          <table:table-cell table:style-name="ce33" office:value-type="float" office:value="0.0846765223304386" calcext:value-type="float">
            <text:p>0,0846765223</text:p>
          </table:table-cell>
          <table:table-cell table:style-name="ce37" table:formula="of:=[.C194]+[.G194]" office:value-type="float" office:value="0.998237516552459" calcext:value-type="float">
            <text:p>0,9982375166</text:p>
          </table:table-cell>
          <table:table-cell table:style-name="ce37" table:formula="of:=[.H194]-[.D194]" office:value-type="float" office:value="0.00281252856317959" calcext:value-type="float">
            <text:p>0,0028125286</text:p>
          </table:table-cell>
          <table:table-cell table:style-name="ce36" table:formula="of:=([.I194]/[.D194])%" office:value-type="percentage" office:value="0.0000282545505398723" calcext:value-type="percentage">
            <text:p>0,0028254551%</text:p>
          </table:table-cell>
          <table:table-cell table:number-columns-repeated="29"/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office:value-type="float" office:value="0.913510277861591" calcext:value-type="float">
            <text:p>0,9135102779</text:p>
          </table:table-cell>
          <table:table-cell office:value-type="float" office:value="0.995297991045803" calcext:value-type="float">
            <text:p>0,995297991</text:p>
          </table:table-cell>
          <table:table-cell table:formula="of:=[.D195]-[.C195]" office:value-type="float" office:value="0.081787713184212" calcext:value-type="float">
            <text:p>0,0817877132</text:p>
          </table:table-cell>
          <table:table-cell table:formula="of:=([.E195]/[.D195])%" office:value-type="percentage" office:value="0.000821740965218608" calcext:value-type="percentage">
            <text:p>0,0821740965%</text:p>
          </table:table-cell>
          <table:table-cell table:style-name="ce33" office:value-type="float" office:value="0.0846765223304386" calcext:value-type="float">
            <text:p>0,0846765223</text:p>
          </table:table-cell>
          <table:table-cell table:style-name="ce37" table:formula="of:=[.C195]+[.G195]" office:value-type="float" office:value="0.99818680019203" calcext:value-type="float">
            <text:p>0,9981868002</text:p>
          </table:table-cell>
          <table:table-cell table:style-name="ce37" table:formula="of:=[.H195]-[.D195]" office:value-type="float" office:value="0.00288880914622669" calcext:value-type="float">
            <text:p>0,0028888091</text:p>
          </table:table-cell>
          <table:table-cell table:style-name="ce36" table:formula="of:=([.I195]/[.D195])%" office:value-type="percentage" office:value="0.00002902456522786" calcext:value-type="percentage">
            <text:p>0,0029024565%</text:p>
          </table:table-cell>
          <table:table-cell table:number-columns-repeated="29"/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 office:value-type="float" office:value="0.913458842120163" calcext:value-type="float">
            <text:p>0,9134588421</text:p>
          </table:table-cell>
          <table:table-cell office:value-type="float" office:value="0.995169385111609" calcext:value-type="float">
            <text:p>0,9951693851</text:p>
          </table:table-cell>
          <table:table-cell table:formula="of:=[.D196]-[.C196]" office:value-type="float" office:value="0.0817105429914461" calcext:value-type="float">
            <text:p>0,081710543</text:p>
          </table:table-cell>
          <table:table-cell table:formula="of:=([.E196]/[.D196])%" office:value-type="percentage" office:value="0.000821071711146762" calcext:value-type="percentage">
            <text:p>0,0821071711%</text:p>
          </table:table-cell>
          <table:table-cell table:style-name="ce33" office:value-type="float" office:value="0.0846765223304386" calcext:value-type="float">
            <text:p>0,0846765223</text:p>
          </table:table-cell>
          <table:table-cell table:style-name="ce37" table:formula="of:=[.C196]+[.G196]" office:value-type="float" office:value="0.998135364450602" calcext:value-type="float">
            <text:p>0,9981353645</text:p>
          </table:table-cell>
          <table:table-cell table:style-name="ce37" table:formula="of:=[.H196]-[.D196]" office:value-type="float" office:value="0.00296597933899256" calcext:value-type="float">
            <text:p>0,0029659793</text:p>
          </table:table-cell>
          <table:table-cell table:style-name="ce36" table:formula="of:=([.I196]/[.D196])%" office:value-type="percentage" office:value="0.0000298037638955306" calcext:value-type="percentage">
            <text:p>0,0029803764%</text:p>
          </table:table-cell>
          <table:table-cell table:number-columns-repeated="29"/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office:value-type="float" office:value="0.913406686997735" calcext:value-type="float">
            <text:p>0,913406687</text:p>
          </table:table-cell>
          <table:table-cell office:value-type="float" office:value="0.995039175265927" calcext:value-type="float">
            <text:p>0,9950391753</text:p>
          </table:table-cell>
          <table:table-cell table:formula="of:=[.D197]-[.C197]" office:value-type="float" office:value="0.081632488268192" calcext:value-type="float">
            <text:p>0,0816324883</text:p>
          </table:table-cell>
          <table:table-cell table:formula="of:=([.E197]/[.D197])%" office:value-type="percentage" office:value="0.000820394717086142" calcext:value-type="percentage">
            <text:p>0,0820394717%</text:p>
          </table:table-cell>
          <table:table-cell table:style-name="ce33" office:value-type="float" office:value="0.0846765223304386" calcext:value-type="float">
            <text:p>0,0846765223</text:p>
          </table:table-cell>
          <table:table-cell table:style-name="ce37" table:formula="of:=[.C197]+[.G197]" office:value-type="float" office:value="0.998083209328174" calcext:value-type="float">
            <text:p>0,9980832093</text:p>
          </table:table-cell>
          <table:table-cell table:style-name="ce37" table:formula="of:=[.H197]-[.D197]" office:value-type="float" office:value="0.00304403406224663" calcext:value-type="float">
            <text:p>0,0030440341</text:p>
          </table:table-cell>
          <table:table-cell table:style-name="ce36" table:formula="of:=([.I197]/[.D197])%" office:value-type="percentage" office:value="0.0000305921026821212" calcext:value-type="percentage">
            <text:p>0,0030592103%</text:p>
          </table:table-cell>
          <table:table-cell table:number-columns-repeated="29"/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 office:value-type="float" office:value="0.913353812494309" calcext:value-type="float">
            <text:p>0,9133538125</text:p>
          </table:table-cell>
          <table:table-cell office:value-type="float" office:value="0.994907366575972" calcext:value-type="float">
            <text:p>0,9949073666</text:p>
          </table:table-cell>
          <table:table-cell table:formula="of:=[.D198]-[.C198]" office:value-type="float" office:value="0.0815535540816631" calcext:value-type="float">
            <text:p>0,0815535541</text:p>
          </table:table-cell>
          <table:table-cell table:formula="of:=([.E198]/[.D198])%" office:value-type="percentage" office:value="0.000819710023480215" calcext:value-type="percentage">
            <text:p>0,0819710023%</text:p>
          </table:table-cell>
          <table:table-cell table:style-name="ce33" office:value-type="float" office:value="0.0846765223304386" calcext:value-type="float">
            <text:p>0,0846765223</text:p>
          </table:table-cell>
          <table:table-cell table:style-name="ce37" table:formula="of:=[.C198]+[.G198]" office:value-type="float" office:value="0.998030334824748" calcext:value-type="float">
            <text:p>0,9980303348</text:p>
          </table:table-cell>
          <table:table-cell table:style-name="ce37" table:formula="of:=[.H198]-[.D198]" office:value-type="float" office:value="0.00312296824877556" calcext:value-type="float">
            <text:p>0,0031229682</text:p>
          </table:table-cell>
          <table:table-cell table:style-name="ce36" table:formula="of:=([.I198]/[.D198])%" office:value-type="percentage" office:value="0.00003138953789762" calcext:value-type="percentage">
            <text:p>0,0031389538%</text:p>
          </table:table-cell>
          <table:table-cell table:number-columns-repeated="29"/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office:value-type="float" office:value="0.913300218609884" calcext:value-type="float">
            <text:p>0,9133002186</text:p>
          </table:table-cell>
          <table:table-cell office:value-type="float" office:value="0.994773964096966" calcext:value-type="float">
            <text:p>0,9947739641</text:p>
          </table:table-cell>
          <table:table-cell table:formula="of:=[.D199]-[.C199]" office:value-type="float" office:value="0.081473745487082" calcext:value-type="float">
            <text:p>0,0814737455</text:p>
          </table:table-cell>
          <table:table-cell table:formula="of:=([.E199]/[.D199])%" office:value-type="percentage" office:value="0.000819017670622717" calcext:value-type="percentage">
            <text:p>0,0819017671%</text:p>
          </table:table-cell>
          <table:table-cell table:style-name="ce33" office:value-type="float" office:value="0.0846765223304386" calcext:value-type="float">
            <text:p>0,0846765223</text:p>
          </table:table-cell>
          <table:table-cell table:style-name="ce37" table:formula="of:=[.C199]+[.G199]" office:value-type="float" office:value="0.997976740940323" calcext:value-type="float">
            <text:p>0,9979767409</text:p>
          </table:table-cell>
          <table:table-cell table:style-name="ce37" table:formula="of:=[.H199]-[.D199]" office:value-type="float" office:value="0.00320277684335657" calcext:value-type="float">
            <text:p>0,0032027768</text:p>
          </table:table-cell>
          <table:table-cell table:style-name="ce36" table:formula="of:=([.I199]/[.D199])%" office:value-type="percentage" office:value="0.0000321960260214857" calcext:value-type="percentage">
            <text:p>0,0032196026%</text:p>
          </table:table-cell>
          <table:table-cell table:number-columns-repeated="29"/>
        </table:table-row>
        <table:table-row table:style-name="ro1">
          <table:table-cell/>
          <table:table-cell office:value-type="float" office:value="76" calcext:value-type="float">
            <text:p>76</text:p>
          </table:table-cell>
          <table:table-cell office:value-type="float" office:value="0.91324590534446" calcext:value-type="float">
            <text:p>0,9132459053</text:p>
          </table:table-cell>
          <table:table-cell office:value-type="float" office:value="0.99463897287217" calcext:value-type="float">
            <text:p>0,9946389729</text:p>
          </table:table-cell>
          <table:table-cell table:formula="of:=[.D200]-[.C200]" office:value-type="float" office:value="0.0813930675277099" calcext:value-type="float">
            <text:p>0,0813930675</text:p>
          </table:table-cell>
          <table:table-cell table:formula="of:=([.E200]/[.D200])%" office:value-type="percentage" office:value="0.000818317698658795" calcext:value-type="percentage">
            <text:p>0,0818317699%</text:p>
          </table:table-cell>
          <table:table-cell table:style-name="ce33" office:value-type="float" office:value="0.0846765223304386" calcext:value-type="float">
            <text:p>0,0846765223</text:p>
          </table:table-cell>
          <table:table-cell table:style-name="ce37" table:formula="of:=[.C200]+[.G200]" office:value-type="float" office:value="0.997922427674899" calcext:value-type="float">
            <text:p>0,9979224277</text:p>
          </table:table-cell>
          <table:table-cell table:style-name="ce37" table:formula="of:=[.H200]-[.D200]" office:value-type="float" office:value="0.00328345480272862" calcext:value-type="float">
            <text:p>0,0032834548</text:p>
          </table:table-cell>
          <table:table-cell table:style-name="ce36" table:formula="of:=([.I200]/[.D200])%" office:value-type="percentage" office:value="0.0000330115237013792" calcext:value-type="percentage">
            <text:p>0,0033011524%</text:p>
          </table:table-cell>
          <table:table-cell table:number-columns-repeated="29"/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 office:value-type="float" office:value="0.913190872698036" calcext:value-type="float">
            <text:p>0,9131908727</text:p>
          </table:table-cell>
          <table:table-cell office:value-type="float" office:value="0.994502397932902" calcext:value-type="float">
            <text:p>0,9945023979</text:p>
          </table:table-cell>
          <table:table-cell table:formula="of:=[.D201]-[.C201]" office:value-type="float" office:value="0.081311525234866" calcext:value-type="float">
            <text:p>0,0813115252</text:p>
          </table:table-cell>
          <table:table-cell table:formula="of:=([.E201]/[.D201])%" office:value-type="percentage" office:value="0.000817610147586108" calcext:value-type="percentage">
            <text:p>0,0817610148%</text:p>
          </table:table-cell>
          <table:table-cell table:style-name="ce33" office:value-type="float" office:value="0.0846765223304386" calcext:value-type="float">
            <text:p>0,0846765223</text:p>
          </table:table-cell>
          <table:table-cell table:style-name="ce37" table:formula="of:=[.C201]+[.G201]" office:value-type="float" office:value="0.997867395028475" calcext:value-type="float">
            <text:p>0,997867395</text:p>
          </table:table-cell>
          <table:table-cell table:style-name="ce37" table:formula="of:=[.H201]-[.D201]" office:value-type="float" office:value="0.00336499709557259" calcext:value-type="float">
            <text:p>0,0033649971</text:p>
          </table:table-cell>
          <table:table-cell table:style-name="ce36" table:formula="of:=([.I201]/[.D201])%" office:value-type="percentage" office:value="0.0000338359877519354" calcext:value-type="percentage">
            <text:p>0,0033835988%</text:p>
          </table:table-cell>
          <table:table-cell table:number-columns-repeated="29"/>
        </table:table-row>
        <table:table-row table:style-name="ro1">
          <table:table-cell/>
          <table:table-cell office:value-type="float" office:value="78" calcext:value-type="float">
            <text:p>78</text:p>
          </table:table-cell>
          <table:table-cell office:value-type="float" office:value="0.913135120670614" calcext:value-type="float">
            <text:p>0,9131351207</text:p>
          </table:table-cell>
          <table:table-cell office:value-type="float" office:value="0.994364244298571" calcext:value-type="float">
            <text:p>0,9943642443</text:p>
          </table:table-cell>
          <table:table-cell table:formula="of:=[.D202]-[.C202]" office:value-type="float" office:value="0.081229123627957" calcext:value-type="float">
            <text:p>0,0812291236</text:p>
          </table:table-cell>
          <table:table-cell table:formula="of:=([.E202]/[.D202])%" office:value-type="percentage" office:value="0.000816895057255964" calcext:value-type="percentage">
            <text:p>0,0816895057%</text:p>
          </table:table-cell>
          <table:table-cell table:style-name="ce33" office:value-type="float" office:value="0.0846765223304386" calcext:value-type="float">
            <text:p>0,0846765223</text:p>
          </table:table-cell>
          <table:table-cell table:style-name="ce37" table:formula="of:=[.C202]+[.G202]" office:value-type="float" office:value="0.997811643001053" calcext:value-type="float">
            <text:p>0,997811643</text:p>
          </table:table-cell>
          <table:table-cell table:style-name="ce37" table:formula="of:=[.H202]-[.D202]" office:value-type="float" office:value="0.00344739870248156" calcext:value-type="float">
            <text:p>0,0034473987</text:p>
          </table:table-cell>
          <table:table-cell table:style-name="ce36" table:formula="of:=([.I202]/[.D202])%" office:value-type="percentage" office:value="0.0000346693751535087" calcext:value-type="percentage">
            <text:p>0,0034669375%</text:p>
          </table:table-cell>
          <table:table-cell table:number-columns-repeated="29"/>
        </table:table-row>
        <table:table-row table:style-name="ro1">
          <table:table-cell/>
          <table:table-cell office:value-type="float" office:value="79" calcext:value-type="float">
            <text:p>79</text:p>
          </table:table-cell>
          <table:table-cell office:value-type="float" office:value="0.913078649262193" calcext:value-type="float">
            <text:p>0,9130786493</text:p>
          </table:table-cell>
          <table:table-cell office:value-type="float" office:value="0.994224516976695" calcext:value-type="float">
            <text:p>0,994224517</text:p>
          </table:table-cell>
          <table:table-cell table:formula="of:=[.D203]-[.C203]" office:value-type="float" office:value="0.081145867714502" calcext:value-type="float">
            <text:p>0,0811458677</text:p>
          </table:table-cell>
          <table:table-cell table:formula="of:=([.E203]/[.D203])%" office:value-type="percentage" office:value="0.000816172467374426" calcext:value-type="percentage">
            <text:p>0,0816172467%</text:p>
          </table:table-cell>
          <table:table-cell table:style-name="ce33" office:value-type="float" office:value="0.0846765223304386" calcext:value-type="float">
            <text:p>0,0846765223</text:p>
          </table:table-cell>
          <table:table-cell table:style-name="ce37" table:formula="of:=[.C203]+[.G203]" office:value-type="float" office:value="0.997755171592632" calcext:value-type="float">
            <text:p>0,9977551716</text:p>
          </table:table-cell>
          <table:table-cell table:style-name="ce37" table:formula="of:=[.H203]-[.D203]" office:value-type="float" office:value="0.00353065461593649" calcext:value-type="float">
            <text:p>0,0035306546</text:p>
          </table:table-cell>
          <table:table-cell table:style-name="ce36" table:formula="of:=([.I203]/[.D203])%" office:value-type="percentage" office:value="0.0000355116430509408" calcext:value-type="percentage">
            <text:p>0,0035511643%</text:p>
          </table:table-cell>
          <table:table-cell table:number-columns-repeated="29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office:value-type="float" office:value="0.913021458472773" calcext:value-type="float">
            <text:p>0,9130214585</text:p>
          </table:table-cell>
          <table:table-cell office:value-type="float" office:value="0.994083220962933" calcext:value-type="float">
            <text:p>0,994083221</text:p>
          </table:table-cell>
          <table:table-cell table:formula="of:=[.D204]-[.C204]" office:value-type="float" office:value="0.0810617624901601" calcext:value-type="float">
            <text:p>0,0810617625</text:p>
          </table:table-cell>
          <table:table-cell table:formula="of:=([.E204]/[.D204])%" office:value-type="percentage" office:value="0.000815442417503423" calcext:value-type="percentage">
            <text:p>0,0815442418%</text:p>
          </table:table-cell>
          <table:table-cell table:style-name="ce33" office:value-type="float" office:value="0.0846765223304386" calcext:value-type="float">
            <text:p>0,0846765223</text:p>
          </table:table-cell>
          <table:table-cell table:style-name="ce37" table:formula="of:=[.C204]+[.G204]" office:value-type="float" office:value="0.997697980803212" calcext:value-type="float">
            <text:p>0,9976979808</text:p>
          </table:table-cell>
          <table:table-cell table:style-name="ce37" table:formula="of:=[.H204]-[.D204]" office:value-type="float" office:value="0.00361475984027848" calcext:value-type="float">
            <text:p>0,0036147598</text:p>
          </table:table-cell>
          <table:table-cell table:style-name="ce36" table:formula="of:=([.I204]/[.D204])%" office:value-type="percentage" office:value="0.0000363627487523305" calcext:value-type="percentage">
            <text:p>0,0036362749%</text:p>
          </table:table-cell>
          <table:table-cell table:number-columns-repeated="29"/>
        </table:table-row>
        <table:table-row table:style-name="ro1">
          <table:table-cell/>
          <table:table-cell office:value-type="float" office:value="81" calcext:value-type="float">
            <text:p>81</text:p>
          </table:table-cell>
          <table:table-cell office:value-type="float" office:value="0.912963548302354" calcext:value-type="float">
            <text:p>0,9129635483</text:p>
          </table:table-cell>
          <table:table-cell office:value-type="float" office:value="0.993940361241107" calcext:value-type="float">
            <text:p>0,9939403612</text:p>
          </table:table-cell>
          <table:table-cell table:formula="of:=[.D205]-[.C205]" office:value-type="float" office:value="0.080976812938753" calcext:value-type="float">
            <text:p>0,0809768129</text:p>
          </table:table-cell>
          <table:table-cell table:formula="of:=([.E205]/[.D205])%" office:value-type="percentage" office:value="0.000814704947061813" calcext:value-type="percentage">
            <text:p>0,0814704947%</text:p>
          </table:table-cell>
          <table:table-cell table:style-name="ce33" office:value-type="float" office:value="0.0846765223304386" calcext:value-type="float">
            <text:p>0,0846765223</text:p>
          </table:table-cell>
          <table:table-cell table:style-name="ce37" table:formula="of:=[.C205]+[.G205]" office:value-type="float" office:value="0.997640070632793" calcext:value-type="float">
            <text:p>0,9976400706</text:p>
          </table:table-cell>
          <table:table-cell table:style-name="ce37" table:formula="of:=[.H205]-[.D205]" office:value-type="float" office:value="0.00369970939168551" calcext:value-type="float">
            <text:p>0,0036997094</text:p>
          </table:table-cell>
          <table:table-cell table:style-name="ce36" table:formula="of:=([.I205]/[.D205])%" office:value-type="percentage" office:value="0.0000372226497278503" calcext:value-type="percentage">
            <text:p>0,0037222650%</text:p>
          </table:table-cell>
          <table:table-cell table:number-columns-repeated="29"/>
        </table:table-row>
        <table:table-row table:style-name="ro1">
          <table:table-cell/>
          <table:table-cell office:value-type="float" office:value="82" calcext:value-type="float">
            <text:p>82</text:p>
          </table:table-cell>
          <table:table-cell office:value-type="float" office:value="0.912904918750935" calcext:value-type="float">
            <text:p>0,9129049188</text:p>
          </table:table-cell>
          <table:table-cell office:value-type="float" office:value="0.993795942783228" calcext:value-type="float">
            <text:p>0,9937959428</text:p>
          </table:table-cell>
          <table:table-cell table:formula="of:=[.D206]-[.C206]" office:value-type="float" office:value="0.080891024032293" calcext:value-type="float">
            <text:p>0,080891024</text:p>
          </table:table-cell>
          <table:table-cell table:formula="of:=([.E206]/[.D206])%" office:value-type="percentage" office:value="0.000813960095326504" calcext:value-type="percentage">
            <text:p>0,0813960095%</text:p>
          </table:table-cell>
          <table:table-cell table:style-name="ce33" office:value-type="float" office:value="0.0846765223304386" calcext:value-type="float">
            <text:p>0,0846765223</text:p>
          </table:table-cell>
          <table:table-cell table:style-name="ce37" table:formula="of:=[.C206]+[.G206]" office:value-type="float" office:value="0.997581441081374" calcext:value-type="float">
            <text:p>0,9975814411</text:p>
          </table:table-cell>
          <table:table-cell table:style-name="ce37" table:formula="of:=[.H206]-[.D206]" office:value-type="float" office:value="0.00378549829814567" calcext:value-type="float">
            <text:p>0,0037854983</text:p>
          </table:table-cell>
          <table:table-cell table:style-name="ce36" table:formula="of:=([.I206]/[.D206])%" office:value-type="percentage" office:value="0.0000380913036085053" calcext:value-type="percentage">
            <text:p>0,0038091304%</text:p>
          </table:table-cell>
          <table:table-cell table:number-columns-repeated="29"/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office:value-type="float" office:value="0.912845569818518" calcext:value-type="float">
            <text:p>0,9128455698</text:p>
          </table:table-cell>
          <table:table-cell office:value-type="float" office:value="0.993649970549522" calcext:value-type="float">
            <text:p>0,9936499705</text:p>
          </table:table-cell>
          <table:table-cell table:formula="of:=[.D207]-[.C207]" office:value-type="float" office:value="0.080804400731004" calcext:value-type="float">
            <text:p>0,0808044007</text:p>
          </table:table-cell>
          <table:table-cell table:formula="of:=([.E207]/[.D207])%" office:value-type="percentage" office:value="0.000813207901433507" calcext:value-type="percentage">
            <text:p>0,0813207901%</text:p>
          </table:table-cell>
          <table:table-cell table:style-name="ce33" office:value-type="float" office:value="0.0846765223304386" calcext:value-type="float">
            <text:p>0,0846765223</text:p>
          </table:table-cell>
          <table:table-cell table:style-name="ce37" table:formula="of:=[.C207]+[.G207]" office:value-type="float" office:value="0.997522092148957" calcext:value-type="float">
            <text:p>0,9975220921</text:p>
          </table:table-cell>
          <table:table-cell table:style-name="ce37" table:formula="of:=[.H207]-[.D207]" office:value-type="float" office:value="0.00387212159943462" calcext:value-type="float">
            <text:p>0,0038721216</text:p>
          </table:table-cell>
          <table:table-cell table:style-name="ce36" table:formula="of:=([.I207]/[.D207])%" office:value-type="percentage" office:value="0.0000389686681849633" calcext:value-type="percentage">
            <text:p>0,0038968668%</text:p>
          </table:table-cell>
          <table:table-cell table:number-columns-repeated="29"/>
        </table:table-row>
        <table:table-row table:style-name="ro1">
          <table:table-cell/>
          <table:table-cell office:value-type="float" office:value="84" calcext:value-type="float">
            <text:p>84</text:p>
          </table:table-cell>
          <table:table-cell office:value-type="float" office:value="0.912785501505102" calcext:value-type="float">
            <text:p>0,9127855015</text:p>
          </table:table-cell>
          <table:table-cell office:value-type="float" office:value="0.993502449488456" calcext:value-type="float">
            <text:p>0,9935024495</text:p>
          </table:table-cell>
          <table:table-cell table:formula="of:=[.D208]-[.C208]" office:value-type="float" office:value="0.080716947983354" calcext:value-type="float">
            <text:p>0,080716948</text:p>
          </table:table-cell>
          <table:table-cell table:formula="of:=([.E208]/[.D208])%" office:value-type="percentage" office:value="0.000812448404379015" calcext:value-type="percentage">
            <text:p>0,0812448404%</text:p>
          </table:table-cell>
          <table:table-cell table:style-name="ce33" office:value-type="float" office:value="0.0846765223304386" calcext:value-type="float">
            <text:p>0,0846765223</text:p>
          </table:table-cell>
          <table:table-cell table:style-name="ce37" table:formula="of:=[.C208]+[.G208]" office:value-type="float" office:value="0.997462023835541" calcext:value-type="float">
            <text:p>0,9974620238</text:p>
          </table:table-cell>
          <table:table-cell table:style-name="ce37" table:formula="of:=[.H208]-[.D208]" office:value-type="float" office:value="0.0039595743470846" calcext:value-type="float">
            <text:p>0,0039595743</text:p>
          </table:table-cell>
          <table:table-cell table:style-name="ce36" table:formula="of:=([.I208]/[.D208])%" office:value-type="percentage" office:value="0.0000398547014063575" calcext:value-type="percentage">
            <text:p>0,0039854701%</text:p>
          </table:table-cell>
          <table:table-cell table:number-columns-repeated="29"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float" office:value="0.912724713810687" calcext:value-type="float">
            <text:p>0,9127247138</text:p>
          </table:table-cell>
          <table:table-cell office:value-type="float" office:value="0.993353384536761" calcext:value-type="float">
            <text:p>0,9933533845</text:p>
          </table:table-cell>
          <table:table-cell table:formula="of:=[.D209]-[.C209]" office:value-type="float" office:value="0.0806286707260739" calcext:value-type="float">
            <text:p>0,0806286707</text:p>
          </table:table-cell>
          <table:table-cell table:formula="of:=([.E209]/[.D209])%" office:value-type="percentage" office:value="0.000811681643020466" calcext:value-type="percentage">
            <text:p>0,0811681643%</text:p>
          </table:table-cell>
          <table:table-cell table:style-name="ce33" office:value-type="float" office:value="0.0846765223304386" calcext:value-type="float">
            <text:p>0,0846765223</text:p>
          </table:table-cell>
          <table:table-cell table:style-name="ce37" table:formula="of:=[.C209]+[.G209]" office:value-type="float" office:value="0.997401236141126" calcext:value-type="float">
            <text:p>0,9974012361</text:p>
          </table:table-cell>
          <table:table-cell table:style-name="ce37" table:formula="of:=[.H209]-[.D209]" office:value-type="float" office:value="0.00404785160436472" calcext:value-type="float">
            <text:p>0,0040478516</text:p>
          </table:table-cell>
          <table:table-cell table:style-name="ce36" table:formula="of:=([.I209]/[.D209])%" office:value-type="percentage" office:value="0.0000407493613791078" calcext:value-type="percentage">
            <text:p>0,0040749361%</text:p>
          </table:table-cell>
          <table:table-cell table:number-columns-repeated="29"/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office:value-type="float" office:value="0.912663206735273" calcext:value-type="float">
            <text:p>0,9126632067</text:p>
          </table:table-cell>
          <table:table-cell office:value-type="float" office:value="0.993202780619459" calcext:value-type="float">
            <text:p>0,9932027806</text:p>
          </table:table-cell>
          <table:table-cell table:formula="of:=[.D210]-[.C210]" office:value-type="float" office:value="0.080539573884186" calcext:value-type="float">
            <text:p>0,0805395739</text:p>
          </table:table-cell>
          <table:table-cell table:formula="of:=([.E210]/[.D210])%" office:value-type="percentage" office:value="0.000810907656077582" calcext:value-type="percentage">
            <text:p>0,0810907656%</text:p>
          </table:table-cell>
          <table:table-cell table:style-name="ce33" office:value-type="float" office:value="0.0846765223304386" calcext:value-type="float">
            <text:p>0,0846765223</text:p>
          </table:table-cell>
          <table:table-cell table:style-name="ce37" table:formula="of:=[.C210]+[.G210]" office:value-type="float" office:value="0.997339729065712" calcext:value-type="float">
            <text:p>0,9973397291</text:p>
          </table:table-cell>
          <table:table-cell table:style-name="ce37" table:formula="of:=[.H210]-[.D210]" office:value-type="float" office:value="0.00413694844625268" calcext:value-type="float">
            <text:p>0,0041369484</text:p>
          </table:table-cell>
          <table:table-cell table:style-name="ce36" table:formula="of:=([.I210]/[.D210])%" office:value-type="percentage" office:value="0.000041652606365764" calcext:value-type="percentage">
            <text:p>0,0041652606%</text:p>
          </table:table-cell>
          <table:table-cell table:number-columns-repeated="29"/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office:value-type="float" office:value="0.912600980278859" calcext:value-type="float">
            <text:p>0,9126009803</text:p>
          </table:table-cell>
          <table:table-cell office:value-type="float" office:value="0.993050642649889" calcext:value-type="float">
            <text:p>0,9930506426</text:p>
          </table:table-cell>
          <table:table-cell table:formula="of:=[.D211]-[.C211]" office:value-type="float" office:value="0.08044966237103" calcext:value-type="float">
            <text:p>0,0804496624</text:p>
          </table:table-cell>
          <table:table-cell table:formula="of:=([.E211]/[.D211])%" office:value-type="percentage" office:value="0.000810126482133431" calcext:value-type="percentage">
            <text:p>0,0810126482%</text:p>
          </table:table-cell>
          <table:table-cell table:style-name="ce33" office:value-type="float" office:value="0.0846765223304386" calcext:value-type="float">
            <text:p>0,0846765223</text:p>
          </table:table-cell>
          <table:table-cell table:style-name="ce37" table:formula="of:=[.C211]+[.G211]" office:value-type="float" office:value="0.997277502609298" calcext:value-type="float">
            <text:p>0,9972775026</text:p>
          </table:table-cell>
          <table:table-cell table:style-name="ce37" table:formula="of:=[.H211]-[.D211]" office:value-type="float" office:value="0.00422685995940864" calcext:value-type="float">
            <text:p>0,00422686</text:p>
          </table:table-cell>
          <table:table-cell table:style-name="ce36" table:formula="of:=([.I211]/[.D211])%" office:value-type="percentage" office:value="0.0000425643947838326" calcext:value-type="percentage">
            <text:p>0,0042564395%</text:p>
          </table:table-cell>
          <table:table-cell table:number-columns-repeated="29"/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office:value-type="float" office:value="0.912538034441447" calcext:value-type="float">
            <text:p>0,9125380344</text:p>
          </table:table-cell>
          <table:table-cell office:value-type="float" office:value="0.992896975529732" calcext:value-type="float">
            <text:p>0,9928969755</text:p>
          </table:table-cell>
          <table:table-cell table:formula="of:=[.D212]-[.C212]" office:value-type="float" office:value="0.080358941088285" calcext:value-type="float">
            <text:p>0,0803589411</text:p>
          </table:table-cell>
          <table:table-cell table:formula="of:=([.E212]/[.D212])%" office:value-type="percentage" office:value="0.000809338159635456" calcext:value-type="percentage">
            <text:p>0,0809338160%</text:p>
          </table:table-cell>
          <table:table-cell table:style-name="ce33" office:value-type="float" office:value="0.0846765223304386" calcext:value-type="float">
            <text:p>0,0846765223</text:p>
          </table:table-cell>
          <table:table-cell table:style-name="ce37" table:formula="of:=[.C212]+[.G212]" office:value-type="float" office:value="0.997214556771886" calcext:value-type="float">
            <text:p>0,9972145568</text:p>
          </table:table-cell>
          <table:table-cell table:style-name="ce37" table:formula="of:=[.H212]-[.D212]" office:value-type="float" office:value="0.00431758124215365" calcext:value-type="float">
            <text:p>0,0043175812</text:p>
          </table:table-cell>
          <table:table-cell table:style-name="ce36" table:formula="of:=([.I212]/[.D212])%" office:value-type="percentage" office:value="0.0000434846852046335" calcext:value-type="percentage">
            <text:p>0,0043484685%</text:p>
          </table:table-cell>
          <table:table-cell table:number-columns-repeated="29"/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office:value-type="float" office:value="0.912474369223036" calcext:value-type="float">
            <text:p>0,9124743692</text:p>
          </table:table-cell>
          <table:table-cell office:value-type="float" office:value="0.992741784149033" calcext:value-type="float">
            <text:p>0,9927417841</text:p>
          </table:table-cell>
          <table:table-cell table:formula="of:=[.D213]-[.C213]" office:value-type="float" office:value="0.080267414925997" calcext:value-type="float">
            <text:p>0,0802674149</text:p>
          </table:table-cell>
          <table:table-cell table:formula="of:=([.E213]/[.D213])%" office:value-type="percentage" office:value="0.000808542726896514" calcext:value-type="percentage">
            <text:p>0,0808542727%</text:p>
          </table:table-cell>
          <table:table-cell table:style-name="ce33" office:value-type="float" office:value="0.0846765223304386" calcext:value-type="float">
            <text:p>0,0846765223</text:p>
          </table:table-cell>
          <table:table-cell table:style-name="ce37" table:formula="of:=[.C213]+[.G213]" office:value-type="float" office:value="0.997150891553475" calcext:value-type="float">
            <text:p>0,9971508916</text:p>
          </table:table-cell>
          <table:table-cell table:style-name="ce37" table:formula="of:=[.H213]-[.D213]" office:value-type="float" office:value="0.00440910740444156" calcext:value-type="float">
            <text:p>0,0044091074</text:p>
          </table:table-cell>
          <table:table-cell table:style-name="ce36" table:formula="of:=([.I213]/[.D213])%" office:value-type="percentage" office:value="0.0000444134363521437" calcext:value-type="percentage">
            <text:p>0,0044413436%</text:p>
          </table:table-cell>
          <table:table-cell table:number-columns-repeated="29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0.912409984623626" calcext:value-type="float">
            <text:p>0,9124099846</text:p>
          </table:table-cell>
          <table:table-cell office:value-type="float" office:value="0.992585073386231" calcext:value-type="float">
            <text:p>0,9925850734</text:p>
          </table:table-cell>
          <table:table-cell table:formula="of:=[.D214]-[.C214]" office:value-type="float" office:value="0.0801750887626049" calcext:value-type="float">
            <text:p>0,0801750888</text:p>
          </table:table-cell>
          <table:table-cell table:formula="of:=([.E214]/[.D214])%" office:value-type="percentage" office:value="0.000807740222095881" calcext:value-type="percentage">
            <text:p>0,0807740222%</text:p>
          </table:table-cell>
          <table:table-cell table:style-name="ce33" office:value-type="float" office:value="0.0846765223304386" calcext:value-type="float">
            <text:p>0,0846765223</text:p>
          </table:table-cell>
          <table:table-cell table:style-name="ce37" table:formula="of:=[.C214]+[.G214]" office:value-type="float" office:value="0.997086506954065" calcext:value-type="float">
            <text:p>0,997086507</text:p>
          </table:table-cell>
          <table:table-cell table:style-name="ce37" table:formula="of:=[.H214]-[.D214]" office:value-type="float" office:value="0.00450143356783361" calcext:value-type="float">
            <text:p>0,0045014336</text:p>
          </table:table-cell>
          <table:table-cell table:style-name="ce36" table:formula="of:=([.I214]/[.D214])%" office:value-type="percentage" office:value="0.0000453506071018865" calcext:value-type="percentage">
            <text:p>0,0045350607%</text:p>
          </table:table-cell>
          <table:table-cell table:number-columns-repeated="29"/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office:value-type="float" office:value="0.912344880643217" calcext:value-type="float">
            <text:p>0,9123448806</text:p>
          </table:table-cell>
          <table:table-cell office:value-type="float" office:value="0.99242684810818" calcext:value-type="float">
            <text:p>0,9924268481</text:p>
          </table:table-cell>
          <table:table-cell table:formula="of:=[.D215]-[.C215]" office:value-type="float" office:value="0.080081967464963" calcext:value-type="float">
            <text:p>0,0800819675</text:p>
          </table:table-cell>
          <table:table-cell table:formula="of:=([.E215]/[.D215])%" office:value-type="percentage" office:value="0.000806930683280286" calcext:value-type="percentage">
            <text:p>0,0806930683%</text:p>
          </table:table-cell>
          <table:table-cell table:style-name="ce33" office:value-type="float" office:value="0.0846765223304386" calcext:value-type="float">
            <text:p>0,0846765223</text:p>
          </table:table-cell>
          <table:table-cell table:style-name="ce37" table:formula="of:=[.C215]+[.G215]" office:value-type="float" office:value="0.997021402973656" calcext:value-type="float">
            <text:p>0,997021403</text:p>
          </table:table-cell>
          <table:table-cell table:style-name="ce37" table:formula="of:=[.H215]-[.D215]" office:value-type="float" office:value="0.00459455486547566" calcext:value-type="float">
            <text:p>0,0045945549</text:p>
          </table:table-cell>
          <table:table-cell table:style-name="ce36" table:formula="of:=([.I215]/[.D215])%" office:value-type="percentage" office:value="0.000046296156479781" calcext:value-type="percentage">
            <text:p>0,0046296156%</text:p>
          </table:table-cell>
          <table:table-cell table:number-columns-repeated="29"/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office:value-type="float" office:value="0.912279057281808" calcext:value-type="float">
            <text:p>0,9122790573</text:p>
          </table:table-cell>
          <table:table-cell office:value-type="float" office:value="0.992267113170176" calcext:value-type="float">
            <text:p>0,9922671132</text:p>
          </table:table-cell>
          <table:table-cell table:formula="of:=[.D216]-[.C216]" office:value-type="float" office:value="0.0799880558883681" calcext:value-type="float">
            <text:p>0,0799880559</text:p>
          </table:table-cell>
          <table:table-cell table:formula="of:=([.E216]/[.D216])%" office:value-type="percentage" office:value="0.000806114148364905" calcext:value-type="percentage">
            <text:p>0,0806114148%</text:p>
          </table:table-cell>
          <table:table-cell table:style-name="ce33" office:value-type="float" office:value="0.0846765223304386" calcext:value-type="float">
            <text:p>0,0846765223</text:p>
          </table:table-cell>
          <table:table-cell table:style-name="ce37" table:formula="of:=[.C216]+[.G216]" office:value-type="float" office:value="0.996955579612247" calcext:value-type="float">
            <text:p>0,9969555796</text:p>
          </table:table-cell>
          <table:table-cell table:style-name="ce37" table:formula="of:=[.H216]-[.D216]" office:value-type="float" office:value="0.00468846644207055" calcext:value-type="float">
            <text:p>0,0046884664</text:p>
          </table:table-cell>
          <table:table-cell table:style-name="ce36" table:formula="of:=([.I216]/[.D216])%" office:value-type="percentage" office:value="0.0000472500436610417" calcext:value-type="percentage">
            <text:p>0,0047250044%</text:p>
          </table:table-cell>
          <table:table-cell table:number-columns-repeated="29"/>
        </table:table-row>
        <table:table-row table:style-name="ro1">
          <table:table-cell/>
          <table:table-cell office:value-type="float" office:value="93" calcext:value-type="float">
            <text:p>93</text:p>
          </table:table-cell>
          <table:table-cell office:value-type="float" office:value="0.912212514539401" calcext:value-type="float">
            <text:p>0,9122125145</text:p>
          </table:table-cell>
          <table:table-cell office:value-type="float" office:value="0.992105873415982" calcext:value-type="float">
            <text:p>0,9921058734</text:p>
          </table:table-cell>
          <table:table-cell table:formula="of:=[.D217]-[.C217]" office:value-type="float" office:value="0.079893358876581" calcext:value-type="float">
            <text:p>0,0798933589</text:p>
          </table:table-cell>
          <table:table-cell table:formula="of:=([.E217]/[.D217])%" office:value-type="percentage" office:value="0.000805290655134368" calcext:value-type="percentage">
            <text:p>0,0805290655%</text:p>
          </table:table-cell>
          <table:table-cell table:style-name="ce33" office:value-type="float" office:value="0.0846765223304386" calcext:value-type="float">
            <text:p>0,0846765223</text:p>
          </table:table-cell>
          <table:table-cell table:style-name="ce37" table:formula="of:=[.C217]+[.G217]" office:value-type="float" office:value="0.99688903686984" calcext:value-type="float">
            <text:p>0,9968890369</text:p>
          </table:table-cell>
          <table:table-cell table:style-name="ce37" table:formula="of:=[.H217]-[.D217]" office:value-type="float" office:value="0.00478316345385765" calcext:value-type="float">
            <text:p>0,0047831635</text:p>
          </table:table-cell>
          <table:table-cell table:style-name="ce36" table:formula="of:=([.I217]/[.D217])%" office:value-type="percentage" office:value="0.0000482122279690607" calcext:value-type="percentage">
            <text:p>0,0048212228%</text:p>
          </table:table-cell>
          <table:table-cell table:number-columns-repeated="29"/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office:value-type="float" office:value="0.912145252415995" calcext:value-type="float">
            <text:p>0,9121452524</text:p>
          </table:table-cell>
          <table:table-cell office:value-type="float" office:value="0.991943133677852" calcext:value-type="float">
            <text:p>0,9919431337</text:p>
          </table:table-cell>
          <table:table-cell table:formula="of:=[.D218]-[.C218]" office:value-type="float" office:value="0.0797978812618569" calcext:value-type="float">
            <text:p>0,0797978813</text:p>
          </table:table-cell>
          <table:table-cell table:formula="of:=([.E218]/[.D218])%" office:value-type="percentage" office:value="0.000804460241243752" calcext:value-type="percentage">
            <text:p>0,0804460241%</text:p>
          </table:table-cell>
          <table:table-cell table:style-name="ce33" office:value-type="float" office:value="0.0846765223304386" calcext:value-type="float">
            <text:p>0,0846765223</text:p>
          </table:table-cell>
          <table:table-cell table:style-name="ce37" table:formula="of:=[.C218]+[.G218]" office:value-type="float" office:value="0.996821774746434" calcext:value-type="float">
            <text:p>0,9968217747</text:p>
          </table:table-cell>
          <table:table-cell table:style-name="ce37" table:formula="of:=[.H218]-[.D218]" office:value-type="float" office:value="0.0048786410685816" calcext:value-type="float">
            <text:p>0,0048786411</text:p>
          </table:table-cell>
          <table:table-cell table:style-name="ce36" table:formula="of:=([.I218]/[.D218])%" office:value-type="percentage" office:value="0.000049182668874305" calcext:value-type="percentage">
            <text:p>0,0049182669%</text:p>
          </table:table-cell>
          <table:table-cell table:number-columns-repeated="29"/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office:value-type="float" office:value="0.91207727091159" calcext:value-type="float">
            <text:p>0,9120772709</text:p>
          </table:table-cell>
          <table:table-cell office:value-type="float" office:value="0.991778898776555" calcext:value-type="float">
            <text:p>0,9917788988</text:p>
          </table:table-cell>
          <table:table-cell table:formula="of:=[.D219]-[.C219]" office:value-type="float" office:value="0.0797016278649652" calcext:value-type="float">
            <text:p>0,0797016279</text:p>
          </table:table-cell>
          <table:table-cell table:formula="of:=([.E219]/[.D219])%" office:value-type="percentage" office:value="0.000803622944219564" calcext:value-type="percentage">
            <text:p>0,0803622944%</text:p>
          </table:table-cell>
          <table:table-cell table:style-name="ce33" office:value-type="float" office:value="0.0846765223304386" calcext:value-type="float">
            <text:p>0,0846765223</text:p>
          </table:table-cell>
          <table:table-cell table:style-name="ce37" table:formula="of:=[.C219]+[.G219]" office:value-type="float" office:value="0.996753793242029" calcext:value-type="float">
            <text:p>0,9967537932</text:p>
          </table:table-cell>
          <table:table-cell table:style-name="ce37" table:formula="of:=[.H219]-[.D219]" office:value-type="float" office:value="0.00497489446547339" calcext:value-type="float">
            <text:p>0,0049748945</text:p>
          </table:table-cell>
          <table:table-cell table:style-name="ce36" table:formula="of:=([.I219]/[.D219])%" office:value-type="percentage" office:value="0.0000501613259932264" calcext:value-type="percentage">
            <text:p>0,0050161326%</text:p>
          </table:table-cell>
          <table:table-cell table:number-columns-repeated="29"/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office:value-type="float" office:value="0.912008570026186" calcext:value-type="float">
            <text:p>0,91200857</text:p>
          </table:table-cell>
          <table:table-cell office:value-type="float" office:value="0.991613173521403" calcext:value-type="float">
            <text:p>0,9916131735</text:p>
          </table:table-cell>
          <table:table-cell table:formula="of:=[.D220]-[.C220]" office:value-type="float" office:value="0.079604603495217" calcext:value-type="float">
            <text:p>0,0796046035</text:p>
          </table:table-cell>
          <table:table-cell table:formula="of:=([.E220]/[.D220])%" office:value-type="percentage" office:value="0.000802778801460723" calcext:value-type="percentage">
            <text:p>0,0802778801%</text:p>
          </table:table-cell>
          <table:table-cell table:style-name="ce33" office:value-type="float" office:value="0.0846765223304386" calcext:value-type="float">
            <text:p>0,0846765223</text:p>
          </table:table-cell>
          <table:table-cell table:style-name="ce37" table:formula="of:=[.C220]+[.G220]" office:value-type="float" office:value="0.996685092356625" calcext:value-type="float">
            <text:p>0,9966850924</text:p>
          </table:table-cell>
          <table:table-cell table:style-name="ce37" table:formula="of:=[.H220]-[.D220]" office:value-type="float" office:value="0.00507191883522151" calcext:value-type="float">
            <text:p>0,0050719188</text:p>
          </table:table-cell>
          <table:table-cell table:style-name="ce36" table:formula="of:=([.I220]/[.D220])%" office:value-type="percentage" office:value="0.0000511481590871745" calcext:value-type="percentage">
            <text:p>0,0051148159%</text:p>
          </table:table-cell>
          <table:table-cell table:number-columns-repeated="29"/>
        </table:table-row>
        <table:table-row table:style-name="ro1">
          <table:table-cell/>
          <table:table-cell office:value-type="float" office:value="97" calcext:value-type="float">
            <text:p>97</text:p>
          </table:table-cell>
          <table:table-cell office:value-type="float" office:value="0.911939149759783" calcext:value-type="float">
            <text:p>0,9119391498</text:p>
          </table:table-cell>
          <table:table-cell office:value-type="float" office:value="0.991445962710273" calcext:value-type="float">
            <text:p>0,9914459627</text:p>
          </table:table-cell>
          <table:table-cell table:formula="of:=[.D221]-[.C221]" office:value-type="float" office:value="0.07950681295049" calcext:value-type="float">
            <text:p>0,079506813</text:p>
          </table:table-cell>
          <table:table-cell table:formula="of:=([.E221]/[.D221])%" office:value-type="percentage" office:value="0.000801927850239523" calcext:value-type="percentage">
            <text:p>0,0801927850%</text:p>
          </table:table-cell>
          <table:table-cell table:style-name="ce33" office:value-type="float" office:value="0.0846765223304386" calcext:value-type="float">
            <text:p>0,0846765223</text:p>
          </table:table-cell>
          <table:table-cell table:style-name="ce37" table:formula="of:=[.C221]+[.G221]" office:value-type="float" office:value="0.996615672090222" calcext:value-type="float">
            <text:p>0,9966156721</text:p>
          </table:table-cell>
          <table:table-cell table:style-name="ce37" table:formula="of:=[.H221]-[.D221]" office:value-type="float" office:value="0.00516970937994865" calcext:value-type="float">
            <text:p>0,0051697094</text:p>
          </table:table-cell>
          <table:table-cell table:style-name="ce36" table:formula="of:=([.I221]/[.D221])%" office:value-type="percentage" office:value="0.0000521431280613227" calcext:value-type="percentage">
            <text:p>0,0052143128%</text:p>
          </table:table-cell>
          <table:table-cell table:number-columns-repeated="29"/>
        </table:table-row>
        <table:table-row table:style-name="ro1">
          <table:table-cell/>
          <table:table-cell office:value-type="float" office:value="98" calcext:value-type="float">
            <text:p>98</text:p>
          </table:table-cell>
          <table:table-cell office:value-type="float" office:value="0.91186901011238" calcext:value-type="float">
            <text:p>0,9118690101</text:p>
          </table:table-cell>
          <table:table-cell office:value-type="float" office:value="0.991277271129631" calcext:value-type="float">
            <text:p>0,9912772711</text:p>
          </table:table-cell>
          <table:table-cell table:formula="of:=[.D222]-[.C222]" office:value-type="float" office:value="0.0794082610172511" calcext:value-type="float">
            <text:p>0,079408261</text:p>
          </table:table-cell>
          <table:table-cell table:formula="of:=([.E222]/[.D222])%" office:value-type="percentage" office:value="0.000801070127702609" calcext:value-type="percentage">
            <text:p>0,0801070128%</text:p>
          </table:table-cell>
          <table:table-cell table:style-name="ce33" office:value-type="float" office:value="0.0846765223304386" calcext:value-type="float">
            <text:p>0,0846765223</text:p>
          </table:table-cell>
          <table:table-cell table:style-name="ce37" table:formula="of:=[.C222]+[.G222]" office:value-type="float" office:value="0.996545532442818" calcext:value-type="float">
            <text:p>0,9965455324</text:p>
          </table:table-cell>
          <table:table-cell table:style-name="ce37" table:formula="of:=[.H222]-[.D222]" office:value-type="float" office:value="0.00526826131318747" calcext:value-type="float">
            <text:p>0,0052682613</text:p>
          </table:table-cell>
          <table:table-cell table:style-name="ce36" table:formula="of:=([.I222]/[.D222])%" office:value-type="percentage" office:value="0.0000531461929635929" calcext:value-type="percentage">
            <text:p>0,0053146193%</text:p>
          </table:table-cell>
          <table:table-cell table:number-columns-repeated="29"/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office:value-type="float" office:value="0.911798151083979" calcext:value-type="float">
            <text:p>0,9117981511</text:p>
          </table:table-cell>
          <table:table-cell office:value-type="float" office:value="0.991107103554561" calcext:value-type="float">
            <text:p>0,9911071036</text:p>
          </table:table-cell>
          <table:table-cell table:formula="of:=[.D223]-[.C223]" office:value-type="float" office:value="0.079308952470582" calcext:value-type="float">
            <text:p>0,0793089525</text:p>
          </table:table-cell>
          <table:table-cell table:formula="of:=([.E223]/[.D223])%" office:value-type="percentage" office:value="0.000800205670871929" calcext:value-type="percentage">
            <text:p>0,0800205671%</text:p>
          </table:table-cell>
          <table:table-cell table:style-name="ce33" office:value-type="float" office:value="0.0846765223304386" calcext:value-type="float">
            <text:p>0,0846765223</text:p>
          </table:table-cell>
          <table:table-cell table:style-name="ce37" table:formula="of:=[.C223]+[.G223]" office:value-type="float" office:value="0.996474673414418" calcext:value-type="float">
            <text:p>0,9964746734</text:p>
          </table:table-cell>
          <table:table-cell table:style-name="ce37" table:formula="of:=[.H223]-[.D223]" office:value-type="float" office:value="0.00536756985985654" calcext:value-type="float">
            <text:p>0,0053675699</text:p>
          </table:table-cell>
          <table:table-cell table:style-name="ce36" table:formula="of:=([.I223]/[.D223])%" office:value-type="percentage" office:value="0.0000541573139835946" calcext:value-type="percentage">
            <text:p>0,0054157314%</text:p>
          </table:table-cell>
          <table:table-cell table:number-columns-repeated="29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0.911726572674579" calcext:value-type="float">
            <text:p>0,9117265727</text:p>
          </table:table-cell>
          <table:table-cell office:value-type="float" office:value="0.990935464748782" calcext:value-type="float">
            <text:p>0,9909354647</text:p>
          </table:table-cell>
          <table:table-cell table:formula="of:=[.D224]-[.C224]" office:value-type="float" office:value="0.079208892074203" calcext:value-type="float">
            <text:p>0,0792088921</text:p>
          </table:table-cell>
          <table:table-cell table:formula="of:=([.E224]/[.D224])%" office:value-type="percentage" office:value="0.000799334516645682" calcext:value-type="percentage">
            <text:p>0,0799334517%</text:p>
          </table:table-cell>
          <table:table-cell table:style-name="ce33" office:value-type="float" office:value="0.0846765223304386" calcext:value-type="float">
            <text:p>0,0846765223</text:p>
          </table:table-cell>
          <table:table-cell table:style-name="ce37" table:formula="of:=[.C224]+[.G224]" office:value-type="float" office:value="0.996403095005018" calcext:value-type="float">
            <text:p>0,996403095</text:p>
          </table:table-cell>
          <table:table-cell table:style-name="ce37" table:formula="of:=[.H224]-[.D224]" office:value-type="float" office:value="0.00546763025623553" calcext:value-type="float">
            <text:p>0,0054676303</text:p>
          </table:table-cell>
          <table:table-cell table:style-name="ce36" table:formula="of:=([.I224]/[.D224])%" office:value-type="percentage" office:value="0.0000551764514515741" calcext:value-type="percentage">
            <text:p>0,0055176451%</text:p>
          </table:table-cell>
          <table:table-cell table:number-columns-repeated="29"/>
        </table:table-row>
        <table:table-row table:style-name="ro1" table:number-rows-repeated="1048351">
          <table:table-cell table:number-columns-repeated="39"/>
        </table:table-row>
        <table:table-row table:style-name="ro1">
          <table:table-cell table:number-columns-repeated="39"/>
        </table:table-row>
      </table:table>
      <table:table table:name="Hoja7" table:style-name="ta1">
        <table:shapes>
          <draw:frame draw:z-index="0" draw:style-name="gr1" draw:text-style-name="P1" svg:width="60.236cm" svg:height="21.141cm" svg:x="93.243cm" svg:y="17.364cm">
            <draw:object draw:notify-on-update-of-ranges="Hoja7.D15:Hoja7.D114 Hoja7.D12:Hoja7.D12 Hoja7.K15:Hoja7.K114 Hoja7.X12:Hoja7.X12 Hoja7.AE15:Hoja7.AE114 Hoja7.X127:Hoja7.X127 Hoja7.AE130:Hoja7.AE229 Hoja7.N127:Hoja7.N127 Hoja7.U130:Hoja7.U229 Hoja7.D127:Hoja7.D127 Hoja7.K130:Hoja7.K229 Hoja7.N12:Hoja7.N12 Hoja7.U15:Hoja7.U114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number-columns-repeated="7" table:default-cell-style-name="Default"/>
        <table:table-column table:style-name="co12" table:default-cell-style-name="ce36"/>
        <table:table-column table:style-name="co1" table:default-cell-style-name="ce29"/>
        <table:table-column table:style-name="co1" table:number-columns-repeated="2" table:default-cell-style-name="ce37"/>
        <table:table-column table:style-name="co2" table:default-cell-style-name="ce36"/>
        <table:table-column table:style-name="co1" table:number-columns-repeated="5" table:default-cell-style-name="Default"/>
        <table:table-column table:style-name="co13" table:default-cell-style-name="ce36"/>
        <table:table-column table:style-name="co14" table:default-cell-style-name="ce28"/>
        <table:table-column table:style-name="co1" table:number-columns-repeated="2" table:default-cell-style-name="ce37"/>
        <table:table-column table:style-name="co15" table:default-cell-style-name="ce36"/>
        <table:table-column table:style-name="co16" table:default-cell-style-name="Default"/>
        <table:table-column table:style-name="co1" table:number-columns-repeated="3" table:default-cell-style-name="Default"/>
        <table:table-column table:style-name="co17" table:default-cell-style-name="Default"/>
        <table:table-column table:style-name="co18" table:default-cell-style-name="ce36"/>
        <table:table-column table:style-name="co1" table:default-cell-style-name="ce28"/>
        <table:table-column table:style-name="co1" table:number-columns-repeated="2" table:default-cell-style-name="ce37"/>
        <table:table-column table:style-name="co19" table:default-cell-style-name="ce36"/>
        <table:table-row table:style-name="ro1" table:number-rows-repeated="6">
          <table:table-cell table:number-columns-repeated="7"/>
          <table:table-cell table:style-name="Default" table:number-columns-repeated="5"/>
          <table:table-cell table:number-columns-repeated="5"/>
          <table:table-cell table:style-name="Default" table:number-columns-repeated="5"/>
          <table:table-cell table:number-columns-repeated="5"/>
          <table:table-cell table:style-name="Default" table:number-columns-repeated="5"/>
        </table:table-row>
        <table:table-row table:style-name="ro1">
          <table:table-cell table:number-columns-repeated="7"/>
          <table:table-cell table:style-name="Default" table:number-columns-repeated="5"/>
          <table:table-cell/>
          <table:table-cell office:value-type="string" calcext:value-type="string">
            <text:p>alfa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5"/>
          <table:table-cell table:number-columns-repeated="5"/>
          <table:table-cell table:style-name="Default" table:number-columns-repeated="5"/>
        </table:table-row>
        <table:table-row table:style-name="ro1">
          <table:table-cell table:number-columns-repeated="5"/>
          <table:table-cell office:value-type="string" calcext:value-type="string">
            <text:p>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table:style-name="Default" table:number-columns-repeated="4"/>
          <table:table-cell table:number-columns-repeated="5"/>
          <table:table-cell table:style-name="Default" table:number-columns-repeated="5"/>
          <table:table-cell table:number-columns-repeated="5"/>
          <table:table-cell table:style-name="Default" table:number-columns-repeated="5"/>
        </table:table-row>
        <table:table-row table:style-name="ro1">
          <table:table-cell table:number-columns-repeated="5"/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table:style-name="ce37" office:value-type="float" office:value="0.9999" calcext:value-type="float">
            <text:p>0,9999</text:p>
          </table:table-cell>
          <table:table-cell table:style-name="Default" table:number-columns-repeated="4"/>
          <table:table-cell table:number-columns-repeated="5"/>
          <table:table-cell table:style-name="Default" table:number-columns-repeated="5"/>
          <table:table-cell table:number-columns-repeated="5"/>
          <table:table-cell table:style-name="Default" table:number-columns-repeated="5"/>
        </table:table-row>
        <table:table-row table:style-name="ro1">
          <table:table-cell table:number-columns-repeated="8"/>
          <table:table-cell table:style-name="Default" table:number-columns-repeated="4"/>
          <table:table-cell table:number-columns-repeated="5"/>
          <table:table-cell table:style-name="Default" table:number-columns-repeated="5"/>
          <table:table-cell table:number-columns-repeated="5"/>
          <table:table-cell table:style-name="Default" table:number-columns-repeated="5"/>
        </table:table-row>
        <table:table-row table:style-name="ro1">
          <table:table-cell table:number-columns-repeated="3"/>
          <table:table-cell table:style-name="ce10" office:value-type="string" calcext:value-type="string" table:number-columns-spanned="9" table:number-rows-spanned="1">
            <text:p>1 camino de long l </text:p>
          </table:table-cell>
          <table:covered-table-cell table:number-columns-repeated="4"/>
          <table:covered-table-cell table:number-columns-repeated="4" table:style-name="Default"/>
          <table:table-cell/>
          <table:table-cell table:style-name="ce10" office:value-type="string" calcext:value-type="string" table:number-columns-spanned="9" table:number-rows-spanned="1">
            <text:p>1 camino de long l </text:p>
          </table:table-cell>
          <table:covered-table-cell table:number-columns-repeated="4"/>
          <table:covered-table-cell table:number-columns-repeated="4" table:style-name="Default"/>
          <table:table-cell/>
          <table:table-cell table:style-name="ce10" office:value-type="string" calcext:value-type="string" table:number-columns-spanned="9" table:number-rows-spanned="1">
            <text:p>1 camino de long l </text:p>
          </table:table-cell>
          <table:covered-table-cell table:number-columns-repeated="4"/>
          <table:covered-table-cell table:number-columns-repeated="4" table:style-name="Default"/>
        </table:table-row>
        <table:table-row table:style-name="ro1">
          <table:table-cell table:number-columns-repeated="3"/>
          <table:table-cell office:value-type="string" calcext:value-type="string">
            <text:p>1 camino (N=256,n=2,a=0.9999)</text:p>
          </table:table-cell>
          <table:table-cell table:number-columns-repeated="4"/>
          <table:table-cell table:style-name="Default" office:value-type="string" calcext:value-type="string">
            <text:p>Dnn </text:p>
          </table:table-cell>
          <table:table-cell table:style-name="ce29" office:value-type="float" office:value="0.00000271160711527458" calcext:value-type="float">
            <text:p>2,71E-006</text:p>
          </table:table-cell>
          <table:table-cell table:style-name="Default" table:number-columns-repeated="2"/>
          <table:table-cell/>
          <table:table-cell table:style-name="ce10" office:value-type="string" calcext:value-type="string" table:number-columns-spanned="3" table:number-rows-spanned="1">
            <text:p>1 camino (N=256,n=2,a=0.999)</text:p>
          </table:table-cell>
          <table:covered-table-cell table:number-columns-repeated="2"/>
          <table:table-cell table:number-columns-repeated="2"/>
          <table:table-cell table:style-name="Default" office:value-type="string" calcext:value-type="string">
            <text:p>Dnn()</text:p>
          </table:table-cell>
          <table:table-cell table:style-name="ce28" office:value-type="float" office:value="0.00228850317797787" calcext:value-type="float">
            <text:p>0,0022885032</text:p>
          </table:table-cell>
          <table:table-cell table:style-name="Default" table:number-columns-repeated="2"/>
          <table:table-cell/>
          <table:table-cell table:style-name="ce10" office:value-type="string" calcext:value-type="string" table:number-columns-spanned="3" table:number-rows-spanned="1">
            <text:p>1 camino (N=256,n=2,a=0.99999)</text:p>
          </table:table-cell>
          <table:covered-table-cell table:number-columns-repeated="2"/>
          <table:table-cell table:number-columns-repeated="2"/>
          <table:table-cell table:style-name="Default" office:value-type="string" calcext:value-type="string">
            <text:p>Dnn()</text:p>
          </table:table-cell>
          <table:table-cell table:style-name="ce28" office:value-type="float" office:value="0.00228850317797787" calcext:value-type="float">
            <text:p>0,0022885032</text:p>
          </table:table-cell>
          <table:table-cell table:style-name="Default" table:number-columns-repeated="2"/>
        </table:table-row>
        <table:table-row table:style-name="ro1">
          <table:table-cell table:number-columns-repeated="3"/>
          <table:table-cell table:style-name="ce10" office:value-type="string" calcext:value-type="string" table:number-columns-spanned="5" table:number-rows-spanned="1">
            <text:p>A=0.9999</text:p>
          </table:table-cell>
          <table:covered-table-cell table:number-columns-repeated="4"/>
          <table:table-cell table:style-name="Default" table:number-columns-repeated="4"/>
          <table:table-cell/>
          <table:table-cell table:style-name="ce10" office:value-type="string" calcext:value-type="string" table:number-columns-spanned="5" table:number-rows-spanned="1">
            <text:p>A=0.999</text:p>
          </table:table-cell>
          <table:covered-table-cell table:number-columns-repeated="4"/>
          <table:table-cell table:style-name="Default" table:number-columns-repeated="4"/>
          <table:table-cell/>
          <table:table-cell table:style-name="ce10" office:value-type="string" calcext:value-type="string" table:number-columns-spanned="5" table:number-rows-spanned="1">
            <text:p>A=0.99999</text:p>
          </table:table-cell>
          <table:covered-table-cell table:number-columns-repeated="4"/>
          <table:table-cell table:style-name="Default"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l </text:p>
          </table:table-cell>
          <table:table-cell office:value-type="string" calcext:value-type="string">
            <text:p>av</text:p>
          </table:table-cell>
          <table:table-cell office:value-type="string" calcext:value-type="string">
            <text:p>exacto</text:p>
          </table:table-cell>
          <table:table-cell office:value-type="string" calcext:value-type="string">
            <text:p>eabs</text:p>
          </table:table-cell>
          <table:table-cell office:value-type="string" calcext:value-type="string">
            <text:p>erel</text:p>
          </table:table-cell>
          <table:table-cell table:style-name="Default" office:value-type="string" calcext:value-type="string">
            <text:p>Dnn()</text:p>
          </table:table-cell>
          <table:table-cell table:style-name="Default" office:value-type="string" calcext:value-type="string">
            <text:p>aproc</text:p>
          </table:table-cell>
          <table:table-cell table:style-name="Default" office:value-type="string" calcext:value-type="string">
            <text:p>eabs2</text:p>
          </table:table-cell>
          <table:table-cell table:style-name="Default" office:value-type="string" calcext:value-type="string">
            <text:p>erel</text:p>
          </table:table-cell>
          <table:table-cell/>
          <table:table-cell office:value-type="string" calcext:value-type="string">
            <text:p>l </text:p>
          </table:table-cell>
          <table:table-cell office:value-type="string" calcext:value-type="string">
            <text:p>av</text:p>
          </table:table-cell>
          <table:table-cell office:value-type="string" calcext:value-type="string">
            <text:p>exacto</text:p>
          </table:table-cell>
          <table:table-cell office:value-type="string" calcext:value-type="string">
            <text:p>eabs</text:p>
          </table:table-cell>
          <table:table-cell office:value-type="string" calcext:value-type="string">
            <text:p>erel</text:p>
          </table:table-cell>
          <table:table-cell table:style-name="Default" office:value-type="string" calcext:value-type="string">
            <text:p>Dnn()</text:p>
          </table:table-cell>
          <table:table-cell table:style-name="Default" office:value-type="string" calcext:value-type="string">
            <text:p>aproc</text:p>
          </table:table-cell>
          <table:table-cell table:style-name="Default" office:value-type="string" calcext:value-type="string">
            <text:p>eabs2</text:p>
          </table:table-cell>
          <table:table-cell table:style-name="Default" office:value-type="string" calcext:value-type="string">
            <text:p>erel</text:p>
          </table:table-cell>
          <table:table-cell/>
          <table:table-cell office:value-type="string" calcext:value-type="string">
            <text:p>l </text:p>
          </table:table-cell>
          <table:table-cell office:value-type="string" calcext:value-type="string">
            <text:p>av</text:p>
          </table:table-cell>
          <table:table-cell office:value-type="string" calcext:value-type="string">
            <text:p>exacto</text:p>
          </table:table-cell>
          <table:table-cell office:value-type="string" calcext:value-type="string">
            <text:p>eabs</text:p>
          </table:table-cell>
          <table:table-cell office:value-type="string" calcext:value-type="string">
            <text:p>erel</text:p>
          </table:table-cell>
          <table:table-cell table:style-name="Default" office:value-type="string" calcext:value-type="string">
            <text:p>Dnn()</text:p>
          </table:table-cell>
          <table:table-cell table:style-name="Default" office:value-type="string" calcext:value-type="string">
            <text:p>aproc</text:p>
          </table:table-cell>
          <table:table-cell table:style-name="Default" office:value-type="string" calcext:value-type="string">
            <text:p>eabs2</text:p>
          </table:table-cell>
          <table:table-cell table:style-name="Default" office:value-type="string" calcext:value-type="string">
            <text:p>erel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.999897320236785" calcext:value-type="float">
            <text:p>0,9998973202</text:p>
          </table:table-cell>
          <table:table-cell office:value-type="float" office:value="0.9999" calcext:value-type="float">
            <text:p>0,9999</text:p>
          </table:table-cell>
          <table:table-cell table:formula="of:=[.F15]-[.E15]" office:value-type="float" office:value="0.00000267976321488561" calcext:value-type="float">
            <text:p>2,67976321488561E-006</text:p>
          </table:table-cell>
          <table:table-cell table:formula="of:=([.G15]/[.F15])%" office:value-type="percentage" office:value="0.0000000268003121800741" calcext:value-type="percentage">
            <text:p>0,0000026800%</text:p>
          </table:table-cell>
          <table:table-cell table:formula="of:= [.$O$7] * [.$J$12]" office:value-type="float" office:value="0" calcext:value-type="float">
            <text:p>0,00E+000</text:p>
          </table:table-cell>
          <table:table-cell table:formula="of:=[.I15]+[.E15]" office:value-type="float" office:value="0.999897320236785" calcext:value-type="float">
            <text:p>0,9998973202</text:p>
          </table:table-cell>
          <table:table-cell table:formula="of:=[.F15]-[.J15]" office:value-type="float" office:value="0.00000267976321488561" calcext:value-type="float">
            <text:p>2,67976321488561E-006</text:p>
          </table:table-cell>
          <table:table-cell table:formula="of:=([.K15]/[.F15])%" office:value-type="percentage" office:value="0.0000000268003121800741" calcext:value-type="percentage">
            <text:p>0,0000026800%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996738902911945" calcext:value-type="float">
            <text:p>0,9967389029</text:p>
          </table:table-cell>
          <table:table-cell office:value-type="float" office:value="0.999" calcext:value-type="float">
            <text:p>0,999</text:p>
          </table:table-cell>
          <table:table-cell table:formula="of:=[.P15]-[.O15]" office:value-type="float" office:value="0.00226109708805489" calcext:value-type="float">
            <text:p>0,0022610971</text:p>
          </table:table-cell>
          <table:table-cell table:formula="of:=([.Q15]/[.P15])%" office:value-type="percentage" office:value="0.0000226336044850372" calcext:value-type="percentage">
            <text:p>0,0022633604%</text:p>
          </table:table-cell>
          <table:table-cell table:formula="of:=[.$O$7] * [.$T$12]" office:value-type="float" office:value="0" calcext:value-type="float">
            <text:p>0</text:p>
          </table:table-cell>
          <table:table-cell table:formula="of:=[.O15]+[.S15]" office:value-type="float" office:value="0.996738902911945" calcext:value-type="float">
            <text:p>0,9967389029</text:p>
          </table:table-cell>
          <table:table-cell table:formula="of:=[.P15]-[.T15]" office:value-type="float" office:value="0.00226109708805489" calcext:value-type="float">
            <text:p>0,0022610971</text:p>
          </table:table-cell>
          <table:table-cell table:formula="of:=([.U15]/[.P15])%" office:value-type="percentage" office:value="0.0000226336044850372" calcext:value-type="percentage">
            <text:p>0,0022633604%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999989997274049" calcext:value-type="float">
            <text:p>0,9999899973</text:p>
          </table:table-cell>
          <table:table-cell office:value-type="float" office:value="0.99999" calcext:value-type="float">
            <text:p>0,99999</text:p>
          </table:table-cell>
          <table:table-cell table:formula="of:=[.Z15]-[.Y15]" office:value-type="float" office:value="0.0000000027259510204658" calcext:value-type="float">
            <text:p>2,7259510204658E-009</text:p>
          </table:table-cell>
          <table:table-cell table:formula="of:=([.AA15]/[.Z15])%" office:value-type="percentage" office:value="0.000000000027259782802486" calcext:value-type="percentage">
            <text:p>0,0000000027%</text:p>
          </table:table-cell>
          <table:table-cell table:formula="of:=[.$O$7] * [.$T$12]" office:value-type="float" office:value="0" calcext:value-type="float">
            <text:p>0</text:p>
          </table:table-cell>
          <table:table-cell table:formula="of:=[.Y15]+[.AC15]" office:value-type="float" office:value="0.999989997274049" calcext:value-type="float">
            <text:p>0,9999899973</text:p>
          </table:table-cell>
          <table:table-cell table:formula="of:=[.Z15]-[.AD15]" office:value-type="float" office:value="0.0000000027259510204658" calcext:value-type="float">
            <text:p>2,7259510204658E-009</text:p>
          </table:table-cell>
          <table:table-cell table:formula="of:=([.AE15]/[.Z15])%" office:value-type="percentage" office:value="0.000000000027259782802486" calcext:value-type="percentage">
            <text:p>0,0000000027%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0.999797361829872" calcext:value-type="float">
            <text:p>0,9997973618</text:p>
          </table:table-cell>
          <table:table-cell office:value-type="float" office:value="0.99980001" calcext:value-type="float">
            <text:p>0,99980001</text:p>
          </table:table-cell>
          <table:table-cell table:formula="of:=[.F16]-[.E16]" office:value-type="float" office:value="0.00000264817012796126" calcext:value-type="float">
            <text:p>2,64817012796126E-006</text:p>
          </table:table-cell>
          <table:table-cell table:formula="of:=([.G16]/[.F16])%" office:value-type="percentage" office:value="0.000000026486998413315" calcext:value-type="percentage">
            <text:p>0,0000026487%</text:p>
          </table:table-cell>
          <table:table-cell table:formula="of:= [.$O$7] * [.$J$12]" office:value-type="float" office:value="0" calcext:value-type="float">
            <text:p>0,00E+000</text:p>
          </table:table-cell>
          <table:table-cell table:formula="of:=[.I16]+[.E16]" office:value-type="float" office:value="0.999797361829872" calcext:value-type="float">
            <text:p>0,9997973618</text:p>
          </table:table-cell>
          <table:table-cell table:formula="of:=[.F16]-[.J16]" office:value-type="float" office:value="0.00000264817012796126" calcext:value-type="float">
            <text:p>2,64817012796126E-006</text:p>
          </table:table-cell>
          <table:table-cell table:formula="of:=([.K16]/[.F16])%" office:value-type="percentage" office:value="0.000000026486998413315" calcext:value-type="percentage">
            <text:p>0,0000026487%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995767084595097" calcext:value-type="float">
            <text:p>0,9957670846</text:p>
          </table:table-cell>
          <table:table-cell office:value-type="float" office:value="0.998001" calcext:value-type="float">
            <text:p>0,998001</text:p>
          </table:table-cell>
          <table:table-cell table:formula="of:=[.P16]-[.O16]" office:value-type="float" office:value="0.00223391540490281" calcext:value-type="float">
            <text:p>0,0022339154</text:p>
          </table:table-cell>
          <table:table-cell table:formula="of:=([.Q16]/[.P16])%" office:value-type="percentage" office:value="0.0000223838994640556" calcext:value-type="percentage">
            <text:p>0,0022383899%</text:p>
          </table:table-cell>
          <table:table-cell table:formula="of:=[.$O$7] * [.$T$12]" office:value-type="float" office:value="0" calcext:value-type="float">
            <text:p>0</text:p>
          </table:table-cell>
          <table:table-cell table:formula="of:=[.O16]+[.S16]" office:value-type="float" office:value="0.995767084595097" calcext:value-type="float">
            <text:p>0,9957670846</text:p>
          </table:table-cell>
          <table:table-cell table:formula="of:=[.P16]-[.T16]" office:value-type="float" office:value="0.00223391540490281" calcext:value-type="float">
            <text:p>0,0022339154</text:p>
          </table:table-cell>
          <table:table-cell table:formula="of:=([.U16]/[.P16])%" office:value-type="percentage" office:value="0.0000223838994640556" calcext:value-type="percentage">
            <text:p>0,0022383899%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999979997406126" calcext:value-type="float">
            <text:p>0,9999799974</text:p>
          </table:table-cell>
          <table:table-cell office:value-type="float" office:value="0.9999800001" calcext:value-type="float">
            <text:p>0,9999800001</text:p>
          </table:table-cell>
          <table:table-cell table:formula="of:=[.Z16]-[.Y16]" office:value-type="float" office:value="0.00000000269387390172682" calcext:value-type="float">
            <text:p>2,69387390172682E-009</text:p>
          </table:table-cell>
          <table:table-cell table:formula="of:=([.AA16]/[.Z16])%" office:value-type="percentage" office:value="0.0000000000269392811308659" calcext:value-type="percentage">
            <text:p>0,0000000027%</text:p>
          </table:table-cell>
          <table:table-cell table:formula="of:=[.$O$7] * [.$T$12]" office:value-type="float" office:value="0" calcext:value-type="float">
            <text:p>0</text:p>
          </table:table-cell>
          <table:table-cell table:formula="of:=[.Y16]+[.AC16]" office:value-type="float" office:value="0.999979997406126" calcext:value-type="float">
            <text:p>0,9999799974</text:p>
          </table:table-cell>
          <table:table-cell table:formula="of:=[.Z16]-[.AD16]" office:value-type="float" office:value="0.00000000269387390172682" calcext:value-type="float">
            <text:p>2,69387390172682E-009</text:p>
          </table:table-cell>
          <table:table-cell table:formula="of:=([.AE16]/[.Z16])%" office:value-type="percentage" office:value="0.0000000000269392811308659" calcext:value-type="percentage">
            <text:p>0,0000000027%</text:p>
          </table:table-cell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0.999697413172145" calcext:value-type="float">
            <text:p>0,9996974132</text:p>
          </table:table-cell>
          <table:table-cell office:value-type="float" office:value="0.999700029999" calcext:value-type="float">
            <text:p>0,99970003</text:p>
          </table:table-cell>
          <table:table-cell table:formula="of:=[.F17]-[.E17]" office:value-type="float" office:value="0.00000261682685487319" calcext:value-type="float">
            <text:p>2,61682685487319E-006</text:p>
          </table:table-cell>
          <table:table-cell table:formula="of:=([.G17]/[.F17])%" office:value-type="percentage" office:value="0.0000000261761205996543" calcext:value-type="percentage">
            <text:p>0,0000026176%</text:p>
          </table:table-cell>
          <table:table-cell table:formula="of:= [.$O$7] * [.$J$12]" office:value-type="float" office:value="0" calcext:value-type="float">
            <text:p>0,00E+000</text:p>
          </table:table-cell>
          <table:table-cell table:formula="of:=[.I17]+[.E17]" office:value-type="float" office:value="0.999697413172145" calcext:value-type="float">
            <text:p>0,9996974132</text:p>
          </table:table-cell>
          <table:table-cell table:formula="of:=[.F17]-[.J17]" office:value-type="float" office:value="0.00000261682685487319" calcext:value-type="float">
            <text:p>2,61682685487319E-006</text:p>
          </table:table-cell>
          <table:table-cell table:formula="of:=([.K17]/[.F17])%" office:value-type="percentage" office:value="0.0000000261761205996543" calcext:value-type="percentage">
            <text:p>0,0000026176%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994796041871479" calcext:value-type="float">
            <text:p>0,9947960419</text:p>
          </table:table-cell>
          <table:table-cell office:value-type="float" office:value="0.997002999" calcext:value-type="float">
            <text:p>0,997002999</text:p>
          </table:table-cell>
          <table:table-cell table:formula="of:=[.P17]-[.O17]" office:value-type="float" office:value="0.00220695712852104" calcext:value-type="float">
            <text:p>0,0022069571</text:p>
          </table:table-cell>
          <table:table-cell table:formula="of:=([.Q17]/[.P17])%" office:value-type="percentage" office:value="0.0000221359126375176" calcext:value-type="percentage">
            <text:p>0,0022135913%</text:p>
          </table:table-cell>
          <table:table-cell table:formula="of:=[.$O$7] * [.$T$12]" office:value-type="float" office:value="0" calcext:value-type="float">
            <text:p>0</text:p>
          </table:table-cell>
          <table:table-cell table:formula="of:=[.O17]+[.S17]" office:value-type="float" office:value="0.994796041871479" calcext:value-type="float">
            <text:p>0,9947960419</text:p>
          </table:table-cell>
          <table:table-cell table:formula="of:=-[.T17]+[.P17]" office:value-type="float" office:value="0.00220695712852104" calcext:value-type="float">
            <text:p>0,0022069571</text:p>
          </table:table-cell>
          <table:table-cell table:formula="of:=([.U17]/[.P17])%" office:value-type="percentage" office:value="0.0000221359126375176" calcext:value-type="percentage">
            <text:p>0,0022135913%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999969997637949" calcext:value-type="float">
            <text:p>0,9999699976</text:p>
          </table:table-cell>
          <table:table-cell office:value-type="float" office:value="0.999970000299999" calcext:value-type="float">
            <text:p>0,9999700003</text:p>
          </table:table-cell>
          <table:table-cell table:formula="of:=[.Z17]-[.Y17]" office:value-type="float" office:value="0.00000000266205002485975" calcext:value-type="float">
            <text:p>2,66205002485975E-009</text:p>
          </table:table-cell>
          <table:table-cell table:formula="of:=([.AA17]/[.Z17])%" office:value-type="percentage" office:value="0.0000000000266213022103465" calcext:value-type="percentage">
            <text:p>0,0000000027%</text:p>
          </table:table-cell>
          <table:table-cell table:formula="of:=[.$O$7] * [.$T$12]" office:value-type="float" office:value="0" calcext:value-type="float">
            <text:p>0</text:p>
          </table:table-cell>
          <table:table-cell table:formula="of:=[.Y17]+[.AC17]" office:value-type="float" office:value="0.999969997637949" calcext:value-type="float">
            <text:p>0,9999699976</text:p>
          </table:table-cell>
          <table:table-cell table:formula="of:=-[.AD17]+[.Z17]" office:value-type="float" office:value="0.00000000266205002485975" calcext:value-type="float">
            <text:p>2,66205002485975E-009</text:p>
          </table:table-cell>
          <table:table-cell table:formula="of:=([.AE17]/[.Z17])%" office:value-type="percentage" office:value="0.0000000000266213022103465" calcext:value-type="percentage">
            <text:p>0,0000000027%</text:p>
          </table:table-cell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0.999597474263604" calcext:value-type="float">
            <text:p>0,9995974743</text:p>
          </table:table-cell>
          <table:table-cell office:value-type="float" office:value="0.999600059996" calcext:value-type="float">
            <text:p>0,99960006</text:p>
          </table:table-cell>
          <table:table-cell table:formula="of:=[.F18]-[.E18]" office:value-type="float" office:value="0.00000258573239586557" calcext:value-type="float">
            <text:p>2,58573239586557E-006</text:p>
          </table:table-cell>
          <table:table-cell table:formula="of:=([.G18]/[.F18])%" office:value-type="percentage" office:value="0.0000000258676694722675" calcext:value-type="percentage">
            <text:p>0,0000025868%</text:p>
          </table:table-cell>
          <table:table-cell table:formula="of:= [.$O$7] * [.$J$12]" office:value-type="float" office:value="0" calcext:value-type="float">
            <text:p>0,00E+000</text:p>
          </table:table-cell>
          <table:table-cell table:formula="of:=[.I18]+[.E18]" office:value-type="float" office:value="0.999597474263604" calcext:value-type="float">
            <text:p>0,9995974743</text:p>
          </table:table-cell>
          <table:table-cell table:formula="of:=[.F18]-[.J18]" office:value-type="float" office:value="0.00000258573239586557" calcext:value-type="float">
            <text:p>2,58573239586557E-006</text:p>
          </table:table-cell>
          <table:table-cell table:formula="of:=([.K18]/[.F18])%" office:value-type="percentage" office:value="0.0000000258676694722675" calcext:value-type="percentage">
            <text:p>0,0000025868%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993825774741091" calcext:value-type="float">
            <text:p>0,9938257747</text:p>
          </table:table-cell>
          <table:table-cell office:value-type="float" office:value="0.996005996001" calcext:value-type="float">
            <text:p>0,996005996</text:p>
          </table:table-cell>
          <table:table-cell table:formula="of:=[.P18]-[.O18]" office:value-type="float" office:value="0.0021802212599088" calcext:value-type="float">
            <text:p>0,0021802213</text:p>
          </table:table-cell>
          <table:table-cell table:formula="of:=([.Q18]/[.P18])%" office:value-type="percentage" office:value="0.0000218896399084189" calcext:value-type="percentage">
            <text:p>0,0021889640%</text:p>
          </table:table-cell>
          <table:table-cell table:formula="of:=[.$O$7] * [.$T$12]" office:value-type="float" office:value="0" calcext:value-type="float">
            <text:p>0</text:p>
          </table:table-cell>
          <table:table-cell table:formula="of:=[.O18]+[.S18]" office:value-type="float" office:value="0.993825774741091" calcext:value-type="float">
            <text:p>0,9938257747</text:p>
          </table:table-cell>
          <table:table-cell table:formula="of:=-[.T18]+[.P18]" office:value-type="float" office:value="0.0021802212599088" calcext:value-type="float">
            <text:p>0,0021802213</text:p>
          </table:table-cell>
          <table:table-cell table:formula="of:=([.U18]/[.P18])%" office:value-type="percentage" office:value="0.0000218896399084189" calcext:value-type="percentage">
            <text:p>0,0021889640%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999959997969518" calcext:value-type="float">
            <text:p>0,999959998</text:p>
          </table:table-cell>
          <table:table-cell office:value-type="float" office:value="0.999960000599996" calcext:value-type="float">
            <text:p>0,9999600006</text:p>
          </table:table-cell>
          <table:table-cell table:formula="of:=[.Z18]-[.Y18]" office:value-type="float" office:value="0.00000000263047805759697" calcext:value-type="float">
            <text:p>2,63047805759697E-009</text:p>
          </table:table-cell>
          <table:table-cell table:formula="of:=([.AA18]/[.Z18])%" office:value-type="percentage" office:value="0.0000000000263058294626958" calcext:value-type="percentage">
            <text:p>0,0000000026%</text:p>
          </table:table-cell>
          <table:table-cell table:formula="of:=[.$O$7] * [.$T$12]" office:value-type="float" office:value="0" calcext:value-type="float">
            <text:p>0</text:p>
          </table:table-cell>
          <table:table-cell table:formula="of:=[.Y18]+[.AC18]" office:value-type="float" office:value="0.999959997969518" calcext:value-type="float">
            <text:p>0,999959998</text:p>
          </table:table-cell>
          <table:table-cell table:formula="of:=-[.AD18]+[.Z18]" office:value-type="float" office:value="0.00000000263047805759697" calcext:value-type="float">
            <text:p>2,63047805759697E-009</text:p>
          </table:table-cell>
          <table:table-cell table:formula="of:=([.AE18]/[.Z18])%" office:value-type="percentage" office:value="0.0000000000263058294626958" calcext:value-type="percentage">
            <text:p>0,0000000026%</text:p>
          </table:table-cell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0.99949754510425" calcext:value-type="float">
            <text:p>0,9994975451</text:p>
          </table:table-cell>
          <table:table-cell office:value-type="float" office:value="0.999500099990001" calcext:value-type="float">
            <text:p>0,9995001</text:p>
          </table:table-cell>
          <table:table-cell table:formula="of:=[.F19]-[.E19]" office:value-type="float" office:value="0.00000255488575107154" calcext:value-type="float">
            <text:p>2,55488575107154E-006</text:p>
          </table:table-cell>
          <table:table-cell table:formula="of:=([.G19]/[.F19])%" office:value-type="percentage" office:value="0.0000000255616357682507" calcext:value-type="percentage">
            <text:p>0,0000025562%</text:p>
          </table:table-cell>
          <table:table-cell table:formula="of:= [.$O$7] * [.$J$12]" office:value-type="float" office:value="0" calcext:value-type="float">
            <text:p>0,00E+000</text:p>
          </table:table-cell>
          <table:table-cell table:formula="of:=[.I19]+[.E19]" office:value-type="float" office:value="0.99949754510425" calcext:value-type="float">
            <text:p>0,9994975451</text:p>
          </table:table-cell>
          <table:table-cell table:formula="of:=[.F19]-[.J19]" office:value-type="float" office:value="0.00000255488575107154" calcext:value-type="float">
            <text:p>2,55488575107154E-006</text:p>
          </table:table-cell>
          <table:table-cell table:formula="of:=([.K19]/[.F19])%" office:value-type="percentage" office:value="0.0000000255616357682507" calcext:value-type="percentage">
            <text:p>0,0000025562%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992856283203933" calcext:value-type="float">
            <text:p>0,9928562832</text:p>
          </table:table-cell>
          <table:table-cell office:value-type="float" office:value="0.995009990004999" calcext:value-type="float">
            <text:p>0,99500999</text:p>
          </table:table-cell>
          <table:table-cell table:formula="of:=[.P19]-[.O19]" office:value-type="float" office:value="0.00215370680106608" calcext:value-type="float">
            <text:p>0,0021537068</text:p>
          </table:table-cell>
          <table:table-cell table:formula="of:=([.Q19]/[.P19])%" office:value-type="percentage" office:value="0.0000216450771620442" calcext:value-type="percentage">
            <text:p>0,0021645077%</text:p>
          </table:table-cell>
          <table:table-cell table:formula="of:=[.$O$7] * [.$T$12]" office:value-type="float" office:value="0" calcext:value-type="float">
            <text:p>0</text:p>
          </table:table-cell>
          <table:table-cell table:formula="of:=[.O19]+[.S19]" office:value-type="float" office:value="0.992856283203933" calcext:value-type="float">
            <text:p>0,9928562832</text:p>
          </table:table-cell>
          <table:table-cell table:formula="of:=-[.T19]+[.P19]" office:value-type="float" office:value="0.00215370680106608" calcext:value-type="float">
            <text:p>0,0021537068</text:p>
          </table:table-cell>
          <table:table-cell table:formula="of:=([.U19]/[.P19])%" office:value-type="percentage" office:value="0.0000216450771620442" calcext:value-type="percentage">
            <text:p>0,0021645077%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999949998400834" calcext:value-type="float">
            <text:p>0,9999499984</text:p>
          </table:table-cell>
          <table:table-cell office:value-type="float" office:value="0.99995000099999" calcext:value-type="float">
            <text:p>0,999950001</text:p>
          </table:table-cell>
          <table:table-cell table:formula="of:=[.Z19]-[.Y19]" office:value-type="float" office:value="0.00000000259915589051474" calcext:value-type="float">
            <text:p>2,59915589051474E-009</text:p>
          </table:table-cell>
          <table:table-cell table:formula="of:=([.AA19]/[.Z19])%" office:value-type="percentage" office:value="0.0000000000259928618529165" calcext:value-type="percentage">
            <text:p>0,0000000026%</text:p>
          </table:table-cell>
          <table:table-cell table:formula="of:=[.$O$7] * [.$T$12]" office:value-type="float" office:value="0" calcext:value-type="float">
            <text:p>0</text:p>
          </table:table-cell>
          <table:table-cell table:formula="of:=[.Y19]+[.AC19]" office:value-type="float" office:value="0.999949998400834" calcext:value-type="float">
            <text:p>0,9999499984</text:p>
          </table:table-cell>
          <table:table-cell table:formula="of:=-[.AD19]+[.Z19]" office:value-type="float" office:value="0.00000000259915589051474" calcext:value-type="float">
            <text:p>2,59915589051474E-009</text:p>
          </table:table-cell>
          <table:table-cell table:formula="of:=([.AE19]/[.Z19])%" office:value-type="percentage" office:value="0.0000000000259928618529165" calcext:value-type="percentage">
            <text:p>0,0000000026%</text:p>
          </table:table-cell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0.999397625694082" calcext:value-type="float">
            <text:p>0,9993976257</text:p>
          </table:table-cell>
          <table:table-cell office:value-type="float" office:value="0.999400149980002" calcext:value-type="float">
            <text:p>0,99940015</text:p>
          </table:table-cell>
          <table:table-cell table:formula="of:=[.F20]-[.E20]" office:value-type="float" office:value="0.00000252428591995812" calcext:value-type="float">
            <text:p>2,52428591995812E-006</text:p>
          </table:table-cell>
          <table:table-cell table:formula="of:=([.G20]/[.F20])%" office:value-type="percentage" office:value="0.0000000252580102141827" calcext:value-type="percentage">
            <text:p>0,0000025258%</text:p>
          </table:table-cell>
          <table:table-cell table:formula="of:= [.$O$7] * [.$J$12]" office:value-type="float" office:value="0" calcext:value-type="float">
            <text:p>0,00E+000</text:p>
          </table:table-cell>
          <table:table-cell table:formula="of:=[.I20]+[.E20]" office:value-type="float" office:value="0.999397625694082" calcext:value-type="float">
            <text:p>0,9993976257</text:p>
          </table:table-cell>
          <table:table-cell table:formula="of:=[.F20]-[.J20]" office:value-type="float" office:value="0.00000252428591995812" calcext:value-type="float">
            <text:p>2,52428591995812E-006</text:p>
          </table:table-cell>
          <table:table-cell table:formula="of:=([.K20]/[.F20])%" office:value-type="percentage" office:value="0.0000000252580102141827" calcext:value-type="percentage">
            <text:p>0,0000025258%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991887567260004" calcext:value-type="float">
            <text:p>0,9918875673</text:p>
          </table:table-cell>
          <table:table-cell office:value-type="float" office:value="0.994014980014994" calcext:value-type="float">
            <text:p>0,99401498</text:p>
          </table:table-cell>
          <table:table-cell table:formula="of:=[.P20]-[.O20]" office:value-type="float" office:value="0.00212741275499007" calcext:value-type="float">
            <text:p>0,0021274128</text:p>
          </table:table-cell>
          <table:table-cell table:formula="of:=([.Q20]/[.P20])%" office:value-type="percentage" office:value="0.0000214022202659145" calcext:value-type="percentage">
            <text:p>0,0021402220%</text:p>
          </table:table-cell>
          <table:table-cell table:formula="of:=[.$O$7] * [.$T$12]" office:value-type="float" office:value="0" calcext:value-type="float">
            <text:p>0</text:p>
          </table:table-cell>
          <table:table-cell table:formula="of:=[.O20]+[.S20]" office:value-type="float" office:value="0.991887567260004" calcext:value-type="float">
            <text:p>0,9918875673</text:p>
          </table:table-cell>
          <table:table-cell table:formula="of:=-[.T20]+[.P20]" office:value-type="float" office:value="0.00212741275499007" calcext:value-type="float">
            <text:p>0,0021274128</text:p>
          </table:table-cell>
          <table:table-cell table:formula="of:=([.U20]/[.P20])%" office:value-type="percentage" office:value="0.0000214022202659145" calcext:value-type="percentage">
            <text:p>0,0021402220%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999939998931896" calcext:value-type="float">
            <text:p>0,9999399989</text:p>
          </table:table-cell>
          <table:table-cell office:value-type="float" office:value="0.99994000149998" calcext:value-type="float">
            <text:p>0,9999400015</text:p>
          </table:table-cell>
          <table:table-cell table:formula="of:=[.Z20]-[.Y20]" office:value-type="float" office:value="0.00000000256808385667995" calcext:value-type="float">
            <text:p>2,56808385667995E-009</text:p>
          </table:table-cell>
          <table:table-cell table:formula="of:=([.AA20]/[.Z20])%" office:value-type="percentage" office:value="0.0000000000256823850224929" calcext:value-type="percentage">
            <text:p>0,0000000026%</text:p>
          </table:table-cell>
          <table:table-cell table:formula="of:=[.$O$7] * [.$T$12]" office:value-type="float" office:value="0" calcext:value-type="float">
            <text:p>0</text:p>
          </table:table-cell>
          <table:table-cell table:formula="of:=[.Y20]+[.AC20]" office:value-type="float" office:value="0.999939998931896" calcext:value-type="float">
            <text:p>0,9999399989</text:p>
          </table:table-cell>
          <table:table-cell table:formula="of:=-[.AD20]+[.Z20]" office:value-type="float" office:value="0.00000000256808385667995" calcext:value-type="float">
            <text:p>2,56808385667995E-009</text:p>
          </table:table-cell>
          <table:table-cell table:formula="of:=([.AE20]/[.Z20])%" office:value-type="percentage" office:value="0.0000000000256823850224929" calcext:value-type="percentage">
            <text:p>0,0000000026%</text:p>
          </table:table-cell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0.9992977160331" calcext:value-type="float">
            <text:p>0,999297716</text:p>
          </table:table-cell>
          <table:table-cell office:value-type="float" office:value="0.999300209965003" calcext:value-type="float">
            <text:p>0,99930021</text:p>
          </table:table-cell>
          <table:table-cell table:formula="of:=[.F21]-[.E21]" office:value-type="float" office:value="0.00000249393190310254" calcext:value-type="float">
            <text:p>2,49393190310254E-006</text:p>
          </table:table-cell>
          <table:table-cell table:formula="of:=([.G21]/[.F21])%" office:value-type="percentage" office:value="0.0000000249567835438959" calcext:value-type="percentage">
            <text:p>0,0000024957%</text:p>
          </table:table-cell>
          <table:table-cell table:formula="of:= [.$O$7] * [.$J$12]" office:value-type="float" office:value="0" calcext:value-type="float">
            <text:p>0,00E+000</text:p>
          </table:table-cell>
          <table:table-cell table:formula="of:=[.I21]+[.E21]" office:value-type="float" office:value="0.9992977160331" calcext:value-type="float">
            <text:p>0,999297716</text:p>
          </table:table-cell>
          <table:table-cell table:formula="of:=[.F21]-[.J21]" office:value-type="float" office:value="0.00000249393190310254" calcext:value-type="float">
            <text:p>2,49393190310254E-006</text:p>
          </table:table-cell>
          <table:table-cell table:formula="of:=([.K21]/[.F21])%" office:value-type="percentage" office:value="0.0000000249567835438959" calcext:value-type="percentage">
            <text:p>0,0000024957%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.990919626909305" calcext:value-type="float">
            <text:p>0,9909196269</text:p>
          </table:table-cell>
          <table:table-cell office:value-type="float" office:value="0.993020965034979" calcext:value-type="float">
            <text:p>0,993020965</text:p>
          </table:table-cell>
          <table:table-cell table:formula="of:=[.P21]-[.O21]" office:value-type="float" office:value="0.00210133812567392" calcext:value-type="float">
            <text:p>0,0021013381</text:p>
          </table:table-cell>
          <table:table-cell table:formula="of:=([.Q21]/[.P21])%" office:value-type="percentage" office:value="0.0000211610650697582" calcext:value-type="percentage">
            <text:p>0,0021161065%</text:p>
          </table:table-cell>
          <table:table-cell table:formula="of:=[.$O$7] * [.$T$12]" office:value-type="float" office:value="0" calcext:value-type="float">
            <text:p>0</text:p>
          </table:table-cell>
          <table:table-cell table:formula="of:=[.O21]+[.S21]" office:value-type="float" office:value="0.990919626909305" calcext:value-type="float">
            <text:p>0,9909196269</text:p>
          </table:table-cell>
          <table:table-cell table:formula="of:=-[.T21]+[.P21]" office:value-type="float" office:value="0.00210133812567392" calcext:value-type="float">
            <text:p>0,0021013381</text:p>
          </table:table-cell>
          <table:table-cell table:formula="of:=([.U21]/[.P21])%" office:value-type="percentage" office:value="0.0000211610650697582" calcext:value-type="percentage">
            <text:p>0,0021161065%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.999929999562704" calcext:value-type="float">
            <text:p>0,9999299996</text:p>
          </table:table-cell>
          <table:table-cell office:value-type="float" office:value="0.999930002099965" calcext:value-type="float">
            <text:p>0,9999300021</text:p>
          </table:table-cell>
          <table:table-cell table:formula="of:=[.Z21]-[.Y21]" office:value-type="float" office:value="0.00000000253726095689188" calcext:value-type="float">
            <text:p>2,53726095689188E-009</text:p>
          </table:table-cell>
          <table:table-cell table:formula="of:=([.AA21]/[.Z21])%" office:value-type="percentage" office:value="0.0000000000253743823917319" calcext:value-type="percentage">
            <text:p>0,0000000025%</text:p>
          </table:table-cell>
          <table:table-cell table:formula="of:=[.$O$7] * [.$T$12]" office:value-type="float" office:value="0" calcext:value-type="float">
            <text:p>0</text:p>
          </table:table-cell>
          <table:table-cell table:formula="of:=[.Y21]+[.AC21]" office:value-type="float" office:value="0.999929999562704" calcext:value-type="float">
            <text:p>0,9999299996</text:p>
          </table:table-cell>
          <table:table-cell table:formula="of:=-[.AD21]+[.Z21]" office:value-type="float" office:value="0.00000000253726095689188" calcext:value-type="float">
            <text:p>2,53726095689188E-009</text:p>
          </table:table-cell>
          <table:table-cell table:formula="of:=([.AE21]/[.Z21])%" office:value-type="percentage" office:value="0.0000000000253743823917319" calcext:value-type="percentage">
            <text:p>0,0000000025%</text:p>
          </table:table-cell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0.999197816121304" calcext:value-type="float">
            <text:p>0,9991978161</text:p>
          </table:table-cell>
          <table:table-cell office:value-type="float" office:value="0.999200279944007" calcext:value-type="float">
            <text:p>0,9992002799</text:p>
          </table:table-cell>
          <table:table-cell table:formula="of:=[.F22]-[.E22]" office:value-type="float" office:value="0.00000246382270296941" calcext:value-type="float">
            <text:p>2,46382270296941E-006</text:p>
          </table:table-cell>
          <table:table-cell table:formula="of:=([.G22]/[.F22])%" office:value-type="percentage" office:value="0.0000000246579464818148" calcext:value-type="percentage">
            <text:p>0,0000024658%</text:p>
          </table:table-cell>
          <table:table-cell table:formula="of:= [.$O$7] * [.$J$12]" office:value-type="float" office:value="0" calcext:value-type="float">
            <text:p>0,00E+000</text:p>
          </table:table-cell>
          <table:table-cell table:formula="of:=[.I22]+[.E22]" office:value-type="float" office:value="0.999197816121304" calcext:value-type="float">
            <text:p>0,9991978161</text:p>
          </table:table-cell>
          <table:table-cell table:formula="of:=[.F22]-[.J22]" office:value-type="float" office:value="0.00000246382270296941" calcext:value-type="float">
            <text:p>2,46382270296941E-006</text:p>
          </table:table-cell>
          <table:table-cell table:formula="of:=([.K22]/[.F22])%" office:value-type="percentage" office:value="0.0000000246579464818148" calcext:value-type="percentage">
            <text:p>0,0000024658%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989952462151836" calcext:value-type="float">
            <text:p>0,9899524622</text:p>
          </table:table-cell>
          <table:table-cell office:value-type="float" office:value="0.992027944069944" calcext:value-type="float">
            <text:p>0,9920279441</text:p>
          </table:table-cell>
          <table:table-cell table:formula="of:=[.P22]-[.O22]" office:value-type="float" office:value="0.00207548191810802" calcext:value-type="float">
            <text:p>0,0020754819</text:p>
          </table:table-cell>
          <table:table-cell table:formula="of:=([.Q22]/[.P22])%" office:value-type="percentage" office:value="0.0000209216074054633" calcext:value-type="percentage">
            <text:p>0,0020921607%</text:p>
          </table:table-cell>
          <table:table-cell table:formula="of:=[.$O$7] * [.$T$12]" office:value-type="float" office:value="0" calcext:value-type="float">
            <text:p>0</text:p>
          </table:table-cell>
          <table:table-cell table:formula="of:=[.O22]+[.S22]" office:value-type="float" office:value="0.989952462151836" calcext:value-type="float">
            <text:p>0,9899524622</text:p>
          </table:table-cell>
          <table:table-cell table:formula="of:=-[.T22]+[.P22]" office:value-type="float" office:value="0.00207548191810802" calcext:value-type="float">
            <text:p>0,0020754819</text:p>
          </table:table-cell>
          <table:table-cell table:formula="of:=([.U22]/[.P22])%" office:value-type="percentage" office:value="0.0000209216074054633" calcext:value-type="percentage">
            <text:p>0,0020921607%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999920000293259" calcext:value-type="float">
            <text:p>0,9999200003</text:p>
          </table:table-cell>
          <table:table-cell office:value-type="float" office:value="0.999920002799944" calcext:value-type="float">
            <text:p>0,9999200028</text:p>
          </table:table-cell>
          <table:table-cell table:formula="of:=[.Z22]-[.Y22]" office:value-type="float" office:value="0.0000000025066849707045" calcext:value-type="float">
            <text:p>2,5066849707045E-009</text:p>
          </table:table-cell>
          <table:table-cell table:formula="of:=([.AA22]/[.Z22])%" office:value-type="percentage" office:value="0.0000000000250688573658889" calcext:value-type="percentage">
            <text:p>0,0000000025%</text:p>
          </table:table-cell>
          <table:table-cell table:formula="of:=[.$O$7] * [.$T$12]" office:value-type="float" office:value="0" calcext:value-type="float">
            <text:p>0</text:p>
          </table:table-cell>
          <table:table-cell table:formula="of:=[.Y22]+[.AC22]" office:value-type="float" office:value="0.999920000293259" calcext:value-type="float">
            <text:p>0,9999200003</text:p>
          </table:table-cell>
          <table:table-cell table:formula="of:=-[.AD22]+[.Z22]" office:value-type="float" office:value="0.0000000025066849707045" calcext:value-type="float">
            <text:p>2,5066849707045E-009</text:p>
          </table:table-cell>
          <table:table-cell table:formula="of:=([.AE22]/[.Z22])%" office:value-type="percentage" office:value="0.0000000000250688573658889" calcext:value-type="percentage">
            <text:p>0,0000000025%</text:p>
          </table:table-cell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0.999097925958695" calcext:value-type="float">
            <text:p>0,999097926</text:p>
          </table:table-cell>
          <table:table-cell office:value-type="float" office:value="0.999100359916013" calcext:value-type="float">
            <text:p>0,9991003599</text:p>
          </table:table-cell>
          <table:table-cell table:formula="of:=[.F23]-[.E23]" office:value-type="float" office:value="0.00000243395731802654" calcext:value-type="float">
            <text:p>0,000002434</text:p>
          </table:table-cell>
          <table:table-cell table:formula="of:=([.G23]/[.F23])%" office:value-type="percentage" office:value="0.0000000243614897462854" calcext:value-type="percentage">
            <text:p>0,0000024361%</text:p>
          </table:table-cell>
          <table:table-cell table:formula="of:= [.$O$7] * [.$J$12]" office:value-type="float" office:value="0" calcext:value-type="float">
            <text:p>0,00E+000</text:p>
          </table:table-cell>
          <table:table-cell table:formula="of:=[.I23]+[.E23]" office:value-type="float" office:value="0.999097925958695" calcext:value-type="float">
            <text:p>0,999097926</text:p>
          </table:table-cell>
          <table:table-cell table:formula="of:=[.F23]-[.J23]" office:value-type="float" office:value="0.00000243395731802654" calcext:value-type="float">
            <text:p>0,000002434</text:p>
          </table:table-cell>
          <table:table-cell table:formula="of:=([.K23]/[.F23])%" office:value-type="percentage" office:value="0.0000000243614897462854" calcext:value-type="percentage">
            <text:p>0,0000024361%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.988986072987596" calcext:value-type="float">
            <text:p>0,988986073</text:p>
          </table:table-cell>
          <table:table-cell office:value-type="float" office:value="0.991035916125874" calcext:value-type="float">
            <text:p>0,9910359161</text:p>
          </table:table-cell>
          <table:table-cell table:formula="of:=[.P23]-[.O23]" office:value-type="float" office:value="0.00204984313827794" calcext:value-type="float">
            <text:p>0,0020498431</text:p>
          </table:table-cell>
          <table:table-cell table:formula="of:=([.Q23]/[.P23])%" office:value-type="percentage" office:value="0.0000206838430870487" calcext:value-type="percentage">
            <text:p>0,0020683843%</text:p>
          </table:table-cell>
          <table:table-cell table:formula="of:=[.$O$7] * [.$T$12]" office:value-type="float" office:value="0" calcext:value-type="float">
            <text:p>0</text:p>
          </table:table-cell>
          <table:table-cell table:formula="of:=[.O23]+[.S23]" office:value-type="float" office:value="0.988986072987596" calcext:value-type="float">
            <text:p>0,988986073</text:p>
          </table:table-cell>
          <table:table-cell table:formula="of:=-[.T23]+[.P23]" office:value-type="float" office:value="0.00204984313827794" calcext:value-type="float">
            <text:p>0,0020498431</text:p>
          </table:table-cell>
          <table:table-cell table:formula="of:=([.U23]/[.P23])%" office:value-type="percentage" office:value="0.0000206838430870487" calcext:value-type="percentage">
            <text:p>0,0020683843%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.99991000112356" calcext:value-type="float">
            <text:p>0,9999100011</text:p>
          </table:table-cell>
          <table:table-cell office:value-type="float" office:value="0.999910003599916" calcext:value-type="float">
            <text:p>0,9999100036</text:p>
          </table:table-cell>
          <table:table-cell table:formula="of:=[.Z23]-[.Y23]" office:value-type="float" office:value="0.00000000247635612016239" calcext:value-type="float">
            <text:p>2,47635612016239E-009</text:p>
          </table:table-cell>
          <table:table-cell table:formula="of:=([.AA23]/[.Z23])%" office:value-type="percentage" office:value="0.0000000000247657878129263" calcext:value-type="percentage">
            <text:p>0,0000000025%</text:p>
          </table:table-cell>
          <table:table-cell table:formula="of:=[.$O$7] * [.$T$12]" office:value-type="float" office:value="0" calcext:value-type="float">
            <text:p>0</text:p>
          </table:table-cell>
          <table:table-cell table:formula="of:=[.Y23]+[.AC23]" office:value-type="float" office:value="0.99991000112356" calcext:value-type="float">
            <text:p>0,9999100011</text:p>
          </table:table-cell>
          <table:table-cell table:formula="of:=-[.AD23]+[.Z23]" office:value-type="float" office:value="0.00000000247635612016239" calcext:value-type="float">
            <text:p>2,47635612016239E-009</text:p>
          </table:table-cell>
          <table:table-cell table:formula="of:=([.AE23]/[.Z23])%" office:value-type="percentage" office:value="0.0000000000247657878129263" calcext:value-type="percentage">
            <text:p>0,0000000025%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0.998998045545272" calcext:value-type="float">
            <text:p>0,9989980455</text:p>
          </table:table-cell>
          <table:table-cell office:value-type="float" office:value="0.999000449880021" calcext:value-type="float">
            <text:p>0,9990004499</text:p>
          </table:table-cell>
          <table:table-cell table:formula="of:=[.F24]-[.E24]" office:value-type="float" office:value="0.0000024043347490732" calcext:value-type="float">
            <text:p>2,4043347490732E-006</text:p>
          </table:table-cell>
          <table:table-cell table:formula="of:=([.G24]/[.F24])%" office:value-type="percentage" office:value="0.0000000240674040662438" calcext:value-type="percentage">
            <text:p>0,0000024067%</text:p>
          </table:table-cell>
          <table:table-cell table:formula="of:= [.$O$7] * [.$J$12]" office:value-type="float" office:value="0" calcext:value-type="float">
            <text:p>0,00E+000</text:p>
          </table:table-cell>
          <table:table-cell table:formula="of:=[.I24]+[.E24]" office:value-type="float" office:value="0.998998045545272" calcext:value-type="float">
            <text:p>0,9989980455</text:p>
          </table:table-cell>
          <table:table-cell table:formula="of:=[.F24]-[.J24]" office:value-type="float" office:value="0.0000024043347490732" calcext:value-type="float">
            <text:p>2,4043347490732E-006</text:p>
          </table:table-cell>
          <table:table-cell table:formula="of:=([.K24]/[.F24])%" office:value-type="percentage" office:value="0.0000000240674040662438" calcext:value-type="percentage">
            <text:p>0,0000024067%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988020459416587" calcext:value-type="float">
            <text:p>0,9880204594</text:p>
          </table:table-cell>
          <table:table-cell office:value-type="float" office:value="0.990044880209748" calcext:value-type="float">
            <text:p>0,9900448802</text:p>
          </table:table-cell>
          <table:table-cell table:formula="of:=[.P24]-[.O24]" office:value-type="float" office:value="0.00202442079316101" calcext:value-type="float">
            <text:p>0,0020244208</text:p>
          </table:table-cell>
          <table:table-cell table:formula="of:=([.Q24]/[.P24])%" office:value-type="percentage" office:value="0.0000204477679106079" calcext:value-type="percentage">
            <text:p>0,0020447768%</text:p>
          </table:table-cell>
          <table:table-cell table:formula="of:=[.$O$7] * [.$T$12]" office:value-type="float" office:value="0" calcext:value-type="float">
            <text:p>0</text:p>
          </table:table-cell>
          <table:table-cell table:formula="of:=[.O24]+[.S24]" office:value-type="float" office:value="0.988020459416587" calcext:value-type="float">
            <text:p>0,9880204594</text:p>
          </table:table-cell>
          <table:table-cell table:formula="of:=-[.T24]+[.P24]" office:value-type="float" office:value="0.00202442079316101" calcext:value-type="float">
            <text:p>0,0020244208</text:p>
          </table:table-cell>
          <table:table-cell table:formula="of:=([.U24]/[.P24])%" office:value-type="percentage" office:value="0.0000204477679106079" calcext:value-type="percentage">
            <text:p>0,0020447768%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999900002053608" calcext:value-type="float">
            <text:p>0,9999000021</text:p>
          </table:table-cell>
          <table:table-cell office:value-type="float" office:value="0.99990000449988" calcext:value-type="float">
            <text:p>0,9999000045</text:p>
          </table:table-cell>
          <table:table-cell table:formula="of:=[.Z24]-[.Y24]" office:value-type="float" office:value="0.00000000244627196277492" calcext:value-type="float">
            <text:p>2,44627196277492E-009</text:p>
          </table:table-cell>
          <table:table-cell table:formula="of:=([.AA24]/[.Z24])%" office:value-type="percentage" office:value="0.0000000000244651738066006" calcext:value-type="percentage">
            <text:p>0,0000000024%</text:p>
          </table:table-cell>
          <table:table-cell table:formula="of:=[.$O$7] * [.$T$12]" office:value-type="float" office:value="0" calcext:value-type="float">
            <text:p>0</text:p>
          </table:table-cell>
          <table:table-cell table:formula="of:=[.Y24]+[.AC24]" office:value-type="float" office:value="0.999900002053608" calcext:value-type="float">
            <text:p>0,9999000021</text:p>
          </table:table-cell>
          <table:table-cell table:formula="of:=-[.AD24]+[.Z24]" office:value-type="float" office:value="0.00000000244627196277492" calcext:value-type="float">
            <text:p>2,44627196277492E-009</text:p>
          </table:table-cell>
          <table:table-cell table:formula="of:=([.AE24]/[.Z24])%" office:value-type="percentage" office:value="0.0000000000244651738066006" calcext:value-type="percentage">
            <text:p>0,0000000024%</text:p>
          </table:table-cell>
        </table:table-row>
        <table:table-row table:style-name="ro1"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0.998898174881035" calcext:value-type="float">
            <text:p>0,9988981749</text:p>
          </table:table-cell>
          <table:table-cell office:value-type="float" office:value="0.998900549835033" calcext:value-type="float">
            <text:p>0,9989005498</text:p>
          </table:table-cell>
          <table:table-cell table:formula="of:=[.F25]-[.E25]" office:value-type="float" office:value="0.0000023749539980189" calcext:value-type="float">
            <text:p>0,000002375</text:p>
          </table:table-cell>
          <table:table-cell table:formula="of:=([.G25]/[.F25])%" office:value-type="percentage" office:value="0.0000000237756801534355" calcext:value-type="percentage">
            <text:p>0,0000023776%</text:p>
          </table:table-cell>
          <table:table-cell table:formula="of:= [.$O$7] * [.$J$12]" office:value-type="float" office:value="0" calcext:value-type="float">
            <text:p>0,00E+000</text:p>
          </table:table-cell>
          <table:table-cell table:formula="of:=[.I25]+[.E25]" office:value-type="float" office:value="0.998898174881035" calcext:value-type="float">
            <text:p>0,9988981749</text:p>
          </table:table-cell>
          <table:table-cell table:formula="of:=[.F25]-[.J25]" office:value-type="float" office:value="0.0000023749539980189" calcext:value-type="float">
            <text:p>0,000002375</text:p>
          </table:table-cell>
          <table:table-cell table:formula="of:=([.K25]/[.F25])%" office:value-type="percentage" office:value="0.0000000237756801534355" calcext:value-type="percentage">
            <text:p>0,0000023776%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.987055621438806" calcext:value-type="float">
            <text:p>0,9870556214</text:p>
          </table:table-cell>
          <table:table-cell office:value-type="float" office:value="0.989054835329538" calcext:value-type="float">
            <text:p>0,9890548353</text:p>
          </table:table-cell>
          <table:table-cell table:formula="of:=[.P25]-[.O25]" office:value-type="float" office:value="0.00199921389073199" calcext:value-type="float">
            <text:p>0,0019992139</text:p>
          </table:table-cell>
          <table:table-cell table:formula="of:=([.Q25]/[.P25])%" office:value-type="percentage" office:value="0.0000202133776542923" calcext:value-type="percentage">
            <text:p>0,0020213378%</text:p>
          </table:table-cell>
          <table:table-cell table:formula="of:=[.$O$7] * [.$T$12]" office:value-type="float" office:value="0" calcext:value-type="float">
            <text:p>0</text:p>
          </table:table-cell>
          <table:table-cell table:formula="of:=[.O25]+[.S25]" office:value-type="float" office:value="0.987055621438806" calcext:value-type="float">
            <text:p>0,9870556214</text:p>
          </table:table-cell>
          <table:table-cell table:formula="of:=-[.T25]+[.P25]" office:value-type="float" office:value="0.00199921389073199" calcext:value-type="float">
            <text:p>0,0019992139</text:p>
          </table:table-cell>
          <table:table-cell table:formula="of:=([.U25]/[.P25])%" office:value-type="percentage" office:value="0.0000202133776542923" calcext:value-type="percentage">
            <text:p>0,0020213378%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.999890003083401" calcext:value-type="float">
            <text:p>0,9998900031</text:p>
          </table:table-cell>
          <table:table-cell office:value-type="float" office:value="0.999890005499836" calcext:value-type="float">
            <text:p>0,9998900055</text:p>
          </table:table-cell>
          <table:table-cell table:formula="of:=[.Z25]-[.Y25]" office:value-type="float" office:value="0.00000000241643505205502" calcext:value-type="float">
            <text:p>2,41643505205502E-009</text:p>
          </table:table-cell>
          <table:table-cell table:formula="of:=([.AA25]/[.Z25])%" office:value-type="percentage" office:value="0.0000000000241669998758378" calcext:value-type="percentage">
            <text:p>0,0000000024%</text:p>
          </table:table-cell>
          <table:table-cell table:formula="of:=[.$O$7] * [.$T$12]" office:value-type="float" office:value="0" calcext:value-type="float">
            <text:p>0</text:p>
          </table:table-cell>
          <table:table-cell table:formula="of:=[.Y25]+[.AC25]" office:value-type="float" office:value="0.999890003083401" calcext:value-type="float">
            <text:p>0,9998900031</text:p>
          </table:table-cell>
          <table:table-cell table:formula="of:=-[.AD25]+[.Z25]" office:value-type="float" office:value="0.00000000241643505205502" calcext:value-type="float">
            <text:p>2,41643505205502E-009</text:p>
          </table:table-cell>
          <table:table-cell table:formula="of:=([.AE25]/[.Z25])%" office:value-type="percentage" office:value="0.0000000000241669998758378" calcext:value-type="percentage">
            <text:p>0,0000000024%</text:p>
          </table:table-cell>
        </table:table-row>
        <table:table-row table:style-name="ro1"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0.998798313965985" calcext:value-type="float">
            <text:p>0,998798314</text:p>
          </table:table-cell>
          <table:table-cell office:value-type="float" office:value="0.99880065978005" calcext:value-type="float">
            <text:p>0,9988006598</text:p>
          </table:table-cell>
          <table:table-cell table:formula="of:=[.F26]-[.E26]" office:value-type="float" office:value="0.00000234581406488576" calcext:value-type="float">
            <text:p>2,34581406488576E-006</text:p>
          </table:table-cell>
          <table:table-cell table:formula="of:=([.G26]/[.F26])%" office:value-type="percentage" office:value="0.0000000234863087201933" calcext:value-type="percentage">
            <text:p>0,0000023486%</text:p>
          </table:table-cell>
          <table:table-cell table:formula="of:= [.$O$7] * [.$J$12]" office:value-type="float" office:value="0" calcext:value-type="float">
            <text:p>0,00E+000</text:p>
          </table:table-cell>
          <table:table-cell table:formula="of:=[.I26]+[.E26]" office:value-type="float" office:value="0.998798313965985" calcext:value-type="float">
            <text:p>0,998798314</text:p>
          </table:table-cell>
          <table:table-cell table:formula="of:=[.F26]-[.J26]" office:value-type="float" office:value="0.00000234581406488576" calcext:value-type="float">
            <text:p>2,34581406488576E-006</text:p>
          </table:table-cell>
          <table:table-cell table:formula="of:=([.K26]/[.F26])%" office:value-type="percentage" office:value="0.0000000234863087201933" calcext:value-type="percentage">
            <text:p>0,0000023486%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.986091559054256" calcext:value-type="float">
            <text:p>0,9860915591</text:p>
          </table:table-cell>
          <table:table-cell office:value-type="float" office:value="0.988065780494209" calcext:value-type="float">
            <text:p>0,9880657805</text:p>
          </table:table-cell>
          <table:table-cell table:formula="of:=[.P26]-[.O26]" office:value-type="float" office:value="0.00197422143995307" calcext:value-type="float">
            <text:p>0,0019742214</text:p>
          </table:table-cell>
          <table:table-cell table:formula="of:=([.Q26]/[.P26])%" office:value-type="percentage" office:value="0.0000199806680782422" calcext:value-type="percentage">
            <text:p>0,0019980668%</text:p>
          </table:table-cell>
          <table:table-cell table:formula="of:=[.$O$7] * [.$T$12]" office:value-type="float" office:value="0" calcext:value-type="float">
            <text:p>0</text:p>
          </table:table-cell>
          <table:table-cell table:formula="of:=[.O26]+[.S26]" office:value-type="float" office:value="0.986091559054256" calcext:value-type="float">
            <text:p>0,9860915591</text:p>
          </table:table-cell>
          <table:table-cell table:formula="of:=-[.T26]+[.P26]" office:value-type="float" office:value="0.00197422143995307" calcext:value-type="float">
            <text:p>0,0019742214</text:p>
          </table:table-cell>
          <table:table-cell table:formula="of:=([.U26]/[.P26])%" office:value-type="percentage" office:value="0.0000199806680782422" calcext:value-type="percentage">
            <text:p>0,0019980668%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.999880004212941" calcext:value-type="float">
            <text:p>0,9998800042</text:p>
          </table:table-cell>
          <table:table-cell office:value-type="float" office:value="0.999880006599781" calcext:value-type="float">
            <text:p>0,9998800066</text:p>
          </table:table-cell>
          <table:table-cell table:formula="of:=[.Z26]-[.Y26]" office:value-type="float" office:value="0.00000000238683994790989" calcext:value-type="float">
            <text:p>2,38683994790989E-009</text:p>
          </table:table-cell>
          <table:table-cell table:formula="of:=([.AA26]/[.Z26])%" office:value-type="percentage" office:value="0.0000000000238712561007248" calcext:value-type="percentage">
            <text:p>0,0000000024%</text:p>
          </table:table-cell>
          <table:table-cell table:formula="of:=[.$O$7] * [.$T$12]" office:value-type="float" office:value="0" calcext:value-type="float">
            <text:p>0</text:p>
          </table:table-cell>
          <table:table-cell table:formula="of:=[.Y26]+[.AC26]" office:value-type="float" office:value="0.999880004212941" calcext:value-type="float">
            <text:p>0,9998800042</text:p>
          </table:table-cell>
          <table:table-cell table:formula="of:=-[.AD26]+[.Z26]" office:value-type="float" office:value="0.00000000238683994790989" calcext:value-type="float">
            <text:p>2,38683994790989E-009</text:p>
          </table:table-cell>
          <table:table-cell table:formula="of:=([.AE26]/[.Z26])%" office:value-type="percentage" office:value="0.0000000000238712561007248" calcext:value-type="percentage">
            <text:p>0,0000000024%</text:p>
          </table:table-cell>
        </table:table-row>
        <table:table-row table:style-name="ro1"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0.998698462800121" calcext:value-type="float">
            <text:p>0,9986984628</text:p>
          </table:table-cell>
          <table:table-cell office:value-type="float" office:value="0.998700779714071" calcext:value-type="float">
            <text:p>0,9987007797</text:p>
          </table:table-cell>
          <table:table-cell table:formula="of:=[.F27]-[.E27]" office:value-type="float" office:value="0.00000231691395002898" calcext:value-type="float">
            <text:p>2,31691395002898E-006</text:p>
          </table:table-cell>
          <table:table-cell table:formula="of:=([.G27]/[.F27])%" office:value-type="percentage" office:value="0.0000000231992804838849" calcext:value-type="percentage">
            <text:p>0,0000023199%</text:p>
          </table:table-cell>
          <table:table-cell table:formula="of:= [.$O$7] * [.$J$12]" office:value-type="float" office:value="0" calcext:value-type="float">
            <text:p>0,00E+000</text:p>
          </table:table-cell>
          <table:table-cell table:formula="of:=[.I27]+[.E27]" office:value-type="float" office:value="0.998698462800121" calcext:value-type="float">
            <text:p>0,9986984628</text:p>
          </table:table-cell>
          <table:table-cell table:formula="of:=[.F27]-[.J27]" office:value-type="float" office:value="0.00000231691395002898" calcext:value-type="float">
            <text:p>2,31691395002898E-006</text:p>
          </table:table-cell>
          <table:table-cell table:formula="of:=([.K27]/[.F27])%" office:value-type="percentage" office:value="0.0000000231992804838849" calcext:value-type="percentage">
            <text:p>0,0000023199%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0.985128272262936" calcext:value-type="float">
            <text:p>0,9851282723</text:p>
          </table:table-cell>
          <table:table-cell office:value-type="float" office:value="0.987077714713715" calcext:value-type="float">
            <text:p>0,9870777147</text:p>
          </table:table-cell>
          <table:table-cell table:formula="of:=[.P27]-[.O27]" office:value-type="float" office:value="0.00194944245077899" calcext:value-type="float">
            <text:p>0,0019494425</text:p>
          </table:table-cell>
          <table:table-cell table:formula="of:=([.Q27]/[.P27])%" office:value-type="percentage" office:value="0.0000197496349245877" calcext:value-type="percentage">
            <text:p>0,0019749635%</text:p>
          </table:table-cell>
          <table:table-cell table:formula="of:=[.$O$7] * [.$T$12]" office:value-type="float" office:value="0" calcext:value-type="float">
            <text:p>0</text:p>
          </table:table-cell>
          <table:table-cell table:formula="of:=[.O27]+[.S27]" office:value-type="float" office:value="0.985128272262936" calcext:value-type="float">
            <text:p>0,9851282723</text:p>
          </table:table-cell>
          <table:table-cell table:formula="of:=-[.T27]+[.P27]" office:value-type="float" office:value="0.00194944245077899" calcext:value-type="float">
            <text:p>0,0019494425</text:p>
          </table:table-cell>
          <table:table-cell table:formula="of:=([.U27]/[.P27])%" office:value-type="percentage" office:value="0.0000197496349245877" calcext:value-type="percentage">
            <text:p>0,0019749635%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0.999870005442228" calcext:value-type="float">
            <text:p>0,9998700054</text:p>
          </table:table-cell>
          <table:table-cell office:value-type="float" office:value="0.999870007799715" calcext:value-type="float">
            <text:p>0,9998700078</text:p>
          </table:table-cell>
          <table:table-cell table:formula="of:=[.Z27]-[.Y27]" office:value-type="float" office:value="0.00000000235748709442873" calcext:value-type="float">
            <text:p>2,35748709442873E-009</text:p>
          </table:table-cell>
          <table:table-cell table:formula="of:=([.AA27]/[.Z27])%" office:value-type="percentage" office:value="0.0000000000235779347816848" calcext:value-type="percentage">
            <text:p>0,0000000024%</text:p>
          </table:table-cell>
          <table:table-cell table:formula="of:=[.$O$7] * [.$T$12]" office:value-type="float" office:value="0" calcext:value-type="float">
            <text:p>0</text:p>
          </table:table-cell>
          <table:table-cell table:formula="of:=[.Y27]+[.AC27]" office:value-type="float" office:value="0.999870005442228" calcext:value-type="float">
            <text:p>0,9998700054</text:p>
          </table:table-cell>
          <table:table-cell table:formula="of:=-[.AD27]+[.Z27]" office:value-type="float" office:value="0.00000000235748709442873" calcext:value-type="float">
            <text:p>2,35748709442873E-009</text:p>
          </table:table-cell>
          <table:table-cell table:formula="of:=([.AE27]/[.Z27])%" office:value-type="percentage" office:value="0.0000000000235779347816848" calcext:value-type="percentage">
            <text:p>0,0000000024%</text:p>
          </table:table-cell>
        </table:table-row>
        <table:table-row table:style-name="ro1"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0.998598621383443" calcext:value-type="float">
            <text:p>0,9985986214</text:p>
          </table:table-cell>
          <table:table-cell office:value-type="float" office:value="0.9986009096361" calcext:value-type="float">
            <text:p>0,9986009096</text:p>
          </table:table-cell>
          <table:table-cell table:formula="of:=[.F28]-[.E28]" office:value-type="float" office:value="0.00000228825265691235" calcext:value-type="float">
            <text:p>2,28825265691235E-006</text:p>
          </table:table-cell>
          <table:table-cell table:formula="of:=([.G28]/[.F28])%" office:value-type="percentage" office:value="0.0000000229145861524635" calcext:value-type="percentage">
            <text:p>0,0000022915%</text:p>
          </table:table-cell>
          <table:table-cell table:formula="of:= [.$O$7] * [.$J$12]" office:value-type="float" office:value="0" calcext:value-type="float">
            <text:p>0,00E+000</text:p>
          </table:table-cell>
          <table:table-cell table:formula="of:=[.I28]+[.E28]" office:value-type="float" office:value="0.998598621383443" calcext:value-type="float">
            <text:p>0,9985986214</text:p>
          </table:table-cell>
          <table:table-cell table:formula="of:=[.F28]-[.J28]" office:value-type="float" office:value="0.00000228825265691235" calcext:value-type="float">
            <text:p>2,28825265691235E-006</text:p>
          </table:table-cell>
          <table:table-cell table:formula="of:=([.K28]/[.F28])%" office:value-type="percentage" office:value="0.0000000229145861524635" calcext:value-type="percentage">
            <text:p>0,0000022915%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.984165761064845" calcext:value-type="float">
            <text:p>0,9841657611</text:p>
          </table:table-cell>
          <table:table-cell office:value-type="float" office:value="0.986090636999001" calcext:value-type="float">
            <text:p>0,986090637</text:p>
          </table:table-cell>
          <table:table-cell table:formula="of:=[.P28]-[.O28]" office:value-type="float" office:value="0.00192487593415602" calcext:value-type="float">
            <text:p>0,0019248759</text:p>
          </table:table-cell>
          <table:table-cell table:formula="of:=([.Q28]/[.P28])%" office:value-type="percentage" office:value="0.000019520273917359" calcext:value-type="percentage">
            <text:p>0,0019520274%</text:p>
          </table:table-cell>
          <table:table-cell table:formula="of:=[.$O$7] * [.$T$12]" office:value-type="float" office:value="0" calcext:value-type="float">
            <text:p>0</text:p>
          </table:table-cell>
          <table:table-cell table:formula="of:=[.O28]+[.S28]" office:value-type="float" office:value="0.984165761064845" calcext:value-type="float">
            <text:p>0,9841657611</text:p>
          </table:table-cell>
          <table:table-cell table:formula="of:=-[.T28]+[.P28]" office:value-type="float" office:value="0.00192487593415602" calcext:value-type="float">
            <text:p>0,0019248759</text:p>
          </table:table-cell>
          <table:table-cell table:formula="of:=([.U28]/[.P28])%" office:value-type="percentage" office:value="0.000019520273917359" calcext:value-type="percentage">
            <text:p>0,0019520274%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.99986000677126" calcext:value-type="float">
            <text:p>0,9998600068</text:p>
          </table:table-cell>
          <table:table-cell office:value-type="float" office:value="0.999860009099637" calcext:value-type="float">
            <text:p>0,9998600091</text:p>
          </table:table-cell>
          <table:table-cell table:formula="of:=[.Z28]-[.Y28]" office:value-type="float" office:value="0.00000000232837715774536" calcext:value-type="float">
            <text:p>2,32837715774536E-009</text:p>
          </table:table-cell>
          <table:table-cell table:formula="of:=([.AA28]/[.Z28])%" office:value-type="percentage" office:value="0.0000000000232870237773178" calcext:value-type="percentage">
            <text:p>0,0000000023%</text:p>
          </table:table-cell>
          <table:table-cell table:formula="of:=[.$O$7] * [.$T$12]" office:value-type="float" office:value="0" calcext:value-type="float">
            <text:p>0</text:p>
          </table:table-cell>
          <table:table-cell table:formula="of:=[.Y28]+[.AC28]" office:value-type="float" office:value="0.99986000677126" calcext:value-type="float">
            <text:p>0,9998600068</text:p>
          </table:table-cell>
          <table:table-cell table:formula="of:=-[.AD28]+[.Z28]" office:value-type="float" office:value="0.00000000232837715774536" calcext:value-type="float">
            <text:p>2,32837715774536E-009</text:p>
          </table:table-cell>
          <table:table-cell table:formula="of:=([.AE28]/[.Z28])%" office:value-type="percentage" office:value="0.0000000000232870237773178" calcext:value-type="percentage">
            <text:p>0,0000000023%</text:p>
          </table:table-cell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0.998498789715951" calcext:value-type="float">
            <text:p>0,9984987897</text:p>
          </table:table-cell>
          <table:table-cell office:value-type="float" office:value="0.998501049545137" calcext:value-type="float">
            <text:p>0,9985010495</text:p>
          </table:table-cell>
          <table:table-cell table:formula="of:=[.F29]-[.E29]" office:value-type="float" office:value="0.00000225982918600209" calcext:value-type="float">
            <text:p>2,25982918600209E-006</text:p>
          </table:table-cell>
          <table:table-cell table:formula="of:=([.G29]/[.F29])%" office:value-type="percentage" office:value="0.0000000226322164255755" calcext:value-type="percentage">
            <text:p>0,0000022632%</text:p>
          </table:table-cell>
          <table:table-cell table:formula="of:= [.$O$7] * [.$J$12]" office:value-type="float" office:value="0" calcext:value-type="float">
            <text:p>0,00E+000</text:p>
          </table:table-cell>
          <table:table-cell table:formula="of:=[.I29]+[.E29]" office:value-type="float" office:value="0.998498789715951" calcext:value-type="float">
            <text:p>0,9984987897</text:p>
          </table:table-cell>
          <table:table-cell table:formula="of:=[.F29]-[.J29]" office:value-type="float" office:value="0.00000225982918600209" calcext:value-type="float">
            <text:p>2,25982918600209E-006</text:p>
          </table:table-cell>
          <table:table-cell table:formula="of:=([.K29]/[.F29])%" office:value-type="percentage" office:value="0.0000000226322164255755" calcext:value-type="percentage">
            <text:p>0,0000022632%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.983204025459984" calcext:value-type="float">
            <text:p>0,9832040255</text:p>
          </table:table-cell>
          <table:table-cell office:value-type="float" office:value="0.985104546362002" calcext:value-type="float">
            <text:p>0,9851045464</text:p>
          </table:table-cell>
          <table:table-cell table:formula="of:=[.P29]-[.O29]" office:value-type="float" office:value="0.00190052090201798" calcext:value-type="float">
            <text:p>0,0019005209</text:p>
          </table:table-cell>
          <table:table-cell table:formula="of:=([.Q29]/[.P29])%" office:value-type="percentage" office:value="0.0000192925807624903" calcext:value-type="percentage">
            <text:p>0,0019292581%</text:p>
          </table:table-cell>
          <table:table-cell table:formula="of:=[.$O$7] * [.$T$12]" office:value-type="float" office:value="0" calcext:value-type="float">
            <text:p>0</text:p>
          </table:table-cell>
          <table:table-cell table:formula="of:=[.O29]+[.S29]" office:value-type="float" office:value="0.983204025459984" calcext:value-type="float">
            <text:p>0,9832040255</text:p>
          </table:table-cell>
          <table:table-cell table:formula="of:=-[.T29]+[.P29]" office:value-type="float" office:value="0.00190052090201798" calcext:value-type="float">
            <text:p>0,0019005209</text:p>
          </table:table-cell>
          <table:table-cell table:formula="of:=([.U29]/[.P29])%" office:value-type="percentage" office:value="0.0000192925807624903" calcext:value-type="percentage">
            <text:p>0,0019292581%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.999850008200039" calcext:value-type="float">
            <text:p>0,9998500082</text:p>
          </table:table-cell>
          <table:table-cell office:value-type="float" office:value="0.999850010499546" calcext:value-type="float">
            <text:p>0,9998500105</text:p>
          </table:table-cell>
          <table:table-cell table:formula="of:=[.Z29]-[.Y29]" office:value-type="float" office:value="0.00000000229950691821301" calcext:value-type="float">
            <text:p>2,29950691821301E-009</text:p>
          </table:table-cell>
          <table:table-cell table:formula="of:=([.AA29]/[.Z29])%" office:value-type="percentage" office:value="0.000000000022998513166516" calcext:value-type="percentage">
            <text:p>0,0000000023%</text:p>
          </table:table-cell>
          <table:table-cell table:formula="of:=[.$O$7] * [.$T$12]" office:value-type="float" office:value="0" calcext:value-type="float">
            <text:p>0</text:p>
          </table:table-cell>
          <table:table-cell table:formula="of:=[.Y29]+[.AC29]" office:value-type="float" office:value="0.999850008200039" calcext:value-type="float">
            <text:p>0,9998500082</text:p>
          </table:table-cell>
          <table:table-cell table:formula="of:=-[.AD29]+[.Z29]" office:value-type="float" office:value="0.00000000229950691821301" calcext:value-type="float">
            <text:p>2,29950691821301E-009</text:p>
          </table:table-cell>
          <table:table-cell table:formula="of:=([.AE29]/[.Z29])%" office:value-type="percentage" office:value="0.000000000022998513166516" calcext:value-type="percentage">
            <text:p>0,0000000023%</text:p>
          </table:table-cell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0.998398967797646" calcext:value-type="float">
            <text:p>0,9983989678</text:p>
          </table:table-cell>
          <table:table-cell office:value-type="float" office:value="0.998401199440182" calcext:value-type="float">
            <text:p>0,9984011994</text:p>
          </table:table-cell>
          <table:table-cell table:formula="of:=[.F30]-[.E30]" office:value-type="float" office:value="0.00000223164253609909" calcext:value-type="float">
            <text:p>2,23164253609909E-006</text:p>
          </table:table-cell>
          <table:table-cell table:formula="of:=([.G30]/[.F30])%" office:value-type="percentage" office:value="0.0000000223521620090138" calcext:value-type="percentage">
            <text:p>0,0000022352%</text:p>
          </table:table-cell>
          <table:table-cell table:formula="of:= [.$O$7] * [.$J$12]" office:value-type="float" office:value="0" calcext:value-type="float">
            <text:p>0,00E+000</text:p>
          </table:table-cell>
          <table:table-cell table:formula="of:=[.I30]+[.E30]" office:value-type="float" office:value="0.998398967797646" calcext:value-type="float">
            <text:p>0,9983989678</text:p>
          </table:table-cell>
          <table:table-cell table:formula="of:=[.F30]-[.J30]" office:value-type="float" office:value="0.00000223164253609909" calcext:value-type="float">
            <text:p>2,23164253609909E-006</text:p>
          </table:table-cell>
          <table:table-cell table:formula="of:=([.K30]/[.F30])%" office:value-type="percentage" office:value="0.0000000223521620090138" calcext:value-type="percentage">
            <text:p>0,0000022352%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.982243065448352" calcext:value-type="float">
            <text:p>0,9822430654</text:p>
          </table:table-cell>
          <table:table-cell office:value-type="float" office:value="0.98411944181564" calcext:value-type="float">
            <text:p>0,9841194418</text:p>
          </table:table-cell>
          <table:table-cell table:formula="of:=[.P30]-[.O30]" office:value-type="float" office:value="0.00187637636728799" calcext:value-type="float">
            <text:p>0,0018763764</text:p>
          </table:table-cell>
          <table:table-cell table:formula="of:=([.Q30]/[.P30])%" office:value-type="percentage" office:value="0.0000190665511477547" calcext:value-type="percentage">
            <text:p>0,0019066551%</text:p>
          </table:table-cell>
          <table:table-cell table:formula="of:=[.$O$7] * [.$T$12]" office:value-type="float" office:value="0" calcext:value-type="float">
            <text:p>0</text:p>
          </table:table-cell>
          <table:table-cell table:formula="of:=[.O30]+[.S30]" office:value-type="float" office:value="0.982243065448352" calcext:value-type="float">
            <text:p>0,9822430654</text:p>
          </table:table-cell>
          <table:table-cell table:formula="of:=-[.T30]+[.P30]" office:value-type="float" office:value="0.00187637636728799" calcext:value-type="float">
            <text:p>0,0018763764</text:p>
          </table:table-cell>
          <table:table-cell table:formula="of:=([.U30]/[.P30])%" office:value-type="percentage" office:value="0.0000190665511477547" calcext:value-type="percentage">
            <text:p>0,0019066551%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.999840009728564" calcext:value-type="float">
            <text:p>0,9998400097</text:p>
          </table:table-cell>
          <table:table-cell office:value-type="float" office:value="0.999840011999441" calcext:value-type="float">
            <text:p>0,999840012</text:p>
          </table:table-cell>
          <table:table-cell table:formula="of:=[.Z30]-[.Y30]" office:value-type="float" office:value="0.00000000227087693094319" calcext:value-type="float">
            <text:p>2,27087693094319E-009</text:p>
          </table:table-cell>
          <table:table-cell table:formula="of:=([.AA30]/[.Z30])%" office:value-type="percentage" office:value="0.0000000000227123952485744" calcext:value-type="percentage">
            <text:p>0,0000000023%</text:p>
          </table:table-cell>
          <table:table-cell table:formula="of:=[.$O$7] * [.$T$12]" office:value-type="float" office:value="0" calcext:value-type="float">
            <text:p>0</text:p>
          </table:table-cell>
          <table:table-cell table:formula="of:=[.Y30]+[.AC30]" office:value-type="float" office:value="0.999840009728564" calcext:value-type="float">
            <text:p>0,9998400097</text:p>
          </table:table-cell>
          <table:table-cell table:formula="of:=-[.AD30]+[.Z30]" office:value-type="float" office:value="0.00000000227087693094319" calcext:value-type="float">
            <text:p>2,27087693094319E-009</text:p>
          </table:table-cell>
          <table:table-cell table:formula="of:=([.AE30]/[.Z30])%" office:value-type="percentage" office:value="0.0000000000227123952485744" calcext:value-type="percentage">
            <text:p>0,0000000023%</text:p>
          </table:table-cell>
        </table:table-row>
        <table:table-row table:style-name="ro1"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0.998299155628527" calcext:value-type="float">
            <text:p>0,9982991556</text:p>
          </table:table-cell>
          <table:table-cell office:value-type="float" office:value="0.998301359320238" calcext:value-type="float">
            <text:p>0,9983013593</text:p>
          </table:table-cell>
          <table:table-cell table:formula="of:=[.F31]-[.E31]" office:value-type="float" office:value="0.00000220369171100021" calcext:value-type="float">
            <text:p>2,20369171100021E-006</text:p>
          </table:table-cell>
          <table:table-cell table:formula="of:=([.G31]/[.F31])%" office:value-type="percentage" office:value="0.000000022074413609161" calcext:value-type="percentage">
            <text:p>0,0000022074%</text:p>
          </table:table-cell>
          <table:table-cell table:formula="of:= [.$O$7] * [.$J$12]" office:value-type="float" office:value="0" calcext:value-type="float">
            <text:p>0,00E+000</text:p>
          </table:table-cell>
          <table:table-cell table:formula="of:=[.I31]+[.E31]" office:value-type="float" office:value="0.998299155628527" calcext:value-type="float">
            <text:p>0,9982991556</text:p>
          </table:table-cell>
          <table:table-cell table:formula="of:=[.F31]-[.J31]" office:value-type="float" office:value="0.00000220369171100021" calcext:value-type="float">
            <text:p>2,20369171100021E-006</text:p>
          </table:table-cell>
          <table:table-cell table:formula="of:=([.K31]/[.F31])%" office:value-type="percentage" office:value="0.000000022074413609161" calcext:value-type="percentage">
            <text:p>0,0000022074%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0.98128288102995" calcext:value-type="float">
            <text:p>0,981282881</text:p>
          </table:table-cell>
          <table:table-cell office:value-type="float" office:value="0.983135322373824" calcext:value-type="float">
            <text:p>0,9831353224</text:p>
          </table:table-cell>
          <table:table-cell table:formula="of:=[.P31]-[.O31]" office:value-type="float" office:value="0.00185244134387408" calcext:value-type="float">
            <text:p>0,0018524413</text:p>
          </table:table-cell>
          <table:table-cell table:formula="of:=([.Q31]/[.P31])%" office:value-type="percentage" office:value="0.0000188421807427401" calcext:value-type="percentage">
            <text:p>0,0018842181%</text:p>
          </table:table-cell>
          <table:table-cell table:formula="of:=[.$O$7] * [.$T$12]" office:value-type="float" office:value="0" calcext:value-type="float">
            <text:p>0</text:p>
          </table:table-cell>
          <table:table-cell table:formula="of:=[.O31]+[.S31]" office:value-type="float" office:value="0.98128288102995" calcext:value-type="float">
            <text:p>0,981282881</text:p>
          </table:table-cell>
          <table:table-cell table:formula="of:=-[.T31]+[.P31]" office:value-type="float" office:value="0.00185244134387408" calcext:value-type="float">
            <text:p>0,0018524413</text:p>
          </table:table-cell>
          <table:table-cell table:formula="of:=([.U31]/[.P31])%" office:value-type="percentage" office:value="0.0000188421807427401" calcext:value-type="percentage">
            <text:p>0,0018842181%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0.999830011356836" calcext:value-type="float">
            <text:p>0,9998300114</text:p>
          </table:table-cell>
          <table:table-cell office:value-type="float" office:value="0.999830013599321" calcext:value-type="float">
            <text:p>0,9998300136</text:p>
          </table:table-cell>
          <table:table-cell table:formula="of:=[.Z31]-[.Y31]" office:value-type="float" office:value="0.00000000224248508651215" calcext:value-type="float">
            <text:p>2,24248508651215E-009</text:p>
          </table:table-cell>
          <table:table-cell table:formula="of:=([.AA31]/[.Z31])%" office:value-type="percentage" office:value="0.0000000000224286589912434" calcext:value-type="percentage">
            <text:p>0,0000000022%</text:p>
          </table:table-cell>
          <table:table-cell table:formula="of:=[.$O$7] * [.$T$12]" office:value-type="float" office:value="0" calcext:value-type="float">
            <text:p>0</text:p>
          </table:table-cell>
          <table:table-cell table:formula="of:=[.Y31]+[.AC31]" office:value-type="float" office:value="0.999830011356836" calcext:value-type="float">
            <text:p>0,9998300114</text:p>
          </table:table-cell>
          <table:table-cell table:formula="of:=-[.AD31]+[.Z31]" office:value-type="float" office:value="0.00000000224248508651215" calcext:value-type="float">
            <text:p>2,24248508651215E-009</text:p>
          </table:table-cell>
          <table:table-cell table:formula="of:=([.AE31]/[.Z31])%" office:value-type="percentage" office:value="0.0000000000224286589912434" calcext:value-type="percentage">
            <text:p>0,0000000022%</text:p>
          </table:table-cell>
        </table:table-row>
        <table:table-row table:style-name="ro1"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0.998199353208594" calcext:value-type="float">
            <text:p>0,9981993532</text:p>
          </table:table-cell>
          <table:table-cell office:value-type="float" office:value="0.998201529184306" calcext:value-type="float">
            <text:p>0,9982015292</text:p>
          </table:table-cell>
          <table:table-cell table:formula="of:=[.F32]-[.E32]" office:value-type="float" office:value="0.00000217597571194883" calcext:value-type="float">
            <text:p>0,000002176</text:p>
          </table:table-cell>
          <table:table-cell table:formula="of:=([.G32]/[.F32])%" office:value-type="percentage" office:value="0.0000000217989619185316" calcext:value-type="percentage">
            <text:p>0,0000021799%</text:p>
          </table:table-cell>
          <table:table-cell table:formula="of:= [.$O$7] * [.$J$12]" office:value-type="float" office:value="0" calcext:value-type="float">
            <text:p>0,00E+000</text:p>
          </table:table-cell>
          <table:table-cell table:formula="of:=[.I32]+[.E32]" office:value-type="float" office:value="0.998199353208594" calcext:value-type="float">
            <text:p>0,9981993532</text:p>
          </table:table-cell>
          <table:table-cell table:formula="of:=[.F32]-[.J32]" office:value-type="float" office:value="0.00000217597571194883" calcext:value-type="float">
            <text:p>0,000002176</text:p>
          </table:table-cell>
          <table:table-cell table:formula="of:=([.K32]/[.F32])%" office:value-type="percentage" office:value="0.0000000217989619185316" calcext:value-type="percentage">
            <text:p>0,0000021799%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.980323472204779" calcext:value-type="float">
            <text:p>0,9803234722</text:p>
          </table:table-cell>
          <table:table-cell office:value-type="float" office:value="0.98215218705145" calcext:value-type="float">
            <text:p>0,9821521871</text:p>
          </table:table-cell>
          <table:table-cell table:formula="of:=[.P32]-[.O32]" office:value-type="float" office:value="0.00182871484667091" calcext:value-type="float">
            <text:p>0,0018287148</text:p>
          </table:table-cell>
          <table:table-cell table:formula="of:=([.Q32]/[.P32])%" office:value-type="percentage" office:value="0.000018619465198788" calcext:value-type="percentage">
            <text:p>0,0018619465%</text:p>
          </table:table-cell>
          <table:table-cell table:formula="of:=[.$O$7] * [.$T$12]" office:value-type="float" office:value="0" calcext:value-type="float">
            <text:p>0</text:p>
          </table:table-cell>
          <table:table-cell table:formula="of:=[.O32]+[.S32]" office:value-type="float" office:value="0.980323472204779" calcext:value-type="float">
            <text:p>0,9803234722</text:p>
          </table:table-cell>
          <table:table-cell table:formula="of:=-[.T32]+[.P32]" office:value-type="float" office:value="0.00182871484667091" calcext:value-type="float">
            <text:p>0,0018287148</text:p>
          </table:table-cell>
          <table:table-cell table:formula="of:=([.U32]/[.P32])%" office:value-type="percentage" office:value="0.000018619465198788" calcext:value-type="percentage">
            <text:p>0,0018619465%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.999820013084854" calcext:value-type="float">
            <text:p>0,9998200131</text:p>
          </table:table-cell>
          <table:table-cell office:value-type="float" office:value="0.999820015299185" calcext:value-type="float">
            <text:p>0,9998200153</text:p>
          </table:table-cell>
          <table:table-cell table:formula="of:=[.Z32]-[.Y32]" office:value-type="float" office:value="0.00000000221433094083068" calcext:value-type="float">
            <text:p>2,21433094083068E-009</text:p>
          </table:table-cell>
          <table:table-cell table:formula="of:=([.AA32]/[.Z32])%" office:value-type="percentage" office:value="0.0000000000221472933618303" calcext:value-type="percentage">
            <text:p>0,0000000022%</text:p>
          </table:table-cell>
          <table:table-cell table:formula="of:=[.$O$7] * [.$T$12]" office:value-type="float" office:value="0" calcext:value-type="float">
            <text:p>0</text:p>
          </table:table-cell>
          <table:table-cell table:formula="of:=[.Y32]+[.AC32]" office:value-type="float" office:value="0.999820013084854" calcext:value-type="float">
            <text:p>0,9998200131</text:p>
          </table:table-cell>
          <table:table-cell table:formula="of:=-[.AD32]+[.Z32]" office:value-type="float" office:value="0.00000000221433094083068" calcext:value-type="float">
            <text:p>2,21433094083068E-009</text:p>
          </table:table-cell>
          <table:table-cell table:formula="of:=([.AE32]/[.Z32])%" office:value-type="percentage" office:value="0.0000000000221472933618303" calcext:value-type="percentage">
            <text:p>0,0000000022%</text:p>
          </table:table-cell>
        </table:table-row>
        <table:table-row table:style-name="ro1">
          <table:table-cell table:number-columns-repeated="3"/>
          <table:table-cell office:value-type="float" office:value="19" calcext:value-type="float">
            <text:p>19</text:p>
          </table:table-cell>
          <table:table-cell office:value-type="float" office:value="0.998099560537847" calcext:value-type="float">
            <text:p>0,9980995605</text:p>
          </table:table-cell>
          <table:table-cell office:value-type="float" office:value="0.998101709031388" calcext:value-type="float">
            <text:p>0,998101709</text:p>
          </table:table-cell>
          <table:table-cell table:formula="of:=[.F33]-[.E33]" office:value-type="float" office:value="0.00000214849354096547" calcext:value-type="float">
            <text:p>2,14849354096547E-006</text:p>
          </table:table-cell>
          <table:table-cell table:formula="of:=([.G33]/[.F33])%" office:value-type="percentage" office:value="0.0000000215257976280023" calcext:value-type="percentage">
            <text:p>0,0000021526%</text:p>
          </table:table-cell>
          <table:table-cell table:formula="of:= [.$O$7] * [.$J$12]" office:value-type="float" office:value="0" calcext:value-type="float">
            <text:p>0,00E+000</text:p>
          </table:table-cell>
          <table:table-cell table:formula="of:=[.I33]+[.E33]" office:value-type="float" office:value="0.998099560537847" calcext:value-type="float">
            <text:p>0,9980995605</text:p>
          </table:table-cell>
          <table:table-cell table:formula="of:=[.F33]-[.J33]" office:value-type="float" office:value="0.00000214849354096547" calcext:value-type="float">
            <text:p>2,14849354096547E-006</text:p>
          </table:table-cell>
          <table:table-cell table:formula="of:=([.K33]/[.F33])%" office:value-type="percentage" office:value="0.0000000215257976280023" calcext:value-type="percentage">
            <text:p>0,0000021526%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0.979364838972836" calcext:value-type="float">
            <text:p>0,979364839</text:p>
          </table:table-cell>
          <table:table-cell office:value-type="float" office:value="0.981170034864399" calcext:value-type="float">
            <text:p>0,9811700349</text:p>
          </table:table-cell>
          <table:table-cell table:formula="of:=[.P33]-[.O33]" office:value-type="float" office:value="0.00180519589156292" calcext:value-type="float">
            <text:p>0,0018051959</text:p>
          </table:table-cell>
          <table:table-cell table:formula="of:=([.Q33]/[.P33])%" office:value-type="percentage" office:value="0.0000183984001489831" calcext:value-type="percentage">
            <text:p>0,0018398400%</text:p>
          </table:table-cell>
          <table:table-cell table:formula="of:=[.$O$7] * [.$T$12]" office:value-type="float" office:value="0" calcext:value-type="float">
            <text:p>0</text:p>
          </table:table-cell>
          <table:table-cell table:formula="of:=[.O33]+[.S33]" office:value-type="float" office:value="0.979364838972836" calcext:value-type="float">
            <text:p>0,979364839</text:p>
          </table:table-cell>
          <table:table-cell table:formula="of:=-[.T33]+[.P33]" office:value-type="float" office:value="0.00180519589156292" calcext:value-type="float">
            <text:p>0,0018051959</text:p>
          </table:table-cell>
          <table:table-cell table:formula="of:=([.U33]/[.P33])%" office:value-type="percentage" office:value="0.0000183984001489831" calcext:value-type="percentage">
            <text:p>0,0018398400%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0.999810014912618" calcext:value-type="float">
            <text:p>0,9998100149</text:p>
          </table:table-cell>
          <table:table-cell office:value-type="float" office:value="0.999810017099032" calcext:value-type="float">
            <text:p>0,9998100171</text:p>
          </table:table-cell>
          <table:table-cell table:formula="of:=[.Z33]-[.Y33]" office:value-type="float" office:value="0.00000000218641393878727" calcext:value-type="float">
            <text:p>2,18641393878727E-009</text:p>
          </table:table-cell>
          <table:table-cell table:formula="of:=([.AA33]/[.Z33])%" office:value-type="percentage" office:value="0.0000000000218682917689361" calcext:value-type="percentage">
            <text:p>0,0000000022%</text:p>
          </table:table-cell>
          <table:table-cell table:formula="of:=[.$O$7] * [.$T$12]" office:value-type="float" office:value="0" calcext:value-type="float">
            <text:p>0</text:p>
          </table:table-cell>
          <table:table-cell table:formula="of:=[.Y33]+[.AC33]" office:value-type="float" office:value="0.999810014912618" calcext:value-type="float">
            <text:p>0,9998100149</text:p>
          </table:table-cell>
          <table:table-cell table:formula="of:=-[.AD33]+[.Z33]" office:value-type="float" office:value="0.00000000218641393878727" calcext:value-type="float">
            <text:p>2,18641393878727E-009</text:p>
          </table:table-cell>
          <table:table-cell table:formula="of:=([.AE33]/[.Z33])%" office:value-type="percentage" office:value="0.0000000000218682917689361" calcext:value-type="percentage">
            <text:p>0,0000000022%</text:p>
          </table:table-cell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0.997999777616287" calcext:value-type="float">
            <text:p>0,9979997776</text:p>
          </table:table-cell>
          <table:table-cell office:value-type="float" office:value="0.998001898860484" calcext:value-type="float">
            <text:p>0,9980018989</text:p>
          </table:table-cell>
          <table:table-cell table:formula="of:=[.F34]-[.E34]" office:value-type="float" office:value="0.00000212124419696202" calcext:value-type="float">
            <text:p>2,12124419696202E-006</text:p>
          </table:table-cell>
          <table:table-cell table:formula="of:=([.G34]/[.F34])%" office:value-type="percentage" office:value="0.0000000212549114345985" calcext:value-type="percentage">
            <text:p>0,0000021255%</text:p>
          </table:table-cell>
          <table:table-cell table:formula="of:= [.$O$7] * [.$J$12]" office:value-type="float" office:value="0" calcext:value-type="float">
            <text:p>0,00E+000</text:p>
          </table:table-cell>
          <table:table-cell table:formula="of:=[.I34]+[.E34]" office:value-type="float" office:value="0.997999777616287" calcext:value-type="float">
            <text:p>0,9979997776</text:p>
          </table:table-cell>
          <table:table-cell table:formula="of:=[.F34]-[.J34]" office:value-type="float" office:value="0.00000212124419696202" calcext:value-type="float">
            <text:p>2,12124419696202E-006</text:p>
          </table:table-cell>
          <table:table-cell table:formula="of:=([.K34]/[.F34])%" office:value-type="percentage" office:value="0.0000000212549114345985" calcext:value-type="percentage">
            <text:p>0,0000021255%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978406981334124" calcext:value-type="float">
            <text:p>0,9784069813</text:p>
          </table:table-cell>
          <table:table-cell office:value-type="float" office:value="0.980188864829535" calcext:value-type="float">
            <text:p>0,9801888648</text:p>
          </table:table-cell>
          <table:table-cell table:formula="of:=[.P34]-[.O34]" office:value-type="float" office:value="0.00178188349541097" calcext:value-type="float">
            <text:p>0,0017818835</text:p>
          </table:table-cell>
          <table:table-cell table:formula="of:=([.Q34]/[.P34])%" office:value-type="percentage" office:value="0.0000181789812080867" calcext:value-type="percentage">
            <text:p>0,0018178981%</text:p>
          </table:table-cell>
          <table:table-cell table:formula="of:=[.$O$7] * [.$T$12]" office:value-type="float" office:value="0" calcext:value-type="float">
            <text:p>0</text:p>
          </table:table-cell>
          <table:table-cell table:formula="of:=[.O34]+[.S34]" office:value-type="float" office:value="0.978406981334124" calcext:value-type="float">
            <text:p>0,9784069813</text:p>
          </table:table-cell>
          <table:table-cell table:formula="of:=-[.T34]+[.P34]" office:value-type="float" office:value="0.00178188349541097" calcext:value-type="float">
            <text:p>0,0017818835</text:p>
          </table:table-cell>
          <table:table-cell table:formula="of:=([.U34]/[.P34])%" office:value-type="percentage" office:value="0.0000181789812080867" calcext:value-type="percentage">
            <text:p>0,0018178981%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999800016840129" calcext:value-type="float">
            <text:p>0,9998000168</text:p>
          </table:table-cell>
          <table:table-cell office:value-type="float" office:value="0.999800018998861" calcext:value-type="float">
            <text:p>0,999800019</text:p>
          </table:table-cell>
          <table:table-cell table:formula="of:=[.Z34]-[.Y34]" office:value-type="float" office:value="0.00000000215873197095817" calcext:value-type="float">
            <text:p>2,15873197095817E-009</text:p>
          </table:table-cell>
          <table:table-cell table:formula="of:=([.AA34]/[.Z34])%" office:value-type="percentage" office:value="0.0000000000215916376268906" calcext:value-type="percentage">
            <text:p>0,0000000022%</text:p>
          </table:table-cell>
          <table:table-cell table:formula="of:=[.$O$7] * [.$T$12]" office:value-type="float" office:value="0" calcext:value-type="float">
            <text:p>0</text:p>
          </table:table-cell>
          <table:table-cell table:formula="of:=[.Y34]+[.AC34]" office:value-type="float" office:value="0.999800016840129" calcext:value-type="float">
            <text:p>0,9998000168</text:p>
          </table:table-cell>
          <table:table-cell table:formula="of:=-[.AD34]+[.Z34]" office:value-type="float" office:value="0.00000000215873197095817" calcext:value-type="float">
            <text:p>2,15873197095817E-009</text:p>
          </table:table-cell>
          <table:table-cell table:formula="of:=([.AE34]/[.Z34])%" office:value-type="percentage" office:value="0.0000000000215916376268906" calcext:value-type="percentage">
            <text:p>0,0000000022%</text:p>
          </table:table-cell>
        </table:table-row>
        <table:table-row table:style-name="ro1">
          <table:table-cell table:number-columns-repeated="3"/>
          <table:table-cell office:value-type="float" office:value="21" calcext:value-type="float">
            <text:p>21</text:p>
          </table:table-cell>
          <table:table-cell office:value-type="float" office:value="0.997900004443913" calcext:value-type="float">
            <text:p>0,9979000044</text:p>
          </table:table-cell>
          <table:table-cell office:value-type="float" office:value="0.997902098670598" calcext:value-type="float">
            <text:p>0,9979020987</text:p>
          </table:table-cell>
          <table:table-cell table:formula="of:=[.F35]-[.E35]" office:value-type="float" office:value="0.00000209422668506765" calcext:value-type="float">
            <text:p>2,09422668506765E-006</text:p>
          </table:table-cell>
          <table:table-cell table:formula="of:=([.G35]/[.F35])%" office:value-type="percentage" office:value="0.0000000209862940248103" calcext:value-type="percentage">
            <text:p>0,0000020986%</text:p>
          </table:table-cell>
          <table:table-cell table:formula="of:= [.$O$7] * [.$J$12]" office:value-type="float" office:value="0" calcext:value-type="float">
            <text:p>0,00E+000</text:p>
          </table:table-cell>
          <table:table-cell table:formula="of:=[.I35]+[.E35]" office:value-type="float" office:value="0.997900004443913" calcext:value-type="float">
            <text:p>0,9979000044</text:p>
          </table:table-cell>
          <table:table-cell table:formula="of:=[.F35]-[.J35]" office:value-type="float" office:value="0.00000209422668506765" calcext:value-type="float">
            <text:p>2,09422668506765E-006</text:p>
          </table:table-cell>
          <table:table-cell table:formula="of:=([.K35]/[.F35])%" office:value-type="percentage" office:value="0.0000000209862940248103" calcext:value-type="percentage">
            <text:p>0,0000020986%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0.977449899288641" calcext:value-type="float">
            <text:p>0,9774498993</text:p>
          </table:table-cell>
          <table:table-cell office:value-type="float" office:value="0.979208675964705" calcext:value-type="float">
            <text:p>0,979208676</text:p>
          </table:table-cell>
          <table:table-cell table:formula="of:=[.P35]-[.O35]" office:value-type="float" office:value="0.00175877667606394" calcext:value-type="float">
            <text:p>0,0017587767</text:p>
          </table:table-cell>
          <table:table-cell table:formula="of:=([.Q35]/[.P35])%" office:value-type="percentage" office:value="0.0000179612039724968" calcext:value-type="percentage">
            <text:p>0,0017961204%</text:p>
          </table:table-cell>
          <table:table-cell table:formula="of:=[.$O$7] * [.$T$12]" office:value-type="float" office:value="0" calcext:value-type="float">
            <text:p>0</text:p>
          </table:table-cell>
          <table:table-cell table:formula="of:=[.O35]+[.S35]" office:value-type="float" office:value="0.977449899288641" calcext:value-type="float">
            <text:p>0,9774498993</text:p>
          </table:table-cell>
          <table:table-cell table:formula="of:=-[.T35]+[.P35]" office:value-type="float" office:value="0.00175877667606394" calcext:value-type="float">
            <text:p>0,0017587767</text:p>
          </table:table-cell>
          <table:table-cell table:formula="of:=([.U35]/[.P35])%" office:value-type="percentage" office:value="0.0000179612039724968" calcext:value-type="percentage">
            <text:p>0,0017961204%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0.999790018867386" calcext:value-type="float">
            <text:p>0,9997900189</text:p>
          </table:table-cell>
          <table:table-cell office:value-type="float" office:value="0.999790020998671" calcext:value-type="float">
            <text:p>0,999790021</text:p>
          </table:table-cell>
          <table:table-cell table:formula="of:=[.Z35]-[.Y35]" office:value-type="float" office:value="0.00000000213128503734339" calcext:value-type="float">
            <text:p>2,13128503734339E-009</text:p>
          </table:table-cell>
          <table:table-cell table:formula="of:=([.AA35]/[.Z35])%" office:value-type="percentage" office:value="0.0000000000213173287852893" calcext:value-type="percentage">
            <text:p>0,0000000021%</text:p>
          </table:table-cell>
          <table:table-cell table:formula="of:=[.$O$7] * [.$T$12]" office:value-type="float" office:value="0" calcext:value-type="float">
            <text:p>0</text:p>
          </table:table-cell>
          <table:table-cell table:formula="of:=[.Y35]+[.AC35]" office:value-type="float" office:value="0.999790018867386" calcext:value-type="float">
            <text:p>0,9997900189</text:p>
          </table:table-cell>
          <table:table-cell table:formula="of:=-[.AD35]+[.Z35]" office:value-type="float" office:value="0.00000000213128503734339" calcext:value-type="float">
            <text:p>2,13128503734339E-009</text:p>
          </table:table-cell>
          <table:table-cell table:formula="of:=([.AE35]/[.Z35])%" office:value-type="percentage" office:value="0.0000000000213173287852893" calcext:value-type="percentage">
            <text:p>0,0000000021%</text:p>
          </table:table-cell>
        </table:table-row>
        <table:table-row table:style-name="ro1">
          <table:table-cell table:number-columns-repeated="3"/>
          <table:table-cell office:value-type="float" office:value="22" calcext:value-type="float">
            <text:p>22</text:p>
          </table:table-cell>
          <table:table-cell office:value-type="float" office:value="0.997800241020726" calcext:value-type="float">
            <text:p>0,997800241</text:p>
          </table:table-cell>
          <table:table-cell office:value-type="float" office:value="0.997802308460732" calcext:value-type="float">
            <text:p>0,9978023085</text:p>
          </table:table-cell>
          <table:table-cell table:formula="of:=[.F36]-[.E36]" office:value-type="float" office:value="0.00000206744000597059" calcext:value-type="float">
            <text:p>2,06744000597059E-006</text:p>
          </table:table-cell>
          <table:table-cell table:formula="of:=([.G36]/[.F36])%" office:value-type="percentage" office:value="0.0000000207199360879405" calcext:value-type="percentage">
            <text:p>0,0000020720%</text:p>
          </table:table-cell>
          <table:table-cell table:formula="of:= [.$O$7] * [.$J$12]" office:value-type="float" office:value="0" calcext:value-type="float">
            <text:p>0,00E+000</text:p>
          </table:table-cell>
          <table:table-cell table:formula="of:=[.I36]+[.E36]" office:value-type="float" office:value="0.997800241020726" calcext:value-type="float">
            <text:p>0,997800241</text:p>
          </table:table-cell>
          <table:table-cell table:formula="of:=[.F36]-[.J36]" office:value-type="float" office:value="0.00000206744000597059" calcext:value-type="float">
            <text:p>2,06744000597059E-006</text:p>
          </table:table-cell>
          <table:table-cell table:formula="of:=([.K36]/[.F36])%" office:value-type="percentage" office:value="0.0000000207199360879405" calcext:value-type="percentage">
            <text:p>0,0000020720%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0.976493592836388" calcext:value-type="float">
            <text:p>0,9764935928</text:p>
          </table:table-cell>
          <table:table-cell office:value-type="float" office:value="0.97822946728874" calcext:value-type="float">
            <text:p>0,9782294673</text:p>
          </table:table-cell>
          <table:table-cell table:formula="of:=[.P36]-[.O36]" office:value-type="float" office:value="0.00173587445235202" calcext:value-type="float">
            <text:p>0,0017358745</text:p>
          </table:table-cell>
          <table:table-cell table:formula="of:=([.Q36]/[.P36])%" office:value-type="percentage" office:value="0.0000177450640202406" calcext:value-type="percentage">
            <text:p>0,0017745064%</text:p>
          </table:table-cell>
          <table:table-cell table:formula="of:=[.$O$7] * [.$T$12]" office:value-type="float" office:value="0" calcext:value-type="float">
            <text:p>0</text:p>
          </table:table-cell>
          <table:table-cell table:formula="of:=[.O36]+[.S36]" office:value-type="float" office:value="0.976493592836388" calcext:value-type="float">
            <text:p>0,9764935928</text:p>
          </table:table-cell>
          <table:table-cell table:formula="of:=-[.T36]+[.P36]" office:value-type="float" office:value="0.00173587445235202" calcext:value-type="float">
            <text:p>0,0017358745</text:p>
          </table:table-cell>
          <table:table-cell table:formula="of:=([.U36]/[.P36])%" office:value-type="percentage" office:value="0.0000177450640202406" calcext:value-type="percentage">
            <text:p>0,0017745064%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0.999780020994389" calcext:value-type="float">
            <text:p>0,999780021</text:p>
          </table:table-cell>
          <table:table-cell office:value-type="float" office:value="0.999780023098461" calcext:value-type="float">
            <text:p>0,9997800231</text:p>
          </table:table-cell>
          <table:table-cell table:formula="of:=[.Z36]-[.Y36]" office:value-type="float" office:value="0.00000000210407191669759" calcext:value-type="float">
            <text:p>2,10407191669759E-009</text:p>
          </table:table-cell>
          <table:table-cell table:formula="of:=([.AA36]/[.Z36])%" office:value-type="percentage" office:value="0.0000000000210453475470981" calcext:value-type="percentage">
            <text:p>0,0000000021%</text:p>
          </table:table-cell>
          <table:table-cell table:formula="of:=[.$O$7] * [.$T$12]" office:value-type="float" office:value="0" calcext:value-type="float">
            <text:p>0</text:p>
          </table:table-cell>
          <table:table-cell table:formula="of:=[.Y36]+[.AC36]" office:value-type="float" office:value="0.999780020994389" calcext:value-type="float">
            <text:p>0,999780021</text:p>
          </table:table-cell>
          <table:table-cell table:formula="of:=-[.AD36]+[.Z36]" office:value-type="float" office:value="0.00000000210407191669759" calcext:value-type="float">
            <text:p>2,10407191669759E-009</text:p>
          </table:table-cell>
          <table:table-cell table:formula="of:=([.AE36]/[.Z36])%" office:value-type="percentage" office:value="0.0000000000210453475470981" calcext:value-type="percentage">
            <text:p>0,0000000021%</text:p>
          </table:table-cell>
        </table:table-row>
        <table:table-row table:style-name="ro1">
          <table:table-cell table:number-columns-repeated="3"/>
          <table:table-cell office:value-type="float" office:value="23" calcext:value-type="float">
            <text:p>23</text:p>
          </table:table-cell>
          <table:table-cell office:value-type="float" office:value="0.997700487346724" calcext:value-type="float">
            <text:p>0,9977004873</text:p>
          </table:table-cell>
          <table:table-cell office:value-type="float" office:value="0.997702528229885" calcext:value-type="float">
            <text:p>0,9977025282</text:p>
          </table:table-cell>
          <table:table-cell table:formula="of:=[.F37]-[.E37]" office:value-type="float" office:value="0.00000204088316091422" calcext:value-type="float">
            <text:p>2,04088316091422E-006</text:p>
          </table:table-cell>
          <table:table-cell table:formula="of:=([.G37]/[.F37])%" office:value-type="percentage" office:value="0.0000000204558282983021" calcext:value-type="percentage">
            <text:p>0,0000020456%</text:p>
          </table:table-cell>
          <table:table-cell table:formula="of:= [.$O$7] * [.$J$12]" office:value-type="float" office:value="0" calcext:value-type="float">
            <text:p>0,00E+000</text:p>
          </table:table-cell>
          <table:table-cell table:formula="of:=[.I37]+[.E37]" office:value-type="float" office:value="0.997700487346724" calcext:value-type="float">
            <text:p>0,9977004873</text:p>
          </table:table-cell>
          <table:table-cell table:formula="of:=[.F37]-[.J37]" office:value-type="float" office:value="0.00000204088316091422" calcext:value-type="float">
            <text:p>2,04088316091422E-006</text:p>
          </table:table-cell>
          <table:table-cell table:formula="of:=([.K37]/[.F37])%" office:value-type="percentage" office:value="0.0000000204558282983021" calcext:value-type="percentage">
            <text:p>0,0000020456%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0.975538061977364" calcext:value-type="float">
            <text:p>0,975538062</text:p>
          </table:table-cell>
          <table:table-cell office:value-type="float" office:value="0.977251237821452" calcext:value-type="float">
            <text:p>0,9772512378</text:p>
          </table:table-cell>
          <table:table-cell table:formula="of:=[.P37]-[.O37]" office:value-type="float" office:value="0.00171317584408803" calcext:value-type="float">
            <text:p>0,0017131758</text:p>
          </table:table-cell>
          <table:table-cell table:formula="of:=([.Q37]/[.P37])%" office:value-type="percentage" office:value="0.0000175305569108938" calcext:value-type="percentage">
            <text:p>0,0017530557%</text:p>
          </table:table-cell>
          <table:table-cell table:formula="of:=[.$O$7] * [.$T$12]" office:value-type="float" office:value="0" calcext:value-type="float">
            <text:p>0</text:p>
          </table:table-cell>
          <table:table-cell table:formula="of:=[.O37]+[.S37]" office:value-type="float" office:value="0.975538061977364" calcext:value-type="float">
            <text:p>0,975538062</text:p>
          </table:table-cell>
          <table:table-cell table:formula="of:=-[.T37]+[.P37]" office:value-type="float" office:value="0.00171317584408803" calcext:value-type="float">
            <text:p>0,0017131758</text:p>
          </table:table-cell>
          <table:table-cell table:formula="of:=([.U37]/[.P37])%" office:value-type="percentage" office:value="0.0000175305569108938" calcext:value-type="percentage">
            <text:p>0,0017530557%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0.999770023221139" calcext:value-type="float">
            <text:p>0,9997700232</text:p>
          </table:table-cell>
          <table:table-cell office:value-type="float" office:value="0.99977002529823" calcext:value-type="float">
            <text:p>0,9997700253</text:p>
          </table:table-cell>
          <table:table-cell table:formula="of:=[.Z37]-[.Y37]" office:value-type="float" office:value="0.00000000207709094368624" calcext:value-type="float">
            <text:p>2,07709094368624E-009</text:p>
          </table:table-cell>
          <table:table-cell table:formula="of:=([.AA37]/[.Z37])%" office:value-type="percentage" office:value="0.0000000000207756917612714" calcext:value-type="percentage">
            <text:p>0,0000000021%</text:p>
          </table:table-cell>
          <table:table-cell table:formula="of:=[.$O$7] * [.$T$12]" office:value-type="float" office:value="0" calcext:value-type="float">
            <text:p>0</text:p>
          </table:table-cell>
          <table:table-cell table:formula="of:=[.Y37]+[.AC37]" office:value-type="float" office:value="0.999770023221139" calcext:value-type="float">
            <text:p>0,9997700232</text:p>
          </table:table-cell>
          <table:table-cell table:formula="of:=-[.AD37]+[.Z37]" office:value-type="float" office:value="0.00000000207709094368624" calcext:value-type="float">
            <text:p>2,07709094368624E-009</text:p>
          </table:table-cell>
          <table:table-cell table:formula="of:=([.AE37]/[.Z37])%" office:value-type="percentage" office:value="0.0000000000207756917612714" calcext:value-type="percentage">
            <text:p>0,0000000021%</text:p>
          </table:table-cell>
        </table:table-row>
        <table:table-row table:style-name="ro1">
          <table:table-cell table:number-columns-repeated="3"/>
          <table:table-cell office:value-type="float" office:value="24" calcext:value-type="float">
            <text:p>24</text:p>
          </table:table-cell>
          <table:table-cell office:value-type="float" office:value="0.997600743421909" calcext:value-type="float">
            <text:p>0,9976007434</text:p>
          </table:table-cell>
          <table:table-cell office:value-type="float" office:value="0.997602757977062" calcext:value-type="float">
            <text:p>0,997602758</text:p>
          </table:table-cell>
          <table:table-cell table:formula="of:=[.F38]-[.E38]" office:value-type="float" office:value="0.00000201455515302928" calcext:value-type="float">
            <text:p>2,01455515302928E-006</text:p>
          </table:table-cell>
          <table:table-cell table:formula="of:=([.G38]/[.F38])%" office:value-type="percentage" office:value="0.0000000201939613441468" calcext:value-type="percentage">
            <text:p>0,0000020194%</text:p>
          </table:table-cell>
          <table:table-cell table:formula="of:= [.$O$7] * [.$J$12]" office:value-type="float" office:value="0" calcext:value-type="float">
            <text:p>0,00E+000</text:p>
          </table:table-cell>
          <table:table-cell table:formula="of:=[.I38]+[.E38]" office:value-type="float" office:value="0.997600743421909" calcext:value-type="float">
            <text:p>0,9976007434</text:p>
          </table:table-cell>
          <table:table-cell table:formula="of:=[.F38]-[.J38]" office:value-type="float" office:value="0.00000201455515302928" calcext:value-type="float">
            <text:p>2,01455515302928E-006</text:p>
          </table:table-cell>
          <table:table-cell table:formula="of:=([.K38]/[.F38])%" office:value-type="percentage" office:value="0.0000000201939613441468" calcext:value-type="percentage">
            <text:p>0,0000020194%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0.974583306711571" calcext:value-type="float">
            <text:p>0,9745833067</text:p>
          </table:table-cell>
          <table:table-cell office:value-type="float" office:value="0.97627398658363" calcext:value-type="float">
            <text:p>0,9762739866</text:p>
          </table:table-cell>
          <table:table-cell table:formula="of:=[.P38]-[.O38]" office:value-type="float" office:value="0.00169067987205884" calcext:value-type="float">
            <text:p>0,0016906799</text:p>
          </table:table-cell>
          <table:table-cell table:formula="of:=([.Q38]/[.P38])%" office:value-type="percentage" office:value="0.0000173176781855617" calcext:value-type="percentage">
            <text:p>0,0017317678%</text:p>
          </table:table-cell>
          <table:table-cell table:formula="of:=[.$O$7] * [.$T$12]" office:value-type="float" office:value="0" calcext:value-type="float">
            <text:p>0</text:p>
          </table:table-cell>
          <table:table-cell table:formula="of:=[.O38]+[.S38]" office:value-type="float" office:value="0.974583306711571" calcext:value-type="float">
            <text:p>0,9745833067</text:p>
          </table:table-cell>
          <table:table-cell table:formula="of:=-[.T38]+[.P38]" office:value-type="float" office:value="0.00169067987205884" calcext:value-type="float">
            <text:p>0,0016906799</text:p>
          </table:table-cell>
          <table:table-cell table:formula="of:=([.U38]/[.P38])%" office:value-type="percentage" office:value="0.0000173176781855617" calcext:value-type="percentage">
            <text:p>0,0017317678%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0.999760025547634" calcext:value-type="float">
            <text:p>0,9997600255</text:p>
          </table:table-cell>
          <table:table-cell office:value-type="float" office:value="0.999760027597977" calcext:value-type="float">
            <text:p>0,9997600276</text:p>
          </table:table-cell>
          <table:table-cell table:formula="of:=[.Z38]-[.Y38]" office:value-type="float" office:value="0.00000000205034300648776" calcext:value-type="float">
            <text:p>2,05034300648776E-009</text:p>
          </table:table-cell>
          <table:table-cell table:formula="of:=([.AA38]/[.Z38])%" office:value-type="percentage" office:value="0.0000000000205083492822704" calcext:value-type="percentage">
            <text:p>0,0000000021%</text:p>
          </table:table-cell>
          <table:table-cell table:formula="of:=[.$O$7] * [.$T$12]" office:value-type="float" office:value="0" calcext:value-type="float">
            <text:p>0</text:p>
          </table:table-cell>
          <table:table-cell table:formula="of:=[.Y38]+[.AC38]" office:value-type="float" office:value="0.999760025547634" calcext:value-type="float">
            <text:p>0,9997600255</text:p>
          </table:table-cell>
          <table:table-cell table:formula="of:=-[.AD38]+[.Z38]" office:value-type="float" office:value="0.00000000205034300648776" calcext:value-type="float">
            <text:p>2,05034300648776E-009</text:p>
          </table:table-cell>
          <table:table-cell table:formula="of:=([.AE38]/[.Z38])%" office:value-type="percentage" office:value="0.0000000000205083492822704" calcext:value-type="percentage">
            <text:p>0,0000000021%</text:p>
          </table:table-cell>
        </table:table-row>
        <table:table-row table:style-name="ro1">
          <table:table-cell table:number-columns-repeated="3"/>
          <table:table-cell office:value-type="float" office:value="25" calcext:value-type="float">
            <text:p>25</text:p>
          </table:table-cell>
          <table:table-cell office:value-type="float" office:value="0.99750100924628" calcext:value-type="float">
            <text:p>0,9975010092</text:p>
          </table:table-cell>
          <table:table-cell office:value-type="float" office:value="0.997502997701265" calcext:value-type="float">
            <text:p>0,9975029977</text:p>
          </table:table-cell>
          <table:table-cell table:formula="of:=[.F39]-[.E39]" office:value-type="float" office:value="0.00000198845498500244" calcext:value-type="float">
            <text:p>1,98845498500244E-006</text:p>
          </table:table-cell>
          <table:table-cell table:formula="of:=([.G39]/[.F39])%" office:value-type="percentage" office:value="0.0000000199343259020745" calcext:value-type="percentage">
            <text:p>0,0000019934%</text:p>
          </table:table-cell>
          <table:table-cell table:formula="of:= [.$O$7] * [.$J$12]" office:value-type="float" office:value="0" calcext:value-type="float">
            <text:p>0,00E+000</text:p>
          </table:table-cell>
          <table:table-cell table:formula="of:=[.I39]+[.E39]" office:value-type="float" office:value="0.99750100924628" calcext:value-type="float">
            <text:p>0,9975010092</text:p>
          </table:table-cell>
          <table:table-cell table:formula="of:=[.F39]-[.J39]" office:value-type="float" office:value="0.00000198845498500244" calcext:value-type="float">
            <text:p>1,98845498500244E-006</text:p>
          </table:table-cell>
          <table:table-cell table:formula="of:=([.K39]/[.F39])%" office:value-type="percentage" office:value="0.0000000199343259020745" calcext:value-type="percentage">
            <text:p>0,0000019934%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0.973629327039007" calcext:value-type="float">
            <text:p>0,973629327</text:p>
          </table:table-cell>
          <table:table-cell office:value-type="float" office:value="0.975297712597047" calcext:value-type="float">
            <text:p>0,9752977126</text:p>
          </table:table-cell>
          <table:table-cell table:formula="of:=[.P39]-[.O39]" office:value-type="float" office:value="0.00166838555804005" calcext:value-type="float">
            <text:p>0,0016683856</text:p>
          </table:table-cell>
          <table:table-cell table:formula="of:=([.Q39]/[.P39])%" office:value-type="percentage" office:value="0.0000171064233668381" calcext:value-type="percentage">
            <text:p>0,0017106423%</text:p>
          </table:table-cell>
          <table:table-cell table:formula="of:=[.$O$7] * [.$T$12]" office:value-type="float" office:value="0" calcext:value-type="float">
            <text:p>0</text:p>
          </table:table-cell>
          <table:table-cell table:formula="of:=[.O39]+[.S39]" office:value-type="float" office:value="0.973629327039007" calcext:value-type="float">
            <text:p>0,973629327</text:p>
          </table:table-cell>
          <table:table-cell table:formula="of:=-[.T39]+[.P39]" office:value-type="float" office:value="0.00166838555804005" calcext:value-type="float">
            <text:p>0,0016683856</text:p>
          </table:table-cell>
          <table:table-cell table:formula="of:=([.U39]/[.P39])%" office:value-type="percentage" office:value="0.0000171064233668381" calcext:value-type="percentage">
            <text:p>0,0017106423%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0.999750027973877" calcext:value-type="float">
            <text:p>0,999750028</text:p>
          </table:table-cell>
          <table:table-cell office:value-type="float" office:value="0.999750029997701" calcext:value-type="float">
            <text:p>0,99975003</text:p>
          </table:table-cell>
          <table:table-cell table:formula="of:=[.Z39]-[.Y39]" office:value-type="float" office:value="0.00000000202382399727696" calcext:value-type="float">
            <text:p>0,000000002</text:p>
          </table:table-cell>
          <table:table-cell table:formula="of:=([.AA39]/[.Z39])%" office:value-type="percentage" office:value="0.0000000000202433035220667" calcext:value-type="percentage">
            <text:p>0,0000000020%</text:p>
          </table:table-cell>
          <table:table-cell table:formula="of:=[.$O$7] * [.$T$12]" office:value-type="float" office:value="0" calcext:value-type="float">
            <text:p>0</text:p>
          </table:table-cell>
          <table:table-cell table:formula="of:=[.Y39]+[.AC39]" office:value-type="float" office:value="0.999750027973877" calcext:value-type="float">
            <text:p>0,999750028</text:p>
          </table:table-cell>
          <table:table-cell table:formula="of:=-[.AD39]+[.Z39]" office:value-type="float" office:value="0.00000000202382399727696" calcext:value-type="float">
            <text:p>0,000000002</text:p>
          </table:table-cell>
          <table:table-cell table:formula="of:=([.AE39]/[.Z39])%" office:value-type="percentage" office:value="0.0000000000202433035220667" calcext:value-type="percentage">
            <text:p>0,0000000020%</text:p>
          </table:table-cell>
        </table:table-row>
        <table:table-row table:style-name="ro1">
          <table:table-cell table:number-columns-repeated="3"/>
          <table:table-cell office:value-type="float" office:value="26" calcext:value-type="float">
            <text:p>26</text:p>
          </table:table-cell>
          <table:table-cell office:value-type="float" office:value="0.997401284819838" calcext:value-type="float">
            <text:p>0,9974012848</text:p>
          </table:table-cell>
          <table:table-cell office:value-type="float" office:value="0.997403247401495" calcext:value-type="float">
            <text:p>0,9974032474</text:p>
          </table:table-cell>
          <table:table-cell table:formula="of:=[.F40]-[.E40]" office:value-type="float" office:value="0.00000196258165707786" calcext:value-type="float">
            <text:p>1,96258165707786E-006</text:p>
          </table:table-cell>
          <table:table-cell table:formula="of:=([.G40]/[.F40])%" office:value-type="percentage" office:value="0.0000000196769126437064" calcext:value-type="percentage">
            <text:p>0,0000019677%</text:p>
          </table:table-cell>
          <table:table-cell table:formula="of:= [.$O$7] * [.$J$12]" office:value-type="float" office:value="0" calcext:value-type="float">
            <text:p>0,00E+000</text:p>
          </table:table-cell>
          <table:table-cell table:formula="of:=[.I40]+[.E40]" office:value-type="float" office:value="0.997401284819838" calcext:value-type="float">
            <text:p>0,9974012848</text:p>
          </table:table-cell>
          <table:table-cell table:formula="of:=[.F40]-[.J40]" office:value-type="float" office:value="0.00000196258165707786" calcext:value-type="float">
            <text:p>1,96258165707786E-006</text:p>
          </table:table-cell>
          <table:table-cell table:formula="of:=([.K40]/[.F40])%" office:value-type="percentage" office:value="0.0000000196769126437064" calcext:value-type="percentage">
            <text:p>0,0000019677%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0.972676122959673" calcext:value-type="float">
            <text:p>0,972676123</text:p>
          </table:table-cell>
          <table:table-cell office:value-type="float" office:value="0.97432241488445" calcext:value-type="float">
            <text:p>0,9743224149</text:p>
          </table:table-cell>
          <table:table-cell table:formula="of:=[.P40]-[.O40]" office:value-type="float" office:value="0.00164629192477694" calcext:value-type="float">
            <text:p>0,0016462919</text:p>
          </table:table-cell>
          <table:table-cell table:formula="of:=([.Q40]/[.P40])%" office:value-type="percentage" office:value="0.0000168967879587553" calcext:value-type="percentage">
            <text:p>0,0016896788%</text:p>
          </table:table-cell>
          <table:table-cell table:formula="of:=[.$O$7] * [.$T$12]" office:value-type="float" office:value="0" calcext:value-type="float">
            <text:p>0</text:p>
          </table:table-cell>
          <table:table-cell table:formula="of:=[.O40]+[.S40]" office:value-type="float" office:value="0.972676122959673" calcext:value-type="float">
            <text:p>0,972676123</text:p>
          </table:table-cell>
          <table:table-cell table:formula="of:=-[.T40]+[.P40]" office:value-type="float" office:value="0.00164629192477694" calcext:value-type="float">
            <text:p>0,0016462919</text:p>
          </table:table-cell>
          <table:table-cell table:formula="of:=([.U40]/[.P40])%" office:value-type="percentage" office:value="0.0000168967879587553" calcext:value-type="percentage">
            <text:p>0,0016896788%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0.999740030499865" calcext:value-type="float">
            <text:p>0,9997400305</text:p>
          </table:table-cell>
          <table:table-cell office:value-type="float" office:value="0.999740032497401" calcext:value-type="float">
            <text:p>0,9997400325</text:p>
          </table:table-cell>
          <table:table-cell table:formula="of:=[.Z40]-[.Y40]" office:value-type="float" office:value="0.00000000199753602547759" calcext:value-type="float">
            <text:p>0,000000002</text:p>
          </table:table-cell>
          <table:table-cell table:formula="of:=([.AA40]/[.Z40])%" office:value-type="percentage" office:value="0.0000000000199805545496427" calcext:value-type="percentage">
            <text:p>0,0000000020%</text:p>
          </table:table-cell>
          <table:table-cell table:formula="of:=[.$O$7] * [.$T$12]" office:value-type="float" office:value="0" calcext:value-type="float">
            <text:p>0</text:p>
          </table:table-cell>
          <table:table-cell table:formula="of:=[.Y40]+[.AC40]" office:value-type="float" office:value="0.999740030499865" calcext:value-type="float">
            <text:p>0,9997400305</text:p>
          </table:table-cell>
          <table:table-cell table:formula="of:=-[.AD40]+[.Z40]" office:value-type="float" office:value="0.00000000199753602547759" calcext:value-type="float">
            <text:p>0,000000002</text:p>
          </table:table-cell>
          <table:table-cell table:formula="of:=([.AE40]/[.Z40])%" office:value-type="percentage" office:value="0.0000000000199805545496427" calcext:value-type="percentage">
            <text:p>0,0000000020%</text:p>
          </table:table-cell>
        </table:table-row>
        <table:table-row table:style-name="ro1">
          <table:table-cell table:number-columns-repeated="3"/>
          <table:table-cell office:value-type="float" office:value="27" calcext:value-type="float">
            <text:p>27</text:p>
          </table:table-cell>
          <table:table-cell office:value-type="float" office:value="0.997301570142582" calcext:value-type="float">
            <text:p>0,9973015701</text:p>
          </table:table-cell>
          <table:table-cell office:value-type="float" office:value="0.997303507076754" calcext:value-type="float">
            <text:p>0,9973035071</text:p>
          </table:table-cell>
          <table:table-cell table:formula="of:=[.F41]-[.E41]" office:value-type="float" office:value="0.00000193693417205321" calcext:value-type="float">
            <text:p>1,93693417205321E-006</text:p>
          </table:table-cell>
          <table:table-cell table:formula="of:=([.G41]/[.F41])%" office:value-type="percentage" office:value="0.0000000194217122379105" calcext:value-type="percentage">
            <text:p>0,0000019422%</text:p>
          </table:table-cell>
          <table:table-cell table:formula="of:= [.$O$7] * [.$J$12]" office:value-type="float" office:value="0" calcext:value-type="float">
            <text:p>0,00E+000</text:p>
          </table:table-cell>
          <table:table-cell table:formula="of:=[.I41]+[.E41]" office:value-type="float" office:value="0.997301570142582" calcext:value-type="float">
            <text:p>0,9973015701</text:p>
          </table:table-cell>
          <table:table-cell table:formula="of:=[.F41]-[.J41]" office:value-type="float" office:value="0.00000193693417205321" calcext:value-type="float">
            <text:p>1,93693417205321E-006</text:p>
          </table:table-cell>
          <table:table-cell table:formula="of:=([.K41]/[.F41])%" office:value-type="percentage" office:value="0.0000000194217122379105" calcext:value-type="percentage">
            <text:p>0,0000019422%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0.971723694473568" calcext:value-type="float">
            <text:p>0,9717236945</text:p>
          </table:table-cell>
          <table:table-cell office:value-type="float" office:value="0.973348092469565" calcext:value-type="float">
            <text:p>0,9733480925</text:p>
          </table:table-cell>
          <table:table-cell table:formula="of:=[.P41]-[.O41]" office:value-type="float" office:value="0.00162439799599701" calcext:value-type="float">
            <text:p>0,001624398</text:p>
          </table:table-cell>
          <table:table-cell table:formula="of:=([.Q41]/[.P41])%" office:value-type="percentage" office:value="0.0000166887674467557" calcext:value-type="percentage">
            <text:p>0,0016688767%</text:p>
          </table:table-cell>
          <table:table-cell table:formula="of:=[.$O$7] * [.$T$12]" office:value-type="float" office:value="0" calcext:value-type="float">
            <text:p>0</text:p>
          </table:table-cell>
          <table:table-cell table:formula="of:=[.O41]+[.S41]" office:value-type="float" office:value="0.971723694473568" calcext:value-type="float">
            <text:p>0,9717236945</text:p>
          </table:table-cell>
          <table:table-cell table:formula="of:=-[.T41]+[.P41]" office:value-type="float" office:value="0.00162439799599701" calcext:value-type="float">
            <text:p>0,001624398</text:p>
          </table:table-cell>
          <table:table-cell table:formula="of:=([.U41]/[.P41])%" office:value-type="percentage" office:value="0.0000166887674467557" calcext:value-type="percentage">
            <text:p>0,0016688767%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0.9997300331256" calcext:value-type="float">
            <text:p>0,9997300331</text:p>
          </table:table-cell>
          <table:table-cell office:value-type="float" office:value="0.999730035097076" calcext:value-type="float">
            <text:p>0,9997300351</text:p>
          </table:table-cell>
          <table:table-cell table:formula="of:=[.Z41]-[.Y41]" office:value-type="float" office:value="0.00000000197147598246517" calcext:value-type="float">
            <text:p>0,000000002</text:p>
          </table:table-cell>
          <table:table-cell table:formula="of:=([.AA41]/[.Z41])%" office:value-type="percentage" office:value="0.0000000000197200879971856" calcext:value-type="percentage">
            <text:p>0,0000000020%</text:p>
          </table:table-cell>
          <table:table-cell table:formula="of:=[.$O$7] * [.$T$12]" office:value-type="float" office:value="0" calcext:value-type="float">
            <text:p>0</text:p>
          </table:table-cell>
          <table:table-cell table:formula="of:=[.Y41]+[.AC41]" office:value-type="float" office:value="0.9997300331256" calcext:value-type="float">
            <text:p>0,9997300331</text:p>
          </table:table-cell>
          <table:table-cell table:formula="of:=-[.AD41]+[.Z41]" office:value-type="float" office:value="0.00000000197147598246517" calcext:value-type="float">
            <text:p>0,000000002</text:p>
          </table:table-cell>
          <table:table-cell table:formula="of:=([.AE41]/[.Z41])%" office:value-type="percentage" office:value="0.0000000000197200879971856" calcext:value-type="percentage">
            <text:p>0,0000000020%</text:p>
          </table:table-cell>
        </table:table-row>
        <table:table-row table:style-name="ro1">
          <table:table-cell table:number-columns-repeated="3"/>
          <table:table-cell office:value-type="float" office:value="28" calcext:value-type="float">
            <text:p>28</text:p>
          </table:table-cell>
          <table:table-cell office:value-type="float" office:value="0.997201865214512" calcext:value-type="float">
            <text:p>0,9972018652</text:p>
          </table:table-cell>
          <table:table-cell office:value-type="float" office:value="0.997203776726047" calcext:value-type="float">
            <text:p>0,9972037767</text:p>
          </table:table-cell>
          <table:table-cell table:formula="of:=[.F42]-[.E42]" office:value-type="float" office:value="0.00000191151153505764" calcext:value-type="float">
            <text:p>1,91151153505764E-006</text:p>
          </table:table-cell>
          <table:table-cell table:formula="of:=([.G42]/[.F42])%" office:value-type="percentage" office:value="0.0000000191687153597072" calcext:value-type="percentage">
            <text:p>0,0000019169%</text:p>
          </table:table-cell>
          <table:table-cell table:formula="of:= [.$O$7] * [.$J$12]" office:value-type="float" office:value="0" calcext:value-type="float">
            <text:p>0,00E+000</text:p>
          </table:table-cell>
          <table:table-cell table:formula="of:=[.I42]+[.E42]" office:value-type="float" office:value="0.997201865214512" calcext:value-type="float">
            <text:p>0,9972018652</text:p>
          </table:table-cell>
          <table:table-cell table:formula="of:=[.F42]-[.J42]" office:value-type="float" office:value="0.00000191151153505764" calcext:value-type="float">
            <text:p>1,91151153505764E-006</text:p>
          </table:table-cell>
          <table:table-cell table:formula="of:=([.K42]/[.F42])%" office:value-type="percentage" office:value="0.0000000191687153597072" calcext:value-type="percentage">
            <text:p>0,0000019169%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0.970772041580694" calcext:value-type="float">
            <text:p>0,9707720416</text:p>
          </table:table-cell>
          <table:table-cell office:value-type="float" office:value="0.972374744377096" calcext:value-type="float">
            <text:p>0,9723747444</text:p>
          </table:table-cell>
          <table:table-cell table:formula="of:=[.P42]-[.O42]" office:value-type="float" office:value="0.00160270279640196" calcext:value-type="float">
            <text:p>0,0016027028</text:p>
          </table:table-cell>
          <table:table-cell table:formula="of:=([.Q42]/[.P42])%" office:value-type="percentage" office:value="0.0000164823572976313" calcext:value-type="percentage">
            <text:p>0,0016482357%</text:p>
          </table:table-cell>
          <table:table-cell table:formula="of:=[.$O$7] * [.$T$12]" office:value-type="float" office:value="0" calcext:value-type="float">
            <text:p>0</text:p>
          </table:table-cell>
          <table:table-cell table:formula="of:=[.O42]+[.S42]" office:value-type="float" office:value="0.970772041580694" calcext:value-type="float">
            <text:p>0,9707720416</text:p>
          </table:table-cell>
          <table:table-cell table:formula="of:=-[.T42]+[.P42]" office:value-type="float" office:value="0.00160270279640196" calcext:value-type="float">
            <text:p>0,0016027028</text:p>
          </table:table-cell>
          <table:table-cell table:formula="of:=([.U42]/[.P42])%" office:value-type="percentage" office:value="0.0000164823572976313" calcext:value-type="percentage">
            <text:p>0,0016482357%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0.999720035851081" calcext:value-type="float">
            <text:p>0,9997200359</text:p>
          </table:table-cell>
          <table:table-cell office:value-type="float" office:value="0.999720037796726" calcext:value-type="float">
            <text:p>0,9997200378</text:p>
          </table:table-cell>
          <table:table-cell table:formula="of:=[.Z42]-[.Y42]" office:value-type="float" office:value="0.00000000194564497846272" calcext:value-type="float">
            <text:p>1,94564497846272E-009</text:p>
          </table:table-cell>
          <table:table-cell table:formula="of:=([.AA42]/[.Z42])%" office:value-type="percentage" office:value="0.0000000000194618928279081" calcext:value-type="percentage">
            <text:p>0,0000000019%</text:p>
          </table:table-cell>
          <table:table-cell table:formula="of:=[.$O$7] * [.$T$12]" office:value-type="float" office:value="0" calcext:value-type="float">
            <text:p>0</text:p>
          </table:table-cell>
          <table:table-cell table:formula="of:=[.Y42]+[.AC42]" office:value-type="float" office:value="0.999720035851081" calcext:value-type="float">
            <text:p>0,9997200359</text:p>
          </table:table-cell>
          <table:table-cell table:formula="of:=-[.AD42]+[.Z42]" office:value-type="float" office:value="0.00000000194564497846272" calcext:value-type="float">
            <text:p>1,94564497846272E-009</text:p>
          </table:table-cell>
          <table:table-cell table:formula="of:=([.AE42]/[.Z42])%" office:value-type="percentage" office:value="0.0000000000194618928279081" calcext:value-type="percentage">
            <text:p>0,0000000019%</text:p>
          </table:table-cell>
        </table:table-row>
        <table:table-row table:style-name="ro1">
          <table:table-cell table:number-columns-repeated="3"/>
          <table:table-cell office:value-type="float" office:value="29" calcext:value-type="float">
            <text:p>29</text:p>
          </table:table-cell>
          <table:table-cell office:value-type="float" office:value="0.997102170035628" calcext:value-type="float">
            <text:p>0,99710217</text:p>
          </table:table-cell>
          <table:table-cell office:value-type="float" office:value="0.997104056348374" calcext:value-type="float">
            <text:p>0,9971040563</text:p>
          </table:table-cell>
          <table:table-cell table:formula="of:=[.F43]-[.E43]" office:value-type="float" office:value="0.00000188631274600226" calcext:value-type="float">
            <text:p>1,88631274600226E-006</text:p>
          </table:table-cell>
          <table:table-cell table:formula="of:=([.G43]/[.F43])%" office:value-type="percentage" office:value="0.0000000189179126735725" calcext:value-type="percentage">
            <text:p>0,0000018918%</text:p>
          </table:table-cell>
          <table:table-cell table:formula="of:= [.$O$7] * [.$J$12]" office:value-type="float" office:value="0" calcext:value-type="float">
            <text:p>0,00E+000</text:p>
          </table:table-cell>
          <table:table-cell table:formula="of:=[.I43]+[.E43]" office:value-type="float" office:value="0.997102170035628" calcext:value-type="float">
            <text:p>0,99710217</text:p>
          </table:table-cell>
          <table:table-cell table:formula="of:=[.F43]-[.J43]" office:value-type="float" office:value="0.00000188631274600226" calcext:value-type="float">
            <text:p>1,88631274600226E-006</text:p>
          </table:table-cell>
          <table:table-cell table:formula="of:=([.K43]/[.F43])%" office:value-type="percentage" office:value="0.0000000189179126735725" calcext:value-type="percentage">
            <text:p>0,0000018918%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0.969821164281049" calcext:value-type="float">
            <text:p>0,9698211643</text:p>
          </table:table-cell>
          <table:table-cell office:value-type="float" office:value="0.971402369632718" calcext:value-type="float">
            <text:p>0,9714023696</text:p>
          </table:table-cell>
          <table:table-cell table:formula="of:=[.P43]-[.O43]" office:value-type="float" office:value="0.00158120535166906" calcext:value-type="float">
            <text:p>0,0015812054</text:p>
          </table:table-cell>
          <table:table-cell table:formula="of:=([.Q43]/[.P43])%" office:value-type="percentage" office:value="0.0000162775529595162" calcext:value-type="percentage">
            <text:p>0,0016277553%</text:p>
          </table:table-cell>
          <table:table-cell table:formula="of:=[.$O$7] * [.$T$12]" office:value-type="float" office:value="0" calcext:value-type="float">
            <text:p>0</text:p>
          </table:table-cell>
          <table:table-cell table:formula="of:=[.O43]+[.S43]" office:value-type="float" office:value="0.969821164281049" calcext:value-type="float">
            <text:p>0,9698211643</text:p>
          </table:table-cell>
          <table:table-cell table:formula="of:=-[.T43]+[.P43]" office:value-type="float" office:value="0.00158120535166906" calcext:value-type="float">
            <text:p>0,0015812054</text:p>
          </table:table-cell>
          <table:table-cell table:formula="of:=([.U43]/[.P43])%" office:value-type="percentage" office:value="0.0000162775529595162" calcext:value-type="percentage">
            <text:p>0,0016277553%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0.999710038676309" calcext:value-type="float">
            <text:p>0,9997100387</text:p>
          </table:table-cell>
          <table:table-cell office:value-type="float" office:value="0.999710040596348" calcext:value-type="float">
            <text:p>0,9997100406</text:p>
          </table:table-cell>
          <table:table-cell table:formula="of:=[.Z43]-[.Y43]" office:value-type="float" office:value="0.00000000192003901666737" calcext:value-type="float">
            <text:p>1,92003901666737E-009</text:p>
          </table:table-cell>
          <table:table-cell table:formula="of:=([.AA43]/[.Z43])%" office:value-type="percentage" office:value="0.0000000000192059591151253" calcext:value-type="percentage">
            <text:p>0,0000000019%</text:p>
          </table:table-cell>
          <table:table-cell table:formula="of:=[.$O$7] * [.$T$12]" office:value-type="float" office:value="0" calcext:value-type="float">
            <text:p>0</text:p>
          </table:table-cell>
          <table:table-cell table:formula="of:=[.Y43]+[.AC43]" office:value-type="float" office:value="0.999710038676309" calcext:value-type="float">
            <text:p>0,9997100387</text:p>
          </table:table-cell>
          <table:table-cell table:formula="of:=-[.AD43]+[.Z43]" office:value-type="float" office:value="0.00000000192003901666737" calcext:value-type="float">
            <text:p>1,92003901666737E-009</text:p>
          </table:table-cell>
          <table:table-cell table:formula="of:=([.AE43]/[.Z43])%" office:value-type="percentage" office:value="0.0000000000192059591151253" calcext:value-type="percentage">
            <text:p>0,0000000019%</text:p>
          </table:table-cell>
        </table:table-row>
        <table:table-row table:style-name="ro1"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0.99700248460593" calcext:value-type="float">
            <text:p>0,9970024846</text:p>
          </table:table-cell>
          <table:table-cell office:value-type="float" office:value="0.997004345942739" calcext:value-type="float">
            <text:p>0,9970043459</text:p>
          </table:table-cell>
          <table:table-cell table:formula="of:=[.F44]-[.E44]" office:value-type="float" office:value="0.00000186133680912803" calcext:value-type="float">
            <text:p>1,86133680912803E-006</text:p>
          </table:table-cell>
          <table:table-cell table:formula="of:=([.G44]/[.F44])%" office:value-type="percentage" office:value="0.0000000186692948412279" calcext:value-type="percentage">
            <text:p>0,0000018669%</text:p>
          </table:table-cell>
          <table:table-cell table:formula="of:= [.$O$7] * [.$J$12]" office:value-type="float" office:value="0" calcext:value-type="float">
            <text:p>0,00E+000</text:p>
          </table:table-cell>
          <table:table-cell table:formula="of:=[.I44]+[.E44]" office:value-type="float" office:value="0.99700248460593" calcext:value-type="float">
            <text:p>0,9970024846</text:p>
          </table:table-cell>
          <table:table-cell table:formula="of:=[.F44]-[.J44]" office:value-type="float" office:value="0.00000186133680912803" calcext:value-type="float">
            <text:p>1,86133680912803E-006</text:p>
          </table:table-cell>
          <table:table-cell table:formula="of:=([.K44]/[.F44])%" office:value-type="percentage" office:value="0.0000000186692948412279" calcext:value-type="percentage">
            <text:p>0,0000018669%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.968871062574634" calcext:value-type="float">
            <text:p>0,9688710626</text:p>
          </table:table-cell>
          <table:table-cell office:value-type="float" office:value="0.970430967263086" calcext:value-type="float">
            <text:p>0,9704309673</text:p>
          </table:table-cell>
          <table:table-cell table:formula="of:=[.P44]-[.O44]" office:value-type="float" office:value="0.00155990468845202" calcext:value-type="float">
            <text:p>0,0015599047</text:p>
          </table:table-cell>
          <table:table-cell table:formula="of:=([.Q44]/[.P44])%" office:value-type="percentage" office:value="0.0000160743498618098" calcext:value-type="percentage">
            <text:p>0,0016074350%</text:p>
          </table:table-cell>
          <table:table-cell table:formula="of:=[.$O$7] * [.$T$12]" office:value-type="float" office:value="0" calcext:value-type="float">
            <text:p>0</text:p>
          </table:table-cell>
          <table:table-cell table:formula="of:=[.O44]+[.S44]" office:value-type="float" office:value="0.968871062574634" calcext:value-type="float">
            <text:p>0,9688710626</text:p>
          </table:table-cell>
          <table:table-cell table:formula="of:=-[.T44]+[.P44]" office:value-type="float" office:value="0.00155990468845202" calcext:value-type="float">
            <text:p>0,0015599047</text:p>
          </table:table-cell>
          <table:table-cell table:formula="of:=([.U44]/[.P44])%" office:value-type="percentage" office:value="0.0000160743498618098" calcext:value-type="percentage">
            <text:p>0,0016074350%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.999700041601282" calcext:value-type="float">
            <text:p>0,9997000416</text:p>
          </table:table-cell>
          <table:table-cell office:value-type="float" office:value="0.999700043495941" calcext:value-type="float">
            <text:p>0,9997000435</text:p>
          </table:table-cell>
          <table:table-cell table:formula="of:=[.Z44]-[.Y44]" office:value-type="float" office:value="0.00000000189465898525754" calcext:value-type="float">
            <text:p>1,89465898525754E-009</text:p>
          </table:table-cell>
          <table:table-cell table:formula="of:=([.AA44]/[.Z44])%" office:value-type="percentage" office:value="0.0000000000189522769317538" calcext:value-type="percentage">
            <text:p>0,0000000019%</text:p>
          </table:table-cell>
          <table:table-cell table:formula="of:=[.$O$7] * [.$T$12]" office:value-type="float" office:value="0" calcext:value-type="float">
            <text:p>0</text:p>
          </table:table-cell>
          <table:table-cell table:formula="of:=[.Y44]+[.AC44]" office:value-type="float" office:value="0.999700041601282" calcext:value-type="float">
            <text:p>0,9997000416</text:p>
          </table:table-cell>
          <table:table-cell table:formula="of:=-[.AD44]+[.Z44]" office:value-type="float" office:value="0.00000000189465898525754" calcext:value-type="float">
            <text:p>1,89465898525754E-009</text:p>
          </table:table-cell>
          <table:table-cell table:formula="of:=([.AE44]/[.Z44])%" office:value-type="percentage" office:value="0.0000000000189522769317538" calcext:value-type="percentage">
            <text:p>0,0000000019%</text:p>
          </table:table-cell>
        </table:table-row>
        <table:table-row table:style-name="ro1">
          <table:table-cell table:number-columns-repeated="3"/>
          <table:table-cell office:value-type="float" office:value="31" calcext:value-type="float">
            <text:p>31</text:p>
          </table:table-cell>
          <table:table-cell office:value-type="float" office:value="0.996902808925419" calcext:value-type="float">
            <text:p>0,9969028089</text:p>
          </table:table-cell>
          <table:table-cell office:value-type="float" office:value="0.996904645508145" calcext:value-type="float">
            <text:p>0,9969046455</text:p>
          </table:table-cell>
          <table:table-cell table:formula="of:=[.F45]-[.E45]" office:value-type="float" office:value="0.00000183658272601139" calcext:value-type="float">
            <text:p>1,83658272601139E-006</text:p>
          </table:table-cell>
          <table:table-cell table:formula="of:=([.G45]/[.F45])%" office:value-type="percentage" office:value="0.0000000184228525194127" calcext:value-type="percentage">
            <text:p>0,0000018423%</text:p>
          </table:table-cell>
          <table:table-cell table:formula="of:= [.$O$7] * [.$J$12]" office:value-type="float" office:value="0" calcext:value-type="float">
            <text:p>0,00E+000</text:p>
          </table:table-cell>
          <table:table-cell table:formula="of:=[.I45]+[.E45]" office:value-type="float" office:value="0.996902808925419" calcext:value-type="float">
            <text:p>0,9969028089</text:p>
          </table:table-cell>
          <table:table-cell table:formula="of:=[.F45]-[.J45]" office:value-type="float" office:value="0.00000183658272601139" calcext:value-type="float">
            <text:p>1,83658272601139E-006</text:p>
          </table:table-cell>
          <table:table-cell table:formula="of:=([.K45]/[.F45])%" office:value-type="percentage" office:value="0.0000000184228525194127" calcext:value-type="percentage">
            <text:p>0,0000018423%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0.967921736461448" calcext:value-type="float">
            <text:p>0,9679217365</text:p>
          </table:table-cell>
          <table:table-cell office:value-type="float" office:value="0.969460536295823" calcext:value-type="float">
            <text:p>0,9694605363</text:p>
          </table:table-cell>
          <table:table-cell table:formula="of:=[.P45]-[.O45]" office:value-type="float" office:value="0.00153879983437499" calcext:value-type="float">
            <text:p>0,0015387998</text:p>
          </table:table-cell>
          <table:table-cell table:formula="of:=([.Q45]/[.P45])%" office:value-type="percentage" office:value="0.0000158727434151596" calcext:value-type="percentage">
            <text:p>0,0015872743%</text:p>
          </table:table-cell>
          <table:table-cell table:formula="of:=[.$O$7] * [.$T$12]" office:value-type="float" office:value="0" calcext:value-type="float">
            <text:p>0</text:p>
          </table:table-cell>
          <table:table-cell table:formula="of:=[.O45]+[.S45]" office:value-type="float" office:value="0.967921736461448" calcext:value-type="float">
            <text:p>0,9679217365</text:p>
          </table:table-cell>
          <table:table-cell table:formula="of:=-[.T45]+[.P45]" office:value-type="float" office:value="0.00153879983437499" calcext:value-type="float">
            <text:p>0,0015387998</text:p>
          </table:table-cell>
          <table:table-cell table:formula="of:=([.U45]/[.P45])%" office:value-type="percentage" office:value="0.0000158727434151596" calcext:value-type="percentage">
            <text:p>0,0015872743%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0.999690044626002" calcext:value-type="float">
            <text:p>0,9996900446</text:p>
          </table:table-cell>
          <table:table-cell office:value-type="float" office:value="0.999690046495507" calcext:value-type="float">
            <text:p>0,9996900465</text:p>
          </table:table-cell>
          <table:table-cell table:formula="of:=[.Z45]-[.Y45]" office:value-type="float" office:value="0.00000000186950499525551" calcext:value-type="float">
            <text:p>1,86950499525551E-009</text:p>
          </table:table-cell>
          <table:table-cell table:formula="of:=([.AA45]/[.Z45])%" office:value-type="percentage" office:value="0.0000000000187008396820134" calcext:value-type="percentage">
            <text:p>0,0000000019%</text:p>
          </table:table-cell>
          <table:table-cell table:formula="of:=[.$O$7] * [.$T$12]" office:value-type="float" office:value="0" calcext:value-type="float">
            <text:p>0</text:p>
          </table:table-cell>
          <table:table-cell table:formula="of:=[.Y45]+[.AC45]" office:value-type="float" office:value="0.999690044626002" calcext:value-type="float">
            <text:p>0,9996900446</text:p>
          </table:table-cell>
          <table:table-cell table:formula="of:=-[.AD45]+[.Z45]" office:value-type="float" office:value="0.00000000186950499525551" calcext:value-type="float">
            <text:p>1,86950499525551E-009</text:p>
          </table:table-cell>
          <table:table-cell table:formula="of:=([.AE45]/[.Z45])%" office:value-type="percentage" office:value="0.0000000000187008396820134" calcext:value-type="percentage">
            <text:p>0,0000000019%</text:p>
          </table:table-cell>
        </table:table-row>
        <table:table-row table:style-name="ro1">
          <table:table-cell table:number-columns-repeated="3"/>
          <table:table-cell office:value-type="float" office:value="32" calcext:value-type="float">
            <text:p>32</text:p>
          </table:table-cell>
          <table:table-cell office:value-type="float" office:value="0.996803142994094" calcext:value-type="float">
            <text:p>0,996803143</text:p>
          </table:table-cell>
          <table:table-cell office:value-type="float" office:value="0.996804955043594" calcext:value-type="float">
            <text:p>0,996804955</text:p>
          </table:table-cell>
          <table:table-cell table:formula="of:=[.F46]-[.E46]" office:value-type="float" office:value="0.00000181204950000513" calcext:value-type="float">
            <text:p>0,000001812</text:p>
          </table:table-cell>
          <table:table-cell table:formula="of:=([.G46]/[.F46])%" office:value-type="percentage" office:value="0.0000000181785763687931" calcext:value-type="percentage">
            <text:p>0,0000018179%</text:p>
          </table:table-cell>
          <table:table-cell table:formula="of:= [.$O$7] * [.$J$12]" office:value-type="float" office:value="0" calcext:value-type="float">
            <text:p>0,00E+000</text:p>
          </table:table-cell>
          <table:table-cell table:formula="of:=[.I46]+[.E46]" office:value-type="float" office:value="0.996803142994094" calcext:value-type="float">
            <text:p>0,996803143</text:p>
          </table:table-cell>
          <table:table-cell table:formula="of:=[.F46]-[.J46]" office:value-type="float" office:value="0.00000181204950000513" calcext:value-type="float">
            <text:p>0,000001812</text:p>
          </table:table-cell>
          <table:table-cell table:formula="of:=([.K46]/[.F46])%" office:value-type="percentage" office:value="0.0000000181785763687931" calcext:value-type="percentage">
            <text:p>0,0000018179%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.966973185941492" calcext:value-type="float">
            <text:p>0,9669731859</text:p>
          </table:table-cell>
          <table:table-cell office:value-type="float" office:value="0.968491075759527" calcext:value-type="float">
            <text:p>0,9684910758</text:p>
          </table:table-cell>
          <table:table-cell table:formula="of:=[.P46]-[.O46]" office:value-type="float" office:value="0.00151788981803502" calcext:value-type="float">
            <text:p>0,0015178898</text:p>
          </table:table-cell>
          <table:table-cell table:formula="of:=([.Q46]/[.P46])%" office:value-type="percentage" office:value="0.0000156727290114054" calcext:value-type="percentage">
            <text:p>0,0015672729%</text:p>
          </table:table-cell>
          <table:table-cell table:formula="of:=[.$O$7] * [.$T$12]" office:value-type="float" office:value="0" calcext:value-type="float">
            <text:p>0</text:p>
          </table:table-cell>
          <table:table-cell table:formula="of:=[.O46]+[.S46]" office:value-type="float" office:value="0.966973185941492" calcext:value-type="float">
            <text:p>0,9669731859</text:p>
          </table:table-cell>
          <table:table-cell table:formula="of:=-[.T46]+[.P46]" office:value-type="float" office:value="0.00151788981803502" calcext:value-type="float">
            <text:p>0,0015178898</text:p>
          </table:table-cell>
          <table:table-cell table:formula="of:=([.U46]/[.P46])%" office:value-type="percentage" office:value="0.0000156727290114054" calcext:value-type="percentage">
            <text:p>0,0015672729%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.999680047750469" calcext:value-type="float">
            <text:p>0,9996800478</text:p>
          </table:table-cell>
          <table:table-cell office:value-type="float" office:value="0.999680049595042" calcext:value-type="float">
            <text:p>0,9996800496</text:p>
          </table:table-cell>
          <table:table-cell table:formula="of:=[.Z46]-[.Y46]" office:value-type="float" office:value="0.00000000184457304985841" calcext:value-type="float">
            <text:p>1,84457304985841E-009</text:p>
          </table:table-cell>
          <table:table-cell table:formula="of:=([.AA46]/[.Z46])%" office:value-type="percentage" office:value="0.0000000000184516352169669" calcext:value-type="percentage">
            <text:p>0,0000000018%</text:p>
          </table:table-cell>
          <table:table-cell table:formula="of:=[.$O$7] * [.$T$12]" office:value-type="float" office:value="0" calcext:value-type="float">
            <text:p>0</text:p>
          </table:table-cell>
          <table:table-cell table:formula="of:=[.Y46]+[.AC46]" office:value-type="float" office:value="0.999680047750469" calcext:value-type="float">
            <text:p>0,9996800478</text:p>
          </table:table-cell>
          <table:table-cell table:formula="of:=-[.AD46]+[.Z46]" office:value-type="float" office:value="0.00000000184457304985841" calcext:value-type="float">
            <text:p>1,84457304985841E-009</text:p>
          </table:table-cell>
          <table:table-cell table:formula="of:=([.AE46]/[.Z46])%" office:value-type="percentage" office:value="0.0000000000184516352169669" calcext:value-type="percentage">
            <text:p>0,0000000018%</text:p>
          </table:table-cell>
        </table:table-row>
        <table:table-row table:style-name="ro1">
          <table:table-cell table:number-columns-repeated="3"/>
          <table:table-cell office:value-type="float" office:value="33" calcext:value-type="float">
            <text:p>33</text:p>
          </table:table-cell>
          <table:table-cell office:value-type="float" office:value="0.996703486811956" calcext:value-type="float">
            <text:p>0,9967034868</text:p>
          </table:table-cell>
          <table:table-cell office:value-type="float" office:value="0.99670527454809" calcext:value-type="float">
            <text:p>0,9967052745</text:p>
          </table:table-cell>
          <table:table-cell table:formula="of:=[.F47]-[.E47]" office:value-type="float" office:value="0.00000178773613390693" calcext:value-type="float">
            <text:p>1,78773613390693E-006</text:p>
          </table:table-cell>
          <table:table-cell table:formula="of:=([.G47]/[.F47])%" office:value-type="percentage" office:value="0.0000000179364570439397" calcext:value-type="percentage">
            <text:p>0,0000017936%</text:p>
          </table:table-cell>
          <table:table-cell table:formula="of:= [.$O$7] * [.$J$12]" office:value-type="float" office:value="0" calcext:value-type="float">
            <text:p>0,00E+000</text:p>
          </table:table-cell>
          <table:table-cell table:formula="of:=[.I47]+[.E47]" office:value-type="float" office:value="0.996703486811956" calcext:value-type="float">
            <text:p>0,9967034868</text:p>
          </table:table-cell>
          <table:table-cell table:formula="of:=[.F47]-[.J47]" office:value-type="float" office:value="0.00000178773613390693" calcext:value-type="float">
            <text:p>1,78773613390693E-006</text:p>
          </table:table-cell>
          <table:table-cell table:formula="of:=([.K47]/[.F47])%" office:value-type="percentage" office:value="0.0000000179364570439397" calcext:value-type="percentage">
            <text:p>0,0000017936%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0.966025411014766" calcext:value-type="float">
            <text:p>0,966025411</text:p>
          </table:table-cell>
          <table:table-cell office:value-type="float" office:value="0.967522584683767" calcext:value-type="float">
            <text:p>0,9675225847</text:p>
          </table:table-cell>
          <table:table-cell table:formula="of:=[.P47]-[.O47]" office:value-type="float" office:value="0.00149717366900104" calcext:value-type="float">
            <text:p>0,0014971737</text:p>
          </table:table-cell>
          <table:table-cell table:formula="of:=([.Q47]/[.P47])%" office:value-type="percentage" office:value="0.0000154743020235583" calcext:value-type="percentage">
            <text:p>0,0015474302%</text:p>
          </table:table-cell>
          <table:table-cell table:formula="of:=[.$O$7] * [.$T$12]" office:value-type="float" office:value="0" calcext:value-type="float">
            <text:p>0</text:p>
          </table:table-cell>
          <table:table-cell table:formula="of:=[.O47]+[.S47]" office:value-type="float" office:value="0.966025411014766" calcext:value-type="float">
            <text:p>0,966025411</text:p>
          </table:table-cell>
          <table:table-cell table:formula="of:=-[.T47]+[.P47]" office:value-type="float" office:value="0.00149717366900104" calcext:value-type="float">
            <text:p>0,0014971737</text:p>
          </table:table-cell>
          <table:table-cell table:formula="of:=([.U47]/[.P47])%" office:value-type="percentage" office:value="0.0000154743020235583" calcext:value-type="percentage">
            <text:p>0,0015474302%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0.999670050974681" calcext:value-type="float">
            <text:p>0,999670051</text:p>
          </table:table-cell>
          <table:table-cell office:value-type="float" office:value="0.999670052794546" calcext:value-type="float">
            <text:p>0,9996700528</text:p>
          </table:table-cell>
          <table:table-cell table:formula="of:=[.Z47]-[.Y47]" office:value-type="float" office:value="0.00000000181986503644538" calcext:value-type="float">
            <text:p>1,81986503644538E-009</text:p>
          </table:table-cell>
          <table:table-cell table:formula="of:=([.AA47]/[.Z47])%" office:value-type="percentage" office:value="0.0000000000182046513871901" calcext:value-type="percentage">
            <text:p>0,0000000018%</text:p>
          </table:table-cell>
          <table:table-cell table:formula="of:=[.$O$7] * [.$T$12]" office:value-type="float" office:value="0" calcext:value-type="float">
            <text:p>0</text:p>
          </table:table-cell>
          <table:table-cell table:formula="of:=[.Y47]+[.AC47]" office:value-type="float" office:value="0.999670050974681" calcext:value-type="float">
            <text:p>0,999670051</text:p>
          </table:table-cell>
          <table:table-cell table:formula="of:=-[.AD47]+[.Z47]" office:value-type="float" office:value="0.00000000181986503644538" calcext:value-type="float">
            <text:p>1,81986503644538E-009</text:p>
          </table:table-cell>
          <table:table-cell table:formula="of:=([.AE47]/[.Z47])%" office:value-type="percentage" office:value="0.0000000000182046513871901" calcext:value-type="percentage">
            <text:p>0,0000000018%</text:p>
          </table:table-cell>
        </table:table-row>
        <table:table-row table:style-name="ro1">
          <table:table-cell table:number-columns-repeated="3"/>
          <table:table-cell office:value-type="float" office:value="34" calcext:value-type="float">
            <text:p>34</text:p>
          </table:table-cell>
          <table:table-cell office:value-type="float" office:value="0.996603840379003" calcext:value-type="float">
            <text:p>0,9966038404</text:p>
          </table:table-cell>
          <table:table-cell office:value-type="float" office:value="0.996605604020635" calcext:value-type="float">
            <text:p>0,996605604</text:p>
          </table:table-cell>
          <table:table-cell table:formula="of:=[.F48]-[.E48]" office:value-type="float" office:value="0.00000176364163195775" calcext:value-type="float">
            <text:p>1,76364163195775E-006</text:p>
          </table:table-cell>
          <table:table-cell table:formula="of:=([.G48]/[.F48])%" office:value-type="percentage" office:value="0.0000000176964851955537" calcext:value-type="percentage">
            <text:p>0,0000017696%</text:p>
          </table:table-cell>
          <table:table-cell table:formula="of:= [.$O$7] * [.$J$12]" office:value-type="float" office:value="0" calcext:value-type="float">
            <text:p>0,00E+000</text:p>
          </table:table-cell>
          <table:table-cell table:formula="of:=[.I48]+[.E48]" office:value-type="float" office:value="0.996603840379003" calcext:value-type="float">
            <text:p>0,9966038404</text:p>
          </table:table-cell>
          <table:table-cell table:formula="of:=[.F48]-[.J48]" office:value-type="float" office:value="0.00000176364163195775" calcext:value-type="float">
            <text:p>1,76364163195775E-006</text:p>
          </table:table-cell>
          <table:table-cell table:formula="of:=([.K48]/[.F48])%" office:value-type="percentage" office:value="0.0000000176964851955537" calcext:value-type="percentage">
            <text:p>0,0000017696%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0.96507841168127" calcext:value-type="float">
            <text:p>0,9650784117</text:p>
          </table:table-cell>
          <table:table-cell office:value-type="float" office:value="0.966555062099084" calcext:value-type="float">
            <text:p>0,9665550621</text:p>
          </table:table-cell>
          <table:table-cell table:formula="of:=[.P48]-[.O48]" office:value-type="float" office:value="0.00147665041781409" calcext:value-type="float">
            <text:p>0,0014766504</text:p>
          </table:table-cell>
          <table:table-cell table:formula="of:=([.Q48]/[.P48])%" office:value-type="percentage" office:value="0.0000152774578057353" calcext:value-type="percentage">
            <text:p>0,0015277458%</text:p>
          </table:table-cell>
          <table:table-cell table:formula="of:=[.$O$7] * [.$T$12]" office:value-type="float" office:value="0" calcext:value-type="float">
            <text:p>0</text:p>
          </table:table-cell>
          <table:table-cell table:formula="of:=[.O48]+[.S48]" office:value-type="float" office:value="0.96507841168127" calcext:value-type="float">
            <text:p>0,9650784117</text:p>
          </table:table-cell>
          <table:table-cell table:formula="of:=-[.T48]+[.P48]" office:value-type="float" office:value="0.00147665041781409" calcext:value-type="float">
            <text:p>0,0014766504</text:p>
          </table:table-cell>
          <table:table-cell table:formula="of:=([.U48]/[.P48])%" office:value-type="percentage" office:value="0.0000152774578057353" calcext:value-type="percentage">
            <text:p>0,0015277458%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0.999660054298641" calcext:value-type="float">
            <text:p>0,9996600543</text:p>
          </table:table-cell>
          <table:table-cell office:value-type="float" office:value="0.999660056094018" calcext:value-type="float">
            <text:p>0,9996600561</text:p>
          </table:table-cell>
          <table:table-cell table:formula="of:=[.Z48]-[.Y48]" office:value-type="float" office:value="0.00000000179537695821352" calcext:value-type="float">
            <text:p>1,79537695821352E-009</text:p>
          </table:table-cell>
          <table:table-cell table:formula="of:=([.AA48]/[.Z48])%" office:value-type="percentage" office:value="0.0000000000179598782639723" calcext:value-type="percentage">
            <text:p>0,0000000018%</text:p>
          </table:table-cell>
          <table:table-cell table:formula="of:=[.$O$7] * [.$T$12]" office:value-type="float" office:value="0" calcext:value-type="float">
            <text:p>0</text:p>
          </table:table-cell>
          <table:table-cell table:formula="of:=[.Y48]+[.AC48]" office:value-type="float" office:value="0.999660054298641" calcext:value-type="float">
            <text:p>0,9996600543</text:p>
          </table:table-cell>
          <table:table-cell table:formula="of:=-[.AD48]+[.Z48]" office:value-type="float" office:value="0.00000000179537695821352" calcext:value-type="float">
            <text:p>1,79537695821352E-009</text:p>
          </table:table-cell>
          <table:table-cell table:formula="of:=([.AE48]/[.Z48])%" office:value-type="percentage" office:value="0.0000000000179598782639723" calcext:value-type="percentage">
            <text:p>0,0000000018%</text:p>
          </table:table-cell>
        </table:table-row>
        <table:table-row table:style-name="ro1">
          <table:table-cell table:number-columns-repeated="3"/>
          <table:table-cell office:value-type="float" office:value="35" calcext:value-type="float">
            <text:p>35</text:p>
          </table:table-cell>
          <table:table-cell office:value-type="float" office:value="0.996504203695237" calcext:value-type="float">
            <text:p>0,9965042037</text:p>
          </table:table-cell>
          <table:table-cell office:value-type="float" office:value="0.996505943460233" calcext:value-type="float">
            <text:p>0,9965059435</text:p>
          </table:table-cell>
          <table:table-cell table:formula="of:=[.F49]-[.E49]" office:value-type="float" office:value="0.00000173976499595607" calcext:value-type="float">
            <text:p>1,73976499595607E-006</text:p>
          </table:table-cell>
          <table:table-cell table:formula="of:=([.G49]/[.F49])%" office:value-type="percentage" office:value="0.000000017458651472694" calcext:value-type="percentage">
            <text:p>0,0000017459%</text:p>
          </table:table-cell>
          <table:table-cell table:formula="of:= [.$O$7] * [.$J$12]" office:value-type="float" office:value="0" calcext:value-type="float">
            <text:p>0,00E+000</text:p>
          </table:table-cell>
          <table:table-cell table:formula="of:=[.I49]+[.E49]" office:value-type="float" office:value="0.996504203695237" calcext:value-type="float">
            <text:p>0,9965042037</text:p>
          </table:table-cell>
          <table:table-cell table:formula="of:=[.F49]-[.J49]" office:value-type="float" office:value="0.00000173976499595607" calcext:value-type="float">
            <text:p>1,73976499595607E-006</text:p>
          </table:table-cell>
          <table:table-cell table:formula="of:=([.K49]/[.F49])%" office:value-type="percentage" office:value="0.000000017458651472694" calcext:value-type="percentage">
            <text:p>0,0000017459%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0.964132187941003" calcext:value-type="float">
            <text:p>0,9641321879</text:p>
          </table:table-cell>
          <table:table-cell office:value-type="float" office:value="0.965588507036984" calcext:value-type="float">
            <text:p>0,965588507</text:p>
          </table:table-cell>
          <table:table-cell table:formula="of:=[.P49]-[.O49]" office:value-type="float" office:value="0.00145631909598098" calcext:value-type="float">
            <text:p>0,0014563191</text:p>
          </table:table-cell>
          <table:table-cell table:formula="of:=([.Q49]/[.P49])%" office:value-type="percentage" office:value="0.000015082191693127" calcext:value-type="percentage">
            <text:p>0,0015082192%</text:p>
          </table:table-cell>
          <table:table-cell table:formula="of:=[.$O$7] * [.$T$12]" office:value-type="float" office:value="0" calcext:value-type="float">
            <text:p>0</text:p>
          </table:table-cell>
          <table:table-cell table:formula="of:=[.O49]+[.S49]" office:value-type="float" office:value="0.964132187941003" calcext:value-type="float">
            <text:p>0,9641321879</text:p>
          </table:table-cell>
          <table:table-cell table:formula="of:=-[.T49]+[.P49]" office:value-type="float" office:value="0.00145631909598098" calcext:value-type="float">
            <text:p>0,0014563191</text:p>
          </table:table-cell>
          <table:table-cell table:formula="of:=([.U49]/[.P49])%" office:value-type="percentage" office:value="0.000015082191693127" calcext:value-type="percentage">
            <text:p>0,0015082192%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0.999650057722346" calcext:value-type="float">
            <text:p>0,9996500577</text:p>
          </table:table-cell>
          <table:table-cell office:value-type="float" office:value="0.999650059493457" calcext:value-type="float">
            <text:p>0,9996500595</text:p>
          </table:table-cell>
          <table:table-cell table:formula="of:=[.Z49]-[.Y49]" office:value-type="float" office:value="0.0000000017711110356089" calcext:value-type="float">
            <text:p>1,7711110356089E-009</text:p>
          </table:table-cell>
          <table:table-cell table:formula="of:=([.AA49]/[.Z49])%" office:value-type="percentage" office:value="0.0000000000177173103606511" calcext:value-type="percentage">
            <text:p>0,0000000018%</text:p>
          </table:table-cell>
          <table:table-cell table:formula="of:=[.$O$7] * [.$T$12]" office:value-type="float" office:value="0" calcext:value-type="float">
            <text:p>0</text:p>
          </table:table-cell>
          <table:table-cell table:formula="of:=[.Y49]+[.AC49]" office:value-type="float" office:value="0.999650057722346" calcext:value-type="float">
            <text:p>0,9996500577</text:p>
          </table:table-cell>
          <table:table-cell table:formula="of:=-[.AD49]+[.Z49]" office:value-type="float" office:value="0.0000000017711110356089" calcext:value-type="float">
            <text:p>1,7711110356089E-009</text:p>
          </table:table-cell>
          <table:table-cell table:formula="of:=([.AE49]/[.Z49])%" office:value-type="percentage" office:value="0.0000000000177173103606511" calcext:value-type="percentage">
            <text:p>0,0000000018%</text:p>
          </table:table-cell>
        </table:table-row>
        <table:table-row table:style-name="ro1">
          <table:table-cell table:number-columns-repeated="3"/>
          <table:table-cell office:value-type="float" office:value="36" calcext:value-type="float">
            <text:p>36</text:p>
          </table:table-cell>
          <table:table-cell office:value-type="float" office:value="0.996404576760658" calcext:value-type="float">
            <text:p>0,9964045768</text:p>
          </table:table-cell>
          <table:table-cell office:value-type="float" office:value="0.996406292865887" calcext:value-type="float">
            <text:p>0,9964062929</text:p>
          </table:table-cell>
          <table:table-cell table:formula="of:=[.F50]-[.E50]" office:value-type="float" office:value="0.00000171610522903265" calcext:value-type="float">
            <text:p>1,71610522903265E-006</text:p>
          </table:table-cell>
          <table:table-cell table:formula="of:=([.G50]/[.F50])%" office:value-type="percentage" office:value="0.000000017222946521663" calcext:value-type="percentage">
            <text:p>0,0000017223%</text:p>
          </table:table-cell>
          <table:table-cell table:formula="of:= [.$O$7] * [.$J$12]" office:value-type="float" office:value="0" calcext:value-type="float">
            <text:p>0,00E+000</text:p>
          </table:table-cell>
          <table:table-cell table:formula="of:=[.I50]+[.E50]" office:value-type="float" office:value="0.996404576760658" calcext:value-type="float">
            <text:p>0,9964045768</text:p>
          </table:table-cell>
          <table:table-cell table:formula="of:=[.F50]-[.J50]" office:value-type="float" office:value="0.00000171610522903265" calcext:value-type="float">
            <text:p>1,71610522903265E-006</text:p>
          </table:table-cell>
          <table:table-cell table:formula="of:=([.K50]/[.F50])%" office:value-type="percentage" office:value="0.000000017222946521663" calcext:value-type="percentage">
            <text:p>0,0000017223%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0.963186739793966" calcext:value-type="float">
            <text:p>0,9631867398</text:p>
          </table:table-cell>
          <table:table-cell office:value-type="float" office:value="0.964622918529947" calcext:value-type="float">
            <text:p>0,9646229185</text:p>
          </table:table-cell>
          <table:table-cell table:formula="of:=[.P50]-[.O50]" office:value-type="float" office:value="0.00143617873598101" calcext:value-type="float">
            <text:p>0,0014361787</text:p>
          </table:table-cell>
          <table:table-cell table:formula="of:=([.Q50]/[.P50])%" office:value-type="percentage" office:value="0.0000148884990019696" calcext:value-type="percentage">
            <text:p>0,0014888499%</text:p>
          </table:table-cell>
          <table:table-cell table:formula="of:=[.$O$7] * [.$T$12]" office:value-type="float" office:value="0" calcext:value-type="float">
            <text:p>0</text:p>
          </table:table-cell>
          <table:table-cell table:formula="of:=[.O50]+[.S50]" office:value-type="float" office:value="0.963186739793966" calcext:value-type="float">
            <text:p>0,9631867398</text:p>
          </table:table-cell>
          <table:table-cell table:formula="of:=-[.T50]+[.P50]" office:value-type="float" office:value="0.00143617873598101" calcext:value-type="float">
            <text:p>0,0014361787</text:p>
          </table:table-cell>
          <table:table-cell table:formula="of:=([.U50]/[.P50])%" office:value-type="percentage" office:value="0.0000148884990019696" calcext:value-type="percentage">
            <text:p>0,0014888499%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0.999640061245798" calcext:value-type="float">
            <text:p>0,9996400612</text:p>
          </table:table-cell>
          <table:table-cell office:value-type="float" office:value="0.999640062992862" calcext:value-type="float">
            <text:p>0,999640063</text:p>
          </table:table-cell>
          <table:table-cell table:formula="of:=[.Z50]-[.Y50]" office:value-type="float" office:value="0.00000000174706404898473" calcext:value-type="float">
            <text:p>1,74706404898473E-009</text:p>
          </table:table-cell>
          <table:table-cell table:formula="of:=([.AA50]/[.Z50])%" office:value-type="percentage" office:value="0.0000000000174769333053612" calcext:value-type="percentage">
            <text:p>0,0000000017%</text:p>
          </table:table-cell>
          <table:table-cell table:formula="of:=[.$O$7] * [.$T$12]" office:value-type="float" office:value="0" calcext:value-type="float">
            <text:p>0</text:p>
          </table:table-cell>
          <table:table-cell table:formula="of:=[.Y50]+[.AC50]" office:value-type="float" office:value="0.999640061245798" calcext:value-type="float">
            <text:p>0,9996400612</text:p>
          </table:table-cell>
          <table:table-cell table:formula="of:=-[.AD50]+[.Z50]" office:value-type="float" office:value="0.00000000174706404898473" calcext:value-type="float">
            <text:p>1,74706404898473E-009</text:p>
          </table:table-cell>
          <table:table-cell table:formula="of:=([.AE50]/[.Z50])%" office:value-type="percentage" office:value="0.0000000000174769333053612" calcext:value-type="percentage">
            <text:p>0,0000000017%</text:p>
          </table:table-cell>
        </table:table-row>
        <table:table-row table:style-name="ro1">
          <table:table-cell table:number-columns-repeated="3"/>
          <table:table-cell office:value-type="float" office:value="37" calcext:value-type="float">
            <text:p>37</text:p>
          </table:table-cell>
          <table:table-cell office:value-type="float" office:value="0.996304959575264" calcext:value-type="float">
            <text:p>0,9963049596</text:p>
          </table:table-cell>
          <table:table-cell office:value-type="float" office:value="0.9963066522366" calcext:value-type="float">
            <text:p>0,9963066522</text:p>
          </table:table-cell>
          <table:table-cell table:formula="of:=[.F51]-[.E51]" office:value-type="float" office:value="0.00000169266133587254" calcext:value-type="float">
            <text:p>1,69266133587254E-006</text:p>
          </table:table-cell>
          <table:table-cell table:formula="of:=([.G51]/[.F51])%" office:value-type="percentage" office:value="0.0000000169893609826634" calcext:value-type="percentage">
            <text:p>0,0000016989%</text:p>
          </table:table-cell>
          <table:table-cell table:formula="of:= [.$O$7] * [.$J$12]" office:value-type="float" office:value="0" calcext:value-type="float">
            <text:p>0,00E+000</text:p>
          </table:table-cell>
          <table:table-cell table:formula="of:=[.I51]+[.E51]" office:value-type="float" office:value="0.996304959575264" calcext:value-type="float">
            <text:p>0,9963049596</text:p>
          </table:table-cell>
          <table:table-cell table:formula="of:=[.F51]-[.J51]" office:value-type="float" office:value="0.00000169266133587254" calcext:value-type="float">
            <text:p>1,69266133587254E-006</text:p>
          </table:table-cell>
          <table:table-cell table:formula="of:=([.K51]/[.F51])%" office:value-type="percentage" office:value="0.0000000169893609826634" calcext:value-type="percentage">
            <text:p>0,0000016989%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0.962242067240159" calcext:value-type="float">
            <text:p>0,9622420672</text:p>
          </table:table-cell>
          <table:table-cell office:value-type="float" office:value="0.963658295611418" calcext:value-type="float">
            <text:p>0,9636582956</text:p>
          </table:table-cell>
          <table:table-cell table:formula="of:=[.P51]-[.O51]" office:value-type="float" office:value="0.00141622837125899" calcext:value-type="float">
            <text:p>0,0014162284</text:p>
          </table:table-cell>
          <table:table-cell table:formula="of:=([.Q51]/[.P51])%" office:value-type="percentage" office:value="0.0000146963750294898" calcext:value-type="percentage">
            <text:p>0,0014696375%</text:p>
          </table:table-cell>
          <table:table-cell table:formula="of:=[.$O$7] * [.$T$12]" office:value-type="float" office:value="0" calcext:value-type="float">
            <text:p>0</text:p>
          </table:table-cell>
          <table:table-cell table:formula="of:=[.O51]+[.S51]" office:value-type="float" office:value="0.962242067240159" calcext:value-type="float">
            <text:p>0,9622420672</text:p>
          </table:table-cell>
          <table:table-cell table:formula="of:=-[.T51]+[.P51]" office:value-type="float" office:value="0.00141622837125899" calcext:value-type="float">
            <text:p>0,0014162284</text:p>
          </table:table-cell>
          <table:table-cell table:formula="of:=([.U51]/[.P51])%" office:value-type="percentage" office:value="0.0000146963750294898" calcext:value-type="percentage">
            <text:p>0,0014696375%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0.999630064868996" calcext:value-type="float">
            <text:p>0,9996300649</text:p>
          </table:table-cell>
          <table:table-cell office:value-type="float" office:value="0.999630066592232" calcext:value-type="float">
            <text:p>0,9996300666</text:p>
          </table:table-cell>
          <table:table-cell table:formula="of:=[.Z51]-[.Y51]" office:value-type="float" office:value="0.00000000172323599834101" calcext:value-type="float">
            <text:p>1,72323599834101E-009</text:p>
          </table:table-cell>
          <table:table-cell table:formula="of:=([.AA51]/[.Z51])%" office:value-type="percentage" office:value="0.0000000000172387416107319" calcext:value-type="percentage">
            <text:p>0,0000000017%</text:p>
          </table:table-cell>
          <table:table-cell table:formula="of:=[.$O$7] * [.$T$12]" office:value-type="float" office:value="0" calcext:value-type="float">
            <text:p>0</text:p>
          </table:table-cell>
          <table:table-cell table:formula="of:=[.Y51]+[.AC51]" office:value-type="float" office:value="0.999630064868996" calcext:value-type="float">
            <text:p>0,9996300649</text:p>
          </table:table-cell>
          <table:table-cell table:formula="of:=-[.AD51]+[.Z51]" office:value-type="float" office:value="0.00000000172323599834101" calcext:value-type="float">
            <text:p>1,72323599834101E-009</text:p>
          </table:table-cell>
          <table:table-cell table:formula="of:=([.AE51]/[.Z51])%" office:value-type="percentage" office:value="0.0000000000172387416107319" calcext:value-type="percentage">
            <text:p>0,0000000017%</text:p>
          </table:table-cell>
        </table:table-row>
        <table:table-row table:style-name="ro1">
          <table:table-cell table:number-columns-repeated="3"/>
          <table:table-cell office:value-type="float" office:value="38" calcext:value-type="float">
            <text:p>38</text:p>
          </table:table-cell>
          <table:table-cell office:value-type="float" office:value="0.996205352139057" calcext:value-type="float">
            <text:p>0,9962053521</text:p>
          </table:table-cell>
          <table:table-cell office:value-type="float" office:value="0.996207021571377" calcext:value-type="float">
            <text:p>0,9962070216</text:p>
          </table:table-cell>
          <table:table-cell table:formula="of:=[.F52]-[.E52]" office:value-type="float" office:value="0.00000166943232005057" calcext:value-type="float">
            <text:p>1,66943232005057E-006</text:p>
          </table:table-cell>
          <table:table-cell table:formula="of:=([.G52]/[.F52])%" office:value-type="percentage" office:value="0.0000000167578854975972" calcext:value-type="percentage">
            <text:p>0,0000016758%</text:p>
          </table:table-cell>
          <table:table-cell table:formula="of:= [.$O$7] * [.$J$12]" office:value-type="float" office:value="0" calcext:value-type="float">
            <text:p>0,00E+000</text:p>
          </table:table-cell>
          <table:table-cell table:formula="of:=[.I52]+[.E52]" office:value-type="float" office:value="0.996205352139057" calcext:value-type="float">
            <text:p>0,9962053521</text:p>
          </table:table-cell>
          <table:table-cell table:formula="of:=[.F52]-[.J52]" office:value-type="float" office:value="0.00000166943232005057" calcext:value-type="float">
            <text:p>1,66943232005057E-006</text:p>
          </table:table-cell>
          <table:table-cell table:formula="of:=([.K52]/[.F52])%" office:value-type="percentage" office:value="0.0000000167578854975972" calcext:value-type="percentage">
            <text:p>0,0000016758%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0.961298170279582" calcext:value-type="float">
            <text:p>0,9612981703</text:p>
          </table:table-cell>
          <table:table-cell office:value-type="float" office:value="0.962694637315806" calcext:value-type="float">
            <text:p>0,9626946373</text:p>
          </table:table-cell>
          <table:table-cell table:formula="of:=[.P52]-[.O52]" office:value-type="float" office:value="0.00139646703622398" calcext:value-type="float">
            <text:p>0,001396467</text:p>
          </table:table-cell>
          <table:table-cell table:formula="of:=([.Q52]/[.P52])%" office:value-type="percentage" office:value="0.000014505815053856" calcext:value-type="percentage">
            <text:p>0,0014505815%</text:p>
          </table:table-cell>
          <table:table-cell table:formula="of:=[.$O$7] * [.$T$12]" office:value-type="float" office:value="0" calcext:value-type="float">
            <text:p>0</text:p>
          </table:table-cell>
          <table:table-cell table:formula="of:=[.O52]+[.S52]" office:value-type="float" office:value="0.961298170279582" calcext:value-type="float">
            <text:p>0,9612981703</text:p>
          </table:table-cell>
          <table:table-cell table:formula="of:=-[.T52]+[.P52]" office:value-type="float" office:value="0.00139646703622398" calcext:value-type="float">
            <text:p>0,001396467</text:p>
          </table:table-cell>
          <table:table-cell table:formula="of:=([.U52]/[.P52])%" office:value-type="percentage" office:value="0.000014505815053856" calcext:value-type="percentage">
            <text:p>0,0014505815%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0.99962006859194" calcext:value-type="float">
            <text:p>0,9996200686</text:p>
          </table:table-cell>
          <table:table-cell office:value-type="float" office:value="0.999620070291566" calcext:value-type="float">
            <text:p>0,9996200703</text:p>
          </table:table-cell>
          <table:table-cell table:formula="of:=[.Z52]-[.Y52]" office:value-type="float" office:value="0.00000000169962610652163" calcext:value-type="float">
            <text:p>1,69962610652163E-009</text:p>
          </table:table-cell>
          <table:table-cell table:formula="of:=([.AA52]/[.Z52])%" office:value-type="percentage" office:value="0.000000000017002722014657" calcext:value-type="percentage">
            <text:p>0,0000000017%</text:p>
          </table:table-cell>
          <table:table-cell table:formula="of:=[.$O$7] * [.$T$12]" office:value-type="float" office:value="0" calcext:value-type="float">
            <text:p>0</text:p>
          </table:table-cell>
          <table:table-cell table:formula="of:=[.Y52]+[.AC52]" office:value-type="float" office:value="0.99962006859194" calcext:value-type="float">
            <text:p>0,9996200686</text:p>
          </table:table-cell>
          <table:table-cell table:formula="of:=-[.AD52]+[.Z52]" office:value-type="float" office:value="0.00000000169962610652163" calcext:value-type="float">
            <text:p>1,69962610652163E-009</text:p>
          </table:table-cell>
          <table:table-cell table:formula="of:=([.AE52]/[.Z52])%" office:value-type="percentage" office:value="0.000000000017002722014657" calcext:value-type="percentage">
            <text:p>0,0000000017%</text:p>
          </table:table-cell>
        </table:table-row>
        <table:table-row table:style-name="ro1">
          <table:table-cell table:number-columns-repeated="3"/>
          <table:table-cell office:value-type="float" office:value="39" calcext:value-type="float">
            <text:p>39</text:p>
          </table:table-cell>
          <table:table-cell office:value-type="float" office:value="0.996105754452036" calcext:value-type="float">
            <text:p>0,9961057545</text:p>
          </table:table-cell>
          <table:table-cell office:value-type="float" office:value="0.99610740086922" calcext:value-type="float">
            <text:p>0,9961074009</text:p>
          </table:table-cell>
          <table:table-cell table:formula="of:=[.F53]-[.E53]" office:value-type="float" office:value="0.00000164641718392033" calcext:value-type="float">
            <text:p>1,64641718392033E-006</text:p>
          </table:table-cell>
          <table:table-cell table:formula="of:=([.G53]/[.F53])%" office:value-type="percentage" office:value="0.00000001652851070338" calcext:value-type="percentage">
            <text:p>0,0000016529%</text:p>
          </table:table-cell>
          <table:table-cell table:formula="of:= [.$O$7] * [.$J$12]" office:value-type="float" office:value="0" calcext:value-type="float">
            <text:p>0,00E+000</text:p>
          </table:table-cell>
          <table:table-cell table:formula="of:=[.I53]+[.E53]" office:value-type="float" office:value="0.996105754452036" calcext:value-type="float">
            <text:p>0,9961057545</text:p>
          </table:table-cell>
          <table:table-cell table:formula="of:=[.F53]-[.J53]" office:value-type="float" office:value="0.00000164641718392033" calcext:value-type="float">
            <text:p>1,64641718392033E-006</text:p>
          </table:table-cell>
          <table:table-cell table:formula="of:=([.K53]/[.F53])%" office:value-type="percentage" office:value="0.00000001652851070338" calcext:value-type="percentage">
            <text:p>0,0000016529%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0.960355048912234" calcext:value-type="float">
            <text:p>0,9603550489</text:p>
          </table:table-cell>
          <table:table-cell office:value-type="float" office:value="0.96173194267849" calcext:value-type="float">
            <text:p>0,9617319427</text:p>
          </table:table-cell>
          <table:table-cell table:formula="of:=[.P53]-[.O53]" office:value-type="float" office:value="0.00137689376625594" calcext:value-type="float">
            <text:p>0,0013768938</text:p>
          </table:table-cell>
          <table:table-cell table:formula="of:=([.Q53]/[.P53])%" office:value-type="percentage" office:value="0.0000143168143341651" calcext:value-type="percentage">
            <text:p>0,0014316814%</text:p>
          </table:table-cell>
          <table:table-cell table:formula="of:=[.$O$7] * [.$T$12]" office:value-type="float" office:value="0" calcext:value-type="float">
            <text:p>0</text:p>
          </table:table-cell>
          <table:table-cell table:formula="of:=[.O53]+[.S53]" office:value-type="float" office:value="0.960355048912234" calcext:value-type="float">
            <text:p>0,9603550489</text:p>
          </table:table-cell>
          <table:table-cell table:formula="of:=-[.T53]+[.P53]" office:value-type="float" office:value="0.00137689376625594" calcext:value-type="float">
            <text:p>0,0013768938</text:p>
          </table:table-cell>
          <table:table-cell table:formula="of:=([.U53]/[.P53])%" office:value-type="percentage" office:value="0.0000143168143341651" calcext:value-type="percentage">
            <text:p>0,0014316814%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0.999610072414631" calcext:value-type="float">
            <text:p>0,9996100724</text:p>
          </table:table-cell>
          <table:table-cell office:value-type="float" office:value="0.999610074090863" calcext:value-type="float">
            <text:p>0,9996100741</text:p>
          </table:table-cell>
          <table:table-cell table:formula="of:=[.Z53]-[.Y53]" office:value-type="float" office:value="0.00000000167623204205825" calcext:value-type="float">
            <text:p>1,67623204205825E-009</text:p>
          </table:table-cell>
          <table:table-cell table:formula="of:=([.AA53]/[.Z53])%" office:value-type="percentage" office:value="0.0000000000167688668077788" calcext:value-type="percentage">
            <text:p>0,0000000017%</text:p>
          </table:table-cell>
          <table:table-cell table:formula="of:=[.$O$7] * [.$T$12]" office:value-type="float" office:value="0" calcext:value-type="float">
            <text:p>0</text:p>
          </table:table-cell>
          <table:table-cell table:formula="of:=[.Y53]+[.AC53]" office:value-type="float" office:value="0.999610072414631" calcext:value-type="float">
            <text:p>0,9996100724</text:p>
          </table:table-cell>
          <table:table-cell table:formula="of:=-[.AD53]+[.Z53]" office:value-type="float" office:value="0.00000000167623204205825" calcext:value-type="float">
            <text:p>1,67623204205825E-009</text:p>
          </table:table-cell>
          <table:table-cell table:formula="of:=([.AE53]/[.Z53])%" office:value-type="percentage" office:value="0.0000000000167688668077788" calcext:value-type="percentage">
            <text:p>0,0000000017%</text:p>
          </table:table-cell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0.996006166514201" calcext:value-type="float">
            <text:p>0,9960061665</text:p>
          </table:table-cell>
          <table:table-cell office:value-type="float" office:value="0.996007790129133" calcext:value-type="float">
            <text:p>0,9960077901</text:p>
          </table:table-cell>
          <table:table-cell table:formula="of:=[.F54]-[.E54]" office:value-type="float" office:value="0.00000162361493205587" calcext:value-type="float">
            <text:p>1,62361493205587E-006</text:p>
          </table:table-cell>
          <table:table-cell table:formula="of:=([.G54]/[.F54])%" office:value-type="percentage" office:value="0.0000000163012272341689" calcext:value-type="percentage">
            <text:p>0,0000016301%</text:p>
          </table:table-cell>
          <table:table-cell table:formula="of:= [.$O$7] * [.$J$12]" office:value-type="float" office:value="0" calcext:value-type="float">
            <text:p>0,00E+000</text:p>
          </table:table-cell>
          <table:table-cell table:formula="of:=[.I54]+[.E54]" office:value-type="float" office:value="0.996006166514201" calcext:value-type="float">
            <text:p>0,9960061665</text:p>
          </table:table-cell>
          <table:table-cell table:formula="of:=[.F54]-[.J54]" office:value-type="float" office:value="0.00000162361493205587" calcext:value-type="float">
            <text:p>1,62361493205587E-006</text:p>
          </table:table-cell>
          <table:table-cell table:formula="of:=([.K54]/[.F54])%" office:value-type="percentage" office:value="0.0000000163012272341689" calcext:value-type="percentage">
            <text:p>0,0000016301%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959412703138116" calcext:value-type="float">
            <text:p>0,9594127031</text:p>
          </table:table-cell>
          <table:table-cell office:value-type="float" office:value="0.960770210735812" calcext:value-type="float">
            <text:p>0,9607702107</text:p>
          </table:table-cell>
          <table:table-cell table:formula="of:=[.P54]-[.O54]" office:value-type="float" office:value="0.00135750759769593" calcext:value-type="float">
            <text:p>0,0013575076</text:p>
          </table:table-cell>
          <table:table-cell table:formula="of:=([.Q54]/[.P54])%" office:value-type="percentage" office:value="0.0000141293681103639" calcext:value-type="percentage">
            <text:p>0,0014129368%</text:p>
          </table:table-cell>
          <table:table-cell table:formula="of:=[.$O$7] * [.$T$12]" office:value-type="float" office:value="0" calcext:value-type="float">
            <text:p>0</text:p>
          </table:table-cell>
          <table:table-cell table:formula="of:=[.O54]+[.S54]" office:value-type="float" office:value="0.959412703138116" calcext:value-type="float">
            <text:p>0,9594127031</text:p>
          </table:table-cell>
          <table:table-cell table:formula="of:=-[.T54]+[.P54]" office:value-type="float" office:value="0.00135750759769593" calcext:value-type="float">
            <text:p>0,0013575076</text:p>
          </table:table-cell>
          <table:table-cell table:formula="of:=([.U54]/[.P54])%" office:value-type="percentage" office:value="0.0000141293681103639" calcext:value-type="percentage">
            <text:p>0,0014129368%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999600076337068" calcext:value-type="float">
            <text:p>0,9996000763</text:p>
          </table:table-cell>
          <table:table-cell office:value-type="float" office:value="0.999600077990123" calcext:value-type="float">
            <text:p>0,999600078</text:p>
          </table:table-cell>
          <table:table-cell table:formula="of:=[.Z54]-[.Y54]" office:value-type="float" office:value="0.00000000165305502619617" calcext:value-type="float">
            <text:p>1,65305502619617E-009</text:p>
          </table:table-cell>
          <table:table-cell table:formula="of:=([.AA54]/[.Z54])%" office:value-type="percentage" office:value="0.000000000016537161616427" calcext:value-type="percentage">
            <text:p>0,0000000017%</text:p>
          </table:table-cell>
          <table:table-cell table:formula="of:=[.$O$7] * [.$T$12]" office:value-type="float" office:value="0" calcext:value-type="float">
            <text:p>0</text:p>
          </table:table-cell>
          <table:table-cell table:formula="of:=[.Y54]+[.AC54]" office:value-type="float" office:value="0.999600076337068" calcext:value-type="float">
            <text:p>0,9996000763</text:p>
          </table:table-cell>
          <table:table-cell table:formula="of:=-[.AD54]+[.Z54]" office:value-type="float" office:value="0.00000000165305502619617" calcext:value-type="float">
            <text:p>1,65305502619617E-009</text:p>
          </table:table-cell>
          <table:table-cell table:formula="of:=([.AE54]/[.Z54])%" office:value-type="percentage" office:value="0.000000000016537161616427" calcext:value-type="percentage">
            <text:p>0,0000000017%</text:p>
          </table:table-cell>
        </table:table-row>
        <table:table-row table:style-name="ro1">
          <table:table-cell table:number-columns-repeated="3"/>
          <table:table-cell office:value-type="float" office:value="41" calcext:value-type="float">
            <text:p>41</text:p>
          </table:table-cell>
          <table:table-cell office:value-type="float" office:value="0.995906588325553" calcext:value-type="float">
            <text:p>0,9959065883</text:p>
          </table:table-cell>
          <table:table-cell office:value-type="float" office:value="0.99590818935012" calcext:value-type="float">
            <text:p>0,9959081894</text:p>
          </table:table-cell>
          <table:table-cell table:formula="of:=[.F55]-[.E55]" office:value-type="float" office:value="0.00000160102456692179" calcext:value-type="float">
            <text:p>0,000001601</text:p>
          </table:table-cell>
          <table:table-cell table:formula="of:=([.G55]/[.F55])%" office:value-type="percentage" office:value="0.0000000160760257213621" calcext:value-type="percentage">
            <text:p>0,0000016076%</text:p>
          </table:table-cell>
          <table:table-cell table:formula="of:= [.$O$7] * [.$J$12]" office:value-type="float" office:value="0" calcext:value-type="float">
            <text:p>0,00E+000</text:p>
          </table:table-cell>
          <table:table-cell table:formula="of:=[.I55]+[.E55]" office:value-type="float" office:value="0.995906588325553" calcext:value-type="float">
            <text:p>0,9959065883</text:p>
          </table:table-cell>
          <table:table-cell table:formula="of:=[.F55]-[.J55]" office:value-type="float" office:value="0.00000160102456692179" calcext:value-type="float">
            <text:p>0,000001601</text:p>
          </table:table-cell>
          <table:table-cell table:formula="of:=([.K55]/[.F55])%" office:value-type="percentage" office:value="0.0000000160760257213621" calcext:value-type="percentage">
            <text:p>0,0000016076%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0.958471132957228" calcext:value-type="float">
            <text:p>0,958471133</text:p>
          </table:table-cell>
          <table:table-cell office:value-type="float" office:value="0.959809440525076" calcext:value-type="float">
            <text:p>0,9598094405</text:p>
          </table:table-cell>
          <table:table-cell table:formula="of:=[.P55]-[.O55]" office:value-type="float" office:value="0.00133830756784803" calcext:value-type="float">
            <text:p>0,0013383076</text:p>
          </table:table-cell>
          <table:table-cell table:formula="of:=([.Q55]/[.P55])%" office:value-type="percentage" office:value="0.0000139434716032383" calcext:value-type="percentage">
            <text:p>0,0013943472%</text:p>
          </table:table-cell>
          <table:table-cell table:formula="of:=[.$O$7] * [.$T$12]" office:value-type="float" office:value="0" calcext:value-type="float">
            <text:p>0</text:p>
          </table:table-cell>
          <table:table-cell table:formula="of:=[.O55]+[.S55]" office:value-type="float" office:value="0.958471132957228" calcext:value-type="float">
            <text:p>0,958471133</text:p>
          </table:table-cell>
          <table:table-cell table:formula="of:=-[.T55]+[.P55]" office:value-type="float" office:value="0.00133830756784803" calcext:value-type="float">
            <text:p>0,0013383076</text:p>
          </table:table-cell>
          <table:table-cell table:formula="of:=([.U55]/[.P55])%" office:value-type="percentage" office:value="0.0000139434716032383" calcext:value-type="percentage">
            <text:p>0,0013943472%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0.999590080359251" calcext:value-type="float">
            <text:p>0,9995900804</text:p>
          </table:table-cell>
          <table:table-cell office:value-type="float" office:value="0.999590081989343" calcext:value-type="float">
            <text:p>0,999590082</text:p>
          </table:table-cell>
          <table:table-cell table:formula="of:=[.Z55]-[.Y55]" office:value-type="float" office:value="0.00000000163009195031094" calcext:value-type="float">
            <text:p>1,63009195031094E-009</text:p>
          </table:table-cell>
          <table:table-cell table:formula="of:=([.AA55]/[.Z55])%" office:value-type="percentage" office:value="0.0000000000163075998411028" calcext:value-type="percentage">
            <text:p>0,0000000016%</text:p>
          </table:table-cell>
          <table:table-cell table:formula="of:=[.$O$7] * [.$T$12]" office:value-type="float" office:value="0" calcext:value-type="float">
            <text:p>0</text:p>
          </table:table-cell>
          <table:table-cell table:formula="of:=[.Y55]+[.AC55]" office:value-type="float" office:value="0.999590080359251" calcext:value-type="float">
            <text:p>0,9995900804</text:p>
          </table:table-cell>
          <table:table-cell table:formula="of:=-[.AD55]+[.Z55]" office:value-type="float" office:value="0.00000000163009195031094" calcext:value-type="float">
            <text:p>1,63009195031094E-009</text:p>
          </table:table-cell>
          <table:table-cell table:formula="of:=([.AE55]/[.Z55])%" office:value-type="percentage" office:value="0.0000000000163075998411028" calcext:value-type="percentage">
            <text:p>0,0000000016%</text:p>
          </table:table-cell>
        </table:table-row>
        <table:table-row table:style-name="ro1">
          <table:table-cell table:number-columns-repeated="3"/>
          <table:table-cell office:value-type="float" office:value="42" calcext:value-type="float">
            <text:p>42</text:p>
          </table:table-cell>
          <table:table-cell office:value-type="float" office:value="0.995807019886091" calcext:value-type="float">
            <text:p>0,9958070199</text:p>
          </table:table-cell>
          <table:table-cell office:value-type="float" office:value="0.995808598531185" calcext:value-type="float">
            <text:p>0,9958085985</text:p>
          </table:table-cell>
          <table:table-cell table:formula="of:=[.F56]-[.E56]" office:value-type="float" office:value="0.00000157864509398031" calcext:value-type="float">
            <text:p>1,57864509398031E-006</text:p>
          </table:table-cell>
          <table:table-cell table:formula="of:=([.G56]/[.F56])%" office:value-type="percentage" office:value="0.0000000158528967980582" calcext:value-type="percentage">
            <text:p>0,0000015853%</text:p>
          </table:table-cell>
          <table:table-cell table:formula="of:= [.$O$7] * [.$J$12]" office:value-type="float" office:value="0" calcext:value-type="float">
            <text:p>0,00E+000</text:p>
          </table:table-cell>
          <table:table-cell table:formula="of:=[.I56]+[.E56]" office:value-type="float" office:value="0.995807019886091" calcext:value-type="float">
            <text:p>0,9958070199</text:p>
          </table:table-cell>
          <table:table-cell table:formula="of:=[.F56]-[.J56]" office:value-type="float" office:value="0.00000157864509398031" calcext:value-type="float">
            <text:p>1,57864509398031E-006</text:p>
          </table:table-cell>
          <table:table-cell table:formula="of:=([.K56]/[.F56])%" office:value-type="percentage" office:value="0.0000000158528967980582" calcext:value-type="percentage">
            <text:p>0,0000015853%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0.957530338369569" calcext:value-type="float">
            <text:p>0,9575303384</text:p>
          </table:table-cell>
          <table:table-cell office:value-type="float" office:value="0.958849631084551" calcext:value-type="float">
            <text:p>0,9588496311</text:p>
          </table:table-cell>
          <table:table-cell table:formula="of:=[.P56]-[.O56]" office:value-type="float" office:value="0.0013192927149821" calcext:value-type="float">
            <text:p>0,0013192927</text:p>
          </table:table-cell>
          <table:table-cell table:formula="of:=([.Q56]/[.P56])%" office:value-type="percentage" office:value="0.0000137591200143571" calcext:value-type="percentage">
            <text:p>0,0013759120%</text:p>
          </table:table-cell>
          <table:table-cell table:formula="of:=[.$O$7] * [.$T$12]" office:value-type="float" office:value="0" calcext:value-type="float">
            <text:p>0</text:p>
          </table:table-cell>
          <table:table-cell table:formula="of:=[.O56]+[.S56]" office:value-type="float" office:value="0.957530338369569" calcext:value-type="float">
            <text:p>0,9575303384</text:p>
          </table:table-cell>
          <table:table-cell table:formula="of:=-[.T56]+[.P56]" office:value-type="float" office:value="0.0013192927149821" calcext:value-type="float">
            <text:p>0,0013192927</text:p>
          </table:table-cell>
          <table:table-cell table:formula="of:=([.U56]/[.P56])%" office:value-type="percentage" office:value="0.0000137591200143571" calcext:value-type="percentage">
            <text:p>0,0013759120%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0.999580084481181" calcext:value-type="float">
            <text:p>0,9995800845</text:p>
          </table:table-cell>
          <table:table-cell office:value-type="float" office:value="0.999580086088523" calcext:value-type="float">
            <text:p>0,9995800861</text:p>
          </table:table-cell>
          <table:table-cell table:formula="of:=[.Z56]-[.Y56]" office:value-type="float" office:value="0.00000000160734203724644" calcext:value-type="float">
            <text:p>1,60734203724644E-009</text:p>
          </table:table-cell>
          <table:table-cell table:formula="of:=([.AA56]/[.Z56])%" office:value-type="percentage" office:value="0.0000000000160801759927318" calcext:value-type="percentage">
            <text:p>0,0000000016%</text:p>
          </table:table-cell>
          <table:table-cell table:formula="of:=[.$O$7] * [.$T$12]" office:value-type="float" office:value="0" calcext:value-type="float">
            <text:p>0</text:p>
          </table:table-cell>
          <table:table-cell table:formula="of:=[.Y56]+[.AC56]" office:value-type="float" office:value="0.999580084481181" calcext:value-type="float">
            <text:p>0,9995800845</text:p>
          </table:table-cell>
          <table:table-cell table:formula="of:=-[.AD56]+[.Z56]" office:value-type="float" office:value="0.00000000160734203724644" calcext:value-type="float">
            <text:p>1,60734203724644E-009</text:p>
          </table:table-cell>
          <table:table-cell table:formula="of:=([.AE56]/[.Z56])%" office:value-type="percentage" office:value="0.0000000000160801759927318" calcext:value-type="percentage">
            <text:p>0,0000000016%</text:p>
          </table:table-cell>
        </table:table-row>
        <table:table-row table:style-name="ro1">
          <table:table-cell table:number-columns-repeated="3"/>
          <table:table-cell office:value-type="float" office:value="43" calcext:value-type="float">
            <text:p>43</text:p>
          </table:table-cell>
          <table:table-cell office:value-type="float" office:value="0.995707461195815" calcext:value-type="float">
            <text:p>0,9957074612</text:p>
          </table:table-cell>
          <table:table-cell office:value-type="float" office:value="0.995709017671332" calcext:value-type="float">
            <text:p>0,9957090177</text:p>
          </table:table-cell>
          <table:table-cell table:formula="of:=[.F57]-[.E57]" office:value-type="float" office:value="0.00000155647551702831" calcext:value-type="float">
            <text:p>1,55647551702831E-006</text:p>
          </table:table-cell>
          <table:table-cell table:formula="of:=([.G57]/[.F57])%" office:value-type="percentage" office:value="0.0000000156318310767573" calcext:value-type="percentage">
            <text:p>0,0000015632%</text:p>
          </table:table-cell>
          <table:table-cell table:formula="of:= [.$O$7] * [.$J$12]" office:value-type="float" office:value="0" calcext:value-type="float">
            <text:p>0,00E+000</text:p>
          </table:table-cell>
          <table:table-cell table:formula="of:=[.I57]+[.E57]" office:value-type="float" office:value="0.995707461195815" calcext:value-type="float">
            <text:p>0,9957074612</text:p>
          </table:table-cell>
          <table:table-cell table:formula="of:=[.F57]-[.J57]" office:value-type="float" office:value="0.00000155647551702831" calcext:value-type="float">
            <text:p>1,55647551702831E-006</text:p>
          </table:table-cell>
          <table:table-cell table:formula="of:=([.K57]/[.F57])%" office:value-type="percentage" office:value="0.0000000156318310767573" calcext:value-type="percentage">
            <text:p>0,0000015632%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0.95659031937514" calcext:value-type="float">
            <text:p>0,9565903194</text:p>
          </table:table-cell>
          <table:table-cell office:value-type="float" office:value="0.957890781453466" calcext:value-type="float">
            <text:p>0,9578907815</text:p>
          </table:table-cell>
          <table:table-cell table:formula="of:=[.P57]-[.O57]" office:value-type="float" office:value="0.00130046207832601" calcext:value-type="float">
            <text:p>0,0013004621</text:p>
          </table:table-cell>
          <table:table-cell table:formula="of:=([.Q57]/[.P57])%" office:value-type="percentage" office:value="0.0000135763085260383" calcext:value-type="percentage">
            <text:p>0,0013576309%</text:p>
          </table:table-cell>
          <table:table-cell table:formula="of:=[.$O$7] * [.$T$12]" office:value-type="float" office:value="0" calcext:value-type="float">
            <text:p>0</text:p>
          </table:table-cell>
          <table:table-cell table:formula="of:=[.O57]+[.S57]" office:value-type="float" office:value="0.95659031937514" calcext:value-type="float">
            <text:p>0,9565903194</text:p>
          </table:table-cell>
          <table:table-cell table:formula="of:=-[.T57]+[.P57]" office:value-type="float" office:value="0.00130046207832601" calcext:value-type="float">
            <text:p>0,0013004621</text:p>
          </table:table-cell>
          <table:table-cell table:formula="of:=([.U57]/[.P57])%" office:value-type="percentage" office:value="0.0000135763085260383" calcext:value-type="percentage">
            <text:p>0,0013576309%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0.999570088702857" calcext:value-type="float">
            <text:p>0,9995700887</text:p>
          </table:table-cell>
          <table:table-cell office:value-type="float" office:value="0.999570090287662" calcext:value-type="float">
            <text:p>0,9995700903</text:p>
          </table:table-cell>
          <table:table-cell table:formula="of:=[.Z57]-[.Y57]" office:value-type="float" office:value="0.00000000158480495393576" calcext:value-type="float">
            <text:p>1,58480495393576E-009</text:p>
          </table:table-cell>
          <table:table-cell table:formula="of:=([.AA57]/[.Z57])%" office:value-type="percentage" office:value="0.000000000015854870142912" calcext:value-type="percentage">
            <text:p>0,0000000016%</text:p>
          </table:table-cell>
          <table:table-cell table:formula="of:=[.$O$7] * [.$T$12]" office:value-type="float" office:value="0" calcext:value-type="float">
            <text:p>0</text:p>
          </table:table-cell>
          <table:table-cell table:formula="of:=[.Y57]+[.AC57]" office:value-type="float" office:value="0.999570088702857" calcext:value-type="float">
            <text:p>0,9995700887</text:p>
          </table:table-cell>
          <table:table-cell table:formula="of:=-[.AD57]+[.Z57]" office:value-type="float" office:value="0.00000000158480495393576" calcext:value-type="float">
            <text:p>1,58480495393576E-009</text:p>
          </table:table-cell>
          <table:table-cell table:formula="of:=([.AE57]/[.Z57])%" office:value-type="percentage" office:value="0.000000000015854870142912" calcext:value-type="percentage">
            <text:p>0,0000000016%</text:p>
          </table:table-cell>
        </table:table-row>
        <table:table-row table:style-name="ro1">
          <table:table-cell table:number-columns-repeated="3"/>
          <table:table-cell office:value-type="float" office:value="44" calcext:value-type="float">
            <text:p>44</text:p>
          </table:table-cell>
          <table:table-cell office:value-type="float" office:value="0.995607912254726" calcext:value-type="float">
            <text:p>0,9956079123</text:p>
          </table:table-cell>
          <table:table-cell office:value-type="float" office:value="0.995609446769565" calcext:value-type="float">
            <text:p>0,9956094468</text:p>
          </table:table-cell>
          <table:table-cell table:formula="of:=[.F58]-[.E58]" office:value-type="float" office:value="0.00000153451483897449" calcext:value-type="float">
            <text:p>1,53451483897449E-006</text:p>
          </table:table-cell>
          <table:table-cell table:formula="of:=([.G58]/[.F58])%" office:value-type="percentage" office:value="0.0000000154128191950724" calcext:value-type="percentage">
            <text:p>0,0000015413%</text:p>
          </table:table-cell>
          <table:table-cell table:formula="of:= [.$O$7] * [.$J$12]" office:value-type="float" office:value="0" calcext:value-type="float">
            <text:p>0,00E+000</text:p>
          </table:table-cell>
          <table:table-cell table:formula="of:=[.I58]+[.E58]" office:value-type="float" office:value="0.995607912254726" calcext:value-type="float">
            <text:p>0,9956079123</text:p>
          </table:table-cell>
          <table:table-cell table:formula="of:=[.F58]-[.J58]" office:value-type="float" office:value="0.00000153451483897449" calcext:value-type="float">
            <text:p>1,53451483897449E-006</text:p>
          </table:table-cell>
          <table:table-cell table:formula="of:=([.K58]/[.F58])%" office:value-type="percentage" office:value="0.0000000154128191950724" calcext:value-type="percentage">
            <text:p>0,0000015413%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0.955651075973942" calcext:value-type="float">
            <text:p>0,955651076</text:p>
          </table:table-cell>
          <table:table-cell office:value-type="float" office:value="0.956932890672013" calcext:value-type="float">
            <text:p>0,9569328907</text:p>
          </table:table-cell>
          <table:table-cell table:formula="of:=[.P58]-[.O58]" office:value-type="float" office:value="0.00128181469807098" calcext:value-type="float">
            <text:p>0,0012818147</text:p>
          </table:table-cell>
          <table:table-cell table:formula="of:=([.Q58]/[.P58])%" office:value-type="percentage" office:value="0.0000133950323012833" calcext:value-type="percentage">
            <text:p>0,0013395032%</text:p>
          </table:table-cell>
          <table:table-cell table:formula="of:=[.$O$7] * [.$T$12]" office:value-type="float" office:value="0" calcext:value-type="float">
            <text:p>0</text:p>
          </table:table-cell>
          <table:table-cell table:formula="of:=[.O58]+[.S58]" office:value-type="float" office:value="0.955651075973942" calcext:value-type="float">
            <text:p>0,955651076</text:p>
          </table:table-cell>
          <table:table-cell table:formula="of:=-[.T58]+[.P58]" office:value-type="float" office:value="0.00128181469807098" calcext:value-type="float">
            <text:p>0,0012818147</text:p>
          </table:table-cell>
          <table:table-cell table:formula="of:=([.U58]/[.P58])%" office:value-type="percentage" office:value="0.0000133950323012833" calcext:value-type="percentage">
            <text:p>0,0013395032%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0.999560093024279" calcext:value-type="float">
            <text:p>0,999560093</text:p>
          </table:table-cell>
          <table:table-cell office:value-type="float" office:value="0.999560094586759" calcext:value-type="float">
            <text:p>0,9995600946</text:p>
          </table:table-cell>
          <table:table-cell table:formula="of:=[.Z58]-[.Y58]" office:value-type="float" office:value="0.00000000156248003424508" calcext:value-type="float">
            <text:p>1,56248003424508E-009</text:p>
          </table:table-cell>
          <table:table-cell table:formula="of:=([.AA58]/[.Z58])%" office:value-type="percentage" office:value="0.0000000000156316768016939" calcext:value-type="percentage">
            <text:p>0,0000000016%</text:p>
          </table:table-cell>
          <table:table-cell table:formula="of:=[.$O$7] * [.$T$12]" office:value-type="float" office:value="0" calcext:value-type="float">
            <text:p>0</text:p>
          </table:table-cell>
          <table:table-cell table:formula="of:=[.Y58]+[.AC58]" office:value-type="float" office:value="0.999560093024279" calcext:value-type="float">
            <text:p>0,999560093</text:p>
          </table:table-cell>
          <table:table-cell table:formula="of:=-[.AD58]+[.Z58]" office:value-type="float" office:value="0.00000000156248003424508" calcext:value-type="float">
            <text:p>1,56248003424508E-009</text:p>
          </table:table-cell>
          <table:table-cell table:formula="of:=([.AE58]/[.Z58])%" office:value-type="percentage" office:value="0.0000000000156316768016939" calcext:value-type="percentage">
            <text:p>0,0000000016%</text:p>
          </table:table-cell>
        </table:table-row>
        <table:table-row table:style-name="ro1">
          <table:table-cell table:number-columns-repeated="3"/>
          <table:table-cell office:value-type="float" office:value="45" calcext:value-type="float">
            <text:p>45</text:p>
          </table:table-cell>
          <table:table-cell office:value-type="float" office:value="0.995508373062822" calcext:value-type="float">
            <text:p>0,9955083731</text:p>
          </table:table-cell>
          <table:table-cell office:value-type="float" office:value="0.995509885824888" calcext:value-type="float">
            <text:p>0,9955098858</text:p>
          </table:table-cell>
          <table:table-cell table:formula="of:=[.F59]-[.E59]" office:value-type="float" office:value="0.00000151276206605822" calcext:value-type="float">
            <text:p>1,51276206605822E-006</text:p>
          </table:table-cell>
          <table:table-cell table:formula="of:=([.G59]/[.F59])%" office:value-type="percentage" office:value="0.0000000151958517655567" calcext:value-type="percentage">
            <text:p>0,0000015196%</text:p>
          </table:table-cell>
          <table:table-cell table:formula="of:= [.$O$7] * [.$J$12]" office:value-type="float" office:value="0" calcext:value-type="float">
            <text:p>0,00E+000</text:p>
          </table:table-cell>
          <table:table-cell table:formula="of:=[.I59]+[.E59]" office:value-type="float" office:value="0.995508373062822" calcext:value-type="float">
            <text:p>0,9955083731</text:p>
          </table:table-cell>
          <table:table-cell table:formula="of:=[.F59]-[.J59]" office:value-type="float" office:value="0.00000151276206605822" calcext:value-type="float">
            <text:p>1,51276206605822E-006</text:p>
          </table:table-cell>
          <table:table-cell table:formula="of:=([.K59]/[.F59])%" office:value-type="percentage" office:value="0.0000000151958517655567" calcext:value-type="percentage">
            <text:p>0,0000015196%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0.954712608165972" calcext:value-type="float">
            <text:p>0,9547126082</text:p>
          </table:table-cell>
          <table:table-cell office:value-type="float" office:value="0.955975957781341" calcext:value-type="float">
            <text:p>0,9559759578</text:p>
          </table:table-cell>
          <table:table-cell table:formula="of:=[.P59]-[.O59]" office:value-type="float" office:value="0.001263349615369" calcext:value-type="float">
            <text:p>0,0012633496</text:p>
          </table:table-cell>
          <table:table-cell table:formula="of:=([.Q59]/[.P59])%" office:value-type="percentage" office:value="0.0000132152864837815" calcext:value-type="percentage">
            <text:p>0,0013215286%</text:p>
          </table:table-cell>
          <table:table-cell table:formula="of:=[.$O$7] * [.$T$12]" office:value-type="float" office:value="0" calcext:value-type="float">
            <text:p>0</text:p>
          </table:table-cell>
          <table:table-cell table:formula="of:=[.O59]+[.S59]" office:value-type="float" office:value="0.954712608165972" calcext:value-type="float">
            <text:p>0,9547126082</text:p>
          </table:table-cell>
          <table:table-cell table:formula="of:=-[.T59]+[.P59]" office:value-type="float" office:value="0.001263349615369" calcext:value-type="float">
            <text:p>0,0012633496</text:p>
          </table:table-cell>
          <table:table-cell table:formula="of:=([.U59]/[.P59])%" office:value-type="percentage" office:value="0.0000132152864837815" calcext:value-type="percentage">
            <text:p>0,0013215286%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0.999550097445447" calcext:value-type="float">
            <text:p>0,9995500974</text:p>
          </table:table-cell>
          <table:table-cell office:value-type="float" office:value="0.999550098985814" calcext:value-type="float">
            <text:p>0,999550099</text:p>
          </table:table-cell>
          <table:table-cell table:formula="of:=[.Z59]-[.Y59]" office:value-type="float" office:value="0.00000000154036694510751" calcext:value-type="float">
            <text:p>1,54036694510751E-009</text:p>
          </table:table-cell>
          <table:table-cell table:formula="of:=([.AA59]/[.Z59])%" office:value-type="percentage" office:value="0.0000000000154105938110757" calcext:value-type="percentage">
            <text:p>0,0000000015%</text:p>
          </table:table-cell>
          <table:table-cell table:formula="of:=[.$O$7] * [.$T$12]" office:value-type="float" office:value="0" calcext:value-type="float">
            <text:p>0</text:p>
          </table:table-cell>
          <table:table-cell table:formula="of:=[.Y59]+[.AC59]" office:value-type="float" office:value="0.999550097445447" calcext:value-type="float">
            <text:p>0,9995500974</text:p>
          </table:table-cell>
          <table:table-cell table:formula="of:=-[.AD59]+[.Z59]" office:value-type="float" office:value="0.00000000154036694510751" calcext:value-type="float">
            <text:p>1,54036694510751E-009</text:p>
          </table:table-cell>
          <table:table-cell table:formula="of:=([.AE59]/[.Z59])%" office:value-type="percentage" office:value="0.0000000000154105938110757" calcext:value-type="percentage">
            <text:p>0,0000000015%</text:p>
          </table:table-cell>
        </table:table-row>
        <table:table-row table:style-name="ro1">
          <table:table-cell table:number-columns-repeated="3"/>
          <table:table-cell office:value-type="float" office:value="46" calcext:value-type="float">
            <text:p>46</text:p>
          </table:table-cell>
          <table:table-cell office:value-type="float" office:value="0.995408843620105" calcext:value-type="float">
            <text:p>0,9954088436</text:p>
          </table:table-cell>
          <table:table-cell office:value-type="float" office:value="0.995410334836305" calcext:value-type="float">
            <text:p>0,9954103348</text:p>
          </table:table-cell>
          <table:table-cell table:formula="of:=[.F60]-[.E60]" office:value-type="float" office:value="0.00000149121619996695" calcext:value-type="float">
            <text:p>1,49121619996695E-006</text:p>
          </table:table-cell>
          <table:table-cell table:formula="of:=([.G60]/[.F60])%" office:value-type="percentage" office:value="0.0000000149809194035762" calcext:value-type="percentage">
            <text:p>0,0000014981%</text:p>
          </table:table-cell>
          <table:table-cell table:formula="of:= [.$O$7] * [.$J$12]" office:value-type="float" office:value="0" calcext:value-type="float">
            <text:p>0,00E+000</text:p>
          </table:table-cell>
          <table:table-cell table:formula="of:=[.I60]+[.E60]" office:value-type="float" office:value="0.995408843620105" calcext:value-type="float">
            <text:p>0,9954088436</text:p>
          </table:table-cell>
          <table:table-cell table:formula="of:=[.F60]-[.J60]" office:value-type="float" office:value="0.00000149121619996695" calcext:value-type="float">
            <text:p>1,49121619996695E-006</text:p>
          </table:table-cell>
          <table:table-cell table:formula="of:=([.K60]/[.F60])%" office:value-type="percentage" office:value="0.0000000149809194035762" calcext:value-type="percentage">
            <text:p>0,0000014981%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0.953774915951232" calcext:value-type="float">
            <text:p>0,953774916</text:p>
          </table:table-cell>
          <table:table-cell office:value-type="float" office:value="0.95501998182356" calcext:value-type="float">
            <text:p>0,9550199818</text:p>
          </table:table-cell>
          <table:table-cell table:formula="of:=[.P60]-[.O60]" office:value-type="float" office:value="0.00124506587232787" calcext:value-type="float">
            <text:p>0,0012450659</text:p>
          </table:table-cell>
          <table:table-cell table:formula="of:=([.Q60]/[.P60])%" office:value-type="percentage" office:value="0.0000130370661978173" calcext:value-type="percentage">
            <text:p>0,0013037066%</text:p>
          </table:table-cell>
          <table:table-cell table:formula="of:=[.$O$7] * [.$T$12]" office:value-type="float" office:value="0" calcext:value-type="float">
            <text:p>0</text:p>
          </table:table-cell>
          <table:table-cell table:formula="of:=[.O60]+[.S60]" office:value-type="float" office:value="0.953774915951232" calcext:value-type="float">
            <text:p>0,953774916</text:p>
          </table:table-cell>
          <table:table-cell table:formula="of:=-[.T60]+[.P60]" office:value-type="float" office:value="0.00124506587232787" calcext:value-type="float">
            <text:p>0,0012450659</text:p>
          </table:table-cell>
          <table:table-cell table:formula="of:=([.U60]/[.P60])%" office:value-type="percentage" office:value="0.0000130370661978173" calcext:value-type="percentage">
            <text:p>0,0013037066%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0.999540101966363" calcext:value-type="float">
            <text:p>0,999540102</text:p>
          </table:table-cell>
          <table:table-cell office:value-type="float" office:value="0.999540103484824" calcext:value-type="float">
            <text:p>0,9995401035</text:p>
          </table:table-cell>
          <table:table-cell table:formula="of:=[.Z60]-[.Y60]" office:value-type="float" office:value="0.00000000151846091256402" calcext:value-type="float">
            <text:p>1,51846091256402E-009</text:p>
          </table:table-cell>
          <table:table-cell table:formula="of:=([.AA60]/[.Z60])%" office:value-type="percentage" office:value="0.0000000000151915967982908" calcext:value-type="percentage">
            <text:p>0,0000000015%</text:p>
          </table:table-cell>
          <table:table-cell table:formula="of:=[.$O$7] * [.$T$12]" office:value-type="float" office:value="0" calcext:value-type="float">
            <text:p>0</text:p>
          </table:table-cell>
          <table:table-cell table:formula="of:=[.Y60]+[.AC60]" office:value-type="float" office:value="0.999540101966363" calcext:value-type="float">
            <text:p>0,999540102</text:p>
          </table:table-cell>
          <table:table-cell table:formula="of:=-[.AD60]+[.Z60]" office:value-type="float" office:value="0.00000000151846091256402" calcext:value-type="float">
            <text:p>1,51846091256402E-009</text:p>
          </table:table-cell>
          <table:table-cell table:formula="of:=([.AE60]/[.Z60])%" office:value-type="percentage" office:value="0.0000000000151915967982908" calcext:value-type="percentage">
            <text:p>0,0000000015%</text:p>
          </table:table-cell>
        </table:table-row>
        <table:table-row table:style-name="ro1">
          <table:table-cell table:number-columns-repeated="3"/>
          <table:table-cell office:value-type="float" office:value="47" calcext:value-type="float">
            <text:p>47</text:p>
          </table:table-cell>
          <table:table-cell office:value-type="float" office:value="0.995309323926575" calcext:value-type="float">
            <text:p>0,9953093239</text:p>
          </table:table-cell>
          <table:table-cell office:value-type="float" office:value="0.995310793802822" calcext:value-type="float">
            <text:p>0,9953107938</text:p>
          </table:table-cell>
          <table:table-cell table:formula="of:=[.F61]-[.E61]" office:value-type="float" office:value="0.00000146987624694006" calcext:value-type="float">
            <text:p>1,46987624694006E-006</text:p>
          </table:table-cell>
          <table:table-cell table:formula="of:=([.G61]/[.F61])%" office:value-type="percentage" office:value="0.0000000147680127273118" calcext:value-type="percentage">
            <text:p>0,0000014768%</text:p>
          </table:table-cell>
          <table:table-cell table:formula="of:= [.$O$7] * [.$J$12]" office:value-type="float" office:value="0" calcext:value-type="float">
            <text:p>0,00E+000</text:p>
          </table:table-cell>
          <table:table-cell table:formula="of:=[.I61]+[.E61]" office:value-type="float" office:value="0.995309323926575" calcext:value-type="float">
            <text:p>0,9953093239</text:p>
          </table:table-cell>
          <table:table-cell table:formula="of:=[.F61]-[.J61]" office:value-type="float" office:value="0.00000146987624694006" calcext:value-type="float">
            <text:p>1,46987624694006E-006</text:p>
          </table:table-cell>
          <table:table-cell table:formula="of:=([.K61]/[.F61])%" office:value-type="percentage" office:value="0.0000000147680127273118" calcext:value-type="percentage">
            <text:p>0,0000014768%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0.952837999329723" calcext:value-type="float">
            <text:p>0,9528379993</text:p>
          </table:table-cell>
          <table:table-cell office:value-type="float" office:value="0.954064961841736" calcext:value-type="float">
            <text:p>0,9540649618</text:p>
          </table:table-cell>
          <table:table-cell table:formula="of:=[.P61]-[.O61]" office:value-type="float" office:value="0.00122696251201293" calcext:value-type="float">
            <text:p>0,0012269625</text:p>
          </table:table-cell>
          <table:table-cell table:formula="of:=([.Q61]/[.P61])%" office:value-type="percentage" office:value="0.0000128603665482584" calcext:value-type="percentage">
            <text:p>0,0012860367%</text:p>
          </table:table-cell>
          <table:table-cell table:formula="of:=[.$O$7] * [.$T$12]" office:value-type="float" office:value="0" calcext:value-type="float">
            <text:p>0</text:p>
          </table:table-cell>
          <table:table-cell table:formula="of:=[.O61]+[.S61]" office:value-type="float" office:value="0.952837999329723" calcext:value-type="float">
            <text:p>0,9528379993</text:p>
          </table:table-cell>
          <table:table-cell table:formula="of:=-[.T61]+[.P61]" office:value-type="float" office:value="0.00122696251201293" calcext:value-type="float">
            <text:p>0,0012269625</text:p>
          </table:table-cell>
          <table:table-cell table:formula="of:=([.U61]/[.P61])%" office:value-type="percentage" office:value="0.0000128603665482584" calcext:value-type="percentage">
            <text:p>0,0012860367%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0.999530106587024" calcext:value-type="float">
            <text:p>0,9995301066</text:p>
          </table:table-cell>
          <table:table-cell office:value-type="float" office:value="0.999530108083789" calcext:value-type="float">
            <text:p>0,9995301081</text:p>
          </table:table-cell>
          <table:table-cell table:formula="of:=[.Z61]-[.Y61]" office:value-type="float" office:value="0.0000000014967649342168" calcext:value-type="float">
            <text:p>1,4967649342168E-009</text:p>
          </table:table-cell>
          <table:table-cell table:formula="of:=([.AA61]/[.Z61])%" office:value-type="percentage" office:value="0.0000000000149746891582203" calcext:value-type="percentage">
            <text:p>0,0000000015%</text:p>
          </table:table-cell>
          <table:table-cell table:formula="of:=[.$O$7] * [.$T$12]" office:value-type="float" office:value="0" calcext:value-type="float">
            <text:p>0</text:p>
          </table:table-cell>
          <table:table-cell table:formula="of:=[.Y61]+[.AC61]" office:value-type="float" office:value="0.999530106587024" calcext:value-type="float">
            <text:p>0,9995301066</text:p>
          </table:table-cell>
          <table:table-cell table:formula="of:=-[.AD61]+[.Z61]" office:value-type="float" office:value="0.0000000014967649342168" calcext:value-type="float">
            <text:p>1,4967649342168E-009</text:p>
          </table:table-cell>
          <table:table-cell table:formula="of:=([.AE61]/[.Z61])%" office:value-type="percentage" office:value="0.0000000000149746891582203" calcext:value-type="percentage">
            <text:p>0,0000000015%</text:p>
          </table:table-cell>
        </table:table-row>
        <table:table-row table:style-name="ro1">
          <table:table-cell table:number-columns-repeated="3"/>
          <table:table-cell office:value-type="float" office:value="48" calcext:value-type="float">
            <text:p>48</text:p>
          </table:table-cell>
          <table:table-cell office:value-type="float" office:value="0.99520981398223" calcext:value-type="float">
            <text:p>0,995209814</text:p>
          </table:table-cell>
          <table:table-cell office:value-type="float" office:value="0.995211262723441" calcext:value-type="float">
            <text:p>0,9952112627</text:p>
          </table:table-cell>
          <table:table-cell table:formula="of:=[.F62]-[.E62]" office:value-type="float" office:value="0.0000014487412111075" calcext:value-type="float">
            <text:p>1,4487412111075E-006</text:p>
          </table:table-cell>
          <table:table-cell table:formula="of:=([.G62]/[.F62])%" office:value-type="percentage" office:value="0.0000000145571223466058" calcext:value-type="percentage">
            <text:p>0,0000014557%</text:p>
          </table:table-cell>
          <table:table-cell table:formula="of:= [.$O$7] * [.$J$12]" office:value-type="float" office:value="0" calcext:value-type="float">
            <text:p>0,00E+000</text:p>
          </table:table-cell>
          <table:table-cell table:formula="of:=[.I62]+[.E62]" office:value-type="float" office:value="0.99520981398223" calcext:value-type="float">
            <text:p>0,995209814</text:p>
          </table:table-cell>
          <table:table-cell table:formula="of:=[.F62]-[.J62]" office:value-type="float" office:value="0.0000014487412111075" calcext:value-type="float">
            <text:p>1,4487412111075E-006</text:p>
          </table:table-cell>
          <table:table-cell table:formula="of:=([.K62]/[.F62])%" office:value-type="percentage" office:value="0.0000000145571223466058" calcext:value-type="percentage">
            <text:p>0,0000014557%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0.951901858301442" calcext:value-type="float">
            <text:p>0,9519018583</text:p>
          </table:table-cell>
          <table:table-cell office:value-type="float" office:value="0.953110896879894" calcext:value-type="float">
            <text:p>0,9531108969</text:p>
          </table:table-cell>
          <table:table-cell table:formula="of:=[.P62]-[.O62]" office:value-type="float" office:value="0.001209038578452" calcext:value-type="float">
            <text:p>0,0012090386</text:p>
          </table:table-cell>
          <table:table-cell table:formula="of:=([.Q62]/[.P62])%" office:value-type="percentage" office:value="0.0000126851826205105" calcext:value-type="percentage">
            <text:p>0,0012685183%</text:p>
          </table:table-cell>
          <table:table-cell table:formula="of:=[.$O$7] * [.$T$12]" office:value-type="float" office:value="0" calcext:value-type="float">
            <text:p>0</text:p>
          </table:table-cell>
          <table:table-cell table:formula="of:=[.O62]+[.S62]" office:value-type="float" office:value="0.951901858301442" calcext:value-type="float">
            <text:p>0,9519018583</text:p>
          </table:table-cell>
          <table:table-cell table:formula="of:=-[.T62]+[.P62]" office:value-type="float" office:value="0.001209038578452" calcext:value-type="float">
            <text:p>0,0012090386</text:p>
          </table:table-cell>
          <table:table-cell table:formula="of:=([.U62]/[.P62])%" office:value-type="percentage" office:value="0.0000126851826205105" calcext:value-type="percentage">
            <text:p>0,0012685183%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0.999520111307431" calcext:value-type="float">
            <text:p>0,9995201113</text:p>
          </table:table-cell>
          <table:table-cell office:value-type="float" office:value="0.999520112782708" calcext:value-type="float">
            <text:p>0,9995201128</text:p>
          </table:table-cell>
          <table:table-cell table:formula="of:=[.Z62]-[.Y62]" office:value-type="float" office:value="0.00000000147527690064209" calcext:value-type="float">
            <text:p>1,47527690064209E-009</text:p>
          </table:table-cell>
          <table:table-cell table:formula="of:=([.AA62]/[.Z62])%" office:value-type="percentage" office:value="0.0000000000147598520707587" calcext:value-type="percentage">
            <text:p>0,0000000015%</text:p>
          </table:table-cell>
          <table:table-cell table:formula="of:=[.$O$7] * [.$T$12]" office:value-type="float" office:value="0" calcext:value-type="float">
            <text:p>0</text:p>
          </table:table-cell>
          <table:table-cell table:formula="of:=[.Y62]+[.AC62]" office:value-type="float" office:value="0.999520111307431" calcext:value-type="float">
            <text:p>0,9995201113</text:p>
          </table:table-cell>
          <table:table-cell table:formula="of:=-[.AD62]+[.Z62]" office:value-type="float" office:value="0.00000000147527690064209" calcext:value-type="float">
            <text:p>1,47527690064209E-009</text:p>
          </table:table-cell>
          <table:table-cell table:formula="of:=([.AE62]/[.Z62])%" office:value-type="percentage" office:value="0.0000000000147598520707587" calcext:value-type="percentage">
            <text:p>0,0000000015%</text:p>
          </table:table-cell>
        </table:table-row>
        <table:table-row table:style-name="ro1">
          <table:table-cell table:number-columns-repeated="3"/>
          <table:table-cell office:value-type="float" office:value="49" calcext:value-type="float">
            <text:p>49</text:p>
          </table:table-cell>
          <table:table-cell office:value-type="float" office:value="0.995110313787072" calcext:value-type="float">
            <text:p>0,9951103138</text:p>
          </table:table-cell>
          <table:table-cell office:value-type="float" office:value="0.995111741597169" calcext:value-type="float">
            <text:p>0,9951117416</text:p>
          </table:table-cell>
          <table:table-cell table:formula="of:=[.F63]-[.E63]" office:value-type="float" office:value="0.00000142781009704329" calcext:value-type="float">
            <text:p>1,42781009704329E-006</text:p>
          </table:table-cell>
          <table:table-cell table:formula="of:=([.G63]/[.F63])%" office:value-type="percentage" office:value="0.000000014348238870769" calcext:value-type="percentage">
            <text:p>0,0000014348%</text:p>
          </table:table-cell>
          <table:table-cell table:formula="of:= [.$O$7] * [.$J$12]" office:value-type="float" office:value="0" calcext:value-type="float">
            <text:p>0,00E+000</text:p>
          </table:table-cell>
          <table:table-cell table:formula="of:=[.I63]+[.E63]" office:value-type="float" office:value="0.995110313787072" calcext:value-type="float">
            <text:p>0,9951103138</text:p>
          </table:table-cell>
          <table:table-cell table:formula="of:=[.F63]-[.J63]" office:value-type="float" office:value="0.00000142781009704329" calcext:value-type="float">
            <text:p>1,42781009704329E-006</text:p>
          </table:table-cell>
          <table:table-cell table:formula="of:=([.K63]/[.F63])%" office:value-type="percentage" office:value="0.000000014348238870769" calcext:value-type="percentage">
            <text:p>0,0000014348%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0.950966492866392" calcext:value-type="float">
            <text:p>0,9509664929</text:p>
          </table:table-cell>
          <table:table-cell office:value-type="float" office:value="0.952157785983014" calcext:value-type="float">
            <text:p>0,952157786</text:p>
          </table:table-cell>
          <table:table-cell table:formula="of:=[.P63]-[.O63]" office:value-type="float" office:value="0.00119129311662192" calcext:value-type="float">
            <text:p>0,0011912931</text:p>
          </table:table-cell>
          <table:table-cell table:formula="of:=([.Q63]/[.P63])%" office:value-type="percentage" office:value="0.0000125115094804623" calcext:value-type="percentage">
            <text:p>0,0012511509%</text:p>
          </table:table-cell>
          <table:table-cell table:formula="of:=[.$O$7] * [.$T$12]" office:value-type="float" office:value="0" calcext:value-type="float">
            <text:p>0</text:p>
          </table:table-cell>
          <table:table-cell table:formula="of:=[.O63]+[.S63]" office:value-type="float" office:value="0.950966492866392" calcext:value-type="float">
            <text:p>0,9509664929</text:p>
          </table:table-cell>
          <table:table-cell table:formula="of:=-[.T63]+[.P63]" office:value-type="float" office:value="0.00119129311662192" calcext:value-type="float">
            <text:p>0,0011912931</text:p>
          </table:table-cell>
          <table:table-cell table:formula="of:=([.U63]/[.P63])%" office:value-type="percentage" office:value="0.0000125115094804623" calcext:value-type="percentage">
            <text:p>0,0012511509%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0.999510116127585" calcext:value-type="float">
            <text:p>0,9995101161</text:p>
          </table:table-cell>
          <table:table-cell office:value-type="float" office:value="0.99951011758158" calcext:value-type="float">
            <text:p>0,9995101176</text:p>
          </table:table-cell>
          <table:table-cell table:formula="of:=[.Z63]-[.Y63]" office:value-type="float" office:value="0.00000000145399492446074" calcext:value-type="float">
            <text:p>1,45399492446074E-009</text:p>
          </table:table-cell>
          <table:table-cell table:formula="of:=([.AA63]/[.Z63])%" office:value-type="percentage" office:value="0.0000000000145470778227182" calcext:value-type="percentage">
            <text:p>0,0000000015%</text:p>
          </table:table-cell>
          <table:table-cell table:formula="of:=[.$O$7] * [.$T$12]" office:value-type="float" office:value="0" calcext:value-type="float">
            <text:p>0</text:p>
          </table:table-cell>
          <table:table-cell table:formula="of:=[.Y63]+[.AC63]" office:value-type="float" office:value="0.999510116127585" calcext:value-type="float">
            <text:p>0,9995101161</text:p>
          </table:table-cell>
          <table:table-cell table:formula="of:=-[.AD63]+[.Z63]" office:value-type="float" office:value="0.00000000145399492446074" calcext:value-type="float">
            <text:p>1,45399492446074E-009</text:p>
          </table:table-cell>
          <table:table-cell table:formula="of:=([.AE63]/[.Z63])%" office:value-type="percentage" office:value="0.0000000000145470778227182" calcext:value-type="percentage">
            <text:p>0,0000000015%</text:p>
          </table:table-cell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0.9950108233411" calcext:value-type="float">
            <text:p>0,9950108233</text:p>
          </table:table-cell>
          <table:table-cell office:value-type="float" office:value="0.995012230423009" calcext:value-type="float">
            <text:p>0,9950122304</text:p>
          </table:table-cell>
          <table:table-cell table:formula="of:=[.F64]-[.E64]" office:value-type="float" office:value="0.00000140708190909944" calcext:value-type="float">
            <text:p>1,40708190909944E-006</text:p>
          </table:table-cell>
          <table:table-cell table:formula="of:=([.G64]/[.F64])%" office:value-type="percentage" office:value="0.0000000141413529007703" calcext:value-type="percentage">
            <text:p>0,0000014141%</text:p>
          </table:table-cell>
          <table:table-cell table:formula="of:= [.$O$7] * [.$J$12]" office:value-type="float" office:value="0" calcext:value-type="float">
            <text:p>0,00E+000</text:p>
          </table:table-cell>
          <table:table-cell table:formula="of:=[.I64]+[.E64]" office:value-type="float" office:value="0.9950108233411" calcext:value-type="float">
            <text:p>0,9950108233</text:p>
          </table:table-cell>
          <table:table-cell table:formula="of:=[.F64]-[.J64]" office:value-type="float" office:value="0.00000140708190909944" calcext:value-type="float">
            <text:p>1,40708190909944E-006</text:p>
          </table:table-cell>
          <table:table-cell table:formula="of:=([.K64]/[.F64])%" office:value-type="percentage" office:value="0.0000000141413529007703" calcext:value-type="percentage">
            <text:p>0,0000014141%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.950031903024571" calcext:value-type="float">
            <text:p>0,950031903</text:p>
          </table:table-cell>
          <table:table-cell office:value-type="float" office:value="0.951205628197031" calcext:value-type="float">
            <text:p>0,9512056282</text:p>
          </table:table-cell>
          <table:table-cell table:formula="of:=[.P64]-[.O64]" office:value-type="float" office:value="0.00117372517245995" calcext:value-type="float">
            <text:p>0,0011737252</text:p>
          </table:table-cell>
          <table:table-cell table:formula="of:=([.Q64]/[.P64])%" office:value-type="percentage" office:value="0.0000123393421744667" calcext:value-type="percentage">
            <text:p>0,0012339342%</text:p>
          </table:table-cell>
          <table:table-cell table:formula="of:=[.$O$7] * [.$T$12]" office:value-type="float" office:value="0" calcext:value-type="float">
            <text:p>0</text:p>
          </table:table-cell>
          <table:table-cell table:formula="of:=[.O64]+[.S64]" office:value-type="float" office:value="0.950031903024571" calcext:value-type="float">
            <text:p>0,950031903</text:p>
          </table:table-cell>
          <table:table-cell table:formula="of:=-[.T64]+[.P64]" office:value-type="float" office:value="0.00117372517245995" calcext:value-type="float">
            <text:p>0,0011737252</text:p>
          </table:table-cell>
          <table:table-cell table:formula="of:=([.U64]/[.P64])%" office:value-type="percentage" office:value="0.0000123393421744667" calcext:value-type="percentage">
            <text:p>0,0012339342%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.999500121047486" calcext:value-type="float">
            <text:p>0,999500121</text:p>
          </table:table-cell>
          <table:table-cell office:value-type="float" office:value="0.999500122480404" calcext:value-type="float">
            <text:p>0,9995001225</text:p>
          </table:table-cell>
          <table:table-cell table:formula="of:=[.Z64]-[.Y64]" office:value-type="float" office:value="0.00000000143291800647205" calcext:value-type="float">
            <text:p>1,43291800647205E-009</text:p>
          </table:table-cell>
          <table:table-cell table:formula="of:=([.AA64]/[.Z64])%" office:value-type="percentage" office:value="0.0000000000143363553682662" calcext:value-type="percentage">
            <text:p>0,0000000014%</text:p>
          </table:table-cell>
          <table:table-cell table:formula="of:=[.$O$7] * [.$T$12]" office:value-type="float" office:value="0" calcext:value-type="float">
            <text:p>0</text:p>
          </table:table-cell>
          <table:table-cell table:formula="of:=[.Y64]+[.AC64]" office:value-type="float" office:value="0.999500121047486" calcext:value-type="float">
            <text:p>0,999500121</text:p>
          </table:table-cell>
          <table:table-cell table:formula="of:=-[.AD64]+[.Z64]" office:value-type="float" office:value="0.00000000143291800647205" calcext:value-type="float">
            <text:p>1,43291800647205E-009</text:p>
          </table:table-cell>
          <table:table-cell table:formula="of:=([.AE64]/[.Z64])%" office:value-type="percentage" office:value="0.0000000000143363553682662" calcext:value-type="percentage">
            <text:p>0,0000000014%</text:p>
          </table:table-cell>
        </table:table-row>
        <table:table-row table:style-name="ro1">
          <table:table-cell table:number-columns-repeated="3"/>
          <table:table-cell office:value-type="float" office:value="51" calcext:value-type="float">
            <text:p>51</text:p>
          </table:table-cell>
          <table:table-cell office:value-type="float" office:value="0.994911342644314" calcext:value-type="float">
            <text:p>0,9949113426</text:p>
          </table:table-cell>
          <table:table-cell office:value-type="float" office:value="0.994912729199967" calcext:value-type="float">
            <text:p>0,9949127292</text:p>
          </table:table-cell>
          <table:table-cell table:formula="of:=[.F65]-[.E65]" office:value-type="float" office:value="0.00000138655565307122" calcext:value-type="float">
            <text:p>1,38655565307122E-006</text:p>
          </table:table-cell>
          <table:table-cell table:formula="of:=([.G65]/[.F65])%" office:value-type="percentage" office:value="0.0000000139364550470883" calcext:value-type="percentage">
            <text:p>0,0000013936%</text:p>
          </table:table-cell>
          <table:table-cell table:formula="of:= [.$O$7] * [.$J$12]" office:value-type="float" office:value="0" calcext:value-type="float">
            <text:p>0,00E+000</text:p>
          </table:table-cell>
          <table:table-cell table:formula="of:=[.I65]+[.E65]" office:value-type="float" office:value="0.994911342644314" calcext:value-type="float">
            <text:p>0,9949113426</text:p>
          </table:table-cell>
          <table:table-cell table:formula="of:=[.F65]-[.J65]" office:value-type="float" office:value="0.00000138655565307122" calcext:value-type="float">
            <text:p>1,38655565307122E-006</text:p>
          </table:table-cell>
          <table:table-cell table:formula="of:=([.K65]/[.F65])%" office:value-type="percentage" office:value="0.0000000139364550470883" calcext:value-type="percentage">
            <text:p>0,0000013936%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0.94909808877598" calcext:value-type="float">
            <text:p>0,9490980888</text:p>
          </table:table-cell>
          <table:table-cell office:value-type="float" office:value="0.950254422568834" calcext:value-type="float">
            <text:p>0,9502544226</text:p>
          </table:table-cell>
          <table:table-cell table:formula="of:=[.P65]-[.O65]" office:value-type="float" office:value="0.00115633379285407" calcext:value-type="float">
            <text:p>0,0011563338</text:p>
          </table:table-cell>
          <table:table-cell table:formula="of:=([.Q65]/[.P65])%" office:value-type="percentage" office:value="0.0000121686757292656" calcext:value-type="percentage">
            <text:p>0,0012168676%</text:p>
          </table:table-cell>
          <table:table-cell table:formula="of:=[.$O$7] * [.$T$12]" office:value-type="float" office:value="0" calcext:value-type="float">
            <text:p>0</text:p>
          </table:table-cell>
          <table:table-cell table:formula="of:=[.O65]+[.S65]" office:value-type="float" office:value="0.94909808877598" calcext:value-type="float">
            <text:p>0,9490980888</text:p>
          </table:table-cell>
          <table:table-cell table:formula="of:=-[.T65]+[.P65]" office:value-type="float" office:value="0.00115633379285407" calcext:value-type="float">
            <text:p>0,0011563338</text:p>
          </table:table-cell>
          <table:table-cell table:formula="of:=([.U65]/[.P65])%" office:value-type="percentage" office:value="0.0000121686757292656" calcext:value-type="percentage">
            <text:p>0,0012168676%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0.999490126067132" calcext:value-type="float">
            <text:p>0,9994901261</text:p>
          </table:table-cell>
          <table:table-cell office:value-type="float" office:value="0.99949012747918" calcext:value-type="float">
            <text:p>0,9994901275</text:p>
          </table:table-cell>
          <table:table-cell table:formula="of:=[.Z65]-[.Y65]" office:value-type="float" office:value="0.00000000141204792303284" calcext:value-type="float">
            <text:p>1,41204792303284E-009</text:p>
          </table:table-cell>
          <table:table-cell table:formula="of:=([.AA65]/[.Z65])%" office:value-type="percentage" office:value="0.0000000000141276836582316" calcext:value-type="percentage">
            <text:p>0,0000000014%</text:p>
          </table:table-cell>
          <table:table-cell table:formula="of:=[.$O$7] * [.$T$12]" office:value-type="float" office:value="0" calcext:value-type="float">
            <text:p>0</text:p>
          </table:table-cell>
          <table:table-cell table:formula="of:=[.Y65]+[.AC65]" office:value-type="float" office:value="0.999490126067132" calcext:value-type="float">
            <text:p>0,9994901261</text:p>
          </table:table-cell>
          <table:table-cell table:formula="of:=-[.AD65]+[.Z65]" office:value-type="float" office:value="0.00000000141204792303284" calcext:value-type="float">
            <text:p>1,41204792303284E-009</text:p>
          </table:table-cell>
          <table:table-cell table:formula="of:=([.AE65]/[.Z65])%" office:value-type="percentage" office:value="0.0000000000141276836582316" calcext:value-type="percentage">
            <text:p>0,0000000014%</text:p>
          </table:table-cell>
        </table:table-row>
        <table:table-row table:style-name="ro1">
          <table:table-cell table:number-columns-repeated="3"/>
          <table:table-cell office:value-type="float" office:value="52" calcext:value-type="float">
            <text:p>52</text:p>
          </table:table-cell>
          <table:table-cell office:value-type="float" office:value="0.994811871696715" calcext:value-type="float">
            <text:p>0,9948118717</text:p>
          </table:table-cell>
          <table:table-cell office:value-type="float" office:value="0.994813237927047" calcext:value-type="float">
            <text:p>0,9948132379</text:p>
          </table:table-cell>
          <table:table-cell table:formula="of:=[.F66]-[.E66]" office:value-type="float" office:value="0.00000136623033208938" calcext:value-type="float">
            <text:p>1,36623033208938E-006</text:p>
          </table:table-cell>
          <table:table-cell table:formula="of:=([.G66]/[.F66])%" office:value-type="percentage" office:value="0.0000000137335359040485" calcext:value-type="percentage">
            <text:p>0,0000013734%</text:p>
          </table:table-cell>
          <table:table-cell table:formula="of:= [.$O$7] * [.$J$12]" office:value-type="float" office:value="0" calcext:value-type="float">
            <text:p>0,00E+000</text:p>
          </table:table-cell>
          <table:table-cell table:formula="of:=[.I66]+[.E66]" office:value-type="float" office:value="0.994811871696715" calcext:value-type="float">
            <text:p>0,9948118717</text:p>
          </table:table-cell>
          <table:table-cell table:formula="of:=[.F66]-[.J66]" office:value-type="float" office:value="0.00000136623033208938" calcext:value-type="float">
            <text:p>1,36623033208938E-006</text:p>
          </table:table-cell>
          <table:table-cell table:formula="of:=([.K66]/[.F66])%" office:value-type="percentage" office:value="0.0000000137335359040485" calcext:value-type="percentage">
            <text:p>0,0000013734%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0.948165050120619" calcext:value-type="float">
            <text:p>0,9481650501</text:p>
          </table:table-cell>
          <table:table-cell office:value-type="float" office:value="0.949304168146265" calcext:value-type="float">
            <text:p>0,9493041681</text:p>
          </table:table-cell>
          <table:table-cell table:formula="of:=[.P66]-[.O66]" office:value-type="float" office:value="0.00113911802564604" calcext:value-type="float">
            <text:p>0,001139118</text:p>
          </table:table-cell>
          <table:table-cell table:formula="of:=([.Q66]/[.P66])%" office:value-type="percentage" office:value="0.0000119995051519763" calcext:value-type="percentage">
            <text:p>0,0011999505%</text:p>
          </table:table-cell>
          <table:table-cell table:formula="of:=[.$O$7] * [.$T$12]" office:value-type="float" office:value="0" calcext:value-type="float">
            <text:p>0</text:p>
          </table:table-cell>
          <table:table-cell table:formula="of:=[.O66]+[.S66]" office:value-type="float" office:value="0.948165050120619" calcext:value-type="float">
            <text:p>0,9481650501</text:p>
          </table:table-cell>
          <table:table-cell table:formula="of:=-[.T66]+[.P66]" office:value-type="float" office:value="0.00113911802564604" calcext:value-type="float">
            <text:p>0,001139118</text:p>
          </table:table-cell>
          <table:table-cell table:formula="of:=([.U66]/[.P66])%" office:value-type="percentage" office:value="0.0000119995051519763" calcext:value-type="percentage">
            <text:p>0,0011999505%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0.999480131186525" calcext:value-type="float">
            <text:p>0,9994801312</text:p>
          </table:table-cell>
          <table:table-cell office:value-type="float" office:value="0.999480132577905" calcext:value-type="float">
            <text:p>0,9994801326</text:p>
          </table:table-cell>
          <table:table-cell table:formula="of:=[.Z66]-[.Y66]" office:value-type="float" office:value="0.00000000139137990018412" calcext:value-type="float">
            <text:p>1,39137990018412E-009</text:p>
          </table:table-cell>
          <table:table-cell table:formula="of:=([.AA66]/[.Z66])%" office:value-type="percentage" office:value="0.0000000000139210394273903" calcext:value-type="percentage">
            <text:p>0,0000000014%</text:p>
          </table:table-cell>
          <table:table-cell table:formula="of:=[.$O$7] * [.$T$12]" office:value-type="float" office:value="0" calcext:value-type="float">
            <text:p>0</text:p>
          </table:table-cell>
          <table:table-cell table:formula="of:=[.Y66]+[.AC66]" office:value-type="float" office:value="0.999480131186525" calcext:value-type="float">
            <text:p>0,9994801312</text:p>
          </table:table-cell>
          <table:table-cell table:formula="of:=-[.AD66]+[.Z66]" office:value-type="float" office:value="0.00000000139137990018412" calcext:value-type="float">
            <text:p>1,39137990018412E-009</text:p>
          </table:table-cell>
          <table:table-cell table:formula="of:=([.AE66]/[.Z66])%" office:value-type="percentage" office:value="0.0000000000139210394273903" calcext:value-type="percentage">
            <text:p>0,0000000014%</text:p>
          </table:table-cell>
        </table:table-row>
        <table:table-row table:style-name="ro1">
          <table:table-cell table:number-columns-repeated="3"/>
          <table:table-cell office:value-type="float" office:value="53" calcext:value-type="float">
            <text:p>53</text:p>
          </table:table-cell>
          <table:table-cell office:value-type="float" office:value="0.994712410498302" calcext:value-type="float">
            <text:p>0,9947124105</text:p>
          </table:table-cell>
          <table:table-cell office:value-type="float" office:value="0.994713756603254" calcext:value-type="float">
            <text:p>0,9947137566</text:p>
          </table:table-cell>
          <table:table-cell table:formula="of:=[.F67]-[.E67]" office:value-type="float" office:value="0.00000134610495206022" calcext:value-type="float">
            <text:p>1,34610495206022E-006</text:p>
          </table:table-cell>
          <table:table-cell table:formula="of:=([.G67]/[.F67])%" office:value-type="percentage" office:value="0.0000000135325860654418" calcext:value-type="percentage">
            <text:p>0,0000013533%</text:p>
          </table:table-cell>
          <table:table-cell table:formula="of:= [.$O$7] * [.$J$12]" office:value-type="float" office:value="0" calcext:value-type="float">
            <text:p>0,00E+000</text:p>
          </table:table-cell>
          <table:table-cell table:formula="of:=[.I67]+[.E67]" office:value-type="float" office:value="0.994712410498302" calcext:value-type="float">
            <text:p>0,9947124105</text:p>
          </table:table-cell>
          <table:table-cell table:formula="of:=[.F67]-[.J67]" office:value-type="float" office:value="0.00000134610495206022" calcext:value-type="float">
            <text:p>1,34610495206022E-006</text:p>
          </table:table-cell>
          <table:table-cell table:formula="of:=([.K67]/[.F67])%" office:value-type="percentage" office:value="0.0000000135325860654418" calcext:value-type="percentage">
            <text:p>0,0000013533%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0.947232787058488" calcext:value-type="float">
            <text:p>0,9472327871</text:p>
          </table:table-cell>
          <table:table-cell office:value-type="float" office:value="0.948354863978119" calcext:value-type="float">
            <text:p>0,948354864</text:p>
          </table:table-cell>
          <table:table-cell table:formula="of:=[.P67]-[.O67]" office:value-type="float" office:value="0.00112207691963095" calcext:value-type="float">
            <text:p>0,0011220769</text:p>
          </table:table-cell>
          <table:table-cell table:formula="of:=([.Q67]/[.P67])%" office:value-type="percentage" office:value="0.0000118318254300376" calcext:value-type="percentage">
            <text:p>0,0011831825%</text:p>
          </table:table-cell>
          <table:table-cell table:formula="of:=[.$O$7] * [.$T$12]" office:value-type="float" office:value="0" calcext:value-type="float">
            <text:p>0</text:p>
          </table:table-cell>
          <table:table-cell table:formula="of:=[.O67]+[.S67]" office:value-type="float" office:value="0.947232787058488" calcext:value-type="float">
            <text:p>0,9472327871</text:p>
          </table:table-cell>
          <table:table-cell table:formula="of:=-[.T67]+[.P67]" office:value-type="float" office:value="0.00112207691963095" calcext:value-type="float">
            <text:p>0,0011220769</text:p>
          </table:table-cell>
          <table:table-cell table:formula="of:=([.U67]/[.P67])%" office:value-type="percentage" office:value="0.0000118318254300376" calcext:value-type="percentage">
            <text:p>0,0011831825%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0.999470136405664" calcext:value-type="float">
            <text:p>0,9994701364</text:p>
          </table:table-cell>
          <table:table-cell office:value-type="float" office:value="0.999470137776579" calcext:value-type="float">
            <text:p>0,9994701378</text:p>
          </table:table-cell>
          <table:table-cell table:formula="of:=[.Z67]-[.Y67]" office:value-type="float" office:value="0.0000000013709150481489" calcext:value-type="float">
            <text:p>1,3709150481489E-009</text:p>
          </table:table-cell>
          <table:table-cell table:formula="of:=([.AA67]/[.Z67])%" office:value-type="percentage" office:value="0.0000000000137164205150065" calcext:value-type="percentage">
            <text:p>0,0000000014%</text:p>
          </table:table-cell>
          <table:table-cell table:formula="of:=[.$O$7] * [.$T$12]" office:value-type="float" office:value="0" calcext:value-type="float">
            <text:p>0</text:p>
          </table:table-cell>
          <table:table-cell table:formula="of:=[.Y67]+[.AC67]" office:value-type="float" office:value="0.999470136405664" calcext:value-type="float">
            <text:p>0,9994701364</text:p>
          </table:table-cell>
          <table:table-cell table:formula="of:=-[.AD67]+[.Z67]" office:value-type="float" office:value="0.0000000013709150481489" calcext:value-type="float">
            <text:p>1,3709150481489E-009</text:p>
          </table:table-cell>
          <table:table-cell table:formula="of:=([.AE67]/[.Z67])%" office:value-type="percentage" office:value="0.0000000000137164205150065" calcext:value-type="percentage">
            <text:p>0,0000000014%</text:p>
          </table:table-cell>
        </table:table-row>
        <table:table-row table:style-name="ro1">
          <table:table-cell table:number-columns-repeated="3"/>
          <table:table-cell office:value-type="float" office:value="54" calcext:value-type="float">
            <text:p>54</text:p>
          </table:table-cell>
          <table:table-cell office:value-type="float" office:value="0.994612959049075" calcext:value-type="float">
            <text:p>0,994612959</text:p>
          </table:table-cell>
          <table:table-cell office:value-type="float" office:value="0.994614285227594" calcext:value-type="float">
            <text:p>0,9946142852</text:p>
          </table:table-cell>
          <table:table-cell table:formula="of:=[.F68]-[.E68]" office:value-type="float" office:value="0.00000132617851900108" calcext:value-type="float">
            <text:p>1,32617851900108E-006</text:p>
          </table:table-cell>
          <table:table-cell table:formula="of:=([.G68]/[.F68])%" office:value-type="percentage" office:value="0.0000000133335961312231" calcext:value-type="percentage">
            <text:p>0,0000013334%</text:p>
          </table:table-cell>
          <table:table-cell table:formula="of:= [.$O$7] * [.$J$12]" office:value-type="float" office:value="0" calcext:value-type="float">
            <text:p>0,00E+000</text:p>
          </table:table-cell>
          <table:table-cell table:formula="of:=[.I68]+[.E68]" office:value-type="float" office:value="0.994612959049075" calcext:value-type="float">
            <text:p>0,994612959</text:p>
          </table:table-cell>
          <table:table-cell table:formula="of:=[.F68]-[.J68]" office:value-type="float" office:value="0.00000132617851900108" calcext:value-type="float">
            <text:p>1,32617851900108E-006</text:p>
          </table:table-cell>
          <table:table-cell table:formula="of:=([.K68]/[.F68])%" office:value-type="percentage" office:value="0.0000000133335961312231" calcext:value-type="percentage">
            <text:p>0,0000013334%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0.946301299589586" calcext:value-type="float">
            <text:p>0,9463012996</text:p>
          </table:table-cell>
          <table:table-cell office:value-type="float" office:value="0.947406509114141" calcext:value-type="float">
            <text:p>0,9474065091</text:p>
          </table:table-cell>
          <table:table-cell table:formula="of:=[.P68]-[.O68]" office:value-type="float" office:value="0.00110520952455495" calcext:value-type="float">
            <text:p>0,0011052095</text:p>
          </table:table-cell>
          <table:table-cell table:formula="of:=([.Q68]/[.P68])%" office:value-type="percentage" office:value="0.0000116656315311673" calcext:value-type="percentage">
            <text:p>0,0011665632%</text:p>
          </table:table-cell>
          <table:table-cell table:formula="of:=[.$O$7] * [.$T$12]" office:value-type="float" office:value="0" calcext:value-type="float">
            <text:p>0</text:p>
          </table:table-cell>
          <table:table-cell table:formula="of:=[.O68]+[.S68]" office:value-type="float" office:value="0.946301299589586" calcext:value-type="float">
            <text:p>0,9463012996</text:p>
          </table:table-cell>
          <table:table-cell table:formula="of:=-[.T68]+[.P68]" office:value-type="float" office:value="0.00110520952455495" calcext:value-type="float">
            <text:p>0,0011052095</text:p>
          </table:table-cell>
          <table:table-cell table:formula="of:=([.U68]/[.P68])%" office:value-type="percentage" office:value="0.0000116656315311673" calcext:value-type="percentage">
            <text:p>0,0011665632%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0.999460141724549" calcext:value-type="float">
            <text:p>0,9994601417</text:p>
          </table:table-cell>
          <table:table-cell office:value-type="float" office:value="0.999460143075202" calcext:value-type="float">
            <text:p>0,9994601431</text:p>
          </table:table-cell>
          <table:table-cell table:formula="of:=[.Z68]-[.Y68]" office:value-type="float" office:value="0.00000000135065292283798" calcext:value-type="float">
            <text:p>1,35065292283798E-009</text:p>
          </table:table-cell>
          <table:table-cell table:formula="of:=([.AA68]/[.Z68])%" office:value-type="percentage" office:value="0.0000000000135138158736755" calcext:value-type="percentage">
            <text:p>0,0000000014%</text:p>
          </table:table-cell>
          <table:table-cell table:formula="of:=[.$O$7] * [.$T$12]" office:value-type="float" office:value="0" calcext:value-type="float">
            <text:p>0</text:p>
          </table:table-cell>
          <table:table-cell table:formula="of:=[.Y68]+[.AC68]" office:value-type="float" office:value="0.999460141724549" calcext:value-type="float">
            <text:p>0,9994601417</text:p>
          </table:table-cell>
          <table:table-cell table:formula="of:=-[.AD68]+[.Z68]" office:value-type="float" office:value="0.00000000135065292283798" calcext:value-type="float">
            <text:p>1,35065292283798E-009</text:p>
          </table:table-cell>
          <table:table-cell table:formula="of:=([.AE68]/[.Z68])%" office:value-type="percentage" office:value="0.0000000000135138158736755" calcext:value-type="percentage">
            <text:p>0,0000000014%</text:p>
          </table:table-cell>
        </table:table-row>
        <table:table-row table:style-name="ro1">
          <table:table-cell table:number-columns-repeated="3"/>
          <table:table-cell office:value-type="float" office:value="55" calcext:value-type="float">
            <text:p>55</text:p>
          </table:table-cell>
          <table:table-cell office:value-type="float" office:value="0.994513517349035" calcext:value-type="float">
            <text:p>0,9945135173</text:p>
          </table:table-cell>
          <table:table-cell office:value-type="float" office:value="0.994514823799071" calcext:value-type="float">
            <text:p>0,9945148238</text:p>
          </table:table-cell>
          <table:table-cell table:formula="of:=[.F69]-[.E69]" office:value-type="float" office:value="0.00000130645003604268" calcext:value-type="float">
            <text:p>1,30645003604268E-006</text:p>
          </table:table-cell>
          <table:table-cell table:formula="of:=([.G69]/[.F69])%" office:value-type="percentage" office:value="0.000000013136556691886" calcext:value-type="percentage">
            <text:p>0,0000013137%</text:p>
          </table:table-cell>
          <table:table-cell table:formula="of:= [.$O$7] * [.$J$12]" office:value-type="float" office:value="0" calcext:value-type="float">
            <text:p>0,00E+000</text:p>
          </table:table-cell>
          <table:table-cell table:formula="of:=[.I69]+[.E69]" office:value-type="float" office:value="0.994513517349035" calcext:value-type="float">
            <text:p>0,9945135173</text:p>
          </table:table-cell>
          <table:table-cell table:formula="of:=[.F69]-[.J69]" office:value-type="float" office:value="0.00000130645003604268" calcext:value-type="float">
            <text:p>1,30645003604268E-006</text:p>
          </table:table-cell>
          <table:table-cell table:formula="of:=([.K69]/[.F69])%" office:value-type="percentage" office:value="0.000000013136556691886" calcext:value-type="percentage">
            <text:p>0,0000013137%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0.945370587713914" calcext:value-type="float">
            <text:p>0,9453705877</text:p>
          </table:table-cell>
          <table:table-cell office:value-type="float" office:value="0.946459102605027" calcext:value-type="float">
            <text:p>0,9464591026</text:p>
          </table:table-cell>
          <table:table-cell table:formula="of:=[.P69]-[.O69]" office:value-type="float" office:value="0.00108851489111306" calcext:value-type="float">
            <text:p>0,0010885149</text:p>
          </table:table-cell>
          <table:table-cell table:formula="of:=([.Q69]/[.P69])%" office:value-type="percentage" office:value="0.0000115009184033113" calcext:value-type="percentage">
            <text:p>0,0011500918%</text:p>
          </table:table-cell>
          <table:table-cell table:formula="of:=[.$O$7] * [.$T$12]" office:value-type="float" office:value="0" calcext:value-type="float">
            <text:p>0</text:p>
          </table:table-cell>
          <table:table-cell table:formula="of:=[.O69]+[.S69]" office:value-type="float" office:value="0.945370587713914" calcext:value-type="float">
            <text:p>0,9453705877</text:p>
          </table:table-cell>
          <table:table-cell table:formula="of:=-[.T69]+[.P69]" office:value-type="float" office:value="0.00108851489111306" calcext:value-type="float">
            <text:p>0,0010885149</text:p>
          </table:table-cell>
          <table:table-cell table:formula="of:=([.U69]/[.P69])%" office:value-type="percentage" office:value="0.0000115009184033113" calcext:value-type="percentage">
            <text:p>0,0011500918%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0.999450147143181" calcext:value-type="float">
            <text:p>0,9994501471</text:p>
          </table:table-cell>
          <table:table-cell office:value-type="float" office:value="0.999450148473771" calcext:value-type="float">
            <text:p>0,9994501485</text:p>
          </table:table-cell>
          <table:table-cell table:formula="of:=[.Z69]-[.Y69]" office:value-type="float" office:value="0.00000000133059008255998" calcext:value-type="float">
            <text:p>1,33059008255998E-009</text:p>
          </table:table-cell>
          <table:table-cell table:formula="of:=([.AA69]/[.Z69])%" office:value-type="percentage" office:value="0.000000000013313214455549" calcext:value-type="percentage">
            <text:p>0,0000000013%</text:p>
          </table:table-cell>
          <table:table-cell table:formula="of:=[.$O$7] * [.$T$12]" office:value-type="float" office:value="0" calcext:value-type="float">
            <text:p>0</text:p>
          </table:table-cell>
          <table:table-cell table:formula="of:=[.Y69]+[.AC69]" office:value-type="float" office:value="0.999450147143181" calcext:value-type="float">
            <text:p>0,9994501471</text:p>
          </table:table-cell>
          <table:table-cell table:formula="of:=-[.AD69]+[.Z69]" office:value-type="float" office:value="0.00000000133059008255998" calcext:value-type="float">
            <text:p>1,33059008255998E-009</text:p>
          </table:table-cell>
          <table:table-cell table:formula="of:=([.AE69]/[.Z69])%" office:value-type="percentage" office:value="0.000000000013313214455549" calcext:value-type="percentage">
            <text:p>0,0000000013%</text:p>
          </table:table-cell>
        </table:table-row>
        <table:table-row table:style-name="ro1">
          <table:table-cell table:number-columns-repeated="3"/>
          <table:table-cell office:value-type="float" office:value="56" calcext:value-type="float">
            <text:p>56</text:p>
          </table:table-cell>
          <table:table-cell office:value-type="float" office:value="0.994414085398181" calcext:value-type="float">
            <text:p>0,9944140854</text:p>
          </table:table-cell>
          <table:table-cell office:value-type="float" office:value="0.994415372316691" calcext:value-type="float">
            <text:p>0,9944153723</text:p>
          </table:table-cell>
          <table:table-cell table:formula="of:=[.F70]-[.E70]" office:value-type="float" office:value="0.00000128691850997953" calcext:value-type="float">
            <text:p>1,28691850997953E-006</text:p>
          </table:table-cell>
          <table:table-cell table:formula="of:=([.G70]/[.F70])%" office:value-type="percentage" office:value="0.0000000129414583329251" calcext:value-type="percentage">
            <text:p>0,0000012941%</text:p>
          </table:table-cell>
          <table:table-cell table:formula="of:= [.$O$7] * [.$J$12]" office:value-type="float" office:value="0" calcext:value-type="float">
            <text:p>0,00E+000</text:p>
          </table:table-cell>
          <table:table-cell table:formula="of:=[.I70]+[.E70]" office:value-type="float" office:value="0.994414085398181" calcext:value-type="float">
            <text:p>0,9944140854</text:p>
          </table:table-cell>
          <table:table-cell table:formula="of:=[.F70]-[.J70]" office:value-type="float" office:value="0.00000128691850997953" calcext:value-type="float">
            <text:p>1,28691850997953E-006</text:p>
          </table:table-cell>
          <table:table-cell table:formula="of:=([.K70]/[.F70])%" office:value-type="percentage" office:value="0.0000000129414583329251" calcext:value-type="percentage">
            <text:p>0,0000012941%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0.944440651431471" calcext:value-type="float">
            <text:p>0,9444406514</text:p>
          </table:table-cell>
          <table:table-cell office:value-type="float" office:value="0.945512643502422" calcext:value-type="float">
            <text:p>0,9455126435</text:p>
          </table:table-cell>
          <table:table-cell table:formula="of:=[.P70]-[.O70]" office:value-type="float" office:value="0.00107199207095099" calcext:value-type="float">
            <text:p>0,0010719921</text:p>
          </table:table-cell>
          <table:table-cell table:formula="of:=([.Q70]/[.P70])%" office:value-type="percentage" office:value="0.0000113376809746292" calcext:value-type="percentage">
            <text:p>0,0011337681%</text:p>
          </table:table-cell>
          <table:table-cell table:formula="of:=[.$O$7] * [.$T$12]" office:value-type="float" office:value="0" calcext:value-type="float">
            <text:p>0</text:p>
          </table:table-cell>
          <table:table-cell table:formula="of:=[.O70]+[.S70]" office:value-type="float" office:value="0.944440651431471" calcext:value-type="float">
            <text:p>0,9444406514</text:p>
          </table:table-cell>
          <table:table-cell table:formula="of:=-[.T70]+[.P70]" office:value-type="float" office:value="0.00107199207095099" calcext:value-type="float">
            <text:p>0,0010719921</text:p>
          </table:table-cell>
          <table:table-cell table:formula="of:=([.U70]/[.P70])%" office:value-type="percentage" office:value="0.0000113376809746292" calcext:value-type="percentage">
            <text:p>0,0011337681%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0.99944015266156" calcext:value-type="float">
            <text:p>0,9994401527</text:p>
          </table:table-cell>
          <table:table-cell office:value-type="float" office:value="0.999440153972286" calcext:value-type="float">
            <text:p>0,999440154</text:p>
          </table:table-cell>
          <table:table-cell table:formula="of:=[.Z70]-[.Y70]" office:value-type="float" office:value="0.00000000131072608322569" calcext:value-type="float">
            <text:p>1,31072608322569E-009</text:p>
          </table:table-cell>
          <table:table-cell table:formula="of:=([.AA70]/[.Z70])%" office:value-type="percentage" office:value="0.0000000000131146074340259" calcext:value-type="percentage">
            <text:p>0,0000000013%</text:p>
          </table:table-cell>
          <table:table-cell table:formula="of:=[.$O$7] * [.$T$12]" office:value-type="float" office:value="0" calcext:value-type="float">
            <text:p>0</text:p>
          </table:table-cell>
          <table:table-cell table:formula="of:=[.Y70]+[.AC70]" office:value-type="float" office:value="0.99944015266156" calcext:value-type="float">
            <text:p>0,9994401527</text:p>
          </table:table-cell>
          <table:table-cell table:formula="of:=-[.AD70]+[.Z70]" office:value-type="float" office:value="0.00000000131072608322569" calcext:value-type="float">
            <text:p>1,31072608322569E-009</text:p>
          </table:table-cell>
          <table:table-cell table:formula="of:=([.AE70]/[.Z70])%" office:value-type="percentage" office:value="0.0000000000131146074340259" calcext:value-type="percentage">
            <text:p>0,0000000013%</text:p>
          </table:table-cell>
        </table:table-row>
        <table:table-row table:style-name="ro1">
          <table:table-cell table:number-columns-repeated="3"/>
          <table:table-cell office:value-type="float" office:value="57" calcext:value-type="float">
            <text:p>57</text:p>
          </table:table-cell>
          <table:table-cell office:value-type="float" office:value="0.994314663196513" calcext:value-type="float">
            <text:p>0,9943146632</text:p>
          </table:table-cell>
          <table:table-cell office:value-type="float" office:value="0.99431593077946" calcext:value-type="float">
            <text:p>0,9943159308</text:p>
          </table:table-cell>
          <table:table-cell table:formula="of:=[.F71]-[.E71]" office:value-type="float" office:value="0.00000126758294693996" calcext:value-type="float">
            <text:p>1,26758294693996E-006</text:p>
          </table:table-cell>
          <table:table-cell table:formula="of:=([.G71]/[.F71])%" office:value-type="percentage" office:value="0.0000000127482916426503" calcext:value-type="percentage">
            <text:p>0,0000012748%</text:p>
          </table:table-cell>
          <table:table-cell table:formula="of:= [.$O$7] * [.$J$12]" office:value-type="float" office:value="0" calcext:value-type="float">
            <text:p>0,00E+000</text:p>
          </table:table-cell>
          <table:table-cell table:formula="of:=[.I71]+[.E71]" office:value-type="float" office:value="0.994314663196513" calcext:value-type="float">
            <text:p>0,9943146632</text:p>
          </table:table-cell>
          <table:table-cell table:formula="of:=[.F71]-[.J71]" office:value-type="float" office:value="0.00000126758294693996" calcext:value-type="float">
            <text:p>1,26758294693996E-006</text:p>
          </table:table-cell>
          <table:table-cell table:formula="of:=([.K71]/[.F71])%" office:value-type="percentage" office:value="0.0000000127482916426503" calcext:value-type="percentage">
            <text:p>0,0000012748%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0.943511490742259" calcext:value-type="float">
            <text:p>0,9435114907</text:p>
          </table:table-cell>
          <table:table-cell office:value-type="float" office:value="0.944567130858919" calcext:value-type="float">
            <text:p>0,9445671309</text:p>
          </table:table-cell>
          <table:table-cell table:formula="of:=[.P71]-[.O71]" office:value-type="float" office:value="0.00105564011666004" calcext:value-type="float">
            <text:p>0,0010556401</text:p>
          </table:table-cell>
          <table:table-cell table:formula="of:=([.Q71]/[.P71])%" office:value-type="percentage" office:value="0.0000111759141534059" calcext:value-type="percentage">
            <text:p>0,0011175914%</text:p>
          </table:table-cell>
          <table:table-cell table:formula="of:=[.$O$7] * [.$T$12]" office:value-type="float" office:value="0" calcext:value-type="float">
            <text:p>0</text:p>
          </table:table-cell>
          <table:table-cell table:formula="of:=[.O71]+[.S71]" office:value-type="float" office:value="0.943511490742259" calcext:value-type="float">
            <text:p>0,9435114907</text:p>
          </table:table-cell>
          <table:table-cell table:formula="of:=-[.T71]+[.P71]" office:value-type="float" office:value="0.00105564011666004" calcext:value-type="float">
            <text:p>0,0010556401</text:p>
          </table:table-cell>
          <table:table-cell table:formula="of:=([.U71]/[.P71])%" office:value-type="percentage" office:value="0.0000111759141534059" calcext:value-type="percentage">
            <text:p>0,0011175914%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0.999430158279684" calcext:value-type="float">
            <text:p>0,9994301583</text:p>
          </table:table-cell>
          <table:table-cell office:value-type="float" office:value="0.999430159570746" calcext:value-type="float">
            <text:p>0,9994301596</text:p>
          </table:table-cell>
          <table:table-cell table:formula="of:=[.Z71]-[.Y71]" office:value-type="float" office:value="0.00000000129106203505813" calcext:value-type="float">
            <text:p>1,29106203505813E-009</text:p>
          </table:table-cell>
          <table:table-cell table:formula="of:=([.AA71]/[.Z71])%" office:value-type="percentage" office:value="0.0000000000129179837604385" calcext:value-type="percentage">
            <text:p>0,0000000013%</text:p>
          </table:table-cell>
          <table:table-cell table:formula="of:=[.$O$7] * [.$T$12]" office:value-type="float" office:value="0" calcext:value-type="float">
            <text:p>0</text:p>
          </table:table-cell>
          <table:table-cell table:formula="of:=[.Y71]+[.AC71]" office:value-type="float" office:value="0.999430158279684" calcext:value-type="float">
            <text:p>0,9994301583</text:p>
          </table:table-cell>
          <table:table-cell table:formula="of:=-[.AD71]+[.Z71]" office:value-type="float" office:value="0.00000000129106203505813" calcext:value-type="float">
            <text:p>1,29106203505813E-009</text:p>
          </table:table-cell>
          <table:table-cell table:formula="of:=([.AE71]/[.Z71])%" office:value-type="percentage" office:value="0.0000000000129179837604385" calcext:value-type="percentage">
            <text:p>0,0000000013%</text:p>
          </table:table-cell>
        </table:table-row>
        <table:table-row table:style-name="ro1">
          <table:table-cell table:number-columns-repeated="3"/>
          <table:table-cell office:value-type="float" office:value="58" calcext:value-type="float">
            <text:p>58</text:p>
          </table:table-cell>
          <table:table-cell office:value-type="float" office:value="0.994215250744031" calcext:value-type="float">
            <text:p>0,9942152507</text:p>
          </table:table-cell>
          <table:table-cell office:value-type="float" office:value="0.994216499186382" calcext:value-type="float">
            <text:p>0,9942164992</text:p>
          </table:table-cell>
          <table:table-cell table:formula="of:=[.F72]-[.E72]" office:value-type="float" office:value="0.00000124844235105392" calcext:value-type="float">
            <text:p>1,24844235105392E-006</text:p>
          </table:table-cell>
          <table:table-cell table:formula="of:=([.G72]/[.F72])%" office:value-type="percentage" office:value="0.0000000125570472010226" calcext:value-type="percentage">
            <text:p>0,0000012557%</text:p>
          </table:table-cell>
          <table:table-cell table:formula="of:= [.$O$7] * [.$J$12]" office:value-type="float" office:value="0" calcext:value-type="float">
            <text:p>0,00E+000</text:p>
          </table:table-cell>
          <table:table-cell table:formula="of:=[.I72]+[.E72]" office:value-type="float" office:value="0.994215250744031" calcext:value-type="float">
            <text:p>0,9942152507</text:p>
          </table:table-cell>
          <table:table-cell table:formula="of:=[.F72]-[.J72]" office:value-type="float" office:value="0.00000124844235105392" calcext:value-type="float">
            <text:p>1,24844235105392E-006</text:p>
          </table:table-cell>
          <table:table-cell table:formula="of:=([.K72]/[.F72])%" office:value-type="percentage" office:value="0.0000000125570472010226" calcext:value-type="percentage">
            <text:p>0,0000012557%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0.942583105646276" calcext:value-type="float">
            <text:p>0,9425831056</text:p>
          </table:table-cell>
          <table:table-cell office:value-type="float" office:value="0.94362256372806" calcext:value-type="float">
            <text:p>0,9436225637</text:p>
          </table:table-cell>
          <table:table-cell table:formula="of:=[.P72]-[.O72]" office:value-type="float" office:value="0.00103945808178385" calcext:value-type="float">
            <text:p>0,0010394581</text:p>
          </table:table-cell>
          <table:table-cell table:formula="of:=([.Q72]/[.P72])%" office:value-type="percentage" office:value="0.0000110156128280564" calcext:value-type="percentage">
            <text:p>0,0011015613%</text:p>
          </table:table-cell>
          <table:table-cell table:formula="of:=[.$O$7] * [.$T$12]" office:value-type="float" office:value="0" calcext:value-type="float">
            <text:p>0</text:p>
          </table:table-cell>
          <table:table-cell table:formula="of:=[.O72]+[.S72]" office:value-type="float" office:value="0.942583105646276" calcext:value-type="float">
            <text:p>0,9425831056</text:p>
          </table:table-cell>
          <table:table-cell table:formula="of:=-[.T72]+[.P72]" office:value-type="float" office:value="0.00103945808178385" calcext:value-type="float">
            <text:p>0,0010394581</text:p>
          </table:table-cell>
          <table:table-cell table:formula="of:=([.U72]/[.P72])%" office:value-type="percentage" office:value="0.0000110156128280564" calcext:value-type="percentage">
            <text:p>0,0011015613%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0.999420163997555" calcext:value-type="float">
            <text:p>0,999420164</text:p>
          </table:table-cell>
          <table:table-cell office:value-type="float" office:value="0.999420165269151" calcext:value-type="float">
            <text:p>0,9994201653</text:p>
          </table:table-cell>
          <table:table-cell table:formula="of:=[.Z72]-[.Y72]" office:value-type="float" office:value="0.00000000127159605067817" calcext:value-type="float">
            <text:p>1,27159605067817E-009</text:p>
          </table:table-cell>
          <table:table-cell table:formula="of:=([.AA72]/[.Z72])%" office:value-type="percentage" office:value="0.0000000000127233379400117" calcext:value-type="percentage">
            <text:p>0,0000000013%</text:p>
          </table:table-cell>
          <table:table-cell table:formula="of:=[.$O$7] * [.$T$12]" office:value-type="float" office:value="0" calcext:value-type="float">
            <text:p>0</text:p>
          </table:table-cell>
          <table:table-cell table:formula="of:=[.Y72]+[.AC72]" office:value-type="float" office:value="0.999420163997555" calcext:value-type="float">
            <text:p>0,999420164</text:p>
          </table:table-cell>
          <table:table-cell table:formula="of:=-[.AD72]+[.Z72]" office:value-type="float" office:value="0.00000000127159605067817" calcext:value-type="float">
            <text:p>1,27159605067817E-009</text:p>
          </table:table-cell>
          <table:table-cell table:formula="of:=([.AE72]/[.Z72])%" office:value-type="percentage" office:value="0.0000000000127233379400117" calcext:value-type="percentage">
            <text:p>0,0000000013%</text:p>
          </table:table-cell>
        </table:table-row>
        <table:table-row table:style-name="ro1">
          <table:table-cell table:number-columns-repeated="3"/>
          <table:table-cell office:value-type="float" office:value="59" calcext:value-type="float">
            <text:p>59</text:p>
          </table:table-cell>
          <table:table-cell office:value-type="float" office:value="0.994115848040736" calcext:value-type="float">
            <text:p>0,994115848</text:p>
          </table:table-cell>
          <table:table-cell office:value-type="float" office:value="0.994117077536463" calcext:value-type="float">
            <text:p>0,9941170775</text:p>
          </table:table-cell>
          <table:table-cell table:formula="of:=[.F73]-[.E73]" office:value-type="float" office:value="0.00000122949572700648" calcext:value-type="float">
            <text:p>1,22949572700648E-006</text:p>
          </table:table-cell>
          <table:table-cell table:formula="of:=([.G73]/[.F73])%" office:value-type="percentage" office:value="0.0000000123677155852345" calcext:value-type="percentage">
            <text:p>0,0000012368%</text:p>
          </table:table-cell>
          <table:table-cell table:formula="of:= [.$O$7] * [.$J$12]" office:value-type="float" office:value="0" calcext:value-type="float">
            <text:p>0,00E+000</text:p>
          </table:table-cell>
          <table:table-cell table:formula="of:=[.I73]+[.E73]" office:value-type="float" office:value="0.994115848040736" calcext:value-type="float">
            <text:p>0,994115848</text:p>
          </table:table-cell>
          <table:table-cell table:formula="of:=[.F73]-[.J73]" office:value-type="float" office:value="0.00000122949572700648" calcext:value-type="float">
            <text:p>1,22949572700648E-006</text:p>
          </table:table-cell>
          <table:table-cell table:formula="of:=([.K73]/[.F73])%" office:value-type="percentage" office:value="0.0000000123677155852345" calcext:value-type="percentage">
            <text:p>0,0000012368%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0.941655496143522" calcext:value-type="float">
            <text:p>0,9416554961</text:p>
          </table:table-cell>
          <table:table-cell office:value-type="float" office:value="0.942678941164332" calcext:value-type="float">
            <text:p>0,9426789412</text:p>
          </table:table-cell>
          <table:table-cell table:formula="of:=[.P73]-[.O73]" office:value-type="float" office:value="0.00102344502080998" calcext:value-type="float">
            <text:p>0,001023445</text:p>
          </table:table-cell>
          <table:table-cell table:formula="of:=([.Q73]/[.P73])%" office:value-type="percentage" office:value="0.0000108567718670567" calcext:value-type="percentage">
            <text:p>0,0010856772%</text:p>
          </table:table-cell>
          <table:table-cell table:formula="of:=[.$O$7] * [.$T$12]" office:value-type="float" office:value="0" calcext:value-type="float">
            <text:p>0</text:p>
          </table:table-cell>
          <table:table-cell table:formula="of:=[.O73]+[.S73]" office:value-type="float" office:value="0.941655496143522" calcext:value-type="float">
            <text:p>0,9416554961</text:p>
          </table:table-cell>
          <table:table-cell table:formula="of:=-[.T73]+[.P73]" office:value-type="float" office:value="0.00102344502080998" calcext:value-type="float">
            <text:p>0,001023445</text:p>
          </table:table-cell>
          <table:table-cell table:formula="of:=([.U73]/[.P73])%" office:value-type="percentage" office:value="0.0000108567718670567" calcext:value-type="percentage">
            <text:p>0,0010856772%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0.999410169815172" calcext:value-type="float">
            <text:p>0,9994101698</text:p>
          </table:table-cell>
          <table:table-cell office:value-type="float" office:value="0.999410171067498" calcext:value-type="float">
            <text:p>0,9994101711</text:p>
          </table:table-cell>
          <table:table-cell table:formula="of:=[.Z73]-[.Y73]" office:value-type="float" office:value="0.00000000125232602066205" calcext:value-type="float">
            <text:p>1,25232602066205E-009</text:p>
          </table:table-cell>
          <table:table-cell table:formula="of:=([.AA73]/[.Z73])%" office:value-type="percentage" office:value="0.000000000012530654479845" calcext:value-type="percentage">
            <text:p>0,0000000013%</text:p>
          </table:table-cell>
          <table:table-cell table:formula="of:=[.$O$7] * [.$T$12]" office:value-type="float" office:value="0" calcext:value-type="float">
            <text:p>0</text:p>
          </table:table-cell>
          <table:table-cell table:formula="of:=[.Y73]+[.AC73]" office:value-type="float" office:value="0.999410169815172" calcext:value-type="float">
            <text:p>0,9994101698</text:p>
          </table:table-cell>
          <table:table-cell table:formula="of:=-[.AD73]+[.Z73]" office:value-type="float" office:value="0.00000000125232602066205" calcext:value-type="float">
            <text:p>1,25232602066205E-009</text:p>
          </table:table-cell>
          <table:table-cell table:formula="of:=([.AE73]/[.Z73])%" office:value-type="percentage" office:value="0.000000000012530654479845" calcext:value-type="percentage">
            <text:p>0,0000000013%</text:p>
          </table:table-cell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office:value-type="float" office:value="0.994016455086627" calcext:value-type="float">
            <text:p>0,9940164551</text:p>
          </table:table-cell>
          <table:table-cell office:value-type="float" office:value="0.99401766582871" calcext:value-type="float">
            <text:p>0,9940176658</text:p>
          </table:table-cell>
          <table:table-cell table:formula="of:=[.F74]-[.E74]" office:value-type="float" office:value="0.00000121074208292438" calcext:value-type="float">
            <text:p>1,21074208292438E-006</text:p>
          </table:table-cell>
          <table:table-cell table:formula="of:=([.G74]/[.F74])%" office:value-type="percentage" office:value="0.0000000121802873775283" calcext:value-type="percentage">
            <text:p>0,0000012180%</text:p>
          </table:table-cell>
          <table:table-cell table:formula="of:= [.$O$7] * [.$J$12]" office:value-type="float" office:value="0" calcext:value-type="float">
            <text:p>0,00E+000</text:p>
          </table:table-cell>
          <table:table-cell table:formula="of:=[.I74]+[.E74]" office:value-type="float" office:value="0.994016455086627" calcext:value-type="float">
            <text:p>0,9940164551</text:p>
          </table:table-cell>
          <table:table-cell table:formula="of:=[.F74]-[.J74]" office:value-type="float" office:value="0.00000121074208292438" calcext:value-type="float">
            <text:p>1,21074208292438E-006</text:p>
          </table:table-cell>
          <table:table-cell table:formula="of:=([.K74]/[.F74])%" office:value-type="percentage" office:value="0.0000000121802873775283" calcext:value-type="percentage">
            <text:p>0,0000012180%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940728662233999" calcext:value-type="float">
            <text:p>0,9407286622</text:p>
          </table:table-cell>
          <table:table-cell office:value-type="float" office:value="0.941736262223168" calcext:value-type="float">
            <text:p>0,9417362622</text:p>
          </table:table-cell>
          <table:table-cell table:formula="of:=[.P74]-[.O74]" office:value-type="float" office:value="0.00100759998916899" calcext:value-type="float">
            <text:p>0,0010076</text:p>
          </table:table-cell>
          <table:table-cell table:formula="of:=([.Q74]/[.P74])%" office:value-type="percentage" office:value="0.0000106993861188943" calcext:value-type="percentage">
            <text:p>0,0010699386%</text:p>
          </table:table-cell>
          <table:table-cell table:formula="of:=[.$O$7] * [.$T$12]" office:value-type="float" office:value="0" calcext:value-type="float">
            <text:p>0</text:p>
          </table:table-cell>
          <table:table-cell table:formula="of:=[.O74]+[.S74]" office:value-type="float" office:value="0.940728662233999" calcext:value-type="float">
            <text:p>0,9407286622</text:p>
          </table:table-cell>
          <table:table-cell table:formula="of:=-[.T74]+[.P74]" office:value-type="float" office:value="0.00100759998916899" calcext:value-type="float">
            <text:p>0,0010076</text:p>
          </table:table-cell>
          <table:table-cell table:formula="of:=([.U74]/[.P74])%" office:value-type="percentage" office:value="0.0000106993861188943" calcext:value-type="percentage">
            <text:p>0,0010699386%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999400175732535" calcext:value-type="float">
            <text:p>0,9994001757</text:p>
          </table:table-cell>
          <table:table-cell office:value-type="float" office:value="0.999400176965787" calcext:value-type="float">
            <text:p>0,999400177</text:p>
          </table:table-cell>
          <table:table-cell table:formula="of:=[.Z74]-[.Y74]" office:value-type="float" office:value="0.00000000123325205603209" calcext:value-type="float">
            <text:p>1,23325205603209E-009</text:p>
          </table:table-cell>
          <table:table-cell table:formula="of:=([.AA74]/[.Z74])%" office:value-type="percentage" office:value="0.0000000000123399256626429" calcext:value-type="percentage">
            <text:p>0,0000000012%</text:p>
          </table:table-cell>
          <table:table-cell table:formula="of:=[.$O$7] * [.$T$12]" office:value-type="float" office:value="0" calcext:value-type="float">
            <text:p>0</text:p>
          </table:table-cell>
          <table:table-cell table:formula="of:=[.Y74]+[.AC74]" office:value-type="float" office:value="0.999400175732535" calcext:value-type="float">
            <text:p>0,9994001757</text:p>
          </table:table-cell>
          <table:table-cell table:formula="of:=-[.AD74]+[.Z74]" office:value-type="float" office:value="0.00000000123325205603209" calcext:value-type="float">
            <text:p>1,23325205603209E-009</text:p>
          </table:table-cell>
          <table:table-cell table:formula="of:=([.AE74]/[.Z74])%" office:value-type="percentage" office:value="0.0000000000123399256626429" calcext:value-type="percentage">
            <text:p>0,0000000012%</text:p>
          </table:table-cell>
        </table:table-row>
        <table:table-row table:style-name="ro1">
          <table:table-cell table:number-columns-repeated="3"/>
          <table:table-cell office:value-type="float" office:value="61" calcext:value-type="float">
            <text:p>61</text:p>
          </table:table-cell>
          <table:table-cell office:value-type="float" office:value="0.993917071881704" calcext:value-type="float">
            <text:p>0,9939170719</text:p>
          </table:table-cell>
          <table:table-cell office:value-type="float" office:value="0.993918264062127" calcext:value-type="float">
            <text:p>0,9939182641</text:p>
          </table:table-cell>
          <table:table-cell table:formula="of:=[.F75]-[.E75]" office:value-type="float" office:value="0.00000119218042304858" calcext:value-type="float">
            <text:p>1,19218042304858E-006</text:p>
          </table:table-cell>
          <table:table-cell table:formula="of:=([.G75]/[.F75])%" office:value-type="percentage" office:value="0.000000011994753148444" calcext:value-type="percentage">
            <text:p>0,0000011995%</text:p>
          </table:table-cell>
          <table:table-cell table:formula="of:= [.$O$7] * [.$J$12]" office:value-type="float" office:value="0" calcext:value-type="float">
            <text:p>0,00E+000</text:p>
          </table:table-cell>
          <table:table-cell table:formula="of:=[.I75]+[.E75]" office:value-type="float" office:value="0.993917071881704" calcext:value-type="float">
            <text:p>0,9939170719</text:p>
          </table:table-cell>
          <table:table-cell table:formula="of:=[.F75]-[.J75]" office:value-type="float" office:value="0.00000119218042304858" calcext:value-type="float">
            <text:p>1,19218042304858E-006</text:p>
          </table:table-cell>
          <table:table-cell table:formula="of:=([.K75]/[.F75])%" office:value-type="percentage" office:value="0.000000011994753148444" calcext:value-type="percentage">
            <text:p>0,0000011995%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0.939802603917705" calcext:value-type="float">
            <text:p>0,9398026039</text:p>
          </table:table-cell>
          <table:table-cell office:value-type="float" office:value="0.940794525960945" calcext:value-type="float">
            <text:p>0,940794526</text:p>
          </table:table-cell>
          <table:table-cell table:formula="of:=[.P75]-[.O75]" office:value-type="float" office:value="0.000991922043239946" calcext:value-type="float">
            <text:p>0,000991922</text:p>
          </table:table-cell>
          <table:table-cell table:formula="of:=([.Q75]/[.P75])%" office:value-type="percentage" office:value="0.0000105434504120464" calcext:value-type="percentage">
            <text:p>0,0010543450%</text:p>
          </table:table-cell>
          <table:table-cell table:formula="of:=[.$O$7] * [.$T$12]" office:value-type="float" office:value="0" calcext:value-type="float">
            <text:p>0</text:p>
          </table:table-cell>
          <table:table-cell table:formula="of:=[.O75]+[.S75]" office:value-type="float" office:value="0.939802603917705" calcext:value-type="float">
            <text:p>0,9398026039</text:p>
          </table:table-cell>
          <table:table-cell table:formula="of:=-[.T75]+[.P75]" office:value-type="float" office:value="0.000991922043239946" calcext:value-type="float">
            <text:p>0,000991922</text:p>
          </table:table-cell>
          <table:table-cell table:formula="of:=([.U75]/[.P75])%" office:value-type="percentage" office:value="0.0000105434504120464" calcext:value-type="percentage">
            <text:p>0,0010543450%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0.999390181749645" calcext:value-type="float">
            <text:p>0,9993901817</text:p>
          </table:table-cell>
          <table:table-cell office:value-type="float" office:value="0.999390182964018" calcext:value-type="float">
            <text:p>0,999390183</text:p>
          </table:table-cell>
          <table:table-cell table:formula="of:=[.Z75]-[.Y75]" office:value-type="float" office:value="0.00000000121437293554294" calcext:value-type="float">
            <text:p>1,21437293554294E-009</text:p>
          </table:table-cell>
          <table:table-cell table:formula="of:=([.AA75]/[.Z75])%" office:value-type="percentage" office:value="0.0000000000121511426598991" calcext:value-type="percentage">
            <text:p>0,0000000012%</text:p>
          </table:table-cell>
          <table:table-cell table:formula="of:=[.$O$7] * [.$T$12]" office:value-type="float" office:value="0" calcext:value-type="float">
            <text:p>0</text:p>
          </table:table-cell>
          <table:table-cell table:formula="of:=[.Y75]+[.AC75]" office:value-type="float" office:value="0.999390181749645" calcext:value-type="float">
            <text:p>0,9993901817</text:p>
          </table:table-cell>
          <table:table-cell table:formula="of:=-[.AD75]+[.Z75]" office:value-type="float" office:value="0.00000000121437293554294" calcext:value-type="float">
            <text:p>1,21437293554294E-009</text:p>
          </table:table-cell>
          <table:table-cell table:formula="of:=([.AE75]/[.Z75])%" office:value-type="percentage" office:value="0.0000000000121511426598991" calcext:value-type="percentage">
            <text:p>0,0000000012%</text:p>
          </table:table-cell>
        </table:table-row>
        <table:table-row table:style-name="ro1">
          <table:table-cell table:number-columns-repeated="3"/>
          <table:table-cell office:value-type="float" office:value="62" calcext:value-type="float">
            <text:p>62</text:p>
          </table:table-cell>
          <table:table-cell office:value-type="float" office:value="0.993817698425968" calcext:value-type="float">
            <text:p>0,9938176984</text:p>
          </table:table-cell>
          <table:table-cell office:value-type="float" office:value="0.99381887223572" calcext:value-type="float">
            <text:p>0,9938188722</text:p>
          </table:table-cell>
          <table:table-cell table:formula="of:=[.F76]-[.E76]" office:value-type="float" office:value="0.00000117380975184211" calcext:value-type="float">
            <text:p>1,17380975184211E-006</text:p>
          </table:table-cell>
          <table:table-cell table:formula="of:=([.G76]/[.F76])%" office:value-type="percentage" office:value="0.0000000118111034679859" calcext:value-type="percentage">
            <text:p>0,0000011811%</text:p>
          </table:table-cell>
          <table:table-cell table:formula="of:= [.$O$7] * [.$J$12]" office:value-type="float" office:value="0" calcext:value-type="float">
            <text:p>0,00E+000</text:p>
          </table:table-cell>
          <table:table-cell table:formula="of:=[.I76]+[.E76]" office:value-type="float" office:value="0.993817698425968" calcext:value-type="float">
            <text:p>0,9938176984</text:p>
          </table:table-cell>
          <table:table-cell table:formula="of:=[.F76]-[.J76]" office:value-type="float" office:value="0.00000117380975184211" calcext:value-type="float">
            <text:p>1,17380975184211E-006</text:p>
          </table:table-cell>
          <table:table-cell table:formula="of:=([.K76]/[.F76])%" office:value-type="percentage" office:value="0.0000000118111034679859" calcext:value-type="percentage">
            <text:p>0,0000011811%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0.938877321194641" calcext:value-type="float">
            <text:p>0,9388773212</text:p>
          </table:table-cell>
          <table:table-cell office:value-type="float" office:value="0.939853731434984" calcext:value-type="float">
            <text:p>0,9398537314</text:p>
          </table:table-cell>
          <table:table-cell table:formula="of:=[.P76]-[.O76]" office:value-type="float" office:value="0.000976410240343006" calcext:value-type="float">
            <text:p>0,0009764102</text:p>
          </table:table-cell>
          <table:table-cell table:formula="of:=([.Q76]/[.P76])%" office:value-type="percentage" office:value="0.0000103889595549274" calcext:value-type="percentage">
            <text:p>0,0010388960%</text:p>
          </table:table-cell>
          <table:table-cell table:formula="of:=[.$O$7] * [.$T$12]" office:value-type="float" office:value="0" calcext:value-type="float">
            <text:p>0</text:p>
          </table:table-cell>
          <table:table-cell table:formula="of:=[.O76]+[.S76]" office:value-type="float" office:value="0.938877321194641" calcext:value-type="float">
            <text:p>0,9388773212</text:p>
          </table:table-cell>
          <table:table-cell table:formula="of:=-[.T76]+[.P76]" office:value-type="float" office:value="0.000976410240343006" calcext:value-type="float">
            <text:p>0,0009764102</text:p>
          </table:table-cell>
          <table:table-cell table:formula="of:=([.U76]/[.P76])%" office:value-type="percentage" office:value="0.0000103889595549274" calcext:value-type="percentage">
            <text:p>0,0010388960%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0.999380187866501" calcext:value-type="float">
            <text:p>0,9993801879</text:p>
          </table:table-cell>
          <table:table-cell office:value-type="float" office:value="0.999380189062188" calcext:value-type="float">
            <text:p>0,9993801891</text:p>
          </table:table-cell>
          <table:table-cell table:formula="of:=[.Z76]-[.Y76]" office:value-type="float" office:value="0.00000000119568699386008" calcext:value-type="float">
            <text:p>1,19568699386008E-009</text:p>
          </table:table-cell>
          <table:table-cell table:formula="of:=([.AA76]/[.Z76])%" office:value-type="percentage" office:value="0.0000000000119642888663724" calcext:value-type="percentage">
            <text:p>0,0000000012%</text:p>
          </table:table-cell>
          <table:table-cell table:formula="of:=[.$O$7] * [.$T$12]" office:value-type="float" office:value="0" calcext:value-type="float">
            <text:p>0</text:p>
          </table:table-cell>
          <table:table-cell table:formula="of:=[.Y76]+[.AC76]" office:value-type="float" office:value="0.999380187866501" calcext:value-type="float">
            <text:p>0,9993801879</text:p>
          </table:table-cell>
          <table:table-cell table:formula="of:=-[.AD76]+[.Z76]" office:value-type="float" office:value="0.00000000119568699386008" calcext:value-type="float">
            <text:p>1,19568699386008E-009</text:p>
          </table:table-cell>
          <table:table-cell table:formula="of:=([.AE76]/[.Z76])%" office:value-type="percentage" office:value="0.0000000000119642888663724" calcext:value-type="percentage">
            <text:p>0,0000000012%</text:p>
          </table:table-cell>
        </table:table-row>
        <table:table-row table:style-name="ro1">
          <table:table-cell table:number-columns-repeated="3"/>
          <table:table-cell office:value-type="float" office:value="63" calcext:value-type="float">
            <text:p>63</text:p>
          </table:table-cell>
          <table:table-cell office:value-type="float" office:value="0.993718334719417" calcext:value-type="float">
            <text:p>0,9937183347</text:p>
          </table:table-cell>
          <table:table-cell office:value-type="float" office:value="0.993719490348497" calcext:value-type="float">
            <text:p>0,9937194903</text:p>
          </table:table-cell>
          <table:table-cell table:formula="of:=[.F77]-[.E77]" office:value-type="float" office:value="0.00000115562907998523" calcext:value-type="float">
            <text:p>1,15562907998523E-006</text:p>
          </table:table-cell>
          <table:table-cell table:formula="of:=([.G77]/[.F77])%" office:value-type="percentage" office:value="0.000000011629328908975" calcext:value-type="percentage">
            <text:p>0,0000011629%</text:p>
          </table:table-cell>
          <table:table-cell table:formula="of:= [.$O$7] * [.$J$12]" office:value-type="float" office:value="0" calcext:value-type="float">
            <text:p>0,00E+000</text:p>
          </table:table-cell>
          <table:table-cell table:formula="of:=[.I77]+[.E77]" office:value-type="float" office:value="0.993718334719417" calcext:value-type="float">
            <text:p>0,9937183347</text:p>
          </table:table-cell>
          <table:table-cell table:formula="of:=[.F77]-[.J77]" office:value-type="float" office:value="0.00000115562907998523" calcext:value-type="float">
            <text:p>1,15562907998523E-006</text:p>
          </table:table-cell>
          <table:table-cell table:formula="of:=([.K77]/[.F77])%" office:value-type="percentage" office:value="0.000000011629328908975" calcext:value-type="percentage">
            <text:p>0,0000011629%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0.937952814064807" calcext:value-type="float">
            <text:p>0,9379528141</text:p>
          </table:table-cell>
          <table:table-cell office:value-type="float" office:value="0.938913877703549" calcext:value-type="float">
            <text:p>0,9389138777</text:p>
          </table:table-cell>
          <table:table-cell table:formula="of:=[.P77]-[.O77]" office:value-type="float" office:value="0.000961063638741932" calcext:value-type="float">
            <text:p>0,0009610636</text:p>
          </table:table-cell>
          <table:table-cell table:formula="of:=([.Q77]/[.P77])%" office:value-type="percentage" office:value="0.0000102359083358387" calcext:value-type="percentage">
            <text:p>0,0010235908%</text:p>
          </table:table-cell>
          <table:table-cell table:formula="of:=[.$O$7] * [.$T$12]" office:value-type="float" office:value="0" calcext:value-type="float">
            <text:p>0</text:p>
          </table:table-cell>
          <table:table-cell table:formula="of:=[.O77]+[.S77]" office:value-type="float" office:value="0.937952814064807" calcext:value-type="float">
            <text:p>0,9379528141</text:p>
          </table:table-cell>
          <table:table-cell table:formula="of:=-[.T77]+[.P77]" office:value-type="float" office:value="0.000961063638741932" calcext:value-type="float">
            <text:p>0,0009610636</text:p>
          </table:table-cell>
          <table:table-cell table:formula="of:=([.U77]/[.P77])%" office:value-type="percentage" office:value="0.0000102359083358387" calcext:value-type="percentage">
            <text:p>0,0010235908%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0.999370194083103" calcext:value-type="float">
            <text:p>0,9993701941</text:p>
          </table:table-cell>
          <table:table-cell office:value-type="float" office:value="0.999370195260298" calcext:value-type="float">
            <text:p>0,9993701953</text:p>
          </table:table-cell>
          <table:table-cell table:formula="of:=[.Z77]-[.Y77]" office:value-type="float" office:value="0.00000000117719500813962" calcext:value-type="float">
            <text:p>1,17719500813962E-009</text:p>
          </table:table-cell>
          <table:table-cell table:formula="of:=([.AA77]/[.Z77])%" office:value-type="percentage" office:value="0.0000000000117793654509188" calcext:value-type="percentage">
            <text:p>0,0000000012%</text:p>
          </table:table-cell>
          <table:table-cell table:formula="of:=[.$O$7] * [.$T$12]" office:value-type="float" office:value="0" calcext:value-type="float">
            <text:p>0</text:p>
          </table:table-cell>
          <table:table-cell table:formula="of:=[.Y77]+[.AC77]" office:value-type="float" office:value="0.999370194083103" calcext:value-type="float">
            <text:p>0,9993701941</text:p>
          </table:table-cell>
          <table:table-cell table:formula="of:=-[.AD77]+[.Z77]" office:value-type="float" office:value="0.00000000117719500813962" calcext:value-type="float">
            <text:p>1,17719500813962E-009</text:p>
          </table:table-cell>
          <table:table-cell table:formula="of:=([.AE77]/[.Z77])%" office:value-type="percentage" office:value="0.0000000000117793654509188" calcext:value-type="percentage">
            <text:p>0,0000000012%</text:p>
          </table:table-cell>
        </table:table-row>
        <table:table-row table:style-name="ro1">
          <table:table-cell table:number-columns-repeated="3"/>
          <table:table-cell office:value-type="float" office:value="64" calcext:value-type="float">
            <text:p>64</text:p>
          </table:table-cell>
          <table:table-cell office:value-type="float" office:value="0.993618980762053" calcext:value-type="float">
            <text:p>0,9936189808</text:p>
          </table:table-cell>
          <table:table-cell office:value-type="float" office:value="0.993620118399462" calcext:value-type="float">
            <text:p>0,9936201184</text:p>
          </table:table-cell>
          <table:table-cell table:formula="of:=[.F78]-[.E78]" office:value-type="float" office:value="0.00000113763740894335" calcext:value-type="float">
            <text:p>1,13763740894335E-006</text:p>
          </table:table-cell>
          <table:table-cell table:formula="of:=([.G78]/[.F78])%" office:value-type="percentage" office:value="0.0000000114494200347603" calcext:value-type="percentage">
            <text:p>0,0000011449%</text:p>
          </table:table-cell>
          <table:table-cell table:formula="of:= [.$O$7] * [.$J$12]" office:value-type="float" office:value="0" calcext:value-type="float">
            <text:p>0,00E+000</text:p>
          </table:table-cell>
          <table:table-cell table:formula="of:=[.I78]+[.E78]" office:value-type="float" office:value="0.993618980762053" calcext:value-type="float">
            <text:p>0,9936189808</text:p>
          </table:table-cell>
          <table:table-cell table:formula="of:=[.F78]-[.J78]" office:value-type="float" office:value="0.00000113763740894335" calcext:value-type="float">
            <text:p>1,13763740894335E-006</text:p>
          </table:table-cell>
          <table:table-cell table:formula="of:=([.K78]/[.F78])%" office:value-type="percentage" office:value="0.0000000114494200347603" calcext:value-type="percentage">
            <text:p>0,0000011449%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0.937029082528203" calcext:value-type="float">
            <text:p>0,9370290825</text:p>
          </table:table-cell>
          <table:table-cell office:value-type="float" office:value="0.937974963825845" calcext:value-type="float">
            <text:p>0,9379749638</text:p>
          </table:table-cell>
          <table:table-cell table:formula="of:=[.P78]-[.O78]" office:value-type="float" office:value="0.000945881297642059" calcext:value-type="float">
            <text:p>0,0009458813</text:p>
          </table:table-cell>
          <table:table-cell table:formula="of:=([.Q78]/[.P78])%" office:value-type="percentage" office:value="0.0000100842915229276" calcext:value-type="percentage">
            <text:p>0,0010084292%</text:p>
          </table:table-cell>
          <table:table-cell table:formula="of:=[.$O$7] * [.$T$12]" office:value-type="float" office:value="0" calcext:value-type="float">
            <text:p>0</text:p>
          </table:table-cell>
          <table:table-cell table:formula="of:=[.O78]+[.S78]" office:value-type="float" office:value="0.937029082528203" calcext:value-type="float">
            <text:p>0,9370290825</text:p>
          </table:table-cell>
          <table:table-cell table:formula="of:=-[.T78]+[.P78]" office:value-type="float" office:value="0.000945881297642059" calcext:value-type="float">
            <text:p>0,0009458813</text:p>
          </table:table-cell>
          <table:table-cell table:formula="of:=([.U78]/[.P78])%" office:value-type="percentage" office:value="0.0000100842915229276" calcext:value-type="percentage">
            <text:p>0,0010084292%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0.999360200399452" calcext:value-type="float">
            <text:p>0,9993602004</text:p>
          </table:table-cell>
          <table:table-cell office:value-type="float" office:value="0.999360201558345" calcext:value-type="float">
            <text:p>0,9993602016</text:p>
          </table:table-cell>
          <table:table-cell table:formula="of:=[.Z78]-[.Y78]" office:value-type="float" office:value="0.00000000115889298157867" calcext:value-type="float">
            <text:p>1,15889298157867E-009</text:p>
          </table:table-cell>
          <table:table-cell table:formula="of:=([.AA78]/[.Z78])%" office:value-type="percentage" office:value="0.0000000000115963513637642" calcext:value-type="percentage">
            <text:p>0,0000000012%</text:p>
          </table:table-cell>
          <table:table-cell table:formula="of:=[.$O$7] * [.$T$12]" office:value-type="float" office:value="0" calcext:value-type="float">
            <text:p>0</text:p>
          </table:table-cell>
          <table:table-cell table:formula="of:=[.Y78]+[.AC78]" office:value-type="float" office:value="0.999360200399452" calcext:value-type="float">
            <text:p>0,9993602004</text:p>
          </table:table-cell>
          <table:table-cell table:formula="of:=-[.AD78]+[.Z78]" office:value-type="float" office:value="0.00000000115889298157867" calcext:value-type="float">
            <text:p>1,15889298157867E-009</text:p>
          </table:table-cell>
          <table:table-cell table:formula="of:=([.AE78]/[.Z78])%" office:value-type="percentage" office:value="0.0000000000115963513637642" calcext:value-type="percentage">
            <text:p>0,0000000012%</text:p>
          </table:table-cell>
        </table:table-row>
        <table:table-row table:style-name="ro1">
          <table:table-cell table:number-columns-repeated="3"/>
          <table:table-cell office:value-type="float" office:value="65" calcext:value-type="float">
            <text:p>65</text:p>
          </table:table-cell>
          <table:table-cell office:value-type="float" office:value="0.993519636553875" calcext:value-type="float">
            <text:p>0,9935196366</text:p>
          </table:table-cell>
          <table:table-cell office:value-type="float" office:value="0.993520756387622" calcext:value-type="float">
            <text:p>0,9935207564</text:p>
          </table:table-cell>
          <table:table-cell table:formula="of:=[.F79]-[.E79]" office:value-type="float" office:value="0.00000111983374695424" calcext:value-type="float">
            <text:p>1,11983374695424E-006</text:p>
          </table:table-cell>
          <table:table-cell table:formula="of:=([.G79]/[.F79])%" office:value-type="percentage" office:value="0.0000000112713674014503" calcext:value-type="percentage">
            <text:p>0,0000011271%</text:p>
          </table:table-cell>
          <table:table-cell table:formula="of:= [.$O$7] * [.$J$12]" office:value-type="float" office:value="0" calcext:value-type="float">
            <text:p>0,00E+000</text:p>
          </table:table-cell>
          <table:table-cell table:formula="of:=[.I79]+[.E79]" office:value-type="float" office:value="0.993519636553875" calcext:value-type="float">
            <text:p>0,9935196366</text:p>
          </table:table-cell>
          <table:table-cell table:formula="of:=[.F79]-[.J79]" office:value-type="float" office:value="0.00000111983374695424" calcext:value-type="float">
            <text:p>1,11983374695424E-006</text:p>
          </table:table-cell>
          <table:table-cell table:formula="of:=([.K79]/[.F79])%" office:value-type="percentage" office:value="0.0000000112713674014503" calcext:value-type="percentage">
            <text:p>0,0000011271%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0.936106126584828" calcext:value-type="float">
            <text:p>0,9361061266</text:p>
          </table:table-cell>
          <table:table-cell office:value-type="float" office:value="0.937036988862019" calcext:value-type="float">
            <text:p>0,9370369889</text:p>
          </table:table-cell>
          <table:table-cell table:formula="of:=[.P79]-[.O79]" office:value-type="float" office:value="0.000930862277190969" calcext:value-type="float">
            <text:p>0,0009308623</text:p>
          </table:table-cell>
          <table:table-cell table:formula="of:=([.Q79]/[.P79])%" office:value-type="percentage" office:value="0.00000993410386416259" calcext:value-type="percentage">
            <text:p>0,0009934104%</text:p>
          </table:table-cell>
          <table:table-cell table:formula="of:=[.$O$7] * [.$T$12]" office:value-type="float" office:value="0" calcext:value-type="float">
            <text:p>0</text:p>
          </table:table-cell>
          <table:table-cell table:formula="of:=[.O79]+[.S79]" office:value-type="float" office:value="0.936106126584828" calcext:value-type="float">
            <text:p>0,9361061266</text:p>
          </table:table-cell>
          <table:table-cell table:formula="of:=-[.T79]+[.P79]" office:value-type="float" office:value="0.000930862277190969" calcext:value-type="float">
            <text:p>0,0009308623</text:p>
          </table:table-cell>
          <table:table-cell table:formula="of:=([.U79]/[.P79])%" office:value-type="percentage" office:value="0.00000993410386416259" calcext:value-type="percentage">
            <text:p>0,0009934104%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0.999350206815547" calcext:value-type="float">
            <text:p>0,9993502068</text:p>
          </table:table-cell>
          <table:table-cell office:value-type="float" office:value="0.99935020795633" calcext:value-type="float">
            <text:p>0,999350208</text:p>
          </table:table-cell>
          <table:table-cell table:formula="of:=[.Z79]-[.Y79]" office:value-type="float" office:value="0.00000000114078291257869" calcext:value-type="float">
            <text:p>1,14078291257869E-009</text:p>
          </table:table-cell>
          <table:table-cell table:formula="of:=([.AA79]/[.Z79])%" office:value-type="percentage" office:value="0.00000000001141524110752" calcext:value-type="percentage">
            <text:p>0,0000000011%</text:p>
          </table:table-cell>
          <table:table-cell table:formula="of:=[.$O$7] * [.$T$12]" office:value-type="float" office:value="0" calcext:value-type="float">
            <text:p>0</text:p>
          </table:table-cell>
          <table:table-cell table:formula="of:=[.Y79]+[.AC79]" office:value-type="float" office:value="0.999350206815547" calcext:value-type="float">
            <text:p>0,9993502068</text:p>
          </table:table-cell>
          <table:table-cell table:formula="of:=-[.AD79]+[.Z79]" office:value-type="float" office:value="0.00000000114078291257869" calcext:value-type="float">
            <text:p>1,14078291257869E-009</text:p>
          </table:table-cell>
          <table:table-cell table:formula="of:=([.AE79]/[.Z79])%" office:value-type="percentage" office:value="0.00000000001141524110752" calcext:value-type="percentage">
            <text:p>0,0000000011%</text:p>
          </table:table-cell>
        </table:table-row>
        <table:table-row table:style-name="ro1">
          <table:table-cell table:number-columns-repeated="3"/>
          <table:table-cell office:value-type="float" office:value="66" calcext:value-type="float">
            <text:p>66</text:p>
          </table:table-cell>
          <table:table-cell office:value-type="float" office:value="0.993420302094884" calcext:value-type="float">
            <text:p>0,9934203021</text:p>
          </table:table-cell>
          <table:table-cell office:value-type="float" office:value="0.993421404311983" calcext:value-type="float">
            <text:p>0,9934214043</text:p>
          </table:table-cell>
          <table:table-cell table:formula="of:=[.F80]-[.E80]" office:value-type="float" office:value="0.00000110221709903602" calcext:value-type="float">
            <text:p>1,10221709903602E-006</text:p>
          </table:table-cell>
          <table:table-cell table:formula="of:=([.G80]/[.F80])%" office:value-type="percentage" office:value="0.0000000110951615757912" calcext:value-type="percentage">
            <text:p>0,0000011095%</text:p>
          </table:table-cell>
          <table:table-cell table:formula="of:= [.$O$7] * [.$J$12]" office:value-type="float" office:value="0" calcext:value-type="float">
            <text:p>0,00E+000</text:p>
          </table:table-cell>
          <table:table-cell table:formula="of:=[.I80]+[.E80]" office:value-type="float" office:value="0.993420302094884" calcext:value-type="float">
            <text:p>0,9934203021</text:p>
          </table:table-cell>
          <table:table-cell table:formula="of:=[.F80]-[.J80]" office:value-type="float" office:value="0.00000110221709903602" calcext:value-type="float">
            <text:p>1,10221709903602E-006</text:p>
          </table:table-cell>
          <table:table-cell table:formula="of:=([.K80]/[.F80])%" office:value-type="percentage" office:value="0.0000000110951615757912" calcext:value-type="percentage">
            <text:p>0,0000011095%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0.935183946234683" calcext:value-type="float">
            <text:p>0,9351839462</text:p>
          </table:table-cell>
          <table:table-cell office:value-type="float" office:value="0.936099951873157" calcext:value-type="float">
            <text:p>0,9360999519</text:p>
          </table:table-cell>
          <table:table-cell table:formula="of:=[.P80]-[.O80]" office:value-type="float" office:value="0.000916005638474049" calcext:value-type="float">
            <text:p>0,0009160056</text:p>
          </table:table-cell>
          <table:table-cell table:formula="of:=([.Q80]/[.P80])%" office:value-type="percentage" office:value="0.00000978534008726063" calcext:value-type="percentage">
            <text:p>0,0009785340%</text:p>
          </table:table-cell>
          <table:table-cell table:formula="of:=[.$O$7] * [.$T$12]" office:value-type="float" office:value="0" calcext:value-type="float">
            <text:p>0</text:p>
          </table:table-cell>
          <table:table-cell table:formula="of:=[.O80]+[.S80]" office:value-type="float" office:value="0.935183946234683" calcext:value-type="float">
            <text:p>0,9351839462</text:p>
          </table:table-cell>
          <table:table-cell table:formula="of:=-[.T80]+[.P80]" office:value-type="float" office:value="0.000916005638474049" calcext:value-type="float">
            <text:p>0,0009160056</text:p>
          </table:table-cell>
          <table:table-cell table:formula="of:=([.U80]/[.P80])%" office:value-type="percentage" office:value="0.00000978534008726063" calcext:value-type="percentage">
            <text:p>0,0009785340%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0.999340213331388" calcext:value-type="float">
            <text:p>0,9993402133</text:p>
          </table:table-cell>
          <table:table-cell office:value-type="float" office:value="0.99934021445425" calcext:value-type="float">
            <text:p>0,9993402145</text:p>
          </table:table-cell>
          <table:table-cell table:formula="of:=[.Z80]-[.Y80]" office:value-type="float" office:value="0.00000000112286191455979" calcext:value-type="float">
            <text:p>1,12286191455979E-009</text:p>
          </table:table-cell>
          <table:table-cell table:formula="of:=([.AA80]/[.Z80])%" office:value-type="percentage" office:value="0.0000000000112360336284005" calcext:value-type="percentage">
            <text:p>0,0000000011%</text:p>
          </table:table-cell>
          <table:table-cell table:formula="of:=[.$O$7] * [.$T$12]" office:value-type="float" office:value="0" calcext:value-type="float">
            <text:p>0</text:p>
          </table:table-cell>
          <table:table-cell table:formula="of:=[.Y80]+[.AC80]" office:value-type="float" office:value="0.999340213331388" calcext:value-type="float">
            <text:p>0,9993402133</text:p>
          </table:table-cell>
          <table:table-cell table:formula="of:=-[.AD80]+[.Z80]" office:value-type="float" office:value="0.00000000112286191455979" calcext:value-type="float">
            <text:p>1,12286191455979E-009</text:p>
          </table:table-cell>
          <table:table-cell table:formula="of:=([.AE80]/[.Z80])%" office:value-type="percentage" office:value="0.0000000000112360336284005" calcext:value-type="percentage">
            <text:p>0,0000000011%</text:p>
          </table:table-cell>
        </table:table-row>
        <table:table-row table:style-name="ro1">
          <table:table-cell table:number-columns-repeated="3"/>
          <table:table-cell office:value-type="float" office:value="67" calcext:value-type="float">
            <text:p>67</text:p>
          </table:table-cell>
          <table:table-cell office:value-type="float" office:value="0.993320977385079" calcext:value-type="float">
            <text:p>0,9933209774</text:p>
          </table:table-cell>
          <table:table-cell office:value-type="float" office:value="0.993322062171552" calcext:value-type="float">
            <text:p>0,9933220622</text:p>
          </table:table-cell>
          <table:table-cell table:formula="of:=[.F81]-[.E81]" office:value-type="float" office:value="0.00000108478647298238" calcext:value-type="float">
            <text:p>1,08478647298238E-006</text:p>
          </table:table-cell>
          <table:table-cell table:formula="of:=([.G81]/[.F81])%" office:value-type="percentage" office:value="0.0000000109207931105843" calcext:value-type="percentage">
            <text:p>0,0000010921%</text:p>
          </table:table-cell>
          <table:table-cell table:formula="of:= [.$O$7] * [.$J$12]" office:value-type="float" office:value="0" calcext:value-type="float">
            <text:p>0,00E+000</text:p>
          </table:table-cell>
          <table:table-cell table:formula="of:=[.I81]+[.E81]" office:value-type="float" office:value="0.993320977385079" calcext:value-type="float">
            <text:p>0,9933209774</text:p>
          </table:table-cell>
          <table:table-cell table:formula="of:=[.F81]-[.J81]" office:value-type="float" office:value="0.00000108478647298238" calcext:value-type="float">
            <text:p>1,08478647298238E-006</text:p>
          </table:table-cell>
          <table:table-cell table:formula="of:=([.K81]/[.F81])%" office:value-type="percentage" office:value="0.0000000109207931105843" calcext:value-type="percentage">
            <text:p>0,0000010921%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0.934262541477767" calcext:value-type="float">
            <text:p>0,9342625415</text:p>
          </table:table-cell>
          <table:table-cell office:value-type="float" office:value="0.935163851921284" calcext:value-type="float">
            <text:p>0,9351638519</text:p>
          </table:table-cell>
          <table:table-cell table:formula="of:=[.P81]-[.O81]" office:value-type="float" office:value="0.000901310443516934" calcext:value-type="float">
            <text:p>0,0009013104</text:p>
          </table:table-cell>
          <table:table-cell table:formula="of:=([.Q81]/[.P81])%" office:value-type="percentage" office:value="0.00000963799489966836" calcext:value-type="percentage">
            <text:p>0,0009637995%</text:p>
          </table:table-cell>
          <table:table-cell table:formula="of:=[.$O$7] * [.$T$12]" office:value-type="float" office:value="0" calcext:value-type="float">
            <text:p>0</text:p>
          </table:table-cell>
          <table:table-cell table:formula="of:=[.O81]+[.S81]" office:value-type="float" office:value="0.934262541477767" calcext:value-type="float">
            <text:p>0,9342625415</text:p>
          </table:table-cell>
          <table:table-cell table:formula="of:=-[.T81]+[.P81]" office:value-type="float" office:value="0.000901310443516934" calcext:value-type="float">
            <text:p>0,0009013104</text:p>
          </table:table-cell>
          <table:table-cell table:formula="of:=([.U81]/[.P81])%" office:value-type="percentage" office:value="0.00000963799489966836" calcext:value-type="percentage">
            <text:p>0,0009637995%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0.999330219946976" calcext:value-type="float">
            <text:p>0,9993302199</text:p>
          </table:table-cell>
          <table:table-cell office:value-type="float" office:value="0.999330221052106" calcext:value-type="float">
            <text:p>0,9993302211</text:p>
          </table:table-cell>
          <table:table-cell table:formula="of:=[.Z81]-[.Y81]" office:value-type="float" office:value="0.00000000110512998752199" calcext:value-type="float">
            <text:p>1,10512998752199E-009</text:p>
          </table:table-cell>
          <table:table-cell table:formula="of:=([.AA81]/[.Z81])%" office:value-type="percentage" office:value="0.000000000011058702320333" calcext:value-type="percentage">
            <text:p>0,0000000011%</text:p>
          </table:table-cell>
          <table:table-cell table:formula="of:=[.$O$7] * [.$T$12]" office:value-type="float" office:value="0" calcext:value-type="float">
            <text:p>0</text:p>
          </table:table-cell>
          <table:table-cell table:formula="of:=[.Y81]+[.AC81]" office:value-type="float" office:value="0.999330219946976" calcext:value-type="float">
            <text:p>0,9993302199</text:p>
          </table:table-cell>
          <table:table-cell table:formula="of:=-[.AD81]+[.Z81]" office:value-type="float" office:value="0.00000000110512998752199" calcext:value-type="float">
            <text:p>1,10512998752199E-009</text:p>
          </table:table-cell>
          <table:table-cell table:formula="of:=([.AE81]/[.Z81])%" office:value-type="percentage" office:value="0.000000000011058702320333" calcext:value-type="percentage">
            <text:p>0,0000000011%</text:p>
          </table:table-cell>
        </table:table-row>
        <table:table-row table:style-name="ro1">
          <table:table-cell table:number-columns-repeated="3"/>
          <table:table-cell office:value-type="float" office:value="68" calcext:value-type="float">
            <text:p>68</text:p>
          </table:table-cell>
          <table:table-cell office:value-type="float" office:value="0.99322166242446" calcext:value-type="float">
            <text:p>0,9932216624</text:p>
          </table:table-cell>
          <table:table-cell office:value-type="float" office:value="0.993222729965335" calcext:value-type="float">
            <text:p>0,99322273</text:p>
          </table:table-cell>
          <table:table-cell table:formula="of:=[.F82]-[.E82]" office:value-type="float" office:value="0.00000106754087514371" calcext:value-type="float">
            <text:p>1,06754087514371E-006</text:p>
          </table:table-cell>
          <table:table-cell table:formula="of:=([.G82]/[.F82])%" office:value-type="percentage" office:value="0.0000000107482525625646" calcext:value-type="percentage">
            <text:p>0,0000010748%</text:p>
          </table:table-cell>
          <table:table-cell table:formula="of:= [.$O$7] * [.$J$12]" office:value-type="float" office:value="0" calcext:value-type="float">
            <text:p>0,00E+000</text:p>
          </table:table-cell>
          <table:table-cell table:formula="of:=[.I82]+[.E82]" office:value-type="float" office:value="0.99322166242446" calcext:value-type="float">
            <text:p>0,9932216624</text:p>
          </table:table-cell>
          <table:table-cell table:formula="of:=[.F82]-[.J82]" office:value-type="float" office:value="0.00000106754087514371" calcext:value-type="float">
            <text:p>1,06754087514371E-006</text:p>
          </table:table-cell>
          <table:table-cell table:formula="of:=([.K82]/[.F82])%" office:value-type="percentage" office:value="0.0000000107482525625646" calcext:value-type="percentage">
            <text:p>0,0000010748%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0.933341912314082" calcext:value-type="float">
            <text:p>0,9333419123</text:p>
          </table:table-cell>
          <table:table-cell office:value-type="float" office:value="0.934228688069363" calcext:value-type="float">
            <text:p>0,9342286881</text:p>
          </table:table-cell>
          <table:table-cell table:formula="of:=[.P82]-[.O82]" office:value-type="float" office:value="0.000886775755281066" calcext:value-type="float">
            <text:p>0,0008867758</text:p>
          </table:table-cell>
          <table:table-cell table:formula="of:=([.Q82]/[.P82])%" office:value-type="percentage" office:value="0.00000949206298849797" calcext:value-type="percentage">
            <text:p>0,0009492063%</text:p>
          </table:table-cell>
          <table:table-cell table:formula="of:=[.$O$7] * [.$T$12]" office:value-type="float" office:value="0" calcext:value-type="float">
            <text:p>0</text:p>
          </table:table-cell>
          <table:table-cell table:formula="of:=[.O82]+[.S82]" office:value-type="float" office:value="0.933341912314082" calcext:value-type="float">
            <text:p>0,9333419123</text:p>
          </table:table-cell>
          <table:table-cell table:formula="of:=-[.T82]+[.P82]" office:value-type="float" office:value="0.000886775755281066" calcext:value-type="float">
            <text:p>0,0008867758</text:p>
          </table:table-cell>
          <table:table-cell table:formula="of:=([.U82]/[.P82])%" office:value-type="percentage" office:value="0.00000949206298849797" calcext:value-type="percentage">
            <text:p>0,0009492063%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0.99932022666231" calcext:value-type="float">
            <text:p>0,9993202267</text:p>
          </table:table-cell>
          <table:table-cell office:value-type="float" office:value="0.999320227749895" calcext:value-type="float">
            <text:p>0,9993202277</text:p>
          </table:table-cell>
          <table:table-cell table:formula="of:=[.Z82]-[.Y82]" office:value-type="float" office:value="0.00000000108758502204154" calcext:value-type="float">
            <text:p>1,08758502204154E-009</text:p>
          </table:table-cell>
          <table:table-cell table:formula="of:=([.AA82]/[.Z82])%" office:value-type="percentage" office:value="0.0000000000108832494616134" calcext:value-type="percentage">
            <text:p>0,0000000011%</text:p>
          </table:table-cell>
          <table:table-cell table:formula="of:=[.$O$7] * [.$T$12]" office:value-type="float" office:value="0" calcext:value-type="float">
            <text:p>0</text:p>
          </table:table-cell>
          <table:table-cell table:formula="of:=[.Y82]+[.AC82]" office:value-type="float" office:value="0.99932022666231" calcext:value-type="float">
            <text:p>0,9993202267</text:p>
          </table:table-cell>
          <table:table-cell table:formula="of:=-[.AD82]+[.Z82]" office:value-type="float" office:value="0.00000000108758502204154" calcext:value-type="float">
            <text:p>1,08758502204154E-009</text:p>
          </table:table-cell>
          <table:table-cell table:formula="of:=([.AE82]/[.Z82])%" office:value-type="percentage" office:value="0.0000000000108832494616134" calcext:value-type="percentage">
            <text:p>0,0000000011%</text:p>
          </table:table-cell>
        </table:table-row>
        <table:table-row table:style-name="ro1">
          <table:table-cell table:number-columns-repeated="3"/>
          <table:table-cell office:value-type="float" office:value="69" calcext:value-type="float">
            <text:p>69</text:p>
          </table:table-cell>
          <table:table-cell office:value-type="float" office:value="0.993122357213028" calcext:value-type="float">
            <text:p>0,9931223572</text:p>
          </table:table-cell>
          <table:table-cell office:value-type="float" office:value="0.993123407692339" calcext:value-type="float">
            <text:p>0,9931234077</text:p>
          </table:table-cell>
          <table:table-cell table:formula="of:=[.F83]-[.E83]" office:value-type="float" office:value="0.00000105047931098223" calcext:value-type="float">
            <text:p>1,05047931098223E-006</text:p>
          </table:table-cell>
          <table:table-cell table:formula="of:=([.G83]/[.F83])%" office:value-type="percentage" office:value="0.0000000105775304745175" calcext:value-type="percentage">
            <text:p>0,0000010578%</text:p>
          </table:table-cell>
          <table:table-cell table:formula="of:= [.$O$7] * [.$J$12]" office:value-type="float" office:value="0" calcext:value-type="float">
            <text:p>0,00E+000</text:p>
          </table:table-cell>
          <table:table-cell table:formula="of:=[.I83]+[.E83]" office:value-type="float" office:value="0.993122357213028" calcext:value-type="float">
            <text:p>0,9931223572</text:p>
          </table:table-cell>
          <table:table-cell table:formula="of:=[.F83]-[.J83]" office:value-type="float" office:value="0.00000105047931098223" calcext:value-type="float">
            <text:p>1,05047931098223E-006</text:p>
          </table:table-cell>
          <table:table-cell table:formula="of:=([.K83]/[.F83])%" office:value-type="percentage" office:value="0.0000000105775304745175" calcext:value-type="percentage">
            <text:p>0,0000010578%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0.932422058743626" calcext:value-type="float">
            <text:p>0,9324220587</text:p>
          </table:table-cell>
          <table:table-cell office:value-type="float" office:value="0.933294459381294" calcext:value-type="float">
            <text:p>0,9332944594</text:p>
          </table:table-cell>
          <table:table-cell table:formula="of:=[.P83]-[.O83]" office:value-type="float" office:value="0.000872400637668025" calcext:value-type="float">
            <text:p>0,0008724006</text:p>
          </table:table-cell>
          <table:table-cell table:formula="of:=([.Q83]/[.P83])%" office:value-type="percentage" office:value="0.00000934753902049814" calcext:value-type="percentage">
            <text:p>0,0009347539%</text:p>
          </table:table-cell>
          <table:table-cell table:formula="of:=[.$O$7] * [.$T$12]" office:value-type="float" office:value="0" calcext:value-type="float">
            <text:p>0</text:p>
          </table:table-cell>
          <table:table-cell table:formula="of:=[.O83]+[.S83]" office:value-type="float" office:value="0.932422058743626" calcext:value-type="float">
            <text:p>0,9324220587</text:p>
          </table:table-cell>
          <table:table-cell table:formula="of:=-[.T83]+[.P83]" office:value-type="float" office:value="0.000872400637668025" calcext:value-type="float">
            <text:p>0,0008724006</text:p>
          </table:table-cell>
          <table:table-cell table:formula="of:=([.U83]/[.P83])%" office:value-type="percentage" office:value="0.00000934753902049814" calcext:value-type="percentage">
            <text:p>0,0009347539%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0.99931023347739" calcext:value-type="float">
            <text:p>0,9993102335</text:p>
          </table:table-cell>
          <table:table-cell office:value-type="float" office:value="0.999310234547618" calcext:value-type="float">
            <text:p>0,9993102345</text:p>
          </table:table-cell>
          <table:table-cell table:formula="of:=[.Z83]-[.Y83]" office:value-type="float" office:value="0.00000000107022801731915" calcext:value-type="float">
            <text:p>1,07022801731915E-009</text:p>
          </table:table-cell>
          <table:table-cell table:formula="of:=([.AA83]/[.Z83])%" office:value-type="percentage" office:value="0.0000000000107096617767767" calcext:value-type="percentage">
            <text:p>0,0000000011%</text:p>
          </table:table-cell>
          <table:table-cell table:formula="of:=[.$O$7] * [.$T$12]" office:value-type="float" office:value="0" calcext:value-type="float">
            <text:p>0</text:p>
          </table:table-cell>
          <table:table-cell table:formula="of:=[.Y83]+[.AC83]" office:value-type="float" office:value="0.99931023347739" calcext:value-type="float">
            <text:p>0,9993102335</text:p>
          </table:table-cell>
          <table:table-cell table:formula="of:=-[.AD83]+[.Z83]" office:value-type="float" office:value="0.00000000107022801731915" calcext:value-type="float">
            <text:p>1,07022801731915E-009</text:p>
          </table:table-cell>
          <table:table-cell table:formula="of:=([.AE83]/[.Z83])%" office:value-type="percentage" office:value="0.0000000000107096617767767" calcext:value-type="percentage">
            <text:p>0,0000000011%</text:p>
          </table:table-cell>
        </table:table-row>
        <table:table-row table:style-name="ro1">
          <table:table-cell table:number-columns-repeated="3"/>
          <table:table-cell office:value-type="float" office:value="70" calcext:value-type="float">
            <text:p>70</text:p>
          </table:table-cell>
          <table:table-cell office:value-type="float" office:value="0.993023061750781" calcext:value-type="float">
            <text:p>0,9930230618</text:p>
          </table:table-cell>
          <table:table-cell office:value-type="float" office:value="0.993024095351569" calcext:value-type="float">
            <text:p>0,9930240954</text:p>
          </table:table-cell>
          <table:table-cell table:formula="of:=[.F84]-[.E84]" office:value-type="float" office:value="0.00000103360078806958" calcext:value-type="float">
            <text:p>1,03360078806958E-006</text:p>
          </table:table-cell>
          <table:table-cell table:formula="of:=([.G84]/[.F84])%" office:value-type="percentage" office:value="0.0000000104086174032227" calcext:value-type="percentage">
            <text:p>0,0000010409%</text:p>
          </table:table-cell>
          <table:table-cell table:formula="of:= [.$O$7] * [.$J$12]" office:value-type="float" office:value="0" calcext:value-type="float">
            <text:p>0,00E+000</text:p>
          </table:table-cell>
          <table:table-cell table:formula="of:=[.I84]+[.E84]" office:value-type="float" office:value="0.993023061750781" calcext:value-type="float">
            <text:p>0,9930230618</text:p>
          </table:table-cell>
          <table:table-cell table:formula="of:=[.F84]-[.J84]" office:value-type="float" office:value="0.00000103360078806958" calcext:value-type="float">
            <text:p>1,03360078806958E-006</text:p>
          </table:table-cell>
          <table:table-cell table:formula="of:=([.K84]/[.F84])%" office:value-type="percentage" office:value="0.0000000104086174032227" calcext:value-type="percentage">
            <text:p>0,0000010409%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0.9315029807664" calcext:value-type="float">
            <text:p>0,9315029808</text:p>
          </table:table-cell>
          <table:table-cell office:value-type="float" office:value="0.932361164921912" calcext:value-type="float">
            <text:p>0,9323611649</text:p>
          </table:table-cell>
          <table:table-cell table:formula="of:=[.P84]-[.O84]" office:value-type="float" office:value="0.000858184155512087" calcext:value-type="float">
            <text:p>0,0008581842</text:p>
          </table:table-cell>
          <table:table-cell table:formula="of:=([.Q84]/[.P84])%" office:value-type="percentage" office:value="0.00000920441764200733" calcext:value-type="percentage">
            <text:p>0,0009204418%</text:p>
          </table:table-cell>
          <table:table-cell table:formula="of:=[.$O$7] * [.$T$12]" office:value-type="float" office:value="0" calcext:value-type="float">
            <text:p>0</text:p>
          </table:table-cell>
          <table:table-cell table:formula="of:=[.O84]+[.S84]" office:value-type="float" office:value="0.9315029807664" calcext:value-type="float">
            <text:p>0,9315029808</text:p>
          </table:table-cell>
          <table:table-cell table:formula="of:=-[.T84]+[.P84]" office:value-type="float" office:value="0.000858184155512087" calcext:value-type="float">
            <text:p>0,0008581842</text:p>
          </table:table-cell>
          <table:table-cell table:formula="of:=([.U84]/[.P84])%" office:value-type="percentage" office:value="0.00000920441764200733" calcext:value-type="percentage">
            <text:p>0,0009204418%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0.999300240392217" calcext:value-type="float">
            <text:p>0,9993002404</text:p>
          </table:table-cell>
          <table:table-cell office:value-type="float" office:value="0.999300241445272" calcext:value-type="float">
            <text:p>0,9993002414</text:p>
          </table:table-cell>
          <table:table-cell table:formula="of:=[.Z84]-[.Y84]" office:value-type="float" office:value="0.00000000105305497655195" calcext:value-type="float">
            <text:p>1,05305497655195E-009</text:p>
          </table:table-cell>
          <table:table-cell table:formula="of:=([.AA84]/[.Z84])%" office:value-type="percentage" office:value="0.0000000000105379271008265" calcext:value-type="percentage">
            <text:p>0,0000000011%</text:p>
          </table:table-cell>
          <table:table-cell table:formula="of:=[.$O$7] * [.$T$12]" office:value-type="float" office:value="0" calcext:value-type="float">
            <text:p>0</text:p>
          </table:table-cell>
          <table:table-cell table:formula="of:=[.Y84]+[.AC84]" office:value-type="float" office:value="0.999300240392217" calcext:value-type="float">
            <text:p>0,9993002404</text:p>
          </table:table-cell>
          <table:table-cell table:formula="of:=-[.AD84]+[.Z84]" office:value-type="float" office:value="0.00000000105305497655195" calcext:value-type="float">
            <text:p>1,05305497655195E-009</text:p>
          </table:table-cell>
          <table:table-cell table:formula="of:=([.AE84]/[.Z84])%" office:value-type="percentage" office:value="0.0000000000105379271008265" calcext:value-type="percentage">
            <text:p>0,0000000011%</text:p>
          </table:table-cell>
        </table:table-row>
        <table:table-row table:style-name="ro1">
          <table:table-cell table:number-columns-repeated="3"/>
          <table:table-cell office:value-type="float" office:value="71" calcext:value-type="float">
            <text:p>71</text:p>
          </table:table-cell>
          <table:table-cell office:value-type="float" office:value="0.992923776037721" calcext:value-type="float">
            <text:p>0,992923776</text:p>
          </table:table-cell>
          <table:table-cell office:value-type="float" office:value="0.992924792942034" calcext:value-type="float">
            <text:p>0,9929247929</text:p>
          </table:table-cell>
          <table:table-cell table:formula="of:=[.F85]-[.E85]" office:value-type="float" office:value="0.00000101690431297818" calcext:value-type="float">
            <text:p>1,01690431297818E-006</text:p>
          </table:table-cell>
          <table:table-cell table:formula="of:=([.G85]/[.F85])%" office:value-type="percentage" office:value="0.0000000102415038903913" calcext:value-type="percentage">
            <text:p>0,0000010242%</text:p>
          </table:table-cell>
          <table:table-cell table:formula="of:= [.$O$7] * [.$J$12]" office:value-type="float" office:value="0" calcext:value-type="float">
            <text:p>0,00E+000</text:p>
          </table:table-cell>
          <table:table-cell table:formula="of:=[.I85]+[.E85]" office:value-type="float" office:value="0.992923776037721" calcext:value-type="float">
            <text:p>0,992923776</text:p>
          </table:table-cell>
          <table:table-cell table:formula="of:=[.F85]-[.J85]" office:value-type="float" office:value="0.00000101690431297818" calcext:value-type="float">
            <text:p>1,01690431297818E-006</text:p>
          </table:table-cell>
          <table:table-cell table:formula="of:=([.K85]/[.F85])%" office:value-type="percentage" office:value="0.0000000102415038903913" calcext:value-type="percentage">
            <text:p>0,0000010242%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0.930584678382403" calcext:value-type="float">
            <text:p>0,9305846784</text:p>
          </table:table-cell>
          <table:table-cell office:value-type="float" office:value="0.931428803756991" calcext:value-type="float">
            <text:p>0,9314288038</text:p>
          </table:table-cell>
          <table:table-cell table:formula="of:=[.P85]-[.O85]" office:value-type="float" office:value="0.000844125374588001" calcext:value-type="float">
            <text:p>0,0008441254</text:p>
          </table:table-cell>
          <table:table-cell table:formula="of:=([.Q85]/[.P85])%" office:value-type="percentage" office:value="0.00000906269347890801" calcext:value-type="percentage">
            <text:p>0,0009062693%</text:p>
          </table:table-cell>
          <table:table-cell table:formula="of:=[.$O$7] * [.$T$12]" office:value-type="float" office:value="0" calcext:value-type="float">
            <text:p>0</text:p>
          </table:table-cell>
          <table:table-cell table:formula="of:=[.O85]+[.S85]" office:value-type="float" office:value="0.930584678382403" calcext:value-type="float">
            <text:p>0,9305846784</text:p>
          </table:table-cell>
          <table:table-cell table:formula="of:=-[.T85]+[.P85]" office:value-type="float" office:value="0.000844125374588001" calcext:value-type="float">
            <text:p>0,0008441254</text:p>
          </table:table-cell>
          <table:table-cell table:formula="of:=([.U85]/[.P85])%" office:value-type="percentage" office:value="0.00000906269347890801" calcext:value-type="percentage">
            <text:p>0,0009062693%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0.99929024740679" calcext:value-type="float">
            <text:p>0,9992902474</text:p>
          </table:table-cell>
          <table:table-cell office:value-type="float" office:value="0.999290248442858" calcext:value-type="float">
            <text:p>0,9992902484</text:p>
          </table:table-cell>
          <table:table-cell table:formula="of:=[.Z85]-[.Y85]" office:value-type="float" office:value="0.00000000103606812018597" calcext:value-type="float">
            <text:p>0,000000001</text:p>
          </table:table-cell>
          <table:table-cell table:formula="of:=([.AA85]/[.Z85])%" office:value-type="percentage" office:value="0.0000000000103680399343476" calcext:value-type="percentage">
            <text:p>0,0000000010%</text:p>
          </table:table-cell>
          <table:table-cell table:formula="of:=[.$O$7] * [.$T$12]" office:value-type="float" office:value="0" calcext:value-type="float">
            <text:p>0</text:p>
          </table:table-cell>
          <table:table-cell table:formula="of:=[.Y85]+[.AC85]" office:value-type="float" office:value="0.99929024740679" calcext:value-type="float">
            <text:p>0,9992902474</text:p>
          </table:table-cell>
          <table:table-cell table:formula="of:=-[.AD85]+[.Z85]" office:value-type="float" office:value="0.00000000103606812018597" calcext:value-type="float">
            <text:p>0,000000001</text:p>
          </table:table-cell>
          <table:table-cell table:formula="of:=([.AE85]/[.Z85])%" office:value-type="percentage" office:value="0.0000000000103680399343476" calcext:value-type="percentage">
            <text:p>0,0000000010%</text:p>
          </table:table-cell>
        </table:table-row>
        <table:table-row table:style-name="ro1">
          <table:table-cell table:number-columns-repeated="3"/>
          <table:table-cell office:value-type="float" office:value="72" calcext:value-type="float">
            <text:p>72</text:p>
          </table:table-cell>
          <table:table-cell office:value-type="float" office:value="0.992824500073847" calcext:value-type="float">
            <text:p>0,9928245001</text:p>
          </table:table-cell>
          <table:table-cell office:value-type="float" office:value="0.99282550046274" calcext:value-type="float">
            <text:p>0,9928255005</text:p>
          </table:table-cell>
          <table:table-cell table:formula="of:=[.F86]-[.E86]" office:value-type="float" office:value="0.00000100038889294662" calcext:value-type="float">
            <text:p>1,00038889294662E-006</text:p>
          </table:table-cell>
          <table:table-cell table:formula="of:=([.G86]/[.F86])%" office:value-type="percentage" office:value="0.0000000100761804760781" calcext:value-type="percentage">
            <text:p>0,0000010076%</text:p>
          </table:table-cell>
          <table:table-cell table:formula="of:= [.$O$7] * [.$J$12]" office:value-type="float" office:value="0" calcext:value-type="float">
            <text:p>0,00E+000</text:p>
          </table:table-cell>
          <table:table-cell table:formula="of:=[.I86]+[.E86]" office:value-type="float" office:value="0.992824500073847" calcext:value-type="float">
            <text:p>0,9928245001</text:p>
          </table:table-cell>
          <table:table-cell table:formula="of:=[.F86]-[.J86]" office:value-type="float" office:value="0.00000100038889294662" calcext:value-type="float">
            <text:p>1,00038889294662E-006</text:p>
          </table:table-cell>
          <table:table-cell table:formula="of:=([.K86]/[.F86])%" office:value-type="percentage" office:value="0.0000000100761804760781" calcext:value-type="percentage">
            <text:p>0,0000010076%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0.929667151591636" calcext:value-type="float">
            <text:p>0,9296671516</text:p>
          </table:table-cell>
          <table:table-cell office:value-type="float" office:value="0.930497374953234" calcext:value-type="float">
            <text:p>0,930497375</text:p>
          </table:table-cell>
          <table:table-cell table:formula="of:=[.P86]-[.O86]" office:value-type="float" office:value="0.000830223361597993" calcext:value-type="float">
            <text:p>0,0008302234</text:p>
          </table:table-cell>
          <table:table-cell table:formula="of:=([.Q86]/[.P86])%" office:value-type="percentage" office:value="0.00000892236113657969" calcext:value-type="percentage">
            <text:p>0,0008922361%</text:p>
          </table:table-cell>
          <table:table-cell table:formula="of:=[.$O$7] * [.$T$12]" office:value-type="float" office:value="0" calcext:value-type="float">
            <text:p>0</text:p>
          </table:table-cell>
          <table:table-cell table:formula="of:=[.O86]+[.S86]" office:value-type="float" office:value="0.929667151591636" calcext:value-type="float">
            <text:p>0,9296671516</text:p>
          </table:table-cell>
          <table:table-cell table:formula="of:=-[.T86]+[.P86]" office:value-type="float" office:value="0.000830223361597993" calcext:value-type="float">
            <text:p>0,0008302234</text:p>
          </table:table-cell>
          <table:table-cell table:formula="of:=([.U86]/[.P86])%" office:value-type="percentage" office:value="0.00000892236113657969" calcext:value-type="percentage">
            <text:p>0,0008922361%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0.999280254521109" calcext:value-type="float">
            <text:p>0,9992802545</text:p>
          </table:table-cell>
          <table:table-cell office:value-type="float" office:value="0.999280255540374" calcext:value-type="float">
            <text:p>0,9992802555</text:p>
          </table:table-cell>
          <table:table-cell table:formula="of:=[.Z86]-[.Y86]" office:value-type="float" office:value="0.00000000101926500573057" calcext:value-type="float">
            <text:p>0,000000001</text:p>
          </table:table-cell>
          <table:table-cell table:formula="of:=([.AA86]/[.Z86])%" office:value-type="percentage" office:value="0.0000000000101999858895229" calcext:value-type="percentage">
            <text:p>0,0000000010%</text:p>
          </table:table-cell>
          <table:table-cell table:formula="of:=[.$O$7] * [.$T$12]" office:value-type="float" office:value="0" calcext:value-type="float">
            <text:p>0</text:p>
          </table:table-cell>
          <table:table-cell table:formula="of:=[.Y86]+[.AC86]" office:value-type="float" office:value="0.999280254521109" calcext:value-type="float">
            <text:p>0,9992802545</text:p>
          </table:table-cell>
          <table:table-cell table:formula="of:=-[.AD86]+[.Z86]" office:value-type="float" office:value="0.00000000101926500573057" calcext:value-type="float">
            <text:p>0,000000001</text:p>
          </table:table-cell>
          <table:table-cell table:formula="of:=([.AE86]/[.Z86])%" office:value-type="percentage" office:value="0.0000000000101999858895229" calcext:value-type="percentage">
            <text:p>0,0000000010%</text:p>
          </table:table-cell>
        </table:table-row>
        <table:table-row table:style-name="ro1">
          <table:table-cell table:number-columns-repeated="3"/>
          <table:table-cell office:value-type="float" office:value="73" calcext:value-type="float">
            <text:p>73</text:p>
          </table:table-cell>
          <table:table-cell office:value-type="float" office:value="0.99272523385916" calcext:value-type="float">
            <text:p>0,9927252339</text:p>
          </table:table-cell>
          <table:table-cell office:value-type="float" office:value="0.992726217912694" calcext:value-type="float">
            <text:p>0,9927262179</text:p>
          </table:table-cell>
          <table:table-cell table:formula="of:=[.F87]-[.E87]" office:value-type="float" office:value="0.000000984053534103246" calcext:value-type="float">
            <text:p>9,84053534103246E-007</text:p>
          </table:table-cell>
          <table:table-cell table:formula="of:=([.G87]/[.F87])%" office:value-type="percentage" office:value="0.00000000991263770427309" calcext:value-type="percentage">
            <text:p>0,0000009913%</text:p>
          </table:table-cell>
          <table:table-cell table:formula="of:= [.$O$7] * [.$J$12]" office:value-type="float" office:value="0" calcext:value-type="float">
            <text:p>0,00E+000</text:p>
          </table:table-cell>
          <table:table-cell table:formula="of:=[.I87]+[.E87]" office:value-type="float" office:value="0.99272523385916" calcext:value-type="float">
            <text:p>0,9927252339</text:p>
          </table:table-cell>
          <table:table-cell table:formula="of:=[.F87]-[.J87]" office:value-type="float" office:value="0.000000984053534103246" calcext:value-type="float">
            <text:p>9,84053534103246E-007</text:p>
          </table:table-cell>
          <table:table-cell table:formula="of:=([.K87]/[.F87])%" office:value-type="percentage" office:value="0.00000000991263770427309" calcext:value-type="percentage">
            <text:p>0,0000009913%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0.9287504003941" calcext:value-type="float">
            <text:p>0,9287504004</text:p>
          </table:table-cell>
          <table:table-cell office:value-type="float" office:value="0.92956687757828" calcext:value-type="float">
            <text:p>0,9295668776</text:p>
          </table:table-cell>
          <table:table-cell table:formula="of:=[.P87]-[.O87]" office:value-type="float" office:value="0.000816477184179987" calcext:value-type="float">
            <text:p>0,0008164772</text:p>
          </table:table-cell>
          <table:table-cell table:formula="of:=([.Q87]/[.P87])%" office:value-type="percentage" office:value="0.00000878341519986019" calcext:value-type="percentage">
            <text:p>0,0008783415%</text:p>
          </table:table-cell>
          <table:table-cell table:formula="of:=[.$O$7] * [.$T$12]" office:value-type="float" office:value="0" calcext:value-type="float">
            <text:p>0</text:p>
          </table:table-cell>
          <table:table-cell table:formula="of:=[.O87]+[.S87]" office:value-type="float" office:value="0.9287504003941" calcext:value-type="float">
            <text:p>0,9287504004</text:p>
          </table:table-cell>
          <table:table-cell table:formula="of:=-[.T87]+[.P87]" office:value-type="float" office:value="0.000816477184179987" calcext:value-type="float">
            <text:p>0,0008164772</text:p>
          </table:table-cell>
          <table:table-cell table:formula="of:=([.U87]/[.P87])%" office:value-type="percentage" office:value="0.00000878341519986019" calcext:value-type="percentage">
            <text:p>0,0008783415%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0.999270261735175" calcext:value-type="float">
            <text:p>0,9992702617</text:p>
          </table:table-cell>
          <table:table-cell office:value-type="float" office:value="0.999270262737818" calcext:value-type="float">
            <text:p>0,9992702627</text:p>
          </table:table-cell>
          <table:table-cell table:formula="of:=[.Z87]-[.Y87]" office:value-type="float" office:value="0.00000000100264296865049" calcext:value-type="float">
            <text:p>0,000000001</text:p>
          </table:table-cell>
          <table:table-cell table:formula="of:=([.AA87]/[.Z87])%" office:value-type="percentage" office:value="0.000000000010033756133127" calcext:value-type="percentage">
            <text:p>0,0000000010%</text:p>
          </table:table-cell>
          <table:table-cell table:formula="of:=[.$O$7] * [.$T$12]" office:value-type="float" office:value="0" calcext:value-type="float">
            <text:p>0</text:p>
          </table:table-cell>
          <table:table-cell table:formula="of:=[.Y87]+[.AC87]" office:value-type="float" office:value="0.999270261735175" calcext:value-type="float">
            <text:p>0,9992702617</text:p>
          </table:table-cell>
          <table:table-cell table:formula="of:=-[.AD87]+[.Z87]" office:value-type="float" office:value="0.00000000100264296865049" calcext:value-type="float">
            <text:p>0,000000001</text:p>
          </table:table-cell>
          <table:table-cell table:formula="of:=([.AE87]/[.Z87])%" office:value-type="percentage" office:value="0.000000000010033756133127" calcext:value-type="percentage">
            <text:p>0,0000000010%</text:p>
          </table:table-cell>
        </table:table-row>
        <table:table-row table:style-name="ro1">
          <table:table-cell table:number-columns-repeated="3"/>
          <table:table-cell office:value-type="float" office:value="74" calcext:value-type="float">
            <text:p>74</text:p>
          </table:table-cell>
          <table:table-cell office:value-type="float" office:value="0.992625977393659" calcext:value-type="float">
            <text:p>0,9926259774</text:p>
          </table:table-cell>
          <table:table-cell office:value-type="float" office:value="0.992626945290902" calcext:value-type="float">
            <text:p>0,9926269453</text:p>
          </table:table-cell>
          <table:table-cell table:formula="of:=[.F88]-[.E88]" office:value-type="float" office:value="0.000000967897243020488" calcext:value-type="float">
            <text:p>9,67897243020488E-007</text:p>
          </table:table-cell>
          <table:table-cell table:formula="of:=([.G88]/[.F88])%" office:value-type="percentage" office:value="0.00000000975086610500931" calcext:value-type="percentage">
            <text:p>0,0000009751%</text:p>
          </table:table-cell>
          <table:table-cell table:formula="of:= [.$O$7] * [.$J$12]" office:value-type="float" office:value="0" calcext:value-type="float">
            <text:p>0,00E+000</text:p>
          </table:table-cell>
          <table:table-cell table:formula="of:=[.I88]+[.E88]" office:value-type="float" office:value="0.992625977393659" calcext:value-type="float">
            <text:p>0,9926259774</text:p>
          </table:table-cell>
          <table:table-cell table:formula="of:=[.F88]-[.J88]" office:value-type="float" office:value="0.000000967897243020488" calcext:value-type="float">
            <text:p>9,67897243020488E-007</text:p>
          </table:table-cell>
          <table:table-cell table:formula="of:=([.K88]/[.F88])%" office:value-type="percentage" office:value="0.00000000975086610500931" calcext:value-type="percentage">
            <text:p>0,0000009751%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0.927834424789792" calcext:value-type="float">
            <text:p>0,9278344248</text:p>
          </table:table-cell>
          <table:table-cell office:value-type="float" office:value="0.928637310700702" calcext:value-type="float">
            <text:p>0,9286373107</text:p>
          </table:table-cell>
          <table:table-cell table:formula="of:=[.P88]-[.O88]" office:value-type="float" office:value="0.000802885910910045" calcext:value-type="float">
            <text:p>0,0008028859</text:p>
          </table:table-cell>
          <table:table-cell table:formula="of:=([.Q88]/[.P88])%" office:value-type="percentage" office:value="0.00000864585023300439" calcext:value-type="percentage">
            <text:p>0,0008645850%</text:p>
          </table:table-cell>
          <table:table-cell table:formula="of:=[.$O$7] * [.$T$12]" office:value-type="float" office:value="0" calcext:value-type="float">
            <text:p>0</text:p>
          </table:table-cell>
          <table:table-cell table:formula="of:=[.O88]+[.S88]" office:value-type="float" office:value="0.927834424789792" calcext:value-type="float">
            <text:p>0,9278344248</text:p>
          </table:table-cell>
          <table:table-cell table:formula="of:=-[.T88]+[.P88]" office:value-type="float" office:value="0.000802885910910045" calcext:value-type="float">
            <text:p>0,0008028859</text:p>
          </table:table-cell>
          <table:table-cell table:formula="of:=([.U88]/[.P88])%" office:value-type="percentage" office:value="0.00000864585023300439" calcext:value-type="percentage">
            <text:p>0,0008645850%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0.999260269048987" calcext:value-type="float">
            <text:p>0,999260269</text:p>
          </table:table-cell>
          <table:table-cell office:value-type="float" office:value="0.999260270035191" calcext:value-type="float">
            <text:p>0,99926027</text:p>
          </table:table-cell>
          <table:table-cell table:formula="of:=[.Z88]-[.Y88]" office:value-type="float" office:value="0.000000000986203896324867" calcext:value-type="float">
            <text:p>0,000000001</text:p>
          </table:table-cell>
          <table:table-cell table:formula="of:=([.AA88]/[.Z88])%" office:value-type="percentage" office:value="0.00000000000986934072053558" calcext:value-type="percentage">
            <text:p>0,0000000010%</text:p>
          </table:table-cell>
          <table:table-cell table:formula="of:=[.$O$7] * [.$T$12]" office:value-type="float" office:value="0" calcext:value-type="float">
            <text:p>0</text:p>
          </table:table-cell>
          <table:table-cell table:formula="of:=[.Y88]+[.AC88]" office:value-type="float" office:value="0.999260269048987" calcext:value-type="float">
            <text:p>0,999260269</text:p>
          </table:table-cell>
          <table:table-cell table:formula="of:=-[.AD88]+[.Z88]" office:value-type="float" office:value="0.000000000986203896324867" calcext:value-type="float">
            <text:p>0,000000001</text:p>
          </table:table-cell>
          <table:table-cell table:formula="of:=([.AE88]/[.Z88])%" office:value-type="percentage" office:value="0.00000000000986934072053558" calcext:value-type="percentage">
            <text:p>0,0000000010%</text:p>
          </table:table-cell>
        </table:table-row>
        <table:table-row table:style-name="ro1">
          <table:table-cell table:number-columns-repeated="3"/>
          <table:table-cell office:value-type="float" office:value="75" calcext:value-type="float">
            <text:p>75</text:p>
          </table:table-cell>
          <table:table-cell office:value-type="float" office:value="0.992526730677344" calcext:value-type="float">
            <text:p>0,9925267307</text:p>
          </table:table-cell>
          <table:table-cell office:value-type="float" office:value="0.992527682596374" calcext:value-type="float">
            <text:p>0,9925276826</text:p>
          </table:table-cell>
          <table:table-cell table:formula="of:=[.F89]-[.E89]" office:value-type="float" office:value="0.000000951919029934523" calcext:value-type="float">
            <text:p>9,51919029934523E-007</text:p>
          </table:table-cell>
          <table:table-cell table:formula="of:=([.G89]/[.F89])%" office:value-type="percentage" office:value="0.00000000959085621784685" calcext:value-type="percentage">
            <text:p>0,0000009591%</text:p>
          </table:table-cell>
          <table:table-cell table:formula="of:= [.$O$7] * [.$J$12]" office:value-type="float" office:value="0" calcext:value-type="float">
            <text:p>0,00E+000</text:p>
          </table:table-cell>
          <table:table-cell table:formula="of:=[.I89]+[.E89]" office:value-type="float" office:value="0.992526730677344" calcext:value-type="float">
            <text:p>0,9925267307</text:p>
          </table:table-cell>
          <table:table-cell table:formula="of:=[.F89]-[.J89]" office:value-type="float" office:value="0.000000951919029934523" calcext:value-type="float">
            <text:p>9,51919029934523E-007</text:p>
          </table:table-cell>
          <table:table-cell table:formula="of:=([.K89]/[.F89])%" office:value-type="percentage" office:value="0.00000000959085621784685" calcext:value-type="percentage">
            <text:p>0,0000009591%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0.926919224778715" calcext:value-type="float">
            <text:p>0,9269192248</text:p>
          </table:table-cell>
          <table:table-cell office:value-type="float" office:value="0.927708673390001" calcext:value-type="float">
            <text:p>0,9277086734</text:p>
          </table:table-cell>
          <table:table-cell table:formula="of:=[.P89]-[.O89]" office:value-type="float" office:value="0.000789448611286048" calcext:value-type="float">
            <text:p>0,0007894486</text:p>
          </table:table-cell>
          <table:table-cell table:formula="of:=([.Q89]/[.P89])%" office:value-type="percentage" office:value="0.00000850966077962629" calcext:value-type="percentage">
            <text:p>0,0008509661%</text:p>
          </table:table-cell>
          <table:table-cell table:formula="of:=[.$O$7] * [.$T$12]" office:value-type="float" office:value="0" calcext:value-type="float">
            <text:p>0</text:p>
          </table:table-cell>
          <table:table-cell table:formula="of:=[.O89]+[.S89]" office:value-type="float" office:value="0.926919224778715" calcext:value-type="float">
            <text:p>0,9269192248</text:p>
          </table:table-cell>
          <table:table-cell table:formula="of:=-[.T89]+[.P89]" office:value-type="float" office:value="0.000789448611286048" calcext:value-type="float">
            <text:p>0,0007894486</text:p>
          </table:table-cell>
          <table:table-cell table:formula="of:=([.U89]/[.P89])%" office:value-type="percentage" office:value="0.00000850966077962629" calcext:value-type="percentage">
            <text:p>0,0008509661%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0.999250276462545" calcext:value-type="float">
            <text:p>0,9992502765</text:p>
          </table:table-cell>
          <table:table-cell office:value-type="float" office:value="0.999250277432491" calcext:value-type="float">
            <text:p>0,9992502774</text:p>
          </table:table-cell>
          <table:table-cell table:formula="of:=[.Z89]-[.Y89]" office:value-type="float" office:value="0.000000000969946012396861" calcext:value-type="float">
            <text:p>0,000000001</text:p>
          </table:table-cell>
          <table:table-cell table:formula="of:=([.AA89]/[.Z89])%" office:value-type="percentage" office:value="0.00000000000970673526200532" calcext:value-type="percentage">
            <text:p>0,0000000010%</text:p>
          </table:table-cell>
          <table:table-cell table:formula="of:=[.$O$7] * [.$T$12]" office:value-type="float" office:value="0" calcext:value-type="float">
            <text:p>0</text:p>
          </table:table-cell>
          <table:table-cell table:formula="of:=[.Y89]+[.AC89]" office:value-type="float" office:value="0.999250276462545" calcext:value-type="float">
            <text:p>0,9992502765</text:p>
          </table:table-cell>
          <table:table-cell table:formula="of:=-[.AD89]+[.Z89]" office:value-type="float" office:value="0.000000000969946012396861" calcext:value-type="float">
            <text:p>0,000000001</text:p>
          </table:table-cell>
          <table:table-cell table:formula="of:=([.AE89]/[.Z89])%" office:value-type="percentage" office:value="0.00000000000970673526200532" calcext:value-type="percentage">
            <text:p>0,0000000010%</text:p>
          </table:table-cell>
        </table:table-row>
        <table:table-row table:style-name="ro1">
          <table:table-cell table:number-columns-repeated="3"/>
          <table:table-cell office:value-type="float" office:value="76" calcext:value-type="float">
            <text:p>76</text:p>
          </table:table-cell>
          <table:table-cell office:value-type="float" office:value="0.992427493710215" calcext:value-type="float">
            <text:p>0,9924274937</text:p>
          </table:table-cell>
          <table:table-cell office:value-type="float" office:value="0.992428429828114" calcext:value-type="float">
            <text:p>0,9924284298</text:p>
          </table:table-cell>
          <table:table-cell table:formula="of:=[.F90]-[.E90]" office:value-type="float" office:value="0.000000936117898975297" calcext:value-type="float">
            <text:p>9,36117898975297E-007</text:p>
          </table:table-cell>
          <table:table-cell table:formula="of:=([.G90]/[.F90])%" office:value-type="percentage" office:value="0.00000000943259856950476" calcext:value-type="percentage">
            <text:p>0,0000009433%</text:p>
          </table:table-cell>
          <table:table-cell table:formula="of:= [.$O$7] * [.$J$12]" office:value-type="float" office:value="0" calcext:value-type="float">
            <text:p>0,00E+000</text:p>
          </table:table-cell>
          <table:table-cell table:formula="of:=[.I90]+[.E90]" office:value-type="float" office:value="0.992427493710215" calcext:value-type="float">
            <text:p>0,9924274937</text:p>
          </table:table-cell>
          <table:table-cell table:formula="of:=[.F90]-[.J90]" office:value-type="float" office:value="0.000000936117898975297" calcext:value-type="float">
            <text:p>9,36117898975297E-007</text:p>
          </table:table-cell>
          <table:table-cell table:formula="of:=([.K90]/[.F90])%" office:value-type="percentage" office:value="0.00000000943259856950476" calcext:value-type="percentage">
            <text:p>0,0000009433%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0.926004800360867" calcext:value-type="float">
            <text:p>0,9260048004</text:p>
          </table:table-cell>
          <table:table-cell office:value-type="float" office:value="0.926780964716611" calcext:value-type="float">
            <text:p>0,9267809647</text:p>
          </table:table-cell>
          <table:table-cell table:formula="of:=[.P90]-[.O90]" office:value-type="float" office:value="0.000776164355744013" calcext:value-type="float">
            <text:p>0,0007761644</text:p>
          </table:table-cell>
          <table:table-cell table:formula="of:=([.Q90]/[.P90])%" office:value-type="percentage" office:value="0.00000837484136267314" calcext:value-type="percentage">
            <text:p>0,0008374841%</text:p>
          </table:table-cell>
          <table:table-cell table:formula="of:=[.$O$7] * [.$T$12]" office:value-type="float" office:value="0" calcext:value-type="float">
            <text:p>0</text:p>
          </table:table-cell>
          <table:table-cell table:formula="of:=[.O90]+[.S90]" office:value-type="float" office:value="0.926004800360867" calcext:value-type="float">
            <text:p>0,9260048004</text:p>
          </table:table-cell>
          <table:table-cell table:formula="of:=-[.T90]+[.P90]" office:value-type="float" office:value="0.000776164355744013" calcext:value-type="float">
            <text:p>0,0007761644</text:p>
          </table:table-cell>
          <table:table-cell table:formula="of:=([.U90]/[.P90])%" office:value-type="percentage" office:value="0.00000837484136267314" calcext:value-type="percentage">
            <text:p>0,0008374841%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0.99924028397585" calcext:value-type="float">
            <text:p>0,999240284</text:p>
          </table:table-cell>
          <table:table-cell office:value-type="float" office:value="0.999240284929716" calcext:value-type="float">
            <text:p>0,9992402849</text:p>
          </table:table-cell>
          <table:table-cell table:formula="of:=[.Z90]-[.Y90]" office:value-type="float" office:value="0.000000000953866097219702" calcext:value-type="float">
            <text:p>0,000000001</text:p>
          </table:table-cell>
          <table:table-cell table:formula="of:=([.AA90]/[.Z90])%" office:value-type="percentage" office:value="0.00000000000954591981267658" calcext:value-type="percentage">
            <text:p>0,0000000010%</text:p>
          </table:table-cell>
          <table:table-cell table:formula="of:=[.$O$7] * [.$T$12]" office:value-type="float" office:value="0" calcext:value-type="float">
            <text:p>0</text:p>
          </table:table-cell>
          <table:table-cell table:formula="of:=[.Y90]+[.AC90]" office:value-type="float" office:value="0.99924028397585" calcext:value-type="float">
            <text:p>0,999240284</text:p>
          </table:table-cell>
          <table:table-cell table:formula="of:=-[.AD90]+[.Z90]" office:value-type="float" office:value="0.000000000953866097219702" calcext:value-type="float">
            <text:p>0,000000001</text:p>
          </table:table-cell>
          <table:table-cell table:formula="of:=([.AE90]/[.Z90])%" office:value-type="percentage" office:value="0.00000000000954591981267658" calcext:value-type="percentage">
            <text:p>0,0000000010%</text:p>
          </table:table-cell>
        </table:table-row>
        <table:table-row table:style-name="ro1">
          <table:table-cell table:number-columns-repeated="3"/>
          <table:table-cell office:value-type="float" office:value="77" calcext:value-type="float">
            <text:p>77</text:p>
          </table:table-cell>
          <table:table-cell office:value-type="float" office:value="0.992328266492273" calcext:value-type="float">
            <text:p>0,9923282665</text:p>
          </table:table-cell>
          <table:table-cell office:value-type="float" office:value="0.992329186985131" calcext:value-type="float">
            <text:p>0,992329187</text:p>
          </table:table-cell>
          <table:table-cell table:formula="of:=[.F91]-[.E91]" office:value-type="float" office:value="0.000000920492857936495" calcext:value-type="float">
            <text:p>9,20492857936495E-007</text:p>
          </table:table-cell>
          <table:table-cell table:formula="of:=([.G91]/[.F91])%" office:value-type="percentage" office:value="0.00000000927608368616244" calcext:value-type="percentage">
            <text:p>0,0000009276%</text:p>
          </table:table-cell>
          <table:table-cell table:formula="of:= [.$O$7] * [.$J$12]" office:value-type="float" office:value="0" calcext:value-type="float">
            <text:p>0,00E+000</text:p>
          </table:table-cell>
          <table:table-cell table:formula="of:=[.I91]+[.E91]" office:value-type="float" office:value="0.992328266492273" calcext:value-type="float">
            <text:p>0,9923282665</text:p>
          </table:table-cell>
          <table:table-cell table:formula="of:=[.F91]-[.J91]" office:value-type="float" office:value="0.000000920492857936495" calcext:value-type="float">
            <text:p>9,20492857936495E-007</text:p>
          </table:table-cell>
          <table:table-cell table:formula="of:=([.K91]/[.F91])%" office:value-type="percentage" office:value="0.00000000927608368616244" calcext:value-type="percentage">
            <text:p>0,0000009276%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0.925091151536249" calcext:value-type="float">
            <text:p>0,9250911515</text:p>
          </table:table-cell>
          <table:table-cell office:value-type="float" office:value="0.925854183751895" calcext:value-type="float">
            <text:p>0,9258541838</text:p>
          </table:table-cell>
          <table:table-cell table:formula="of:=[.P91]-[.O91]" office:value-type="float" office:value="0.000763032215645998" calcext:value-type="float">
            <text:p>0,0007630322</text:p>
          </table:table-cell>
          <table:table-cell table:formula="of:=([.Q91]/[.P91])%" office:value-type="percentage" office:value="0.00000824138648435887" calcext:value-type="percentage">
            <text:p>0,0008241386%</text:p>
          </table:table-cell>
          <table:table-cell table:formula="of:=[.$O$7] * [.$T$12]" office:value-type="float" office:value="0" calcext:value-type="float">
            <text:p>0</text:p>
          </table:table-cell>
          <table:table-cell table:formula="of:=[.O91]+[.S91]" office:value-type="float" office:value="0.925091151536249" calcext:value-type="float">
            <text:p>0,9250911515</text:p>
          </table:table-cell>
          <table:table-cell table:formula="of:=-[.T91]+[.P91]" office:value-type="float" office:value="0.000763032215645998" calcext:value-type="float">
            <text:p>0,0007630322</text:p>
          </table:table-cell>
          <table:table-cell table:formula="of:=([.U91]/[.P91])%" office:value-type="percentage" office:value="0.00000824138648435887" calcext:value-type="percentage">
            <text:p>0,0008241386%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0.9992302915889" calcext:value-type="float">
            <text:p>0,9992302916</text:p>
          </table:table-cell>
          <table:table-cell office:value-type="float" office:value="0.999230292526867" calcext:value-type="float">
            <text:p>0,9992302925</text:p>
          </table:table-cell>
          <table:table-cell table:formula="of:=[.Z91]-[.Y91]" office:value-type="float" office:value="0.000000000937967148395558" calcext:value-type="float">
            <text:p>9,37967148395558E-010</text:p>
          </table:table-cell>
          <table:table-cell table:formula="of:=([.AA91]/[.Z91])%" office:value-type="percentage" office:value="0.0000000000093868922041425" calcext:value-type="percentage">
            <text:p>0,0000000009%</text:p>
          </table:table-cell>
          <table:table-cell table:formula="of:=[.$O$7] * [.$T$12]" office:value-type="float" office:value="0" calcext:value-type="float">
            <text:p>0</text:p>
          </table:table-cell>
          <table:table-cell table:formula="of:=[.Y91]+[.AC91]" office:value-type="float" office:value="0.9992302915889" calcext:value-type="float">
            <text:p>0,9992302916</text:p>
          </table:table-cell>
          <table:table-cell table:formula="of:=-[.AD91]+[.Z91]" office:value-type="float" office:value="0.000000000937967148395558" calcext:value-type="float">
            <text:p>9,37967148395558E-010</text:p>
          </table:table-cell>
          <table:table-cell table:formula="of:=([.AE91]/[.Z91])%" office:value-type="percentage" office:value="0.0000000000093868922041425" calcext:value-type="percentage">
            <text:p>0,0000000009%</text:p>
          </table:table-cell>
        </table:table-row>
        <table:table-row table:style-name="ro1">
          <table:table-cell table:number-columns-repeated="3"/>
          <table:table-cell office:value-type="float" office:value="78" calcext:value-type="float">
            <text:p>78</text:p>
          </table:table-cell>
          <table:table-cell office:value-type="float" office:value="0.992229049023517" calcext:value-type="float">
            <text:p>0,992229049</text:p>
          </table:table-cell>
          <table:table-cell office:value-type="float" office:value="0.992229954066432" calcext:value-type="float">
            <text:p>0,9922299541</text:p>
          </table:table-cell>
          <table:table-cell table:formula="of:=[.F92]-[.E92]" office:value-type="float" office:value="0.000000905042915055887" calcext:value-type="float">
            <text:p>0,000000905</text:p>
          </table:table-cell>
          <table:table-cell table:formula="of:=([.G92]/[.F92])%" office:value-type="percentage" office:value="0.00000000912130209346034" calcext:value-type="percentage">
            <text:p>0,0000009121%</text:p>
          </table:table-cell>
          <table:table-cell table:formula="of:= [.$O$7] * [.$J$12]" office:value-type="float" office:value="0" calcext:value-type="float">
            <text:p>0,00E+000</text:p>
          </table:table-cell>
          <table:table-cell table:formula="of:=[.I92]+[.E92]" office:value-type="float" office:value="0.992229049023517" calcext:value-type="float">
            <text:p>0,992229049</text:p>
          </table:table-cell>
          <table:table-cell table:formula="of:=[.F92]-[.J92]" office:value-type="float" office:value="0.000000905042915055887" calcext:value-type="float">
            <text:p>0,000000905</text:p>
          </table:table-cell>
          <table:table-cell table:formula="of:=([.K92]/[.F92])%" office:value-type="percentage" office:value="0.00000000912130209346034" calcext:value-type="percentage">
            <text:p>0,0000009121%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0.92417827830486" calcext:value-type="float">
            <text:p>0,9241782783</text:p>
          </table:table-cell>
          <table:table-cell office:value-type="float" office:value="0.924928329568143" calcext:value-type="float">
            <text:p>0,9249283296</text:p>
          </table:table-cell>
          <table:table-cell table:formula="of:=[.P92]-[.O92]" office:value-type="float" office:value="0.000750051263283091" calcext:value-type="float">
            <text:p>0,0007500513</text:p>
          </table:table-cell>
          <table:table-cell table:formula="of:=([.Q92]/[.P92])%" office:value-type="percentage" office:value="0.00000810929062614527" calcext:value-type="percentage">
            <text:p>0,0008109291%</text:p>
          </table:table-cell>
          <table:table-cell table:formula="of:=[.$O$7] * [.$T$12]" office:value-type="float" office:value="0" calcext:value-type="float">
            <text:p>0</text:p>
          </table:table-cell>
          <table:table-cell table:formula="of:=[.O92]+[.S92]" office:value-type="float" office:value="0.92417827830486" calcext:value-type="float">
            <text:p>0,9241782783</text:p>
          </table:table-cell>
          <table:table-cell table:formula="of:=-[.T92]+[.P92]" office:value-type="float" office:value="0.000750051263283091" calcext:value-type="float">
            <text:p>0,0007500513</text:p>
          </table:table-cell>
          <table:table-cell table:formula="of:=([.U92]/[.P92])%" office:value-type="percentage" office:value="0.00000810929062614527" calcext:value-type="percentage">
            <text:p>0,0008109291%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0.999220299301697" calcext:value-type="float">
            <text:p>0,9992202993</text:p>
          </table:table-cell>
          <table:table-cell office:value-type="float" office:value="0.999220300223942" calcext:value-type="float">
            <text:p>0,9992203002</text:p>
          </table:table-cell>
          <table:table-cell table:formula="of:=[.Z92]-[.Y92]" office:value-type="float" office:value="0.000000000922244947076933" calcext:value-type="float">
            <text:p>9,22244947076933E-010</text:p>
          </table:table-cell>
          <table:table-cell table:formula="of:=([.AA92]/[.Z92])%" office:value-type="percentage" office:value="0.00000000000922963915701501" calcext:value-type="percentage">
            <text:p>0,0000000009%</text:p>
          </table:table-cell>
          <table:table-cell table:formula="of:=[.$O$7] * [.$T$12]" office:value-type="float" office:value="0" calcext:value-type="float">
            <text:p>0</text:p>
          </table:table-cell>
          <table:table-cell table:formula="of:=[.Y92]+[.AC92]" office:value-type="float" office:value="0.999220299301697" calcext:value-type="float">
            <text:p>0,9992202993</text:p>
          </table:table-cell>
          <table:table-cell table:formula="of:=-[.AD92]+[.Z92]" office:value-type="float" office:value="0.000000000922244947076933" calcext:value-type="float">
            <text:p>9,22244947076933E-010</text:p>
          </table:table-cell>
          <table:table-cell table:formula="of:=([.AE92]/[.Z92])%" office:value-type="percentage" office:value="0.00000000000922963915701501" calcext:value-type="percentage">
            <text:p>0,0000000009%</text:p>
          </table:table-cell>
        </table:table-row>
        <table:table-row table:style-name="ro1">
          <table:table-cell table:number-columns-repeated="3"/>
          <table:table-cell office:value-type="float" office:value="79" calcext:value-type="float">
            <text:p>79</text:p>
          </table:table-cell>
          <table:table-cell office:value-type="float" office:value="0.992129841303947" calcext:value-type="float">
            <text:p>0,9921298413</text:p>
          </table:table-cell>
          <table:table-cell office:value-type="float" office:value="0.992130731071026" calcext:value-type="float">
            <text:p>0,9921307311</text:p>
          </table:table-cell>
          <table:table-cell table:formula="of:=[.F93]-[.E93]" office:value-type="float" office:value="0.000000889767079015336" calcext:value-type="float">
            <text:p>8,89767079015336E-007</text:p>
          </table:table-cell>
          <table:table-cell table:formula="of:=([.G93]/[.F93])%" office:value-type="percentage" office:value="0.00000000896824431426258" calcext:value-type="percentage">
            <text:p>0,0000008968%</text:p>
          </table:table-cell>
          <table:table-cell table:formula="of:= [.$O$7] * [.$J$12]" office:value-type="float" office:value="0" calcext:value-type="float">
            <text:p>0,00E+000</text:p>
          </table:table-cell>
          <table:table-cell table:formula="of:=[.I93]+[.E93]" office:value-type="float" office:value="0.992129841303947" calcext:value-type="float">
            <text:p>0,9921298413</text:p>
          </table:table-cell>
          <table:table-cell table:formula="of:=[.F93]-[.J93]" office:value-type="float" office:value="0.000000889767079015336" calcext:value-type="float">
            <text:p>8,89767079015336E-007</text:p>
          </table:table-cell>
          <table:table-cell table:formula="of:=([.K93]/[.F93])%" office:value-type="percentage" office:value="0.00000000896824431426258" calcext:value-type="percentage">
            <text:p>0,0000008968%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0.923266180666702" calcext:value-type="float">
            <text:p>0,9232661807</text:p>
          </table:table-cell>
          <table:table-cell office:value-type="float" office:value="0.924003401238575" calcext:value-type="float">
            <text:p>0,9240034012</text:p>
          </table:table-cell>
          <table:table-cell table:formula="of:=[.P93]-[.O93]" office:value-type="float" office:value="0.000737220571872976" calcext:value-type="float">
            <text:p>0,0007372206</text:p>
          </table:table-cell>
          <table:table-cell table:formula="of:=([.Q93]/[.P93])%" office:value-type="percentage" office:value="0.00000797854824868605" calcext:value-type="percentage">
            <text:p>0,0007978548%</text:p>
          </table:table-cell>
          <table:table-cell table:formula="of:=[.$O$7] * [.$T$12]" office:value-type="float" office:value="0" calcext:value-type="float">
            <text:p>0</text:p>
          </table:table-cell>
          <table:table-cell table:formula="of:=[.O93]+[.S93]" office:value-type="float" office:value="0.923266180666702" calcext:value-type="float">
            <text:p>0,9232661807</text:p>
          </table:table-cell>
          <table:table-cell table:formula="of:=-[.T93]+[.P93]" office:value-type="float" office:value="0.000737220571872976" calcext:value-type="float">
            <text:p>0,0007372206</text:p>
          </table:table-cell>
          <table:table-cell table:formula="of:=([.U93]/[.P93])%" office:value-type="percentage" office:value="0.00000797854824868605" calcext:value-type="percentage">
            <text:p>0,0007978548%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0.999210307114241" calcext:value-type="float">
            <text:p>0,9992103071</text:p>
          </table:table-cell>
          <table:table-cell office:value-type="float" office:value="0.99921030802094" calcext:value-type="float">
            <text:p>0,999210308</text:p>
          </table:table-cell>
          <table:table-cell table:formula="of:=[.Z93]-[.Y93]" office:value-type="float" office:value="0.000000000906698938152317" calcext:value-type="float">
            <text:p>9,06698938152317E-010</text:p>
          </table:table-cell>
          <table:table-cell table:formula="of:=([.AA93]/[.Z93])%" office:value-type="percentage" office:value="0.00000000000907414961357468" calcext:value-type="percentage">
            <text:p>0,0000000009%</text:p>
          </table:table-cell>
          <table:table-cell table:formula="of:=[.$O$7] * [.$T$12]" office:value-type="float" office:value="0" calcext:value-type="float">
            <text:p>0</text:p>
          </table:table-cell>
          <table:table-cell table:formula="of:=[.Y93]+[.AC93]" office:value-type="float" office:value="0.999210307114241" calcext:value-type="float">
            <text:p>0,9992103071</text:p>
          </table:table-cell>
          <table:table-cell table:formula="of:=-[.AD93]+[.Z93]" office:value-type="float" office:value="0.000000000906698938152317" calcext:value-type="float">
            <text:p>9,06698938152317E-010</text:p>
          </table:table-cell>
          <table:table-cell table:formula="of:=([.AE93]/[.Z93])%" office:value-type="percentage" office:value="0.00000000000907414961357468" calcext:value-type="percentage">
            <text:p>0,0000000009%</text:p>
          </table:table-cell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office:value-type="float" office:value="0.992030643333564" calcext:value-type="float">
            <text:p>0,9920306433</text:p>
          </table:table-cell>
          <table:table-cell office:value-type="float" office:value="0.992031517997919" calcext:value-type="float">
            <text:p>0,992031518</text:p>
          </table:table-cell>
          <table:table-cell table:formula="of:=[.F94]-[.E94]" office:value-type="float" office:value="0.00000087466435505501" calcext:value-type="float">
            <text:p>8,7466435505501E-007</text:p>
          </table:table-cell>
          <table:table-cell table:formula="of:=([.G94]/[.F94])%" office:value-type="percentage" office:value="0.00000000881690086753743" calcext:value-type="percentage">
            <text:p>0,0000008817%</text:p>
          </table:table-cell>
          <table:table-cell table:formula="of:= [.$O$7] * [.$J$12]" office:value-type="float" office:value="0" calcext:value-type="float">
            <text:p>0,00E+000</text:p>
          </table:table-cell>
          <table:table-cell table:formula="of:=[.I94]+[.E94]" office:value-type="float" office:value="0.992030643333564" calcext:value-type="float">
            <text:p>0,9920306433</text:p>
          </table:table-cell>
          <table:table-cell table:formula="of:=[.F94]-[.J94]" office:value-type="float" office:value="0.00000087466435505501" calcext:value-type="float">
            <text:p>8,7466435505501E-007</text:p>
          </table:table-cell>
          <table:table-cell table:formula="of:=([.K94]/[.F94])%" office:value-type="percentage" office:value="0.00000000881690086753743" calcext:value-type="percentage">
            <text:p>0,0000008817%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0.922354858621773" calcext:value-type="float">
            <text:p>0,9223548586</text:p>
          </table:table-cell>
          <table:table-cell office:value-type="float" office:value="0.923079397837336" calcext:value-type="float">
            <text:p>0,9230793978</text:p>
          </table:table-cell>
          <table:table-cell table:formula="of:=[.P94]-[.O94]" office:value-type="float" office:value="0.000724539215563036" calcext:value-type="float">
            <text:p>0,0007245392</text:p>
          </table:table-cell>
          <table:table-cell table:formula="of:=([.Q94]/[.P94])%" office:value-type="percentage" office:value="0.0000078491537917635" calcext:value-type="percentage">
            <text:p>0,0007849154%</text:p>
          </table:table-cell>
          <table:table-cell table:formula="of:=[.$O$7] * [.$T$12]" office:value-type="float" office:value="0" calcext:value-type="float">
            <text:p>0</text:p>
          </table:table-cell>
          <table:table-cell table:formula="of:=[.O94]+[.S94]" office:value-type="float" office:value="0.922354858621773" calcext:value-type="float">
            <text:p>0,9223548586</text:p>
          </table:table-cell>
          <table:table-cell table:formula="of:=-[.T94]+[.P94]" office:value-type="float" office:value="0.000724539215563036" calcext:value-type="float">
            <text:p>0,0007245392</text:p>
          </table:table-cell>
          <table:table-cell table:formula="of:=([.U94]/[.P94])%" office:value-type="percentage" office:value="0.0000078491537917635" calcext:value-type="percentage">
            <text:p>0,0007849154%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0.999200315026531" calcext:value-type="float">
            <text:p>0,999200315</text:p>
          </table:table-cell>
          <table:table-cell office:value-type="float" office:value="0.999200315917859" calcext:value-type="float">
            <text:p>0,9992003159</text:p>
          </table:table-cell>
          <table:table-cell table:formula="of:=[.Z94]-[.Y94]" office:value-type="float" office:value="0.000000000891328011398684" calcext:value-type="float">
            <text:p>8,91328011398684E-010</text:p>
          </table:table-cell>
          <table:table-cell table:formula="of:=([.AA94]/[.Z94])%" office:value-type="percentage" office:value="0.00000000000892041696010497" calcext:value-type="percentage">
            <text:p>0,0000000009%</text:p>
          </table:table-cell>
          <table:table-cell table:formula="of:=[.$O$7] * [.$T$12]" office:value-type="float" office:value="0" calcext:value-type="float">
            <text:p>0</text:p>
          </table:table-cell>
          <table:table-cell table:formula="of:=[.Y94]+[.AC94]" office:value-type="float" office:value="0.999200315026531" calcext:value-type="float">
            <text:p>0,999200315</text:p>
          </table:table-cell>
          <table:table-cell table:formula="of:=-[.AD94]+[.Z94]" office:value-type="float" office:value="0.000000000891328011398684" calcext:value-type="float">
            <text:p>8,91328011398684E-010</text:p>
          </table:table-cell>
          <table:table-cell table:formula="of:=([.AE94]/[.Z94])%" office:value-type="percentage" office:value="0.00000000000892041696010497" calcext:value-type="percentage">
            <text:p>0,0000000009%</text:p>
          </table:table-cell>
        </table:table-row>
        <table:table-row table:style-name="ro1">
          <table:table-cell table:number-columns-repeated="3"/>
          <table:table-cell office:value-type="float" office:value="81" calcext:value-type="float">
            <text:p>81</text:p>
          </table:table-cell>
          <table:table-cell office:value-type="float" office:value="0.991931455112366" calcext:value-type="float">
            <text:p>0,9919314551</text:p>
          </table:table-cell>
          <table:table-cell office:value-type="float" office:value="0.991932314846119" calcext:value-type="float">
            <text:p>0,9919323148</text:p>
          </table:table-cell>
          <table:table-cell table:formula="of:=[.F95]-[.E95]" office:value-type="float" office:value="0.000000859733753078018" calcext:value-type="float">
            <text:p>8,59733753078018E-007</text:p>
          </table:table-cell>
          <table:table-cell table:formula="of:=([.G95]/[.F95])%" office:value-type="percentage" office:value="0.00000000866726227059478" calcext:value-type="percentage">
            <text:p>0,0000008667%</text:p>
          </table:table-cell>
          <table:table-cell table:formula="of:= [.$O$7] * [.$J$12]" office:value-type="float" office:value="0" calcext:value-type="float">
            <text:p>0,00E+000</text:p>
          </table:table-cell>
          <table:table-cell table:formula="of:=[.I95]+[.E95]" office:value-type="float" office:value="0.991931455112366" calcext:value-type="float">
            <text:p>0,9919314551</text:p>
          </table:table-cell>
          <table:table-cell table:formula="of:=[.F95]-[.J95]" office:value-type="float" office:value="0.000000859733753078018" calcext:value-type="float">
            <text:p>8,59733753078018E-007</text:p>
          </table:table-cell>
          <table:table-cell table:formula="of:=([.K95]/[.F95])%" office:value-type="percentage" office:value="0.00000000866726227059478" calcext:value-type="percentage">
            <text:p>0,0000008667%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0.921444312170074" calcext:value-type="float">
            <text:p>0,9214443122</text:p>
          </table:table-cell>
          <table:table-cell office:value-type="float" office:value="0.922156318439499" calcext:value-type="float">
            <text:p>0,9221563184</text:p>
          </table:table-cell>
          <table:table-cell table:formula="of:=[.P95]-[.O95]" office:value-type="float" office:value="0.000712006269425025" calcext:value-type="float">
            <text:p>0,0007120063</text:p>
          </table:table-cell>
          <table:table-cell table:formula="of:=([.Q95]/[.P95])%" office:value-type="percentage" office:value="0.00000772110167428029" calcext:value-type="percentage">
            <text:p>0,0007721102%</text:p>
          </table:table-cell>
          <table:table-cell table:formula="of:=[.$O$7] * [.$T$12]" office:value-type="float" office:value="0" calcext:value-type="float">
            <text:p>0</text:p>
          </table:table-cell>
          <table:table-cell table:formula="of:=[.O95]+[.S95]" office:value-type="float" office:value="0.921444312170074" calcext:value-type="float">
            <text:p>0,9214443122</text:p>
          </table:table-cell>
          <table:table-cell table:formula="of:=-[.T95]+[.P95]" office:value-type="float" office:value="0.000712006269425025" calcext:value-type="float">
            <text:p>0,0007120063</text:p>
          </table:table-cell>
          <table:table-cell table:formula="of:=([.U95]/[.P95])%" office:value-type="percentage" office:value="0.00000772110167428029" calcext:value-type="percentage">
            <text:p>0,0007721102%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0.999190323038567" calcext:value-type="float">
            <text:p>0,999190323</text:p>
          </table:table-cell>
          <table:table-cell office:value-type="float" office:value="0.9991903239147" calcext:value-type="float">
            <text:p>0,9991903239</text:p>
          </table:table-cell>
          <table:table-cell table:formula="of:=[.Z95]-[.Y95]" office:value-type="float" office:value="0.000000000876133054994455" calcext:value-type="float">
            <text:p>8,76133054994455E-010</text:p>
          </table:table-cell>
          <table:table-cell table:formula="of:=([.AA95]/[.Z95])%" office:value-type="percentage" office:value="0.00000000000876843236037836" calcext:value-type="percentage">
            <text:p>0,0000000009%</text:p>
          </table:table-cell>
          <table:table-cell table:formula="of:=[.$O$7] * [.$T$12]" office:value-type="float" office:value="0" calcext:value-type="float">
            <text:p>0</text:p>
          </table:table-cell>
          <table:table-cell table:formula="of:=[.Y95]+[.AC95]" office:value-type="float" office:value="0.999190323038567" calcext:value-type="float">
            <text:p>0,999190323</text:p>
          </table:table-cell>
          <table:table-cell table:formula="of:=-[.AD95]+[.Z95]" office:value-type="float" office:value="0.000000000876133054994455" calcext:value-type="float">
            <text:p>8,76133054994455E-010</text:p>
          </table:table-cell>
          <table:table-cell table:formula="of:=([.AE95]/[.Z95])%" office:value-type="percentage" office:value="0.00000000000876843236037836" calcext:value-type="percentage">
            <text:p>0,0000000009%</text:p>
          </table:table-cell>
        </table:table-row>
        <table:table-row table:style-name="ro1">
          <table:table-cell table:number-columns-repeated="3"/>
          <table:table-cell office:value-type="float" office:value="82" calcext:value-type="float">
            <text:p>82</text:p>
          </table:table-cell>
          <table:table-cell office:value-type="float" office:value="0.991832276640355" calcext:value-type="float">
            <text:p>0,9918322766</text:p>
          </table:table-cell>
          <table:table-cell office:value-type="float" office:value="0.991833121614634" calcext:value-type="float">
            <text:p>0,9918331216</text:p>
          </table:table-cell>
          <table:table-cell table:formula="of:=[.F96]-[.E96]" office:value-type="float" office:value="0.000000844974278990662" calcext:value-type="float">
            <text:p>0,000000845</text:p>
          </table:table-cell>
          <table:table-cell table:formula="of:=([.G96]/[.F96])%" office:value-type="percentage" office:value="0.00000000851931903348948" calcext:value-type="percentage">
            <text:p>0,0000008519%</text:p>
          </table:table-cell>
          <table:table-cell table:formula="of:= [.$O$7] * [.$J$12]" office:value-type="float" office:value="0" calcext:value-type="float">
            <text:p>0,00E+000</text:p>
          </table:table-cell>
          <table:table-cell table:formula="of:=[.I96]+[.E96]" office:value-type="float" office:value="0.991832276640355" calcext:value-type="float">
            <text:p>0,9918322766</text:p>
          </table:table-cell>
          <table:table-cell table:formula="of:=[.F96]-[.J96]" office:value-type="float" office:value="0.000000844974278990662" calcext:value-type="float">
            <text:p>0,000000845</text:p>
          </table:table-cell>
          <table:table-cell table:formula="of:=([.K96]/[.F96])%" office:value-type="percentage" office:value="0.00000000851931903348948" calcext:value-type="percentage">
            <text:p>0,0000008519%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0.920534541311604" calcext:value-type="float">
            <text:p>0,9205345413</text:p>
          </table:table-cell>
          <table:table-cell office:value-type="float" office:value="0.921234162121059" calcext:value-type="float">
            <text:p>0,9212341621</text:p>
          </table:table-cell>
          <table:table-cell table:formula="of:=[.P96]-[.O96]" office:value-type="float" office:value="0.000699620809454959" calcext:value-type="float">
            <text:p>0,0006996208</text:p>
          </table:table-cell>
          <table:table-cell table:formula="of:=([.Q96]/[.P96])%" office:value-type="percentage" office:value="0.00000759438629419004" calcext:value-type="percentage">
            <text:p>0,0007594386%</text:p>
          </table:table-cell>
          <table:table-cell table:formula="of:=[.$O$7] * [.$T$12]" office:value-type="float" office:value="0" calcext:value-type="float">
            <text:p>0</text:p>
          </table:table-cell>
          <table:table-cell table:formula="of:=[.O96]+[.S96]" office:value-type="float" office:value="0.920534541311604" calcext:value-type="float">
            <text:p>0,9205345413</text:p>
          </table:table-cell>
          <table:table-cell table:formula="of:=-[.T96]+[.P96]" office:value-type="float" office:value="0.000699620809454959" calcext:value-type="float">
            <text:p>0,0006996208</text:p>
          </table:table-cell>
          <table:table-cell table:formula="of:=([.U96]/[.P96])%" office:value-type="percentage" office:value="0.00000759438629419004" calcext:value-type="percentage">
            <text:p>0,0007594386%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0.999180331150349" calcext:value-type="float">
            <text:p>0,9991803312</text:p>
          </table:table-cell>
          <table:table-cell office:value-type="float" office:value="0.999180332011461" calcext:value-type="float">
            <text:p>0,999180332</text:p>
          </table:table-cell>
          <table:table-cell table:formula="of:=[.Z96]-[.Y96]" office:value-type="float" office:value="0.000000000861111959515881" calcext:value-type="float">
            <text:p>8,61111959515881E-010</text:p>
          </table:table-cell>
          <table:table-cell table:formula="of:=([.AA96]/[.Z96])%" office:value-type="percentage" office:value="0.00000000000861818031101013" calcext:value-type="percentage">
            <text:p>0,0000000009%</text:p>
          </table:table-cell>
          <table:table-cell table:formula="of:=[.$O$7] * [.$T$12]" office:value-type="float" office:value="0" calcext:value-type="float">
            <text:p>0</text:p>
          </table:table-cell>
          <table:table-cell table:formula="of:=[.Y96]+[.AC96]" office:value-type="float" office:value="0.999180331150349" calcext:value-type="float">
            <text:p>0,9991803312</text:p>
          </table:table-cell>
          <table:table-cell table:formula="of:=-[.AD96]+[.Z96]" office:value-type="float" office:value="0.000000000861111959515881" calcext:value-type="float">
            <text:p>8,61111959515881E-010</text:p>
          </table:table-cell>
          <table:table-cell table:formula="of:=([.AE96]/[.Z96])%" office:value-type="percentage" office:value="0.00000000000861818031101013" calcext:value-type="percentage">
            <text:p>0,0000000009%</text:p>
          </table:table-cell>
        </table:table-row>
        <table:table-row table:style-name="ro1">
          <table:table-cell table:number-columns-repeated="3"/>
          <table:table-cell office:value-type="float" office:value="83" calcext:value-type="float">
            <text:p>83</text:p>
          </table:table-cell>
          <table:table-cell office:value-type="float" office:value="0.991733107917531" calcext:value-type="float">
            <text:p>0,9917331079</text:p>
          </table:table-cell>
          <table:table-cell office:value-type="float" office:value="0.991733938302473" calcext:value-type="float">
            <text:p>0,9917339383</text:p>
          </table:table-cell>
          <table:table-cell table:formula="of:=[.F97]-[.E97]" office:value-type="float" office:value="0.000000830384941918894" calcext:value-type="float">
            <text:p>8,30384941918894E-007</text:p>
          </table:table-cell>
          <table:table-cell table:formula="of:=([.G97]/[.F97])%" office:value-type="percentage" office:value="0.00000000837306166461607" calcext:value-type="percentage">
            <text:p>0,0000008373%</text:p>
          </table:table-cell>
          <table:table-cell table:formula="of:= [.$O$7] * [.$J$12]" office:value-type="float" office:value="0" calcext:value-type="float">
            <text:p>0,00E+000</text:p>
          </table:table-cell>
          <table:table-cell table:formula="of:=[.I97]+[.E97]" office:value-type="float" office:value="0.991733107917531" calcext:value-type="float">
            <text:p>0,9917331079</text:p>
          </table:table-cell>
          <table:table-cell table:formula="of:=[.F97]-[.J97]" office:value-type="float" office:value="0.000000830384941918894" calcext:value-type="float">
            <text:p>8,30384941918894E-007</text:p>
          </table:table-cell>
          <table:table-cell table:formula="of:=([.K97]/[.F97])%" office:value-type="percentage" office:value="0.00000000837306166461607" calcext:value-type="percentage">
            <text:p>0,0000008373%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0.919625546046364" calcext:value-type="float">
            <text:p>0,919625546</text:p>
          </table:table-cell>
          <table:table-cell office:value-type="float" office:value="0.920312927958938" calcext:value-type="float">
            <text:p>0,920312928</text:p>
          </table:table-cell>
          <table:table-cell table:formula="of:=[.P97]-[.O97]" office:value-type="float" office:value="0.000687381912574003" calcext:value-type="float">
            <text:p>0,0006873819</text:p>
          </table:table-cell>
          <table:table-cell table:formula="of:=([.Q97]/[.P97])%" office:value-type="percentage" office:value="0.00000746900202845648" calcext:value-type="percentage">
            <text:p>0,0007469002%</text:p>
          </table:table-cell>
          <table:table-cell table:formula="of:=[.$O$7] * [.$T$12]" office:value-type="float" office:value="0" calcext:value-type="float">
            <text:p>0</text:p>
          </table:table-cell>
          <table:table-cell table:formula="of:=[.O97]+[.S97]" office:value-type="float" office:value="0.919625546046364" calcext:value-type="float">
            <text:p>0,919625546</text:p>
          </table:table-cell>
          <table:table-cell table:formula="of:=-[.T97]+[.P97]" office:value-type="float" office:value="0.000687381912574003" calcext:value-type="float">
            <text:p>0,0006873819</text:p>
          </table:table-cell>
          <table:table-cell table:formula="of:=([.U97]/[.P97])%" office:value-type="percentage" office:value="0.00000746900202845648" calcext:value-type="percentage">
            <text:p>0,0007469002%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0.999170339361878" calcext:value-type="float">
            <text:p>0,9991703394</text:p>
          </table:table-cell>
          <table:table-cell office:value-type="float" office:value="0.999170340208141" calcext:value-type="float">
            <text:p>0,9991703402</text:p>
          </table:table-cell>
          <table:table-cell table:formula="of:=[.Z97]-[.Y97]" office:value-type="float" office:value="0.000000000846263059628427" calcext:value-type="float">
            <text:p>8,46263059628427E-010</text:p>
          </table:table-cell>
          <table:table-cell table:formula="of:=([.AA97]/[.Z97])%" office:value-type="percentage" office:value="0.00000000000846965530829842" calcext:value-type="percentage">
            <text:p>0,0000000008%</text:p>
          </table:table-cell>
          <table:table-cell table:formula="of:=[.$O$7] * [.$T$12]" office:value-type="float" office:value="0" calcext:value-type="float">
            <text:p>0</text:p>
          </table:table-cell>
          <table:table-cell table:formula="of:=[.Y97]+[.AC97]" office:value-type="float" office:value="0.999170339361878" calcext:value-type="float">
            <text:p>0,9991703394</text:p>
          </table:table-cell>
          <table:table-cell table:formula="of:=-[.AD97]+[.Z97]" office:value-type="float" office:value="0.000000000846263059628427" calcext:value-type="float">
            <text:p>8,46263059628427E-010</text:p>
          </table:table-cell>
          <table:table-cell table:formula="of:=([.AE97]/[.Z97])%" office:value-type="percentage" office:value="0.00000000000846965530829842" calcext:value-type="percentage">
            <text:p>0,0000000008%</text:p>
          </table:table-cell>
        </table:table-row>
        <table:table-row table:style-name="ro1">
          <table:table-cell table:number-columns-repeated="3"/>
          <table:table-cell office:value-type="float" office:value="84" calcext:value-type="float">
            <text:p>84</text:p>
          </table:table-cell>
          <table:table-cell office:value-type="float" office:value="0.991633948943892" calcext:value-type="float">
            <text:p>0,9916339489</text:p>
          </table:table-cell>
          <table:table-cell office:value-type="float" office:value="0.991634764908643" calcext:value-type="float">
            <text:p>0,9916347649</text:p>
          </table:table-cell>
          <table:table-cell table:formula="of:=[.F98]-[.E98]" office:value-type="float" office:value="0.000000815964750988663" calcext:value-type="float">
            <text:p>0,000000816</text:p>
          </table:table-cell>
          <table:table-cell table:formula="of:=([.G98]/[.F98])%" office:value-type="percentage" office:value="0.00000000822848068078519" calcext:value-type="percentage">
            <text:p>0,0000008228%</text:p>
          </table:table-cell>
          <table:table-cell table:formula="of:= [.$O$7] * [.$J$12]" office:value-type="float" office:value="0" calcext:value-type="float">
            <text:p>0,00E+000</text:p>
          </table:table-cell>
          <table:table-cell table:formula="of:=[.I98]+[.E98]" office:value-type="float" office:value="0.991633948943892" calcext:value-type="float">
            <text:p>0,9916339489</text:p>
          </table:table-cell>
          <table:table-cell table:formula="of:=[.F98]-[.J98]" office:value-type="float" office:value="0.000000815964750988663" calcext:value-type="float">
            <text:p>0,000000816</text:p>
          </table:table-cell>
          <table:table-cell table:formula="of:=([.K98]/[.F98])%" office:value-type="percentage" office:value="0.00000000822848068078519" calcext:value-type="percentage">
            <text:p>0,0000008228%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0.918717326374354" calcext:value-type="float">
            <text:p>0,9187173264</text:p>
          </table:table-cell>
          <table:table-cell office:value-type="float" office:value="0.919392615030979" calcext:value-type="float">
            <text:p>0,919392615</text:p>
          </table:table-cell>
          <table:table-cell table:formula="of:=[.P98]-[.O98]" office:value-type="float" office:value="0.000675288656624917" calcext:value-type="float">
            <text:p>0,0006752887</text:p>
          </table:table-cell>
          <table:table-cell table:formula="of:=([.Q98]/[.P98])%" office:value-type="percentage" office:value="0.00000734494323300905" calcext:value-type="percentage">
            <text:p>0,0007344943%</text:p>
          </table:table-cell>
          <table:table-cell table:formula="of:=[.$O$7] * [.$T$12]" office:value-type="float" office:value="0" calcext:value-type="float">
            <text:p>0</text:p>
          </table:table-cell>
          <table:table-cell table:formula="of:=[.O98]+[.S98]" office:value-type="float" office:value="0.918717326374354" calcext:value-type="float">
            <text:p>0,9187173264</text:p>
          </table:table-cell>
          <table:table-cell table:formula="of:=-[.T98]+[.P98]" office:value-type="float" office:value="0.000675288656624917" calcext:value-type="float">
            <text:p>0,0006752887</text:p>
          </table:table-cell>
          <table:table-cell table:formula="of:=([.U98]/[.P98])%" office:value-type="percentage" office:value="0.00000734494323300905" calcext:value-type="percentage">
            <text:p>0,0007344943%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0.999160347673154" calcext:value-type="float">
            <text:p>0,9991603477</text:p>
          </table:table-cell>
          <table:table-cell office:value-type="float" office:value="0.999160348504739" calcext:value-type="float">
            <text:p>0,9991603485</text:p>
          </table:table-cell>
          <table:table-cell table:formula="of:=[.Z98]-[.Y98]" office:value-type="float" office:value="0.000000000831585023064463" calcext:value-type="float">
            <text:p>8,31585023064463E-010</text:p>
          </table:table-cell>
          <table:table-cell table:formula="of:=([.AA98]/[.Z98])%" office:value-type="percentage" office:value="0.00000000000832284518138415" calcext:value-type="percentage">
            <text:p>0,0000000008%</text:p>
          </table:table-cell>
          <table:table-cell table:formula="of:=[.$O$7] * [.$T$12]" office:value-type="float" office:value="0" calcext:value-type="float">
            <text:p>0</text:p>
          </table:table-cell>
          <table:table-cell table:formula="of:=[.Y98]+[.AC98]" office:value-type="float" office:value="0.999160347673154" calcext:value-type="float">
            <text:p>0,9991603477</text:p>
          </table:table-cell>
          <table:table-cell table:formula="of:=-[.AD98]+[.Z98]" office:value-type="float" office:value="0.000000000831585023064463" calcext:value-type="float">
            <text:p>8,31585023064463E-010</text:p>
          </table:table-cell>
          <table:table-cell table:formula="of:=([.AE98]/[.Z98])%" office:value-type="percentage" office:value="0.00000000000832284518138415" calcext:value-type="percentage">
            <text:p>0,0000000008%</text:p>
          </table:table-cell>
        </table:table-row>
        <table:table-row table:style-name="ro1">
          <table:table-cell table:number-columns-repeated="3"/>
          <table:table-cell office:value-type="float" office:value="85" calcext:value-type="float">
            <text:p>85</text:p>
          </table:table-cell>
          <table:table-cell office:value-type="float" office:value="0.99153479971944" calcext:value-type="float">
            <text:p>0,9915347997</text:p>
          </table:table-cell>
          <table:table-cell office:value-type="float" office:value="0.991535601432152" calcext:value-type="float">
            <text:p>0,9915356014</text:p>
          </table:table-cell>
          <table:table-cell table:formula="of:=[.F99]-[.E99]" office:value-type="float" office:value="0.000000801712711995251" calcext:value-type="float">
            <text:p>8,01712711995251E-007</text:p>
          </table:table-cell>
          <table:table-cell table:formula="of:=([.G99]/[.F99])%" office:value-type="percentage" office:value="0.00000000808556657587715" calcext:value-type="percentage">
            <text:p>0,0000008086%</text:p>
          </table:table-cell>
          <table:table-cell table:formula="of:= [.$O$7] * [.$J$12]" office:value-type="float" office:value="0" calcext:value-type="float">
            <text:p>0,00E+000</text:p>
          </table:table-cell>
          <table:table-cell table:formula="of:=[.I99]+[.E99]" office:value-type="float" office:value="0.99153479971944" calcext:value-type="float">
            <text:p>0,9915347997</text:p>
          </table:table-cell>
          <table:table-cell table:formula="of:=[.F99]-[.J99]" office:value-type="float" office:value="0.000000801712711995251" calcext:value-type="float">
            <text:p>8,01712711995251E-007</text:p>
          </table:table-cell>
          <table:table-cell table:formula="of:=([.K99]/[.F99])%" office:value-type="percentage" office:value="0.00000000808556657587715" calcext:value-type="percentage">
            <text:p>0,0000008086%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0.917809882295574" calcext:value-type="float">
            <text:p>0,9178098823</text:p>
          </table:table-cell>
          <table:table-cell office:value-type="float" office:value="0.918473222415948" calcext:value-type="float">
            <text:p>0,9184732224</text:p>
          </table:table-cell>
          <table:table-cell table:formula="of:=[.P99]-[.O99]" office:value-type="float" office:value="0.000663340120374056" calcext:value-type="float">
            <text:p>0,0006633401</text:p>
          </table:table-cell>
          <table:table-cell table:formula="of:=([.Q99]/[.P99])%" office:value-type="percentage" office:value="0.00000722220424270554" calcext:value-type="percentage">
            <text:p>0,0007222204%</text:p>
          </table:table-cell>
          <table:table-cell table:formula="of:=[.$O$7] * [.$T$12]" office:value-type="float" office:value="0" calcext:value-type="float">
            <text:p>0</text:p>
          </table:table-cell>
          <table:table-cell table:formula="of:=[.O99]+[.S99]" office:value-type="float" office:value="0.917809882295574" calcext:value-type="float">
            <text:p>0,9178098823</text:p>
          </table:table-cell>
          <table:table-cell table:formula="of:=-[.T99]+[.P99]" office:value-type="float" office:value="0.000663340120374056" calcext:value-type="float">
            <text:p>0,0006633401</text:p>
          </table:table-cell>
          <table:table-cell table:formula="of:=([.U99]/[.P99])%" office:value-type="percentage" office:value="0.00000722220424270554" calcext:value-type="percentage">
            <text:p>0,0007222204%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0.999150356084175" calcext:value-type="float">
            <text:p>0,9991503561</text:p>
          </table:table-cell>
          <table:table-cell office:value-type="float" office:value="0.999150356901254" calcext:value-type="float">
            <text:p>0,9991503569</text:p>
          </table:table-cell>
          <table:table-cell table:formula="of:=[.Z99]-[.Y99]" office:value-type="float" office:value="0.000000000817078960047013" calcext:value-type="float">
            <text:p>8,17078960047013E-010</text:p>
          </table:table-cell>
          <table:table-cell table:formula="of:=([.AA99]/[.Z99])%" office:value-type="percentage" office:value="0.00000000000817773998125459" calcext:value-type="percentage">
            <text:p>0,0000000008%</text:p>
          </table:table-cell>
          <table:table-cell table:formula="of:=[.$O$7] * [.$T$12]" office:value-type="float" office:value="0" calcext:value-type="float">
            <text:p>0</text:p>
          </table:table-cell>
          <table:table-cell table:formula="of:=[.Y99]+[.AC99]" office:value-type="float" office:value="0.999150356084175" calcext:value-type="float">
            <text:p>0,9991503561</text:p>
          </table:table-cell>
          <table:table-cell table:formula="of:=-[.AD99]+[.Z99]" office:value-type="float" office:value="0.000000000817078960047013" calcext:value-type="float">
            <text:p>8,17078960047013E-010</text:p>
          </table:table-cell>
          <table:table-cell table:formula="of:=([.AE99]/[.Z99])%" office:value-type="percentage" office:value="0.00000000000817773998125459" calcext:value-type="percentage">
            <text:p>0,0000000008%</text:p>
          </table:table-cell>
        </table:table-row>
        <table:table-row table:style-name="ro1">
          <table:table-cell table:number-columns-repeated="3"/>
          <table:table-cell office:value-type="float" office:value="86" calcext:value-type="float">
            <text:p>86</text:p>
          </table:table-cell>
          <table:table-cell office:value-type="float" office:value="0.991435660244174" calcext:value-type="float">
            <text:p>0,9914356602</text:p>
          </table:table-cell>
          <table:table-cell office:value-type="float" office:value="0.991436447872009" calcext:value-type="float">
            <text:p>0,9914364479</text:p>
          </table:table-cell>
          <table:table-cell table:formula="of:=[.F100]-[.E100]" office:value-type="float" office:value="0.000000787627835063809" calcext:value-type="float">
            <text:p>7,87627835063809E-007</text:p>
          </table:table-cell>
          <table:table-cell table:formula="of:=([.G100]/[.F100])%" office:value-type="percentage" office:value="0.00000000794430985554563" calcext:value-type="percentage">
            <text:p>0,0000007944%</text:p>
          </table:table-cell>
          <table:table-cell table:formula="of:= [.$O$7] * [.$J$12]" office:value-type="float" office:value="0" calcext:value-type="float">
            <text:p>0,00E+000</text:p>
          </table:table-cell>
          <table:table-cell table:formula="of:=[.I100]+[.E100]" office:value-type="float" office:value="0.991435660244174" calcext:value-type="float">
            <text:p>0,9914356602</text:p>
          </table:table-cell>
          <table:table-cell table:formula="of:=[.F100]-[.J100]" office:value-type="float" office:value="0.000000787627835063809" calcext:value-type="float">
            <text:p>7,87627835063809E-007</text:p>
          </table:table-cell>
          <table:table-cell table:formula="of:=([.K100]/[.F100])%" office:value-type="percentage" office:value="0.00000000794430985554563" calcext:value-type="percentage">
            <text:p>0,0000007944%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0.916903213810024" calcext:value-type="float">
            <text:p>0,9169032138</text:p>
          </table:table-cell>
          <table:table-cell office:value-type="float" office:value="0.917554749193532" calcext:value-type="float">
            <text:p>0,9175547492</text:p>
          </table:table-cell>
          <table:table-cell table:formula="of:=[.P100]-[.O100]" office:value-type="float" office:value="0.00065153538350804" calcext:value-type="float">
            <text:p>0,0006515354</text:p>
          </table:table-cell>
          <table:table-cell table:formula="of:=([.Q100]/[.P100])%" office:value-type="percentage" office:value="0.00000710077937127427" calcext:value-type="percentage">
            <text:p>0,0007100779%</text:p>
          </table:table-cell>
          <table:table-cell table:formula="of:=[.$O$7] * [.$T$12]" office:value-type="float" office:value="0" calcext:value-type="float">
            <text:p>0</text:p>
          </table:table-cell>
          <table:table-cell table:formula="of:=[.O100]+[.S100]" office:value-type="float" office:value="0.916903213810024" calcext:value-type="float">
            <text:p>0,9169032138</text:p>
          </table:table-cell>
          <table:table-cell table:formula="of:=-[.T100]+[.P100]" office:value-type="float" office:value="0.00065153538350804" calcext:value-type="float">
            <text:p>0,0006515354</text:p>
          </table:table-cell>
          <table:table-cell table:formula="of:=([.U100]/[.P100])%" office:value-type="percentage" office:value="0.00000710077937127427" calcext:value-type="percentage">
            <text:p>0,0007100779%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0.999140364594943" calcext:value-type="float">
            <text:p>0,9991403646</text:p>
          </table:table-cell>
          <table:table-cell office:value-type="float" office:value="0.999140365397685" calcext:value-type="float">
            <text:p>0,9991403654</text:p>
          </table:table-cell>
          <table:table-cell table:formula="of:=[.Z100]-[.Y100]" office:value-type="float" office:value="0.000000000802741983996214" calcext:value-type="float">
            <text:p>8,02741983996214E-010</text:p>
          </table:table-cell>
          <table:table-cell table:formula="of:=([.AA100]/[.Z100])%" office:value-type="percentage" office:value="0.00000000000803432975849802" calcext:value-type="percentage">
            <text:p>0,0000000008%</text:p>
          </table:table-cell>
          <table:table-cell table:formula="of:=[.$O$7] * [.$T$12]" office:value-type="float" office:value="0" calcext:value-type="float">
            <text:p>0</text:p>
          </table:table-cell>
          <table:table-cell table:formula="of:=[.Y100]+[.AC100]" office:value-type="float" office:value="0.999140364594943" calcext:value-type="float">
            <text:p>0,9991403646</text:p>
          </table:table-cell>
          <table:table-cell table:formula="of:=-[.AD100]+[.Z100]" office:value-type="float" office:value="0.000000000802741983996214" calcext:value-type="float">
            <text:p>8,02741983996214E-010</text:p>
          </table:table-cell>
          <table:table-cell table:formula="of:=([.AE100]/[.Z100])%" office:value-type="percentage" office:value="0.00000000000803432975849802" calcext:value-type="percentage">
            <text:p>0,0000000008%</text:p>
          </table:table-cell>
        </table:table-row>
        <table:table-row table:style-name="ro1">
          <table:table-cell table:number-columns-repeated="3"/>
          <table:table-cell office:value-type="float" office:value="87" calcext:value-type="float">
            <text:p>87</text:p>
          </table:table-cell>
          <table:table-cell office:value-type="float" office:value="0.991336530518095" calcext:value-type="float">
            <text:p>0,9913365305</text:p>
          </table:table-cell>
          <table:table-cell office:value-type="float" office:value="0.991337304227221" calcext:value-type="float">
            <text:p>0,9913373042</text:p>
          </table:table-cell>
          <table:table-cell table:formula="of:=[.F101]-[.E101]" office:value-type="float" office:value="0.000000773709125989619" calcext:value-type="float">
            <text:p>7,73709125989619E-007</text:p>
          </table:table-cell>
          <table:table-cell table:formula="of:=([.G101]/[.F101])%" office:value-type="percentage" office:value="0.00000000780470101594594" calcext:value-type="percentage">
            <text:p>0,0000007805%</text:p>
          </table:table-cell>
          <table:table-cell table:formula="of:= [.$O$7] * [.$J$12]" office:value-type="float" office:value="0" calcext:value-type="float">
            <text:p>0,00E+000</text:p>
          </table:table-cell>
          <table:table-cell table:formula="of:=[.I101]+[.E101]" office:value-type="float" office:value="0.991336530518095" calcext:value-type="float">
            <text:p>0,9913365305</text:p>
          </table:table-cell>
          <table:table-cell table:formula="of:=[.F101]-[.J101]" office:value-type="float" office:value="0.000000773709125989619" calcext:value-type="float">
            <text:p>7,73709125989619E-007</text:p>
          </table:table-cell>
          <table:table-cell table:formula="of:=([.K101]/[.F101])%" office:value-type="percentage" office:value="0.00000000780470101594594" calcext:value-type="percentage">
            <text:p>0,0000007805%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0.915997320917703" calcext:value-type="float">
            <text:p>0,9159973209</text:p>
          </table:table-cell>
          <table:table-cell office:value-type="float" office:value="0.916637194444339" calcext:value-type="float">
            <text:p>0,9166371944</text:p>
          </table:table-cell>
          <table:table-cell table:formula="of:=[.P101]-[.O101]" office:value-type="float" office:value="0.000639873526636081" calcext:value-type="float">
            <text:p>0,0006398735</text:p>
          </table:table-cell>
          <table:table-cell table:formula="of:=([.Q101]/[.P101])%" office:value-type="percentage" office:value="0.00000698066291128257" calcext:value-type="percentage">
            <text:p>0,0006980663%</text:p>
          </table:table-cell>
          <table:table-cell table:formula="of:=[.$O$7] * [.$T$12]" office:value-type="float" office:value="0" calcext:value-type="float">
            <text:p>0</text:p>
          </table:table-cell>
          <table:table-cell table:formula="of:=[.O101]+[.S101]" office:value-type="float" office:value="0.915997320917703" calcext:value-type="float">
            <text:p>0,9159973209</text:p>
          </table:table-cell>
          <table:table-cell table:formula="of:=-[.T101]+[.P101]" office:value-type="float" office:value="0.000639873526636081" calcext:value-type="float">
            <text:p>0,0006398735</text:p>
          </table:table-cell>
          <table:table-cell table:formula="of:=([.U101]/[.P101])%" office:value-type="percentage" office:value="0.00000698066291128257" calcext:value-type="percentage">
            <text:p>0,0006980663%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0.999130373205457" calcext:value-type="float">
            <text:p>0,9991303732</text:p>
          </table:table-cell>
          <table:table-cell office:value-type="float" office:value="0.999130373994031" calcext:value-type="float">
            <text:p>0,999130374</text:p>
          </table:table-cell>
          <table:table-cell table:formula="of:=[.Z101]-[.Y101]" office:value-type="float" office:value="0.000000000788573983889762" calcext:value-type="float">
            <text:p>7,88573983889762E-010</text:p>
          </table:table-cell>
          <table:table-cell table:formula="of:=([.AA101]/[.Z101])%" office:value-type="percentage" office:value="0.00000000000789260678568241" calcext:value-type="percentage">
            <text:p>0,0000000008%</text:p>
          </table:table-cell>
          <table:table-cell table:formula="of:=[.$O$7] * [.$T$12]" office:value-type="float" office:value="0" calcext:value-type="float">
            <text:p>0</text:p>
          </table:table-cell>
          <table:table-cell table:formula="of:=[.Y101]+[.AC101]" office:value-type="float" office:value="0.999130373205457" calcext:value-type="float">
            <text:p>0,9991303732</text:p>
          </table:table-cell>
          <table:table-cell table:formula="of:=-[.AD101]+[.Z101]" office:value-type="float" office:value="0.000000000788573983889762" calcext:value-type="float">
            <text:p>7,88573983889762E-010</text:p>
          </table:table-cell>
          <table:table-cell table:formula="of:=([.AE101]/[.Z101])%" office:value-type="percentage" office:value="0.00000000000789260678568241" calcext:value-type="percentage">
            <text:p>0,0000000008%</text:p>
          </table:table-cell>
        </table:table-row>
        <table:table-row table:style-name="ro1">
          <table:table-cell table:number-columns-repeated="3"/>
          <table:table-cell office:value-type="float" office:value="88" calcext:value-type="float">
            <text:p>88</text:p>
          </table:table-cell>
          <table:table-cell office:value-type="float" office:value="0.991237410541201" calcext:value-type="float">
            <text:p>0,9912374105</text:p>
          </table:table-cell>
          <table:table-cell office:value-type="float" office:value="0.991238170496799" calcext:value-type="float">
            <text:p>0,9912381705</text:p>
          </table:table-cell>
          <table:table-cell table:formula="of:=[.F102]-[.E102]" office:value-type="float" office:value="0.000000759955598006457" calcext:value-type="float">
            <text:p>0,00000076</text:p>
          </table:table-cell>
          <table:table-cell table:formula="of:=([.G102]/[.F102])%" office:value-type="percentage" office:value="0.00000000766673055941178" calcext:value-type="percentage">
            <text:p>0,0000007667%</text:p>
          </table:table-cell>
          <table:table-cell table:formula="of:= [.$O$7] * [.$J$12]" office:value-type="float" office:value="0" calcext:value-type="float">
            <text:p>0,00E+000</text:p>
          </table:table-cell>
          <table:table-cell table:formula="of:=[.I102]+[.E102]" office:value-type="float" office:value="0.991237410541201" calcext:value-type="float">
            <text:p>0,9912374105</text:p>
          </table:table-cell>
          <table:table-cell table:formula="of:=[.F102]-[.J102]" office:value-type="float" office:value="0.000000759955598006457" calcext:value-type="float">
            <text:p>0,00000076</text:p>
          </table:table-cell>
          <table:table-cell table:formula="of:=([.K102]/[.F102])%" office:value-type="percentage" office:value="0.00000000766673055941178" calcext:value-type="percentage">
            <text:p>0,0000007667%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0.915092203618612" calcext:value-type="float">
            <text:p>0,9150922036</text:p>
          </table:table-cell>
          <table:table-cell office:value-type="float" office:value="0.915720557249894" calcext:value-type="float">
            <text:p>0,9157205572</text:p>
          </table:table-cell>
          <table:table-cell table:formula="of:=[.P102]-[.O102]" office:value-type="float" office:value="0.000628353631281997" calcext:value-type="float">
            <text:p>0,0006283536</text:p>
          </table:table-cell>
          <table:table-cell table:formula="of:=([.Q102]/[.P102])%" office:value-type="percentage" office:value="0.00000686184913408482" calcext:value-type="percentage">
            <text:p>0,0006861849%</text:p>
          </table:table-cell>
          <table:table-cell table:formula="of:=[.$O$7] * [.$T$12]" office:value-type="float" office:value="0" calcext:value-type="float">
            <text:p>0</text:p>
          </table:table-cell>
          <table:table-cell table:formula="of:=[.O102]+[.S102]" office:value-type="float" office:value="0.915092203618612" calcext:value-type="float">
            <text:p>0,9150922036</text:p>
          </table:table-cell>
          <table:table-cell table:formula="of:=-[.T102]+[.P102]" office:value-type="float" office:value="0.000628353631281997" calcext:value-type="float">
            <text:p>0,0006283536</text:p>
          </table:table-cell>
          <table:table-cell table:formula="of:=([.U102]/[.P102])%" office:value-type="percentage" office:value="0.00000686184913408482" calcext:value-type="percentage">
            <text:p>0,0006861849%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0.999120381915717" calcext:value-type="float">
            <text:p>0,9991203819</text:p>
          </table:table-cell>
          <table:table-cell office:value-type="float" office:value="0.999120382690291" calcext:value-type="float">
            <text:p>0,9991203827</text:p>
          </table:table-cell>
          <table:table-cell table:formula="of:=[.Z102]-[.Y102]" office:value-type="float" office:value="0.000000000774574071549239" calcext:value-type="float">
            <text:p>7,74574071549239E-010</text:p>
          </table:table-cell>
          <table:table-cell table:formula="of:=([.AA102]/[.Z102])%" office:value-type="percentage" office:value="0.00000000000775256111266469" calcext:value-type="percentage">
            <text:p>0,0000000008%</text:p>
          </table:table-cell>
          <table:table-cell table:formula="of:=[.$O$7] * [.$T$12]" office:value-type="float" office:value="0" calcext:value-type="float">
            <text:p>0</text:p>
          </table:table-cell>
          <table:table-cell table:formula="of:=[.Y102]+[.AC102]" office:value-type="float" office:value="0.999120381915717" calcext:value-type="float">
            <text:p>0,9991203819</text:p>
          </table:table-cell>
          <table:table-cell table:formula="of:=-[.AD102]+[.Z102]" office:value-type="float" office:value="0.000000000774574071549239" calcext:value-type="float">
            <text:p>7,74574071549239E-010</text:p>
          </table:table-cell>
          <table:table-cell table:formula="of:=([.AE102]/[.Z102])%" office:value-type="percentage" office:value="0.00000000000775256111266469" calcext:value-type="percentage">
            <text:p>0,0000000008%</text:p>
          </table:table-cell>
        </table:table-row>
        <table:table-row table:style-name="ro1">
          <table:table-cell table:number-columns-repeated="3"/>
          <table:table-cell office:value-type="float" office:value="89" calcext:value-type="float">
            <text:p>89</text:p>
          </table:table-cell>
          <table:table-cell office:value-type="float" office:value="0.991138300313494" calcext:value-type="float">
            <text:p>0,9911383003</text:p>
          </table:table-cell>
          <table:table-cell office:value-type="float" office:value="0.991139046679749" calcext:value-type="float">
            <text:p>0,9911390467</text:p>
          </table:table-cell>
          <table:table-cell table:formula="of:=[.F103]-[.E103]" office:value-type="float" office:value="0.000000746366255022224" calcext:value-type="float">
            <text:p>7,46366255022224E-007</text:p>
          </table:table-cell>
          <table:table-cell table:formula="of:=([.G103]/[.F103])%" office:value-type="percentage" office:value="0.00000000753038897317644" calcext:value-type="percentage">
            <text:p>0,0000007530%</text:p>
          </table:table-cell>
          <table:table-cell table:formula="of:= [.$O$7] * [.$J$12]" office:value-type="float" office:value="0" calcext:value-type="float">
            <text:p>0,00E+000</text:p>
          </table:table-cell>
          <table:table-cell table:formula="of:=[.I103]+[.E103]" office:value-type="float" office:value="0.991138300313494" calcext:value-type="float">
            <text:p>0,9911383003</text:p>
          </table:table-cell>
          <table:table-cell table:formula="of:=[.F103]-[.J103]" office:value-type="float" office:value="0.000000746366255022224" calcext:value-type="float">
            <text:p>7,46366255022224E-007</text:p>
          </table:table-cell>
          <table:table-cell table:formula="of:=([.K103]/[.F103])%" office:value-type="percentage" office:value="0.00000000753038897317644" calcext:value-type="percentage">
            <text:p>0,0000007530%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0.91418786191275" calcext:value-type="float">
            <text:p>0,9141878619</text:p>
          </table:table-cell>
          <table:table-cell office:value-type="float" office:value="0.914804836692645" calcext:value-type="float">
            <text:p>0,9148048367</text:p>
          </table:table-cell>
          <table:table-cell table:formula="of:=[.P103]-[.O103]" office:value-type="float" office:value="0.000616974779895085" calcext:value-type="float">
            <text:p>0,0006169748</text:p>
          </table:table-cell>
          <table:table-cell table:formula="of:=([.Q103]/[.P103])%" office:value-type="percentage" office:value="0.00000674433228977024" calcext:value-type="percentage">
            <text:p>0,0006744332%</text:p>
          </table:table-cell>
          <table:table-cell table:formula="of:=[.$O$7] * [.$T$12]" office:value-type="float" office:value="0" calcext:value-type="float">
            <text:p>0</text:p>
          </table:table-cell>
          <table:table-cell table:formula="of:=[.O103]+[.S103]" office:value-type="float" office:value="0.91418786191275" calcext:value-type="float">
            <text:p>0,9141878619</text:p>
          </table:table-cell>
          <table:table-cell table:formula="of:=-[.T103]+[.P103]" office:value-type="float" office:value="0.000616974779895085" calcext:value-type="float">
            <text:p>0,0006169748</text:p>
          </table:table-cell>
          <table:table-cell table:formula="of:=([.U103]/[.P103])%" office:value-type="percentage" office:value="0.00000674433228977024" calcext:value-type="percentage">
            <text:p>0,0006744332%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0.999110390725724" calcext:value-type="float">
            <text:p>0,9991103907</text:p>
          </table:table-cell>
          <table:table-cell office:value-type="float" office:value="0.999110391486464" calcext:value-type="float">
            <text:p>0,9991103915</text:p>
          </table:table-cell>
          <table:table-cell table:formula="of:=[.Z103]-[.Y103]" office:value-type="float" office:value="0.000000000760740026528595" calcext:value-type="float">
            <text:p>7,60740026528595E-010</text:p>
          </table:table-cell>
          <table:table-cell table:formula="of:=([.AA103]/[.Z103])%" office:value-type="percentage" office:value="0.0000000000076141783440565" calcext:value-type="percentage">
            <text:p>0,0000000008%</text:p>
          </table:table-cell>
          <table:table-cell table:formula="of:=[.$O$7] * [.$T$12]" office:value-type="float" office:value="0" calcext:value-type="float">
            <text:p>0</text:p>
          </table:table-cell>
          <table:table-cell table:formula="of:=[.Y103]+[.AC103]" office:value-type="float" office:value="0.999110390725724" calcext:value-type="float">
            <text:p>0,9991103907</text:p>
          </table:table-cell>
          <table:table-cell table:formula="of:=-[.AD103]+[.Z103]" office:value-type="float" office:value="0.000000000760740026528595" calcext:value-type="float">
            <text:p>7,60740026528595E-010</text:p>
          </table:table-cell>
          <table:table-cell table:formula="of:=([.AE103]/[.Z103])%" office:value-type="percentage" office:value="0.0000000000076141783440565" calcext:value-type="percentage">
            <text:p>0,0000000008%</text:p>
          </table:table-cell>
        </table:table-row>
        <table:table-row table:style-name="ro1">
          <table:table-cell table:number-columns-repeated="3"/>
          <table:table-cell office:value-type="float" office:value="90" calcext:value-type="float">
            <text:p>90</text:p>
          </table:table-cell>
          <table:table-cell office:value-type="float" office:value="0.991039199834974" calcext:value-type="float">
            <text:p>0,9910391998</text:p>
          </table:table-cell>
          <table:table-cell office:value-type="float" office:value="0.991039932775081" calcext:value-type="float">
            <text:p>0,9910399328</text:p>
          </table:table-cell>
          <table:table-cell table:formula="of:=[.F104]-[.E104]" office:value-type="float" office:value="0.000000732940106940028" calcext:value-type="float">
            <text:p>7,32940106940028E-007</text:p>
          </table:table-cell>
          <table:table-cell table:formula="of:=([.G104]/[.F104])%" office:value-type="percentage" office:value="0.00000000739566674729043" calcext:value-type="percentage">
            <text:p>0,0000007396%</text:p>
          </table:table-cell>
          <table:table-cell table:formula="of:= [.$O$7] * [.$J$12]" office:value-type="float" office:value="0" calcext:value-type="float">
            <text:p>0,00E+000</text:p>
          </table:table-cell>
          <table:table-cell table:formula="of:=[.I104]+[.E104]" office:value-type="float" office:value="0.991039199834974" calcext:value-type="float">
            <text:p>0,9910391998</text:p>
          </table:table-cell>
          <table:table-cell table:formula="of:=[.F104]-[.J104]" office:value-type="float" office:value="0.000000732940106940028" calcext:value-type="float">
            <text:p>7,32940106940028E-007</text:p>
          </table:table-cell>
          <table:table-cell table:formula="of:=([.K104]/[.F104])%" office:value-type="percentage" office:value="0.00000000739566674729043" calcext:value-type="percentage">
            <text:p>0,0000007396%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0.913284295800119" calcext:value-type="float">
            <text:p>0,9132842958</text:p>
          </table:table-cell>
          <table:table-cell office:value-type="float" office:value="0.913890031855952" calcext:value-type="float">
            <text:p>0,9138900319</text:p>
          </table:table-cell>
          <table:table-cell table:formula="of:=[.P104]-[.O104]" office:value-type="float" office:value="0.000605736055833028" calcext:value-type="float">
            <text:p>0,0006057361</text:p>
          </table:table-cell>
          <table:table-cell table:formula="of:=([.Q104]/[.P104])%" office:value-type="percentage" office:value="0.00000662810660712762" calcext:value-type="percentage">
            <text:p>0,0006628107%</text:p>
          </table:table-cell>
          <table:table-cell table:formula="of:=[.$O$7] * [.$T$12]" office:value-type="float" office:value="0" calcext:value-type="float">
            <text:p>0</text:p>
          </table:table-cell>
          <table:table-cell table:formula="of:=[.O104]+[.S104]" office:value-type="float" office:value="0.913284295800119" calcext:value-type="float">
            <text:p>0,9132842958</text:p>
          </table:table-cell>
          <table:table-cell table:formula="of:=-[.T104]+[.P104]" office:value-type="float" office:value="0.000605736055833028" calcext:value-type="float">
            <text:p>0,0006057361</text:p>
          </table:table-cell>
          <table:table-cell table:formula="of:=([.U104]/[.P104])%" office:value-type="percentage" office:value="0.00000662810660712762" calcext:value-type="percentage">
            <text:p>0,0006628107%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0.999100399635477" calcext:value-type="float">
            <text:p>0,9991003996</text:p>
          </table:table-cell>
          <table:table-cell office:value-type="float" office:value="0.99910040038255" calcext:value-type="float">
            <text:p>0,9991004004</text:p>
          </table:table-cell>
          <table:table-cell table:formula="of:=[.Z104]-[.Y104]" office:value-type="float" office:value="0.000000000747072959050854" calcext:value-type="float">
            <text:p>7,47072959050854E-010</text:p>
          </table:table-cell>
          <table:table-cell table:formula="of:=([.AA104]/[.Z104])%" office:value-type="percentage" office:value="0.00000000000747745408489677" calcext:value-type="percentage">
            <text:p>0,0000000007%</text:p>
          </table:table-cell>
          <table:table-cell table:formula="of:=[.$O$7] * [.$T$12]" office:value-type="float" office:value="0" calcext:value-type="float">
            <text:p>0</text:p>
          </table:table-cell>
          <table:table-cell table:formula="of:=[.Y104]+[.AC104]" office:value-type="float" office:value="0.999100399635477" calcext:value-type="float">
            <text:p>0,9991003996</text:p>
          </table:table-cell>
          <table:table-cell table:formula="of:=-[.AD104]+[.Z104]" office:value-type="float" office:value="0.000000000747072959050854" calcext:value-type="float">
            <text:p>7,47072959050854E-010</text:p>
          </table:table-cell>
          <table:table-cell table:formula="of:=([.AE104]/[.Z104])%" office:value-type="percentage" office:value="0.00000000000747745408489677" calcext:value-type="percentage">
            <text:p>0,0000000007%</text:p>
          </table:table-cell>
        </table:table-row>
        <table:table-row table:style-name="ro1">
          <table:table-cell table:number-columns-repeated="3"/>
          <table:table-cell office:value-type="float" office:value="91" calcext:value-type="float">
            <text:p>91</text:p>
          </table:table-cell>
          <table:table-cell office:value-type="float" office:value="0.990940109105639" calcext:value-type="float">
            <text:p>0,9909401091</text:p>
          </table:table-cell>
          <table:table-cell office:value-type="float" office:value="0.990940828781804" calcext:value-type="float">
            <text:p>0,9909408288</text:p>
          </table:table-cell>
          <table:table-cell table:formula="of:=[.F105]-[.E105]" office:value-type="float" office:value="0.000000719676164995242" calcext:value-type="float">
            <text:p>7,19676164995242E-007</text:p>
          </table:table-cell>
          <table:table-cell table:formula="of:=([.G105]/[.F105])%" office:value-type="percentage" office:value="0.00000000726255436678121" calcext:value-type="percentage">
            <text:p>0,0000007263%</text:p>
          </table:table-cell>
          <table:table-cell table:formula="of:= [.$O$7] * [.$J$12]" office:value-type="float" office:value="0" calcext:value-type="float">
            <text:p>0,00E+000</text:p>
          </table:table-cell>
          <table:table-cell table:formula="of:=[.I105]+[.E105]" office:value-type="float" office:value="0.990940109105639" calcext:value-type="float">
            <text:p>0,9909401091</text:p>
          </table:table-cell>
          <table:table-cell table:formula="of:=[.F105]-[.J105]" office:value-type="float" office:value="0.000000719676164995242" calcext:value-type="float">
            <text:p>7,19676164995242E-007</text:p>
          </table:table-cell>
          <table:table-cell table:formula="of:=([.K105]/[.F105])%" office:value-type="percentage" office:value="0.00000000726255436678121" calcext:value-type="percentage">
            <text:p>0,0000007263%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0.912381505280717" calcext:value-type="float">
            <text:p>0,9123815053</text:p>
          </table:table-cell>
          <table:table-cell office:value-type="float" office:value="0.912976141824096" calcext:value-type="float">
            <text:p>0,9129761418</text:p>
          </table:table-cell>
          <table:table-cell table:formula="of:=[.P105]-[.O105]" office:value-type="float" office:value="0.00059463654337899" calcext:value-type="float">
            <text:p>0,0005946365</text:p>
          </table:table-cell>
          <table:table-cell table:formula="of:=([.Q105]/[.P105])%" office:value-type="percentage" office:value="0.00000651316629360268" calcext:value-type="percentage">
            <text:p>0,0006513166%</text:p>
          </table:table-cell>
          <table:table-cell table:formula="of:=[.$O$7] * [.$T$12]" office:value-type="float" office:value="0" calcext:value-type="float">
            <text:p>0</text:p>
          </table:table-cell>
          <table:table-cell table:formula="of:=[.O105]+[.S105]" office:value-type="float" office:value="0.912381505280717" calcext:value-type="float">
            <text:p>0,9123815053</text:p>
          </table:table-cell>
          <table:table-cell table:formula="of:=-[.T105]+[.P105]" office:value-type="float" office:value="0.00059463654337899" calcext:value-type="float">
            <text:p>0,0005946365</text:p>
          </table:table-cell>
          <table:table-cell table:formula="of:=([.U105]/[.P105])%" office:value-type="percentage" office:value="0.00000651316629360268" calcext:value-type="percentage">
            <text:p>0,0006513166%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0.999090408644976" calcext:value-type="float">
            <text:p>0,9990904086</text:p>
          </table:table-cell>
          <table:table-cell office:value-type="float" office:value="0.999090409378546" calcext:value-type="float">
            <text:p>0,9990904094</text:p>
          </table:table-cell>
          <table:table-cell table:formula="of:=[.Z105]-[.Y105]" office:value-type="float" office:value="0.000000000733569982536153" calcext:value-type="float">
            <text:p>7,33569982536153E-010</text:p>
          </table:table-cell>
          <table:table-cell table:formula="of:=([.AA105]/[.Z105])%" office:value-type="percentage" office:value="0.0000000000073423750501773" calcext:value-type="percentage">
            <text:p>0,0000000007%</text:p>
          </table:table-cell>
          <table:table-cell table:formula="of:=[.$O$7] * [.$T$12]" office:value-type="float" office:value="0" calcext:value-type="float">
            <text:p>0</text:p>
          </table:table-cell>
          <table:table-cell table:formula="of:=[.Y105]+[.AC105]" office:value-type="float" office:value="0.999090408644976" calcext:value-type="float">
            <text:p>0,9990904086</text:p>
          </table:table-cell>
          <table:table-cell table:formula="of:=-[.AD105]+[.Z105]" office:value-type="float" office:value="0.000000000733569982536153" calcext:value-type="float">
            <text:p>7,33569982536153E-010</text:p>
          </table:table-cell>
          <table:table-cell table:formula="of:=([.AE105]/[.Z105])%" office:value-type="percentage" office:value="0.0000000000073423750501773" calcext:value-type="percentage">
            <text:p>0,0000000007%</text:p>
          </table:table-cell>
        </table:table-row>
        <table:table-row table:style-name="ro1">
          <table:table-cell table:number-columns-repeated="3"/>
          <table:table-cell office:value-type="float" office:value="92" calcext:value-type="float">
            <text:p>92</text:p>
          </table:table-cell>
          <table:table-cell office:value-type="float" office:value="0.990841028125491" calcext:value-type="float">
            <text:p>0,9908410281</text:p>
          </table:table-cell>
          <table:table-cell office:value-type="float" office:value="0.990841734698925" calcext:value-type="float">
            <text:p>0,9908417347</text:p>
          </table:table-cell>
          <table:table-cell table:formula="of:=[.F106]-[.E106]" office:value-type="float" office:value="0.000000706573433983948" calcext:value-type="float">
            <text:p>7,06573433983948E-007</text:p>
          </table:table-cell>
          <table:table-cell table:formula="of:=([.G106]/[.F106])%" office:value-type="percentage" office:value="0.00000000713104231949505" calcext:value-type="percentage">
            <text:p>0,0000007131%</text:p>
          </table:table-cell>
          <table:table-cell table:formula="of:= [.$O$7] * [.$J$12]" office:value-type="float" office:value="0" calcext:value-type="float">
            <text:p>0,00E+000</text:p>
          </table:table-cell>
          <table:table-cell table:formula="of:=[.I106]+[.E106]" office:value-type="float" office:value="0.990841028125491" calcext:value-type="float">
            <text:p>0,9908410281</text:p>
          </table:table-cell>
          <table:table-cell table:formula="of:=[.F106]-[.J106]" office:value-type="float" office:value="0.000000706573433983948" calcext:value-type="float">
            <text:p>7,06573433983948E-007</text:p>
          </table:table-cell>
          <table:table-cell table:formula="of:=([.K106]/[.F106])%" office:value-type="percentage" office:value="0.00000000713104231949505" calcext:value-type="percentage">
            <text:p>0,0000007131%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0.911479490354544" calcext:value-type="float">
            <text:p>0,9114794904</text:p>
          </table:table-cell>
          <table:table-cell office:value-type="float" office:value="0.912063165682272" calcext:value-type="float">
            <text:p>0,9120631657</text:p>
          </table:table-cell>
          <table:table-cell table:formula="of:=[.P106]-[.O106]" office:value-type="float" office:value="0.000583675327727962" calcext:value-type="float">
            <text:p>0,0005836753</text:p>
          </table:table-cell>
          <table:table-cell table:formula="of:=([.Q106]/[.P106])%" office:value-type="percentage" office:value="0.00000639950553524324" calcext:value-type="percentage">
            <text:p>0,0006399506%</text:p>
          </table:table-cell>
          <table:table-cell table:formula="of:=[.$O$7] * [.$T$12]" office:value-type="float" office:value="0" calcext:value-type="float">
            <text:p>0</text:p>
          </table:table-cell>
          <table:table-cell table:formula="of:=[.O106]+[.S106]" office:value-type="float" office:value="0.911479490354544" calcext:value-type="float">
            <text:p>0,9114794904</text:p>
          </table:table-cell>
          <table:table-cell table:formula="of:=-[.T106]+[.P106]" office:value-type="float" office:value="0.000583675327727962" calcext:value-type="float">
            <text:p>0,0005836753</text:p>
          </table:table-cell>
          <table:table-cell table:formula="of:=([.U106]/[.P106])%" office:value-type="percentage" office:value="0.00000639950553524324" calcext:value-type="percentage">
            <text:p>0,0006399506%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0.999080417754222" calcext:value-type="float">
            <text:p>0,9990804178</text:p>
          </table:table-cell>
          <table:table-cell office:value-type="float" office:value="0.999080418474452" calcext:value-type="float">
            <text:p>0,9990804185</text:p>
          </table:table-cell>
          <table:table-cell table:formula="of:=[.Z106]-[.Y106]" office:value-type="float" office:value="0.000000000720229986761467" calcext:value-type="float">
            <text:p>7,20229986761467E-010</text:p>
          </table:table-cell>
          <table:table-cell table:formula="of:=([.AA106]/[.Z106])%" office:value-type="percentage" office:value="0.00000000000720893017684729" calcext:value-type="percentage">
            <text:p>0,0000000007%</text:p>
          </table:table-cell>
          <table:table-cell table:formula="of:=[.$O$7] * [.$T$12]" office:value-type="float" office:value="0" calcext:value-type="float">
            <text:p>0</text:p>
          </table:table-cell>
          <table:table-cell table:formula="of:=[.Y106]+[.AC106]" office:value-type="float" office:value="0.999080417754222" calcext:value-type="float">
            <text:p>0,9990804178</text:p>
          </table:table-cell>
          <table:table-cell table:formula="of:=-[.AD106]+[.Z106]" office:value-type="float" office:value="0.000000000720229986761467" calcext:value-type="float">
            <text:p>7,20229986761467E-010</text:p>
          </table:table-cell>
          <table:table-cell table:formula="of:=([.AE106]/[.Z106])%" office:value-type="percentage" office:value="0.00000000000720893017684729" calcext:value-type="percentage">
            <text:p>0,0000000007%</text:p>
          </table:table-cell>
        </table:table-row>
        <table:table-row table:style-name="ro1">
          <table:table-cell table:number-columns-repeated="3"/>
          <table:table-cell office:value-type="float" office:value="93" calcext:value-type="float">
            <text:p>93</text:p>
          </table:table-cell>
          <table:table-cell office:value-type="float" office:value="0.990741956894529" calcext:value-type="float">
            <text:p>0,9907419569</text:p>
          </table:table-cell>
          <table:table-cell office:value-type="float" office:value="0.990742650525456" calcext:value-type="float">
            <text:p>0,9907426505</text:p>
          </table:table-cell>
          <table:table-cell table:formula="of:=[.F107]-[.E107]" office:value-type="float" office:value="0.000000693630927028899" calcext:value-type="float">
            <text:p>6,93630927028899E-007</text:p>
          </table:table-cell>
          <table:table-cell table:formula="of:=([.G107]/[.F107])%" office:value-type="percentage" office:value="0.00000000700112108937583" calcext:value-type="percentage">
            <text:p>0,0000007001%</text:p>
          </table:table-cell>
          <table:table-cell table:formula="of:= [.$O$7] * [.$J$12]" office:value-type="float" office:value="0" calcext:value-type="float">
            <text:p>0,00E+000</text:p>
          </table:table-cell>
          <table:table-cell table:formula="of:=[.I107]+[.E107]" office:value-type="float" office:value="0.990741956894529" calcext:value-type="float">
            <text:p>0,9907419569</text:p>
          </table:table-cell>
          <table:table-cell table:formula="of:=[.F107]-[.J107]" office:value-type="float" office:value="0.000000693630927028899" calcext:value-type="float">
            <text:p>6,93630927028899E-007</text:p>
          </table:table-cell>
          <table:table-cell table:formula="of:=([.K107]/[.F107])%" office:value-type="percentage" office:value="0.00000000700112108937583" calcext:value-type="percentage">
            <text:p>0,0000007001%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0.910578251021602" calcext:value-type="float">
            <text:p>0,910578251</text:p>
          </table:table-cell>
          <table:table-cell office:value-type="float" office:value="0.91115110251659" calcext:value-type="float">
            <text:p>0,9111511025</text:p>
          </table:table-cell>
          <table:table-cell table:formula="of:=[.P107]-[.O107]" office:value-type="float" office:value="0.00057285149498798" calcext:value-type="float">
            <text:p>0,0005728515</text:p>
          </table:table-cell>
          <table:table-cell table:formula="of:=([.Q107]/[.P107])%" office:value-type="percentage" office:value="0.00000628711849665152" calcext:value-type="percentage">
            <text:p>0,0006287118%</text:p>
          </table:table-cell>
          <table:table-cell table:formula="of:=[.$O$7] * [.$T$12]" office:value-type="float" office:value="0" calcext:value-type="float">
            <text:p>0</text:p>
          </table:table-cell>
          <table:table-cell table:formula="of:=[.O107]+[.S107]" office:value-type="float" office:value="0.910578251021602" calcext:value-type="float">
            <text:p>0,910578251</text:p>
          </table:table-cell>
          <table:table-cell table:formula="of:=-[.T107]+[.P107]" office:value-type="float" office:value="0.00057285149498798" calcext:value-type="float">
            <text:p>0,0005728515</text:p>
          </table:table-cell>
          <table:table-cell table:formula="of:=([.U107]/[.P107])%" office:value-type="percentage" office:value="0.00000628711849665152" calcext:value-type="percentage">
            <text:p>0,0006287118%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0.999070426963214" calcext:value-type="float">
            <text:p>0,999070427</text:p>
          </table:table-cell>
          <table:table-cell office:value-type="float" office:value="0.999070427670267" calcext:value-type="float">
            <text:p>0,9990704277</text:p>
          </table:table-cell>
          <table:table-cell table:formula="of:=[.Z107]-[.Y107]" office:value-type="float" office:value="0.000000000707052971726796" calcext:value-type="float">
            <text:p>7,07052971726796E-010</text:p>
          </table:table-cell>
          <table:table-cell table:formula="of:=([.AA107]/[.Z107])%" office:value-type="percentage" office:value="0.00000000000707711062392447" calcext:value-type="percentage">
            <text:p>0,0000000007%</text:p>
          </table:table-cell>
          <table:table-cell table:formula="of:=[.$O$7] * [.$T$12]" office:value-type="float" office:value="0" calcext:value-type="float">
            <text:p>0</text:p>
          </table:table-cell>
          <table:table-cell table:formula="of:=[.Y107]+[.AC107]" office:value-type="float" office:value="0.999070426963214" calcext:value-type="float">
            <text:p>0,999070427</text:p>
          </table:table-cell>
          <table:table-cell table:formula="of:=-[.AD107]+[.Z107]" office:value-type="float" office:value="0.000000000707052971726796" calcext:value-type="float">
            <text:p>7,07052971726796E-010</text:p>
          </table:table-cell>
          <table:table-cell table:formula="of:=([.AE107]/[.Z107])%" office:value-type="percentage" office:value="0.00000000000707711062392447" calcext:value-type="percentage">
            <text:p>0,0000000007%</text:p>
          </table:table-cell>
        </table:table-row>
        <table:table-row table:style-name="ro1">
          <table:table-cell table:number-columns-repeated="3"/>
          <table:table-cell office:value-type="float" office:value="94" calcext:value-type="float">
            <text:p>94</text:p>
          </table:table-cell>
          <table:table-cell office:value-type="float" office:value="0.990642895412754" calcext:value-type="float">
            <text:p>0,9906428954</text:p>
          </table:table-cell>
          <table:table-cell office:value-type="float" office:value="0.990643576260403" calcext:value-type="float">
            <text:p>0,9906435763</text:p>
          </table:table-cell>
          <table:table-cell table:formula="of:=[.F108]-[.E108]" office:value-type="float" office:value="0.000000680847649037197" calcext:value-type="float">
            <text:p>6,80847649037197E-007</text:p>
          </table:table-cell>
          <table:table-cell table:formula="of:=([.G108]/[.F108])%" office:value-type="percentage" office:value="0.00000000687278114749837" calcext:value-type="percentage">
            <text:p>0,0000006873%</text:p>
          </table:table-cell>
          <table:table-cell table:formula="of:= [.$O$7] * [.$J$12]" office:value-type="float" office:value="0" calcext:value-type="float">
            <text:p>0,00E+000</text:p>
          </table:table-cell>
          <table:table-cell table:formula="of:=[.I108]+[.E108]" office:value-type="float" office:value="0.990642895412754" calcext:value-type="float">
            <text:p>0,9906428954</text:p>
          </table:table-cell>
          <table:table-cell table:formula="of:=[.F108]-[.J108]" office:value-type="float" office:value="0.000000680847649037197" calcext:value-type="float">
            <text:p>6,80847649037197E-007</text:p>
          </table:table-cell>
          <table:table-cell table:formula="of:=([.K108]/[.F108])%" office:value-type="percentage" office:value="0.00000000687278114749837" calcext:value-type="percentage">
            <text:p>0,0000006873%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0.909677787281889" calcext:value-type="float">
            <text:p>0,9096777873</text:p>
          </table:table-cell>
          <table:table-cell office:value-type="float" office:value="0.910239951414073" calcext:value-type="float">
            <text:p>0,9102399514</text:p>
          </table:table-cell>
          <table:table-cell table:formula="of:=[.P108]-[.O108]" office:value-type="float" office:value="0.000562164132184018" calcext:value-type="float">
            <text:p>0,0005621641</text:p>
          </table:table-cell>
          <table:table-cell table:formula="of:=([.Q108]/[.P108])%" office:value-type="percentage" office:value="0.00000617599932095338" calcext:value-type="percentage">
            <text:p>0,0006175999%</text:p>
          </table:table-cell>
          <table:table-cell table:formula="of:=[.$O$7] * [.$T$12]" office:value-type="float" office:value="0" calcext:value-type="float">
            <text:p>0</text:p>
          </table:table-cell>
          <table:table-cell table:formula="of:=[.O108]+[.S108]" office:value-type="float" office:value="0.909677787281889" calcext:value-type="float">
            <text:p>0,9096777873</text:p>
          </table:table-cell>
          <table:table-cell table:formula="of:=-[.T108]+[.P108]" office:value-type="float" office:value="0.000562164132184018" calcext:value-type="float">
            <text:p>0,0005621641</text:p>
          </table:table-cell>
          <table:table-cell table:formula="of:=([.U108]/[.P108])%" office:value-type="percentage" office:value="0.00000617599932095338" calcext:value-type="percentage">
            <text:p>0,0006175999%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0.999060436271952" calcext:value-type="float">
            <text:p>0,9990604363</text:p>
          </table:table-cell>
          <table:table-cell office:value-type="float" office:value="0.999060436965991" calcext:value-type="float">
            <text:p>0,999060437</text:p>
          </table:table-cell>
          <table:table-cell table:formula="of:=[.Z108]-[.Y108]" office:value-type="float" office:value="0.000000000694039048454442" calcext:value-type="float">
            <text:p>6,94039048454442E-010</text:p>
          </table:table-cell>
          <table:table-cell table:formula="of:=([.AA108]/[.Z108])%" office:value-type="percentage" office:value="0.00000000000694691088387332" calcext:value-type="percentage">
            <text:p>0,0000000007%</text:p>
          </table:table-cell>
          <table:table-cell table:formula="of:=[.$O$7] * [.$T$12]" office:value-type="float" office:value="0" calcext:value-type="float">
            <text:p>0</text:p>
          </table:table-cell>
          <table:table-cell table:formula="of:=[.Y108]+[.AC108]" office:value-type="float" office:value="0.999060436271952" calcext:value-type="float">
            <text:p>0,9990604363</text:p>
          </table:table-cell>
          <table:table-cell table:formula="of:=-[.AD108]+[.Z108]" office:value-type="float" office:value="0.000000000694039048454442" calcext:value-type="float">
            <text:p>6,94039048454442E-010</text:p>
          </table:table-cell>
          <table:table-cell table:formula="of:=([.AE108]/[.Z108])%" office:value-type="percentage" office:value="0.00000000000694691088387332" calcext:value-type="percentage">
            <text:p>0,0000000007%</text:p>
          </table:table-cell>
        </table:table-row>
        <table:table-row table:style-name="ro1">
          <table:table-cell table:number-columns-repeated="3"/>
          <table:table-cell office:value-type="float" office:value="95" calcext:value-type="float">
            <text:p>95</text:p>
          </table:table-cell>
          <table:table-cell office:value-type="float" office:value="0.990543843680164" calcext:value-type="float">
            <text:p>0,9905438437</text:p>
          </table:table-cell>
          <table:table-cell office:value-type="float" office:value="0.990544511902777" calcext:value-type="float">
            <text:p>0,9905445119</text:p>
          </table:table-cell>
          <table:table-cell table:formula="of:=[.F109]-[.E109]" office:value-type="float" office:value="0.000000668222612909553" calcext:value-type="float">
            <text:p>6,68222612909553E-007</text:p>
          </table:table-cell>
          <table:table-cell table:formula="of:=([.G109]/[.F109])%" office:value-type="percentage" office:value="0.00000000674601297447943" calcext:value-type="percentage">
            <text:p>0,0000006746%</text:p>
          </table:table-cell>
          <table:table-cell table:formula="of:= [.$O$7] * [.$J$12]" office:value-type="float" office:value="0" calcext:value-type="float">
            <text:p>0,00E+000</text:p>
          </table:table-cell>
          <table:table-cell table:formula="of:=[.I109]+[.E109]" office:value-type="float" office:value="0.990543843680164" calcext:value-type="float">
            <text:p>0,9905438437</text:p>
          </table:table-cell>
          <table:table-cell table:formula="of:=[.F109]-[.J109]" office:value-type="float" office:value="0.000000668222612909553" calcext:value-type="float">
            <text:p>6,68222612909553E-007</text:p>
          </table:table-cell>
          <table:table-cell table:formula="of:=([.K109]/[.F109])%" office:value-type="percentage" office:value="0.00000000674601297447943" calcext:value-type="percentage">
            <text:p>0,0000006746%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0.908778099135406" calcext:value-type="float">
            <text:p>0,9087780991</text:p>
          </table:table-cell>
          <table:table-cell office:value-type="float" office:value="0.909329711462659" calcext:value-type="float">
            <text:p>0,9093297115</text:p>
          </table:table-cell>
          <table:table-cell table:formula="of:=[.P109]-[.O109]" office:value-type="float" office:value="0.000551612327252982" calcext:value-type="float">
            <text:p>0,0005516123</text:p>
          </table:table-cell>
          <table:table-cell table:formula="of:=([.Q109]/[.P109])%" office:value-type="percentage" office:value="0.0000060661421297396" calcext:value-type="percentage">
            <text:p>0,0006066142%</text:p>
          </table:table-cell>
          <table:table-cell table:formula="of:=[.$O$7] * [.$T$12]" office:value-type="float" office:value="0" calcext:value-type="float">
            <text:p>0</text:p>
          </table:table-cell>
          <table:table-cell table:formula="of:=[.O109]+[.S109]" office:value-type="float" office:value="0.908778099135406" calcext:value-type="float">
            <text:p>0,9087780991</text:p>
          </table:table-cell>
          <table:table-cell table:formula="of:=-[.T109]+[.P109]" office:value-type="float" office:value="0.000551612327252982" calcext:value-type="float">
            <text:p>0,0005516123</text:p>
          </table:table-cell>
          <table:table-cell table:formula="of:=([.U109]/[.P109])%" office:value-type="percentage" office:value="0.0000060661421297396" calcext:value-type="percentage">
            <text:p>0,0006066142%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0.999050445680437" calcext:value-type="float">
            <text:p>0,9990504457</text:p>
          </table:table-cell>
          <table:table-cell office:value-type="float" office:value="0.999050446361621" calcext:value-type="float">
            <text:p>0,9990504464</text:p>
          </table:table-cell>
          <table:table-cell table:formula="of:=[.Z109]-[.Y109]" office:value-type="float" office:value="0.000000000681183998096913" calcext:value-type="float">
            <text:p>6,81183998096913E-010</text:p>
          </table:table-cell>
          <table:table-cell table:formula="of:=([.AA109]/[.Z109])%" office:value-type="percentage" office:value="0.00000000000681831544743288" calcext:value-type="percentage">
            <text:p>0,0000000007%</text:p>
          </table:table-cell>
          <table:table-cell table:formula="of:=[.$O$7] * [.$T$12]" office:value-type="float" office:value="0" calcext:value-type="float">
            <text:p>0</text:p>
          </table:table-cell>
          <table:table-cell table:formula="of:=[.Y109]+[.AC109]" office:value-type="float" office:value="0.999050445680437" calcext:value-type="float">
            <text:p>0,9990504457</text:p>
          </table:table-cell>
          <table:table-cell table:formula="of:=-[.AD109]+[.Z109]" office:value-type="float" office:value="0.000000000681183998096913" calcext:value-type="float">
            <text:p>6,81183998096913E-010</text:p>
          </table:table-cell>
          <table:table-cell table:formula="of:=([.AE109]/[.Z109])%" office:value-type="percentage" office:value="0.00000000000681831544743288" calcext:value-type="percentage">
            <text:p>0,0000000007%</text:p>
          </table:table-cell>
        </table:table-row>
        <table:table-row table:style-name="ro1">
          <table:table-cell table:number-columns-repeated="3"/>
          <table:table-cell office:value-type="float" office:value="96" calcext:value-type="float">
            <text:p>96</text:p>
          </table:table-cell>
          <table:table-cell office:value-type="float" office:value="0.990444801696761" calcext:value-type="float">
            <text:p>0,9904448017</text:p>
          </table:table-cell>
          <table:table-cell office:value-type="float" office:value="0.990445457451587" calcext:value-type="float">
            <text:p>0,9904454575</text:p>
          </table:table-cell>
          <table:table-cell table:formula="of:=[.F110]-[.E110]" office:value-type="float" office:value="0.000000655754825995558" calcext:value-type="float">
            <text:p>6,55754825995558E-007</text:p>
          </table:table-cell>
          <table:table-cell table:formula="of:=([.G110]/[.F110])%" office:value-type="percentage" office:value="0.00000000662080703806471" calcext:value-type="percentage">
            <text:p>0,0000006621%</text:p>
          </table:table-cell>
          <table:table-cell table:formula="of:= [.$O$7] * [.$J$12]" office:value-type="float" office:value="0" calcext:value-type="float">
            <text:p>0,00E+000</text:p>
          </table:table-cell>
          <table:table-cell table:formula="of:=[.I110]+[.E110]" office:value-type="float" office:value="0.990444801696761" calcext:value-type="float">
            <text:p>0,9904448017</text:p>
          </table:table-cell>
          <table:table-cell table:formula="of:=[.F110]-[.J110]" office:value-type="float" office:value="0.000000655754825995558" calcext:value-type="float">
            <text:p>6,55754825995558E-007</text:p>
          </table:table-cell>
          <table:table-cell table:formula="of:=([.K110]/[.F110])%" office:value-type="percentage" office:value="0.00000000662080703806471" calcext:value-type="percentage">
            <text:p>0,0000006621%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0.907879186582153" calcext:value-type="float">
            <text:p>0,9078791866</text:p>
          </table:table-cell>
          <table:table-cell office:value-type="float" office:value="0.908420381751196" calcext:value-type="float">
            <text:p>0,9084203818</text:p>
          </table:table-cell>
          <table:table-cell table:formula="of:=[.P110]-[.O110]" office:value-type="float" office:value="0.000541195169043052" calcext:value-type="float">
            <text:p>0,0005411952</text:p>
          </table:table-cell>
          <table:table-cell table:formula="of:=([.Q110]/[.P110])%" office:value-type="percentage" office:value="0.00000595754102302275" calcext:value-type="percentage">
            <text:p>0,0005957541%</text:p>
          </table:table-cell>
          <table:table-cell table:formula="of:=[.$O$7] * [.$T$12]" office:value-type="float" office:value="0" calcext:value-type="float">
            <text:p>0</text:p>
          </table:table-cell>
          <table:table-cell table:formula="of:=[.O110]+[.S110]" office:value-type="float" office:value="0.907879186582153" calcext:value-type="float">
            <text:p>0,9078791866</text:p>
          </table:table-cell>
          <table:table-cell table:formula="of:=-[.T110]+[.P110]" office:value-type="float" office:value="0.000541195169043052" calcext:value-type="float">
            <text:p>0,0005411952</text:p>
          </table:table-cell>
          <table:table-cell table:formula="of:=([.U110]/[.P110])%" office:value-type="percentage" office:value="0.00000595754102302275" calcext:value-type="percentage">
            <text:p>0,0005957541%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0.999040455188668" calcext:value-type="float">
            <text:p>0,9990404552</text:p>
          </table:table-cell>
          <table:table-cell office:value-type="float" office:value="0.999040455857158" calcext:value-type="float">
            <text:p>0,9990404559</text:p>
          </table:table-cell>
          <table:table-cell table:formula="of:=[.Z110]-[.Y110]" office:value-type="float" office:value="0.000000000668489930077953" calcext:value-type="float">
            <text:p>6,68489930077953E-010</text:p>
          </table:table-cell>
          <table:table-cell table:formula="of:=([.AA110]/[.Z110])%" office:value-type="percentage" office:value="0.00000000000669131547245694" calcext:value-type="percentage">
            <text:p>0,0000000007%</text:p>
          </table:table-cell>
          <table:table-cell table:formula="of:=[.$O$7] * [.$T$12]" office:value-type="float" office:value="0" calcext:value-type="float">
            <text:p>0</text:p>
          </table:table-cell>
          <table:table-cell table:formula="of:=[.Y110]+[.AC110]" office:value-type="float" office:value="0.999040455188668" calcext:value-type="float">
            <text:p>0,9990404552</text:p>
          </table:table-cell>
          <table:table-cell table:formula="of:=-[.AD110]+[.Z110]" office:value-type="float" office:value="0.000000000668489930077953" calcext:value-type="float">
            <text:p>6,68489930077953E-010</text:p>
          </table:table-cell>
          <table:table-cell table:formula="of:=([.AE110]/[.Z110])%" office:value-type="percentage" office:value="0.00000000000669131547245694" calcext:value-type="percentage">
            <text:p>0,0000000007%</text:p>
          </table:table-cell>
        </table:table-row>
        <table:table-row table:style-name="ro1">
          <table:table-cell table:number-columns-repeated="3"/>
          <table:table-cell office:value-type="float" office:value="97" calcext:value-type="float">
            <text:p>97</text:p>
          </table:table-cell>
          <table:table-cell office:value-type="float" office:value="0.990345769462544" calcext:value-type="float">
            <text:p>0,9903457695</text:p>
          </table:table-cell>
          <table:table-cell office:value-type="float" office:value="0.990346412905842" calcext:value-type="float">
            <text:p>0,9903464129</text:p>
          </table:table-cell>
          <table:table-cell table:formula="of:=[.F111]-[.E111]" office:value-type="float" office:value="0.000000643443297976276" calcext:value-type="float">
            <text:p>6,43443297976276E-007</text:p>
          </table:table-cell>
          <table:table-cell table:formula="of:=([.G111]/[.F111])%" office:value-type="percentage" office:value="0.00000000649715381218123" calcext:value-type="percentage">
            <text:p>0,0000006497%</text:p>
          </table:table-cell>
          <table:table-cell table:formula="of:= [.$O$7] * [.$J$12]" office:value-type="float" office:value="0" calcext:value-type="float">
            <text:p>0,00E+000</text:p>
          </table:table-cell>
          <table:table-cell table:formula="of:=[.I111]+[.E111]" office:value-type="float" office:value="0.990345769462544" calcext:value-type="float">
            <text:p>0,9903457695</text:p>
          </table:table-cell>
          <table:table-cell table:formula="of:=[.F111]-[.J111]" office:value-type="float" office:value="0.000000643443297976276" calcext:value-type="float">
            <text:p>6,43443297976276E-007</text:p>
          </table:table-cell>
          <table:table-cell table:formula="of:=([.K111]/[.F111])%" office:value-type="percentage" office:value="0.00000000649715381218123" calcext:value-type="percentage">
            <text:p>0,0000006497%</text:p>
          </table:table-cell>
          <table:table-cell/>
          <table:table-cell office:value-type="float" office:value="97" calcext:value-type="float">
            <text:p>97</text:p>
          </table:table-cell>
          <table:table-cell office:value-type="float" office:value="0.90698104962213" calcext:value-type="float">
            <text:p>0,9069810496</text:p>
          </table:table-cell>
          <table:table-cell office:value-type="float" office:value="0.907511961369445" calcext:value-type="float">
            <text:p>0,9075119614</text:p>
          </table:table-cell>
          <table:table-cell table:formula="of:=[.P111]-[.O111]" office:value-type="float" office:value="0.000530911747315122" calcext:value-type="float">
            <text:p>0,0005309117</text:p>
          </table:table-cell>
          <table:table-cell table:formula="of:=([.Q111]/[.P111])%" office:value-type="percentage" office:value="0.00000585019007919769" calcext:value-type="percentage">
            <text:p>0,0005850190%</text:p>
          </table:table-cell>
          <table:table-cell table:formula="of:=[.$O$7] * [.$T$12]" office:value-type="float" office:value="0" calcext:value-type="float">
            <text:p>0</text:p>
          </table:table-cell>
          <table:table-cell table:formula="of:=[.O111]+[.S111]" office:value-type="float" office:value="0.90698104962213" calcext:value-type="float">
            <text:p>0,9069810496</text:p>
          </table:table-cell>
          <table:table-cell table:formula="of:=-[.T111]+[.P111]" office:value-type="float" office:value="0.000530911747315122" calcext:value-type="float">
            <text:p>0,0005309117</text:p>
          </table:table-cell>
          <table:table-cell table:formula="of:=([.U111]/[.P111])%" office:value-type="percentage" office:value="0.00000585019007919769" calcext:value-type="percentage">
            <text:p>0,0005850190%</text:p>
          </table:table-cell>
          <table:table-cell/>
          <table:table-cell office:value-type="float" office:value="97" calcext:value-type="float">
            <text:p>97</text:p>
          </table:table-cell>
          <table:table-cell office:value-type="float" office:value="0.999030464796645" calcext:value-type="float">
            <text:p>0,9990304648</text:p>
          </table:table-cell>
          <table:table-cell office:value-type="float" office:value="0.999030465452599" calcext:value-type="float">
            <text:p>0,9990304655</text:p>
          </table:table-cell>
          <table:table-cell table:formula="of:=[.Z111]-[.Y111]" office:value-type="float" office:value="0.000000000655954068840003" calcext:value-type="float">
            <text:p>6,55954068840003E-010</text:p>
          </table:table-cell>
          <table:table-cell table:formula="of:=([.AA111]/[.Z111])%" office:value-type="percentage" office:value="0.00000000000656590656164656" calcext:value-type="percentage">
            <text:p>0,0000000007%</text:p>
          </table:table-cell>
          <table:table-cell table:formula="of:=[.$O$7] * [.$T$12]" office:value-type="float" office:value="0" calcext:value-type="float">
            <text:p>0</text:p>
          </table:table-cell>
          <table:table-cell table:formula="of:=[.Y111]+[.AC111]" office:value-type="float" office:value="0.999030464796645" calcext:value-type="float">
            <text:p>0,9990304648</text:p>
          </table:table-cell>
          <table:table-cell table:formula="of:=-[.AD111]+[.Z111]" office:value-type="float" office:value="0.000000000655954068840003" calcext:value-type="float">
            <text:p>6,55954068840003E-010</text:p>
          </table:table-cell>
          <table:table-cell table:formula="of:=([.AE111]/[.Z111])%" office:value-type="percentage" office:value="0.00000000000656590656164656" calcext:value-type="percentage">
            <text:p>0,0000000007%</text:p>
          </table:table-cell>
        </table:table-row>
        <table:table-row table:style-name="ro1">
          <table:table-cell table:number-columns-repeated="3"/>
          <table:table-cell office:value-type="float" office:value="98" calcext:value-type="float">
            <text:p>98</text:p>
          </table:table-cell>
          <table:table-cell office:value-type="float" office:value="0.990246746977514" calcext:value-type="float">
            <text:p>0,990246747</text:p>
          </table:table-cell>
          <table:table-cell office:value-type="float" office:value="0.990247378264551" calcext:value-type="float">
            <text:p>0,9902473783</text:p>
          </table:table-cell>
          <table:table-cell table:formula="of:=[.F112]-[.E112]" office:value-type="float" office:value="0.000000631287037089479" calcext:value-type="float">
            <text:p>6,31287037089479E-007</text:p>
          </table:table-cell>
          <table:table-cell table:formula="of:=([.G112]/[.F112])%" office:value-type="percentage" office:value="0.00000000637504376124514" calcext:value-type="percentage">
            <text:p>0,0000006375%</text:p>
          </table:table-cell>
          <table:table-cell table:formula="of:= [.$O$7] * [.$J$12]" office:value-type="float" office:value="0" calcext:value-type="float">
            <text:p>0,00E+000</text:p>
          </table:table-cell>
          <table:table-cell table:formula="of:=[.I112]+[.E112]" office:value-type="float" office:value="0.990246746977514" calcext:value-type="float">
            <text:p>0,990246747</text:p>
          </table:table-cell>
          <table:table-cell table:formula="of:=[.F112]-[.J112]" office:value-type="float" office:value="0.000000631287037089479" calcext:value-type="float">
            <text:p>6,31287037089479E-007</text:p>
          </table:table-cell>
          <table:table-cell table:formula="of:=([.K112]/[.F112])%" office:value-type="percentage" office:value="0.00000000637504376124514" calcext:value-type="percentage">
            <text:p>0,0000006375%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0.906083688255336" calcext:value-type="float">
            <text:p>0,9060836883</text:p>
          </table:table-cell>
          <table:table-cell office:value-type="float" office:value="0.906604449408076" calcext:value-type="float">
            <text:p>0,9066044494</text:p>
          </table:table-cell>
          <table:table-cell table:formula="of:=[.P112]-[.O112]" office:value-type="float" office:value="0.000520761152740024" calcext:value-type="float">
            <text:p>0,0005207612</text:p>
          </table:table-cell>
          <table:table-cell table:formula="of:=([.Q112]/[.P112])%" office:value-type="percentage" office:value="0.00000574408335498497" calcext:value-type="percentage">
            <text:p>0,0005744083%</text:p>
          </table:table-cell>
          <table:table-cell table:formula="of:=[.$O$7] * [.$T$12]" office:value-type="float" office:value="0" calcext:value-type="float">
            <text:p>0</text:p>
          </table:table-cell>
          <table:table-cell table:formula="of:=[.O112]+[.S112]" office:value-type="float" office:value="0.906083688255336" calcext:value-type="float">
            <text:p>0,9060836883</text:p>
          </table:table-cell>
          <table:table-cell table:formula="of:=-[.T112]+[.P112]" office:value-type="float" office:value="0.000520761152740024" calcext:value-type="float">
            <text:p>0,0005207612</text:p>
          </table:table-cell>
          <table:table-cell table:formula="of:=([.U112]/[.P112])%" office:value-type="percentage" office:value="0.00000574408335498497" calcext:value-type="percentage">
            <text:p>0,0005744083%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0.999020474504369" calcext:value-type="float">
            <text:p>0,9990204745</text:p>
          </table:table-cell>
          <table:table-cell office:value-type="float" office:value="0.999020475147944" calcext:value-type="float">
            <text:p>0,9990204751</text:p>
          </table:table-cell>
          <table:table-cell table:formula="of:=[.Z112]-[.Y112]" office:value-type="float" office:value="0.000000000643575082115433" calcext:value-type="float">
            <text:p>6,43575082115433E-010</text:p>
          </table:table-cell>
          <table:table-cell table:formula="of:=([.AA112]/[.Z112])%" office:value-type="percentage" office:value="0.00000000000644206764785217" calcext:value-type="percentage">
            <text:p>0,0000000006%</text:p>
          </table:table-cell>
          <table:table-cell table:formula="of:=[.$O$7] * [.$T$12]" office:value-type="float" office:value="0" calcext:value-type="float">
            <text:p>0</text:p>
          </table:table-cell>
          <table:table-cell table:formula="of:=[.Y112]+[.AC112]" office:value-type="float" office:value="0.999020474504369" calcext:value-type="float">
            <text:p>0,9990204745</text:p>
          </table:table-cell>
          <table:table-cell table:formula="of:=-[.AD112]+[.Z112]" office:value-type="float" office:value="0.000000000643575082115433" calcext:value-type="float">
            <text:p>6,43575082115433E-010</text:p>
          </table:table-cell>
          <table:table-cell table:formula="of:=([.AE112]/[.Z112])%" office:value-type="percentage" office:value="0.00000000000644206764785217" calcext:value-type="percentage">
            <text:p>0,0000000006%</text:p>
          </table:table-cell>
        </table:table-row>
        <table:table-row table:style-name="ro1">
          <table:table-cell table:number-columns-repeated="3"/>
          <table:table-cell office:value-type="float" office:value="99" calcext:value-type="float">
            <text:p>99</text:p>
          </table:table-cell>
          <table:table-cell office:value-type="float" office:value="0.99014773424167" calcext:value-type="float">
            <text:p>0,9901477342</text:p>
          </table:table-cell>
          <table:table-cell office:value-type="float" office:value="0.990148353526724" calcext:value-type="float">
            <text:p>0,9901483535</text:p>
          </table:table-cell>
          <table:table-cell table:formula="of:=[.F113]-[.E113]" office:value-type="float" office:value="0.000000619285054015428" calcext:value-type="float">
            <text:p>6,19285054015428E-007</text:p>
          </table:table-cell>
          <table:table-cell table:formula="of:=([.G113]/[.F113])%" office:value-type="percentage" office:value="0.00000000625446735137064" calcext:value-type="percentage">
            <text:p>0,0000006254%</text:p>
          </table:table-cell>
          <table:table-cell table:formula="of:= [.$O$7] * [.$J$12]" office:value-type="float" office:value="0" calcext:value-type="float">
            <text:p>0,00E+000</text:p>
          </table:table-cell>
          <table:table-cell table:formula="of:=[.I113]+[.E113]" office:value-type="float" office:value="0.99014773424167" calcext:value-type="float">
            <text:p>0,9901477342</text:p>
          </table:table-cell>
          <table:table-cell table:formula="of:=[.F113]-[.J113]" office:value-type="float" office:value="0.000000619285054015428" calcext:value-type="float">
            <text:p>6,19285054015428E-007</text:p>
          </table:table-cell>
          <table:table-cell table:formula="of:=([.K113]/[.F113])%" office:value-type="percentage" office:value="0.00000000625446735137064" calcext:value-type="percentage">
            <text:p>0,0000006254%</text:p>
          </table:table-cell>
          <table:table-cell/>
          <table:table-cell office:value-type="float" office:value="99" calcext:value-type="float">
            <text:p>99</text:p>
          </table:table-cell>
          <table:table-cell office:value-type="float" office:value="0.905187102481772" calcext:value-type="float">
            <text:p>0,9051871025</text:p>
          </table:table-cell>
          <table:table-cell office:value-type="float" office:value="0.905697844958667" calcext:value-type="float">
            <text:p>0,905697845</text:p>
          </table:table-cell>
          <table:table-cell table:formula="of:=[.P113]-[.O113]" office:value-type="float" office:value="0.000510742476895087" calcext:value-type="float">
            <text:p>0,0005107425</text:p>
          </table:table-cell>
          <table:table-cell table:formula="of:=([.Q113]/[.P113])%" office:value-type="percentage" office:value="0.00000563921488539353" calcext:value-type="percentage">
            <text:p>0,0005639215%</text:p>
          </table:table-cell>
          <table:table-cell table:formula="of:=[.$O$7] * [.$T$12]" office:value-type="float" office:value="0" calcext:value-type="float">
            <text:p>0</text:p>
          </table:table-cell>
          <table:table-cell table:formula="of:=[.O113]+[.S113]" office:value-type="float" office:value="0.905187102481772" calcext:value-type="float">
            <text:p>0,9051871025</text:p>
          </table:table-cell>
          <table:table-cell table:formula="of:=-[.T113]+[.P113]" office:value-type="float" office:value="0.000510742476895087" calcext:value-type="float">
            <text:p>0,0005107425</text:p>
          </table:table-cell>
          <table:table-cell table:formula="of:=([.U113]/[.P113])%" office:value-type="percentage" office:value="0.00000563921488539353" calcext:value-type="percentage">
            <text:p>0,0005639215%</text:p>
          </table:table-cell>
          <table:table-cell/>
          <table:table-cell office:value-type="float" office:value="99" calcext:value-type="float">
            <text:p>99</text:p>
          </table:table-cell>
          <table:table-cell office:value-type="float" office:value="0.999010484311839" calcext:value-type="float">
            <text:p>0,9990104843</text:p>
          </table:table-cell>
          <table:table-cell office:value-type="float" office:value="0.999010484943193" calcext:value-type="float">
            <text:p>0,9990104849</text:p>
          </table:table-cell>
          <table:table-cell table:formula="of:=[.Z113]-[.Y113]" office:value-type="float" office:value="0.000000000631354080127267" calcext:value-type="float">
            <text:p>6,31354080127267E-010</text:p>
          </table:table-cell>
          <table:table-cell table:formula="of:=([.AA113]/[.Z113])%" office:value-type="percentage" office:value="0.0000000000063197976668891" calcext:value-type="percentage">
            <text:p>0,0000000006%</text:p>
          </table:table-cell>
          <table:table-cell table:formula="of:=[.$O$7] * [.$T$12]" office:value-type="float" office:value="0" calcext:value-type="float">
            <text:p>0</text:p>
          </table:table-cell>
          <table:table-cell table:formula="of:=[.Y113]+[.AC113]" office:value-type="float" office:value="0.999010484311839" calcext:value-type="float">
            <text:p>0,9990104843</text:p>
          </table:table-cell>
          <table:table-cell table:formula="of:=-[.AD113]+[.Z113]" office:value-type="float" office:value="0.000000000631354080127267" calcext:value-type="float">
            <text:p>6,31354080127267E-010</text:p>
          </table:table-cell>
          <table:table-cell table:formula="of:=([.AE113]/[.Z113])%" office:value-type="percentage" office:value="0.0000000000063197976668891" calcext:value-type="percentage">
            <text:p>0,0000000006%</text:p>
          </table:table-cell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0.990048731255012" calcext:value-type="float">
            <text:p>0,9900487313</text:p>
          </table:table-cell>
          <table:table-cell office:value-type="float" office:value="0.990049338691372" calcext:value-type="float">
            <text:p>0,9900493387</text:p>
          </table:table-cell>
          <table:table-cell table:formula="of:=[.F114]-[.E114]" office:value-type="float" office:value="0.000000607436360100522" calcext:value-type="float">
            <text:p>6,07436360100522E-007</text:p>
          </table:table-cell>
          <table:table-cell table:formula="of:=([.G114]/[.F114])%" office:value-type="percentage" office:value="0.00000000613541504140073" calcext:value-type="percentage">
            <text:p>0,0000006135%</text:p>
          </table:table-cell>
          <table:table-cell table:formula="of:= [.$O$7] * [.$J$12]" office:value-type="float" office:value="0" calcext:value-type="float">
            <text:p>0,00E+000</text:p>
          </table:table-cell>
          <table:table-cell table:formula="of:=[.I114]+[.E114]" office:value-type="float" office:value="0.990048731255012" calcext:value-type="float">
            <text:p>0,9900487313</text:p>
          </table:table-cell>
          <table:table-cell table:formula="of:=[.F114]-[.J114]" office:value-type="float" office:value="0.000000607436360100522" calcext:value-type="float">
            <text:p>6,07436360100522E-007</text:p>
          </table:table-cell>
          <table:table-cell table:formula="of:=([.K114]/[.F114])%" office:value-type="percentage" office:value="0.00000000613541504140073" calcext:value-type="percentage">
            <text:p>0,0000006135%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904291292301437" calcext:value-type="float">
            <text:p>0,9042912923</text:p>
          </table:table-cell>
          <table:table-cell office:value-type="float" office:value="0.904792147113709" calcext:value-type="float">
            <text:p>0,9047921471</text:p>
          </table:table-cell>
          <table:table-cell table:formula="of:=[.P114]-[.O114]" office:value-type="float" office:value="0.000500854812271911" calcext:value-type="float">
            <text:p>0,0005008548</text:p>
          </table:table-cell>
          <table:table-cell table:formula="of:=([.Q114]/[.P114])%" office:value-type="percentage" office:value="0.00000553557868367125" calcext:value-type="percentage">
            <text:p>0,0005535579%</text:p>
          </table:table-cell>
          <table:table-cell table:formula="of:=[.$O$7] * [.$T$12]" office:value-type="float" office:value="0" calcext:value-type="float">
            <text:p>0</text:p>
          </table:table-cell>
          <table:table-cell table:formula="of:=[.O114]+[.S114]" office:value-type="float" office:value="0.904291292301437" calcext:value-type="float">
            <text:p>0,9042912923</text:p>
          </table:table-cell>
          <table:table-cell table:formula="of:=-[.T114]+[.P114]" office:value-type="float" office:value="0.000500854812271911" calcext:value-type="float">
            <text:p>0,0005008548</text:p>
          </table:table-cell>
          <table:table-cell table:formula="of:=([.U114]/[.P114])%" office:value-type="percentage" office:value="0.00000553557868367125" calcext:value-type="percentage">
            <text:p>0,0005535579%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999000494219055" calcext:value-type="float">
            <text:p>0,9990004942</text:p>
          </table:table-cell>
          <table:table-cell office:value-type="float" office:value="0.999000494838344" calcext:value-type="float">
            <text:p>0,9990004948</text:p>
          </table:table-cell>
          <table:table-cell table:formula="of:=[.Z114]-[.Y114]" office:value-type="float" office:value="0.000000000619288953451758" calcext:value-type="float">
            <text:p>6,19288953451758E-010</text:p>
          </table:table-cell>
          <table:table-cell table:formula="of:=([.AA114]/[.Z114])%" office:value-type="percentage" office:value="0.00000000000619908110718964" calcext:value-type="percentage">
            <text:p>0,0000000006%</text:p>
          </table:table-cell>
          <table:table-cell table:formula="of:=[.$O$7] * [.$T$12]" office:value-type="float" office:value="0" calcext:value-type="float">
            <text:p>0</text:p>
          </table:table-cell>
          <table:table-cell table:formula="of:=[.Y114]+[.AC114]" office:value-type="float" office:value="0.999000494219055" calcext:value-type="float">
            <text:p>0,9990004942</text:p>
          </table:table-cell>
          <table:table-cell table:formula="of:=-[.AD114]+[.Z114]" office:value-type="float" office:value="0.000000000619288953451758" calcext:value-type="float">
            <text:p>6,19288953451758E-010</text:p>
          </table:table-cell>
          <table:table-cell table:formula="of:=([.AE114]/[.Z114])%" office:value-type="percentage" office:value="0.00000000000619908110718964" calcext:value-type="percentage">
            <text:p>0,0000000006%</text:p>
          </table:table-cell>
        </table:table-row>
        <table:table-row table:style-name="ro1" table:number-rows-repeated="11">
          <table:table-cell table:number-columns-repeated="7"/>
          <table:table-cell table:style-name="Default" table:number-columns-repeated="5"/>
          <table:table-cell table:number-columns-repeated="5"/>
          <table:table-cell table:style-name="Default" table:number-columns-repeated="5"/>
          <table:table-cell table:number-columns-repeated="5"/>
          <table:table-cell table:style-name="Default" table:number-columns-repeated="5"/>
        </table:table-row>
        <table:table-row table:style-name="ro1">
          <table:table-cell table:number-columns-repeated="3"/>
          <table:table-cell table:style-name="ce10" office:value-type="string" calcext:value-type="string" table:number-columns-spanned="9" table:number-rows-spanned="1">
            <text:p>2 camino de long l </text:p>
          </table:table-cell>
          <table:covered-table-cell table:number-columns-repeated="4"/>
          <table:covered-table-cell table:number-columns-repeated="4" table:style-name="Default"/>
          <table:table-cell/>
          <table:table-cell table:style-name="ce10" office:value-type="string" calcext:value-type="string" table:number-columns-spanned="9" table:number-rows-spanned="1">
            <text:p>2 camino de long l </text:p>
          </table:table-cell>
          <table:covered-table-cell table:number-columns-repeated="4"/>
          <table:covered-table-cell table:number-columns-repeated="4" table:style-name="Default"/>
          <table:table-cell/>
          <table:table-cell table:style-name="ce10" office:value-type="string" calcext:value-type="string" table:number-columns-spanned="9" table:number-rows-spanned="1">
            <text:p>2 camino de long l </text:p>
          </table:table-cell>
          <table:covered-table-cell table:number-columns-repeated="4"/>
          <table:covered-table-cell table:number-columns-repeated="4" table:style-name="Default"/>
        </table:table-row>
        <table:table-row table:style-name="ro1">
          <table:table-cell table:number-columns-repeated="3"/>
          <table:table-cell office:value-type="string" calcext:value-type="string">
            <text:p>2 caminos (N=256,n=2,a=0.999)</text:p>
          </table:table-cell>
          <table:table-cell table:number-columns-repeated="4"/>
          <table:table-cell table:style-name="Default" office:value-type="string" calcext:value-type="string">
            <text:p>Dnn </text:p>
          </table:table-cell>
          <table:table-cell table:style-name="ce29" office:value-type="float" office:value="0.00000271160711527458" calcext:value-type="float">
            <text:p>2,71E-006</text:p>
          </table:table-cell>
          <table:table-cell table:style-name="Default" table:number-columns-repeated="2"/>
          <table:table-cell/>
          <table:table-cell office:value-type="string" calcext:value-type="string">
            <text:p>2 caminos (N=256,n=2,a=0.9999)</text:p>
          </table:table-cell>
          <table:table-cell table:number-columns-repeated="4"/>
          <table:table-cell table:style-name="Default" office:value-type="string" calcext:value-type="string">
            <text:p>Dnn </text:p>
          </table:table-cell>
          <table:table-cell table:style-name="ce29" office:value-type="float" office:value="0.00000271160711527458" calcext:value-type="float">
            <text:p>2,71E-006</text:p>
          </table:table-cell>
          <table:table-cell table:style-name="Default" table:number-columns-repeated="2"/>
          <table:table-cell/>
          <table:table-cell table:style-name="ce10" office:value-type="string" calcext:value-type="string" table:number-columns-spanned="3" table:number-rows-spanned="1">
            <text:p>2 caminos (N=256,n=2,a=0.99999)</text:p>
          </table:table-cell>
          <table:covered-table-cell table:number-columns-repeated="2"/>
          <table:table-cell table:number-columns-repeated="2"/>
          <table:table-cell table:style-name="Default" office:value-type="string" calcext:value-type="string">
            <text:p>Dnn </text:p>
          </table:table-cell>
          <table:table-cell table:style-name="ce29" office:value-type="float" office:value="0.00000271160711527458" calcext:value-type="float">
            <text:p>2,71E-006</text:p>
          </table:table-cell>
          <table:table-cell table:style-name="Default" table:number-columns-repeated="2"/>
        </table:table-row>
        <table:table-row table:style-name="ro1">
          <table:table-cell table:number-columns-repeated="3"/>
          <table:table-cell table:style-name="ce10" office:value-type="string" calcext:value-type="string" table:number-columns-spanned="5" table:number-rows-spanned="1">
            <text:p>A=0.999</text:p>
          </table:table-cell>
          <table:covered-table-cell table:number-columns-repeated="4"/>
          <table:table-cell table:style-name="Default" table:number-columns-repeated="4"/>
          <table:table-cell/>
          <table:table-cell table:style-name="ce10" office:value-type="string" calcext:value-type="string" table:number-columns-spanned="5" table:number-rows-spanned="1">
            <text:p>A=0.9999</text:p>
          </table:table-cell>
          <table:covered-table-cell table:number-columns-repeated="4"/>
          <table:table-cell table:style-name="Default" table:number-columns-repeated="4"/>
          <table:table-cell/>
          <table:table-cell table:style-name="ce10" office:value-type="string" calcext:value-type="string" table:number-columns-spanned="5" table:number-rows-spanned="1">
            <text:p>A=0.99999</text:p>
          </table:table-cell>
          <table:covered-table-cell table:number-columns-repeated="4"/>
          <table:table-cell table:style-name="Default"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l </text:p>
          </table:table-cell>
          <table:table-cell office:value-type="string" calcext:value-type="string">
            <text:p>av</text:p>
          </table:table-cell>
          <table:table-cell office:value-type="string" calcext:value-type="string">
            <text:p>exacto</text:p>
          </table:table-cell>
          <table:table-cell office:value-type="string" calcext:value-type="string">
            <text:p>eabs</text:p>
          </table:table-cell>
          <table:table-cell office:value-type="string" calcext:value-type="string">
            <text:p>erel</text:p>
          </table:table-cell>
          <table:table-cell table:style-name="Default" office:value-type="string" calcext:value-type="string">
            <text:p>Dnn()</text:p>
          </table:table-cell>
          <table:table-cell table:style-name="Default" office:value-type="string" calcext:value-type="string">
            <text:p>aproc</text:p>
          </table:table-cell>
          <table:table-cell table:style-name="Default" office:value-type="string" calcext:value-type="string">
            <text:p>eabs2</text:p>
          </table:table-cell>
          <table:table-cell table:style-name="Default" office:value-type="string" calcext:value-type="string">
            <text:p>erel</text:p>
          </table:table-cell>
          <table:table-cell/>
          <table:table-cell office:value-type="string" calcext:value-type="string">
            <text:p>l </text:p>
          </table:table-cell>
          <table:table-cell office:value-type="string" calcext:value-type="string">
            <text:p>av</text:p>
          </table:table-cell>
          <table:table-cell office:value-type="string" calcext:value-type="string">
            <text:p>exacto</text:p>
          </table:table-cell>
          <table:table-cell office:value-type="string" calcext:value-type="string">
            <text:p>eabs</text:p>
          </table:table-cell>
          <table:table-cell office:value-type="string" calcext:value-type="string">
            <text:p>erel</text:p>
          </table:table-cell>
          <table:table-cell table:style-name="Default" office:value-type="string" calcext:value-type="string">
            <text:p>Dnn()</text:p>
          </table:table-cell>
          <table:table-cell table:style-name="Default" office:value-type="string" calcext:value-type="string">
            <text:p>aproc</text:p>
          </table:table-cell>
          <table:table-cell table:style-name="Default" office:value-type="string" calcext:value-type="string">
            <text:p>eabs2</text:p>
          </table:table-cell>
          <table:table-cell table:style-name="Default" office:value-type="string" calcext:value-type="string">
            <text:p>erel</text:p>
          </table:table-cell>
          <table:table-cell/>
          <table:table-cell office:value-type="string" calcext:value-type="string">
            <text:p>l </text:p>
          </table:table-cell>
          <table:table-cell office:value-type="string" calcext:value-type="string">
            <text:p>av</text:p>
          </table:table-cell>
          <table:table-cell office:value-type="string" calcext:value-type="string">
            <text:p>exacto</text:p>
          </table:table-cell>
          <table:table-cell office:value-type="string" calcext:value-type="string">
            <text:p>eabs</text:p>
          </table:table-cell>
          <table:table-cell office:value-type="string" calcext:value-type="string">
            <text:p>erel</text:p>
          </table:table-cell>
          <table:table-cell table:style-name="Default" office:value-type="string" calcext:value-type="string">
            <text:p>Dnn()</text:p>
          </table:table-cell>
          <table:table-cell table:style-name="Default" office:value-type="string" calcext:value-type="string">
            <text:p>aproc</text:p>
          </table:table-cell>
          <table:table-cell table:style-name="Default" office:value-type="string" calcext:value-type="string">
            <text:p>eabs2</text:p>
          </table:table-cell>
          <table:table-cell table:style-name="Default" office:value-type="string" calcext:value-type="string">
            <text:p>erel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.997710721228792" calcext:value-type="float">
            <text:p>0,9977107212</text:p>
          </table:table-cell>
          <table:table-cell office:value-type="float" office:value="0.999999" calcext:value-type="float">
            <text:p>0,999999</text:p>
          </table:table-cell>
          <table:table-cell table:formula="of:=[.F130]-[.E130]" office:value-type="float" office:value="0.00228827877120785" calcext:value-type="float">
            <text:p>0,0022882788</text:p>
          </table:table-cell>
          <table:table-cell table:formula="of:=([.G130]/[.F130])%" office:value-type="percentage" office:value="0.0000228828105948869" calcext:value-type="percentage">
            <text:p>0,0022882811%</text:p>
          </table:table-cell>
          <table:table-cell table:formula="of:= [.$O$7] * [.$J$127]" office:value-type="float" office:value="0" calcext:value-type="float">
            <text:p>0,00E+000</text:p>
          </table:table-cell>
          <table:table-cell table:formula="of:=[.I130]+[.E130]" office:value-type="float" office:value="0.997710721228792" calcext:value-type="float">
            <text:p>0,9977107212</text:p>
          </table:table-cell>
          <table:table-cell table:formula="of:=[.F130]-[.J130]" office:value-type="float" office:value="0.00228827877120785" calcext:value-type="float">
            <text:p>0,0022882788</text:p>
          </table:table-cell>
          <table:table-cell table:formula="of:=([.K130]/[.F130])%" office:value-type="percentage" office:value="0.0000228828105948869" calcext:value-type="percentage">
            <text:p>0,0022882811%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999997278643698" calcext:value-type="float">
            <text:p>0,9999972786</text:p>
          </table:table-cell>
          <table:table-cell office:value-type="float" office:value="0.99999999" calcext:value-type="float">
            <text:p>0,99999999</text:p>
          </table:table-cell>
          <table:table-cell table:formula="of:=[.P130]-[.O130]" office:value-type="float" office:value="0.00000271135630203201" calcext:value-type="float">
            <text:p>2,71135630203201E-006</text:p>
          </table:table-cell>
          <table:table-cell table:formula="of:=([.Q130]/[.P130])%" office:value-type="percentage" office:value="0.000000027113563288125" calcext:value-type="percentage">
            <text:p>0,0000027114%</text:p>
          </table:table-cell>
          <table:table-cell table:style-name="ce29" table:formula="of:= [.$O$7] * [.$J$127]" office:value-type="float" office:value="0" calcext:value-type="float">
            <text:p>0,00E+000</text:p>
          </table:table-cell>
          <table:table-cell table:formula="of:=[.S130]+[.O130]" office:value-type="float" office:value="0.999997278643698" calcext:value-type="float">
            <text:p>0,9999972786</text:p>
          </table:table-cell>
          <table:table-cell table:formula="of:=[.P130]-[.T130]" office:value-type="float" office:value="0.00000271135630203201" calcext:value-type="float">
            <text:p>2,71135630203201E-006</text:p>
          </table:table-cell>
          <table:table-cell table:formula="of:=([.U130]/[.P130])%" office:value-type="percentage" office:value="0.000000027113563288125" calcext:value-type="percentage">
            <text:p>0,0000027114%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999999997141972" calcext:value-type="float">
            <text:p>0,9999999971</text:p>
          </table:table-cell>
          <table:table-cell office:value-type="float" office:value="0.9999999999" calcext:value-type="float">
            <text:p>0,9999999999</text:p>
          </table:table-cell>
          <table:table-cell table:formula="of:=[.Z130]-[.Y130]" office:value-type="float" office:value="0.00000000275802791716018" calcext:value-type="float">
            <text:p>2,75802791716018E-009</text:p>
          </table:table-cell>
          <table:table-cell table:formula="of:=([.AA130]/[.Z130])%" office:value-type="percentage" office:value="0.0000000000275802780641368" calcext:value-type="percentage">
            <text:p>0,0000000028%</text:p>
          </table:table-cell>
          <table:table-cell table:style-name="ce29" table:formula="of:= [.$O$7] * [.$J$127]" office:value-type="float" office:value="0" calcext:value-type="float">
            <text:p>0,00E+000</text:p>
          </table:table-cell>
          <table:table-cell table:formula="of:=[.AC130]+[.Y130]" office:value-type="float" office:value="0.999999997141972" calcext:value-type="float">
            <text:p>0,9999999971</text:p>
          </table:table-cell>
          <table:table-cell table:formula="of:=[.Z130]-[.AD130]" office:value-type="float" office:value="0.00000000275802791716018" calcext:value-type="float">
            <text:p>2,75802791716018E-009</text:p>
          </table:table-cell>
          <table:table-cell table:formula="of:=([.AE130]/[.Z130])%" office:value-type="percentage" office:value="0.0000000000275802780641368" calcext:value-type="percentage">
            <text:p>0,0000000028%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0.997708394449103" calcext:value-type="float">
            <text:p>0,9977083944</text:p>
          </table:table-cell>
          <table:table-cell office:value-type="float" office:value="0.999996003999" calcext:value-type="float">
            <text:p>0,999996004</text:p>
          </table:table-cell>
          <table:table-cell table:formula="of:=[.F131]-[.E131]" office:value-type="float" office:value="0.00228760954989693" calcext:value-type="float">
            <text:p>0,0022876095</text:p>
          </table:table-cell>
          <table:table-cell table:formula="of:=([.G131]/[.F131])%" office:value-type="percentage" office:value="0.000022876186912234" calcext:value-type="percentage">
            <text:p>0,0022876187%</text:p>
          </table:table-cell>
          <table:table-cell table:formula="of:= [.$O$7] * [.$J$127]" office:value-type="float" office:value="0" calcext:value-type="float">
            <text:p>0,00E+000</text:p>
          </table:table-cell>
          <table:table-cell table:formula="of:=[.I131]+[.E131]" office:value-type="float" office:value="0.997708394449103" calcext:value-type="float">
            <text:p>0,9977083944</text:p>
          </table:table-cell>
          <table:table-cell table:formula="of:=[.F131]-[.J131]" office:value-type="float" office:value="0.00228760954989693" calcext:value-type="float">
            <text:p>0,0022876095</text:p>
          </table:table-cell>
          <table:table-cell table:formula="of:=([.K131]/[.F131])%" office:value-type="percentage" office:value="0.000022876186912234" calcext:value-type="percentage">
            <text:p>0,0022876187%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999997249396139" calcext:value-type="float">
            <text:p>0,9999972494</text:p>
          </table:table-cell>
          <table:table-cell office:value-type="float" office:value="0.999999960004" calcext:value-type="float">
            <text:p>0,99999996</text:p>
          </table:table-cell>
          <table:table-cell table:formula="of:=[.P131]-[.O131]" office:value-type="float" office:value="0.0000027106078608341" calcext:value-type="float">
            <text:p>2,7106078608341E-006</text:p>
          </table:table-cell>
          <table:table-cell table:formula="of:=([.Q131]/[.P131])%" office:value-type="percentage" office:value="0.0000000271060796880349" calcext:value-type="percentage">
            <text:p>0,0000027106%</text:p>
          </table:table-cell>
          <table:table-cell table:style-name="ce29" table:formula="of:= [.$O$7] * [.$J$127]" office:value-type="float" office:value="0" calcext:value-type="float">
            <text:p>0,00E+000</text:p>
          </table:table-cell>
          <table:table-cell table:formula="of:=[.S131]+[.O131]" office:value-type="float" office:value="0.999997249396139" calcext:value-type="float">
            <text:p>0,9999972494</text:p>
          </table:table-cell>
          <table:table-cell table:formula="of:=[.P131]-[.T131]" office:value-type="float" office:value="0.0000027106078608341" calcext:value-type="float">
            <text:p>2,7106078608341E-006</text:p>
          </table:table-cell>
          <table:table-cell table:formula="of:=([.U131]/[.P131])%" office:value-type="percentage" office:value="0.0000000271060796880349" calcext:value-type="percentage">
            <text:p>0,0000027106%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999999996842733" calcext:value-type="float">
            <text:p>0,9999999968</text:p>
          </table:table-cell>
          <table:table-cell office:value-type="float" office:value="0.999999999600004" calcext:value-type="float">
            <text:p>0,9999999996</text:p>
          </table:table-cell>
          <table:table-cell table:formula="of:=[.Z131]-[.Y131]" office:value-type="float" office:value="0.00000000275727096710199" calcext:value-type="float">
            <text:p>2,75727096710199E-009</text:p>
          </table:table-cell>
          <table:table-cell table:formula="of:=([.AA131]/[.Z131])%" office:value-type="percentage" office:value="0.0000000000275727085718258" calcext:value-type="percentage">
            <text:p>0,0000000028%</text:p>
          </table:table-cell>
          <table:table-cell table:style-name="ce29" table:formula="of:= [.$O$7] * [.$J$127]" office:value-type="float" office:value="0" calcext:value-type="float">
            <text:p>0,00E+000</text:p>
          </table:table-cell>
          <table:table-cell table:formula="of:=[.AC131]+[.Y131]" office:value-type="float" office:value="0.999999996842733" calcext:value-type="float">
            <text:p>0,9999999968</text:p>
          </table:table-cell>
          <table:table-cell table:formula="of:=[.Z131]-[.AD131]" office:value-type="float" office:value="0.00000000275727096710199" calcext:value-type="float">
            <text:p>2,75727096710199E-009</text:p>
          </table:table-cell>
          <table:table-cell table:formula="of:=([.AE131]/[.Z131])%" office:value-type="percentage" office:value="0.0000000000275727085718258" calcext:value-type="percentage">
            <text:p>0,0000000028%</text:p>
          </table:table-cell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0.997704516482955" calcext:value-type="float">
            <text:p>0,9977045165</text:p>
          </table:table-cell>
          <table:table-cell office:value-type="float" office:value="0.999991017985006" calcext:value-type="float">
            <text:p>0,999991018</text:p>
          </table:table-cell>
          <table:table-cell table:formula="of:=[.F132]-[.E132]" office:value-type="float" office:value="0.00228650150205101" calcext:value-type="float">
            <text:p>0,0022865015</text:p>
          </table:table-cell>
          <table:table-cell table:formula="of:=([.G132]/[.F132])%" office:value-type="percentage" office:value="0.0000228652203962658" calcext:value-type="percentage">
            <text:p>0,0022865220%</text:p>
          </table:table-cell>
          <table:table-cell table:formula="of:= [.$O$7] * [.$J$127]" office:value-type="float" office:value="0" calcext:value-type="float">
            <text:p>0,00E+000</text:p>
          </table:table-cell>
          <table:table-cell table:formula="of:=[.I132]+[.E132]" office:value-type="float" office:value="0.997704516482955" calcext:value-type="float">
            <text:p>0,9977045165</text:p>
          </table:table-cell>
          <table:table-cell table:formula="of:=[.F132]-[.J132]" office:value-type="float" office:value="0.00228650150205101" calcext:value-type="float">
            <text:p>0,0022865015</text:p>
          </table:table-cell>
          <table:table-cell table:formula="of:=([.K132]/[.F132])%" office:value-type="percentage" office:value="0.0000228652203962658" calcext:value-type="percentage">
            <text:p>0,0022865220%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999997200650208" calcext:value-type="float">
            <text:p>0,9999972007</text:p>
          </table:table-cell>
          <table:table-cell office:value-type="float" office:value="0.999999910017998" calcext:value-type="float">
            <text:p>0,99999991</text:p>
          </table:table-cell>
          <table:table-cell table:formula="of:=[.P132]-[.O132]" office:value-type="float" office:value="0.0000027093677900103" calcext:value-type="float">
            <text:p>2,7093677900103E-006</text:p>
          </table:table-cell>
          <table:table-cell table:formula="of:=([.Q132]/[.P132])%" office:value-type="percentage" office:value="0.0000000270936803380466" calcext:value-type="percentage">
            <text:p>0,0000027094%</text:p>
          </table:table-cell>
          <table:table-cell table:style-name="ce29" table:formula="of:= [.$O$7] * [.$J$127]" office:value-type="float" office:value="0" calcext:value-type="float">
            <text:p>0,00E+000</text:p>
          </table:table-cell>
          <table:table-cell table:formula="of:=[.S132]+[.O132]" office:value-type="float" office:value="0.999997200650208" calcext:value-type="float">
            <text:p>0,9999972007</text:p>
          </table:table-cell>
          <table:table-cell table:formula="of:=[.P132]-[.T132]" office:value-type="float" office:value="0.0000027093677900103" calcext:value-type="float">
            <text:p>2,7093677900103E-006</text:p>
          </table:table-cell>
          <table:table-cell table:formula="of:=([.U132]/[.P132])%" office:value-type="percentage" office:value="0.0000000270936803380466" calcext:value-type="percentage">
            <text:p>0,0000027094%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999999996344002" calcext:value-type="float">
            <text:p>0,9999999963</text:p>
          </table:table-cell>
          <table:table-cell office:value-type="float" office:value="0.999999999100018" calcext:value-type="float">
            <text:p>0,9999999991</text:p>
          </table:table-cell>
          <table:table-cell table:formula="of:=[.Z132]-[.Y132]" office:value-type="float" office:value="0.00000000275601608201725" calcext:value-type="float">
            <text:p>2,75601608201725E-009</text:p>
          </table:table-cell>
          <table:table-cell table:formula="of:=([.AA132]/[.Z132])%" office:value-type="percentage" office:value="0.0000000000275601652858683" calcext:value-type="percentage">
            <text:p>0,0000000028%</text:p>
          </table:table-cell>
          <table:table-cell table:style-name="ce29" table:formula="of:= [.$O$7] * [.$J$127]" office:value-type="float" office:value="0" calcext:value-type="float">
            <text:p>0,00E+000</text:p>
          </table:table-cell>
          <table:table-cell table:formula="of:=[.AC132]+[.Y132]" office:value-type="float" office:value="0.999999996344002" calcext:value-type="float">
            <text:p>0,9999999963</text:p>
          </table:table-cell>
          <table:table-cell table:formula="of:=[.Z132]-[.AD132]" office:value-type="float" office:value="0.00000000275601608201725" calcext:value-type="float">
            <text:p>2,75601608201725E-009</text:p>
          </table:table-cell>
          <table:table-cell table:formula="of:=([.AE132]/[.Z132])%" office:value-type="percentage" office:value="0.0000000000275601652858683" calcext:value-type="percentage">
            <text:p>0,0000000028%</text:p>
          </table:table-cell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0.997699087330346" calcext:value-type="float">
            <text:p>0,9976990873</text:p>
          </table:table-cell>
          <table:table-cell office:value-type="float" office:value="0.999984047932056" calcext:value-type="float">
            <text:p>0,9999840479</text:p>
          </table:table-cell>
          <table:table-cell table:formula="of:=[.F133]-[.E133]" office:value-type="float" office:value="0.00228496060171002" calcext:value-type="float">
            <text:p>0,0022849606</text:p>
          </table:table-cell>
          <table:table-cell table:formula="of:=([.G133]/[.F133])%" office:value-type="percentage" office:value="0.0000228499705213791" calcext:value-type="percentage">
            <text:p>0,0022849971%</text:p>
          </table:table-cell>
          <table:table-cell table:formula="of:= [.$O$7] * [.$J$127]" office:value-type="float" office:value="0" calcext:value-type="float">
            <text:p>0,00E+000</text:p>
          </table:table-cell>
          <table:table-cell table:formula="of:=[.I133]+[.E133]" office:value-type="float" office:value="0.997699087330346" calcext:value-type="float">
            <text:p>0,9976990873</text:p>
          </table:table-cell>
          <table:table-cell table:formula="of:=[.F133]-[.J133]" office:value-type="float" office:value="0.00228496060171002" calcext:value-type="float">
            <text:p>0,0022849606</text:p>
          </table:table-cell>
          <table:table-cell table:formula="of:=([.K133]/[.F133])%" office:value-type="percentage" office:value="0.0000228499705213791" calcext:value-type="percentage">
            <text:p>0,0022849971%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999997132405904" calcext:value-type="float">
            <text:p>0,9999971324</text:p>
          </table:table-cell>
          <table:table-cell office:value-type="float" office:value="0.999999840047993" calcext:value-type="float">
            <text:p>0,99999984</text:p>
          </table:table-cell>
          <table:table-cell table:formula="of:=[.P133]-[.O133]" office:value-type="float" office:value="0.00000270764208898377" calcext:value-type="float">
            <text:p>2,70764208898377E-006</text:p>
          </table:table-cell>
          <table:table-cell table:formula="of:=([.Q133]/[.P133])%" office:value-type="percentage" office:value="0.0000000270764252185459" calcext:value-type="percentage">
            <text:p>0,0000027076%</text:p>
          </table:table-cell>
          <table:table-cell table:style-name="ce29" table:formula="of:= [.$O$7] * [.$J$127]" office:value-type="float" office:value="0" calcext:value-type="float">
            <text:p>0,00E+000</text:p>
          </table:table-cell>
          <table:table-cell table:formula="of:=[.S133]+[.O133]" office:value-type="float" office:value="0.999997132405904" calcext:value-type="float">
            <text:p>0,9999971324</text:p>
          </table:table-cell>
          <table:table-cell table:formula="of:=[.P133]-[.T133]" office:value-type="float" office:value="0.00000270764208898377" calcext:value-type="float">
            <text:p>2,70764208898377E-006</text:p>
          </table:table-cell>
          <table:table-cell table:formula="of:=([.U133]/[.P133])%" office:value-type="percentage" office:value="0.0000000270764252185459" calcext:value-type="percentage">
            <text:p>0,0000027076%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999999995645777" calcext:value-type="float">
            <text:p>0,9999999956</text:p>
          </table:table-cell>
          <table:table-cell office:value-type="float" office:value="0.999999998400048" calcext:value-type="float">
            <text:p>0,9999999984</text:p>
          </table:table-cell>
          <table:table-cell table:formula="of:=[.Z133]-[.Y133]" office:value-type="float" office:value="0.00000000275427092244485" calcext:value-type="float">
            <text:p>2,75427092244485E-009</text:p>
          </table:table-cell>
          <table:table-cell table:formula="of:=([.AA133]/[.Z133])%" office:value-type="percentage" office:value="0.0000000000275427070480694" calcext:value-type="percentage">
            <text:p>0,0000000028%</text:p>
          </table:table-cell>
          <table:table-cell table:style-name="ce29" table:formula="of:= [.$O$7] * [.$J$127]" office:value-type="float" office:value="0" calcext:value-type="float">
            <text:p>0,00E+000</text:p>
          </table:table-cell>
          <table:table-cell table:formula="of:=[.AC133]+[.Y133]" office:value-type="float" office:value="0.999999995645777" calcext:value-type="float">
            <text:p>0,9999999956</text:p>
          </table:table-cell>
          <table:table-cell table:formula="of:=[.Z133]-[.AD133]" office:value-type="float" office:value="0.00000000275427092244485" calcext:value-type="float">
            <text:p>2,75427092244485E-009</text:p>
          </table:table-cell>
          <table:table-cell table:formula="of:=([.AE133]/[.Z133])%" office:value-type="percentage" office:value="0.0000000000275427070480694" calcext:value-type="percentage">
            <text:p>0,0000000028%</text:p>
          </table:table-cell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0.997692106991279" calcext:value-type="float">
            <text:p>0,997692107</text:p>
          </table:table-cell>
          <table:table-cell office:value-type="float" office:value="0.99997509980025" calcext:value-type="float">
            <text:p>0,9999750998</text:p>
          </table:table-cell>
          <table:table-cell table:formula="of:=[.F134]-[.E134]" office:value-type="float" office:value="0.00228299280897093" calcext:value-type="float">
            <text:p>0,0022829928</text:p>
          </table:table-cell>
          <table:table-cell table:formula="of:=([.G134]/[.F134])%" office:value-type="percentage" office:value="0.0000228304965736322" calcext:value-type="percentage">
            <text:p>0,0022830497%</text:p>
          </table:table-cell>
          <table:table-cell table:formula="of:= [.$O$7] * [.$J$127]" office:value-type="float" office:value="0" calcext:value-type="float">
            <text:p>0,00E+000</text:p>
          </table:table-cell>
          <table:table-cell table:formula="of:=[.I134]+[.E134]" office:value-type="float" office:value="0.997692106991279" calcext:value-type="float">
            <text:p>0,997692107</text:p>
          </table:table-cell>
          <table:table-cell table:formula="of:=[.F134]-[.J134]" office:value-type="float" office:value="0.00228299280897093" calcext:value-type="float">
            <text:p>0,0022829928</text:p>
          </table:table-cell>
          <table:table-cell table:formula="of:=([.K134]/[.F134])%" office:value-type="percentage" office:value="0.0000228304965736322" calcext:value-type="percentage">
            <text:p>0,0022830497%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999997044663228" calcext:value-type="float">
            <text:p>0,9999970447</text:p>
          </table:table-cell>
          <table:table-cell office:value-type="float" office:value="0.99999975009998" calcext:value-type="float">
            <text:p>0,9999997501</text:p>
          </table:table-cell>
          <table:table-cell table:formula="of:=[.P134]-[.O134]" office:value-type="float" office:value="0.00000270543675195967" calcext:value-type="float">
            <text:p>2,70543675195967E-006</text:p>
          </table:table-cell>
          <table:table-cell table:formula="of:=([.Q134]/[.P134])%" office:value-type="percentage" office:value="0.0000000270543742827058" calcext:value-type="percentage">
            <text:p>0,0000027054%</text:p>
          </table:table-cell>
          <table:table-cell table:style-name="ce29" table:formula="of:= [.$O$7] * [.$J$127]" office:value-type="float" office:value="0" calcext:value-type="float">
            <text:p>0,00E+000</text:p>
          </table:table-cell>
          <table:table-cell table:formula="of:=[.S134]+[.O134]" office:value-type="float" office:value="0.999997044663228" calcext:value-type="float">
            <text:p>0,9999970447</text:p>
          </table:table-cell>
          <table:table-cell table:formula="of:=[.P134]-[.T134]" office:value-type="float" office:value="0.00000270543675195967" calcext:value-type="float">
            <text:p>2,70543675195967E-006</text:p>
          </table:table-cell>
          <table:table-cell table:formula="of:=([.U134]/[.P134])%" office:value-type="percentage" office:value="0.0000000270543742827058" calcext:value-type="percentage">
            <text:p>0,0000027054%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99999999474806" calcext:value-type="float">
            <text:p>0,9999999947</text:p>
          </table:table-cell>
          <table:table-cell office:value-type="float" office:value="0.9999999975001" calcext:value-type="float">
            <text:p>0,9999999975</text:p>
          </table:table-cell>
          <table:table-cell table:formula="of:=[.Z134]-[.Y134]" office:value-type="float" office:value="0.00000000275204004029916" calcext:value-type="float">
            <text:p>2,75204004029916E-009</text:p>
          </table:table-cell>
          <table:table-cell table:formula="of:=([.AA134]/[.Z134])%" office:value-type="percentage" office:value="0.0000000000275203971411208" calcext:value-type="percentage">
            <text:p>0,0000000028%</text:p>
          </table:table-cell>
          <table:table-cell table:style-name="ce29" table:formula="of:= [.$O$7] * [.$J$127]" office:value-type="float" office:value="0" calcext:value-type="float">
            <text:p>0,00E+000</text:p>
          </table:table-cell>
          <table:table-cell table:formula="of:=[.AC134]+[.Y134]" office:value-type="float" office:value="0.99999999474806" calcext:value-type="float">
            <text:p>0,9999999947</text:p>
          </table:table-cell>
          <table:table-cell table:formula="of:=[.Z134]-[.AD134]" office:value-type="float" office:value="0.00000000275204004029916" calcext:value-type="float">
            <text:p>2,75204004029916E-009</text:p>
          </table:table-cell>
          <table:table-cell table:formula="of:=([.AE134]/[.Z134])%" office:value-type="percentage" office:value="0.0000000000275203971411208" calcext:value-type="percentage">
            <text:p>0,0000000028%</text:p>
          </table:table-cell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0.997683575465752" calcext:value-type="float">
            <text:p>0,9976835755</text:p>
          </table:table-cell>
          <table:table-cell office:value-type="float" office:value="0.999964179535779" calcext:value-type="float">
            <text:p>0,9999641795</text:p>
          </table:table-cell>
          <table:table-cell table:formula="of:=[.F135]-[.E135]" office:value-type="float" office:value="0.00228060407002706" calcext:value-type="float">
            <text:p>0,0022806041</text:p>
          </table:table-cell>
          <table:table-cell table:formula="of:=([.G135]/[.F135])%" office:value-type="percentage" office:value="0.0000228068576525002" calcext:value-type="percentage">
            <text:p>0,0022806858%</text:p>
          </table:table-cell>
          <table:table-cell table:formula="of:= [.$O$7] * [.$J$127]" office:value-type="float" office:value="0" calcext:value-type="float">
            <text:p>0,00E+000</text:p>
          </table:table-cell>
          <table:table-cell table:formula="of:=[.I135]+[.E135]" office:value-type="float" office:value="0.997683575465752" calcext:value-type="float">
            <text:p>0,9976835755</text:p>
          </table:table-cell>
          <table:table-cell table:formula="of:=[.F135]-[.J135]" office:value-type="float" office:value="0.00228060407002706" calcext:value-type="float">
            <text:p>0,0022806041</text:p>
          </table:table-cell>
          <table:table-cell table:formula="of:=([.K135]/[.F135])%" office:value-type="percentage" office:value="0.0000228068576525002" calcext:value-type="percentage">
            <text:p>0,0022806858%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999996937422179" calcext:value-type="float">
            <text:p>0,9999969374</text:p>
          </table:table-cell>
          <table:table-cell office:value-type="float" office:value="0.999999640179954" calcext:value-type="float">
            <text:p>0,9999996402</text:p>
          </table:table-cell>
          <table:table-cell table:formula="of:=[.P135]-[.O135]" office:value-type="float" office:value="0.00000270275777503048" calcext:value-type="float">
            <text:p>2,70275777503048E-006</text:p>
          </table:table-cell>
          <table:table-cell table:formula="of:=([.Q135]/[.P135])%" office:value-type="percentage" office:value="0.0000000270275874731522" calcext:value-type="percentage">
            <text:p>0,0000027028%</text:p>
          </table:table-cell>
          <table:table-cell table:style-name="ce29" table:formula="of:= [.$O$7] * [.$J$127]" office:value-type="float" office:value="0" calcext:value-type="float">
            <text:p>0,00E+000</text:p>
          </table:table-cell>
          <table:table-cell table:formula="of:=[.S135]+[.O135]" office:value-type="float" office:value="0.999996937422179" calcext:value-type="float">
            <text:p>0,9999969374</text:p>
          </table:table-cell>
          <table:table-cell table:formula="of:=[.P135]-[.T135]" office:value-type="float" office:value="0.00000270275777503048" calcext:value-type="float">
            <text:p>2,70275777503048E-006</text:p>
          </table:table-cell>
          <table:table-cell table:formula="of:=([.U135]/[.P135])%" office:value-type="percentage" office:value="0.0000000270275874731522" calcext:value-type="percentage">
            <text:p>0,0000027028%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999999993650851" calcext:value-type="float">
            <text:p>0,9999999937</text:p>
          </table:table-cell>
          <table:table-cell office:value-type="float" office:value="0.99999999640018" calcext:value-type="float">
            <text:p>0,9999999964</text:p>
          </table:table-cell>
          <table:table-cell table:formula="of:=[.Z135]-[.Y135]" office:value-type="float" office:value="0.00000000274932887567303" calcext:value-type="float">
            <text:p>2,74932887567303E-009</text:p>
          </table:table-cell>
          <table:table-cell table:formula="of:=([.AA135]/[.Z135])%" office:value-type="percentage" office:value="0.0000000000274932921863703" calcext:value-type="percentage">
            <text:p>0,0000000027%</text:p>
          </table:table-cell>
          <table:table-cell table:style-name="ce29" table:formula="of:= [.$O$7] * [.$J$127]" office:value-type="float" office:value="0" calcext:value-type="float">
            <text:p>0,00E+000</text:p>
          </table:table-cell>
          <table:table-cell table:formula="of:=[.AC135]+[.Y135]" office:value-type="float" office:value="0.999999993650851" calcext:value-type="float">
            <text:p>0,9999999937</text:p>
          </table:table-cell>
          <table:table-cell table:formula="of:=[.Z135]-[.AD135]" office:value-type="float" office:value="0.00000000274932887567303" calcext:value-type="float">
            <text:p>2,74932887567303E-009</text:p>
          </table:table-cell>
          <table:table-cell table:formula="of:=([.AE135]/[.Z135])%" office:value-type="percentage" office:value="0.0000000000274932921863703" calcext:value-type="percentage">
            <text:p>0,0000000027%</text:p>
          </table:table-cell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0.997673492753766" calcext:value-type="float">
            <text:p>0,9976734928</text:p>
          </table:table-cell>
          <table:table-cell office:value-type="float" office:value="0.999951293070957" calcext:value-type="float">
            <text:p>0,9999512931</text:p>
          </table:table-cell>
          <table:table-cell table:formula="of:=[.F136]-[.E136]" office:value-type="float" office:value="0.00227780031719105" calcext:value-type="float">
            <text:p>0,0022778003</text:p>
          </table:table-cell>
          <table:table-cell table:formula="of:=([.G136]/[.F136])%" office:value-type="percentage" office:value="0.0000227791126725395" calcext:value-type="percentage">
            <text:p>0,0022779113%</text:p>
          </table:table-cell>
          <table:table-cell table:formula="of:= [.$O$7] * [.$J$127]" office:value-type="float" office:value="0" calcext:value-type="float">
            <text:p>0,00E+000</text:p>
          </table:table-cell>
          <table:table-cell table:formula="of:=[.I136]+[.E136]" office:value-type="float" office:value="0.997673492753766" calcext:value-type="float">
            <text:p>0,9976734928</text:p>
          </table:table-cell>
          <table:table-cell table:formula="of:=[.F136]-[.J136]" office:value-type="float" office:value="0.00227780031719105" calcext:value-type="float">
            <text:p>0,0022778003</text:p>
          </table:table-cell>
          <table:table-cell table:formula="of:=([.K136]/[.F136])%" office:value-type="percentage" office:value="0.0000227791126725395" calcext:value-type="percentage">
            <text:p>0,0022779113%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.999996810682757" calcext:value-type="float">
            <text:p>0,9999968107</text:p>
          </table:table-cell>
          <table:table-cell office:value-type="float" office:value="0.999999510293907" calcext:value-type="float">
            <text:p>0,9999995103</text:p>
          </table:table-cell>
          <table:table-cell table:formula="of:=[.P136]-[.O136]" office:value-type="float" office:value="0.00000269961115006989" calcext:value-type="float">
            <text:p>2,69961115006989E-006</text:p>
          </table:table-cell>
          <table:table-cell table:formula="of:=([.Q136]/[.P136])%" office:value-type="percentage" office:value="0.000000026996124717535" calcext:value-type="percentage">
            <text:p>0,0000026996%</text:p>
          </table:table-cell>
          <table:table-cell table:style-name="ce29" table:formula="of:= [.$O$7] * [.$J$127]" office:value-type="float" office:value="0" calcext:value-type="float">
            <text:p>0,00E+000</text:p>
          </table:table-cell>
          <table:table-cell table:formula="of:=[.S136]+[.O136]" office:value-type="float" office:value="0.999996810682757" calcext:value-type="float">
            <text:p>0,9999968107</text:p>
          </table:table-cell>
          <table:table-cell table:formula="of:=[.P136]-[.T136]" office:value-type="float" office:value="0.00000269961115006989" calcext:value-type="float">
            <text:p>2,69961115006989E-006</text:p>
          </table:table-cell>
          <table:table-cell table:formula="of:=([.U136]/[.P136])%" office:value-type="percentage" office:value="0.000000026996124717535" calcext:value-type="percentage">
            <text:p>0,0000026996%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.999999992354149" calcext:value-type="float">
            <text:p>0,9999999924</text:p>
          </table:table-cell>
          <table:table-cell office:value-type="float" office:value="0.999999995100294" calcext:value-type="float">
            <text:p>0,9999999951</text:p>
          </table:table-cell>
          <table:table-cell table:formula="of:=[.Z136]-[.Y136]" office:value-type="float" office:value="0.00000000274614497808301" calcext:value-type="float">
            <text:p>2,74614497808301E-009</text:p>
          </table:table-cell>
          <table:table-cell table:formula="of:=([.AA136]/[.Z136])%" office:value-type="percentage" office:value="0.0000000000274614521358292" calcext:value-type="percentage">
            <text:p>0,0000000027%</text:p>
          </table:table-cell>
          <table:table-cell table:style-name="ce29" table:formula="of:= [.$O$7] * [.$J$127]" office:value-type="float" office:value="0" calcext:value-type="float">
            <text:p>0,00E+000</text:p>
          </table:table-cell>
          <table:table-cell table:formula="of:=[.AC136]+[.Y136]" office:value-type="float" office:value="0.999999992354149" calcext:value-type="float">
            <text:p>0,9999999924</text:p>
          </table:table-cell>
          <table:table-cell table:formula="of:=[.Z136]-[.AD136]" office:value-type="float" office:value="0.00000000274614497808301" calcext:value-type="float">
            <text:p>2,74614497808301E-009</text:p>
          </table:table-cell>
          <table:table-cell table:formula="of:=([.AE136]/[.Z136])%" office:value-type="percentage" office:value="0.0000000000274614521358292" calcext:value-type="percentage">
            <text:p>0,0000000027%</text:p>
          </table:table-cell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0.99766185885532" calcext:value-type="float">
            <text:p>0,9976618589</text:p>
          </table:table-cell>
          <table:table-cell office:value-type="float" office:value="0.999936446324248" calcext:value-type="float">
            <text:p>0,9999364463</text:p>
          </table:table-cell>
          <table:table-cell table:formula="of:=[.F137]-[.E137]" office:value-type="float" office:value="0.00227458746892806" calcext:value-type="float">
            <text:p>0,0022745875</text:p>
          </table:table-cell>
          <table:table-cell table:formula="of:=([.G137]/[.F137])%" office:value-type="percentage" office:value="0.0000227473203651077" calcext:value-type="percentage">
            <text:p>0,0022747320%</text:p>
          </table:table-cell>
          <table:table-cell table:formula="of:= [.$O$7] * [.$J$127]" office:value-type="float" office:value="0" calcext:value-type="float">
            <text:p>0,00E+000</text:p>
          </table:table-cell>
          <table:table-cell table:formula="of:=[.I137]+[.E137]" office:value-type="float" office:value="0.99766185885532" calcext:value-type="float">
            <text:p>0,9976618589</text:p>
          </table:table-cell>
          <table:table-cell table:formula="of:=[.F137]-[.J137]" office:value-type="float" office:value="0.00227458746892806" calcext:value-type="float">
            <text:p>0,0022745875</text:p>
          </table:table-cell>
          <table:table-cell table:formula="of:=([.K137]/[.F137])%" office:value-type="percentage" office:value="0.0000227473203651077" calcext:value-type="percentage">
            <text:p>0,0022747320%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999996664444963" calcext:value-type="float">
            <text:p>0,9999966644</text:p>
          </table:table-cell>
          <table:table-cell office:value-type="float" office:value="0.999999360447832" calcext:value-type="float">
            <text:p>0,9999993604</text:p>
          </table:table-cell>
          <table:table-cell table:formula="of:=[.P137]-[.O137]" office:value-type="float" office:value="0.00000269600286906257" calcext:value-type="float">
            <text:p>0,000002696</text:p>
          </table:table-cell>
          <table:table-cell table:formula="of:=([.Q137]/[.P137])%" office:value-type="percentage" office:value="0.000000026960045935202" calcext:value-type="percentage">
            <text:p>0,0000026960%</text:p>
          </table:table-cell>
          <table:table-cell table:style-name="ce29" table:formula="of:= [.$O$7] * [.$J$127]" office:value-type="float" office:value="0" calcext:value-type="float">
            <text:p>0,00E+000</text:p>
          </table:table-cell>
          <table:table-cell table:formula="of:=[.S137]+[.O137]" office:value-type="float" office:value="0.999996664444963" calcext:value-type="float">
            <text:p>0,9999966644</text:p>
          </table:table-cell>
          <table:table-cell table:formula="of:=[.P137]-[.T137]" office:value-type="float" office:value="0.00000269600286906257" calcext:value-type="float">
            <text:p>0,000002696</text:p>
          </table:table-cell>
          <table:table-cell table:formula="of:=([.U137]/[.P137])%" office:value-type="percentage" office:value="0.000000026960045935202" calcext:value-type="percentage">
            <text:p>0,0000026960%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999999990857954" calcext:value-type="float">
            <text:p>0,9999999909</text:p>
          </table:table-cell>
          <table:table-cell office:value-type="float" office:value="0.999999993600448" calcext:value-type="float">
            <text:p>0,9999999936</text:p>
          </table:table-cell>
          <table:table-cell table:formula="of:=[.Z137]-[.Y137]" office:value-type="float" office:value="0.00000000274249400966653" calcext:value-type="float">
            <text:p>2,74249400966653E-009</text:p>
          </table:table-cell>
          <table:table-cell table:formula="of:=([.AA137]/[.Z137])%" office:value-type="percentage" office:value="0.0000000000274249402721726" calcext:value-type="percentage">
            <text:p>0,0000000027%</text:p>
          </table:table-cell>
          <table:table-cell table:style-name="ce29" table:formula="of:= [.$O$7] * [.$J$127]" office:value-type="float" office:value="0" calcext:value-type="float">
            <text:p>0,00E+000</text:p>
          </table:table-cell>
          <table:table-cell table:formula="of:=[.AC137]+[.Y137]" office:value-type="float" office:value="0.999999990857954" calcext:value-type="float">
            <text:p>0,9999999909</text:p>
          </table:table-cell>
          <table:table-cell table:formula="of:=[.Z137]-[.AD137]" office:value-type="float" office:value="0.00000000274249400966653" calcext:value-type="float">
            <text:p>2,74249400966653E-009</text:p>
          </table:table-cell>
          <table:table-cell table:formula="of:=([.AE137]/[.Z137])%" office:value-type="percentage" office:value="0.0000000000274249402721726" calcext:value-type="percentage">
            <text:p>0,0000000027%</text:p>
          </table:table-cell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0.997648673770414" calcext:value-type="float">
            <text:p>0,9976486738</text:p>
          </table:table-cell>
          <table:table-cell office:value-type="float" office:value="0.999919645200298" calcext:value-type="float">
            <text:p>0,9999196452</text:p>
          </table:table-cell>
          <table:table-cell table:formula="of:=[.F138]-[.E138]" office:value-type="float" office:value="0.00227097142988397" calcext:value-type="float">
            <text:p>0,0022709714</text:p>
          </table:table-cell>
          <table:table-cell table:formula="of:=([.G138]/[.F138])%" office:value-type="percentage" office:value="0.0000227115392800217" calcext:value-type="percentage">
            <text:p>0,0022711539%</text:p>
          </table:table-cell>
          <table:table-cell table:formula="of:= [.$O$7] * [.$J$127]" office:value-type="float" office:value="0" calcext:value-type="float">
            <text:p>0,00E+000</text:p>
          </table:table-cell>
          <table:table-cell table:formula="of:=[.I138]+[.E138]" office:value-type="float" office:value="0.997648673770414" calcext:value-type="float">
            <text:p>0,9976486738</text:p>
          </table:table-cell>
          <table:table-cell table:formula="of:=[.F138]-[.J138]" office:value-type="float" office:value="0.00227097142988397" calcext:value-type="float">
            <text:p>0,0022709714</text:p>
          </table:table-cell>
          <table:table-cell table:formula="of:=([.K138]/[.F138])%" office:value-type="percentage" office:value="0.0000227115392800217" calcext:value-type="percentage">
            <text:p>0,0022711539%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.999996498708796" calcext:value-type="float">
            <text:p>0,9999964987</text:p>
          </table:table-cell>
          <table:table-cell office:value-type="float" office:value="0.999999190647719" calcext:value-type="float">
            <text:p>0,9999991906</text:p>
          </table:table-cell>
          <table:table-cell table:formula="of:=[.P138]-[.O138]" office:value-type="float" office:value="0.00000269193892299402" calcext:value-type="float">
            <text:p>2,69193892299402E-006</text:p>
          </table:table-cell>
          <table:table-cell table:formula="of:=([.Q138]/[.P138])%" office:value-type="percentage" office:value="0.0000000269194110183371" calcext:value-type="percentage">
            <text:p>0,0000026919%</text:p>
          </table:table-cell>
          <table:table-cell table:style-name="ce29" table:formula="of:= [.$O$7] * [.$J$127]" office:value-type="float" office:value="0" calcext:value-type="float">
            <text:p>0,00E+000</text:p>
          </table:table-cell>
          <table:table-cell table:formula="of:=[.S138]+[.O138]" office:value-type="float" office:value="0.999996498708796" calcext:value-type="float">
            <text:p>0,9999964987</text:p>
          </table:table-cell>
          <table:table-cell table:formula="of:=[.P138]-[.T138]" office:value-type="float" office:value="0.00000269193892299402" calcext:value-type="float">
            <text:p>2,69193892299402E-006</text:p>
          </table:table-cell>
          <table:table-cell table:formula="of:=([.U138]/[.P138])%" office:value-type="percentage" office:value="0.0000000269194110183371" calcext:value-type="percentage">
            <text:p>0,0000026919%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.999999989162266" calcext:value-type="float">
            <text:p>0,9999999892</text:p>
          </table:table-cell>
          <table:table-cell office:value-type="float" office:value="0.999999991900648" calcext:value-type="float">
            <text:p>0,9999999919</text:p>
          </table:table-cell>
          <table:table-cell table:formula="of:=[.Z138]-[.Y138]" office:value-type="float" office:value="0.00000000273838196562792" calcext:value-type="float">
            <text:p>2,73838196562792E-009</text:p>
          </table:table-cell>
          <table:table-cell table:formula="of:=([.AA138]/[.Z138])%" office:value-type="percentage" office:value="0.0000000000273838165474013" calcext:value-type="percentage">
            <text:p>0,0000000027%</text:p>
          </table:table-cell>
          <table:table-cell table:style-name="ce29" table:formula="of:= [.$O$7] * [.$J$127]" office:value-type="float" office:value="0" calcext:value-type="float">
            <text:p>0,00E+000</text:p>
          </table:table-cell>
          <table:table-cell table:formula="of:=[.AC138]+[.Y138]" office:value-type="float" office:value="0.999999989162266" calcext:value-type="float">
            <text:p>0,9999999892</text:p>
          </table:table-cell>
          <table:table-cell table:formula="of:=[.Z138]-[.AD138]" office:value-type="float" office:value="0.00000000273838196562792" calcext:value-type="float">
            <text:p>2,73838196562792E-009</text:p>
          </table:table-cell>
          <table:table-cell table:formula="of:=([.AE138]/[.Z138])%" office:value-type="percentage" office:value="0.0000000000273838165474013" calcext:value-type="percentage">
            <text:p>0,0000000027%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0.99763393749905" calcext:value-type="float">
            <text:p>0,9976339375</text:p>
          </table:table-cell>
          <table:table-cell office:value-type="float" office:value="0.999900895589962" calcext:value-type="float">
            <text:p>0,9999008956</text:p>
          </table:table-cell>
          <table:table-cell table:formula="of:=[.F139]-[.E139]" office:value-type="float" office:value="0.00226695809091204" calcext:value-type="float">
            <text:p>0,0022669581</text:p>
          </table:table-cell>
          <table:table-cell table:formula="of:=([.G139]/[.F139])%" office:value-type="percentage" office:value="0.0000226718277872389" calcext:value-type="percentage">
            <text:p>0,0022671828%</text:p>
          </table:table-cell>
          <table:table-cell table:formula="of:= [.$O$7] * [.$J$127]" office:value-type="float" office:value="0" calcext:value-type="float">
            <text:p>0,00E+000</text:p>
          </table:table-cell>
          <table:table-cell table:formula="of:=[.I139]+[.E139]" office:value-type="float" office:value="0.99763393749905" calcext:value-type="float">
            <text:p>0,9976339375</text:p>
          </table:table-cell>
          <table:table-cell table:formula="of:=[.F139]-[.J139]" office:value-type="float" office:value="0.00226695809091204" calcext:value-type="float">
            <text:p>0,0022669581</text:p>
          </table:table-cell>
          <table:table-cell table:formula="of:=([.K139]/[.F139])%" office:value-type="percentage" office:value="0.0000226718277872389" calcext:value-type="percentage">
            <text:p>0,0022671828%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999996313474257" calcext:value-type="float">
            <text:p>0,9999963135</text:p>
          </table:table-cell>
          <table:table-cell office:value-type="float" office:value="0.999999000899558" calcext:value-type="float">
            <text:p>0,9999990009</text:p>
          </table:table-cell>
          <table:table-cell table:formula="of:=[.P139]-[.O139]" office:value-type="float" office:value="0.00000268742530096233" calcext:value-type="float">
            <text:p>2,68742530096233E-006</text:p>
          </table:table-cell>
          <table:table-cell table:formula="of:=([.Q139]/[.P139])%" office:value-type="percentage" office:value="0.000000026874279858618" calcext:value-type="percentage">
            <text:p>0,0000026874%</text:p>
          </table:table-cell>
          <table:table-cell table:style-name="ce29" table:formula="of:= [.$O$7] * [.$J$127]" office:value-type="float" office:value="0" calcext:value-type="float">
            <text:p>0,00E+000</text:p>
          </table:table-cell>
          <table:table-cell table:formula="of:=[.S139]+[.O139]" office:value-type="float" office:value="0.999996313474257" calcext:value-type="float">
            <text:p>0,9999963135</text:p>
          </table:table-cell>
          <table:table-cell table:formula="of:=[.P139]-[.T139]" office:value-type="float" office:value="0.00000268742530096233" calcext:value-type="float">
            <text:p>2,68742530096233E-006</text:p>
          </table:table-cell>
          <table:table-cell table:formula="of:=([.U139]/[.P139])%" office:value-type="percentage" office:value="0.000000026874279858618" calcext:value-type="percentage">
            <text:p>0,0000026874%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999999987267086" calcext:value-type="float">
            <text:p>0,9999999873</text:p>
          </table:table-cell>
          <table:table-cell office:value-type="float" office:value="0.9999999900009" calcext:value-type="float">
            <text:p>0,99999999</text:p>
          </table:table-cell>
          <table:table-cell table:formula="of:=[.Z139]-[.Y139]" office:value-type="float" office:value="0.0000000027338139529931" calcext:value-type="float">
            <text:p>2,7338139529931E-009</text:p>
          </table:table-cell>
          <table:table-cell table:formula="of:=([.AA139]/[.Z139])%" office:value-type="percentage" office:value="0.0000000000273381364726187" calcext:value-type="percentage">
            <text:p>0,0000000027%</text:p>
          </table:table-cell>
          <table:table-cell table:style-name="ce29" table:formula="of:= [.$O$7] * [.$J$127]" office:value-type="float" office:value="0" calcext:value-type="float">
            <text:p>0,00E+000</text:p>
          </table:table-cell>
          <table:table-cell table:formula="of:=[.AC139]+[.Y139]" office:value-type="float" office:value="0.999999987267086" calcext:value-type="float">
            <text:p>0,9999999873</text:p>
          </table:table-cell>
          <table:table-cell table:formula="of:=[.Z139]-[.AD139]" office:value-type="float" office:value="0.0000000027338139529931" calcext:value-type="float">
            <text:p>2,7338139529931E-009</text:p>
          </table:table-cell>
          <table:table-cell table:formula="of:=([.AE139]/[.Z139])%" office:value-type="percentage" office:value="0.0000000000273381364726187" calcext:value-type="percentage">
            <text:p>0,0000000027%</text:p>
          </table:table-cell>
        </table:table-row>
        <table:table-row table:style-name="ro1"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0.997617650041225" calcext:value-type="float">
            <text:p>0,99761765</text:p>
          </table:table-cell>
          <table:table-cell office:value-type="float" office:value="0.999880203370336" calcext:value-type="float">
            <text:p>0,9998802034</text:p>
          </table:table-cell>
          <table:table-cell table:formula="of:=[.F140]-[.E140]" office:value-type="float" office:value="0.00226255332911107" calcext:value-type="float">
            <text:p>0,0022625533</text:p>
          </table:table-cell>
          <table:table-cell table:formula="of:=([.G140]/[.F140])%" office:value-type="percentage" office:value="0.0000226282440784876" calcext:value-type="percentage">
            <text:p>0,0022628244%</text:p>
          </table:table-cell>
          <table:table-cell table:formula="of:= [.$O$7] * [.$J$127]" office:value-type="float" office:value="0" calcext:value-type="float">
            <text:p>0,00E+000</text:p>
          </table:table-cell>
          <table:table-cell table:formula="of:=[.I140]+[.E140]" office:value-type="float" office:value="0.997617650041225" calcext:value-type="float">
            <text:p>0,99761765</text:p>
          </table:table-cell>
          <table:table-cell table:formula="of:=[.F140]-[.J140]" office:value-type="float" office:value="0.00226255332911107" calcext:value-type="float">
            <text:p>0,0022625533</text:p>
          </table:table-cell>
          <table:table-cell table:formula="of:=([.K140]/[.F140])%" office:value-type="percentage" office:value="0.0000226282440784876" calcext:value-type="percentage">
            <text:p>0,0022628244%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.999996108741345" calcext:value-type="float">
            <text:p>0,9999961087</text:p>
          </table:table-cell>
          <table:table-cell office:value-type="float" office:value="0.999998791209335" calcext:value-type="float">
            <text:p>0,9999987912</text:p>
          </table:table-cell>
          <table:table-cell table:formula="of:=[.P140]-[.O140]" office:value-type="float" office:value="0.00000268246799006722" calcext:value-type="float">
            <text:p>2,68246799006722E-006</text:p>
          </table:table-cell>
          <table:table-cell table:formula="of:=([.Q140]/[.P140])%" office:value-type="percentage" office:value="0.0000000268247123228033" calcext:value-type="percentage">
            <text:p>0,0000026825%</text:p>
          </table:table-cell>
          <table:table-cell table:style-name="ce29" table:formula="of:= [.$O$7] * [.$J$127]" office:value-type="float" office:value="0" calcext:value-type="float">
            <text:p>0,00E+000</text:p>
          </table:table-cell>
          <table:table-cell table:formula="of:=[.S140]+[.O140]" office:value-type="float" office:value="0.999996108741345" calcext:value-type="float">
            <text:p>0,9999961087</text:p>
          </table:table-cell>
          <table:table-cell table:formula="of:=[.P140]-[.T140]" office:value-type="float" office:value="0.00000268246799006722" calcext:value-type="float">
            <text:p>2,68246799006722E-006</text:p>
          </table:table-cell>
          <table:table-cell table:formula="of:=([.U140]/[.P140])%" office:value-type="percentage" office:value="0.0000000268247123228033" calcext:value-type="percentage">
            <text:p>0,0000026825%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.999999985172414" calcext:value-type="float">
            <text:p>0,9999999852</text:p>
          </table:table-cell>
          <table:table-cell office:value-type="float" office:value="0.99999998790121" calcext:value-type="float">
            <text:p>0,9999999879</text:p>
          </table:table-cell>
          <table:table-cell table:formula="of:=[.Z140]-[.Y140]" office:value-type="float" office:value="0.0000000027287959669664" calcext:value-type="float">
            <text:p>2,7287959669664E-009</text:p>
          </table:table-cell>
          <table:table-cell table:formula="of:=([.AA140]/[.Z140])%" office:value-type="percentage" office:value="0.0000000000272879644407075" calcext:value-type="percentage">
            <text:p>0,0000000027%</text:p>
          </table:table-cell>
          <table:table-cell table:style-name="ce29" table:formula="of:= [.$O$7] * [.$J$127]" office:value-type="float" office:value="0" calcext:value-type="float">
            <text:p>0,00E+000</text:p>
          </table:table-cell>
          <table:table-cell table:formula="of:=[.AC140]+[.Y140]" office:value-type="float" office:value="0.999999985172414" calcext:value-type="float">
            <text:p>0,9999999852</text:p>
          </table:table-cell>
          <table:table-cell table:formula="of:=[.Z140]-[.AD140]" office:value-type="float" office:value="0.0000000027287959669664" calcext:value-type="float">
            <text:p>2,7287959669664E-009</text:p>
          </table:table-cell>
          <table:table-cell table:formula="of:=([.AE140]/[.Z140])%" office:value-type="percentage" office:value="0.0000000000272879644407075" calcext:value-type="percentage">
            <text:p>0,0000000027%</text:p>
          </table:table-cell>
        </table:table-row>
        <table:table-row table:style-name="ro1"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0.997599811396941" calcext:value-type="float">
            <text:p>0,9975998114</text:p>
          </table:table-cell>
          <table:table-cell office:value-type="float" office:value="0.999857574404788" calcext:value-type="float">
            <text:p>0,9998575744</text:p>
          </table:table-cell>
          <table:table-cell table:formula="of:=[.F141]-[.E141]" office:value-type="float" office:value="0.00225776300784697" calcext:value-type="float">
            <text:p>0,002257763</text:p>
          </table:table-cell>
          <table:table-cell table:formula="of:=([.G141]/[.F141])%" office:value-type="percentage" office:value="0.0000225808461689168" calcext:value-type="percentage">
            <text:p>0,0022580846%</text:p>
          </table:table-cell>
          <table:table-cell table:formula="of:= [.$O$7] * [.$J$127]" office:value-type="float" office:value="0" calcext:value-type="float">
            <text:p>0,00E+000</text:p>
          </table:table-cell>
          <table:table-cell table:formula="of:=[.I141]+[.E141]" office:value-type="float" office:value="0.997599811396941" calcext:value-type="float">
            <text:p>0,9975998114</text:p>
          </table:table-cell>
          <table:table-cell table:formula="of:=[.F141]-[.J141]" office:value-type="float" office:value="0.00225776300784697" calcext:value-type="float">
            <text:p>0,002257763</text:p>
          </table:table-cell>
          <table:table-cell table:formula="of:=([.K141]/[.F141])%" office:value-type="percentage" office:value="0.0000225808461689168" calcext:value-type="percentage">
            <text:p>0,0022580846%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.999995884510061" calcext:value-type="float">
            <text:p>0,9999958845</text:p>
          </table:table-cell>
          <table:table-cell office:value-type="float" office:value="0.999998561583037" calcext:value-type="float">
            <text:p>0,9999985616</text:p>
          </table:table-cell>
          <table:table-cell table:formula="of:=[.P141]-[.O141]" office:value-type="float" office:value="0.00000267707297607611" calcext:value-type="float">
            <text:p>2,67707297607611E-006</text:p>
          </table:table-cell>
          <table:table-cell table:formula="of:=([.Q141]/[.P141])%" office:value-type="percentage" office:value="0.0000000267707682693985" calcext:value-type="percentage">
            <text:p>0,0000026771%</text:p>
          </table:table-cell>
          <table:table-cell table:style-name="ce29" table:formula="of:= [.$O$7] * [.$J$127]" office:value-type="float" office:value="0" calcext:value-type="float">
            <text:p>0,00E+000</text:p>
          </table:table-cell>
          <table:table-cell table:formula="of:=[.S141]+[.O141]" office:value-type="float" office:value="0.999995884510061" calcext:value-type="float">
            <text:p>0,9999958845</text:p>
          </table:table-cell>
          <table:table-cell table:formula="of:=[.P141]-[.T141]" office:value-type="float" office:value="0.00000267707297607611" calcext:value-type="float">
            <text:p>2,67707297607611E-006</text:p>
          </table:table-cell>
          <table:table-cell table:formula="of:=([.U141]/[.P141])%" office:value-type="percentage" office:value="0.0000000267707682693985" calcext:value-type="percentage">
            <text:p>0,0000026771%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.999999982878248" calcext:value-type="float">
            <text:p>0,9999999829</text:p>
          </table:table-cell>
          <table:table-cell office:value-type="float" office:value="0.999999985601584" calcext:value-type="float">
            <text:p>0,9999999856</text:p>
          </table:table-cell>
          <table:table-cell table:formula="of:=[.Z141]-[.Y141]" office:value-type="float" office:value="0.0000000027233360011536" calcext:value-type="float">
            <text:p>2,7233360011536E-009</text:p>
          </table:table-cell>
          <table:table-cell table:formula="of:=([.AA141]/[.Z141])%" office:value-type="percentage" office:value="0.0000000000272333559627611" calcext:value-type="percentage">
            <text:p>0,0000000027%</text:p>
          </table:table-cell>
          <table:table-cell table:style-name="ce29" table:formula="of:= [.$O$7] * [.$J$127]" office:value-type="float" office:value="0" calcext:value-type="float">
            <text:p>0,00E+000</text:p>
          </table:table-cell>
          <table:table-cell table:formula="of:=[.AC141]+[.Y141]" office:value-type="float" office:value="0.999999982878248" calcext:value-type="float">
            <text:p>0,9999999829</text:p>
          </table:table-cell>
          <table:table-cell table:formula="of:=[.Z141]-[.AD141]" office:value-type="float" office:value="0.0000000027233360011536" calcext:value-type="float">
            <text:p>2,7233360011536E-009</text:p>
          </table:table-cell>
          <table:table-cell table:formula="of:=([.AE141]/[.Z141])%" office:value-type="percentage" office:value="0.0000000000272333559627611" calcext:value-type="percentage">
            <text:p>0,0000000027%</text:p>
          </table:table-cell>
        </table:table-row>
        <table:table-row table:style-name="ro1"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0.997580421566198" calcext:value-type="float">
            <text:p>0,9975804216</text:p>
          </table:table-cell>
          <table:table-cell office:value-type="float" office:value="0.99983301454298" calcext:value-type="float">
            <text:p>0,9998330145</text:p>
          </table:table-cell>
          <table:table-cell table:formula="of:=[.F142]-[.E142]" office:value-type="float" office:value="0.00225259297678193" calcext:value-type="float">
            <text:p>0,002252593</text:p>
          </table:table-cell>
          <table:table-cell table:formula="of:=([.G142]/[.F142])%" office:value-type="percentage" office:value="0.0000225296918987142" calcext:value-type="percentage">
            <text:p>0,0022529692%</text:p>
          </table:table-cell>
          <table:table-cell table:formula="of:= [.$O$7] * [.$J$127]" office:value-type="float" office:value="0" calcext:value-type="float">
            <text:p>0,00E+000</text:p>
          </table:table-cell>
          <table:table-cell table:formula="of:=[.I142]+[.E142]" office:value-type="float" office:value="0.997580421566198" calcext:value-type="float">
            <text:p>0,9975804216</text:p>
          </table:table-cell>
          <table:table-cell table:formula="of:=[.F142]-[.J142]" office:value-type="float" office:value="0.00225259297678193" calcext:value-type="float">
            <text:p>0,002252593</text:p>
          </table:table-cell>
          <table:table-cell table:formula="of:=([.K142]/[.F142])%" office:value-type="percentage" office:value="0.0000225296918987142" calcext:value-type="percentage">
            <text:p>0,0022529692%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0.999995640780404" calcext:value-type="float">
            <text:p>0,9999956408</text:p>
          </table:table-cell>
          <table:table-cell office:value-type="float" office:value="0.999998312026649" calcext:value-type="float">
            <text:p>0,999998312</text:p>
          </table:table-cell>
          <table:table-cell table:formula="of:=[.P142]-[.O142]" office:value-type="float" office:value="0.00000267124624508952" calcext:value-type="float">
            <text:p>2,67124624508952E-006</text:p>
          </table:table-cell>
          <table:table-cell table:formula="of:=([.Q142]/[.P142])%" office:value-type="percentage" office:value="0.0000000267125075420063" calcext:value-type="percentage">
            <text:p>0,0000026713%</text:p>
          </table:table-cell>
          <table:table-cell table:style-name="ce29" table:formula="of:= [.$O$7] * [.$J$127]" office:value-type="float" office:value="0" calcext:value-type="float">
            <text:p>0,00E+000</text:p>
          </table:table-cell>
          <table:table-cell table:formula="of:=[.S142]+[.O142]" office:value-type="float" office:value="0.999995640780404" calcext:value-type="float">
            <text:p>0,9999956408</text:p>
          </table:table-cell>
          <table:table-cell table:formula="of:=[.P142]-[.T142]" office:value-type="float" office:value="0.00000267124624508952" calcext:value-type="float">
            <text:p>2,67124624508952E-006</text:p>
          </table:table-cell>
          <table:table-cell table:formula="of:=([.U142]/[.P142])%" office:value-type="percentage" office:value="0.0000000267125075420063" calcext:value-type="percentage">
            <text:p>0,0000026713%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0.99999998038459" calcext:value-type="float">
            <text:p>0,9999999804</text:p>
          </table:table-cell>
          <table:table-cell office:value-type="float" office:value="0.999999983102028" calcext:value-type="float">
            <text:p>0,9999999831</text:p>
          </table:table-cell>
          <table:table-cell table:formula="of:=[.Z142]-[.Y142]" office:value-type="float" office:value="0.00000000271743805235758" calcext:value-type="float">
            <text:p>2,71743805235758E-009</text:p>
          </table:table-cell>
          <table:table-cell table:formula="of:=([.AA142]/[.Z142])%" office:value-type="percentage" office:value="0.0000000000271743765418756" calcext:value-type="percentage">
            <text:p>0,0000000027%</text:p>
          </table:table-cell>
          <table:table-cell table:style-name="ce29" table:formula="of:= [.$O$7] * [.$J$127]" office:value-type="float" office:value="0" calcext:value-type="float">
            <text:p>0,00E+000</text:p>
          </table:table-cell>
          <table:table-cell table:formula="of:=[.AC142]+[.Y142]" office:value-type="float" office:value="0.99999998038459" calcext:value-type="float">
            <text:p>0,9999999804</text:p>
          </table:table-cell>
          <table:table-cell table:formula="of:=[.Z142]-[.AD142]" office:value-type="float" office:value="0.00000000271743805235758" calcext:value-type="float">
            <text:p>2,71743805235758E-009</text:p>
          </table:table-cell>
          <table:table-cell table:formula="of:=([.AE142]/[.Z142])%" office:value-type="percentage" office:value="0.0000000000271743765418756" calcext:value-type="percentage">
            <text:p>0,0000000027%</text:p>
          </table:table-cell>
        </table:table-row>
        <table:table-row table:style-name="ro1"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0.997559480548996" calcext:value-type="float">
            <text:p>0,9975594805</text:p>
          </table:table-cell>
          <table:table-cell office:value-type="float" office:value="0.999806529620906" calcext:value-type="float">
            <text:p>0,9998065296</text:p>
          </table:table-cell>
          <table:table-cell table:formula="of:=[.F143]-[.E143]" office:value-type="float" office:value="0.00224704907190998" calcext:value-type="float">
            <text:p>0,0022470491</text:p>
          </table:table-cell>
          <table:table-cell table:formula="of:=([.G143]/[.F143])%" office:value-type="percentage" office:value="0.0000224748389347163" calcext:value-type="percentage">
            <text:p>0,0022474839%</text:p>
          </table:table-cell>
          <table:table-cell table:formula="of:= [.$O$7] * [.$J$127]" office:value-type="float" office:value="0" calcext:value-type="float">
            <text:p>0,00E+000</text:p>
          </table:table-cell>
          <table:table-cell table:formula="of:=[.I143]+[.E143]" office:value-type="float" office:value="0.997559480548996" calcext:value-type="float">
            <text:p>0,9975594805</text:p>
          </table:table-cell>
          <table:table-cell table:formula="of:=[.F143]-[.J143]" office:value-type="float" office:value="0.00224704907190998" calcext:value-type="float">
            <text:p>0,0022470491</text:p>
          </table:table-cell>
          <table:table-cell table:formula="of:=([.K143]/[.F143])%" office:value-type="percentage" office:value="0.0000224748389347163" calcext:value-type="percentage">
            <text:p>0,0022474839%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.999995377552374" calcext:value-type="float">
            <text:p>0,9999953776</text:p>
          </table:table-cell>
          <table:table-cell office:value-type="float" office:value="0.999998042546154" calcext:value-type="float">
            <text:p>0,9999980425</text:p>
          </table:table-cell>
          <table:table-cell table:formula="of:=[.P143]-[.O143]" office:value-type="float" office:value="0.0000026649937799883" calcext:value-type="float">
            <text:p>0,000002665</text:p>
          </table:table-cell>
          <table:table-cell table:formula="of:=([.Q143]/[.P143])%" office:value-type="percentage" office:value="0.0000000266499899615675" calcext:value-type="percentage">
            <text:p>0,0000026650%</text:p>
          </table:table-cell>
          <table:table-cell table:style-name="ce29" table:formula="of:= [.$O$7] * [.$J$127]" office:value-type="float" office:value="0" calcext:value-type="float">
            <text:p>0,00E+000</text:p>
          </table:table-cell>
          <table:table-cell table:formula="of:=[.S143]+[.O143]" office:value-type="float" office:value="0.999995377552374" calcext:value-type="float">
            <text:p>0,9999953776</text:p>
          </table:table-cell>
          <table:table-cell table:formula="of:=[.P143]-[.T143]" office:value-type="float" office:value="0.0000026649937799883" calcext:value-type="float">
            <text:p>0,000002665</text:p>
          </table:table-cell>
          <table:table-cell table:formula="of:=([.U143]/[.P143])%" office:value-type="percentage" office:value="0.0000000266499899615675" calcext:value-type="percentage">
            <text:p>0,0000026650%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.99999997769144" calcext:value-type="float">
            <text:p>0,9999999777</text:p>
          </table:table-cell>
          <table:table-cell office:value-type="float" office:value="0.999999980402548" calcext:value-type="float">
            <text:p>0,9999999804</text:p>
          </table:table-cell>
          <table:table-cell table:formula="of:=[.Z143]-[.Y143]" office:value-type="float" office:value="0.00000000271110811578268" calcext:value-type="float">
            <text:p>2,71110811578268E-009</text:p>
          </table:table-cell>
          <table:table-cell table:formula="of:=([.AA143]/[.Z143])%" office:value-type="percentage" office:value="0.000000000027111082799358" calcext:value-type="percentage">
            <text:p>0,0000000027%</text:p>
          </table:table-cell>
          <table:table-cell table:style-name="ce29" table:formula="of:= [.$O$7] * [.$J$127]" office:value-type="float" office:value="0" calcext:value-type="float">
            <text:p>0,00E+000</text:p>
          </table:table-cell>
          <table:table-cell table:formula="of:=[.AC143]+[.Y143]" office:value-type="float" office:value="0.99999997769144" calcext:value-type="float">
            <text:p>0,9999999777</text:p>
          </table:table-cell>
          <table:table-cell table:formula="of:=[.Z143]-[.AD143]" office:value-type="float" office:value="0.00000000271110811578268" calcext:value-type="float">
            <text:p>2,71110811578268E-009</text:p>
          </table:table-cell>
          <table:table-cell table:formula="of:=([.AE143]/[.Z143])%" office:value-type="percentage" office:value="0.000000000027111082799358" calcext:value-type="percentage">
            <text:p>0,0000000027%</text:p>
          </table:table-cell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0.997536988345333" calcext:value-type="float">
            <text:p>0,9975369883</text:p>
          </table:table-cell>
          <table:table-cell office:value-type="float" office:value="0.999778125460918" calcext:value-type="float">
            <text:p>0,9997781255</text:p>
          </table:table-cell>
          <table:table-cell table:formula="of:=[.F144]-[.E144]" office:value-type="float" office:value="0.00224113711558493" calcext:value-type="float">
            <text:p>0,0022411371</text:p>
          </table:table-cell>
          <table:table-cell table:formula="of:=([.G144]/[.F144])%" office:value-type="percentage" office:value="0.0000224163447720124" calcext:value-type="percentage">
            <text:p>0,0022416345%</text:p>
          </table:table-cell>
          <table:table-cell table:formula="of:= [.$O$7] * [.$J$127]" office:value-type="float" office:value="0" calcext:value-type="float">
            <text:p>0,00E+000</text:p>
          </table:table-cell>
          <table:table-cell table:formula="of:=[.I144]+[.E144]" office:value-type="float" office:value="0.997536988345333" calcext:value-type="float">
            <text:p>0,9975369883</text:p>
          </table:table-cell>
          <table:table-cell table:formula="of:=[.F144]-[.J144]" office:value-type="float" office:value="0.00224113711558493" calcext:value-type="float">
            <text:p>0,0022411371</text:p>
          </table:table-cell>
          <table:table-cell table:formula="of:=([.K144]/[.F144])%" office:value-type="percentage" office:value="0.0000224163447720124" calcext:value-type="percentage">
            <text:p>0,0022416345%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.999995094825972" calcext:value-type="float">
            <text:p>0,9999950948</text:p>
          </table:table-cell>
          <table:table-cell office:value-type="float" office:value="0.999997753147534" calcext:value-type="float">
            <text:p>0,9999977531</text:p>
          </table:table-cell>
          <table:table-cell table:formula="of:=[.P144]-[.O144]" office:value-type="float" office:value="0.00000265832156198798" calcext:value-type="float">
            <text:p>2,65832156198798E-006</text:p>
          </table:table-cell>
          <table:table-cell table:formula="of:=([.Q144]/[.P144])%" office:value-type="percentage" office:value="0.0000000265832753485775" calcext:value-type="percentage">
            <text:p>0,0000026583%</text:p>
          </table:table-cell>
          <table:table-cell table:style-name="ce29" table:formula="of:= [.$O$7] * [.$J$127]" office:value-type="float" office:value="0" calcext:value-type="float">
            <text:p>0,00E+000</text:p>
          </table:table-cell>
          <table:table-cell table:formula="of:=[.S144]+[.O144]" office:value-type="float" office:value="0.999995094825972" calcext:value-type="float">
            <text:p>0,9999950948</text:p>
          </table:table-cell>
          <table:table-cell table:formula="of:=[.P144]-[.T144]" office:value-type="float" office:value="0.00000265832156198798" calcext:value-type="float">
            <text:p>2,65832156198798E-006</text:p>
          </table:table-cell>
          <table:table-cell table:formula="of:=([.U144]/[.P144])%" office:value-type="percentage" office:value="0.0000000265832753485775" calcext:value-type="percentage">
            <text:p>0,0000026583%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.999999974798796" calcext:value-type="float">
            <text:p>0,9999999748</text:p>
          </table:table-cell>
          <table:table-cell office:value-type="float" office:value="0.99999997750315" calcext:value-type="float">
            <text:p>0,9999999775</text:p>
          </table:table-cell>
          <table:table-cell table:formula="of:=[.Z144]-[.Y144]" office:value-type="float" office:value="0.00000000270435385196777" calcext:value-type="float">
            <text:p>2,70435385196777E-009</text:p>
          </table:table-cell>
          <table:table-cell table:formula="of:=([.AA144]/[.Z144])%" office:value-type="percentage" office:value="0.0000000000270435346871799" calcext:value-type="percentage">
            <text:p>0,0000000027%</text:p>
          </table:table-cell>
          <table:table-cell table:style-name="ce29" table:formula="of:= [.$O$7] * [.$J$127]" office:value-type="float" office:value="0" calcext:value-type="float">
            <text:p>0,00E+000</text:p>
          </table:table-cell>
          <table:table-cell table:formula="of:=[.AC144]+[.Y144]" office:value-type="float" office:value="0.999999974798796" calcext:value-type="float">
            <text:p>0,9999999748</text:p>
          </table:table-cell>
          <table:table-cell table:formula="of:=[.Z144]-[.AD144]" office:value-type="float" office:value="0.00000000270435385196777" calcext:value-type="float">
            <text:p>2,70435385196777E-009</text:p>
          </table:table-cell>
          <table:table-cell table:formula="of:=([.AE144]/[.Z144])%" office:value-type="percentage" office:value="0.0000000000270435346871799" calcext:value-type="percentage">
            <text:p>0,0000000027%</text:p>
          </table:table-cell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0.997512944955212" calcext:value-type="float">
            <text:p>0,997512945</text:p>
          </table:table-cell>
          <table:table-cell office:value-type="float" office:value="0.999747807871753" calcext:value-type="float">
            <text:p>0,9997478079</text:p>
          </table:table-cell>
          <table:table-cell table:formula="of:=[.F145]-[.E145]" office:value-type="float" office:value="0.00223486291654107" calcext:value-type="float">
            <text:p>0,0022348629</text:p>
          </table:table-cell>
          <table:table-cell table:formula="of:=([.G145]/[.F145])%" office:value-type="percentage" office:value="0.0000223542667355152" calcext:value-type="percentage">
            <text:p>0,0022354267%</text:p>
          </table:table-cell>
          <table:table-cell table:formula="of:= [.$O$7] * [.$J$127]" office:value-type="float" office:value="0" calcext:value-type="float">
            <text:p>0,00E+000</text:p>
          </table:table-cell>
          <table:table-cell table:formula="of:=[.I145]+[.E145]" office:value-type="float" office:value="0.997512944955212" calcext:value-type="float">
            <text:p>0,997512945</text:p>
          </table:table-cell>
          <table:table-cell table:formula="of:=[.F145]-[.J145]" office:value-type="float" office:value="0.00223486291654107" calcext:value-type="float">
            <text:p>0,0022348629</text:p>
          </table:table-cell>
          <table:table-cell table:formula="of:=([.K145]/[.F145])%" office:value-type="percentage" office:value="0.0000223542667355152" calcext:value-type="percentage">
            <text:p>0,0022354267%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.999994792601197" calcext:value-type="float">
            <text:p>0,9999947926</text:p>
          </table:table-cell>
          <table:table-cell office:value-type="float" office:value="0.99999744383677" calcext:value-type="float">
            <text:p>0,9999974438</text:p>
          </table:table-cell>
          <table:table-cell table:formula="of:=[.P145]-[.O145]" office:value-type="float" office:value="0.0000026512355729702" calcext:value-type="float">
            <text:p>2,6512355729702E-006</text:p>
          </table:table-cell>
          <table:table-cell table:formula="of:=([.Q145]/[.P145])%" office:value-type="percentage" office:value="0.0000000265124234964534" calcext:value-type="percentage">
            <text:p>0,0000026512%</text:p>
          </table:table-cell>
          <table:table-cell table:style-name="ce29" table:formula="of:= [.$O$7] * [.$J$127]" office:value-type="float" office:value="0" calcext:value-type="float">
            <text:p>0,00E+000</text:p>
          </table:table-cell>
          <table:table-cell table:formula="of:=[.S145]+[.O145]" office:value-type="float" office:value="0.999994792601197" calcext:value-type="float">
            <text:p>0,9999947926</text:p>
          </table:table-cell>
          <table:table-cell table:formula="of:=[.P145]-[.T145]" office:value-type="float" office:value="0.0000026512355729702" calcext:value-type="float">
            <text:p>2,6512355729702E-006</text:p>
          </table:table-cell>
          <table:table-cell table:formula="of:=([.U145]/[.P145])%" office:value-type="percentage" office:value="0.0000000265124234964534" calcext:value-type="percentage">
            <text:p>0,0000026512%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.99999997170666" calcext:value-type="float">
            <text:p>0,9999999717</text:p>
          </table:table-cell>
          <table:table-cell office:value-type="float" office:value="0.99999997440384" calcext:value-type="float">
            <text:p>0,9999999744</text:p>
          </table:table-cell>
          <table:table-cell table:formula="of:=[.Z145]-[.Y145]" office:value-type="float" office:value="0.00000000269718003487185" calcext:value-type="float">
            <text:p>2,69718003487185E-009</text:p>
          </table:table-cell>
          <table:table-cell table:formula="of:=([.AA145]/[.Z145])%" office:value-type="percentage" office:value="0.0000000000269717932675317" calcext:value-type="percentage">
            <text:p>0,0000000027%</text:p>
          </table:table-cell>
          <table:table-cell table:style-name="ce29" table:formula="of:= [.$O$7] * [.$J$127]" office:value-type="float" office:value="0" calcext:value-type="float">
            <text:p>0,00E+000</text:p>
          </table:table-cell>
          <table:table-cell table:formula="of:=[.AC145]+[.Y145]" office:value-type="float" office:value="0.99999997170666" calcext:value-type="float">
            <text:p>0,9999999717</text:p>
          </table:table-cell>
          <table:table-cell table:formula="of:=[.Z145]-[.AD145]" office:value-type="float" office:value="0.00000000269718003487185" calcext:value-type="float">
            <text:p>2,69718003487185E-009</text:p>
          </table:table-cell>
          <table:table-cell table:formula="of:=([.AE145]/[.Z145])%" office:value-type="percentage" office:value="0.0000000000269717932675317" calcext:value-type="percentage">
            <text:p>0,0000000027%</text:p>
          </table:table-cell>
        </table:table-row>
        <table:table-row table:style-name="ro1"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0.997487350378631" calcext:value-type="float">
            <text:p>0,9974873504</text:p>
          </table:table-cell>
          <table:table-cell office:value-type="float" office:value="0.999715582648565" calcext:value-type="float">
            <text:p>0,9997155826</text:p>
          </table:table-cell>
          <table:table-cell table:formula="of:=[.F146]-[.E146]" office:value-type="float" office:value="0.00222823226993396" calcext:value-type="float">
            <text:p>0,0022282323</text:p>
          </table:table-cell>
          <table:table-cell table:formula="of:=([.G146]/[.F146])%" office:value-type="percentage" office:value="0.0000222886619815474" calcext:value-type="percentage">
            <text:p>0,0022288662%</text:p>
          </table:table-cell>
          <table:table-cell table:formula="of:= [.$O$7] * [.$J$127]" office:value-type="float" office:value="0" calcext:value-type="float">
            <text:p>0,00E+000</text:p>
          </table:table-cell>
          <table:table-cell table:formula="of:=[.I146]+[.E146]" office:value-type="float" office:value="0.997487350378631" calcext:value-type="float">
            <text:p>0,9974873504</text:p>
          </table:table-cell>
          <table:table-cell table:formula="of:=[.F146]-[.J146]" office:value-type="float" office:value="0.00222823226993396" calcext:value-type="float">
            <text:p>0,0022282323</text:p>
          </table:table-cell>
          <table:table-cell table:formula="of:=([.K146]/[.F146])%" office:value-type="percentage" office:value="0.0000222886619815474" calcext:value-type="percentage">
            <text:p>0,0022288662%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0.99999447087805" calcext:value-type="float">
            <text:p>0,9999944709</text:p>
          </table:table-cell>
          <table:table-cell office:value-type="float" office:value="0.999997114619841" calcext:value-type="float">
            <text:p>0,9999971146</text:p>
          </table:table-cell>
          <table:table-cell table:formula="of:=[.P146]-[.O146]" office:value-type="float" office:value="0.00000264374179104188" calcext:value-type="float">
            <text:p>2,64374179104188E-006</text:p>
          </table:table-cell>
          <table:table-cell table:formula="of:=([.Q146]/[.P146])%" office:value-type="percentage" office:value="0.0000000264374941904195" calcext:value-type="percentage">
            <text:p>0,0000026437%</text:p>
          </table:table-cell>
          <table:table-cell table:style-name="ce29" table:formula="of:= [.$O$7] * [.$J$127]" office:value-type="float" office:value="0" calcext:value-type="float">
            <text:p>0,00E+000</text:p>
          </table:table-cell>
          <table:table-cell table:formula="of:=[.S146]+[.O146]" office:value-type="float" office:value="0.99999447087805" calcext:value-type="float">
            <text:p>0,9999944709</text:p>
          </table:table-cell>
          <table:table-cell table:formula="of:=[.P146]-[.T146]" office:value-type="float" office:value="0.00000264374179104188" calcext:value-type="float">
            <text:p>2,64374179104188E-006</text:p>
          </table:table-cell>
          <table:table-cell table:formula="of:=([.U146]/[.P146])%" office:value-type="percentage" office:value="0.0000000264374941904195" calcext:value-type="percentage">
            <text:p>0,0000026437%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0.999999968415032" calcext:value-type="float">
            <text:p>0,9999999684</text:p>
          </table:table-cell>
          <table:table-cell office:value-type="float" office:value="0.999999971104624" calcext:value-type="float">
            <text:p>0,9999999711</text:p>
          </table:table-cell>
          <table:table-cell table:formula="of:=[.Z146]-[.Y146]" office:value-type="float" office:value="0.00000000268959210458775" calcext:value-type="float">
            <text:p>2,68959210458775E-009</text:p>
          </table:table-cell>
          <table:table-cell table:formula="of:=([.AA146]/[.Z146])%" office:value-type="percentage" office:value="0.0000000000268959207128222" calcext:value-type="percentage">
            <text:p>0,0000000027%</text:p>
          </table:table-cell>
          <table:table-cell table:style-name="ce29" table:formula="of:= [.$O$7] * [.$J$127]" office:value-type="float" office:value="0" calcext:value-type="float">
            <text:p>0,00E+000</text:p>
          </table:table-cell>
          <table:table-cell table:formula="of:=[.AC146]+[.Y146]" office:value-type="float" office:value="0.999999968415032" calcext:value-type="float">
            <text:p>0,9999999684</text:p>
          </table:table-cell>
          <table:table-cell table:formula="of:=[.Z146]-[.AD146]" office:value-type="float" office:value="0.00000000268959210458775" calcext:value-type="float">
            <text:p>2,68959210458775E-009</text:p>
          </table:table-cell>
          <table:table-cell table:formula="of:=([.AE146]/[.Z146])%" office:value-type="percentage" office:value="0.0000000000268959207128222" calcext:value-type="percentage">
            <text:p>0,0000000027%</text:p>
          </table:table-cell>
        </table:table-row>
        <table:table-row table:style-name="ro1"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0.997460204615591" calcext:value-type="float">
            <text:p>0,9974602046</text:p>
          </table:table-cell>
          <table:table-cell office:value-type="float" office:value="0.999681455572954" calcext:value-type="float">
            <text:p>0,9996814556</text:p>
          </table:table-cell>
          <table:table-cell table:formula="of:=[.F147]-[.E147]" office:value-type="float" office:value="0.00222125095736303" calcext:value-type="float">
            <text:p>0,002221251</text:p>
          </table:table-cell>
          <table:table-cell table:formula="of:=([.G147]/[.F147])%" office:value-type="percentage" office:value="0.0000222195874993973" calcext:value-type="percentage">
            <text:p>0,0022219587%</text:p>
          </table:table-cell>
          <table:table-cell table:formula="of:= [.$O$7] * [.$J$127]" office:value-type="float" office:value="0" calcext:value-type="float">
            <text:p>0,00E+000</text:p>
          </table:table-cell>
          <table:table-cell table:formula="of:=[.I147]+[.E147]" office:value-type="float" office:value="0.997460204615591" calcext:value-type="float">
            <text:p>0,9974602046</text:p>
          </table:table-cell>
          <table:table-cell table:formula="of:=[.F147]-[.J147]" office:value-type="float" office:value="0.00222125095736303" calcext:value-type="float">
            <text:p>0,002221251</text:p>
          </table:table-cell>
          <table:table-cell table:formula="of:=([.K147]/[.F147])%" office:value-type="percentage" office:value="0.0000222195874993973" calcext:value-type="percentage">
            <text:p>0,0022219587%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.99999412965653" calcext:value-type="float">
            <text:p>0,9999941297</text:p>
          </table:table-cell>
          <table:table-cell office:value-type="float" office:value="0.999996765502725" calcext:value-type="float">
            <text:p>0,9999967655</text:p>
          </table:table-cell>
          <table:table-cell table:formula="of:=[.P147]-[.O147]" office:value-type="float" office:value="0.00000263584619508705" calcext:value-type="float">
            <text:p>2,63584619508705E-006</text:p>
          </table:table-cell>
          <table:table-cell table:formula="of:=([.Q147]/[.P147])%" office:value-type="percentage" office:value="0.0000000263585472052992" calcext:value-type="percentage">
            <text:p>0,0000026359%</text:p>
          </table:table-cell>
          <table:table-cell table:style-name="ce29" table:formula="of:= [.$O$7] * [.$J$127]" office:value-type="float" office:value="0" calcext:value-type="float">
            <text:p>0,00E+000</text:p>
          </table:table-cell>
          <table:table-cell table:formula="of:=[.S147]+[.O147]" office:value-type="float" office:value="0.99999412965653" calcext:value-type="float">
            <text:p>0,9999941297</text:p>
          </table:table-cell>
          <table:table-cell table:formula="of:=[.P147]-[.T147]" office:value-type="float" office:value="0.00000263584619508705" calcext:value-type="float">
            <text:p>2,63584619508705E-006</text:p>
          </table:table-cell>
          <table:table-cell table:formula="of:=([.U147]/[.P147])%" office:value-type="percentage" office:value="0.0000000263585472052992" calcext:value-type="percentage">
            <text:p>0,0000026359%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.99999996492391" calcext:value-type="float">
            <text:p>0,9999999649</text:p>
          </table:table-cell>
          <table:table-cell office:value-type="float" office:value="0.999999967605508" calcext:value-type="float">
            <text:p>0,9999999676</text:p>
          </table:table-cell>
          <table:table-cell table:formula="of:=[.Z147]-[.Y147]" office:value-type="float" office:value="0.00000000268159805472123" calcext:value-type="float">
            <text:p>2,68159805472123E-009</text:p>
          </table:table-cell>
          <table:table-cell table:formula="of:=([.AA147]/[.Z147])%" office:value-type="percentage" office:value="0.000000000026815972534118" calcext:value-type="percentage">
            <text:p>0,0000000027%</text:p>
          </table:table-cell>
          <table:table-cell table:style-name="ce29" table:formula="of:= [.$O$7] * [.$J$127]" office:value-type="float" office:value="0" calcext:value-type="float">
            <text:p>0,00E+000</text:p>
          </table:table-cell>
          <table:table-cell table:formula="of:=[.AC147]+[.Y147]" office:value-type="float" office:value="0.99999996492391" calcext:value-type="float">
            <text:p>0,9999999649</text:p>
          </table:table-cell>
          <table:table-cell table:formula="of:=[.Z147]-[.AD147]" office:value-type="float" office:value="0.00000000268159805472123" calcext:value-type="float">
            <text:p>2,68159805472123E-009</text:p>
          </table:table-cell>
          <table:table-cell table:formula="of:=([.AE147]/[.Z147])%" office:value-type="percentage" office:value="0.000000000026815972534118" calcext:value-type="percentage">
            <text:p>0,0000000027%</text:p>
          </table:table-cell>
        </table:table-row>
        <table:table-row table:style-name="ro1">
          <table:table-cell table:number-columns-repeated="3"/>
          <table:table-cell office:value-type="float" office:value="19" calcext:value-type="float">
            <text:p>19</text:p>
          </table:table-cell>
          <table:table-cell office:value-type="float" office:value="0.997431507666091" calcext:value-type="float">
            <text:p>0,9974315077</text:p>
          </table:table-cell>
          <table:table-cell office:value-type="float" office:value="0.999645432412992" calcext:value-type="float">
            <text:p>0,9996454324</text:p>
          </table:table-cell>
          <table:table-cell table:formula="of:=[.F148]-[.E148]" office:value-type="float" office:value="0.00221392474690096" calcext:value-type="float">
            <text:p>0,0022139247</text:p>
          </table:table-cell>
          <table:table-cell table:formula="of:=([.G148]/[.F148])%" office:value-type="percentage" office:value="0.0000221471001128581" calcext:value-type="percentage">
            <text:p>0,0022147100%</text:p>
          </table:table-cell>
          <table:table-cell table:formula="of:= [.$O$7] * [.$J$127]" office:value-type="float" office:value="0" calcext:value-type="float">
            <text:p>0,00E+000</text:p>
          </table:table-cell>
          <table:table-cell table:formula="of:=[.I148]+[.E148]" office:value-type="float" office:value="0.997431507666091" calcext:value-type="float">
            <text:p>0,9974315077</text:p>
          </table:table-cell>
          <table:table-cell table:formula="of:=[.F148]-[.J148]" office:value-type="float" office:value="0.00221392474690096" calcext:value-type="float">
            <text:p>0,0022139247</text:p>
          </table:table-cell>
          <table:table-cell table:formula="of:=([.K148]/[.F148])%" office:value-type="percentage" office:value="0.0000221471001128581" calcext:value-type="percentage">
            <text:p>0,0022147100%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0.999993768936638" calcext:value-type="float">
            <text:p>0,9999937689</text:p>
          </table:table-cell>
          <table:table-cell office:value-type="float" office:value="0.999996396491398" calcext:value-type="float">
            <text:p>0,9999963965</text:p>
          </table:table-cell>
          <table:table-cell table:formula="of:=[.P148]-[.O148]" office:value-type="float" office:value="0.00000262755475999299" calcext:value-type="float">
            <text:p>2,62755475999299E-006</text:p>
          </table:table-cell>
          <table:table-cell table:formula="of:=([.Q148]/[.P148])%" office:value-type="percentage" office:value="0.0000000262756422866533" calcext:value-type="percentage">
            <text:p>0,0000026276%</text:p>
          </table:table-cell>
          <table:table-cell table:style-name="ce29" table:formula="of:= [.$O$7] * [.$J$127]" office:value-type="float" office:value="0" calcext:value-type="float">
            <text:p>0,00E+000</text:p>
          </table:table-cell>
          <table:table-cell table:formula="of:=[.S148]+[.O148]" office:value-type="float" office:value="0.999993768936638" calcext:value-type="float">
            <text:p>0,9999937689</text:p>
          </table:table-cell>
          <table:table-cell table:formula="of:=[.P148]-[.T148]" office:value-type="float" office:value="0.00000262755475999299" calcext:value-type="float">
            <text:p>2,62755475999299E-006</text:p>
          </table:table-cell>
          <table:table-cell table:formula="of:=([.U148]/[.P148])%" office:value-type="percentage" office:value="0.0000000262756422866533" calcext:value-type="percentage">
            <text:p>0,0000026276%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0.999999961233297" calcext:value-type="float">
            <text:p>0,9999999612</text:p>
          </table:table-cell>
          <table:table-cell office:value-type="float" office:value="0.999999963906497" calcext:value-type="float">
            <text:p>0,9999999639</text:p>
          </table:table-cell>
          <table:table-cell table:formula="of:=[.Z148]-[.Y148]" office:value-type="float" office:value="0.00000000267319999469606" calcext:value-type="float">
            <text:p>2,67319999469606E-009</text:p>
          </table:table-cell>
          <table:table-cell table:formula="of:=([.AA148]/[.Z148])%" office:value-type="percentage" office:value="0.0000000000267320086833736" calcext:value-type="percentage">
            <text:p>0,0000000027%</text:p>
          </table:table-cell>
          <table:table-cell table:style-name="ce29" table:formula="of:= [.$O$7] * [.$J$127]" office:value-type="float" office:value="0" calcext:value-type="float">
            <text:p>0,00E+000</text:p>
          </table:table-cell>
          <table:table-cell table:formula="of:=[.AC148]+[.Y148]" office:value-type="float" office:value="0.999999961233297" calcext:value-type="float">
            <text:p>0,9999999612</text:p>
          </table:table-cell>
          <table:table-cell table:formula="of:=[.Z148]-[.AD148]" office:value-type="float" office:value="0.00000000267319999469606" calcext:value-type="float">
            <text:p>2,67319999469606E-009</text:p>
          </table:table-cell>
          <table:table-cell table:formula="of:=([.AE148]/[.Z148])%" office:value-type="percentage" office:value="0.0000000000267320086833736" calcext:value-type="percentage">
            <text:p>0,0000000027%</text:p>
          </table:table-cell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0.997401259530132" calcext:value-type="float">
            <text:p>0,9974012595</text:p>
          </table:table-cell>
          <table:table-cell office:value-type="float" office:value="0.999607518923258" calcext:value-type="float">
            <text:p>0,9996075189</text:p>
          </table:table-cell>
          <table:table-cell table:formula="of:=[.F149]-[.E149]" office:value-type="float" office:value="0.00220625939312602" calcext:value-type="float">
            <text:p>0,0022062594</text:p>
          </table:table-cell>
          <table:table-cell table:formula="of:=([.G149]/[.F149])%" office:value-type="percentage" office:value="0.0000220712564817692" calcext:value-type="percentage">
            <text:p>0,0022071256%</text:p>
          </table:table-cell>
          <table:table-cell table:formula="of:= [.$O$7] * [.$J$127]" office:value-type="float" office:value="0" calcext:value-type="float">
            <text:p>0,00E+000</text:p>
          </table:table-cell>
          <table:table-cell table:formula="of:=[.I149]+[.E149]" office:value-type="float" office:value="0.997401259530132" calcext:value-type="float">
            <text:p>0,9974012595</text:p>
          </table:table-cell>
          <table:table-cell table:formula="of:=[.F149]-[.J149]" office:value-type="float" office:value="0.00220625939312602" calcext:value-type="float">
            <text:p>0,0022062594</text:p>
          </table:table-cell>
          <table:table-cell table:formula="of:=([.K149]/[.F149])%" office:value-type="percentage" office:value="0.0000220712564817692" calcext:value-type="percentage">
            <text:p>0,0022071256%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999993388718373" calcext:value-type="float">
            <text:p>0,9999933887</text:p>
          </table:table-cell>
          <table:table-cell office:value-type="float" office:value="0.999996007591836" calcext:value-type="float">
            <text:p>0,9999960076</text:p>
          </table:table-cell>
          <table:table-cell table:formula="of:=[.P149]-[.O149]" office:value-type="float" office:value="0.0000026188734629784" calcext:value-type="float">
            <text:p>2,6188734629784E-006</text:p>
          </table:table-cell>
          <table:table-cell table:formula="of:=([.Q149]/[.P149])%" office:value-type="percentage" office:value="0.0000000261888391885398" calcext:value-type="percentage">
            <text:p>0,0000026189%</text:p>
          </table:table-cell>
          <table:table-cell table:style-name="ce29" table:formula="of:= [.$O$7] * [.$J$127]" office:value-type="float" office:value="0" calcext:value-type="float">
            <text:p>0,00E+000</text:p>
          </table:table-cell>
          <table:table-cell table:formula="of:=[.S149]+[.O149]" office:value-type="float" office:value="0.999993388718373" calcext:value-type="float">
            <text:p>0,9999933887</text:p>
          </table:table-cell>
          <table:table-cell table:formula="of:=[.P149]-[.T149]" office:value-type="float" office:value="0.0000026188734629784" calcext:value-type="float">
            <text:p>2,6188734629784E-006</text:p>
          </table:table-cell>
          <table:table-cell table:formula="of:=([.U149]/[.P149])%" office:value-type="percentage" office:value="0.0000000261888391885398" calcext:value-type="percentage">
            <text:p>0,0000026189%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99999995734319" calcext:value-type="float">
            <text:p>0,9999999573</text:p>
          </table:table-cell>
          <table:table-cell office:value-type="float" office:value="0.999999960007599" calcext:value-type="float">
            <text:p>0,99999996</text:p>
          </table:table-cell>
          <table:table-cell table:formula="of:=[.Z149]-[.Y149]" office:value-type="float" office:value="0.00000000266440902674248" calcext:value-type="float">
            <text:p>2,66440902674248E-009</text:p>
          </table:table-cell>
          <table:table-cell table:formula="of:=([.AA149]/[.Z149])%" office:value-type="percentage" office:value="0.000000000026644092443209" calcext:value-type="percentage">
            <text:p>0,0000000027%</text:p>
          </table:table-cell>
          <table:table-cell table:style-name="ce29" table:formula="of:= [.$O$7] * [.$J$127]" office:value-type="float" office:value="0" calcext:value-type="float">
            <text:p>0,00E+000</text:p>
          </table:table-cell>
          <table:table-cell table:formula="of:=[.AC149]+[.Y149]" office:value-type="float" office:value="0.99999995734319" calcext:value-type="float">
            <text:p>0,9999999573</text:p>
          </table:table-cell>
          <table:table-cell table:formula="of:=[.Z149]-[.AD149]" office:value-type="float" office:value="0.00000000266440902674248" calcext:value-type="float">
            <text:p>2,66440902674248E-009</text:p>
          </table:table-cell>
          <table:table-cell table:formula="of:=([.AE149]/[.Z149])%" office:value-type="percentage" office:value="0.000000000026644092443209" calcext:value-type="percentage">
            <text:p>0,0000000027%</text:p>
          </table:table-cell>
        </table:table-row>
        <table:table-row table:style-name="ro1">
          <table:table-cell table:number-columns-repeated="3"/>
          <table:table-cell office:value-type="float" office:value="21" calcext:value-type="float">
            <text:p>21</text:p>
          </table:table-cell>
          <table:table-cell office:value-type="float" office:value="0.997369460207713" calcext:value-type="float">
            <text:p>0,9973694602</text:p>
          </table:table-cell>
          <table:table-cell office:value-type="float" office:value="0.999567720844859" calcext:value-type="float">
            <text:p>0,9995677208</text:p>
          </table:table-cell>
          <table:table-cell table:formula="of:=[.F150]-[.E150]" office:value-type="float" office:value="0.00219826063714601" calcext:value-type="float">
            <text:p>0,0021982606</text:p>
          </table:table-cell>
          <table:table-cell table:formula="of:=([.G150]/[.F150])%" office:value-type="percentage" office:value="0.0000219921131035367" calcext:value-type="percentage">
            <text:p>0,0021992113%</text:p>
          </table:table-cell>
          <table:table-cell table:formula="of:= [.$O$7] * [.$J$127]" office:value-type="float" office:value="0" calcext:value-type="float">
            <text:p>0,00E+000</text:p>
          </table:table-cell>
          <table:table-cell table:formula="of:=[.I150]+[.E150]" office:value-type="float" office:value="0.997369460207713" calcext:value-type="float">
            <text:p>0,9973694602</text:p>
          </table:table-cell>
          <table:table-cell table:formula="of:=[.F150]-[.J150]" office:value-type="float" office:value="0.00219826063714601" calcext:value-type="float">
            <text:p>0,0021982606</text:p>
          </table:table-cell>
          <table:table-cell table:formula="of:=([.K150]/[.F150])%" office:value-type="percentage" office:value="0.0000219921131035367" calcext:value-type="percentage">
            <text:p>0,0021992113%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0.999992989001736" calcext:value-type="float">
            <text:p>0,999992989</text:p>
          </table:table-cell>
          <table:table-cell office:value-type="float" office:value="0.999995598810012" calcext:value-type="float">
            <text:p>0,9999955988</text:p>
          </table:table-cell>
          <table:table-cell table:formula="of:=[.P150]-[.O150]" office:value-type="float" office:value="0.00000260980827604396" calcext:value-type="float">
            <text:p>2,60980827604396E-006</text:p>
          </table:table-cell>
          <table:table-cell table:formula="of:=([.Q150]/[.P150])%" office:value-type="percentage" office:value="0.0000000260981976235656" calcext:value-type="percentage">
            <text:p>0,0000026098%</text:p>
          </table:table-cell>
          <table:table-cell table:style-name="ce29" table:formula="of:= [.$O$7] * [.$J$127]" office:value-type="float" office:value="0" calcext:value-type="float">
            <text:p>0,00E+000</text:p>
          </table:table-cell>
          <table:table-cell table:formula="of:=[.S150]+[.O150]" office:value-type="float" office:value="0.999992989001736" calcext:value-type="float">
            <text:p>0,999992989</text:p>
          </table:table-cell>
          <table:table-cell table:formula="of:=[.P150]-[.T150]" office:value-type="float" office:value="0.00000260980827604396" calcext:value-type="float">
            <text:p>2,60980827604396E-006</text:p>
          </table:table-cell>
          <table:table-cell table:formula="of:=([.U150]/[.P150])%" office:value-type="percentage" office:value="0.0000000260981976235656" calcext:value-type="percentage">
            <text:p>0,0000026098%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0.999999953253591" calcext:value-type="float">
            <text:p>0,9999999533</text:p>
          </table:table-cell>
          <table:table-cell office:value-type="float" office:value="0.999999955908819" calcext:value-type="float">
            <text:p>0,9999999559</text:p>
          </table:table-cell>
          <table:table-cell table:formula="of:=[.Z150]-[.Y150]" office:value-type="float" office:value="0.00000000265522803744034" calcext:value-type="float">
            <text:p>2,65522803744034E-009</text:p>
          </table:table-cell>
          <table:table-cell table:formula="of:=([.AA150]/[.Z150])%" office:value-type="percentage" office:value="0.000000000026552283765571" calcext:value-type="percentage">
            <text:p>0,0000000027%</text:p>
          </table:table-cell>
          <table:table-cell table:style-name="ce29" table:formula="of:= [.$O$7] * [.$J$127]" office:value-type="float" office:value="0" calcext:value-type="float">
            <text:p>0,00E+000</text:p>
          </table:table-cell>
          <table:table-cell table:formula="of:=[.AC150]+[.Y150]" office:value-type="float" office:value="0.999999953253591" calcext:value-type="float">
            <text:p>0,9999999533</text:p>
          </table:table-cell>
          <table:table-cell table:formula="of:=[.Z150]-[.AD150]" office:value-type="float" office:value="0.00000000265522803744034" calcext:value-type="float">
            <text:p>2,65522803744034E-009</text:p>
          </table:table-cell>
          <table:table-cell table:formula="of:=([.AE150]/[.Z150])%" office:value-type="percentage" office:value="0.000000000026552283765571" calcext:value-type="percentage">
            <text:p>0,0000000027%</text:p>
          </table:table-cell>
        </table:table-row>
        <table:table-row table:style-name="ro1">
          <table:table-cell table:number-columns-repeated="3"/>
          <table:table-cell office:value-type="float" office:value="22" calcext:value-type="float">
            <text:p>22</text:p>
          </table:table-cell>
          <table:table-cell office:value-type="float" office:value="0.997336109698834" calcext:value-type="float">
            <text:p>0,9973361097</text:p>
          </table:table-cell>
          <table:table-cell office:value-type="float" office:value="0.999526043905468" calcext:value-type="float">
            <text:p>0,9995260439</text:p>
          </table:table-cell>
          <table:table-cell table:formula="of:=[.F151]-[.E151]" office:value-type="float" office:value="0.00218993420663394" calcext:value-type="float">
            <text:p>0,0021899342</text:p>
          </table:table-cell>
          <table:table-cell table:formula="of:=([.G151]/[.F151])%" office:value-type="percentage" office:value="0.0000219097263146535" calcext:value-type="percentage">
            <text:p>0,0021909726%</text:p>
          </table:table-cell>
          <table:table-cell table:formula="of:= [.$O$7] * [.$J$127]" office:value-type="float" office:value="0" calcext:value-type="float">
            <text:p>0,00E+000</text:p>
          </table:table-cell>
          <table:table-cell table:formula="of:=[.I151]+[.E151]" office:value-type="float" office:value="0.997336109698834" calcext:value-type="float">
            <text:p>0,9973361097</text:p>
          </table:table-cell>
          <table:table-cell table:formula="of:=[.F151]-[.J151]" office:value-type="float" office:value="0.00218993420663394" calcext:value-type="float">
            <text:p>0,0021899342</text:p>
          </table:table-cell>
          <table:table-cell table:formula="of:=([.K151]/[.F151])%" office:value-type="percentage" office:value="0.0000219097263146535" calcext:value-type="percentage">
            <text:p>0,0021909726%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0.999992569786726" calcext:value-type="float">
            <text:p>0,9999925698</text:p>
          </table:table-cell>
          <table:table-cell office:value-type="float" office:value="0.999995170151898" calcext:value-type="float">
            <text:p>0,9999951702</text:p>
          </table:table-cell>
          <table:table-cell table:formula="of:=[.P151]-[.O151]" office:value-type="float" office:value="0.00000260036517196749" calcext:value-type="float">
            <text:p>2,60036517196749E-006</text:p>
          </table:table-cell>
          <table:table-cell table:formula="of:=([.Q151]/[.P151])%" office:value-type="percentage" office:value="0.0000000260037773161898" calcext:value-type="percentage">
            <text:p>0,0000026004%</text:p>
          </table:table-cell>
          <table:table-cell table:style-name="ce29" table:formula="of:= [.$O$7] * [.$J$127]" office:value-type="float" office:value="0" calcext:value-type="float">
            <text:p>0,00E+000</text:p>
          </table:table-cell>
          <table:table-cell table:formula="of:=[.S151]+[.O151]" office:value-type="float" office:value="0.999992569786726" calcext:value-type="float">
            <text:p>0,9999925698</text:p>
          </table:table-cell>
          <table:table-cell table:formula="of:=[.P151]-[.T151]" office:value-type="float" office:value="0.00000260036517196749" calcext:value-type="float">
            <text:p>2,60036517196749E-006</text:p>
          </table:table-cell>
          <table:table-cell table:formula="of:=([.U151]/[.P151])%" office:value-type="percentage" office:value="0.0000000260037773161898" calcext:value-type="percentage">
            <text:p>0,0000026004%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0.999999948964499" calcext:value-type="float">
            <text:p>0,999999949</text:p>
          </table:table-cell>
          <table:table-cell office:value-type="float" office:value="0.999999951610163" calcext:value-type="float">
            <text:p>0,9999999516</text:p>
          </table:table-cell>
          <table:table-cell table:formula="of:=[.Z151]-[.Y151]" office:value-type="float" office:value="0.0000000026456640211947" calcext:value-type="float">
            <text:p>2,6456640211947E-009</text:p>
          </table:table-cell>
          <table:table-cell table:formula="of:=([.AA151]/[.Z151])%" office:value-type="percentage" office:value="0.0000000000264566370512873" calcext:value-type="percentage">
            <text:p>0,0000000026%</text:p>
          </table:table-cell>
          <table:table-cell table:style-name="ce29" table:formula="of:= [.$O$7] * [.$J$127]" office:value-type="float" office:value="0" calcext:value-type="float">
            <text:p>0,00E+000</text:p>
          </table:table-cell>
          <table:table-cell table:formula="of:=[.AC151]+[.Y151]" office:value-type="float" office:value="0.999999948964499" calcext:value-type="float">
            <text:p>0,999999949</text:p>
          </table:table-cell>
          <table:table-cell table:formula="of:=[.Z151]-[.AD151]" office:value-type="float" office:value="0.0000000026456640211947" calcext:value-type="float">
            <text:p>2,6456640211947E-009</text:p>
          </table:table-cell>
          <table:table-cell table:formula="of:=([.AE151]/[.Z151])%" office:value-type="percentage" office:value="0.0000000000264566370512873" calcext:value-type="percentage">
            <text:p>0,0000000026%</text:p>
          </table:table-cell>
        </table:table-row>
        <table:table-row table:style-name="ro1">
          <table:table-cell table:number-columns-repeated="3"/>
          <table:table-cell office:value-type="float" office:value="23" calcext:value-type="float">
            <text:p>23</text:p>
          </table:table-cell>
          <table:table-cell office:value-type="float" office:value="0.997301208003497" calcext:value-type="float">
            <text:p>0,997301208</text:p>
          </table:table-cell>
          <table:table-cell office:value-type="float" office:value="0.999482493819344" calcext:value-type="float">
            <text:p>0,9994824938</text:p>
          </table:table-cell>
          <table:table-cell table:formula="of:=[.F152]-[.E152]" office:value-type="float" office:value="0.00218128581584698" calcext:value-type="float">
            <text:p>0,0021812858</text:p>
          </table:table-cell>
          <table:table-cell table:formula="of:=([.G152]/[.F152])%" office:value-type="percentage" office:value="0.0000218241522921686" calcext:value-type="percentage">
            <text:p>0,0021824152%</text:p>
          </table:table-cell>
          <table:table-cell table:formula="of:= [.$O$7] * [.$J$127]" office:value-type="float" office:value="0" calcext:value-type="float">
            <text:p>0,00E+000</text:p>
          </table:table-cell>
          <table:table-cell table:formula="of:=[.I152]+[.E152]" office:value-type="float" office:value="0.997301208003497" calcext:value-type="float">
            <text:p>0,997301208</text:p>
          </table:table-cell>
          <table:table-cell table:formula="of:=[.F152]-[.J152]" office:value-type="float" office:value="0.00218128581584698" calcext:value-type="float">
            <text:p>0,0021812858</text:p>
          </table:table-cell>
          <table:table-cell table:formula="of:=([.K152]/[.F152])%" office:value-type="percentage" office:value="0.0000218241522921686" calcext:value-type="percentage">
            <text:p>0,0021824152%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0.999992131073343" calcext:value-type="float">
            <text:p>0,9999921311</text:p>
          </table:table-cell>
          <table:table-cell office:value-type="float" office:value="0.999994721623466" calcext:value-type="float">
            <text:p>0,9999947216</text:p>
          </table:table-cell>
          <table:table-cell table:formula="of:=[.P152]-[.O152]" office:value-type="float" office:value="0.00000259055012297171" calcext:value-type="float">
            <text:p>2,59055012297171E-006</text:p>
          </table:table-cell>
          <table:table-cell table:formula="of:=([.Q152]/[.P152])%" office:value-type="percentage" office:value="0.0000000259056379616571" calcext:value-type="percentage">
            <text:p>0,0000025906%</text:p>
          </table:table-cell>
          <table:table-cell table:style-name="ce29" table:formula="of:= [.$O$7] * [.$J$127]" office:value-type="float" office:value="0" calcext:value-type="float">
            <text:p>0,00E+000</text:p>
          </table:table-cell>
          <table:table-cell table:formula="of:=[.S152]+[.O152]" office:value-type="float" office:value="0.999992131073343" calcext:value-type="float">
            <text:p>0,9999921311</text:p>
          </table:table-cell>
          <table:table-cell table:formula="of:=[.P152]-[.T152]" office:value-type="float" office:value="0.00000259055012297171" calcext:value-type="float">
            <text:p>2,59055012297171E-006</text:p>
          </table:table-cell>
          <table:table-cell table:formula="of:=([.U152]/[.P152])%" office:value-type="percentage" office:value="0.0000000259056379616571" calcext:value-type="percentage">
            <text:p>0,0000025906%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0.999999944475915" calcext:value-type="float">
            <text:p>0,9999999445</text:p>
          </table:table-cell>
          <table:table-cell office:value-type="float" office:value="0.999999947111636" calcext:value-type="float">
            <text:p>0,9999999471</text:p>
          </table:table-cell>
          <table:table-cell table:formula="of:=[.Z152]-[.Y152]" office:value-type="float" office:value="0.00000000263572097480846" calcext:value-type="float">
            <text:p>2,63572097480846E-009</text:p>
          </table:table-cell>
          <table:table-cell table:formula="of:=([.AA152]/[.Z152])%" office:value-type="percentage" office:value="0.0000000000263572178034129" calcext:value-type="percentage">
            <text:p>0,0000000026%</text:p>
          </table:table-cell>
          <table:table-cell table:style-name="ce29" table:formula="of:= [.$O$7] * [.$J$127]" office:value-type="float" office:value="0" calcext:value-type="float">
            <text:p>0,00E+000</text:p>
          </table:table-cell>
          <table:table-cell table:formula="of:=[.AC152]+[.Y152]" office:value-type="float" office:value="0.999999944475915" calcext:value-type="float">
            <text:p>0,9999999445</text:p>
          </table:table-cell>
          <table:table-cell table:formula="of:=[.Z152]-[.AD152]" office:value-type="float" office:value="0.00000000263572097480846" calcext:value-type="float">
            <text:p>2,63572097480846E-009</text:p>
          </table:table-cell>
          <table:table-cell table:formula="of:=([.AE152]/[.Z152])%" office:value-type="percentage" office:value="0.0000000000263572178034129" calcext:value-type="percentage">
            <text:p>0,0000000026%</text:p>
          </table:table-cell>
        </table:table-row>
        <table:table-row table:style-name="ro1">
          <table:table-cell table:number-columns-repeated="3"/>
          <table:table-cell office:value-type="float" office:value="24" calcext:value-type="float">
            <text:p>24</text:p>
          </table:table-cell>
          <table:table-cell office:value-type="float" office:value="0.997264755121699" calcext:value-type="float">
            <text:p>0,9972647551</text:p>
          </table:table-cell>
          <table:table-cell office:value-type="float" office:value="0.999437076287366" calcext:value-type="float">
            <text:p>0,9994370763</text:p>
          </table:table-cell>
          <table:table-cell table:formula="of:=[.F153]-[.E153]" office:value-type="float" office:value="0.00217232116566701" calcext:value-type="float">
            <text:p>0,0021723212</text:p>
          </table:table-cell>
          <table:table-cell table:formula="of:=([.G153]/[.F153])%" office:value-type="percentage" office:value="0.0000217354470552189" calcext:value-type="percentage">
            <text:p>0,0021735447%</text:p>
          </table:table-cell>
          <table:table-cell table:formula="of:= [.$O$7] * [.$J$127]" office:value-type="float" office:value="0" calcext:value-type="float">
            <text:p>0,00E+000</text:p>
          </table:table-cell>
          <table:table-cell table:formula="of:=[.I153]+[.E153]" office:value-type="float" office:value="0.997264755121699" calcext:value-type="float">
            <text:p>0,9972647551</text:p>
          </table:table-cell>
          <table:table-cell table:formula="of:=[.F153]-[.J153]" office:value-type="float" office:value="0.00217232116566701" calcext:value-type="float">
            <text:p>0,0021723212</text:p>
          </table:table-cell>
          <table:table-cell table:formula="of:=([.K153]/[.F153])%" office:value-type="percentage" office:value="0.0000217354470552189" calcext:value-type="percentage">
            <text:p>0,0021735447%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0.999991672861588" calcext:value-type="float">
            <text:p>0,9999916729</text:p>
          </table:table-cell>
          <table:table-cell office:value-type="float" office:value="0.999994253230684" calcext:value-type="float">
            <text:p>0,9999942532</text:p>
          </table:table-cell>
          <table:table-cell table:formula="of:=[.P153]-[.O153]" office:value-type="float" office:value="0.00000258036909595027" calcext:value-type="float">
            <text:p>2,58036909595027E-006</text:p>
          </table:table-cell>
          <table:table-cell table:formula="of:=([.Q153]/[.P153])%" office:value-type="percentage" office:value="0.0000000258038392404428" calcext:value-type="percentage">
            <text:p>0,0000025804%</text:p>
          </table:table-cell>
          <table:table-cell table:style-name="ce29" table:formula="of:= [.$O$7] * [.$J$127]" office:value-type="float" office:value="0" calcext:value-type="float">
            <text:p>0,00E+000</text:p>
          </table:table-cell>
          <table:table-cell table:formula="of:=[.S153]+[.O153]" office:value-type="float" office:value="0.999991672861588" calcext:value-type="float">
            <text:p>0,9999916729</text:p>
          </table:table-cell>
          <table:table-cell table:formula="of:=[.P153]-[.T153]" office:value-type="float" office:value="0.00000258036909595027" calcext:value-type="float">
            <text:p>2,58036909595027E-006</text:p>
          </table:table-cell>
          <table:table-cell table:formula="of:=([.U153]/[.P153])%" office:value-type="percentage" office:value="0.0000000258038392404428" calcext:value-type="percentage">
            <text:p>0,0000025804%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0.999999939787838" calcext:value-type="float">
            <text:p>0,9999999398</text:p>
          </table:table-cell>
          <table:table-cell office:value-type="float" office:value="0.999999942413246" calcext:value-type="float">
            <text:p>0,9999999424</text:p>
          </table:table-cell>
          <table:table-cell table:formula="of:=[.Z153]-[.Y153]" office:value-type="float" office:value="0.00000000262540800211042" calcext:value-type="float">
            <text:p>2,62540800211042E-009</text:p>
          </table:table-cell>
          <table:table-cell table:formula="of:=([.AA153]/[.Z153])%" office:value-type="percentage" office:value="0.0000000000262540893045531" calcext:value-type="percentage">
            <text:p>0,0000000026%</text:p>
          </table:table-cell>
          <table:table-cell table:style-name="ce29" table:formula="of:= [.$O$7] * [.$J$127]" office:value-type="float" office:value="0" calcext:value-type="float">
            <text:p>0,00E+000</text:p>
          </table:table-cell>
          <table:table-cell table:formula="of:=[.AC153]+[.Y153]" office:value-type="float" office:value="0.999999939787838" calcext:value-type="float">
            <text:p>0,9999999398</text:p>
          </table:table-cell>
          <table:table-cell table:formula="of:=[.Z153]-[.AD153]" office:value-type="float" office:value="0.00000000262540800211042" calcext:value-type="float">
            <text:p>2,62540800211042E-009</text:p>
          </table:table-cell>
          <table:table-cell table:formula="of:=([.AE153]/[.Z153])%" office:value-type="percentage" office:value="0.0000000000262540893045531" calcext:value-type="percentage">
            <text:p>0,0000000026%</text:p>
          </table:table-cell>
        </table:table-row>
        <table:table-row table:style-name="ro1">
          <table:table-cell table:number-columns-repeated="3"/>
          <table:table-cell office:value-type="float" office:value="25" calcext:value-type="float">
            <text:p>25</text:p>
          </table:table-cell>
          <table:table-cell office:value-type="float" office:value="0.997226751053443" calcext:value-type="float">
            <text:p>0,9972267511</text:p>
          </table:table-cell>
          <table:table-cell office:value-type="float" office:value="0.999389796997062" calcext:value-type="float">
            <text:p>0,999389797</text:p>
          </table:table-cell>
          <table:table-cell table:formula="of:=[.F154]-[.E154]" office:value-type="float" office:value="0.00216304594361905" calcext:value-type="float">
            <text:p>0,0021630459</text:p>
          </table:table-cell>
          <table:table-cell table:formula="of:=([.G154]/[.F154])%" office:value-type="percentage" office:value="0.000021643666466464" calcext:value-type="percentage">
            <text:p>0,0021643666%</text:p>
          </table:table-cell>
          <table:table-cell table:formula="of:= [.$O$7] * [.$J$127]" office:value-type="float" office:value="0" calcext:value-type="float">
            <text:p>0,00E+000</text:p>
          </table:table-cell>
          <table:table-cell table:formula="of:=[.I154]+[.E154]" office:value-type="float" office:value="0.997226751053443" calcext:value-type="float">
            <text:p>0,9972267511</text:p>
          </table:table-cell>
          <table:table-cell table:formula="of:=[.F154]-[.J154]" office:value-type="float" office:value="0.00216304594361905" calcext:value-type="float">
            <text:p>0,0021630459</text:p>
          </table:table-cell>
          <table:table-cell table:formula="of:=([.K154]/[.F154])%" office:value-type="percentage" office:value="0.000021643666466464" calcext:value-type="percentage">
            <text:p>0,0021643666%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0.999991195151461" calcext:value-type="float">
            <text:p>0,9999911952</text:p>
          </table:table-cell>
          <table:table-cell office:value-type="float" office:value="0.99999376497952" calcext:value-type="float">
            <text:p>0,999993765</text:p>
          </table:table-cell>
          <table:table-cell table:formula="of:=[.P154]-[.O154]" office:value-type="float" office:value="0.00000256982805890704" calcext:value-type="float">
            <text:p>2,56982805890704E-006</text:p>
          </table:table-cell>
          <table:table-cell table:formula="of:=([.Q154]/[.P154])%" office:value-type="percentage" office:value="0.0000000256984408227059" calcext:value-type="percentage">
            <text:p>0,0000025698%</text:p>
          </table:table-cell>
          <table:table-cell table:style-name="ce29" table:formula="of:= [.$O$7] * [.$J$127]" office:value-type="float" office:value="0" calcext:value-type="float">
            <text:p>0,00E+000</text:p>
          </table:table-cell>
          <table:table-cell table:formula="of:=[.S154]+[.O154]" office:value-type="float" office:value="0.999991195151461" calcext:value-type="float">
            <text:p>0,9999911952</text:p>
          </table:table-cell>
          <table:table-cell table:formula="of:=[.P154]-[.T154]" office:value-type="float" office:value="0.00000256982805890704" calcext:value-type="float">
            <text:p>2,56982805890704E-006</text:p>
          </table:table-cell>
          <table:table-cell table:formula="of:=([.U154]/[.P154])%" office:value-type="percentage" office:value="0.0000000256984408227059" calcext:value-type="percentage">
            <text:p>0,0000025698%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0.999999934900268" calcext:value-type="float">
            <text:p>0,9999999349</text:p>
          </table:table-cell>
          <table:table-cell office:value-type="float" office:value="0.999999937514998" calcext:value-type="float">
            <text:p>0,9999999375</text:p>
          </table:table-cell>
          <table:table-cell table:formula="of:=[.Z154]-[.Y154]" office:value-type="float" office:value="0.00000000261472998808188" calcext:value-type="float">
            <text:p>2,61472998808188E-009</text:p>
          </table:table-cell>
          <table:table-cell table:formula="of:=([.AA154]/[.Z154])%" office:value-type="percentage" office:value="0.0000000000261473037350791" calcext:value-type="percentage">
            <text:p>0,0000000026%</text:p>
          </table:table-cell>
          <table:table-cell table:style-name="ce29" table:formula="of:= [.$O$7] * [.$J$127]" office:value-type="float" office:value="0" calcext:value-type="float">
            <text:p>0,00E+000</text:p>
          </table:table-cell>
          <table:table-cell table:formula="of:=[.AC154]+[.Y154]" office:value-type="float" office:value="0.999999934900268" calcext:value-type="float">
            <text:p>0,9999999349</text:p>
          </table:table-cell>
          <table:table-cell table:formula="of:=[.Z154]-[.AD154]" office:value-type="float" office:value="0.00000000261472998808188" calcext:value-type="float">
            <text:p>2,61472998808188E-009</text:p>
          </table:table-cell>
          <table:table-cell table:formula="of:=([.AE154]/[.Z154])%" office:value-type="percentage" office:value="0.0000000000261473037350791" calcext:value-type="percentage">
            <text:p>0,0000000026%</text:p>
          </table:table-cell>
        </table:table-row>
        <table:table-row table:style-name="ro1">
          <table:table-cell table:number-columns-repeated="3"/>
          <table:table-cell office:value-type="float" office:value="26" calcext:value-type="float">
            <text:p>26</text:p>
          </table:table-cell>
          <table:table-cell office:value-type="float" office:value="0.997187195798727" calcext:value-type="float">
            <text:p>0,9971871958</text:p>
          </table:table-cell>
          <table:table-cell office:value-type="float" office:value="0.999340661622634" calcext:value-type="float">
            <text:p>0,9993406616</text:p>
          </table:table-cell>
          <table:table-cell table:formula="of:=[.F155]-[.E155]" office:value-type="float" office:value="0.00215346582390707" calcext:value-type="float">
            <text:p>0,0021534658</text:p>
          </table:table-cell>
          <table:table-cell table:formula="of:=([.G155]/[.F155])%" office:value-type="percentage" office:value="0.0000215488662335639" calcext:value-type="percentage">
            <text:p>0,0021548866%</text:p>
          </table:table-cell>
          <table:table-cell table:formula="of:= [.$O$7] * [.$J$127]" office:value-type="float" office:value="0" calcext:value-type="float">
            <text:p>0,00E+000</text:p>
          </table:table-cell>
          <table:table-cell table:formula="of:=[.I155]+[.E155]" office:value-type="float" office:value="0.997187195798727" calcext:value-type="float">
            <text:p>0,9971871958</text:p>
          </table:table-cell>
          <table:table-cell table:formula="of:=[.F155]-[.J155]" office:value-type="float" office:value="0.00215346582390707" calcext:value-type="float">
            <text:p>0,0021534658</text:p>
          </table:table-cell>
          <table:table-cell table:formula="of:=([.K155]/[.F155])%" office:value-type="percentage" office:value="0.0000215488662335639" calcext:value-type="percentage">
            <text:p>0,0021548866%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0.99999069794296" calcext:value-type="float">
            <text:p>0,9999906979</text:p>
          </table:table-cell>
          <table:table-cell office:value-type="float" office:value="0.999993256875942" calcext:value-type="float">
            <text:p>0,9999932569</text:p>
          </table:table-cell>
          <table:table-cell table:formula="of:=[.P155]-[.O155]" office:value-type="float" office:value="0.00000255893298206633" calcext:value-type="float">
            <text:p>2,55893298206633E-006</text:p>
          </table:table-cell>
          <table:table-cell table:formula="of:=([.Q155]/[.P155])%" office:value-type="percentage" office:value="0.0000000255895023716319" calcext:value-type="percentage">
            <text:p>0,0000025590%</text:p>
          </table:table-cell>
          <table:table-cell table:style-name="ce29" table:formula="of:= [.$O$7] * [.$J$127]" office:value-type="float" office:value="0" calcext:value-type="float">
            <text:p>0,00E+000</text:p>
          </table:table-cell>
          <table:table-cell table:formula="of:=[.S155]+[.O155]" office:value-type="float" office:value="0.99999069794296" calcext:value-type="float">
            <text:p>0,9999906979</text:p>
          </table:table-cell>
          <table:table-cell table:formula="of:=[.P155]-[.T155]" office:value-type="float" office:value="0.00000255893298206633" calcext:value-type="float">
            <text:p>2,55893298206633E-006</text:p>
          </table:table-cell>
          <table:table-cell table:formula="of:=([.U155]/[.P155])%" office:value-type="percentage" office:value="0.0000000255895023716319" calcext:value-type="percentage">
            <text:p>0,0000025590%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0.999999929813206" calcext:value-type="float">
            <text:p>0,9999999298</text:p>
          </table:table-cell>
          <table:table-cell office:value-type="float" office:value="0.999999932416898" calcext:value-type="float">
            <text:p>0,9999999324</text:p>
          </table:table-cell>
          <table:table-cell table:formula="of:=[.Z155]-[.Y155]" office:value-type="float" office:value="0.00000000260369203974875" calcext:value-type="float">
            <text:p>2,60369203974875E-009</text:p>
          </table:table-cell>
          <table:table-cell table:formula="of:=([.AA155]/[.Z155])%" office:value-type="percentage" office:value="0.0000000000260369210469204" calcext:value-type="percentage">
            <text:p>0,0000000026%</text:p>
          </table:table-cell>
          <table:table-cell table:style-name="ce29" table:formula="of:= [.$O$7] * [.$J$127]" office:value-type="float" office:value="0" calcext:value-type="float">
            <text:p>0,00E+000</text:p>
          </table:table-cell>
          <table:table-cell table:formula="of:=[.AC155]+[.Y155]" office:value-type="float" office:value="0.999999929813206" calcext:value-type="float">
            <text:p>0,9999999298</text:p>
          </table:table-cell>
          <table:table-cell table:formula="of:=[.Z155]-[.AD155]" office:value-type="float" office:value="0.00000000260369203974875" calcext:value-type="float">
            <text:p>2,60369203974875E-009</text:p>
          </table:table-cell>
          <table:table-cell table:formula="of:=([.AE155]/[.Z155])%" office:value-type="percentage" office:value="0.0000000000260369210469204" calcext:value-type="percentage">
            <text:p>0,0000000026%</text:p>
          </table:table-cell>
        </table:table-row>
        <table:table-row table:style-name="ro1">
          <table:table-cell table:number-columns-repeated="3"/>
          <table:table-cell office:value-type="float" office:value="27" calcext:value-type="float">
            <text:p>27</text:p>
          </table:table-cell>
          <table:table-cell office:value-type="float" office:value="0.997146089357551" calcext:value-type="float">
            <text:p>0,9971460894</text:p>
          </table:table-cell>
          <table:table-cell office:value-type="float" office:value="0.999289675824989" calcext:value-type="float">
            <text:p>0,9992896758</text:p>
          </table:table-cell>
          <table:table-cell table:formula="of:=[.F156]-[.E156]" office:value-type="float" office:value="0.00214358646743795" calcext:value-type="float">
            <text:p>0,0021435865</text:p>
          </table:table-cell>
          <table:table-cell table:formula="of:=([.G156]/[.F156])%" office:value-type="percentage" office:value="0.0000214511019106473" calcext:value-type="percentage">
            <text:p>0,0021451102%</text:p>
          </table:table-cell>
          <table:table-cell table:formula="of:= [.$O$7] * [.$J$127]" office:value-type="float" office:value="0" calcext:value-type="float">
            <text:p>0,00E+000</text:p>
          </table:table-cell>
          <table:table-cell table:formula="of:=[.I156]+[.E156]" office:value-type="float" office:value="0.997146089357551" calcext:value-type="float">
            <text:p>0,9971460894</text:p>
          </table:table-cell>
          <table:table-cell table:formula="of:=[.F156]-[.J156]" office:value-type="float" office:value="0.00214358646743795" calcext:value-type="float">
            <text:p>0,0021435865</text:p>
          </table:table-cell>
          <table:table-cell table:formula="of:=([.K156]/[.F156])%" office:value-type="percentage" office:value="0.0000214511019106473" calcext:value-type="percentage">
            <text:p>0,0021451102%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0.999990181236088" calcext:value-type="float">
            <text:p>0,9999901812</text:p>
          </table:table-cell>
          <table:table-cell office:value-type="float" office:value="0.999992728925915" calcext:value-type="float">
            <text:p>0,9999927289</text:p>
          </table:table-cell>
          <table:table-cell table:formula="of:=[.P156]-[.O156]" office:value-type="float" office:value="0.00000254768982699272" calcext:value-type="float">
            <text:p>2,54768982699272E-006</text:p>
          </table:table-cell>
          <table:table-cell table:formula="of:=([.Q156]/[.P156])%" office:value-type="percentage" office:value="0.0000000254770835167991" calcext:value-type="percentage">
            <text:p>0,0000025477%</text:p>
          </table:table-cell>
          <table:table-cell table:style-name="ce29" table:formula="of:= [.$O$7] * [.$J$127]" office:value-type="float" office:value="0" calcext:value-type="float">
            <text:p>0,00E+000</text:p>
          </table:table-cell>
          <table:table-cell table:formula="of:=[.S156]+[.O156]" office:value-type="float" office:value="0.999990181236088" calcext:value-type="float">
            <text:p>0,9999901812</text:p>
          </table:table-cell>
          <table:table-cell table:formula="of:=[.P156]-[.T156]" office:value-type="float" office:value="0.00000254768982699272" calcext:value-type="float">
            <text:p>2,54768982699272E-006</text:p>
          </table:table-cell>
          <table:table-cell table:formula="of:=([.U156]/[.P156])%" office:value-type="percentage" office:value="0.0000000254770835167991" calcext:value-type="percentage">
            <text:p>0,0000025477%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0.99999992452665" calcext:value-type="float">
            <text:p>0,9999999245</text:p>
          </table:table-cell>
          <table:table-cell office:value-type="float" office:value="0.999999927118951" calcext:value-type="float">
            <text:p>0,9999999271</text:p>
          </table:table-cell>
          <table:table-cell table:formula="of:=[.Z156]-[.Y156]" office:value-type="float" office:value="0.00000000259230104049379" calcext:value-type="float">
            <text:p>2,59230104049379E-009</text:p>
          </table:table-cell>
          <table:table-cell table:formula="of:=([.AA156]/[.Z156])%" office:value-type="percentage" office:value="0.0000000000259230089635649" calcext:value-type="percentage">
            <text:p>0,0000000026%</text:p>
          </table:table-cell>
          <table:table-cell table:style-name="ce29" table:formula="of:= [.$O$7] * [.$J$127]" office:value-type="float" office:value="0" calcext:value-type="float">
            <text:p>0,00E+000</text:p>
          </table:table-cell>
          <table:table-cell table:formula="of:=[.AC156]+[.Y156]" office:value-type="float" office:value="0.99999992452665" calcext:value-type="float">
            <text:p>0,9999999245</text:p>
          </table:table-cell>
          <table:table-cell table:formula="of:=[.Z156]-[.AD156]" office:value-type="float" office:value="0.00000000259230104049379" calcext:value-type="float">
            <text:p>2,59230104049379E-009</text:p>
          </table:table-cell>
          <table:table-cell table:formula="of:=([.AE156]/[.Z156])%" office:value-type="percentage" office:value="0.0000000000259230089635649" calcext:value-type="percentage">
            <text:p>0,0000000026%</text:p>
          </table:table-cell>
        </table:table-row>
        <table:table-row table:style-name="ro1">
          <table:table-cell table:number-columns-repeated="3"/>
          <table:table-cell office:value-type="float" office:value="28" calcext:value-type="float">
            <text:p>28</text:p>
          </table:table-cell>
          <table:table-cell office:value-type="float" office:value="0.997103431729916" calcext:value-type="float">
            <text:p>0,9971034317</text:p>
          </table:table-cell>
          <table:table-cell office:value-type="float" office:value="0.999236845251769" calcext:value-type="float">
            <text:p>0,9992368453</text:p>
          </table:table-cell>
          <table:table-cell table:formula="of:=[.F157]-[.E157]" office:value-type="float" office:value="0.00213341352185292" calcext:value-type="float">
            <text:p>0,0021334135</text:p>
          </table:table-cell>
          <table:table-cell table:formula="of:=([.G157]/[.F157])%" office:value-type="percentage" office:value="0.0000213504288997197" calcext:value-type="percentage">
            <text:p>0,0021350429%</text:p>
          </table:table-cell>
          <table:table-cell table:formula="of:= [.$O$7] * [.$J$127]" office:value-type="float" office:value="0" calcext:value-type="float">
            <text:p>0,00E+000</text:p>
          </table:table-cell>
          <table:table-cell table:formula="of:=[.I157]+[.E157]" office:value-type="float" office:value="0.997103431729916" calcext:value-type="float">
            <text:p>0,9971034317</text:p>
          </table:table-cell>
          <table:table-cell table:formula="of:=[.F157]-[.J157]" office:value-type="float" office:value="0.00213341352185292" calcext:value-type="float">
            <text:p>0,0021334135</text:p>
          </table:table-cell>
          <table:table-cell table:formula="of:=([.K157]/[.F157])%" office:value-type="percentage" office:value="0.0000213504288997197" calcext:value-type="percentage">
            <text:p>0,0021350429%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0.999989645030842" calcext:value-type="float">
            <text:p>0,999989645</text:p>
          </table:table-cell>
          <table:table-cell office:value-type="float" office:value="0.999992181135402" calcext:value-type="float">
            <text:p>0,9999921811</text:p>
          </table:table-cell>
          <table:table-cell table:formula="of:=[.P157]-[.O157]" office:value-type="float" office:value="0.00000253610456002473" calcext:value-type="float">
            <text:p>2,53610456002473E-006</text:p>
          </table:table-cell>
          <table:table-cell table:formula="of:=([.Q157]/[.P157])%" office:value-type="percentage" office:value="0.0000000253612438941589" calcext:value-type="percentage">
            <text:p>0,0000025361%</text:p>
          </table:table-cell>
          <table:table-cell table:style-name="ce29" table:formula="of:= [.$O$7] * [.$J$127]" office:value-type="float" office:value="0" calcext:value-type="float">
            <text:p>0,00E+000</text:p>
          </table:table-cell>
          <table:table-cell table:formula="of:=[.S157]+[.O157]" office:value-type="float" office:value="0.999989645030842" calcext:value-type="float">
            <text:p>0,999989645</text:p>
          </table:table-cell>
          <table:table-cell table:formula="of:=[.P157]-[.T157]" office:value-type="float" office:value="0.00000253610456002473" calcext:value-type="float">
            <text:p>2,53610456002473E-006</text:p>
          </table:table-cell>
          <table:table-cell table:formula="of:=([.U157]/[.P157])%" office:value-type="percentage" office:value="0.0000000253612438941589" calcext:value-type="percentage">
            <text:p>0,0000025361%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0.999999919040603" calcext:value-type="float">
            <text:p>0,999999919</text:p>
          </table:table-cell>
          <table:table-cell office:value-type="float" office:value="0.999999921621165" calcext:value-type="float">
            <text:p>0,9999999216</text:p>
          </table:table-cell>
          <table:table-cell table:formula="of:=[.Z157]-[.Y157]" office:value-type="float" office:value="0.00000000258056209734292" calcext:value-type="float">
            <text:p>2,58056209734292E-009</text:p>
          </table:table-cell>
          <table:table-cell table:formula="of:=([.AA157]/[.Z157])%" office:value-type="percentage" office:value="0.0000000000258056218858208" calcext:value-type="percentage">
            <text:p>0,0000000026%</text:p>
          </table:table-cell>
          <table:table-cell table:style-name="ce29" table:formula="of:= [.$O$7] * [.$J$127]" office:value-type="float" office:value="0" calcext:value-type="float">
            <text:p>0,00E+000</text:p>
          </table:table-cell>
          <table:table-cell table:formula="of:=[.AC157]+[.Y157]" office:value-type="float" office:value="0.999999919040603" calcext:value-type="float">
            <text:p>0,999999919</text:p>
          </table:table-cell>
          <table:table-cell table:formula="of:=[.Z157]-[.AD157]" office:value-type="float" office:value="0.00000000258056209734292" calcext:value-type="float">
            <text:p>2,58056209734292E-009</text:p>
          </table:table-cell>
          <table:table-cell table:formula="of:=([.AE157]/[.Z157])%" office:value-type="percentage" office:value="0.0000000000258056218858208" calcext:value-type="percentage">
            <text:p>0,0000000026%</text:p>
          </table:table-cell>
        </table:table-row>
        <table:table-row table:style-name="ro1">
          <table:table-cell table:number-columns-repeated="3"/>
          <table:table-cell office:value-type="float" office:value="29" calcext:value-type="float">
            <text:p>29</text:p>
          </table:table-cell>
          <table:table-cell office:value-type="float" office:value="0.997059222915822" calcext:value-type="float">
            <text:p>0,9970592229</text:p>
          </table:table-cell>
          <table:table-cell office:value-type="float" office:value="0.999182175537376" calcext:value-type="float">
            <text:p>0,9991821755</text:p>
          </table:table-cell>
          <table:table-cell table:formula="of:=[.F158]-[.E158]" office:value-type="float" office:value="0.00212295262155404" calcext:value-type="float">
            <text:p>0,0021229526</text:p>
          </table:table-cell>
          <table:table-cell table:formula="of:=([.G158]/[.F158])%" office:value-type="percentage" office:value="0.0000212469024521252" calcext:value-type="percentage">
            <text:p>0,0021246902%</text:p>
          </table:table-cell>
          <table:table-cell table:formula="of:= [.$O$7] * [.$J$127]" office:value-type="float" office:value="0" calcext:value-type="float">
            <text:p>0,00E+000</text:p>
          </table:table-cell>
          <table:table-cell table:formula="of:=[.I158]+[.E158]" office:value-type="float" office:value="0.997059222915822" calcext:value-type="float">
            <text:p>0,9970592229</text:p>
          </table:table-cell>
          <table:table-cell table:formula="of:=[.F158]-[.J158]" office:value-type="float" office:value="0.00212295262155404" calcext:value-type="float">
            <text:p>0,0021229526</text:p>
          </table:table-cell>
          <table:table-cell table:formula="of:=([.K158]/[.F158])%" office:value-type="percentage" office:value="0.0000212469024521252" calcext:value-type="percentage">
            <text:p>0,0021246902%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0.999989089327224" calcext:value-type="float">
            <text:p>0,9999890893</text:p>
          </table:table-cell>
          <table:table-cell office:value-type="float" office:value="0.999991613510367" calcext:value-type="float">
            <text:p>0,9999916135</text:p>
          </table:table-cell>
          <table:table-cell table:formula="of:=[.P158]-[.O158]" office:value-type="float" office:value="0.000002524183142949" calcext:value-type="float">
            <text:p>2,524183142949E-006</text:p>
          </table:table-cell>
          <table:table-cell table:formula="of:=([.Q158]/[.P158])%" office:value-type="percentage" office:value="0.0000000252420431138513" calcext:value-type="percentage">
            <text:p>0,0000025242%</text:p>
          </table:table-cell>
          <table:table-cell table:style-name="ce29" table:formula="of:= [.$O$7] * [.$J$127]" office:value-type="float" office:value="0" calcext:value-type="float">
            <text:p>0,00E+000</text:p>
          </table:table-cell>
          <table:table-cell table:formula="of:=[.S158]+[.O158]" office:value-type="float" office:value="0.999989089327224" calcext:value-type="float">
            <text:p>0,9999890893</text:p>
          </table:table-cell>
          <table:table-cell table:formula="of:=[.P158]-[.T158]" office:value-type="float" office:value="0.000002524183142949" calcext:value-type="float">
            <text:p>2,524183142949E-006</text:p>
          </table:table-cell>
          <table:table-cell table:formula="of:=([.U158]/[.P158])%" office:value-type="percentage" office:value="0.0000000252420431138513" calcext:value-type="percentage">
            <text:p>0,0000025242%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0.999999913355063" calcext:value-type="float">
            <text:p>0,9999999134</text:p>
          </table:table-cell>
          <table:table-cell office:value-type="float" office:value="0.999999915923544" calcext:value-type="float">
            <text:p>0,9999999159</text:p>
          </table:table-cell>
          <table:table-cell table:formula="of:=[.Z158]-[.Y158]" office:value-type="float" office:value="0.00000000256848098345586" calcext:value-type="float">
            <text:p>2,56848098345586E-009</text:p>
          </table:table-cell>
          <table:table-cell table:formula="of:=([.AA158]/[.Z158])%" office:value-type="percentage" office:value="0.0000000000256848186553852" calcext:value-type="percentage">
            <text:p>0,0000000026%</text:p>
          </table:table-cell>
          <table:table-cell table:style-name="ce29" table:formula="of:= [.$O$7] * [.$J$127]" office:value-type="float" office:value="0" calcext:value-type="float">
            <text:p>0,00E+000</text:p>
          </table:table-cell>
          <table:table-cell table:formula="of:=[.AC158]+[.Y158]" office:value-type="float" office:value="0.999999913355063" calcext:value-type="float">
            <text:p>0,9999999134</text:p>
          </table:table-cell>
          <table:table-cell table:formula="of:=[.Z158]-[.AD158]" office:value-type="float" office:value="0.00000000256848098345586" calcext:value-type="float">
            <text:p>2,56848098345586E-009</text:p>
          </table:table-cell>
          <table:table-cell table:formula="of:=([.AE158]/[.Z158])%" office:value-type="percentage" office:value="0.0000000000256848186553852" calcext:value-type="percentage">
            <text:p>0,0000000026%</text:p>
          </table:table-cell>
        </table:table-row>
        <table:table-row table:style-name="ro1"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0.997013462915268" calcext:value-type="float">
            <text:p>0,9970134629</text:p>
          </table:table-cell>
          <table:table-cell office:value-type="float" office:value="0.999125672303003" calcext:value-type="float">
            <text:p>0,9991256723</text:p>
          </table:table-cell>
          <table:table-cell table:formula="of:=[.F159]-[.E159]" office:value-type="float" office:value="0.00211220938773504" calcext:value-type="float">
            <text:p>0,0021122094</text:p>
          </table:table-cell>
          <table:table-cell table:formula="of:=([.G159]/[.F159])%" office:value-type="percentage" office:value="0.0000211405776699378" calcext:value-type="percentage">
            <text:p>0,0021140578%</text:p>
          </table:table-cell>
          <table:table-cell table:formula="of:= [.$O$7] * [.$J$127]" office:value-type="float" office:value="0" calcext:value-type="float">
            <text:p>0,00E+000</text:p>
          </table:table-cell>
          <table:table-cell table:formula="of:=[.I159]+[.E159]" office:value-type="float" office:value="0.997013462915268" calcext:value-type="float">
            <text:p>0,9970134629</text:p>
          </table:table-cell>
          <table:table-cell table:formula="of:=[.F159]-[.J159]" office:value-type="float" office:value="0.00211220938773504" calcext:value-type="float">
            <text:p>0,0021122094</text:p>
          </table:table-cell>
          <table:table-cell table:formula="of:=([.K159]/[.F159])%" office:value-type="percentage" office:value="0.0000211405776699378" calcext:value-type="percentage">
            <text:p>0,0021140578%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.999988514125234" calcext:value-type="float">
            <text:p>0,9999885141</text:p>
          </table:table-cell>
          <table:table-cell office:value-type="float" office:value="0.999991026056769" calcext:value-type="float">
            <text:p>0,9999910261</text:p>
          </table:table-cell>
          <table:table-cell table:formula="of:=[.P159]-[.O159]" office:value-type="float" office:value="0.00000251193153499862" calcext:value-type="float">
            <text:p>2,51193153499862E-006</text:p>
          </table:table-cell>
          <table:table-cell table:formula="of:=([.Q159]/[.P159])%" office:value-type="percentage" office:value="0.0000000251195407713191" calcext:value-type="percentage">
            <text:p>0,0000025120%</text:p>
          </table:table-cell>
          <table:table-cell table:style-name="ce29" table:formula="of:= [.$O$7] * [.$J$127]" office:value-type="float" office:value="0" calcext:value-type="float">
            <text:p>0,00E+000</text:p>
          </table:table-cell>
          <table:table-cell table:formula="of:=[.S159]+[.O159]" office:value-type="float" office:value="0.999988514125234" calcext:value-type="float">
            <text:p>0,9999885141</text:p>
          </table:table-cell>
          <table:table-cell table:formula="of:=[.P159]-[.T159]" office:value-type="float" office:value="0.00000251193153499862" calcext:value-type="float">
            <text:p>2,51193153499862E-006</text:p>
          </table:table-cell>
          <table:table-cell table:formula="of:=([.U159]/[.P159])%" office:value-type="percentage" office:value="0.0000000251195407713191" calcext:value-type="percentage">
            <text:p>0,0000025120%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.99999990747003" calcext:value-type="float">
            <text:p>0,9999999075</text:p>
          </table:table-cell>
          <table:table-cell office:value-type="float" office:value="0.999999910026096" calcext:value-type="float">
            <text:p>0,99999991</text:p>
          </table:table-cell>
          <table:table-cell table:formula="of:=[.Z159]-[.Y159]" office:value-type="float" office:value="0.00000000255606613652759" calcext:value-type="float">
            <text:p>2,55606613652759E-009</text:p>
          </table:table-cell>
          <table:table-cell table:formula="of:=([.AA159]/[.Z159])%" office:value-type="percentage" office:value="0.0000000000255606625548455" calcext:value-type="percentage">
            <text:p>0,0000000026%</text:p>
          </table:table-cell>
          <table:table-cell table:style-name="ce29" table:formula="of:= [.$O$7] * [.$J$127]" office:value-type="float" office:value="0" calcext:value-type="float">
            <text:p>0,00E+000</text:p>
          </table:table-cell>
          <table:table-cell table:formula="of:=[.AC159]+[.Y159]" office:value-type="float" office:value="0.99999990747003" calcext:value-type="float">
            <text:p>0,9999999075</text:p>
          </table:table-cell>
          <table:table-cell table:formula="of:=[.Z159]-[.AD159]" office:value-type="float" office:value="0.00000000255606613652759" calcext:value-type="float">
            <text:p>2,55606613652759E-009</text:p>
          </table:table-cell>
          <table:table-cell table:formula="of:=([.AE159]/[.Z159])%" office:value-type="percentage" office:value="0.0000000000255606625548455" calcext:value-type="percentage">
            <text:p>0,0000000026%</text:p>
          </table:table-cell>
        </table:table-row>
        <table:table-row table:style-name="ro1">
          <table:table-cell table:number-columns-repeated="3"/>
          <table:table-cell office:value-type="float" office:value="31" calcext:value-type="float">
            <text:p>31</text:p>
          </table:table-cell>
          <table:table-cell office:value-type="float" office:value="0.996966151728255" calcext:value-type="float">
            <text:p>0,9969661517</text:p>
          </table:table-cell>
          <table:table-cell office:value-type="float" office:value="0.999067341156661" calcext:value-type="float">
            <text:p>0,9990673412</text:p>
          </table:table-cell>
          <table:table-cell table:formula="of:=[.F160]-[.E160]" office:value-type="float" office:value="0.00210118942840598" calcext:value-type="float">
            <text:p>0,0021011894</text:p>
          </table:table-cell>
          <table:table-cell table:formula="of:=([.G160]/[.F160])%" office:value-type="percentage" office:value="0.0000210315095073951" calcext:value-type="percentage">
            <text:p>0,0021031510%</text:p>
          </table:table-cell>
          <table:table-cell table:formula="of:= [.$O$7] * [.$J$127]" office:value-type="float" office:value="0" calcext:value-type="float">
            <text:p>0,00E+000</text:p>
          </table:table-cell>
          <table:table-cell table:formula="of:=[.I160]+[.E160]" office:value-type="float" office:value="0.996966151728255" calcext:value-type="float">
            <text:p>0,9969661517</text:p>
          </table:table-cell>
          <table:table-cell table:formula="of:=[.F160]-[.J160]" office:value-type="float" office:value="0.00210118942840598" calcext:value-type="float">
            <text:p>0,0021011894</text:p>
          </table:table-cell>
          <table:table-cell table:formula="of:=([.K160]/[.F160])%" office:value-type="percentage" office:value="0.0000210315095073951" calcext:value-type="percentage">
            <text:p>0,0021031510%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0.999987919424871" calcext:value-type="float">
            <text:p>0,9999879194</text:p>
          </table:table-cell>
          <table:table-cell office:value-type="float" office:value="0.99999041878057" calcext:value-type="float">
            <text:p>0,9999904188</text:p>
          </table:table-cell>
          <table:table-cell table:formula="of:=[.P160]-[.O160]" office:value-type="float" office:value="0.00000249935569895943" calcext:value-type="float">
            <text:p>2,49935569895943E-006</text:p>
          </table:table-cell>
          <table:table-cell table:formula="of:=([.Q160]/[.P160])%" office:value-type="percentage" office:value="0.0000000249937964550914" calcext:value-type="percentage">
            <text:p>0,0000024994%</text:p>
          </table:table-cell>
          <table:table-cell table:style-name="ce29" table:formula="of:= [.$O$7] * [.$J$127]" office:value-type="float" office:value="0" calcext:value-type="float">
            <text:p>0,00E+000</text:p>
          </table:table-cell>
          <table:table-cell table:formula="of:=[.S160]+[.O160]" office:value-type="float" office:value="0.999987919424871" calcext:value-type="float">
            <text:p>0,9999879194</text:p>
          </table:table-cell>
          <table:table-cell table:formula="of:=[.P160]-[.T160]" office:value-type="float" office:value="0.00000249935569895943" calcext:value-type="float">
            <text:p>2,49935569895943E-006</text:p>
          </table:table-cell>
          <table:table-cell table:formula="of:=([.U160]/[.P160])%" office:value-type="percentage" office:value="0.0000000249937964550914" calcext:value-type="percentage">
            <text:p>0,0000024994%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0.999999901385504" calcext:value-type="float">
            <text:p>0,9999999014</text:p>
          </table:table-cell>
          <table:table-cell office:value-type="float" office:value="0.999999903928825" calcext:value-type="float">
            <text:p>0,9999999039</text:p>
          </table:table-cell>
          <table:table-cell table:formula="of:=[.Z160]-[.Y160]" office:value-type="float" office:value="0.0000000025433209982495" calcext:value-type="float">
            <text:p>2,5433209982495E-009</text:p>
          </table:table-cell>
          <table:table-cell table:formula="of:=([.AA160]/[.Z160])%" office:value-type="percentage" office:value="0.0000000000254332135361167" calcext:value-type="percentage">
            <text:p>0,0000000025%</text:p>
          </table:table-cell>
          <table:table-cell table:style-name="ce29" table:formula="of:= [.$O$7] * [.$J$127]" office:value-type="float" office:value="0" calcext:value-type="float">
            <text:p>0,00E+000</text:p>
          </table:table-cell>
          <table:table-cell table:formula="of:=[.AC160]+[.Y160]" office:value-type="float" office:value="0.999999901385504" calcext:value-type="float">
            <text:p>0,9999999014</text:p>
          </table:table-cell>
          <table:table-cell table:formula="of:=[.Z160]-[.AD160]" office:value-type="float" office:value="0.0000000025433209982495" calcext:value-type="float">
            <text:p>2,5433209982495E-009</text:p>
          </table:table-cell>
          <table:table-cell table:formula="of:=([.AE160]/[.Z160])%" office:value-type="percentage" office:value="0.0000000000254332135361167" calcext:value-type="percentage">
            <text:p>0,0000000025%</text:p>
          </table:table-cell>
        </table:table-row>
        <table:table-row table:style-name="ro1">
          <table:table-cell table:number-columns-repeated="3"/>
          <table:table-cell office:value-type="float" office:value="32" calcext:value-type="float">
            <text:p>32</text:p>
          </table:table-cell>
          <table:table-cell office:value-type="float" office:value="0.996917289354782" calcext:value-type="float">
            <text:p>0,9969172894</text:p>
          </table:table-cell>
          <table:table-cell office:value-type="float" office:value="0.999007187693208" calcext:value-type="float">
            <text:p>0,9990071877</text:p>
          </table:table-cell>
          <table:table-cell table:formula="of:=[.F161]-[.E161]" office:value-type="float" office:value="0.00208989833842599" calcext:value-type="float">
            <text:p>0,0020898983</text:p>
          </table:table-cell>
          <table:table-cell table:formula="of:=([.G161]/[.F161])%" office:value-type="percentage" office:value="0.0000209197527722661" calcext:value-type="percentage">
            <text:p>0,0020919753%</text:p>
          </table:table-cell>
          <table:table-cell table:formula="of:= [.$O$7] * [.$J$127]" office:value-type="float" office:value="0" calcext:value-type="float">
            <text:p>0,00E+000</text:p>
          </table:table-cell>
          <table:table-cell table:formula="of:=[.I161]+[.E161]" office:value-type="float" office:value="0.996917289354782" calcext:value-type="float">
            <text:p>0,9969172894</text:p>
          </table:table-cell>
          <table:table-cell table:formula="of:=[.F161]-[.J161]" office:value-type="float" office:value="0.00208989833842599" calcext:value-type="float">
            <text:p>0,0020898983</text:p>
          </table:table-cell>
          <table:table-cell table:formula="of:=([.K161]/[.F161])%" office:value-type="percentage" office:value="0.0000209197527722661" calcext:value-type="percentage">
            <text:p>0,0020919753%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.999987305226136" calcext:value-type="float">
            <text:p>0,9999873052</text:p>
          </table:table-cell>
          <table:table-cell office:value-type="float" office:value="0.999989791687726" calcext:value-type="float">
            <text:p>0,9999897917</text:p>
          </table:table-cell>
          <table:table-cell table:formula="of:=[.P161]-[.O161]" office:value-type="float" office:value="0.00000248646158995669" calcext:value-type="float">
            <text:p>2,48646158995669E-006</text:p>
          </table:table-cell>
          <table:table-cell table:formula="of:=([.Q161]/[.P161])%" office:value-type="percentage" office:value="0.0000000248648697368036" calcext:value-type="percentage">
            <text:p>0,0000024865%</text:p>
          </table:table-cell>
          <table:table-cell table:style-name="ce29" table:formula="of:= [.$O$7] * [.$J$127]" office:value-type="float" office:value="0" calcext:value-type="float">
            <text:p>0,00E+000</text:p>
          </table:table-cell>
          <table:table-cell table:formula="of:=[.S161]+[.O161]" office:value-type="float" office:value="0.999987305226136" calcext:value-type="float">
            <text:p>0,9999873052</text:p>
          </table:table-cell>
          <table:table-cell table:formula="of:=[.P161]-[.T161]" office:value-type="float" office:value="0.00000248646158995669" calcext:value-type="float">
            <text:p>2,48646158995669E-006</text:p>
          </table:table-cell>
          <table:table-cell table:formula="of:=([.U161]/[.P161])%" office:value-type="percentage" office:value="0.0000000248648697368036" calcext:value-type="percentage">
            <text:p>0,0000024865%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.999999895101486" calcext:value-type="float">
            <text:p>0,9999998951</text:p>
          </table:table-cell>
          <table:table-cell office:value-type="float" office:value="0.999999897631738" calcext:value-type="float">
            <text:p>0,9999998976</text:p>
          </table:table-cell>
          <table:table-cell table:formula="of:=[.Z161]-[.Y161]" office:value-type="float" office:value="0.00000000253025200791512" calcext:value-type="float">
            <text:p>2,53025200791512E-009</text:p>
          </table:table-cell>
          <table:table-cell table:formula="of:=([.AA161]/[.Z161])%" office:value-type="percentage" office:value="0.0000000000253025282204422" calcext:value-type="percentage">
            <text:p>0,0000000025%</text:p>
          </table:table-cell>
          <table:table-cell table:style-name="ce29" table:formula="of:= [.$O$7] * [.$J$127]" office:value-type="float" office:value="0" calcext:value-type="float">
            <text:p>0,00E+000</text:p>
          </table:table-cell>
          <table:table-cell table:formula="of:=[.AC161]+[.Y161]" office:value-type="float" office:value="0.999999895101486" calcext:value-type="float">
            <text:p>0,9999998951</text:p>
          </table:table-cell>
          <table:table-cell table:formula="of:=[.Z161]-[.AD161]" office:value-type="float" office:value="0.00000000253025200791512" calcext:value-type="float">
            <text:p>2,53025200791512E-009</text:p>
          </table:table-cell>
          <table:table-cell table:formula="of:=([.AE161]/[.Z161])%" office:value-type="percentage" office:value="0.0000000000253025282204422" calcext:value-type="percentage">
            <text:p>0,0000000025%</text:p>
          </table:table-cell>
        </table:table-row>
        <table:table-row table:style-name="ro1">
          <table:table-cell table:number-columns-repeated="3"/>
          <table:table-cell office:value-type="float" office:value="33" calcext:value-type="float">
            <text:p>33</text:p>
          </table:table-cell>
          <table:table-cell office:value-type="float" office:value="0.99686687579485" calcext:value-type="float">
            <text:p>0,9968668758</text:p>
          </table:table-cell>
          <table:table-cell office:value-type="float" office:value="0.998945217494377" calcext:value-type="float">
            <text:p>0,9989452175</text:p>
          </table:table-cell>
          <table:table-cell table:formula="of:=[.F162]-[.E162]" office:value-type="float" office:value="0.00207834169952703" calcext:value-type="float">
            <text:p>0,0020783417</text:p>
          </table:table-cell>
          <table:table-cell table:formula="of:=([.G162]/[.F162])%" office:value-type="percentage" office:value="0.0000208053621272653" calcext:value-type="percentage">
            <text:p>0,0020805362%</text:p>
          </table:table-cell>
          <table:table-cell table:formula="of:= [.$O$7] * [.$J$127]" office:value-type="float" office:value="0" calcext:value-type="float">
            <text:p>0,00E+000</text:p>
          </table:table-cell>
          <table:table-cell table:formula="of:=[.I162]+[.E162]" office:value-type="float" office:value="0.99686687579485" calcext:value-type="float">
            <text:p>0,9968668758</text:p>
          </table:table-cell>
          <table:table-cell table:formula="of:=[.F162]-[.J162]" office:value-type="float" office:value="0.00207834169952703" calcext:value-type="float">
            <text:p>0,0020783417</text:p>
          </table:table-cell>
          <table:table-cell table:formula="of:=([.K162]/[.F162])%" office:value-type="percentage" office:value="0.0000208053621272653" calcext:value-type="percentage">
            <text:p>0,0020805362%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0.999986671529027" calcext:value-type="float">
            <text:p>0,9999866715</text:p>
          </table:table-cell>
          <table:table-cell office:value-type="float" office:value="0.999989144784196" calcext:value-type="float">
            <text:p>0,9999891448</text:p>
          </table:table-cell>
          <table:table-cell table:formula="of:=[.P162]-[.O162]" office:value-type="float" office:value="0.00000247325516899988" calcext:value-type="float">
            <text:p>2,47325516899988E-006</text:p>
          </table:table-cell>
          <table:table-cell table:formula="of:=([.Q162]/[.P162])%" office:value-type="percentage" office:value="0.0000000247328201700991" calcext:value-type="percentage">
            <text:p>0,0000024733%</text:p>
          </table:table-cell>
          <table:table-cell table:style-name="ce29" table:formula="of:= [.$O$7] * [.$J$127]" office:value-type="float" office:value="0" calcext:value-type="float">
            <text:p>0,00E+000</text:p>
          </table:table-cell>
          <table:table-cell table:formula="of:=[.S162]+[.O162]" office:value-type="float" office:value="0.999986671529027" calcext:value-type="float">
            <text:p>0,9999866715</text:p>
          </table:table-cell>
          <table:table-cell table:formula="of:=[.P162]-[.T162]" office:value-type="float" office:value="0.00000247325516899988" calcext:value-type="float">
            <text:p>2,47325516899988E-006</text:p>
          </table:table-cell>
          <table:table-cell table:formula="of:=([.U162]/[.P162])%" office:value-type="percentage" office:value="0.0000000247328201700991" calcext:value-type="percentage">
            <text:p>0,0000024733%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0.999999888617975" calcext:value-type="float">
            <text:p>0,9999998886</text:p>
          </table:table-cell>
          <table:table-cell office:value-type="float" office:value="0.999999891134842" calcext:value-type="float">
            <text:p>0,9999998911</text:p>
          </table:table-cell>
          <table:table-cell table:formula="of:=[.Z162]-[.Y162]" office:value-type="float" office:value="0.00000000251686704810794" calcext:value-type="float">
            <text:p>2,51686704810794E-009</text:p>
          </table:table-cell>
          <table:table-cell table:formula="of:=([.AA162]/[.Z162])%" office:value-type="percentage" office:value="0.0000000000251686710006247" calcext:value-type="percentage">
            <text:p>0,0000000025%</text:p>
          </table:table-cell>
          <table:table-cell table:style-name="ce29" table:formula="of:= [.$O$7] * [.$J$127]" office:value-type="float" office:value="0" calcext:value-type="float">
            <text:p>0,00E+000</text:p>
          </table:table-cell>
          <table:table-cell table:formula="of:=[.AC162]+[.Y162]" office:value-type="float" office:value="0.999999888617975" calcext:value-type="float">
            <text:p>0,9999998886</text:p>
          </table:table-cell>
          <table:table-cell table:formula="of:=[.Z162]-[.AD162]" office:value-type="float" office:value="0.00000000251686704810794" calcext:value-type="float">
            <text:p>2,51686704810794E-009</text:p>
          </table:table-cell>
          <table:table-cell table:formula="of:=([.AE162]/[.Z162])%" office:value-type="percentage" office:value="0.0000000000251686710006247" calcext:value-type="percentage">
            <text:p>0,0000000025%</text:p>
          </table:table-cell>
        </table:table-row>
        <table:table-row table:style-name="ro1">
          <table:table-cell table:number-columns-repeated="3"/>
          <table:table-cell office:value-type="float" office:value="34" calcext:value-type="float">
            <text:p>34</text:p>
          </table:table-cell>
          <table:table-cell office:value-type="float" office:value="0.996814911048458" calcext:value-type="float">
            <text:p>0,996814911</text:p>
          </table:table-cell>
          <table:table-cell office:value-type="float" office:value="0.998881436128804" calcext:value-type="float">
            <text:p>0,9988814361</text:p>
          </table:table-cell>
          <table:table-cell table:formula="of:=[.F163]-[.E163]" office:value-type="float" office:value="0.00206652508034599" calcext:value-type="float">
            <text:p>0,0020665251</text:p>
          </table:table-cell>
          <table:table-cell table:formula="of:=([.G163]/[.F163])%" office:value-type="percentage" office:value="0.0000206883920914065" calcext:value-type="percentage">
            <text:p>0,0020688392%</text:p>
          </table:table-cell>
          <table:table-cell table:formula="of:= [.$O$7] * [.$J$127]" office:value-type="float" office:value="0" calcext:value-type="float">
            <text:p>0,00E+000</text:p>
          </table:table-cell>
          <table:table-cell table:formula="of:=[.I163]+[.E163]" office:value-type="float" office:value="0.996814911048458" calcext:value-type="float">
            <text:p>0,996814911</text:p>
          </table:table-cell>
          <table:table-cell table:formula="of:=[.F163]-[.J163]" office:value-type="float" office:value="0.00206652508034599" calcext:value-type="float">
            <text:p>0,0020665251</text:p>
          </table:table-cell>
          <table:table-cell table:formula="of:=([.K163]/[.F163])%" office:value-type="percentage" office:value="0.0000206883920914065" calcext:value-type="percentage">
            <text:p>0,0020688392%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0.999986018333547" calcext:value-type="float">
            <text:p>0,9999860183</text:p>
          </table:table-cell>
          <table:table-cell office:value-type="float" office:value="0.999988478075935" calcext:value-type="float">
            <text:p>0,9999884781</text:p>
          </table:table-cell>
          <table:table-cell table:formula="of:=[.P163]-[.O163]" office:value-type="float" office:value="0.00000245974238799462" calcext:value-type="float">
            <text:p>2,45974238799462E-006</text:p>
          </table:table-cell>
          <table:table-cell table:formula="of:=([.Q163]/[.P163])%" office:value-type="percentage" office:value="0.0000000245977072961925" calcext:value-type="percentage">
            <text:p>0,0000024598%</text:p>
          </table:table-cell>
          <table:table-cell table:style-name="ce29" table:formula="of:= [.$O$7] * [.$J$127]" office:value-type="float" office:value="0" calcext:value-type="float">
            <text:p>0,00E+000</text:p>
          </table:table-cell>
          <table:table-cell table:formula="of:=[.S163]+[.O163]" office:value-type="float" office:value="0.999986018333547" calcext:value-type="float">
            <text:p>0,9999860183</text:p>
          </table:table-cell>
          <table:table-cell table:formula="of:=[.P163]-[.T163]" office:value-type="float" office:value="0.00000245974238799462" calcext:value-type="float">
            <text:p>2,45974238799462E-006</text:p>
          </table:table-cell>
          <table:table-cell table:formula="of:=([.U163]/[.P163])%" office:value-type="percentage" office:value="0.0000000245977072961925" calcext:value-type="percentage">
            <text:p>0,0000024598%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0.999999881934971" calcext:value-type="float">
            <text:p>0,9999998819</text:p>
          </table:table-cell>
          <table:table-cell office:value-type="float" office:value="0.999999884438141" calcext:value-type="float">
            <text:p>0,9999998844</text:p>
          </table:table-cell>
          <table:table-cell table:formula="of:=[.Z163]-[.Y163]" office:value-type="float" office:value="0.00000000250317000460853" calcext:value-type="float">
            <text:p>2,50317000460853E-009</text:p>
          </table:table-cell>
          <table:table-cell table:formula="of:=([.AA163]/[.Z163])%" office:value-type="percentage" office:value="0.0000000000250316973876797" calcext:value-type="percentage">
            <text:p>0,0000000025%</text:p>
          </table:table-cell>
          <table:table-cell table:style-name="ce29" table:formula="of:= [.$O$7] * [.$J$127]" office:value-type="float" office:value="0" calcext:value-type="float">
            <text:p>0,00E+000</text:p>
          </table:table-cell>
          <table:table-cell table:formula="of:=[.AC163]+[.Y163]" office:value-type="float" office:value="0.999999881934971" calcext:value-type="float">
            <text:p>0,9999998819</text:p>
          </table:table-cell>
          <table:table-cell table:formula="of:=[.Z163]-[.AD163]" office:value-type="float" office:value="0.00000000250317000460853" calcext:value-type="float">
            <text:p>2,50317000460853E-009</text:p>
          </table:table-cell>
          <table:table-cell table:formula="of:=([.AE163]/[.Z163])%" office:value-type="percentage" office:value="0.0000000000250316973876797" calcext:value-type="percentage">
            <text:p>0,0000000025%</text:p>
          </table:table-cell>
        </table:table-row>
        <table:table-row table:style-name="ro1">
          <table:table-cell table:number-columns-repeated="3"/>
          <table:table-cell office:value-type="float" office:value="35" calcext:value-type="float">
            <text:p>35</text:p>
          </table:table-cell>
          <table:table-cell office:value-type="float" office:value="0.996761395115607" calcext:value-type="float">
            <text:p>0,9967613951</text:p>
          </table:table-cell>
          <table:table-cell office:value-type="float" office:value="0.998815849152056" calcext:value-type="float">
            <text:p>0,9988158492</text:p>
          </table:table-cell>
          <table:table-cell table:formula="of:=[.F164]-[.E164]" office:value-type="float" office:value="0.00205445403644899" calcext:value-type="float">
            <text:p>0,002054454</text:p>
          </table:table-cell>
          <table:table-cell table:formula="of:=([.G164]/[.F164])%" office:value-type="percentage" office:value="0.0000205688970413683" calcext:value-type="percentage">
            <text:p>0,0020568897%</text:p>
          </table:table-cell>
          <table:table-cell table:formula="of:= [.$O$7] * [.$J$127]" office:value-type="float" office:value="0" calcext:value-type="float">
            <text:p>0,00E+000</text:p>
          </table:table-cell>
          <table:table-cell table:formula="of:=[.I164]+[.E164]" office:value-type="float" office:value="0.996761395115607" calcext:value-type="float">
            <text:p>0,9967613951</text:p>
          </table:table-cell>
          <table:table-cell table:formula="of:=[.F164]-[.J164]" office:value-type="float" office:value="0.00205445403644899" calcext:value-type="float">
            <text:p>0,002054454</text:p>
          </table:table-cell>
          <table:table-cell table:formula="of:=([.K164]/[.F164])%" office:value-type="percentage" office:value="0.0000205688970413683" calcext:value-type="percentage">
            <text:p>0,0020568897%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0.999985345639693" calcext:value-type="float">
            <text:p>0,9999853456</text:p>
          </table:table-cell>
          <table:table-cell office:value-type="float" office:value="0.999987791568897" calcext:value-type="float">
            <text:p>0,9999877916</text:p>
          </table:table-cell>
          <table:table-cell table:formula="of:=[.P164]-[.O164]" office:value-type="float" office:value="0.00000244592920395359" calcext:value-type="float">
            <text:p>2,44592920395359E-006</text:p>
          </table:table-cell>
          <table:table-cell table:formula="of:=([.Q164]/[.P164])%" office:value-type="percentage" office:value="0.0000000244595906461018" calcext:value-type="percentage">
            <text:p>0,0000024460%</text:p>
          </table:table-cell>
          <table:table-cell table:style-name="ce29" table:formula="of:= [.$O$7] * [.$J$127]" office:value-type="float" office:value="0" calcext:value-type="float">
            <text:p>0,00E+000</text:p>
          </table:table-cell>
          <table:table-cell table:formula="of:=[.S164]+[.O164]" office:value-type="float" office:value="0.999985345639693" calcext:value-type="float">
            <text:p>0,9999853456</text:p>
          </table:table-cell>
          <table:table-cell table:formula="of:=[.P164]-[.T164]" office:value-type="float" office:value="0.00000244592920395359" calcext:value-type="float">
            <text:p>2,44592920395359E-006</text:p>
          </table:table-cell>
          <table:table-cell table:formula="of:=([.U164]/[.P164])%" office:value-type="percentage" office:value="0.0000000244595906461018" calcext:value-type="percentage">
            <text:p>0,0000024460%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0.999999875052475" calcext:value-type="float">
            <text:p>0,9999998751</text:p>
          </table:table-cell>
          <table:table-cell office:value-type="float" office:value="0.999999877541642" calcext:value-type="float">
            <text:p>0,9999998775</text:p>
          </table:table-cell>
          <table:table-cell table:formula="of:=[.Z164]-[.Y164]" office:value-type="float" office:value="0.00000000248916698364354" calcext:value-type="float">
            <text:p>2,48916698364354E-009</text:p>
          </table:table-cell>
          <table:table-cell table:formula="of:=([.AA164]/[.Z164])%" office:value-type="percentage" office:value="0.0000000000248916706641825" calcext:value-type="percentage">
            <text:p>0,0000000025%</text:p>
          </table:table-cell>
          <table:table-cell table:style-name="ce29" table:formula="of:= [.$O$7] * [.$J$127]" office:value-type="float" office:value="0" calcext:value-type="float">
            <text:p>0,00E+000</text:p>
          </table:table-cell>
          <table:table-cell table:formula="of:=[.AC164]+[.Y164]" office:value-type="float" office:value="0.999999875052475" calcext:value-type="float">
            <text:p>0,9999998751</text:p>
          </table:table-cell>
          <table:table-cell table:formula="of:=[.Z164]-[.AD164]" office:value-type="float" office:value="0.00000000248916698364354" calcext:value-type="float">
            <text:p>2,48916698364354E-009</text:p>
          </table:table-cell>
          <table:table-cell table:formula="of:=([.AE164]/[.Z164])%" office:value-type="percentage" office:value="0.0000000000248916706641825" calcext:value-type="percentage">
            <text:p>0,0000000025%</text:p>
          </table:table-cell>
        </table:table-row>
        <table:table-row table:style-name="ro1">
          <table:table-cell table:number-columns-repeated="3"/>
          <table:table-cell office:value-type="float" office:value="36" calcext:value-type="float">
            <text:p>36</text:p>
          </table:table-cell>
          <table:table-cell office:value-type="float" office:value="0.996706327996296" calcext:value-type="float">
            <text:p>0,996706328</text:p>
          </table:table-cell>
          <table:table-cell office:value-type="float" office:value="0.998748462106661" calcext:value-type="float">
            <text:p>0,9987484621</text:p>
          </table:table-cell>
          <table:table-cell table:formula="of:=[.F165]-[.E165]" office:value-type="float" office:value="0.00204213411036502" calcext:value-type="float">
            <text:p>0,0020421341</text:p>
          </table:table-cell>
          <table:table-cell table:formula="of:=([.G165]/[.F165])%" office:value-type="percentage" office:value="0.0000204469312128634" calcext:value-type="percentage">
            <text:p>0,0020446931%</text:p>
          </table:table-cell>
          <table:table-cell table:formula="of:= [.$O$7] * [.$J$127]" office:value-type="float" office:value="0" calcext:value-type="float">
            <text:p>0,00E+000</text:p>
          </table:table-cell>
          <table:table-cell table:formula="of:=[.I165]+[.E165]" office:value-type="float" office:value="0.996706327996296" calcext:value-type="float">
            <text:p>0,996706328</text:p>
          </table:table-cell>
          <table:table-cell table:formula="of:=[.F165]-[.J165]" office:value-type="float" office:value="0.00204213411036502" calcext:value-type="float">
            <text:p>0,0020421341</text:p>
          </table:table-cell>
          <table:table-cell table:formula="of:=([.K165]/[.F165])%" office:value-type="percentage" office:value="0.0000204469312128634" calcext:value-type="percentage">
            <text:p>0,0020446931%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0.999984653447468" calcext:value-type="float">
            <text:p>0,9999846534</text:p>
          </table:table-cell>
          <table:table-cell office:value-type="float" office:value="0.999987085269034" calcext:value-type="float">
            <text:p>0,9999870853</text:p>
          </table:table-cell>
          <table:table-cell table:formula="of:=[.P165]-[.O165]" office:value-type="float" office:value="0.00000243182156600685" calcext:value-type="float">
            <text:p>2,43182156600685E-006</text:p>
          </table:table-cell>
          <table:table-cell table:formula="of:=([.Q165]/[.P165])%" office:value-type="percentage" office:value="0.0000000243185297306682" calcext:value-type="percentage">
            <text:p>0,0000024319%</text:p>
          </table:table-cell>
          <table:table-cell table:style-name="ce29" table:formula="of:= [.$O$7] * [.$J$127]" office:value-type="float" office:value="0" calcext:value-type="float">
            <text:p>0,00E+000</text:p>
          </table:table-cell>
          <table:table-cell table:formula="of:=[.S165]+[.O165]" office:value-type="float" office:value="0.999984653447468" calcext:value-type="float">
            <text:p>0,9999846534</text:p>
          </table:table-cell>
          <table:table-cell table:formula="of:=[.P165]-[.T165]" office:value-type="float" office:value="0.00000243182156600685" calcext:value-type="float">
            <text:p>2,43182156600685E-006</text:p>
          </table:table-cell>
          <table:table-cell table:formula="of:=([.U165]/[.P165])%" office:value-type="percentage" office:value="0.0000000243185297306682" calcext:value-type="percentage">
            <text:p>0,0000024319%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0.999999867970486" calcext:value-type="float">
            <text:p>0,999999868</text:p>
          </table:table-cell>
          <table:table-cell office:value-type="float" office:value="0.999999870445351" calcext:value-type="float">
            <text:p>0,9999998704</text:p>
          </table:table-cell>
          <table:table-cell table:formula="of:=[.Z165]-[.Y165]" office:value-type="float" office:value="0.00000000247486497961802" calcext:value-type="float">
            <text:p>2,47486497961802E-009</text:p>
          </table:table-cell>
          <table:table-cell table:formula="of:=([.AA165]/[.Z165])%" office:value-type="percentage" office:value="0.0000000000247486474513674" calcext:value-type="percentage">
            <text:p>0,0000000025%</text:p>
          </table:table-cell>
          <table:table-cell table:style-name="ce29" table:formula="of:= [.$O$7] * [.$J$127]" office:value-type="float" office:value="0" calcext:value-type="float">
            <text:p>0,00E+000</text:p>
          </table:table-cell>
          <table:table-cell table:formula="of:=[.AC165]+[.Y165]" office:value-type="float" office:value="0.999999867970486" calcext:value-type="float">
            <text:p>0,999999868</text:p>
          </table:table-cell>
          <table:table-cell table:formula="of:=[.Z165]-[.AD165]" office:value-type="float" office:value="0.00000000247486497961802" calcext:value-type="float">
            <text:p>2,47486497961802E-009</text:p>
          </table:table-cell>
          <table:table-cell table:formula="of:=([.AE165]/[.Z165])%" office:value-type="percentage" office:value="0.0000000000247486474513674" calcext:value-type="percentage">
            <text:p>0,0000000025%</text:p>
          </table:table-cell>
        </table:table-row>
        <table:table-row table:style-name="ro1">
          <table:table-cell table:number-columns-repeated="3"/>
          <table:table-cell office:value-type="float" office:value="37" calcext:value-type="float">
            <text:p>37</text:p>
          </table:table-cell>
          <table:table-cell office:value-type="float" office:value="0.996649709690526" calcext:value-type="float">
            <text:p>0,9966497097</text:p>
          </table:table-cell>
          <table:table-cell office:value-type="float" office:value="0.998679280522133" calcext:value-type="float">
            <text:p>0,9986792805</text:p>
          </table:table-cell>
          <table:table-cell table:formula="of:=[.F166]-[.E166]" office:value-type="float" office:value="0.00202957083160693" calcext:value-type="float">
            <text:p>0,0020295708</text:p>
          </table:table-cell>
          <table:table-cell table:formula="of:=([.G166]/[.F166])%" office:value-type="percentage" office:value="0.0000203225487019766" calcext:value-type="percentage">
            <text:p>0,0020322549%</text:p>
          </table:table-cell>
          <table:table-cell table:formula="of:= [.$O$7] * [.$J$127]" office:value-type="float" office:value="0" calcext:value-type="float">
            <text:p>0,00E+000</text:p>
          </table:table-cell>
          <table:table-cell table:formula="of:=[.I166]+[.E166]" office:value-type="float" office:value="0.996649709690526" calcext:value-type="float">
            <text:p>0,9966497097</text:p>
          </table:table-cell>
          <table:table-cell table:formula="of:=[.F166]-[.J166]" office:value-type="float" office:value="0.00202957083160693" calcext:value-type="float">
            <text:p>0,0020295708</text:p>
          </table:table-cell>
          <table:table-cell table:formula="of:=([.K166]/[.F166])%" office:value-type="percentage" office:value="0.0000203225487019766" calcext:value-type="percentage">
            <text:p>0,0020322549%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0.999983941756869" calcext:value-type="float">
            <text:p>0,9999839418</text:p>
          </table:table-cell>
          <table:table-cell office:value-type="float" office:value="0.999986359182299" calcext:value-type="float">
            <text:p>0,9999863592</text:p>
          </table:table-cell>
          <table:table-cell table:formula="of:=[.P166]-[.O166]" office:value-type="float" office:value="0.00000241742542994583" calcext:value-type="float">
            <text:p>2,41742542994583E-006</text:p>
          </table:table-cell>
          <table:table-cell table:formula="of:=([.Q166]/[.P166])%" office:value-type="percentage" office:value="0.000000024174584053891" calcext:value-type="percentage">
            <text:p>0,0000024175%</text:p>
          </table:table-cell>
          <table:table-cell table:style-name="ce29" table:formula="of:= [.$O$7] * [.$J$127]" office:value-type="float" office:value="0" calcext:value-type="float">
            <text:p>0,00E+000</text:p>
          </table:table-cell>
          <table:table-cell table:formula="of:=[.S166]+[.O166]" office:value-type="float" office:value="0.999983941756869" calcext:value-type="float">
            <text:p>0,9999839418</text:p>
          </table:table-cell>
          <table:table-cell table:formula="of:=[.P166]-[.T166]" office:value-type="float" office:value="0.00000241742542994583" calcext:value-type="float">
            <text:p>2,41742542994583E-006</text:p>
          </table:table-cell>
          <table:table-cell table:formula="of:=([.U166]/[.P166])%" office:value-type="percentage" office:value="0.000000024174584053891" calcext:value-type="percentage">
            <text:p>0,0000024175%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0.999999860689005" calcext:value-type="float">
            <text:p>0,9999998607</text:p>
          </table:table-cell>
          <table:table-cell office:value-type="float" office:value="0.999999863149274" calcext:value-type="float">
            <text:p>0,9999998631</text:p>
          </table:table-cell>
          <table:table-cell table:formula="of:=[.Z166]-[.Y166]" office:value-type="float" office:value="0.00000000246026898853557" calcext:value-type="float">
            <text:p>2,46026898853557E-009</text:p>
          </table:table-cell>
          <table:table-cell table:formula="of:=([.AA166]/[.Z166])%" office:value-type="percentage" office:value="0.0000000000246026910318058" calcext:value-type="percentage">
            <text:p>0,0000000025%</text:p>
          </table:table-cell>
          <table:table-cell table:style-name="ce29" table:formula="of:= [.$O$7] * [.$J$127]" office:value-type="float" office:value="0" calcext:value-type="float">
            <text:p>0,00E+000</text:p>
          </table:table-cell>
          <table:table-cell table:formula="of:=[.AC166]+[.Y166]" office:value-type="float" office:value="0.999999860689005" calcext:value-type="float">
            <text:p>0,9999998607</text:p>
          </table:table-cell>
          <table:table-cell table:formula="of:=[.Z166]-[.AD166]" office:value-type="float" office:value="0.00000000246026898853557" calcext:value-type="float">
            <text:p>2,46026898853557E-009</text:p>
          </table:table-cell>
          <table:table-cell table:formula="of:=([.AE166]/[.Z166])%" office:value-type="percentage" office:value="0.0000000000246026910318058" calcext:value-type="percentage">
            <text:p>0,0000000025%</text:p>
          </table:table-cell>
        </table:table-row>
        <table:table-row table:style-name="ro1">
          <table:table-cell table:number-columns-repeated="3"/>
          <table:table-cell office:value-type="float" office:value="38" calcext:value-type="float">
            <text:p>38</text:p>
          </table:table-cell>
          <table:table-cell office:value-type="float" office:value="0.996591540198297" calcext:value-type="float">
            <text:p>0,9965915402</text:p>
          </table:table-cell>
          <table:table-cell office:value-type="float" office:value="0.998608309915001" calcext:value-type="float">
            <text:p>0,9986083099</text:p>
          </table:table-cell>
          <table:table-cell table:formula="of:=[.F167]-[.E167]" office:value-type="float" office:value="0.00201676971670395" calcext:value-type="float">
            <text:p>0,0020167697</text:p>
          </table:table-cell>
          <table:table-cell table:formula="of:=([.G167]/[.F167])%" office:value-type="percentage" office:value="0.0000201958034664835" calcext:value-type="percentage">
            <text:p>0,0020195803%</text:p>
          </table:table-cell>
          <table:table-cell table:formula="of:= [.$O$7] * [.$J$127]" office:value-type="float" office:value="0" calcext:value-type="float">
            <text:p>0,00E+000</text:p>
          </table:table-cell>
          <table:table-cell table:formula="of:=[.I167]+[.E167]" office:value-type="float" office:value="0.996591540198297" calcext:value-type="float">
            <text:p>0,9965915402</text:p>
          </table:table-cell>
          <table:table-cell table:formula="of:=[.F167]-[.J167]" office:value-type="float" office:value="0.00201676971670395" calcext:value-type="float">
            <text:p>0,0020167697</text:p>
          </table:table-cell>
          <table:table-cell table:formula="of:=([.K167]/[.F167])%" office:value-type="percentage" office:value="0.0000201958034664835" calcext:value-type="percentage">
            <text:p>0,0020195803%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0.999983210567899" calcext:value-type="float">
            <text:p>0,9999832106</text:p>
          </table:table-cell>
          <table:table-cell office:value-type="float" office:value="0.99998561331464" calcext:value-type="float">
            <text:p>0,9999856133</text:p>
          </table:table-cell>
          <table:table-cell table:formula="of:=[.P167]-[.O167]" office:value-type="float" office:value="0.00000240274674090379" calcext:value-type="float">
            <text:p>2,40274674090379E-006</text:p>
          </table:table-cell>
          <table:table-cell table:formula="of:=([.Q167]/[.P167])%" office:value-type="percentage" office:value="0.0000000240278130940657" calcext:value-type="percentage">
            <text:p>0,0000024028%</text:p>
          </table:table-cell>
          <table:table-cell table:style-name="ce29" table:formula="of:= [.$O$7] * [.$J$127]" office:value-type="float" office:value="0" calcext:value-type="float">
            <text:p>0,00E+000</text:p>
          </table:table-cell>
          <table:table-cell table:formula="of:=[.S167]+[.O167]" office:value-type="float" office:value="0.999983210567899" calcext:value-type="float">
            <text:p>0,9999832106</text:p>
          </table:table-cell>
          <table:table-cell table:formula="of:=[.P167]-[.T167]" office:value-type="float" office:value="0.00000240274674090379" calcext:value-type="float">
            <text:p>2,40274674090379E-006</text:p>
          </table:table-cell>
          <table:table-cell table:formula="of:=([.U167]/[.P167])%" office:value-type="percentage" office:value="0.0000000240278130940657" calcext:value-type="percentage">
            <text:p>0,0000024028%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0.999999853208031" calcext:value-type="float">
            <text:p>0,9999998532</text:p>
          </table:table-cell>
          <table:table-cell office:value-type="float" office:value="0.999999855653416" calcext:value-type="float">
            <text:p>0,9999998557</text:p>
          </table:table-cell>
          <table:table-cell table:formula="of:=[.Z167]-[.Y167]" office:value-type="float" office:value="0.00000000244538500560054" calcext:value-type="float">
            <text:p>2,44538500560054E-009</text:p>
          </table:table-cell>
          <table:table-cell table:formula="of:=([.AA167]/[.Z167])%" office:value-type="percentage" office:value="0.0000000000244538613573979" calcext:value-type="percentage">
            <text:p>0,0000000024%</text:p>
          </table:table-cell>
          <table:table-cell table:style-name="ce29" table:formula="of:= [.$O$7] * [.$J$127]" office:value-type="float" office:value="0" calcext:value-type="float">
            <text:p>0,00E+000</text:p>
          </table:table-cell>
          <table:table-cell table:formula="of:=[.AC167]+[.Y167]" office:value-type="float" office:value="0.999999853208031" calcext:value-type="float">
            <text:p>0,9999998532</text:p>
          </table:table-cell>
          <table:table-cell table:formula="of:=[.Z167]-[.AD167]" office:value-type="float" office:value="0.00000000244538500560054" calcext:value-type="float">
            <text:p>2,44538500560054E-009</text:p>
          </table:table-cell>
          <table:table-cell table:formula="of:=([.AE167]/[.Z167])%" office:value-type="percentage" office:value="0.0000000000244538613573979" calcext:value-type="percentage">
            <text:p>0,0000000024%</text:p>
          </table:table-cell>
        </table:table-row>
        <table:table-row table:style-name="ro1">
          <table:table-cell table:number-columns-repeated="3"/>
          <table:table-cell office:value-type="float" office:value="39" calcext:value-type="float">
            <text:p>39</text:p>
          </table:table-cell>
          <table:table-cell office:value-type="float" office:value="0.996531819519608" calcext:value-type="float">
            <text:p>0,9965318195</text:p>
          </table:table-cell>
          <table:table-cell office:value-type="float" office:value="0.998535555788838" calcext:value-type="float">
            <text:p>0,9985355558</text:p>
          </table:table-cell>
          <table:table-cell table:formula="of:=[.F168]-[.E168]" office:value-type="float" office:value="0.00200373626923001" calcext:value-type="float">
            <text:p>0,0020037363</text:p>
          </table:table-cell>
          <table:table-cell table:formula="of:=([.G168]/[.F168])%" office:value-type="percentage" office:value="0.0000200667493271869" calcext:value-type="percentage">
            <text:p>0,0020066749%</text:p>
          </table:table-cell>
          <table:table-cell table:formula="of:= [.$O$7] * [.$J$127]" office:value-type="float" office:value="0" calcext:value-type="float">
            <text:p>0,00E+000</text:p>
          </table:table-cell>
          <table:table-cell table:formula="of:=[.I168]+[.E168]" office:value-type="float" office:value="0.996531819519608" calcext:value-type="float">
            <text:p>0,9965318195</text:p>
          </table:table-cell>
          <table:table-cell table:formula="of:=[.F168]-[.J168]" office:value-type="float" office:value="0.00200373626923001" calcext:value-type="float">
            <text:p>0,0020037363</text:p>
          </table:table-cell>
          <table:table-cell table:formula="of:=([.K168]/[.F168])%" office:value-type="percentage" office:value="0.0000200667493271869" calcext:value-type="percentage">
            <text:p>0,0020066749%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0.999982459880555" calcext:value-type="float">
            <text:p>0,9999824599</text:p>
          </table:table-cell>
          <table:table-cell office:value-type="float" office:value="0.999984847672007" calcext:value-type="float">
            <text:p>0,9999848477</text:p>
          </table:table-cell>
          <table:table-cell table:formula="of:=[.P168]-[.O168]" office:value-type="float" office:value="0.00000238779145200763" calcext:value-type="float">
            <text:p>2,38779145200763E-006</text:p>
          </table:table-cell>
          <table:table-cell table:formula="of:=([.Q168]/[.P168])%" office:value-type="percentage" office:value="0.0000000238782763304409" calcext:value-type="percentage">
            <text:p>0,0000023878%</text:p>
          </table:table-cell>
          <table:table-cell table:style-name="ce29" table:formula="of:= [.$O$7] * [.$J$127]" office:value-type="float" office:value="0" calcext:value-type="float">
            <text:p>0,00E+000</text:p>
          </table:table-cell>
          <table:table-cell table:formula="of:=[.S168]+[.O168]" office:value-type="float" office:value="0.999982459880555" calcext:value-type="float">
            <text:p>0,9999824599</text:p>
          </table:table-cell>
          <table:table-cell table:formula="of:=[.P168]-[.T168]" office:value-type="float" office:value="0.00000238779145200763" calcext:value-type="float">
            <text:p>2,38779145200763E-006</text:p>
          </table:table-cell>
          <table:table-cell table:formula="of:=([.U168]/[.P168])%" office:value-type="percentage" office:value="0.0000000238782763304409" calcext:value-type="percentage">
            <text:p>0,0000023878%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0.999999845527564" calcext:value-type="float">
            <text:p>0,9999998455</text:p>
          </table:table-cell>
          <table:table-cell office:value-type="float" office:value="0.999999847957785" calcext:value-type="float">
            <text:p>0,999999848</text:p>
          </table:table-cell>
          <table:table-cell table:formula="of:=[.Z168]-[.Y168]" office:value-type="float" office:value="0.0000000024302210244187" calcext:value-type="float">
            <text:p>2,4302210244187E-009</text:p>
          </table:table-cell>
          <table:table-cell table:formula="of:=([.AA168]/[.Z168])%" office:value-type="percentage" office:value="0.0000000000243022161595958" calcext:value-type="percentage">
            <text:p>0,0000000024%</text:p>
          </table:table-cell>
          <table:table-cell table:style-name="ce29" table:formula="of:= [.$O$7] * [.$J$127]" office:value-type="float" office:value="0" calcext:value-type="float">
            <text:p>0,00E+000</text:p>
          </table:table-cell>
          <table:table-cell table:formula="of:=[.AC168]+[.Y168]" office:value-type="float" office:value="0.999999845527564" calcext:value-type="float">
            <text:p>0,9999998455</text:p>
          </table:table-cell>
          <table:table-cell table:formula="of:=[.Z168]-[.AD168]" office:value-type="float" office:value="0.0000000024302210244187" calcext:value-type="float">
            <text:p>2,4302210244187E-009</text:p>
          </table:table-cell>
          <table:table-cell table:formula="of:=([.AE168]/[.Z168])%" office:value-type="percentage" office:value="0.0000000000243022161595958" calcext:value-type="percentage">
            <text:p>0,0000000024%</text:p>
          </table:table-cell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0.996470547654459" calcext:value-type="float">
            <text:p>0,9964705477</text:p>
          </table:table-cell>
          <table:table-cell office:value-type="float" office:value="0.998461023634287" calcext:value-type="float">
            <text:p>0,9984610236</text:p>
          </table:table-cell>
          <table:table-cell table:formula="of:=[.F169]-[.E169]" office:value-type="float" office:value="0.00199047597982804" calcext:value-type="float">
            <text:p>0,001990476</text:p>
          </table:table-cell>
          <table:table-cell table:formula="of:=([.G169]/[.F169])%" office:value-type="percentage" office:value="0.0000199354399692298" calcext:value-type="percentage">
            <text:p>0,0019935440%</text:p>
          </table:table-cell>
          <table:table-cell table:formula="of:= [.$O$7] * [.$J$127]" office:value-type="float" office:value="0" calcext:value-type="float">
            <text:p>0,00E+000</text:p>
          </table:table-cell>
          <table:table-cell table:formula="of:=[.I169]+[.E169]" office:value-type="float" office:value="0.996470547654459" calcext:value-type="float">
            <text:p>0,9964705477</text:p>
          </table:table-cell>
          <table:table-cell table:formula="of:=[.F169]-[.J169]" office:value-type="float" office:value="0.00199047597982804" calcext:value-type="float">
            <text:p>0,001990476</text:p>
          </table:table-cell>
          <table:table-cell table:formula="of:=([.K169]/[.F169])%" office:value-type="percentage" office:value="0.0000199354399692298" calcext:value-type="percentage">
            <text:p>0,0019935440%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999981689694839" calcext:value-type="float">
            <text:p>0,9999816897</text:p>
          </table:table-cell>
          <table:table-cell office:value-type="float" office:value="0.999984062260347" calcext:value-type="float">
            <text:p>0,9999840623</text:p>
          </table:table-cell>
          <table:table-cell table:formula="of:=[.P169]-[.O169]" office:value-type="float" office:value="0.00000237256550805753" calcext:value-type="float">
            <text:p>2,37256550805753E-006</text:p>
          </table:table-cell>
          <table:table-cell table:formula="of:=([.Q169]/[.P169])%" office:value-type="percentage" office:value="0.0000000237260332188056" calcext:value-type="percentage">
            <text:p>0,0000023726%</text:p>
          </table:table-cell>
          <table:table-cell table:style-name="ce29" table:formula="of:= [.$O$7] * [.$J$127]" office:value-type="float" office:value="0" calcext:value-type="float">
            <text:p>0,00E+000</text:p>
          </table:table-cell>
          <table:table-cell table:formula="of:=[.S169]+[.O169]" office:value-type="float" office:value="0.999981689694839" calcext:value-type="float">
            <text:p>0,9999816897</text:p>
          </table:table-cell>
          <table:table-cell table:formula="of:=[.P169]-[.T169]" office:value-type="float" office:value="0.00000237256550805753" calcext:value-type="float">
            <text:p>2,37256550805753E-006</text:p>
          </table:table-cell>
          <table:table-cell table:formula="of:=([.U169]/[.P169])%" office:value-type="percentage" office:value="0.0000000237260332188056" calcext:value-type="percentage">
            <text:p>0,0000023726%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999999837647605" calcext:value-type="float">
            <text:p>0,9999998376</text:p>
          </table:table-cell>
          <table:table-cell office:value-type="float" office:value="0.999999840062386" calcext:value-type="float">
            <text:p>0,9999998401</text:p>
          </table:table-cell>
          <table:table-cell table:formula="of:=[.Z169]-[.Y169]" office:value-type="float" office:value="0.00000000241478104179293" calcext:value-type="float">
            <text:p>2,41478104179293E-009</text:p>
          </table:table-cell>
          <table:table-cell table:formula="of:=([.AA169]/[.Z169])%" office:value-type="percentage" office:value="0.0000000000241478153902964" calcext:value-type="percentage">
            <text:p>0,0000000024%</text:p>
          </table:table-cell>
          <table:table-cell table:style-name="ce29" table:formula="of:= [.$O$7] * [.$J$127]" office:value-type="float" office:value="0" calcext:value-type="float">
            <text:p>0,00E+000</text:p>
          </table:table-cell>
          <table:table-cell table:formula="of:=[.AC169]+[.Y169]" office:value-type="float" office:value="0.999999837647605" calcext:value-type="float">
            <text:p>0,9999998376</text:p>
          </table:table-cell>
          <table:table-cell table:formula="of:=[.Z169]-[.AD169]" office:value-type="float" office:value="0.00000000241478104179293" calcext:value-type="float">
            <text:p>2,41478104179293E-009</text:p>
          </table:table-cell>
          <table:table-cell table:formula="of:=([.AE169]/[.Z169])%" office:value-type="percentage" office:value="0.0000000000241478153902964" calcext:value-type="percentage">
            <text:p>0,0000000024%</text:p>
          </table:table-cell>
        </table:table-row>
        <table:table-row table:style-name="ro1">
          <table:table-cell table:number-columns-repeated="3"/>
          <table:table-cell office:value-type="float" office:value="41" calcext:value-type="float">
            <text:p>41</text:p>
          </table:table-cell>
          <table:table-cell office:value-type="float" office:value="0.996407724602851" calcext:value-type="float">
            <text:p>0,9964077246</text:p>
          </table:table-cell>
          <table:table-cell office:value-type="float" office:value="0.998384718929093" calcext:value-type="float">
            <text:p>0,9983847189</text:p>
          </table:table-cell>
          <table:table-cell table:formula="of:=[.F170]-[.E170]" office:value-type="float" office:value="0.00197699432624199" calcext:value-type="float">
            <text:p>0,0019769943</text:p>
          </table:table-cell>
          <table:table-cell table:formula="of:=([.G170]/[.F170])%" office:value-type="percentage" office:value="0.0000198019289433996" calcext:value-type="percentage">
            <text:p>0,0019801929%</text:p>
          </table:table-cell>
          <table:table-cell table:formula="of:= [.$O$7] * [.$J$127]" office:value-type="float" office:value="0" calcext:value-type="float">
            <text:p>0,00E+000</text:p>
          </table:table-cell>
          <table:table-cell table:formula="of:=[.I170]+[.E170]" office:value-type="float" office:value="0.996407724602851" calcext:value-type="float">
            <text:p>0,9964077246</text:p>
          </table:table-cell>
          <table:table-cell table:formula="of:=[.F170]-[.J170]" office:value-type="float" office:value="0.00197699432624199" calcext:value-type="float">
            <text:p>0,0019769943</text:p>
          </table:table-cell>
          <table:table-cell table:formula="of:=([.K170]/[.F170])%" office:value-type="percentage" office:value="0.0000198019289433996" calcext:value-type="percentage">
            <text:p>0,0019801929%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0.999980900010751" calcext:value-type="float">
            <text:p>0,9999809</text:p>
          </table:table-cell>
          <table:table-cell office:value-type="float" office:value="0.999983257085606" calcext:value-type="float">
            <text:p>0,9999832571</text:p>
          </table:table-cell>
          <table:table-cell table:formula="of:=[.P170]-[.O170]" office:value-type="float" office:value="0.00000235707485496395" calcext:value-type="float">
            <text:p>2,35707485496395E-006</text:p>
          </table:table-cell>
          <table:table-cell table:formula="of:=([.Q170]/[.P170])%" office:value-type="percentage" office:value="0.0000000235711431992722" calcext:value-type="percentage">
            <text:p>0,0000023571%</text:p>
          </table:table-cell>
          <table:table-cell table:style-name="ce29" table:formula="of:= [.$O$7] * [.$J$127]" office:value-type="float" office:value="0" calcext:value-type="float">
            <text:p>0,00E+000</text:p>
          </table:table-cell>
          <table:table-cell table:formula="of:=[.S170]+[.O170]" office:value-type="float" office:value="0.999980900010751" calcext:value-type="float">
            <text:p>0,9999809</text:p>
          </table:table-cell>
          <table:table-cell table:formula="of:=[.P170]-[.T170]" office:value-type="float" office:value="0.00000235707485496395" calcext:value-type="float">
            <text:p>2,35707485496395E-006</text:p>
          </table:table-cell>
          <table:table-cell table:formula="of:=([.U170]/[.P170])%" office:value-type="percentage" office:value="0.0000000235711431992722" calcext:value-type="percentage">
            <text:p>0,0000023571%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0.999999829568153" calcext:value-type="float">
            <text:p>0,9999998296</text:p>
          </table:table-cell>
          <table:table-cell office:value-type="float" office:value="0.999999831967224" calcext:value-type="float">
            <text:p>0,999999832</text:p>
          </table:table-cell>
          <table:table-cell table:formula="of:=[.Z170]-[.Y170]" office:value-type="float" office:value="0.00000000239907105292758" calcext:value-type="float">
            <text:p>2,39907105292758E-009</text:p>
          </table:table-cell>
          <table:table-cell table:formula="of:=([.AA170]/[.Z170])%" office:value-type="percentage" office:value="0.0000000000239907201116182" calcext:value-type="percentage">
            <text:p>0,0000000024%</text:p>
          </table:table-cell>
          <table:table-cell table:style-name="ce29" table:formula="of:= [.$O$7] * [.$J$127]" office:value-type="float" office:value="0" calcext:value-type="float">
            <text:p>0,00E+000</text:p>
          </table:table-cell>
          <table:table-cell table:formula="of:=[.AC170]+[.Y170]" office:value-type="float" office:value="0.999999829568153" calcext:value-type="float">
            <text:p>0,9999998296</text:p>
          </table:table-cell>
          <table:table-cell table:formula="of:=[.Z170]-[.AD170]" office:value-type="float" office:value="0.00000000239907105292758" calcext:value-type="float">
            <text:p>2,39907105292758E-009</text:p>
          </table:table-cell>
          <table:table-cell table:formula="of:=([.AE170]/[.Z170])%" office:value-type="percentage" office:value="0.0000000000239907201116182" calcext:value-type="percentage">
            <text:p>0,0000000024%</text:p>
          </table:table-cell>
        </table:table-row>
        <table:table-row table:style-name="ro1">
          <table:table-cell table:number-columns-repeated="3"/>
          <table:table-cell office:value-type="float" office:value="42" calcext:value-type="float">
            <text:p>42</text:p>
          </table:table-cell>
          <table:table-cell office:value-type="float" office:value="0.996343350364784" calcext:value-type="float">
            <text:p>0,9963433504</text:p>
          </table:table-cell>
          <table:table-cell office:value-type="float" office:value="0.998306647138122" calcext:value-type="float">
            <text:p>0,9983066471</text:p>
          </table:table-cell>
          <table:table-cell table:formula="of:=[.F171]-[.E171]" office:value-type="float" office:value="0.00196329677333806" calcext:value-type="float">
            <text:p>0,0019632968</text:p>
          </table:table-cell>
          <table:table-cell table:formula="of:=([.G171]/[.F171])%" office:value-type="percentage" office:value="0.0000196662696674055" calcext:value-type="percentage">
            <text:p>0,0019666270%</text:p>
          </table:table-cell>
          <table:table-cell table:formula="of:= [.$O$7] * [.$J$127]" office:value-type="float" office:value="0" calcext:value-type="float">
            <text:p>0,00E+000</text:p>
          </table:table-cell>
          <table:table-cell table:formula="of:=[.I171]+[.E171]" office:value-type="float" office:value="0.996343350364784" calcext:value-type="float">
            <text:p>0,9963433504</text:p>
          </table:table-cell>
          <table:table-cell table:formula="of:=[.F171]-[.J171]" office:value-type="float" office:value="0.00196329677333806" calcext:value-type="float">
            <text:p>0,0019632968</text:p>
          </table:table-cell>
          <table:table-cell table:formula="of:=([.K171]/[.F171])%" office:value-type="percentage" office:value="0.0000196662696674055" calcext:value-type="percentage">
            <text:p>0,0019666270%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0.99998009082829" calcext:value-type="float">
            <text:p>0,9999800908</text:p>
          </table:table-cell>
          <table:table-cell office:value-type="float" office:value="0.999982432153727" calcext:value-type="float">
            <text:p>0,9999824322</text:p>
          </table:table-cell>
          <table:table-cell table:formula="of:=[.P171]-[.O171]" office:value-type="float" office:value="0.00000234132543708299" calcext:value-type="float">
            <text:p>2,34132543708299E-006</text:p>
          </table:table-cell>
          <table:table-cell table:formula="of:=([.Q171]/[.P171])%" office:value-type="percentage" office:value="0.0000000234136657040607" calcext:value-type="percentage">
            <text:p>0,0000023414%</text:p>
          </table:table-cell>
          <table:table-cell table:style-name="ce29" table:formula="of:= [.$O$7] * [.$J$127]" office:value-type="float" office:value="0" calcext:value-type="float">
            <text:p>0,00E+000</text:p>
          </table:table-cell>
          <table:table-cell table:formula="of:=[.S171]+[.O171]" office:value-type="float" office:value="0.99998009082829" calcext:value-type="float">
            <text:p>0,9999800908</text:p>
          </table:table-cell>
          <table:table-cell table:formula="of:=[.P171]-[.T171]" office:value-type="float" office:value="0.00000234132543708299" calcext:value-type="float">
            <text:p>2,34132543708299E-006</text:p>
          </table:table-cell>
          <table:table-cell table:formula="of:=([.U171]/[.P171])%" office:value-type="percentage" office:value="0.0000000234136657040607" calcext:value-type="percentage">
            <text:p>0,0000023414%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0.999999821289208" calcext:value-type="float">
            <text:p>0,9999998213</text:p>
          </table:table-cell>
          <table:table-cell office:value-type="float" office:value="0.999999823672307" calcext:value-type="float">
            <text:p>0,9999998237</text:p>
          </table:table-cell>
          <table:table-cell table:formula="of:=[.Z171]-[.Y171]" office:value-type="float" office:value="0.00000000238309905142842" calcext:value-type="float">
            <text:p>2,38309905142842E-009</text:p>
          </table:table-cell>
          <table:table-cell table:formula="of:=([.AA171]/[.Z171])%" office:value-type="percentage" office:value="0.0000000000238309936061253" calcext:value-type="percentage">
            <text:p>0,0000000024%</text:p>
          </table:table-cell>
          <table:table-cell table:style-name="ce29" table:formula="of:= [.$O$7] * [.$J$127]" office:value-type="float" office:value="0" calcext:value-type="float">
            <text:p>0,00E+000</text:p>
          </table:table-cell>
          <table:table-cell table:formula="of:=[.AC171]+[.Y171]" office:value-type="float" office:value="0.999999821289208" calcext:value-type="float">
            <text:p>0,9999998213</text:p>
          </table:table-cell>
          <table:table-cell table:formula="of:=[.Z171]-[.AD171]" office:value-type="float" office:value="0.00000000238309905142842" calcext:value-type="float">
            <text:p>2,38309905142842E-009</text:p>
          </table:table-cell>
          <table:table-cell table:formula="of:=([.AE171]/[.Z171])%" office:value-type="percentage" office:value="0.0000000000238309936061253" calcext:value-type="percentage">
            <text:p>0,0000000024%</text:p>
          </table:table-cell>
        </table:table-row>
        <table:table-row table:style-name="ro1">
          <table:table-cell table:number-columns-repeated="3"/>
          <table:table-cell office:value-type="float" office:value="43" calcext:value-type="float">
            <text:p>43</text:p>
          </table:table-cell>
          <table:table-cell office:value-type="float" office:value="0.996277424940257" calcext:value-type="float">
            <text:p>0,9962774249</text:p>
          </table:table-cell>
          <table:table-cell office:value-type="float" office:value="0.9982268137134" calcext:value-type="float">
            <text:p>0,9982268137</text:p>
          </table:table-cell>
          <table:table-cell table:formula="of:=[.F172]-[.E172]" office:value-type="float" office:value="0.00194938877314299" calcext:value-type="float">
            <text:p>0,0019493888</text:p>
          </table:table-cell>
          <table:table-cell table:formula="of:=([.G172]/[.F172])%" office:value-type="percentage" office:value="0.000019528515427183" calcext:value-type="percentage">
            <text:p>0,0019528515%</text:p>
          </table:table-cell>
          <table:table-cell table:formula="of:= [.$O$7] * [.$J$127]" office:value-type="float" office:value="0" calcext:value-type="float">
            <text:p>0,00E+000</text:p>
          </table:table-cell>
          <table:table-cell table:formula="of:=[.I172]+[.E172]" office:value-type="float" office:value="0.996277424940257" calcext:value-type="float">
            <text:p>0,9962774249</text:p>
          </table:table-cell>
          <table:table-cell table:formula="of:=[.F172]-[.J172]" office:value-type="float" office:value="0.00194938877314299" calcext:value-type="float">
            <text:p>0,0019493888</text:p>
          </table:table-cell>
          <table:table-cell table:formula="of:=([.K172]/[.F172])%" office:value-type="percentage" office:value="0.000019528515427183" calcext:value-type="percentage">
            <text:p>0,0019528515%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0.999979262147456" calcext:value-type="float">
            <text:p>0,9999792621</text:p>
          </table:table-cell>
          <table:table-cell office:value-type="float" office:value="0.999981587470655" calcext:value-type="float">
            <text:p>0,9999815875</text:p>
          </table:table-cell>
          <table:table-cell table:formula="of:=[.P172]-[.O172]" office:value-type="float" office:value="0.00000232532319910383" calcext:value-type="float">
            <text:p>2,32532319910383E-006</text:p>
          </table:table-cell>
          <table:table-cell table:formula="of:=([.Q172]/[.P172])%" office:value-type="percentage" office:value="0.0000000232536601519587" calcext:value-type="percentage">
            <text:p>0,0000023254%</text:p>
          </table:table-cell>
          <table:table-cell table:style-name="ce29" table:formula="of:= [.$O$7] * [.$J$127]" office:value-type="float" office:value="0" calcext:value-type="float">
            <text:p>0,00E+000</text:p>
          </table:table-cell>
          <table:table-cell table:formula="of:=[.S172]+[.O172]" office:value-type="float" office:value="0.999979262147456" calcext:value-type="float">
            <text:p>0,9999792621</text:p>
          </table:table-cell>
          <table:table-cell table:formula="of:=[.P172]-[.T172]" office:value-type="float" office:value="0.00000232532319910383" calcext:value-type="float">
            <text:p>2,32532319910383E-006</text:p>
          </table:table-cell>
          <table:table-cell table:formula="of:=([.U172]/[.P172])%" office:value-type="percentage" office:value="0.0000000232536601519587" calcext:value-type="percentage">
            <text:p>0,0000023254%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0.999999812810771" calcext:value-type="float">
            <text:p>0,9999998128</text:p>
          </table:table-cell>
          <table:table-cell office:value-type="float" office:value="0.999999815177639" calcext:value-type="float">
            <text:p>0,9999998152</text:p>
          </table:table-cell>
          <table:table-cell table:formula="of:=[.Z172]-[.Y172]" office:value-type="float" office:value="0.0000000023668679238753" calcext:value-type="float">
            <text:p>2,3668679238753E-009</text:p>
          </table:table-cell>
          <table:table-cell table:formula="of:=([.AA172]/[.Z172])%" office:value-type="percentage" office:value="0.0000000000236686880541479" calcext:value-type="percentage">
            <text:p>0,0000000024%</text:p>
          </table:table-cell>
          <table:table-cell table:style-name="ce29" table:formula="of:= [.$O$7] * [.$J$127]" office:value-type="float" office:value="0" calcext:value-type="float">
            <text:p>0,00E+000</text:p>
          </table:table-cell>
          <table:table-cell table:formula="of:=[.AC172]+[.Y172]" office:value-type="float" office:value="0.999999812810771" calcext:value-type="float">
            <text:p>0,9999998128</text:p>
          </table:table-cell>
          <table:table-cell table:formula="of:=[.Z172]-[.AD172]" office:value-type="float" office:value="0.0000000023668679238753" calcext:value-type="float">
            <text:p>2,3668679238753E-009</text:p>
          </table:table-cell>
          <table:table-cell table:formula="of:=([.AE172]/[.Z172])%" office:value-type="percentage" office:value="0.0000000000236686880541479" calcext:value-type="percentage">
            <text:p>0,0000000024%</text:p>
          </table:table-cell>
        </table:table-row>
        <table:table-row table:style-name="ro1">
          <table:table-cell table:number-columns-repeated="3"/>
          <table:table-cell office:value-type="float" office:value="44" calcext:value-type="float">
            <text:p>44</text:p>
          </table:table-cell>
          <table:table-cell office:value-type="float" office:value="0.996209948329271" calcext:value-type="float">
            <text:p>0,9962099483</text:p>
          </table:table-cell>
          <table:table-cell office:value-type="float" office:value="0.998145224094131" calcext:value-type="float">
            <text:p>0,9981452241</text:p>
          </table:table-cell>
          <table:table-cell table:formula="of:=[.F173]-[.E173]" office:value-type="float" office:value="0.00193527576485997" calcext:value-type="float">
            <text:p>0,0019352758</text:p>
          </table:table-cell>
          <table:table-cell table:formula="of:=([.G173]/[.F173])%" office:value-type="percentage" office:value="0.0000193887193781479" calcext:value-type="percentage">
            <text:p>0,0019388719%</text:p>
          </table:table-cell>
          <table:table-cell table:formula="of:= [.$O$7] * [.$J$127]" office:value-type="float" office:value="0" calcext:value-type="float">
            <text:p>0,00E+000</text:p>
          </table:table-cell>
          <table:table-cell table:formula="of:=[.I173]+[.E173]" office:value-type="float" office:value="0.996209948329271" calcext:value-type="float">
            <text:p>0,9962099483</text:p>
          </table:table-cell>
          <table:table-cell table:formula="of:=[.F173]-[.J173]" office:value-type="float" office:value="0.00193527576485997" calcext:value-type="float">
            <text:p>0,0019352758</text:p>
          </table:table-cell>
          <table:table-cell table:formula="of:=([.K173]/[.F173])%" office:value-type="percentage" office:value="0.0000193887193781479" calcext:value-type="percentage">
            <text:p>0,0019388719%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0.99997841396825" calcext:value-type="float">
            <text:p>0,999978414</text:p>
          </table:table-cell>
          <table:table-cell office:value-type="float" office:value="0.999980723042331" calcext:value-type="float">
            <text:p>0,999980723</text:p>
          </table:table-cell>
          <table:table-cell table:formula="of:=[.P173]-[.O173]" office:value-type="float" office:value="0.00000230907408105274" calcext:value-type="float">
            <text:p>2,30907408105274E-006</text:p>
          </table:table-cell>
          <table:table-cell table:formula="of:=([.Q173]/[.P173])%" office:value-type="percentage" office:value="0.0000000230911859394515" calcext:value-type="percentage">
            <text:p>0,0000023091%</text:p>
          </table:table-cell>
          <table:table-cell table:style-name="ce29" table:formula="of:= [.$O$7] * [.$J$127]" office:value-type="float" office:value="0" calcext:value-type="float">
            <text:p>0,00E+000</text:p>
          </table:table-cell>
          <table:table-cell table:formula="of:=[.S173]+[.O173]" office:value-type="float" office:value="0.99997841396825" calcext:value-type="float">
            <text:p>0,999978414</text:p>
          </table:table-cell>
          <table:table-cell table:formula="of:=[.P173]-[.T173]" office:value-type="float" office:value="0.00000230907408105274" calcext:value-type="float">
            <text:p>2,30907408105274E-006</text:p>
          </table:table-cell>
          <table:table-cell table:formula="of:=([.U173]/[.P173])%" office:value-type="percentage" office:value="0.0000000230911859394515" calcext:value-type="percentage">
            <text:p>0,0000023091%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0.999999804132841" calcext:value-type="float">
            <text:p>0,9999998041</text:p>
          </table:table-cell>
          <table:table-cell office:value-type="float" office:value="0.999999806483227" calcext:value-type="float">
            <text:p>0,9999998065</text:p>
          </table:table-cell>
          <table:table-cell table:formula="of:=[.Z173]-[.Y173]" office:value-type="float" office:value="0.00000000235038599694093" calcext:value-type="float">
            <text:p>2,35038599694093E-009</text:p>
          </table:table-cell>
          <table:table-cell table:formula="of:=([.AA173]/[.Z173])%" office:value-type="percentage" office:value="0.000000000023503867848471" calcext:value-type="percentage">
            <text:p>0,0000000024%</text:p>
          </table:table-cell>
          <table:table-cell table:style-name="ce29" table:formula="of:= [.$O$7] * [.$J$127]" office:value-type="float" office:value="0" calcext:value-type="float">
            <text:p>0,00E+000</text:p>
          </table:table-cell>
          <table:table-cell table:formula="of:=[.AC173]+[.Y173]" office:value-type="float" office:value="0.999999804132841" calcext:value-type="float">
            <text:p>0,9999998041</text:p>
          </table:table-cell>
          <table:table-cell table:formula="of:=[.Z173]-[.AD173]" office:value-type="float" office:value="0.00000000235038599694093" calcext:value-type="float">
            <text:p>2,35038599694093E-009</text:p>
          </table:table-cell>
          <table:table-cell table:formula="of:=([.AE173]/[.Z173])%" office:value-type="percentage" office:value="0.000000000023503867848471" calcext:value-type="percentage">
            <text:p>0,0000000024%</text:p>
          </table:table-cell>
        </table:table-row>
        <table:table-row table:style-name="ro1">
          <table:table-cell table:number-columns-repeated="3"/>
          <table:table-cell office:value-type="float" office:value="45" calcext:value-type="float">
            <text:p>45</text:p>
          </table:table-cell>
          <table:table-cell office:value-type="float" office:value="0.996140920531825" calcext:value-type="float">
            <text:p>0,9961409205</text:p>
          </table:table-cell>
          <table:table-cell office:value-type="float" office:value="0.99806188370673" calcext:value-type="float">
            <text:p>0,9980618837</text:p>
          </table:table-cell>
          <table:table-cell table:formula="of:=[.F174]-[.E174]" office:value-type="float" office:value="0.00192096317490487" calcext:value-type="float">
            <text:p>0,0019209632</text:p>
          </table:table-cell>
          <table:table-cell table:formula="of:=([.G174]/[.F174])%" office:value-type="percentage" office:value="0.000019246934546482" calcext:value-type="percentage">
            <text:p>0,0019246935%</text:p>
          </table:table-cell>
          <table:table-cell table:formula="of:= [.$O$7] * [.$J$127]" office:value-type="float" office:value="0" calcext:value-type="float">
            <text:p>0,00E+000</text:p>
          </table:table-cell>
          <table:table-cell table:formula="of:=[.I174]+[.E174]" office:value-type="float" office:value="0.996140920531825" calcext:value-type="float">
            <text:p>0,9961409205</text:p>
          </table:table-cell>
          <table:table-cell table:formula="of:=[.F174]-[.J174]" office:value-type="float" office:value="0.00192096317490487" calcext:value-type="float">
            <text:p>0,0019209632</text:p>
          </table:table-cell>
          <table:table-cell table:formula="of:=([.K174]/[.F174])%" office:value-type="percentage" office:value="0.000019246934546482" calcext:value-type="percentage">
            <text:p>0,0019246935%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0.999977546290671" calcext:value-type="float">
            <text:p>0,9999775463</text:p>
          </table:table-cell>
          <table:table-cell office:value-type="float" office:value="0.999979838874694" calcext:value-type="float">
            <text:p>0,9999798389</text:p>
          </table:table-cell>
          <table:table-cell table:formula="of:=[.P174]-[.O174]" office:value-type="float" office:value="0.00000229258402306698" calcext:value-type="float">
            <text:p>2,29258402306698E-006</text:p>
          </table:table-cell>
          <table:table-cell table:formula="of:=([.Q174]/[.P174])%" office:value-type="percentage" office:value="0.0000000229263024551673" calcext:value-type="percentage">
            <text:p>0,0000022926%</text:p>
          </table:table-cell>
          <table:table-cell table:style-name="ce29" table:formula="of:= [.$O$7] * [.$J$127]" office:value-type="float" office:value="0" calcext:value-type="float">
            <text:p>0,00E+000</text:p>
          </table:table-cell>
          <table:table-cell table:formula="of:=[.S174]+[.O174]" office:value-type="float" office:value="0.999977546290671" calcext:value-type="float">
            <text:p>0,9999775463</text:p>
          </table:table-cell>
          <table:table-cell table:formula="of:=[.P174]-[.T174]" office:value-type="float" office:value="0.00000229258402306698" calcext:value-type="float">
            <text:p>2,29258402306698E-006</text:p>
          </table:table-cell>
          <table:table-cell table:formula="of:=([.U174]/[.P174])%" office:value-type="percentage" office:value="0.0000000229263024551673" calcext:value-type="percentage">
            <text:p>0,0000022926%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0.999999795255418" calcext:value-type="float">
            <text:p>0,9999997953</text:p>
          </table:table-cell>
          <table:table-cell office:value-type="float" office:value="0.999999797589077" calcext:value-type="float">
            <text:p>0,9999997976</text:p>
          </table:table-cell>
          <table:table-cell table:formula="of:=[.Z174]-[.Y174]" office:value-type="float" office:value="0.00000000233365904378502" calcext:value-type="float">
            <text:p>2,33365904378502E-009</text:p>
          </table:table-cell>
          <table:table-cell table:formula="of:=([.AA174]/[.Z174])%" office:value-type="percentage" office:value="0.0000000000233365951614319" calcext:value-type="percentage">
            <text:p>0,0000000023%</text:p>
          </table:table-cell>
          <table:table-cell table:style-name="ce29" table:formula="of:= [.$O$7] * [.$J$127]" office:value-type="float" office:value="0" calcext:value-type="float">
            <text:p>0,00E+000</text:p>
          </table:table-cell>
          <table:table-cell table:formula="of:=[.AC174]+[.Y174]" office:value-type="float" office:value="0.999999795255418" calcext:value-type="float">
            <text:p>0,9999997953</text:p>
          </table:table-cell>
          <table:table-cell table:formula="of:=[.Z174]-[.AD174]" office:value-type="float" office:value="0.00000000233365904378502" calcext:value-type="float">
            <text:p>2,33365904378502E-009</text:p>
          </table:table-cell>
          <table:table-cell table:formula="of:=([.AE174]/[.Z174])%" office:value-type="percentage" office:value="0.0000000000233365951614319" calcext:value-type="percentage">
            <text:p>0,0000000023%</text:p>
          </table:table-cell>
        </table:table-row>
        <table:table-row table:style-name="ro1">
          <table:table-cell table:number-columns-repeated="3"/>
          <table:table-cell office:value-type="float" office:value="46" calcext:value-type="float">
            <text:p>46</text:p>
          </table:table-cell>
          <table:table-cell office:value-type="float" office:value="0.99607034154792" calcext:value-type="float">
            <text:p>0,9960703415</text:p>
          </table:table-cell>
          <table:table-cell office:value-type="float" office:value="0.997976797964847" calcext:value-type="float">
            <text:p>0,997976798</text:p>
          </table:table-cell>
          <table:table-cell table:formula="of:=[.F175]-[.E175]" office:value-type="float" office:value="0.0019064564169271" calcext:value-type="float">
            <text:p>0,0019064564</text:p>
          </table:table-cell>
          <table:table-cell table:formula="of:=([.G175]/[.F175])%" office:value-type="percentage" office:value="0.0000191032138303673" calcext:value-type="percentage">
            <text:p>0,0019103214%</text:p>
          </table:table-cell>
          <table:table-cell table:formula="of:= [.$O$7] * [.$J$127]" office:value-type="float" office:value="0" calcext:value-type="float">
            <text:p>0,00E+000</text:p>
          </table:table-cell>
          <table:table-cell table:formula="of:=[.I175]+[.E175]" office:value-type="float" office:value="0.99607034154792" calcext:value-type="float">
            <text:p>0,9960703415</text:p>
          </table:table-cell>
          <table:table-cell table:formula="of:=[.F175]-[.J175]" office:value-type="float" office:value="0.0019064564169271" calcext:value-type="float">
            <text:p>0,0019064564</text:p>
          </table:table-cell>
          <table:table-cell table:formula="of:=([.K175]/[.F175])%" office:value-type="percentage" office:value="0.0000191032138303673" calcext:value-type="percentage">
            <text:p>0,0019103214%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0.999976659114719" calcext:value-type="float">
            <text:p>0,9999766591</text:p>
          </table:table-cell>
          <table:table-cell office:value-type="float" office:value="0.999978934973685" calcext:value-type="float">
            <text:p>0,999978935</text:p>
          </table:table-cell>
          <table:table-cell table:formula="of:=[.P175]-[.O175]" office:value-type="float" office:value="0.00000227585896594995" calcext:value-type="float">
            <text:p>2,27585896594995E-006</text:p>
          </table:table-cell>
          <table:table-cell table:formula="of:=([.Q175]/[.P175])%" office:value-type="percentage" office:value="0.0000000227590690787783" calcext:value-type="percentage">
            <text:p>0,0000022759%</text:p>
          </table:table-cell>
          <table:table-cell table:style-name="ce29" table:formula="of:= [.$O$7] * [.$J$127]" office:value-type="float" office:value="0" calcext:value-type="float">
            <text:p>0,00E+000</text:p>
          </table:table-cell>
          <table:table-cell table:formula="of:=[.S175]+[.O175]" office:value-type="float" office:value="0.999976659114719" calcext:value-type="float">
            <text:p>0,9999766591</text:p>
          </table:table-cell>
          <table:table-cell table:formula="of:=[.P175]-[.T175]" office:value-type="float" office:value="0.00000227585896594995" calcext:value-type="float">
            <text:p>2,27585896594995E-006</text:p>
          </table:table-cell>
          <table:table-cell table:formula="of:=([.U175]/[.P175])%" office:value-type="percentage" office:value="0.0000000227590690787783" calcext:value-type="percentage">
            <text:p>0,0000022759%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0.999999786178503" calcext:value-type="float">
            <text:p>0,9999997862</text:p>
          </table:table-cell>
          <table:table-cell office:value-type="float" office:value="0.999999788495195" calcext:value-type="float">
            <text:p>0,9999997885</text:p>
          </table:table-cell>
          <table:table-cell table:formula="of:=[.Z175]-[.Y175]" office:value-type="float" office:value="0.00000000231669206041119" calcext:value-type="float">
            <text:p>2,31669206041119E-009</text:p>
          </table:table-cell>
          <table:table-cell table:formula="of:=([.AA175]/[.Z175])%" office:value-type="percentage" office:value="0.0000000000231669255040279" calcext:value-type="percentage">
            <text:p>0,0000000023%</text:p>
          </table:table-cell>
          <table:table-cell table:style-name="ce29" table:formula="of:= [.$O$7] * [.$J$127]" office:value-type="float" office:value="0" calcext:value-type="float">
            <text:p>0,00E+000</text:p>
          </table:table-cell>
          <table:table-cell table:formula="of:=[.AC175]+[.Y175]" office:value-type="float" office:value="0.999999786178503" calcext:value-type="float">
            <text:p>0,9999997862</text:p>
          </table:table-cell>
          <table:table-cell table:formula="of:=[.Z175]-[.AD175]" office:value-type="float" office:value="0.00000000231669206041119" calcext:value-type="float">
            <text:p>2,31669206041119E-009</text:p>
          </table:table-cell>
          <table:table-cell table:formula="of:=([.AE175]/[.Z175])%" office:value-type="percentage" office:value="0.0000000000231669255040279" calcext:value-type="percentage">
            <text:p>0,0000000023%</text:p>
          </table:table-cell>
        </table:table-row>
        <table:table-row table:style-name="ro1">
          <table:table-cell table:number-columns-repeated="3"/>
          <table:table-cell office:value-type="float" office:value="47" calcext:value-type="float">
            <text:p>47</text:p>
          </table:table-cell>
          <table:table-cell office:value-type="float" office:value="0.995998211377556" calcext:value-type="float">
            <text:p>0,9959982114</text:p>
          </table:table-cell>
          <table:table-cell office:value-type="float" office:value="0.997889972269399" calcext:value-type="float">
            <text:p>0,9978899723</text:p>
          </table:table-cell>
          <table:table-cell table:formula="of:=[.F176]-[.E176]" office:value-type="float" office:value="0.00189176089184306" calcext:value-type="float">
            <text:p>0,0018917609</text:p>
          </table:table-cell>
          <table:table-cell table:formula="of:=([.G176]/[.F176])%" office:value-type="percentage" office:value="0.0000189576100012392" calcext:value-type="percentage">
            <text:p>0,0018957610%</text:p>
          </table:table-cell>
          <table:table-cell table:formula="of:= [.$O$7] * [.$J$127]" office:value-type="float" office:value="0" calcext:value-type="float">
            <text:p>0,00E+000</text:p>
          </table:table-cell>
          <table:table-cell table:formula="of:=[.I176]+[.E176]" office:value-type="float" office:value="0.995998211377556" calcext:value-type="float">
            <text:p>0,9959982114</text:p>
          </table:table-cell>
          <table:table-cell table:formula="of:=[.F176]-[.J176]" office:value-type="float" office:value="0.00189176089184306" calcext:value-type="float">
            <text:p>0,0018917609</text:p>
          </table:table-cell>
          <table:table-cell table:formula="of:=([.K176]/[.F176])%" office:value-type="percentage" office:value="0.0000189576100012392" calcext:value-type="percentage">
            <text:p>0,0018957610%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0.999975752440396" calcext:value-type="float">
            <text:p>0,9999757524</text:p>
          </table:table-cell>
          <table:table-cell office:value-type="float" office:value="0.99997801134524" calcext:value-type="float">
            <text:p>0,9999780113</text:p>
          </table:table-cell>
          <table:table-cell table:formula="of:=[.P176]-[.O176]" office:value-type="float" office:value="0.00000225890484395475" calcext:value-type="float">
            <text:p>2,25890484395475E-006</text:p>
          </table:table-cell>
          <table:table-cell table:formula="of:=([.Q176]/[.P176])%" office:value-type="percentage" office:value="0.0000000225895451610287" calcext:value-type="percentage">
            <text:p>0,0000022590%</text:p>
          </table:table-cell>
          <table:table-cell table:style-name="ce29" table:formula="of:= [.$O$7] * [.$J$127]" office:value-type="float" office:value="0" calcext:value-type="float">
            <text:p>0,00E+000</text:p>
          </table:table-cell>
          <table:table-cell table:formula="of:=[.S176]+[.O176]" office:value-type="float" office:value="0.999975752440396" calcext:value-type="float">
            <text:p>0,9999757524</text:p>
          </table:table-cell>
          <table:table-cell table:formula="of:=[.P176]-[.T176]" office:value-type="float" office:value="0.00000225890484395475" calcext:value-type="float">
            <text:p>2,25890484395475E-006</text:p>
          </table:table-cell>
          <table:table-cell table:formula="of:=([.U176]/[.P176])%" office:value-type="percentage" office:value="0.0000000225895451610287" calcext:value-type="percentage">
            <text:p>0,0000022590%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0.999999776902095" calcext:value-type="float">
            <text:p>0,9999997769</text:p>
          </table:table-cell>
          <table:table-cell office:value-type="float" office:value="0.999999779201587" calcext:value-type="float">
            <text:p>0,9999997792</text:p>
          </table:table-cell>
          <table:table-cell table:formula="of:=[.Z176]-[.Y176]" office:value-type="float" office:value="0.00000000229949204122448" calcext:value-type="float">
            <text:p>2,29949204122448E-009</text:p>
          </table:table-cell>
          <table:table-cell table:formula="of:=([.AA176]/[.Z176])%" office:value-type="percentage" office:value="0.0000000000229949254894879" calcext:value-type="percentage">
            <text:p>0,0000000023%</text:p>
          </table:table-cell>
          <table:table-cell table:style-name="ce29" table:formula="of:= [.$O$7] * [.$J$127]" office:value-type="float" office:value="0" calcext:value-type="float">
            <text:p>0,00E+000</text:p>
          </table:table-cell>
          <table:table-cell table:formula="of:=[.AC176]+[.Y176]" office:value-type="float" office:value="0.999999776902095" calcext:value-type="float">
            <text:p>0,9999997769</text:p>
          </table:table-cell>
          <table:table-cell table:formula="of:=[.Z176]-[.AD176]" office:value-type="float" office:value="0.00000000229949204122448" calcext:value-type="float">
            <text:p>2,29949204122448E-009</text:p>
          </table:table-cell>
          <table:table-cell table:formula="of:=([.AE176]/[.Z176])%" office:value-type="percentage" office:value="0.0000000000229949254894879" calcext:value-type="percentage">
            <text:p>0,0000000023%</text:p>
          </table:table-cell>
        </table:table-row>
        <table:table-row table:style-name="ro1">
          <table:table-cell table:number-columns-repeated="3"/>
          <table:table-cell office:value-type="float" office:value="48" calcext:value-type="float">
            <text:p>48</text:p>
          </table:table-cell>
          <table:table-cell office:value-type="float" office:value="0.995924530020732" calcext:value-type="float">
            <text:p>0,99592453</text:p>
          </table:table-cell>
          <table:table-cell office:value-type="float" office:value="0.997801412008592" calcext:value-type="float">
            <text:p>0,997801412</text:p>
          </table:table-cell>
          <table:table-cell table:formula="of:=[.F177]-[.E177]" office:value-type="float" office:value="0.00187688198785996" calcext:value-type="float">
            <text:p>0,001876882</text:p>
          </table:table-cell>
          <table:table-cell table:formula="of:=([.G177]/[.F177])%" office:value-type="percentage" office:value="0.0000188101757050231" calcext:value-type="percentage">
            <text:p>0,0018810176%</text:p>
          </table:table-cell>
          <table:table-cell table:formula="of:= [.$O$7] * [.$J$127]" office:value-type="float" office:value="0" calcext:value-type="float">
            <text:p>0,00E+000</text:p>
          </table:table-cell>
          <table:table-cell table:formula="of:=[.I177]+[.E177]" office:value-type="float" office:value="0.995924530020732" calcext:value-type="float">
            <text:p>0,99592453</text:p>
          </table:table-cell>
          <table:table-cell table:formula="of:=[.F177]-[.J177]" office:value-type="float" office:value="0.00187688198785996" calcext:value-type="float">
            <text:p>0,001876882</text:p>
          </table:table-cell>
          <table:table-cell table:formula="of:=([.K177]/[.F177])%" office:value-type="percentage" office:value="0.0000188101757050231" calcext:value-type="percentage">
            <text:p>0,0018810176%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0.999974826267699" calcext:value-type="float">
            <text:p>0,9999748263</text:p>
          </table:table-cell>
          <table:table-cell office:value-type="float" office:value="0.999977067995296" calcext:value-type="float">
            <text:p>0,999977068</text:p>
          </table:table-cell>
          <table:table-cell table:formula="of:=[.P177]-[.O177]" office:value-type="float" office:value="0.00000224172759699659" calcext:value-type="float">
            <text:p>2,24172759699659E-006</text:p>
          </table:table-cell>
          <table:table-cell table:formula="of:=([.Q177]/[.P177])%" office:value-type="percentage" office:value="0.0000000224177900526124" calcext:value-type="percentage">
            <text:p>0,0000022418%</text:p>
          </table:table-cell>
          <table:table-cell table:style-name="ce29" table:formula="of:= [.$O$7] * [.$J$127]" office:value-type="float" office:value="0" calcext:value-type="float">
            <text:p>0,00E+000</text:p>
          </table:table-cell>
          <table:table-cell table:formula="of:=[.S177]+[.O177]" office:value-type="float" office:value="0.999974826267699" calcext:value-type="float">
            <text:p>0,9999748263</text:p>
          </table:table-cell>
          <table:table-cell table:formula="of:=[.P177]-[.T177]" office:value-type="float" office:value="0.00000224172759699659" calcext:value-type="float">
            <text:p>2,24172759699659E-006</text:p>
          </table:table-cell>
          <table:table-cell table:formula="of:=([.U177]/[.P177])%" office:value-type="percentage" office:value="0.0000000224177900526124" calcext:value-type="percentage">
            <text:p>0,0000022418%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0.999999767426195" calcext:value-type="float">
            <text:p>0,9999997674</text:p>
          </table:table-cell>
          <table:table-cell office:value-type="float" office:value="0.999999769708259" calcext:value-type="float">
            <text:p>0,9999997697</text:p>
          </table:table-cell>
          <table:table-cell table:formula="of:=[.Z177]-[.Y177]" office:value-type="float" office:value="0.00000000228206398222852" calcext:value-type="float">
            <text:p>2,28206398222852E-009</text:p>
          </table:table-cell>
          <table:table-cell table:formula="of:=([.AA177]/[.Z177])%" office:value-type="percentage" office:value="0.0000000000228206450776913" calcext:value-type="percentage">
            <text:p>0,0000000023%</text:p>
          </table:table-cell>
          <table:table-cell table:style-name="ce29" table:formula="of:= [.$O$7] * [.$J$127]" office:value-type="float" office:value="0" calcext:value-type="float">
            <text:p>0,00E+000</text:p>
          </table:table-cell>
          <table:table-cell table:formula="of:=[.AC177]+[.Y177]" office:value-type="float" office:value="0.999999767426195" calcext:value-type="float">
            <text:p>0,9999997674</text:p>
          </table:table-cell>
          <table:table-cell table:formula="of:=[.Z177]-[.AD177]" office:value-type="float" office:value="0.00000000228206398222852" calcext:value-type="float">
            <text:p>2,28206398222852E-009</text:p>
          </table:table-cell>
          <table:table-cell table:formula="of:=([.AE177]/[.Z177])%" office:value-type="percentage" office:value="0.0000000000228206450776913" calcext:value-type="percentage">
            <text:p>0,0000000023%</text:p>
          </table:table-cell>
        </table:table-row>
        <table:table-row table:style-name="ro1">
          <table:table-cell table:number-columns-repeated="3"/>
          <table:table-cell office:value-type="float" office:value="49" calcext:value-type="float">
            <text:p>49</text:p>
          </table:table-cell>
          <table:table-cell office:value-type="float" office:value="0.995849297477448" calcext:value-type="float">
            <text:p>0,9958492975</text:p>
          </table:table-cell>
          <table:table-cell office:value-type="float" office:value="0.997711122557953" calcext:value-type="float">
            <text:p>0,9977111226</text:p>
          </table:table-cell>
          <table:table-cell table:formula="of:=[.F178]-[.E178]" office:value-type="float" office:value="0.00186182508050492" calcext:value-type="float">
            <text:p>0,0018618251</text:p>
          </table:table-cell>
          <table:table-cell table:formula="of:=([.G178]/[.F178])%" office:value-type="percentage" office:value="0.0000186609634633629" calcext:value-type="percentage">
            <text:p>0,0018660963%</text:p>
          </table:table-cell>
          <table:table-cell table:formula="of:= [.$O$7] * [.$J$127]" office:value-type="float" office:value="0" calcext:value-type="float">
            <text:p>0,00E+000</text:p>
          </table:table-cell>
          <table:table-cell table:formula="of:=[.I178]+[.E178]" office:value-type="float" office:value="0.995849297477448" calcext:value-type="float">
            <text:p>0,9958492975</text:p>
          </table:table-cell>
          <table:table-cell table:formula="of:=[.F178]-[.J178]" office:value-type="float" office:value="0.00186182508050492" calcext:value-type="float">
            <text:p>0,0018618251</text:p>
          </table:table-cell>
          <table:table-cell table:formula="of:=([.K178]/[.F178])%" office:value-type="percentage" office:value="0.0000186609634633629" calcext:value-type="percentage">
            <text:p>0,0018660963%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0.99997388059663" calcext:value-type="float">
            <text:p>0,9999738806</text:p>
          </table:table-cell>
          <table:table-cell office:value-type="float" office:value="0.999976104929787" calcext:value-type="float">
            <text:p>0,9999761049</text:p>
          </table:table-cell>
          <table:table-cell table:formula="of:=[.P178]-[.O178]" office:value-type="float" office:value="0.00000222433315710813" calcext:value-type="float">
            <text:p>2,22433315710813E-006</text:p>
          </table:table-cell>
          <table:table-cell table:formula="of:=([.Q178]/[.P178])%" office:value-type="percentage" office:value="0.0000000222438630908619" calcext:value-type="percentage">
            <text:p>0,0000022244%</text:p>
          </table:table-cell>
          <table:table-cell table:style-name="ce29" table:formula="of:= [.$O$7] * [.$J$127]" office:value-type="float" office:value="0" calcext:value-type="float">
            <text:p>0,00E+000</text:p>
          </table:table-cell>
          <table:table-cell table:formula="of:=[.S178]+[.O178]" office:value-type="float" office:value="0.99997388059663" calcext:value-type="float">
            <text:p>0,9999738806</text:p>
          </table:table-cell>
          <table:table-cell table:formula="of:=[.P178]-[.T178]" office:value-type="float" office:value="0.00000222433315710813" calcext:value-type="float">
            <text:p>2,22433315710813E-006</text:p>
          </table:table-cell>
          <table:table-cell table:formula="of:=([.U178]/[.P178])%" office:value-type="percentage" office:value="0.0000000222438630908619" calcext:value-type="percentage">
            <text:p>0,0000022244%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0.999999757750802" calcext:value-type="float">
            <text:p>0,9999997578</text:p>
          </table:table-cell>
          <table:table-cell office:value-type="float" office:value="0.999999760015216" calcext:value-type="float">
            <text:p>0,99999976</text:p>
          </table:table-cell>
          <table:table-cell table:formula="of:=[.Z178]-[.Y178]" office:value-type="float" office:value="0.00000000226441398964994" calcext:value-type="float">
            <text:p>2,26441398964994E-009</text:p>
          </table:table-cell>
          <table:table-cell table:formula="of:=([.AA178]/[.Z178])%" office:value-type="percentage" office:value="0.0000000000226441508818662" calcext:value-type="percentage">
            <text:p>0,0000000023%</text:p>
          </table:table-cell>
          <table:table-cell table:style-name="ce29" table:formula="of:= [.$O$7] * [.$J$127]" office:value-type="float" office:value="0" calcext:value-type="float">
            <text:p>0,00E+000</text:p>
          </table:table-cell>
          <table:table-cell table:formula="of:=[.AC178]+[.Y178]" office:value-type="float" office:value="0.999999757750802" calcext:value-type="float">
            <text:p>0,9999997578</text:p>
          </table:table-cell>
          <table:table-cell table:formula="of:=[.Z178]-[.AD178]" office:value-type="float" office:value="0.00000000226441398964994" calcext:value-type="float">
            <text:p>2,26441398964994E-009</text:p>
          </table:table-cell>
          <table:table-cell table:formula="of:=([.AE178]/[.Z178])%" office:value-type="percentage" office:value="0.0000000000226441508818662" calcext:value-type="percentage">
            <text:p>0,0000000023%</text:p>
          </table:table-cell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0.995772513747705" calcext:value-type="float">
            <text:p>0,9957725137</text:p>
          </table:table-cell>
          <table:table-cell office:value-type="float" office:value="0.997619109280354" calcext:value-type="float">
            <text:p>0,9976191093</text:p>
          </table:table-cell>
          <table:table-cell table:formula="of:=[.F179]-[.E179]" office:value-type="float" office:value="0.0018465955326491" calcext:value-type="float">
            <text:p>0,0018465955</text:p>
          </table:table-cell>
          <table:table-cell table:formula="of:=([.G179]/[.F179])%" office:value-type="percentage" office:value="0.0000185100256748317" calcext:value-type="percentage">
            <text:p>0,0018510026%</text:p>
          </table:table-cell>
          <table:table-cell table:formula="of:= [.$O$7] * [.$J$127]" office:value-type="float" office:value="0" calcext:value-type="float">
            <text:p>0,00E+000</text:p>
          </table:table-cell>
          <table:table-cell table:formula="of:=[.I179]+[.E179]" office:value-type="float" office:value="0.995772513747705" calcext:value-type="float">
            <text:p>0,9957725137</text:p>
          </table:table-cell>
          <table:table-cell table:formula="of:=[.F179]-[.J179]" office:value-type="float" office:value="0.0018465955326491" calcext:value-type="float">
            <text:p>0,0018465955</text:p>
          </table:table-cell>
          <table:table-cell table:formula="of:=([.K179]/[.F179])%" office:value-type="percentage" office:value="0.0000185100256748317" calcext:value-type="percentage">
            <text:p>0,0018510026%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.999972915427188" calcext:value-type="float">
            <text:p>0,9999729154</text:p>
          </table:table-cell>
          <table:table-cell office:value-type="float" office:value="0.999975122154647" calcext:value-type="float">
            <text:p>0,9999751222</text:p>
          </table:table-cell>
          <table:table-cell table:formula="of:=[.P179]-[.O179]" office:value-type="float" office:value="0.00000220672745909756" calcext:value-type="float">
            <text:p>2,20672745909756E-006</text:p>
          </table:table-cell>
          <table:table-cell table:formula="of:=([.Q179]/[.P179])%" office:value-type="percentage" office:value="0.0000000220678235819961" calcext:value-type="percentage">
            <text:p>0,0000022068%</text:p>
          </table:table-cell>
          <table:table-cell table:style-name="ce29" table:formula="of:= [.$O$7] * [.$J$127]" office:value-type="float" office:value="0" calcext:value-type="float">
            <text:p>0,00E+000</text:p>
          </table:table-cell>
          <table:table-cell table:formula="of:=[.S179]+[.O179]" office:value-type="float" office:value="0.999972915427188" calcext:value-type="float">
            <text:p>0,9999729154</text:p>
          </table:table-cell>
          <table:table-cell table:formula="of:=[.P179]-[.T179]" office:value-type="float" office:value="0.00000220672745909756" calcext:value-type="float">
            <text:p>2,20672745909756E-006</text:p>
          </table:table-cell>
          <table:table-cell table:formula="of:=([.U179]/[.P179])%" office:value-type="percentage" office:value="0.0000000220678235819961" calcext:value-type="percentage">
            <text:p>0,0000022068%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.999999747875916" calcext:value-type="float">
            <text:p>0,9999997479</text:p>
          </table:table-cell>
          <table:table-cell office:value-type="float" office:value="0.999999750122465" calcext:value-type="float">
            <text:p>0,9999997501</text:p>
          </table:table-cell>
          <table:table-cell table:formula="of:=[.Z179]-[.Y179]" office:value-type="float" office:value="0.00000000224654905789379" calcext:value-type="float">
            <text:p>2,24654905789379E-009</text:p>
          </table:table-cell>
          <table:table-cell table:formula="of:=([.AA179]/[.Z179])%" office:value-type="percentage" office:value="0.0000000000224654984130073" calcext:value-type="percentage">
            <text:p>0,0000000022%</text:p>
          </table:table-cell>
          <table:table-cell table:style-name="ce29" table:formula="of:= [.$O$7] * [.$J$127]" office:value-type="float" office:value="0" calcext:value-type="float">
            <text:p>0,00E+000</text:p>
          </table:table-cell>
          <table:table-cell table:formula="of:=[.AC179]+[.Y179]" office:value-type="float" office:value="0.999999747875916" calcext:value-type="float">
            <text:p>0,9999997479</text:p>
          </table:table-cell>
          <table:table-cell table:formula="of:=[.Z179]-[.AD179]" office:value-type="float" office:value="0.00000000224654905789379" calcext:value-type="float">
            <text:p>2,24654905789379E-009</text:p>
          </table:table-cell>
          <table:table-cell table:formula="of:=([.AE179]/[.Z179])%" office:value-type="percentage" office:value="0.0000000000224654984130073" calcext:value-type="percentage">
            <text:p>0,0000000022%</text:p>
          </table:table-cell>
        </table:table-row>
        <table:table-row table:style-name="ro1">
          <table:table-cell table:number-columns-repeated="3"/>
          <table:table-cell office:value-type="float" office:value="51" calcext:value-type="float">
            <text:p>51</text:p>
          </table:table-cell>
          <table:table-cell office:value-type="float" office:value="0.995694178831503" calcext:value-type="float">
            <text:p>0,9956941788</text:p>
          </table:table-cell>
          <table:table-cell office:value-type="float" office:value="0.99752537752604" calcext:value-type="float">
            <text:p>0,9975253775</text:p>
          </table:table-cell>
          <table:table-cell table:formula="of:=[.F180]-[.E180]" office:value-type="float" office:value="0.00183119869453685" calcext:value-type="float">
            <text:p>0,0018311987</text:p>
          </table:table-cell>
          <table:table-cell table:formula="of:=([.G180]/[.F180])%" office:value-type="percentage" office:value="0.0000183574146161448" calcext:value-type="percentage">
            <text:p>0,0018357415%</text:p>
          </table:table-cell>
          <table:table-cell table:formula="of:= [.$O$7] * [.$J$127]" office:value-type="float" office:value="0" calcext:value-type="float">
            <text:p>0,00E+000</text:p>
          </table:table-cell>
          <table:table-cell table:formula="of:=[.I180]+[.E180]" office:value-type="float" office:value="0.995694178831503" calcext:value-type="float">
            <text:p>0,9956941788</text:p>
          </table:table-cell>
          <table:table-cell table:formula="of:=[.F180]-[.J180]" office:value-type="float" office:value="0.00183119869453685" calcext:value-type="float">
            <text:p>0,0018311987</text:p>
          </table:table-cell>
          <table:table-cell table:formula="of:=([.K180]/[.F180])%" office:value-type="percentage" office:value="0.0000183574146161448" calcext:value-type="percentage">
            <text:p>0,0018357415%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0.999971930759374" calcext:value-type="float">
            <text:p>0,9999719308</text:p>
          </table:table-cell>
          <table:table-cell office:value-type="float" office:value="0.999974119675807" calcext:value-type="float">
            <text:p>0,9999741197</text:p>
          </table:table-cell>
          <table:table-cell table:formula="of:=[.P180]-[.O180]" office:value-type="float" office:value="0.00000218891643299912" calcext:value-type="float">
            <text:p>2,18891643299912E-006</text:p>
          </table:table-cell>
          <table:table-cell table:formula="of:=([.Q180]/[.P180])%" office:value-type="percentage" office:value="0.0000000218897308411014" calcext:value-type="percentage">
            <text:p>0,0000021890%</text:p>
          </table:table-cell>
          <table:table-cell table:style-name="ce29" table:formula="of:= [.$O$7] * [.$J$127]" office:value-type="float" office:value="0" calcext:value-type="float">
            <text:p>0,00E+000</text:p>
          </table:table-cell>
          <table:table-cell table:formula="of:=[.S180]+[.O180]" office:value-type="float" office:value="0.999971930759374" calcext:value-type="float">
            <text:p>0,9999719308</text:p>
          </table:table-cell>
          <table:table-cell table:formula="of:=[.P180]-[.T180]" office:value-type="float" office:value="0.00000218891643299912" calcext:value-type="float">
            <text:p>2,18891643299912E-006</text:p>
          </table:table-cell>
          <table:table-cell table:formula="of:=([.U180]/[.P180])%" office:value-type="percentage" office:value="0.0000000218897308411014" calcext:value-type="percentage">
            <text:p>0,0000021890%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0.999999737801538" calcext:value-type="float">
            <text:p>0,9999997378</text:p>
          </table:table-cell>
          <table:table-cell office:value-type="float" office:value="0.999999740030012" calcext:value-type="float">
            <text:p>0,99999974</text:p>
          </table:table-cell>
          <table:table-cell table:formula="of:=[.Z180]-[.Y180]" office:value-type="float" office:value="0.00000000222847407194138" calcext:value-type="float">
            <text:p>2,22847407194138E-009</text:p>
          </table:table-cell>
          <table:table-cell table:formula="of:=([.AA180]/[.Z180])%" office:value-type="percentage" office:value="0.0000000000222847531741189" calcext:value-type="percentage">
            <text:p>0,0000000022%</text:p>
          </table:table-cell>
          <table:table-cell table:style-name="ce29" table:formula="of:= [.$O$7] * [.$J$127]" office:value-type="float" office:value="0" calcext:value-type="float">
            <text:p>0,00E+000</text:p>
          </table:table-cell>
          <table:table-cell table:formula="of:=[.AC180]+[.Y180]" office:value-type="float" office:value="0.999999737801538" calcext:value-type="float">
            <text:p>0,9999997378</text:p>
          </table:table-cell>
          <table:table-cell table:formula="of:=[.Z180]-[.AD180]" office:value-type="float" office:value="0.00000000222847407194138" calcext:value-type="float">
            <text:p>2,22847407194138E-009</text:p>
          </table:table-cell>
          <table:table-cell table:formula="of:=([.AE180]/[.Z180])%" office:value-type="percentage" office:value="0.0000000000222847531741189" calcext:value-type="percentage">
            <text:p>0,0000000022%</text:p>
          </table:table-cell>
        </table:table-row>
        <table:table-row table:style-name="ro1">
          <table:table-cell table:number-columns-repeated="3"/>
          <table:table-cell office:value-type="float" office:value="52" calcext:value-type="float">
            <text:p>52</text:p>
          </table:table-cell>
          <table:table-cell office:value-type="float" office:value="0.995614292728841" calcext:value-type="float">
            <text:p>0,9956142927</text:p>
          </table:table-cell>
          <table:table-cell office:value-type="float" office:value="0.997429932632658" calcext:value-type="float">
            <text:p>0,9974299326</text:p>
          </table:table-cell>
          <table:table-cell table:formula="of:=[.F181]-[.E181]" office:value-type="float" office:value="0.00181563990381706" calcext:value-type="float">
            <text:p>0,0018156399</text:p>
          </table:table-cell>
          <table:table-cell table:formula="of:=([.G181]/[.F181])%" office:value-type="percentage" office:value="0.0000182031824433489" calcext:value-type="percentage">
            <text:p>0,0018203182%</text:p>
          </table:table-cell>
          <table:table-cell table:formula="of:= [.$O$7] * [.$J$127]" office:value-type="float" office:value="0" calcext:value-type="float">
            <text:p>0,00E+000</text:p>
          </table:table-cell>
          <table:table-cell table:formula="of:=[.I181]+[.E181]" office:value-type="float" office:value="0.995614292728841" calcext:value-type="float">
            <text:p>0,9956142927</text:p>
          </table:table-cell>
          <table:table-cell table:formula="of:=[.F181]-[.J181]" office:value-type="float" office:value="0.00181563990381706" calcext:value-type="float">
            <text:p>0,0018156399</text:p>
          </table:table-cell>
          <table:table-cell table:formula="of:=([.K181]/[.F181])%" office:value-type="percentage" office:value="0.0000182031824433489" calcext:value-type="percentage">
            <text:p>0,0018203182%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0.999970926593188" calcext:value-type="float">
            <text:p>0,9999709266</text:p>
          </table:table-cell>
          <table:table-cell office:value-type="float" office:value="0.999973097499199" calcext:value-type="float">
            <text:p>0,9999730975</text:p>
          </table:table-cell>
          <table:table-cell table:formula="of:=[.P181]-[.O181]" office:value-type="float" office:value="0.00000217090601095649" calcext:value-type="float">
            <text:p>2,17090601095649E-006</text:p>
          </table:table-cell>
          <table:table-cell table:formula="of:=([.Q181]/[.P181])%" office:value-type="percentage" office:value="0.0000000217096441521738" calcext:value-type="percentage">
            <text:p>0,0000021710%</text:p>
          </table:table-cell>
          <table:table-cell table:style-name="ce29" table:formula="of:= [.$O$7] * [.$J$127]" office:value-type="float" office:value="0" calcext:value-type="float">
            <text:p>0,00E+000</text:p>
          </table:table-cell>
          <table:table-cell table:formula="of:=[.S181]+[.O181]" office:value-type="float" office:value="0.999970926593188" calcext:value-type="float">
            <text:p>0,9999709266</text:p>
          </table:table-cell>
          <table:table-cell table:formula="of:=[.P181]-[.T181]" office:value-type="float" office:value="0.00000217090601095649" calcext:value-type="float">
            <text:p>2,17090601095649E-006</text:p>
          </table:table-cell>
          <table:table-cell table:formula="of:=([.U181]/[.P181])%" office:value-type="percentage" office:value="0.0000000217096441521738" calcext:value-type="percentage">
            <text:p>0,0000021710%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0.999999727527666" calcext:value-type="float">
            <text:p>0,9999997275</text:p>
          </table:table-cell>
          <table:table-cell office:value-type="float" office:value="0.999999729737863" calcext:value-type="float">
            <text:p>0,9999997297</text:p>
          </table:table-cell>
          <table:table-cell table:formula="of:=[.Z181]-[.Y181]" office:value-type="float" office:value="0.00000000221019702539849" calcext:value-type="float">
            <text:p>2,21019702539849E-009</text:p>
          </table:table-cell>
          <table:table-cell table:formula="of:=([.AA181]/[.Z181])%" office:value-type="percentage" office:value="0.0000000000221019751170889" calcext:value-type="percentage">
            <text:p>0,0000000022%</text:p>
          </table:table-cell>
          <table:table-cell table:style-name="ce29" table:formula="of:= [.$O$7] * [.$J$127]" office:value-type="float" office:value="0" calcext:value-type="float">
            <text:p>0,00E+000</text:p>
          </table:table-cell>
          <table:table-cell table:formula="of:=[.AC181]+[.Y181]" office:value-type="float" office:value="0.999999727527666" calcext:value-type="float">
            <text:p>0,9999997275</text:p>
          </table:table-cell>
          <table:table-cell table:formula="of:=[.Z181]-[.AD181]" office:value-type="float" office:value="0.00000000221019702539849" calcext:value-type="float">
            <text:p>2,21019702539849E-009</text:p>
          </table:table-cell>
          <table:table-cell table:formula="of:=([.AE181]/[.Z181])%" office:value-type="percentage" office:value="0.0000000000221019751170889" calcext:value-type="percentage">
            <text:p>0,0000000022%</text:p>
          </table:table-cell>
        </table:table-row>
        <table:table-row table:style-name="ro1">
          <table:table-cell table:number-columns-repeated="3"/>
          <table:table-cell office:value-type="float" office:value="53" calcext:value-type="float">
            <text:p>53</text:p>
          </table:table-cell>
          <table:table-cell office:value-type="float" office:value="0.99553285543972" calcext:value-type="float">
            <text:p>0,9955328554</text:p>
          </table:table-cell>
          <table:table-cell office:value-type="float" office:value="0.997332779925281" calcext:value-type="float">
            <text:p>0,9973327799</text:p>
          </table:table-cell>
          <table:table-cell table:formula="of:=[.F182]-[.E182]" office:value-type="float" office:value="0.0017999244855611" calcext:value-type="float">
            <text:p>0,0017999245</text:p>
          </table:table-cell>
          <table:table-cell table:formula="of:=([.G182]/[.F182])%" office:value-type="percentage" office:value="0.0000180473811930318" calcext:value-type="percentage">
            <text:p>0,0018047381%</text:p>
          </table:table-cell>
          <table:table-cell table:formula="of:= [.$O$7] * [.$J$127]" office:value-type="float" office:value="0" calcext:value-type="float">
            <text:p>0,00E+000</text:p>
          </table:table-cell>
          <table:table-cell table:formula="of:=[.I182]+[.E182]" office:value-type="float" office:value="0.99553285543972" calcext:value-type="float">
            <text:p>0,9955328554</text:p>
          </table:table-cell>
          <table:table-cell table:formula="of:=[.F182]-[.J182]" office:value-type="float" office:value="0.0017999244855611" calcext:value-type="float">
            <text:p>0,0017999245</text:p>
          </table:table-cell>
          <table:table-cell table:formula="of:=([.K182]/[.F182])%" office:value-type="percentage" office:value="0.0000180473811930318" calcext:value-type="percentage">
            <text:p>0,0018047381%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0.999969902928628" calcext:value-type="float">
            <text:p>0,9999699029</text:p>
          </table:table-cell>
          <table:table-cell office:value-type="float" office:value="0.99997205563075" calcext:value-type="float">
            <text:p>0,9999720556</text:p>
          </table:table-cell>
          <table:table-cell table:formula="of:=[.P182]-[.O182]" office:value-type="float" office:value="0.00000215270212189367" calcext:value-type="float">
            <text:p>2,15270212189367E-006</text:p>
          </table:table-cell>
          <table:table-cell table:formula="of:=([.Q182]/[.P182])%" office:value-type="percentage" office:value="0.0000000215276227958874" calcext:value-type="percentage">
            <text:p>0,0000021528%</text:p>
          </table:table-cell>
          <table:table-cell table:style-name="ce29" table:formula="of:= [.$O$7] * [.$J$127]" office:value-type="float" office:value="0" calcext:value-type="float">
            <text:p>0,00E+000</text:p>
          </table:table-cell>
          <table:table-cell table:formula="of:=[.S182]+[.O182]" office:value-type="float" office:value="0.999969902928628" calcext:value-type="float">
            <text:p>0,9999699029</text:p>
          </table:table-cell>
          <table:table-cell table:formula="of:=[.P182]-[.T182]" office:value-type="float" office:value="0.00000215270212189367" calcext:value-type="float">
            <text:p>2,15270212189367E-006</text:p>
          </table:table-cell>
          <table:table-cell table:formula="of:=([.U182]/[.P182])%" office:value-type="percentage" office:value="0.0000000215276227958874" calcext:value-type="percentage">
            <text:p>0,0000021528%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0.999999717054303" calcext:value-type="float">
            <text:p>0,9999997171</text:p>
          </table:table-cell>
          <table:table-cell office:value-type="float" office:value="0.999999719246024" calcext:value-type="float">
            <text:p>0,9999997192</text:p>
          </table:table-cell>
          <table:table-cell table:formula="of:=[.Z182]-[.Y182]" office:value-type="float" office:value="0.00000000219172091586728" calcext:value-type="float">
            <text:p>2,19172091586728E-009</text:p>
          </table:table-cell>
          <table:table-cell table:formula="of:=([.AA182]/[.Z182])%" office:value-type="percentage" office:value="0.0000000000219172197529115" calcext:value-type="percentage">
            <text:p>0,0000000022%</text:p>
          </table:table-cell>
          <table:table-cell table:style-name="ce29" table:formula="of:= [.$O$7] * [.$J$127]" office:value-type="float" office:value="0" calcext:value-type="float">
            <text:p>0,00E+000</text:p>
          </table:table-cell>
          <table:table-cell table:formula="of:=[.AC182]+[.Y182]" office:value-type="float" office:value="0.999999717054303" calcext:value-type="float">
            <text:p>0,9999997171</text:p>
          </table:table-cell>
          <table:table-cell table:formula="of:=[.Z182]-[.AD182]" office:value-type="float" office:value="0.00000000219172091586728" calcext:value-type="float">
            <text:p>2,19172091586728E-009</text:p>
          </table:table-cell>
          <table:table-cell table:formula="of:=([.AE182]/[.Z182])%" office:value-type="percentage" office:value="0.0000000000219172197529115" calcext:value-type="percentage">
            <text:p>0,0000000022%</text:p>
          </table:table-cell>
        </table:table-row>
        <table:table-row table:style-name="ro1">
          <table:table-cell table:number-columns-repeated="3"/>
          <table:table-cell office:value-type="float" office:value="54" calcext:value-type="float">
            <text:p>54</text:p>
          </table:table-cell>
          <table:table-cell office:value-type="float" office:value="0.995449866964139" calcext:value-type="float">
            <text:p>0,995449867</text:p>
          </table:table-cell>
          <table:table-cell office:value-type="float" office:value="0.997233924716439" calcext:value-type="float">
            <text:p>0,9972339247</text:p>
          </table:table-cell>
          <table:table-cell table:formula="of:=[.F183]-[.E183]" office:value-type="float" office:value="0.00178405775230006" calcext:value-type="float">
            <text:p>0,0017840578</text:p>
          </table:table-cell>
          <table:table-cell table:formula="of:=([.G183]/[.F183])%" office:value-type="percentage" office:value="0.0000178900627834863" calcext:value-type="percentage">
            <text:p>0,0017890063%</text:p>
          </table:table-cell>
          <table:table-cell table:formula="of:= [.$O$7] * [.$J$127]" office:value-type="float" office:value="0" calcext:value-type="float">
            <text:p>0,00E+000</text:p>
          </table:table-cell>
          <table:table-cell table:formula="of:=[.I183]+[.E183]" office:value-type="float" office:value="0.995449866964139" calcext:value-type="float">
            <text:p>0,995449867</text:p>
          </table:table-cell>
          <table:table-cell table:formula="of:=[.F183]-[.J183]" office:value-type="float" office:value="0.00178405775230006" calcext:value-type="float">
            <text:p>0,0017840578</text:p>
          </table:table-cell>
          <table:table-cell table:formula="of:=([.K183]/[.F183])%" office:value-type="percentage" office:value="0.0000178900627834863" calcext:value-type="percentage">
            <text:p>0,0017890063%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0.999968859765697" calcext:value-type="float">
            <text:p>0,9999688598</text:p>
          </table:table-cell>
          <table:table-cell office:value-type="float" office:value="0.99997099407639" calcext:value-type="float">
            <text:p>0,9999709941</text:p>
          </table:table-cell>
          <table:table-cell table:formula="of:=[.P183]-[.O183]" office:value-type="float" office:value="0.00000213431069295833" calcext:value-type="float">
            <text:p>2,13431069295833E-006</text:p>
          </table:table-cell>
          <table:table-cell table:formula="of:=([.Q183]/[.P183])%" office:value-type="percentage" office:value="0.0000000213437260296212" calcext:value-type="percentage">
            <text:p>0,0000021344%</text:p>
          </table:table-cell>
          <table:table-cell table:style-name="ce29" table:formula="of:= [.$O$7] * [.$J$127]" office:value-type="float" office:value="0" calcext:value-type="float">
            <text:p>0,00E+000</text:p>
          </table:table-cell>
          <table:table-cell table:formula="of:=[.S183]+[.O183]" office:value-type="float" office:value="0.999968859765697" calcext:value-type="float">
            <text:p>0,9999688598</text:p>
          </table:table-cell>
          <table:table-cell table:formula="of:=[.P183]-[.T183]" office:value-type="float" office:value="0.00000213431069295833" calcext:value-type="float">
            <text:p>2,13431069295833E-006</text:p>
          </table:table-cell>
          <table:table-cell table:formula="of:=([.U183]/[.P183])%" office:value-type="percentage" office:value="0.0000000213437260296212" calcext:value-type="percentage">
            <text:p>0,0000021344%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0.999999706381446" calcext:value-type="float">
            <text:p>0,9999997064</text:p>
          </table:table-cell>
          <table:table-cell office:value-type="float" office:value="0.999999708554501" calcext:value-type="float">
            <text:p>0,9999997086</text:p>
          </table:table-cell>
          <table:table-cell table:formula="of:=[.Z183]-[.Y183]" office:value-type="float" office:value="0.00000000217305495819886" calcext:value-type="float">
            <text:p>2,17305495819886E-009</text:p>
          </table:table-cell>
          <table:table-cell table:formula="of:=([.AA183]/[.Z183])%" office:value-type="percentage" office:value="0.0000000000217305503641446" calcext:value-type="percentage">
            <text:p>0,0000000022%</text:p>
          </table:table-cell>
          <table:table-cell table:style-name="ce29" table:formula="of:= [.$O$7] * [.$J$127]" office:value-type="float" office:value="0" calcext:value-type="float">
            <text:p>0,00E+000</text:p>
          </table:table-cell>
          <table:table-cell table:formula="of:=[.AC183]+[.Y183]" office:value-type="float" office:value="0.999999706381446" calcext:value-type="float">
            <text:p>0,9999997064</text:p>
          </table:table-cell>
          <table:table-cell table:formula="of:=[.Z183]-[.AD183]" office:value-type="float" office:value="0.00000000217305495819886" calcext:value-type="float">
            <text:p>2,17305495819886E-009</text:p>
          </table:table-cell>
          <table:table-cell table:formula="of:=([.AE183]/[.Z183])%" office:value-type="percentage" office:value="0.0000000000217305503641446" calcext:value-type="percentage">
            <text:p>0,0000000022%</text:p>
          </table:table-cell>
        </table:table-row>
        <table:table-row table:style-name="ro1">
          <table:table-cell table:number-columns-repeated="3"/>
          <table:table-cell office:value-type="float" office:value="55" calcext:value-type="float">
            <text:p>55</text:p>
          </table:table-cell>
          <table:table-cell office:value-type="float" office:value="0.995365327302099" calcext:value-type="float">
            <text:p>0,9953653273</text:p>
          </table:table-cell>
          <table:table-cell office:value-type="float" office:value="0.997133372306141" calcext:value-type="float">
            <text:p>0,9971333723</text:p>
          </table:table-cell>
          <table:table-cell table:formula="of:=[.F184]-[.E184]" office:value-type="float" office:value="0.00176804500404204" calcext:value-type="float">
            <text:p>0,001768045</text:p>
          </table:table-cell>
          <table:table-cell table:formula="of:=([.G184]/[.F184])%" office:value-type="percentage" office:value="0.0000177312790158971" calcext:value-type="percentage">
            <text:p>0,0017731279%</text:p>
          </table:table-cell>
          <table:table-cell table:formula="of:= [.$O$7] * [.$J$127]" office:value-type="float" office:value="0" calcext:value-type="float">
            <text:p>0,00E+000</text:p>
          </table:table-cell>
          <table:table-cell table:formula="of:=[.I184]+[.E184]" office:value-type="float" office:value="0.995365327302099" calcext:value-type="float">
            <text:p>0,9953653273</text:p>
          </table:table-cell>
          <table:table-cell table:formula="of:=[.F184]-[.J184]" office:value-type="float" office:value="0.00176804500404204" calcext:value-type="float">
            <text:p>0,001768045</text:p>
          </table:table-cell>
          <table:table-cell table:formula="of:=([.K184]/[.F184])%" office:value-type="percentage" office:value="0.0000177312790158971" calcext:value-type="percentage">
            <text:p>0,0017731279%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0.999967797104392" calcext:value-type="float">
            <text:p>0,9999677971</text:p>
          </table:table-cell>
          <table:table-cell office:value-type="float" office:value="0.999969912842045" calcext:value-type="float">
            <text:p>0,9999699128</text:p>
          </table:table-cell>
          <table:table-cell table:formula="of:=[.P184]-[.O184]" office:value-type="float" office:value="0.00000211573765296347" calcext:value-type="float">
            <text:p>2,11573765296347E-006</text:p>
          </table:table-cell>
          <table:table-cell table:formula="of:=([.Q184]/[.P184])%" office:value-type="percentage" office:value="0.0000000211580131074557" calcext:value-type="percentage">
            <text:p>0,0000021158%</text:p>
          </table:table-cell>
          <table:table-cell table:style-name="ce29" table:formula="of:= [.$O$7] * [.$J$127]" office:value-type="float" office:value="0" calcext:value-type="float">
            <text:p>0,00E+000</text:p>
          </table:table-cell>
          <table:table-cell table:formula="of:=[.S184]+[.O184]" office:value-type="float" office:value="0.999967797104392" calcext:value-type="float">
            <text:p>0,9999677971</text:p>
          </table:table-cell>
          <table:table-cell table:formula="of:=[.P184]-[.T184]" office:value-type="float" office:value="0.00000211573765296347" calcext:value-type="float">
            <text:p>2,11573765296347E-006</text:p>
          </table:table-cell>
          <table:table-cell table:formula="of:=([.U184]/[.P184])%" office:value-type="percentage" office:value="0.0000000211580131074557" calcext:value-type="percentage">
            <text:p>0,0000021158%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0.999999695509097" calcext:value-type="float">
            <text:p>0,9999996955</text:p>
          </table:table-cell>
          <table:table-cell office:value-type="float" office:value="0.999999697663299" calcext:value-type="float">
            <text:p>0,9999996977</text:p>
          </table:table-cell>
          <table:table-cell table:formula="of:=[.Z184]-[.Y184]" office:value-type="float" office:value="0.0000000021542020389731" calcext:value-type="float">
            <text:p>2,1542020389731E-009</text:p>
          </table:table-cell>
          <table:table-cell table:formula="of:=([.AA184]/[.Z184])%" office:value-type="percentage" office:value="0.0000000000215420246822296" calcext:value-type="percentage">
            <text:p>0,0000000022%</text:p>
          </table:table-cell>
          <table:table-cell table:style-name="ce29" table:formula="of:= [.$O$7] * [.$J$127]" office:value-type="float" office:value="0" calcext:value-type="float">
            <text:p>0,00E+000</text:p>
          </table:table-cell>
          <table:table-cell table:formula="of:=[.AC184]+[.Y184]" office:value-type="float" office:value="0.999999695509097" calcext:value-type="float">
            <text:p>0,9999996955</text:p>
          </table:table-cell>
          <table:table-cell table:formula="of:=[.Z184]-[.AD184]" office:value-type="float" office:value="0.0000000021542020389731" calcext:value-type="float">
            <text:p>2,1542020389731E-009</text:p>
          </table:table-cell>
          <table:table-cell table:formula="of:=([.AE184]/[.Z184])%" office:value-type="percentage" office:value="0.0000000000215420246822296" calcext:value-type="percentage">
            <text:p>0,0000000022%</text:p>
          </table:table-cell>
        </table:table-row>
        <table:table-row table:style-name="ro1">
          <table:table-cell table:number-columns-repeated="3"/>
          <table:table-cell office:value-type="float" office:value="56" calcext:value-type="float">
            <text:p>56</text:p>
          </table:table-cell>
          <table:table-cell office:value-type="float" office:value="0.995279236453599" calcext:value-type="float">
            <text:p>0,9952792365</text:p>
          </table:table-cell>
          <table:table-cell office:value-type="float" office:value="0.997031127981906" calcext:value-type="float">
            <text:p>0,997031128</text:p>
          </table:table-cell>
          <table:table-cell table:formula="of:=[.F185]-[.E185]" office:value-type="float" office:value="0.00175189152830701" calcext:value-type="float">
            <text:p>0,0017518915</text:p>
          </table:table-cell>
          <table:table-cell table:formula="of:=([.G185]/[.F185])%" office:value-type="percentage" office:value="0.000017571081575485" calcext:value-type="percentage">
            <text:p>0,0017571082%</text:p>
          </table:table-cell>
          <table:table-cell table:formula="of:= [.$O$7] * [.$J$127]" office:value-type="float" office:value="0" calcext:value-type="float">
            <text:p>0,00E+000</text:p>
          </table:table-cell>
          <table:table-cell table:formula="of:=[.I185]+[.E185]" office:value-type="float" office:value="0.995279236453599" calcext:value-type="float">
            <text:p>0,9952792365</text:p>
          </table:table-cell>
          <table:table-cell table:formula="of:=[.F185]-[.J185]" office:value-type="float" office:value="0.00175189152830701" calcext:value-type="float">
            <text:p>0,0017518915</text:p>
          </table:table-cell>
          <table:table-cell table:formula="of:=([.K185]/[.F185])%" office:value-type="percentage" office:value="0.000017571081575485" calcext:value-type="percentage">
            <text:p>0,0017571082%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0.999966714944716" calcext:value-type="float">
            <text:p>0,9999667149</text:p>
          </table:table-cell>
          <table:table-cell office:value-type="float" office:value="0.999968811933639" calcext:value-type="float">
            <text:p>0,9999688119</text:p>
          </table:table-cell>
          <table:table-cell table:formula="of:=[.P185]-[.O185]" office:value-type="float" office:value="0.00000209698892295052" calcext:value-type="float">
            <text:p>0,000002097</text:p>
          </table:table-cell>
          <table:table-cell table:formula="of:=([.Q185]/[.P185])%" office:value-type="percentage" office:value="0.0000000209705432624205" calcext:value-type="percentage">
            <text:p>0,0000020971%</text:p>
          </table:table-cell>
          <table:table-cell table:style-name="ce29" table:formula="of:= [.$O$7] * [.$J$127]" office:value-type="float" office:value="0" calcext:value-type="float">
            <text:p>0,00E+000</text:p>
          </table:table-cell>
          <table:table-cell table:formula="of:=[.S185]+[.O185]" office:value-type="float" office:value="0.999966714944716" calcext:value-type="float">
            <text:p>0,9999667149</text:p>
          </table:table-cell>
          <table:table-cell table:formula="of:=[.P185]-[.T185]" office:value-type="float" office:value="0.00000209698892295052" calcext:value-type="float">
            <text:p>0,000002097</text:p>
          </table:table-cell>
          <table:table-cell table:formula="of:=([.U185]/[.P185])%" office:value-type="percentage" office:value="0.0000000209705432624205" calcext:value-type="percentage">
            <text:p>0,0000020971%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0.999999684437256" calcext:value-type="float">
            <text:p>0,9999996844</text:p>
          </table:table-cell>
          <table:table-cell office:value-type="float" office:value="0.999999686572425" calcext:value-type="float">
            <text:p>0,9999996866</text:p>
          </table:table-cell>
          <table:table-cell table:formula="of:=[.Z185]-[.Y185]" office:value-type="float" office:value="0.00000000213516904157274" calcext:value-type="float">
            <text:p>2,13516904157274E-009</text:p>
          </table:table-cell>
          <table:table-cell table:formula="of:=([.AA185]/[.Z185])%" office:value-type="percentage" office:value="0.0000000000213517026590549" calcext:value-type="percentage">
            <text:p>0,0000000021%</text:p>
          </table:table-cell>
          <table:table-cell table:style-name="ce29" table:formula="of:= [.$O$7] * [.$J$127]" office:value-type="float" office:value="0" calcext:value-type="float">
            <text:p>0,00E+000</text:p>
          </table:table-cell>
          <table:table-cell table:formula="of:=[.AC185]+[.Y185]" office:value-type="float" office:value="0.999999684437256" calcext:value-type="float">
            <text:p>0,9999996844</text:p>
          </table:table-cell>
          <table:table-cell table:formula="of:=[.Z185]-[.AD185]" office:value-type="float" office:value="0.00000000213516904157274" calcext:value-type="float">
            <text:p>2,13516904157274E-009</text:p>
          </table:table-cell>
          <table:table-cell table:formula="of:=([.AE185]/[.Z185])%" office:value-type="percentage" office:value="0.0000000000213517026590549" calcext:value-type="percentage">
            <text:p>0,0000000021%</text:p>
          </table:table-cell>
        </table:table-row>
        <table:table-row table:style-name="ro1">
          <table:table-cell table:number-columns-repeated="3"/>
          <table:table-cell office:value-type="float" office:value="57" calcext:value-type="float">
            <text:p>57</text:p>
          </table:table-cell>
          <table:table-cell office:value-type="float" office:value="0.99519159441864" calcext:value-type="float">
            <text:p>0,9951915944</text:p>
          </table:table-cell>
          <table:table-cell office:value-type="float" office:value="0.996927197018788" calcext:value-type="float">
            <text:p>0,996927197</text:p>
          </table:table-cell>
          <table:table-cell table:formula="of:=[.F186]-[.E186]" office:value-type="float" office:value="0.00173560260014805" calcext:value-type="float">
            <text:p>0,0017356026</text:p>
          </table:table-cell>
          <table:table-cell table:formula="of:=([.G186]/[.F186])%" office:value-type="percentage" office:value="0.0000174095220326806" calcext:value-type="percentage">
            <text:p>0,0017409522%</text:p>
          </table:table-cell>
          <table:table-cell table:formula="of:= [.$O$7] * [.$J$127]" office:value-type="float" office:value="0" calcext:value-type="float">
            <text:p>0,00E+000</text:p>
          </table:table-cell>
          <table:table-cell table:formula="of:=[.I186]+[.E186]" office:value-type="float" office:value="0.99519159441864" calcext:value-type="float">
            <text:p>0,9951915944</text:p>
          </table:table-cell>
          <table:table-cell table:formula="of:=[.F186]-[.J186]" office:value-type="float" office:value="0.00173560260014805" calcext:value-type="float">
            <text:p>0,0017356026</text:p>
          </table:table-cell>
          <table:table-cell table:formula="of:=([.K186]/[.F186])%" office:value-type="percentage" office:value="0.0000174095220326806" calcext:value-type="percentage">
            <text:p>0,0017409522%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0.999965613286666" calcext:value-type="float">
            <text:p>0,9999656133</text:p>
          </table:table-cell>
          <table:table-cell office:value-type="float" office:value="0.999967691357096" calcext:value-type="float">
            <text:p>0,9999676914</text:p>
          </table:table-cell>
          <table:table-cell table:formula="of:=[.P186]-[.O186]" office:value-type="float" office:value="0.00000207807042995611" calcext:value-type="float">
            <text:p>2,07807042995611E-006</text:p>
          </table:table-cell>
          <table:table-cell table:formula="of:=([.Q186]/[.P186])%" office:value-type="percentage" office:value="0.000000020781375716498" calcext:value-type="percentage">
            <text:p>0,0000020781%</text:p>
          </table:table-cell>
          <table:table-cell table:style-name="ce29" table:formula="of:= [.$O$7] * [.$J$127]" office:value-type="float" office:value="0" calcext:value-type="float">
            <text:p>0,00E+000</text:p>
          </table:table-cell>
          <table:table-cell table:formula="of:=[.S186]+[.O186]" office:value-type="float" office:value="0.999965613286666" calcext:value-type="float">
            <text:p>0,9999656133</text:p>
          </table:table-cell>
          <table:table-cell table:formula="of:=[.P186]-[.T186]" office:value-type="float" office:value="0.00000207807042995611" calcext:value-type="float">
            <text:p>2,07807042995611E-006</text:p>
          </table:table-cell>
          <table:table-cell table:formula="of:=([.U186]/[.P186])%" office:value-type="percentage" office:value="0.000000020781375716498" calcext:value-type="percentage">
            <text:p>0,0000020781%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0.999999673165921" calcext:value-type="float">
            <text:p>0,9999996732</text:p>
          </table:table-cell>
          <table:table-cell office:value-type="float" office:value="0.999999675281885" calcext:value-type="float">
            <text:p>0,9999996753</text:p>
          </table:table-cell>
          <table:table-cell table:formula="of:=[.Z186]-[.Y186]" office:value-type="float" office:value="0.00000000211596395960356" calcext:value-type="float">
            <text:p>2,11596395960356E-009</text:p>
          </table:table-cell>
          <table:table-cell table:formula="of:=([.AA186]/[.Z186])%" office:value-type="percentage" office:value="0.0000000000211596442465094" calcext:value-type="percentage">
            <text:p>0,0000000021%</text:p>
          </table:table-cell>
          <table:table-cell table:style-name="ce29" table:formula="of:= [.$O$7] * [.$J$127]" office:value-type="float" office:value="0" calcext:value-type="float">
            <text:p>0,00E+000</text:p>
          </table:table-cell>
          <table:table-cell table:formula="of:=[.AC186]+[.Y186]" office:value-type="float" office:value="0.999999673165921" calcext:value-type="float">
            <text:p>0,9999996732</text:p>
          </table:table-cell>
          <table:table-cell table:formula="of:=[.Z186]-[.AD186]" office:value-type="float" office:value="0.00000000211596395960356" calcext:value-type="float">
            <text:p>2,11596395960356E-009</text:p>
          </table:table-cell>
          <table:table-cell table:formula="of:=([.AE186]/[.Z186])%" office:value-type="percentage" office:value="0.0000000000211596442465094" calcext:value-type="percentage">
            <text:p>0,0000000021%</text:p>
          </table:table-cell>
        </table:table-row>
        <table:table-row table:style-name="ro1">
          <table:table-cell table:number-columns-repeated="3"/>
          <table:table-cell office:value-type="float" office:value="58" calcext:value-type="float">
            <text:p>58</text:p>
          </table:table-cell>
          <table:table-cell office:value-type="float" office:value="0.995102401197222" calcext:value-type="float">
            <text:p>0,9951024012</text:p>
          </table:table-cell>
          <table:table-cell office:value-type="float" office:value="0.996821584679403" calcext:value-type="float">
            <text:p>0,9968215847</text:p>
          </table:table-cell>
          <table:table-cell table:formula="of:=[.F187]-[.E187]" office:value-type="float" office:value="0.00171918348218103" calcext:value-type="float">
            <text:p>0,0017191835</text:p>
          </table:table-cell>
          <table:table-cell table:formula="of:=([.G187]/[.F187])%" office:value-type="percentage" office:value="0.0000172466518442689" calcext:value-type="percentage">
            <text:p>0,0017246652%</text:p>
          </table:table-cell>
          <table:table-cell table:formula="of:= [.$O$7] * [.$J$127]" office:value-type="float" office:value="0" calcext:value-type="float">
            <text:p>0,00E+000</text:p>
          </table:table-cell>
          <table:table-cell table:formula="of:=[.I187]+[.E187]" office:value-type="float" office:value="0.995102401197222" calcext:value-type="float">
            <text:p>0,9951024012</text:p>
          </table:table-cell>
          <table:table-cell table:formula="of:=[.F187]-[.J187]" office:value-type="float" office:value="0.00171918348218103" calcext:value-type="float">
            <text:p>0,0017191835</text:p>
          </table:table-cell>
          <table:table-cell table:formula="of:=([.K187]/[.F187])%" office:value-type="percentage" office:value="0.0000172466518442689" calcext:value-type="percentage">
            <text:p>0,0017246652%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0.999964492130244" calcext:value-type="float">
            <text:p>0,9999644921</text:p>
          </table:table-cell>
          <table:table-cell office:value-type="float" office:value="0.999966551118339" calcext:value-type="float">
            <text:p>0,9999665511</text:p>
          </table:table-cell>
          <table:table-cell table:formula="of:=[.P187]-[.O187]" office:value-type="float" office:value="0.0000020589880950217" calcext:value-type="float">
            <text:p>0,000002059</text:p>
          </table:table-cell>
          <table:table-cell table:formula="of:=([.Q187]/[.P187])%" office:value-type="percentage" office:value="0.0000000205905696784148" calcext:value-type="percentage">
            <text:p>0,0000020591%</text:p>
          </table:table-cell>
          <table:table-cell table:style-name="ce29" table:formula="of:= [.$O$7] * [.$J$127]" office:value-type="float" office:value="0" calcext:value-type="float">
            <text:p>0,00E+000</text:p>
          </table:table-cell>
          <table:table-cell table:formula="of:=[.S187]+[.O187]" office:value-type="float" office:value="0.999964492130244" calcext:value-type="float">
            <text:p>0,9999644921</text:p>
          </table:table-cell>
          <table:table-cell table:formula="of:=[.P187]-[.T187]" office:value-type="float" office:value="0.0000020589880950217" calcext:value-type="float">
            <text:p>0,000002059</text:p>
          </table:table-cell>
          <table:table-cell table:formula="of:=([.U187]/[.P187])%" office:value-type="percentage" office:value="0.0000000205905696784148" calcext:value-type="percentage">
            <text:p>0,0000020591%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0.999999661695094" calcext:value-type="float">
            <text:p>0,9999996617</text:p>
          </table:table-cell>
          <table:table-cell office:value-type="float" office:value="0.999999663791685" calcext:value-type="float">
            <text:p>0,9999996638</text:p>
          </table:table-cell>
          <table:table-cell table:formula="of:=[.Z187]-[.Y187]" office:value-type="float" office:value="0.00000000209659090089076" calcext:value-type="float">
            <text:p>2,09659090089076E-009</text:p>
          </table:table-cell>
          <table:table-cell table:formula="of:=([.AA187]/[.Z187])%" office:value-type="percentage" office:value="0.0000000000209659116169293" calcext:value-type="percentage">
            <text:p>0,0000000021%</text:p>
          </table:table-cell>
          <table:table-cell table:style-name="ce29" table:formula="of:= [.$O$7] * [.$J$127]" office:value-type="float" office:value="0" calcext:value-type="float">
            <text:p>0,00E+000</text:p>
          </table:table-cell>
          <table:table-cell table:formula="of:=[.AC187]+[.Y187]" office:value-type="float" office:value="0.999999661695094" calcext:value-type="float">
            <text:p>0,9999996617</text:p>
          </table:table-cell>
          <table:table-cell table:formula="of:=[.Z187]-[.AD187]" office:value-type="float" office:value="0.00000000209659090089076" calcext:value-type="float">
            <text:p>2,09659090089076E-009</text:p>
          </table:table-cell>
          <table:table-cell table:formula="of:=([.AE187]/[.Z187])%" office:value-type="percentage" office:value="0.0000000000209659116169293" calcext:value-type="percentage">
            <text:p>0,0000000021%</text:p>
          </table:table-cell>
        </table:table-row>
        <table:table-row table:style-name="ro1">
          <table:table-cell table:number-columns-repeated="3"/>
          <table:table-cell office:value-type="float" office:value="59" calcext:value-type="float">
            <text:p>59</text:p>
          </table:table-cell>
          <table:table-cell office:value-type="float" office:value="0.995011656789343" calcext:value-type="float">
            <text:p>0,9950116568</text:p>
          </table:table-cell>
          <table:table-cell office:value-type="float" office:value="0.996714296213958" calcext:value-type="float">
            <text:p>0,9967142962</text:p>
          </table:table-cell>
          <table:table-cell table:formula="of:=[.F188]-[.E188]" office:value-type="float" office:value="0.00170263942461502" calcext:value-type="float">
            <text:p>0,0017026394</text:p>
          </table:table-cell>
          <table:table-cell table:formula="of:=([.G188]/[.F188])%" office:value-type="percentage" office:value="0.0000170825223545222" calcext:value-type="percentage">
            <text:p>0,0017082522%</text:p>
          </table:table-cell>
          <table:table-cell table:formula="of:= [.$O$7] * [.$J$127]" office:value-type="float" office:value="0" calcext:value-type="float">
            <text:p>0,00E+000</text:p>
          </table:table-cell>
          <table:table-cell table:formula="of:=[.I188]+[.E188]" office:value-type="float" office:value="0.995011656789343" calcext:value-type="float">
            <text:p>0,9950116568</text:p>
          </table:table-cell>
          <table:table-cell table:formula="of:=[.F188]-[.J188]" office:value-type="float" office:value="0.00170263942461502" calcext:value-type="float">
            <text:p>0,0017026394</text:p>
          </table:table-cell>
          <table:table-cell table:formula="of:=([.K188]/[.F188])%" office:value-type="percentage" office:value="0.0000170825223545222" calcext:value-type="percentage">
            <text:p>0,0017082522%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0.999963351475449" calcext:value-type="float">
            <text:p>0,9999633515</text:p>
          </table:table-cell>
          <table:table-cell office:value-type="float" office:value="0.999965391223288" calcext:value-type="float">
            <text:p>0,9999653912</text:p>
          </table:table-cell>
          <table:table-cell table:formula="of:=[.P188]-[.O188]" office:value-type="float" office:value="0.00000203974783896665" calcext:value-type="float">
            <text:p>2,03974783896665E-006</text:p>
          </table:table-cell>
          <table:table-cell table:formula="of:=([.Q188]/[.P188])%" office:value-type="percentage" office:value="0.0000000203981843458739" calcext:value-type="percentage">
            <text:p>0,0000020398%</text:p>
          </table:table-cell>
          <table:table-cell table:style-name="ce29" table:formula="of:= [.$O$7] * [.$J$127]" office:value-type="float" office:value="0" calcext:value-type="float">
            <text:p>0,00E+000</text:p>
          </table:table-cell>
          <table:table-cell table:formula="of:=[.S188]+[.O188]" office:value-type="float" office:value="0.999963351475449" calcext:value-type="float">
            <text:p>0,9999633515</text:p>
          </table:table-cell>
          <table:table-cell table:formula="of:=[.P188]-[.T188]" office:value-type="float" office:value="0.00000203974783896665" calcext:value-type="float">
            <text:p>2,03974783896665E-006</text:p>
          </table:table-cell>
          <table:table-cell table:formula="of:=([.U188]/[.P188])%" office:value-type="percentage" office:value="0.0000000203981843458739" calcext:value-type="percentage">
            <text:p>0,0000020398%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0.999999650024775" calcext:value-type="float">
            <text:p>0,99999965</text:p>
          </table:table-cell>
          <table:table-cell office:value-type="float" office:value="0.99999965210183" calcext:value-type="float">
            <text:p>0,9999996521</text:p>
          </table:table-cell>
          <table:table-cell table:formula="of:=[.Z188]-[.Y188]" office:value-type="float" office:value="0.00000000207705486143794" calcext:value-type="float">
            <text:p>2,07705486143794E-009</text:p>
          </table:table-cell>
          <table:table-cell table:formula="of:=([.AA188]/[.Z188])%" office:value-type="percentage" office:value="0.0000000000207705602813114" calcext:value-type="percentage">
            <text:p>0,0000000021%</text:p>
          </table:table-cell>
          <table:table-cell table:style-name="ce29" table:formula="of:= [.$O$7] * [.$J$127]" office:value-type="float" office:value="0" calcext:value-type="float">
            <text:p>0,00E+000</text:p>
          </table:table-cell>
          <table:table-cell table:formula="of:=[.AC188]+[.Y188]" office:value-type="float" office:value="0.999999650024775" calcext:value-type="float">
            <text:p>0,99999965</text:p>
          </table:table-cell>
          <table:table-cell table:formula="of:=[.Z188]-[.AD188]" office:value-type="float" office:value="0.00000000207705486143794" calcext:value-type="float">
            <text:p>2,07705486143794E-009</text:p>
          </table:table-cell>
          <table:table-cell table:formula="of:=([.AE188]/[.Z188])%" office:value-type="percentage" office:value="0.0000000000207705602813114" calcext:value-type="percentage">
            <text:p>0,0000000021%</text:p>
          </table:table-cell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office:value-type="float" office:value="0.994919361195006" calcext:value-type="float">
            <text:p>0,9949193612</text:p>
          </table:table-cell>
          <table:table-cell office:value-type="float" office:value="0.996605336860272" calcext:value-type="float">
            <text:p>0,9966053369</text:p>
          </table:table-cell>
          <table:table-cell table:formula="of:=[.F189]-[.E189]" office:value-type="float" office:value="0.00168597566526596" calcext:value-type="float">
            <text:p>0,0016859757</text:p>
          </table:table-cell>
          <table:table-cell table:formula="of:=([.G189]/[.F189])%" office:value-type="percentage" office:value="0.0000169171847963201" calcext:value-type="percentage">
            <text:p>0,0016917185%</text:p>
          </table:table-cell>
          <table:table-cell table:formula="of:= [.$O$7] * [.$J$127]" office:value-type="float" office:value="0" calcext:value-type="float">
            <text:p>0,00E+000</text:p>
          </table:table-cell>
          <table:table-cell table:formula="of:=[.I189]+[.E189]" office:value-type="float" office:value="0.994919361195006" calcext:value-type="float">
            <text:p>0,9949193612</text:p>
          </table:table-cell>
          <table:table-cell table:formula="of:=[.F189]-[.J189]" office:value-type="float" office:value="0.00168597566526596" calcext:value-type="float">
            <text:p>0,0016859757</text:p>
          </table:table-cell>
          <table:table-cell table:formula="of:=([.K189]/[.F189])%" office:value-type="percentage" office:value="0.0000169171847963201" calcext:value-type="percentage">
            <text:p>0,0016917185%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999962191322282" calcext:value-type="float">
            <text:p>0,9999621913</text:p>
          </table:table-cell>
          <table:table-cell office:value-type="float" office:value="0.999964211677863" calcext:value-type="float">
            <text:p>0,9999642117</text:p>
          </table:table-cell>
          <table:table-cell table:formula="of:=[.P189]-[.O189]" office:value-type="float" office:value="0.00000202035558105607" calcext:value-type="float">
            <text:p>2,02035558105607E-006</text:p>
          </table:table-cell>
          <table:table-cell table:formula="of:=([.Q189]/[.P189])%" office:value-type="percentage" office:value="0.0000000202042788844712" calcext:value-type="percentage">
            <text:p>0,0000020204%</text:p>
          </table:table-cell>
          <table:table-cell table:style-name="ce29" table:formula="of:= [.$O$7] * [.$J$127]" office:value-type="float" office:value="0" calcext:value-type="float">
            <text:p>0,00E+000</text:p>
          </table:table-cell>
          <table:table-cell table:formula="of:=[.S189]+[.O189]" office:value-type="float" office:value="0.999962191322282" calcext:value-type="float">
            <text:p>0,9999621913</text:p>
          </table:table-cell>
          <table:table-cell table:formula="of:=[.P189]-[.T189]" office:value-type="float" office:value="0.00000202035558105607" calcext:value-type="float">
            <text:p>2,02035558105607E-006</text:p>
          </table:table-cell>
          <table:table-cell table:formula="of:=([.U189]/[.P189])%" office:value-type="percentage" office:value="0.0000000202042788844712" calcext:value-type="percentage">
            <text:p>0,0000020204%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999999638154963" calcext:value-type="float">
            <text:p>0,9999996382</text:p>
          </table:table-cell>
          <table:table-cell office:value-type="float" office:value="0.999999640212327" calcext:value-type="float">
            <text:p>0,9999996402</text:p>
          </table:table-cell>
          <table:table-cell table:formula="of:=[.Z189]-[.Y189]" office:value-type="float" office:value="0.00000000205736405689549" calcext:value-type="float">
            <text:p>2,05736405689549E-009</text:p>
          </table:table-cell>
          <table:table-cell table:formula="of:=([.AA189]/[.Z189])%" office:value-type="percentage" office:value="0.0000000000205736557426638" calcext:value-type="percentage">
            <text:p>0,0000000021%</text:p>
          </table:table-cell>
          <table:table-cell table:style-name="ce29" table:formula="of:= [.$O$7] * [.$J$127]" office:value-type="float" office:value="0" calcext:value-type="float">
            <text:p>0,00E+000</text:p>
          </table:table-cell>
          <table:table-cell table:formula="of:=[.AC189]+[.Y189]" office:value-type="float" office:value="0.999999638154963" calcext:value-type="float">
            <text:p>0,9999996382</text:p>
          </table:table-cell>
          <table:table-cell table:formula="of:=[.Z189]-[.AD189]" office:value-type="float" office:value="0.00000000205736405689549" calcext:value-type="float">
            <text:p>2,05736405689549E-009</text:p>
          </table:table-cell>
          <table:table-cell table:formula="of:=([.AE189]/[.Z189])%" office:value-type="percentage" office:value="0.0000000000205736557426638" calcext:value-type="percentage">
            <text:p>0,0000000021%</text:p>
          </table:table-cell>
        </table:table-row>
        <table:table-row table:style-name="ro1">
          <table:table-cell table:number-columns-repeated="3"/>
          <table:table-cell office:value-type="float" office:value="61" calcext:value-type="float">
            <text:p>61</text:p>
          </table:table-cell>
          <table:table-cell office:value-type="float" office:value="0.994825514414209" calcext:value-type="float">
            <text:p>0,9948255144</text:p>
          </table:table-cell>
          <table:table-cell office:value-type="float" office:value="0.996494711843811" calcext:value-type="float">
            <text:p>0,9964947118</text:p>
          </table:table-cell>
          <table:table-cell table:formula="of:=[.F190]-[.E190]" office:value-type="float" office:value="0.00166919742960203" calcext:value-type="float">
            <text:p>0,0016691974</text:p>
          </table:table-cell>
          <table:table-cell table:formula="of:=([.G190]/[.F190])%" office:value-type="percentage" office:value="0.0000167506902923066" calcext:value-type="percentage">
            <text:p>0,0016750690%</text:p>
          </table:table-cell>
          <table:table-cell table:formula="of:= [.$O$7] * [.$J$127]" office:value-type="float" office:value="0" calcext:value-type="float">
            <text:p>0,00E+000</text:p>
          </table:table-cell>
          <table:table-cell table:formula="of:=[.I190]+[.E190]" office:value-type="float" office:value="0.994825514414209" calcext:value-type="float">
            <text:p>0,9948255144</text:p>
          </table:table-cell>
          <table:table-cell table:formula="of:=[.F190]-[.J190]" office:value-type="float" office:value="0.00166919742960203" calcext:value-type="float">
            <text:p>0,0016691974</text:p>
          </table:table-cell>
          <table:table-cell table:formula="of:=([.K190]/[.F190])%" office:value-type="percentage" office:value="0.0000167506902923066" calcext:value-type="percentage">
            <text:p>0,0016750690%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0.999961011670742" calcext:value-type="float">
            <text:p>0,9999610117</text:p>
          </table:table-cell>
          <table:table-cell office:value-type="float" office:value="0.999963012487982" calcext:value-type="float">
            <text:p>0,9999630125</text:p>
          </table:table-cell>
          <table:table-cell table:formula="of:=[.P190]-[.O190]" office:value-type="float" office:value="0.0000020008172399999" calcext:value-type="float">
            <text:p>2,0008172399999E-006</text:p>
          </table:table-cell>
          <table:table-cell table:formula="of:=([.Q190]/[.P190])%" office:value-type="percentage" office:value="0.000000020008912476559" calcext:value-type="percentage">
            <text:p>0,0000020009%</text:p>
          </table:table-cell>
          <table:table-cell table:style-name="ce29" table:formula="of:= [.$O$7] * [.$J$127]" office:value-type="float" office:value="0" calcext:value-type="float">
            <text:p>0,00E+000</text:p>
          </table:table-cell>
          <table:table-cell table:formula="of:=[.S190]+[.O190]" office:value-type="float" office:value="0.999961011670742" calcext:value-type="float">
            <text:p>0,9999610117</text:p>
          </table:table-cell>
          <table:table-cell table:formula="of:=[.P190]-[.T190]" office:value-type="float" office:value="0.0000020008172399999" calcext:value-type="float">
            <text:p>2,0008172399999E-006</text:p>
          </table:table-cell>
          <table:table-cell table:formula="of:=([.U190]/[.P190])%" office:value-type="percentage" office:value="0.000000020008912476559" calcext:value-type="percentage">
            <text:p>0,0000020009%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0.999999626085658" calcext:value-type="float">
            <text:p>0,9999996261</text:p>
          </table:table-cell>
          <table:table-cell office:value-type="float" office:value="0.999999628123183" calcext:value-type="float">
            <text:p>0,9999996281</text:p>
          </table:table-cell>
          <table:table-cell table:formula="of:=[.Z190]-[.Y190]" office:value-type="float" office:value="0.00000000203752503757926" calcext:value-type="float">
            <text:p>0,000000002</text:p>
          </table:table-cell>
          <table:table-cell table:formula="of:=([.AA190]/[.Z190])%" office:value-type="percentage" office:value="0.0000000000203752546222083" calcext:value-type="percentage">
            <text:p>0,0000000020%</text:p>
          </table:table-cell>
          <table:table-cell table:style-name="ce29" table:formula="of:= [.$O$7] * [.$J$127]" office:value-type="float" office:value="0" calcext:value-type="float">
            <text:p>0,00E+000</text:p>
          </table:table-cell>
          <table:table-cell table:formula="of:=[.AC190]+[.Y190]" office:value-type="float" office:value="0.999999626085658" calcext:value-type="float">
            <text:p>0,9999996261</text:p>
          </table:table-cell>
          <table:table-cell table:formula="of:=[.Z190]-[.AD190]" office:value-type="float" office:value="0.00000000203752503757926" calcext:value-type="float">
            <text:p>0,000000002</text:p>
          </table:table-cell>
          <table:table-cell table:formula="of:=([.AE190]/[.Z190])%" office:value-type="percentage" office:value="0.0000000000203752546222083" calcext:value-type="percentage">
            <text:p>0,0000000020%</text:p>
          </table:table-cell>
        </table:table-row>
        <table:table-row table:style-name="ro1">
          <table:table-cell table:number-columns-repeated="3"/>
          <table:table-cell office:value-type="float" office:value="62" calcext:value-type="float">
            <text:p>62</text:p>
          </table:table-cell>
          <table:table-cell office:value-type="float" office:value="0.994730116446953" calcext:value-type="float">
            <text:p>0,9947301164</text:p>
          </table:table-cell>
          <table:table-cell office:value-type="float" office:value="0.996382426377705" calcext:value-type="float">
            <text:p>0,9963824264</text:p>
          </table:table-cell>
          <table:table-cell table:formula="of:=[.F191]-[.E191]" office:value-type="float" office:value="0.00165230993075205" calcext:value-type="float">
            <text:p>0,0016523099</text:p>
          </table:table-cell>
          <table:table-cell table:formula="of:=([.G191]/[.F191])%" office:value-type="percentage" office:value="0.0000165830898559651" calcext:value-type="percentage">
            <text:p>0,0016583090%</text:p>
          </table:table-cell>
          <table:table-cell table:formula="of:= [.$O$7] * [.$J$127]" office:value-type="float" office:value="0" calcext:value-type="float">
            <text:p>0,00E+000</text:p>
          </table:table-cell>
          <table:table-cell table:formula="of:=[.I191]+[.E191]" office:value-type="float" office:value="0.994730116446953" calcext:value-type="float">
            <text:p>0,9947301164</text:p>
          </table:table-cell>
          <table:table-cell table:formula="of:=[.F191]-[.J191]" office:value-type="float" office:value="0.00165230993075205" calcext:value-type="float">
            <text:p>0,0016523099</text:p>
          </table:table-cell>
          <table:table-cell table:formula="of:=([.K191]/[.F191])%" office:value-type="percentage" office:value="0.0000165830898559651" calcext:value-type="percentage">
            <text:p>0,0016583090%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0.99995981252083" calcext:value-type="float">
            <text:p>0,9999598125</text:p>
          </table:table-cell>
          <table:table-cell office:value-type="float" office:value="0.999961793659562" calcext:value-type="float">
            <text:p>0,9999617937</text:p>
          </table:table-cell>
          <table:table-cell table:formula="of:=[.P191]-[.O191]" office:value-type="float" office:value="0.00000198113873206562" calcext:value-type="float">
            <text:p>1,98113873206562E-006</text:p>
          </table:table-cell>
          <table:table-cell table:formula="of:=([.Q191]/[.P191])%" office:value-type="percentage" office:value="0.0000000198121442635234" calcext:value-type="percentage">
            <text:p>0,0000019812%</text:p>
          </table:table-cell>
          <table:table-cell table:style-name="ce29" table:formula="of:= [.$O$7] * [.$J$127]" office:value-type="float" office:value="0" calcext:value-type="float">
            <text:p>0,00E+000</text:p>
          </table:table-cell>
          <table:table-cell table:formula="of:=[.S191]+[.O191]" office:value-type="float" office:value="0.99995981252083" calcext:value-type="float">
            <text:p>0,9999598125</text:p>
          </table:table-cell>
          <table:table-cell table:formula="of:=[.P191]-[.T191]" office:value-type="float" office:value="0.00000198113873206562" calcext:value-type="float">
            <text:p>1,98113873206562E-006</text:p>
          </table:table-cell>
          <table:table-cell table:formula="of:=([.U191]/[.P191])%" office:value-type="percentage" office:value="0.0000000198121442635234" calcext:value-type="percentage">
            <text:p>0,0000019812%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0.99999961381686" calcext:value-type="float">
            <text:p>0,9999996138</text:p>
          </table:table-cell>
          <table:table-cell office:value-type="float" office:value="0.999999615834401" calcext:value-type="float">
            <text:p>0,9999996158</text:p>
          </table:table-cell>
          <table:table-cell table:formula="of:=[.Z191]-[.Y191]" office:value-type="float" office:value="0.00000000201754113415831" calcext:value-type="float">
            <text:p>0,000000002</text:p>
          </table:table-cell>
          <table:table-cell table:formula="of:=([.AA191]/[.Z191])%" office:value-type="percentage" office:value="0.0000000000201754157616147" calcext:value-type="percentage">
            <text:p>0,0000000020%</text:p>
          </table:table-cell>
          <table:table-cell table:style-name="ce29" table:formula="of:= [.$O$7] * [.$J$127]" office:value-type="float" office:value="0" calcext:value-type="float">
            <text:p>0,00E+000</text:p>
          </table:table-cell>
          <table:table-cell table:formula="of:=[.AC191]+[.Y191]" office:value-type="float" office:value="0.99999961381686" calcext:value-type="float">
            <text:p>0,9999996138</text:p>
          </table:table-cell>
          <table:table-cell table:formula="of:=[.Z191]-[.AD191]" office:value-type="float" office:value="0.00000000201754113415831" calcext:value-type="float">
            <text:p>0,000000002</text:p>
          </table:table-cell>
          <table:table-cell table:formula="of:=([.AE191]/[.Z191])%" office:value-type="percentage" office:value="0.0000000000201754157616147" calcext:value-type="percentage">
            <text:p>0,0000000020%</text:p>
          </table:table-cell>
        </table:table-row>
        <table:table-row table:style-name="ro1">
          <table:table-cell table:number-columns-repeated="3"/>
          <table:table-cell office:value-type="float" office:value="63" calcext:value-type="float">
            <text:p>63</text:p>
          </table:table-cell>
          <table:table-cell office:value-type="float" office:value="0.994633167293237" calcext:value-type="float">
            <text:p>0,9946331673</text:p>
          </table:table-cell>
          <table:table-cell office:value-type="float" office:value="0.996268485662783" calcext:value-type="float">
            <text:p>0,9962684857</text:p>
          </table:table-cell>
          <table:table-cell table:formula="of:=[.F192]-[.E192]" office:value-type="float" office:value="0.001635318369546" calcext:value-type="float">
            <text:p>0,0016353184</text:p>
          </table:table-cell>
          <table:table-cell table:formula="of:=([.G192]/[.F192])%" office:value-type="percentage" office:value="0.000016414434392736" calcext:value-type="percentage">
            <text:p>0,0016414434%</text:p>
          </table:table-cell>
          <table:table-cell table:formula="of:= [.$O$7] * [.$J$127]" office:value-type="float" office:value="0" calcext:value-type="float">
            <text:p>0,00E+000</text:p>
          </table:table-cell>
          <table:table-cell table:formula="of:=[.I192]+[.E192]" office:value-type="float" office:value="0.994633167293237" calcext:value-type="float">
            <text:p>0,9946331673</text:p>
          </table:table-cell>
          <table:table-cell table:formula="of:=[.F192]-[.J192]" office:value-type="float" office:value="0.001635318369546" calcext:value-type="float">
            <text:p>0,0016353184</text:p>
          </table:table-cell>
          <table:table-cell table:formula="of:=([.K192]/[.F192])%" office:value-type="percentage" office:value="0.000016414434392736" calcext:value-type="percentage">
            <text:p>0,0016414434%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0.999958593872546" calcext:value-type="float">
            <text:p>0,9999585939</text:p>
          </table:table-cell>
          <table:table-cell office:value-type="float" office:value="0.999960555198517" calcext:value-type="float">
            <text:p>0,9999605552</text:p>
          </table:table-cell>
          <table:table-cell table:formula="of:=[.P192]-[.O192]" office:value-type="float" office:value="0.00000196132597107823" calcext:value-type="float">
            <text:p>1,96132597107823E-006</text:p>
          </table:table-cell>
          <table:table-cell table:formula="of:=([.Q192]/[.P192])%" office:value-type="percentage" office:value="0.0000000196140333879867" calcext:value-type="percentage">
            <text:p>0,0000019614%</text:p>
          </table:table-cell>
          <table:table-cell table:style-name="ce29" table:formula="of:= [.$O$7] * [.$J$127]" office:value-type="float" office:value="0" calcext:value-type="float">
            <text:p>0,00E+000</text:p>
          </table:table-cell>
          <table:table-cell table:formula="of:=[.S192]+[.O192]" office:value-type="float" office:value="0.999958593872546" calcext:value-type="float">
            <text:p>0,9999585939</text:p>
          </table:table-cell>
          <table:table-cell table:formula="of:=[.P192]-[.T192]" office:value-type="float" office:value="0.00000196132597107823" calcext:value-type="float">
            <text:p>1,96132597107823E-006</text:p>
          </table:table-cell>
          <table:table-cell table:formula="of:=([.U192]/[.P192])%" office:value-type="percentage" office:value="0.0000000196140333879867" calcext:value-type="percentage">
            <text:p>0,0000019614%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0.99999960134857" calcext:value-type="float">
            <text:p>0,9999996013</text:p>
          </table:table-cell>
          <table:table-cell office:value-type="float" office:value="0.99999960334599" calcext:value-type="float">
            <text:p>0,9999996033</text:p>
          </table:table-cell>
          <table:table-cell table:formula="of:=[.Z192]-[.Y192]" office:value-type="float" office:value="0.00000000199742000717151" calcext:value-type="float">
            <text:p>0,000000002</text:p>
          </table:table-cell>
          <table:table-cell table:formula="of:=([.AA192]/[.Z192])%" office:value-type="percentage" office:value="0.0000000000199742046638944" calcext:value-type="percentage">
            <text:p>0,0000000020%</text:p>
          </table:table-cell>
          <table:table-cell table:style-name="ce29" table:formula="of:= [.$O$7] * [.$J$127]" office:value-type="float" office:value="0" calcext:value-type="float">
            <text:p>0,00E+000</text:p>
          </table:table-cell>
          <table:table-cell table:formula="of:=[.AC192]+[.Y192]" office:value-type="float" office:value="0.99999960134857" calcext:value-type="float">
            <text:p>0,9999996013</text:p>
          </table:table-cell>
          <table:table-cell table:formula="of:=[.Z192]-[.AD192]" office:value-type="float" office:value="0.00000000199742000717151" calcext:value-type="float">
            <text:p>0,000000002</text:p>
          </table:table-cell>
          <table:table-cell table:formula="of:=([.AE192]/[.Z192])%" office:value-type="percentage" office:value="0.0000000000199742046638944" calcext:value-type="percentage">
            <text:p>0,0000000020%</text:p>
          </table:table-cell>
        </table:table-row>
        <table:table-row table:style-name="ro1">
          <table:table-cell table:number-columns-repeated="3"/>
          <table:table-cell office:value-type="float" office:value="64" calcext:value-type="float">
            <text:p>64</text:p>
          </table:table-cell>
          <table:table-cell office:value-type="float" office:value="0.994534666953062" calcext:value-type="float">
            <text:p>0,994534667</text:p>
          </table:table-cell>
          <table:table-cell office:value-type="float" office:value="0.996152894887595" calcext:value-type="float">
            <text:p>0,9961528949</text:p>
          </table:table-cell>
          <table:table-cell table:formula="of:=[.F193]-[.E193]" office:value-type="float" office:value="0.00161822793453303" calcext:value-type="float">
            <text:p>0,0016182279</text:p>
          </table:table-cell>
          <table:table-cell table:formula="of:=([.G193]/[.F193])%" office:value-type="percentage" office:value="0.0000162447747011341" calcext:value-type="percentage">
            <text:p>0,0016244775%</text:p>
          </table:table-cell>
          <table:table-cell table:formula="of:= [.$O$7] * [.$J$127]" office:value-type="float" office:value="0" calcext:value-type="float">
            <text:p>0,00E+000</text:p>
          </table:table-cell>
          <table:table-cell table:formula="of:=[.I193]+[.E193]" office:value-type="float" office:value="0.994534666953062" calcext:value-type="float">
            <text:p>0,994534667</text:p>
          </table:table-cell>
          <table:table-cell table:formula="of:=[.F193]-[.J193]" office:value-type="float" office:value="0.00161822793453303" calcext:value-type="float">
            <text:p>0,0016182279</text:p>
          </table:table-cell>
          <table:table-cell table:formula="of:=([.K193]/[.F193])%" office:value-type="percentage" office:value="0.0000162447747011341" calcext:value-type="percentage">
            <text:p>0,0016244775%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0.999957355725888" calcext:value-type="float">
            <text:p>0,9999573557</text:p>
          </table:table-cell>
          <table:table-cell office:value-type="float" office:value="0.999959297110763" calcext:value-type="float">
            <text:p>0,9999592971</text:p>
          </table:table-cell>
          <table:table-cell table:formula="of:=[.P193]-[.O193]" office:value-type="float" office:value="0.00000194138487497053" calcext:value-type="float">
            <text:p>1,94138487497053E-006</text:p>
          </table:table-cell>
          <table:table-cell table:formula="of:=([.Q193]/[.P193])%" office:value-type="percentage" office:value="0.0000000194146389838259" calcext:value-type="percentage">
            <text:p>0,0000019415%</text:p>
          </table:table-cell>
          <table:table-cell table:style-name="ce29" table:formula="of:= [.$O$7] * [.$J$127]" office:value-type="float" office:value="0" calcext:value-type="float">
            <text:p>0,00E+000</text:p>
          </table:table-cell>
          <table:table-cell table:formula="of:=[.S193]+[.O193]" office:value-type="float" office:value="0.999957355725888" calcext:value-type="float">
            <text:p>0,9999573557</text:p>
          </table:table-cell>
          <table:table-cell table:formula="of:=[.P193]-[.T193]" office:value-type="float" office:value="0.00000194138487497053" calcext:value-type="float">
            <text:p>1,94138487497053E-006</text:p>
          </table:table-cell>
          <table:table-cell table:formula="of:=([.U193]/[.P193])%" office:value-type="percentage" office:value="0.0000000194146389838259" calcext:value-type="percentage">
            <text:p>0,0000019415%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0.999999588680788" calcext:value-type="float">
            <text:p>0,9999995887</text:p>
          </table:table-cell>
          <table:table-cell office:value-type="float" office:value="0.999999590657954" calcext:value-type="float">
            <text:p>0,9999995907</text:p>
          </table:table-cell>
          <table:table-cell table:formula="of:=[.Z193]-[.Y193]" office:value-type="float" office:value="0.00000000197716598648867" calcext:value-type="float">
            <text:p>0,000000002</text:p>
          </table:table-cell>
          <table:table-cell table:formula="of:=([.AA193]/[.Z193])%" office:value-type="percentage" office:value="0.0000000000197716723991556" calcext:value-type="percentage">
            <text:p>0,0000000020%</text:p>
          </table:table-cell>
          <table:table-cell table:style-name="ce29" table:formula="of:= [.$O$7] * [.$J$127]" office:value-type="float" office:value="0" calcext:value-type="float">
            <text:p>0,00E+000</text:p>
          </table:table-cell>
          <table:table-cell table:formula="of:=[.AC193]+[.Y193]" office:value-type="float" office:value="0.999999588680788" calcext:value-type="float">
            <text:p>0,9999995887</text:p>
          </table:table-cell>
          <table:table-cell table:formula="of:=[.Z193]-[.AD193]" office:value-type="float" office:value="0.00000000197716598648867" calcext:value-type="float">
            <text:p>0,000000002</text:p>
          </table:table-cell>
          <table:table-cell table:formula="of:=([.AE193]/[.Z193])%" office:value-type="percentage" office:value="0.0000000000197716723991556" calcext:value-type="percentage">
            <text:p>0,0000000020%</text:p>
          </table:table-cell>
        </table:table-row>
        <table:table-row table:style-name="ro1">
          <table:table-cell table:number-columns-repeated="3"/>
          <table:table-cell office:value-type="float" office:value="65" calcext:value-type="float">
            <text:p>65</text:p>
          </table:table-cell>
          <table:table-cell office:value-type="float" office:value="0.994434615426427" calcext:value-type="float">
            <text:p>0,9944346154</text:p>
          </table:table-cell>
          <table:table-cell office:value-type="float" office:value="0.996035659228439" calcext:value-type="float">
            <text:p>0,9960356592</text:p>
          </table:table-cell>
          <table:table-cell table:formula="of:=[.F194]-[.E194]" office:value-type="float" office:value="0.00160104380201198" calcext:value-type="float">
            <text:p>0,0016010438</text:p>
          </table:table-cell>
          <table:table-cell table:formula="of:=([.G194]/[.F194])%" office:value-type="percentage" office:value="0.000016074161473818" calcext:value-type="percentage">
            <text:p>0,0016074161%</text:p>
          </table:table-cell>
          <table:table-cell table:formula="of:= [.$O$7] * [.$J$127]" office:value-type="float" office:value="0" calcext:value-type="float">
            <text:p>0,00E+000</text:p>
          </table:table-cell>
          <table:table-cell table:formula="of:=[.I194]+[.E194]" office:value-type="float" office:value="0.994434615426427" calcext:value-type="float">
            <text:p>0,9944346154</text:p>
          </table:table-cell>
          <table:table-cell table:formula="of:=[.F194]-[.J194]" office:value-type="float" office:value="0.00160104380201198" calcext:value-type="float">
            <text:p>0,0016010438</text:p>
          </table:table-cell>
          <table:table-cell table:formula="of:=([.K194]/[.F194])%" office:value-type="percentage" office:value="0.000016074161473818" calcext:value-type="percentage">
            <text:p>0,0016074161%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0.999956098080858" calcext:value-type="float">
            <text:p>0,9999560981</text:p>
          </table:table-cell>
          <table:table-cell office:value-type="float" office:value="0.999958019402211" calcext:value-type="float">
            <text:p>0,9999580194</text:p>
          </table:table-cell>
          <table:table-cell table:formula="of:=[.P194]-[.O194]" office:value-type="float" office:value="0.00000192132135301559" calcext:value-type="float">
            <text:p>1,92132135301559E-006</text:p>
          </table:table-cell>
          <table:table-cell table:formula="of:=([.Q194]/[.P194])%" office:value-type="percentage" office:value="0.0000000192140201484281" calcext:value-type="percentage">
            <text:p>0,0000019214%</text:p>
          </table:table-cell>
          <table:table-cell table:style-name="ce29" table:formula="of:= [.$O$7] * [.$J$127]" office:value-type="float" office:value="0" calcext:value-type="float">
            <text:p>0,00E+000</text:p>
          </table:table-cell>
          <table:table-cell table:formula="of:=[.S194]+[.O194]" office:value-type="float" office:value="0.999956098080858" calcext:value-type="float">
            <text:p>0,9999560981</text:p>
          </table:table-cell>
          <table:table-cell table:formula="of:=[.P194]-[.T194]" office:value-type="float" office:value="0.00000192132135301559" calcext:value-type="float">
            <text:p>1,92132135301559E-006</text:p>
          </table:table-cell>
          <table:table-cell table:formula="of:=([.U194]/[.P194])%" office:value-type="percentage" office:value="0.0000000192140201484281" calcext:value-type="percentage">
            <text:p>0,0000019214%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0.999999575813512" calcext:value-type="float">
            <text:p>0,9999995758</text:p>
          </table:table-cell>
          <table:table-cell office:value-type="float" office:value="0.9999995777703" calcext:value-type="float">
            <text:p>0,9999995778</text:p>
          </table:table-cell>
          <table:table-cell table:formula="of:=[.Z194]-[.Y194]" office:value-type="float" office:value="0.00000000195678795389398" calcext:value-type="float">
            <text:p>0,000000002</text:p>
          </table:table-cell>
          <table:table-cell table:formula="of:=([.AA194]/[.Z194])%" office:value-type="percentage" office:value="0.0000000000195678889113067" calcext:value-type="percentage">
            <text:p>0,0000000020%</text:p>
          </table:table-cell>
          <table:table-cell table:style-name="ce29" table:formula="of:= [.$O$7] * [.$J$127]" office:value-type="float" office:value="0" calcext:value-type="float">
            <text:p>0,00E+000</text:p>
          </table:table-cell>
          <table:table-cell table:formula="of:=[.AC194]+[.Y194]" office:value-type="float" office:value="0.999999575813512" calcext:value-type="float">
            <text:p>0,9999995758</text:p>
          </table:table-cell>
          <table:table-cell table:formula="of:=[.Z194]-[.AD194]" office:value-type="float" office:value="0.00000000195678795389398" calcext:value-type="float">
            <text:p>0,000000002</text:p>
          </table:table-cell>
          <table:table-cell table:formula="of:=([.AE194]/[.Z194])%" office:value-type="percentage" office:value="0.0000000000195678889113067" calcext:value-type="percentage">
            <text:p>0,0000000020%</text:p>
          </table:table-cell>
        </table:table-row>
        <table:table-row table:style-name="ro1">
          <table:table-cell table:number-columns-repeated="3"/>
          <table:table-cell office:value-type="float" office:value="66" calcext:value-type="float">
            <text:p>66</text:p>
          </table:table-cell>
          <table:table-cell office:value-type="float" office:value="0.994333012713332" calcext:value-type="float">
            <text:p>0,9943330127</text:p>
          </table:table-cell>
          <table:table-cell office:value-type="float" office:value="0.995916783849387" calcext:value-type="float">
            <text:p>0,9959167838</text:p>
          </table:table-cell>
          <table:table-cell table:formula="of:=[.F195]-[.E195]" office:value-type="float" office:value="0.00158377113605501" calcext:value-type="float">
            <text:p>0,0015837711</text:p>
          </table:table-cell>
          <table:table-cell table:formula="of:=([.G195]/[.F195])%" office:value-type="percentage" office:value="0.0000159026452986689" calcext:value-type="percentage">
            <text:p>0,0015902645%</text:p>
          </table:table-cell>
          <table:table-cell table:formula="of:= [.$O$7] * [.$J$127]" office:value-type="float" office:value="0" calcext:value-type="float">
            <text:p>0,00E+000</text:p>
          </table:table-cell>
          <table:table-cell table:formula="of:=[.I195]+[.E195]" office:value-type="float" office:value="0.994333012713332" calcext:value-type="float">
            <text:p>0,9943330127</text:p>
          </table:table-cell>
          <table:table-cell table:formula="of:=[.F195]-[.J195]" office:value-type="float" office:value="0.00158377113605501" calcext:value-type="float">
            <text:p>0,0015837711</text:p>
          </table:table-cell>
          <table:table-cell table:formula="of:=([.K195]/[.F195])%" office:value-type="percentage" office:value="0.0000159026452986689" calcext:value-type="percentage">
            <text:p>0,0015902645%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0.999954820937456" calcext:value-type="float">
            <text:p>0,9999548209</text:p>
          </table:table-cell>
          <table:table-cell office:value-type="float" office:value="0.999956722078774" calcext:value-type="float">
            <text:p>0,9999567221</text:p>
          </table:table-cell>
          <table:table-cell table:formula="of:=[.P195]-[.O195]" office:value-type="float" office:value="0.0000019011413180392" calcext:value-type="float">
            <text:p>1,9011413180392E-006</text:p>
          </table:table-cell>
          <table:table-cell table:formula="of:=([.Q195]/[.P195])%" office:value-type="percentage" office:value="0.0000000190122359904435" calcext:value-type="percentage">
            <text:p>0,0000019012%</text:p>
          </table:table-cell>
          <table:table-cell table:style-name="ce29" table:formula="of:= [.$O$7] * [.$J$127]" office:value-type="float" office:value="0" calcext:value-type="float">
            <text:p>0,00E+000</text:p>
          </table:table-cell>
          <table:table-cell table:formula="of:=[.S195]+[.O195]" office:value-type="float" office:value="0.999954820937456" calcext:value-type="float">
            <text:p>0,9999548209</text:p>
          </table:table-cell>
          <table:table-cell table:formula="of:=[.P195]-[.T195]" office:value-type="float" office:value="0.0000019011413180392" calcext:value-type="float">
            <text:p>1,9011413180392E-006</text:p>
          </table:table-cell>
          <table:table-cell table:formula="of:=([.U195]/[.P195])%" office:value-type="percentage" office:value="0.0000000190122359904435" calcext:value-type="percentage">
            <text:p>0,0000019012%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0.999999562746744" calcext:value-type="float">
            <text:p>0,9999995627</text:p>
          </table:table-cell>
          <table:table-cell office:value-type="float" office:value="0.999999564683034" calcext:value-type="float">
            <text:p>0,9999995647</text:p>
          </table:table-cell>
          <table:table-cell table:formula="of:=[.Z195]-[.Y195]" office:value-type="float" office:value="0.00000000193629001721263" calcext:value-type="float">
            <text:p>1,93629001721263E-009</text:p>
          </table:table-cell>
          <table:table-cell table:formula="of:=([.AA195]/[.Z195])%" office:value-type="percentage" office:value="0.0000000000193629041602349" calcext:value-type="percentage">
            <text:p>0,0000000019%</text:p>
          </table:table-cell>
          <table:table-cell table:style-name="ce29" table:formula="of:= [.$O$7] * [.$J$127]" office:value-type="float" office:value="0" calcext:value-type="float">
            <text:p>0,00E+000</text:p>
          </table:table-cell>
          <table:table-cell table:formula="of:=[.AC195]+[.Y195]" office:value-type="float" office:value="0.999999562746744" calcext:value-type="float">
            <text:p>0,9999995627</text:p>
          </table:table-cell>
          <table:table-cell table:formula="of:=[.Z195]-[.AD195]" office:value-type="float" office:value="0.00000000193629001721263" calcext:value-type="float">
            <text:p>1,93629001721263E-009</text:p>
          </table:table-cell>
          <table:table-cell table:formula="of:=([.AE195]/[.Z195])%" office:value-type="percentage" office:value="0.0000000000193629041602349" calcext:value-type="percentage">
            <text:p>0,0000000019%</text:p>
          </table:table-cell>
        </table:table-row>
        <table:table-row table:style-name="ro1">
          <table:table-cell table:number-columns-repeated="3"/>
          <table:table-cell office:value-type="float" office:value="67" calcext:value-type="float">
            <text:p>67</text:p>
          </table:table-cell>
          <table:table-cell office:value-type="float" office:value="0.994229858813779" calcext:value-type="float">
            <text:p>0,9942298588</text:p>
          </table:table-cell>
          <table:table-cell office:value-type="float" office:value="0.995796273902315" calcext:value-type="float">
            <text:p>0,9957962739</text:p>
          </table:table-cell>
          <table:table-cell table:formula="of:=[.F196]-[.E196]" office:value-type="float" office:value="0.00156641508853594" calcext:value-type="float">
            <text:p>0,0015664151</text:p>
          </table:table-cell>
          <table:table-cell table:formula="of:=([.G196]/[.F196])%" office:value-type="percentage" office:value="0.0000157302766598784" calcext:value-type="percentage">
            <text:p>0,0015730277%</text:p>
          </table:table-cell>
          <table:table-cell table:formula="of:= [.$O$7] * [.$J$127]" office:value-type="float" office:value="0" calcext:value-type="float">
            <text:p>0,00E+000</text:p>
          </table:table-cell>
          <table:table-cell table:formula="of:=[.I196]+[.E196]" office:value-type="float" office:value="0.994229858813779" calcext:value-type="float">
            <text:p>0,9942298588</text:p>
          </table:table-cell>
          <table:table-cell table:formula="of:=[.F196]-[.J196]" office:value-type="float" office:value="0.00156641508853594" calcext:value-type="float">
            <text:p>0,0015664151</text:p>
          </table:table-cell>
          <table:table-cell table:formula="of:=([.K196]/[.F196])%" office:value-type="percentage" office:value="0.0000157302766598784" calcext:value-type="percentage">
            <text:p>0,0015730277%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0.999953524295681" calcext:value-type="float">
            <text:p>0,9999535243</text:p>
          </table:table-cell>
          <table:table-cell office:value-type="float" office:value="0.999955405146359" calcext:value-type="float">
            <text:p>0,9999554051</text:p>
          </table:table-cell>
          <table:table-cell table:formula="of:=[.P196]-[.O196]" office:value-type="float" office:value="0.00000188085067798216" calcext:value-type="float">
            <text:p>1,88085067798216E-006</text:p>
          </table:table-cell>
          <table:table-cell table:formula="of:=([.Q196]/[.P196])%" office:value-type="percentage" office:value="0.0000000188093455876067" calcext:value-type="percentage">
            <text:p>0,0000018809%</text:p>
          </table:table-cell>
          <table:table-cell table:style-name="ce29" table:formula="of:= [.$O$7] * [.$J$127]" office:value-type="float" office:value="0" calcext:value-type="float">
            <text:p>0,00E+000</text:p>
          </table:table-cell>
          <table:table-cell table:formula="of:=[.S196]+[.O196]" office:value-type="float" office:value="0.999953524295681" calcext:value-type="float">
            <text:p>0,9999535243</text:p>
          </table:table-cell>
          <table:table-cell table:formula="of:=[.P196]-[.T196]" office:value-type="float" office:value="0.00000188085067798216" calcext:value-type="float">
            <text:p>1,88085067798216E-006</text:p>
          </table:table-cell>
          <table:table-cell table:formula="of:=([.U196]/[.P196])%" office:value-type="percentage" office:value="0.0000000188093455876067" calcext:value-type="percentage">
            <text:p>0,0000018809%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0.999999549480483" calcext:value-type="float">
            <text:p>0,9999995495</text:p>
          </table:table-cell>
          <table:table-cell office:value-type="float" office:value="0.999999551396161" calcext:value-type="float">
            <text:p>0,9999995514</text:p>
          </table:table-cell>
          <table:table-cell table:formula="of:=[.Z196]-[.Y196]" office:value-type="float" office:value="0.00000000191567794960434" calcext:value-type="float">
            <text:p>1,91567794960434E-009</text:p>
          </table:table-cell>
          <table:table-cell table:formula="of:=([.AA196]/[.Z196])%" office:value-type="percentage" office:value="0.0000000000191567847591816" calcext:value-type="percentage">
            <text:p>0,0000000019%</text:p>
          </table:table-cell>
          <table:table-cell table:style-name="ce29" table:formula="of:= [.$O$7] * [.$J$127]" office:value-type="float" office:value="0" calcext:value-type="float">
            <text:p>0,00E+000</text:p>
          </table:table-cell>
          <table:table-cell table:formula="of:=[.AC196]+[.Y196]" office:value-type="float" office:value="0.999999549480483" calcext:value-type="float">
            <text:p>0,9999995495</text:p>
          </table:table-cell>
          <table:table-cell table:formula="of:=[.Z196]-[.AD196]" office:value-type="float" office:value="0.00000000191567794960434" calcext:value-type="float">
            <text:p>1,91567794960434E-009</text:p>
          </table:table-cell>
          <table:table-cell table:formula="of:=([.AE196]/[.Z196])%" office:value-type="percentage" office:value="0.0000000000191567847591816" calcext:value-type="percentage">
            <text:p>0,0000000019%</text:p>
          </table:table-cell>
        </table:table-row>
        <table:table-row table:style-name="ro1">
          <table:table-cell table:number-columns-repeated="3"/>
          <table:table-cell office:value-type="float" office:value="68" calcext:value-type="float">
            <text:p>68</text:p>
          </table:table-cell>
          <table:table-cell office:value-type="float" office:value="0.994125153727766" calcext:value-type="float">
            <text:p>0,9941251537</text:p>
          </table:table-cell>
          <table:table-cell office:value-type="float" office:value="0.995674134526923" calcext:value-type="float">
            <text:p>0,9956741345</text:p>
          </table:table-cell>
          <table:table-cell table:formula="of:=[.F197]-[.E197]" office:value-type="float" office:value="0.001548980799157" calcext:value-type="float">
            <text:p>0,0015489808</text:p>
          </table:table-cell>
          <table:table-cell table:formula="of:=([.G197]/[.F197])%" office:value-type="percentage" office:value="0.0000155571059390125" calcext:value-type="percentage">
            <text:p>0,0015557106%</text:p>
          </table:table-cell>
          <table:table-cell table:formula="of:= [.$O$7] * [.$J$127]" office:value-type="float" office:value="0" calcext:value-type="float">
            <text:p>0,00E+000</text:p>
          </table:table-cell>
          <table:table-cell table:formula="of:=[.I197]+[.E197]" office:value-type="float" office:value="0.994125153727766" calcext:value-type="float">
            <text:p>0,9941251537</text:p>
          </table:table-cell>
          <table:table-cell table:formula="of:=[.F197]-[.J197]" office:value-type="float" office:value="0.001548980799157" calcext:value-type="float">
            <text:p>0,0015489808</text:p>
          </table:table-cell>
          <table:table-cell table:formula="of:=([.K197]/[.F197])%" office:value-type="percentage" office:value="0.0000155571059390125" calcext:value-type="percentage">
            <text:p>0,0015557106%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0.999952208155533" calcext:value-type="float">
            <text:p>0,9999522082</text:p>
          </table:table-cell>
          <table:table-cell office:value-type="float" office:value="0.999954068610877" calcext:value-type="float">
            <text:p>0,9999540686</text:p>
          </table:table-cell>
          <table:table-cell table:formula="of:=[.P197]-[.O197]" office:value-type="float" office:value="0.00000186045534400492" calcext:value-type="float">
            <text:p>1,86045534400492E-006</text:p>
          </table:table-cell>
          <table:table-cell table:formula="of:=([.Q197]/[.P197])%" office:value-type="percentage" office:value="0.0000000186054080122844" calcext:value-type="percentage">
            <text:p>0,0000018605%</text:p>
          </table:table-cell>
          <table:table-cell table:style-name="ce29" table:formula="of:= [.$O$7] * [.$J$127]" office:value-type="float" office:value="0" calcext:value-type="float">
            <text:p>0,00E+000</text:p>
          </table:table-cell>
          <table:table-cell table:formula="of:=[.S197]+[.O197]" office:value-type="float" office:value="0.999952208155533" calcext:value-type="float">
            <text:p>0,9999522082</text:p>
          </table:table-cell>
          <table:table-cell table:formula="of:=[.P197]-[.T197]" office:value-type="float" office:value="0.00000186045534400492" calcext:value-type="float">
            <text:p>1,86045534400492E-006</text:p>
          </table:table-cell>
          <table:table-cell table:formula="of:=([.U197]/[.P197])%" office:value-type="percentage" office:value="0.0000000186054080122844" calcext:value-type="percentage">
            <text:p>0,0000018605%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0.99999953601473" calcext:value-type="float">
            <text:p>0,999999536</text:p>
          </table:table-cell>
          <table:table-cell office:value-type="float" office:value="0.999999537909688" calcext:value-type="float">
            <text:p>0,9999995379</text:p>
          </table:table-cell>
          <table:table-cell table:formula="of:=[.Z197]-[.Y197]" office:value-type="float" office:value="0.00000000189495807934037" calcext:value-type="float">
            <text:p>1,89495807934037E-009</text:p>
          </table:table-cell>
          <table:table-cell table:formula="of:=([.AA197]/[.Z197])%" office:value-type="percentage" office:value="0.0000000000189495895498254" calcext:value-type="percentage">
            <text:p>0,0000000019%</text:p>
          </table:table-cell>
          <table:table-cell table:style-name="ce29" table:formula="of:= [.$O$7] * [.$J$127]" office:value-type="float" office:value="0" calcext:value-type="float">
            <text:p>0,00E+000</text:p>
          </table:table-cell>
          <table:table-cell table:formula="of:=[.AC197]+[.Y197]" office:value-type="float" office:value="0.99999953601473" calcext:value-type="float">
            <text:p>0,999999536</text:p>
          </table:table-cell>
          <table:table-cell table:formula="of:=[.Z197]-[.AD197]" office:value-type="float" office:value="0.00000000189495807934037" calcext:value-type="float">
            <text:p>1,89495807934037E-009</text:p>
          </table:table-cell>
          <table:table-cell table:formula="of:=([.AE197]/[.Z197])%" office:value-type="percentage" office:value="0.0000000000189495895498254" calcext:value-type="percentage">
            <text:p>0,0000000019%</text:p>
          </table:table-cell>
        </table:table-row>
        <table:table-row table:style-name="ro1">
          <table:table-cell table:number-columns-repeated="3"/>
          <table:table-cell office:value-type="float" office:value="69" calcext:value-type="float">
            <text:p>69</text:p>
          </table:table-cell>
          <table:table-cell office:value-type="float" office:value="0.994018897455293" calcext:value-type="float">
            <text:p>0,9940188975</text:p>
          </table:table-cell>
          <table:table-cell office:value-type="float" office:value="0.995550370850766" calcext:value-type="float">
            <text:p>0,9955503709</text:p>
          </table:table-cell>
          <table:table-cell table:formula="of:=[.F198]-[.E198]" office:value-type="float" office:value="0.00153147339547299" calcext:value-type="float">
            <text:p>0,0015314734</text:p>
          </table:table-cell>
          <table:table-cell table:formula="of:=([.G198]/[.F198])%" office:value-type="percentage" office:value="0.000015383183416065" calcext:value-type="percentage">
            <text:p>0,0015383183%</text:p>
          </table:table-cell>
          <table:table-cell table:formula="of:= [.$O$7] * [.$J$127]" office:value-type="float" office:value="0" calcext:value-type="float">
            <text:p>0,00E+000</text:p>
          </table:table-cell>
          <table:table-cell table:formula="of:=[.I198]+[.E198]" office:value-type="float" office:value="0.994018897455293" calcext:value-type="float">
            <text:p>0,9940188975</text:p>
          </table:table-cell>
          <table:table-cell table:formula="of:=[.F198]-[.J198]" office:value-type="float" office:value="0.00153147339547299" calcext:value-type="float">
            <text:p>0,0015314734</text:p>
          </table:table-cell>
          <table:table-cell table:formula="of:=([.K198]/[.F198])%" office:value-type="percentage" office:value="0.000015383183416065" calcext:value-type="percentage">
            <text:p>0,0015383183%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0.999950872517013" calcext:value-type="float">
            <text:p>0,9999508725</text:p>
          </table:table-cell>
          <table:table-cell office:value-type="float" office:value="0.999952712478234" calcext:value-type="float">
            <text:p>0,9999527125</text:p>
          </table:table-cell>
          <table:table-cell table:formula="of:=[.P198]-[.O198]" office:value-type="float" office:value="0.00000183996122093966" calcext:value-type="float">
            <text:p>0,00000184</text:p>
          </table:table-cell>
          <table:table-cell table:formula="of:=([.Q198]/[.P198])%" office:value-type="percentage" office:value="0.0000000184004823292665" calcext:value-type="percentage">
            <text:p>0,0000018400%</text:p>
          </table:table-cell>
          <table:table-cell table:style-name="ce29" table:formula="of:= [.$O$7] * [.$J$127]" office:value-type="float" office:value="0" calcext:value-type="float">
            <text:p>0,00E+000</text:p>
          </table:table-cell>
          <table:table-cell table:formula="of:=[.S198]+[.O198]" office:value-type="float" office:value="0.999950872517013" calcext:value-type="float">
            <text:p>0,9999508725</text:p>
          </table:table-cell>
          <table:table-cell table:formula="of:=[.P198]-[.T198]" office:value-type="float" office:value="0.00000183996122093966" calcext:value-type="float">
            <text:p>0,00000184</text:p>
          </table:table-cell>
          <table:table-cell table:formula="of:=([.U198]/[.P198])%" office:value-type="percentage" office:value="0.0000000184004823292665" calcext:value-type="percentage">
            <text:p>0,0000018400%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0.999999522349484" calcext:value-type="float">
            <text:p>0,9999995223</text:p>
          </table:table-cell>
          <table:table-cell office:value-type="float" office:value="0.999999524223621" calcext:value-type="float">
            <text:p>0,9999995242</text:p>
          </table:table-cell>
          <table:table-cell table:formula="of:=[.Z198]-[.Y198]" office:value-type="float" office:value="0.00000000187413695673655" calcext:value-type="float">
            <text:p>1,87413695673655E-009</text:p>
          </table:table-cell>
          <table:table-cell table:formula="of:=([.AA198]/[.Z198])%" office:value-type="percentage" office:value="0.0000000000187413773738471" calcext:value-type="percentage">
            <text:p>0,0000000019%</text:p>
          </table:table-cell>
          <table:table-cell table:style-name="ce29" table:formula="of:= [.$O$7] * [.$J$127]" office:value-type="float" office:value="0" calcext:value-type="float">
            <text:p>0,00E+000</text:p>
          </table:table-cell>
          <table:table-cell table:formula="of:=[.AC198]+[.Y198]" office:value-type="float" office:value="0.999999522349484" calcext:value-type="float">
            <text:p>0,9999995223</text:p>
          </table:table-cell>
          <table:table-cell table:formula="of:=[.Z198]-[.AD198]" office:value-type="float" office:value="0.00000000187413695673655" calcext:value-type="float">
            <text:p>1,87413695673655E-009</text:p>
          </table:table-cell>
          <table:table-cell table:formula="of:=([.AE198]/[.Z198])%" office:value-type="percentage" office:value="0.0000000000187413773738471" calcext:value-type="percentage">
            <text:p>0,0000000019%</text:p>
          </table:table-cell>
        </table:table-row>
        <table:table-row table:style-name="ro1">
          <table:table-cell table:number-columns-repeated="3"/>
          <table:table-cell office:value-type="float" office:value="70" calcext:value-type="float">
            <text:p>70</text:p>
          </table:table-cell>
          <table:table-cell office:value-type="float" office:value="0.993911089996361" calcext:value-type="float">
            <text:p>0,99391109</text:p>
          </table:table-cell>
          <table:table-cell office:value-type="float" office:value="0.995424987989279" calcext:value-type="float">
            <text:p>0,995424988</text:p>
          </table:table-cell>
          <table:table-cell table:formula="of:=[.F199]-[.E199]" office:value-type="float" office:value="0.0015138979929179" calcext:value-type="float">
            <text:p>0,001513898</text:p>
          </table:table-cell>
          <table:table-cell table:formula="of:=([.G199]/[.F199])%" office:value-type="percentage" office:value="0.0000152085592705085" calcext:value-type="percentage">
            <text:p>0,0015208559%</text:p>
          </table:table-cell>
          <table:table-cell table:formula="of:= [.$O$7] * [.$J$127]" office:value-type="float" office:value="0" calcext:value-type="float">
            <text:p>0,00E+000</text:p>
          </table:table-cell>
          <table:table-cell table:formula="of:=[.I199]+[.E199]" office:value-type="float" office:value="0.993911089996361" calcext:value-type="float">
            <text:p>0,99391109</text:p>
          </table:table-cell>
          <table:table-cell table:formula="of:=[.F199]-[.J199]" office:value-type="float" office:value="0.0015138979929179" calcext:value-type="float">
            <text:p>0,001513898</text:p>
          </table:table-cell>
          <table:table-cell table:formula="of:=([.K199]/[.F199])%" office:value-type="percentage" office:value="0.0000152085592705085" calcext:value-type="percentage">
            <text:p>0,0015208559%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0.99994951738012" calcext:value-type="float">
            <text:p>0,9999495174</text:p>
          </table:table-cell>
          <table:table-cell office:value-type="float" office:value="0.999951336754336" calcext:value-type="float">
            <text:p>0,9999513368</text:p>
          </table:table-cell>
          <table:table-cell table:formula="of:=[.P199]-[.O199]" office:value-type="float" office:value="0.00000181937421617207" calcext:value-type="float">
            <text:p>1,81937421617207E-006</text:p>
          </table:table-cell>
          <table:table-cell table:formula="of:=([.Q199]/[.P199])%" office:value-type="percentage" office:value="0.0000000181946275691314" calcext:value-type="percentage">
            <text:p>0,0000018195%</text:p>
          </table:table-cell>
          <table:table-cell table:style-name="ce29" table:formula="of:= [.$O$7] * [.$J$127]" office:value-type="float" office:value="0" calcext:value-type="float">
            <text:p>0,00E+000</text:p>
          </table:table-cell>
          <table:table-cell table:formula="of:=[.S199]+[.O199]" office:value-type="float" office:value="0.99994951738012" calcext:value-type="float">
            <text:p>0,9999495174</text:p>
          </table:table-cell>
          <table:table-cell table:formula="of:=[.P199]-[.T199]" office:value-type="float" office:value="0.00000181937421617207" calcext:value-type="float">
            <text:p>1,81937421617207E-006</text:p>
          </table:table-cell>
          <table:table-cell table:formula="of:=([.U199]/[.P199])%" office:value-type="percentage" office:value="0.0000000181946275691314" calcext:value-type="percentage">
            <text:p>0,0000018195%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0.999999508484745" calcext:value-type="float">
            <text:p>0,9999995085</text:p>
          </table:table-cell>
          <table:table-cell office:value-type="float" office:value="0.999999510337965" calcext:value-type="float">
            <text:p>0,9999995103</text:p>
          </table:table-cell>
          <table:table-cell table:formula="of:=[.Z199]-[.Y199]" office:value-type="float" office:value="0.0000000018532200218857" calcext:value-type="float">
            <text:p>1,8532200218857E-009</text:p>
          </table:table-cell>
          <table:table-cell table:formula="of:=([.AA199]/[.Z199])%" office:value-type="percentage" office:value="0.0000000000185322070729292" calcext:value-type="percentage">
            <text:p>0,0000000019%</text:p>
          </table:table-cell>
          <table:table-cell table:style-name="ce29" table:formula="of:= [.$O$7] * [.$J$127]" office:value-type="float" office:value="0" calcext:value-type="float">
            <text:p>0,00E+000</text:p>
          </table:table-cell>
          <table:table-cell table:formula="of:=[.AC199]+[.Y199]" office:value-type="float" office:value="0.999999508484745" calcext:value-type="float">
            <text:p>0,9999995085</text:p>
          </table:table-cell>
          <table:table-cell table:formula="of:=[.Z199]-[.AD199]" office:value-type="float" office:value="0.0000000018532200218857" calcext:value-type="float">
            <text:p>1,8532200218857E-009</text:p>
          </table:table-cell>
          <table:table-cell table:formula="of:=([.AE199]/[.Z199])%" office:value-type="percentage" office:value="0.0000000000185322070729292" calcext:value-type="percentage">
            <text:p>0,0000000019%</text:p>
          </table:table-cell>
        </table:table-row>
        <table:table-row table:style-name="ro1">
          <table:table-cell table:number-columns-repeated="3"/>
          <table:table-cell office:value-type="float" office:value="71" calcext:value-type="float">
            <text:p>71</text:p>
          </table:table-cell>
          <table:table-cell office:value-type="float" office:value="0.99380173135097" calcext:value-type="float">
            <text:p>0,9938017314</text:p>
          </table:table-cell>
          <table:table-cell office:value-type="float" office:value="0.995297991045803" calcext:value-type="float">
            <text:p>0,995297991</text:p>
          </table:table-cell>
          <table:table-cell table:formula="of:=[.F200]-[.E200]" office:value-type="float" office:value="0.00149625969483302" calcext:value-type="float">
            <text:p>0,0014962597</text:p>
          </table:table-cell>
          <table:table-cell table:formula="of:=([.G200]/[.F200])%" office:value-type="percentage" office:value="0.0000150332835823465" calcext:value-type="percentage">
            <text:p>0,0015033284%</text:p>
          </table:table-cell>
          <table:table-cell table:formula="of:= [.$O$7] * [.$J$127]" office:value-type="float" office:value="0" calcext:value-type="float">
            <text:p>0,00E+000</text:p>
          </table:table-cell>
          <table:table-cell table:formula="of:=[.I200]+[.E200]" office:value-type="float" office:value="0.99380173135097" calcext:value-type="float">
            <text:p>0,9938017314</text:p>
          </table:table-cell>
          <table:table-cell table:formula="of:=[.F200]-[.J200]" office:value-type="float" office:value="0.00149625969483302" calcext:value-type="float">
            <text:p>0,0014962597</text:p>
          </table:table-cell>
          <table:table-cell table:formula="of:=([.K200]/[.F200])%" office:value-type="percentage" office:value="0.0000150332835823465" calcext:value-type="percentage">
            <text:p>0,0015033284%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0.999948142744855" calcext:value-type="float">
            <text:p>0,9999481427</text:p>
          </table:table-cell>
          <table:table-cell office:value-type="float" office:value="0.999949941445087" calcext:value-type="float">
            <text:p>0,9999499414</text:p>
          </table:table-cell>
          <table:table-cell table:formula="of:=[.P200]-[.O200]" office:value-type="float" office:value="0.00000179870023198081" calcext:value-type="float">
            <text:p>1,79870023198081E-006</text:p>
          </table:table-cell>
          <table:table-cell table:formula="of:=([.Q200]/[.P200])%" office:value-type="percentage" office:value="0.0000000179879027682266" calcext:value-type="percentage">
            <text:p>0,0000017988%</text:p>
          </table:table-cell>
          <table:table-cell table:style-name="ce29" table:formula="of:= [.$O$7] * [.$J$127]" office:value-type="float" office:value="0" calcext:value-type="float">
            <text:p>0,00E+000</text:p>
          </table:table-cell>
          <table:table-cell table:formula="of:=[.S200]+[.O200]" office:value-type="float" office:value="0.999948142744855" calcext:value-type="float">
            <text:p>0,9999481427</text:p>
          </table:table-cell>
          <table:table-cell table:formula="of:=[.P200]-[.T200]" office:value-type="float" office:value="0.00000179870023198081" calcext:value-type="float">
            <text:p>1,79870023198081E-006</text:p>
          </table:table-cell>
          <table:table-cell table:formula="of:=([.U200]/[.P200])%" office:value-type="percentage" office:value="0.0000000179879027682266" calcext:value-type="percentage">
            <text:p>0,0000017988%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0.999999494420514" calcext:value-type="float">
            <text:p>0,9999994944</text:p>
          </table:table-cell>
          <table:table-cell office:value-type="float" office:value="0.999999496252727" calcext:value-type="float">
            <text:p>0,9999994963</text:p>
          </table:table-cell>
          <table:table-cell table:formula="of:=[.Z200]-[.Y200]" office:value-type="float" office:value="0.00000000183221304794756" calcext:value-type="float">
            <text:p>1,83221304794756E-009</text:p>
          </table:table-cell>
          <table:table-cell table:formula="of:=([.AA200]/[.Z200])%" office:value-type="percentage" office:value="0.0000000000183221397092035" calcext:value-type="percentage">
            <text:p>0,0000000018%</text:p>
          </table:table-cell>
          <table:table-cell table:style-name="ce29" table:formula="of:= [.$O$7] * [.$J$127]" office:value-type="float" office:value="0" calcext:value-type="float">
            <text:p>0,00E+000</text:p>
          </table:table-cell>
          <table:table-cell table:formula="of:=[.AC200]+[.Y200]" office:value-type="float" office:value="0.999999494420514" calcext:value-type="float">
            <text:p>0,9999994944</text:p>
          </table:table-cell>
          <table:table-cell table:formula="of:=[.Z200]-[.AD200]" office:value-type="float" office:value="0.00000000183221304794756" calcext:value-type="float">
            <text:p>1,83221304794756E-009</text:p>
          </table:table-cell>
          <table:table-cell table:formula="of:=([.AE200]/[.Z200])%" office:value-type="percentage" office:value="0.0000000000183221397092035" calcext:value-type="percentage">
            <text:p>0,0000000018%</text:p>
          </table:table-cell>
        </table:table-row>
        <table:table-row table:style-name="ro1">
          <table:table-cell table:number-columns-repeated="3"/>
          <table:table-cell office:value-type="float" office:value="72" calcext:value-type="float">
            <text:p>72</text:p>
          </table:table-cell>
          <table:table-cell office:value-type="float" office:value="0.993690821519119" calcext:value-type="float">
            <text:p>0,9936908215</text:p>
          </table:table-cell>
          <table:table-cell office:value-type="float" office:value="0.995169385111609" calcext:value-type="float">
            <text:p>0,9951693851</text:p>
          </table:table-cell>
          <table:table-cell table:formula="of:=[.F201]-[.E201]" office:value-type="float" office:value="0.0014785635924901" calcext:value-type="float">
            <text:p>0,0014785636</text:p>
          </table:table-cell>
          <table:table-cell table:formula="of:=([.G201]/[.F201])%" office:value-type="percentage" office:value="0.0000148574063331334" calcext:value-type="percentage">
            <text:p>0,0014857406%</text:p>
          </table:table-cell>
          <table:table-cell table:formula="of:= [.$O$7] * [.$J$127]" office:value-type="float" office:value="0" calcext:value-type="float">
            <text:p>0,00E+000</text:p>
          </table:table-cell>
          <table:table-cell table:formula="of:=[.I201]+[.E201]" office:value-type="float" office:value="0.993690821519119" calcext:value-type="float">
            <text:p>0,9936908215</text:p>
          </table:table-cell>
          <table:table-cell table:formula="of:=[.F201]-[.J201]" office:value-type="float" office:value="0.0014785635924901" calcext:value-type="float">
            <text:p>0,0014785636</text:p>
          </table:table-cell>
          <table:table-cell table:formula="of:=([.K201]/[.F201])%" office:value-type="percentage" office:value="0.0000148574063331334" calcext:value-type="percentage">
            <text:p>0,0014857406%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0.999946748611217" calcext:value-type="float">
            <text:p>0,9999467486</text:p>
          </table:table-cell>
          <table:table-cell office:value-type="float" office:value="0.99994852655639" calcext:value-type="float">
            <text:p>0,9999485266</text:p>
          </table:table-cell>
          <table:table-cell table:formula="of:=[.P201]-[.O201]" office:value-type="float" office:value="0.000001777945172865" calcext:value-type="float">
            <text:p>1,777945172865E-006</text:p>
          </table:table-cell>
          <table:table-cell table:formula="of:=([.Q201]/[.P201])%" office:value-type="percentage" office:value="0.0000000177803669453654" calcext:value-type="percentage">
            <text:p>0,0000017780%</text:p>
          </table:table-cell>
          <table:table-cell table:style-name="ce29" table:formula="of:= [.$O$7] * [.$J$127]" office:value-type="float" office:value="0" calcext:value-type="float">
            <text:p>0,00E+000</text:p>
          </table:table-cell>
          <table:table-cell table:formula="of:=[.S201]+[.O201]" office:value-type="float" office:value="0.999946748611217" calcext:value-type="float">
            <text:p>0,9999467486</text:p>
          </table:table-cell>
          <table:table-cell table:formula="of:=[.P201]-[.T201]" office:value-type="float" office:value="0.000001777945172865" calcext:value-type="float">
            <text:p>1,777945172865E-006</text:p>
          </table:table-cell>
          <table:table-cell table:formula="of:=([.U201]/[.P201])%" office:value-type="percentage" office:value="0.0000000177803669453654" calcext:value-type="percentage">
            <text:p>0,0000017780%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0.99999948015679" calcext:value-type="float">
            <text:p>0,9999994802</text:p>
          </table:table-cell>
          <table:table-cell office:value-type="float" office:value="0.999999481967913" calcext:value-type="float">
            <text:p>0,999999482</text:p>
          </table:table-cell>
          <table:table-cell table:formula="of:=[.Z201]-[.Y201]" office:value-type="float" office:value="0.00000000181112314034948" calcext:value-type="float">
            <text:p>1,81112314034948E-009</text:p>
          </table:table-cell>
          <table:table-cell table:formula="of:=([.AA201]/[.Z201])%" office:value-type="percentage" office:value="0.0000000000181112352345807" calcext:value-type="percentage">
            <text:p>0,0000000018%</text:p>
          </table:table-cell>
          <table:table-cell table:style-name="ce29" table:formula="of:= [.$O$7] * [.$J$127]" office:value-type="float" office:value="0" calcext:value-type="float">
            <text:p>0,00E+000</text:p>
          </table:table-cell>
          <table:table-cell table:formula="of:=[.AC201]+[.Y201]" office:value-type="float" office:value="0.99999948015679" calcext:value-type="float">
            <text:p>0,9999994802</text:p>
          </table:table-cell>
          <table:table-cell table:formula="of:=[.Z201]-[.AD201]" office:value-type="float" office:value="0.00000000181112314034948" calcext:value-type="float">
            <text:p>1,81112314034948E-009</text:p>
          </table:table-cell>
          <table:table-cell table:formula="of:=([.AE201]/[.Z201])%" office:value-type="percentage" office:value="0.0000000000181112352345807" calcext:value-type="percentage">
            <text:p>0,0000000018%</text:p>
          </table:table-cell>
        </table:table-row>
        <table:table-row table:style-name="ro1">
          <table:table-cell table:number-columns-repeated="3"/>
          <table:table-cell office:value-type="float" office:value="73" calcext:value-type="float">
            <text:p>73</text:p>
          </table:table-cell>
          <table:table-cell office:value-type="float" office:value="0.993578360500808" calcext:value-type="float">
            <text:p>0,9935783605</text:p>
          </table:table-cell>
          <table:table-cell office:value-type="float" office:value="0.995039175265927" calcext:value-type="float">
            <text:p>0,9950391753</text:p>
          </table:table-cell>
          <table:table-cell table:formula="of:=[.F202]-[.E202]" office:value-type="float" office:value="0.00146081476511906" calcext:value-type="float">
            <text:p>0,0014608148</text:p>
          </table:table-cell>
          <table:table-cell table:formula="of:=([.G202]/[.F202])%" office:value-type="percentage" office:value="0.0000146809774070295" calcext:value-type="percentage">
            <text:p>0,0014680977%</text:p>
          </table:table-cell>
          <table:table-cell table:formula="of:= [.$O$7] * [.$J$127]" office:value-type="float" office:value="0" calcext:value-type="float">
            <text:p>0,00E+000</text:p>
          </table:table-cell>
          <table:table-cell table:formula="of:=[.I202]+[.E202]" office:value-type="float" office:value="0.993578360500808" calcext:value-type="float">
            <text:p>0,9935783605</text:p>
          </table:table-cell>
          <table:table-cell table:formula="of:=[.F202]-[.J202]" office:value-type="float" office:value="0.00146081476511906" calcext:value-type="float">
            <text:p>0,0014608148</text:p>
          </table:table-cell>
          <table:table-cell table:formula="of:=([.K202]/[.F202])%" office:value-type="percentage" office:value="0.0000146809774070295" calcext:value-type="percentage">
            <text:p>0,0014680977%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0.999945334979207" calcext:value-type="float">
            <text:p>0,999945335</text:p>
          </table:table-cell>
          <table:table-cell office:value-type="float" office:value="0.999947092094146" calcext:value-type="float">
            <text:p>0,9999470921</text:p>
          </table:table-cell>
          <table:table-cell table:formula="of:=[.P202]-[.O202]" office:value-type="float" office:value="0.00000175711493899389" calcext:value-type="float">
            <text:p>1,75711493899389E-006</text:p>
          </table:table-cell>
          <table:table-cell table:formula="of:=([.Q202]/[.P202])%" office:value-type="percentage" office:value="0.0000000175720790973965" calcext:value-type="percentage">
            <text:p>0,0000017572%</text:p>
          </table:table-cell>
          <table:table-cell table:style-name="ce29" table:formula="of:= [.$O$7] * [.$J$127]" office:value-type="float" office:value="0" calcext:value-type="float">
            <text:p>0,00E+000</text:p>
          </table:table-cell>
          <table:table-cell table:formula="of:=[.S202]+[.O202]" office:value-type="float" office:value="0.999945334979207" calcext:value-type="float">
            <text:p>0,999945335</text:p>
          </table:table-cell>
          <table:table-cell table:formula="of:=[.P202]-[.T202]" office:value-type="float" office:value="0.00000175711493899389" calcext:value-type="float">
            <text:p>1,75711493899389E-006</text:p>
          </table:table-cell>
          <table:table-cell table:formula="of:=([.U202]/[.P202])%" office:value-type="percentage" office:value="0.0000000175720790973965" calcext:value-type="percentage">
            <text:p>0,0000017572%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0.999999465693574" calcext:value-type="float">
            <text:p>0,9999994657</text:p>
          </table:table-cell>
          <table:table-cell office:value-type="float" office:value="0.999999467483528" calcext:value-type="float">
            <text:p>0,9999994675</text:p>
          </table:table-cell>
          <table:table-cell table:formula="of:=[.Z202]-[.Y202]" office:value-type="float" office:value="0.00000000178995396282744" calcext:value-type="float">
            <text:p>1,78995396282744E-009</text:p>
          </table:table-cell>
          <table:table-cell table:formula="of:=([.AA202]/[.Z202])%" office:value-type="percentage" office:value="0.0000000000178995558214209" calcext:value-type="percentage">
            <text:p>0,0000000018%</text:p>
          </table:table-cell>
          <table:table-cell table:style-name="ce29" table:formula="of:= [.$O$7] * [.$J$127]" office:value-type="float" office:value="0" calcext:value-type="float">
            <text:p>0,00E+000</text:p>
          </table:table-cell>
          <table:table-cell table:formula="of:=[.AC202]+[.Y202]" office:value-type="float" office:value="0.999999465693574" calcext:value-type="float">
            <text:p>0,9999994657</text:p>
          </table:table-cell>
          <table:table-cell table:formula="of:=[.Z202]-[.AD202]" office:value-type="float" office:value="0.00000000178995396282744" calcext:value-type="float">
            <text:p>1,78995396282744E-009</text:p>
          </table:table-cell>
          <table:table-cell table:formula="of:=([.AE202]/[.Z202])%" office:value-type="percentage" office:value="0.0000000000178995558214209" calcext:value-type="percentage">
            <text:p>0,0000000018%</text:p>
          </table:table-cell>
        </table:table-row>
        <table:table-row table:style-name="ro1">
          <table:table-cell table:number-columns-repeated="3"/>
          <table:table-cell office:value-type="float" office:value="74" calcext:value-type="float">
            <text:p>74</text:p>
          </table:table-cell>
          <table:table-cell office:value-type="float" office:value="0.993464348296039" calcext:value-type="float">
            <text:p>0,9934643483</text:p>
          </table:table-cell>
          <table:table-cell office:value-type="float" office:value="0.994907366575972" calcext:value-type="float">
            <text:p>0,9949073666</text:p>
          </table:table-cell>
          <table:table-cell table:formula="of:=[.F203]-[.E203]" office:value-type="float" office:value="0.00144301827993309" calcext:value-type="float">
            <text:p>0,0014430183</text:p>
          </table:table-cell>
          <table:table-cell table:formula="of:=([.G203]/[.F203])%" office:value-type="percentage" office:value="0.0000145040465917913" calcext:value-type="percentage">
            <text:p>0,0014504047%</text:p>
          </table:table-cell>
          <table:table-cell table:formula="of:= [.$O$7] * [.$J$127]" office:value-type="float" office:value="0" calcext:value-type="float">
            <text:p>0,00E+000</text:p>
          </table:table-cell>
          <table:table-cell table:formula="of:=[.I203]+[.E203]" office:value-type="float" office:value="0.993464348296039" calcext:value-type="float">
            <text:p>0,9934643483</text:p>
          </table:table-cell>
          <table:table-cell table:formula="of:=[.F203]-[.J203]" office:value-type="float" office:value="0.00144301827993309" calcext:value-type="float">
            <text:p>0,0014430183</text:p>
          </table:table-cell>
          <table:table-cell table:formula="of:=([.K203]/[.F203])%" office:value-type="percentage" office:value="0.0000145040465917913" calcext:value-type="percentage">
            <text:p>0,0014504047%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0.999943901848824" calcext:value-type="float">
            <text:p>0,9999439018</text:p>
          </table:table-cell>
          <table:table-cell office:value-type="float" office:value="0.999945638064257" calcext:value-type="float">
            <text:p>0,9999456381</text:p>
          </table:table-cell>
          <table:table-cell table:formula="of:=[.P203]-[.O203]" office:value-type="float" office:value="0.00000173621543297919" calcext:value-type="float">
            <text:p>1,73621543297919E-006</text:p>
          </table:table-cell>
          <table:table-cell table:formula="of:=([.Q203]/[.P203])%" office:value-type="percentage" office:value="0.0000000173630982203115" calcext:value-type="percentage">
            <text:p>0,0000017363%</text:p>
          </table:table-cell>
          <table:table-cell table:style-name="ce29" table:formula="of:= [.$O$7] * [.$J$127]" office:value-type="float" office:value="0" calcext:value-type="float">
            <text:p>0,00E+000</text:p>
          </table:table-cell>
          <table:table-cell table:formula="of:=[.S203]+[.O203]" office:value-type="float" office:value="0.999943901848824" calcext:value-type="float">
            <text:p>0,9999439018</text:p>
          </table:table-cell>
          <table:table-cell table:formula="of:=[.P203]-[.T203]" office:value-type="float" office:value="0.00000173621543297919" calcext:value-type="float">
            <text:p>1,73621543297919E-006</text:p>
          </table:table-cell>
          <table:table-cell table:formula="of:=([.U203]/[.P203])%" office:value-type="percentage" office:value="0.0000000173630982203115" calcext:value-type="percentage">
            <text:p>0,0000017363%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0.999999451030864" calcext:value-type="float">
            <text:p>0,999999451</text:p>
          </table:table-cell>
          <table:table-cell office:value-type="float" office:value="0.999999452799579" calcext:value-type="float">
            <text:p>0,9999994528</text:p>
          </table:table-cell>
          <table:table-cell table:formula="of:=[.Z203]-[.Y203]" office:value-type="float" office:value="0.00000000176871495227715" calcext:value-type="float">
            <text:p>1,76871495227715E-009</text:p>
          </table:table-cell>
          <table:table-cell table:formula="of:=([.AA203]/[.Z203])%" office:value-type="percentage" office:value="0.0000000000176871569807452" calcext:value-type="percentage">
            <text:p>0,0000000018%</text:p>
          </table:table-cell>
          <table:table-cell table:style-name="ce29" table:formula="of:= [.$O$7] * [.$J$127]" office:value-type="float" office:value="0" calcext:value-type="float">
            <text:p>0,00E+000</text:p>
          </table:table-cell>
          <table:table-cell table:formula="of:=[.AC203]+[.Y203]" office:value-type="float" office:value="0.999999451030864" calcext:value-type="float">
            <text:p>0,999999451</text:p>
          </table:table-cell>
          <table:table-cell table:formula="of:=[.Z203]-[.AD203]" office:value-type="float" office:value="0.00000000176871495227715" calcext:value-type="float">
            <text:p>1,76871495227715E-009</text:p>
          </table:table-cell>
          <table:table-cell table:formula="of:=([.AE203]/[.Z203])%" office:value-type="percentage" office:value="0.0000000000176871569807452" calcext:value-type="percentage">
            <text:p>0,0000000018%</text:p>
          </table:table-cell>
        </table:table-row>
        <table:table-row table:style-name="ro1">
          <table:table-cell table:number-columns-repeated="3"/>
          <table:table-cell office:value-type="float" office:value="75" calcext:value-type="float">
            <text:p>75</text:p>
          </table:table-cell>
          <table:table-cell office:value-type="float" office:value="0.993348784904809" calcext:value-type="float">
            <text:p>0,9933487849</text:p>
          </table:table-cell>
          <table:table-cell office:value-type="float" office:value="0.994773964096966" calcext:value-type="float">
            <text:p>0,9947739641</text:p>
          </table:table-cell>
          <table:table-cell table:formula="of:=[.F204]-[.E204]" office:value-type="float" office:value="0.00142517919215701" calcext:value-type="float">
            <text:p>0,0014251792</text:p>
          </table:table-cell>
          <table:table-cell table:formula="of:=([.G204]/[.F204])%" office:value-type="percentage" office:value="0.0000143266635798111" calcext:value-type="percentage">
            <text:p>0,0014326664%</text:p>
          </table:table-cell>
          <table:table-cell table:formula="of:= [.$O$7] * [.$J$127]" office:value-type="float" office:value="0" calcext:value-type="float">
            <text:p>0,00E+000</text:p>
          </table:table-cell>
          <table:table-cell table:formula="of:=[.I204]+[.E204]" office:value-type="float" office:value="0.993348784904809" calcext:value-type="float">
            <text:p>0,9933487849</text:p>
          </table:table-cell>
          <table:table-cell table:formula="of:=[.F204]-[.J204]" office:value-type="float" office:value="0.00142517919215701" calcext:value-type="float">
            <text:p>0,0014251792</text:p>
          </table:table-cell>
          <table:table-cell table:formula="of:=([.K204]/[.F204])%" office:value-type="percentage" office:value="0.0000143266635798111" calcext:value-type="percentage">
            <text:p>0,0014326664%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0.999942449220068" calcext:value-type="float">
            <text:p>0,9999424492</text:p>
          </table:table-cell>
          <table:table-cell office:value-type="float" office:value="0.99994416447262" calcext:value-type="float">
            <text:p>0,9999441645</text:p>
          </table:table-cell>
          <table:table-cell table:formula="of:=[.P204]-[.O204]" office:value-type="float" office:value="0.00000171525255199256" calcext:value-type="float">
            <text:p>1,71525255199256E-006</text:p>
          </table:table-cell>
          <table:table-cell table:formula="of:=([.Q204]/[.P204])%" office:value-type="percentage" office:value="0.0000000171534832859398" calcext:value-type="percentage">
            <text:p>0,0000017153%</text:p>
          </table:table-cell>
          <table:table-cell table:style-name="ce29" table:formula="of:= [.$O$7] * [.$J$127]" office:value-type="float" office:value="0" calcext:value-type="float">
            <text:p>0,00E+000</text:p>
          </table:table-cell>
          <table:table-cell table:formula="of:=[.S204]+[.O204]" office:value-type="float" office:value="0.999942449220068" calcext:value-type="float">
            <text:p>0,9999424492</text:p>
          </table:table-cell>
          <table:table-cell table:formula="of:=[.P204]-[.T204]" office:value-type="float" office:value="0.00000171525255199256" calcext:value-type="float">
            <text:p>1,71525255199256E-006</text:p>
          </table:table-cell>
          <table:table-cell table:formula="of:=([.U204]/[.P204])%" office:value-type="percentage" office:value="0.0000000171534832859398" calcext:value-type="percentage">
            <text:p>0,0000017153%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0.999999436168663" calcext:value-type="float">
            <text:p>0,9999994362</text:p>
          </table:table-cell>
          <table:table-cell office:value-type="float" office:value="0.999999437916072" calcext:value-type="float">
            <text:p>0,9999994379</text:p>
          </table:table-cell>
          <table:table-cell table:formula="of:=[.Z204]-[.Y204]" office:value-type="float" office:value="0.00000000174740899527848" calcext:value-type="float">
            <text:p>1,74740899527848E-009</text:p>
          </table:table-cell>
          <table:table-cell table:formula="of:=([.AA204]/[.Z204])%" office:value-type="percentage" office:value="0.0000000000174741019951427" calcext:value-type="percentage">
            <text:p>0,0000000017%</text:p>
          </table:table-cell>
          <table:table-cell table:style-name="ce29" table:formula="of:= [.$O$7] * [.$J$127]" office:value-type="float" office:value="0" calcext:value-type="float">
            <text:p>0,00E+000</text:p>
          </table:table-cell>
          <table:table-cell table:formula="of:=[.AC204]+[.Y204]" office:value-type="float" office:value="0.999999436168663" calcext:value-type="float">
            <text:p>0,9999994362</text:p>
          </table:table-cell>
          <table:table-cell table:formula="of:=[.Z204]-[.AD204]" office:value-type="float" office:value="0.00000000174740899527848" calcext:value-type="float">
            <text:p>1,74740899527848E-009</text:p>
          </table:table-cell>
          <table:table-cell table:formula="of:=([.AE204]/[.Z204])%" office:value-type="percentage" office:value="0.0000000000174741019951427" calcext:value-type="percentage">
            <text:p>0,0000000017%</text:p>
          </table:table-cell>
        </table:table-row>
        <table:table-row table:style-name="ro1">
          <table:table-cell table:number-columns-repeated="3"/>
          <table:table-cell office:value-type="float" office:value="76" calcext:value-type="float">
            <text:p>76</text:p>
          </table:table-cell>
          <table:table-cell office:value-type="float" office:value="0.993231670327121" calcext:value-type="float">
            <text:p>0,9932316703</text:p>
          </table:table-cell>
          <table:table-cell office:value-type="float" office:value="0.99463897287217" calcext:value-type="float">
            <text:p>0,9946389729</text:p>
          </table:table-cell>
          <table:table-cell table:formula="of:=[.F205]-[.E205]" office:value-type="float" office:value="0.00140730254504884" calcext:value-type="float">
            <text:p>0,0014073025</text:p>
          </table:table-cell>
          <table:table-cell table:formula="of:=([.G205]/[.F205])%" office:value-type="percentage" office:value="0.0000141488779691125" calcext:value-type="percentage">
            <text:p>0,0014148878%</text:p>
          </table:table-cell>
          <table:table-cell table:formula="of:= [.$O$7] * [.$J$127]" office:value-type="float" office:value="0" calcext:value-type="float">
            <text:p>0,00E+000</text:p>
          </table:table-cell>
          <table:table-cell table:formula="of:=[.I205]+[.E205]" office:value-type="float" office:value="0.993231670327121" calcext:value-type="float">
            <text:p>0,9932316703</text:p>
          </table:table-cell>
          <table:table-cell table:formula="of:=[.F205]-[.J205]" office:value-type="float" office:value="0.00140730254504884" calcext:value-type="float">
            <text:p>0,0014073025</text:p>
          </table:table-cell>
          <table:table-cell table:formula="of:=([.K205]/[.F205])%" office:value-type="percentage" office:value="0.0000141488779691125" calcext:value-type="percentage">
            <text:p>0,0014148878%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0.99994097709294" calcext:value-type="float">
            <text:p>0,9999409771</text:p>
          </table:table-cell>
          <table:table-cell office:value-type="float" office:value="0.999942671325132" calcext:value-type="float">
            <text:p>0,9999426713</text:p>
          </table:table-cell>
          <table:table-cell table:formula="of:=[.P205]-[.O205]" office:value-type="float" office:value="0.00000169423219198439" calcext:value-type="float">
            <text:p>1,69423219198439E-006</text:p>
          </table:table-cell>
          <table:table-cell table:formula="of:=([.Q205]/[.P205])%" office:value-type="percentage" office:value="0.000000016943293251953" calcext:value-type="percentage">
            <text:p>0,0000016943%</text:p>
          </table:table-cell>
          <table:table-cell table:style-name="ce29" table:formula="of:= [.$O$7] * [.$J$127]" office:value-type="float" office:value="0" calcext:value-type="float">
            <text:p>0,00E+000</text:p>
          </table:table-cell>
          <table:table-cell table:formula="of:=[.S205]+[.O205]" office:value-type="float" office:value="0.99994097709294" calcext:value-type="float">
            <text:p>0,9999409771</text:p>
          </table:table-cell>
          <table:table-cell table:formula="of:=[.P205]-[.T205]" office:value-type="float" office:value="0.00000169423219198439" calcext:value-type="float">
            <text:p>1,69423219198439E-006</text:p>
          </table:table-cell>
          <table:table-cell table:formula="of:=([.U205]/[.P205])%" office:value-type="percentage" office:value="0.000000016943293251953" calcext:value-type="percentage">
            <text:p>0,0000016943%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0.999999421106968" calcext:value-type="float">
            <text:p>0,9999994211</text:p>
          </table:table-cell>
          <table:table-cell office:value-type="float" office:value="0.999999422833012" calcext:value-type="float">
            <text:p>0,9999994228</text:p>
          </table:table-cell>
          <table:table-cell table:formula="of:=[.Z205]-[.Y205]" office:value-type="float" office:value="0.0000000017260440854372" calcext:value-type="float">
            <text:p>1,7260440854372E-009</text:p>
          </table:table-cell>
          <table:table-cell table:formula="of:=([.AA205]/[.Z205])%" office:value-type="percentage" office:value="0.0000000000172604497063107" calcext:value-type="percentage">
            <text:p>0,0000000017%</text:p>
          </table:table-cell>
          <table:table-cell table:style-name="ce29" table:formula="of:= [.$O$7] * [.$J$127]" office:value-type="float" office:value="0" calcext:value-type="float">
            <text:p>0,00E+000</text:p>
          </table:table-cell>
          <table:table-cell table:formula="of:=[.AC205]+[.Y205]" office:value-type="float" office:value="0.999999421106968" calcext:value-type="float">
            <text:p>0,9999994211</text:p>
          </table:table-cell>
          <table:table-cell table:formula="of:=[.Z205]-[.AD205]" office:value-type="float" office:value="0.0000000017260440854372" calcext:value-type="float">
            <text:p>1,7260440854372E-009</text:p>
          </table:table-cell>
          <table:table-cell table:formula="of:=([.AE205]/[.Z205])%" office:value-type="percentage" office:value="0.0000000000172604497063107" calcext:value-type="percentage">
            <text:p>0,0000000017%</text:p>
          </table:table-cell>
        </table:table-row>
        <table:table-row table:style-name="ro1">
          <table:table-cell table:number-columns-repeated="3"/>
          <table:table-cell office:value-type="float" office:value="77" calcext:value-type="float">
            <text:p>77</text:p>
          </table:table-cell>
          <table:table-cell office:value-type="float" office:value="0.993113004562972" calcext:value-type="float">
            <text:p>0,9931130046</text:p>
          </table:table-cell>
          <table:table-cell office:value-type="float" office:value="0.994502397932902" calcext:value-type="float">
            <text:p>0,9945023979</text:p>
          </table:table-cell>
          <table:table-cell table:formula="of:=[.F206]-[.E206]" office:value-type="float" office:value="0.00138939336993005" calcext:value-type="float">
            <text:p>0,0013893934</text:p>
          </table:table-cell>
          <table:table-cell table:formula="of:=([.G206]/[.F206])%" office:value-type="percentage" office:value="0.0000139707392643569" calcext:value-type="percentage">
            <text:p>0,0013970739%</text:p>
          </table:table-cell>
          <table:table-cell table:formula="of:= [.$O$7] * [.$J$127]" office:value-type="float" office:value="0" calcext:value-type="float">
            <text:p>0,00E+000</text:p>
          </table:table-cell>
          <table:table-cell table:formula="of:=[.I206]+[.E206]" office:value-type="float" office:value="0.993113004562972" calcext:value-type="float">
            <text:p>0,9931130046</text:p>
          </table:table-cell>
          <table:table-cell table:formula="of:=[.F206]-[.J206]" office:value-type="float" office:value="0.00138939336993005" calcext:value-type="float">
            <text:p>0,0013893934</text:p>
          </table:table-cell>
          <table:table-cell table:formula="of:=([.K206]/[.F206])%" office:value-type="percentage" office:value="0.0000139707392643569" calcext:value-type="percentage">
            <text:p>0,0013970739%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0.99993948546744" calcext:value-type="float">
            <text:p>0,9999394855</text:p>
          </table:table-cell>
          <table:table-cell office:value-type="float" office:value="0.999941158627691" calcext:value-type="float">
            <text:p>0,9999411586</text:p>
          </table:table-cell>
          <table:table-cell table:formula="of:=[.P206]-[.O206]" office:value-type="float" office:value="0.00000167316025101449" calcext:value-type="float">
            <text:p>1,67316025101449E-006</text:p>
          </table:table-cell>
          <table:table-cell table:formula="of:=([.Q206]/[.P206])%" office:value-type="percentage" office:value="0.0000000167325870829721" calcext:value-type="percentage">
            <text:p>0,0000016733%</text:p>
          </table:table-cell>
          <table:table-cell table:style-name="ce29" table:formula="of:= [.$O$7] * [.$J$127]" office:value-type="float" office:value="0" calcext:value-type="float">
            <text:p>0,00E+000</text:p>
          </table:table-cell>
          <table:table-cell table:formula="of:=[.S206]+[.O206]" office:value-type="float" office:value="0.99993948546744" calcext:value-type="float">
            <text:p>0,9999394855</text:p>
          </table:table-cell>
          <table:table-cell table:formula="of:=[.P206]-[.T206]" office:value-type="float" office:value="0.00000167316025101449" calcext:value-type="float">
            <text:p>1,67316025101449E-006</text:p>
          </table:table-cell>
          <table:table-cell table:formula="of:=([.U206]/[.P206])%" office:value-type="percentage" office:value="0.0000000167325870829721" calcext:value-type="percentage">
            <text:p>0,0000016733%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0.999999405845781" calcext:value-type="float">
            <text:p>0,9999994058</text:p>
          </table:table-cell>
          <table:table-cell office:value-type="float" office:value="0.999999407550406" calcext:value-type="float">
            <text:p>0,9999994076</text:p>
          </table:table-cell>
          <table:table-cell table:formula="of:=[.Z206]-[.Y206]" office:value-type="float" office:value="0.00000000170462499671231" calcext:value-type="float">
            <text:p>1,70462499671231E-009</text:p>
          </table:table-cell>
          <table:table-cell table:formula="of:=([.AA206]/[.Z206])%" office:value-type="percentage" office:value="0.0000000000170462556252782" calcext:value-type="percentage">
            <text:p>0,0000000017%</text:p>
          </table:table-cell>
          <table:table-cell table:style-name="ce29" table:formula="of:= [.$O$7] * [.$J$127]" office:value-type="float" office:value="0" calcext:value-type="float">
            <text:p>0,00E+000</text:p>
          </table:table-cell>
          <table:table-cell table:formula="of:=[.AC206]+[.Y206]" office:value-type="float" office:value="0.999999405845781" calcext:value-type="float">
            <text:p>0,9999994058</text:p>
          </table:table-cell>
          <table:table-cell table:formula="of:=[.Z206]-[.AD206]" office:value-type="float" office:value="0.00000000170462499671231" calcext:value-type="float">
            <text:p>1,70462499671231E-009</text:p>
          </table:table-cell>
          <table:table-cell table:formula="of:=([.AE206]/[.Z206])%" office:value-type="percentage" office:value="0.0000000000170462556252782" calcext:value-type="percentage">
            <text:p>0,0000000017%</text:p>
          </table:table-cell>
        </table:table-row>
        <table:table-row table:style-name="ro1">
          <table:table-cell table:number-columns-repeated="3"/>
          <table:table-cell office:value-type="float" office:value="78" calcext:value-type="float">
            <text:p>78</text:p>
          </table:table-cell>
          <table:table-cell office:value-type="float" office:value="0.992992787612365" calcext:value-type="float">
            <text:p>0,9929927876</text:p>
          </table:table-cell>
          <table:table-cell office:value-type="float" office:value="0.994364244298571" calcext:value-type="float">
            <text:p>0,9943642443</text:p>
          </table:table-cell>
          <table:table-cell table:formula="of:=[.F207]-[.E207]" office:value-type="float" office:value="0.00137145668620597" calcext:value-type="float">
            <text:p>0,0013714567</text:p>
          </table:table-cell>
          <table:table-cell table:formula="of:=([.G207]/[.F207])%" office:value-type="percentage" office:value="0.0000137922968778236" calcext:value-type="percentage">
            <text:p>0,0013792297%</text:p>
          </table:table-cell>
          <table:table-cell table:formula="of:= [.$O$7] * [.$J$127]" office:value-type="float" office:value="0" calcext:value-type="float">
            <text:p>0,00E+000</text:p>
          </table:table-cell>
          <table:table-cell table:formula="of:=[.I207]+[.E207]" office:value-type="float" office:value="0.992992787612365" calcext:value-type="float">
            <text:p>0,9929927876</text:p>
          </table:table-cell>
          <table:table-cell table:formula="of:=[.F207]-[.J207]" office:value-type="float" office:value="0.00137145668620597" calcext:value-type="float">
            <text:p>0,0013714567</text:p>
          </table:table-cell>
          <table:table-cell table:formula="of:=([.K207]/[.F207])%" office:value-type="percentage" office:value="0.0000137922968778236" calcext:value-type="percentage">
            <text:p>0,0013792297%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0.999937974343566" calcext:value-type="float">
            <text:p>0,9999379743</text:p>
          </table:table-cell>
          <table:table-cell office:value-type="float" office:value="0.99993962638619" calcext:value-type="float">
            <text:p>0,9999396264</text:p>
          </table:table-cell>
          <table:table-cell table:formula="of:=[.P207]-[.O207]" office:value-type="float" office:value="0.00000165204262392304" calcext:value-type="float">
            <text:p>0,000001652</text:p>
          </table:table-cell>
          <table:table-cell table:formula="of:=([.Q207]/[.P207])%" office:value-type="percentage" office:value="0.0000000165214236983946" calcext:value-type="percentage">
            <text:p>0,0000016521%</text:p>
          </table:table-cell>
          <table:table-cell table:style-name="ce29" table:formula="of:= [.$O$7] * [.$J$127]" office:value-type="float" office:value="0" calcext:value-type="float">
            <text:p>0,00E+000</text:p>
          </table:table-cell>
          <table:table-cell table:formula="of:=[.S207]+[.O207]" office:value-type="float" office:value="0.999937974343566" calcext:value-type="float">
            <text:p>0,9999379743</text:p>
          </table:table-cell>
          <table:table-cell table:formula="of:=[.P207]-[.T207]" office:value-type="float" office:value="0.00000165204262392304" calcext:value-type="float">
            <text:p>0,000001652</text:p>
          </table:table-cell>
          <table:table-cell table:formula="of:=([.U207]/[.P207])%" office:value-type="percentage" office:value="0.0000000165214236983946" calcext:value-type="percentage">
            <text:p>0,0000016521%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0.999999390385101" calcext:value-type="float">
            <text:p>0,9999993904</text:p>
          </table:table-cell>
          <table:table-cell office:value-type="float" office:value="0.999999392068259" calcext:value-type="float">
            <text:p>0,9999993921</text:p>
          </table:table-cell>
          <table:table-cell table:formula="of:=[.Z207]-[.Y207]" office:value-type="float" office:value="0.00000000168315794635276" calcext:value-type="float">
            <text:p>1,68315794635276E-009</text:p>
          </table:table-cell>
          <table:table-cell table:formula="of:=([.AA207]/[.Z207])%" office:value-type="percentage" office:value="0.0000000000168315896959853" calcext:value-type="percentage">
            <text:p>0,0000000017%</text:p>
          </table:table-cell>
          <table:table-cell table:style-name="ce29" table:formula="of:= [.$O$7] * [.$J$127]" office:value-type="float" office:value="0" calcext:value-type="float">
            <text:p>0,00E+000</text:p>
          </table:table-cell>
          <table:table-cell table:formula="of:=[.AC207]+[.Y207]" office:value-type="float" office:value="0.999999390385101" calcext:value-type="float">
            <text:p>0,9999993904</text:p>
          </table:table-cell>
          <table:table-cell table:formula="of:=[.Z207]-[.AD207]" office:value-type="float" office:value="0.00000000168315794635276" calcext:value-type="float">
            <text:p>1,68315794635276E-009</text:p>
          </table:table-cell>
          <table:table-cell table:formula="of:=([.AE207]/[.Z207])%" office:value-type="percentage" office:value="0.0000000000168315896959853" calcext:value-type="percentage">
            <text:p>0,0000000017%</text:p>
          </table:table-cell>
        </table:table-row>
        <table:table-row table:style-name="ro1">
          <table:table-cell table:number-columns-repeated="3"/>
          <table:table-cell office:value-type="float" office:value="79" calcext:value-type="float">
            <text:p>79</text:p>
          </table:table-cell>
          <table:table-cell office:value-type="float" office:value="0.992871019475298" calcext:value-type="float">
            <text:p>0,9928710195</text:p>
          </table:table-cell>
          <table:table-cell office:value-type="float" office:value="0.994224516976695" calcext:value-type="float">
            <text:p>0,994224517</text:p>
          </table:table-cell>
          <table:table-cell table:formula="of:=[.F208]-[.E208]" office:value-type="float" office:value="0.00135349750139702" calcext:value-type="float">
            <text:p>0,0013534975</text:p>
          </table:table-cell>
          <table:table-cell table:formula="of:=([.G208]/[.F208])%" office:value-type="percentage" office:value="0.0000136136001304116" calcext:value-type="percentage">
            <text:p>0,0013613600%</text:p>
          </table:table-cell>
          <table:table-cell table:formula="of:= [.$O$7] * [.$J$127]" office:value-type="float" office:value="0" calcext:value-type="float">
            <text:p>0,00E+000</text:p>
          </table:table-cell>
          <table:table-cell table:formula="of:=[.I208]+[.E208]" office:value-type="float" office:value="0.992871019475298" calcext:value-type="float">
            <text:p>0,9928710195</text:p>
          </table:table-cell>
          <table:table-cell table:formula="of:=[.F208]-[.J208]" office:value-type="float" office:value="0.00135349750139702" calcext:value-type="float">
            <text:p>0,0013534975</text:p>
          </table:table-cell>
          <table:table-cell table:formula="of:=([.K208]/[.F208])%" office:value-type="percentage" office:value="0.0000136136001304116" calcext:value-type="percentage">
            <text:p>0,0013613600%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0.999936443721321" calcext:value-type="float">
            <text:p>0,9999364437</text:p>
          </table:table-cell>
          <table:table-cell office:value-type="float" office:value="0.999938074606524" calcext:value-type="float">
            <text:p>0,9999380746</text:p>
          </table:table-cell>
          <table:table-cell table:formula="of:=[.P208]-[.O208]" office:value-type="float" office:value="0.0000016308852029967" calcext:value-type="float">
            <text:p>1,6308852029967E-006</text:p>
          </table:table-cell>
          <table:table-cell table:formula="of:=([.Q208]/[.P208])%" office:value-type="percentage" office:value="0.0000000163098620234801" calcext:value-type="percentage">
            <text:p>0,0000016310%</text:p>
          </table:table-cell>
          <table:table-cell table:style-name="ce29" table:formula="of:= [.$O$7] * [.$J$127]" office:value-type="float" office:value="0" calcext:value-type="float">
            <text:p>0,00E+000</text:p>
          </table:table-cell>
          <table:table-cell table:formula="of:=[.S208]+[.O208]" office:value-type="float" office:value="0.999936443721321" calcext:value-type="float">
            <text:p>0,9999364437</text:p>
          </table:table-cell>
          <table:table-cell table:formula="of:=[.P208]-[.T208]" office:value-type="float" office:value="0.0000016308852029967" calcext:value-type="float">
            <text:p>1,6308852029967E-006</text:p>
          </table:table-cell>
          <table:table-cell table:formula="of:=([.U208]/[.P208])%" office:value-type="percentage" office:value="0.0000000163098620234801" calcext:value-type="percentage">
            <text:p>0,0000016310%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0.999999374724929" calcext:value-type="float">
            <text:p>0,9999993747</text:p>
          </table:table-cell>
          <table:table-cell office:value-type="float" office:value="0.999999376386578" calcext:value-type="float">
            <text:p>0,9999993764</text:p>
          </table:table-cell>
          <table:table-cell table:formula="of:=[.Z208]-[.Y208]" office:value-type="float" office:value="0.00000000166164904058519" calcext:value-type="float">
            <text:p>1,66164904058519E-009</text:p>
          </table:table-cell>
          <table:table-cell table:formula="of:=([.AA208]/[.Z208])%" office:value-type="percentage" office:value="0.0000000000166165052090197" calcext:value-type="percentage">
            <text:p>0,0000000017%</text:p>
          </table:table-cell>
          <table:table-cell table:style-name="ce29" table:formula="of:= [.$O$7] * [.$J$127]" office:value-type="float" office:value="0" calcext:value-type="float">
            <text:p>0,00E+000</text:p>
          </table:table-cell>
          <table:table-cell table:formula="of:=[.AC208]+[.Y208]" office:value-type="float" office:value="0.999999374724929" calcext:value-type="float">
            <text:p>0,9999993747</text:p>
          </table:table-cell>
          <table:table-cell table:formula="of:=[.Z208]-[.AD208]" office:value-type="float" office:value="0.00000000166164904058519" calcext:value-type="float">
            <text:p>1,66164904058519E-009</text:p>
          </table:table-cell>
          <table:table-cell table:formula="of:=([.AE208]/[.Z208])%" office:value-type="percentage" office:value="0.0000000000166165052090197" calcext:value-type="percentage">
            <text:p>0,0000000017%</text:p>
          </table:table-cell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office:value-type="float" office:value="0.992747700151771" calcext:value-type="float">
            <text:p>0,9927477002</text:p>
          </table:table-cell>
          <table:table-cell office:value-type="float" office:value="0.994083220962933" calcext:value-type="float">
            <text:p>0,994083221</text:p>
          </table:table-cell>
          <table:table-cell table:formula="of:=[.F209]-[.E209]" office:value-type="float" office:value="0.00133552081116206" calcext:value-type="float">
            <text:p>0,0013355208</text:p>
          </table:table-cell>
          <table:table-cell table:formula="of:=([.G209]/[.F209])%" office:value-type="percentage" office:value="0.0000134346982526121" calcext:value-type="percentage">
            <text:p>0,0013434698%</text:p>
          </table:table-cell>
          <table:table-cell table:formula="of:= [.$O$7] * [.$J$127]" office:value-type="float" office:value="0" calcext:value-type="float">
            <text:p>0,00E+000</text:p>
          </table:table-cell>
          <table:table-cell table:formula="of:=[.I209]+[.E209]" office:value-type="float" office:value="0.992747700151771" calcext:value-type="float">
            <text:p>0,9927477002</text:p>
          </table:table-cell>
          <table:table-cell table:formula="of:=[.F209]-[.J209]" office:value-type="float" office:value="0.00133552081116206" calcext:value-type="float">
            <text:p>0,0013355208</text:p>
          </table:table-cell>
          <table:table-cell table:formula="of:=([.K209]/[.F209])%" office:value-type="percentage" office:value="0.0000134346982526121" calcext:value-type="percentage">
            <text:p>0,0013434698%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0.999934893600702" calcext:value-type="float">
            <text:p>0,9999348936</text:p>
          </table:table-cell>
          <table:table-cell office:value-type="float" office:value="0.999936503294582" calcext:value-type="float">
            <text:p>0,9999365033</text:p>
          </table:table-cell>
          <table:table-cell table:formula="of:=[.P209]-[.O209]" office:value-type="float" office:value="0.00000160969387996701" calcext:value-type="float">
            <text:p>1,60969387996701E-006</text:p>
          </table:table-cell>
          <table:table-cell table:formula="of:=([.Q209]/[.P209])%" office:value-type="percentage" office:value="0.0000000160979609671555" calcext:value-type="percentage">
            <text:p>0,0000016098%</text:p>
          </table:table-cell>
          <table:table-cell table:style-name="ce29" table:formula="of:= [.$O$7] * [.$J$127]" office:value-type="float" office:value="0" calcext:value-type="float">
            <text:p>0,00E+000</text:p>
          </table:table-cell>
          <table:table-cell table:formula="of:=[.S209]+[.O209]" office:value-type="float" office:value="0.999934893600702" calcext:value-type="float">
            <text:p>0,9999348936</text:p>
          </table:table-cell>
          <table:table-cell table:formula="of:=[.P209]-[.T209]" office:value-type="float" office:value="0.00000160969387996701" calcext:value-type="float">
            <text:p>1,60969387996701E-006</text:p>
          </table:table-cell>
          <table:table-cell table:formula="of:=([.U209]/[.P209])%" office:value-type="percentage" office:value="0.0000000160979609671555" calcext:value-type="percentage">
            <text:p>0,0000016098%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0.999999358865264" calcext:value-type="float">
            <text:p>0,9999993589</text:p>
          </table:table-cell>
          <table:table-cell office:value-type="float" office:value="0.999999360505369" calcext:value-type="float">
            <text:p>0,9999993605</text:p>
          </table:table-cell>
          <table:table-cell table:formula="of:=[.Z209]-[.Y209]" office:value-type="float" office:value="0.00000000164010505177004" calcext:value-type="float">
            <text:p>1,64010505177004E-009</text:p>
          </table:table-cell>
          <table:table-cell table:formula="of:=([.AA209]/[.Z209])%" office:value-type="percentage" office:value="0.0000000000164010598958671" calcext:value-type="percentage">
            <text:p>0,0000000016%</text:p>
          </table:table-cell>
          <table:table-cell table:style-name="ce29" table:formula="of:= [.$O$7] * [.$J$127]" office:value-type="float" office:value="0" calcext:value-type="float">
            <text:p>0,00E+000</text:p>
          </table:table-cell>
          <table:table-cell table:formula="of:=[.AC209]+[.Y209]" office:value-type="float" office:value="0.999999358865264" calcext:value-type="float">
            <text:p>0,9999993589</text:p>
          </table:table-cell>
          <table:table-cell table:formula="of:=[.Z209]-[.AD209]" office:value-type="float" office:value="0.00000000164010505177004" calcext:value-type="float">
            <text:p>1,64010505177004E-009</text:p>
          </table:table-cell>
          <table:table-cell table:formula="of:=([.AE209]/[.Z209])%" office:value-type="percentage" office:value="0.0000000000164010598958671" calcext:value-type="percentage">
            <text:p>0,0000000016%</text:p>
          </table:table-cell>
        </table:table-row>
        <table:table-row table:style-name="ro1">
          <table:table-cell table:number-columns-repeated="3"/>
          <table:table-cell office:value-type="float" office:value="81" calcext:value-type="float">
            <text:p>81</text:p>
          </table:table-cell>
          <table:table-cell office:value-type="float" office:value="0.992622829641785" calcext:value-type="float">
            <text:p>0,9926228296</text:p>
          </table:table-cell>
          <table:table-cell office:value-type="float" office:value="0.993940361241107" calcext:value-type="float">
            <text:p>0,9939403612</text:p>
          </table:table-cell>
          <table:table-cell table:formula="of:=[.F210]-[.E210]" office:value-type="float" office:value="0.00131753159932202" calcext:value-type="float">
            <text:p>0,0013175316</text:p>
          </table:table-cell>
          <table:table-cell table:formula="of:=([.G210]/[.F210])%" office:value-type="percentage" office:value="0.0000132556403854751" calcext:value-type="percentage">
            <text:p>0,0013255640%</text:p>
          </table:table-cell>
          <table:table-cell table:formula="of:= [.$O$7] * [.$J$127]" office:value-type="float" office:value="0" calcext:value-type="float">
            <text:p>0,00E+000</text:p>
          </table:table-cell>
          <table:table-cell table:formula="of:=[.I210]+[.E210]" office:value-type="float" office:value="0.992622829641785" calcext:value-type="float">
            <text:p>0,9926228296</text:p>
          </table:table-cell>
          <table:table-cell table:formula="of:=[.F210]-[.J210]" office:value-type="float" office:value="0.00131753159932202" calcext:value-type="float">
            <text:p>0,0013175316</text:p>
          </table:table-cell>
          <table:table-cell table:formula="of:=([.K210]/[.F210])%" office:value-type="percentage" office:value="0.0000132556403854751" calcext:value-type="percentage">
            <text:p>0,0013255640%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0.999933323981712" calcext:value-type="float">
            <text:p>0,999933324</text:p>
          </table:table-cell>
          <table:table-cell office:value-type="float" office:value="0.999934912456258" calcext:value-type="float">
            <text:p>0,9999349125</text:p>
          </table:table-cell>
          <table:table-cell table:formula="of:=[.P210]-[.O210]" office:value-type="float" office:value="0.00000158847454601041" calcext:value-type="float">
            <text:p>1,58847454601041E-006</text:p>
          </table:table-cell>
          <table:table-cell table:formula="of:=([.Q210]/[.P210])%" office:value-type="percentage" office:value="0.0000000158857794309086" calcext:value-type="percentage">
            <text:p>0,0000015886%</text:p>
          </table:table-cell>
          <table:table-cell table:style-name="ce29" table:formula="of:= [.$O$7] * [.$J$127]" office:value-type="float" office:value="0" calcext:value-type="float">
            <text:p>0,00E+000</text:p>
          </table:table-cell>
          <table:table-cell table:formula="of:=[.S210]+[.O210]" office:value-type="float" office:value="0.999933323981712" calcext:value-type="float">
            <text:p>0,999933324</text:p>
          </table:table-cell>
          <table:table-cell table:formula="of:=[.P210]-[.T210]" office:value-type="float" office:value="0.00000158847454601041" calcext:value-type="float">
            <text:p>1,58847454601041E-006</text:p>
          </table:table-cell>
          <table:table-cell table:formula="of:=([.U210]/[.P210])%" office:value-type="percentage" office:value="0.0000000158857794309086" calcext:value-type="percentage">
            <text:p>0,0000015886%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0.999999342806106" calcext:value-type="float">
            <text:p>0,9999993428</text:p>
          </table:table-cell>
          <table:table-cell office:value-type="float" office:value="0.999999344424637" calcext:value-type="float">
            <text:p>0,9999993444</text:p>
          </table:table-cell>
          <table:table-cell table:formula="of:=[.Z210]-[.Y210]" office:value-type="float" office:value="0.00000000161853108693322" calcext:value-type="float">
            <text:p>1,61853108693322E-009</text:p>
          </table:table-cell>
          <table:table-cell table:formula="of:=([.AA210]/[.Z210])%" office:value-type="percentage" office:value="0.0000000000161853181493589" calcext:value-type="percentage">
            <text:p>0,0000000016%</text:p>
          </table:table-cell>
          <table:table-cell table:style-name="ce29" table:formula="of:= [.$O$7] * [.$J$127]" office:value-type="float" office:value="0" calcext:value-type="float">
            <text:p>0,00E+000</text:p>
          </table:table-cell>
          <table:table-cell table:formula="of:=[.AC210]+[.Y210]" office:value-type="float" office:value="0.999999342806106" calcext:value-type="float">
            <text:p>0,9999993428</text:p>
          </table:table-cell>
          <table:table-cell table:formula="of:=[.Z210]-[.AD210]" office:value-type="float" office:value="0.00000000161853108693322" calcext:value-type="float">
            <text:p>1,61853108693322E-009</text:p>
          </table:table-cell>
          <table:table-cell table:formula="of:=([.AE210]/[.Z210])%" office:value-type="percentage" office:value="0.0000000000161853181493589" calcext:value-type="percentage">
            <text:p>0,0000000016%</text:p>
          </table:table-cell>
        </table:table-row>
        <table:table-row table:style-name="ro1">
          <table:table-cell table:number-columns-repeated="3"/>
          <table:table-cell office:value-type="float" office:value="82" calcext:value-type="float">
            <text:p>82</text:p>
          </table:table-cell>
          <table:table-cell office:value-type="float" office:value="0.992496407945339" calcext:value-type="float">
            <text:p>0,9924964079</text:p>
          </table:table-cell>
          <table:table-cell office:value-type="float" office:value="0.993795942783228" calcext:value-type="float">
            <text:p>0,9937959428</text:p>
          </table:table-cell>
          <table:table-cell table:formula="of:=[.F211]-[.E211]" office:value-type="float" office:value="0.00129953483788892" calcext:value-type="float">
            <text:p>0,0012995348</text:p>
          </table:table-cell>
          <table:table-cell table:formula="of:=([.G211]/[.F211])%" office:value-type="percentage" office:value="0.00001307647558159" calcext:value-type="percentage">
            <text:p>0,0013076476%</text:p>
          </table:table-cell>
          <table:table-cell table:formula="of:= [.$O$7] * [.$J$127]" office:value-type="float" office:value="0" calcext:value-type="float">
            <text:p>0,00E+000</text:p>
          </table:table-cell>
          <table:table-cell table:formula="of:=[.I211]+[.E211]" office:value-type="float" office:value="0.992496407945339" calcext:value-type="float">
            <text:p>0,9924964079</text:p>
          </table:table-cell>
          <table:table-cell table:formula="of:=[.F211]-[.J211]" office:value-type="float" office:value="0.00129953483788892" calcext:value-type="float">
            <text:p>0,0012995348</text:p>
          </table:table-cell>
          <table:table-cell table:formula="of:=([.K211]/[.F211])%" office:value-type="percentage" office:value="0.00001307647558159" calcext:value-type="percentage">
            <text:p>0,0013076476%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0.999931734864348" calcext:value-type="float">
            <text:p>0,9999317349</text:p>
          </table:table-cell>
          <table:table-cell office:value-type="float" office:value="0.999933302097439" calcext:value-type="float">
            <text:p>0,9999333021</text:p>
          </table:table-cell>
          <table:table-cell table:formula="of:=[.P211]-[.O211]" office:value-type="float" office:value="0.00000156723309097107" calcext:value-type="float">
            <text:p>1,56723309097107E-006</text:p>
          </table:table-cell>
          <table:table-cell table:formula="of:=([.Q211]/[.P211])%" office:value-type="percentage" office:value="0.0000000156733762854838" calcext:value-type="percentage">
            <text:p>0,0000015673%</text:p>
          </table:table-cell>
          <table:table-cell table:style-name="ce29" table:formula="of:= [.$O$7] * [.$J$127]" office:value-type="float" office:value="0" calcext:value-type="float">
            <text:p>0,00E+000</text:p>
          </table:table-cell>
          <table:table-cell table:formula="of:=[.S211]+[.O211]" office:value-type="float" office:value="0.999931734864348" calcext:value-type="float">
            <text:p>0,9999317349</text:p>
          </table:table-cell>
          <table:table-cell table:formula="of:=[.P211]-[.T211]" office:value-type="float" office:value="0.00000156723309097107" calcext:value-type="float">
            <text:p>1,56723309097107E-006</text:p>
          </table:table-cell>
          <table:table-cell table:formula="of:=([.U211]/[.P211])%" office:value-type="percentage" office:value="0.0000000156733762854838" calcext:value-type="percentage">
            <text:p>0,0000015673%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0.999999326547456" calcext:value-type="float">
            <text:p>0,9999993265</text:p>
          </table:table-cell>
          <table:table-cell office:value-type="float" office:value="0.999999328144388" calcext:value-type="float">
            <text:p>0,9999993281</text:p>
          </table:table-cell>
          <table:table-cell table:formula="of:=[.Z211]-[.Y211]" office:value-type="float" office:value="0.00000000159693203105604" calcext:value-type="float">
            <text:p>1,59693203105604E-009</text:p>
          </table:table-cell>
          <table:table-cell table:formula="of:=([.AA211]/[.Z211])%" office:value-type="percentage" office:value="0.0000000000159693365907639" calcext:value-type="percentage">
            <text:p>0,0000000016%</text:p>
          </table:table-cell>
          <table:table-cell table:style-name="ce29" table:formula="of:= [.$O$7] * [.$J$127]" office:value-type="float" office:value="0" calcext:value-type="float">
            <text:p>0,00E+000</text:p>
          </table:table-cell>
          <table:table-cell table:formula="of:=[.AC211]+[.Y211]" office:value-type="float" office:value="0.999999326547456" calcext:value-type="float">
            <text:p>0,9999993265</text:p>
          </table:table-cell>
          <table:table-cell table:formula="of:=[.Z211]-[.AD211]" office:value-type="float" office:value="0.00000000159693203105604" calcext:value-type="float">
            <text:p>1,59693203105604E-009</text:p>
          </table:table-cell>
          <table:table-cell table:formula="of:=([.AE211]/[.Z211])%" office:value-type="percentage" office:value="0.0000000000159693365907639" calcext:value-type="percentage">
            <text:p>0,0000000016%</text:p>
          </table:table-cell>
        </table:table-row>
        <table:table-row table:style-name="ro1">
          <table:table-cell table:number-columns-repeated="3"/>
          <table:table-cell office:value-type="float" office:value="83" calcext:value-type="float">
            <text:p>83</text:p>
          </table:table-cell>
          <table:table-cell office:value-type="float" office:value="0.992368435062435" calcext:value-type="float">
            <text:p>0,9923684351</text:p>
          </table:table-cell>
          <table:table-cell office:value-type="float" office:value="0.993649970549522" calcext:value-type="float">
            <text:p>0,9936499705</text:p>
          </table:table-cell>
          <table:table-cell table:formula="of:=[.F212]-[.E212]" office:value-type="float" office:value="0.00128153548708698" calcext:value-type="float">
            <text:p>0,0012815355</text:p>
          </table:table-cell>
          <table:table-cell table:formula="of:=([.G212]/[.F212])%" office:value-type="percentage" office:value="0.0000128972528060261" calcext:value-type="percentage">
            <text:p>0,0012897253%</text:p>
          </table:table-cell>
          <table:table-cell table:formula="of:= [.$O$7] * [.$J$127]" office:value-type="float" office:value="0" calcext:value-type="float">
            <text:p>0,00E+000</text:p>
          </table:table-cell>
          <table:table-cell table:formula="of:=[.I212]+[.E212]" office:value-type="float" office:value="0.992368435062435" calcext:value-type="float">
            <text:p>0,9923684351</text:p>
          </table:table-cell>
          <table:table-cell table:formula="of:=[.F212]-[.J212]" office:value-type="float" office:value="0.00128153548708698" calcext:value-type="float">
            <text:p>0,0012815355</text:p>
          </table:table-cell>
          <table:table-cell table:formula="of:=([.K212]/[.F212])%" office:value-type="percentage" office:value="0.0000128972528060261" calcext:value-type="percentage">
            <text:p>0,0012897253%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0.999930126248612" calcext:value-type="float">
            <text:p>0,9999301262</text:p>
          </table:table-cell>
          <table:table-cell office:value-type="float" office:value="0.999931672224013" calcext:value-type="float">
            <text:p>0,9999316722</text:p>
          </table:table-cell>
          <table:table-cell table:formula="of:=[.P212]-[.O212]" office:value-type="float" office:value="0.00000154597540091839" calcext:value-type="float">
            <text:p>0,000001546</text:p>
          </table:table-cell>
          <table:table-cell table:formula="of:=([.Q212]/[.P212])%" office:value-type="percentage" office:value="0.0000000154608104075331" calcext:value-type="percentage">
            <text:p>0,0000015461%</text:p>
          </table:table-cell>
          <table:table-cell table:style-name="ce29" table:formula="of:= [.$O$7] * [.$J$127]" office:value-type="float" office:value="0" calcext:value-type="float">
            <text:p>0,00E+000</text:p>
          </table:table-cell>
          <table:table-cell table:formula="of:=[.S212]+[.O212]" office:value-type="float" office:value="0.999930126248612" calcext:value-type="float">
            <text:p>0,9999301262</text:p>
          </table:table-cell>
          <table:table-cell table:formula="of:=[.P212]-[.T212]" office:value-type="float" office:value="0.00000154597540091839" calcext:value-type="float">
            <text:p>0,000001546</text:p>
          </table:table-cell>
          <table:table-cell table:formula="of:=([.U212]/[.P212])%" office:value-type="percentage" office:value="0.0000000154608104075331" calcext:value-type="percentage">
            <text:p>0,0000015461%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0.999999310089313" calcext:value-type="float">
            <text:p>0,9999993101</text:p>
          </table:table-cell>
          <table:table-cell office:value-type="float" office:value="0.99999931166463" calcext:value-type="float">
            <text:p>0,9999993117</text:p>
          </table:table-cell>
          <table:table-cell table:formula="of:=[.Z212]-[.Y212]" office:value-type="float" office:value="0.00000000157531687694501" calcext:value-type="float">
            <text:p>1,57531687694501E-009</text:p>
          </table:table-cell>
          <table:table-cell table:formula="of:=([.AA212]/[.Z212])%" office:value-type="percentage" office:value="0.0000000000157531796129208" calcext:value-type="percentage">
            <text:p>0,0000000016%</text:p>
          </table:table-cell>
          <table:table-cell table:style-name="ce29" table:formula="of:= [.$O$7] * [.$J$127]" office:value-type="float" office:value="0" calcext:value-type="float">
            <text:p>0,00E+000</text:p>
          </table:table-cell>
          <table:table-cell table:formula="of:=[.AC212]+[.Y212]" office:value-type="float" office:value="0.999999310089313" calcext:value-type="float">
            <text:p>0,9999993101</text:p>
          </table:table-cell>
          <table:table-cell table:formula="of:=[.Z212]-[.AD212]" office:value-type="float" office:value="0.00000000157531687694501" calcext:value-type="float">
            <text:p>1,57531687694501E-009</text:p>
          </table:table-cell>
          <table:table-cell table:formula="of:=([.AE212]/[.Z212])%" office:value-type="percentage" office:value="0.0000000000157531796129208" calcext:value-type="percentage">
            <text:p>0,0000000016%</text:p>
          </table:table-cell>
        </table:table-row>
        <table:table-row table:style-name="ro1">
          <table:table-cell table:number-columns-repeated="3"/>
          <table:table-cell office:value-type="float" office:value="84" calcext:value-type="float">
            <text:p>84</text:p>
          </table:table-cell>
          <table:table-cell office:value-type="float" office:value="0.99223891099307" calcext:value-type="float">
            <text:p>0,992238911</text:p>
          </table:table-cell>
          <table:table-cell office:value-type="float" office:value="0.993502449488456" calcext:value-type="float">
            <text:p>0,9935024495</text:p>
          </table:table-cell>
          <table:table-cell table:formula="of:=[.F213]-[.E213]" office:value-type="float" office:value="0.00126353849538607" calcext:value-type="float">
            <text:p>0,0012635385</text:p>
          </table:table-cell>
          <table:table-cell table:formula="of:=([.G213]/[.F213])%" office:value-type="percentage" office:value="0.0000127180209373033" calcext:value-type="percentage">
            <text:p>0,0012718021%</text:p>
          </table:table-cell>
          <table:table-cell table:formula="of:= [.$O$7] * [.$J$127]" office:value-type="float" office:value="0" calcext:value-type="float">
            <text:p>0,00E+000</text:p>
          </table:table-cell>
          <table:table-cell table:formula="of:=[.I213]+[.E213]" office:value-type="float" office:value="0.99223891099307" calcext:value-type="float">
            <text:p>0,992238911</text:p>
          </table:table-cell>
          <table:table-cell table:formula="of:=[.F213]-[.J213]" office:value-type="float" office:value="0.00126353849538607" calcext:value-type="float">
            <text:p>0,0012635385</text:p>
          </table:table-cell>
          <table:table-cell table:formula="of:=([.K213]/[.F213])%" office:value-type="percentage" office:value="0.0000127180209373033" calcext:value-type="percentage">
            <text:p>0,0012718021%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0.999928498134504" calcext:value-type="float">
            <text:p>0,9999284981</text:p>
          </table:table-cell>
          <table:table-cell office:value-type="float" office:value="0.999930022841866" calcext:value-type="float">
            <text:p>0,9999300228</text:p>
          </table:table-cell>
          <table:table-cell table:formula="of:=[.P213]-[.O213]" office:value-type="float" office:value="0.00000152470736192178" calcext:value-type="float">
            <text:p>1,52470736192178E-006</text:p>
          </table:table-cell>
          <table:table-cell table:formula="of:=([.Q213]/[.P213])%" office:value-type="percentage" office:value="0.0000000152481406474285" calcext:value-type="percentage">
            <text:p>0,0000015248%</text:p>
          </table:table-cell>
          <table:table-cell table:style-name="ce29" table:formula="of:= [.$O$7] * [.$J$127]" office:value-type="float" office:value="0" calcext:value-type="float">
            <text:p>0,00E+000</text:p>
          </table:table-cell>
          <table:table-cell table:formula="of:=[.S213]+[.O213]" office:value-type="float" office:value="0.999928498134504" calcext:value-type="float">
            <text:p>0,9999284981</text:p>
          </table:table-cell>
          <table:table-cell table:formula="of:=[.P213]-[.T213]" office:value-type="float" office:value="0.00000152470736192178" calcext:value-type="float">
            <text:p>1,52470736192178E-006</text:p>
          </table:table-cell>
          <table:table-cell table:formula="of:=([.U213]/[.P213])%" office:value-type="percentage" office:value="0.0000000152481406474285" calcext:value-type="percentage">
            <text:p>0,0000015248%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0.999999293431677" calcext:value-type="float">
            <text:p>0,9999992934</text:p>
          </table:table-cell>
          <table:table-cell office:value-type="float" office:value="0.999999294985366" calcext:value-type="float">
            <text:p>0,999999295</text:p>
          </table:table-cell>
          <table:table-cell table:formula="of:=[.Z213]-[.Y213]" office:value-type="float" office:value="0.0000000015536890662915" calcext:value-type="float">
            <text:p>1,5536890662915E-009</text:p>
          </table:table-cell>
          <table:table-cell table:formula="of:=([.AA213]/[.Z213])%" office:value-type="percentage" office:value="0.0000000000155369027268818" calcext:value-type="percentage">
            <text:p>0,0000000016%</text:p>
          </table:table-cell>
          <table:table-cell table:style-name="ce29" table:formula="of:= [.$O$7] * [.$J$127]" office:value-type="float" office:value="0" calcext:value-type="float">
            <text:p>0,00E+000</text:p>
          </table:table-cell>
          <table:table-cell table:formula="of:=[.AC213]+[.Y213]" office:value-type="float" office:value="0.999999293431677" calcext:value-type="float">
            <text:p>0,9999992934</text:p>
          </table:table-cell>
          <table:table-cell table:formula="of:=[.Z213]-[.AD213]" office:value-type="float" office:value="0.0000000015536890662915" calcext:value-type="float">
            <text:p>1,5536890662915E-009</text:p>
          </table:table-cell>
          <table:table-cell table:formula="of:=([.AE213]/[.Z213])%" office:value-type="percentage" office:value="0.0000000000155369027268818" calcext:value-type="percentage">
            <text:p>0,0000000016%</text:p>
          </table:table-cell>
        </table:table-row>
        <table:table-row table:style-name="ro1">
          <table:table-cell table:number-columns-repeated="3"/>
          <table:table-cell office:value-type="float" office:value="85" calcext:value-type="float">
            <text:p>85</text:p>
          </table:table-cell>
          <table:table-cell office:value-type="float" office:value="0.992107835737246" calcext:value-type="float">
            <text:p>0,9921078357</text:p>
          </table:table-cell>
          <table:table-cell office:value-type="float" office:value="0.993353384536761" calcext:value-type="float">
            <text:p>0,9933533845</text:p>
          </table:table-cell>
          <table:table-cell table:formula="of:=[.F214]-[.E214]" office:value-type="float" office:value="0.001245548799515" calcext:value-type="float">
            <text:p>0,0012455488</text:p>
          </table:table-cell>
          <table:table-cell table:formula="of:=([.G214]/[.F214])%" office:value-type="percentage" office:value="0.0000125388287683246" calcext:value-type="percentage">
            <text:p>0,0012538829%</text:p>
          </table:table-cell>
          <table:table-cell table:formula="of:= [.$O$7] * [.$J$127]" office:value-type="float" office:value="0" calcext:value-type="float">
            <text:p>0,00E+000</text:p>
          </table:table-cell>
          <table:table-cell table:formula="of:=[.I214]+[.E214]" office:value-type="float" office:value="0.992107835737246" calcext:value-type="float">
            <text:p>0,9921078357</text:p>
          </table:table-cell>
          <table:table-cell table:formula="of:=[.F214]-[.J214]" office:value-type="float" office:value="0.001245548799515" calcext:value-type="float">
            <text:p>0,0012455488</text:p>
          </table:table-cell>
          <table:table-cell table:formula="of:=([.K214]/[.F214])%" office:value-type="percentage" office:value="0.0000125388287683246" calcext:value-type="percentage">
            <text:p>0,0012538829%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0.999926850522023" calcext:value-type="float">
            <text:p>0,9999268505</text:p>
          </table:table-cell>
          <table:table-cell office:value-type="float" office:value="0.999928353956885" calcext:value-type="float">
            <text:p>0,999928354</text:p>
          </table:table-cell>
          <table:table-cell table:formula="of:=[.P214]-[.O214]" office:value-type="float" office:value="0.00000150343486193805" calcext:value-type="float">
            <text:p>1,50343486193805E-006</text:p>
          </table:table-cell>
          <table:table-cell table:formula="of:=([.Q214]/[.P214])%" office:value-type="percentage" office:value="0.0000000150354258470387" calcext:value-type="percentage">
            <text:p>0,0000015035%</text:p>
          </table:table-cell>
          <table:table-cell table:style-name="ce29" table:formula="of:= [.$O$7] * [.$J$127]" office:value-type="float" office:value="0" calcext:value-type="float">
            <text:p>0,00E+000</text:p>
          </table:table-cell>
          <table:table-cell table:formula="of:=[.S214]+[.O214]" office:value-type="float" office:value="0.999926850522023" calcext:value-type="float">
            <text:p>0,9999268505</text:p>
          </table:table-cell>
          <table:table-cell table:formula="of:=[.P214]-[.T214]" office:value-type="float" office:value="0.00000150343486193805" calcext:value-type="float">
            <text:p>1,50343486193805E-006</text:p>
          </table:table-cell>
          <table:table-cell table:formula="of:=([.U214]/[.P214])%" office:value-type="percentage" office:value="0.0000000150354258470387" calcext:value-type="percentage">
            <text:p>0,0000015035%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0.999999276574549" calcext:value-type="float">
            <text:p>0,9999992766</text:p>
          </table:table-cell>
          <table:table-cell office:value-type="float" office:value="0.999999278106605" calcext:value-type="float">
            <text:p>0,9999992781</text:p>
          </table:table-cell>
          <table:table-cell table:formula="of:=[.Z214]-[.Y214]" office:value-type="float" office:value="0.00000000153205592656747" calcext:value-type="float">
            <text:p>1,53205592656747E-009</text:p>
          </table:table-cell>
          <table:table-cell table:formula="of:=([.AA214]/[.Z214])%" office:value-type="percentage" office:value="0.0000000000153205681050455" calcext:value-type="percentage">
            <text:p>0,0000000015%</text:p>
          </table:table-cell>
          <table:table-cell table:style-name="ce29" table:formula="of:= [.$O$7] * [.$J$127]" office:value-type="float" office:value="0" calcext:value-type="float">
            <text:p>0,00E+000</text:p>
          </table:table-cell>
          <table:table-cell table:formula="of:=[.AC214]+[.Y214]" office:value-type="float" office:value="0.999999276574549" calcext:value-type="float">
            <text:p>0,9999992766</text:p>
          </table:table-cell>
          <table:table-cell table:formula="of:=[.Z214]-[.AD214]" office:value-type="float" office:value="0.00000000153205592656747" calcext:value-type="float">
            <text:p>1,53205592656747E-009</text:p>
          </table:table-cell>
          <table:table-cell table:formula="of:=([.AE214]/[.Z214])%" office:value-type="percentage" office:value="0.0000000000153205681050455" calcext:value-type="percentage">
            <text:p>0,0000000015%</text:p>
          </table:table-cell>
        </table:table-row>
        <table:table-row table:style-name="ro1">
          <table:table-cell table:number-columns-repeated="3"/>
          <table:table-cell office:value-type="float" office:value="86" calcext:value-type="float">
            <text:p>86</text:p>
          </table:table-cell>
          <table:table-cell office:value-type="float" office:value="0.991975209294963" calcext:value-type="float">
            <text:p>0,9919752093</text:p>
          </table:table-cell>
          <table:table-cell office:value-type="float" office:value="0.993202780619459" calcext:value-type="float">
            <text:p>0,9932027806</text:p>
          </table:table-cell>
          <table:table-cell table:formula="of:=[.F215]-[.E215]" office:value-type="float" office:value="0.00122757132449602" calcext:value-type="float">
            <text:p>0,0012275713</text:p>
          </table:table-cell>
          <table:table-cell table:formula="of:=([.G215]/[.F215])%" office:value-type="percentage" office:value="0.0000123597250073137" calcext:value-type="percentage">
            <text:p>0,0012359725%</text:p>
          </table:table-cell>
          <table:table-cell table:formula="of:= [.$O$7] * [.$J$127]" office:value-type="float" office:value="0" calcext:value-type="float">
            <text:p>0,00E+000</text:p>
          </table:table-cell>
          <table:table-cell table:formula="of:=[.I215]+[.E215]" office:value-type="float" office:value="0.991975209294963" calcext:value-type="float">
            <text:p>0,9919752093</text:p>
          </table:table-cell>
          <table:table-cell table:formula="of:=[.F215]-[.J215]" office:value-type="float" office:value="0.00122757132449602" calcext:value-type="float">
            <text:p>0,0012275713</text:p>
          </table:table-cell>
          <table:table-cell table:formula="of:=([.K215]/[.F215])%" office:value-type="percentage" office:value="0.0000123597250073137" calcext:value-type="percentage">
            <text:p>0,0012359725%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0.999925183411169" calcext:value-type="float">
            <text:p>0,9999251834</text:p>
          </table:table-cell>
          <table:table-cell office:value-type="float" office:value="0.999926665574951" calcext:value-type="float">
            <text:p>0,9999266656</text:p>
          </table:table-cell>
          <table:table-cell table:formula="of:=[.P215]-[.O215]" office:value-type="float" office:value="0.00000148216378192956" calcext:value-type="float">
            <text:p>1,48216378192956E-006</text:p>
          </table:table-cell>
          <table:table-cell table:formula="of:=([.Q215]/[.P215])%" office:value-type="percentage" office:value="0.000000014822724835299" calcext:value-type="percentage">
            <text:p>0,0000014823%</text:p>
          </table:table-cell>
          <table:table-cell table:style-name="ce29" table:formula="of:= [.$O$7] * [.$J$127]" office:value-type="float" office:value="0" calcext:value-type="float">
            <text:p>0,00E+000</text:p>
          </table:table-cell>
          <table:table-cell table:formula="of:=[.S215]+[.O215]" office:value-type="float" office:value="0.999925183411169" calcext:value-type="float">
            <text:p>0,9999251834</text:p>
          </table:table-cell>
          <table:table-cell table:formula="of:=[.P215]-[.T215]" office:value-type="float" office:value="0.00000148216378192956" calcext:value-type="float">
            <text:p>1,48216378192956E-006</text:p>
          </table:table-cell>
          <table:table-cell table:formula="of:=([.U215]/[.P215])%" office:value-type="percentage" office:value="0.000000014822724835299" calcext:value-type="percentage">
            <text:p>0,0000014823%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0.999999259517928" calcext:value-type="float">
            <text:p>0,9999992595</text:p>
          </table:table-cell>
          <table:table-cell office:value-type="float" office:value="0.99999926102835" calcext:value-type="float">
            <text:p>0,999999261</text:p>
          </table:table-cell>
          <table:table-cell table:formula="of:=[.Z215]-[.Y215]" office:value-type="float" office:value="0.00000000151042189866502" calcext:value-type="float">
            <text:p>1,51042189866502E-009</text:p>
          </table:table-cell>
          <table:table-cell table:formula="of:=([.AA215]/[.Z215])%" office:value-type="percentage" office:value="0.0000000000151042345891434" calcext:value-type="percentage">
            <text:p>0,0000000015%</text:p>
          </table:table-cell>
          <table:table-cell table:style-name="ce29" table:formula="of:= [.$O$7] * [.$J$127]" office:value-type="float" office:value="0" calcext:value-type="float">
            <text:p>0,00E+000</text:p>
          </table:table-cell>
          <table:table-cell table:formula="of:=[.AC215]+[.Y215]" office:value-type="float" office:value="0.999999259517928" calcext:value-type="float">
            <text:p>0,9999992595</text:p>
          </table:table-cell>
          <table:table-cell table:formula="of:=[.Z215]-[.AD215]" office:value-type="float" office:value="0.00000000151042189866502" calcext:value-type="float">
            <text:p>1,51042189866502E-009</text:p>
          </table:table-cell>
          <table:table-cell table:formula="of:=([.AE215]/[.Z215])%" office:value-type="percentage" office:value="0.0000000000151042345891434" calcext:value-type="percentage">
            <text:p>0,0000000015%</text:p>
          </table:table-cell>
        </table:table-row>
        <table:table-row table:style-name="ro1">
          <table:table-cell table:number-columns-repeated="3"/>
          <table:table-cell office:value-type="float" office:value="87" calcext:value-type="float">
            <text:p>87</text:p>
          </table:table-cell>
          <table:table-cell office:value-type="float" office:value="0.99184103166622" calcext:value-type="float">
            <text:p>0,9918410317</text:p>
          </table:table-cell>
          <table:table-cell office:value-type="float" office:value="0.993050642649889" calcext:value-type="float">
            <text:p>0,9930506426</text:p>
          </table:table-cell>
          <table:table-cell table:formula="of:=[.F216]-[.E216]" office:value-type="float" office:value="0.00120961098366912" calcext:value-type="float">
            <text:p>0,001209611</text:p>
          </table:table-cell>
          <table:table-cell table:formula="of:=([.G216]/[.F216])%" office:value-type="percentage" office:value="0.0000121807582787623" calcext:value-type="percentage">
            <text:p>0,0012180758%</text:p>
          </table:table-cell>
          <table:table-cell table:formula="of:= [.$O$7] * [.$J$127]" office:value-type="float" office:value="0" calcext:value-type="float">
            <text:p>0,00E+000</text:p>
          </table:table-cell>
          <table:table-cell table:formula="of:=[.I216]+[.E216]" office:value-type="float" office:value="0.99184103166622" calcext:value-type="float">
            <text:p>0,9918410317</text:p>
          </table:table-cell>
          <table:table-cell table:formula="of:=[.F216]-[.J216]" office:value-type="float" office:value="0.00120961098366912" calcext:value-type="float">
            <text:p>0,001209611</text:p>
          </table:table-cell>
          <table:table-cell table:formula="of:=([.K216]/[.F216])%" office:value-type="percentage" office:value="0.0000121807582787623" calcext:value-type="percentage">
            <text:p>0,0012180758%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0.999923496801943" calcext:value-type="float">
            <text:p>0,9999234968</text:p>
          </table:table-cell>
          <table:table-cell office:value-type="float" office:value="0.999924957701948" calcext:value-type="float">
            <text:p>0,9999249577</text:p>
          </table:table-cell>
          <table:table-cell table:formula="of:=[.P216]-[.O216]" office:value-type="float" office:value="0.00000146090000507915" calcext:value-type="float">
            <text:p>1,46090000507915E-006</text:p>
          </table:table-cell>
          <table:table-cell table:formula="of:=([.Q216]/[.P216])%" office:value-type="percentage" office:value="0.0000000146100964304433" calcext:value-type="percentage">
            <text:p>0,0000014610%</text:p>
          </table:table-cell>
          <table:table-cell table:style-name="ce29" table:formula="of:= [.$O$7] * [.$J$127]" office:value-type="float" office:value="0" calcext:value-type="float">
            <text:p>0,00E+000</text:p>
          </table:table-cell>
          <table:table-cell table:formula="of:=[.S216]+[.O216]" office:value-type="float" office:value="0.999923496801943" calcext:value-type="float">
            <text:p>0,9999234968</text:p>
          </table:table-cell>
          <table:table-cell table:formula="of:=[.P216]-[.T216]" office:value-type="float" office:value="0.00000146090000507915" calcext:value-type="float">
            <text:p>1,46090000507915E-006</text:p>
          </table:table-cell>
          <table:table-cell table:formula="of:=([.U216]/[.P216])%" office:value-type="percentage" office:value="0.0000000146100964304433" calcext:value-type="percentage">
            <text:p>0,0000014610%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0.999999242261815" calcext:value-type="float">
            <text:p>0,9999992423</text:p>
          </table:table-cell>
          <table:table-cell office:value-type="float" office:value="0.99999924375061" calcext:value-type="float">
            <text:p>0,9999992438</text:p>
          </table:table-cell>
          <table:table-cell table:formula="of:=[.Z216]-[.Y216]" office:value-type="float" office:value="0.00000000148879497618992" calcext:value-type="float">
            <text:p>1,48879497618992E-009</text:p>
          </table:table-cell>
          <table:table-cell table:formula="of:=([.AA216]/[.Z216])%" office:value-type="percentage" office:value="0.0000000000148879632413584" calcext:value-type="percentage">
            <text:p>0,0000000015%</text:p>
          </table:table-cell>
          <table:table-cell table:style-name="ce29" table:formula="of:= [.$O$7] * [.$J$127]" office:value-type="float" office:value="0" calcext:value-type="float">
            <text:p>0,00E+000</text:p>
          </table:table-cell>
          <table:table-cell table:formula="of:=[.AC216]+[.Y216]" office:value-type="float" office:value="0.999999242261815" calcext:value-type="float">
            <text:p>0,9999992423</text:p>
          </table:table-cell>
          <table:table-cell table:formula="of:=[.Z216]-[.AD216]" office:value-type="float" office:value="0.00000000148879497618992" calcext:value-type="float">
            <text:p>1,48879497618992E-009</text:p>
          </table:table-cell>
          <table:table-cell table:formula="of:=([.AE216]/[.Z216])%" office:value-type="percentage" office:value="0.0000000000148879632413584" calcext:value-type="percentage">
            <text:p>0,0000000015%</text:p>
          </table:table-cell>
        </table:table-row>
        <table:table-row table:style-name="ro1">
          <table:table-cell table:number-columns-repeated="3"/>
          <table:table-cell office:value-type="float" office:value="88" calcext:value-type="float">
            <text:p>88</text:p>
          </table:table-cell>
          <table:table-cell office:value-type="float" office:value="0.991705302851018" calcext:value-type="float">
            <text:p>0,9917053029</text:p>
          </table:table-cell>
          <table:table-cell office:value-type="float" office:value="0.992896975529732" calcext:value-type="float">
            <text:p>0,9928969755</text:p>
          </table:table-cell>
          <table:table-cell table:formula="of:=[.F217]-[.E217]" office:value-type="float" office:value="0.00119167267871401" calcext:value-type="float">
            <text:p>0,0011916727</text:p>
          </table:table-cell>
          <table:table-cell table:formula="of:=([.G217]/[.F217])%" office:value-type="percentage" office:value="0.0000120019771243369" calcext:value-type="percentage">
            <text:p>0,0012001977%</text:p>
          </table:table-cell>
          <table:table-cell table:formula="of:= [.$O$7] * [.$J$127]" office:value-type="float" office:value="0" calcext:value-type="float">
            <text:p>0,00E+000</text:p>
          </table:table-cell>
          <table:table-cell table:formula="of:=[.I217]+[.E217]" office:value-type="float" office:value="0.991705302851018" calcext:value-type="float">
            <text:p>0,9917053029</text:p>
          </table:table-cell>
          <table:table-cell table:formula="of:=[.F217]-[.J217]" office:value-type="float" office:value="0.00119167267871401" calcext:value-type="float">
            <text:p>0,0011916727</text:p>
          </table:table-cell>
          <table:table-cell table:formula="of:=([.K217]/[.F217])%" office:value-type="percentage" office:value="0.0000120019771243369" calcext:value-type="percentage">
            <text:p>0,0012001977%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0.999921790694344" calcext:value-type="float">
            <text:p>0,9999217907</text:p>
          </table:table-cell>
          <table:table-cell office:value-type="float" office:value="0.999923230343757" calcext:value-type="float">
            <text:p>0,9999232303</text:p>
          </table:table-cell>
          <table:table-cell table:formula="of:=[.P217]-[.O217]" office:value-type="float" office:value="0.00000143964941301533" calcext:value-type="float">
            <text:p>1,43964941301533E-006</text:p>
          </table:table-cell>
          <table:table-cell table:formula="of:=([.Q217]/[.P217])%" office:value-type="percentage" office:value="0.000000014397599424471" calcext:value-type="percentage">
            <text:p>0,0000014398%</text:p>
          </table:table-cell>
          <table:table-cell table:style-name="ce29" table:formula="of:= [.$O$7] * [.$J$127]" office:value-type="float" office:value="0" calcext:value-type="float">
            <text:p>0,00E+000</text:p>
          </table:table-cell>
          <table:table-cell table:formula="of:=[.S217]+[.O217]" office:value-type="float" office:value="0.999921790694344" calcext:value-type="float">
            <text:p>0,9999217907</text:p>
          </table:table-cell>
          <table:table-cell table:formula="of:=[.P217]-[.T217]" office:value-type="float" office:value="0.00000143964941301533" calcext:value-type="float">
            <text:p>1,43964941301533E-006</text:p>
          </table:table-cell>
          <table:table-cell table:formula="of:=([.U217]/[.P217])%" office:value-type="percentage" office:value="0.000000014397599424471" calcext:value-type="percentage">
            <text:p>0,0000014398%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0.999999224806208" calcext:value-type="float">
            <text:p>0,9999992248</text:p>
          </table:table-cell>
          <table:table-cell office:value-type="float" office:value="0.999999226273388" calcext:value-type="float">
            <text:p>0,9999992263</text:p>
          </table:table-cell>
          <table:table-cell table:formula="of:=[.Z217]-[.Y217]" office:value-type="float" office:value="0.0000000014671800441235" calcext:value-type="float">
            <text:p>1,4671800441235E-009</text:p>
          </table:table-cell>
          <table:table-cell table:formula="of:=([.AA217]/[.Z217])%" office:value-type="percentage" office:value="0.0000000000146718106829823" calcext:value-type="percentage">
            <text:p>0,0000000015%</text:p>
          </table:table-cell>
          <table:table-cell table:style-name="ce29" table:formula="of:= [.$O$7] * [.$J$127]" office:value-type="float" office:value="0" calcext:value-type="float">
            <text:p>0,00E+000</text:p>
          </table:table-cell>
          <table:table-cell table:formula="of:=[.AC217]+[.Y217]" office:value-type="float" office:value="0.999999224806208" calcext:value-type="float">
            <text:p>0,9999992248</text:p>
          </table:table-cell>
          <table:table-cell table:formula="of:=[.Z217]-[.AD217]" office:value-type="float" office:value="0.0000000014671800441235" calcext:value-type="float">
            <text:p>1,4671800441235E-009</text:p>
          </table:table-cell>
          <table:table-cell table:formula="of:=([.AE217]/[.Z217])%" office:value-type="percentage" office:value="0.0000000000146718106829823" calcext:value-type="percentage">
            <text:p>0,0000000015%</text:p>
          </table:table-cell>
        </table:table-row>
        <table:table-row table:style-name="ro1">
          <table:table-cell table:number-columns-repeated="3"/>
          <table:table-cell office:value-type="float" office:value="89" calcext:value-type="float">
            <text:p>89</text:p>
          </table:table-cell>
          <table:table-cell office:value-type="float" office:value="0.991568022849357" calcext:value-type="float">
            <text:p>0,9915680228</text:p>
          </table:table-cell>
          <table:table-cell office:value-type="float" office:value="0.992741784149033" calcext:value-type="float">
            <text:p>0,9927417841</text:p>
          </table:table-cell>
          <table:table-cell table:formula="of:=[.F218]-[.E218]" office:value-type="float" office:value="0.00117376129967595" calcext:value-type="float">
            <text:p>0,0011737613</text:p>
          </table:table-cell>
          <table:table-cell table:formula="of:=([.G218]/[.F218])%" office:value-type="percentage" office:value="0.0000118234300038294" calcext:value-type="percentage">
            <text:p>0,0011823430%</text:p>
          </table:table-cell>
          <table:table-cell table:formula="of:= [.$O$7] * [.$J$127]" office:value-type="float" office:value="0" calcext:value-type="float">
            <text:p>0,00E+000</text:p>
          </table:table-cell>
          <table:table-cell table:formula="of:=[.I218]+[.E218]" office:value-type="float" office:value="0.991568022849357" calcext:value-type="float">
            <text:p>0,9915680228</text:p>
          </table:table-cell>
          <table:table-cell table:formula="of:=[.F218]-[.J218]" office:value-type="float" office:value="0.00117376129967595" calcext:value-type="float">
            <text:p>0,0011737613</text:p>
          </table:table-cell>
          <table:table-cell table:formula="of:=([.K218]/[.F218])%" office:value-type="percentage" office:value="0.0000118234300038294" calcext:value-type="percentage">
            <text:p>0,0011823430%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0.999920065088373" calcext:value-type="float">
            <text:p>0,9999200651</text:p>
          </table:table-cell>
          <table:table-cell office:value-type="float" office:value="0.999921483506256" calcext:value-type="float">
            <text:p>0,9999214835</text:p>
          </table:table-cell>
          <table:table-cell table:formula="of:=[.P218]-[.O218]" office:value-type="float" office:value="0.00000141841788303676" calcext:value-type="float">
            <text:p>1,41841788303676E-006</text:p>
          </table:table-cell>
          <table:table-cell table:formula="of:=([.Q218]/[.P218])%" office:value-type="percentage" office:value="0.000000014185292613137" calcext:value-type="percentage">
            <text:p>0,0000014185%</text:p>
          </table:table-cell>
          <table:table-cell table:style-name="ce29" table:formula="of:= [.$O$7] * [.$J$127]" office:value-type="float" office:value="0" calcext:value-type="float">
            <text:p>0,00E+000</text:p>
          </table:table-cell>
          <table:table-cell table:formula="of:=[.S218]+[.O218]" office:value-type="float" office:value="0.999920065088373" calcext:value-type="float">
            <text:p>0,9999200651</text:p>
          </table:table-cell>
          <table:table-cell table:formula="of:=[.P218]-[.T218]" office:value-type="float" office:value="0.00000141841788303676" calcext:value-type="float">
            <text:p>1,41841788303676E-006</text:p>
          </table:table-cell>
          <table:table-cell table:formula="of:=([.U218]/[.P218])%" office:value-type="percentage" office:value="0.000000014185292613137" calcext:value-type="percentage">
            <text:p>0,0000014185%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0.999999207151109" calcext:value-type="float">
            <text:p>0,9999992072</text:p>
          </table:table-cell>
          <table:table-cell office:value-type="float" office:value="0.999999208596693" calcext:value-type="float">
            <text:p>0,9999992086</text:p>
          </table:table-cell>
          <table:table-cell table:formula="of:=[.Z218]-[.Y218]" office:value-type="float" office:value="0.00000000144558398584849" calcext:value-type="float">
            <text:p>1,44558398584849E-009</text:p>
          </table:table-cell>
          <table:table-cell table:formula="of:=([.AA218]/[.Z218])%" office:value-type="percentage" office:value="0.0000000000144558435273261" calcext:value-type="percentage">
            <text:p>0,0000000014%</text:p>
          </table:table-cell>
          <table:table-cell table:style-name="ce29" table:formula="of:= [.$O$7] * [.$J$127]" office:value-type="float" office:value="0" calcext:value-type="float">
            <text:p>0,00E+000</text:p>
          </table:table-cell>
          <table:table-cell table:formula="of:=[.AC218]+[.Y218]" office:value-type="float" office:value="0.999999207151109" calcext:value-type="float">
            <text:p>0,9999992072</text:p>
          </table:table-cell>
          <table:table-cell table:formula="of:=[.Z218]-[.AD218]" office:value-type="float" office:value="0.00000000144558398584849" calcext:value-type="float">
            <text:p>1,44558398584849E-009</text:p>
          </table:table-cell>
          <table:table-cell table:formula="of:=([.AE218]/[.Z218])%" office:value-type="percentage" office:value="0.0000000000144558435273261" calcext:value-type="percentage">
            <text:p>0,0000000014%</text:p>
          </table:table-cell>
        </table:table-row>
        <table:table-row table:style-name="ro1">
          <table:table-cell table:number-columns-repeated="3"/>
          <table:table-cell office:value-type="float" office:value="90" calcext:value-type="float">
            <text:p>90</text:p>
          </table:table-cell>
          <table:table-cell office:value-type="float" office:value="0.991429191661235" calcext:value-type="float">
            <text:p>0,9914291917</text:p>
          </table:table-cell>
          <table:table-cell office:value-type="float" office:value="0.992585073386231" calcext:value-type="float">
            <text:p>0,9925850734</text:p>
          </table:table-cell>
          <table:table-cell table:formula="of:=[.F219]-[.E219]" office:value-type="float" office:value="0.00115588172499592" calcext:value-type="float">
            <text:p>0,0011558817</text:p>
          </table:table-cell>
          <table:table-cell table:formula="of:=([.G219]/[.F219])%" office:value-type="percentage" office:value="0.00001164516529603" calcext:value-type="percentage">
            <text:p>0,0011645165%</text:p>
          </table:table-cell>
          <table:table-cell table:formula="of:= [.$O$7] * [.$J$127]" office:value-type="float" office:value="0" calcext:value-type="float">
            <text:p>0,00E+000</text:p>
          </table:table-cell>
          <table:table-cell table:formula="of:=[.I219]+[.E219]" office:value-type="float" office:value="0.991429191661235" calcext:value-type="float">
            <text:p>0,9914291917</text:p>
          </table:table-cell>
          <table:table-cell table:formula="of:=[.F219]-[.J219]" office:value-type="float" office:value="0.00115588172499592" calcext:value-type="float">
            <text:p>0,0011558817</text:p>
          </table:table-cell>
          <table:table-cell table:formula="of:=([.K219]/[.F219])%" office:value-type="percentage" office:value="0.00001164516529603" calcext:value-type="percentage">
            <text:p>0,0011645165%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0.999918319984029" calcext:value-type="float">
            <text:p>0,99991832</text:p>
          </table:table-cell>
          <table:table-cell office:value-type="float" office:value="0.999919717195325" calcext:value-type="float">
            <text:p>0,9999197172</text:p>
          </table:table-cell>
          <table:table-cell table:formula="of:=[.P219]-[.O219]" office:value-type="float" office:value="0.00000139721129610582" calcext:value-type="float">
            <text:p>1,39721129610582E-006</text:p>
          </table:table-cell>
          <table:table-cell table:formula="of:=([.Q219]/[.P219])%" office:value-type="percentage" office:value="0.0000000139732347682051" calcext:value-type="percentage">
            <text:p>0,0000013973%</text:p>
          </table:table-cell>
          <table:table-cell table:style-name="ce29" table:formula="of:= [.$O$7] * [.$J$127]" office:value-type="float" office:value="0" calcext:value-type="float">
            <text:p>0,00E+000</text:p>
          </table:table-cell>
          <table:table-cell table:formula="of:=[.S219]+[.O219]" office:value-type="float" office:value="0.999918319984029" calcext:value-type="float">
            <text:p>0,99991832</text:p>
          </table:table-cell>
          <table:table-cell table:formula="of:=[.P219]-[.T219]" office:value-type="float" office:value="0.00000139721129610582" calcext:value-type="float">
            <text:p>1,39721129610582E-006</text:p>
          </table:table-cell>
          <table:table-cell table:formula="of:=([.U219]/[.P219])%" office:value-type="percentage" office:value="0.0000000139732347682051" calcext:value-type="percentage">
            <text:p>0,0000013973%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0.999999189296518" calcext:value-type="float">
            <text:p>0,9999991893</text:p>
          </table:table-cell>
          <table:table-cell office:value-type="float" office:value="0.999999190720528" calcext:value-type="float">
            <text:p>0,9999991907</text:p>
          </table:table-cell>
          <table:table-cell table:formula="of:=[.Z219]-[.Y219]" office:value-type="float" office:value="0.00000000142401002101167" calcext:value-type="float">
            <text:p>1,42401002101167E-009</text:p>
          </table:table-cell>
          <table:table-cell table:formula="of:=([.AA219]/[.Z219])%" office:value-type="percentage" office:value="0.0000000000142401139547946" calcext:value-type="percentage">
            <text:p>0,0000000014%</text:p>
          </table:table-cell>
          <table:table-cell table:style-name="ce29" table:formula="of:= [.$O$7] * [.$J$127]" office:value-type="float" office:value="0" calcext:value-type="float">
            <text:p>0,00E+000</text:p>
          </table:table-cell>
          <table:table-cell table:formula="of:=[.AC219]+[.Y219]" office:value-type="float" office:value="0.999999189296518" calcext:value-type="float">
            <text:p>0,9999991893</text:p>
          </table:table-cell>
          <table:table-cell table:formula="of:=[.Z219]-[.AD219]" office:value-type="float" office:value="0.00000000142401002101167" calcext:value-type="float">
            <text:p>1,42401002101167E-009</text:p>
          </table:table-cell>
          <table:table-cell table:formula="of:=([.AE219]/[.Z219])%" office:value-type="percentage" office:value="0.0000000000142401139547946" calcext:value-type="percentage">
            <text:p>0,0000000014%</text:p>
          </table:table-cell>
        </table:table-row>
        <table:table-row table:style-name="ro1">
          <table:table-cell table:number-columns-repeated="3"/>
          <table:table-cell office:value-type="float" office:value="91" calcext:value-type="float">
            <text:p>91</text:p>
          </table:table-cell>
          <table:table-cell office:value-type="float" office:value="0.991288809286655" calcext:value-type="float">
            <text:p>0,9912888093</text:p>
          </table:table-cell>
          <table:table-cell office:value-type="float" office:value="0.99242684810818" calcext:value-type="float">
            <text:p>0,9924268481</text:p>
          </table:table-cell>
          <table:table-cell table:formula="of:=[.F220]-[.E220]" office:value-type="float" office:value="0.00113803882152497" calcext:value-type="float">
            <text:p>0,0011380388</text:p>
          </table:table-cell>
          <table:table-cell table:formula="of:=([.G220]/[.F220])%" office:value-type="percentage" office:value="0.0000114672312996606" calcext:value-type="percentage">
            <text:p>0,0011467231%</text:p>
          </table:table-cell>
          <table:table-cell table:formula="of:= [.$O$7] * [.$J$127]" office:value-type="float" office:value="0" calcext:value-type="float">
            <text:p>0,00E+000</text:p>
          </table:table-cell>
          <table:table-cell table:formula="of:=[.I220]+[.E220]" office:value-type="float" office:value="0.991288809286655" calcext:value-type="float">
            <text:p>0,9912888093</text:p>
          </table:table-cell>
          <table:table-cell table:formula="of:=[.F220]-[.J220]" office:value-type="float" office:value="0.00113803882152497" calcext:value-type="float">
            <text:p>0,0011380388</text:p>
          </table:table-cell>
          <table:table-cell table:formula="of:=([.K220]/[.F220])%" office:value-type="percentage" office:value="0.0000114672312996606" calcext:value-type="percentage">
            <text:p>0,0011467231%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0.999916555381313" calcext:value-type="float">
            <text:p>0,9999165554</text:p>
          </table:table-cell>
          <table:table-cell office:value-type="float" office:value="0.999917931416839" calcext:value-type="float">
            <text:p>0,9999179314</text:p>
          </table:table-cell>
          <table:table-cell table:formula="of:=[.P220]-[.O220]" office:value-type="float" office:value="0.00000137603552596843" calcext:value-type="float">
            <text:p>0,000001376</text:p>
          </table:table-cell>
          <table:table-cell table:formula="of:=([.Q220]/[.P220])%" office:value-type="percentage" office:value="0.0000000137614846530036" calcext:value-type="percentage">
            <text:p>0,0000013761%</text:p>
          </table:table-cell>
          <table:table-cell table:style-name="ce29" table:formula="of:= [.$O$7] * [.$J$127]" office:value-type="float" office:value="0" calcext:value-type="float">
            <text:p>0,00E+000</text:p>
          </table:table-cell>
          <table:table-cell table:formula="of:=[.S220]+[.O220]" office:value-type="float" office:value="0.999916555381313" calcext:value-type="float">
            <text:p>0,9999165554</text:p>
          </table:table-cell>
          <table:table-cell table:formula="of:=[.P220]-[.T220]" office:value-type="float" office:value="0.00000137603552596843" calcext:value-type="float">
            <text:p>0,000001376</text:p>
          </table:table-cell>
          <table:table-cell table:formula="of:=([.U220]/[.P220])%" office:value-type="percentage" office:value="0.0000000137614846530036" calcext:value-type="percentage">
            <text:p>0,0000013761%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0.999999171242434" calcext:value-type="float">
            <text:p>0,9999991712</text:p>
          </table:table-cell>
          <table:table-cell office:value-type="float" office:value="0.999999172644901" calcext:value-type="float">
            <text:p>0,9999991726</text:p>
          </table:table-cell>
          <table:table-cell table:formula="of:=[.Z220]-[.Y220]" office:value-type="float" office:value="0.00000000140246703139724" calcext:value-type="float">
            <text:p>1,40246703139724E-009</text:p>
          </table:table-cell>
          <table:table-cell table:formula="of:=([.AA220]/[.Z220])%" office:value-type="percentage" office:value="0.0000000000140246819173645" calcext:value-type="percentage">
            <text:p>0,0000000014%</text:p>
          </table:table-cell>
          <table:table-cell table:style-name="ce29" table:formula="of:= [.$O$7] * [.$J$127]" office:value-type="float" office:value="0" calcext:value-type="float">
            <text:p>0,00E+000</text:p>
          </table:table-cell>
          <table:table-cell table:formula="of:=[.AC220]+[.Y220]" office:value-type="float" office:value="0.999999171242434" calcext:value-type="float">
            <text:p>0,9999991712</text:p>
          </table:table-cell>
          <table:table-cell table:formula="of:=[.Z220]-[.AD220]" office:value-type="float" office:value="0.00000000140246703139724" calcext:value-type="float">
            <text:p>1,40246703139724E-009</text:p>
          </table:table-cell>
          <table:table-cell table:formula="of:=([.AE220]/[.Z220])%" office:value-type="percentage" office:value="0.0000000000140246819173645" calcext:value-type="percentage">
            <text:p>0,0000000014%</text:p>
          </table:table-cell>
        </table:table-row>
        <table:table-row table:style-name="ro1">
          <table:table-cell table:number-columns-repeated="3"/>
          <table:table-cell office:value-type="float" office:value="92" calcext:value-type="float">
            <text:p>92</text:p>
          </table:table-cell>
          <table:table-cell office:value-type="float" office:value="0.991146875725615" calcext:value-type="float">
            <text:p>0,9911468757</text:p>
          </table:table-cell>
          <table:table-cell office:value-type="float" office:value="0.992267113170176" calcext:value-type="float">
            <text:p>0,9922671132</text:p>
          </table:table-cell>
          <table:table-cell table:formula="of:=[.F221]-[.E221]" office:value-type="float" office:value="0.00112023744456102" calcext:value-type="float">
            <text:p>0,0011202374</text:p>
          </table:table-cell>
          <table:table-cell table:formula="of:=([.G221]/[.F221])%" office:value-type="percentage" office:value="0.0000112896762342764" calcext:value-type="percentage">
            <text:p>0,0011289676%</text:p>
          </table:table-cell>
          <table:table-cell table:formula="of:= [.$O$7] * [.$J$127]" office:value-type="float" office:value="0" calcext:value-type="float">
            <text:p>0,00E+000</text:p>
          </table:table-cell>
          <table:table-cell table:formula="of:=[.I221]+[.E221]" office:value-type="float" office:value="0.991146875725615" calcext:value-type="float">
            <text:p>0,9911468757</text:p>
          </table:table-cell>
          <table:table-cell table:formula="of:=[.F221]-[.J221]" office:value-type="float" office:value="0.00112023744456102" calcext:value-type="float">
            <text:p>0,0011202374</text:p>
          </table:table-cell>
          <table:table-cell table:formula="of:=([.K221]/[.F221])%" office:value-type="percentage" office:value="0.0000112896762342764" calcext:value-type="percentage">
            <text:p>0,0011289676%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0.999914771280224" calcext:value-type="float">
            <text:p>0,9999147713</text:p>
          </table:table-cell>
          <table:table-cell office:value-type="float" office:value="0.999916126176675" calcext:value-type="float">
            <text:p>0,9999161262</text:p>
          </table:table-cell>
          <table:table-cell table:formula="of:=[.P221]-[.O221]" office:value-type="float" office:value="0.00000135489645092246" calcext:value-type="float">
            <text:p>1,35489645092246E-006</text:p>
          </table:table-cell>
          <table:table-cell table:formula="of:=([.Q221]/[.P221])%" office:value-type="percentage" office:value="0.0000000135501010146645" calcext:value-type="percentage">
            <text:p>0,0000013550%</text:p>
          </table:table-cell>
          <table:table-cell table:style-name="ce29" table:formula="of:= [.$O$7] * [.$J$127]" office:value-type="float" office:value="0" calcext:value-type="float">
            <text:p>0,00E+000</text:p>
          </table:table-cell>
          <table:table-cell table:formula="of:=[.S221]+[.O221]" office:value-type="float" office:value="0.999914771280224" calcext:value-type="float">
            <text:p>0,9999147713</text:p>
          </table:table-cell>
          <table:table-cell table:formula="of:=[.P221]-[.T221]" office:value-type="float" office:value="0.00000135489645092246" calcext:value-type="float">
            <text:p>1,35489645092246E-006</text:p>
          </table:table-cell>
          <table:table-cell table:formula="of:=([.U221]/[.P221])%" office:value-type="percentage" office:value="0.0000000135501010146645" calcext:value-type="percentage">
            <text:p>0,0000013550%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0.999999152988857" calcext:value-type="float">
            <text:p>0,999999153</text:p>
          </table:table-cell>
          <table:table-cell office:value-type="float" office:value="0.999999154369818" calcext:value-type="float">
            <text:p>0,9999991544</text:p>
          </table:table-cell>
          <table:table-cell table:formula="of:=[.Z221]-[.Y221]" office:value-type="float" office:value="0.00000000138096101220953" calcext:value-type="float">
            <text:p>1,38096101220953E-009</text:p>
          </table:table-cell>
          <table:table-cell table:formula="of:=([.AA221]/[.Z221])%" office:value-type="percentage" office:value="0.0000000000138096195794803" calcext:value-type="percentage">
            <text:p>0,0000000014%</text:p>
          </table:table-cell>
          <table:table-cell table:style-name="ce29" table:formula="of:= [.$O$7] * [.$J$127]" office:value-type="float" office:value="0" calcext:value-type="float">
            <text:p>0,00E+000</text:p>
          </table:table-cell>
          <table:table-cell table:formula="of:=[.AC221]+[.Y221]" office:value-type="float" office:value="0.999999152988857" calcext:value-type="float">
            <text:p>0,999999153</text:p>
          </table:table-cell>
          <table:table-cell table:formula="of:=[.Z221]-[.AD221]" office:value-type="float" office:value="0.00000000138096101220953" calcext:value-type="float">
            <text:p>1,38096101220953E-009</text:p>
          </table:table-cell>
          <table:table-cell table:formula="of:=([.AE221]/[.Z221])%" office:value-type="percentage" office:value="0.0000000000138096195794803" calcext:value-type="percentage">
            <text:p>0,0000000014%</text:p>
          </table:table-cell>
        </table:table-row>
        <table:table-row table:style-name="ro1">
          <table:table-cell table:number-columns-repeated="3"/>
          <table:table-cell office:value-type="float" office:value="93" calcext:value-type="float">
            <text:p>93</text:p>
          </table:table-cell>
          <table:table-cell office:value-type="float" office:value="0.991003390978116" calcext:value-type="float">
            <text:p>0,991003391</text:p>
          </table:table-cell>
          <table:table-cell office:value-type="float" office:value="0.992105873415982" calcext:value-type="float">
            <text:p>0,9921058734</text:p>
          </table:table-cell>
          <table:table-cell table:formula="of:=[.F222]-[.E222]" office:value-type="float" office:value="0.00110248243786604" calcext:value-type="float">
            <text:p>0,0011024824</text:p>
          </table:table-cell>
          <table:table-cell table:formula="of:=([.G222]/[.F222])%" office:value-type="percentage" office:value="0.0000111125482411537" calcext:value-type="percentage">
            <text:p>0,0011112548%</text:p>
          </table:table-cell>
          <table:table-cell table:formula="of:= [.$O$7] * [.$J$127]" office:value-type="float" office:value="0" calcext:value-type="float">
            <text:p>0,00E+000</text:p>
          </table:table-cell>
          <table:table-cell table:formula="of:=[.I222]+[.E222]" office:value-type="float" office:value="0.991003390978116" calcext:value-type="float">
            <text:p>0,991003391</text:p>
          </table:table-cell>
          <table:table-cell table:formula="of:=[.F222]-[.J222]" office:value-type="float" office:value="0.00110248243786604" calcext:value-type="float">
            <text:p>0,0011024824</text:p>
          </table:table-cell>
          <table:table-cell table:formula="of:=([.K222]/[.F222])%" office:value-type="percentage" office:value="0.0000111125482411537" calcext:value-type="percentage">
            <text:p>0,0011112548%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0.999912967680762" calcext:value-type="float">
            <text:p>0,9999129677</text:p>
          </table:table-cell>
          <table:table-cell office:value-type="float" office:value="0.999914301480706" calcext:value-type="float">
            <text:p>0,9999143015</text:p>
          </table:table-cell>
          <table:table-cell table:formula="of:=[.P222]-[.O222]" office:value-type="float" office:value="0.00000133379994393668" calcext:value-type="float">
            <text:p>1,33379994393668E-006</text:p>
          </table:table-cell>
          <table:table-cell table:formula="of:=([.Q222]/[.P222])%" office:value-type="percentage" office:value="0.0000000133391425819142" calcext:value-type="percentage">
            <text:p>0,0000013339%</text:p>
          </table:table-cell>
          <table:table-cell table:style-name="ce29" table:formula="of:= [.$O$7] * [.$J$127]" office:value-type="float" office:value="0" calcext:value-type="float">
            <text:p>0,00E+000</text:p>
          </table:table-cell>
          <table:table-cell table:formula="of:=[.S222]+[.O222]" office:value-type="float" office:value="0.999912967680762" calcext:value-type="float">
            <text:p>0,9999129677</text:p>
          </table:table-cell>
          <table:table-cell table:formula="of:=[.P222]-[.T222]" office:value-type="float" office:value="0.00000133379994393668" calcext:value-type="float">
            <text:p>1,33379994393668E-006</text:p>
          </table:table-cell>
          <table:table-cell table:formula="of:=([.U222]/[.P222])%" office:value-type="percentage" office:value="0.0000000133391425819142" calcext:value-type="percentage">
            <text:p>0,0000013339%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0.999999134535788" calcext:value-type="float">
            <text:p>0,9999991345</text:p>
          </table:table-cell>
          <table:table-cell office:value-type="float" office:value="0.999999135895284" calcext:value-type="float">
            <text:p>0,9999991359</text:p>
          </table:table-cell>
          <table:table-cell table:formula="of:=[.Z222]-[.Y222]" office:value-type="float" office:value="0.00000000135949607127372" calcext:value-type="float">
            <text:p>1,35949607127372E-009</text:p>
          </table:table-cell>
          <table:table-cell table:formula="of:=([.AA222]/[.Z222])%" office:value-type="percentage" office:value="0.0000000000135949713499931" calcext:value-type="percentage">
            <text:p>0,0000000014%</text:p>
          </table:table-cell>
          <table:table-cell table:style-name="ce29" table:formula="of:= [.$O$7] * [.$J$127]" office:value-type="float" office:value="0" calcext:value-type="float">
            <text:p>0,00E+000</text:p>
          </table:table-cell>
          <table:table-cell table:formula="of:=[.AC222]+[.Y222]" office:value-type="float" office:value="0.999999134535788" calcext:value-type="float">
            <text:p>0,9999991345</text:p>
          </table:table-cell>
          <table:table-cell table:formula="of:=[.Z222]-[.AD222]" office:value-type="float" office:value="0.00000000135949607127372" calcext:value-type="float">
            <text:p>1,35949607127372E-009</text:p>
          </table:table-cell>
          <table:table-cell table:formula="of:=([.AE222]/[.Z222])%" office:value-type="percentage" office:value="0.0000000000135949713499931" calcext:value-type="percentage">
            <text:p>0,0000000014%</text:p>
          </table:table-cell>
        </table:table-row>
        <table:table-row table:style-name="ro1">
          <table:table-cell table:number-columns-repeated="3"/>
          <table:table-cell office:value-type="float" office:value="94" calcext:value-type="float">
            <text:p>94</text:p>
          </table:table-cell>
          <table:table-cell office:value-type="float" office:value="0.990858355044157" calcext:value-type="float">
            <text:p>0,990858355</text:p>
          </table:table-cell>
          <table:table-cell office:value-type="float" office:value="0.991943133677852" calcext:value-type="float">
            <text:p>0,9919431337</text:p>
          </table:table-cell>
          <table:table-cell table:formula="of:=[.F223]-[.E223]" office:value-type="float" office:value="0.00108477863369494" calcext:value-type="float">
            <text:p>0,0010847786</text:p>
          </table:table-cell>
          <table:table-cell table:formula="of:=([.G223]/[.F223])%" office:value-type="percentage" office:value="0.000010935895384176" calcext:value-type="percentage">
            <text:p>0,0010935895%</text:p>
          </table:table-cell>
          <table:table-cell table:formula="of:= [.$O$7] * [.$J$127]" office:value-type="float" office:value="0" calcext:value-type="float">
            <text:p>0,00E+000</text:p>
          </table:table-cell>
          <table:table-cell table:formula="of:=[.I223]+[.E223]" office:value-type="float" office:value="0.990858355044157" calcext:value-type="float">
            <text:p>0,990858355</text:p>
          </table:table-cell>
          <table:table-cell table:formula="of:=[.F223]-[.J223]" office:value-type="float" office:value="0.00108477863369494" calcext:value-type="float">
            <text:p>0,0010847786</text:p>
          </table:table-cell>
          <table:table-cell table:formula="of:=([.K223]/[.F223])%" office:value-type="percentage" office:value="0.000010935895384176" calcext:value-type="percentage">
            <text:p>0,0010935895%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0.999911144582928" calcext:value-type="float">
            <text:p>0,9999111446</text:p>
          </table:table-cell>
          <table:table-cell office:value-type="float" office:value="0.999912457334805" calcext:value-type="float">
            <text:p>0,9999124573</text:p>
          </table:table-cell>
          <table:table-cell table:formula="of:=[.P223]-[.O223]" office:value-type="float" office:value="0.00000131275187698066" calcext:value-type="float">
            <text:p>1,31275187698066E-006</text:p>
          </table:table-cell>
          <table:table-cell table:formula="of:=([.Q223]/[.P223])%" office:value-type="percentage" office:value="0.0000000131286680906221" calcext:value-type="percentage">
            <text:p>0,0000013129%</text:p>
          </table:table-cell>
          <table:table-cell table:style-name="ce29" table:formula="of:= [.$O$7] * [.$J$127]" office:value-type="float" office:value="0" calcext:value-type="float">
            <text:p>0,00E+000</text:p>
          </table:table-cell>
          <table:table-cell table:formula="of:=[.S223]+[.O223]" office:value-type="float" office:value="0.999911144582928" calcext:value-type="float">
            <text:p>0,9999111446</text:p>
          </table:table-cell>
          <table:table-cell table:formula="of:=[.P223]-[.T223]" office:value-type="float" office:value="0.00000131275187698066" calcext:value-type="float">
            <text:p>1,31275187698066E-006</text:p>
          </table:table-cell>
          <table:table-cell table:formula="of:=([.U223]/[.P223])%" office:value-type="percentage" office:value="0.0000000131286680906221" calcext:value-type="percentage">
            <text:p>0,0000013129%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0.999999115883226" calcext:value-type="float">
            <text:p>0,9999991159</text:p>
          </table:table-cell>
          <table:table-cell office:value-type="float" office:value="0.999999117221305" calcext:value-type="float">
            <text:p>0,9999991172</text:p>
          </table:table-cell>
          <table:table-cell table:formula="of:=[.Z223]-[.Y223]" office:value-type="float" office:value="0.00000000133807898095029" calcext:value-type="float">
            <text:p>1,33807898095029E-009</text:p>
          </table:table-cell>
          <table:table-cell table:formula="of:=([.AA223]/[.Z223])%" office:value-type="percentage" office:value="0.0000000000133808060626855" calcext:value-type="percentage">
            <text:p>0,0000000013%</text:p>
          </table:table-cell>
          <table:table-cell table:style-name="ce29" table:formula="of:= [.$O$7] * [.$J$127]" office:value-type="float" office:value="0" calcext:value-type="float">
            <text:p>0,00E+000</text:p>
          </table:table-cell>
          <table:table-cell table:formula="of:=[.AC223]+[.Y223]" office:value-type="float" office:value="0.999999115883226" calcext:value-type="float">
            <text:p>0,9999991159</text:p>
          </table:table-cell>
          <table:table-cell table:formula="of:=[.Z223]-[.AD223]" office:value-type="float" office:value="0.00000000133807898095029" calcext:value-type="float">
            <text:p>1,33807898095029E-009</text:p>
          </table:table-cell>
          <table:table-cell table:formula="of:=([.AE223]/[.Z223])%" office:value-type="percentage" office:value="0.0000000000133808060626855" calcext:value-type="percentage">
            <text:p>0,0000000013%</text:p>
          </table:table-cell>
        </table:table-row>
        <table:table-row table:style-name="ro1">
          <table:table-cell table:number-columns-repeated="3"/>
          <table:table-cell office:value-type="float" office:value="95" calcext:value-type="float">
            <text:p>95</text:p>
          </table:table-cell>
          <table:table-cell office:value-type="float" office:value="0.990711767923738" calcext:value-type="float">
            <text:p>0,9907117679</text:p>
          </table:table-cell>
          <table:table-cell office:value-type="float" office:value="0.991778898776555" calcext:value-type="float">
            <text:p>0,9917788988</text:p>
          </table:table-cell>
          <table:table-cell table:formula="of:=[.F224]-[.E224]" office:value-type="float" office:value="0.00106713085281707" calcext:value-type="float">
            <text:p>0,0010671309</text:p>
          </table:table-cell>
          <table:table-cell table:formula="of:=([.G224]/[.F224])%" office:value-type="percentage" office:value="0.0000107597656507236" calcext:value-type="percentage">
            <text:p>0,0010759766%</text:p>
          </table:table-cell>
          <table:table-cell table:formula="of:= [.$O$7] * [.$J$127]" office:value-type="float" office:value="0" calcext:value-type="float">
            <text:p>0,00E+000</text:p>
          </table:table-cell>
          <table:table-cell table:formula="of:=[.I224]+[.E224]" office:value-type="float" office:value="0.990711767923738" calcext:value-type="float">
            <text:p>0,9907117679</text:p>
          </table:table-cell>
          <table:table-cell table:formula="of:=[.F224]-[.J224]" office:value-type="float" office:value="0.00106713085281707" calcext:value-type="float">
            <text:p>0,0010671309</text:p>
          </table:table-cell>
          <table:table-cell table:formula="of:=([.K224]/[.F224])%" office:value-type="percentage" office:value="0.0000107597656507236" calcext:value-type="percentage">
            <text:p>0,0010759766%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0.999909301986722" calcext:value-type="float">
            <text:p>0,999909302</text:p>
          </table:table-cell>
          <table:table-cell office:value-type="float" office:value="0.999910593744843" calcext:value-type="float">
            <text:p>0,9999105937</text:p>
          </table:table-cell>
          <table:table-cell table:formula="of:=[.P224]-[.O224]" office:value-type="float" office:value="0.00000129175812091376" calcext:value-type="float">
            <text:p>1,29175812091376E-006</text:p>
          </table:table-cell>
          <table:table-cell table:formula="of:=([.Q224]/[.P224])%" office:value-type="percentage" office:value="0.0000000129187362316267" calcext:value-type="percentage">
            <text:p>0,0000012919%</text:p>
          </table:table-cell>
          <table:table-cell table:style-name="ce29" table:formula="of:= [.$O$7] * [.$J$127]" office:value-type="float" office:value="0" calcext:value-type="float">
            <text:p>0,00E+000</text:p>
          </table:table-cell>
          <table:table-cell table:formula="of:=[.S224]+[.O224]" office:value-type="float" office:value="0.999909301986722" calcext:value-type="float">
            <text:p>0,999909302</text:p>
          </table:table-cell>
          <table:table-cell table:formula="of:=[.P224]-[.T224]" office:value-type="float" office:value="0.00000129175812091376" calcext:value-type="float">
            <text:p>1,29175812091376E-006</text:p>
          </table:table-cell>
          <table:table-cell table:formula="of:=([.U224]/[.P224])%" office:value-type="percentage" office:value="0.0000000129187362316267" calcext:value-type="percentage">
            <text:p>0,0000012919%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0.999999097031171" calcext:value-type="float">
            <text:p>0,999999097</text:p>
          </table:table-cell>
          <table:table-cell office:value-type="float" office:value="0.999999098347888" calcext:value-type="float">
            <text:p>0,9999990983</text:p>
          </table:table-cell>
          <table:table-cell table:formula="of:=[.Z224]-[.Y224]" office:value-type="float" office:value="0.00000000131671695768887" calcext:value-type="float">
            <text:p>1,31671695768887E-009</text:p>
          </table:table-cell>
          <table:table-cell table:formula="of:=([.AA224]/[.Z224])%" office:value-type="percentage" office:value="0.0000000000131671781184336" calcext:value-type="percentage">
            <text:p>0,0000000013%</text:p>
          </table:table-cell>
          <table:table-cell table:style-name="ce29" table:formula="of:= [.$O$7] * [.$J$127]" office:value-type="float" office:value="0" calcext:value-type="float">
            <text:p>0,00E+000</text:p>
          </table:table-cell>
          <table:table-cell table:formula="of:=[.AC224]+[.Y224]" office:value-type="float" office:value="0.999999097031171" calcext:value-type="float">
            <text:p>0,999999097</text:p>
          </table:table-cell>
          <table:table-cell table:formula="of:=[.Z224]-[.AD224]" office:value-type="float" office:value="0.00000000131671695768887" calcext:value-type="float">
            <text:p>1,31671695768887E-009</text:p>
          </table:table-cell>
          <table:table-cell table:formula="of:=([.AE224]/[.Z224])%" office:value-type="percentage" office:value="0.0000000000131671781184336" calcext:value-type="percentage">
            <text:p>0,0000000013%</text:p>
          </table:table-cell>
        </table:table-row>
        <table:table-row table:style-name="ro1">
          <table:table-cell table:number-columns-repeated="3"/>
          <table:table-cell office:value-type="float" office:value="96" calcext:value-type="float">
            <text:p>96</text:p>
          </table:table-cell>
          <table:table-cell office:value-type="float" office:value="0.990563629616861" calcext:value-type="float">
            <text:p>0,9905636296</text:p>
          </table:table-cell>
          <table:table-cell office:value-type="float" office:value="0.991613173521403" calcext:value-type="float">
            <text:p>0,9916131735</text:p>
          </table:table-cell>
          <table:table-cell table:formula="of:=[.F225]-[.E225]" office:value-type="float" office:value="0.00104954390454204" calcext:value-type="float">
            <text:p>0,0010495439</text:p>
          </table:table-cell>
          <table:table-cell table:formula="of:=([.G225]/[.F225])%" office:value-type="percentage" office:value="0.0000105842069525517" calcext:value-type="percentage">
            <text:p>0,0010584207%</text:p>
          </table:table-cell>
          <table:table-cell table:formula="of:= [.$O$7] * [.$J$127]" office:value-type="float" office:value="0" calcext:value-type="float">
            <text:p>0,00E+000</text:p>
          </table:table-cell>
          <table:table-cell table:formula="of:=[.I225]+[.E225]" office:value-type="float" office:value="0.990563629616861" calcext:value-type="float">
            <text:p>0,9905636296</text:p>
          </table:table-cell>
          <table:table-cell table:formula="of:=[.F225]-[.J225]" office:value-type="float" office:value="0.00104954390454204" calcext:value-type="float">
            <text:p>0,0010495439</text:p>
          </table:table-cell>
          <table:table-cell table:formula="of:=([.K225]/[.F225])%" office:value-type="percentage" office:value="0.0000105842069525517" calcext:value-type="percentage">
            <text:p>0,0010584207%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0.999907439892142" calcext:value-type="float">
            <text:p>0,9999074399</text:p>
          </table:table-cell>
          <table:table-cell office:value-type="float" office:value="0.99990871071669" calcext:value-type="float">
            <text:p>0,9999087107</text:p>
          </table:table-cell>
          <table:table-cell table:formula="of:=[.P225]-[.O225]" office:value-type="float" office:value="0.0000012708245479276" calcext:value-type="float">
            <text:p>1,2708245479276E-006</text:p>
          </table:table-cell>
          <table:table-cell table:formula="of:=([.Q225]/[.P225])%" office:value-type="percentage" office:value="0.000000012709405712925" calcext:value-type="percentage">
            <text:p>0,0000012709%</text:p>
          </table:table-cell>
          <table:table-cell table:style-name="ce29" table:formula="of:= [.$O$7] * [.$J$127]" office:value-type="float" office:value="0" calcext:value-type="float">
            <text:p>0,00E+000</text:p>
          </table:table-cell>
          <table:table-cell table:formula="of:=[.S225]+[.O225]" office:value-type="float" office:value="0.999907439892142" calcext:value-type="float">
            <text:p>0,9999074399</text:p>
          </table:table-cell>
          <table:table-cell table:formula="of:=[.P225]-[.T225]" office:value-type="float" office:value="0.0000012708245479276" calcext:value-type="float">
            <text:p>1,2708245479276E-006</text:p>
          </table:table-cell>
          <table:table-cell table:formula="of:=([.U225]/[.P225])%" office:value-type="percentage" office:value="0.000000012709405712925" calcext:value-type="percentage">
            <text:p>0,0000012709%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0.999999077979624" calcext:value-type="float">
            <text:p>0,999999078</text:p>
          </table:table-cell>
          <table:table-cell office:value-type="float" office:value="0.999999079275038" calcext:value-type="float">
            <text:p>0,9999990793</text:p>
          </table:table-cell>
          <table:table-cell table:formula="of:=[.Z225]-[.Y225]" office:value-type="float" office:value="0.00000000129541399829236" calcext:value-type="float">
            <text:p>1,29541399829236E-009</text:p>
          </table:table-cell>
          <table:table-cell table:formula="of:=([.AA225]/[.Z225])%" office:value-type="percentage" office:value="0.0000000000129541552408068" calcext:value-type="percentage">
            <text:p>0,0000000013%</text:p>
          </table:table-cell>
          <table:table-cell table:style-name="ce29" table:formula="of:= [.$O$7] * [.$J$127]" office:value-type="float" office:value="0" calcext:value-type="float">
            <text:p>0,00E+000</text:p>
          </table:table-cell>
          <table:table-cell table:formula="of:=[.AC225]+[.Y225]" office:value-type="float" office:value="0.999999077979624" calcext:value-type="float">
            <text:p>0,999999078</text:p>
          </table:table-cell>
          <table:table-cell table:formula="of:=[.Z225]-[.AD225]" office:value-type="float" office:value="0.00000000129541399829236" calcext:value-type="float">
            <text:p>1,29541399829236E-009</text:p>
          </table:table-cell>
          <table:table-cell table:formula="of:=([.AE225]/[.Z225])%" office:value-type="percentage" office:value="0.0000000000129541552408068" calcext:value-type="percentage">
            <text:p>0,0000000013%</text:p>
          </table:table-cell>
        </table:table-row>
        <table:table-row table:style-name="ro1">
          <table:table-cell table:number-columns-repeated="3"/>
          <table:table-cell office:value-type="float" office:value="97" calcext:value-type="float">
            <text:p>97</text:p>
          </table:table-cell>
          <table:table-cell office:value-type="float" office:value="0.990413940123523" calcext:value-type="float">
            <text:p>0,9904139401</text:p>
          </table:table-cell>
          <table:table-cell office:value-type="float" office:value="0.991445962710273" calcext:value-type="float">
            <text:p>0,9914459627</text:p>
          </table:table-cell>
          <table:table-cell table:formula="of:=[.F226]-[.E226]" office:value-type="float" office:value="0.00103202258674995" calcext:value-type="float">
            <text:p>0,0010320226</text:p>
          </table:table-cell>
          <table:table-cell table:formula="of:=([.G226]/[.F226])%" office:value-type="percentage" office:value="0.0000104092671266574" calcext:value-type="percentage">
            <text:p>0,0010409267%</text:p>
          </table:table-cell>
          <table:table-cell table:formula="of:= [.$O$7] * [.$J$127]" office:value-type="float" office:value="0" calcext:value-type="float">
            <text:p>0,00E+000</text:p>
          </table:table-cell>
          <table:table-cell table:formula="of:=[.I226]+[.E226]" office:value-type="float" office:value="0.990413940123523" calcext:value-type="float">
            <text:p>0,9904139401</text:p>
          </table:table-cell>
          <table:table-cell table:formula="of:=[.F226]-[.J226]" office:value-type="float" office:value="0.00103202258674995" calcext:value-type="float">
            <text:p>0,0010320226</text:p>
          </table:table-cell>
          <table:table-cell table:formula="of:=([.K226]/[.F226])%" office:value-type="percentage" office:value="0.0000104092671266574" calcext:value-type="percentage">
            <text:p>0,0010409267%</text:p>
          </table:table-cell>
          <table:table-cell/>
          <table:table-cell office:value-type="float" office:value="97" calcext:value-type="float">
            <text:p>97</text:p>
          </table:table-cell>
          <table:table-cell office:value-type="float" office:value="0.999905558299191" calcext:value-type="float">
            <text:p>0,9999055583</text:p>
          </table:table-cell>
          <table:table-cell office:value-type="float" office:value="0.999906808256216" calcext:value-type="float">
            <text:p>0,9999068083</text:p>
          </table:table-cell>
          <table:table-cell table:formula="of:=[.P226]-[.O226]" office:value-type="float" office:value="0.00000124995702499575" calcext:value-type="float">
            <text:p>0,00000125</text:p>
          </table:table-cell>
          <table:table-cell table:formula="of:=([.Q226]/[.P226])%" office:value-type="percentage" office:value="0.0000000125007352152708" calcext:value-type="percentage">
            <text:p>0,0000012501%</text:p>
          </table:table-cell>
          <table:table-cell table:style-name="ce29" table:formula="of:= [.$O$7] * [.$J$127]" office:value-type="float" office:value="0" calcext:value-type="float">
            <text:p>0,00E+000</text:p>
          </table:table-cell>
          <table:table-cell table:formula="of:=[.S226]+[.O226]" office:value-type="float" office:value="0.999905558299191" calcext:value-type="float">
            <text:p>0,9999055583</text:p>
          </table:table-cell>
          <table:table-cell table:formula="of:=[.P226]-[.T226]" office:value-type="float" office:value="0.00000124995702499575" calcext:value-type="float">
            <text:p>0,00000125</text:p>
          </table:table-cell>
          <table:table-cell table:formula="of:=([.U226]/[.P226])%" office:value-type="percentage" office:value="0.0000000125007352152708" calcext:value-type="percentage">
            <text:p>0,0000012501%</text:p>
          </table:table-cell>
          <table:table-cell/>
          <table:table-cell office:value-type="float" office:value="97" calcext:value-type="float">
            <text:p>97</text:p>
          </table:table-cell>
          <table:table-cell office:value-type="float" office:value="0.999999058728584" calcext:value-type="float">
            <text:p>0,9999990587</text:p>
          </table:table-cell>
          <table:table-cell office:value-type="float" office:value="0.999999060002761" calcext:value-type="float">
            <text:p>0,99999906</text:p>
          </table:table-cell>
          <table:table-cell table:formula="of:=[.Z226]-[.Y226]" office:value-type="float" office:value="0.00000000127417698614352" calcext:value-type="float">
            <text:p>1,27417698614352E-009</text:p>
          </table:table-cell>
          <table:table-cell table:formula="of:=([.AA226]/[.Z226])%" office:value-type="percentage" office:value="0.0000000000127417862795712" calcext:value-type="percentage">
            <text:p>0,0000000013%</text:p>
          </table:table-cell>
          <table:table-cell table:style-name="ce29" table:formula="of:= [.$O$7] * [.$J$127]" office:value-type="float" office:value="0" calcext:value-type="float">
            <text:p>0,00E+000</text:p>
          </table:table-cell>
          <table:table-cell table:formula="of:=[.AC226]+[.Y226]" office:value-type="float" office:value="0.999999058728584" calcext:value-type="float">
            <text:p>0,9999990587</text:p>
          </table:table-cell>
          <table:table-cell table:formula="of:=[.Z226]-[.AD226]" office:value-type="float" office:value="0.00000000127417698614352" calcext:value-type="float">
            <text:p>1,27417698614352E-009</text:p>
          </table:table-cell>
          <table:table-cell table:formula="of:=([.AE226]/[.Z226])%" office:value-type="percentage" office:value="0.0000000000127417862795712" calcext:value-type="percentage">
            <text:p>0,0000000013%</text:p>
          </table:table-cell>
        </table:table-row>
        <table:table-row table:style-name="ro1">
          <table:table-cell table:number-columns-repeated="3"/>
          <table:table-cell office:value-type="float" office:value="98" calcext:value-type="float">
            <text:p>98</text:p>
          </table:table-cell>
          <table:table-cell office:value-type="float" office:value="0.990262699443727" calcext:value-type="float">
            <text:p>0,9902626994</text:p>
          </table:table-cell>
          <table:table-cell office:value-type="float" office:value="0.991277271129631" calcext:value-type="float">
            <text:p>0,9912772711</text:p>
          </table:table-cell>
          <table:table-cell table:formula="of:=[.F227]-[.E227]" office:value-type="float" office:value="0.00101457168590402" calcext:value-type="float">
            <text:p>0,0010145717</text:p>
          </table:table-cell>
          <table:table-cell table:formula="of:=([.G227]/[.F227])%" office:value-type="percentage" office:value="0.0000102349939361406" calcext:value-type="percentage">
            <text:p>0,0010234994%</text:p>
          </table:table-cell>
          <table:table-cell table:formula="of:= [.$O$7] * [.$J$127]" office:value-type="float" office:value="0" calcext:value-type="float">
            <text:p>0,00E+000</text:p>
          </table:table-cell>
          <table:table-cell table:formula="of:=[.I227]+[.E227]" office:value-type="float" office:value="0.990262699443727" calcext:value-type="float">
            <text:p>0,9902626994</text:p>
          </table:table-cell>
          <table:table-cell table:formula="of:=[.F227]-[.J227]" office:value-type="float" office:value="0.00101457168590402" calcext:value-type="float">
            <text:p>0,0010145717</text:p>
          </table:table-cell>
          <table:table-cell table:formula="of:=([.K227]/[.F227])%" office:value-type="percentage" office:value="0.0000102349939361406" calcext:value-type="percentage">
            <text:p>0,0010234994%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0.999903657207866" calcext:value-type="float">
            <text:p>0,9999036572</text:p>
          </table:table-cell>
          <table:table-cell office:value-type="float" office:value="0.999904886369285" calcext:value-type="float">
            <text:p>0,9999048864</text:p>
          </table:table-cell>
          <table:table-cell table:formula="of:=[.P227]-[.O227]" office:value-type="float" office:value="0.00000122916141898077" calcext:value-type="float">
            <text:p>1,22916141898077E-006</text:p>
          </table:table-cell>
          <table:table-cell table:formula="of:=([.Q227]/[.P227])%" office:value-type="percentage" office:value="0.0000000122927834010686" calcext:value-type="percentage">
            <text:p>0,0000012293%</text:p>
          </table:table-cell>
          <table:table-cell table:style-name="ce29" table:formula="of:= [.$O$7] * [.$J$127]" office:value-type="float" office:value="0" calcext:value-type="float">
            <text:p>0,00E+000</text:p>
          </table:table-cell>
          <table:table-cell table:formula="of:=[.S227]+[.O227]" office:value-type="float" office:value="0.999903657207866" calcext:value-type="float">
            <text:p>0,9999036572</text:p>
          </table:table-cell>
          <table:table-cell table:formula="of:=[.P227]-[.T227]" office:value-type="float" office:value="0.00000122916141898077" calcext:value-type="float">
            <text:p>1,22916141898077E-006</text:p>
          </table:table-cell>
          <table:table-cell table:formula="of:=([.U227]/[.P227])%" office:value-type="percentage" office:value="0.0000000122927834010686" calcext:value-type="percentage">
            <text:p>0,0000012293%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0.999999039278051" calcext:value-type="float">
            <text:p>0,9999990393</text:p>
          </table:table-cell>
          <table:table-cell office:value-type="float" office:value="0.999999040531064" calcext:value-type="float">
            <text:p>0,9999990405</text:p>
          </table:table-cell>
          <table:table-cell table:formula="of:=[.Z227]-[.Y227]" office:value-type="float" office:value="0.00000000125301291564739" calcext:value-type="float">
            <text:p>1,25301291564739E-009</text:p>
          </table:table-cell>
          <table:table-cell table:formula="of:=([.AA227]/[.Z227])%" office:value-type="percentage" office:value="0.0000000000125301433992033" calcext:value-type="percentage">
            <text:p>0,0000000013%</text:p>
          </table:table-cell>
          <table:table-cell table:style-name="ce29" table:formula="of:= [.$O$7] * [.$J$127]" office:value-type="float" office:value="0" calcext:value-type="float">
            <text:p>0,00E+000</text:p>
          </table:table-cell>
          <table:table-cell table:formula="of:=[.AC227]+[.Y227]" office:value-type="float" office:value="0.999999039278051" calcext:value-type="float">
            <text:p>0,9999990393</text:p>
          </table:table-cell>
          <table:table-cell table:formula="of:=[.Z227]-[.AD227]" office:value-type="float" office:value="0.00000000125301291564739" calcext:value-type="float">
            <text:p>1,25301291564739E-009</text:p>
          </table:table-cell>
          <table:table-cell table:formula="of:=([.AE227]/[.Z227])%" office:value-type="percentage" office:value="0.0000000000125301433992033" calcext:value-type="percentage">
            <text:p>0,0000000013%</text:p>
          </table:table-cell>
        </table:table-row>
        <table:table-row table:style-name="ro1">
          <table:table-cell table:number-columns-repeated="3"/>
          <table:table-cell office:value-type="float" office:value="99" calcext:value-type="float">
            <text:p>99</text:p>
          </table:table-cell>
          <table:table-cell office:value-type="float" office:value="0.99010990757747" calcext:value-type="float">
            <text:p>0,9901099076</text:p>
          </table:table-cell>
          <table:table-cell office:value-type="float" office:value="0.991107103554561" calcext:value-type="float">
            <text:p>0,9911071036</text:p>
          </table:table-cell>
          <table:table-cell table:formula="of:=[.F228]-[.E228]" office:value-type="float" office:value="0.000997195977091137" calcext:value-type="float">
            <text:p>0,000997196</text:p>
          </table:table-cell>
          <table:table-cell table:formula="of:=([.G228]/[.F228])%" office:value-type="percentage" office:value="0.000010061435071081" calcext:value-type="percentage">
            <text:p>0,0010061435%</text:p>
          </table:table-cell>
          <table:table-cell table:formula="of:= [.$O$7] * [.$J$127]" office:value-type="float" office:value="0" calcext:value-type="float">
            <text:p>0,00E+000</text:p>
          </table:table-cell>
          <table:table-cell table:formula="of:=[.I228]+[.E228]" office:value-type="float" office:value="0.99010990757747" calcext:value-type="float">
            <text:p>0,9901099076</text:p>
          </table:table-cell>
          <table:table-cell table:formula="of:=[.F228]-[.J228]" office:value-type="float" office:value="0.000997195977091137" calcext:value-type="float">
            <text:p>0,000997196</text:p>
          </table:table-cell>
          <table:table-cell table:formula="of:=([.K228]/[.F228])%" office:value-type="percentage" office:value="0.000010061435071081" calcext:value-type="percentage">
            <text:p>0,0010061435%</text:p>
          </table:table-cell>
          <table:table-cell/>
          <table:table-cell office:value-type="float" office:value="99" calcext:value-type="float">
            <text:p>99</text:p>
          </table:table-cell>
          <table:table-cell office:value-type="float" office:value="0.999901736618169" calcext:value-type="float">
            <text:p>0,9999017366</text:p>
          </table:table-cell>
          <table:table-cell office:value-type="float" office:value="0.999902945061766" calcext:value-type="float">
            <text:p>0,9999029451</text:p>
          </table:table-cell>
          <table:table-cell table:formula="of:=[.P228]-[.O228]" office:value-type="float" office:value="0.00000120844359696726" calcext:value-type="float">
            <text:p>1,20844359696726E-006</text:p>
          </table:table-cell>
          <table:table-cell table:formula="of:=([.Q228]/[.P228])%" office:value-type="percentage" office:value="0.0000000120856089299292" calcext:value-type="percentage">
            <text:p>0,0000012086%</text:p>
          </table:table-cell>
          <table:table-cell table:style-name="ce29" table:formula="of:= [.$O$7] * [.$J$127]" office:value-type="float" office:value="0" calcext:value-type="float">
            <text:p>0,00E+000</text:p>
          </table:table-cell>
          <table:table-cell table:formula="of:=[.S228]+[.O228]" office:value-type="float" office:value="0.999901736618169" calcext:value-type="float">
            <text:p>0,9999017366</text:p>
          </table:table-cell>
          <table:table-cell table:formula="of:=[.P228]-[.T228]" office:value-type="float" office:value="0.00000120844359696726" calcext:value-type="float">
            <text:p>1,20844359696726E-006</text:p>
          </table:table-cell>
          <table:table-cell table:formula="of:=([.U228]/[.P228])%" office:value-type="percentage" office:value="0.0000000120856089299292" calcext:value-type="percentage">
            <text:p>0,0000012086%</text:p>
          </table:table-cell>
          <table:table-cell/>
          <table:table-cell office:value-type="float" office:value="99" calcext:value-type="float">
            <text:p>99</text:p>
          </table:table-cell>
          <table:table-cell office:value-type="float" office:value="0.999999019628026" calcext:value-type="float">
            <text:p>0,9999990196</text:p>
          </table:table-cell>
          <table:table-cell office:value-type="float" office:value="0.999999020859952" calcext:value-type="float">
            <text:p>0,9999990209</text:p>
          </table:table-cell>
          <table:table-cell table:formula="of:=[.Z228]-[.Y228]" office:value-type="float" office:value="0.00000000123192600565147" calcext:value-type="float">
            <text:p>1,23192600565147E-009</text:p>
          </table:table-cell>
          <table:table-cell table:formula="of:=([.AA228]/[.Z228])%" office:value-type="percentage" office:value="0.0000000000123192754494798" calcext:value-type="percentage">
            <text:p>0,0000000012%</text:p>
          </table:table-cell>
          <table:table-cell table:style-name="ce29" table:formula="of:= [.$O$7] * [.$J$127]" office:value-type="float" office:value="0" calcext:value-type="float">
            <text:p>0,00E+000</text:p>
          </table:table-cell>
          <table:table-cell table:formula="of:=[.AC228]+[.Y228]" office:value-type="float" office:value="0.999999019628026" calcext:value-type="float">
            <text:p>0,9999990196</text:p>
          </table:table-cell>
          <table:table-cell table:formula="of:=[.Z228]-[.AD228]" office:value-type="float" office:value="0.00000000123192600565147" calcext:value-type="float">
            <text:p>1,23192600565147E-009</text:p>
          </table:table-cell>
          <table:table-cell table:formula="of:=([.AE228]/[.Z228])%" office:value-type="percentage" office:value="0.0000000000123192754494798" calcext:value-type="percentage">
            <text:p>0,0000000012%</text:p>
          </table:table-cell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0.989955564524755" calcext:value-type="float">
            <text:p>0,9899555645</text:p>
          </table:table-cell>
          <table:table-cell office:value-type="float" office:value="0.990935464748782" calcext:value-type="float">
            <text:p>0,9909354647</text:p>
          </table:table-cell>
          <table:table-cell table:formula="of:=[.F229]-[.E229]" office:value-type="float" office:value="0.000979900224026942" calcext:value-type="float">
            <text:p>0,0009799002</text:p>
          </table:table-cell>
          <table:table-cell table:formula="of:=([.G229]/[.F229])%" office:value-type="percentage" office:value="0.00000988863814936756" calcext:value-type="percentage">
            <text:p>0,0009888638%</text:p>
          </table:table-cell>
          <table:table-cell table:formula="of:= [.$O$7] * [.$J$127]" office:value-type="float" office:value="0" calcext:value-type="float">
            <text:p>0,00E+000</text:p>
          </table:table-cell>
          <table:table-cell table:formula="of:=[.I229]+[.E229]" office:value-type="float" office:value="0.989955564524755" calcext:value-type="float">
            <text:p>0,9899555645</text:p>
          </table:table-cell>
          <table:table-cell table:formula="of:=[.F229]-[.J229]" office:value-type="float" office:value="0.000979900224026942" calcext:value-type="float">
            <text:p>0,0009799002</text:p>
          </table:table-cell>
          <table:table-cell table:formula="of:=([.K229]/[.F229])%" office:value-type="percentage" office:value="0.00000988863814936756" calcext:value-type="percentage">
            <text:p>0,0009888638%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9998997965301" calcext:value-type="float">
            <text:p>0,9998997965</text:p>
          </table:table-cell>
          <table:table-cell office:value-type="float" office:value="0.999900984339521" calcext:value-type="float">
            <text:p>0,9999009843</text:p>
          </table:table-cell>
          <table:table-cell table:formula="of:=[.P229]-[.O229]" office:value-type="float" office:value="0.0000011878094210438" calcext:value-type="float">
            <text:p>1,1878094210438E-006</text:p>
          </table:table-cell>
          <table:table-cell table:formula="of:=([.Q229]/[.P229])%" office:value-type="percentage" office:value="0.000000011879270444247" calcext:value-type="percentage">
            <text:p>0,0000011879%</text:p>
          </table:table-cell>
          <table:table-cell table:style-name="ce29" table:formula="of:= [.$O$7] * [.$J$127]" office:value-type="float" office:value="0" calcext:value-type="float">
            <text:p>0,00E+000</text:p>
          </table:table-cell>
          <table:table-cell table:formula="of:=[.S229]+[.O229]" office:value-type="float" office:value="0.9998997965301" calcext:value-type="float">
            <text:p>0,9998997965</text:p>
          </table:table-cell>
          <table:table-cell table:formula="of:=[.P229]-[.T229]" office:value-type="float" office:value="0.0000011878094210438" calcext:value-type="float">
            <text:p>1,1878094210438E-006</text:p>
          </table:table-cell>
          <table:table-cell table:formula="of:=([.U229]/[.P229])%" office:value-type="percentage" office:value="0.000000011879270444247" calcext:value-type="percentage">
            <text:p>0,0000011879%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999998999778508" calcext:value-type="float">
            <text:p>0,9999989998</text:p>
          </table:table-cell>
          <table:table-cell office:value-type="float" office:value="0.999999000989432" calcext:value-type="float">
            <text:p>0,999999001</text:p>
          </table:table-cell>
          <table:table-cell table:formula="of:=[.Z229]-[.Y229]" office:value-type="float" office:value="0.00000000121092402771694" calcext:value-type="float">
            <text:p>1,21092402771694E-009</text:p>
          </table:table-cell>
          <table:table-cell table:formula="of:=([.AA229]/[.Z229])%" office:value-type="percentage" office:value="0.0000000000121092501539922" calcext:value-type="percentage">
            <text:p>0,0000000012%</text:p>
          </table:table-cell>
          <table:table-cell table:style-name="ce29" table:formula="of:= [.$O$7] * [.$J$127]" office:value-type="float" office:value="0" calcext:value-type="float">
            <text:p>0,00E+000</text:p>
          </table:table-cell>
          <table:table-cell table:formula="of:=[.AC229]+[.Y229]" office:value-type="float" office:value="0.999998999778508" calcext:value-type="float">
            <text:p>0,9999989998</text:p>
          </table:table-cell>
          <table:table-cell table:formula="of:=[.Z229]-[.AD229]" office:value-type="float" office:value="0.00000000121092402771694" calcext:value-type="float">
            <text:p>1,21092402771694E-009</text:p>
          </table:table-cell>
          <table:table-cell table:formula="of:=([.AE229]/[.Z229])%" office:value-type="percentage" office:value="0.0000000000121092501539922" calcext:value-type="percentage">
            <text:p>0,0000000012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percentage-style style:name="N107">
      <number:number number:decimal-places="10" number:min-integer-digits="1"/>
      <number:text>%</number:text>
    </number:percentag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1">00/00/0000</text:date>, <text:time style:data-style-name="N2" text:time-value="09:51:17.290096387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2T10:51:33.894349753</meta:creation-date>
    <meta:editing-duration>P2DT1H4M37S</meta:editing-duration>
    <meta:editing-cycles>7</meta:editing-cycles>
    <meta:generator>LibreOffice/4.2.8.2$Linux_X86_64 LibreOffice_project/420m0$Build-2</meta:generator>
    <meta:initial-creator>nehuen </meta:initial-creator>
    <dc:date>2016-09-21T08:44:23.050686115</dc:date>
    <dc:creator>nehuen </dc:creator>
    <meta:document-statistic meta:table-count="7" meta:cell-count="9385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60">
      <style:chart-properties chart:display-label="true" chart:logarithmic="tru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6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6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6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6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6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6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6.655cm" svg:height="9.362cm" xlink:href=".." xlink:type="simple" chart:class="chart:line" chart:style-name="ch1">
        <chart:legend chart:legend-position="end" svg:x="23.141cm" svg:y="3.137cm" style:legend-expansion="high" chart:style-name="ch2"/>
        <chart:plot-area chart:style-name="ch3" table:cell-range-address="Hoja1.D5:Hoja1.L11" chart:data-source-has-labels="both" svg:x="0.533cm" svg:y="0.187cm" svg:width="22.075cm" svg:height="8.988cm">
          <chartooo:coordinate-region svg:x="2.451cm" svg:y="0.386cm" svg:width="19.785cm" svg:height="8.142cm"/>
          <chart:axis chart:dimension="x" chart:name="primary-x" chart:style-name="ch4" chartooo:axis-type="auto">
            <chartooo:date-scale/>
            <chart:categories table:cell-range-address="Hoja1.E5:Hoja1.L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oja1.E6:Hoja1.L6" chart:label-cell-address="Hoja1.D6:Hoja1.D6" chart:class="chart:line">
            <chart:data-point chart:repeated="8"/>
          </chart:series>
          <chart:series chart:style-name="ch8" chart:values-cell-range-address="Hoja1.E7:Hoja1.L7" chart:label-cell-address="Hoja1.D7:Hoja1.D7" chart:class="chart:line">
            <chart:data-point chart:repeated="8"/>
          </chart:series>
          <chart:series chart:style-name="ch9" chart:values-cell-range-address="Hoja1.E8:Hoja1.L8" chart:label-cell-address="Hoja1.D8:Hoja1.D8" chart:class="chart:line">
            <chart:data-point chart:repeated="8"/>
          </chart:series>
          <chart:series chart:style-name="ch10" chart:values-cell-range-address="Hoja1.E9:Hoja1.L9" chart:label-cell-address="Hoja1.D9:Hoja1.D9" chart:class="chart:line">
            <chart:data-point chart:repeated="8"/>
          </chart:series>
          <chart:series chart:style-name="ch11" chart:values-cell-range-address="Hoja1.E10:Hoja1.L10" chart:label-cell-address="Hoja1.D10:Hoja1.D10" chart:class="chart:line">
            <chart:data-point chart:repeated="8"/>
          </chart:series>
          <chart:series chart:style-name="ch12" chart:values-cell-range-address="Hoja1.E11:Hoja1.L11" chart:label-cell-address="Hoja1.D11:Hoja1.D11" chart:class="chart:line"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float" office:value="8">
                <text:p>10</text:p>
                <draw:g>
                  <svg:desc>Hoja1.E5:Hoja1.L5</svg:desc>
                </draw:g>
              </table:table-cell>
              <table:table-cell office:value-type="float" office:value="16">
                <text:p>20</text:p>
              </table:table-cell>
              <table:table-cell office:value-type="float" office:value="32">
                <text:p>30</text:p>
              </table:table-cell>
              <table:table-cell office:value-type="float" office:value="64">
                <text:p>60</text:p>
              </table:table-cell>
              <table:table-cell office:value-type="float" office:value="128">
                <text:p>130</text:p>
              </table:table-cell>
              <table:table-cell office:value-type="float" office:value="256">
                <text:p>260</text:p>
              </table:table-cell>
              <table:table-cell office:value-type="float" office:value="512">
                <text:p>510</text:p>
              </table:table-cell>
              <table:table-cell office:value-type="float" office:value="1024">
                <text:p>1020</text:p>
              </table:table-cell>
            </table:table-row>
          </table:table-header-rows>
          <table:table-rows>
            <table:table-row>
              <table:table-cell office:value-type="string">
                <text:p>A(0,995),e(1)</text:p>
                <draw:g>
                  <svg:desc>Hoja1.D6:Hoja1.D6</svg:desc>
                </draw:g>
              </table:table-cell>
              <table:table-cell office:value-type="float" office:value="0.000686130552184">
                <text:p>0.000686130552184</text:p>
                <draw:g>
                  <svg:desc>Hoja1.E6:Hoja1.L6</svg:desc>
                </draw:g>
              </table:table-cell>
              <table:table-cell office:value-type="float" office:value="0.0028633585203">
                <text:p>0.0028633585203</text:p>
              </table:table-cell>
              <table:table-cell office:value-type="float" office:value="0.0112249770468">
                <text:p>0.0112249770468</text:p>
              </table:table-cell>
              <table:table-cell office:value-type="float" office:value="0.0410856014628">
                <text:p>0.0410856014628</text:p>
              </table:table-cell>
              <table:table-cell office:value-type="float" office:value="0.134934460957">
                <text:p>0.134934460957</text:p>
              </table:table-cell>
              <table:table-cell office:value-type="float" office:value="0.366324390611">
                <text:p>0.366324390611</text:p>
              </table:table-cell>
              <table:table-cell office:value-type="float" office:value="0.725568558941">
                <text:p>0.7255685589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(0,995),e(2)</text:p>
                <draw:g>
                  <svg:desc>Hoja1.D7:Hoja1.D7</svg:desc>
                </draw:g>
              </table:table-cell>
              <table:table-cell office:value-type="float" office:value="0.00000686979563558">
                <text:p>0.00000686979563558</text:p>
                <draw:g>
                  <svg:desc>Hoja1.E7:Hoja1.L7</svg:desc>
                </draw:g>
              </table:table-cell>
              <table:table-cell office:value-type="float" office:value="0.0000666681620525">
                <text:p>0.0000666681620525</text:p>
              </table:table-cell>
              <table:table-cell office:value-type="float" office:value="0.000556213067097">
                <text:p>0.000556213067097</text:p>
              </table:table-cell>
              <table:table-cell office:value-type="float" office:value="0.00414860798882">
                <text:p>0.00414860798882</text:p>
              </table:table-cell>
              <table:table-cell office:value-type="float" office:value="0.0268826929221">
                <text:p>0.0268826929221</text:p>
              </table:table-cell>
              <table:table-cell office:value-type="float" office:value="0.137894638658">
                <text:p>0.137894638658</text:p>
              </table:table-cell>
              <table:table-cell office:value-type="float" office:value="0.471838421662">
                <text:p>0.4718384216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(0,995),e(3)</text:p>
                <draw:g>
                  <svg:desc>Hoja1.D8:Hoja1.D8</svg:desc>
                </draw:g>
              </table:table-cell>
              <table:table-cell office:value-type="float" office:value="0.0000000430543655172">
                <text:p>0.0000000430543655172</text:p>
                <draw:g>
                  <svg:desc>Hoja1.E8:Hoja1.L8</svg:desc>
                </draw:g>
              </table:table-cell>
              <table:table-cell office:value-type="float" office:value="0.0000010841335778">
                <text:p>0.0000010841335778</text:p>
              </table:table-cell>
              <table:table-cell office:value-type="float" office:value="0.0000200942743062">
                <text:p>0.0000200942743062</text:p>
              </table:table-cell>
              <table:table-cell office:value-type="float" office:value="0.000312605314596">
                <text:p>0.000312605314596</text:p>
              </table:table-cell>
              <table:table-cell office:value-type="float" office:value="0.00407779716429">
                <text:p>0.00407779716429</text:p>
              </table:table-cell>
              <table:table-cell office:value-type="float" office:value="0.0407067710168">
                <text:p>0.0407067710168</text:p>
              </table:table-cell>
              <table:table-cell office:value-type="float" office:value="0.255084032603">
                <text:p>0.2550840326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(0,9975),e(1)</text:p>
                <draw:g>
                  <svg:desc>Hoja1.D9:Hoja1.D9</svg:desc>
                </draw:g>
              </table:table-cell>
              <table:table-cell office:value-type="float" office:value="0.000173258181284">
                <text:p>0.000173258181284</text:p>
                <draw:g>
                  <svg:desc>Hoja1.E9:Hoja1.L9</svg:desc>
                </draw:g>
              </table:table-cell>
              <table:table-cell office:value-type="float" office:value="0.000732711584733">
                <text:p>0.000732711584733</text:p>
              </table:table-cell>
              <table:table-cell office:value-type="float" office:value="0.00294913649398">
                <text:p>0.00294913649398</text:p>
              </table:table-cell>
              <table:table-cell office:value-type="float" office:value="0.0113695690929">
                <text:p>0.0113695690929</text:p>
              </table:table-cell>
              <table:table-cell office:value-type="float" office:value="0.0412850991634">
                <text:p>0.0412850991634</text:p>
              </table:table-cell>
              <table:table-cell office:value-type="float" office:value="0.135088004985">
                <text:p>0.135088004985</text:p>
              </table:table-cell>
              <table:table-cell office:value-type="float" office:value="0.366199594102">
                <text:p>0.3661995941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(0,9975),e(2)</text:p>
                <draw:g>
                  <svg:desc>Hoja1.D10:Hoja1.D10</svg:desc>
                </draw:g>
              </table:table-cell>
              <table:table-cell office:value-type="float" office:value="0.00000086682961753">
                <text:p>0.00000086682961753</text:p>
                <draw:g>
                  <svg:desc>Hoja1.E10:Hoja1.L10</svg:desc>
                </draw:g>
              </table:table-cell>
              <table:table-cell office:value-type="float" office:value="0.00000853925868127">
                <text:p>0.00000853925868127</text:p>
              </table:table-cell>
              <table:table-cell office:value-type="float" office:value="0.0000734017493589">
                <text:p>0.0000734017493589</text:p>
              </table:table-cell>
              <table:table-cell office:value-type="float" office:value="0.000580831868118">
                <text:p>0.000580831868118</text:p>
              </table:table-cell>
              <table:table-cell office:value-type="float" office:value="0.00422644344451">
                <text:p>0.00422644344451</text:p>
              </table:table-cell>
              <table:table-cell office:value-type="float" office:value="0.0270670842954">
                <text:p>0.0270670842954</text:p>
              </table:table-cell>
              <table:table-cell office:value-type="float" office:value="0.138101264033">
                <text:p>0.1381012640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(0,9975),e(3)</text:p>
                <draw:g>
                  <svg:desc>Hoja1.D11:Hoja1.D11</svg:desc>
                </draw:g>
              </table:table-cell>
              <table:table-cell office:value-type="float" office:value="0.00000000271256583861">
                <text:p>0.00000000271256583861</text:p>
                <draw:g>
                  <svg:desc>Hoja1.E11:Hoja1.L11</svg:desc>
                </draw:g>
              </table:table-cell>
              <table:table-cell office:value-type="float" office:value="0.0000000694068835738">
                <text:p>0.0000000694068835738</text:p>
              </table:table-cell>
              <table:table-cell office:value-type="float" office:value="0.00000132819661514">
                <text:p>0.00000132819661514</text:p>
              </table:table-cell>
              <table:table-cell office:value-type="float" office:value="0.0000220167384603">
                <text:p>0.0000220167384603</text:p>
              </table:table-cell>
              <table:table-cell office:value-type="float" office:value="0.000325532308045">
                <text:p>0.000325532308045</text:p>
              </table:table-cell>
              <table:table-cell office:value-type="float" office:value="0.00414535183071">
                <text:p>0.00414535183071</text:p>
              </table:table-cell>
              <table:table-cell office:value-type="float" office:value="0.0409165114085">
                <text:p>0.0409165114085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6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8" style:family="chart" style:data-style-name="N6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9" style:family="chart" style:data-style-name="N6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0" style:family="chart" style:data-style-name="N6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1" style:family="chart" style:data-style-name="N60">
      <style:chart-properties chart:symbol-type="named-symbol" chart:symbol-name="x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2" style:family="chart" style:data-style-name="N60">
      <style:chart-properties chart:symbol-type="named-symbol" chart:symbol-name="plus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25.889cm" svg:height="23.493cm" xlink:href=".." xlink:type="simple" chart:class="chart:line" chart:style-name="ch1">
        <chart:legend chart:legend-position="end" svg:x="22.375cm" svg:y="8.708cm" style:legend-expansion="high" chart:style-name="ch2"/>
        <chart:plot-area chart:style-name="ch3" table:cell-range-address="Hoja1.D22:Hoja1.K34" chart:data-source-has-labels="both" svg:x="-0.025cm" svg:y="0.467cm" svg:width="21.875cm" svg:height="22.551cm">
          <chartooo:coordinate-region svg:x="1.999cm" svg:y="0.666cm" svg:width="19.571cm" svg:height="21.705cm"/>
          <chart:axis chart:dimension="x" chart:name="primary-x" chart:style-name="ch4" chartooo:axis-type="auto">
            <chartooo:date-scale/>
            <chart:categories table:cell-range-address="Hoja1.E22:Hoja1.K2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oja1.E23:Hoja1.K23" chart:label-cell-address="Hoja1.D23:Hoja1.D23" chart:class="chart:line">
            <chart:data-point chart:repeated="7"/>
          </chart:series>
          <chart:series chart:style-name="ch8" chart:values-cell-range-address="Hoja1.E24:Hoja1.K24" chart:label-cell-address="Hoja1.D24:Hoja1.D24" chart:class="chart:line">
            <chart:data-point chart:repeated="7"/>
          </chart:series>
          <chart:series chart:style-name="ch9" chart:values-cell-range-address="Hoja1.E25:Hoja1.K25" chart:label-cell-address="Hoja1.D25:Hoja1.D25" chart:class="chart:line">
            <chart:data-point chart:repeated="7"/>
          </chart:series>
          <chart:series chart:style-name="ch10" chart:values-cell-range-address="Hoja1.E26:Hoja1.K26" chart:label-cell-address="Hoja1.D26:Hoja1.D26" chart:class="chart:line">
            <chart:data-point chart:repeated="7"/>
          </chart:series>
          <chart:series chart:style-name="ch11" chart:values-cell-range-address="Hoja1.E27:Hoja1.K27" chart:label-cell-address="Hoja1.D27:Hoja1.D27" chart:class="chart:line">
            <chart:data-point chart:repeated="7"/>
          </chart:series>
          <chart:series chart:style-name="ch12" chart:values-cell-range-address="Hoja1.E28:Hoja1.K28" chart:label-cell-address="Hoja1.D28:Hoja1.D28" chart:class="chart:line">
            <chart:data-point chart:repeated="7"/>
          </chart:series>
          <chart:series chart:style-name="ch13" chart:values-cell-range-address="Hoja1.E29:Hoja1.K29" chart:label-cell-address="Hoja1.D29:Hoja1.D29" chart:class="chart:line">
            <chart:data-point chart:repeated="7"/>
          </chart:series>
          <chart:series chart:style-name="ch14" chart:values-cell-range-address="Hoja1.E30:Hoja1.K30" chart:label-cell-address="Hoja1.D30:Hoja1.D30" chart:class="chart:line">
            <chart:data-point chart:repeated="7"/>
          </chart:series>
          <chart:series chart:style-name="ch15" chart:values-cell-range-address="Hoja1.E31:Hoja1.K31" chart:label-cell-address="Hoja1.D31:Hoja1.D31" chart:class="chart:line">
            <chart:data-point chart:repeated="7"/>
          </chart:series>
          <chart:series chart:style-name="ch16" chart:values-cell-range-address="Hoja1.E32:Hoja1.K32" chart:label-cell-address="Hoja1.D32:Hoja1.D32" chart:class="chart:line">
            <chart:data-point chart:repeated="7"/>
          </chart:series>
          <chart:series chart:style-name="ch17" chart:values-cell-range-address="Hoja1.E33:Hoja1.K33" chart:label-cell-address="Hoja1.D33:Hoja1.D33" chart:class="chart:line">
            <chart:data-point chart:repeated="7"/>
          </chart:series>
          <chart:series chart:style-name="ch18" chart:values-cell-range-address="Hoja1.E34:Hoja1.K34" chart:label-cell-address="Hoja1.D34:Hoja1.D34" chart:class="chart:line">
            <chart:data-point chart:repeated="7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float" office:value="8">
                <text:p>10</text:p>
                <draw:g>
                  <svg:desc>Hoja1.E22:Hoja1.K22</svg:desc>
                </draw:g>
              </table:table-cell>
              <table:table-cell office:value-type="float" office:value="16">
                <text:p>20</text:p>
              </table:table-cell>
              <table:table-cell office:value-type="float" office:value="32">
                <text:p>30</text:p>
              </table:table-cell>
              <table:table-cell office:value-type="float" office:value="64">
                <text:p>60</text:p>
              </table:table-cell>
              <table:table-cell office:value-type="float" office:value="128">
                <text:p>130</text:p>
              </table:table-cell>
              <table:table-cell office:value-type="float" office:value="256">
                <text:p>260</text:p>
              </table:table-cell>
              <table:table-cell office:value-type="float" office:value="512">
                <text:p>510</text:p>
              </table:table-cell>
            </table:table-row>
          </table:table-header-rows>
          <table:table-rows>
            <table:table-row>
              <table:table-cell office:value-type="string">
                <text:p>A(0,995),e(1)</text:p>
                <draw:g>
                  <svg:desc>Hoja1.D23:Hoja1.D23</svg:desc>
                </draw:g>
              </table:table-cell>
              <table:table-cell office:value-type="float" office:value="0.000171532638046">
                <text:p>0.000171532638046</text:p>
                <draw:g>
                  <svg:desc>Hoja1.E23:Hoja1.K23</svg:desc>
                </draw:g>
              </table:table-cell>
              <table:table-cell office:value-type="float" office:value="0.0003579198150375">
                <text:p>0.0003579198150375</text:p>
              </table:table-cell>
              <table:table-cell office:value-type="float" office:value="0.000701561065425">
                <text:p>0.000701561065425</text:p>
              </table:table-cell>
              <table:table-cell office:value-type="float" office:value="0.0012839250457125">
                <text:p>0.0012839250457125</text:p>
              </table:table-cell>
              <table:table-cell office:value-type="float" office:value="0.00210835095245312">
                <text:p>0.00210835095245312</text:p>
              </table:table-cell>
              <table:table-cell office:value-type="float" office:value="0.00286190930164844">
                <text:p>0.00286190930164844</text:p>
              </table:table-cell>
              <table:table-cell office:value-type="float" office:value="0.00283425218336328">
                <text:p>0.00283425218336328</text:p>
              </table:table-cell>
            </table:table-row>
            <table:table-row>
              <table:table-cell office:value-type="string">
                <text:p>A(0,995),e(2)</text:p>
                <draw:g>
                  <svg:desc>Hoja1.D24:Hoja1.D24</svg:desc>
                </draw:g>
              </table:table-cell>
              <table:table-cell office:value-type="float" office:value="0.000001717448908895">
                <text:p>0.000001717448908895</text:p>
                <draw:g>
                  <svg:desc>Hoja1.E24:Hoja1.K24</svg:desc>
                </draw:g>
              </table:table-cell>
              <table:table-cell office:value-type="float" office:value="0.0000083335202565625">
                <text:p>0.0000083335202565625</text:p>
              </table:table-cell>
              <table:table-cell office:value-type="float" office:value="0.0000347633166935625">
                <text:p>0.0000347633166935625</text:p>
              </table:table-cell>
              <table:table-cell office:value-type="float" office:value="0.000129643999650625">
                <text:p>0.000129643999650625</text:p>
              </table:table-cell>
              <table:table-cell office:value-type="float" office:value="0.000420042076907813">
                <text:p>0.000420042076907813</text:p>
              </table:table-cell>
              <table:table-cell office:value-type="float" office:value="0.00107730186451563">
                <text:p>0.00107730186451563</text:p>
              </table:table-cell>
              <table:table-cell office:value-type="float" office:value="0.00184311883461719">
                <text:p>0.00184311883461719</text:p>
              </table:table-cell>
            </table:table-row>
            <table:table-row>
              <table:table-cell office:value-type="string">
                <text:p>A(0,995),e(3)</text:p>
                <draw:g>
                  <svg:desc>Hoja1.D25:Hoja1.D25</svg:desc>
                </draw:g>
              </table:table-cell>
              <table:table-cell office:value-type="float" office:value="0.0000000107635913793">
                <text:p>0.0000000107635913793</text:p>
                <draw:g>
                  <svg:desc>Hoja1.E25:Hoja1.K25</svg:desc>
                </draw:g>
              </table:table-cell>
              <table:table-cell office:value-type="float" office:value="0.000000135516697225">
                <text:p>0.000000135516697225</text:p>
              </table:table-cell>
              <table:table-cell office:value-type="float" office:value="0.0000012558921441375">
                <text:p>0.0000012558921441375</text:p>
              </table:table-cell>
              <table:table-cell office:value-type="float" office:value="0.000009768916081125">
                <text:p>0.000009768916081125</text:p>
              </table:table-cell>
              <table:table-cell office:value-type="float" office:value="0.0000637155806920312">
                <text:p>0.0000637155806920312</text:p>
              </table:table-cell>
              <table:table-cell office:value-type="float" office:value="0.00031802164856875">
                <text:p>0.00031802164856875</text:p>
              </table:table-cell>
              <table:table-cell office:value-type="float" office:value="0.000996422002355469">
                <text:p>0.000996422002355469</text:p>
              </table:table-cell>
            </table:table-row>
            <table:table-row>
              <table:table-cell office:value-type="string">
                <text:p>A(0,9975),e(1)</text:p>
                <draw:g>
                  <svg:desc>Hoja1.D26:Hoja1.D26</svg:desc>
                </draw:g>
              </table:table-cell>
              <table:table-cell office:value-type="float" office:value="0.000043314545321">
                <text:p>0.000043314545321</text:p>
                <draw:g>
                  <svg:desc>Hoja1.E26:Hoja1.K26</svg:desc>
                </draw:g>
              </table:table-cell>
              <table:table-cell office:value-type="float" office:value="0.000091588948091625">
                <text:p>0.000091588948091625</text:p>
              </table:table-cell>
              <table:table-cell office:value-type="float" office:value="0.00018432103087375">
                <text:p>0.00018432103087375</text:p>
              </table:table-cell>
              <table:table-cell office:value-type="float" office:value="0.000355299034153125">
                <text:p>0.000355299034153125</text:p>
              </table:table-cell>
              <table:table-cell office:value-type="float" office:value="0.000645079674428125">
                <text:p>0.000645079674428125</text:p>
              </table:table-cell>
              <table:table-cell office:value-type="float" office:value="0.00105537503894531">
                <text:p>0.00105537503894531</text:p>
              </table:table-cell>
              <table:table-cell office:value-type="float" office:value="0.00143046716446094">
                <text:p>0.00143046716446094</text:p>
              </table:table-cell>
            </table:table-row>
            <table:table-row>
              <table:table-cell office:value-type="string">
                <text:p>A(0,9975),e(2)</text:p>
                <draw:g>
                  <svg:desc>Hoja1.D27:Hoja1.D27</svg:desc>
                </draw:g>
              </table:table-cell>
              <table:table-cell office:value-type="float" office:value="0.0000002167074043825">
                <text:p>0.0000002167074043825</text:p>
                <draw:g>
                  <svg:desc>Hoja1.E27:Hoja1.K27</svg:desc>
                </draw:g>
              </table:table-cell>
              <table:table-cell office:value-type="float" office:value="0.00000106740733515875">
                <text:p>0.00000106740733515875</text:p>
              </table:table-cell>
              <table:table-cell office:value-type="float" office:value="0.00000458760933493125">
                <text:p>0.00000458760933493125</text:p>
              </table:table-cell>
              <table:table-cell office:value-type="float" office:value="0.0000181509958786875">
                <text:p>0.0000181509958786875</text:p>
              </table:table-cell>
              <table:table-cell office:value-type="float" office:value="0.0000660381788204687">
                <text:p>0.0000660381788204687</text:p>
              </table:table-cell>
              <table:table-cell office:value-type="float" office:value="0.000211461596057813">
                <text:p>0.000211461596057813</text:p>
              </table:table-cell>
              <table:table-cell office:value-type="float" office:value="0.000539458062628906">
                <text:p>0.000539458062628906</text:p>
              </table:table-cell>
            </table:table-row>
            <table:table-row>
              <table:table-cell office:value-type="string">
                <text:p>A(0,9975),e(3)</text:p>
                <draw:g>
                  <svg:desc>Hoja1.D28:Hoja1.D28</svg:desc>
                </draw:g>
              </table:table-cell>
              <table:table-cell office:value-type="float" office:value="0.0000000006781414596525">
                <text:p>0.0000000006781414596525</text:p>
                <draw:g>
                  <svg:desc>Hoja1.E28:Hoja1.K28</svg:desc>
                </draw:g>
              </table:table-cell>
              <table:table-cell office:value-type="float" office:value="0.000000008675860446725">
                <text:p>0.000000008675860446725</text:p>
              </table:table-cell>
              <table:table-cell office:value-type="float" office:value="0.00000008301228844625">
                <text:p>0.00000008301228844625</text:p>
              </table:table-cell>
              <table:table-cell office:value-type="float" office:value="0.000000688023076884375">
                <text:p>0.000000688023076884375</text:p>
              </table:table-cell>
              <table:table-cell office:value-type="float" office:value="0.00000508644231320313">
                <text:p>0.00000508644231320313</text:p>
              </table:table-cell>
              <table:table-cell office:value-type="float" office:value="0.0000323855611774219">
                <text:p>0.0000323855611774219</text:p>
              </table:table-cell>
              <table:table-cell office:value-type="float" office:value="0.000159830122689453">
                <text:p>0.000159830122689453</text:p>
              </table:table-cell>
            </table:table-row>
            <table:table-row>
              <table:table-cell office:value-type="string">
                <text:p>A(0,999),e(1)</text:p>
                <draw:g>
                  <svg:desc>Hoja1.D29:Hoja1.D29</svg:desc>
                </draw:g>
              </table:table-cell>
              <table:table-cell office:value-type="float" office:value="0.000006975">
                <text:p>0.000006975</text:p>
                <draw:g>
                  <svg:desc>Hoja1.E29:Hoja1.K29</svg:desc>
                </draw:g>
              </table:table-cell>
              <table:table-cell office:value-type="float" office:value="0.000014875">
                <text:p>0.000014875</text:p>
              </table:table-cell>
              <table:table-cell office:value-type="float" office:value="0.000030375">
                <text:p>0.000030375</text:p>
              </table:table-cell>
              <table:table-cell office:value-type="float" office:value="0.0000603125">
                <text:p>0.0000603125</text:p>
              </table:table-cell>
              <table:table-cell office:value-type="float" office:value="0.000116875">
                <text:p>0.000116875</text:p>
              </table:table-cell>
              <table:table-cell office:value-type="float" office:value="0.000215625">
                <text:p>0.000215625</text:p>
              </table:table-cell>
              <table:table-cell office:value-type="float" office:value="0.00036640625">
                <text:p>0.00036640625</text:p>
              </table:table-cell>
            </table:table-row>
            <table:table-row>
              <table:table-cell office:value-type="string">
                <text:p>A(0,999),e(2)</text:p>
                <draw:g>
                  <svg:desc>Hoja1.D30:Hoja1.D30</svg:desc>
                </draw:g>
              </table:table-cell>
              <table:table-cell office:value-type="float" office:value="0.00000001395">
                <text:p>0.00000001395</text:p>
                <draw:g>
                  <svg:desc>Hoja1.E30:Hoja1.K30</svg:desc>
                </draw:g>
              </table:table-cell>
              <table:table-cell office:value-type="float" office:value="0.000000069375">
                <text:p>0.000000069375</text:p>
              </table:table-cell>
              <table:table-cell office:value-type="float" office:value="0.000000303125">
                <text:p>0.000000303125</text:p>
              </table:table-cell>
              <table:table-cell office:value-type="float" office:value="0.00000124375">
                <text:p>0.00000124375</text:p>
              </table:table-cell>
              <table:table-cell office:value-type="float" office:value="0.000004859375">
                <text:p>0.000004859375</text:p>
              </table:table-cell>
              <table:table-cell office:value-type="float" office:value="0.000017890625">
                <text:p>0.000017890625</text:p>
              </table:table-cell>
              <table:table-cell office:value-type="float" office:value="0.000059765625">
                <text:p>0.000059765625</text:p>
              </table:table-cell>
            </table:table-row>
            <table:table-row>
              <table:table-cell office:value-type="string">
                <text:p>A(0,999),e(3)</text:p>
                <draw:g>
                  <svg:desc>Hoja1.D31:Hoja1.D31</svg:desc>
                </draw:g>
              </table:table-cell>
              <table:table-cell office:value-type="float" office:value="0.00000000001745">
                <text:p>0.00000000001745</text:p>
                <draw:g>
                  <svg:desc>Hoja1.E31:Hoja1.K31</svg:desc>
                </draw:g>
              </table:table-cell>
              <table:table-cell office:value-type="float" office:value="0.000000000225">
                <text:p>0.000000000225</text:p>
              </table:table-cell>
              <table:table-cell office:value-type="float" office:value="0.0000000022">
                <text:p>0.0000000022</text:p>
              </table:table-cell>
              <table:table-cell office:value-type="float" office:value="0.0000000189375">
                <text:p>0.0000000189375</text:p>
              </table:table-cell>
              <table:table-cell office:value-type="float" office:value="0.0000001509375">
                <text:p>0.0000001509375</text:p>
              </table:table-cell>
              <table:table-cell office:value-type="float" office:value="0.0000011171875">
                <text:p>0.0000011171875</text:p>
              </table:table-cell>
              <table:table-cell office:value-type="float" office:value="0.0000073828125">
                <text:p>0.0000073828125</text:p>
              </table:table-cell>
            </table:table-row>
            <table:table-row>
              <table:table-cell office:value-type="string">
                <text:p>A(0,9999),e(1)</text:p>
                <draw:g>
                  <svg:desc>Hoja1.D32:Hoja1.D32</svg:desc>
                </draw:g>
              </table:table-cell>
              <table:table-cell office:value-type="float" office:value="0.00000007">
                <text:p>0.00000007</text:p>
                <draw:g>
                  <svg:desc>Hoja1.E32:Hoja1.K32</svg:desc>
                </draw:g>
              </table:table-cell>
              <table:table-cell office:value-type="float" office:value="0.00000015">
                <text:p>0.00000015</text:p>
              </table:table-cell>
              <table:table-cell office:value-type="float" office:value="0.000000309375">
                <text:p>0.000000309375</text:p>
              </table:table-cell>
              <table:table-cell office:value-type="float" office:value="0.000000628125">
                <text:p>0.000000628125</text:p>
              </table:table-cell>
              <table:table-cell office:value-type="float" office:value="0.000001259375">
                <text:p>0.000001259375</text:p>
              </table:table-cell>
              <table:table-cell office:value-type="float" office:value="0.0000025078125">
                <text:p>0.0000025078125</text:p>
              </table:table-cell>
              <table:table-cell office:value-type="float" office:value="0.000004921875">
                <text:p>0.000004921875</text:p>
              </table:table-cell>
            </table:table-row>
            <table:table-row>
              <table:table-cell office:value-type="string">
                <text:p>A(0,9999),e(2)</text:p>
                <draw:g>
                  <svg:desc>Hoja1.D33:Hoja1.D33</svg:desc>
                </draw:g>
              </table:table-cell>
              <table:table-cell office:value-type="float" office:value="0.000000000014">
                <text:p>0.000000000014</text:p>
                <draw:g>
                  <svg:desc>Hoja1.E33:Hoja1.K33</svg:desc>
                </draw:g>
              </table:table-cell>
              <table:table-cell office:value-type="float" office:value="0.000000000069875">
                <text:p>0.000000000069875</text:p>
              </table:table-cell>
              <table:table-cell office:value-type="float" office:value="0.000000000309375">
                <text:p>0.000000000309375</text:p>
              </table:table-cell>
              <table:table-cell office:value-type="float" office:value="0.000000001296875">
                <text:p>0.000000001296875</text:p>
              </table:table-cell>
              <table:table-cell office:value-type="float" office:value="0.00000000528125">
                <text:p>0.00000000528125</text:p>
              </table:table-cell>
              <table:table-cell office:value-type="float" office:value="0.000000021171875">
                <text:p>0.000000021171875</text:p>
              </table:table-cell>
              <table:table-cell office:value-type="float" office:value="0.00000008359375">
                <text:p>0.00000008359375</text:p>
              </table:table-cell>
            </table:table-row>
            <table:table-row>
              <table:table-cell office:value-type="string">
                <text:p>A(0,9999),e(3)</text:p>
                <draw:g>
                  <svg:desc>Hoja1.D34:Hoja1.D34</svg:desc>
                </draw:g>
              </table:table-cell>
              <table:table-cell office:value-type="float" office:value="1.11E-015">
                <text:p>1.11E-015</text:p>
                <draw:g>
                  <svg:desc>Hoja1.E34:Hoja1.K34</svg:desc>
                </draw:g>
              </table:table-cell>
              <table:table-cell office:value-type="float" office:value="0.000000000000026">
                <text:p>0.000000000000026</text:p>
              </table:table-cell>
              <table:table-cell office:value-type="float" office:value="0.000000000000228125">
                <text:p>0.000000000000228125</text:p>
              </table:table-cell>
              <table:table-cell office:value-type="float" office:value="0.0000000000020375">
                <text:p>0.0000000000020375</text:p>
              </table:table-cell>
              <table:table-cell office:value-type="float" office:value="0.00000000001671875">
                <text:p>0.00000000001671875</text:p>
              </table:table-cell>
              <table:table-cell office:value-type="float" office:value="0.000000000134375">
                <text:p>0.000000000134375</text:p>
              </table:table-cell>
              <table:table-cell office:value-type="float" office:value="0.0000000010625">
                <text:p>0.000000001062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3.854cm" svg:height="8.355cm" xlink:href=".." xlink:type="simple" chart:class="chart:line" chart:style-name="ch1">
        <chart:legend chart:legend-position="end" svg:x="21.769cm" svg:y="2.135cm" style:legend-expansion="high" chart:style-name="ch2"/>
        <chart:plot-area chart:style-name="ch3" table:cell-range-address="Hoja3.B5:Hoja3.J9 Hoja3.C4:Hoja3.J4" chart:data-source-has-labels="both" svg:x="0.477cm" svg:y="0.167cm" svg:width="20.815cm" svg:height="8.021cm">
          <chartooo:coordinate-region svg:x="2.501cm" svg:y="0.366cm" svg:width="18.697cm" svg:height="7.175cm"/>
          <chart:axis chart:dimension="x" chart:name="primary-x" chart:style-name="ch4" chartooo:axis-type="auto">
            <chartooo:date-scale/>
            <chart:categories table:cell-range-address="Hoja3.B5:Hoja3.B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oja3.C5:Hoja3.C9" chart:label-cell-address="Hoja3.C4:Hoja3.C4" chart:class="chart:line">
            <chart:data-point chart:repeated="5"/>
          </chart:series>
          <chart:series chart:style-name="ch8" chart:values-cell-range-address="Hoja3.D5:Hoja3.D9" chart:label-cell-address="Hoja3.D4:Hoja3.D4" chart:class="chart:line">
            <chart:data-point chart:repeated="5"/>
          </chart:series>
          <chart:series chart:style-name="ch9" chart:values-cell-range-address="Hoja3.E5:Hoja3.E9" chart:label-cell-address="Hoja3.E4:Hoja3.E4" chart:class="chart:line">
            <chart:data-point chart:repeated="5"/>
          </chart:series>
          <chart:series chart:style-name="ch10" chart:values-cell-range-address="Hoja3.F5:Hoja3.F9" chart:label-cell-address="Hoja3.F4:Hoja3.F4" chart:class="chart:line">
            <chart:data-point chart:repeated="5"/>
          </chart:series>
          <chart:series chart:style-name="ch11" chart:values-cell-range-address="Hoja3.G5:Hoja3.G9" chart:label-cell-address="Hoja3.G4:Hoja3.G4" chart:class="chart:line">
            <chart:data-point chart:repeated="5"/>
          </chart:series>
          <chart:series chart:style-name="ch12" chart:values-cell-range-address="Hoja3.H5:Hoja3.H9" chart:label-cell-address="Hoja3.H4:Hoja3.H4" chart:class="chart:line">
            <chart:data-point chart:repeated="5"/>
          </chart:series>
          <chart:series chart:style-name="ch13" chart:values-cell-range-address="Hoja3.I5:Hoja3.I9" chart:label-cell-address="Hoja3.I4:Hoja3.I4" chart:class="chart:line">
            <chart:data-point chart:repeated="5"/>
          </chart:series>
          <chart:series chart:style-name="ch14" chart:values-cell-range-address="Hoja3.J5:Hoja3.J9" chart:label-cell-address="Hoja3.J4:Hoja3.J4" chart:class="chart:line">
            <chart:data-point chart:repeated="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8</text:p>
                <draw:g>
                  <svg:desc>Hoja3.C4:Hoja3.C4</svg:desc>
                </draw:g>
              </table:table-cell>
              <table:table-cell office:value-type="string">
                <text:p>16</text:p>
                <draw:g>
                  <svg:desc>Hoja3.D4:Hoja3.D4</svg:desc>
                </draw:g>
              </table:table-cell>
              <table:table-cell office:value-type="string">
                <text:p>32</text:p>
                <draw:g>
                  <svg:desc>Hoja3.E4:Hoja3.E4</svg:desc>
                </draw:g>
              </table:table-cell>
              <table:table-cell office:value-type="string">
                <text:p>64</text:p>
                <draw:g>
                  <svg:desc>Hoja3.F4:Hoja3.F4</svg:desc>
                </draw:g>
              </table:table-cell>
              <table:table-cell office:value-type="string">
                <text:p>128</text:p>
                <draw:g>
                  <svg:desc>Hoja3.G4:Hoja3.G4</svg:desc>
                </draw:g>
              </table:table-cell>
              <table:table-cell office:value-type="string">
                <text:p>256</text:p>
                <draw:g>
                  <svg:desc>Hoja3.H4:Hoja3.H4</svg:desc>
                </draw:g>
              </table:table-cell>
              <table:table-cell office:value-type="string">
                <text:p>512</text:p>
                <draw:g>
                  <svg:desc>Hoja3.I4:Hoja3.I4</svg:desc>
                </draw:g>
              </table:table-cell>
              <table:table-cell office:value-type="string">
                <text:p>1024</text:p>
                <draw:g>
                  <svg:desc>Hoja3.J4:Hoja3.J4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Hoja3.B5:Hoja3.B9</svg:desc>
                </draw:g>
              </table:table-cell>
              <table:table-cell office:value-type="float" office:value="0.999200279944">
                <text:p>0.999200279944</text:p>
                <draw:g>
                  <svg:desc>Hoja3.C5:Hoja3.C9</svg:desc>
                </draw:g>
              </table:table-cell>
              <table:table-cell office:value-type="float" office:value="0.99840119944">
                <text:p>0.99840119944</text:p>
                <draw:g>
                  <svg:desc>Hoja3.D5:Hoja3.D9</svg:desc>
                </draw:g>
              </table:table-cell>
              <table:table-cell office:value-type="float" office:value="0.996804955044">
                <text:p>0.996804955044</text:p>
                <draw:g>
                  <svg:desc>Hoja3.E5:Hoja3.E9</svg:desc>
                </draw:g>
              </table:table-cell>
              <table:table-cell office:value-type="float" office:value="0.993620118399">
                <text:p>0.993620118399</text:p>
                <draw:g>
                  <svg:desc>Hoja3.F5:Hoja3.F9</svg:desc>
                </draw:g>
              </table:table-cell>
              <table:table-cell office:value-type="float" office:value="0.987280939688">
                <text:p>0.987280939688</text:p>
                <draw:g>
                  <svg:desc>Hoja3.G5:Hoja3.G9</svg:desc>
                </draw:g>
              </table:table-cell>
              <table:table-cell office:value-type="float" office:value="0.974723653872">
                <text:p>0.974723653872</text:p>
                <draw:g>
                  <svg:desc>Hoja3.H5:Hoja3.H9</svg:desc>
                </draw:g>
              </table:table-cell>
              <table:table-cell office:value-type="float" office:value="0.950086201417">
                <text:p>0.950086201417</text:p>
                <draw:g>
                  <svg:desc>Hoja3.I5:Hoja3.I9</svg:desc>
                </draw:g>
              </table:table-cell>
              <table:table-cell office:value-type="float" office:value="0.902663790122">
                <text:p>0.902663790122</text:p>
                <draw:g>
                  <svg:desc>Hoja3.J5:Hoja3.J9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0.0000999300209965">
                <text:p>0.0000999300209965</text:p>
              </table:table-cell>
              <table:table-cell office:value-type="float" office:value="0.0000998501049545">
                <text:p>0.0000998501049545</text:p>
              </table:table-cell>
              <table:table-cell office:value-type="float" office:value="0.0000996904645508">
                <text:p>0.0000996904645508</text:p>
              </table:table-cell>
              <table:table-cell office:value-type="float" office:value="0.0000993719490348">
                <text:p>0.0000993719490348</text:p>
              </table:table-cell>
              <table:table-cell office:value-type="float" office:value="0.0000987379677656">
                <text:p>0.0000987379677656</text:p>
              </table:table-cell>
              <table:table-cell office:value-type="float" office:value="0.0000974821135985">
                <text:p>0.0000974821135985</text:p>
              </table:table-cell>
              <table:table-cell office:value-type="float" office:value="0.0000950181219539">
                <text:p>0.0000950181219539</text:p>
              </table:table-cell>
              <table:table-cell office:value-type="float" office:value="0.0000902754065529">
                <text:p>0.0000902754065529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0000000099940014998">
                <text:p>0.0000000099940014998</text:p>
              </table:table-cell>
              <table:table-cell office:value-type="float" office:value="0.00000000998600909636">
                <text:p>0.00000000998600909636</text:p>
              </table:table-cell>
              <table:table-cell office:value-type="float" office:value="0.00000000997004345943">
                <text:p>0.00000000997004345943</text:p>
              </table:table-cell>
              <table:table-cell office:value-type="float" office:value="0.00000000993818872236">
                <text:p>0.00000000993818872236</text:p>
              </table:table-cell>
              <table:table-cell office:value-type="float" office:value="0.00000000987478425498">
                <text:p>0.00000000987478425498</text:p>
              </table:table-cell>
              <table:table-cell office:value-type="float" office:value="0.00000000974918627848">
                <text:p>0.00000000974918627848</text:p>
              </table:table-cell>
              <table:table-cell office:value-type="float" office:value="0.00000000950276247163">
                <text:p>0.00000000950276247163</text:p>
              </table:table-cell>
              <table:table-cell office:value-type="float" office:value="0.00000000902844349964">
                <text:p>0.00000000902844349964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.00000000000099950009999">
                <text:p>0.00000000000099950009999</text:p>
              </table:table-cell>
              <table:table-cell office:value-type="float" office:value="0.000000000000998700779714">
                <text:p>0.000000000000998700779714</text:p>
              </table:table-cell>
              <table:table-cell office:value-type="float" office:value="0.000000000000997104056348">
                <text:p>0.000000000000997104056348</text:p>
              </table:table-cell>
              <table:table-cell office:value-type="float" office:value="0.000000000000993918264062">
                <text:p>0.000000000000993918264062</text:p>
              </table:table-cell>
              <table:table-cell office:value-type="float" office:value="0.000000000000987577183216">
                <text:p>0.000000000000987577183216</text:p>
              </table:table-cell>
              <table:table-cell office:value-type="float" office:value="0.000000000000975016129461">
                <text:p>0.000000000000975016129461</text:p>
              </table:table-cell>
              <table:table-cell office:value-type="float" office:value="0.000000000000950371284291">
                <text:p>0.000000000000950371284291</text:p>
              </table:table-cell>
              <table:table-cell office:value-type="float" office:value="0.000000000000902934643428">
                <text:p>0.000000000000902934643428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9.99600059996E-017">
                <text:p>9.99600059996E-017</text:p>
              </table:table-cell>
              <table:table-cell office:value-type="float" office:value="9.9880065978E-017">
                <text:p>9.9880065978E-017</text:p>
              </table:table-cell>
              <table:table-cell office:value-type="float" office:value="9.97203776726E-017">
                <text:p>9.97203776726E-017</text:p>
              </table:table-cell>
              <table:table-cell office:value-type="float" office:value="9.94017665828E-017">
                <text:p>9.94017665828E-017</text:p>
              </table:table-cell>
              <table:table-cell office:value-type="float" office:value="9.87675950811E-017">
                <text:p>9.87675950811E-017</text:p>
              </table:table-cell>
              <table:table-cell office:value-type="float" office:value="9.75113640825E-017">
                <text:p>9.75113640825E-017</text:p>
              </table:table-cell>
              <table:table-cell office:value-type="float" office:value="9.50466330924E-017">
                <text:p>9.50466330924E-017</text:p>
              </table:table-cell>
              <table:table-cell office:value-type="float" office:value="9.03024945922E-017">
                <text:p>9.03024945922E-01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9.173cm" svg:height="16.85cm" xlink:href=".." xlink:type="simple" chart:class="chart:line" chart:style-name="ch1">
        <chart:legend chart:legend-position="end" svg:x="34.204cm" svg:y="7.877cm" style:legend-expansion="high" chart:style-name="ch2"/>
        <chart:plot-area chart:style-name="ch3" table:cell-range-address="Hoja6.B10:Hoja6.B109 Hoja6.B7:Hoja6.B7 Hoja6.I10:Hoja6.I109 Hoja6.M7:Hoja6.M7 Hoja6.T10:Hoja6.T109" chart:data-source-has-labels="both" svg:x="0.783cm" svg:y="0.337cm" svg:width="32.638cm" svg:height="16.176cm">
          <chartooo:coordinate-region svg:x="2.251cm" svg:y="0.536cm" svg:width="30.89cm" svg:height="14.932cm"/>
          <chart:axis chart:dimension="x" chart:name="primary-x" chart:style-name="ch4" chartooo:axis-type="auto">
            <chartooo:date-scale/>
            <chart:categories table:cell-range-address="Hoja6.B10:Hoja6.B10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oja6.I10:Hoja6.I109" chart:label-cell-address="Hoja6.B7:Hoja6.B7" chart:class="chart:line">
            <chart:data-point chart:repeated="100"/>
          </chart:series>
          <chart:series chart:style-name="ch8" chart:values-cell-range-address="Hoja6.T10:Hoja6.T109" chart:label-cell-address="Hoja6.M7:Hoja6.M7" chart:class="chart:line">
            <chart:data-point chart:repeated="1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N=1024,n=2,a=0.999)</text:p>
                <draw:g>
                  <svg:desc>Hoja6.B7:Hoja6.B7</svg:desc>
                </draw:g>
              </table:table-cell>
              <table:table-cell office:value-type="string">
                <text:p>(N=1024,n=2,a=0.9999)</text:p>
                <draw:g>
                  <svg:desc>Hoja6.M7:Hoja6.M7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Hoja6.B10:Hoja6.B109</svg:desc>
                </draw:g>
              </table:table-cell>
              <table:table-cell office:value-type="float" office:value="0.0420655553552046">
                <text:p>0.0420655553552046</text:p>
                <draw:g>
                  <svg:desc>Hoja6.I10:Hoja6.I109</svg:desc>
                </draw:g>
              </table:table-cell>
              <table:table-cell office:value-type="float" office:value="0.0000821672767530313">
                <text:p>0.0000821672767530313</text:p>
                <draw:g>
                  <svg:desc>Hoja6.T10:Hoja6.T109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0417934898546906">
                <text:p>0.0417934898546906</text:p>
              </table:table-cell>
              <table:table-cell office:value-type="float" office:value="0.0000816797525621249">
                <text:p>0.0000816797525621249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.0415220636636767">
                <text:p>0.0415220636636767</text:p>
              </table:table-cell>
              <table:table-cell office:value-type="float" office:value="0.0000811931989280756">
                <text:p>0.0000811931989280756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0412512757831636">
                <text:p>0.0412512757831636</text:p>
              </table:table-cell>
              <table:table-cell office:value-type="float" office:value="0.0000807076148510166">
                <text:p>0.0000807076148510166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0.0409811252151507">
                <text:p>0.0409811252151507</text:p>
              </table:table-cell>
              <table:table-cell office:value-type="float" office:value="0.000080222999331192">
                <text:p>0.000080222999331192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0.0407116109626328">
                <text:p>0.0407116109626328</text:p>
              </table:table-cell>
              <table:table-cell office:value-type="float" office:value="0.0000797393513670697">
                <text:p>0.0000797393513670697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0.0404427320296067">
                <text:p>0.0404427320296067</text:p>
              </table:table-cell>
              <table:table-cell office:value-type="float" office:value="0.0000792566699601149">
                <text:p>0.0000792566699601149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0401744874210607">
                <text:p>0.0401744874210607</text:p>
              </table:table-cell>
              <table:table-cell office:value-type="float" office:value="0.0000787749541131255">
                <text:p>0.0000787749541131255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0.0399068761429796">
                <text:p>0.0399068761429796</text:p>
              </table:table-cell>
              <table:table-cell office:value-type="float" office:value="0.0000782942028241251">
                <text:p>0.000078294202824125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396398972023437">
                <text:p>0.0396398972023437</text:p>
              </table:table-cell>
              <table:table-cell office:value-type="float" office:value="0.0000778144150931359">
                <text:p>0.0000778144150931359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0.0393735496071237">
                <text:p>0.0393735496071237</text:p>
              </table:table-cell>
              <table:table-cell office:value-type="float" office:value="0.0000773355899231776">
                <text:p>0.0000773355899231776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0.0391078323662857">
                <text:p>0.0391078323662857</text:p>
              </table:table-cell>
              <table:table-cell office:value-type="float" office:value="0.0000768577263149384">
                <text:p>0.0000768577263149384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0.0388427444897836">
                <text:p>0.0388427444897836</text:p>
              </table:table-cell>
              <table:table-cell office:value-type="float" office:value="0.0000763808232671081">
                <text:p>0.0000763808232671081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0.0385782849885617">
                <text:p>0.0385782849885617</text:p>
              </table:table-cell>
              <table:table-cell office:value-type="float" office:value="0.0000759048797840389">
                <text:p>0.0000759048797840389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0.0383144528745547">
                <text:p>0.0383144528745547</text:p>
              </table:table-cell>
              <table:table-cell office:value-type="float" office:value="0.0000754298948650867">
                <text:p>0.0000754298948650867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0380512471606856">
                <text:p>0.0380512471606856</text:p>
              </table:table-cell>
              <table:table-cell office:value-type="float" office:value="0.0000749558675101625">
                <text:p>0.0000749558675101625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0.0377886668608627">
                <text:p>0.0377886668608627</text:p>
              </table:table-cell>
              <table:table-cell office:value-type="float" office:value="0.0000744827967231743">
                <text:p>0.0000744827967231743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0.0375267109899826">
                <text:p>0.0375267109899826</text:p>
              </table:table-cell>
              <table:table-cell office:value-type="float" office:value="0.0000740106815040331">
                <text:p>0.0000740106815040331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0.0372653785639266">
                <text:p>0.0372653785639266</text:p>
              </table:table-cell>
              <table:table-cell office:value-type="float" office:value="0.000073539520857091">
                <text:p>0.000073539520857091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0370046685995576">
                <text:p>0.0370046685995576</text:p>
              </table:table-cell>
              <table:table-cell office:value-type="float" office:value="0.0000730693137791505">
                <text:p>0.0000730693137791505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0.0367445801147227">
                <text:p>0.0367445801147227</text:p>
              </table:table-cell>
              <table:table-cell office:value-type="float" office:value="0.0000726000592761178">
                <text:p>0.0000726000592761178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0.0364851121282537">
                <text:p>0.0364851121282537</text:p>
              </table:table-cell>
              <table:table-cell office:value-type="float" office:value="0.0000721317563501245">
                <text:p>0.0000721317563501245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0.0362262636599616">
                <text:p>0.0362262636599616</text:p>
              </table:table-cell>
              <table:table-cell office:value-type="float" office:value="0.0000716644039990832">
                <text:p>0.0000716644039990832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0.0359680337306366">
                <text:p>0.0359680337306366</text:p>
              </table:table-cell>
              <table:table-cell office:value-type="float" office:value="0.0000711980012281232">
                <text:p>0.0000711980012281232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0.0357104213620517">
                <text:p>0.0357104213620517</text:p>
              </table:table-cell>
              <table:table-cell office:value-type="float" office:value="0.0000707325470400422">
                <text:p>0.0000707325470400422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0.0354534255769516">
                <text:p>0.0354534255769516</text:p>
              </table:table-cell>
              <table:table-cell office:value-type="float" office:value="0.0000702680404361944">
                <text:p>0.0000702680404361944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0.0351970453990658">
                <text:p>0.0351970453990658</text:p>
              </table:table-cell>
              <table:table-cell office:value-type="float" office:value="0.0000698044804171571">
                <text:p>0.0000698044804171571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0.0349412798530956">
                <text:p>0.0349412798530956</text:p>
              </table:table-cell>
              <table:table-cell office:value-type="float" office:value="0.0000693418659881706">
                <text:p>0.0000693418659881706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0.0346861279647167">
                <text:p>0.0346861279647167</text:p>
              </table:table-cell>
              <table:table-cell office:value-type="float" office:value="0.0000688801961501451">
                <text:p>0.0000688801961501451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0344315887605847">
                <text:p>0.0344315887605847</text:p>
              </table:table-cell>
              <table:table-cell office:value-type="float" office:value="0.0000684194699072105">
                <text:p>0.0000684194699072105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0.0341776612683227">
                <text:p>0.0341776612683227</text:p>
              </table:table-cell>
              <table:table-cell office:value-type="float" office:value="0.0000679596862610543">
                <text:p>0.0000679596862610543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0.0339243445165278">
                <text:p>0.0339243445165278</text:p>
              </table:table-cell>
              <table:table-cell office:value-type="float" office:value="0.0000675008442142522">
                <text:p>0.0000675008442142522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0.0336716375347686">
                <text:p>0.0336716375347686</text:p>
              </table:table-cell>
              <table:table-cell office:value-type="float" office:value="0.000067042942771045">
                <text:p>0.000067042942771045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0.0334195393535877">
                <text:p>0.0334195393535877</text:p>
              </table:table-cell>
              <table:table-cell office:value-type="float" office:value="0.0000665859809341196">
                <text:p>0.0000665859809341196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0.0331680490044897">
                <text:p>0.0331680490044897</text:p>
              </table:table-cell>
              <table:table-cell office:value-type="float" office:value="0.0000661299577060515">
                <text:p>0.0000661299577060515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0.0329171655199557">
                <text:p>0.0329171655199557</text:p>
              </table:table-cell>
              <table:table-cell office:value-type="float" office:value="0.0000656748720911926">
                <text:p>0.0000656748720911926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0.0326668879334306">
                <text:p>0.0326668879334306</text:p>
              </table:table-cell>
              <table:table-cell office:value-type="float" office:value="0.0000652207230901203">
                <text:p>0.0000652207230901203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0.0324172152793226">
                <text:p>0.0324172152793226</text:p>
              </table:table-cell>
              <table:table-cell office:value-type="float" office:value="0.0000647675097110723">
                <text:p>0.0000647675097110723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0.0321681465930107">
                <text:p>0.0321681465930107</text:p>
              </table:table-cell>
              <table:table-cell office:value-type="float" office:value="0.0000643152309540707">
                <text:p>0.0000643152309540707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0319196809108376">
                <text:p>0.0319196809108376</text:p>
              </table:table-cell>
              <table:table-cell office:value-type="float" office:value="0.0000638638858241336">
                <text:p>0.0000638638858241336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0.0316718172701077">
                <text:p>0.0316718172701077</text:p>
              </table:table-cell>
              <table:table-cell office:value-type="float" office:value="0.0000634134733240588">
                <text:p>0.0000634134733240588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0.0314245547090878">
                <text:p>0.0314245547090878</text:p>
              </table:table-cell>
              <table:table-cell office:value-type="float" office:value="0.0000629639924580871">
                <text:p>0.0000629639924580871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0.0311778922670096">
                <text:p>0.0311778922670096</text:p>
              </table:table-cell>
              <table:table-cell office:value-type="float" office:value="0.0000625154422311258">
                <text:p>0.0000625154422311258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0.0309318289840637">
                <text:p>0.0309318289840637</text:p>
              </table:table-cell>
              <table:table-cell office:value-type="float" office:value="0.0000620678216470827">
                <text:p>0.0000620678216470827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0.0306863639013987">
                <text:p>0.0306863639013987</text:p>
              </table:table-cell>
              <table:table-cell office:value-type="float" office:value="0.0000616211297090885">
                <text:p>0.0000616211297090885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0.0304414960611256">
                <text:p>0.0304414960611256</text:p>
              </table:table-cell>
              <table:table-cell office:value-type="float" office:value="0.0000611753654210512">
                <text:p>0.0000611753654210512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0.0301972245063107">
                <text:p>0.0301972245063107</text:p>
              </table:table-cell>
              <table:table-cell office:value-type="float" office:value="0.0000607305277900982">
                <text:p>0.0000607305277900982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0.0299535482809776">
                <text:p>0.0299535482809776</text:p>
              </table:table-cell>
              <table:table-cell office:value-type="float" office:value="0.0000602866158181392">
                <text:p>0.0000602866158181392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0.0297104664301067">
                <text:p>0.0297104664301067</text:p>
              </table:table-cell>
              <table:table-cell office:value-type="float" office:value="0.0000598436285110804">
                <text:p>0.0000598436285110804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0294679779996336">
                <text:p>0.0294679779996336</text:p>
              </table:table-cell>
              <table:table-cell office:value-type="float" office:value="0.0000594015648721635">
                <text:p>0.0000594015648721635</text:p>
              </table:table-cell>
            </table:table-row>
            <table:table-row>
              <table:table-cell office:value-type="float" office:value="51">
                <text:p>50</text:p>
              </table:table-cell>
              <table:table-cell office:value-type="float" office:value="0.0292260820364477">
                <text:p>0.0292260820364477</text:p>
              </table:table-cell>
              <table:table-cell office:value-type="float" office:value="0.0000589604239081831">
                <text:p>0.0000589604239081831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0.0289847775883897">
                <text:p>0.0289847775883897</text:p>
              </table:table-cell>
              <table:table-cell office:value-type="float" office:value="0.0000585202046231581">
                <text:p>0.0000585202046231581</text:p>
              </table:table-cell>
            </table:table-row>
            <table:table-row>
              <table:table-cell office:value-type="float" office:value="53">
                <text:p>50</text:p>
              </table:table-cell>
              <table:table-cell office:value-type="float" office:value="0.0287440637042546">
                <text:p>0.0287440637042546</text:p>
              </table:table-cell>
              <table:table-cell office:value-type="float" office:value="0.0000580809060211074">
                <text:p>0.0000580809060211074</text:p>
              </table:table-cell>
            </table:table-row>
            <table:table-row>
              <table:table-cell office:value-type="float" office:value="54">
                <text:p>50</text:p>
              </table:table-cell>
              <table:table-cell office:value-type="float" office:value="0.0285039394337886">
                <text:p>0.0285039394337886</text:p>
              </table:table-cell>
              <table:table-cell office:value-type="float" office:value="0.0000576425271081593">
                <text:p>0.0000576425271081593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0.0282644038276867">
                <text:p>0.0282644038276867</text:p>
              </table:table-cell>
              <table:table-cell office:value-type="float" office:value="0.0000572050668901092">
                <text:p>0.0000572050668901092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0.0280254559375956">
                <text:p>0.0280254559375956</text:p>
              </table:table-cell>
              <table:table-cell office:value-type="float" office:value="0.0000567685243700877">
                <text:p>0.0000567685243700877</text:p>
              </table:table-cell>
            </table:table-row>
            <table:table-row>
              <table:table-cell office:value-type="float" office:value="57">
                <text:p>60</text:p>
              </table:table-cell>
              <table:table-cell office:value-type="float" office:value="0.0277870948161056">
                <text:p>0.0277870948161056</text:p>
              </table:table-cell>
              <table:table-cell office:value-type="float" office:value="0.0000563328985559996">
                <text:p>0.0000563328985559996</text:p>
              </table:table-cell>
            </table:table-row>
            <table:table-row>
              <table:table-cell office:value-type="float" office:value="58">
                <text:p>60</text:p>
              </table:table-cell>
              <table:table-cell office:value-type="float" office:value="0.0275493195167606">
                <text:p>0.0275493195167606</text:p>
              </table:table-cell>
              <table:table-cell office:value-type="float" office:value="0.000055898188452197">
                <text:p>0.000055898188452197</text:p>
              </table:table-cell>
            </table:table-row>
            <table:table-row>
              <table:table-cell office:value-type="float" office:value="59">
                <text:p>60</text:p>
              </table:table-cell>
              <table:table-cell office:value-type="float" office:value="0.0273121290940467">
                <text:p>0.0273121290940467</text:p>
              </table:table-cell>
              <table:table-cell office:value-type="float" office:value="0.0000554643930631427">
                <text:p>0.0000554643930631427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0270755226033977">
                <text:p>0.0270755226033977</text:p>
              </table:table-cell>
              <table:table-cell office:value-type="float" office:value="0.0000550315113960753">
                <text:p>0.0000550315113960753</text:p>
              </table:table-cell>
            </table:table-row>
            <table:table-row>
              <table:table-cell office:value-type="float" office:value="61">
                <text:p>60</text:p>
              </table:table-cell>
              <table:table-cell office:value-type="float" office:value="0.0268394991011907">
                <text:p>0.0268394991011907</text:p>
              </table:table-cell>
              <table:table-cell office:value-type="float" office:value="0.0000545995424561241">
                <text:p>0.0000545995424561241</text:p>
              </table:table-cell>
            </table:table-row>
            <table:table-row>
              <table:table-cell office:value-type="float" office:value="62">
                <text:p>60</text:p>
              </table:table-cell>
              <table:table-cell office:value-type="float" office:value="0.0266040576447457">
                <text:p>0.0266040576447457</text:p>
              </table:table-cell>
              <table:table-cell office:value-type="float" office:value="0.0000541684852489732">
                <text:p>0.0000541684852489732</text:p>
              </table:table-cell>
            </table:table-row>
            <table:table-row>
              <table:table-cell office:value-type="float" office:value="63">
                <text:p>60</text:p>
              </table:table-cell>
              <table:table-cell office:value-type="float" office:value="0.0263691972923267">
                <text:p>0.0263691972923267</text:p>
              </table:table-cell>
              <table:table-cell office:value-type="float" office:value="0.0000537383387820833">
                <text:p>0.0000537383387820833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0.0261349171031398">
                <text:p>0.0261349171031398</text:p>
              </table:table-cell>
              <table:table-cell office:value-type="float" office:value="0.0000533091020591403">
                <text:p>0.0000533091020591403</text:p>
              </table:table-cell>
            </table:table-row>
            <table:table-row>
              <table:table-cell office:value-type="float" office:value="65">
                <text:p>70</text:p>
              </table:table-cell>
              <table:table-cell office:value-type="float" office:value="0.0259012161373316">
                <text:p>0.0259012161373316</text:p>
              </table:table-cell>
              <table:table-cell office:value-type="float" office:value="0.0000528807740880488">
                <text:p>0.0000528807740880488</text:p>
              </table:table-cell>
            </table:table-row>
            <table:table-row>
              <table:table-cell office:value-type="float" office:value="66">
                <text:p>70</text:p>
              </table:table-cell>
              <table:table-cell office:value-type="float" office:value="0.0256680934559877">
                <text:p>0.0256680934559877</text:p>
              </table:table-cell>
              <table:table-cell office:value-type="float" office:value="0.0000524533538751593">
                <text:p>0.0000524533538751593</text:p>
              </table:table-cell>
            </table:table-row>
            <table:table-row>
              <table:table-cell office:value-type="float" office:value="67">
                <text:p>70</text:p>
              </table:table-cell>
              <table:table-cell office:value-type="float" office:value="0.0254355481211327">
                <text:p>0.0254355481211327</text:p>
              </table:table-cell>
              <table:table-cell office:value-type="float" office:value="0.0000520268404260449">
                <text:p>0.0000520268404260449</text:p>
              </table:table-cell>
            </table:table-row>
            <table:table-row>
              <table:table-cell office:value-type="float" office:value="68">
                <text:p>70</text:p>
              </table:table-cell>
              <table:table-cell office:value-type="float" office:value="0.0252035791957307">
                <text:p>0.0252035791957307</text:p>
              </table:table-cell>
              <table:table-cell office:value-type="float" office:value="0.0000516012327471671">
                <text:p>0.0000516012327471671</text:p>
              </table:table-cell>
            </table:table-row>
            <table:table-row>
              <table:table-cell office:value-type="float" office:value="69">
                <text:p>70</text:p>
              </table:table-cell>
              <table:table-cell office:value-type="float" office:value="0.0249721857436817">
                <text:p>0.0249721857436817</text:p>
              </table:table-cell>
              <table:table-cell office:value-type="float" office:value="0.0000511765298470968">
                <text:p>0.0000511765298470968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0247413668298198">
                <text:p>0.0247413668298198</text:p>
              </table:table-cell>
              <table:table-cell office:value-type="float" office:value="0.0000507527307281874">
                <text:p>0.0000507527307281874</text:p>
              </table:table-cell>
            </table:table-row>
            <table:table-row>
              <table:table-cell office:value-type="float" office:value="71">
                <text:p>70</text:p>
              </table:table-cell>
              <table:table-cell office:value-type="float" office:value="0.0245111215199187">
                <text:p>0.0245111215199187</text:p>
              </table:table-cell>
              <table:table-cell office:value-type="float" office:value="0.0000503298344011194">
                <text:p>0.0000503298344011194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0.0242814488806826">
                <text:p>0.0242814488806826</text:p>
              </table:table-cell>
              <table:table-cell office:value-type="float" office:value="0.000049907839872021">
                <text:p>0.000049907839872021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0.0240523479797508">
                <text:p>0.0240523479797508</text:p>
              </table:table-cell>
              <table:table-cell office:value-type="float" office:value="0.0000494867461471316">
                <text:p>0.0000494867461471316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0.0238238178856947">
                <text:p>0.0238238178856947</text:p>
              </table:table-cell>
              <table:table-cell office:value-type="float" office:value="0.0000490665522322464">
                <text:p>0.0000490665522322464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0.0235958576680156">
                <text:p>0.0235958576680156</text:p>
              </table:table-cell>
              <table:table-cell office:value-type="float" office:value="0.0000486472571380459">
                <text:p>0.0000486472571380459</text:p>
              </table:table-cell>
            </table:table-row>
            <table:table-row>
              <table:table-cell office:value-type="float" office:value="76">
                <text:p>80</text:p>
              </table:table-cell>
              <table:table-cell office:value-type="float" office:value="0.0233684663971487">
                <text:p>0.0233684663971487</text:p>
              </table:table-cell>
              <table:table-cell office:value-type="float" office:value="0.0000482288598691039">
                <text:p>0.0000482288598691039</text:p>
              </table:table-cell>
            </table:table-row>
            <table:table-row>
              <table:table-cell office:value-type="float" office:value="77">
                <text:p>80</text:p>
              </table:table-cell>
              <table:table-cell office:value-type="float" office:value="0.0231416431444567">
                <text:p>0.0231416431444567</text:p>
              </table:table-cell>
              <table:table-cell office:value-type="float" office:value="0.0000478113594331031">
                <text:p>0.0000478113594331031</text:p>
              </table:table-cell>
            </table:table-row>
            <table:table-row>
              <table:table-cell office:value-type="float" office:value="78">
                <text:p>80</text:p>
              </table:table-cell>
              <table:table-cell office:value-type="float" office:value="0.0229153869822287">
                <text:p>0.0229153869822287</text:p>
              </table:table-cell>
              <table:table-cell office:value-type="float" office:value="0.0000473947548371712">
                <text:p>0.0000473947548371712</text:p>
              </table:table-cell>
            </table:table-row>
            <table:table-row>
              <table:table-cell office:value-type="float" office:value="79">
                <text:p>80</text:p>
              </table:table-cell>
              <table:table-cell office:value-type="float" office:value="0.0226896969836846">
                <text:p>0.0226896969836846</text:p>
              </table:table-cell>
              <table:table-cell office:value-type="float" office:value="0.0000469790450912111">
                <text:p>0.0000469790450912111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0224645722229707">
                <text:p>0.0224645722229707</text:p>
              </table:table-cell>
              <table:table-cell office:value-type="float" office:value="0.0000465642292011292">
                <text:p>0.0000465642292011292</text:p>
              </table:table-cell>
            </table:table-row>
            <table:table-row>
              <table:table-cell office:value-type="float" office:value="81">
                <text:p>80</text:p>
              </table:table-cell>
              <table:table-cell office:value-type="float" office:value="0.0222400117751598">
                <text:p>0.0222400117751598</text:p>
              </table:table-cell>
              <table:table-cell office:value-type="float" office:value="0.0000461503061741642">
                <text:p>0.0000461503061741642</text:p>
              </table:table-cell>
            </table:table-row>
            <table:table-row>
              <table:table-cell office:value-type="float" office:value="82">
                <text:p>80</text:p>
              </table:table-cell>
              <table:table-cell office:value-type="float" office:value="0.0220160147162456">
                <text:p>0.0220160147162456</text:p>
              </table:table-cell>
              <table:table-cell office:value-type="float" office:value="0.0000457372750191087">
                <text:p>0.0000457372750191087</text:p>
              </table:table-cell>
            </table:table-row>
            <table:table-row>
              <table:table-cell office:value-type="float" office:value="83">
                <text:p>80</text:p>
              </table:table-cell>
              <table:table-cell office:value-type="float" office:value="0.0217925801231507">
                <text:p>0.0217925801231507</text:p>
              </table:table-cell>
              <table:table-cell office:value-type="float" office:value="0.0000453251347440897">
                <text:p>0.0000453251347440897</text:p>
              </table:table-cell>
            </table:table-row>
            <table:table-row>
              <table:table-cell office:value-type="float" office:value="84">
                <text:p>80</text:p>
              </table:table-cell>
              <table:table-cell office:value-type="float" office:value="0.0215697070737197">
                <text:p>0.0215697070737197</text:p>
              </table:table-cell>
              <table:table-cell office:value-type="float" office:value="0.0000449138843561236">
                <text:p>0.0000449138843561236</text:p>
              </table:table-cell>
            </table:table-row>
            <table:table-row>
              <table:table-cell office:value-type="float" office:value="85">
                <text:p>90</text:p>
              </table:table-cell>
              <table:table-cell office:value-type="float" office:value="0.0213473946467156">
                <text:p>0.0213473946467156</text:p>
              </table:table-cell>
              <table:table-cell office:value-type="float" office:value="0.0000445035228641144">
                <text:p>0.0000445035228641144</text:p>
              </table:table-cell>
            </table:table-row>
            <table:table-row>
              <table:table-cell office:value-type="float" office:value="86">
                <text:p>90</text:p>
              </table:table-cell>
              <table:table-cell office:value-type="float" office:value="0.0211256419218276">
                <text:p>0.0211256419218276</text:p>
              </table:table-cell>
              <table:table-cell office:value-type="float" office:value="0.000044094049277188">
                <text:p>0.000044094049277188</text:p>
              </table:table-cell>
            </table:table-row>
            <table:table-row>
              <table:table-cell office:value-type="float" office:value="87">
                <text:p>90</text:p>
              </table:table-cell>
              <table:table-cell office:value-type="float" office:value="0.0209044479796637">
                <text:p>0.0209044479796637</text:p>
              </table:table-cell>
              <table:table-cell office:value-type="float" office:value="0.0000436854626012506">
                <text:p>0.0000436854626012506</text:p>
              </table:table-cell>
            </table:table-row>
            <table:table-row>
              <table:table-cell office:value-type="float" office:value="88">
                <text:p>90</text:p>
              </table:table-cell>
              <table:table-cell office:value-type="float" office:value="0.0206838119017477">
                <text:p>0.0206838119017477</text:p>
              </table:table-cell>
              <table:table-cell office:value-type="float" office:value="0.0000432777618470936">
                <text:p>0.0000432777618470936</text:p>
              </table:table-cell>
            </table:table-row>
            <table:table-row>
              <table:table-cell office:value-type="float" office:value="89">
                <text:p>90</text:p>
              </table:table-cell>
              <table:table-cell office:value-type="float" office:value="0.0204637327705277">
                <text:p>0.0204637327705277</text:p>
              </table:table-cell>
              <table:table-cell office:value-type="float" office:value="0.0000428709460220667">
                <text:p>0.0000428709460220667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0202442096693647">
                <text:p>0.0202442096693647</text:p>
              </table:table-cell>
              <table:table-cell office:value-type="float" office:value="0.0000424650141360727">
                <text:p>0.0000424650141360727</text:p>
              </table:table-cell>
            </table:table-row>
            <table:table-row>
              <table:table-cell office:value-type="float" office:value="91">
                <text:p>90</text:p>
              </table:table-cell>
              <table:table-cell office:value-type="float" office:value="0.0200252416825396">
                <text:p>0.0200252416825396</text:p>
              </table:table-cell>
              <table:table-cell office:value-type="float" office:value="0.0000420599651971276">
                <text:p>0.0000420599651971276</text:p>
              </table:table-cell>
            </table:table-row>
            <table:table-row>
              <table:table-cell office:value-type="float" office:value="92">
                <text:p>90</text:p>
              </table:table-cell>
              <table:table-cell office:value-type="float" office:value="0.0198068278952467">
                <text:p>0.0198068278952467</text:p>
              </table:table-cell>
              <table:table-cell office:value-type="float" office:value="0.000041655798213136">
                <text:p>0.000041655798213136</text:p>
              </table:table-cell>
            </table:table-row>
            <table:table-row>
              <table:table-cell office:value-type="float" office:value="93">
                <text:p>90</text:p>
              </table:table-cell>
              <table:table-cell office:value-type="float" office:value="0.0195889673935956">
                <text:p>0.0195889673935956</text:p>
              </table:table-cell>
              <table:table-cell office:value-type="float" office:value="0.0000412525121941121">
                <text:p>0.0000412525121941121</text:p>
              </table:table-cell>
            </table:table-row>
            <table:table-row>
              <table:table-cell office:value-type="float" office:value="94">
                <text:p>90</text:p>
              </table:table-cell>
              <table:table-cell office:value-type="float" office:value="0.0193716592646107">
                <text:p>0.0193716592646107</text:p>
              </table:table-cell>
              <table:table-cell office:value-type="float" office:value="0.0000408501061491817">
                <text:p>0.0000408501061491817</text:p>
              </table:table-cell>
            </table:table-row>
            <table:table-row>
              <table:table-cell office:value-type="float" office:value="95">
                <text:p>100</text:p>
              </table:table-cell>
              <table:table-cell office:value-type="float" office:value="0.0191549025962298">
                <text:p>0.0191549025962298</text:p>
              </table:table-cell>
              <table:table-cell office:value-type="float" office:value="0.0000404485790871378">
                <text:p>0.0000404485790871378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0.0189386964772997">
                <text:p>0.0189386964772997</text:p>
              </table:table-cell>
              <table:table-cell office:value-type="float" office:value="0.0000400479300181056">
                <text:p>0.0000400479300181056</text:p>
              </table:table-cell>
            </table:table-row>
            <table:table-row>
              <table:table-cell office:value-type="float" office:value="97">
                <text:p>100</text:p>
              </table:table-cell>
              <table:table-cell office:value-type="float" office:value="0.0187230399975817">
                <text:p>0.0187230399975817</text:p>
              </table:table-cell>
              <table:table-cell office:value-type="float" office:value="0.0000396481579501007">
                <text:p>0.0000396481579501007</text:p>
              </table:table-cell>
            </table:table-row>
            <table:table-row>
              <table:table-cell office:value-type="float" office:value="98">
                <text:p>100</text:p>
              </table:table-cell>
              <table:table-cell office:value-type="float" office:value="0.0185079322477467">
                <text:p>0.0185079322477467</text:p>
              </table:table-cell>
              <table:table-cell office:value-type="float" office:value="0.0000392492618921381">
                <text:p>0.0000392492618921381</text:p>
              </table:table-cell>
            </table:table-row>
            <table:table-row>
              <table:table-cell office:value-type="float" office:value="99">
                <text:p>100</text:p>
              </table:table-cell>
              <table:table-cell office:value-type="float" office:value="0.0182933723193728">
                <text:p>0.0182933723193728</text:p>
              </table:table-cell>
              <table:table-cell office:value-type="float" office:value="0.00003885124085512">
                <text:p>0.00003885124085512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0180793593049498">
                <text:p>0.0180793593049498</text:p>
              </table:table-cell>
              <table:table-cell office:value-type="float" office:value="0.000038454093850171">
                <text:p>0.00003845409385017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60.237cm" svg:height="21.142cm" xlink:href=".." xlink:type="simple" chart:class="chart:line" chart:style-name="ch1">
        <chart:legend svg:x="51.153cm" svg:y="2.909cm" style:legend-expansion="custom" chartooo:width="8.874cm" chartooo:height="9.206cm" style:legend-expansion-aspect-ratio="0.963936563111015" chart:style-name="ch2"/>
        <chart:plot-area chart:style-name="ch3" table:cell-range-address="Hoja7.D15:Hoja7.D114 Hoja7.D12:Hoja7.D12 Hoja7.K15:Hoja7.K114 Hoja7.X12:Hoja7.X12 Hoja7.AE15:Hoja7.AE114 Hoja7.X127:Hoja7.X127 Hoja7.AE130:Hoja7.AE229 Hoja7.N127:Hoja7.N127 Hoja7.U130:Hoja7.U229 Hoja7.D127:Hoja7.D127 Hoja7.K130:Hoja7.K229 Hoja7.N12:Hoja7.N12 Hoja7.U15:Hoja7.U114" chart:data-source-has-labels="both" svg:x="1.027cm" svg:y="0.371cm" svg:width="49.65cm" svg:height="19.898cm">
          <chartooo:coordinate-region svg:x="3.236cm" svg:y="0.57cm" svg:width="47.161cm" svg:height="19.052cm"/>
          <chart:axis chart:dimension="x" chart:name="primary-x" chart:style-name="ch4" chartooo:axis-type="auto">
            <chartooo:date-scale/>
            <chart:categories table:cell-range-address="Hoja7.D15:Hoja7.D11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oja7.K15:Hoja7.K114" chart:label-cell-address="Hoja7.D12:Hoja7.D12" chart:class="chart:line">
            <chart:data-point chart:repeated="100"/>
          </chart:series>
          <chart:series chart:style-name="ch8" chart:values-cell-range-address="Hoja7.AE15:Hoja7.AE114" chart:label-cell-address="Hoja7.X12:Hoja7.X12" chart:class="chart:line">
            <chart:data-point chart:repeated="100"/>
          </chart:series>
          <chart:series chart:style-name="ch9" chart:values-cell-range-address="Hoja7.AE130:Hoja7.AE229" chart:label-cell-address="Hoja7.X127:Hoja7.X127" chart:class="chart:line">
            <chart:data-point chart:repeated="100"/>
          </chart:series>
          <chart:series chart:style-name="ch10" chart:values-cell-range-address="Hoja7.U130:Hoja7.U229" chart:label-cell-address="Hoja7.N127:Hoja7.N127" chart:class="chart:line">
            <chart:data-point chart:repeated="100"/>
          </chart:series>
          <chart:series chart:style-name="ch11" chart:values-cell-range-address="Hoja7.K130:Hoja7.K229" chart:label-cell-address="Hoja7.D127:Hoja7.D127" chart:class="chart:line">
            <chart:data-point chart:repeated="100"/>
          </chart:series>
          <chart:series chart:style-name="ch12" chart:values-cell-range-address="Hoja7.U15:Hoja7.U114" chart:label-cell-address="Hoja7.N12:Hoja7.N12" chart:class="chart:line">
            <chart:data-point chart:repeated="10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 camino (N=256,n=2,a=0.9999)</text:p>
                <draw:g>
                  <svg:desc>Hoja7.D12:Hoja7.D12</svg:desc>
                </draw:g>
              </table:table-cell>
              <table:table-cell office:value-type="string">
                <text:p>1 camino (N=256,n=2,a=0.99999)</text:p>
                <draw:g>
                  <svg:desc>Hoja7.X12:Hoja7.X12</svg:desc>
                </draw:g>
              </table:table-cell>
              <table:table-cell office:value-type="string">
                <text:p>2 caminos (N=256,n=2,a=0.99999)</text:p>
                <draw:g>
                  <svg:desc>Hoja7.X127:Hoja7.X127</svg:desc>
                </draw:g>
              </table:table-cell>
              <table:table-cell office:value-type="string">
                <text:p>2 caminos (N=256,n=2,a=0.9999)</text:p>
                <draw:g>
                  <svg:desc>Hoja7.N127:Hoja7.N127</svg:desc>
                </draw:g>
              </table:table-cell>
              <table:table-cell office:value-type="string">
                <text:p>2 caminos (N=256,n=2,a=0.999)</text:p>
                <draw:g>
                  <svg:desc>Hoja7.D127:Hoja7.D127</svg:desc>
                </draw:g>
              </table:table-cell>
              <table:table-cell office:value-type="string">
                <text:p>1 camino (N=256,n=2,a=0.999)</text:p>
                <draw:g>
                  <svg:desc>Hoja7.N12:Hoja7.N12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Hoja7.D15:Hoja7.D114</svg:desc>
                </draw:g>
              </table:table-cell>
              <table:table-cell office:value-type="float" office:value="0.00000267976321488561">
                <text:p>0.00000267976321488561</text:p>
                <draw:g>
                  <svg:desc>Hoja7.K15:Hoja7.K114</svg:desc>
                </draw:g>
              </table:table-cell>
              <table:table-cell office:value-type="float" office:value="0.0000000027259510204658">
                <text:p>0.0000000027259510204658</text:p>
                <draw:g>
                  <svg:desc>Hoja7.AE15:Hoja7.AE114</svg:desc>
                </draw:g>
              </table:table-cell>
              <table:table-cell office:value-type="float" office:value="0.00000000275802791716018">
                <text:p>0.00000000275802791716018</text:p>
                <draw:g>
                  <svg:desc>Hoja7.AE130:Hoja7.AE229</svg:desc>
                </draw:g>
              </table:table-cell>
              <table:table-cell office:value-type="float" office:value="0.00000271135630203201">
                <text:p>0.00000271135630203201</text:p>
                <draw:g>
                  <svg:desc>Hoja7.U130:Hoja7.U229</svg:desc>
                </draw:g>
              </table:table-cell>
              <table:table-cell office:value-type="float" office:value="0.00228827877120785">
                <text:p>0.00228827877120785</text:p>
                <draw:g>
                  <svg:desc>Hoja7.K130:Hoja7.K229</svg:desc>
                </draw:g>
              </table:table-cell>
              <table:table-cell office:value-type="float" office:value="0.00226109708805489">
                <text:p>0.00226109708805489</text:p>
                <draw:g>
                  <svg:desc>Hoja7.U15:Hoja7.U114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00000264817012796126">
                <text:p>0.00000264817012796126</text:p>
              </table:table-cell>
              <table:table-cell office:value-type="float" office:value="0.00000000269387390172682">
                <text:p>0.00000000269387390172682</text:p>
              </table:table-cell>
              <table:table-cell office:value-type="float" office:value="0.00000000275727096710199">
                <text:p>0.00000000275727096710199</text:p>
              </table:table-cell>
              <table:table-cell office:value-type="float" office:value="0.0000027106078608341">
                <text:p>0.0000027106078608341</text:p>
              </table:table-cell>
              <table:table-cell office:value-type="float" office:value="0.00228760954989693">
                <text:p>0.00228760954989693</text:p>
              </table:table-cell>
              <table:table-cell office:value-type="float" office:value="0.00223391540490281">
                <text:p>0.00223391540490281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.00000261682685487319">
                <text:p>0.00000261682685487319</text:p>
              </table:table-cell>
              <table:table-cell office:value-type="float" office:value="0.00000000266205002485975">
                <text:p>0.00000000266205002485975</text:p>
              </table:table-cell>
              <table:table-cell office:value-type="float" office:value="0.00000000275601608201725">
                <text:p>0.00000000275601608201725</text:p>
              </table:table-cell>
              <table:table-cell office:value-type="float" office:value="0.0000027093677900103">
                <text:p>0.0000027093677900103</text:p>
              </table:table-cell>
              <table:table-cell office:value-type="float" office:value="0.00228650150205101">
                <text:p>0.00228650150205101</text:p>
              </table:table-cell>
              <table:table-cell office:value-type="float" office:value="0.00220695712852104">
                <text:p>0.00220695712852104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00000258573239586557">
                <text:p>0.00000258573239586557</text:p>
              </table:table-cell>
              <table:table-cell office:value-type="float" office:value="0.00000000263047805759697">
                <text:p>0.00000000263047805759697</text:p>
              </table:table-cell>
              <table:table-cell office:value-type="float" office:value="0.00000000275427092244485">
                <text:p>0.00000000275427092244485</text:p>
              </table:table-cell>
              <table:table-cell office:value-type="float" office:value="0.00000270764208898377">
                <text:p>0.00000270764208898377</text:p>
              </table:table-cell>
              <table:table-cell office:value-type="float" office:value="0.00228496060171002">
                <text:p>0.00228496060171002</text:p>
              </table:table-cell>
              <table:table-cell office:value-type="float" office:value="0.0021802212599088">
                <text:p>0.0021802212599088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0.00000255488575107154">
                <text:p>0.00000255488575107154</text:p>
              </table:table-cell>
              <table:table-cell office:value-type="float" office:value="0.00000000259915589051474">
                <text:p>0.00000000259915589051474</text:p>
              </table:table-cell>
              <table:table-cell office:value-type="float" office:value="0.00000000275204004029916">
                <text:p>0.00000000275204004029916</text:p>
              </table:table-cell>
              <table:table-cell office:value-type="float" office:value="0.00000270543675195967">
                <text:p>0.00000270543675195967</text:p>
              </table:table-cell>
              <table:table-cell office:value-type="float" office:value="0.00228299280897093">
                <text:p>0.00228299280897093</text:p>
              </table:table-cell>
              <table:table-cell office:value-type="float" office:value="0.00215370680106608">
                <text:p>0.00215370680106608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0.00000252428591995812">
                <text:p>0.00000252428591995812</text:p>
              </table:table-cell>
              <table:table-cell office:value-type="float" office:value="0.00000000256808385667995">
                <text:p>0.00000000256808385667995</text:p>
              </table:table-cell>
              <table:table-cell office:value-type="float" office:value="0.00000000274932887567303">
                <text:p>0.00000000274932887567303</text:p>
              </table:table-cell>
              <table:table-cell office:value-type="float" office:value="0.00000270275777503048">
                <text:p>0.00000270275777503048</text:p>
              </table:table-cell>
              <table:table-cell office:value-type="float" office:value="0.00228060407002706">
                <text:p>0.00228060407002706</text:p>
              </table:table-cell>
              <table:table-cell office:value-type="float" office:value="0.00212741275499007">
                <text:p>0.00212741275499007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0.00000249393190310254">
                <text:p>0.00000249393190310254</text:p>
              </table:table-cell>
              <table:table-cell office:value-type="float" office:value="0.00000000253726095689188">
                <text:p>0.00000000253726095689188</text:p>
              </table:table-cell>
              <table:table-cell office:value-type="float" office:value="0.00000000274614497808301">
                <text:p>0.00000000274614497808301</text:p>
              </table:table-cell>
              <table:table-cell office:value-type="float" office:value="0.00000269961115006989">
                <text:p>0.00000269961115006989</text:p>
              </table:table-cell>
              <table:table-cell office:value-type="float" office:value="0.00227780031719105">
                <text:p>0.00227780031719105</text:p>
              </table:table-cell>
              <table:table-cell office:value-type="float" office:value="0.00210133812567392">
                <text:p>0.00210133812567392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00000246382270296941">
                <text:p>0.00000246382270296941</text:p>
              </table:table-cell>
              <table:table-cell office:value-type="float" office:value="0.0000000025066849707045">
                <text:p>0.0000000025066849707045</text:p>
              </table:table-cell>
              <table:table-cell office:value-type="float" office:value="0.00000000274249400966653">
                <text:p>0.00000000274249400966653</text:p>
              </table:table-cell>
              <table:table-cell office:value-type="float" office:value="0.00000269600286906257">
                <text:p>0.00000269600286906257</text:p>
              </table:table-cell>
              <table:table-cell office:value-type="float" office:value="0.00227458746892806">
                <text:p>0.00227458746892806</text:p>
              </table:table-cell>
              <table:table-cell office:value-type="float" office:value="0.00207548191810802">
                <text:p>0.00207548191810802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0.00000243395731802654">
                <text:p>0.00000243395731802654</text:p>
              </table:table-cell>
              <table:table-cell office:value-type="float" office:value="0.00000000247635612016239">
                <text:p>0.00000000247635612016239</text:p>
              </table:table-cell>
              <table:table-cell office:value-type="float" office:value="0.00000000273838196562792">
                <text:p>0.00000000273838196562792</text:p>
              </table:table-cell>
              <table:table-cell office:value-type="float" office:value="0.00000269193892299402">
                <text:p>0.00000269193892299402</text:p>
              </table:table-cell>
              <table:table-cell office:value-type="float" office:value="0.00227097142988397">
                <text:p>0.00227097142988397</text:p>
              </table:table-cell>
              <table:table-cell office:value-type="float" office:value="0.00204984313827794">
                <text:p>0.0020498431382779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000024043347490732">
                <text:p>0.0000024043347490732</text:p>
              </table:table-cell>
              <table:table-cell office:value-type="float" office:value="0.00000000244627196277492">
                <text:p>0.00000000244627196277492</text:p>
              </table:table-cell>
              <table:table-cell office:value-type="float" office:value="0.0000000027338139529931">
                <text:p>0.0000000027338139529931</text:p>
              </table:table-cell>
              <table:table-cell office:value-type="float" office:value="0.00000268742530096233">
                <text:p>0.00000268742530096233</text:p>
              </table:table-cell>
              <table:table-cell office:value-type="float" office:value="0.00226695809091204">
                <text:p>0.00226695809091204</text:p>
              </table:table-cell>
              <table:table-cell office:value-type="float" office:value="0.00202442079316101">
                <text:p>0.00202442079316101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0.0000023749539980189">
                <text:p>0.0000023749539980189</text:p>
              </table:table-cell>
              <table:table-cell office:value-type="float" office:value="0.00000000241643505205502">
                <text:p>0.00000000241643505205502</text:p>
              </table:table-cell>
              <table:table-cell office:value-type="float" office:value="0.0000000027287959669664">
                <text:p>0.0000000027287959669664</text:p>
              </table:table-cell>
              <table:table-cell office:value-type="float" office:value="0.00000268246799006722">
                <text:p>0.00000268246799006722</text:p>
              </table:table-cell>
              <table:table-cell office:value-type="float" office:value="0.00226255332911107">
                <text:p>0.00226255332911107</text:p>
              </table:table-cell>
              <table:table-cell office:value-type="float" office:value="0.00199921389073199">
                <text:p>0.00199921389073199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0.00000234581406488576">
                <text:p>0.00000234581406488576</text:p>
              </table:table-cell>
              <table:table-cell office:value-type="float" office:value="0.00000000238683994790989">
                <text:p>0.00000000238683994790989</text:p>
              </table:table-cell>
              <table:table-cell office:value-type="float" office:value="0.0000000027233360011536">
                <text:p>0.0000000027233360011536</text:p>
              </table:table-cell>
              <table:table-cell office:value-type="float" office:value="0.00000267707297607611">
                <text:p>0.00000267707297607611</text:p>
              </table:table-cell>
              <table:table-cell office:value-type="float" office:value="0.00225776300784697">
                <text:p>0.00225776300784697</text:p>
              </table:table-cell>
              <table:table-cell office:value-type="float" office:value="0.00197422143995307">
                <text:p>0.00197422143995307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0.00000231691395002898">
                <text:p>0.00000231691395002898</text:p>
              </table:table-cell>
              <table:table-cell office:value-type="float" office:value="0.00000000235748709442873">
                <text:p>0.00000000235748709442873</text:p>
              </table:table-cell>
              <table:table-cell office:value-type="float" office:value="0.00000000271743805235758">
                <text:p>0.00000000271743805235758</text:p>
              </table:table-cell>
              <table:table-cell office:value-type="float" office:value="0.00000267124624508952">
                <text:p>0.00000267124624508952</text:p>
              </table:table-cell>
              <table:table-cell office:value-type="float" office:value="0.00225259297678193">
                <text:p>0.00225259297678193</text:p>
              </table:table-cell>
              <table:table-cell office:value-type="float" office:value="0.00194944245077899">
                <text:p>0.00194944245077899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0.00000228825265691235">
                <text:p>0.00000228825265691235</text:p>
              </table:table-cell>
              <table:table-cell office:value-type="float" office:value="0.00000000232837715774536">
                <text:p>0.00000000232837715774536</text:p>
              </table:table-cell>
              <table:table-cell office:value-type="float" office:value="0.00000000271110811578268">
                <text:p>0.00000000271110811578268</text:p>
              </table:table-cell>
              <table:table-cell office:value-type="float" office:value="0.0000026649937799883">
                <text:p>0.0000026649937799883</text:p>
              </table:table-cell>
              <table:table-cell office:value-type="float" office:value="0.00224704907190998">
                <text:p>0.00224704907190998</text:p>
              </table:table-cell>
              <table:table-cell office:value-type="float" office:value="0.00192487593415602">
                <text:p>0.00192487593415602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0.00000225982918600209">
                <text:p>0.00000225982918600209</text:p>
              </table:table-cell>
              <table:table-cell office:value-type="float" office:value="0.00000000229950691821301">
                <text:p>0.00000000229950691821301</text:p>
              </table:table-cell>
              <table:table-cell office:value-type="float" office:value="0.00000000270435385196777">
                <text:p>0.00000000270435385196777</text:p>
              </table:table-cell>
              <table:table-cell office:value-type="float" office:value="0.00000265832156198798">
                <text:p>0.00000265832156198798</text:p>
              </table:table-cell>
              <table:table-cell office:value-type="float" office:value="0.00224113711558493">
                <text:p>0.00224113711558493</text:p>
              </table:table-cell>
              <table:table-cell office:value-type="float" office:value="0.00190052090201798">
                <text:p>0.00190052090201798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00000223164253609909">
                <text:p>0.00000223164253609909</text:p>
              </table:table-cell>
              <table:table-cell office:value-type="float" office:value="0.00000000227087693094319">
                <text:p>0.00000000227087693094319</text:p>
              </table:table-cell>
              <table:table-cell office:value-type="float" office:value="0.00000000269718003487185">
                <text:p>0.00000000269718003487185</text:p>
              </table:table-cell>
              <table:table-cell office:value-type="float" office:value="0.0000026512355729702">
                <text:p>0.0000026512355729702</text:p>
              </table:table-cell>
              <table:table-cell office:value-type="float" office:value="0.00223486291654107">
                <text:p>0.00223486291654107</text:p>
              </table:table-cell>
              <table:table-cell office:value-type="float" office:value="0.00187637636728799">
                <text:p>0.00187637636728799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0.00000220369171100021">
                <text:p>0.00000220369171100021</text:p>
              </table:table-cell>
              <table:table-cell office:value-type="float" office:value="0.00000000224248508651215">
                <text:p>0.00000000224248508651215</text:p>
              </table:table-cell>
              <table:table-cell office:value-type="float" office:value="0.00000000268959210458775">
                <text:p>0.00000000268959210458775</text:p>
              </table:table-cell>
              <table:table-cell office:value-type="float" office:value="0.00000264374179104188">
                <text:p>0.00000264374179104188</text:p>
              </table:table-cell>
              <table:table-cell office:value-type="float" office:value="0.00222823226993396">
                <text:p>0.00222823226993396</text:p>
              </table:table-cell>
              <table:table-cell office:value-type="float" office:value="0.00185244134387408">
                <text:p>0.00185244134387408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0.00000217597571194883">
                <text:p>0.00000217597571194883</text:p>
              </table:table-cell>
              <table:table-cell office:value-type="float" office:value="0.00000000221433094083068">
                <text:p>0.00000000221433094083068</text:p>
              </table:table-cell>
              <table:table-cell office:value-type="float" office:value="0.00000000268159805472123">
                <text:p>0.00000000268159805472123</text:p>
              </table:table-cell>
              <table:table-cell office:value-type="float" office:value="0.00000263584619508705">
                <text:p>0.00000263584619508705</text:p>
              </table:table-cell>
              <table:table-cell office:value-type="float" office:value="0.00222125095736303">
                <text:p>0.00222125095736303</text:p>
              </table:table-cell>
              <table:table-cell office:value-type="float" office:value="0.00182871484667091">
                <text:p>0.00182871484667091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0.00000214849354096547">
                <text:p>0.00000214849354096547</text:p>
              </table:table-cell>
              <table:table-cell office:value-type="float" office:value="0.00000000218641393878727">
                <text:p>0.00000000218641393878727</text:p>
              </table:table-cell>
              <table:table-cell office:value-type="float" office:value="0.00000000267319999469606">
                <text:p>0.00000000267319999469606</text:p>
              </table:table-cell>
              <table:table-cell office:value-type="float" office:value="0.00000262755475999299">
                <text:p>0.00000262755475999299</text:p>
              </table:table-cell>
              <table:table-cell office:value-type="float" office:value="0.00221392474690096">
                <text:p>0.00221392474690096</text:p>
              </table:table-cell>
              <table:table-cell office:value-type="float" office:value="0.00180519589156292">
                <text:p>0.00180519589156292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00000212124419696202">
                <text:p>0.00000212124419696202</text:p>
              </table:table-cell>
              <table:table-cell office:value-type="float" office:value="0.00000000215873197095817">
                <text:p>0.00000000215873197095817</text:p>
              </table:table-cell>
              <table:table-cell office:value-type="float" office:value="0.00000000266440902674248">
                <text:p>0.00000000266440902674248</text:p>
              </table:table-cell>
              <table:table-cell office:value-type="float" office:value="0.0000026188734629784">
                <text:p>0.0000026188734629784</text:p>
              </table:table-cell>
              <table:table-cell office:value-type="float" office:value="0.00220625939312602">
                <text:p>0.00220625939312602</text:p>
              </table:table-cell>
              <table:table-cell office:value-type="float" office:value="0.00178188349541097">
                <text:p>0.00178188349541097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0.00000209422668506765">
                <text:p>0.00000209422668506765</text:p>
              </table:table-cell>
              <table:table-cell office:value-type="float" office:value="0.00000000213128503734339">
                <text:p>0.00000000213128503734339</text:p>
              </table:table-cell>
              <table:table-cell office:value-type="float" office:value="0.00000000265522803744034">
                <text:p>0.00000000265522803744034</text:p>
              </table:table-cell>
              <table:table-cell office:value-type="float" office:value="0.00000260980827604396">
                <text:p>0.00000260980827604396</text:p>
              </table:table-cell>
              <table:table-cell office:value-type="float" office:value="0.00219826063714601">
                <text:p>0.00219826063714601</text:p>
              </table:table-cell>
              <table:table-cell office:value-type="float" office:value="0.00175877667606394">
                <text:p>0.00175877667606394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0.00000206744000597059">
                <text:p>0.00000206744000597059</text:p>
              </table:table-cell>
              <table:table-cell office:value-type="float" office:value="0.00000000210407191669759">
                <text:p>0.00000000210407191669759</text:p>
              </table:table-cell>
              <table:table-cell office:value-type="float" office:value="0.0000000026456640211947">
                <text:p>0.0000000026456640211947</text:p>
              </table:table-cell>
              <table:table-cell office:value-type="float" office:value="0.00000260036517196749">
                <text:p>0.00000260036517196749</text:p>
              </table:table-cell>
              <table:table-cell office:value-type="float" office:value="0.00218993420663394">
                <text:p>0.00218993420663394</text:p>
              </table:table-cell>
              <table:table-cell office:value-type="float" office:value="0.00173587445235202">
                <text:p>0.00173587445235202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0.00000204088316091422">
                <text:p>0.00000204088316091422</text:p>
              </table:table-cell>
              <table:table-cell office:value-type="float" office:value="0.00000000207709094368624">
                <text:p>0.00000000207709094368624</text:p>
              </table:table-cell>
              <table:table-cell office:value-type="float" office:value="0.00000000263572097480846">
                <text:p>0.00000000263572097480846</text:p>
              </table:table-cell>
              <table:table-cell office:value-type="float" office:value="0.00000259055012297171">
                <text:p>0.00000259055012297171</text:p>
              </table:table-cell>
              <table:table-cell office:value-type="float" office:value="0.00218128581584698">
                <text:p>0.00218128581584698</text:p>
              </table:table-cell>
              <table:table-cell office:value-type="float" office:value="0.00171317584408803">
                <text:p>0.00171317584408803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0.00000201455515302928">
                <text:p>0.00000201455515302928</text:p>
              </table:table-cell>
              <table:table-cell office:value-type="float" office:value="0.00000000205034300648776">
                <text:p>0.00000000205034300648776</text:p>
              </table:table-cell>
              <table:table-cell office:value-type="float" office:value="0.00000000262540800211042">
                <text:p>0.00000000262540800211042</text:p>
              </table:table-cell>
              <table:table-cell office:value-type="float" office:value="0.00000258036909595027">
                <text:p>0.00000258036909595027</text:p>
              </table:table-cell>
              <table:table-cell office:value-type="float" office:value="0.00217232116566701">
                <text:p>0.00217232116566701</text:p>
              </table:table-cell>
              <table:table-cell office:value-type="float" office:value="0.00169067987205884">
                <text:p>0.00169067987205884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0.00000198845498500244">
                <text:p>0.00000198845498500244</text:p>
              </table:table-cell>
              <table:table-cell office:value-type="float" office:value="0.00000000202382399727696">
                <text:p>0.00000000202382399727696</text:p>
              </table:table-cell>
              <table:table-cell office:value-type="float" office:value="0.00000000261472998808188">
                <text:p>0.00000000261472998808188</text:p>
              </table:table-cell>
              <table:table-cell office:value-type="float" office:value="0.00000256982805890704">
                <text:p>0.00000256982805890704</text:p>
              </table:table-cell>
              <table:table-cell office:value-type="float" office:value="0.00216304594361905">
                <text:p>0.00216304594361905</text:p>
              </table:table-cell>
              <table:table-cell office:value-type="float" office:value="0.00166838555804005">
                <text:p>0.00166838555804005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0.00000196258165707786">
                <text:p>0.00000196258165707786</text:p>
              </table:table-cell>
              <table:table-cell office:value-type="float" office:value="0.00000000199753602547759">
                <text:p>0.00000000199753602547759</text:p>
              </table:table-cell>
              <table:table-cell office:value-type="float" office:value="0.00000000260369203974875">
                <text:p>0.00000000260369203974875</text:p>
              </table:table-cell>
              <table:table-cell office:value-type="float" office:value="0.00000255893298206633">
                <text:p>0.00000255893298206633</text:p>
              </table:table-cell>
              <table:table-cell office:value-type="float" office:value="0.00215346582390707">
                <text:p>0.00215346582390707</text:p>
              </table:table-cell>
              <table:table-cell office:value-type="float" office:value="0.00164629192477694">
                <text:p>0.00164629192477694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0.00000193693417205321">
                <text:p>0.00000193693417205321</text:p>
              </table:table-cell>
              <table:table-cell office:value-type="float" office:value="0.00000000197147598246517">
                <text:p>0.00000000197147598246517</text:p>
              </table:table-cell>
              <table:table-cell office:value-type="float" office:value="0.00000000259230104049379">
                <text:p>0.00000000259230104049379</text:p>
              </table:table-cell>
              <table:table-cell office:value-type="float" office:value="0.00000254768982699272">
                <text:p>0.00000254768982699272</text:p>
              </table:table-cell>
              <table:table-cell office:value-type="float" office:value="0.00214358646743795">
                <text:p>0.00214358646743795</text:p>
              </table:table-cell>
              <table:table-cell office:value-type="float" office:value="0.00162439799599701">
                <text:p>0.00162439799599701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0.00000191151153505764">
                <text:p>0.00000191151153505764</text:p>
              </table:table-cell>
              <table:table-cell office:value-type="float" office:value="0.00000000194564497846272">
                <text:p>0.00000000194564497846272</text:p>
              </table:table-cell>
              <table:table-cell office:value-type="float" office:value="0.00000000258056209734292">
                <text:p>0.00000000258056209734292</text:p>
              </table:table-cell>
              <table:table-cell office:value-type="float" office:value="0.00000253610456002473">
                <text:p>0.00000253610456002473</text:p>
              </table:table-cell>
              <table:table-cell office:value-type="float" office:value="0.00213341352185292">
                <text:p>0.00213341352185292</text:p>
              </table:table-cell>
              <table:table-cell office:value-type="float" office:value="0.00160270279640196">
                <text:p>0.00160270279640196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0.00000188631274600226">
                <text:p>0.00000188631274600226</text:p>
              </table:table-cell>
              <table:table-cell office:value-type="float" office:value="0.00000000192003901666737">
                <text:p>0.00000000192003901666737</text:p>
              </table:table-cell>
              <table:table-cell office:value-type="float" office:value="0.00000000256848098345586">
                <text:p>0.00000000256848098345586</text:p>
              </table:table-cell>
              <table:table-cell office:value-type="float" office:value="0.000002524183142949">
                <text:p>0.000002524183142949</text:p>
              </table:table-cell>
              <table:table-cell office:value-type="float" office:value="0.00212295262155404">
                <text:p>0.00212295262155404</text:p>
              </table:table-cell>
              <table:table-cell office:value-type="float" office:value="0.00158120535166906">
                <text:p>0.00158120535166906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00000186133680912803">
                <text:p>0.00000186133680912803</text:p>
              </table:table-cell>
              <table:table-cell office:value-type="float" office:value="0.00000000189465898525754">
                <text:p>0.00000000189465898525754</text:p>
              </table:table-cell>
              <table:table-cell office:value-type="float" office:value="0.00000000255606613652759">
                <text:p>0.00000000255606613652759</text:p>
              </table:table-cell>
              <table:table-cell office:value-type="float" office:value="0.00000251193153499862">
                <text:p>0.00000251193153499862</text:p>
              </table:table-cell>
              <table:table-cell office:value-type="float" office:value="0.00211220938773504">
                <text:p>0.00211220938773504</text:p>
              </table:table-cell>
              <table:table-cell office:value-type="float" office:value="0.00155990468845202">
                <text:p>0.00155990468845202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0.00000183658272601139">
                <text:p>0.00000183658272601139</text:p>
              </table:table-cell>
              <table:table-cell office:value-type="float" office:value="0.00000000186950499525551">
                <text:p>0.00000000186950499525551</text:p>
              </table:table-cell>
              <table:table-cell office:value-type="float" office:value="0.0000000025433209982495">
                <text:p>0.0000000025433209982495</text:p>
              </table:table-cell>
              <table:table-cell office:value-type="float" office:value="0.00000249935569895943">
                <text:p>0.00000249935569895943</text:p>
              </table:table-cell>
              <table:table-cell office:value-type="float" office:value="0.00210118942840598">
                <text:p>0.00210118942840598</text:p>
              </table:table-cell>
              <table:table-cell office:value-type="float" office:value="0.00153879983437499">
                <text:p>0.00153879983437499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0.00000181204950000513">
                <text:p>0.00000181204950000513</text:p>
              </table:table-cell>
              <table:table-cell office:value-type="float" office:value="0.00000000184457304985841">
                <text:p>0.00000000184457304985841</text:p>
              </table:table-cell>
              <table:table-cell office:value-type="float" office:value="0.00000000253025200791512">
                <text:p>0.00000000253025200791512</text:p>
              </table:table-cell>
              <table:table-cell office:value-type="float" office:value="0.00000248646158995669">
                <text:p>0.00000248646158995669</text:p>
              </table:table-cell>
              <table:table-cell office:value-type="float" office:value="0.00208989833842599">
                <text:p>0.00208989833842599</text:p>
              </table:table-cell>
              <table:table-cell office:value-type="float" office:value="0.00151788981803502">
                <text:p>0.00151788981803502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0.00000178773613390693">
                <text:p>0.00000178773613390693</text:p>
              </table:table-cell>
              <table:table-cell office:value-type="float" office:value="0.00000000181986503644538">
                <text:p>0.00000000181986503644538</text:p>
              </table:table-cell>
              <table:table-cell office:value-type="float" office:value="0.00000000251686704810794">
                <text:p>0.00000000251686704810794</text:p>
              </table:table-cell>
              <table:table-cell office:value-type="float" office:value="0.00000247325516899988">
                <text:p>0.00000247325516899988</text:p>
              </table:table-cell>
              <table:table-cell office:value-type="float" office:value="0.00207834169952703">
                <text:p>0.00207834169952703</text:p>
              </table:table-cell>
              <table:table-cell office:value-type="float" office:value="0.00149717366900104">
                <text:p>0.00149717366900104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0.00000176364163195775">
                <text:p>0.00000176364163195775</text:p>
              </table:table-cell>
              <table:table-cell office:value-type="float" office:value="0.00000000179537695821352">
                <text:p>0.00000000179537695821352</text:p>
              </table:table-cell>
              <table:table-cell office:value-type="float" office:value="0.00000000250317000460853">
                <text:p>0.00000000250317000460853</text:p>
              </table:table-cell>
              <table:table-cell office:value-type="float" office:value="0.00000245974238799462">
                <text:p>0.00000245974238799462</text:p>
              </table:table-cell>
              <table:table-cell office:value-type="float" office:value="0.00206652508034599">
                <text:p>0.00206652508034599</text:p>
              </table:table-cell>
              <table:table-cell office:value-type="float" office:value="0.00147665041781409">
                <text:p>0.00147665041781409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0.00000173976499595607">
                <text:p>0.00000173976499595607</text:p>
              </table:table-cell>
              <table:table-cell office:value-type="float" office:value="0.0000000017711110356089">
                <text:p>0.0000000017711110356089</text:p>
              </table:table-cell>
              <table:table-cell office:value-type="float" office:value="0.00000000248916698364354">
                <text:p>0.00000000248916698364354</text:p>
              </table:table-cell>
              <table:table-cell office:value-type="float" office:value="0.00000244592920395359">
                <text:p>0.00000244592920395359</text:p>
              </table:table-cell>
              <table:table-cell office:value-type="float" office:value="0.00205445403644899">
                <text:p>0.00205445403644899</text:p>
              </table:table-cell>
              <table:table-cell office:value-type="float" office:value="0.00145631909598098">
                <text:p>0.00145631909598098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0.00000171610522903265">
                <text:p>0.00000171610522903265</text:p>
              </table:table-cell>
              <table:table-cell office:value-type="float" office:value="0.00000000174706404898473">
                <text:p>0.00000000174706404898473</text:p>
              </table:table-cell>
              <table:table-cell office:value-type="float" office:value="0.00000000247486497961802">
                <text:p>0.00000000247486497961802</text:p>
              </table:table-cell>
              <table:table-cell office:value-type="float" office:value="0.00000243182156600685">
                <text:p>0.00000243182156600685</text:p>
              </table:table-cell>
              <table:table-cell office:value-type="float" office:value="0.00204213411036502">
                <text:p>0.00204213411036502</text:p>
              </table:table-cell>
              <table:table-cell office:value-type="float" office:value="0.00143617873598101">
                <text:p>0.00143617873598101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0.00000169266133587254">
                <text:p>0.00000169266133587254</text:p>
              </table:table-cell>
              <table:table-cell office:value-type="float" office:value="0.00000000172323599834101">
                <text:p>0.00000000172323599834101</text:p>
              </table:table-cell>
              <table:table-cell office:value-type="float" office:value="0.00000000246026898853557">
                <text:p>0.00000000246026898853557</text:p>
              </table:table-cell>
              <table:table-cell office:value-type="float" office:value="0.00000241742542994583">
                <text:p>0.00000241742542994583</text:p>
              </table:table-cell>
              <table:table-cell office:value-type="float" office:value="0.00202957083160693">
                <text:p>0.00202957083160693</text:p>
              </table:table-cell>
              <table:table-cell office:value-type="float" office:value="0.00141622837125899">
                <text:p>0.00141622837125899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0.00000166943232005057">
                <text:p>0.00000166943232005057</text:p>
              </table:table-cell>
              <table:table-cell office:value-type="float" office:value="0.00000000169962610652163">
                <text:p>0.00000000169962610652163</text:p>
              </table:table-cell>
              <table:table-cell office:value-type="float" office:value="0.00000000244538500560054">
                <text:p>0.00000000244538500560054</text:p>
              </table:table-cell>
              <table:table-cell office:value-type="float" office:value="0.00000240274674090379">
                <text:p>0.00000240274674090379</text:p>
              </table:table-cell>
              <table:table-cell office:value-type="float" office:value="0.00201676971670395">
                <text:p>0.00201676971670395</text:p>
              </table:table-cell>
              <table:table-cell office:value-type="float" office:value="0.00139646703622398">
                <text:p>0.00139646703622398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0.00000164641718392033">
                <text:p>0.00000164641718392033</text:p>
              </table:table-cell>
              <table:table-cell office:value-type="float" office:value="0.00000000167623204205825">
                <text:p>0.00000000167623204205825</text:p>
              </table:table-cell>
              <table:table-cell office:value-type="float" office:value="0.0000000024302210244187">
                <text:p>0.0000000024302210244187</text:p>
              </table:table-cell>
              <table:table-cell office:value-type="float" office:value="0.00000238779145200763">
                <text:p>0.00000238779145200763</text:p>
              </table:table-cell>
              <table:table-cell office:value-type="float" office:value="0.00200373626923001">
                <text:p>0.00200373626923001</text:p>
              </table:table-cell>
              <table:table-cell office:value-type="float" office:value="0.00137689376625594">
                <text:p>0.00137689376625594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00000162361493205587">
                <text:p>0.00000162361493205587</text:p>
              </table:table-cell>
              <table:table-cell office:value-type="float" office:value="0.00000000165305502619617">
                <text:p>0.00000000165305502619617</text:p>
              </table:table-cell>
              <table:table-cell office:value-type="float" office:value="0.00000000241478104179293">
                <text:p>0.00000000241478104179293</text:p>
              </table:table-cell>
              <table:table-cell office:value-type="float" office:value="0.00000237256550805753">
                <text:p>0.00000237256550805753</text:p>
              </table:table-cell>
              <table:table-cell office:value-type="float" office:value="0.00199047597982804">
                <text:p>0.00199047597982804</text:p>
              </table:table-cell>
              <table:table-cell office:value-type="float" office:value="0.00135750759769593">
                <text:p>0.00135750759769593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0.00000160102456692179">
                <text:p>0.00000160102456692179</text:p>
              </table:table-cell>
              <table:table-cell office:value-type="float" office:value="0.00000000163009195031094">
                <text:p>0.00000000163009195031094</text:p>
              </table:table-cell>
              <table:table-cell office:value-type="float" office:value="0.00000000239907105292758">
                <text:p>0.00000000239907105292758</text:p>
              </table:table-cell>
              <table:table-cell office:value-type="float" office:value="0.00000235707485496395">
                <text:p>0.00000235707485496395</text:p>
              </table:table-cell>
              <table:table-cell office:value-type="float" office:value="0.00197699432624199">
                <text:p>0.00197699432624199</text:p>
              </table:table-cell>
              <table:table-cell office:value-type="float" office:value="0.00133830756784803">
                <text:p>0.00133830756784803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0.00000157864509398031">
                <text:p>0.00000157864509398031</text:p>
              </table:table-cell>
              <table:table-cell office:value-type="float" office:value="0.00000000160734203724644">
                <text:p>0.00000000160734203724644</text:p>
              </table:table-cell>
              <table:table-cell office:value-type="float" office:value="0.00000000238309905142842">
                <text:p>0.00000000238309905142842</text:p>
              </table:table-cell>
              <table:table-cell office:value-type="float" office:value="0.00000234132543708299">
                <text:p>0.00000234132543708299</text:p>
              </table:table-cell>
              <table:table-cell office:value-type="float" office:value="0.00196329677333806">
                <text:p>0.00196329677333806</text:p>
              </table:table-cell>
              <table:table-cell office:value-type="float" office:value="0.0013192927149821">
                <text:p>0.0013192927149821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0.00000155647551702831">
                <text:p>0.00000155647551702831</text:p>
              </table:table-cell>
              <table:table-cell office:value-type="float" office:value="0.00000000158480495393576">
                <text:p>0.00000000158480495393576</text:p>
              </table:table-cell>
              <table:table-cell office:value-type="float" office:value="0.0000000023668679238753">
                <text:p>0.0000000023668679238753</text:p>
              </table:table-cell>
              <table:table-cell office:value-type="float" office:value="0.00000232532319910383">
                <text:p>0.00000232532319910383</text:p>
              </table:table-cell>
              <table:table-cell office:value-type="float" office:value="0.00194938877314299">
                <text:p>0.00194938877314299</text:p>
              </table:table-cell>
              <table:table-cell office:value-type="float" office:value="0.00130046207832601">
                <text:p>0.00130046207832601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0.00000153451483897449">
                <text:p>0.00000153451483897449</text:p>
              </table:table-cell>
              <table:table-cell office:value-type="float" office:value="0.00000000156248003424508">
                <text:p>0.00000000156248003424508</text:p>
              </table:table-cell>
              <table:table-cell office:value-type="float" office:value="0.00000000235038599694093">
                <text:p>0.00000000235038599694093</text:p>
              </table:table-cell>
              <table:table-cell office:value-type="float" office:value="0.00000230907408105274">
                <text:p>0.00000230907408105274</text:p>
              </table:table-cell>
              <table:table-cell office:value-type="float" office:value="0.00193527576485997">
                <text:p>0.00193527576485997</text:p>
              </table:table-cell>
              <table:table-cell office:value-type="float" office:value="0.00128181469807098">
                <text:p>0.00128181469807098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0.00000151276206605822">
                <text:p>0.00000151276206605822</text:p>
              </table:table-cell>
              <table:table-cell office:value-type="float" office:value="0.00000000154036694510751">
                <text:p>0.00000000154036694510751</text:p>
              </table:table-cell>
              <table:table-cell office:value-type="float" office:value="0.00000000233365904378502">
                <text:p>0.00000000233365904378502</text:p>
              </table:table-cell>
              <table:table-cell office:value-type="float" office:value="0.00000229258402306698">
                <text:p>0.00000229258402306698</text:p>
              </table:table-cell>
              <table:table-cell office:value-type="float" office:value="0.00192096317490487">
                <text:p>0.00192096317490487</text:p>
              </table:table-cell>
              <table:table-cell office:value-type="float" office:value="0.001263349615369">
                <text:p>0.001263349615369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0.00000149121619996695">
                <text:p>0.00000149121619996695</text:p>
              </table:table-cell>
              <table:table-cell office:value-type="float" office:value="0.00000000151846091256402">
                <text:p>0.00000000151846091256402</text:p>
              </table:table-cell>
              <table:table-cell office:value-type="float" office:value="0.00000000231669206041119">
                <text:p>0.00000000231669206041119</text:p>
              </table:table-cell>
              <table:table-cell office:value-type="float" office:value="0.00000227585896594995">
                <text:p>0.00000227585896594995</text:p>
              </table:table-cell>
              <table:table-cell office:value-type="float" office:value="0.0019064564169271">
                <text:p>0.0019064564169271</text:p>
              </table:table-cell>
              <table:table-cell office:value-type="float" office:value="0.00124506587232787">
                <text:p>0.00124506587232787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0.00000146987624694006">
                <text:p>0.00000146987624694006</text:p>
              </table:table-cell>
              <table:table-cell office:value-type="float" office:value="0.0000000014967649342168">
                <text:p>0.0000000014967649342168</text:p>
              </table:table-cell>
              <table:table-cell office:value-type="float" office:value="0.00000000229949204122448">
                <text:p>0.00000000229949204122448</text:p>
              </table:table-cell>
              <table:table-cell office:value-type="float" office:value="0.00000225890484395475">
                <text:p>0.00000225890484395475</text:p>
              </table:table-cell>
              <table:table-cell office:value-type="float" office:value="0.00189176089184306">
                <text:p>0.00189176089184306</text:p>
              </table:table-cell>
              <table:table-cell office:value-type="float" office:value="0.00122696251201293">
                <text:p>0.00122696251201293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0.0000014487412111075">
                <text:p>0.0000014487412111075</text:p>
              </table:table-cell>
              <table:table-cell office:value-type="float" office:value="0.00000000147527690064209">
                <text:p>0.00000000147527690064209</text:p>
              </table:table-cell>
              <table:table-cell office:value-type="float" office:value="0.00000000228206398222852">
                <text:p>0.00000000228206398222852</text:p>
              </table:table-cell>
              <table:table-cell office:value-type="float" office:value="0.00000224172759699659">
                <text:p>0.00000224172759699659</text:p>
              </table:table-cell>
              <table:table-cell office:value-type="float" office:value="0.00187688198785996">
                <text:p>0.00187688198785996</text:p>
              </table:table-cell>
              <table:table-cell office:value-type="float" office:value="0.001209038578452">
                <text:p>0.001209038578452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0.00000142781009704329">
                <text:p>0.00000142781009704329</text:p>
              </table:table-cell>
              <table:table-cell office:value-type="float" office:value="0.00000000145399492446074">
                <text:p>0.00000000145399492446074</text:p>
              </table:table-cell>
              <table:table-cell office:value-type="float" office:value="0.00000000226441398964994">
                <text:p>0.00000000226441398964994</text:p>
              </table:table-cell>
              <table:table-cell office:value-type="float" office:value="0.00000222433315710813">
                <text:p>0.00000222433315710813</text:p>
              </table:table-cell>
              <table:table-cell office:value-type="float" office:value="0.00186182508050492">
                <text:p>0.00186182508050492</text:p>
              </table:table-cell>
              <table:table-cell office:value-type="float" office:value="0.00119129311662192">
                <text:p>0.00119129311662192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00000140708190909944">
                <text:p>0.00000140708190909944</text:p>
              </table:table-cell>
              <table:table-cell office:value-type="float" office:value="0.00000000143291800647205">
                <text:p>0.00000000143291800647205</text:p>
              </table:table-cell>
              <table:table-cell office:value-type="float" office:value="0.00000000224654905789379">
                <text:p>0.00000000224654905789379</text:p>
              </table:table-cell>
              <table:table-cell office:value-type="float" office:value="0.00000220672745909756">
                <text:p>0.00000220672745909756</text:p>
              </table:table-cell>
              <table:table-cell office:value-type="float" office:value="0.0018465955326491">
                <text:p>0.0018465955326491</text:p>
              </table:table-cell>
              <table:table-cell office:value-type="float" office:value="0.00117372517245995">
                <text:p>0.00117372517245995</text:p>
              </table:table-cell>
            </table:table-row>
            <table:table-row>
              <table:table-cell office:value-type="float" office:value="51">
                <text:p>50</text:p>
              </table:table-cell>
              <table:table-cell office:value-type="float" office:value="0.00000138655565307122">
                <text:p>0.00000138655565307122</text:p>
              </table:table-cell>
              <table:table-cell office:value-type="float" office:value="0.00000000141204792303284">
                <text:p>0.00000000141204792303284</text:p>
              </table:table-cell>
              <table:table-cell office:value-type="float" office:value="0.00000000222847407194138">
                <text:p>0.00000000222847407194138</text:p>
              </table:table-cell>
              <table:table-cell office:value-type="float" office:value="0.00000218891643299912">
                <text:p>0.00000218891643299912</text:p>
              </table:table-cell>
              <table:table-cell office:value-type="float" office:value="0.00183119869453685">
                <text:p>0.00183119869453685</text:p>
              </table:table-cell>
              <table:table-cell office:value-type="float" office:value="0.00115633379285407">
                <text:p>0.00115633379285407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0.00000136623033208938">
                <text:p>0.00000136623033208938</text:p>
              </table:table-cell>
              <table:table-cell office:value-type="float" office:value="0.00000000139137990018412">
                <text:p>0.00000000139137990018412</text:p>
              </table:table-cell>
              <table:table-cell office:value-type="float" office:value="0.00000000221019702539849">
                <text:p>0.00000000221019702539849</text:p>
              </table:table-cell>
              <table:table-cell office:value-type="float" office:value="0.00000217090601095649">
                <text:p>0.00000217090601095649</text:p>
              </table:table-cell>
              <table:table-cell office:value-type="float" office:value="0.00181563990381706">
                <text:p>0.00181563990381706</text:p>
              </table:table-cell>
              <table:table-cell office:value-type="float" office:value="0.00113911802564604">
                <text:p>0.00113911802564604</text:p>
              </table:table-cell>
            </table:table-row>
            <table:table-row>
              <table:table-cell office:value-type="float" office:value="53">
                <text:p>50</text:p>
              </table:table-cell>
              <table:table-cell office:value-type="float" office:value="0.00000134610495206022">
                <text:p>0.00000134610495206022</text:p>
              </table:table-cell>
              <table:table-cell office:value-type="float" office:value="0.0000000013709150481489">
                <text:p>0.0000000013709150481489</text:p>
              </table:table-cell>
              <table:table-cell office:value-type="float" office:value="0.00000000219172091586728">
                <text:p>0.00000000219172091586728</text:p>
              </table:table-cell>
              <table:table-cell office:value-type="float" office:value="0.00000215270212189367">
                <text:p>0.00000215270212189367</text:p>
              </table:table-cell>
              <table:table-cell office:value-type="float" office:value="0.0017999244855611">
                <text:p>0.0017999244855611</text:p>
              </table:table-cell>
              <table:table-cell office:value-type="float" office:value="0.00112207691963095">
                <text:p>0.00112207691963095</text:p>
              </table:table-cell>
            </table:table-row>
            <table:table-row>
              <table:table-cell office:value-type="float" office:value="54">
                <text:p>50</text:p>
              </table:table-cell>
              <table:table-cell office:value-type="float" office:value="0.00000132617851900108">
                <text:p>0.00000132617851900108</text:p>
              </table:table-cell>
              <table:table-cell office:value-type="float" office:value="0.00000000135065292283798">
                <text:p>0.00000000135065292283798</text:p>
              </table:table-cell>
              <table:table-cell office:value-type="float" office:value="0.00000000217305495819886">
                <text:p>0.00000000217305495819886</text:p>
              </table:table-cell>
              <table:table-cell office:value-type="float" office:value="0.00000213431069295833">
                <text:p>0.00000213431069295833</text:p>
              </table:table-cell>
              <table:table-cell office:value-type="float" office:value="0.00178405775230006">
                <text:p>0.00178405775230006</text:p>
              </table:table-cell>
              <table:table-cell office:value-type="float" office:value="0.00110520952455495">
                <text:p>0.00110520952455495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0.00000130645003604268">
                <text:p>0.00000130645003604268</text:p>
              </table:table-cell>
              <table:table-cell office:value-type="float" office:value="0.00000000133059008255998">
                <text:p>0.00000000133059008255998</text:p>
              </table:table-cell>
              <table:table-cell office:value-type="float" office:value="0.0000000021542020389731">
                <text:p>0.0000000021542020389731</text:p>
              </table:table-cell>
              <table:table-cell office:value-type="float" office:value="0.00000211573765296347">
                <text:p>0.00000211573765296347</text:p>
              </table:table-cell>
              <table:table-cell office:value-type="float" office:value="0.00176804500404204">
                <text:p>0.00176804500404204</text:p>
              </table:table-cell>
              <table:table-cell office:value-type="float" office:value="0.00108851489111306">
                <text:p>0.00108851489111306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0.00000128691850997953">
                <text:p>0.00000128691850997953</text:p>
              </table:table-cell>
              <table:table-cell office:value-type="float" office:value="0.00000000131072608322569">
                <text:p>0.00000000131072608322569</text:p>
              </table:table-cell>
              <table:table-cell office:value-type="float" office:value="0.00000000213516904157274">
                <text:p>0.00000000213516904157274</text:p>
              </table:table-cell>
              <table:table-cell office:value-type="float" office:value="0.00000209698892295052">
                <text:p>0.00000209698892295052</text:p>
              </table:table-cell>
              <table:table-cell office:value-type="float" office:value="0.00175189152830701">
                <text:p>0.00175189152830701</text:p>
              </table:table-cell>
              <table:table-cell office:value-type="float" office:value="0.00107199207095099">
                <text:p>0.00107199207095099</text:p>
              </table:table-cell>
            </table:table-row>
            <table:table-row>
              <table:table-cell office:value-type="float" office:value="57">
                <text:p>60</text:p>
              </table:table-cell>
              <table:table-cell office:value-type="float" office:value="0.00000126758294693996">
                <text:p>0.00000126758294693996</text:p>
              </table:table-cell>
              <table:table-cell office:value-type="float" office:value="0.00000000129106203505813">
                <text:p>0.00000000129106203505813</text:p>
              </table:table-cell>
              <table:table-cell office:value-type="float" office:value="0.00000000211596395960356">
                <text:p>0.00000000211596395960356</text:p>
              </table:table-cell>
              <table:table-cell office:value-type="float" office:value="0.00000207807042995611">
                <text:p>0.00000207807042995611</text:p>
              </table:table-cell>
              <table:table-cell office:value-type="float" office:value="0.00173560260014805">
                <text:p>0.00173560260014805</text:p>
              </table:table-cell>
              <table:table-cell office:value-type="float" office:value="0.00105564011666004">
                <text:p>0.00105564011666004</text:p>
              </table:table-cell>
            </table:table-row>
            <table:table-row>
              <table:table-cell office:value-type="float" office:value="58">
                <text:p>60</text:p>
              </table:table-cell>
              <table:table-cell office:value-type="float" office:value="0.00000124844235105392">
                <text:p>0.00000124844235105392</text:p>
              </table:table-cell>
              <table:table-cell office:value-type="float" office:value="0.00000000127159605067817">
                <text:p>0.00000000127159605067817</text:p>
              </table:table-cell>
              <table:table-cell office:value-type="float" office:value="0.00000000209659090089076">
                <text:p>0.00000000209659090089076</text:p>
              </table:table-cell>
              <table:table-cell office:value-type="float" office:value="0.0000020589880950217">
                <text:p>0.0000020589880950217</text:p>
              </table:table-cell>
              <table:table-cell office:value-type="float" office:value="0.00171918348218103">
                <text:p>0.00171918348218103</text:p>
              </table:table-cell>
              <table:table-cell office:value-type="float" office:value="0.00103945808178385">
                <text:p>0.00103945808178385</text:p>
              </table:table-cell>
            </table:table-row>
            <table:table-row>
              <table:table-cell office:value-type="float" office:value="59">
                <text:p>60</text:p>
              </table:table-cell>
              <table:table-cell office:value-type="float" office:value="0.00000122949572700648">
                <text:p>0.00000122949572700648</text:p>
              </table:table-cell>
              <table:table-cell office:value-type="float" office:value="0.00000000125232602066205">
                <text:p>0.00000000125232602066205</text:p>
              </table:table-cell>
              <table:table-cell office:value-type="float" office:value="0.00000000207705486143794">
                <text:p>0.00000000207705486143794</text:p>
              </table:table-cell>
              <table:table-cell office:value-type="float" office:value="0.00000203974783896665">
                <text:p>0.00000203974783896665</text:p>
              </table:table-cell>
              <table:table-cell office:value-type="float" office:value="0.00170263942461502">
                <text:p>0.00170263942461502</text:p>
              </table:table-cell>
              <table:table-cell office:value-type="float" office:value="0.00102344502080998">
                <text:p>0.00102344502080998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00000121074208292438">
                <text:p>0.00000121074208292438</text:p>
              </table:table-cell>
              <table:table-cell office:value-type="float" office:value="0.00000000123325205603209">
                <text:p>0.00000000123325205603209</text:p>
              </table:table-cell>
              <table:table-cell office:value-type="float" office:value="0.00000000205736405689549">
                <text:p>0.00000000205736405689549</text:p>
              </table:table-cell>
              <table:table-cell office:value-type="float" office:value="0.00000202035558105607">
                <text:p>0.00000202035558105607</text:p>
              </table:table-cell>
              <table:table-cell office:value-type="float" office:value="0.00168597566526596">
                <text:p>0.00168597566526596</text:p>
              </table:table-cell>
              <table:table-cell office:value-type="float" office:value="0.00100759998916899">
                <text:p>0.00100759998916899</text:p>
              </table:table-cell>
            </table:table-row>
            <table:table-row>
              <table:table-cell office:value-type="float" office:value="61">
                <text:p>60</text:p>
              </table:table-cell>
              <table:table-cell office:value-type="float" office:value="0.00000119218042304858">
                <text:p>0.00000119218042304858</text:p>
              </table:table-cell>
              <table:table-cell office:value-type="float" office:value="0.00000000121437293554294">
                <text:p>0.00000000121437293554294</text:p>
              </table:table-cell>
              <table:table-cell office:value-type="float" office:value="0.00000000203752503757926">
                <text:p>0.00000000203752503757926</text:p>
              </table:table-cell>
              <table:table-cell office:value-type="float" office:value="0.0000020008172399999">
                <text:p>0.0000020008172399999</text:p>
              </table:table-cell>
              <table:table-cell office:value-type="float" office:value="0.00166919742960203">
                <text:p>0.00166919742960203</text:p>
              </table:table-cell>
              <table:table-cell office:value-type="float" office:value="0.000991922043239946">
                <text:p>0.000991922043239946</text:p>
              </table:table-cell>
            </table:table-row>
            <table:table-row>
              <table:table-cell office:value-type="float" office:value="62">
                <text:p>60</text:p>
              </table:table-cell>
              <table:table-cell office:value-type="float" office:value="0.00000117380975184211">
                <text:p>0.00000117380975184211</text:p>
              </table:table-cell>
              <table:table-cell office:value-type="float" office:value="0.00000000119568699386008">
                <text:p>0.00000000119568699386008</text:p>
              </table:table-cell>
              <table:table-cell office:value-type="float" office:value="0.00000000201754113415831">
                <text:p>0.00000000201754113415831</text:p>
              </table:table-cell>
              <table:table-cell office:value-type="float" office:value="0.00000198113873206562">
                <text:p>0.00000198113873206562</text:p>
              </table:table-cell>
              <table:table-cell office:value-type="float" office:value="0.00165230993075205">
                <text:p>0.00165230993075205</text:p>
              </table:table-cell>
              <table:table-cell office:value-type="float" office:value="0.000976410240343006">
                <text:p>0.000976410240343006</text:p>
              </table:table-cell>
            </table:table-row>
            <table:table-row>
              <table:table-cell office:value-type="float" office:value="63">
                <text:p>60</text:p>
              </table:table-cell>
              <table:table-cell office:value-type="float" office:value="0.00000115562907998523">
                <text:p>0.00000115562907998523</text:p>
              </table:table-cell>
              <table:table-cell office:value-type="float" office:value="0.00000000117719500813962">
                <text:p>0.00000000117719500813962</text:p>
              </table:table-cell>
              <table:table-cell office:value-type="float" office:value="0.00000000199742000717151">
                <text:p>0.00000000199742000717151</text:p>
              </table:table-cell>
              <table:table-cell office:value-type="float" office:value="0.00000196132597107823">
                <text:p>0.00000196132597107823</text:p>
              </table:table-cell>
              <table:table-cell office:value-type="float" office:value="0.001635318369546">
                <text:p>0.001635318369546</text:p>
              </table:table-cell>
              <table:table-cell office:value-type="float" office:value="0.000961063638741932">
                <text:p>0.000961063638741932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0.00000113763740894335">
                <text:p>0.00000113763740894335</text:p>
              </table:table-cell>
              <table:table-cell office:value-type="float" office:value="0.00000000115889298157867">
                <text:p>0.00000000115889298157867</text:p>
              </table:table-cell>
              <table:table-cell office:value-type="float" office:value="0.00000000197716598648867">
                <text:p>0.00000000197716598648867</text:p>
              </table:table-cell>
              <table:table-cell office:value-type="float" office:value="0.00000194138487497053">
                <text:p>0.00000194138487497053</text:p>
              </table:table-cell>
              <table:table-cell office:value-type="float" office:value="0.00161822793453303">
                <text:p>0.00161822793453303</text:p>
              </table:table-cell>
              <table:table-cell office:value-type="float" office:value="0.000945881297642059">
                <text:p>0.000945881297642059</text:p>
              </table:table-cell>
            </table:table-row>
            <table:table-row>
              <table:table-cell office:value-type="float" office:value="65">
                <text:p>70</text:p>
              </table:table-cell>
              <table:table-cell office:value-type="float" office:value="0.00000111983374695424">
                <text:p>0.00000111983374695424</text:p>
              </table:table-cell>
              <table:table-cell office:value-type="float" office:value="0.00000000114078291257869">
                <text:p>0.00000000114078291257869</text:p>
              </table:table-cell>
              <table:table-cell office:value-type="float" office:value="0.00000000195678795389398">
                <text:p>0.00000000195678795389398</text:p>
              </table:table-cell>
              <table:table-cell office:value-type="float" office:value="0.00000192132135301559">
                <text:p>0.00000192132135301559</text:p>
              </table:table-cell>
              <table:table-cell office:value-type="float" office:value="0.00160104380201198">
                <text:p>0.00160104380201198</text:p>
              </table:table-cell>
              <table:table-cell office:value-type="float" office:value="0.000930862277190969">
                <text:p>0.000930862277190969</text:p>
              </table:table-cell>
            </table:table-row>
            <table:table-row>
              <table:table-cell office:value-type="float" office:value="66">
                <text:p>70</text:p>
              </table:table-cell>
              <table:table-cell office:value-type="float" office:value="0.00000110221709903602">
                <text:p>0.00000110221709903602</text:p>
              </table:table-cell>
              <table:table-cell office:value-type="float" office:value="0.00000000112286191455979">
                <text:p>0.00000000112286191455979</text:p>
              </table:table-cell>
              <table:table-cell office:value-type="float" office:value="0.00000000193629001721263">
                <text:p>0.00000000193629001721263</text:p>
              </table:table-cell>
              <table:table-cell office:value-type="float" office:value="0.0000019011413180392">
                <text:p>0.0000019011413180392</text:p>
              </table:table-cell>
              <table:table-cell office:value-type="float" office:value="0.00158377113605501">
                <text:p>0.00158377113605501</text:p>
              </table:table-cell>
              <table:table-cell office:value-type="float" office:value="0.000916005638474049">
                <text:p>0.000916005638474049</text:p>
              </table:table-cell>
            </table:table-row>
            <table:table-row>
              <table:table-cell office:value-type="float" office:value="67">
                <text:p>70</text:p>
              </table:table-cell>
              <table:table-cell office:value-type="float" office:value="0.00000108478647298238">
                <text:p>0.00000108478647298238</text:p>
              </table:table-cell>
              <table:table-cell office:value-type="float" office:value="0.00000000110512998752199">
                <text:p>0.00000000110512998752199</text:p>
              </table:table-cell>
              <table:table-cell office:value-type="float" office:value="0.00000000191567794960434">
                <text:p>0.00000000191567794960434</text:p>
              </table:table-cell>
              <table:table-cell office:value-type="float" office:value="0.00000188085067798216">
                <text:p>0.00000188085067798216</text:p>
              </table:table-cell>
              <table:table-cell office:value-type="float" office:value="0.00156641508853594">
                <text:p>0.00156641508853594</text:p>
              </table:table-cell>
              <table:table-cell office:value-type="float" office:value="0.000901310443516934">
                <text:p>0.000901310443516934</text:p>
              </table:table-cell>
            </table:table-row>
            <table:table-row>
              <table:table-cell office:value-type="float" office:value="68">
                <text:p>70</text:p>
              </table:table-cell>
              <table:table-cell office:value-type="float" office:value="0.00000106754087514371">
                <text:p>0.00000106754087514371</text:p>
              </table:table-cell>
              <table:table-cell office:value-type="float" office:value="0.00000000108758502204154">
                <text:p>0.00000000108758502204154</text:p>
              </table:table-cell>
              <table:table-cell office:value-type="float" office:value="0.00000000189495807934037">
                <text:p>0.00000000189495807934037</text:p>
              </table:table-cell>
              <table:table-cell office:value-type="float" office:value="0.00000186045534400492">
                <text:p>0.00000186045534400492</text:p>
              </table:table-cell>
              <table:table-cell office:value-type="float" office:value="0.001548980799157">
                <text:p>0.001548980799157</text:p>
              </table:table-cell>
              <table:table-cell office:value-type="float" office:value="0.000886775755281066">
                <text:p>0.000886775755281066</text:p>
              </table:table-cell>
            </table:table-row>
            <table:table-row>
              <table:table-cell office:value-type="float" office:value="69">
                <text:p>70</text:p>
              </table:table-cell>
              <table:table-cell office:value-type="float" office:value="0.00000105047931098223">
                <text:p>0.00000105047931098223</text:p>
              </table:table-cell>
              <table:table-cell office:value-type="float" office:value="0.00000000107022801731915">
                <text:p>0.00000000107022801731915</text:p>
              </table:table-cell>
              <table:table-cell office:value-type="float" office:value="0.00000000187413695673655">
                <text:p>0.00000000187413695673655</text:p>
              </table:table-cell>
              <table:table-cell office:value-type="float" office:value="0.00000183996122093966">
                <text:p>0.00000183996122093966</text:p>
              </table:table-cell>
              <table:table-cell office:value-type="float" office:value="0.00153147339547299">
                <text:p>0.00153147339547299</text:p>
              </table:table-cell>
              <table:table-cell office:value-type="float" office:value="0.000872400637668025">
                <text:p>0.000872400637668025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00000103360078806958">
                <text:p>0.00000103360078806958</text:p>
              </table:table-cell>
              <table:table-cell office:value-type="float" office:value="0.00000000105305497655195">
                <text:p>0.00000000105305497655195</text:p>
              </table:table-cell>
              <table:table-cell office:value-type="float" office:value="0.0000000018532200218857">
                <text:p>0.0000000018532200218857</text:p>
              </table:table-cell>
              <table:table-cell office:value-type="float" office:value="0.00000181937421617207">
                <text:p>0.00000181937421617207</text:p>
              </table:table-cell>
              <table:table-cell office:value-type="float" office:value="0.0015138979929179">
                <text:p>0.0015138979929179</text:p>
              </table:table-cell>
              <table:table-cell office:value-type="float" office:value="0.000858184155512087">
                <text:p>0.000858184155512087</text:p>
              </table:table-cell>
            </table:table-row>
            <table:table-row>
              <table:table-cell office:value-type="float" office:value="71">
                <text:p>70</text:p>
              </table:table-cell>
              <table:table-cell office:value-type="float" office:value="0.00000101690431297818">
                <text:p>0.00000101690431297818</text:p>
              </table:table-cell>
              <table:table-cell office:value-type="float" office:value="0.00000000103606812018597">
                <text:p>0.00000000103606812018597</text:p>
              </table:table-cell>
              <table:table-cell office:value-type="float" office:value="0.00000000183221304794756">
                <text:p>0.00000000183221304794756</text:p>
              </table:table-cell>
              <table:table-cell office:value-type="float" office:value="0.00000179870023198081">
                <text:p>0.00000179870023198081</text:p>
              </table:table-cell>
              <table:table-cell office:value-type="float" office:value="0.00149625969483302">
                <text:p>0.00149625969483302</text:p>
              </table:table-cell>
              <table:table-cell office:value-type="float" office:value="0.000844125374588001">
                <text:p>0.000844125374588001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0.00000100038889294662">
                <text:p>0.00000100038889294662</text:p>
              </table:table-cell>
              <table:table-cell office:value-type="float" office:value="0.00000000101926500573057">
                <text:p>0.00000000101926500573057</text:p>
              </table:table-cell>
              <table:table-cell office:value-type="float" office:value="0.00000000181112314034948">
                <text:p>0.00000000181112314034948</text:p>
              </table:table-cell>
              <table:table-cell office:value-type="float" office:value="0.000001777945172865">
                <text:p>0.000001777945172865</text:p>
              </table:table-cell>
              <table:table-cell office:value-type="float" office:value="0.0014785635924901">
                <text:p>0.0014785635924901</text:p>
              </table:table-cell>
              <table:table-cell office:value-type="float" office:value="0.000830223361597993">
                <text:p>0.000830223361597993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0.000000984053534103246">
                <text:p>0.000000984053534103246</text:p>
              </table:table-cell>
              <table:table-cell office:value-type="float" office:value="0.00000000100264296865049">
                <text:p>0.00000000100264296865049</text:p>
              </table:table-cell>
              <table:table-cell office:value-type="float" office:value="0.00000000178995396282744">
                <text:p>0.00000000178995396282744</text:p>
              </table:table-cell>
              <table:table-cell office:value-type="float" office:value="0.00000175711493899389">
                <text:p>0.00000175711493899389</text:p>
              </table:table-cell>
              <table:table-cell office:value-type="float" office:value="0.00146081476511906">
                <text:p>0.00146081476511906</text:p>
              </table:table-cell>
              <table:table-cell office:value-type="float" office:value="0.000816477184179987">
                <text:p>0.000816477184179987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0.000000967897243020488">
                <text:p>0.000000967897243020488</text:p>
              </table:table-cell>
              <table:table-cell office:value-type="float" office:value="0.000000000986203896324867">
                <text:p>0.000000000986203896324867</text:p>
              </table:table-cell>
              <table:table-cell office:value-type="float" office:value="0.00000000176871495227715">
                <text:p>0.00000000176871495227715</text:p>
              </table:table-cell>
              <table:table-cell office:value-type="float" office:value="0.00000173621543297919">
                <text:p>0.00000173621543297919</text:p>
              </table:table-cell>
              <table:table-cell office:value-type="float" office:value="0.00144301827993309">
                <text:p>0.00144301827993309</text:p>
              </table:table-cell>
              <table:table-cell office:value-type="float" office:value="0.000802885910910045">
                <text:p>0.000802885910910045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0.000000951919029934523">
                <text:p>0.000000951919029934523</text:p>
              </table:table-cell>
              <table:table-cell office:value-type="float" office:value="0.000000000969946012396861">
                <text:p>0.000000000969946012396861</text:p>
              </table:table-cell>
              <table:table-cell office:value-type="float" office:value="0.00000000174740899527848">
                <text:p>0.00000000174740899527848</text:p>
              </table:table-cell>
              <table:table-cell office:value-type="float" office:value="0.00000171525255199256">
                <text:p>0.00000171525255199256</text:p>
              </table:table-cell>
              <table:table-cell office:value-type="float" office:value="0.00142517919215701">
                <text:p>0.00142517919215701</text:p>
              </table:table-cell>
              <table:table-cell office:value-type="float" office:value="0.000789448611286048">
                <text:p>0.000789448611286048</text:p>
              </table:table-cell>
            </table:table-row>
            <table:table-row>
              <table:table-cell office:value-type="float" office:value="76">
                <text:p>80</text:p>
              </table:table-cell>
              <table:table-cell office:value-type="float" office:value="0.000000936117898975297">
                <text:p>0.000000936117898975297</text:p>
              </table:table-cell>
              <table:table-cell office:value-type="float" office:value="0.000000000953866097219702">
                <text:p>0.000000000953866097219702</text:p>
              </table:table-cell>
              <table:table-cell office:value-type="float" office:value="0.0000000017260440854372">
                <text:p>0.0000000017260440854372</text:p>
              </table:table-cell>
              <table:table-cell office:value-type="float" office:value="0.00000169423219198439">
                <text:p>0.00000169423219198439</text:p>
              </table:table-cell>
              <table:table-cell office:value-type="float" office:value="0.00140730254504884">
                <text:p>0.00140730254504884</text:p>
              </table:table-cell>
              <table:table-cell office:value-type="float" office:value="0.000776164355744013">
                <text:p>0.000776164355744013</text:p>
              </table:table-cell>
            </table:table-row>
            <table:table-row>
              <table:table-cell office:value-type="float" office:value="77">
                <text:p>80</text:p>
              </table:table-cell>
              <table:table-cell office:value-type="float" office:value="0.000000920492857936495">
                <text:p>0.000000920492857936495</text:p>
              </table:table-cell>
              <table:table-cell office:value-type="float" office:value="0.000000000937967148395558">
                <text:p>0.000000000937967148395558</text:p>
              </table:table-cell>
              <table:table-cell office:value-type="float" office:value="0.00000000170462499671231">
                <text:p>0.00000000170462499671231</text:p>
              </table:table-cell>
              <table:table-cell office:value-type="float" office:value="0.00000167316025101449">
                <text:p>0.00000167316025101449</text:p>
              </table:table-cell>
              <table:table-cell office:value-type="float" office:value="0.00138939336993005">
                <text:p>0.00138939336993005</text:p>
              </table:table-cell>
              <table:table-cell office:value-type="float" office:value="0.000763032215645998">
                <text:p>0.000763032215645998</text:p>
              </table:table-cell>
            </table:table-row>
            <table:table-row>
              <table:table-cell office:value-type="float" office:value="78">
                <text:p>80</text:p>
              </table:table-cell>
              <table:table-cell office:value-type="float" office:value="0.000000905042915055887">
                <text:p>0.000000905042915055887</text:p>
              </table:table-cell>
              <table:table-cell office:value-type="float" office:value="0.000000000922244947076933">
                <text:p>0.000000000922244947076933</text:p>
              </table:table-cell>
              <table:table-cell office:value-type="float" office:value="0.00000000168315794635276">
                <text:p>0.00000000168315794635276</text:p>
              </table:table-cell>
              <table:table-cell office:value-type="float" office:value="0.00000165204262392304">
                <text:p>0.00000165204262392304</text:p>
              </table:table-cell>
              <table:table-cell office:value-type="float" office:value="0.00137145668620597">
                <text:p>0.00137145668620597</text:p>
              </table:table-cell>
              <table:table-cell office:value-type="float" office:value="0.000750051263283091">
                <text:p>0.000750051263283091</text:p>
              </table:table-cell>
            </table:table-row>
            <table:table-row>
              <table:table-cell office:value-type="float" office:value="79">
                <text:p>80</text:p>
              </table:table-cell>
              <table:table-cell office:value-type="float" office:value="0.000000889767079015336">
                <text:p>0.000000889767079015336</text:p>
              </table:table-cell>
              <table:table-cell office:value-type="float" office:value="0.000000000906698938152317">
                <text:p>0.000000000906698938152317</text:p>
              </table:table-cell>
              <table:table-cell office:value-type="float" office:value="0.00000000166164904058519">
                <text:p>0.00000000166164904058519</text:p>
              </table:table-cell>
              <table:table-cell office:value-type="float" office:value="0.0000016308852029967">
                <text:p>0.0000016308852029967</text:p>
              </table:table-cell>
              <table:table-cell office:value-type="float" office:value="0.00135349750139702">
                <text:p>0.00135349750139702</text:p>
              </table:table-cell>
              <table:table-cell office:value-type="float" office:value="0.000737220571872976">
                <text:p>0.000737220571872976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00000087466435505501">
                <text:p>0.00000087466435505501</text:p>
              </table:table-cell>
              <table:table-cell office:value-type="float" office:value="0.000000000891328011398684">
                <text:p>0.000000000891328011398684</text:p>
              </table:table-cell>
              <table:table-cell office:value-type="float" office:value="0.00000000164010505177004">
                <text:p>0.00000000164010505177004</text:p>
              </table:table-cell>
              <table:table-cell office:value-type="float" office:value="0.00000160969387996701">
                <text:p>0.00000160969387996701</text:p>
              </table:table-cell>
              <table:table-cell office:value-type="float" office:value="0.00133552081116206">
                <text:p>0.00133552081116206</text:p>
              </table:table-cell>
              <table:table-cell office:value-type="float" office:value="0.000724539215563036">
                <text:p>0.000724539215563036</text:p>
              </table:table-cell>
            </table:table-row>
            <table:table-row>
              <table:table-cell office:value-type="float" office:value="81">
                <text:p>80</text:p>
              </table:table-cell>
              <table:table-cell office:value-type="float" office:value="0.000000859733753078018">
                <text:p>0.000000859733753078018</text:p>
              </table:table-cell>
              <table:table-cell office:value-type="float" office:value="0.000000000876133054994455">
                <text:p>0.000000000876133054994455</text:p>
              </table:table-cell>
              <table:table-cell office:value-type="float" office:value="0.00000000161853108693322">
                <text:p>0.00000000161853108693322</text:p>
              </table:table-cell>
              <table:table-cell office:value-type="float" office:value="0.00000158847454601041">
                <text:p>0.00000158847454601041</text:p>
              </table:table-cell>
              <table:table-cell office:value-type="float" office:value="0.00131753159932202">
                <text:p>0.00131753159932202</text:p>
              </table:table-cell>
              <table:table-cell office:value-type="float" office:value="0.000712006269425025">
                <text:p>0.000712006269425025</text:p>
              </table:table-cell>
            </table:table-row>
            <table:table-row>
              <table:table-cell office:value-type="float" office:value="82">
                <text:p>80</text:p>
              </table:table-cell>
              <table:table-cell office:value-type="float" office:value="0.000000844974278990662">
                <text:p>0.000000844974278990662</text:p>
              </table:table-cell>
              <table:table-cell office:value-type="float" office:value="0.000000000861111959515881">
                <text:p>0.000000000861111959515881</text:p>
              </table:table-cell>
              <table:table-cell office:value-type="float" office:value="0.00000000159693203105604">
                <text:p>0.00000000159693203105604</text:p>
              </table:table-cell>
              <table:table-cell office:value-type="float" office:value="0.00000156723309097107">
                <text:p>0.00000156723309097107</text:p>
              </table:table-cell>
              <table:table-cell office:value-type="float" office:value="0.00129953483788892">
                <text:p>0.00129953483788892</text:p>
              </table:table-cell>
              <table:table-cell office:value-type="float" office:value="0.000699620809454959">
                <text:p>0.000699620809454959</text:p>
              </table:table-cell>
            </table:table-row>
            <table:table-row>
              <table:table-cell office:value-type="float" office:value="83">
                <text:p>80</text:p>
              </table:table-cell>
              <table:table-cell office:value-type="float" office:value="0.000000830384941918894">
                <text:p>0.000000830384941918894</text:p>
              </table:table-cell>
              <table:table-cell office:value-type="float" office:value="0.000000000846263059628427">
                <text:p>0.000000000846263059628427</text:p>
              </table:table-cell>
              <table:table-cell office:value-type="float" office:value="0.00000000157531687694501">
                <text:p>0.00000000157531687694501</text:p>
              </table:table-cell>
              <table:table-cell office:value-type="float" office:value="0.00000154597540091839">
                <text:p>0.00000154597540091839</text:p>
              </table:table-cell>
              <table:table-cell office:value-type="float" office:value="0.00128153548708698">
                <text:p>0.00128153548708698</text:p>
              </table:table-cell>
              <table:table-cell office:value-type="float" office:value="0.000687381912574003">
                <text:p>0.000687381912574003</text:p>
              </table:table-cell>
            </table:table-row>
            <table:table-row>
              <table:table-cell office:value-type="float" office:value="84">
                <text:p>80</text:p>
              </table:table-cell>
              <table:table-cell office:value-type="float" office:value="0.000000815964750988663">
                <text:p>0.000000815964750988663</text:p>
              </table:table-cell>
              <table:table-cell office:value-type="float" office:value="0.000000000831585023064463">
                <text:p>0.000000000831585023064463</text:p>
              </table:table-cell>
              <table:table-cell office:value-type="float" office:value="0.0000000015536890662915">
                <text:p>0.0000000015536890662915</text:p>
              </table:table-cell>
              <table:table-cell office:value-type="float" office:value="0.00000152470736192178">
                <text:p>0.00000152470736192178</text:p>
              </table:table-cell>
              <table:table-cell office:value-type="float" office:value="0.00126353849538607">
                <text:p>0.00126353849538607</text:p>
              </table:table-cell>
              <table:table-cell office:value-type="float" office:value="0.000675288656624917">
                <text:p>0.000675288656624917</text:p>
              </table:table-cell>
            </table:table-row>
            <table:table-row>
              <table:table-cell office:value-type="float" office:value="85">
                <text:p>90</text:p>
              </table:table-cell>
              <table:table-cell office:value-type="float" office:value="0.000000801712711995251">
                <text:p>0.000000801712711995251</text:p>
              </table:table-cell>
              <table:table-cell office:value-type="float" office:value="0.000000000817078960047013">
                <text:p>0.000000000817078960047013</text:p>
              </table:table-cell>
              <table:table-cell office:value-type="float" office:value="0.00000000153205592656747">
                <text:p>0.00000000153205592656747</text:p>
              </table:table-cell>
              <table:table-cell office:value-type="float" office:value="0.00000150343486193805">
                <text:p>0.00000150343486193805</text:p>
              </table:table-cell>
              <table:table-cell office:value-type="float" office:value="0.001245548799515">
                <text:p>0.001245548799515</text:p>
              </table:table-cell>
              <table:table-cell office:value-type="float" office:value="0.000663340120374056">
                <text:p>0.000663340120374056</text:p>
              </table:table-cell>
            </table:table-row>
            <table:table-row>
              <table:table-cell office:value-type="float" office:value="86">
                <text:p>90</text:p>
              </table:table-cell>
              <table:table-cell office:value-type="float" office:value="0.000000787627835063809">
                <text:p>0.000000787627835063809</text:p>
              </table:table-cell>
              <table:table-cell office:value-type="float" office:value="0.000000000802741983996214">
                <text:p>0.000000000802741983996214</text:p>
              </table:table-cell>
              <table:table-cell office:value-type="float" office:value="0.00000000151042189866502">
                <text:p>0.00000000151042189866502</text:p>
              </table:table-cell>
              <table:table-cell office:value-type="float" office:value="0.00000148216378192956">
                <text:p>0.00000148216378192956</text:p>
              </table:table-cell>
              <table:table-cell office:value-type="float" office:value="0.00122757132449602">
                <text:p>0.00122757132449602</text:p>
              </table:table-cell>
              <table:table-cell office:value-type="float" office:value="0.00065153538350804">
                <text:p>0.00065153538350804</text:p>
              </table:table-cell>
            </table:table-row>
            <table:table-row>
              <table:table-cell office:value-type="float" office:value="87">
                <text:p>90</text:p>
              </table:table-cell>
              <table:table-cell office:value-type="float" office:value="0.000000773709125989619">
                <text:p>0.000000773709125989619</text:p>
              </table:table-cell>
              <table:table-cell office:value-type="float" office:value="0.000000000788573983889762">
                <text:p>0.000000000788573983889762</text:p>
              </table:table-cell>
              <table:table-cell office:value-type="float" office:value="0.00000000148879497618992">
                <text:p>0.00000000148879497618992</text:p>
              </table:table-cell>
              <table:table-cell office:value-type="float" office:value="0.00000146090000507915">
                <text:p>0.00000146090000507915</text:p>
              </table:table-cell>
              <table:table-cell office:value-type="float" office:value="0.00120961098366912">
                <text:p>0.00120961098366912</text:p>
              </table:table-cell>
              <table:table-cell office:value-type="float" office:value="0.000639873526636081">
                <text:p>0.000639873526636081</text:p>
              </table:table-cell>
            </table:table-row>
            <table:table-row>
              <table:table-cell office:value-type="float" office:value="88">
                <text:p>90</text:p>
              </table:table-cell>
              <table:table-cell office:value-type="float" office:value="0.000000759955598006457">
                <text:p>0.000000759955598006457</text:p>
              </table:table-cell>
              <table:table-cell office:value-type="float" office:value="0.000000000774574071549239">
                <text:p>0.000000000774574071549239</text:p>
              </table:table-cell>
              <table:table-cell office:value-type="float" office:value="0.0000000014671800441235">
                <text:p>0.0000000014671800441235</text:p>
              </table:table-cell>
              <table:table-cell office:value-type="float" office:value="0.00000143964941301533">
                <text:p>0.00000143964941301533</text:p>
              </table:table-cell>
              <table:table-cell office:value-type="float" office:value="0.00119167267871401">
                <text:p>0.00119167267871401</text:p>
              </table:table-cell>
              <table:table-cell office:value-type="float" office:value="0.000628353631281997">
                <text:p>0.000628353631281997</text:p>
              </table:table-cell>
            </table:table-row>
            <table:table-row>
              <table:table-cell office:value-type="float" office:value="89">
                <text:p>90</text:p>
              </table:table-cell>
              <table:table-cell office:value-type="float" office:value="0.000000746366255022224">
                <text:p>0.000000746366255022224</text:p>
              </table:table-cell>
              <table:table-cell office:value-type="float" office:value="0.000000000760740026528595">
                <text:p>0.000000000760740026528595</text:p>
              </table:table-cell>
              <table:table-cell office:value-type="float" office:value="0.00000000144558398584849">
                <text:p>0.00000000144558398584849</text:p>
              </table:table-cell>
              <table:table-cell office:value-type="float" office:value="0.00000141841788303676">
                <text:p>0.00000141841788303676</text:p>
              </table:table-cell>
              <table:table-cell office:value-type="float" office:value="0.00117376129967595">
                <text:p>0.00117376129967595</text:p>
              </table:table-cell>
              <table:table-cell office:value-type="float" office:value="0.000616974779895085">
                <text:p>0.000616974779895085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000000732940106940028">
                <text:p>0.000000732940106940028</text:p>
              </table:table-cell>
              <table:table-cell office:value-type="float" office:value="0.000000000747072959050854">
                <text:p>0.000000000747072959050854</text:p>
              </table:table-cell>
              <table:table-cell office:value-type="float" office:value="0.00000000142401002101167">
                <text:p>0.00000000142401002101167</text:p>
              </table:table-cell>
              <table:table-cell office:value-type="float" office:value="0.00000139721129610582">
                <text:p>0.00000139721129610582</text:p>
              </table:table-cell>
              <table:table-cell office:value-type="float" office:value="0.00115588172499592">
                <text:p>0.00115588172499592</text:p>
              </table:table-cell>
              <table:table-cell office:value-type="float" office:value="0.000605736055833028">
                <text:p>0.000605736055833028</text:p>
              </table:table-cell>
            </table:table-row>
            <table:table-row>
              <table:table-cell office:value-type="float" office:value="91">
                <text:p>90</text:p>
              </table:table-cell>
              <table:table-cell office:value-type="float" office:value="0.000000719676164995242">
                <text:p>0.000000719676164995242</text:p>
              </table:table-cell>
              <table:table-cell office:value-type="float" office:value="0.000000000733569982536153">
                <text:p>0.000000000733569982536153</text:p>
              </table:table-cell>
              <table:table-cell office:value-type="float" office:value="0.00000000140246703139724">
                <text:p>0.00000000140246703139724</text:p>
              </table:table-cell>
              <table:table-cell office:value-type="float" office:value="0.00000137603552596843">
                <text:p>0.00000137603552596843</text:p>
              </table:table-cell>
              <table:table-cell office:value-type="float" office:value="0.00113803882152497">
                <text:p>0.00113803882152497</text:p>
              </table:table-cell>
              <table:table-cell office:value-type="float" office:value="0.00059463654337899">
                <text:p>0.00059463654337899</text:p>
              </table:table-cell>
            </table:table-row>
            <table:table-row>
              <table:table-cell office:value-type="float" office:value="92">
                <text:p>90</text:p>
              </table:table-cell>
              <table:table-cell office:value-type="float" office:value="0.000000706573433983948">
                <text:p>0.000000706573433983948</text:p>
              </table:table-cell>
              <table:table-cell office:value-type="float" office:value="0.000000000720229986761467">
                <text:p>0.000000000720229986761467</text:p>
              </table:table-cell>
              <table:table-cell office:value-type="float" office:value="0.00000000138096101220953">
                <text:p>0.00000000138096101220953</text:p>
              </table:table-cell>
              <table:table-cell office:value-type="float" office:value="0.00000135489645092246">
                <text:p>0.00000135489645092246</text:p>
              </table:table-cell>
              <table:table-cell office:value-type="float" office:value="0.00112023744456102">
                <text:p>0.00112023744456102</text:p>
              </table:table-cell>
              <table:table-cell office:value-type="float" office:value="0.000583675327727962">
                <text:p>0.000583675327727962</text:p>
              </table:table-cell>
            </table:table-row>
            <table:table-row>
              <table:table-cell office:value-type="float" office:value="93">
                <text:p>90</text:p>
              </table:table-cell>
              <table:table-cell office:value-type="float" office:value="0.000000693630927028899">
                <text:p>0.000000693630927028899</text:p>
              </table:table-cell>
              <table:table-cell office:value-type="float" office:value="0.000000000707052971726796">
                <text:p>0.000000000707052971726796</text:p>
              </table:table-cell>
              <table:table-cell office:value-type="float" office:value="0.00000000135949607127372">
                <text:p>0.00000000135949607127372</text:p>
              </table:table-cell>
              <table:table-cell office:value-type="float" office:value="0.00000133379994393668">
                <text:p>0.00000133379994393668</text:p>
              </table:table-cell>
              <table:table-cell office:value-type="float" office:value="0.00110248243786604">
                <text:p>0.00110248243786604</text:p>
              </table:table-cell>
              <table:table-cell office:value-type="float" office:value="0.00057285149498798">
                <text:p>0.00057285149498798</text:p>
              </table:table-cell>
            </table:table-row>
            <table:table-row>
              <table:table-cell office:value-type="float" office:value="94">
                <text:p>90</text:p>
              </table:table-cell>
              <table:table-cell office:value-type="float" office:value="0.000000680847649037197">
                <text:p>0.000000680847649037197</text:p>
              </table:table-cell>
              <table:table-cell office:value-type="float" office:value="0.000000000694039048454442">
                <text:p>0.000000000694039048454442</text:p>
              </table:table-cell>
              <table:table-cell office:value-type="float" office:value="0.00000000133807898095029">
                <text:p>0.00000000133807898095029</text:p>
              </table:table-cell>
              <table:table-cell office:value-type="float" office:value="0.00000131275187698066">
                <text:p>0.00000131275187698066</text:p>
              </table:table-cell>
              <table:table-cell office:value-type="float" office:value="0.00108477863369494">
                <text:p>0.00108477863369494</text:p>
              </table:table-cell>
              <table:table-cell office:value-type="float" office:value="0.000562164132184018">
                <text:p>0.000562164132184018</text:p>
              </table:table-cell>
            </table:table-row>
            <table:table-row>
              <table:table-cell office:value-type="float" office:value="95">
                <text:p>100</text:p>
              </table:table-cell>
              <table:table-cell office:value-type="float" office:value="0.000000668222612909553">
                <text:p>0.000000668222612909553</text:p>
              </table:table-cell>
              <table:table-cell office:value-type="float" office:value="0.000000000681183998096913">
                <text:p>0.000000000681183998096913</text:p>
              </table:table-cell>
              <table:table-cell office:value-type="float" office:value="0.00000000131671695768887">
                <text:p>0.00000000131671695768887</text:p>
              </table:table-cell>
              <table:table-cell office:value-type="float" office:value="0.00000129175812091376">
                <text:p>0.00000129175812091376</text:p>
              </table:table-cell>
              <table:table-cell office:value-type="float" office:value="0.00106713085281707">
                <text:p>0.00106713085281707</text:p>
              </table:table-cell>
              <table:table-cell office:value-type="float" office:value="0.000551612327252982">
                <text:p>0.000551612327252982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0.000000655754825995558">
                <text:p>0.000000655754825995558</text:p>
              </table:table-cell>
              <table:table-cell office:value-type="float" office:value="0.000000000668489930077953">
                <text:p>0.000000000668489930077953</text:p>
              </table:table-cell>
              <table:table-cell office:value-type="float" office:value="0.00000000129541399829236">
                <text:p>0.00000000129541399829236</text:p>
              </table:table-cell>
              <table:table-cell office:value-type="float" office:value="0.0000012708245479276">
                <text:p>0.0000012708245479276</text:p>
              </table:table-cell>
              <table:table-cell office:value-type="float" office:value="0.00104954390454204">
                <text:p>0.00104954390454204</text:p>
              </table:table-cell>
              <table:table-cell office:value-type="float" office:value="0.000541195169043052">
                <text:p>0.000541195169043052</text:p>
              </table:table-cell>
            </table:table-row>
            <table:table-row>
              <table:table-cell office:value-type="float" office:value="97">
                <text:p>100</text:p>
              </table:table-cell>
              <table:table-cell office:value-type="float" office:value="0.000000643443297976276">
                <text:p>0.000000643443297976276</text:p>
              </table:table-cell>
              <table:table-cell office:value-type="float" office:value="0.000000000655954068840003">
                <text:p>0.000000000655954068840003</text:p>
              </table:table-cell>
              <table:table-cell office:value-type="float" office:value="0.00000000127417698614352">
                <text:p>0.00000000127417698614352</text:p>
              </table:table-cell>
              <table:table-cell office:value-type="float" office:value="0.00000124995702499575">
                <text:p>0.00000124995702499575</text:p>
              </table:table-cell>
              <table:table-cell office:value-type="float" office:value="0.00103202258674995">
                <text:p>0.00103202258674995</text:p>
              </table:table-cell>
              <table:table-cell office:value-type="float" office:value="0.000530911747315122">
                <text:p>0.000530911747315122</text:p>
              </table:table-cell>
            </table:table-row>
            <table:table-row>
              <table:table-cell office:value-type="float" office:value="98">
                <text:p>100</text:p>
              </table:table-cell>
              <table:table-cell office:value-type="float" office:value="0.000000631287037089479">
                <text:p>0.000000631287037089479</text:p>
              </table:table-cell>
              <table:table-cell office:value-type="float" office:value="0.000000000643575082115433">
                <text:p>0.000000000643575082115433</text:p>
              </table:table-cell>
              <table:table-cell office:value-type="float" office:value="0.00000000125301291564739">
                <text:p>0.00000000125301291564739</text:p>
              </table:table-cell>
              <table:table-cell office:value-type="float" office:value="0.00000122916141898077">
                <text:p>0.00000122916141898077</text:p>
              </table:table-cell>
              <table:table-cell office:value-type="float" office:value="0.00101457168590402">
                <text:p>0.00101457168590402</text:p>
              </table:table-cell>
              <table:table-cell office:value-type="float" office:value="0.000520761152740024">
                <text:p>0.000520761152740024</text:p>
              </table:table-cell>
            </table:table-row>
            <table:table-row>
              <table:table-cell office:value-type="float" office:value="99">
                <text:p>100</text:p>
              </table:table-cell>
              <table:table-cell office:value-type="float" office:value="0.000000619285054015428">
                <text:p>0.000000619285054015428</text:p>
              </table:table-cell>
              <table:table-cell office:value-type="float" office:value="0.000000000631354080127267">
                <text:p>0.000000000631354080127267</text:p>
              </table:table-cell>
              <table:table-cell office:value-type="float" office:value="0.00000000123192600565147">
                <text:p>0.00000000123192600565147</text:p>
              </table:table-cell>
              <table:table-cell office:value-type="float" office:value="0.00000120844359696726">
                <text:p>0.00000120844359696726</text:p>
              </table:table-cell>
              <table:table-cell office:value-type="float" office:value="0.000997195977091137">
                <text:p>0.000997195977091137</text:p>
              </table:table-cell>
              <table:table-cell office:value-type="float" office:value="0.000510742476895087">
                <text:p>0.000510742476895087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000000607436360100522">
                <text:p>0.000000607436360100522</text:p>
              </table:table-cell>
              <table:table-cell office:value-type="float" office:value="0.000000000619288953451758">
                <text:p>0.000000000619288953451758</text:p>
              </table:table-cell>
              <table:table-cell office:value-type="float" office:value="0.00000000121092402771694">
                <text:p>0.00000000121092402771694</text:p>
              </table:table-cell>
              <table:table-cell office:value-type="float" office:value="0.0000011878094210438">
                <text:p>0.0000011878094210438</text:p>
              </table:table-cell>
              <table:table-cell office:value-type="float" office:value="0.000979900224026942">
                <text:p>0.000979900224026942</text:p>
              </table:table-cell>
              <table:table-cell office:value-type="float" office:value="0.000500854812271911">
                <text:p>0.00050085481227191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